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1" svg:font-family="宋体" style:font-family-generic="modern"/>
    <style:font-face style:name="宋体" svg:font-family="宋体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98mm"/>
    </style:style>
    <style:style style:name="co2" style:family="table-column">
      <style:table-column-properties fo:break-before="auto" style:column-width="21.17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32.6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76mm" fo:break-before="auto" style:use-optimal-row-height="true"/>
    </style:style>
    <style:style style:name="ro2" style:family="table-row">
      <style:table-row-properties style:row-height="6.6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宋体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6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08" table:default-cell-style-name="Default"/>
        <table:table-row table:style-name="ro1">
          <table:table-cell table:style-name="ce1"/>
          <table:table-cell table:style-name="ce1" office:value-type="string" calcext:value-type="string">
            <text:p>L上切牙点</text:p>
          </table:table-cell>
          <table:table-cell table:style-name="ce2" office:value-type="string" calcext:value-type="string">
            <text:p>L上犬齿齿槽缘点</text:p>
          </table:table-cell>
          <table:table-cell table:style-name="ce1" office:value-type="string" calcext:value-type="string">
            <text:p>L下犬齿齿槽缘点</text:p>
          </table:table-cell>
          <table:table-cell table:style-name="ce2" office:value-type="string" calcext:value-type="string">
            <text:p>L下颌小舌点</text:p>
          </table:table-cell>
          <table:table-cell table:style-name="ce1" office:value-type="string" calcext:value-type="string">
            <text:p>L下颌支中部后点</text:p>
          </table:table-cell>
          <table:table-cell table:style-name="ce1" office:value-type="string" calcext:value-type="string">
            <text:p>L下颌缘中点</text:p>
          </table:table-cell>
          <table:table-cell table:style-name="ce2" office:value-type="string" calcext:value-type="string">
            <text:p>L下颌角点</text:p>
          </table:table-cell>
          <table:table-cell table:style-name="ce1" office:value-type="string" calcext:value-type="string">
            <text:p>L下鼻根点</text:p>
          </table:table-cell>
          <table:table-cell table:style-name="ce1" office:value-type="string" calcext:value-type="string">
            <text:p>L尖牙窝点</text:p>
          </table:table-cell>
          <table:table-cell table:style-name="ce2" office:value-type="string" calcext:value-type="string">
            <text:p>L眶上中点</text:p>
          </table:table-cell>
          <table:table-cell table:style-name="ce2" office:value-type="string" calcext:value-type="string">
            <text:p>L眶下缘点</text:p>
          </table:table-cell>
          <table:table-cell table:style-name="ce2" office:value-type="string" calcext:value-type="string">
            <text:p>L眶内缘点</text:p>
          </table:table-cell>
          <table:table-cell table:style-name="ce2" office:value-type="string" calcext:value-type="string">
            <text:p>L眶外缘点</text:p>
          </table:table-cell>
          <table:table-cell table:style-name="ce2" office:value-type="string" calcext:value-type="string">
            <text:p>L第一上磨牙点</text:p>
          </table:table-cell>
          <table:table-cell table:style-name="ce2" office:value-type="string" calcext:value-type="string">
            <text:p>L第一下磨牙点</text:p>
          </table:table-cell>
          <table:table-cell table:style-name="ce2" office:value-type="string" calcext:value-type="string">
            <text:p>L第二上磨牙点</text:p>
          </table:table-cell>
          <table:table-cell table:style-name="ce2" office:value-type="string" calcext:value-type="string">
            <text:p>L第二下磨牙点</text:p>
          </table:table-cell>
          <table:table-cell table:style-name="ce2" office:value-type="string" calcext:value-type="string">
            <text:p>L颏孔点</text:p>
          </table:table-cell>
          <table:table-cell table:style-name="ce2" office:value-type="string" calcext:value-type="string">
            <text:p>L颞额颧点</text:p>
          </table:table-cell>
          <table:table-cell table:style-name="ce2" office:value-type="string" calcext:value-type="string">
            <text:p>L颧弓点</text:p>
          </table:table-cell>
          <table:table-cell table:style-name="ce2" office:value-type="string" calcext:value-type="string">
            <text:p>L颧点</text:p>
          </table:table-cell>
          <table:table-cell table:style-name="ce2" office:value-type="string" calcext:value-type="string">
            <text:p>L颧眶点</text:p>
          </table:table-cell>
          <table:table-cell table:style-name="ce2" office:value-type="string" calcext:value-type="string">
            <text:p>L颧颌点</text:p>
          </table:table-cell>
          <table:table-cell table:style-name="ce2" office:value-type="string" calcext:value-type="string">
            <text:p>L鼻甲嵴点</text:p>
          </table:table-cell>
          <table:table-cell table:style-name="ce2" office:value-type="string" calcext:value-type="string">
            <text:p>R上切牙点</text:p>
          </table:table-cell>
          <table:table-cell table:style-name="ce2" office:value-type="string" calcext:value-type="string">
            <text:p>R上犬齿齿槽缘点</text:p>
          </table:table-cell>
          <table:table-cell table:style-name="ce2" office:value-type="string" calcext:value-type="string">
            <text:p>R下犬齿齿槽缘点</text:p>
          </table:table-cell>
          <table:table-cell table:style-name="ce2" office:value-type="string" calcext:value-type="string">
            <text:p>R下颌小舌点</text:p>
          </table:table-cell>
          <table:table-cell table:style-name="ce2" office:value-type="string" calcext:value-type="string">
            <text:p>R下颌支中部后点</text:p>
          </table:table-cell>
          <table:table-cell table:style-name="ce2" office:value-type="string" calcext:value-type="string">
            <text:p>R下颌缘中点</text:p>
          </table:table-cell>
          <table:table-cell table:style-name="ce2" office:value-type="string" calcext:value-type="string">
            <text:p>R下颌角点</text:p>
          </table:table-cell>
          <table:table-cell table:style-name="ce2" office:value-type="string" calcext:value-type="string">
            <text:p>R下鼻根点</text:p>
          </table:table-cell>
          <table:table-cell table:style-name="ce2" office:value-type="string" calcext:value-type="string">
            <text:p>R尖牙窝点</text:p>
          </table:table-cell>
          <table:table-cell table:style-name="ce2" office:value-type="string" calcext:value-type="string">
            <text:p>R眶上中点</text:p>
          </table:table-cell>
          <table:table-cell table:style-name="ce2" office:value-type="string" calcext:value-type="string">
            <text:p>R眶下缘点</text:p>
          </table:table-cell>
          <table:table-cell table:style-name="ce2" office:value-type="string" calcext:value-type="string">
            <text:p>R眶内缘点</text:p>
          </table:table-cell>
          <table:table-cell table:style-name="ce2" office:value-type="string" calcext:value-type="string">
            <text:p>R眶外缘点</text:p>
          </table:table-cell>
          <table:table-cell table:style-name="ce2" office:value-type="string" calcext:value-type="string">
            <text:p>R第一上磨牙点</text:p>
          </table:table-cell>
          <table:table-cell table:style-name="ce2" office:value-type="string" calcext:value-type="string">
            <text:p>R第一下磨牙点</text:p>
          </table:table-cell>
          <table:table-cell table:style-name="ce2" office:value-type="string" calcext:value-type="string">
            <text:p>R第二上磨牙点</text:p>
          </table:table-cell>
          <table:table-cell table:style-name="ce2" office:value-type="string" calcext:value-type="string">
            <text:p>R第二下磨牙点</text:p>
          </table:table-cell>
          <table:table-cell table:style-name="ce2" office:value-type="string" calcext:value-type="string">
            <text:p>R颏孔点</text:p>
          </table:table-cell>
          <table:table-cell table:style-name="ce2" office:value-type="string" calcext:value-type="string">
            <text:p>R颞额颧点</text:p>
          </table:table-cell>
          <table:table-cell table:style-name="ce2" office:value-type="string" calcext:value-type="string">
            <text:p>R颧弓点</text:p>
          </table:table-cell>
          <table:table-cell table:style-name="ce2" office:value-type="string" calcext:value-type="string">
            <text:p>R颧点</text:p>
          </table:table-cell>
          <table:table-cell table:style-name="ce2" office:value-type="string" calcext:value-type="string">
            <text:p>R颧眶点</text:p>
          </table:table-cell>
          <table:table-cell table:style-name="ce2" office:value-type="string" calcext:value-type="string">
            <text:p>R颧颌点</text:p>
          </table:table-cell>
          <table:table-cell table:style-name="ce2" office:value-type="string" calcext:value-type="string">
            <text:p>R鼻甲嵴点</text:p>
          </table:table-cell>
          <table:table-cell table:style-name="ce2" office:value-type="string" calcext:value-type="string">
            <text:p>上齿槽前缘点</text:p>
          </table:table-cell>
          <table:table-cell table:style-name="ce2" office:value-type="string" calcext:value-type="string">
            <text:p>下齿槽点</text:p>
          </table:table-cell>
          <table:table-cell table:style-name="ce2" office:value-type="string" calcext:value-type="string">
            <text:p>眉间点</text:p>
          </table:table-cell>
          <table:table-cell table:style-name="ce2" office:value-type="string" calcext:value-type="string">
            <text:p>鼻中点</text:p>
          </table:table-cell>
          <table:table-cell table:style-name="ce2" office:value-type="string" calcext:value-type="string">
            <text:p>鼻根点</text:p>
          </table:table-cell>
          <table:table-cell table:style-name="ce2" office:value-type="string" calcext:value-type="string">
            <text:p>鼻棘下点</text:p>
          </table:table-cell>
          <table:table-cell table:style-name="ce2" office:value-type="string" calcext:value-type="string">
            <text:p>鼻骨末端点</text:p>
          </table:table-cell>
          <table:table-cell table:style-name="ce1" table:number-columns-repeated="9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47916793823242" calcext:value-type="float">
            <text:p>2.4791679382</text:p>
          </table:table-cell>
          <table:table-cell office:value-type="float" office:value="0.349941253662109" calcext:value-type="float">
            <text:p>0.3499412537</text:p>
          </table:table-cell>
          <table:table-cell office:value-type="float" office:value="0.0564155578613281" calcext:value-type="float">
            <text:p>0.0564155579</text:p>
          </table:table-cell>
          <table:table-cell office:value-type="float" office:value="0.566656112670898" calcext:value-type="float">
            <text:p>0.5666561127</text:p>
          </table:table-cell>
          <table:table-cell office:value-type="float" office:value="0.139898300170898" calcext:value-type="float">
            <text:p>0.1398983002</text:p>
          </table:table-cell>
          <table:table-cell office:value-type="float" office:value="0.186263084411621" calcext:value-type="float">
            <text:p>0.1862630844</text:p>
          </table:table-cell>
          <table:table-cell office:value-type="float" office:value="0.943368911743164" calcext:value-type="float">
            <text:p>0.9433689117</text:p>
          </table:table-cell>
          <table:table-cell office:value-type="float" office:value="1.41116046905517" calcext:value-type="float">
            <text:p>1.4111604691</text:p>
          </table:table-cell>
          <table:table-cell office:value-type="float" office:value="0.911080360412597" calcext:value-type="float">
            <text:p>0.9110803604</text:p>
          </table:table-cell>
          <table:table-cell office:value-type="float" office:value="1.13283824920654" calcext:value-type="float">
            <text:p>1.1328382492</text:p>
          </table:table-cell>
          <table:table-cell office:value-type="float" office:value="0.296618461608886" calcext:value-type="float">
            <text:p>0.2966184616</text:p>
          </table:table-cell>
          <table:table-cell office:value-type="float" office:value="0.0188550949096679" calcext:value-type="float">
            <text:p>0.0188550949</text:p>
          </table:table-cell>
          <table:table-cell office:value-type="float" office:value="2.66374683380126" calcext:value-type="float">
            <text:p>2.6637468338</text:p>
          </table:table-cell>
          <table:table-cell office:value-type="float" office:value="1.19838714599609" calcext:value-type="float">
            <text:p>1.198387146</text:p>
          </table:table-cell>
          <table:table-cell office:value-type="float" office:value="0.429449081420898" calcext:value-type="float">
            <text:p>0.4294490814</text:p>
          </table:table-cell>
          <table:table-cell office:value-type="float" office:value="1.15001678466796" calcext:value-type="float">
            <text:p>1.1500167847</text:p>
          </table:table-cell>
          <table:table-cell office:value-type="float" office:value="0.574270248413085" calcext:value-type="float">
            <text:p>0.5742702484</text:p>
          </table:table-cell>
          <table:table-cell office:value-type="float" office:value="0.629480361938476" calcext:value-type="float">
            <text:p>0.6294803619</text:p>
          </table:table-cell>
          <table:table-cell office:value-type="float" office:value="0.108723640441894" calcext:value-type="float">
            <text:p>0.1087236404</text:p>
          </table:table-cell>
          <table:table-cell office:value-type="float" office:value="2.14741134643554" calcext:value-type="float">
            <text:p>2.1474113464</text:p>
          </table:table-cell>
          <table:table-cell office:value-type="float" office:value="0.569000244140625" calcext:value-type="float">
            <text:p>0.5690002441</text:p>
          </table:table-cell>
          <table:table-cell office:value-type="float" office:value="1.68847560882568" calcext:value-type="float">
            <text:p>1.6884756088</text:p>
          </table:table-cell>
          <table:table-cell office:value-type="float" office:value="2.18300247192382" calcext:value-type="float">
            <text:p>2.1830024719</text:p>
          </table:table-cell>
          <table:table-cell office:value-type="float" office:value="0.188952445983886" calcext:value-type="float">
            <text:p>0.188952446</text:p>
          </table:table-cell>
          <table:table-cell office:value-type="float" office:value="0.960643768310546" calcext:value-type="float">
            <text:p>0.9606437683</text:p>
          </table:table-cell>
          <table:table-cell office:value-type="float" office:value="0.129196166992187" calcext:value-type="float">
            <text:p>0.129196167</text:p>
          </table:table-cell>
          <table:table-cell office:value-type="float" office:value="1.05597877502441" calcext:value-type="float">
            <text:p>1.055978775</text:p>
          </table:table-cell>
          <table:table-cell office:value-type="float" office:value="1.6728401184082" calcext:value-type="float">
            <text:p>1.6728401184</text:p>
          </table:table-cell>
          <table:table-cell office:value-type="float" office:value="0.0711784362792968" calcext:value-type="float">
            <text:p>0.0711784363</text:p>
          </table:table-cell>
          <table:table-cell office:value-type="float" office:value="1.85519981384277" calcext:value-type="float">
            <text:p>1.8551998138</text:p>
          </table:table-cell>
          <table:table-cell office:value-type="float" office:value="0.939641952514648" calcext:value-type="float">
            <text:p>0.9396419525</text:p>
          </table:table-cell>
          <table:table-cell office:value-type="float" office:value="0.992050647735595" calcext:value-type="float">
            <text:p>0.9920506477</text:p>
          </table:table-cell>
          <table:table-cell office:value-type="float" office:value="1.30896663665771" calcext:value-type="float">
            <text:p>1.3089666367</text:p>
          </table:table-cell>
          <table:table-cell office:value-type="float" office:value="0.892317771911621" calcext:value-type="float">
            <text:p>0.8923177719</text:p>
          </table:table-cell>
          <table:table-cell office:value-type="float" office:value="1.07320976257324" calcext:value-type="float">
            <text:p>1.0732097626</text:p>
          </table:table-cell>
          <table:table-cell office:value-type="float" office:value="0.827466011047363" calcext:value-type="float">
            <text:p>0.827466011</text:p>
          </table:table-cell>
          <table:table-cell office:value-type="float" office:value="3.31775951385498" calcext:value-type="float">
            <text:p>3.3177595139</text:p>
          </table:table-cell>
          <table:table-cell office:value-type="float" office:value="0.346637725830078" calcext:value-type="float">
            <text:p>0.3466377258</text:p>
          </table:table-cell>
          <table:table-cell office:value-type="float" office:value="2.46395874023437" calcext:value-type="float">
            <text:p>2.4639587402</text:p>
          </table:table-cell>
          <table:table-cell office:value-type="float" office:value="0.118072509765625" calcext:value-type="float">
            <text:p>0.1180725098</text:p>
          </table:table-cell>
          <table:table-cell office:value-type="float" office:value="1.64822769165039" calcext:value-type="float">
            <text:p>1.6482276917</text:p>
          </table:table-cell>
          <table:table-cell office:value-type="float" office:value="0.670573234558105" calcext:value-type="float">
            <text:p>0.6705732346</text:p>
          </table:table-cell>
          <table:table-cell office:value-type="float" office:value="0.259366989135742" calcext:value-type="float">
            <text:p>0.2593669891</text:p>
          </table:table-cell>
          <table:table-cell office:value-type="float" office:value="0.225439071655273" calcext:value-type="float">
            <text:p>0.2254390717</text:p>
          </table:table-cell>
          <table:table-cell office:value-type="float" office:value="0.896751403808593" calcext:value-type="float">
            <text:p>0.8967514038</text:p>
          </table:table-cell>
          <table:table-cell office:value-type="float" office:value="1.40887737274169" calcext:value-type="float">
            <text:p>1.4088773727</text:p>
          </table:table-cell>
          <table:table-cell office:value-type="float" office:value="2.17531013488769" calcext:value-type="float">
            <text:p>2.1753101349</text:p>
          </table:table-cell>
          <table:table-cell office:value-type="float" office:value="0.584959506988525" calcext:value-type="float">
            <text:p>0.584959507</text:p>
          </table:table-cell>
          <table:table-cell office:value-type="float" office:value="0.0231904983520507" calcext:value-type="float">
            <text:p>0.0231904984</text:p>
          </table:table-cell>
          <table:table-cell office:value-type="float" office:value="1.19524955749511" calcext:value-type="float">
            <text:p>1.1952495575</text:p>
          </table:table-cell>
          <table:table-cell office:value-type="float" office:value="0.243149280548095" calcext:value-type="float">
            <text:p>0.2431492805</text:p>
          </table:table-cell>
          <table:table-cell office:value-type="float" office:value="0.192564964294433" calcext:value-type="float">
            <text:p>0.1925649643</text:p>
          </table:table-cell>
          <table:table-cell office:value-type="float" office:value="0.294973850250244" calcext:value-type="float">
            <text:p>0.2949738503</text:p>
          </table:table-cell>
          <table:table-cell office:value-type="float" office:value="0.563032150268554" calcext:value-type="float">
            <text:p>0.5630321503</text:p>
          </table:table-cell>
          <table:table-cell office:value-type="float" office:value="0.300622701644897" calcext:value-type="float">
            <text:p>0.3006227016</text:p>
          </table:table-cell>
          <table:table-cell table:number-columns-repeated="96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78623390197753" calcext:value-type="float">
            <text:p>0.9786233902</text:p>
          </table:table-cell>
          <table:table-cell office:value-type="float" office:value="0.615589141845703" calcext:value-type="float">
            <text:p>0.6155891418</text:p>
          </table:table-cell>
          <table:table-cell office:value-type="float" office:value="0.174465179443359" calcext:value-type="float">
            <text:p>0.1744651794</text:p>
          </table:table-cell>
          <table:table-cell office:value-type="float" office:value="0.303619384765625" calcext:value-type="float">
            <text:p>0.3036193848</text:p>
          </table:table-cell>
          <table:table-cell office:value-type="float" office:value="1.39311599731445" calcext:value-type="float">
            <text:p>1.3931159973</text:p>
          </table:table-cell>
          <table:table-cell office:value-type="float" office:value="0.743563175201416" calcext:value-type="float">
            <text:p>0.7435631752</text:p>
          </table:table-cell>
          <table:table-cell office:value-type="float" office:value="1.7457218170166" calcext:value-type="float">
            <text:p>1.745721817</text:p>
          </table:table-cell>
          <table:table-cell office:value-type="float" office:value="0.918364524841308" calcext:value-type="float">
            <text:p>0.9183645248</text:p>
          </table:table-cell>
          <table:table-cell office:value-type="float" office:value="0.628631591796875" calcext:value-type="float">
            <text:p>0.6286315918</text:p>
          </table:table-cell>
          <table:table-cell office:value-type="float" office:value="0.308624267578125" calcext:value-type="float">
            <text:p>0.3086242676</text:p>
          </table:table-cell>
          <table:table-cell office:value-type="float" office:value="0.777497291564941" calcext:value-type="float">
            <text:p>0.7774972916</text:p>
          </table:table-cell>
          <table:table-cell office:value-type="float" office:value="0.0243606567382812" calcext:value-type="float">
            <text:p>0.0243606567</text:p>
          </table:table-cell>
          <table:table-cell office:value-type="float" office:value="0.264802455902099" calcext:value-type="float">
            <text:p>0.2648024559</text:p>
          </table:table-cell>
          <table:table-cell office:value-type="float" office:value="1.83452415466308" calcext:value-type="float">
            <text:p>1.8345241547</text:p>
          </table:table-cell>
          <table:table-cell office:value-type="float" office:value="1.3989086151123" calcext:value-type="float">
            <text:p>1.3989086151</text:p>
          </table:table-cell>
          <table:table-cell office:value-type="float" office:value="2.06333351135253" calcext:value-type="float">
            <text:p>2.0633335114</text:p>
          </table:table-cell>
          <table:table-cell office:value-type="float" office:value="0.366363525390625" calcext:value-type="float">
            <text:p>0.3663635254</text:p>
          </table:table-cell>
          <table:table-cell office:value-type="float" office:value="1.2308874130249" calcext:value-type="float">
            <text:p>1.230887413</text:p>
          </table:table-cell>
          <table:table-cell office:value-type="float" office:value="0.126951694488525" calcext:value-type="float">
            <text:p>0.1269516945</text:p>
          </table:table-cell>
          <table:table-cell office:value-type="float" office:value="0.389895439147949" calcext:value-type="float">
            <text:p>0.3898954391</text:p>
          </table:table-cell>
          <table:table-cell office:value-type="float" office:value="0.192123413085937" calcext:value-type="float">
            <text:p>0.1921234131</text:p>
          </table:table-cell>
          <table:table-cell office:value-type="float" office:value="0.802916526794433" calcext:value-type="float">
            <text:p>0.8029165268</text:p>
          </table:table-cell>
          <table:table-cell office:value-type="float" office:value="0.315386772155761" calcext:value-type="float">
            <text:p>0.3153867722</text:p>
          </table:table-cell>
          <table:table-cell office:value-type="float" office:value="0.242788314819335" calcext:value-type="float">
            <text:p>0.2427883148</text:p>
          </table:table-cell>
          <table:table-cell office:value-type="float" office:value="1.47761058807373" calcext:value-type="float">
            <text:p>1.4776105881</text:p>
          </table:table-cell>
          <table:table-cell office:value-type="float" office:value="0.373991966247558" calcext:value-type="float">
            <text:p>0.3739919662</text:p>
          </table:table-cell>
          <table:table-cell office:value-type="float" office:value="0.308744430541992" calcext:value-type="float">
            <text:p>0.3087444305</text:p>
          </table:table-cell>
          <table:table-cell office:value-type="float" office:value="0.957769393920898" calcext:value-type="float">
            <text:p>0.9577693939</text:p>
          </table:table-cell>
          <table:table-cell office:value-type="float" office:value="2.46282386779785" calcext:value-type="float">
            <text:p>2.4628238678</text:p>
          </table:table-cell>
          <table:table-cell office:value-type="float" office:value="0.361393928527832" calcext:value-type="float">
            <text:p>0.3613939285</text:p>
          </table:table-cell>
          <table:table-cell office:value-type="float" office:value="2.24024105072021" calcext:value-type="float">
            <text:p>2.2402410507</text:p>
          </table:table-cell>
          <table:table-cell office:value-type="float" office:value="0.497162342071533" calcext:value-type="float">
            <text:p>0.4971623421</text:p>
          </table:table-cell>
          <table:table-cell office:value-type="float" office:value="0.187195777893066" calcext:value-type="float">
            <text:p>0.1871957779</text:p>
          </table:table-cell>
          <table:table-cell office:value-type="float" office:value="0.524089813232421" calcext:value-type="float">
            <text:p>0.5240898132</text:p>
          </table:table-cell>
          <table:table-cell office:value-type="float" office:value="0.404886722564697" calcext:value-type="float">
            <text:p>0.4048867226</text:p>
          </table:table-cell>
          <table:table-cell office:value-type="float" office:value="1.26595878601074" calcext:value-type="float">
            <text:p>1.265958786</text:p>
          </table:table-cell>
          <table:table-cell office:value-type="float" office:value="0.0418787002563476" calcext:value-type="float">
            <text:p>0.0418787003</text:p>
          </table:table-cell>
          <table:table-cell office:value-type="float" office:value="2.24732971191406" calcext:value-type="float">
            <text:p>2.2473297119</text:p>
          </table:table-cell>
          <table:table-cell office:value-type="float" office:value="1.50215721130371" calcext:value-type="float">
            <text:p>1.5021572113</text:p>
          </table:table-cell>
          <table:table-cell office:value-type="float" office:value="1.54873275756835" calcext:value-type="float">
            <text:p>1.5487327576</text:p>
          </table:table-cell>
          <table:table-cell office:value-type="float" office:value="2.36866188049316" calcext:value-type="float">
            <text:p>2.3686618805</text:p>
          </table:table-cell>
          <table:table-cell office:value-type="float" office:value="1.21836376190185" calcext:value-type="float">
            <text:p>1.2183637619</text:p>
          </table:table-cell>
          <table:table-cell office:value-type="float" office:value="0.636680126190185" calcext:value-type="float">
            <text:p>0.6366801262</text:p>
          </table:table-cell>
          <table:table-cell office:value-type="float" office:value="0.448175907135009" calcext:value-type="float">
            <text:p>0.4481759071</text:p>
          </table:table-cell>
          <table:table-cell office:value-type="float" office:value="0.35177993774414" calcext:value-type="float">
            <text:p>0.3517799377</text:p>
          </table:table-cell>
          <table:table-cell office:value-type="float" office:value="0.665739059448242" calcext:value-type="float">
            <text:p>0.6657390594</text:p>
          </table:table-cell>
          <table:table-cell office:value-type="float" office:value="0.428523063659667" calcext:value-type="float">
            <text:p>0.4285230637</text:p>
          </table:table-cell>
          <table:table-cell office:value-type="float" office:value="0.576854228973388" calcext:value-type="float">
            <text:p>0.576854229</text:p>
          </table:table-cell>
          <table:table-cell office:value-type="float" office:value="1.20754146575927" calcext:value-type="float">
            <text:p>1.2075414658</text:p>
          </table:table-cell>
          <table:table-cell office:value-type="float" office:value="1.79258728027343" calcext:value-type="float">
            <text:p>1.7925872803</text:p>
          </table:table-cell>
          <table:table-cell office:value-type="float" office:value="0.151201248168945" calcext:value-type="float">
            <text:p>0.1512012482</text:p>
          </table:table-cell>
          <table:table-cell office:value-type="float" office:value="0.130180597305297" calcext:value-type="float">
            <text:p>0.1301805973</text:p>
          </table:table-cell>
          <table:table-cell office:value-type="float" office:value="0.62628173828125" calcext:value-type="float">
            <text:p>0.6262817383</text:p>
          </table:table-cell>
          <table:table-cell office:value-type="float" office:value="0.371113777160644" calcext:value-type="float">
            <text:p>0.3711137772</text:p>
          </table:table-cell>
          <table:table-cell office:value-type="float" office:value="0.0212030410766601" calcext:value-type="float">
            <text:p>0.0212030411</text:p>
          </table:table-cell>
          <table:table-cell table:number-columns-repeated="96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4272985458374" calcext:value-type="float">
            <text:p>0.5427298546</text:p>
          </table:table-cell>
          <table:table-cell office:value-type="float" office:value="0.15140151977539" calcext:value-type="float">
            <text:p>0.1514015198</text:p>
          </table:table-cell>
          <table:table-cell office:value-type="float" office:value="0.79153823852539" calcext:value-type="float">
            <text:p>0.7915382385</text:p>
          </table:table-cell>
          <table:table-cell office:value-type="float" office:value="1.72955894470214" calcext:value-type="float">
            <text:p>1.7295589447</text:p>
          </table:table-cell>
          <table:table-cell office:value-type="float" office:value="0.45079231262207" calcext:value-type="float">
            <text:p>0.4507923126</text:p>
          </table:table-cell>
          <table:table-cell office:value-type="float" office:value="0.401537895202636" calcext:value-type="float">
            <text:p>0.4015378952</text:p>
          </table:table-cell>
          <table:table-cell office:value-type="float" office:value="1.28992652893066" calcext:value-type="float">
            <text:p>1.2899265289</text:p>
          </table:table-cell>
          <table:table-cell office:value-type="float" office:value="0.466944694519042" calcext:value-type="float">
            <text:p>0.4669446945</text:p>
          </table:table-cell>
          <table:table-cell office:value-type="float" office:value="0.104707717895507" calcext:value-type="float">
            <text:p>0.1047077179</text:p>
          </table:table-cell>
          <table:table-cell office:value-type="float" office:value="1.93139266967773" calcext:value-type="float">
            <text:p>1.9313926697</text:p>
          </table:table-cell>
          <table:table-cell office:value-type="float" office:value="0.658202171325683" calcext:value-type="float">
            <text:p>0.6582021713</text:p>
          </table:table-cell>
          <table:table-cell office:value-type="float" office:value="0.147940158843994" calcext:value-type="float">
            <text:p>0.1479401588</text:p>
          </table:table-cell>
          <table:table-cell office:value-type="float" office:value="2.93942737579345" calcext:value-type="float">
            <text:p>2.9394273758</text:p>
          </table:table-cell>
          <table:table-cell office:value-type="float" office:value="1.03204917907714" calcext:value-type="float">
            <text:p>1.0320491791</text:p>
          </table:table-cell>
          <table:table-cell office:value-type="float" office:value="0.570194244384765" calcext:value-type="float">
            <text:p>0.5701942444</text:p>
          </table:table-cell>
          <table:table-cell office:value-type="float" office:value="0.808456420898437" calcext:value-type="float">
            <text:p>0.8084564209</text:p>
          </table:table-cell>
          <table:table-cell office:value-type="float" office:value="1.34349250793457" calcext:value-type="float">
            <text:p>1.3434925079</text:p>
          </table:table-cell>
          <table:table-cell office:value-type="float" office:value="0.976831436157226" calcext:value-type="float">
            <text:p>0.9768314362</text:p>
          </table:table-cell>
          <table:table-cell office:value-type="float" office:value="0.607672214508056" calcext:value-type="float">
            <text:p>0.6076722145</text:p>
          </table:table-cell>
          <table:table-cell office:value-type="float" office:value="1.36829853057861" calcext:value-type="float">
            <text:p>1.3682985306</text:p>
          </table:table-cell>
          <table:table-cell office:value-type="float" office:value="0.926292419433593" calcext:value-type="float">
            <text:p>0.9262924194</text:p>
          </table:table-cell>
          <table:table-cell office:value-type="float" office:value="0.729660987854003" calcext:value-type="float">
            <text:p>0.7296609879</text:p>
          </table:table-cell>
          <table:table-cell office:value-type="float" office:value="0.8614501953125" calcext:value-type="float">
            <text:p>0.8614501953</text:p>
          </table:table-cell>
          <table:table-cell office:value-type="float" office:value="0.422048568725585" calcext:value-type="float">
            <text:p>0.4220485687</text:p>
          </table:table-cell>
          <table:table-cell office:value-type="float" office:value="1.74268817901611" calcext:value-type="float">
            <text:p>1.742688179</text:p>
          </table:table-cell>
          <table:table-cell office:value-type="float" office:value="0.528833389282226" calcext:value-type="float">
            <text:p>0.5288333893</text:p>
          </table:table-cell>
          <table:table-cell office:value-type="float" office:value="0.374768257141113" calcext:value-type="float">
            <text:p>0.3747682571</text:p>
          </table:table-cell>
          <table:table-cell office:value-type="float" office:value="0.249622344970703" calcext:value-type="float">
            <text:p>0.249622345</text:p>
          </table:table-cell>
          <table:table-cell office:value-type="float" office:value="3.21097564697265" calcext:value-type="float">
            <text:p>3.210975647</text:p>
          </table:table-cell>
          <table:table-cell office:value-type="float" office:value="0.673323631286621" calcext:value-type="float">
            <text:p>0.6733236313</text:p>
          </table:table-cell>
          <table:table-cell office:value-type="float" office:value="1.66799545288085" calcext:value-type="float">
            <text:p>1.6679954529</text:p>
          </table:table-cell>
          <table:table-cell office:value-type="float" office:value="0.299381256103515" calcext:value-type="float">
            <text:p>0.2993812561</text:p>
          </table:table-cell>
          <table:table-cell office:value-type="float" office:value="0.374899864196777" calcext:value-type="float">
            <text:p>0.3748998642</text:p>
          </table:table-cell>
          <table:table-cell office:value-type="float" office:value="1.95613241195678" calcext:value-type="float">
            <text:p>1.956132412</text:p>
          </table:table-cell>
          <table:table-cell office:value-type="float" office:value="1.03096675872802" calcext:value-type="float">
            <text:p>1.0309667587</text:p>
          </table:table-cell>
          <table:table-cell office:value-type="float" office:value="1.46065664291381" calcext:value-type="float">
            <text:p>1.4606566429</text:p>
          </table:table-cell>
          <table:table-cell office:value-type="float" office:value="1.27005672454833" calcext:value-type="float">
            <text:p>1.2700567245</text:p>
          </table:table-cell>
          <table:table-cell office:value-type="float" office:value="0.616958618164062" calcext:value-type="float">
            <text:p>0.6169586182</text:p>
          </table:table-cell>
          <table:table-cell office:value-type="float" office:value="0.984563827514648" calcext:value-type="float">
            <text:p>0.9845638275</text:p>
          </table:table-cell>
          <table:table-cell office:value-type="float" office:value="0.577194213867187" calcext:value-type="float">
            <text:p>0.5771942139</text:p>
          </table:table-cell>
          <table:table-cell office:value-type="float" office:value="0.180908203125" calcext:value-type="float">
            <text:p>0.1809082031</text:p>
          </table:table-cell>
          <table:table-cell office:value-type="float" office:value="1.58459663391113" calcext:value-type="float">
            <text:p>1.5845966339</text:p>
          </table:table-cell>
          <table:table-cell office:value-type="float" office:value="0.078193187713623" calcext:value-type="float">
            <text:p>0.0781931877</text:p>
          </table:table-cell>
          <table:table-cell office:value-type="float" office:value="0.567622184753418" calcext:value-type="float">
            <text:p>0.5676221848</text:p>
          </table:table-cell>
          <table:table-cell office:value-type="float" office:value="2.12145233154296" calcext:value-type="float">
            <text:p>2.1214523315</text:p>
          </table:table-cell>
          <table:table-cell office:value-type="float" office:value="0.745326995849609" calcext:value-type="float">
            <text:p>0.7453269958</text:p>
          </table:table-cell>
          <table:table-cell office:value-type="float" office:value="0.320940017700195" calcext:value-type="float">
            <text:p>0.3209400177</text:p>
          </table:table-cell>
          <table:table-cell office:value-type="float" office:value="0.503104209899902" calcext:value-type="float">
            <text:p>0.5031042099</text:p>
          </table:table-cell>
          <table:table-cell office:value-type="float" office:value="0.744783401489257" calcext:value-type="float">
            <text:p>0.7447834015</text:p>
          </table:table-cell>
          <table:table-cell office:value-type="float" office:value="0.689120292663574" calcext:value-type="float">
            <text:p>0.6891202927</text:p>
          </table:table-cell>
          <table:table-cell office:value-type="float" office:value="0.756569862365722" calcext:value-type="float">
            <text:p>0.7565698624</text:p>
          </table:table-cell>
          <table:table-cell office:value-type="float" office:value="0.31997799873352" calcext:value-type="float">
            <text:p>0.3199779987</text:p>
          </table:table-cell>
          <table:table-cell office:value-type="float" office:value="0.0685906410217285" calcext:value-type="float">
            <text:p>0.068590641</text:p>
          </table:table-cell>
          <table:table-cell office:value-type="float" office:value="0.299323081970214" calcext:value-type="float">
            <text:p>0.299323082</text:p>
          </table:table-cell>
          <table:table-cell office:value-type="float" office:value="0.704861521720886" calcext:value-type="float">
            <text:p>0.7048615217</text:p>
          </table:table-cell>
          <table:table-cell table:number-columns-repeated="96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14352226257324" calcext:value-type="float">
            <text:p>0.6143522263</text:p>
          </table:table-cell>
          <table:table-cell office:value-type="float" office:value="0.0854969024658203" calcext:value-type="float">
            <text:p>0.0854969025</text:p>
          </table:table-cell>
          <table:table-cell office:value-type="float" office:value="0.121598243713378" calcext:value-type="float">
            <text:p>0.1215982437</text:p>
          </table:table-cell>
          <table:table-cell office:value-type="float" office:value="1.29343223571777" calcext:value-type="float">
            <text:p>1.2934322357</text:p>
          </table:table-cell>
          <table:table-cell office:value-type="float" office:value="2.03466606140136" calcext:value-type="float">
            <text:p>2.0346660614</text:p>
          </table:table-cell>
          <table:table-cell office:value-type="float" office:value="0.480817794799804" calcext:value-type="float">
            <text:p>0.4808177948</text:p>
          </table:table-cell>
          <table:table-cell office:value-type="float" office:value="0.613907814025878" calcext:value-type="float">
            <text:p>0.613907814</text:p>
          </table:table-cell>
          <table:table-cell office:value-type="float" office:value="0.639630317687988" calcext:value-type="float">
            <text:p>0.6396303177</text:p>
          </table:table-cell>
          <table:table-cell office:value-type="float" office:value="0.109817504882812" calcext:value-type="float">
            <text:p>0.1098175049</text:p>
          </table:table-cell>
          <table:table-cell office:value-type="float" office:value="0.234023094177246" calcext:value-type="float">
            <text:p>0.2340230942</text:p>
          </table:table-cell>
          <table:table-cell office:value-type="float" office:value="0.0536456108093261" calcext:value-type="float">
            <text:p>0.0536456108</text:p>
          </table:table-cell>
          <table:table-cell office:value-type="float" office:value="1.83675575256347" calcext:value-type="float">
            <text:p>1.8367557526</text:p>
          </table:table-cell>
          <table:table-cell office:value-type="float" office:value="0.626215934753418" calcext:value-type="float">
            <text:p>0.6262159348</text:p>
          </table:table-cell>
          <table:table-cell office:value-type="float" office:value="1.4618968963623" calcext:value-type="float">
            <text:p>1.4618968964</text:p>
          </table:table-cell>
          <table:table-cell office:value-type="float" office:value="0.500003814697265" calcext:value-type="float">
            <text:p>0.5000038147</text:p>
          </table:table-cell>
          <table:table-cell office:value-type="float" office:value="0.639305114746093" calcext:value-type="float">
            <text:p>0.6393051147</text:p>
          </table:table-cell>
          <table:table-cell office:value-type="float" office:value="0.467140197753906" calcext:value-type="float">
            <text:p>0.4671401978</text:p>
          </table:table-cell>
          <table:table-cell office:value-type="float" office:value="0.343056678771972" calcext:value-type="float">
            <text:p>0.3430566788</text:p>
          </table:table-cell>
          <table:table-cell office:value-type="float" office:value="0.273935317993164" calcext:value-type="float">
            <text:p>0.273935318</text:p>
          </table:table-cell>
          <table:table-cell office:value-type="float" office:value="0.663949012756347" calcext:value-type="float">
            <text:p>0.6639490128</text:p>
          </table:table-cell>
          <table:table-cell office:value-type="float" office:value="0.648276329040527" calcext:value-type="float">
            <text:p>0.648276329</text:p>
          </table:table-cell>
          <table:table-cell office:value-type="float" office:value="0.531306266784668" calcext:value-type="float">
            <text:p>0.5313062668</text:p>
          </table:table-cell>
          <table:table-cell office:value-type="float" office:value="1.21192741394042" calcext:value-type="float">
            <text:p>1.2119274139</text:p>
          </table:table-cell>
          <table:table-cell office:value-type="float" office:value="0.611761093139648" calcext:value-type="float">
            <text:p>0.6117610931</text:p>
          </table:table-cell>
          <table:table-cell office:value-type="float" office:value="0.116509437561035" calcext:value-type="float">
            <text:p>0.1165094376</text:p>
          </table:table-cell>
          <table:table-cell office:value-type="float" office:value="0.377798080444335" calcext:value-type="float">
            <text:p>0.3777980804</text:p>
          </table:table-cell>
          <table:table-cell office:value-type="float" office:value="0.136280059814453" calcext:value-type="float">
            <text:p>0.1362800598</text:p>
          </table:table-cell>
          <table:table-cell office:value-type="float" office:value="1.43432426452636" calcext:value-type="float">
            <text:p>1.4343242645</text:p>
          </table:table-cell>
          <table:table-cell office:value-type="float" office:value="1.5234317779541" calcext:value-type="float">
            <text:p>1.523431778</text:p>
          </table:table-cell>
          <table:table-cell office:value-type="float" office:value="0.654031753540039" calcext:value-type="float">
            <text:p>0.6540317535</text:p>
          </table:table-cell>
          <table:table-cell office:value-type="float" office:value="0.834446907043457" calcext:value-type="float">
            <text:p>0.834446907</text:p>
          </table:table-cell>
          <table:table-cell office:value-type="float" office:value="0.5936861038208" calcext:value-type="float">
            <text:p>0.5936861038</text:p>
          </table:table-cell>
          <table:table-cell office:value-type="float" office:value="0.266983985900878" calcext:value-type="float">
            <text:p>0.2669839859</text:p>
          </table:table-cell>
          <table:table-cell office:value-type="float" office:value="0.109450340270996" calcext:value-type="float">
            <text:p>0.1094503403</text:p>
          </table:table-cell>
          <table:table-cell office:value-type="float" office:value="0.0707359313964843" calcext:value-type="float">
            <text:p>0.0707359314</text:p>
          </table:table-cell>
          <table:table-cell office:value-type="float" office:value="1.29847049713134" calcext:value-type="float">
            <text:p>1.2984704971</text:p>
          </table:table-cell>
          <table:table-cell office:value-type="float" office:value="0.801860809326171" calcext:value-type="float">
            <text:p>0.8018608093</text:p>
          </table:table-cell>
          <table:table-cell office:value-type="float" office:value="1.68476676940917" calcext:value-type="float">
            <text:p>1.6847667694</text:p>
          </table:table-cell>
          <table:table-cell office:value-type="float" office:value="0.052490234375" calcext:value-type="float">
            <text:p>0.0524902344</text:p>
          </table:table-cell>
          <table:table-cell office:value-type="float" office:value="0.0296478271484375" calcext:value-type="float">
            <text:p>0.0296478271</text:p>
          </table:table-cell>
          <table:table-cell office:value-type="float" office:value="0.12834358215332" calcext:value-type="float">
            <text:p>0.1283435822</text:p>
          </table:table-cell>
          <table:table-cell office:value-type="float" office:value="0.536154747009277" calcext:value-type="float">
            <text:p>0.536154747</text:p>
          </table:table-cell>
          <table:table-cell office:value-type="float" office:value="0.141090393066406" calcext:value-type="float">
            <text:p>0.1410903931</text:p>
          </table:table-cell>
          <table:table-cell office:value-type="float" office:value="0.186742782592773" calcext:value-type="float">
            <text:p>0.1867427826</text:p>
          </table:table-cell>
          <table:table-cell office:value-type="float" office:value="0.169261932373046" calcext:value-type="float">
            <text:p>0.1692619324</text:p>
          </table:table-cell>
          <table:table-cell office:value-type="float" office:value="0.0446395874023437" calcext:value-type="float">
            <text:p>0.0446395874</text:p>
          </table:table-cell>
          <table:table-cell office:value-type="float" office:value="0.676699638366699" calcext:value-type="float">
            <text:p>0.6766996384</text:p>
          </table:table-cell>
          <table:table-cell office:value-type="float" office:value="0.223607063293457" calcext:value-type="float">
            <text:p>0.2236070633</text:p>
          </table:table-cell>
          <table:table-cell office:value-type="float" office:value="1.03831768035888" calcext:value-type="float">
            <text:p>1.0383176804</text:p>
          </table:table-cell>
          <table:table-cell office:value-type="float" office:value="1.02718257904052" calcext:value-type="float">
            <text:p>1.027182579</text:p>
          </table:table-cell>
          <table:table-cell office:value-type="float" office:value="0.132778644561767" calcext:value-type="float">
            <text:p>0.1327786446</text:p>
          </table:table-cell>
          <table:table-cell office:value-type="float" office:value="1.02215933799743" calcext:value-type="float">
            <text:p>1.022159338</text:p>
          </table:table-cell>
          <table:table-cell office:value-type="float" office:value="0.926926612854003" calcext:value-type="float">
            <text:p>0.9269266129</text:p>
          </table:table-cell>
          <table:table-cell office:value-type="float" office:value="0.686042785644531" calcext:value-type="float">
            <text:p>0.6860427856</text:p>
          </table:table-cell>
          <table:table-cell office:value-type="float" office:value="0.121258735656738" calcext:value-type="float">
            <text:p>0.1212587357</text:p>
          </table:table-cell>
          <table:table-cell table:number-columns-repeated="96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053424835205" calcext:value-type="float">
            <text:p>0.5505342484</text:p>
          </table:table-cell>
          <table:table-cell office:value-type="float" office:value="0.322031021118164" calcext:value-type="float">
            <text:p>0.3220310211</text:p>
          </table:table-cell>
          <table:table-cell office:value-type="float" office:value="0.146941184997558" calcext:value-type="float">
            <text:p>0.146941185</text:p>
          </table:table-cell>
          <table:table-cell office:value-type="float" office:value="0.687995910644531" calcext:value-type="float">
            <text:p>0.6879959106</text:p>
          </table:table-cell>
          <table:table-cell office:value-type="float" office:value="1.30204010009765" calcext:value-type="float">
            <text:p>1.3020401001</text:p>
          </table:table-cell>
          <table:table-cell office:value-type="float" office:value="0.949444770812988" calcext:value-type="float">
            <text:p>0.9494447708</text:p>
          </table:table-cell>
          <table:table-cell office:value-type="float" office:value="1.74639320373535" calcext:value-type="float">
            <text:p>1.7463932037</text:p>
          </table:table-cell>
          <table:table-cell office:value-type="float" office:value="0.30840253829956" calcext:value-type="float">
            <text:p>0.3084025383</text:p>
          </table:table-cell>
          <table:table-cell office:value-type="float" office:value="0.77812385559082" calcext:value-type="float">
            <text:p>0.7781238556</text:p>
          </table:table-cell>
          <table:table-cell office:value-type="float" office:value="0.0634589195251464" calcext:value-type="float">
            <text:p>0.0634589195</text:p>
          </table:table-cell>
          <table:table-cell office:value-type="float" office:value="0.279430389404296" calcext:value-type="float">
            <text:p>0.2794303894</text:p>
          </table:table-cell>
          <table:table-cell office:value-type="float" office:value="1.20273637771606" calcext:value-type="float">
            <text:p>1.2027363777</text:p>
          </table:table-cell>
          <table:table-cell office:value-type="float" office:value="0.179961204528808" calcext:value-type="float">
            <text:p>0.1799612045</text:p>
          </table:table-cell>
          <table:table-cell office:value-type="float" office:value="0.117082595825195" calcext:value-type="float">
            <text:p>0.1170825958</text:p>
          </table:table-cell>
          <table:table-cell office:value-type="float" office:value="0.298070907592773" calcext:value-type="float">
            <text:p>0.2980709076</text:p>
          </table:table-cell>
          <table:table-cell office:value-type="float" office:value="0.871547698974609" calcext:value-type="float">
            <text:p>0.871547699</text:p>
          </table:table-cell>
          <table:table-cell office:value-type="float" office:value="0.312217712402343" calcext:value-type="float">
            <text:p>0.3122177124</text:p>
          </table:table-cell>
          <table:table-cell office:value-type="float" office:value="0.857240676879882" calcext:value-type="float">
            <text:p>0.8572406769</text:p>
          </table:table-cell>
          <table:table-cell office:value-type="float" office:value="0.223508358001708" calcext:value-type="float">
            <text:p>0.223508358</text:p>
          </table:table-cell>
          <table:table-cell office:value-type="float" office:value="0.816145420074462" calcext:value-type="float">
            <text:p>0.8161454201</text:p>
          </table:table-cell>
          <table:table-cell office:value-type="float" office:value="1.28228664398193" calcext:value-type="float">
            <text:p>1.282286644</text:p>
          </table:table-cell>
          <table:table-cell office:value-type="float" office:value="1.23096132278442" calcext:value-type="float">
            <text:p>1.2309613228</text:p>
          </table:table-cell>
          <table:table-cell office:value-type="float" office:value="0.296894073486328" calcext:value-type="float">
            <text:p>0.2968940735</text:p>
          </table:table-cell>
          <table:table-cell office:value-type="float" office:value="0.136340618133544" calcext:value-type="float">
            <text:p>0.1363406181</text:p>
          </table:table-cell>
          <table:table-cell office:value-type="float" office:value="1.43527507781982" calcext:value-type="float">
            <text:p>1.4352750778</text:p>
          </table:table-cell>
          <table:table-cell office:value-type="float" office:value="0.132769584655761" calcext:value-type="float">
            <text:p>0.1327695847</text:p>
          </table:table-cell>
          <table:table-cell office:value-type="float" office:value="0.590821266174316" calcext:value-type="float">
            <text:p>0.5908212662</text:p>
          </table:table-cell>
          <table:table-cell office:value-type="float" office:value="0.0588607788085937" calcext:value-type="float">
            <text:p>0.0588607788</text:p>
          </table:table-cell>
          <table:table-cell office:value-type="float" office:value="2.69440460205078" calcext:value-type="float">
            <text:p>2.6944046021</text:p>
          </table:table-cell>
          <table:table-cell office:value-type="float" office:value="0.306033134460449" calcext:value-type="float">
            <text:p>0.3060331345</text:p>
          </table:table-cell>
          <table:table-cell office:value-type="float" office:value="3.84263896942138" calcext:value-type="float">
            <text:p>3.8426389694</text:p>
          </table:table-cell>
          <table:table-cell office:value-type="float" office:value="0.254762649536132" calcext:value-type="float">
            <text:p>0.2547626495</text:p>
          </table:table-cell>
          <table:table-cell office:value-type="float" office:value="0.736306190490722" calcext:value-type="float">
            <text:p>0.7363061905</text:p>
          </table:table-cell>
          <table:table-cell office:value-type="float" office:value="0.215635299682617" calcext:value-type="float">
            <text:p>0.2156352997</text:p>
          </table:table-cell>
          <table:table-cell office:value-type="float" office:value="0.727592468261718" calcext:value-type="float">
            <text:p>0.7275924683</text:p>
          </table:table-cell>
          <table:table-cell office:value-type="float" office:value="1.36238002777099" calcext:value-type="float">
            <text:p>1.3623800278</text:p>
          </table:table-cell>
          <table:table-cell office:value-type="float" office:value="0.210330486297607" calcext:value-type="float">
            <text:p>0.2103304863</text:p>
          </table:table-cell>
          <table:table-cell office:value-type="float" office:value="0.981725692749023" calcext:value-type="float">
            <text:p>0.9817256927</text:p>
          </table:table-cell>
          <table:table-cell office:value-type="float" office:value="0.208654403686523" calcext:value-type="float">
            <text:p>0.2086544037</text:p>
          </table:table-cell>
          <table:table-cell office:value-type="float" office:value="0.128379821777343" calcext:value-type="float">
            <text:p>0.1283798218</text:p>
          </table:table-cell>
          <table:table-cell office:value-type="float" office:value="0.353668212890625" calcext:value-type="float">
            <text:p>0.3536682129</text:p>
          </table:table-cell>
          <table:table-cell office:value-type="float" office:value="0.49666690826416" calcext:value-type="float">
            <text:p>0.4966669083</text:p>
          </table:table-cell>
          <table:table-cell office:value-type="float" office:value="0.00367593765258789" calcext:value-type="float">
            <text:p>0.0036759377</text:p>
          </table:table-cell>
          <table:table-cell office:value-type="float" office:value="1.50726795196533" calcext:value-type="float">
            <text:p>1.507267952</text:p>
          </table:table-cell>
          <table:table-cell office:value-type="float" office:value="1.20880126953125" calcext:value-type="float">
            <text:p>1.2088012695</text:p>
          </table:table-cell>
          <table:table-cell office:value-type="float" office:value="1.40857553482055" calcext:value-type="float">
            <text:p>1.4085755348</text:p>
          </table:table-cell>
          <table:table-cell office:value-type="float" office:value="0.240396499633789" calcext:value-type="float">
            <text:p>0.2403964996</text:p>
          </table:table-cell>
          <table:table-cell office:value-type="float" office:value="0.271724224090576" calcext:value-type="float">
            <text:p>0.2717242241</text:p>
          </table:table-cell>
          <table:table-cell office:value-type="float" office:value="1.84581851959228" calcext:value-type="float">
            <text:p>1.8458185196</text:p>
          </table:table-cell>
          <table:table-cell office:value-type="float" office:value="0.466191291809082" calcext:value-type="float">
            <text:p>0.4661912918</text:p>
          </table:table-cell>
          <table:table-cell office:value-type="float" office:value="0.946066856384277" calcext:value-type="float">
            <text:p>0.9460668564</text:p>
          </table:table-cell>
          <table:table-cell office:value-type="float" office:value="0.646360158920288" calcext:value-type="float">
            <text:p>0.6463601589</text:p>
          </table:table-cell>
          <table:table-cell office:value-type="float" office:value="0.564888000488281" calcext:value-type="float">
            <text:p>0.5648880005</text:p>
          </table:table-cell>
          <table:table-cell office:value-type="float" office:value="0.771638870239257" calcext:value-type="float">
            <text:p>0.7716388702</text:p>
          </table:table-cell>
          <table:table-cell office:value-type="float" office:value="0.0303647518157959" calcext:value-type="float">
            <text:p>0.0303647518</text:p>
          </table:table-cell>
          <table:table-cell table:number-columns-repeated="96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60989809036254" calcext:value-type="float">
            <text:p>1.6098980904</text:p>
          </table:table-cell>
          <table:table-cell office:value-type="float" office:value="1.56868267059326" calcext:value-type="float">
            <text:p>1.5686826706</text:p>
          </table:table-cell>
          <table:table-cell office:value-type="float" office:value="0.0882158279418945" calcext:value-type="float">
            <text:p>0.0882158279</text:p>
          </table:table-cell>
          <table:table-cell office:value-type="float" office:value="1.22992324829101" calcext:value-type="float">
            <text:p>1.2299232483</text:p>
          </table:table-cell>
          <table:table-cell office:value-type="float" office:value="0.89797019958496" calcext:value-type="float">
            <text:p>0.8979701996</text:p>
          </table:table-cell>
          <table:table-cell office:value-type="float" office:value="0.117983341217041" calcext:value-type="float">
            <text:p>0.1179833412</text:p>
          </table:table-cell>
          <table:table-cell office:value-type="float" office:value="1.10232067108154" calcext:value-type="float">
            <text:p>1.1023206711</text:p>
          </table:table-cell>
          <table:table-cell office:value-type="float" office:value="0.543455123901367" calcext:value-type="float">
            <text:p>0.5434551239</text:p>
          </table:table-cell>
          <table:table-cell office:value-type="float" office:value="1.16325569152832" calcext:value-type="float">
            <text:p>1.1632556915</text:p>
          </table:table-cell>
          <table:table-cell office:value-type="float" office:value="0.819519996643066" calcext:value-type="float">
            <text:p>0.8195199966</text:p>
          </table:table-cell>
          <table:table-cell office:value-type="float" office:value="0.721004962921142" calcext:value-type="float">
            <text:p>0.7210049629</text:p>
          </table:table-cell>
          <table:table-cell office:value-type="float" office:value="0.560336112976074" calcext:value-type="float">
            <text:p>0.560336113</text:p>
          </table:table-cell>
          <table:table-cell office:value-type="float" office:value="0.564308643341064" calcext:value-type="float">
            <text:p>0.5643086433</text:p>
          </table:table-cell>
          <table:table-cell office:value-type="float" office:value="2.1102294921875" calcext:value-type="float">
            <text:p>2.1102294922</text:p>
          </table:table-cell>
          <table:table-cell office:value-type="float" office:value="1.03918647766113" calcext:value-type="float">
            <text:p>1.0391864777</text:p>
          </table:table-cell>
          <table:table-cell office:value-type="float" office:value="4.12929725646972" calcext:value-type="float">
            <text:p>4.1292972565</text:p>
          </table:table-cell>
          <table:table-cell office:value-type="float" office:value="1.16863441467285" calcext:value-type="float">
            <text:p>1.1686344147</text:p>
          </table:table-cell>
          <table:table-cell office:value-type="float" office:value="0.0951614379882812" calcext:value-type="float">
            <text:p>0.095161438</text:p>
          </table:table-cell>
          <table:table-cell office:value-type="float" office:value="0.0787291526794433" calcext:value-type="float">
            <text:p>0.0787291527</text:p>
          </table:table-cell>
          <table:table-cell office:value-type="float" office:value="0.0707736015319824" calcext:value-type="float">
            <text:p>0.0707736015</text:p>
          </table:table-cell>
          <table:table-cell office:value-type="float" office:value="0.591591835021972" calcext:value-type="float">
            <text:p>0.591591835</text:p>
          </table:table-cell>
          <table:table-cell office:value-type="float" office:value="0.517625331878662" calcext:value-type="float">
            <text:p>0.5176253319</text:p>
          </table:table-cell>
          <table:table-cell office:value-type="float" office:value="0.812074661254882" calcext:value-type="float">
            <text:p>0.8120746613</text:p>
          </table:table-cell>
          <table:table-cell office:value-type="float" office:value="0.918370246887207" calcext:value-type="float">
            <text:p>0.9183702469</text:p>
          </table:table-cell>
          <table:table-cell office:value-type="float" office:value="1.91102504730224" calcext:value-type="float">
            <text:p>1.9110250473</text:p>
          </table:table-cell>
          <table:table-cell office:value-type="float" office:value="0.0494270324707031" calcext:value-type="float">
            <text:p>0.0494270325</text:p>
          </table:table-cell>
          <table:table-cell office:value-type="float" office:value="0.400286674499511" calcext:value-type="float">
            <text:p>0.4002866745</text:p>
          </table:table-cell>
          <table:table-cell office:value-type="float" office:value="2.45514774322509" calcext:value-type="float">
            <text:p>2.4551477432</text:p>
          </table:table-cell>
          <table:table-cell office:value-type="float" office:value="1.8375015258789" calcext:value-type="float">
            <text:p>1.8375015259</text:p>
          </table:table-cell>
          <table:table-cell office:value-type="float" office:value="0.479305267333984" calcext:value-type="float">
            <text:p>0.4793052673</text:p>
          </table:table-cell>
          <table:table-cell office:value-type="float" office:value="3.40994453430175" calcext:value-type="float">
            <text:p>3.4099445343</text:p>
          </table:table-cell>
          <table:table-cell office:value-type="float" office:value="0.817604064941406" calcext:value-type="float">
            <text:p>0.8176040649</text:p>
          </table:table-cell>
          <table:table-cell office:value-type="float" office:value="0.17475414276123" calcext:value-type="float">
            <text:p>0.1747541428</text:p>
          </table:table-cell>
          <table:table-cell office:value-type="float" office:value="0.892294883728027" calcext:value-type="float">
            <text:p>0.8922948837</text:p>
          </table:table-cell>
          <table:table-cell office:value-type="float" office:value="0.719222068786621" calcext:value-type="float">
            <text:p>0.7192220688</text:p>
          </table:table-cell>
          <table:table-cell office:value-type="float" office:value="0.945892333984375" calcext:value-type="float">
            <text:p>0.945892334</text:p>
          </table:table-cell>
          <table:table-cell office:value-type="float" office:value="1.43379354476928" calcext:value-type="float">
            <text:p>1.4337935448</text:p>
          </table:table-cell>
          <table:table-cell office:value-type="float" office:value="0.59550666809082" calcext:value-type="float">
            <text:p>0.5955066681</text:p>
          </table:table-cell>
          <table:table-cell office:value-type="float" office:value="0.162019729614257" calcext:value-type="float">
            <text:p>0.1620197296</text:p>
          </table:table-cell>
          <table:table-cell office:value-type="float" office:value="1.6978416442871" calcext:value-type="float">
            <text:p>1.6978416443</text:p>
          </table:table-cell>
          <table:table-cell office:value-type="float" office:value="0.762500762939453" calcext:value-type="float">
            <text:p>0.7625007629</text:p>
          </table:table-cell>
          <table:table-cell office:value-type="float" office:value="0.861008644104003" calcext:value-type="float">
            <text:p>0.8610086441</text:p>
          </table:table-cell>
          <table:table-cell office:value-type="float" office:value="0.549605846405029" calcext:value-type="float">
            <text:p>0.5496058464</text:p>
          </table:table-cell>
          <table:table-cell office:value-type="float" office:value="0.372279167175292" calcext:value-type="float">
            <text:p>0.3722791672</text:p>
          </table:table-cell>
          <table:table-cell office:value-type="float" office:value="0.039161205291748" calcext:value-type="float">
            <text:p>0.0391612053</text:p>
          </table:table-cell>
          <table:table-cell office:value-type="float" office:value="0.671554565429687" calcext:value-type="float">
            <text:p>0.6715545654</text:p>
          </table:table-cell>
          <table:table-cell office:value-type="float" office:value="0.172330856323242" calcext:value-type="float">
            <text:p>0.1723308563</text:p>
          </table:table-cell>
          <table:table-cell office:value-type="float" office:value="1.24173307418823" calcext:value-type="float">
            <text:p>1.2417330742</text:p>
          </table:table-cell>
          <table:table-cell office:value-type="float" office:value="2.64805507659912" calcext:value-type="float">
            <text:p>2.6480550766</text:p>
          </table:table-cell>
          <table:table-cell office:value-type="float" office:value="1.24751091003417" calcext:value-type="float">
            <text:p>1.24751091</text:p>
          </table:table-cell>
          <table:table-cell office:value-type="float" office:value="1.03079748153686" calcext:value-type="float">
            <text:p>1.0307974815</text:p>
          </table:table-cell>
          <table:table-cell office:value-type="float" office:value="0.00896000862121582" calcext:value-type="float">
            <text:p>0.0089600086</text:p>
          </table:table-cell>
          <table:table-cell office:value-type="float" office:value="1.20833587646484" calcext:value-type="float">
            <text:p>1.2083358765</text:p>
          </table:table-cell>
          <table:table-cell office:value-type="float" office:value="0.7932710647583" calcext:value-type="float">
            <text:p>0.7932710648</text:p>
          </table:table-cell>
          <table:table-cell office:value-type="float" office:value="0.632295250892639" calcext:value-type="float">
            <text:p>0.6322952509</text:p>
          </table:table-cell>
          <table:table-cell table:number-columns-repeated="96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41766929626464" calcext:value-type="float">
            <text:p>2.4176692963</text:p>
          </table:table-cell>
          <table:table-cell office:value-type="float" office:value="2.06249141693115" calcext:value-type="float">
            <text:p>2.0624914169</text:p>
          </table:table-cell>
          <table:table-cell office:value-type="float" office:value="1.29675769805908" calcext:value-type="float">
            <text:p>1.2967576981</text:p>
          </table:table-cell>
          <table:table-cell office:value-type="float" office:value="1.42418670654296" calcext:value-type="float">
            <text:p>1.4241867065</text:p>
          </table:table-cell>
          <table:table-cell office:value-type="float" office:value="0.428897857666015" calcext:value-type="float">
            <text:p>0.4288978577</text:p>
          </table:table-cell>
          <table:table-cell office:value-type="float" office:value="0.475004196166992" calcext:value-type="float">
            <text:p>0.4750041962</text:p>
          </table:table-cell>
          <table:table-cell office:value-type="float" office:value="1.56886482238769" calcext:value-type="float">
            <text:p>1.5688648224</text:p>
          </table:table-cell>
          <table:table-cell office:value-type="float" office:value="0.788403034210205" calcext:value-type="float">
            <text:p>0.7884030342</text:p>
          </table:table-cell>
          <table:table-cell office:value-type="float" office:value="1.24079608917236" calcext:value-type="float">
            <text:p>1.2407960892</text:p>
          </table:table-cell>
          <table:table-cell office:value-type="float" office:value="0.818784713745117" calcext:value-type="float">
            <text:p>0.8187847137</text:p>
          </table:table-cell>
          <table:table-cell office:value-type="float" office:value="1.42764139175415" calcext:value-type="float">
            <text:p>1.4276413918</text:p>
          </table:table-cell>
          <table:table-cell office:value-type="float" office:value="1.48888969421386" calcext:value-type="float">
            <text:p>1.4888896942</text:p>
          </table:table-cell>
          <table:table-cell office:value-type="float" office:value="1.60356616973876" calcext:value-type="float">
            <text:p>1.6035661697</text:p>
          </table:table-cell>
          <table:table-cell office:value-type="float" office:value="0.0420742034912109" calcext:value-type="float">
            <text:p>0.0420742035</text:p>
          </table:table-cell>
          <table:table-cell office:value-type="float" office:value="0.45210838317871" calcext:value-type="float">
            <text:p>0.4521083832</text:p>
          </table:table-cell>
          <table:table-cell office:value-type="float" office:value="0.669425964355468" calcext:value-type="float">
            <text:p>0.6694259644</text:p>
          </table:table-cell>
          <table:table-cell office:value-type="float" office:value="1.81368827819824" calcext:value-type="float">
            <text:p>1.8136882782</text:p>
          </table:table-cell>
          <table:table-cell office:value-type="float" office:value="0.785274505615234" calcext:value-type="float">
            <text:p>0.7852745056</text:p>
          </table:table-cell>
          <table:table-cell office:value-type="float" office:value="1.44795560836792" calcext:value-type="float">
            <text:p>1.4479556084</text:p>
          </table:table-cell>
          <table:table-cell office:value-type="float" office:value="0.319293975830078" calcext:value-type="float">
            <text:p>0.3192939758</text:p>
          </table:table-cell>
          <table:table-cell office:value-type="float" office:value="0.00849151611328125" calcext:value-type="float">
            <text:p>0.0084915161</text:p>
          </table:table-cell>
          <table:table-cell office:value-type="float" office:value="1.53008842468261" calcext:value-type="float">
            <text:p>1.5300884247</text:p>
          </table:table-cell>
          <table:table-cell office:value-type="float" office:value="1.42512798309326" calcext:value-type="float">
            <text:p>1.4251279831</text:p>
          </table:table-cell>
          <table:table-cell office:value-type="float" office:value="0.517200946807861" calcext:value-type="float">
            <text:p>0.5172009468</text:p>
          </table:table-cell>
          <table:table-cell office:value-type="float" office:value="2.69852018356323" calcext:value-type="float">
            <text:p>2.6985201836</text:p>
          </table:table-cell>
          <table:table-cell office:value-type="float" office:value="1.92290306091308" calcext:value-type="float">
            <text:p>1.9229030609</text:p>
          </table:table-cell>
          <table:table-cell office:value-type="float" office:value="0.984834671020507" calcext:value-type="float">
            <text:p>0.984834671</text:p>
          </table:table-cell>
          <table:table-cell office:value-type="float" office:value="2.61211395263671" calcext:value-type="float">
            <text:p>2.6121139526</text:p>
          </table:table-cell>
          <table:table-cell office:value-type="float" office:value="1.7510757446289" calcext:value-type="float">
            <text:p>1.7510757446</text:p>
          </table:table-cell>
          <table:table-cell office:value-type="float" office:value="0.708245277404785" calcext:value-type="float">
            <text:p>0.7082452774</text:p>
          </table:table-cell>
          <table:table-cell office:value-type="float" office:value="1.50283622741699" calcext:value-type="float">
            <text:p>1.5028362274</text:p>
          </table:table-cell>
          <table:table-cell office:value-type="float" office:value="0.176766395568847" calcext:value-type="float">
            <text:p>0.1767663956</text:p>
          </table:table-cell>
          <table:table-cell office:value-type="float" office:value="1.23504447937011" calcext:value-type="float">
            <text:p>1.2350444794</text:p>
          </table:table-cell>
          <table:table-cell office:value-type="float" office:value="0.645863056182861" calcext:value-type="float">
            <text:p>0.6458630562</text:p>
          </table:table-cell>
          <table:table-cell office:value-type="float" office:value="2.4761996269226" calcext:value-type="float">
            <text:p>2.4761996269</text:p>
          </table:table-cell>
          <table:table-cell office:value-type="float" office:value="0.122047901153564" calcext:value-type="float">
            <text:p>0.1220479012</text:p>
          </table:table-cell>
          <table:table-cell office:value-type="float" office:value="1.87704229354858" calcext:value-type="float">
            <text:p>1.8770422935</text:p>
          </table:table-cell>
          <table:table-cell office:value-type="float" office:value="0.824567794799804" calcext:value-type="float">
            <text:p>0.8245677948</text:p>
          </table:table-cell>
          <table:table-cell office:value-type="float" office:value="1.20483970642089" calcext:value-type="float">
            <text:p>1.2048397064</text:p>
          </table:table-cell>
          <table:table-cell office:value-type="float" office:value="5.82305908203125" calcext:value-type="float">
            <text:p>5.823059082</text:p>
          </table:table-cell>
          <table:table-cell office:value-type="float" office:value="1.58383178710937" calcext:value-type="float">
            <text:p>1.5838317871</text:p>
          </table:table-cell>
          <table:table-cell office:value-type="float" office:value="0.56484317779541" calcext:value-type="float">
            <text:p>0.5648431778</text:p>
          </table:table-cell>
          <table:table-cell office:value-type="float" office:value="1.55982446670532" calcext:value-type="float">
            <text:p>1.5598244667</text:p>
          </table:table-cell>
          <table:table-cell office:value-type="float" office:value="0.519264221191406" calcext:value-type="float">
            <text:p>0.5192642212</text:p>
          </table:table-cell>
          <table:table-cell office:value-type="float" office:value="0.640841484069824" calcext:value-type="float">
            <text:p>0.6408414841</text:p>
          </table:table-cell>
          <table:table-cell office:value-type="float" office:value="0.454768180847167" calcext:value-type="float">
            <text:p>0.4547681808</text:p>
          </table:table-cell>
          <table:table-cell office:value-type="float" office:value="0.513602256774902" calcext:value-type="float">
            <text:p>0.5136022568</text:p>
          </table:table-cell>
          <table:table-cell office:value-type="float" office:value="0.275564670562744" calcext:value-type="float">
            <text:p>0.2755646706</text:p>
          </table:table-cell>
          <table:table-cell office:value-type="float" office:value="0.134716033935546" calcext:value-type="float">
            <text:p>0.1347160339</text:p>
          </table:table-cell>
          <table:table-cell office:value-type="float" office:value="1.60265064239501" calcext:value-type="float">
            <text:p>1.6026506424</text:p>
          </table:table-cell>
          <table:table-cell office:value-type="float" office:value="0.0169682502746582" calcext:value-type="float">
            <text:p>0.0169682503</text:p>
          </table:table-cell>
          <table:table-cell office:value-type="float" office:value="0.473765850067138" calcext:value-type="float">
            <text:p>0.4737658501</text:p>
          </table:table-cell>
          <table:table-cell office:value-type="float" office:value="0.0304474830627441" calcext:value-type="float">
            <text:p>0.0304474831</text:p>
          </table:table-cell>
          <table:table-cell office:value-type="float" office:value="0.812790870666503" calcext:value-type="float">
            <text:p>0.8127908707</text:p>
          </table:table-cell>
          <table:table-cell office:value-type="float" office:value="1.22098636627197" calcext:value-type="float">
            <text:p>1.2209863663</text:p>
          </table:table-cell>
          <table:table-cell table:number-columns-repeated="96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60979080200195" calcext:value-type="float">
            <text:p>0.3609790802</text:p>
          </table:table-cell>
          <table:table-cell office:value-type="float" office:value="0.22573184967041" calcext:value-type="float">
            <text:p>0.2257318497</text:p>
          </table:table-cell>
          <table:table-cell office:value-type="float" office:value="0.821379661560058" calcext:value-type="float">
            <text:p>0.8213796616</text:p>
          </table:table-cell>
          <table:table-cell office:value-type="float" office:value="0.35994529724121" calcext:value-type="float">
            <text:p>0.3599452972</text:p>
          </table:table-cell>
          <table:table-cell office:value-type="float" office:value="1.00044822692871" calcext:value-type="float">
            <text:p>1.0004482269</text:p>
          </table:table-cell>
          <table:table-cell office:value-type="float" office:value="1.29575109481811" calcext:value-type="float">
            <text:p>1.2957510948</text:p>
          </table:table-cell>
          <table:table-cell office:value-type="float" office:value="0.460350036621093" calcext:value-type="float">
            <text:p>0.4603500366</text:p>
          </table:table-cell>
          <table:table-cell office:value-type="float" office:value="1.12477493286132" calcext:value-type="float">
            <text:p>1.1247749329</text:p>
          </table:table-cell>
          <table:table-cell office:value-type="float" office:value="1.26784992218017" calcext:value-type="float">
            <text:p>1.2678499222</text:p>
          </table:table-cell>
          <table:table-cell office:value-type="float" office:value="0.836712837219238" calcext:value-type="float">
            <text:p>0.8367128372</text:p>
          </table:table-cell>
          <table:table-cell office:value-type="float" office:value="0.0998735427856445" calcext:value-type="float">
            <text:p>0.0998735428</text:p>
          </table:table-cell>
          <table:table-cell office:value-type="float" office:value="0.213789939880371" calcext:value-type="float">
            <text:p>0.2137899399</text:p>
          </table:table-cell>
          <table:table-cell office:value-type="float" office:value="0.83033800125122" calcext:value-type="float">
            <text:p>0.8303380013</text:p>
          </table:table-cell>
          <table:table-cell office:value-type="float" office:value="2.38500595092773" calcext:value-type="float">
            <text:p>2.3850059509</text:p>
          </table:table-cell>
          <table:table-cell office:value-type="float" office:value="1.10478973388671" calcext:value-type="float">
            <text:p>1.1047897339</text:p>
          </table:table-cell>
          <table:table-cell office:value-type="float" office:value="1.76373291015625" calcext:value-type="float">
            <text:p>1.7637329102</text:p>
          </table:table-cell>
          <table:table-cell office:value-type="float" office:value="1.09833335876464" calcext:value-type="float">
            <text:p>1.0983333588</text:p>
          </table:table-cell>
          <table:table-cell office:value-type="float" office:value="1.22121906280517" calcext:value-type="float">
            <text:p>1.2212190628</text:p>
          </table:table-cell>
          <table:table-cell office:value-type="float" office:value="0.884741306304931" calcext:value-type="float">
            <text:p>0.8847413063</text:p>
          </table:table-cell>
          <table:table-cell office:value-type="float" office:value="0.958740234375" calcext:value-type="float">
            <text:p>0.9587402344</text:p>
          </table:table-cell>
          <table:table-cell office:value-type="float" office:value="1.09443759918212" calcext:value-type="float">
            <text:p>1.0944375992</text:p>
          </table:table-cell>
          <table:table-cell office:value-type="float" office:value="0.0310916900634765" calcext:value-type="float">
            <text:p>0.0310916901</text:p>
          </table:table-cell>
          <table:table-cell office:value-type="float" office:value="0.220013618469238" calcext:value-type="float">
            <text:p>0.2200136185</text:p>
          </table:table-cell>
          <table:table-cell office:value-type="float" office:value="0.45214557647705" calcext:value-type="float">
            <text:p>0.4521455765</text:p>
          </table:table-cell>
          <table:table-cell office:value-type="float" office:value="0.148117542266845" calcext:value-type="float">
            <text:p>0.1481175423</text:p>
          </table:table-cell>
          <table:table-cell office:value-type="float" office:value="1.11466312408447" calcext:value-type="float">
            <text:p>1.1146631241</text:p>
          </table:table-cell>
          <table:table-cell office:value-type="float" office:value="1.73789596557617" calcext:value-type="float">
            <text:p>1.7378959656</text:p>
          </table:table-cell>
          <table:table-cell office:value-type="float" office:value="0.899625778198242" calcext:value-type="float">
            <text:p>0.8996257782</text:p>
          </table:table-cell>
          <table:table-cell office:value-type="float" office:value="1.80642509460449" calcext:value-type="float">
            <text:p>1.8064250946</text:p>
          </table:table-cell>
          <table:table-cell office:value-type="float" office:value="0.397117614746093" calcext:value-type="float">
            <text:p>0.3971176147</text:p>
          </table:table-cell>
          <table:table-cell office:value-type="float" office:value="1.72275161743164" calcext:value-type="float">
            <text:p>1.7227516174</text:p>
          </table:table-cell>
          <table:table-cell office:value-type="float" office:value="0.462134361267089" calcext:value-type="float">
            <text:p>0.4621343613</text:p>
          </table:table-cell>
          <table:table-cell office:value-type="float" office:value="0.55384349822998" calcext:value-type="float">
            <text:p>0.5538434982</text:p>
          </table:table-cell>
          <table:table-cell office:value-type="float" office:value="0.475265502929687" calcext:value-type="float">
            <text:p>0.4752655029</text:p>
          </table:table-cell>
          <table:table-cell office:value-type="float" office:value="0.986669063568115" calcext:value-type="float">
            <text:p>0.9866690636</text:p>
          </table:table-cell>
          <table:table-cell office:value-type="float" office:value="0.66777229309082" calcext:value-type="float">
            <text:p>0.6677722931</text:p>
          </table:table-cell>
          <table:table-cell office:value-type="float" office:value="1.16898298263549" calcext:value-type="float">
            <text:p>1.1689829826</text:p>
          </table:table-cell>
          <table:table-cell office:value-type="float" office:value="0.716018676757812" calcext:value-type="float">
            <text:p>0.7160186768</text:p>
          </table:table-cell>
          <table:table-cell office:value-type="float" office:value="0.982557296752929" calcext:value-type="float">
            <text:p>0.9825572968</text:p>
          </table:table-cell>
          <table:table-cell office:value-type="float" office:value="1.55211639404296" calcext:value-type="float">
            <text:p>1.552116394</text:p>
          </table:table-cell>
          <table:table-cell office:value-type="float" office:value="0.0126209259033203" calcext:value-type="float">
            <text:p>0.0126209259</text:p>
          </table:table-cell>
          <table:table-cell office:value-type="float" office:value="1.34407329559326" calcext:value-type="float">
            <text:p>1.3440732956</text:p>
          </table:table-cell>
          <table:table-cell office:value-type="float" office:value="1.59883832931518" calcext:value-type="float">
            <text:p>1.5988383293</text:p>
          </table:table-cell>
          <table:table-cell office:value-type="float" office:value="1.85230255126953" calcext:value-type="float">
            <text:p>1.8523025513</text:p>
          </table:table-cell>
          <table:table-cell office:value-type="float" office:value="1.40588092803955" calcext:value-type="float">
            <text:p>1.405880928</text:p>
          </table:table-cell>
          <table:table-cell office:value-type="float" office:value="0.896265029907226" calcext:value-type="float">
            <text:p>0.8962650299</text:p>
          </table:table-cell>
          <table:table-cell office:value-type="float" office:value="0.733222007751464" calcext:value-type="float">
            <text:p>0.7332220078</text:p>
          </table:table-cell>
          <table:table-cell office:value-type="float" office:value="0.502654552459716" calcext:value-type="float">
            <text:p>0.5026545525</text:p>
          </table:table-cell>
          <table:table-cell office:value-type="float" office:value="0.779690742492675" calcext:value-type="float">
            <text:p>0.7796907425</text:p>
          </table:table-cell>
          <table:table-cell office:value-type="float" office:value="1.33640384674072" calcext:value-type="float">
            <text:p>1.3364038467</text:p>
          </table:table-cell>
          <table:table-cell office:value-type="float" office:value="0.943216323852539" calcext:value-type="float">
            <text:p>0.9432163239</text:p>
          </table:table-cell>
          <table:table-cell office:value-type="float" office:value="0.523344039916992" calcext:value-type="float">
            <text:p>0.5233440399</text:p>
          </table:table-cell>
          <table:table-cell office:value-type="float" office:value="0.637362003326416" calcext:value-type="float">
            <text:p>0.6373620033</text:p>
          </table:table-cell>
          <table:table-cell office:value-type="float" office:value="0.457605361938476" calcext:value-type="float">
            <text:p>0.4576053619</text:p>
          </table:table-cell>
          <table:table-cell office:value-type="float" office:value="0.0913686752319336" calcext:value-type="float">
            <text:p>0.0913686752</text:p>
          </table:table-cell>
          <table:table-cell table:number-columns-repeated="96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6826639175415" calcext:value-type="float">
            <text:p>1.5682663918</text:p>
          </table:table-cell>
          <table:table-cell office:value-type="float" office:value="0.141690254211425" calcext:value-type="float">
            <text:p>0.1416902542</text:p>
          </table:table-cell>
          <table:table-cell office:value-type="float" office:value="0.831432342529296" calcext:value-type="float">
            <text:p>0.8314323425</text:p>
          </table:table-cell>
          <table:table-cell office:value-type="float" office:value="2.50014877319335" calcext:value-type="float">
            <text:p>2.5001487732</text:p>
          </table:table-cell>
          <table:table-cell office:value-type="float" office:value="2.61495494842529" calcext:value-type="float">
            <text:p>2.6149549484</text:p>
          </table:table-cell>
          <table:table-cell office:value-type="float" office:value="1.2489628791809" calcext:value-type="float">
            <text:p>1.2489628792</text:p>
          </table:table-cell>
          <table:table-cell office:value-type="float" office:value="0.706520080566406" calcext:value-type="float">
            <text:p>0.7065200806</text:p>
          </table:table-cell>
          <table:table-cell office:value-type="float" office:value="0.361103534698486" calcext:value-type="float">
            <text:p>0.3611035347</text:p>
          </table:table-cell>
          <table:table-cell office:value-type="float" office:value="0.187466621398925" calcext:value-type="float">
            <text:p>0.1874666214</text:p>
          </table:table-cell>
          <table:table-cell office:value-type="float" office:value="0.388665199279785" calcext:value-type="float">
            <text:p>0.3886651993</text:p>
          </table:table-cell>
          <table:table-cell office:value-type="float" office:value="0.497609615325927" calcext:value-type="float">
            <text:p>0.4976096153</text:p>
          </table:table-cell>
          <table:table-cell office:value-type="float" office:value="0.294282913208007" calcext:value-type="float">
            <text:p>0.2942829132</text:p>
          </table:table-cell>
          <table:table-cell office:value-type="float" office:value="0.938977241516113" calcext:value-type="float">
            <text:p>0.9389772415</text:p>
          </table:table-cell>
          <table:table-cell office:value-type="float" office:value="1.67093086242675" calcext:value-type="float">
            <text:p>1.6709308624</text:p>
          </table:table-cell>
          <table:table-cell office:value-type="float" office:value="0.212053298950195" calcext:value-type="float">
            <text:p>0.212053299</text:p>
          </table:table-cell>
          <table:table-cell office:value-type="float" office:value="2.9353904724121" calcext:value-type="float">
            <text:p>2.9353904724</text:p>
          </table:table-cell>
          <table:table-cell office:value-type="float" office:value="0.199939727783203" calcext:value-type="float">
            <text:p>0.1999397278</text:p>
          </table:table-cell>
          <table:table-cell office:value-type="float" office:value="0.133429527282714" calcext:value-type="float">
            <text:p>0.1334295273</text:p>
          </table:table-cell>
          <table:table-cell office:value-type="float" office:value="1.26044607162475" calcext:value-type="float">
            <text:p>1.2604460716</text:p>
          </table:table-cell>
          <table:table-cell office:value-type="float" office:value="1.8007640838623" calcext:value-type="float">
            <text:p>1.8007640839</text:p>
          </table:table-cell>
          <table:table-cell office:value-type="float" office:value="0.634218215942382" calcext:value-type="float">
            <text:p>0.6342182159</text:p>
          </table:table-cell>
          <table:table-cell office:value-type="float" office:value="0.557113647460937" calcext:value-type="float">
            <text:p>0.5571136475</text:p>
          </table:table-cell>
          <table:table-cell office:value-type="float" office:value="0.812390327453613" calcext:value-type="float">
            <text:p>0.8123903275</text:p>
          </table:table-cell>
          <table:table-cell office:value-type="float" office:value="0.381441116333007" calcext:value-type="float">
            <text:p>0.3814411163</text:p>
          </table:table-cell>
          <table:table-cell office:value-type="float" office:value="0.37210988998413" calcext:value-type="float">
            <text:p>0.37210989</text:p>
          </table:table-cell>
          <table:table-cell office:value-type="float" office:value="0.0394549369812011" calcext:value-type="float">
            <text:p>0.039454937</text:p>
          </table:table-cell>
          <table:table-cell office:value-type="float" office:value="0.644675254821777" calcext:value-type="float">
            <text:p>0.6446752548</text:p>
          </table:table-cell>
          <table:table-cell office:value-type="float" office:value="2.31544589996337" calcext:value-type="float">
            <text:p>2.3154459</text:p>
          </table:table-cell>
          <table:table-cell office:value-type="float" office:value="0.455987930297851" calcext:value-type="float">
            <text:p>0.4559879303</text:p>
          </table:table-cell>
          <table:table-cell office:value-type="float" office:value="1.80641794204711" calcext:value-type="float">
            <text:p>1.806417942</text:p>
          </table:table-cell>
          <table:table-cell office:value-type="float" office:value="0.0164594650268554" calcext:value-type="float">
            <text:p>0.016459465</text:p>
          </table:table-cell>
          <table:table-cell office:value-type="float" office:value="0.159159660339355" calcext:value-type="float">
            <text:p>0.1591596603</text:p>
          </table:table-cell>
          <table:table-cell office:value-type="float" office:value="0.504829406738281" calcext:value-type="float">
            <text:p>0.5048294067</text:p>
          </table:table-cell>
          <table:table-cell office:value-type="float" office:value="0.111080646514892" calcext:value-type="float">
            <text:p>0.1110806465</text:p>
          </table:table-cell>
          <table:table-cell office:value-type="float" office:value="0.226707935333251" calcext:value-type="float">
            <text:p>0.2267079353</text:p>
          </table:table-cell>
          <table:table-cell office:value-type="float" office:value="0.184412956237792" calcext:value-type="float">
            <text:p>0.1844129562</text:p>
          </table:table-cell>
          <table:table-cell office:value-type="float" office:value="1.00841999053955" calcext:value-type="float">
            <text:p>1.0084199905</text:p>
          </table:table-cell>
          <table:table-cell office:value-type="float" office:value="0.212535858154296" calcext:value-type="float">
            <text:p>0.2125358582</text:p>
          </table:table-cell>
          <table:table-cell office:value-type="float" office:value="0.287303924560546" calcext:value-type="float">
            <text:p>0.2873039246</text:p>
          </table:table-cell>
          <table:table-cell office:value-type="float" office:value="2.75761222839355" calcext:value-type="float">
            <text:p>2.7576122284</text:p>
          </table:table-cell>
          <table:table-cell office:value-type="float" office:value="0.233650207519531" calcext:value-type="float">
            <text:p>0.2336502075</text:p>
          </table:table-cell>
          <table:table-cell office:value-type="float" office:value="1.11244392395019" calcext:value-type="float">
            <text:p>1.112443924</text:p>
          </table:table-cell>
          <table:table-cell office:value-type="float" office:value="0.924577713012695" calcext:value-type="float">
            <text:p>0.924577713</text:p>
          </table:table-cell>
          <table:table-cell office:value-type="float" office:value="1.49803018569946" calcext:value-type="float">
            <text:p>1.4980301857</text:p>
          </table:table-cell>
          <table:table-cell office:value-type="float" office:value="0.00173091888427734" calcext:value-type="float">
            <text:p>0.0017309189</text:p>
          </table:table-cell>
          <table:table-cell office:value-type="float" office:value="1.285737991333" calcext:value-type="float">
            <text:p>1.2857379913</text:p>
          </table:table-cell>
          <table:table-cell office:value-type="float" office:value="0.844524383544921" calcext:value-type="float">
            <text:p>0.8445243835</text:p>
          </table:table-cell>
          <table:table-cell office:value-type="float" office:value="0.0346078872680664" calcext:value-type="float">
            <text:p>0.0346078873</text:p>
          </table:table-cell>
          <table:table-cell office:value-type="float" office:value="0.697274208068847" calcext:value-type="float">
            <text:p>0.6972742081</text:p>
          </table:table-cell>
          <table:table-cell office:value-type="float" office:value="0.884953498840332" calcext:value-type="float">
            <text:p>0.8849534988</text:p>
          </table:table-cell>
          <table:table-cell office:value-type="float" office:value="0.136420249938964" calcext:value-type="float">
            <text:p>0.1364202499</text:p>
          </table:table-cell>
          <table:table-cell office:value-type="float" office:value="0.176008701324462" calcext:value-type="float">
            <text:p>0.1760087013</text:p>
          </table:table-cell>
          <table:table-cell office:value-type="float" office:value="0.830546379089355" calcext:value-type="float">
            <text:p>0.8305463791</text:p>
          </table:table-cell>
          <table:table-cell office:value-type="float" office:value="1.03357601165771" calcext:value-type="float">
            <text:p>1.0335760117</text:p>
          </table:table-cell>
          <table:table-cell office:value-type="float" office:value="0.305766582489013" calcext:value-type="float">
            <text:p>0.3057665825</text:p>
          </table:table-cell>
          <table:table-cell table:number-columns-repeated="96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70576095581054" calcext:value-type="float">
            <text:p>0.6705760956</text:p>
          </table:table-cell>
          <table:table-cell office:value-type="float" office:value="0.620746612548828" calcext:value-type="float">
            <text:p>0.6207466125</text:p>
          </table:table-cell>
          <table:table-cell office:value-type="float" office:value="0.340247154235839" calcext:value-type="float">
            <text:p>0.3402471542</text:p>
          </table:table-cell>
          <table:table-cell office:value-type="float" office:value="0.0691852569580078" calcext:value-type="float">
            <text:p>0.069185257</text:p>
          </table:table-cell>
          <table:table-cell office:value-type="float" office:value="2.01420593261718" calcext:value-type="float">
            <text:p>2.0142059326</text:p>
          </table:table-cell>
          <table:table-cell office:value-type="float" office:value="1.82008075714111" calcext:value-type="float">
            <text:p>1.8200807571</text:p>
          </table:table-cell>
          <table:table-cell office:value-type="float" office:value="1.41892051696777" calcext:value-type="float">
            <text:p>1.418920517</text:p>
          </table:table-cell>
          <table:table-cell office:value-type="float" office:value="0.0195016860961914" calcext:value-type="float">
            <text:p>0.0195016861</text:p>
          </table:table-cell>
          <table:table-cell office:value-type="float" office:value="0.336524009704589" calcext:value-type="float">
            <text:p>0.3365240097</text:p>
          </table:table-cell>
          <table:table-cell office:value-type="float" office:value="1.1775484085083" calcext:value-type="float">
            <text:p>1.1775484085</text:p>
          </table:table-cell>
          <table:table-cell office:value-type="float" office:value="0.139056205749511" calcext:value-type="float">
            <text:p>0.1390562057</text:p>
          </table:table-cell>
          <table:table-cell office:value-type="float" office:value="0.0488042831420898" calcext:value-type="float">
            <text:p>0.0488042831</text:p>
          </table:table-cell>
          <table:table-cell office:value-type="float" office:value="1.64912605285644" calcext:value-type="float">
            <text:p>1.6491260529</text:p>
          </table:table-cell>
          <table:table-cell office:value-type="float" office:value="1.54893493652343" calcext:value-type="float">
            <text:p>1.5489349365</text:p>
          </table:table-cell>
          <table:table-cell office:value-type="float" office:value="0.156192779541015" calcext:value-type="float">
            <text:p>0.1561927795</text:p>
          </table:table-cell>
          <table:table-cell office:value-type="float" office:value="1.48709869384765" calcext:value-type="float">
            <text:p>1.4870986938</text:p>
          </table:table-cell>
          <table:table-cell office:value-type="float" office:value="1.37424087524414" calcext:value-type="float">
            <text:p>1.3742408752</text:p>
          </table:table-cell>
          <table:table-cell office:value-type="float" office:value="1.01856422424316" calcext:value-type="float">
            <text:p>1.0185642242</text:p>
          </table:table-cell>
          <table:table-cell office:value-type="float" office:value="1.14290046691894" calcext:value-type="float">
            <text:p>1.1429004669</text:p>
          </table:table-cell>
          <table:table-cell office:value-type="float" office:value="1.89748573303222" calcext:value-type="float">
            <text:p>1.897485733</text:p>
          </table:table-cell>
          <table:table-cell office:value-type="float" office:value="0.249359130859375" calcext:value-type="float">
            <text:p>0.2493591309</text:p>
          </table:table-cell>
          <table:table-cell office:value-type="float" office:value="0.63703441619873" calcext:value-type="float">
            <text:p>0.6370344162</text:p>
          </table:table-cell>
          <table:table-cell office:value-type="float" office:value="0.390083312988281" calcext:value-type="float">
            <text:p>0.390083313</text:p>
          </table:table-cell>
          <table:table-cell office:value-type="float" office:value="0.861373424530029" calcext:value-type="float">
            <text:p>0.8613734245</text:p>
          </table:table-cell>
          <table:table-cell office:value-type="float" office:value="0.734339714050293" calcext:value-type="float">
            <text:p>0.7343397141</text:p>
          </table:table-cell>
          <table:table-cell office:value-type="float" office:value="0.807277679443359" calcext:value-type="float">
            <text:p>0.8072776794</text:p>
          </table:table-cell>
          <table:table-cell office:value-type="float" office:value="0.877017974853515" calcext:value-type="float">
            <text:p>0.8770179749</text:p>
          </table:table-cell>
          <table:table-cell office:value-type="float" office:value="2.03869438171386" calcext:value-type="float">
            <text:p>2.0386943817</text:p>
          </table:table-cell>
          <table:table-cell office:value-type="float" office:value="0.28488540649414" calcext:value-type="float">
            <text:p>0.2848854065</text:p>
          </table:table-cell>
          <table:table-cell office:value-type="float" office:value="1.4439001083374" calcext:value-type="float">
            <text:p>1.4439001083</text:p>
          </table:table-cell>
          <table:table-cell office:value-type="float" office:value="1.28450584411621" calcext:value-type="float">
            <text:p>1.2845058441</text:p>
          </table:table-cell>
          <table:table-cell office:value-type="float" office:value="0.260696411132812" calcext:value-type="float">
            <text:p>0.2606964111</text:p>
          </table:table-cell>
          <table:table-cell office:value-type="float" office:value="0.987552642822265" calcext:value-type="float">
            <text:p>0.9875526428</text:p>
          </table:table-cell>
          <table:table-cell office:value-type="float" office:value="0.0572748184204101" calcext:value-type="float">
            <text:p>0.0572748184</text:p>
          </table:table-cell>
          <table:table-cell office:value-type="float" office:value="0.0986747741699218" calcext:value-type="float">
            <text:p>0.0986747742</text:p>
          </table:table-cell>
          <table:table-cell office:value-type="float" office:value="0.152313232421875" calcext:value-type="float">
            <text:p>0.1523132324</text:p>
          </table:table-cell>
          <table:table-cell office:value-type="float" office:value="0.724785804748535" calcext:value-type="float">
            <text:p>0.7247858047</text:p>
          </table:table-cell>
          <table:table-cell office:value-type="float" office:value="0.904991149902343" calcext:value-type="float">
            <text:p>0.9049911499</text:p>
          </table:table-cell>
          <table:table-cell office:value-type="float" office:value="1.24843978881835" calcext:value-type="float">
            <text:p>1.2484397888</text:p>
          </table:table-cell>
          <table:table-cell office:value-type="float" office:value="1.33401489257812" calcext:value-type="float">
            <text:p>1.3340148926</text:p>
          </table:table-cell>
          <table:table-cell office:value-type="float" office:value="0.5897216796875" calcext:value-type="float">
            <text:p>0.5897216797</text:p>
          </table:table-cell>
          <table:table-cell office:value-type="float" office:value="0.814163208007812" calcext:value-type="float">
            <text:p>0.814163208</text:p>
          </table:table-cell>
          <table:table-cell office:value-type="float" office:value="0.806520462036132" calcext:value-type="float">
            <text:p>0.806520462</text:p>
          </table:table-cell>
          <table:table-cell office:value-type="float" office:value="0.287184715270996" calcext:value-type="float">
            <text:p>0.2871847153</text:p>
          </table:table-cell>
          <table:table-cell office:value-type="float" office:value="0.0942916870117187" calcext:value-type="float">
            <text:p>0.094291687</text:p>
          </table:table-cell>
          <table:table-cell office:value-type="float" office:value="0.504549980163574" calcext:value-type="float">
            <text:p>0.5045499802</text:p>
          </table:table-cell>
          <table:table-cell office:value-type="float" office:value="0.193536758422851" calcext:value-type="float">
            <text:p>0.1935367584</text:p>
          </table:table-cell>
          <table:table-cell office:value-type="float" office:value="0.316522121429443" calcext:value-type="float">
            <text:p>0.3165221214</text:p>
          </table:table-cell>
          <table:table-cell office:value-type="float" office:value="1.20360851287841" calcext:value-type="float">
            <text:p>1.2036085129</text:p>
          </table:table-cell>
          <table:table-cell office:value-type="float" office:value="0.681024551391601" calcext:value-type="float">
            <text:p>0.6810245514</text:p>
          </table:table-cell>
          <table:table-cell office:value-type="float" office:value="0.0865969657897949" calcext:value-type="float">
            <text:p>0.0865969658</text:p>
          </table:table-cell>
          <table:table-cell office:value-type="float" office:value="0.109498500823974" calcext:value-type="float">
            <text:p>0.1094985008</text:p>
          </table:table-cell>
          <table:table-cell office:value-type="float" office:value="0.0987863540649414" calcext:value-type="float">
            <text:p>0.0987863541</text:p>
          </table:table-cell>
          <table:table-cell office:value-type="float" office:value="0.198250770568847" calcext:value-type="float">
            <text:p>0.1982507706</text:p>
          </table:table-cell>
          <table:table-cell office:value-type="float" office:value="0.321019172668457" calcext:value-type="float">
            <text:p>0.3210191727</text:p>
          </table:table-cell>
          <table:table-cell table:number-columns-repeated="96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03117609024047" calcext:value-type="float">
            <text:p>1.0311760902</text:p>
          </table:table-cell>
          <table:table-cell office:value-type="float" office:value="0.833343505859375" calcext:value-type="float">
            <text:p>0.8333435059</text:p>
          </table:table-cell>
          <table:table-cell office:value-type="float" office:value="0.463944435119628" calcext:value-type="float">
            <text:p>0.4639444351</text:p>
          </table:table-cell>
          <table:table-cell office:value-type="float" office:value="0.537242889404296" calcext:value-type="float">
            <text:p>0.5372428894</text:p>
          </table:table-cell>
          <table:table-cell office:value-type="float" office:value="1.18251037597656" calcext:value-type="float">
            <text:p>1.182510376</text:p>
          </table:table-cell>
          <table:table-cell office:value-type="float" office:value="0.25951862335205" calcext:value-type="float">
            <text:p>0.2595186234</text:p>
          </table:table-cell>
          <table:table-cell office:value-type="float" office:value="1.34576225280761" calcext:value-type="float">
            <text:p>1.3457622528</text:p>
          </table:table-cell>
          <table:table-cell office:value-type="float" office:value="1.82532501220703" calcext:value-type="float">
            <text:p>1.8253250122</text:p>
          </table:table-cell>
          <table:table-cell office:value-type="float" office:value="1.26358604431152" calcext:value-type="float">
            <text:p>1.2635860443</text:p>
          </table:table-cell>
          <table:table-cell office:value-type="float" office:value="0.662474632263183" calcext:value-type="float">
            <text:p>0.6624746323</text:p>
          </table:table-cell>
          <table:table-cell office:value-type="float" office:value="1.20308017730712" calcext:value-type="float">
            <text:p>1.2030801773</text:p>
          </table:table-cell>
          <table:table-cell office:value-type="float" office:value="2.98719120025634" calcext:value-type="float">
            <text:p>2.9871912003</text:p>
          </table:table-cell>
          <table:table-cell office:value-type="float" office:value="0.419317245483398" calcext:value-type="float">
            <text:p>0.4193172455</text:p>
          </table:table-cell>
          <table:table-cell office:value-type="float" office:value="2.09760856628417" calcext:value-type="float">
            <text:p>2.0976085663</text:p>
          </table:table-cell>
          <table:table-cell office:value-type="float" office:value="2.1980972290039" calcext:value-type="float">
            <text:p>2.198097229</text:p>
          </table:table-cell>
          <table:table-cell office:value-type="float" office:value="2.72986602783203" calcext:value-type="float">
            <text:p>2.7298660278</text:p>
          </table:table-cell>
          <table:table-cell office:value-type="float" office:value="1.06676292419433" calcext:value-type="float">
            <text:p>1.0667629242</text:p>
          </table:table-cell>
          <table:table-cell office:value-type="float" office:value="0.059859275817871" calcext:value-type="float">
            <text:p>0.0598592758</text:p>
          </table:table-cell>
          <table:table-cell office:value-type="float" office:value="0.0413675308227539" calcext:value-type="float">
            <text:p>0.0413675308</text:p>
          </table:table-cell>
          <table:table-cell office:value-type="float" office:value="0.090372085571289" calcext:value-type="float">
            <text:p>0.0903720856</text:p>
          </table:table-cell>
          <table:table-cell office:value-type="float" office:value="0.38916015625" calcext:value-type="float">
            <text:p>0.3891601563</text:p>
          </table:table-cell>
          <table:table-cell office:value-type="float" office:value="0.524665832519531" calcext:value-type="float">
            <text:p>0.5246658325</text:p>
          </table:table-cell>
          <table:table-cell office:value-type="float" office:value="0.755380630493164" calcext:value-type="float">
            <text:p>0.7553806305</text:p>
          </table:table-cell>
          <table:table-cell office:value-type="float" office:value="0.106719493865966" calcext:value-type="float">
            <text:p>0.1067194939</text:p>
          </table:table-cell>
          <table:table-cell office:value-type="float" office:value="0.160168170928955" calcext:value-type="float">
            <text:p>0.1601681709</text:p>
          </table:table-cell>
          <table:table-cell office:value-type="float" office:value="1.9670820236206" calcext:value-type="float">
            <text:p>1.9670820236</text:p>
          </table:table-cell>
          <table:table-cell office:value-type="float" office:value="0.193564414978027" calcext:value-type="float">
            <text:p>0.193564415</text:p>
          </table:table-cell>
          <table:table-cell office:value-type="float" office:value="1.08214950561523" calcext:value-type="float">
            <text:p>1.0821495056</text:p>
          </table:table-cell>
          <table:table-cell office:value-type="float" office:value="0.516639709472656" calcext:value-type="float">
            <text:p>0.5166397095</text:p>
          </table:table-cell>
          <table:table-cell office:value-type="float" office:value="0.657584190368652" calcext:value-type="float">
            <text:p>0.6575841904</text:p>
          </table:table-cell>
          <table:table-cell office:value-type="float" office:value="1.39384651184082" calcext:value-type="float">
            <text:p>1.3938465118</text:p>
          </table:table-cell>
          <table:table-cell office:value-type="float" office:value="0.547010898590087" calcext:value-type="float">
            <text:p>0.5470108986</text:p>
          </table:table-cell>
          <table:table-cell office:value-type="float" office:value="1.68409538269042" calcext:value-type="float">
            <text:p>1.6840953827</text:p>
          </table:table-cell>
          <table:table-cell office:value-type="float" office:value="0.0299406051635742" calcext:value-type="float">
            <text:p>0.0299406052</text:p>
          </table:table-cell>
          <table:table-cell office:value-type="float" office:value="0.334686756134033" calcext:value-type="float">
            <text:p>0.3346867561</text:p>
          </table:table-cell>
          <table:table-cell office:value-type="float" office:value="1.48092985153198" calcext:value-type="float">
            <text:p>1.4809298515</text:p>
          </table:table-cell>
          <table:table-cell office:value-type="float" office:value="1.67831516265869" calcext:value-type="float">
            <text:p>1.6783151627</text:p>
          </table:table-cell>
          <table:table-cell office:value-type="float" office:value="3.13295173645019" calcext:value-type="float">
            <text:p>3.1329517365</text:p>
          </table:table-cell>
          <table:table-cell office:value-type="float" office:value="0.151384353637695" calcext:value-type="float">
            <text:p>0.1513843536</text:p>
          </table:table-cell>
          <table:table-cell office:value-type="float" office:value="1.53433990478515" calcext:value-type="float">
            <text:p>1.5343399048</text:p>
          </table:table-cell>
          <table:table-cell office:value-type="float" office:value="2.72784042358398" calcext:value-type="float">
            <text:p>2.7278404236</text:p>
          </table:table-cell>
          <table:table-cell office:value-type="float" office:value="0.0652704238891601" calcext:value-type="float">
            <text:p>0.0652704239</text:p>
          </table:table-cell>
          <table:table-cell office:value-type="float" office:value="0.347023010253906" calcext:value-type="float">
            <text:p>0.3470230103</text:p>
          </table:table-cell>
          <table:table-cell office:value-type="float" office:value="0.302020072937011" calcext:value-type="float">
            <text:p>0.3020200729</text:p>
          </table:table-cell>
          <table:table-cell office:value-type="float" office:value="0.360268592834472" calcext:value-type="float">
            <text:p>0.3602685928</text:p>
          </table:table-cell>
          <table:table-cell office:value-type="float" office:value="1.85248756408691" calcext:value-type="float">
            <text:p>1.8524875641</text:p>
          </table:table-cell>
          <table:table-cell office:value-type="float" office:value="1.30434989929199" calcext:value-type="float">
            <text:p>1.3043498993</text:p>
          </table:table-cell>
          <table:table-cell office:value-type="float" office:value="1.2366919517517" calcext:value-type="float">
            <text:p>1.2366919518</text:p>
          </table:table-cell>
          <table:table-cell office:value-type="float" office:value="3.18533134460449" calcext:value-type="float">
            <text:p>3.1853313446</text:p>
          </table:table-cell>
          <table:table-cell office:value-type="float" office:value="1.48782539367675" calcext:value-type="float">
            <text:p>1.4878253937</text:p>
          </table:table-cell>
          <table:table-cell office:value-type="float" office:value="0.684691429138183" calcext:value-type="float">
            <text:p>0.6846914291</text:p>
          </table:table-cell>
          <table:table-cell office:value-type="float" office:value="0.857877016067504" calcext:value-type="float">
            <text:p>0.8578770161</text:p>
          </table:table-cell>
          <table:table-cell office:value-type="float" office:value="0.875157833099365" calcext:value-type="float">
            <text:p>0.8751578331</text:p>
          </table:table-cell>
          <table:table-cell office:value-type="float" office:value="6.02685546875" calcext:value-type="float">
            <text:p>6.0268554688</text:p>
          </table:table-cell>
          <table:table-cell office:value-type="float" office:value="0.695123434066772" calcext:value-type="float">
            <text:p>0.6951234341</text:p>
          </table:table-cell>
          <table:table-cell table:number-columns-repeated="96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85433387756347" calcext:value-type="float">
            <text:p>0.6854333878</text:p>
          </table:table-cell>
          <table:table-cell office:value-type="float" office:value="0.841795921325683" calcext:value-type="float">
            <text:p>0.8417959213</text:p>
          </table:table-cell>
          <table:table-cell office:value-type="float" office:value="0.441123962402343" calcext:value-type="float">
            <text:p>0.4411239624</text:p>
          </table:table-cell>
          <table:table-cell office:value-type="float" office:value="0.0289363861083984" calcext:value-type="float">
            <text:p>0.0289363861</text:p>
          </table:table-cell>
          <table:table-cell office:value-type="float" office:value="0.661491394042968" calcext:value-type="float">
            <text:p>0.661491394</text:p>
          </table:table-cell>
          <table:table-cell office:value-type="float" office:value="0.2450532913208" calcext:value-type="float">
            <text:p>0.2450532913</text:p>
          </table:table-cell>
          <table:table-cell office:value-type="float" office:value="0.467323303222656" calcext:value-type="float">
            <text:p>0.4673233032</text:p>
          </table:table-cell>
          <table:table-cell office:value-type="float" office:value="0.0147395133972167" calcext:value-type="float">
            <text:p>0.0147395134</text:p>
          </table:table-cell>
          <table:table-cell office:value-type="float" office:value="0.802930831909179" calcext:value-type="float">
            <text:p>0.8029308319</text:p>
          </table:table-cell>
          <table:table-cell office:value-type="float" office:value="0.517033576965332" calcext:value-type="float">
            <text:p>0.517033577</text:p>
          </table:table-cell>
          <table:table-cell office:value-type="float" office:value="0.396156311035156" calcext:value-type="float">
            <text:p>0.396156311</text:p>
          </table:table-cell>
          <table:table-cell office:value-type="float" office:value="1.02388858795166" calcext:value-type="float">
            <text:p>1.023888588</text:p>
          </table:table-cell>
          <table:table-cell office:value-type="float" office:value="1.77280616760253" calcext:value-type="float">
            <text:p>1.7728061676</text:p>
          </table:table-cell>
          <table:table-cell office:value-type="float" office:value="2.41083145141601" calcext:value-type="float">
            <text:p>2.4108314514</text:p>
          </table:table-cell>
          <table:table-cell office:value-type="float" office:value="0.155029296875" calcext:value-type="float">
            <text:p>0.1550292969</text:p>
          </table:table-cell>
          <table:table-cell office:value-type="float" office:value="2.18386459350585" calcext:value-type="float">
            <text:p>2.1838645935</text:p>
          </table:table-cell>
          <table:table-cell office:value-type="float" office:value="0.194185256958007" calcext:value-type="float">
            <text:p>0.194185257</text:p>
          </table:table-cell>
          <table:table-cell office:value-type="float" office:value="0.933033943176269" calcext:value-type="float">
            <text:p>0.9330339432</text:p>
          </table:table-cell>
          <table:table-cell office:value-type="float" office:value="0.365451335906982" calcext:value-type="float">
            <text:p>0.3654513359</text:p>
          </table:table-cell>
          <table:table-cell office:value-type="float" office:value="0.538296699523925" calcext:value-type="float">
            <text:p>0.5382966995</text:p>
          </table:table-cell>
          <table:table-cell office:value-type="float" office:value="1.4226541519165" calcext:value-type="float">
            <text:p>1.4226541519</text:p>
          </table:table-cell>
          <table:table-cell office:value-type="float" office:value="0.430449485778808" calcext:value-type="float">
            <text:p>0.4304494858</text:p>
          </table:table-cell>
          <table:table-cell office:value-type="float" office:value="0.714378356933593" calcext:value-type="float">
            <text:p>0.7143783569</text:p>
          </table:table-cell>
          <table:table-cell office:value-type="float" office:value="1.18972969055175" calcext:value-type="float">
            <text:p>1.1897296906</text:p>
          </table:table-cell>
          <table:table-cell office:value-type="float" office:value="0.314892768859863" calcext:value-type="float">
            <text:p>0.3148927689</text:p>
          </table:table-cell>
          <table:table-cell office:value-type="float" office:value="0.384680747985839" calcext:value-type="float">
            <text:p>0.384680748</text:p>
          </table:table-cell>
          <table:table-cell office:value-type="float" office:value="0.31749153137207" calcext:value-type="float">
            <text:p>0.3174915314</text:p>
          </table:table-cell>
          <table:table-cell office:value-type="float" office:value="1.32513236999511" calcext:value-type="float">
            <text:p>1.32513237</text:p>
          </table:table-cell>
          <table:table-cell office:value-type="float" office:value="0.591575622558593" calcext:value-type="float">
            <text:p>0.5915756226</text:p>
          </table:table-cell>
          <table:table-cell office:value-type="float" office:value="0.0995540618896484" calcext:value-type="float">
            <text:p>0.0995540619</text:p>
          </table:table-cell>
          <table:table-cell office:value-type="float" office:value="2.08496665954589" calcext:value-type="float">
            <text:p>2.0849666595</text:p>
          </table:table-cell>
          <table:table-cell office:value-type="float" office:value="0.31719160079956" calcext:value-type="float">
            <text:p>0.3171916008</text:p>
          </table:table-cell>
          <table:table-cell office:value-type="float" office:value="0.133924484252929" calcext:value-type="float">
            <text:p>0.1339244843</text:p>
          </table:table-cell>
          <table:table-cell office:value-type="float" office:value="0.253116607666015" calcext:value-type="float">
            <text:p>0.2531166077</text:p>
          </table:table-cell>
          <table:table-cell office:value-type="float" office:value="0.631704330444335" calcext:value-type="float">
            <text:p>0.6317043304</text:p>
          </table:table-cell>
          <table:table-cell office:value-type="float" office:value="0.502920150756835" calcext:value-type="float">
            <text:p>0.5029201508</text:p>
          </table:table-cell>
          <table:table-cell office:value-type="float" office:value="2.08777713775634" calcext:value-type="float">
            <text:p>2.0877771378</text:p>
          </table:table-cell>
          <table:table-cell office:value-type="float" office:value="1.18411636352539" calcext:value-type="float">
            <text:p>1.1841163635</text:p>
          </table:table-cell>
          <table:table-cell office:value-type="float" office:value="1.22432327270507" calcext:value-type="float">
            <text:p>1.2243232727</text:p>
          </table:table-cell>
          <table:table-cell office:value-type="float" office:value="1.417236328125" calcext:value-type="float">
            <text:p>1.4172363281</text:p>
          </table:table-cell>
          <table:table-cell office:value-type="float" office:value="0.925132751464843" calcext:value-type="float">
            <text:p>0.9251327515</text:p>
          </table:table-cell>
          <table:table-cell office:value-type="float" office:value="0.0210752487182617" calcext:value-type="float">
            <text:p>0.0210752487</text:p>
          </table:table-cell>
          <table:table-cell office:value-type="float" office:value="0.480039596557617" calcext:value-type="float">
            <text:p>0.4800395966</text:p>
          </table:table-cell>
          <table:table-cell office:value-type="float" office:value="0.212422370910644" calcext:value-type="float">
            <text:p>0.2124223709</text:p>
          </table:table-cell>
          <table:table-cell office:value-type="float" office:value="0.944875717163085" calcext:value-type="float">
            <text:p>0.9448757172</text:p>
          </table:table-cell>
          <table:table-cell office:value-type="float" office:value="0.513836860656738" calcext:value-type="float">
            <text:p>0.5138368607</text:p>
          </table:table-cell>
          <table:table-cell office:value-type="float" office:value="0.842887878417968" calcext:value-type="float">
            <text:p>0.8428878784</text:p>
          </table:table-cell>
          <table:table-cell office:value-type="float" office:value="1.8450264930725" calcext:value-type="float">
            <text:p>1.8450264931</text:p>
          </table:table-cell>
          <table:table-cell office:value-type="float" office:value="1.35974311828613" calcext:value-type="float">
            <text:p>1.3597431183</text:p>
          </table:table-cell>
          <table:table-cell office:value-type="float" office:value="0.433964729309082" calcext:value-type="float">
            <text:p>0.4339647293</text:p>
          </table:table-cell>
          <table:table-cell office:value-type="float" office:value="1.15130186080932" calcext:value-type="float">
            <text:p>1.1513018608</text:p>
          </table:table-cell>
          <table:table-cell office:value-type="float" office:value="0.023442268371582" calcext:value-type="float">
            <text:p>0.0234422684</text:p>
          </table:table-cell>
          <table:table-cell office:value-type="float" office:value="0.887972354888916" calcext:value-type="float">
            <text:p>0.8879723549</text:p>
          </table:table-cell>
          <table:table-cell office:value-type="float" office:value="0.722575187683105" calcext:value-type="float">
            <text:p>0.7225751877</text:p>
          </table:table-cell>
          <table:table-cell office:value-type="float" office:value="0.470780134201049" calcext:value-type="float">
            <text:p>0.4707801342</text:p>
          </table:table-cell>
          <table:table-cell table:number-columns-repeated="96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70650291442871" calcext:value-type="float">
            <text:p>0.8706502914</text:p>
          </table:table-cell>
          <table:table-cell office:value-type="float" office:value="1.34616470336914" calcext:value-type="float">
            <text:p>1.3461647034</text:p>
          </table:table-cell>
          <table:table-cell office:value-type="float" office:value="0.78791332244873" calcext:value-type="float">
            <text:p>0.7879133224</text:p>
          </table:table-cell>
          <table:table-cell office:value-type="float" office:value="1.11352062225341" calcext:value-type="float">
            <text:p>1.1135206223</text:p>
          </table:table-cell>
          <table:table-cell office:value-type="float" office:value="1.59592533111572" calcext:value-type="float">
            <text:p>1.5959253311</text:p>
          </table:table-cell>
          <table:table-cell office:value-type="float" office:value="1.88095378875732" calcext:value-type="float">
            <text:p>1.8809537888</text:p>
          </table:table-cell>
          <table:table-cell office:value-type="float" office:value="0.940887451171875" calcext:value-type="float">
            <text:p>0.9408874512</text:p>
          </table:table-cell>
          <table:table-cell office:value-type="float" office:value="0.901801586151123" calcext:value-type="float">
            <text:p>0.9018015862</text:p>
          </table:table-cell>
          <table:table-cell office:value-type="float" office:value="1.3712043762207" calcext:value-type="float">
            <text:p>1.3712043762</text:p>
          </table:table-cell>
          <table:table-cell office:value-type="float" office:value="1.21029615402221" calcext:value-type="float">
            <text:p>1.210296154</text:p>
          </table:table-cell>
          <table:table-cell office:value-type="float" office:value="1.38343572616577" calcext:value-type="float">
            <text:p>1.3834357262</text:p>
          </table:table-cell>
          <table:table-cell office:value-type="float" office:value="0.322904586791992" calcext:value-type="float">
            <text:p>0.3229045868</text:p>
          </table:table-cell>
          <table:table-cell office:value-type="float" office:value="1.62348651885986" calcext:value-type="float">
            <text:p>1.6234865189</text:p>
          </table:table-cell>
          <table:table-cell office:value-type="float" office:value="2.7708511352539" calcext:value-type="float">
            <text:p>2.7708511353</text:p>
          </table:table-cell>
          <table:table-cell office:value-type="float" office:value="0.0373153686523437" calcext:value-type="float">
            <text:p>0.0373153687</text:p>
          </table:table-cell>
          <table:table-cell office:value-type="float" office:value="0.893568038940429" calcext:value-type="float">
            <text:p>0.8935680389</text:p>
          </table:table-cell>
          <table:table-cell office:value-type="float" office:value="0.109731674194335" calcext:value-type="float">
            <text:p>0.1097316742</text:p>
          </table:table-cell>
          <table:table-cell office:value-type="float" office:value="0.970922470092773" calcext:value-type="float">
            <text:p>0.9709224701</text:p>
          </table:table-cell>
          <table:table-cell office:value-type="float" office:value="0.451111316680908" calcext:value-type="float">
            <text:p>0.4511113167</text:p>
          </table:table-cell>
          <table:table-cell office:value-type="float" office:value="1.90474319458007" calcext:value-type="float">
            <text:p>1.9047431946</text:p>
          </table:table-cell>
          <table:table-cell office:value-type="float" office:value="0.553380012512207" calcext:value-type="float">
            <text:p>0.5533800125</text:p>
          </table:table-cell>
          <table:table-cell office:value-type="float" office:value="0.416129112243652" calcext:value-type="float">
            <text:p>0.4161291122</text:p>
          </table:table-cell>
          <table:table-cell office:value-type="float" office:value="1.98101902008056" calcext:value-type="float">
            <text:p>1.9810190201</text:p>
          </table:table-cell>
          <table:table-cell office:value-type="float" office:value="0.933759689331054" calcext:value-type="float">
            <text:p>0.9337596893</text:p>
          </table:table-cell>
          <table:table-cell office:value-type="float" office:value="0.697782516479492" calcext:value-type="float">
            <text:p>0.6977825165</text:p>
          </table:table-cell>
          <table:table-cell office:value-type="float" office:value="2.35818481445312" calcext:value-type="float">
            <text:p>2.3581848145</text:p>
          </table:table-cell>
          <table:table-cell office:value-type="float" office:value="0.818387985229492" calcext:value-type="float">
            <text:p>0.8183879852</text:p>
          </table:table-cell>
          <table:table-cell office:value-type="float" office:value="1.9942455291748" calcext:value-type="float">
            <text:p>1.9942455292</text:p>
          </table:table-cell>
          <table:table-cell office:value-type="float" office:value="3.10643863677978" calcext:value-type="float">
            <text:p>3.1064386368</text:p>
          </table:table-cell>
          <table:table-cell office:value-type="float" office:value="0.403911590576171" calcext:value-type="float">
            <text:p>0.4039115906</text:p>
          </table:table-cell>
          <table:table-cell office:value-type="float" office:value="0.508136749267578" calcext:value-type="float">
            <text:p>0.5081367493</text:p>
          </table:table-cell>
          <table:table-cell office:value-type="float" office:value="0.406541347503662" calcext:value-type="float">
            <text:p>0.4065413475</text:p>
          </table:table-cell>
          <table:table-cell office:value-type="float" office:value="0.0414953231811523" calcext:value-type="float">
            <text:p>0.0414953232</text:p>
          </table:table-cell>
          <table:table-cell office:value-type="float" office:value="0.486164093017578" calcext:value-type="float">
            <text:p>0.486164093</text:p>
          </table:table-cell>
          <table:table-cell office:value-type="float" office:value="2.62590456008911" calcext:value-type="float">
            <text:p>2.6259045601</text:p>
          </table:table-cell>
          <table:table-cell office:value-type="float" office:value="0.911103248596191" calcext:value-type="float">
            <text:p>0.9111032486</text:p>
          </table:table-cell>
          <table:table-cell office:value-type="float" office:value="2.95086050033569" calcext:value-type="float">
            <text:p>2.9508605003</text:p>
          </table:table-cell>
          <table:table-cell office:value-type="float" office:value="0.972846984863281" calcext:value-type="float">
            <text:p>0.9728469849</text:p>
          </table:table-cell>
          <table:table-cell office:value-type="float" office:value="1.87979698181152" calcext:value-type="float">
            <text:p>1.8797969818</text:p>
          </table:table-cell>
          <table:table-cell office:value-type="float" office:value="1.3164005279541" calcext:value-type="float">
            <text:p>1.316400528</text:p>
          </table:table-cell>
          <table:table-cell office:value-type="float" office:value="1.97981071472167" calcext:value-type="float">
            <text:p>1.9798107147</text:p>
          </table:table-cell>
          <table:table-cell office:value-type="float" office:value="0.371349334716796" calcext:value-type="float">
            <text:p>0.3713493347</text:p>
          </table:table-cell>
          <table:table-cell office:value-type="float" office:value="0.700426578521728" calcext:value-type="float">
            <text:p>0.7004265785</text:p>
          </table:table-cell>
          <table:table-cell office:value-type="float" office:value="2.16169643402099" calcext:value-type="float">
            <text:p>2.161696434</text:p>
          </table:table-cell>
          <table:table-cell office:value-type="float" office:value="1.44396781921386" calcext:value-type="float">
            <text:p>1.4439678192</text:p>
          </table:table-cell>
          <table:table-cell office:value-type="float" office:value="1.36166381835937" calcext:value-type="float">
            <text:p>1.3616638184</text:p>
          </table:table-cell>
          <table:table-cell office:value-type="float" office:value="1.36548042297363" calcext:value-type="float">
            <text:p>1.365480423</text:p>
          </table:table-cell>
          <table:table-cell office:value-type="float" office:value="1.31360912322998" calcext:value-type="float">
            <text:p>1.3136091232</text:p>
          </table:table-cell>
          <table:table-cell office:value-type="float" office:value="5.34939384460449" calcext:value-type="float">
            <text:p>5.3493938446</text:p>
          </table:table-cell>
          <table:table-cell office:value-type="float" office:value="2.53364372253417" calcext:value-type="float">
            <text:p>2.5336437225</text:p>
          </table:table-cell>
          <table:table-cell office:value-type="float" office:value="0.434153079986572" calcext:value-type="float">
            <text:p>0.43415308</text:p>
          </table:table-cell>
          <table:table-cell office:value-type="float" office:value="0.396320819854736" calcext:value-type="float">
            <text:p>0.3963208199</text:p>
          </table:table-cell>
          <table:table-cell office:value-type="float" office:value="0.110509395599365" calcext:value-type="float">
            <text:p>0.1105093956</text:p>
          </table:table-cell>
          <table:table-cell office:value-type="float" office:value="1.58977699279785" calcext:value-type="float">
            <text:p>1.5897769928</text:p>
          </table:table-cell>
          <table:table-cell office:value-type="float" office:value="1.89699578285217" calcext:value-type="float">
            <text:p>1.8969957829</text:p>
          </table:table-cell>
          <table:table-cell table:number-columns-repeated="96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08559465408325" calcext:value-type="float">
            <text:p>3.0855946541</text:p>
          </table:table-cell>
          <table:table-cell office:value-type="float" office:value="0.42677879333496" calcext:value-type="float">
            <text:p>0.4267787933</text:p>
          </table:table-cell>
          <table:table-cell office:value-type="float" office:value="0.365860939025878" calcext:value-type="float">
            <text:p>0.365860939</text:p>
          </table:table-cell>
          <table:table-cell office:value-type="float" office:value="0.820497512817382" calcext:value-type="float">
            <text:p>0.8204975128</text:p>
          </table:table-cell>
          <table:table-cell office:value-type="float" office:value="0.0399560928344726" calcext:value-type="float">
            <text:p>0.0399560928</text:p>
          </table:table-cell>
          <table:table-cell office:value-type="float" office:value="1.26839923858642" calcext:value-type="float">
            <text:p>1.2683992386</text:p>
          </table:table-cell>
          <table:table-cell office:value-type="float" office:value="2.76027870178222" calcext:value-type="float">
            <text:p>2.7602787018</text:p>
          </table:table-cell>
          <table:table-cell office:value-type="float" office:value="0.324908733367919" calcext:value-type="float">
            <text:p>0.3249087334</text:p>
          </table:table-cell>
          <table:table-cell office:value-type="float" office:value="0.756301879882812" calcext:value-type="float">
            <text:p>0.7563018799</text:p>
          </table:table-cell>
          <table:table-cell office:value-type="float" office:value="0.351283550262451" calcext:value-type="float">
            <text:p>0.3512835503</text:p>
          </table:table-cell>
          <table:table-cell office:value-type="float" office:value="1.53459405899047" calcext:value-type="float">
            <text:p>1.534594059</text:p>
          </table:table-cell>
          <table:table-cell office:value-type="float" office:value="0.177559852600097" calcext:value-type="float">
            <text:p>0.1775598526</text:p>
          </table:table-cell>
          <table:table-cell office:value-type="float" office:value="2.62182903289794" calcext:value-type="float">
            <text:p>2.6218290329</text:p>
          </table:table-cell>
          <table:table-cell office:value-type="float" office:value="1.59671974182128" calcext:value-type="float">
            <text:p>1.5967197418</text:p>
          </table:table-cell>
          <table:table-cell office:value-type="float" office:value="0.219112396240234" calcext:value-type="float">
            <text:p>0.2191123962</text:p>
          </table:table-cell>
          <table:table-cell office:value-type="float" office:value="0.137714385986328" calcext:value-type="float">
            <text:p>0.137714386</text:p>
          </table:table-cell>
          <table:table-cell office:value-type="float" office:value="0.422931671142578" calcext:value-type="float">
            <text:p>0.4229316711</text:p>
          </table:table-cell>
          <table:table-cell office:value-type="float" office:value="0.312499046325683" calcext:value-type="float">
            <text:p>0.3124990463</text:p>
          </table:table-cell>
          <table:table-cell office:value-type="float" office:value="0.417225360870361" calcext:value-type="float">
            <text:p>0.4172253609</text:p>
          </table:table-cell>
          <table:table-cell office:value-type="float" office:value="1.60148429870605" calcext:value-type="float">
            <text:p>1.6014842987</text:p>
          </table:table-cell>
          <table:table-cell office:value-type="float" office:value="0.984283447265625" calcext:value-type="float">
            <text:p>0.9842834473</text:p>
          </table:table-cell>
          <table:table-cell office:value-type="float" office:value="0.14711570739746" calcext:value-type="float">
            <text:p>0.1471157074</text:p>
          </table:table-cell>
          <table:table-cell office:value-type="float" office:value="0.621683120727539" calcext:value-type="float">
            <text:p>0.6216831207</text:p>
          </table:table-cell>
          <table:table-cell office:value-type="float" office:value="0.8345627784729" calcext:value-type="float">
            <text:p>0.8345627785</text:p>
          </table:table-cell>
          <table:table-cell office:value-type="float" office:value="4.03519392013549" calcext:value-type="float">
            <text:p>4.0351939201</text:p>
          </table:table-cell>
          <table:table-cell office:value-type="float" office:value="0.346990585327148" calcext:value-type="float">
            <text:p>0.3469905853</text:p>
          </table:table-cell>
          <table:table-cell table:style-name="ce3" office:value-type="float" office:value="0.000560760498046875" calcext:value-type="float">
            <text:p>5.61E-04</text:p>
          </table:table-cell>
          <table:table-cell office:value-type="float" office:value="2.37727546691894" calcext:value-type="float">
            <text:p>2.3772754669</text:p>
          </table:table-cell>
          <table:table-cell office:value-type="float" office:value="1.38064002990722" calcext:value-type="float">
            <text:p>1.3806400299</text:p>
          </table:table-cell>
          <table:table-cell office:value-type="float" office:value="1.45395183563232" calcext:value-type="float">
            <text:p>1.4539518356</text:p>
          </table:table-cell>
          <table:table-cell office:value-type="float" office:value="3.44423007965087" calcext:value-type="float">
            <text:p>3.4442300797</text:p>
          </table:table-cell>
          <table:table-cell office:value-type="float" office:value="0.359384059906005" calcext:value-type="float">
            <text:p>0.3593840599</text:p>
          </table:table-cell>
          <table:table-cell office:value-type="float" office:value="0.3385009765625" calcext:value-type="float">
            <text:p>0.3385009766</text:p>
          </table:table-cell>
          <table:table-cell office:value-type="float" office:value="1.00397825241088" calcext:value-type="float">
            <text:p>1.0039782524</text:p>
          </table:table-cell>
          <table:table-cell office:value-type="float" office:value="0.899101257324218" calcext:value-type="float">
            <text:p>0.8991012573</text:p>
          </table:table-cell>
          <table:table-cell office:value-type="float" office:value="0.73927354812622" calcext:value-type="float">
            <text:p>0.7392735481</text:p>
          </table:table-cell>
          <table:table-cell office:value-type="float" office:value="3.62682580947875" calcext:value-type="float">
            <text:p>3.6268258095</text:p>
          </table:table-cell>
          <table:table-cell office:value-type="float" office:value="0.387126922607421" calcext:value-type="float">
            <text:p>0.3871269226</text:p>
          </table:table-cell>
          <table:table-cell office:value-type="float" office:value="1.26346397399902" calcext:value-type="float">
            <text:p>1.263463974</text:p>
          </table:table-cell>
          <table:table-cell office:value-type="float" office:value="1.246431350708" calcext:value-type="float">
            <text:p>1.2464313507</text:p>
          </table:table-cell>
          <table:table-cell office:value-type="float" office:value="0.708812713623046" calcext:value-type="float">
            <text:p>0.7088127136</text:p>
          </table:table-cell>
          <table:table-cell office:value-type="float" office:value="0.31092357635498" calcext:value-type="float">
            <text:p>0.3109235764</text:p>
          </table:table-cell>
          <table:table-cell office:value-type="float" office:value="0.141811847686767" calcext:value-type="float">
            <text:p>0.1418118477</text:p>
          </table:table-cell>
          <table:table-cell office:value-type="float" office:value="1.30973243713378" calcext:value-type="float">
            <text:p>1.3097324371</text:p>
          </table:table-cell>
          <table:table-cell office:value-type="float" office:value="1.07790279388427" calcext:value-type="float">
            <text:p>1.0779027939</text:p>
          </table:table-cell>
          <table:table-cell office:value-type="float" office:value="0.601300716400146" calcext:value-type="float">
            <text:p>0.6013007164</text:p>
          </table:table-cell>
          <table:table-cell office:value-type="float" office:value="1.30579185485839" calcext:value-type="float">
            <text:p>1.3057918549</text:p>
          </table:table-cell>
          <table:table-cell office:value-type="float" office:value="0.20130443572998" calcext:value-type="float">
            <text:p>0.2013044357</text:p>
          </table:table-cell>
          <table:table-cell office:value-type="float" office:value="0.461538314819335" calcext:value-type="float">
            <text:p>0.4615383148</text:p>
          </table:table-cell>
          <table:table-cell office:value-type="float" office:value="0.549402236938476" calcext:value-type="float">
            <text:p>0.5494022369</text:p>
          </table:table-cell>
          <table:table-cell office:value-type="float" office:value="0.379664421081542" calcext:value-type="float">
            <text:p>0.3796644211</text:p>
          </table:table-cell>
          <table:table-cell office:value-type="float" office:value="0.552745580673217" calcext:value-type="float">
            <text:p>0.5527455807</text:p>
          </table:table-cell>
          <table:table-cell office:value-type="float" office:value="0.403517246246337" calcext:value-type="float">
            <text:p>0.4035172462</text:p>
          </table:table-cell>
          <table:table-cell office:value-type="float" office:value="0.49504280090332" calcext:value-type="float">
            <text:p>0.4950428009</text:p>
          </table:table-cell>
          <table:table-cell office:value-type="float" office:value="0.334203958511352" calcext:value-type="float">
            <text:p>0.3342039585</text:p>
          </table:table-cell>
          <table:table-cell table:number-columns-repeated="96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17588710784912" calcext:value-type="float">
            <text:p>0.4175887108</text:p>
          </table:table-cell>
          <table:table-cell office:value-type="float" office:value="0.807497978210449" calcext:value-type="float">
            <text:p>0.8074979782</text:p>
          </table:table-cell>
          <table:table-cell office:value-type="float" office:value="1.9741153717041" calcext:value-type="float">
            <text:p>1.9741153717</text:p>
          </table:table-cell>
          <table:table-cell office:value-type="float" office:value="0.12956428527832" calcext:value-type="float">
            <text:p>0.1295642853</text:p>
          </table:table-cell>
          <table:table-cell office:value-type="float" office:value="2.39701843261718" calcext:value-type="float">
            <text:p>2.3970184326</text:p>
          </table:table-cell>
          <table:table-cell office:value-type="float" office:value="0.537179470062255" calcext:value-type="float">
            <text:p>0.5371794701</text:p>
          </table:table-cell>
          <table:table-cell office:value-type="float" office:value="1.58210563659667" calcext:value-type="float">
            <text:p>1.5821056366</text:p>
          </table:table-cell>
          <table:table-cell office:value-type="float" office:value="0.413000106811523" calcext:value-type="float">
            <text:p>0.4130001068</text:p>
          </table:table-cell>
          <table:table-cell office:value-type="float" office:value="1.21743488311767" calcext:value-type="float">
            <text:p>1.2174348831</text:p>
          </table:table-cell>
          <table:table-cell office:value-type="float" office:value="0.0733346939086914" calcext:value-type="float">
            <text:p>0.0733346939</text:p>
          </table:table-cell>
          <table:table-cell office:value-type="float" office:value="0.478948593139648" calcext:value-type="float">
            <text:p>0.4789485931</text:p>
          </table:table-cell>
          <table:table-cell office:value-type="float" office:value="0.232651710510253" calcext:value-type="float">
            <text:p>0.2326517105</text:p>
          </table:table-cell>
          <table:table-cell office:value-type="float" office:value="0.913716793060302" calcext:value-type="float">
            <text:p>0.9137167931</text:p>
          </table:table-cell>
          <table:table-cell office:value-type="float" office:value="0.530385971069335" calcext:value-type="float">
            <text:p>0.5303859711</text:p>
          </table:table-cell>
          <table:table-cell office:value-type="float" office:value="0.240816116333007" calcext:value-type="float">
            <text:p>0.2408161163</text:p>
          </table:table-cell>
          <table:table-cell office:value-type="float" office:value="2.21436691284179" calcext:value-type="float">
            <text:p>2.2143669128</text:p>
          </table:table-cell>
          <table:table-cell office:value-type="float" office:value="0.514820098876953" calcext:value-type="float">
            <text:p>0.5148200989</text:p>
          </table:table-cell>
          <table:table-cell office:value-type="float" office:value="1.22954940795898" calcext:value-type="float">
            <text:p>1.229549408</text:p>
          </table:table-cell>
          <table:table-cell office:value-type="float" office:value="1.27364206314086" calcext:value-type="float">
            <text:p>1.2736420631</text:p>
          </table:table-cell>
          <table:table-cell office:value-type="float" office:value="2.54327058792114" calcext:value-type="float">
            <text:p>2.5432705879</text:p>
          </table:table-cell>
          <table:table-cell office:value-type="float" office:value="0.513212203979492" calcext:value-type="float">
            <text:p>0.513212204</text:p>
          </table:table-cell>
          <table:table-cell office:value-type="float" office:value="0.353654861450195" calcext:value-type="float">
            <text:p>0.3536548615</text:p>
          </table:table-cell>
          <table:table-cell office:value-type="float" office:value="1.3517141342163" calcext:value-type="float">
            <text:p>1.3517141342</text:p>
          </table:table-cell>
          <table:table-cell office:value-type="float" office:value="0.486323833465576" calcext:value-type="float">
            <text:p>0.4863238335</text:p>
          </table:table-cell>
          <table:table-cell office:value-type="float" office:value="0.322304248809814" calcext:value-type="float">
            <text:p>0.3223042488</text:p>
          </table:table-cell>
          <table:table-cell office:value-type="float" office:value="1.29618167877197" calcext:value-type="float">
            <text:p>1.2961816788</text:p>
          </table:table-cell>
          <table:table-cell office:value-type="float" office:value="1.77345943450927" calcext:value-type="float">
            <text:p>1.7734594345</text:p>
          </table:table-cell>
          <table:table-cell office:value-type="float" office:value="2.11631393432617" calcext:value-type="float">
            <text:p>2.1163139343</text:p>
          </table:table-cell>
          <table:table-cell office:value-type="float" office:value="0.545120239257812" calcext:value-type="float">
            <text:p>0.5451202393</text:p>
          </table:table-cell>
          <table:table-cell office:value-type="float" office:value="0.472527027130126" calcext:value-type="float">
            <text:p>0.4725270271</text:p>
          </table:table-cell>
          <table:table-cell office:value-type="float" office:value="2.19642925262451" calcext:value-type="float">
            <text:p>2.1964292526</text:p>
          </table:table-cell>
          <table:table-cell office:value-type="float" office:value="0.225077629089355" calcext:value-type="float">
            <text:p>0.2250776291</text:p>
          </table:table-cell>
          <table:table-cell office:value-type="float" office:value="2.29835796356201" calcext:value-type="float">
            <text:p>2.2983579636</text:p>
          </table:table-cell>
          <table:table-cell office:value-type="float" office:value="0.453986167907714" calcext:value-type="float">
            <text:p>0.4539861679</text:p>
          </table:table-cell>
          <table:table-cell office:value-type="float" office:value="0.632633686065673" calcext:value-type="float">
            <text:p>0.6326336861</text:p>
          </table:table-cell>
          <table:table-cell office:value-type="float" office:value="0.719373703002929" calcext:value-type="float">
            <text:p>0.719373703</text:p>
          </table:table-cell>
          <table:table-cell office:value-type="float" office:value="0.632098674774169" calcext:value-type="float">
            <text:p>0.6320986748</text:p>
          </table:table-cell>
          <table:table-cell office:value-type="float" office:value="1.91955375671386" calcext:value-type="float">
            <text:p>1.9195537567</text:p>
          </table:table-cell>
          <table:table-cell office:value-type="float" office:value="0.516380310058593" calcext:value-type="float">
            <text:p>0.5163803101</text:p>
          </table:table-cell>
          <table:table-cell office:value-type="float" office:value="2.37988853454589" calcext:value-type="float">
            <text:p>2.3798885345</text:p>
          </table:table-cell>
          <table:table-cell office:value-type="float" office:value="1.17098808288574" calcext:value-type="float">
            <text:p>1.1709880829</text:p>
          </table:table-cell>
          <table:table-cell office:value-type="float" office:value="0.569408416748046" calcext:value-type="float">
            <text:p>0.5694084167</text:p>
          </table:table-cell>
          <table:table-cell office:value-type="float" office:value="0.521956443786621" calcext:value-type="float">
            <text:p>0.5219564438</text:p>
          </table:table-cell>
          <table:table-cell office:value-type="float" office:value="0.0319347381591796" calcext:value-type="float">
            <text:p>0.0319347382</text:p>
          </table:table-cell>
          <table:table-cell office:value-type="float" office:value="0.247729301452636" calcext:value-type="float">
            <text:p>0.2477293015</text:p>
          </table:table-cell>
          <table:table-cell office:value-type="float" office:value="0.897065162658691" calcext:value-type="float">
            <text:p>0.8970651627</text:p>
          </table:table-cell>
          <table:table-cell office:value-type="float" office:value="1.64875602722167" calcext:value-type="float">
            <text:p>1.6487560272</text:p>
          </table:table-cell>
          <table:table-cell office:value-type="float" office:value="0.0157160758972167" calcext:value-type="float">
            <text:p>0.0157160759</text:p>
          </table:table-cell>
          <table:table-cell office:value-type="float" office:value="1.00115966796875" calcext:value-type="float">
            <text:p>1.001159668</text:p>
          </table:table-cell>
          <table:table-cell office:value-type="float" office:value="3.48094940185546" calcext:value-type="float">
            <text:p>3.4809494019</text:p>
          </table:table-cell>
          <table:table-cell office:value-type="float" office:value="0.424797058105468" calcext:value-type="float">
            <text:p>0.4247970581</text:p>
          </table:table-cell>
          <table:table-cell office:value-type="float" office:value="0.182762145996093" calcext:value-type="float">
            <text:p>0.182762146</text:p>
          </table:table-cell>
          <table:table-cell office:value-type="float" office:value="0.771531581878662" calcext:value-type="float">
            <text:p>0.7715315819</text:p>
          </table:table-cell>
          <table:table-cell office:value-type="float" office:value="0.545388221740722" calcext:value-type="float">
            <text:p>0.5453882217</text:p>
          </table:table-cell>
          <table:table-cell office:value-type="float" office:value="0.528600931167602" calcext:value-type="float">
            <text:p>0.5286009312</text:p>
          </table:table-cell>
          <table:table-cell table:number-columns-repeated="96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91534996032714" calcext:value-type="float">
            <text:p>0.191534996</text:p>
          </table:table-cell>
          <table:table-cell office:value-type="float" office:value="0.11456298828125" calcext:value-type="float">
            <text:p>0.1145629883</text:p>
          </table:table-cell>
          <table:table-cell office:value-type="float" office:value="2.46746063232421" calcext:value-type="float">
            <text:p>2.4674606323</text:p>
          </table:table-cell>
          <table:table-cell office:value-type="float" office:value="2.18377494812011" calcext:value-type="float">
            <text:p>2.1837749481</text:p>
          </table:table-cell>
          <table:table-cell office:value-type="float" office:value="1.27029418945312" calcext:value-type="float">
            <text:p>1.2702941895</text:p>
          </table:table-cell>
          <table:table-cell office:value-type="float" office:value="7.30491971969604" calcext:value-type="float">
            <text:p>7.3049197197</text:p>
          </table:table-cell>
          <table:table-cell office:value-type="float" office:value="4.00460720062255" calcext:value-type="float">
            <text:p>4.0046072006</text:p>
          </table:table-cell>
          <table:table-cell office:value-type="float" office:value="1.16194176673889" calcext:value-type="float">
            <text:p>1.1619417667</text:p>
          </table:table-cell>
          <table:table-cell office:value-type="float" office:value="2.58361053466796" calcext:value-type="float">
            <text:p>2.5836105347</text:p>
          </table:table-cell>
          <table:table-cell office:value-type="float" office:value="1.08781433105468" calcext:value-type="float">
            <text:p>1.0878143311</text:p>
          </table:table-cell>
          <table:table-cell office:value-type="float" office:value="3.0370135307312" calcext:value-type="float">
            <text:p>3.0370135307</text:p>
          </table:table-cell>
          <table:table-cell office:value-type="float" office:value="0.234837055206298" calcext:value-type="float">
            <text:p>0.2348370552</text:p>
          </table:table-cell>
          <table:table-cell office:value-type="float" office:value="3.11878490447998" calcext:value-type="float">
            <text:p>3.1187849045</text:p>
          </table:table-cell>
          <table:table-cell office:value-type="float" office:value="1.82561302185058" calcext:value-type="float">
            <text:p>1.8256130219</text:p>
          </table:table-cell>
          <table:table-cell office:value-type="float" office:value="3.09309768676757" calcext:value-type="float">
            <text:p>3.0930976868</text:p>
          </table:table-cell>
          <table:table-cell office:value-type="float" office:value="2.54426002502441" calcext:value-type="float">
            <text:p>2.544260025</text:p>
          </table:table-cell>
          <table:table-cell office:value-type="float" office:value="1.39675140380859" calcext:value-type="float">
            <text:p>1.3967514038</text:p>
          </table:table-cell>
          <table:table-cell office:value-type="float" office:value="2.30853843688964" calcext:value-type="float">
            <text:p>2.3085384369</text:p>
          </table:table-cell>
          <table:table-cell office:value-type="float" office:value="0.198864459991455" calcext:value-type="float">
            <text:p>0.19886446</text:p>
          </table:table-cell>
          <table:table-cell office:value-type="float" office:value="1.32243537902832" calcext:value-type="float">
            <text:p>1.322435379</text:p>
          </table:table-cell>
          <table:table-cell office:value-type="float" office:value="2.5485029220581" calcext:value-type="float">
            <text:p>2.5485029221</text:p>
          </table:table-cell>
          <table:table-cell office:value-type="float" office:value="3.11078834533691" calcext:value-type="float">
            <text:p>3.1107883453</text:p>
          </table:table-cell>
          <table:table-cell office:value-type="float" office:value="3.73911666870117" calcext:value-type="float">
            <text:p>3.7391166687</text:p>
          </table:table-cell>
          <table:table-cell office:value-type="float" office:value="2.79630756378173" calcext:value-type="float">
            <text:p>2.7963075638</text:p>
          </table:table-cell>
          <table:table-cell office:value-type="float" office:value="1.05610227584838" calcext:value-type="float">
            <text:p>1.0561022758</text:p>
          </table:table-cell>
          <table:table-cell office:value-type="float" office:value="1.43963909149169" calcext:value-type="float">
            <text:p>1.4396390915</text:p>
          </table:table-cell>
          <table:table-cell office:value-type="float" office:value="0.786094665527343" calcext:value-type="float">
            <text:p>0.7860946655</text:p>
          </table:table-cell>
          <table:table-cell office:value-type="float" office:value="0.17494773864746" calcext:value-type="float">
            <text:p>0.1749477386</text:p>
          </table:table-cell>
          <table:table-cell office:value-type="float" office:value="2.13832283020019" calcext:value-type="float">
            <text:p>2.1383228302</text:p>
          </table:table-cell>
          <table:table-cell office:value-type="float" office:value="6.86778497695922" calcext:value-type="float">
            <text:p>6.867784977</text:p>
          </table:table-cell>
          <table:table-cell office:value-type="float" office:value="1.06768226623535" calcext:value-type="float">
            <text:p>1.0676822662</text:p>
          </table:table-cell>
          <table:table-cell office:value-type="float" office:value="0.838688850402832" calcext:value-type="float">
            <text:p>0.8386888504</text:p>
          </table:table-cell>
          <table:table-cell office:value-type="float" office:value="0.469054222106933" calcext:value-type="float">
            <text:p>0.4690542221</text:p>
          </table:table-cell>
          <table:table-cell office:value-type="float" office:value="1.39971542358398" calcext:value-type="float">
            <text:p>1.3997154236</text:p>
          </table:table-cell>
          <table:table-cell office:value-type="float" office:value="2.85150814056396" calcext:value-type="float">
            <text:p>2.8515081406</text:p>
          </table:table-cell>
          <table:table-cell office:value-type="float" office:value="1.91472291946411" calcext:value-type="float">
            <text:p>1.9147229195</text:p>
          </table:table-cell>
          <table:table-cell office:value-type="float" office:value="3.34801149368286" calcext:value-type="float">
            <text:p>3.3480114937</text:p>
          </table:table-cell>
          <table:table-cell office:value-type="float" office:value="0.75655174255371" calcext:value-type="float">
            <text:p>0.7565517426</text:p>
          </table:table-cell>
          <table:table-cell office:value-type="float" office:value="0.354965209960937" calcext:value-type="float">
            <text:p>0.35496521</text:p>
          </table:table-cell>
          <table:table-cell office:value-type="float" office:value="2.7457275390625" calcext:value-type="float">
            <text:p>2.7457275391</text:p>
          </table:table-cell>
          <table:table-cell office:value-type="float" office:value="0.205799102783203" calcext:value-type="float">
            <text:p>0.2057991028</text:p>
          </table:table-cell>
          <table:table-cell office:value-type="float" office:value="0.734857559204101" calcext:value-type="float">
            <text:p>0.7348575592</text:p>
          </table:table-cell>
          <table:table-cell office:value-type="float" office:value="0.067941665649414" calcext:value-type="float">
            <text:p>0.0679416656</text:p>
          </table:table-cell>
          <table:table-cell office:value-type="float" office:value="0.811436176300048" calcext:value-type="float">
            <text:p>0.8114361763</text:p>
          </table:table-cell>
          <table:table-cell office:value-type="float" office:value="0.45395278930664" calcext:value-type="float">
            <text:p>0.4539527893</text:p>
          </table:table-cell>
          <table:table-cell office:value-type="float" office:value="3.00298595428466" calcext:value-type="float">
            <text:p>3.0029859543</text:p>
          </table:table-cell>
          <table:table-cell office:value-type="float" office:value="1.43159389495849" calcext:value-type="float">
            <text:p>1.431593895</text:p>
          </table:table-cell>
          <table:table-cell office:value-type="float" office:value="1.286381483078" calcext:value-type="float">
            <text:p>1.2863814831</text:p>
          </table:table-cell>
          <table:table-cell office:value-type="float" office:value="2.16668128967285" calcext:value-type="float">
            <text:p>2.1666812897</text:p>
          </table:table-cell>
          <table:table-cell office:value-type="float" office:value="4.62469482421875" calcext:value-type="float">
            <text:p>4.6246948242</text:p>
          </table:table-cell>
          <table:table-cell office:value-type="float" office:value="0.0653157234191894" calcext:value-type="float">
            <text:p>0.0653157234</text:p>
          </table:table-cell>
          <table:table-cell office:value-type="float" office:value="0.914635181427002" calcext:value-type="float">
            <text:p>0.9146351814</text:p>
          </table:table-cell>
          <table:table-cell office:value-type="float" office:value="0.37772512435913" calcext:value-type="float">
            <text:p>0.3777251244</text:p>
          </table:table-cell>
          <table:table-cell office:value-type="float" office:value="1.82746505737304" calcext:value-type="float">
            <text:p>1.8274650574</text:p>
          </table:table-cell>
          <table:table-cell office:value-type="float" office:value="1.35023593902587" calcext:value-type="float">
            <text:p>1.350235939</text:p>
          </table:table-cell>
          <table:table-cell table:number-columns-repeated="96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95189380645751" calcext:value-type="float">
            <text:p>0.2951893806</text:p>
          </table:table-cell>
          <table:table-cell office:value-type="float" office:value="0.410561561584472" calcext:value-type="float">
            <text:p>0.4105615616</text:p>
          </table:table-cell>
          <table:table-cell office:value-type="float" office:value="0.778380393981933" calcext:value-type="float">
            <text:p>0.778380394</text:p>
          </table:table-cell>
          <table:table-cell office:value-type="float" office:value="1.42804718017578" calcext:value-type="float">
            <text:p>1.4280471802</text:p>
          </table:table-cell>
          <table:table-cell office:value-type="float" office:value="0.00706768035888671" calcext:value-type="float">
            <text:p>0.0070676804</text:p>
          </table:table-cell>
          <table:table-cell office:value-type="float" office:value="0.893821716308593" calcext:value-type="float">
            <text:p>0.8938217163</text:p>
          </table:table-cell>
          <table:table-cell office:value-type="float" office:value="0.92689037322998" calcext:value-type="float">
            <text:p>0.9268903732</text:p>
          </table:table-cell>
          <table:table-cell office:value-type="float" office:value="0.356424331665039" calcext:value-type="float">
            <text:p>0.3564243317</text:p>
          </table:table-cell>
          <table:table-cell office:value-type="float" office:value="0.178362846374511" calcext:value-type="float">
            <text:p>0.1783628464</text:p>
          </table:table-cell>
          <table:table-cell office:value-type="float" office:value="0.437966346740722" calcext:value-type="float">
            <text:p>0.4379663467</text:p>
          </table:table-cell>
          <table:table-cell office:value-type="float" office:value="0.33808422088623" calcext:value-type="float">
            <text:p>0.3380842209</text:p>
          </table:table-cell>
          <table:table-cell office:value-type="float" office:value="1.01949977874755" calcext:value-type="float">
            <text:p>1.0194997787</text:p>
          </table:table-cell>
          <table:table-cell office:value-type="float" office:value="0.342974662780761" calcext:value-type="float">
            <text:p>0.3429746628</text:p>
          </table:table-cell>
          <table:table-cell office:value-type="float" office:value="0.553958892822265" calcext:value-type="float">
            <text:p>0.5539588928</text:p>
          </table:table-cell>
          <table:table-cell office:value-type="float" office:value="0.482551574707031" calcext:value-type="float">
            <text:p>0.4825515747</text:p>
          </table:table-cell>
          <table:table-cell office:value-type="float" office:value="2.3701171875" calcext:value-type="float">
            <text:p>2.3701171875</text:p>
          </table:table-cell>
          <table:table-cell office:value-type="float" office:value="0.423233032226562" calcext:value-type="float">
            <text:p>0.4232330322</text:p>
          </table:table-cell>
          <table:table-cell office:value-type="float" office:value="1.27263832092285" calcext:value-type="float">
            <text:p>1.2726383209</text:p>
          </table:table-cell>
          <table:table-cell office:value-type="float" office:value="1.33653306961059" calcext:value-type="float">
            <text:p>1.3365330696</text:p>
          </table:table-cell>
          <table:table-cell office:value-type="float" office:value="0.836298465728759" calcext:value-type="float">
            <text:p>0.8362984657</text:p>
          </table:table-cell>
          <table:table-cell office:value-type="float" office:value="0.283761978149414" calcext:value-type="float">
            <text:p>0.2837619781</text:p>
          </table:table-cell>
          <table:table-cell office:value-type="float" office:value="0.505177497863769" calcext:value-type="float">
            <text:p>0.5051774979</text:p>
          </table:table-cell>
          <table:table-cell office:value-type="float" office:value="1.03127384185791" calcext:value-type="float">
            <text:p>1.0312738419</text:p>
          </table:table-cell>
          <table:table-cell office:value-type="float" office:value="0.183939933776855" calcext:value-type="float">
            <text:p>0.1839399338</text:p>
          </table:table-cell>
          <table:table-cell office:value-type="float" office:value="1.22646427154541" calcext:value-type="float">
            <text:p>1.2264642715</text:p>
          </table:table-cell>
          <table:table-cell office:value-type="float" office:value="0.14913272857666" calcext:value-type="float">
            <text:p>0.1491327286</text:p>
          </table:table-cell>
          <table:table-cell office:value-type="float" office:value="1.05033016204833" calcext:value-type="float">
            <text:p>1.050330162</text:p>
          </table:table-cell>
          <table:table-cell office:value-type="float" office:value="0.520887374877929" calcext:value-type="float">
            <text:p>0.5208873749</text:p>
          </table:table-cell>
          <table:table-cell office:value-type="float" office:value="0.0368003845214843" calcext:value-type="float">
            <text:p>0.0368003845</text:p>
          </table:table-cell>
          <table:table-cell office:value-type="float" office:value="1.67911720275878" calcext:value-type="float">
            <text:p>1.6791172028</text:p>
          </table:table-cell>
          <table:table-cell office:value-type="float" office:value="0.0840482711791992" calcext:value-type="float">
            <text:p>0.0840482712</text:p>
          </table:table-cell>
          <table:table-cell office:value-type="float" office:value="0.410473346710205" calcext:value-type="float">
            <text:p>0.4104733467</text:p>
          </table:table-cell>
          <table:table-cell office:value-type="float" office:value="0.306102752685546" calcext:value-type="float">
            <text:p>0.3061027527</text:p>
          </table:table-cell>
          <table:table-cell office:value-type="float" office:value="0.11284065246582" calcext:value-type="float">
            <text:p>0.1128406525</text:p>
          </table:table-cell>
          <table:table-cell office:value-type="float" office:value="0.571744441986084" calcext:value-type="float">
            <text:p>0.571744442</text:p>
          </table:table-cell>
          <table:table-cell office:value-type="float" office:value="0.736225605010986" calcext:value-type="float">
            <text:p>0.736225605</text:p>
          </table:table-cell>
          <table:table-cell office:value-type="float" office:value="0.643408775329589" calcext:value-type="float">
            <text:p>0.6434087753</text:p>
          </table:table-cell>
          <table:table-cell office:value-type="float" office:value="0.268486022949218" calcext:value-type="float">
            <text:p>0.2684860229</text:p>
          </table:table-cell>
          <table:table-cell office:value-type="float" office:value="0.00613212585449218" calcext:value-type="float">
            <text:p>0.0061321259</text:p>
          </table:table-cell>
          <table:table-cell office:value-type="float" office:value="1.41632461547851" calcext:value-type="float">
            <text:p>1.4163246155</text:p>
          </table:table-cell>
          <table:table-cell office:value-type="float" office:value="0.0335369110107421" calcext:value-type="float">
            <text:p>0.033536911</text:p>
          </table:table-cell>
          <table:table-cell office:value-type="float" office:value="1.3342695236206" calcext:value-type="float">
            <text:p>1.3342695236</text:p>
          </table:table-cell>
          <table:table-cell office:value-type="float" office:value="0.83366584777832" calcext:value-type="float">
            <text:p>0.8336658478</text:p>
          </table:table-cell>
          <table:table-cell office:value-type="float" office:value="0.635401725769043" calcext:value-type="float">
            <text:p>0.6354017258</text:p>
          </table:table-cell>
          <table:table-cell office:value-type="float" office:value="0.162632942199707" calcext:value-type="float">
            <text:p>0.1626329422</text:p>
          </table:table-cell>
          <table:table-cell office:value-type="float" office:value="0.0778875350952148" calcext:value-type="float">
            <text:p>0.0778875351</text:p>
          </table:table-cell>
          <table:table-cell office:value-type="float" office:value="0.944240570068359" calcext:value-type="float">
            <text:p>0.9442405701</text:p>
          </table:table-cell>
          <table:table-cell office:value-type="float" office:value="0.139472484588623" calcext:value-type="float">
            <text:p>0.1394724846</text:p>
          </table:table-cell>
          <table:table-cell office:value-type="float" office:value="2.30169773101806" calcext:value-type="float">
            <text:p>2.301697731</text:p>
          </table:table-cell>
          <table:table-cell office:value-type="float" office:value="0.562224388122558" calcext:value-type="float">
            <text:p>0.5622243881</text:p>
          </table:table-cell>
          <table:table-cell office:value-type="float" office:value="0.0261640548706054" calcext:value-type="float">
            <text:p>0.0261640549</text:p>
          </table:table-cell>
          <table:table-cell office:value-type="float" office:value="0.450934410095214" calcext:value-type="float">
            <text:p>0.4509344101</text:p>
          </table:table-cell>
          <table:table-cell office:value-type="float" office:value="0.0274305343627929" calcext:value-type="float">
            <text:p>0.0274305344</text:p>
          </table:table-cell>
          <table:table-cell office:value-type="float" office:value="0.138001441955566" calcext:value-type="float">
            <text:p>0.138001442</text:p>
          </table:table-cell>
          <table:table-cell office:value-type="float" office:value="0.0341901779174804" calcext:value-type="float">
            <text:p>0.0341901779</text:p>
          </table:table-cell>
          <table:table-cell table:number-columns-repeated="96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10420227050781" calcext:value-type="float">
            <text:p>0.6104202271</text:p>
          </table:table-cell>
          <table:table-cell office:value-type="float" office:value="0.870927810668945" calcext:value-type="float">
            <text:p>0.8709278107</text:p>
          </table:table-cell>
          <table:table-cell office:value-type="float" office:value="0.480259895324707" calcext:value-type="float">
            <text:p>0.4802598953</text:p>
          </table:table-cell>
          <table:table-cell office:value-type="float" office:value="0.863824844360351" calcext:value-type="float">
            <text:p>0.8638248444</text:p>
          </table:table-cell>
          <table:table-cell office:value-type="float" office:value="1.43909645080566" calcext:value-type="float">
            <text:p>1.4390964508</text:p>
          </table:table-cell>
          <table:table-cell office:value-type="float" office:value="0.235609054565429" calcext:value-type="float">
            <text:p>0.2356090546</text:p>
          </table:table-cell>
          <table:table-cell office:value-type="float" office:value="1.37616062164306" calcext:value-type="float">
            <text:p>1.3761606216</text:p>
          </table:table-cell>
          <table:table-cell office:value-type="float" office:value="0.463145732879638" calcext:value-type="float">
            <text:p>0.4631457329</text:p>
          </table:table-cell>
          <table:table-cell office:value-type="float" office:value="0.130292892456054" calcext:value-type="float">
            <text:p>0.1302928925</text:p>
          </table:table-cell>
          <table:table-cell office:value-type="float" office:value="0.905144214630127" calcext:value-type="float">
            <text:p>0.9051442146</text:p>
          </table:table-cell>
          <table:table-cell office:value-type="float" office:value="0.100358486175537" calcext:value-type="float">
            <text:p>0.1003584862</text:p>
          </table:table-cell>
          <table:table-cell office:value-type="float" office:value="0.672914505004882" calcext:value-type="float">
            <text:p>0.672914505</text:p>
          </table:table-cell>
          <table:table-cell office:value-type="float" office:value="1.1067771911621" calcext:value-type="float">
            <text:p>1.1067771912</text:p>
          </table:table-cell>
          <table:table-cell office:value-type="float" office:value="0.955303192138671" calcext:value-type="float">
            <text:p>0.9553031921</text:p>
          </table:table-cell>
          <table:table-cell office:value-type="float" office:value="0.0603408813476562" calcext:value-type="float">
            <text:p>0.0603408813</text:p>
          </table:table-cell>
          <table:table-cell office:value-type="float" office:value="0.187458038330078" calcext:value-type="float">
            <text:p>0.1874580383</text:p>
          </table:table-cell>
          <table:table-cell office:value-type="float" office:value="0.775215148925781" calcext:value-type="float">
            <text:p>0.7752151489</text:p>
          </table:table-cell>
          <table:table-cell office:value-type="float" office:value="1.4206838607788" calcext:value-type="float">
            <text:p>1.4206838608</text:p>
          </table:table-cell>
          <table:table-cell office:value-type="float" office:value="1.21425294876098" calcext:value-type="float">
            <text:p>1.2142529488</text:p>
          </table:table-cell>
          <table:table-cell office:value-type="float" office:value="2.68058586120605" calcext:value-type="float">
            <text:p>2.6805858612</text:p>
          </table:table-cell>
          <table:table-cell office:value-type="float" office:value="0.521401405334472" calcext:value-type="float">
            <text:p>0.5214014053</text:p>
          </table:table-cell>
          <table:table-cell office:value-type="float" office:value="0.288705825805664" calcext:value-type="float">
            <text:p>0.2887058258</text:p>
          </table:table-cell>
          <table:table-cell office:value-type="float" office:value="0.906108856201171" calcext:value-type="float">
            <text:p>0.9061088562</text:p>
          </table:table-cell>
          <table:table-cell office:value-type="float" office:value="0.154901981353759" calcext:value-type="float">
            <text:p>0.1549019814</text:p>
          </table:table-cell>
          <table:table-cell office:value-type="float" office:value="0.808498382568359" calcext:value-type="float">
            <text:p>0.8084983826</text:p>
          </table:table-cell>
          <table:table-cell office:value-type="float" office:value="0.627062797546386" calcext:value-type="float">
            <text:p>0.6270627975</text:p>
          </table:table-cell>
          <table:table-cell office:value-type="float" office:value="1.12501239776611" calcext:value-type="float">
            <text:p>1.1250123978</text:p>
          </table:table-cell>
          <table:table-cell office:value-type="float" office:value="0.0399589538574218" calcext:value-type="float">
            <text:p>0.0399589539</text:p>
          </table:table-cell>
          <table:table-cell office:value-type="float" office:value="0.0801296234130859" calcext:value-type="float">
            <text:p>0.0801296234</text:p>
          </table:table-cell>
          <table:table-cell office:value-type="float" office:value="1.23744869232177" calcext:value-type="float">
            <text:p>1.2374486923</text:p>
          </table:table-cell>
          <table:table-cell office:value-type="float" office:value="1.26251411437988" calcext:value-type="float">
            <text:p>1.2625141144</text:p>
          </table:table-cell>
          <table:table-cell office:value-type="float" office:value="0.666875839233398" calcext:value-type="float">
            <text:p>0.6668758392</text:p>
          </table:table-cell>
          <table:table-cell office:value-type="float" office:value="0.390333175659179" calcext:value-type="float">
            <text:p>0.3903331757</text:p>
          </table:table-cell>
          <table:table-cell office:value-type="float" office:value="1.4172830581665" calcext:value-type="float">
            <text:p>1.4172830582</text:p>
          </table:table-cell>
          <table:table-cell office:value-type="float" office:value="0.322163105010986" calcext:value-type="float">
            <text:p>0.322163105</text:p>
          </table:table-cell>
          <table:table-cell office:value-type="float" office:value="1.07757425308227" calcext:value-type="float">
            <text:p>1.0775742531</text:p>
          </table:table-cell>
          <table:table-cell office:value-type="float" office:value="0.554603099822998" calcext:value-type="float">
            <text:p>0.5546030998</text:p>
          </table:table-cell>
          <table:table-cell office:value-type="float" office:value="0.26595115661621" calcext:value-type="float">
            <text:p>0.2659511566</text:p>
          </table:table-cell>
          <table:table-cell office:value-type="float" office:value="0.368959426879882" calcext:value-type="float">
            <text:p>0.3689594269</text:p>
          </table:table-cell>
          <table:table-cell office:value-type="float" office:value="1.11775970458984" calcext:value-type="float">
            <text:p>1.1177597046</text:p>
          </table:table-cell>
          <table:table-cell office:value-type="float" office:value="0.367620468139648" calcext:value-type="float">
            <text:p>0.3676204681</text:p>
          </table:table-cell>
          <table:table-cell office:value-type="float" office:value="1.0529556274414" calcext:value-type="float">
            <text:p>1.0529556274</text:p>
          </table:table-cell>
          <table:table-cell office:value-type="float" office:value="1.71027994155883" calcext:value-type="float">
            <text:p>1.7102799416</text:p>
          </table:table-cell>
          <table:table-cell office:value-type="float" office:value="0.675625801086425" calcext:value-type="float">
            <text:p>0.6756258011</text:p>
          </table:table-cell>
          <table:table-cell office:value-type="float" office:value="1.06221103668212" calcext:value-type="float">
            <text:p>1.0622110367</text:p>
          </table:table-cell>
          <table:table-cell office:value-type="float" office:value="0.870143890380859" calcext:value-type="float">
            <text:p>0.8701438904</text:p>
          </table:table-cell>
          <table:table-cell office:value-type="float" office:value="0.944989204406738" calcext:value-type="float">
            <text:p>0.9449892044</text:p>
          </table:table-cell>
          <table:table-cell office:value-type="float" office:value="0.354604244232177" calcext:value-type="float">
            <text:p>0.3546042442</text:p>
          </table:table-cell>
          <table:table-cell office:value-type="float" office:value="1.44847393035888" calcext:value-type="float">
            <text:p>1.4484739304</text:p>
          </table:table-cell>
          <table:table-cell office:value-type="float" office:value="1.10467624664306" calcext:value-type="float">
            <text:p>1.1046762466</text:p>
          </table:table-cell>
          <table:table-cell office:value-type="float" office:value="0.252751350402832" calcext:value-type="float">
            <text:p>0.2527513504</text:p>
          </table:table-cell>
          <table:table-cell office:value-type="float" office:value="0.206593513488769" calcext:value-type="float">
            <text:p>0.2065935135</text:p>
          </table:table-cell>
          <table:table-cell office:value-type="float" office:value="0.201003551483154" calcext:value-type="float">
            <text:p>0.2010035515</text:p>
          </table:table-cell>
          <table:table-cell office:value-type="float" office:value="0.696082115173339" calcext:value-type="float">
            <text:p>0.6960821152</text:p>
          </table:table-cell>
          <table:table-cell office:value-type="float" office:value="0.124842882156372" calcext:value-type="float">
            <text:p>0.1248428822</text:p>
          </table:table-cell>
          <table:table-cell table:number-columns-repeated="96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42639636993408" calcext:value-type="float">
            <text:p>2.4263963699</text:p>
          </table:table-cell>
          <table:table-cell office:value-type="float" office:value="0.994948863983154" calcext:value-type="float">
            <text:p>0.994948864</text:p>
          </table:table-cell>
          <table:table-cell office:value-type="float" office:value="0.376145362854003" calcext:value-type="float">
            <text:p>0.3761453629</text:p>
          </table:table-cell>
          <table:table-cell office:value-type="float" office:value="1.45516204833984" calcext:value-type="float">
            <text:p>1.4551620483</text:p>
          </table:table-cell>
          <table:table-cell office:value-type="float" office:value="3.22392654418945" calcext:value-type="float">
            <text:p>3.2239265442</text:p>
          </table:table-cell>
          <table:table-cell office:value-type="float" office:value="2.41344928741455" calcext:value-type="float">
            <text:p>2.4134492874</text:p>
          </table:table-cell>
          <table:table-cell office:value-type="float" office:value="2.61112976074218" calcext:value-type="float">
            <text:p>2.6111297607</text:p>
          </table:table-cell>
          <table:table-cell office:value-type="float" office:value="0.203808784484863" calcext:value-type="float">
            <text:p>0.2038087845</text:p>
          </table:table-cell>
          <table:table-cell office:value-type="float" office:value="1.34619426727294" calcext:value-type="float">
            <text:p>1.3461942673</text:p>
          </table:table-cell>
          <table:table-cell office:value-type="float" office:value="0.274962425231933" calcext:value-type="float">
            <text:p>0.2749624252</text:p>
          </table:table-cell>
          <table:table-cell office:value-type="float" office:value="2.40161991119384" calcext:value-type="float">
            <text:p>2.4016199112</text:p>
          </table:table-cell>
          <table:table-cell office:value-type="float" office:value="1.2072410583496" calcext:value-type="float">
            <text:p>1.2072410583</text:p>
          </table:table-cell>
          <table:table-cell office:value-type="float" office:value="1.44890689849853" calcext:value-type="float">
            <text:p>1.4489068985</text:p>
          </table:table-cell>
          <table:table-cell office:value-type="float" office:value="0.476020812988281" calcext:value-type="float">
            <text:p>0.476020813</text:p>
          </table:table-cell>
          <table:table-cell office:value-type="float" office:value="0.716459274291992" calcext:value-type="float">
            <text:p>0.7164592743</text:p>
          </table:table-cell>
          <table:table-cell office:value-type="float" office:value="2.73285484313964" calcext:value-type="float">
            <text:p>2.7328548431</text:p>
          </table:table-cell>
          <table:table-cell office:value-type="float" office:value="1.25272369384765" calcext:value-type="float">
            <text:p>1.2527236938</text:p>
          </table:table-cell>
          <table:table-cell office:value-type="float" office:value="0.168057441711425" calcext:value-type="float">
            <text:p>0.1680574417</text:p>
          </table:table-cell>
          <table:table-cell office:value-type="float" office:value="2.92066669464111" calcext:value-type="float">
            <text:p>2.9206666946</text:p>
          </table:table-cell>
          <table:table-cell office:value-type="float" office:value="0.706975936889648" calcext:value-type="float">
            <text:p>0.7069759369</text:p>
          </table:table-cell>
          <table:table-cell office:value-type="float" office:value="2.00952720642089" calcext:value-type="float">
            <text:p>2.0095272064</text:p>
          </table:table-cell>
          <table:table-cell office:value-type="float" office:value="1.0845947265625" calcext:value-type="float">
            <text:p>1.0845947266</text:p>
          </table:table-cell>
          <table:table-cell office:value-type="float" office:value="1.21884536743164" calcext:value-type="float">
            <text:p>1.2188453674</text:p>
          </table:table-cell>
          <table:table-cell office:value-type="float" office:value="0.180980205535888" calcext:value-type="float">
            <text:p>0.1809802055</text:p>
          </table:table-cell>
          <table:table-cell office:value-type="float" office:value="1.57422494888305" calcext:value-type="float">
            <text:p>1.5742249489</text:p>
          </table:table-cell>
          <table:table-cell office:value-type="float" office:value="0.179366111755371" calcext:value-type="float">
            <text:p>0.1793661118</text:p>
          </table:table-cell>
          <table:table-cell office:value-type="float" office:value="1.41129779815673" calcext:value-type="float">
            <text:p>1.4112977982</text:p>
          </table:table-cell>
          <table:table-cell office:value-type="float" office:value="1.51444053649902" calcext:value-type="float">
            <text:p>1.5144405365</text:p>
          </table:table-cell>
          <table:table-cell office:value-type="float" office:value="4.07867431640625" calcext:value-type="float">
            <text:p>4.0786743164</text:p>
          </table:table-cell>
          <table:table-cell office:value-type="float" office:value="2.12710666656494" calcext:value-type="float">
            <text:p>2.1271066666</text:p>
          </table:table-cell>
          <table:table-cell office:value-type="float" office:value="3.7422924041748" calcext:value-type="float">
            <text:p>3.7422924042</text:p>
          </table:table-cell>
          <table:table-cell office:value-type="float" office:value="0.624242305755615" calcext:value-type="float">
            <text:p>0.6242423058</text:p>
          </table:table-cell>
          <table:table-cell office:value-type="float" office:value="0.812506675720214" calcext:value-type="float">
            <text:p>0.8125066757</text:p>
          </table:table-cell>
          <table:table-cell office:value-type="float" office:value="1.40576791763305" calcext:value-type="float">
            <text:p>1.4057679176</text:p>
          </table:table-cell>
          <table:table-cell office:value-type="float" office:value="2.81349372863769" calcext:value-type="float">
            <text:p>2.8134937286</text:p>
          </table:table-cell>
          <table:table-cell office:value-type="float" office:value="1.34833908081054" calcext:value-type="float">
            <text:p>1.3483390808</text:p>
          </table:table-cell>
          <table:table-cell office:value-type="float" office:value="1.05309581756591" calcext:value-type="float">
            <text:p>1.0530958176</text:p>
          </table:table-cell>
          <table:table-cell office:value-type="float" office:value="2.20814514160156" calcext:value-type="float">
            <text:p>2.2081451416</text:p>
          </table:table-cell>
          <table:table-cell office:value-type="float" office:value="2.70477676391601" calcext:value-type="float">
            <text:p>2.7047767639</text:p>
          </table:table-cell>
          <table:table-cell office:value-type="float" office:value="2.64563941955566" calcext:value-type="float">
            <text:p>2.6456394196</text:p>
          </table:table-cell>
          <table:table-cell office:value-type="float" office:value="2.24642372131347" calcext:value-type="float">
            <text:p>2.2464237213</text:p>
          </table:table-cell>
          <table:table-cell office:value-type="float" office:value="0.773382186889648" calcext:value-type="float">
            <text:p>0.7733821869</text:p>
          </table:table-cell>
          <table:table-cell office:value-type="float" office:value="1.4608187675476" calcext:value-type="float">
            <text:p>1.4608187675</text:p>
          </table:table-cell>
          <table:table-cell office:value-type="float" office:value="0.515509605407714" calcext:value-type="float">
            <text:p>0.5155096054</text:p>
          </table:table-cell>
          <table:table-cell office:value-type="float" office:value="0.428101539611816" calcext:value-type="float">
            <text:p>0.4281015396</text:p>
          </table:table-cell>
          <table:table-cell office:value-type="float" office:value="0.199662208557128" calcext:value-type="float">
            <text:p>0.1996622086</text:p>
          </table:table-cell>
          <table:table-cell office:value-type="float" office:value="0.36379051208496" calcext:value-type="float">
            <text:p>0.3637905121</text:p>
          </table:table-cell>
          <table:table-cell office:value-type="float" office:value="0.638970375061035" calcext:value-type="float">
            <text:p>0.6389703751</text:p>
          </table:table-cell>
          <table:table-cell office:value-type="float" office:value="0.795764923095703" calcext:value-type="float">
            <text:p>0.7957649231</text:p>
          </table:table-cell>
          <table:table-cell office:value-type="float" office:value="0.689663887023925" calcext:value-type="float">
            <text:p>0.689663887</text:p>
          </table:table-cell>
          <table:table-cell office:value-type="float" office:value="0.613353729248046" calcext:value-type="float">
            <text:p>0.6133537292</text:p>
          </table:table-cell>
          <table:table-cell office:value-type="float" office:value="0.312368392944335" calcext:value-type="float">
            <text:p>0.3123683929</text:p>
          </table:table-cell>
          <table:table-cell office:value-type="float" office:value="0.768181800842285" calcext:value-type="float">
            <text:p>0.7681818008</text:p>
          </table:table-cell>
          <table:table-cell office:value-type="float" office:value="1.9364538192749" calcext:value-type="float">
            <text:p>1.9364538193</text:p>
          </table:table-cell>
          <table:table-cell office:value-type="float" office:value="0.1233811378479" calcext:value-type="float">
            <text:p>0.1233811378</text:p>
          </table:table-cell>
          <table:table-cell table:number-columns-repeated="96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15817070007324" calcext:value-type="float">
            <text:p>0.61581707</text:p>
          </table:table-cell>
          <table:table-cell office:value-type="float" office:value="0.00523662567138671" calcext:value-type="float">
            <text:p>0.0052366257</text:p>
          </table:table-cell>
          <table:table-cell office:value-type="float" office:value="0.0201406478881835" calcext:value-type="float">
            <text:p>0.0201406479</text:p>
          </table:table-cell>
          <table:table-cell office:value-type="float" office:value="0.609317779541015" calcext:value-type="float">
            <text:p>0.6093177795</text:p>
          </table:table-cell>
          <table:table-cell office:value-type="float" office:value="1.0119514465332" calcext:value-type="float">
            <text:p>1.0119514465</text:p>
          </table:table-cell>
          <table:table-cell office:value-type="float" office:value="1.57536792755126" calcext:value-type="float">
            <text:p>1.5753679276</text:p>
          </table:table-cell>
          <table:table-cell office:value-type="float" office:value="1.47322463989257" calcext:value-type="float">
            <text:p>1.4732246399</text:p>
          </table:table-cell>
          <table:table-cell office:value-type="float" office:value="0.532212734222412" calcext:value-type="float">
            <text:p>0.5322127342</text:p>
          </table:table-cell>
          <table:table-cell office:value-type="float" office:value="1.29934692382812" calcext:value-type="float">
            <text:p>1.2993469238</text:p>
          </table:table-cell>
          <table:table-cell office:value-type="float" office:value="0.132279396057128" calcext:value-type="float">
            <text:p>0.1322793961</text:p>
          </table:table-cell>
          <table:table-cell office:value-type="float" office:value="1.03613090515136" calcext:value-type="float">
            <text:p>1.0361309052</text:p>
          </table:table-cell>
          <table:table-cell office:value-type="float" office:value="0.999163627624511" calcext:value-type="float">
            <text:p>0.9991636276</text:p>
          </table:table-cell>
          <table:table-cell office:value-type="float" office:value="2.42971038818359" calcext:value-type="float">
            <text:p>2.4297103882</text:p>
          </table:table-cell>
          <table:table-cell office:value-type="float" office:value="0.656888961791992" calcext:value-type="float">
            <text:p>0.6568889618</text:p>
          </table:table-cell>
          <table:table-cell office:value-type="float" office:value="0.968461990356445" calcext:value-type="float">
            <text:p>0.9684619904</text:p>
          </table:table-cell>
          <table:table-cell office:value-type="float" office:value="1.13025665283203" calcext:value-type="float">
            <text:p>1.1302566528</text:p>
          </table:table-cell>
          <table:table-cell office:value-type="float" office:value="0.202211380004882" calcext:value-type="float">
            <text:p>0.20221138</text:p>
          </table:table-cell>
          <table:table-cell office:value-type="float" office:value="0.638340950012207" calcext:value-type="float">
            <text:p>0.63834095</text:p>
          </table:table-cell>
          <table:table-cell office:value-type="float" office:value="0.227147579193115" calcext:value-type="float">
            <text:p>0.2271475792</text:p>
          </table:table-cell>
          <table:table-cell office:value-type="float" office:value="0.390487670898437" calcext:value-type="float">
            <text:p>0.3904876709</text:p>
          </table:table-cell>
          <table:table-cell office:value-type="float" office:value="1.92384147644042" calcext:value-type="float">
            <text:p>1.9238414764</text:p>
          </table:table-cell>
          <table:table-cell office:value-type="float" office:value="1.36946487426757" calcext:value-type="float">
            <text:p>1.3694648743</text:p>
          </table:table-cell>
          <table:table-cell office:value-type="float" office:value="1.42118549346923" calcext:value-type="float">
            <text:p>1.4211854935</text:p>
          </table:table-cell>
          <table:table-cell office:value-type="float" office:value="0.764538288116455" calcext:value-type="float">
            <text:p>0.7645382881</text:p>
          </table:table-cell>
          <table:table-cell office:value-type="float" office:value="0.204818725585937" calcext:value-type="float">
            <text:p>0.2048187256</text:p>
          </table:table-cell>
          <table:table-cell office:value-type="float" office:value="0.232069015502929" calcext:value-type="float">
            <text:p>0.2320690155</text:p>
          </table:table-cell>
          <table:table-cell office:value-type="float" office:value="0.59230899810791" calcext:value-type="float">
            <text:p>0.5923089981</text:p>
          </table:table-cell>
          <table:table-cell office:value-type="float" office:value="1.52581596374511" calcext:value-type="float">
            <text:p>1.5258159637</text:p>
          </table:table-cell>
          <table:table-cell office:value-type="float" office:value="2.91165351867675" calcext:value-type="float">
            <text:p>2.9116535187</text:p>
          </table:table-cell>
          <table:table-cell office:value-type="float" office:value="0.408331871032714" calcext:value-type="float">
            <text:p>0.408331871</text:p>
          </table:table-cell>
          <table:table-cell office:value-type="float" office:value="3.84964370727539" calcext:value-type="float">
            <text:p>3.8496437073</text:p>
          </table:table-cell>
          <table:table-cell office:value-type="float" office:value="0.835580825805664" calcext:value-type="float">
            <text:p>0.8355808258</text:p>
          </table:table-cell>
          <table:table-cell office:value-type="float" office:value="1.32729053497314" calcext:value-type="float">
            <text:p>1.327290535</text:p>
          </table:table-cell>
          <table:table-cell office:value-type="float" office:value="0.233231544494628" calcext:value-type="float">
            <text:p>0.2332315445</text:p>
          </table:table-cell>
          <table:table-cell office:value-type="float" office:value="0.782282829284668" calcext:value-type="float">
            <text:p>0.7822828293</text:p>
          </table:table-cell>
          <table:table-cell office:value-type="float" office:value="0.851137161254882" calcext:value-type="float">
            <text:p>0.8511371613</text:p>
          </table:table-cell>
          <table:table-cell office:value-type="float" office:value="2.28787899017334" calcext:value-type="float">
            <text:p>2.2878789902</text:p>
          </table:table-cell>
          <table:table-cell office:value-type="float" office:value="0.427312850952148" calcext:value-type="float">
            <text:p>0.427312851</text:p>
          </table:table-cell>
          <table:table-cell office:value-type="float" office:value="0.44378662109375" calcext:value-type="float">
            <text:p>0.4437866211</text:p>
          </table:table-cell>
          <table:table-cell office:value-type="float" office:value="2.45133209228515" calcext:value-type="float">
            <text:p>2.4513320923</text:p>
          </table:table-cell>
          <table:table-cell office:value-type="float" office:value="0.514083862304687" calcext:value-type="float">
            <text:p>0.5140838623</text:p>
          </table:table-cell>
          <table:table-cell office:value-type="float" office:value="0.0497503280639648" calcext:value-type="float">
            <text:p>0.0497503281</text:p>
          </table:table-cell>
          <table:table-cell office:value-type="float" office:value="0.0413622856140136" calcext:value-type="float">
            <text:p>0.0413622856</text:p>
          </table:table-cell>
          <table:table-cell office:value-type="float" office:value="0.463747978210449" calcext:value-type="float">
            <text:p>0.4637479782</text:p>
          </table:table-cell>
          <table:table-cell office:value-type="float" office:value="1.31422901153564" calcext:value-type="float">
            <text:p>1.3142290115</text:p>
          </table:table-cell>
          <table:table-cell office:value-type="float" office:value="1.2433271408081" calcext:value-type="float">
            <text:p>1.2433271408</text:p>
          </table:table-cell>
          <table:table-cell office:value-type="float" office:value="0.930263519287109" calcext:value-type="float">
            <text:p>0.9302635193</text:p>
          </table:table-cell>
          <table:table-cell office:value-type="float" office:value="1.11263751983642" calcext:value-type="float">
            <text:p>1.1126375198</text:p>
          </table:table-cell>
          <table:table-cell office:value-type="float" office:value="1.76514720916748" calcext:value-type="float">
            <text:p>1.7651472092</text:p>
          </table:table-cell>
          <table:table-cell office:value-type="float" office:value="2.048095703125" calcext:value-type="float">
            <text:p>2.0480957031</text:p>
          </table:table-cell>
          <table:table-cell office:value-type="float" office:value="0.395875453948974" calcext:value-type="float">
            <text:p>0.3958754539</text:p>
          </table:table-cell>
          <table:table-cell office:value-type="float" office:value="0.131124973297119" calcext:value-type="float">
            <text:p>0.1311249733</text:p>
          </table:table-cell>
          <table:table-cell office:value-type="float" office:value="0.512309074401855" calcext:value-type="float">
            <text:p>0.5123090744</text:p>
          </table:table-cell>
          <table:table-cell office:value-type="float" office:value="0.632600784301757" calcext:value-type="float">
            <text:p>0.6326007843</text:p>
          </table:table-cell>
          <table:table-cell office:value-type="float" office:value="0.59610915184021" calcext:value-type="float">
            <text:p>0.5961091518</text:p>
          </table:table-cell>
          <table:table-cell table:number-columns-repeated="96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38991284370422" calcext:value-type="float">
            <text:p>1.3899128437</text:p>
          </table:table-cell>
          <table:table-cell office:value-type="float" office:value="0.711960792541503" calcext:value-type="float">
            <text:p>0.7119607925</text:p>
          </table:table-cell>
          <table:table-cell office:value-type="float" office:value="0.407853126525878" calcext:value-type="float">
            <text:p>0.4078531265</text:p>
          </table:table-cell>
          <table:table-cell office:value-type="float" office:value="2.64054584503173" calcext:value-type="float">
            <text:p>2.640545845</text:p>
          </table:table-cell>
          <table:table-cell office:value-type="float" office:value="4.2087287902832" calcext:value-type="float">
            <text:p>4.2087287903</text:p>
          </table:table-cell>
          <table:table-cell office:value-type="float" office:value="0.740742683410644" calcext:value-type="float">
            <text:p>0.7407426834</text:p>
          </table:table-cell>
          <table:table-cell office:value-type="float" office:value="2.74184131622314" calcext:value-type="float">
            <text:p>2.7418413162</text:p>
          </table:table-cell>
          <table:table-cell office:value-type="float" office:value="0.848590850830078" calcext:value-type="float">
            <text:p>0.8485908508</text:p>
          </table:table-cell>
          <table:table-cell office:value-type="float" office:value="0.488296508789062" calcext:value-type="float">
            <text:p>0.4882965088</text:p>
          </table:table-cell>
          <table:table-cell office:value-type="float" office:value="0.2768235206604" calcext:value-type="float">
            <text:p>0.2768235207</text:p>
          </table:table-cell>
          <table:table-cell office:value-type="float" office:value="0.0283231735229492" calcext:value-type="float">
            <text:p>0.0283231735</text:p>
          </table:table-cell>
          <table:table-cell office:value-type="float" office:value="0.395621299743652" calcext:value-type="float">
            <text:p>0.3956212997</text:p>
          </table:table-cell>
          <table:table-cell office:value-type="float" office:value="0.689395904541015" calcext:value-type="float">
            <text:p>0.6893959045</text:p>
          </table:table-cell>
          <table:table-cell office:value-type="float" office:value="0.221477508544921" calcext:value-type="float">
            <text:p>0.2214775085</text:p>
          </table:table-cell>
          <table:table-cell office:value-type="float" office:value="2.02203941345214" calcext:value-type="float">
            <text:p>2.0220394135</text:p>
          </table:table-cell>
          <table:table-cell office:value-type="float" office:value="1.27867317199707" calcext:value-type="float">
            <text:p>1.278673172</text:p>
          </table:table-cell>
          <table:table-cell office:value-type="float" office:value="0.207197189331054" calcext:value-type="float">
            <text:p>0.2071971893</text:p>
          </table:table-cell>
          <table:table-cell office:value-type="float" office:value="1.43509483337402" calcext:value-type="float">
            <text:p>1.4350948334</text:p>
          </table:table-cell>
          <table:table-cell office:value-type="float" office:value="1.3533387184143" calcext:value-type="float">
            <text:p>1.3533387184</text:p>
          </table:table-cell>
          <table:table-cell office:value-type="float" office:value="0.687002182006835" calcext:value-type="float">
            <text:p>0.687002182</text:p>
          </table:table-cell>
          <table:table-cell office:value-type="float" office:value="1.85320472717285" calcext:value-type="float">
            <text:p>1.8532047272</text:p>
          </table:table-cell>
          <table:table-cell office:value-type="float" office:value="0.63515281677246" calcext:value-type="float">
            <text:p>0.6351528168</text:p>
          </table:table-cell>
          <table:table-cell office:value-type="float" office:value="1.44375801086425" calcext:value-type="float">
            <text:p>1.4437580109</text:p>
          </table:table-cell>
          <table:table-cell office:value-type="float" office:value="0.0817193984985351" calcext:value-type="float">
            <text:p>0.0817193985</text:p>
          </table:table-cell>
          <table:table-cell office:value-type="float" office:value="1.52523374557495" calcext:value-type="float">
            <text:p>1.5252337456</text:p>
          </table:table-cell>
          <table:table-cell office:value-type="float" office:value="0.258966445922851" calcext:value-type="float">
            <text:p>0.2589664459</text:p>
          </table:table-cell>
          <table:table-cell office:value-type="float" office:value="0.0987796783447265" calcext:value-type="float">
            <text:p>0.0987796783</text:p>
          </table:table-cell>
          <table:table-cell office:value-type="float" office:value="2.24584579467773" calcext:value-type="float">
            <text:p>2.2458457947</text:p>
          </table:table-cell>
          <table:table-cell office:value-type="float" office:value="3.07353782653808" calcext:value-type="float">
            <text:p>3.0735378265</text:p>
          </table:table-cell>
          <table:table-cell office:value-type="float" office:value="0.926844596862793" calcext:value-type="float">
            <text:p>0.9268445969</text:p>
          </table:table-cell>
          <table:table-cell office:value-type="float" office:value="2.01866054534912" calcext:value-type="float">
            <text:p>2.0186605453</text:p>
          </table:table-cell>
          <table:table-cell office:value-type="float" office:value="1.19787216186523" calcext:value-type="float">
            <text:p>1.1978721619</text:p>
          </table:table-cell>
          <table:table-cell office:value-type="float" office:value="0.24213695526123" calcext:value-type="float">
            <text:p>0.2421369553</text:p>
          </table:table-cell>
          <table:table-cell office:value-type="float" office:value="0.200435161590576" calcext:value-type="float">
            <text:p>0.2004351616</text:p>
          </table:table-cell>
          <table:table-cell office:value-type="float" office:value="0.396434307098388" calcext:value-type="float">
            <text:p>0.3964343071</text:p>
          </table:table-cell>
          <table:table-cell office:value-type="float" office:value="1.34905624389648" calcext:value-type="float">
            <text:p>1.3490562439</text:p>
          </table:table-cell>
          <table:table-cell office:value-type="float" office:value="2.80956840515136" calcext:value-type="float">
            <text:p>2.8095684052</text:p>
          </table:table-cell>
          <table:table-cell office:value-type="float" office:value="1.6108112335205" calcext:value-type="float">
            <text:p>1.6108112335</text:p>
          </table:table-cell>
          <table:table-cell office:value-type="float" office:value="1.38158798217773" calcext:value-type="float">
            <text:p>1.3815879822</text:p>
          </table:table-cell>
          <table:table-cell office:value-type="float" office:value="1.1417121887207" calcext:value-type="float">
            <text:p>1.1417121887</text:p>
          </table:table-cell>
          <table:table-cell office:value-type="float" office:value="1.43769836425781" calcext:value-type="float">
            <text:p>1.4376983643</text:p>
          </table:table-cell>
          <table:table-cell office:value-type="float" office:value="0.931390762329101" calcext:value-type="float">
            <text:p>0.9313907623</text:p>
          </table:table-cell>
          <table:table-cell office:value-type="float" office:value="1.17341947555542" calcext:value-type="float">
            <text:p>1.1734194756</text:p>
          </table:table-cell>
          <table:table-cell office:value-type="float" office:value="0.345925331115722" calcext:value-type="float">
            <text:p>0.3459253311</text:p>
          </table:table-cell>
          <table:table-cell office:value-type="float" office:value="0.514965057373046" calcext:value-type="float">
            <text:p>0.5149650574</text:p>
          </table:table-cell>
          <table:table-cell office:value-type="float" office:value="0.472251892089843" calcext:value-type="float">
            <text:p>0.4722518921</text:p>
          </table:table-cell>
          <table:table-cell office:value-type="float" office:value="1.09142684936523" calcext:value-type="float">
            <text:p>1.0914268494</text:p>
          </table:table-cell>
          <table:table-cell office:value-type="float" office:value="1.50263214111328" calcext:value-type="float">
            <text:p>1.5026321411</text:p>
          </table:table-cell>
          <table:table-cell office:value-type="float" office:value="0.415816307067871" calcext:value-type="float">
            <text:p>0.4158163071</text:p>
          </table:table-cell>
          <table:table-cell office:value-type="float" office:value="2.6692419052124" calcext:value-type="float">
            <text:p>2.6692419052</text:p>
          </table:table-cell>
          <table:table-cell office:value-type="float" office:value="0.8057861328125" calcext:value-type="float">
            <text:p>0.8057861328</text:p>
          </table:table-cell>
          <table:table-cell office:value-type="float" office:value="0.809486389160156" calcext:value-type="float">
            <text:p>0.8094863892</text:p>
          </table:table-cell>
          <table:table-cell office:value-type="float" office:value="0.916682720184326" calcext:value-type="float">
            <text:p>0.9166827202</text:p>
          </table:table-cell>
          <table:table-cell office:value-type="float" office:value="0.258661270141601" calcext:value-type="float">
            <text:p>0.2586612701</text:p>
          </table:table-cell>
          <table:table-cell office:value-type="float" office:value="0.616881012916564" calcext:value-type="float">
            <text:p>0.6168810129</text:p>
          </table:table-cell>
          <table:table-cell table:number-columns-repeated="96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72811031341552" calcext:value-type="float">
            <text:p>0.6728110313</text:p>
          </table:table-cell>
          <table:table-cell office:value-type="float" office:value="1.85630464553833" calcext:value-type="float">
            <text:p>1.8563046455</text:p>
          </table:table-cell>
          <table:table-cell office:value-type="float" office:value="0.979523181915283" calcext:value-type="float">
            <text:p>0.9795231819</text:p>
          </table:table-cell>
          <table:table-cell office:value-type="float" office:value="0.743343353271484" calcext:value-type="float">
            <text:p>0.7433433533</text:p>
          </table:table-cell>
          <table:table-cell office:value-type="float" office:value="0.819410324096679" calcext:value-type="float">
            <text:p>0.8194103241</text:p>
          </table:table-cell>
          <table:table-cell office:value-type="float" office:value="1.2442922592163" calcext:value-type="float">
            <text:p>1.2442922592</text:p>
          </table:table-cell>
          <table:table-cell office:value-type="float" office:value="0.265610694885253" calcext:value-type="float">
            <text:p>0.2656106949</text:p>
          </table:table-cell>
          <table:table-cell office:value-type="float" office:value="0.425357818603515" calcext:value-type="float">
            <text:p>0.4253578186</text:p>
          </table:table-cell>
          <table:table-cell office:value-type="float" office:value="0.627140045166015" calcext:value-type="float">
            <text:p>0.6271400452</text:p>
          </table:table-cell>
          <table:table-cell office:value-type="float" office:value="1.46680068969726" calcext:value-type="float">
            <text:p>1.4668006897</text:p>
          </table:table-cell>
          <table:table-cell office:value-type="float" office:value="1.08284950256347" calcext:value-type="float">
            <text:p>1.0828495026</text:p>
          </table:table-cell>
          <table:table-cell office:value-type="float" office:value="0.850959777832031" calcext:value-type="float">
            <text:p>0.8509597778</text:p>
          </table:table-cell>
          <table:table-cell office:value-type="float" office:value="3.70942783355712" calcext:value-type="float">
            <text:p>3.7094278336</text:p>
          </table:table-cell>
          <table:table-cell office:value-type="float" office:value="0.558137893676757" calcext:value-type="float">
            <text:p>0.5581378937</text:p>
          </table:table-cell>
          <table:table-cell office:value-type="float" office:value="0.411222457885742" calcext:value-type="float">
            <text:p>0.4112224579</text:p>
          </table:table-cell>
          <table:table-cell office:value-type="float" office:value="0.576911926269531" calcext:value-type="float">
            <text:p>0.5769119263</text:p>
          </table:table-cell>
          <table:table-cell office:value-type="float" office:value="0.585556030273437" calcext:value-type="float">
            <text:p>0.5855560303</text:p>
          </table:table-cell>
          <table:table-cell office:value-type="float" office:value="1.80904483795166" calcext:value-type="float">
            <text:p>1.809044838</text:p>
          </table:table-cell>
          <table:table-cell office:value-type="float" office:value="0.544078350067138" calcext:value-type="float">
            <text:p>0.5440783501</text:p>
          </table:table-cell>
          <table:table-cell office:value-type="float" office:value="0.399765014648437" calcext:value-type="float">
            <text:p>0.3997650146</text:p>
          </table:table-cell>
          <table:table-cell office:value-type="float" office:value="0.149689674377441" calcext:value-type="float">
            <text:p>0.1496896744</text:p>
          </table:table-cell>
          <table:table-cell office:value-type="float" office:value="1.60248661041259" calcext:value-type="float">
            <text:p>1.6024866104</text:p>
          </table:table-cell>
          <table:table-cell office:value-type="float" office:value="0.0972156524658203" calcext:value-type="float">
            <text:p>0.0972156525</text:p>
          </table:table-cell>
          <table:table-cell office:value-type="float" office:value="0.95078420639038" calcext:value-type="float">
            <text:p>0.9507842064</text:p>
          </table:table-cell>
          <table:table-cell office:value-type="float" office:value="0.106950283050537" calcext:value-type="float">
            <text:p>0.1069502831</text:p>
          </table:table-cell>
          <table:table-cell office:value-type="float" office:value="0.319062709808349" calcext:value-type="float">
            <text:p>0.3190627098</text:p>
          </table:table-cell>
          <table:table-cell office:value-type="float" office:value="1.01498174667358" calcext:value-type="float">
            <text:p>1.0149817467</text:p>
          </table:table-cell>
          <table:table-cell office:value-type="float" office:value="0.738128662109375" calcext:value-type="float">
            <text:p>0.7381286621</text:p>
          </table:table-cell>
          <table:table-cell office:value-type="float" office:value="0.00278663635253906" calcext:value-type="float">
            <text:p>0.0027866364</text:p>
          </table:table-cell>
          <table:table-cell office:value-type="float" office:value="0.527768611907959" calcext:value-type="float">
            <text:p>0.5277686119</text:p>
          </table:table-cell>
          <table:table-cell office:value-type="float" office:value="0.467182159423828" calcext:value-type="float">
            <text:p>0.4671821594</text:p>
          </table:table-cell>
          <table:table-cell office:value-type="float" office:value="0.313377857208251" calcext:value-type="float">
            <text:p>0.3133778572</text:p>
          </table:table-cell>
          <table:table-cell office:value-type="float" office:value="0.402938842773437" calcext:value-type="float">
            <text:p>0.4029388428</text:p>
          </table:table-cell>
          <table:table-cell office:value-type="float" office:value="1.02984428405761" calcext:value-type="float">
            <text:p>1.0298442841</text:p>
          </table:table-cell>
          <table:table-cell office:value-type="float" office:value="1.04797935485839" calcext:value-type="float">
            <text:p>1.0479793549</text:p>
          </table:table-cell>
          <table:table-cell office:value-type="float" office:value="0.56943655014038" calcext:value-type="float">
            <text:p>0.5694365501</text:p>
          </table:table-cell>
          <table:table-cell office:value-type="float" office:value="4.26337194442749" calcext:value-type="float">
            <text:p>4.2633719444</text:p>
          </table:table-cell>
          <table:table-cell office:value-type="float" office:value="0.057586669921875" calcext:value-type="float">
            <text:p>0.0575866699</text:p>
          </table:table-cell>
          <table:table-cell office:value-type="float" office:value="0.150582313537597" calcext:value-type="float">
            <text:p>0.1505823135</text:p>
          </table:table-cell>
          <table:table-cell office:value-type="float" office:value="2.52951431274414" calcext:value-type="float">
            <text:p>2.5295143127</text:p>
          </table:table-cell>
          <table:table-cell office:value-type="float" office:value="1.95092582702636" calcext:value-type="float">
            <text:p>1.950925827</text:p>
          </table:table-cell>
          <table:table-cell office:value-type="float" office:value="1.26703643798828" calcext:value-type="float">
            <text:p>1.267036438</text:p>
          </table:table-cell>
          <table:table-cell office:value-type="float" office:value="0.309796333312988" calcext:value-type="float">
            <text:p>0.3097963333</text:p>
          </table:table-cell>
          <table:table-cell office:value-type="float" office:value="0.416372776031494" calcext:value-type="float">
            <text:p>0.416372776</text:p>
          </table:table-cell>
          <table:table-cell office:value-type="float" office:value="0.148322105407714" calcext:value-type="float">
            <text:p>0.1483221054</text:p>
          </table:table-cell>
          <table:table-cell office:value-type="float" office:value="0.945303440093994" calcext:value-type="float">
            <text:p>0.9453034401</text:p>
          </table:table-cell>
          <table:table-cell office:value-type="float" office:value="0.219862937927246" calcext:value-type="float">
            <text:p>0.2198629379</text:p>
          </table:table-cell>
          <table:table-cell office:value-type="float" office:value="1.78118181228637" calcext:value-type="float">
            <text:p>1.7811818123</text:p>
          </table:table-cell>
          <table:table-cell office:value-type="float" office:value="1.59770488739013" calcext:value-type="float">
            <text:p>1.5977048874</text:p>
          </table:table-cell>
          <table:table-cell office:value-type="float" office:value="2.59988975524902" calcext:value-type="float">
            <text:p>2.5998897552</text:p>
          </table:table-cell>
          <table:table-cell office:value-type="float" office:value="0.329189300537109" calcext:value-type="float">
            <text:p>0.3291893005</text:p>
          </table:table-cell>
          <table:table-cell office:value-type="float" office:value="0.376524448394775" calcext:value-type="float">
            <text:p>0.3765244484</text:p>
          </table:table-cell>
          <table:table-cell office:value-type="float" office:value="0.031221866607666" calcext:value-type="float">
            <text:p>0.0312218666</text:p>
          </table:table-cell>
          <table:table-cell office:value-type="float" office:value="1.47935199737548" calcext:value-type="float">
            <text:p>1.4793519974</text:p>
          </table:table-cell>
          <table:table-cell office:value-type="float" office:value="0.351088762283325" calcext:value-type="float">
            <text:p>0.3510887623</text:p>
          </table:table-cell>
          <table:table-cell table:number-columns-repeated="96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51602363586425" calcext:value-type="float">
            <text:p>0.5516023636</text:p>
          </table:table-cell>
          <table:table-cell office:value-type="float" office:value="0.0906982421875" calcext:value-type="float">
            <text:p>0.0906982422</text:p>
          </table:table-cell>
          <table:table-cell office:value-type="float" office:value="0.192397117614746" calcext:value-type="float">
            <text:p>0.1923971176</text:p>
          </table:table-cell>
          <table:table-cell office:value-type="float" office:value="0.339282989501953" calcext:value-type="float">
            <text:p>0.3392829895</text:p>
          </table:table-cell>
          <table:table-cell office:value-type="float" office:value="1.03036499023437" calcext:value-type="float">
            <text:p>1.0303649902</text:p>
          </table:table-cell>
          <table:table-cell office:value-type="float" office:value="0.346174716949462" calcext:value-type="float">
            <text:p>0.3461747169</text:p>
          </table:table-cell>
          <table:table-cell office:value-type="float" office:value="1.74306297302246" calcext:value-type="float">
            <text:p>1.743062973</text:p>
          </table:table-cell>
          <table:table-cell office:value-type="float" office:value="1.39289617538452" calcext:value-type="float">
            <text:p>1.3928961754</text:p>
          </table:table-cell>
          <table:table-cell office:value-type="float" office:value="0.296878814697265" calcext:value-type="float">
            <text:p>0.2968788147</text:p>
          </table:table-cell>
          <table:table-cell office:value-type="float" office:value="3.01604652404785" calcext:value-type="float">
            <text:p>3.016046524</text:p>
          </table:table-cell>
          <table:table-cell office:value-type="float" office:value="0.699386596679687" calcext:value-type="float">
            <text:p>0.6993865967</text:p>
          </table:table-cell>
          <table:table-cell office:value-type="float" office:value="0.313789367675781" calcext:value-type="float">
            <text:p>0.3137893677</text:p>
          </table:table-cell>
          <table:table-cell office:value-type="float" office:value="1.23648214340209" calcext:value-type="float">
            <text:p>1.2364821434</text:p>
          </table:table-cell>
          <table:table-cell office:value-type="float" office:value="3.62709236145019" calcext:value-type="float">
            <text:p>3.6270923615</text:p>
          </table:table-cell>
          <table:table-cell office:value-type="float" office:value="0.51706314086914" calcext:value-type="float">
            <text:p>0.5170631409</text:p>
          </table:table-cell>
          <table:table-cell office:value-type="float" office:value="4.85323905944824" calcext:value-type="float">
            <text:p>4.8532390594</text:p>
          </table:table-cell>
          <table:table-cell office:value-type="float" office:value="2.39255714416503" calcext:value-type="float">
            <text:p>2.3925571442</text:p>
          </table:table-cell>
          <table:table-cell office:value-type="float" office:value="0.253314018249511" calcext:value-type="float">
            <text:p>0.2533140182</text:p>
          </table:table-cell>
          <table:table-cell office:value-type="float" office:value="0.842122554779052" calcext:value-type="float">
            <text:p>0.8421225548</text:p>
          </table:table-cell>
          <table:table-cell office:value-type="float" office:value="1.41509246826171" calcext:value-type="float">
            <text:p>1.4150924683</text:p>
          </table:table-cell>
          <table:table-cell office:value-type="float" office:value="0.181049346923828" calcext:value-type="float">
            <text:p>0.1810493469</text:p>
          </table:table-cell>
          <table:table-cell office:value-type="float" office:value="0.360960483551025" calcext:value-type="float">
            <text:p>0.3609604836</text:p>
          </table:table-cell>
          <table:table-cell office:value-type="float" office:value="2.50044155120849" calcext:value-type="float">
            <text:p>2.5004415512</text:p>
          </table:table-cell>
          <table:table-cell office:value-type="float" office:value="1.09168434143066" calcext:value-type="float">
            <text:p>1.0916843414</text:p>
          </table:table-cell>
          <table:table-cell office:value-type="float" office:value="1.65107154846191" calcext:value-type="float">
            <text:p>1.6510715485</text:p>
          </table:table-cell>
          <table:table-cell office:value-type="float" office:value="0.497601509094238" calcext:value-type="float">
            <text:p>0.4976015091</text:p>
          </table:table-cell>
          <table:table-cell office:value-type="float" office:value="0.371750831604003" calcext:value-type="float">
            <text:p>0.3717508316</text:p>
          </table:table-cell>
          <table:table-cell office:value-type="float" office:value="0.201076507568359" calcext:value-type="float">
            <text:p>0.2010765076</text:p>
          </table:table-cell>
          <table:table-cell office:value-type="float" office:value="0.243007659912109" calcext:value-type="float">
            <text:p>0.2430076599</text:p>
          </table:table-cell>
          <table:table-cell office:value-type="float" office:value="0.932215690612793" calcext:value-type="float">
            <text:p>0.9322156906</text:p>
          </table:table-cell>
          <table:table-cell office:value-type="float" office:value="3.03383636474609" calcext:value-type="float">
            <text:p>3.0338363647</text:p>
          </table:table-cell>
          <table:table-cell office:value-type="float" office:value="1.20978116989135" calcext:value-type="float">
            <text:p>1.2097811699</text:p>
          </table:table-cell>
          <table:table-cell office:value-type="float" office:value="0.888032913208007" calcext:value-type="float">
            <text:p>0.8880329132</text:p>
          </table:table-cell>
          <table:table-cell office:value-type="float" office:value="1.65772819519042" calcext:value-type="float">
            <text:p>1.6577281952</text:p>
          </table:table-cell>
          <table:table-cell office:value-type="float" office:value="2.32901191711425" calcext:value-type="float">
            <text:p>2.3290119171</text:p>
          </table:table-cell>
          <table:table-cell office:value-type="float" office:value="2.39112377166748" calcext:value-type="float">
            <text:p>2.3911237717</text:p>
          </table:table-cell>
          <table:table-cell office:value-type="float" office:value="1.57596492767333" calcext:value-type="float">
            <text:p>1.5759649277</text:p>
          </table:table-cell>
          <table:table-cell office:value-type="float" office:value="0.933649063110351" calcext:value-type="float">
            <text:p>0.9336490631</text:p>
          </table:table-cell>
          <table:table-cell office:value-type="float" office:value="0.568191528320312" calcext:value-type="float">
            <text:p>0.5681915283</text:p>
          </table:table-cell>
          <table:table-cell office:value-type="float" office:value="3.32672691345214" calcext:value-type="float">
            <text:p>3.3267269135</text:p>
          </table:table-cell>
          <table:table-cell office:value-type="float" office:value="0.379638671875" calcext:value-type="float">
            <text:p>0.3796386719</text:p>
          </table:table-cell>
          <table:table-cell office:value-type="float" office:value="1.08947563171386" calcext:value-type="float">
            <text:p>1.0894756317</text:p>
          </table:table-cell>
          <table:table-cell office:value-type="float" office:value="0.919793128967285" calcext:value-type="float">
            <text:p>0.919793129</text:p>
          </table:table-cell>
          <table:table-cell office:value-type="float" office:value="0.866534233093261" calcext:value-type="float">
            <text:p>0.8665342331</text:p>
          </table:table-cell>
          <table:table-cell office:value-type="float" office:value="0.752332210540771" calcext:value-type="float">
            <text:p>0.7523322105</text:p>
          </table:table-cell>
          <table:table-cell office:value-type="float" office:value="0.732954502105712" calcext:value-type="float">
            <text:p>0.7329545021</text:p>
          </table:table-cell>
          <table:table-cell office:value-type="float" office:value="4.57062244415283" calcext:value-type="float">
            <text:p>4.5706224442</text:p>
          </table:table-cell>
          <table:table-cell office:value-type="float" office:value="0.666558265686035" calcext:value-type="float">
            <text:p>0.6665582657</text:p>
          </table:table-cell>
          <table:table-cell office:value-type="float" office:value="1.36238384246826" calcext:value-type="float">
            <text:p>1.3623838425</text:p>
          </table:table-cell>
          <table:table-cell office:value-type="float" office:value="1.47205924987792" calcext:value-type="float">
            <text:p>1.4720592499</text:p>
          </table:table-cell>
          <table:table-cell office:value-type="float" office:value="1.44535589218139" calcext:value-type="float">
            <text:p>1.4453558922</text:p>
          </table:table-cell>
          <table:table-cell office:value-type="float" office:value="0.772364139556884" calcext:value-type="float">
            <text:p>0.7723641396</text:p>
          </table:table-cell>
          <table:table-cell office:value-type="float" office:value="0.41907262802124" calcext:value-type="float">
            <text:p>0.419072628</text:p>
          </table:table-cell>
          <table:table-cell office:value-type="float" office:value="0.337361335754394" calcext:value-type="float">
            <text:p>0.3373613358</text:p>
          </table:table-cell>
          <table:table-cell office:value-type="float" office:value="0.591982126235961" calcext:value-type="float">
            <text:p>0.5919821262</text:p>
          </table:table-cell>
          <table:table-cell table:number-columns-repeated="96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12498259544372" calcext:value-type="float">
            <text:p>2.1249825954</text:p>
          </table:table-cell>
          <table:table-cell office:value-type="float" office:value="0.473722457885742" calcext:value-type="float">
            <text:p>0.4737224579</text:p>
          </table:table-cell>
          <table:table-cell office:value-type="float" office:value="0.671751022338867" calcext:value-type="float">
            <text:p>0.6717510223</text:p>
          </table:table-cell>
          <table:table-cell office:value-type="float" office:value="0.694538116455078" calcext:value-type="float">
            <text:p>0.6945381165</text:p>
          </table:table-cell>
          <table:table-cell office:value-type="float" office:value="0.116214752197265" calcext:value-type="float">
            <text:p>0.1162147522</text:p>
          </table:table-cell>
          <table:table-cell office:value-type="float" office:value="0.760137557983398" calcext:value-type="float">
            <text:p>0.760137558</text:p>
          </table:table-cell>
          <table:table-cell office:value-type="float" office:value="1.76980924606323" calcext:value-type="float">
            <text:p>1.7698092461</text:p>
          </table:table-cell>
          <table:table-cell office:value-type="float" office:value="1.32166814804077" calcext:value-type="float">
            <text:p>1.321668148</text:p>
          </table:table-cell>
          <table:table-cell office:value-type="float" office:value="0.235424041748046" calcext:value-type="float">
            <text:p>0.2354240417</text:p>
          </table:table-cell>
          <table:table-cell office:value-type="float" office:value="0.996741294860839" calcext:value-type="float">
            <text:p>0.9967412949</text:p>
          </table:table-cell>
          <table:table-cell office:value-type="float" office:value="0.541122913360595" calcext:value-type="float">
            <text:p>0.5411229134</text:p>
          </table:table-cell>
          <table:table-cell office:value-type="float" office:value="0.154872417449951" calcext:value-type="float">
            <text:p>0.1548724174</text:p>
          </table:table-cell>
          <table:table-cell office:value-type="float" office:value="2.57210063934326" calcext:value-type="float">
            <text:p>2.5721006393</text:p>
          </table:table-cell>
          <table:table-cell office:value-type="float" office:value="2.38684272766113" calcext:value-type="float">
            <text:p>2.3868427277</text:p>
          </table:table-cell>
          <table:table-cell office:value-type="float" office:value="0.517274856567382" calcext:value-type="float">
            <text:p>0.5172748566</text:p>
          </table:table-cell>
          <table:table-cell office:value-type="float" office:value="0.85610008239746" calcext:value-type="float">
            <text:p>0.8561000824</text:p>
          </table:table-cell>
          <table:table-cell office:value-type="float" office:value="0.341718673706054" calcext:value-type="float">
            <text:p>0.3417186737</text:p>
          </table:table-cell>
          <table:table-cell office:value-type="float" office:value="0.85175609588623" calcext:value-type="float">
            <text:p>0.8517560959</text:p>
          </table:table-cell>
          <table:table-cell office:value-type="float" office:value="0.0271134376525878" calcext:value-type="float">
            <text:p>0.0271134377</text:p>
          </table:table-cell>
          <table:table-cell office:value-type="float" office:value="0.302831649780273" calcext:value-type="float">
            <text:p>0.3028316498</text:p>
          </table:table-cell>
          <table:table-cell office:value-type="float" office:value="0.414288520812988" calcext:value-type="float">
            <text:p>0.4142885208</text:p>
          </table:table-cell>
          <table:table-cell office:value-type="float" office:value="0.347721099853515" calcext:value-type="float">
            <text:p>0.3477210999</text:p>
          </table:table-cell>
          <table:table-cell office:value-type="float" office:value="0.52571678161621" calcext:value-type="float">
            <text:p>0.5257167816</text:p>
          </table:table-cell>
          <table:table-cell office:value-type="float" office:value="0.412028789520263" calcext:value-type="float">
            <text:p>0.4120287895</text:p>
          </table:table-cell>
          <table:table-cell office:value-type="float" office:value="0.691266536712646" calcext:value-type="float">
            <text:p>0.6912665367</text:p>
          </table:table-cell>
          <table:table-cell office:value-type="float" office:value="0.124528884887695" calcext:value-type="float">
            <text:p>0.1245288849</text:p>
          </table:table-cell>
          <table:table-cell office:value-type="float" office:value="0.489899635314941" calcext:value-type="float">
            <text:p>0.4898996353</text:p>
          </table:table-cell>
          <table:table-cell office:value-type="float" office:value="0.0134162902832031" calcext:value-type="float">
            <text:p>0.0134162903</text:p>
          </table:table-cell>
          <table:table-cell office:value-type="float" office:value="1.59772205352783" calcext:value-type="float">
            <text:p>1.5977220535</text:p>
          </table:table-cell>
          <table:table-cell office:value-type="float" office:value="0.271639347076416" calcext:value-type="float">
            <text:p>0.2716393471</text:p>
          </table:table-cell>
          <table:table-cell office:value-type="float" office:value="1.46468448638916" calcext:value-type="float">
            <text:p>1.4646844864</text:p>
          </table:table-cell>
          <table:table-cell office:value-type="float" office:value="0.670910358428955" calcext:value-type="float">
            <text:p>0.6709103584</text:p>
          </table:table-cell>
          <table:table-cell office:value-type="float" office:value="0.00328826904296875" calcext:value-type="float">
            <text:p>0.003288269</text:p>
          </table:table-cell>
          <table:table-cell office:value-type="float" office:value="0.612256050109863" calcext:value-type="float">
            <text:p>0.6122560501</text:p>
          </table:table-cell>
          <table:table-cell office:value-type="float" office:value="0.66007661819458" calcext:value-type="float">
            <text:p>0.6600766182</text:p>
          </table:table-cell>
          <table:table-cell office:value-type="float" office:value="0.729907989501953" calcext:value-type="float">
            <text:p>0.7299079895</text:p>
          </table:table-cell>
          <table:table-cell office:value-type="float" office:value="2.03729963302612" calcext:value-type="float">
            <text:p>2.037299633</text:p>
          </table:table-cell>
          <table:table-cell office:value-type="float" office:value="0.746286392211914" calcext:value-type="float">
            <text:p>0.7462863922</text:p>
          </table:table-cell>
          <table:table-cell office:value-type="float" office:value="0.470205307006835" calcext:value-type="float">
            <text:p>0.470205307</text:p>
          </table:table-cell>
          <table:table-cell office:value-type="float" office:value="1.10121726989746" calcext:value-type="float">
            <text:p>1.1012172699</text:p>
          </table:table-cell>
          <table:table-cell office:value-type="float" office:value="0.654850006103515" calcext:value-type="float">
            <text:p>0.6548500061</text:p>
          </table:table-cell>
          <table:table-cell office:value-type="float" office:value="0.715981483459472" calcext:value-type="float">
            <text:p>0.7159814835</text:p>
          </table:table-cell>
          <table:table-cell office:value-type="float" office:value="0.450486183166503" calcext:value-type="float">
            <text:p>0.4504861832</text:p>
          </table:table-cell>
          <table:table-cell office:value-type="float" office:value="0.43507957458496" calcext:value-type="float">
            <text:p>0.4350795746</text:p>
          </table:table-cell>
          <table:table-cell office:value-type="float" office:value="0.221710205078125" calcext:value-type="float">
            <text:p>0.2217102051</text:p>
          </table:table-cell>
          <table:table-cell office:value-type="float" office:value="0.479095458984375" calcext:value-type="float">
            <text:p>0.479095459</text:p>
          </table:table-cell>
          <table:table-cell office:value-type="float" office:value="0.131803512573242" calcext:value-type="float">
            <text:p>0.1318035126</text:p>
          </table:table-cell>
          <table:table-cell office:value-type="float" office:value="1.13584756851196" calcext:value-type="float">
            <text:p>1.1358475685</text:p>
          </table:table-cell>
          <table:table-cell office:value-type="float" office:value="1.89276790618896" calcext:value-type="float">
            <text:p>1.8927679062</text:p>
          </table:table-cell>
          <table:table-cell office:value-type="float" office:value="3.34933280944824" calcext:value-type="float">
            <text:p>3.3493328094</text:p>
          </table:table-cell>
          <table:table-cell office:value-type="float" office:value="0.0282320976257324" calcext:value-type="float">
            <text:p>0.0282320976</text:p>
          </table:table-cell>
          <table:table-cell office:value-type="float" office:value="0.691176891326904" calcext:value-type="float">
            <text:p>0.6911768913</text:p>
          </table:table-cell>
          <table:table-cell office:value-type="float" office:value="0.0226497650146484" calcext:value-type="float">
            <text:p>0.022649765</text:p>
          </table:table-cell>
          <table:table-cell office:value-type="float" office:value="0.431860923767089" calcext:value-type="float">
            <text:p>0.4318609238</text:p>
          </table:table-cell>
          <table:table-cell office:value-type="float" office:value="1.03383779525756" calcext:value-type="float">
            <text:p>1.0338377953</text:p>
          </table:table-cell>
          <table:table-cell table:number-columns-repeated="96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71699047088623" calcext:value-type="float">
            <text:p>0.6716990471</text:p>
          </table:table-cell>
          <table:table-cell office:value-type="float" office:value="0.756298065185546" calcext:value-type="float">
            <text:p>0.7562980652</text:p>
          </table:table-cell>
          <table:table-cell office:value-type="float" office:value="0.864684104919433" calcext:value-type="float">
            <text:p>0.8646841049</text:p>
          </table:table-cell>
          <table:table-cell office:value-type="float" office:value="0.0731849670410156" calcext:value-type="float">
            <text:p>0.073184967</text:p>
          </table:table-cell>
          <table:table-cell office:value-type="float" office:value="0.41697883605957" calcext:value-type="float">
            <text:p>0.4169788361</text:p>
          </table:table-cell>
          <table:table-cell office:value-type="float" office:value="1.82883882522583" calcext:value-type="float">
            <text:p>1.8288388252</text:p>
          </table:table-cell>
          <table:table-cell office:value-type="float" office:value="1.99904918670654" calcext:value-type="float">
            <text:p>1.9990491867</text:p>
          </table:table-cell>
          <table:table-cell office:value-type="float" office:value="0.815256118774414" calcext:value-type="float">
            <text:p>0.8152561188</text:p>
          </table:table-cell>
          <table:table-cell office:value-type="float" office:value="1.95639896392822" calcext:value-type="float">
            <text:p>1.9563989639</text:p>
          </table:table-cell>
          <table:table-cell office:value-type="float" office:value="0.327885150909423" calcext:value-type="float">
            <text:p>0.3278851509</text:p>
          </table:table-cell>
          <table:table-cell office:value-type="float" office:value="0.131607055664062" calcext:value-type="float">
            <text:p>0.1316070557</text:p>
          </table:table-cell>
          <table:table-cell office:value-type="float" office:value="1.79350662231445" calcext:value-type="float">
            <text:p>1.7935066223</text:p>
          </table:table-cell>
          <table:table-cell office:value-type="float" office:value="2.60993289947509" calcext:value-type="float">
            <text:p>2.6099328995</text:p>
          </table:table-cell>
          <table:table-cell office:value-type="float" office:value="0.00129318237304687" calcext:value-type="float">
            <text:p>0.0012931824</text:p>
          </table:table-cell>
          <table:table-cell office:value-type="float" office:value="1.31621360778808" calcext:value-type="float">
            <text:p>1.3162136078</text:p>
          </table:table-cell>
          <table:table-cell office:value-type="float" office:value="0.581293106079101" calcext:value-type="float">
            <text:p>0.5812931061</text:p>
          </table:table-cell>
          <table:table-cell office:value-type="float" office:value="1.71781158447265" calcext:value-type="float">
            <text:p>1.7178115845</text:p>
          </table:table-cell>
          <table:table-cell office:value-type="float" office:value="1.37867164611816" calcext:value-type="float">
            <text:p>1.3786716461</text:p>
          </table:table-cell>
          <table:table-cell office:value-type="float" office:value="1.0123324394226" calcext:value-type="float">
            <text:p>1.0123324394</text:p>
          </table:table-cell>
          <table:table-cell office:value-type="float" office:value="0.0670166015625" calcext:value-type="float">
            <text:p>0.0670166016</text:p>
          </table:table-cell>
          <table:table-cell office:value-type="float" office:value="0.336653709411621" calcext:value-type="float">
            <text:p>0.3366537094</text:p>
          </table:table-cell>
          <table:table-cell office:value-type="float" office:value="0.72640037536621" calcext:value-type="float">
            <text:p>0.7264003754</text:p>
          </table:table-cell>
          <table:table-cell office:value-type="float" office:value="0.23886489868164" calcext:value-type="float">
            <text:p>0.2388648987</text:p>
          </table:table-cell>
          <table:table-cell office:value-type="float" office:value="1.33897876739501" calcext:value-type="float">
            <text:p>1.3389787674</text:p>
          </table:table-cell>
          <table:table-cell office:value-type="float" office:value="0.654586791992187" calcext:value-type="float">
            <text:p>0.654586792</text:p>
          </table:table-cell>
          <table:table-cell office:value-type="float" office:value="0.760322570800781" calcext:value-type="float">
            <text:p>0.7603225708</text:p>
          </table:table-cell>
          <table:table-cell office:value-type="float" office:value="0.519147872924804" calcext:value-type="float">
            <text:p>0.5191478729</text:p>
          </table:table-cell>
          <table:table-cell office:value-type="float" office:value="0.164314270019531" calcext:value-type="float">
            <text:p>0.16431427</text:p>
          </table:table-cell>
          <table:table-cell office:value-type="float" office:value="1.62866783142089" calcext:value-type="float">
            <text:p>1.6286678314</text:p>
          </table:table-cell>
          <table:table-cell office:value-type="float" office:value="1.68262100219726" calcext:value-type="float">
            <text:p>1.6826210022</text:p>
          </table:table-cell>
          <table:table-cell office:value-type="float" office:value="3.81848096847534" calcext:value-type="float">
            <text:p>3.8184809685</text:p>
          </table:table-cell>
          <table:table-cell office:value-type="float" office:value="0.679859161376953" calcext:value-type="float">
            <text:p>0.6798591614</text:p>
          </table:table-cell>
          <table:table-cell office:value-type="float" office:value="1.4258108139038" calcext:value-type="float">
            <text:p>1.4258108139</text:p>
          </table:table-cell>
          <table:table-cell office:value-type="float" office:value="0.0740022659301757" calcext:value-type="float">
            <text:p>0.0740022659</text:p>
          </table:table-cell>
          <table:table-cell office:value-type="float" office:value="0.441009998321533" calcext:value-type="float">
            <text:p>0.4410099983</text:p>
          </table:table-cell>
          <table:table-cell office:value-type="float" office:value="0.756184101104736" calcext:value-type="float">
            <text:p>0.7561841011</text:p>
          </table:table-cell>
          <table:table-cell office:value-type="float" office:value="0.628389835357666" calcext:value-type="float">
            <text:p>0.6283898354</text:p>
          </table:table-cell>
          <table:table-cell office:value-type="float" office:value="1.4981632232666" calcext:value-type="float">
            <text:p>1.4981632233</text:p>
          </table:table-cell>
          <table:table-cell office:value-type="float" office:value="1.47651100158691" calcext:value-type="float">
            <text:p>1.4765110016</text:p>
          </table:table-cell>
          <table:table-cell office:value-type="float" office:value="0.837781906127929" calcext:value-type="float">
            <text:p>0.8377819061</text:p>
          </table:table-cell>
          <table:table-cell office:value-type="float" office:value="2.58999443054199" calcext:value-type="float">
            <text:p>2.5899944305</text:p>
          </table:table-cell>
          <table:table-cell office:value-type="float" office:value="1.94675350189208" calcext:value-type="float">
            <text:p>1.9467535019</text:p>
          </table:table-cell>
          <table:table-cell office:value-type="float" office:value="1.22200393676757" calcext:value-type="float">
            <text:p>1.2220039368</text:p>
          </table:table-cell>
          <table:table-cell office:value-type="float" office:value="1.34879112243652" calcext:value-type="float">
            <text:p>1.3487911224</text:p>
          </table:table-cell>
          <table:table-cell office:value-type="float" office:value="0.430842399597167" calcext:value-type="float">
            <text:p>0.4308423996</text:p>
          </table:table-cell>
          <table:table-cell office:value-type="float" office:value="0.297732353210449" calcext:value-type="float">
            <text:p>0.2977323532</text:p>
          </table:table-cell>
          <table:table-cell office:value-type="float" office:value="0.202641487121582" calcext:value-type="float">
            <text:p>0.2026414871</text:p>
          </table:table-cell>
          <table:table-cell office:value-type="float" office:value="1.49397563934326" calcext:value-type="float">
            <text:p>1.4939756393</text:p>
          </table:table-cell>
          <table:table-cell office:value-type="float" office:value="3.06161975860595" calcext:value-type="float">
            <text:p>3.0616197586</text:p>
          </table:table-cell>
          <table:table-cell office:value-type="float" office:value="3.9247350692749" calcext:value-type="float">
            <text:p>3.9247350693</text:p>
          </table:table-cell>
          <table:table-cell office:value-type="float" office:value="2.13292360305786" calcext:value-type="float">
            <text:p>2.1329236031</text:p>
          </table:table-cell>
          <table:table-cell office:value-type="float" office:value="1.04792523384094" calcext:value-type="float">
            <text:p>1.0479252338</text:p>
          </table:table-cell>
          <table:table-cell office:value-type="float" office:value="1.0624623298645" calcext:value-type="float">
            <text:p>1.0624623299</text:p>
          </table:table-cell>
          <table:table-cell office:value-type="float" office:value="0.875794410705566" calcext:value-type="float">
            <text:p>0.8757944107</text:p>
          </table:table-cell>
          <table:table-cell office:value-type="float" office:value="0.297297239303588" calcext:value-type="float">
            <text:p>0.2972972393</text:p>
          </table:table-cell>
          <table:table-cell table:number-columns-repeated="96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98383712768554" calcext:value-type="float">
            <text:p>1.9838371277</text:p>
          </table:table-cell>
          <table:table-cell office:value-type="float" office:value="1.04532146453857" calcext:value-type="float">
            <text:p>1.0453214645</text:p>
          </table:table-cell>
          <table:table-cell office:value-type="float" office:value="0.245428085327148" calcext:value-type="float">
            <text:p>0.2454280853</text:p>
          </table:table-cell>
          <table:table-cell office:value-type="float" office:value="0.67366600036621" calcext:value-type="float">
            <text:p>0.6736660004</text:p>
          </table:table-cell>
          <table:table-cell office:value-type="float" office:value="0.671579360961914" calcext:value-type="float">
            <text:p>0.671579361</text:p>
          </table:table-cell>
          <table:table-cell office:value-type="float" office:value="0.301087379455566" calcext:value-type="float">
            <text:p>0.3010873795</text:p>
          </table:table-cell>
          <table:table-cell office:value-type="float" office:value="1.71795272827148" calcext:value-type="float">
            <text:p>1.7179527283</text:p>
          </table:table-cell>
          <table:table-cell office:value-type="float" office:value="0.455762863159179" calcext:value-type="float">
            <text:p>0.4557628632</text:p>
          </table:table-cell>
          <table:table-cell office:value-type="float" office:value="1.07108306884765" calcext:value-type="float">
            <text:p>1.0710830688</text:p>
          </table:table-cell>
          <table:table-cell office:value-type="float" office:value="0.889870643615722" calcext:value-type="float">
            <text:p>0.8898706436</text:p>
          </table:table-cell>
          <table:table-cell office:value-type="float" office:value="0.327620506286621" calcext:value-type="float">
            <text:p>0.3276205063</text:p>
          </table:table-cell>
          <table:table-cell office:value-type="float" office:value="0.423512935638427" calcext:value-type="float">
            <text:p>0.4235129356</text:p>
          </table:table-cell>
          <table:table-cell office:value-type="float" office:value="0.770339012145996" calcext:value-type="float">
            <text:p>0.7703390121</text:p>
          </table:table-cell>
          <table:table-cell office:value-type="float" office:value="0.232322692871093" calcext:value-type="float">
            <text:p>0.2323226929</text:p>
          </table:table-cell>
          <table:table-cell office:value-type="float" office:value="0.987771987915039" calcext:value-type="float">
            <text:p>0.9877719879</text:p>
          </table:table-cell>
          <table:table-cell office:value-type="float" office:value="1.13874435424804" calcext:value-type="float">
            <text:p>1.1387443542</text:p>
          </table:table-cell>
          <table:table-cell office:value-type="float" office:value="0.369045257568359" calcext:value-type="float">
            <text:p>0.3690452576</text:p>
          </table:table-cell>
          <table:table-cell office:value-type="float" office:value="0.628934860229492" calcext:value-type="float">
            <text:p>0.6289348602</text:p>
          </table:table-cell>
          <table:table-cell office:value-type="float" office:value="0.675457000732421" calcext:value-type="float">
            <text:p>0.6754570007</text:p>
          </table:table-cell>
          <table:table-cell office:value-type="float" office:value="0.768905639648437" calcext:value-type="float">
            <text:p>0.7689056396</text:p>
          </table:table-cell>
          <table:table-cell office:value-type="float" office:value="0.0479097366333007" calcext:value-type="float">
            <text:p>0.0479097366</text:p>
          </table:table-cell>
          <table:table-cell office:value-type="float" office:value="0.0877494812011718" calcext:value-type="float">
            <text:p>0.0877494812</text:p>
          </table:table-cell>
          <table:table-cell office:value-type="float" office:value="0.356929779052734" calcext:value-type="float">
            <text:p>0.3569297791</text:p>
          </table:table-cell>
          <table:table-cell office:value-type="float" office:value="0.0754847526550293" calcext:value-type="float">
            <text:p>0.0754847527</text:p>
          </table:table-cell>
          <table:table-cell office:value-type="float" office:value="1.93700146675109" calcext:value-type="float">
            <text:p>1.9370014668</text:p>
          </table:table-cell>
          <table:table-cell office:value-type="float" office:value="1.49238491058349" calcext:value-type="float">
            <text:p>1.4923849106</text:p>
          </table:table-cell>
          <table:table-cell office:value-type="float" office:value="0.0233440399169921" calcext:value-type="float">
            <text:p>0.0233440399</text:p>
          </table:table-cell>
          <table:table-cell office:value-type="float" office:value="2.36031532287597" calcext:value-type="float">
            <text:p>2.3603153229</text:p>
          </table:table-cell>
          <table:table-cell office:value-type="float" office:value="2.87894821166992" calcext:value-type="float">
            <text:p>2.8789482117</text:p>
          </table:table-cell>
          <table:table-cell office:value-type="float" office:value="0.0542840957641601" calcext:value-type="float">
            <text:p>0.0542840958</text:p>
          </table:table-cell>
          <table:table-cell office:value-type="float" office:value="5.18373298645019" calcext:value-type="float">
            <text:p>5.1837329865</text:p>
          </table:table-cell>
          <table:table-cell office:value-type="float" office:value="0.124711990356445" calcext:value-type="float">
            <text:p>0.1247119904</text:p>
          </table:table-cell>
          <table:table-cell office:value-type="float" office:value="1.02799892425537" calcext:value-type="float">
            <text:p>1.0279989243</text:p>
          </table:table-cell>
          <table:table-cell office:value-type="float" office:value="0.150917053222656" calcext:value-type="float">
            <text:p>0.1509170532</text:p>
          </table:table-cell>
          <table:table-cell office:value-type="float" office:value="0.142502784729003" calcext:value-type="float">
            <text:p>0.1425027847</text:p>
          </table:table-cell>
          <table:table-cell office:value-type="float" office:value="1.2392611503601" calcext:value-type="float">
            <text:p>1.2392611504</text:p>
          </table:table-cell>
          <table:table-cell office:value-type="float" office:value="1.42589664459228" calcext:value-type="float">
            <text:p>1.4258966446</text:p>
          </table:table-cell>
          <table:table-cell office:value-type="float" office:value="0.186006546020507" calcext:value-type="float">
            <text:p>0.186006546</text:p>
          </table:table-cell>
          <table:table-cell office:value-type="float" office:value="0.295955657958984" calcext:value-type="float">
            <text:p>0.295955658</text:p>
          </table:table-cell>
          <table:table-cell office:value-type="float" office:value="0.222461700439453" calcext:value-type="float">
            <text:p>0.2224617004</text:p>
          </table:table-cell>
          <table:table-cell office:value-type="float" office:value="0.940803527832031" calcext:value-type="float">
            <text:p>0.9408035278</text:p>
          </table:table-cell>
          <table:table-cell office:value-type="float" office:value="0.438292503356933" calcext:value-type="float">
            <text:p>0.4382925034</text:p>
          </table:table-cell>
          <table:table-cell office:value-type="float" office:value="0.0674734115600586" calcext:value-type="float">
            <text:p>0.0674734116</text:p>
          </table:table-cell>
          <table:table-cell office:value-type="float" office:value="0.0936851501464843" calcext:value-type="float">
            <text:p>0.0936851501</text:p>
          </table:table-cell>
          <table:table-cell office:value-type="float" office:value="0.0821590423583984" calcext:value-type="float">
            <text:p>0.0821590424</text:p>
          </table:table-cell>
          <table:table-cell office:value-type="float" office:value="0.308737754821777" calcext:value-type="float">
            <text:p>0.3087377548</text:p>
          </table:table-cell>
          <table:table-cell office:value-type="float" office:value="0.60947036743164" calcext:value-type="float">
            <text:p>0.6094703674</text:p>
          </table:table-cell>
          <table:table-cell office:value-type="float" office:value="0.0973353385925293" calcext:value-type="float">
            <text:p>0.0973353386</text:p>
          </table:table-cell>
          <table:table-cell office:value-type="float" office:value="1.74465370178222" calcext:value-type="float">
            <text:p>1.7446537018</text:p>
          </table:table-cell>
          <table:table-cell office:value-type="float" office:value="0.867382049560546" calcext:value-type="float">
            <text:p>0.8673820496</text:p>
          </table:table-cell>
          <table:table-cell office:value-type="float" office:value="0.715523719787597" calcext:value-type="float">
            <text:p>0.7155237198</text:p>
          </table:table-cell>
          <table:table-cell office:value-type="float" office:value="0.0547103881835937" calcext:value-type="float">
            <text:p>0.0547103882</text:p>
          </table:table-cell>
          <table:table-cell office:value-type="float" office:value="0.794486045837402" calcext:value-type="float">
            <text:p>0.7944860458</text:p>
          </table:table-cell>
          <table:table-cell office:value-type="float" office:value="1.8484992980957" calcext:value-type="float">
            <text:p>1.8484992981</text:p>
          </table:table-cell>
          <table:table-cell office:value-type="float" office:value="0.0676162242889404" calcext:value-type="float">
            <text:p>0.0676162243</text:p>
          </table:table-cell>
          <table:table-cell table:number-columns-repeated="96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4286994934082" calcext:value-type="float">
            <text:p>0.1428699493</text:p>
          </table:table-cell>
          <table:table-cell office:value-type="float" office:value="2.06425380706787" calcext:value-type="float">
            <text:p>2.0642538071</text:p>
          </table:table-cell>
          <table:table-cell office:value-type="float" office:value="0.268685340881347" calcext:value-type="float">
            <text:p>0.2686853409</text:p>
          </table:table-cell>
          <table:table-cell office:value-type="float" office:value="1.28377723693847" calcext:value-type="float">
            <text:p>1.2837772369</text:p>
          </table:table-cell>
          <table:table-cell office:value-type="float" office:value="3.02748298645019" calcext:value-type="float">
            <text:p>3.0274829865</text:p>
          </table:table-cell>
          <table:table-cell office:value-type="float" office:value="1.08969974517822" calcext:value-type="float">
            <text:p>1.0896997452</text:p>
          </table:table-cell>
          <table:table-cell office:value-type="float" office:value="2.17042446136474" calcext:value-type="float">
            <text:p>2.1704244614</text:p>
          </table:table-cell>
          <table:table-cell office:value-type="float" office:value="0.201758384704589" calcext:value-type="float">
            <text:p>0.2017583847</text:p>
          </table:table-cell>
          <table:table-cell office:value-type="float" office:value="1.0107078552246" calcext:value-type="float">
            <text:p>1.0107078552</text:p>
          </table:table-cell>
          <table:table-cell office:value-type="float" office:value="0.0545611381530761" calcext:value-type="float">
            <text:p>0.0545611382</text:p>
          </table:table-cell>
          <table:table-cell office:value-type="float" office:value="1.1533555984497" calcext:value-type="float">
            <text:p>1.1533555984</text:p>
          </table:table-cell>
          <table:table-cell office:value-type="float" office:value="0.359817504882812" calcext:value-type="float">
            <text:p>0.3598175049</text:p>
          </table:table-cell>
          <table:table-cell office:value-type="float" office:value="1.33821153640747" calcext:value-type="float">
            <text:p>1.3382115364</text:p>
          </table:table-cell>
          <table:table-cell office:value-type="float" office:value="2.13307952880859" calcext:value-type="float">
            <text:p>2.1330795288</text:p>
          </table:table-cell>
          <table:table-cell office:value-type="float" office:value="1.11326599121093" calcext:value-type="float">
            <text:p>1.1132659912</text:p>
          </table:table-cell>
          <table:table-cell office:value-type="float" office:value="0.650104522705078" calcext:value-type="float">
            <text:p>0.6501045227</text:p>
          </table:table-cell>
          <table:table-cell office:value-type="float" office:value="0.931259155273437" calcext:value-type="float">
            <text:p>0.9312591553</text:p>
          </table:table-cell>
          <table:table-cell office:value-type="float" office:value="0.0625486373901367" calcext:value-type="float">
            <text:p>0.0625486374</text:p>
          </table:table-cell>
          <table:table-cell office:value-type="float" office:value="0.514427661895752" calcext:value-type="float">
            <text:p>0.5144276619</text:p>
          </table:table-cell>
          <table:table-cell office:value-type="float" office:value="0.29061222076416" calcext:value-type="float">
            <text:p>0.2906122208</text:p>
          </table:table-cell>
          <table:table-cell office:value-type="float" office:value="1.06760311126708" calcext:value-type="float">
            <text:p>1.0676031113</text:p>
          </table:table-cell>
          <table:table-cell office:value-type="float" office:value="0.84420108795166" calcext:value-type="float">
            <text:p>0.844201088</text:p>
          </table:table-cell>
          <table:table-cell office:value-type="float" office:value="0.819630622863769" calcext:value-type="float">
            <text:p>0.8196306229</text:p>
          </table:table-cell>
          <table:table-cell office:value-type="float" office:value="1.62898397445678" calcext:value-type="float">
            <text:p>1.6289839745</text:p>
          </table:table-cell>
          <table:table-cell office:value-type="float" office:value="0.415491580963134" calcext:value-type="float">
            <text:p>0.415491581</text:p>
          </table:table-cell>
          <table:table-cell office:value-type="float" office:value="0.867186546325683" calcext:value-type="float">
            <text:p>0.8671865463</text:p>
          </table:table-cell>
          <table:table-cell office:value-type="float" office:value="0.196965217590332" calcext:value-type="float">
            <text:p>0.1969652176</text:p>
          </table:table-cell>
          <table:table-cell office:value-type="float" office:value="0.434038162231445" calcext:value-type="float">
            <text:p>0.4340381622</text:p>
          </table:table-cell>
          <table:table-cell office:value-type="float" office:value="0.284320831298828" calcext:value-type="float">
            <text:p>0.2843208313</text:p>
          </table:table-cell>
          <table:table-cell office:value-type="float" office:value="0.772558212280273" calcext:value-type="float">
            <text:p>0.7725582123</text:p>
          </table:table-cell>
          <table:table-cell office:value-type="float" office:value="0.21863842010498" calcext:value-type="float">
            <text:p>0.2186384201</text:p>
          </table:table-cell>
          <table:table-cell office:value-type="float" office:value="0.556853294372558" calcext:value-type="float">
            <text:p>0.5568532944</text:p>
          </table:table-cell>
          <table:table-cell office:value-type="float" office:value="0.66481590270996" calcext:value-type="float">
            <text:p>0.6648159027</text:p>
          </table:table-cell>
          <table:table-cell office:value-type="float" office:value="0.603473186492919" calcext:value-type="float">
            <text:p>0.6034731865</text:p>
          </table:table-cell>
          <table:table-cell office:value-type="float" office:value="1.64906215667724" calcext:value-type="float">
            <text:p>1.6490621567</text:p>
          </table:table-cell>
          <table:table-cell office:value-type="float" office:value="1.9820213317871" calcext:value-type="float">
            <text:p>1.9820213318</text:p>
          </table:table-cell>
          <table:table-cell office:value-type="float" office:value="1.54881858825683" calcext:value-type="float">
            <text:p>1.5488185883</text:p>
          </table:table-cell>
          <table:table-cell office:value-type="float" office:value="2.22611236572265" calcext:value-type="float">
            <text:p>2.2261123657</text:p>
          </table:table-cell>
          <table:table-cell office:value-type="float" office:value="2.38528251647949" calcext:value-type="float">
            <text:p>2.3852825165</text:p>
          </table:table-cell>
          <table:table-cell office:value-type="float" office:value="0.488979339599609" calcext:value-type="float">
            <text:p>0.4889793396</text:p>
          </table:table-cell>
          <table:table-cell office:value-type="float" office:value="0.570375442504882" calcext:value-type="float">
            <text:p>0.5703754425</text:p>
          </table:table-cell>
          <table:table-cell office:value-type="float" office:value="0.916669845581054" calcext:value-type="float">
            <text:p>0.9166698456</text:p>
          </table:table-cell>
          <table:table-cell office:value-type="float" office:value="0.444416522979736" calcext:value-type="float">
            <text:p>0.444416523</text:p>
          </table:table-cell>
          <table:table-cell office:value-type="float" office:value="0.731522560119628" calcext:value-type="float">
            <text:p>0.7315225601</text:p>
          </table:table-cell>
          <table:table-cell office:value-type="float" office:value="1.27694606781005" calcext:value-type="float">
            <text:p>1.2769460678</text:p>
          </table:table-cell>
          <table:table-cell office:value-type="float" office:value="0.979771614074707" calcext:value-type="float">
            <text:p>0.9797716141</text:p>
          </table:table-cell>
          <table:table-cell office:value-type="float" office:value="0.012486457824707" calcext:value-type="float">
            <text:p>0.0124864578</text:p>
          </table:table-cell>
          <table:table-cell office:value-type="float" office:value="0.258018970489501" calcext:value-type="float">
            <text:p>0.2580189705</text:p>
          </table:table-cell>
          <table:table-cell office:value-type="float" office:value="0.0330991744995117" calcext:value-type="float">
            <text:p>0.0330991745</text:p>
          </table:table-cell>
          <table:table-cell office:value-type="float" office:value="0.265666961669921" calcext:value-type="float">
            <text:p>0.2656669617</text:p>
          </table:table-cell>
          <table:table-cell office:value-type="float" office:value="0.71295690536499" calcext:value-type="float">
            <text:p>0.7129569054</text:p>
          </table:table-cell>
          <table:table-cell office:value-type="float" office:value="1.47742938995361" calcext:value-type="float">
            <text:p>1.47742939</text:p>
          </table:table-cell>
          <table:table-cell office:value-type="float" office:value="0.542947769165039" calcext:value-type="float">
            <text:p>0.5429477692</text:p>
          </table:table-cell>
          <table:table-cell office:value-type="float" office:value="0.585728645324707" calcext:value-type="float">
            <text:p>0.5857286453</text:p>
          </table:table-cell>
          <table:table-cell office:value-type="float" office:value="1.29123449325561" calcext:value-type="float">
            <text:p>1.2912344933</text:p>
          </table:table-cell>
          <table:table-cell table:number-columns-repeated="96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50998497009277" calcext:value-type="float">
            <text:p>0.750998497</text:p>
          </table:table-cell>
          <table:table-cell office:value-type="float" office:value="1.00929260253906" calcext:value-type="float">
            <text:p>1.0092926025</text:p>
          </table:table-cell>
          <table:table-cell office:value-type="float" office:value="0.449977874755859" calcext:value-type="float">
            <text:p>0.4499778748</text:p>
          </table:table-cell>
          <table:table-cell office:value-type="float" office:value="0.539453506469726" calcext:value-type="float">
            <text:p>0.5394535065</text:p>
          </table:table-cell>
          <table:table-cell office:value-type="float" office:value="3.2133674621582" calcext:value-type="float">
            <text:p>3.2133674622</text:p>
          </table:table-cell>
          <table:table-cell office:value-type="float" office:value="2.58565139770507" calcext:value-type="float">
            <text:p>2.5856513977</text:p>
          </table:table-cell>
          <table:table-cell office:value-type="float" office:value="3.21369361877441" calcext:value-type="float">
            <text:p>3.2136936188</text:p>
          </table:table-cell>
          <table:table-cell office:value-type="float" office:value="0.185939788818359" calcext:value-type="float">
            <text:p>0.1859397888</text:p>
          </table:table-cell>
          <table:table-cell office:value-type="float" office:value="2.07254791259765" calcext:value-type="float">
            <text:p>2.0725479126</text:p>
          </table:table-cell>
          <table:table-cell office:value-type="float" office:value="0.575238227844238" calcext:value-type="float">
            <text:p>0.5752382278</text:p>
          </table:table-cell>
          <table:table-cell office:value-type="float" office:value="0.0550804138183593" calcext:value-type="float">
            <text:p>0.0550804138</text:p>
          </table:table-cell>
          <table:table-cell office:value-type="float" office:value="1.21842002868652" calcext:value-type="float">
            <text:p>1.2184200287</text:p>
          </table:table-cell>
          <table:table-cell office:value-type="float" office:value="2.70660257339477" calcext:value-type="float">
            <text:p>2.7066025734</text:p>
          </table:table-cell>
          <table:table-cell office:value-type="float" office:value="3.32845497131347" calcext:value-type="float">
            <text:p>3.3284549713</text:p>
          </table:table-cell>
          <table:table-cell office:value-type="float" office:value="2.60842323303222" calcext:value-type="float">
            <text:p>2.608423233</text:p>
          </table:table-cell>
          <table:table-cell office:value-type="float" office:value="4.24677658081054" calcext:value-type="float">
            <text:p>4.2467765808</text:p>
          </table:table-cell>
          <table:table-cell office:value-type="float" office:value="2.49957847595214" calcext:value-type="float">
            <text:p>2.499578476</text:p>
          </table:table-cell>
          <table:table-cell office:value-type="float" office:value="0.196814537048339" calcext:value-type="float">
            <text:p>0.196814537</text:p>
          </table:table-cell>
          <table:table-cell office:value-type="float" office:value="0.190363407135009" calcext:value-type="float">
            <text:p>0.1903634071</text:p>
          </table:table-cell>
          <table:table-cell office:value-type="float" office:value="0.898399353027343" calcext:value-type="float">
            <text:p>0.898399353</text:p>
          </table:table-cell>
          <table:table-cell office:value-type="float" office:value="1.12861442565917" calcext:value-type="float">
            <text:p>1.1286144257</text:p>
          </table:table-cell>
          <table:table-cell office:value-type="float" office:value="1.1470251083374" calcext:value-type="float">
            <text:p>1.1470251083</text:p>
          </table:table-cell>
          <table:table-cell office:value-type="float" office:value="0.365062713623046" calcext:value-type="float">
            <text:p>0.3650627136</text:p>
          </table:table-cell>
          <table:table-cell office:value-type="float" office:value="2.62776088714599" calcext:value-type="float">
            <text:p>2.6277608871</text:p>
          </table:table-cell>
          <table:table-cell office:value-type="float" office:value="3.0990343093872" calcext:value-type="float">
            <text:p>3.0990343094</text:p>
          </table:table-cell>
          <table:table-cell office:value-type="float" office:value="2.011887550354" calcext:value-type="float">
            <text:p>2.0118875504</text:p>
          </table:table-cell>
          <table:table-cell office:value-type="float" office:value="0.584480285644531" calcext:value-type="float">
            <text:p>0.5844802856</text:p>
          </table:table-cell>
          <table:table-cell office:value-type="float" office:value="2.33781433105468" calcext:value-type="float">
            <text:p>2.3378143311</text:p>
          </table:table-cell>
          <table:table-cell office:value-type="float" office:value="0.370710372924804" calcext:value-type="float">
            <text:p>0.3707103729</text:p>
          </table:table-cell>
          <table:table-cell office:value-type="float" office:value="1.59382629394531" calcext:value-type="float">
            <text:p>1.5938262939</text:p>
          </table:table-cell>
          <table:table-cell office:value-type="float" office:value="1.54547691345214" calcext:value-type="float">
            <text:p>1.5454769135</text:p>
          </table:table-cell>
          <table:table-cell office:value-type="float" office:value="0.248078823089599" calcext:value-type="float">
            <text:p>0.2480788231</text:p>
          </table:table-cell>
          <table:table-cell office:value-type="float" office:value="1.75347805023193" calcext:value-type="float">
            <text:p>1.7534780502</text:p>
          </table:table-cell>
          <table:table-cell office:value-type="float" office:value="0.418561935424804" calcext:value-type="float">
            <text:p>0.4185619354</text:p>
          </table:table-cell>
          <table:table-cell office:value-type="float" office:value="0.214023113250732" calcext:value-type="float">
            <text:p>0.2140231133</text:p>
          </table:table-cell>
          <table:table-cell office:value-type="float" office:value="1.6204490661621" calcext:value-type="float">
            <text:p>1.6204490662</text:p>
          </table:table-cell>
          <table:table-cell office:value-type="float" office:value="2.01799774169921" calcext:value-type="float">
            <text:p>2.0179977417</text:p>
          </table:table-cell>
          <table:table-cell office:value-type="float" office:value="0.177043914794921" calcext:value-type="float">
            <text:p>0.1770439148</text:p>
          </table:table-cell>
          <table:table-cell office:value-type="float" office:value="3.26535034179687" calcext:value-type="float">
            <text:p>3.2653503418</text:p>
          </table:table-cell>
          <table:table-cell office:value-type="float" office:value="0.0250511169433593" calcext:value-type="float">
            <text:p>0.0250511169</text:p>
          </table:table-cell>
          <table:table-cell office:value-type="float" office:value="0.75539207458496" calcext:value-type="float">
            <text:p>0.7553920746</text:p>
          </table:table-cell>
          <table:table-cell office:value-type="float" office:value="1.14024829864501" calcext:value-type="float">
            <text:p>1.1402482986</text:p>
          </table:table-cell>
          <table:table-cell office:value-type="float" office:value="0.957488536834716" calcext:value-type="float">
            <text:p>0.9574885368</text:p>
          </table:table-cell>
          <table:table-cell office:value-type="float" office:value="0.539154052734375" calcext:value-type="float">
            <text:p>0.5391540527</text:p>
          </table:table-cell>
          <table:table-cell office:value-type="float" office:value="0.280587196350097" calcext:value-type="float">
            <text:p>0.2805871964</text:p>
          </table:table-cell>
          <table:table-cell office:value-type="float" office:value="1.11084556579589" calcext:value-type="float">
            <text:p>1.1108455658</text:p>
          </table:table-cell>
          <table:table-cell office:value-type="float" office:value="1.5303611755371" calcext:value-type="float">
            <text:p>1.5303611755</text:p>
          </table:table-cell>
          <table:table-cell office:value-type="float" office:value="0.410832405090332" calcext:value-type="float">
            <text:p>0.4108324051</text:p>
          </table:table-cell>
          <table:table-cell office:value-type="float" office:value="1.04150772094726" calcext:value-type="float">
            <text:p>1.0415077209</text:p>
          </table:table-cell>
          <table:table-cell office:value-type="float" office:value="1.79967403411865" calcext:value-type="float">
            <text:p>1.7996740341</text:p>
          </table:table-cell>
          <table:table-cell office:value-type="float" office:value="0.369151592254638" calcext:value-type="float">
            <text:p>0.3691515923</text:p>
          </table:table-cell>
          <table:table-cell office:value-type="float" office:value="0.28065538406372" calcext:value-type="float">
            <text:p>0.2806553841</text:p>
          </table:table-cell>
          <table:table-cell office:value-type="float" office:value="0.0334353446960449" calcext:value-type="float">
            <text:p>0.0334353447</text:p>
          </table:table-cell>
          <table:table-cell office:value-type="float" office:value="1.66890335083007" calcext:value-type="float">
            <text:p>1.6689033508</text:p>
          </table:table-cell>
          <table:table-cell office:value-type="float" office:value="0.705279111862182" calcext:value-type="float">
            <text:p>0.7052791119</text:p>
          </table:table-cell>
          <table:table-cell table:number-columns-repeated="96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79044151306152" calcext:value-type="float">
            <text:p>0.2790441513</text:p>
          </table:table-cell>
          <table:table-cell office:value-type="float" office:value="0.59700870513916" calcext:value-type="float">
            <text:p>0.5970087051</text:p>
          </table:table-cell>
          <table:table-cell office:value-type="float" office:value="0.0251932144165039" calcext:value-type="float">
            <text:p>0.0251932144</text:p>
          </table:table-cell>
          <table:table-cell office:value-type="float" office:value="1.44727516174316" calcext:value-type="float">
            <text:p>1.4472751617</text:p>
          </table:table-cell>
          <table:table-cell office:value-type="float" office:value="0.201246261596679" calcext:value-type="float">
            <text:p>0.2012462616</text:p>
          </table:table-cell>
          <table:table-cell office:value-type="float" office:value="0.0474004745483398" calcext:value-type="float">
            <text:p>0.0474004745</text:p>
          </table:table-cell>
          <table:table-cell office:value-type="float" office:value="1.90246200561523" calcext:value-type="float">
            <text:p>1.9024620056</text:p>
          </table:table-cell>
          <table:table-cell office:value-type="float" office:value="0.28355598449707" calcext:value-type="float">
            <text:p>0.2835559845</text:p>
          </table:table-cell>
          <table:table-cell office:value-type="float" office:value="0.281741142272949" calcext:value-type="float">
            <text:p>0.2817411423</text:p>
          </table:table-cell>
          <table:table-cell office:value-type="float" office:value="0.6983003616333" calcext:value-type="float">
            <text:p>0.6983003616</text:p>
          </table:table-cell>
          <table:table-cell office:value-type="float" office:value="0.371757984161376" calcext:value-type="float">
            <text:p>0.3717579842</text:p>
          </table:table-cell>
          <table:table-cell office:value-type="float" office:value="0.118435859680175" calcext:value-type="float">
            <text:p>0.1184358597</text:p>
          </table:table-cell>
          <table:table-cell office:value-type="float" office:value="0.578397750854492" calcext:value-type="float">
            <text:p>0.5783977509</text:p>
          </table:table-cell>
          <table:table-cell office:value-type="float" office:value="0.0577945709228515" calcext:value-type="float">
            <text:p>0.0577945709</text:p>
          </table:table-cell>
          <table:table-cell office:value-type="float" office:value="0.851589202880859" calcext:value-type="float">
            <text:p>0.8515892029</text:p>
          </table:table-cell>
          <table:table-cell office:value-type="float" office:value="0.295242309570312" calcext:value-type="float">
            <text:p>0.2952423096</text:p>
          </table:table-cell>
          <table:table-cell office:value-type="float" office:value="0.285840988159179" calcext:value-type="float">
            <text:p>0.2858409882</text:p>
          </table:table-cell>
          <table:table-cell office:value-type="float" office:value="0.161223411560058" calcext:value-type="float">
            <text:p>0.1612234116</text:p>
          </table:table-cell>
          <table:table-cell office:value-type="float" office:value="0.00390100479125976" calcext:value-type="float">
            <text:p>0.0039010048</text:p>
          </table:table-cell>
          <table:table-cell office:value-type="float" office:value="0.473822593688964" calcext:value-type="float">
            <text:p>0.4738225937</text:p>
          </table:table-cell>
          <table:table-cell office:value-type="float" office:value="0.908069610595703" calcext:value-type="float">
            <text:p>0.9080696106</text:p>
          </table:table-cell>
          <table:table-cell office:value-type="float" office:value="1.30507469177246" calcext:value-type="float">
            <text:p>1.3050746918</text:p>
          </table:table-cell>
          <table:table-cell office:value-type="float" office:value="0.36849308013916" calcext:value-type="float">
            <text:p>0.3684930801</text:p>
          </table:table-cell>
          <table:table-cell office:value-type="float" office:value="1.12783336639404" calcext:value-type="float">
            <text:p>1.1278333664</text:p>
          </table:table-cell>
          <table:table-cell office:value-type="float" office:value="0.163665771484375" calcext:value-type="float">
            <text:p>0.1636657715</text:p>
          </table:table-cell>
          <table:table-cell office:value-type="float" office:value="0.524097442626953" calcext:value-type="float">
            <text:p>0.5240974426</text:p>
          </table:table-cell>
          <table:table-cell office:value-type="float" office:value="0.402418136596679" calcext:value-type="float">
            <text:p>0.4024181366</text:p>
          </table:table-cell>
          <table:table-cell office:value-type="float" office:value="0.0831165313720703" calcext:value-type="float">
            <text:p>0.0831165314</text:p>
          </table:table-cell>
          <table:table-cell office:value-type="float" office:value="1.46037101745605" calcext:value-type="float">
            <text:p>1.4603710175</text:p>
          </table:table-cell>
          <table:table-cell office:value-type="float" office:value="1.09225845336914" calcext:value-type="float">
            <text:p>1.0922584534</text:p>
          </table:table-cell>
          <table:table-cell office:value-type="float" office:value="2.12196826934814" calcext:value-type="float">
            <text:p>2.1219682693</text:p>
          </table:table-cell>
          <table:table-cell office:value-type="float" office:value="0.530069351196289" calcext:value-type="float">
            <text:p>0.5300693512</text:p>
          </table:table-cell>
          <table:table-cell office:value-type="float" office:value="0.495434761047363" calcext:value-type="float">
            <text:p>0.495434761</text:p>
          </table:table-cell>
          <table:table-cell office:value-type="float" office:value="0.44404125213623" calcext:value-type="float">
            <text:p>0.4440412521</text:p>
          </table:table-cell>
          <table:table-cell office:value-type="float" office:value="0.126489639282226" calcext:value-type="float">
            <text:p>0.1264896393</text:p>
          </table:table-cell>
          <table:table-cell office:value-type="float" office:value="0.122550964355468" calcext:value-type="float">
            <text:p>0.1225509644</text:p>
          </table:table-cell>
          <table:table-cell office:value-type="float" office:value="0.78828477859497" calcext:value-type="float">
            <text:p>0.7882847786</text:p>
          </table:table-cell>
          <table:table-cell office:value-type="float" office:value="1.07181930541992" calcext:value-type="float">
            <text:p>1.0718193054</text:p>
          </table:table-cell>
          <table:table-cell office:value-type="float" office:value="1.63836479187011" calcext:value-type="float">
            <text:p>1.6383647919</text:p>
          </table:table-cell>
          <table:table-cell office:value-type="float" office:value="0.622577667236328" calcext:value-type="float">
            <text:p>0.6225776672</text:p>
          </table:table-cell>
          <table:table-cell office:value-type="float" office:value="0.635414123535156" calcext:value-type="float">
            <text:p>0.6354141235</text:p>
          </table:table-cell>
          <table:table-cell office:value-type="float" office:value="0.0500173568725585" calcext:value-type="float">
            <text:p>0.0500173569</text:p>
          </table:table-cell>
          <table:table-cell office:value-type="float" office:value="0.620852470397949" calcext:value-type="float">
            <text:p>0.6208524704</text:p>
          </table:table-cell>
          <table:table-cell office:value-type="float" office:value="1.12562084197998" calcext:value-type="float">
            <text:p>1.125620842</text:p>
          </table:table-cell>
          <table:table-cell office:value-type="float" office:value="1.00307464599609" calcext:value-type="float">
            <text:p>1.003074646</text:p>
          </table:table-cell>
          <table:table-cell office:value-type="float" office:value="0.621977806091308" calcext:value-type="float">
            <text:p>0.6219778061</text:p>
          </table:table-cell>
          <table:table-cell office:value-type="float" office:value="0.629003524780273" calcext:value-type="float">
            <text:p>0.6290035248</text:p>
          </table:table-cell>
          <table:table-cell office:value-type="float" office:value="0.750670909881591" calcext:value-type="float">
            <text:p>0.7506709099</text:p>
          </table:table-cell>
          <table:table-cell office:value-type="float" office:value="0.442108154296875" calcext:value-type="float">
            <text:p>0.4421081543</text:p>
          </table:table-cell>
          <table:table-cell office:value-type="float" office:value="0.00526237487792968" calcext:value-type="float">
            <text:p>0.0052623749</text:p>
          </table:table-cell>
          <table:table-cell office:value-type="float" office:value="0.765060424804687" calcext:value-type="float">
            <text:p>0.7650604248</text:p>
          </table:table-cell>
          <table:table-cell office:value-type="float" office:value="0.352514743804931" calcext:value-type="float">
            <text:p>0.3525147438</text:p>
          </table:table-cell>
          <table:table-cell office:value-type="float" office:value="0.381321430206298" calcext:value-type="float">
            <text:p>0.3813214302</text:p>
          </table:table-cell>
          <table:table-cell office:value-type="float" office:value="0.531011581420898" calcext:value-type="float">
            <text:p>0.5310115814</text:p>
          </table:table-cell>
          <table:table-cell office:value-type="float" office:value="0.271868228912353" calcext:value-type="float">
            <text:p>0.2718682289</text:p>
          </table:table-cell>
          <table:table-cell table:number-columns-repeated="96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89832305908203" calcext:value-type="float">
            <text:p>1.8983230591</text:p>
          </table:table-cell>
          <table:table-cell office:value-type="float" office:value="0.00408458709716796" calcext:value-type="float">
            <text:p>0.0040845871</text:p>
          </table:table-cell>
          <table:table-cell office:value-type="float" office:value="1.02183723449707" calcext:value-type="float">
            <text:p>1.0218372345</text:p>
          </table:table-cell>
          <table:table-cell office:value-type="float" office:value="0.374908447265625" calcext:value-type="float">
            <text:p>0.3749084473</text:p>
          </table:table-cell>
          <table:table-cell office:value-type="float" office:value="1.35121917724609" calcext:value-type="float">
            <text:p>1.3512191772</text:p>
          </table:table-cell>
          <table:table-cell office:value-type="float" office:value="0.614990234375" calcext:value-type="float">
            <text:p>0.6149902344</text:p>
          </table:table-cell>
          <table:table-cell office:value-type="float" office:value="1.91236400604248" calcext:value-type="float">
            <text:p>1.912364006</text:p>
          </table:table-cell>
          <table:table-cell office:value-type="float" office:value="0.526179313659668" calcext:value-type="float">
            <text:p>0.5261793137</text:p>
          </table:table-cell>
          <table:table-cell office:value-type="float" office:value="0.0666408538818359" calcext:value-type="float">
            <text:p>0.0666408539</text:p>
          </table:table-cell>
          <table:table-cell office:value-type="float" office:value="0.725957870483398" calcext:value-type="float">
            <text:p>0.7259578705</text:p>
          </table:table-cell>
          <table:table-cell office:value-type="float" office:value="0.303215980529785" calcext:value-type="float">
            <text:p>0.3032159805</text:p>
          </table:table-cell>
          <table:table-cell office:value-type="float" office:value="2.20438480377197" calcext:value-type="float">
            <text:p>2.2043848038</text:p>
          </table:table-cell>
          <table:table-cell office:value-type="float" office:value="3.8815369606018" calcext:value-type="float">
            <text:p>3.8815369606</text:p>
          </table:table-cell>
          <table:table-cell office:value-type="float" office:value="1.41422462463378" calcext:value-type="float">
            <text:p>1.4142246246</text:p>
          </table:table-cell>
          <table:table-cell office:value-type="float" office:value="1.09102439880371" calcext:value-type="float">
            <text:p>1.0910243988</text:p>
          </table:table-cell>
          <table:table-cell office:value-type="float" office:value="1.78407669067382" calcext:value-type="float">
            <text:p>1.7840766907</text:p>
          </table:table-cell>
          <table:table-cell office:value-type="float" office:value="0.330968856811523" calcext:value-type="float">
            <text:p>0.3309688568</text:p>
          </table:table-cell>
          <table:table-cell office:value-type="float" office:value="0.327180862426757" calcext:value-type="float">
            <text:p>0.3271808624</text:p>
          </table:table-cell>
          <table:table-cell office:value-type="float" office:value="0.5316743850708" calcext:value-type="float">
            <text:p>0.5316743851</text:p>
          </table:table-cell>
          <table:table-cell office:value-type="float" office:value="1.22908210754394" calcext:value-type="float">
            <text:p>1.2290821075</text:p>
          </table:table-cell>
          <table:table-cell office:value-type="float" office:value="1.16613674163818" calcext:value-type="float">
            <text:p>1.1661367416</text:p>
          </table:table-cell>
          <table:table-cell office:value-type="float" office:value="0.680490493774414" calcext:value-type="float">
            <text:p>0.6804904938</text:p>
          </table:table-cell>
          <table:table-cell office:value-type="float" office:value="0.668581008911132" calcext:value-type="float">
            <text:p>0.6685810089</text:p>
          </table:table-cell>
          <table:table-cell office:value-type="float" office:value="1.13919067382812" calcext:value-type="float">
            <text:p>1.1391906738</text:p>
          </table:table-cell>
          <table:table-cell office:value-type="float" office:value="1.79464721679687" calcext:value-type="float">
            <text:p>1.7946472168</text:p>
          </table:table-cell>
          <table:table-cell office:value-type="float" office:value="0.409212112426757" calcext:value-type="float">
            <text:p>0.4092121124</text:p>
          </table:table-cell>
          <table:table-cell office:value-type="float" office:value="0.201735496520996" calcext:value-type="float">
            <text:p>0.2017354965</text:p>
          </table:table-cell>
          <table:table-cell office:value-type="float" office:value="1.23295783996582" calcext:value-type="float">
            <text:p>1.23295784</text:p>
          </table:table-cell>
          <table:table-cell office:value-type="float" office:value="4.09351158142089" calcext:value-type="float">
            <text:p>4.0935115814</text:p>
          </table:table-cell>
          <table:table-cell office:value-type="float" office:value="0.237041473388671" calcext:value-type="float">
            <text:p>0.2370414734</text:p>
          </table:table-cell>
          <table:table-cell office:value-type="float" office:value="4.32139205932617" calcext:value-type="float">
            <text:p>4.3213920593</text:p>
          </table:table-cell>
          <table:table-cell office:value-type="float" office:value="1.26597547531127" calcext:value-type="float">
            <text:p>1.2659754753</text:p>
          </table:table-cell>
          <table:table-cell office:value-type="float" office:value="0.106459617614746" calcext:value-type="float">
            <text:p>0.1064596176</text:p>
          </table:table-cell>
          <table:table-cell office:value-type="float" office:value="1.45441341400146" calcext:value-type="float">
            <text:p>1.454413414</text:p>
          </table:table-cell>
          <table:table-cell office:value-type="float" office:value="0.0548219680786132" calcext:value-type="float">
            <text:p>0.0548219681</text:p>
          </table:table-cell>
          <table:table-cell office:value-type="float" office:value="0.847183227539062" calcext:value-type="float">
            <text:p>0.8471832275</text:p>
          </table:table-cell>
          <table:table-cell office:value-type="float" office:value="3.70764589309692" calcext:value-type="float">
            <text:p>3.7076458931</text:p>
          </table:table-cell>
          <table:table-cell office:value-type="float" office:value="1.06268882751464" calcext:value-type="float">
            <text:p>1.0626888275</text:p>
          </table:table-cell>
          <table:table-cell office:value-type="float" office:value="1.13953781127929" calcext:value-type="float">
            <text:p>1.1395378113</text:p>
          </table:table-cell>
          <table:table-cell office:value-type="float" office:value="0.982013702392578" calcext:value-type="float">
            <text:p>0.9820137024</text:p>
          </table:table-cell>
          <table:table-cell office:value-type="float" office:value="1.03713417053222" calcext:value-type="float">
            <text:p>1.0371341705</text:p>
          </table:table-cell>
          <table:table-cell office:value-type="float" office:value="0.689631462097168" calcext:value-type="float">
            <text:p>0.6896314621</text:p>
          </table:table-cell>
          <table:table-cell office:value-type="float" office:value="0.820696353912353" calcext:value-type="float">
            <text:p>0.8206963539</text:p>
          </table:table-cell>
          <table:table-cell office:value-type="float" office:value="0.223102569580078" calcext:value-type="float">
            <text:p>0.2231025696</text:p>
          </table:table-cell>
          <table:table-cell office:value-type="float" office:value="1.02011108398437" calcext:value-type="float">
            <text:p>1.020111084</text:p>
          </table:table-cell>
          <table:table-cell office:value-type="float" office:value="0.713560104370117" calcext:value-type="float">
            <text:p>0.7135601044</text:p>
          </table:table-cell>
          <table:table-cell office:value-type="float" office:value="1.34592533111572" calcext:value-type="float">
            <text:p>1.3459253311</text:p>
          </table:table-cell>
          <table:table-cell office:value-type="float" office:value="0.173593521118164" calcext:value-type="float">
            <text:p>0.1735935211</text:p>
          </table:table-cell>
          <table:table-cell office:value-type="float" office:value="1.57758998870849" calcext:value-type="float">
            <text:p>1.5775899887</text:p>
          </table:table-cell>
          <table:table-cell office:value-type="float" office:value="2.41152000427246" calcext:value-type="float">
            <text:p>2.4115200043</text:p>
          </table:table-cell>
          <table:table-cell office:value-type="float" office:value="1.57455682754516" calcext:value-type="float">
            <text:p>1.5745568275</text:p>
          </table:table-cell>
          <table:table-cell office:value-type="float" office:value="1.77742624282836" calcext:value-type="float">
            <text:p>1.7774262428</text:p>
          </table:table-cell>
          <table:table-cell office:value-type="float" office:value="0.978050231933593" calcext:value-type="float">
            <text:p>0.9780502319</text:p>
          </table:table-cell>
          <table:table-cell office:value-type="float" office:value="0.876086235046386" calcext:value-type="float">
            <text:p>0.876086235</text:p>
          </table:table-cell>
          <table:table-cell office:value-type="float" office:value="2.20149803161621" calcext:value-type="float">
            <text:p>2.2014980316</text:p>
          </table:table-cell>
          <table:table-cell table:number-columns-repeated="96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0561990737915" calcext:value-type="float">
            <text:p>3.0561990738</text:p>
          </table:table-cell>
          <table:table-cell office:value-type="float" office:value="0.532723426818847" calcext:value-type="float">
            <text:p>0.5327234268</text:p>
          </table:table-cell>
          <table:table-cell office:value-type="float" office:value="0.396071434020996" calcext:value-type="float">
            <text:p>0.396071434</text:p>
          </table:table-cell>
          <table:table-cell office:value-type="float" office:value="1.73261833190917" calcext:value-type="float">
            <text:p>1.7326183319</text:p>
          </table:table-cell>
          <table:table-cell office:value-type="float" office:value="4.01948547363281" calcext:value-type="float">
            <text:p>4.0194854736</text:p>
          </table:table-cell>
          <table:table-cell office:value-type="float" office:value="0.493586540222167" calcext:value-type="float">
            <text:p>0.4935865402</text:p>
          </table:table-cell>
          <table:table-cell office:value-type="float" office:value="3.26219749450683" calcext:value-type="float">
            <text:p>3.2621974945</text:p>
          </table:table-cell>
          <table:table-cell office:value-type="float" office:value="12.7108058929443" calcext:value-type="float">
            <text:p>12.7108058929</text:p>
          </table:table-cell>
          <table:table-cell office:value-type="float" office:value="0.239734649658203" calcext:value-type="float">
            <text:p>0.2397346497</text:p>
          </table:table-cell>
          <table:table-cell office:value-type="float" office:value="0.127036094665527" calcext:value-type="float">
            <text:p>0.1270360947</text:p>
          </table:table-cell>
          <table:table-cell office:value-type="float" office:value="10.8591012954711" calcext:value-type="float">
            <text:p>10.8591012955</text:p>
          </table:table-cell>
          <table:table-cell office:value-type="float" office:value="0.571396350860595" calcext:value-type="float">
            <text:p>0.5713963509</text:p>
          </table:table-cell>
          <table:table-cell office:value-type="float" office:value="0.635108947753906" calcext:value-type="float">
            <text:p>0.6351089478</text:p>
          </table:table-cell>
          <table:table-cell office:value-type="float" office:value="0.958030700683593" calcext:value-type="float">
            <text:p>0.9580307007</text:p>
          </table:table-cell>
          <table:table-cell office:value-type="float" office:value="0.565814971923828" calcext:value-type="float">
            <text:p>0.5658149719</text:p>
          </table:table-cell>
          <table:table-cell office:value-type="float" office:value="0.660728454589843" calcext:value-type="float">
            <text:p>0.6607284546</text:p>
          </table:table-cell>
          <table:table-cell office:value-type="float" office:value="0.603614807128906" calcext:value-type="float">
            <text:p>0.6036148071</text:p>
          </table:table-cell>
          <table:table-cell office:value-type="float" office:value="0.909195899963378" calcext:value-type="float">
            <text:p>0.9091959</text:p>
          </table:table-cell>
          <table:table-cell office:value-type="float" office:value="0.666911602020263" calcext:value-type="float">
            <text:p>0.666911602</text:p>
          </table:table-cell>
          <table:table-cell office:value-type="float" office:value="1.37236595153808" calcext:value-type="float">
            <text:p>1.3723659515</text:p>
          </table:table-cell>
          <table:table-cell office:value-type="float" office:value="0.0511770248413085" calcext:value-type="float">
            <text:p>0.0511770248</text:p>
          </table:table-cell>
          <table:table-cell office:value-type="float" office:value="0.0273561477661132" calcext:value-type="float">
            <text:p>0.0273561478</text:p>
          </table:table-cell>
          <table:table-cell office:value-type="float" office:value="0.163568496704101" calcext:value-type="float">
            <text:p>0.1635684967</text:p>
          </table:table-cell>
          <table:table-cell office:value-type="float" office:value="0.279821872711181" calcext:value-type="float">
            <text:p>0.2798218727</text:p>
          </table:table-cell>
          <table:table-cell office:value-type="float" office:value="2.42677974700927" calcext:value-type="float">
            <text:p>2.426779747</text:p>
          </table:table-cell>
          <table:table-cell office:value-type="float" office:value="1.41281414031982" calcext:value-type="float">
            <text:p>1.4128141403</text:p>
          </table:table-cell>
          <table:table-cell office:value-type="float" office:value="1.49957847595214" calcext:value-type="float">
            <text:p>1.499578476</text:p>
          </table:table-cell>
          <table:table-cell office:value-type="float" office:value="1.38699531555175" calcext:value-type="float">
            <text:p>1.3869953156</text:p>
          </table:table-cell>
          <table:table-cell office:value-type="float" office:value="2.6619815826416" calcext:value-type="float">
            <text:p>2.6619815826</text:p>
          </table:table-cell>
          <table:table-cell office:value-type="float" office:value="0.341739654541015" calcext:value-type="float">
            <text:p>0.3417396545</text:p>
          </table:table-cell>
          <table:table-cell office:value-type="float" office:value="2.3049201965332" calcext:value-type="float">
            <text:p>2.3049201965</text:p>
          </table:table-cell>
          <table:table-cell office:value-type="float" office:value="0.223183155059814" calcext:value-type="float">
            <text:p>0.2231831551</text:p>
          </table:table-cell>
          <table:table-cell office:value-type="float" office:value="1.48838520050048" calcext:value-type="float">
            <text:p>1.4883852005</text:p>
          </table:table-cell>
          <table:table-cell office:value-type="float" office:value="0.131069183349609" calcext:value-type="float">
            <text:p>0.1310691833</text:p>
          </table:table-cell>
          <table:table-cell office:value-type="float" office:value="0.11417007446289" calcext:value-type="float">
            <text:p>0.1141700745</text:p>
          </table:table-cell>
          <table:table-cell office:value-type="float" office:value="1.09392929077148" calcext:value-type="float">
            <text:p>1.0939292908</text:p>
          </table:table-cell>
          <table:table-cell office:value-type="float" office:value="1.02989101409912" calcext:value-type="float">
            <text:p>1.0298910141</text:p>
          </table:table-cell>
          <table:table-cell office:value-type="float" office:value="1.54743385314941" calcext:value-type="float">
            <text:p>1.5474338531</text:p>
          </table:table-cell>
          <table:table-cell office:value-type="float" office:value="0.372232437133789" calcext:value-type="float">
            <text:p>0.3722324371</text:p>
          </table:table-cell>
          <table:table-cell office:value-type="float" office:value="0.343883514404296" calcext:value-type="float">
            <text:p>0.3438835144</text:p>
          </table:table-cell>
          <table:table-cell office:value-type="float" office:value="0.044778823852539" calcext:value-type="float">
            <text:p>0.0447788239</text:p>
          </table:table-cell>
          <table:table-cell office:value-type="float" office:value="1.63610363006591" calcext:value-type="float">
            <text:p>1.6361036301</text:p>
          </table:table-cell>
          <table:table-cell office:value-type="float" office:value="0.747820854187011" calcext:value-type="float">
            <text:p>0.7478208542</text:p>
          </table:table-cell>
          <table:table-cell office:value-type="float" office:value="1.05311965942382" calcext:value-type="float">
            <text:p>1.0531196594</text:p>
          </table:table-cell>
          <table:table-cell office:value-type="float" office:value="0.537144660949707" calcext:value-type="float">
            <text:p>0.5371446609</text:p>
          </table:table-cell>
          <table:table-cell office:value-type="float" office:value="0.082925796508789" calcext:value-type="float">
            <text:p>0.0829257965</text:p>
          </table:table-cell>
          <table:table-cell office:value-type="float" office:value="0.129335403442382" calcext:value-type="float">
            <text:p>0.1293354034</text:p>
          </table:table-cell>
          <table:table-cell office:value-type="float" office:value="0.378908157348632" calcext:value-type="float">
            <text:p>0.3789081573</text:p>
          </table:table-cell>
          <table:table-cell office:value-type="float" office:value="1.03386306762695" calcext:value-type="float">
            <text:p>1.0338630676</text:p>
          </table:table-cell>
          <table:table-cell office:value-type="float" office:value="0.305095672607421" calcext:value-type="float">
            <text:p>0.3050956726</text:p>
          </table:table-cell>
          <table:table-cell office:value-type="float" office:value="0.219572067260742" calcext:value-type="float">
            <text:p>0.2195720673</text:p>
          </table:table-cell>
          <table:table-cell office:value-type="float" office:value="0.354219436645507" calcext:value-type="float">
            <text:p>0.3542194366</text:p>
          </table:table-cell>
          <table:table-cell office:value-type="float" office:value="0.136728286743164" calcext:value-type="float">
            <text:p>0.1367282867</text:p>
          </table:table-cell>
          <table:table-cell office:value-type="float" office:value="3.0240888595581" calcext:value-type="float">
            <text:p>3.0240888596</text:p>
          </table:table-cell>
          <table:table-cell office:value-type="float" office:value="0.302173376083374" calcext:value-type="float">
            <text:p>0.3021733761</text:p>
          </table:table-cell>
          <table:table-cell table:number-columns-repeated="96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765142440795898" calcext:value-type="float">
            <text:p>0.0765142441</text:p>
          </table:table-cell>
          <table:table-cell office:value-type="float" office:value="2.10148525238037" calcext:value-type="float">
            <text:p>2.1014852524</text:p>
          </table:table-cell>
          <table:table-cell office:value-type="float" office:value="0.972208976745605" calcext:value-type="float">
            <text:p>0.9722089767</text:p>
          </table:table-cell>
          <table:table-cell office:value-type="float" office:value="1.91147422790527" calcext:value-type="float">
            <text:p>1.9114742279</text:p>
          </table:table-cell>
          <table:table-cell office:value-type="float" office:value="1.01567077636718" calcext:value-type="float">
            <text:p>1.0156707764</text:p>
          </table:table-cell>
          <table:table-cell office:value-type="float" office:value="1.29057502746582" calcext:value-type="float">
            <text:p>1.2905750275</text:p>
          </table:table-cell>
          <table:table-cell office:value-type="float" office:value="0.099100112915039" calcext:value-type="float">
            <text:p>0.0991001129</text:p>
          </table:table-cell>
          <table:table-cell office:value-type="float" office:value="0.675344944000244" calcext:value-type="float">
            <text:p>0.675344944</text:p>
          </table:table-cell>
          <table:table-cell office:value-type="float" office:value="1.74699878692626" calcext:value-type="float">
            <text:p>1.7469987869</text:p>
          </table:table-cell>
          <table:table-cell office:value-type="float" office:value="1.24892425537109" calcext:value-type="float">
            <text:p>1.2489242554</text:p>
          </table:table-cell>
          <table:table-cell office:value-type="float" office:value="1.24709129333496" calcext:value-type="float">
            <text:p>1.2470912933</text:p>
          </table:table-cell>
          <table:table-cell office:value-type="float" office:value="0.124628543853759" calcext:value-type="float">
            <text:p>0.1246285439</text:p>
          </table:table-cell>
          <table:table-cell office:value-type="float" office:value="2.65319108963012" calcext:value-type="float">
            <text:p>2.6531910896</text:p>
          </table:table-cell>
          <table:table-cell office:value-type="float" office:value="0.448331832885742" calcext:value-type="float">
            <text:p>0.4483318329</text:p>
          </table:table-cell>
          <table:table-cell office:value-type="float" office:value="0.936290740966796" calcext:value-type="float">
            <text:p>0.936290741</text:p>
          </table:table-cell>
          <table:table-cell office:value-type="float" office:value="1.00216674804687" calcext:value-type="float">
            <text:p>1.002166748</text:p>
          </table:table-cell>
          <table:table-cell office:value-type="float" office:value="0.342256546020507" calcext:value-type="float">
            <text:p>0.342256546</text:p>
          </table:table-cell>
          <table:table-cell office:value-type="float" office:value="0.483636856079101" calcext:value-type="float">
            <text:p>0.4836368561</text:p>
          </table:table-cell>
          <table:table-cell office:value-type="float" office:value="0.955171585083007" calcext:value-type="float">
            <text:p>0.9551715851</text:p>
          </table:table-cell>
          <table:table-cell office:value-type="float" office:value="1.93739318847656" calcext:value-type="float">
            <text:p>1.9373931885</text:p>
          </table:table-cell>
          <table:table-cell office:value-type="float" office:value="1.19964694976806" calcext:value-type="float">
            <text:p>1.1996469498</text:p>
          </table:table-cell>
          <table:table-cell office:value-type="float" office:value="1.63447093963623" calcext:value-type="float">
            <text:p>1.6344709396</text:p>
          </table:table-cell>
          <table:table-cell office:value-type="float" office:value="0.105789184570312" calcext:value-type="float">
            <text:p>0.1057891846</text:p>
          </table:table-cell>
          <table:table-cell office:value-type="float" office:value="0.882159709930419" calcext:value-type="float">
            <text:p>0.8821597099</text:p>
          </table:table-cell>
          <table:table-cell office:value-type="float" office:value="0.137637615203857" calcext:value-type="float">
            <text:p>0.1376376152</text:p>
          </table:table-cell>
          <table:table-cell office:value-type="float" office:value="0.404267311096191" calcext:value-type="float">
            <text:p>0.4042673111</text:p>
          </table:table-cell>
          <table:table-cell office:value-type="float" office:value="1.88696956634521" calcext:value-type="float">
            <text:p>1.8869695663</text:p>
          </table:table-cell>
          <table:table-cell office:value-type="float" office:value="3.19037055969238" calcext:value-type="float">
            <text:p>3.1903705597</text:p>
          </table:table-cell>
          <table:table-cell office:value-type="float" office:value="2.58708190917968" calcext:value-type="float">
            <text:p>2.5870819092</text:p>
          </table:table-cell>
          <table:table-cell office:value-type="float" office:value="0.927937507629394" calcext:value-type="float">
            <text:p>0.9279375076</text:p>
          </table:table-cell>
          <table:table-cell office:value-type="float" office:value="1.33976745605468" calcext:value-type="float">
            <text:p>1.3397674561</text:p>
          </table:table-cell>
          <table:table-cell office:value-type="float" office:value="0.676251888275146" calcext:value-type="float">
            <text:p>0.6762518883</text:p>
          </table:table-cell>
          <table:table-cell office:value-type="float" office:value="0.529915809631347" calcext:value-type="float">
            <text:p>0.5299158096</text:p>
          </table:table-cell>
          <table:table-cell office:value-type="float" office:value="1.87445640563964" calcext:value-type="float">
            <text:p>1.8744564056</text:p>
          </table:table-cell>
          <table:table-cell office:value-type="float" office:value="1.33590698242187" calcext:value-type="float">
            <text:p>1.3359069824</text:p>
          </table:table-cell>
          <table:table-cell office:value-type="float" office:value="0.939881324768066" calcext:value-type="float">
            <text:p>0.9398813248</text:p>
          </table:table-cell>
          <table:table-cell office:value-type="float" office:value="2.43933343887329" calcext:value-type="float">
            <text:p>2.4393334389</text:p>
          </table:table-cell>
          <table:table-cell office:value-type="float" office:value="0.134313583374023" calcext:value-type="float">
            <text:p>0.1343135834</text:p>
          </table:table-cell>
          <table:table-cell office:value-type="float" office:value="0.60984992980957" calcext:value-type="float">
            <text:p>0.6098499298</text:p>
          </table:table-cell>
          <table:table-cell office:value-type="float" office:value="0.492843627929687" calcext:value-type="float">
            <text:p>0.4928436279</text:p>
          </table:table-cell>
          <table:table-cell office:value-type="float" office:value="1.45516777038574" calcext:value-type="float">
            <text:p>1.4551677704</text:p>
          </table:table-cell>
          <table:table-cell office:value-type="float" office:value="0.954483985900878" calcext:value-type="float">
            <text:p>0.9544839859</text:p>
          </table:table-cell>
          <table:table-cell office:value-type="float" office:value="0.264708042144775" calcext:value-type="float">
            <text:p>0.2647080421</text:p>
          </table:table-cell>
          <table:table-cell office:value-type="float" office:value="1.72885513305664" calcext:value-type="float">
            <text:p>1.7288551331</text:p>
          </table:table-cell>
          <table:table-cell office:value-type="float" office:value="1.0165147781372" calcext:value-type="float">
            <text:p>1.0165147781</text:p>
          </table:table-cell>
          <table:table-cell office:value-type="float" office:value="0.47364330291748" calcext:value-type="float">
            <text:p>0.4736433029</text:p>
          </table:table-cell>
          <table:table-cell office:value-type="float" office:value="0.163219451904296" calcext:value-type="float">
            <text:p>0.1632194519</text:p>
          </table:table-cell>
          <table:table-cell office:value-type="float" office:value="0.914305210113525" calcext:value-type="float">
            <text:p>0.9143052101</text:p>
          </table:table-cell>
          <table:table-cell office:value-type="float" office:value="3.02570724487304" calcext:value-type="float">
            <text:p>3.0257072449</text:p>
          </table:table-cell>
          <table:table-cell office:value-type="float" office:value="0.555268287658691" calcext:value-type="float">
            <text:p>0.5552682877</text:p>
          </table:table-cell>
          <table:table-cell office:value-type="float" office:value="1.96062660217285" calcext:value-type="float">
            <text:p>1.9606266022</text:p>
          </table:table-cell>
          <table:table-cell office:value-type="float" office:value="0.0575757026672363" calcext:value-type="float">
            <text:p>0.0575757027</text:p>
          </table:table-cell>
          <table:table-cell office:value-type="float" office:value="1.41019105911254" calcext:value-type="float">
            <text:p>1.4101910591</text:p>
          </table:table-cell>
          <table:table-cell office:value-type="float" office:value="0.276700973510742" calcext:value-type="float">
            <text:p>0.2767009735</text:p>
          </table:table-cell>
          <table:table-cell office:value-type="float" office:value="0.345454216003417" calcext:value-type="float">
            <text:p>0.345454216</text:p>
          </table:table-cell>
          <table:table-cell table:number-columns-repeated="96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42791557312011" calcext:value-type="float">
            <text:p>0.8427915573</text:p>
          </table:table-cell>
          <table:table-cell office:value-type="float" office:value="0.319392204284667" calcext:value-type="float">
            <text:p>0.3193922043</text:p>
          </table:table-cell>
          <table:table-cell office:value-type="float" office:value="0.406530380249023" calcext:value-type="float">
            <text:p>0.4065303802</text:p>
          </table:table-cell>
          <table:table-cell office:value-type="float" office:value="0.531217575073242" calcext:value-type="float">
            <text:p>0.5312175751</text:p>
          </table:table-cell>
          <table:table-cell office:value-type="float" office:value="1.43593215942382" calcext:value-type="float">
            <text:p>1.4359321594</text:p>
          </table:table-cell>
          <table:table-cell office:value-type="float" office:value="1.16306781768798" calcext:value-type="float">
            <text:p>1.1630678177</text:p>
          </table:table-cell>
          <table:table-cell office:value-type="float" office:value="2.55043125152587" calcext:value-type="float">
            <text:p>2.5504312515</text:p>
          </table:table-cell>
          <table:table-cell office:value-type="float" office:value="0.222634315490722" calcext:value-type="float">
            <text:p>0.2226343155</text:p>
          </table:table-cell>
          <table:table-cell office:value-type="float" office:value="0.832312583923339" calcext:value-type="float">
            <text:p>0.8323125839</text:p>
          </table:table-cell>
          <table:table-cell office:value-type="float" office:value="0.602203845977783" calcext:value-type="float">
            <text:p>0.602203846</text:p>
          </table:table-cell>
          <table:table-cell office:value-type="float" office:value="0.244170188903808" calcext:value-type="float">
            <text:p>0.2441701889</text:p>
          </table:table-cell>
          <table:table-cell office:value-type="float" office:value="0.368514537811279" calcext:value-type="float">
            <text:p>0.3685145378</text:p>
          </table:table-cell>
          <table:table-cell office:value-type="float" office:value="0.15464973449707" calcext:value-type="float">
            <text:p>0.1546497345</text:p>
          </table:table-cell>
          <table:table-cell office:value-type="float" office:value="0.402900695800781" calcext:value-type="float">
            <text:p>0.4029006958</text:p>
          </table:table-cell>
          <table:table-cell office:value-type="float" office:value="1.09984970092773" calcext:value-type="float">
            <text:p>1.0998497009</text:p>
          </table:table-cell>
          <table:table-cell office:value-type="float" office:value="0.52813720703125" calcext:value-type="float">
            <text:p>0.528137207</text:p>
          </table:table-cell>
          <table:table-cell office:value-type="float" office:value="1.18229484558105" calcext:value-type="float">
            <text:p>1.1822948456</text:p>
          </table:table-cell>
          <table:table-cell office:value-type="float" office:value="0.746488571166992" calcext:value-type="float">
            <text:p>0.7464885712</text:p>
          </table:table-cell>
          <table:table-cell office:value-type="float" office:value="0.865939140319824" calcext:value-type="float">
            <text:p>0.8659391403</text:p>
          </table:table-cell>
          <table:table-cell office:value-type="float" office:value="0.312406539916992" calcext:value-type="float">
            <text:p>0.3124065399</text:p>
          </table:table-cell>
          <table:table-cell office:value-type="float" office:value="0.236847877502441" calcext:value-type="float">
            <text:p>0.2368478775</text:p>
          </table:table-cell>
          <table:table-cell office:value-type="float" office:value="0.591812133789062" calcext:value-type="float">
            <text:p>0.5918121338</text:p>
          </table:table-cell>
          <table:table-cell office:value-type="float" office:value="0.497310638427734" calcext:value-type="float">
            <text:p>0.4973106384</text:p>
          </table:table-cell>
          <table:table-cell office:value-type="float" office:value="1.01097249984741" calcext:value-type="float">
            <text:p>1.0109724998</text:p>
          </table:table-cell>
          <table:table-cell office:value-type="float" office:value="1.70712184906005" calcext:value-type="float">
            <text:p>1.7071218491</text:p>
          </table:table-cell>
          <table:table-cell office:value-type="float" office:value="0.531659126281738" calcext:value-type="float">
            <text:p>0.5316591263</text:p>
          </table:table-cell>
          <table:table-cell office:value-type="float" office:value="0.543141365051269" calcext:value-type="float">
            <text:p>0.5431413651</text:p>
          </table:table-cell>
          <table:table-cell office:value-type="float" office:value="0.941371917724609" calcext:value-type="float">
            <text:p>0.9413719177</text:p>
          </table:table-cell>
          <table:table-cell office:value-type="float" office:value="1.43926429748535" calcext:value-type="float">
            <text:p>1.4392642975</text:p>
          </table:table-cell>
          <table:table-cell office:value-type="float" office:value="1.8879108428955" calcext:value-type="float">
            <text:p>1.8879108429</text:p>
          </table:table-cell>
          <table:table-cell office:value-type="float" office:value="1.05833435058593" calcext:value-type="float">
            <text:p>1.0583343506</text:p>
          </table:table-cell>
          <table:table-cell office:value-type="float" office:value="0.519571781158447" calcext:value-type="float">
            <text:p>0.5195717812</text:p>
          </table:table-cell>
          <table:table-cell office:value-type="float" office:value="1.85433006286621" calcext:value-type="float">
            <text:p>1.8543300629</text:p>
          </table:table-cell>
          <table:table-cell office:value-type="float" office:value="0.130434989929199" calcext:value-type="float">
            <text:p>0.1304349899</text:p>
          </table:table-cell>
          <table:table-cell office:value-type="float" office:value="0.0801887512207031" calcext:value-type="float">
            <text:p>0.0801887512</text:p>
          </table:table-cell>
          <table:table-cell office:value-type="float" office:value="0.108550071716308" calcext:value-type="float">
            <text:p>0.1085500717</text:p>
          </table:table-cell>
          <table:table-cell office:value-type="float" office:value="0.0734205245971679" calcext:value-type="float">
            <text:p>0.0734205246</text:p>
          </table:table-cell>
          <table:table-cell office:value-type="float" office:value="2.83484268188476" calcext:value-type="float">
            <text:p>2.8348426819</text:p>
          </table:table-cell>
          <table:table-cell office:value-type="float" office:value="0.65257453918457" calcext:value-type="float">
            <text:p>0.6525745392</text:p>
          </table:table-cell>
          <table:table-cell office:value-type="float" office:value="0.432575225830078" calcext:value-type="float">
            <text:p>0.4325752258</text:p>
          </table:table-cell>
          <table:table-cell office:value-type="float" office:value="0.0414505004882812" calcext:value-type="float">
            <text:p>0.0414505005</text:p>
          </table:table-cell>
          <table:table-cell office:value-type="float" office:value="0.36489200592041" calcext:value-type="float">
            <text:p>0.3648920059</text:p>
          </table:table-cell>
          <table:table-cell office:value-type="float" office:value="1.36955261230468" calcext:value-type="float">
            <text:p>1.3695526123</text:p>
          </table:table-cell>
          <table:table-cell office:value-type="float" office:value="1.24619960784912" calcext:value-type="float">
            <text:p>1.2461996078</text:p>
          </table:table-cell>
          <table:table-cell office:value-type="float" office:value="0.410514831542968" calcext:value-type="float">
            <text:p>0.4105148315</text:p>
          </table:table-cell>
          <table:table-cell office:value-type="float" office:value="0.258403778076171" calcext:value-type="float">
            <text:p>0.2584037781</text:p>
          </table:table-cell>
          <table:table-cell office:value-type="float" office:value="0.325935363769531" calcext:value-type="float">
            <text:p>0.3259353638</text:p>
          </table:table-cell>
          <table:table-cell office:value-type="float" office:value="0.532026767730712" calcext:value-type="float">
            <text:p>0.5320267677</text:p>
          </table:table-cell>
          <table:table-cell office:value-type="float" office:value="2.50237274169921" calcext:value-type="float">
            <text:p>2.5023727417</text:p>
          </table:table-cell>
          <table:table-cell office:value-type="float" office:value="0.538578987121582" calcext:value-type="float">
            <text:p>0.5385789871</text:p>
          </table:table-cell>
          <table:table-cell office:value-type="float" office:value="1.25863742828369" calcext:value-type="float">
            <text:p>1.2586374283</text:p>
          </table:table-cell>
          <table:table-cell office:value-type="float" office:value="0.230122089385986" calcext:value-type="float">
            <text:p>0.2301220894</text:p>
          </table:table-cell>
          <table:table-cell office:value-type="float" office:value="0.517646312713623" calcext:value-type="float">
            <text:p>0.5176463127</text:p>
          </table:table-cell>
          <table:table-cell office:value-type="float" office:value="0.126193046569824" calcext:value-type="float">
            <text:p>0.1261930466</text:p>
          </table:table-cell>
          <table:table-cell office:value-type="float" office:value="0.268323183059692" calcext:value-type="float">
            <text:p>0.2683231831</text:p>
          </table:table-cell>
          <table:table-cell table:number-columns-repeated="96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29780197143554" calcext:value-type="float">
            <text:p>0.7297801971</text:p>
          </table:table-cell>
          <table:table-cell office:value-type="float" office:value="0.104706764221191" calcext:value-type="float">
            <text:p>0.1047067642</text:p>
          </table:table-cell>
          <table:table-cell office:value-type="float" office:value="0.659772872924804" calcext:value-type="float">
            <text:p>0.6597728729</text:p>
          </table:table-cell>
          <table:table-cell office:value-type="float" office:value="0.269550323486328" calcext:value-type="float">
            <text:p>0.2695503235</text:p>
          </table:table-cell>
          <table:table-cell office:value-type="float" office:value="1.23345756530761" calcext:value-type="float">
            <text:p>1.2334575653</text:p>
          </table:table-cell>
          <table:table-cell office:value-type="float" office:value="0.169594764709472" calcext:value-type="float">
            <text:p>0.1695947647</text:p>
          </table:table-cell>
          <table:table-cell office:value-type="float" office:value="0.551616668701171" calcext:value-type="float">
            <text:p>0.5516166687</text:p>
          </table:table-cell>
          <table:table-cell office:value-type="float" office:value="0.683936595916748" calcext:value-type="float">
            <text:p>0.6839365959</text:p>
          </table:table-cell>
          <table:table-cell office:value-type="float" office:value="0.350341796875" calcext:value-type="float">
            <text:p>0.3503417969</text:p>
          </table:table-cell>
          <table:table-cell office:value-type="float" office:value="0.972465515136718" calcext:value-type="float">
            <text:p>0.9724655151</text:p>
          </table:table-cell>
          <table:table-cell office:value-type="float" office:value="0.523458003997802" calcext:value-type="float">
            <text:p>0.523458004</text:p>
          </table:table-cell>
          <table:table-cell office:value-type="float" office:value="0.0696582794189453" calcext:value-type="float">
            <text:p>0.0696582794</text:p>
          </table:table-cell>
          <table:table-cell office:value-type="float" office:value="2.18292045593261" calcext:value-type="float">
            <text:p>2.1829204559</text:p>
          </table:table-cell>
          <table:table-cell office:value-type="float" office:value="1.24857902526855" calcext:value-type="float">
            <text:p>1.2485790253</text:p>
          </table:table-cell>
          <table:table-cell office:value-type="float" office:value="1.29216003417968" calcext:value-type="float">
            <text:p>1.2921600342</text:p>
          </table:table-cell>
          <table:table-cell office:value-type="float" office:value="0.202449798583984" calcext:value-type="float">
            <text:p>0.2024497986</text:p>
          </table:table-cell>
          <table:table-cell office:value-type="float" office:value="1.00443840026855" calcext:value-type="float">
            <text:p>1.0044384003</text:p>
          </table:table-cell>
          <table:table-cell office:value-type="float" office:value="0.84434700012207" calcext:value-type="float">
            <text:p>0.8443470001</text:p>
          </table:table-cell>
          <table:table-cell office:value-type="float" office:value="1.045343875885" calcext:value-type="float">
            <text:p>1.0453438759</text:p>
          </table:table-cell>
          <table:table-cell office:value-type="float" office:value="0.426923751831054" calcext:value-type="float">
            <text:p>0.4269237518</text:p>
          </table:table-cell>
          <table:table-cell office:value-type="float" office:value="0.559701919555664" calcext:value-type="float">
            <text:p>0.5597019196</text:p>
          </table:table-cell>
          <table:table-cell office:value-type="float" office:value="1.03120899200439" calcext:value-type="float">
            <text:p>1.031208992</text:p>
          </table:table-cell>
          <table:table-cell office:value-type="float" office:value="0.275825500488281" calcext:value-type="float">
            <text:p>0.2758255005</text:p>
          </table:table-cell>
          <table:table-cell office:value-type="float" office:value="1.49571084976196" calcext:value-type="float">
            <text:p>1.4957108498</text:p>
          </table:table-cell>
          <table:table-cell office:value-type="float" office:value="0.634916305541992" calcext:value-type="float">
            <text:p>0.6349163055</text:p>
          </table:table-cell>
          <table:table-cell office:value-type="float" office:value="0.0234260559082031" calcext:value-type="float">
            <text:p>0.0234260559</text:p>
          </table:table-cell>
          <table:table-cell office:value-type="float" office:value="0.0855464935302734" calcext:value-type="float">
            <text:p>0.0855464935</text:p>
          </table:table-cell>
          <table:table-cell office:value-type="float" office:value="0.3681640625" calcext:value-type="float">
            <text:p>0.3681640625</text:p>
          </table:table-cell>
          <table:table-cell office:value-type="float" office:value="2.21459007263183" calcext:value-type="float">
            <text:p>2.2145900726</text:p>
          </table:table-cell>
          <table:table-cell office:value-type="float" office:value="0.578289985656738" calcext:value-type="float">
            <text:p>0.5782899857</text:p>
          </table:table-cell>
          <table:table-cell office:value-type="float" office:value="1.56425952911376" calcext:value-type="float">
            <text:p>1.5642595291</text:p>
          </table:table-cell>
          <table:table-cell office:value-type="float" office:value="0.132049083709716" calcext:value-type="float">
            <text:p>0.1320490837</text:p>
          </table:table-cell>
          <table:table-cell office:value-type="float" office:value="0.0708580017089843" calcext:value-type="float">
            <text:p>0.0708580017</text:p>
          </table:table-cell>
          <table:table-cell office:value-type="float" office:value="0.75026512145996" calcext:value-type="float">
            <text:p>0.7502651215</text:p>
          </table:table-cell>
          <table:table-cell office:value-type="float" office:value="0.568948745727539" calcext:value-type="float">
            <text:p>0.5689487457</text:p>
          </table:table-cell>
          <table:table-cell office:value-type="float" office:value="0.166569709777832" calcext:value-type="float">
            <text:p>0.1665697098</text:p>
          </table:table-cell>
          <table:table-cell office:value-type="float" office:value="1.05471467971801" calcext:value-type="float">
            <text:p>1.0547146797</text:p>
          </table:table-cell>
          <table:table-cell office:value-type="float" office:value="0.883869171142578" calcext:value-type="float">
            <text:p>0.8838691711</text:p>
          </table:table-cell>
          <table:table-cell office:value-type="float" office:value="1.63700485229492" calcext:value-type="float">
            <text:p>1.6370048523</text:p>
          </table:table-cell>
          <table:table-cell office:value-type="float" office:value="0.486019134521484" calcext:value-type="float">
            <text:p>0.4860191345</text:p>
          </table:table-cell>
          <table:table-cell office:value-type="float" office:value="1.54271507263183" calcext:value-type="float">
            <text:p>1.5427150726</text:p>
          </table:table-cell>
          <table:table-cell office:value-type="float" office:value="1.22701549530029" calcext:value-type="float">
            <text:p>1.2270154953</text:p>
          </table:table-cell>
          <table:table-cell office:value-type="float" office:value="0.841314792633056" calcext:value-type="float">
            <text:p>0.8413147926</text:p>
          </table:table-cell>
          <table:table-cell office:value-type="float" office:value="0.221325874328613" calcext:value-type="float">
            <text:p>0.2213258743</text:p>
          </table:table-cell>
          <table:table-cell office:value-type="float" office:value="0.537784576416015" calcext:value-type="float">
            <text:p>0.5377845764</text:p>
          </table:table-cell>
          <table:table-cell office:value-type="float" office:value="0.546182632446289" calcext:value-type="float">
            <text:p>0.5461826324</text:p>
          </table:table-cell>
          <table:table-cell office:value-type="float" office:value="0.372657775878906" calcext:value-type="float">
            <text:p>0.3726577759</text:p>
          </table:table-cell>
          <table:table-cell office:value-type="float" office:value="0.158271789550781" calcext:value-type="float">
            <text:p>0.1582717896</text:p>
          </table:table-cell>
          <table:table-cell office:value-type="float" office:value="0.665695190429687" calcext:value-type="float">
            <text:p>0.6656951904</text:p>
          </table:table-cell>
          <table:table-cell office:value-type="float" office:value="0.453800201416015" calcext:value-type="float">
            <text:p>0.4538002014</text:p>
          </table:table-cell>
          <table:table-cell office:value-type="float" office:value="1.02053928375244" calcext:value-type="float">
            <text:p>1.0205392838</text:p>
          </table:table-cell>
          <table:table-cell office:value-type="float" office:value="1.52271318435668" calcext:value-type="float">
            <text:p>1.5227131844</text:p>
          </table:table-cell>
          <table:table-cell office:value-type="float" office:value="0.994121074676513" calcext:value-type="float">
            <text:p>0.9941210747</text:p>
          </table:table-cell>
          <table:table-cell office:value-type="float" office:value="0.804554939270019" calcext:value-type="float">
            <text:p>0.8045549393</text:p>
          </table:table-cell>
          <table:table-cell office:value-type="float" office:value="0.95872950553894" calcext:value-type="float">
            <text:p>0.9587295055</text:p>
          </table:table-cell>
          <table:table-cell table:number-columns-repeated="96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518727302551269" calcext:value-type="float">
            <text:p>0.0518727303</text:p>
          </table:table-cell>
          <table:table-cell office:value-type="float" office:value="2.42497539520263" calcext:value-type="float">
            <text:p>2.4249753952</text:p>
          </table:table-cell>
          <table:table-cell office:value-type="float" office:value="0.853703498840332" calcext:value-type="float">
            <text:p>0.8537034988</text:p>
          </table:table-cell>
          <table:table-cell office:value-type="float" office:value="0.602552413940429" calcext:value-type="float">
            <text:p>0.6025524139</text:p>
          </table:table-cell>
          <table:table-cell office:value-type="float" office:value="2.77475547790527" calcext:value-type="float">
            <text:p>2.7747554779</text:p>
          </table:table-cell>
          <table:table-cell office:value-type="float" office:value="2.3701786994934" calcext:value-type="float">
            <text:p>2.3701786995</text:p>
          </table:table-cell>
          <table:table-cell office:value-type="float" office:value="0.441947937011718" calcext:value-type="float">
            <text:p>0.441947937</text:p>
          </table:table-cell>
          <table:table-cell office:value-type="float" office:value="0.325152397155761" calcext:value-type="float">
            <text:p>0.3251523972</text:p>
          </table:table-cell>
          <table:table-cell office:value-type="float" office:value="0.995901107788085" calcext:value-type="float">
            <text:p>0.9959011078</text:p>
          </table:table-cell>
          <table:table-cell office:value-type="float" office:value="0.6672945022583" calcext:value-type="float">
            <text:p>0.6672945023</text:p>
          </table:table-cell>
          <table:table-cell office:value-type="float" office:value="0.970144271850585" calcext:value-type="float">
            <text:p>0.9701442719</text:p>
          </table:table-cell>
          <table:table-cell office:value-type="float" office:value="0.530544281005859" calcext:value-type="float">
            <text:p>0.530544281</text:p>
          </table:table-cell>
          <table:table-cell office:value-type="float" office:value="1.52449655532836" calcext:value-type="float">
            <text:p>1.5244965553</text:p>
          </table:table-cell>
          <table:table-cell office:value-type="float" office:value="2.22399520874023" calcext:value-type="float">
            <text:p>2.2239952087</text:p>
          </table:table-cell>
          <table:table-cell office:value-type="float" office:value="2.1242389678955" calcext:value-type="float">
            <text:p>2.1242389679</text:p>
          </table:table-cell>
          <table:table-cell office:value-type="float" office:value="2.13092041015625" calcext:value-type="float">
            <text:p>2.1309204102</text:p>
          </table:table-cell>
          <table:table-cell office:value-type="float" office:value="2.74243354797363" calcext:value-type="float">
            <text:p>2.742433548</text:p>
          </table:table-cell>
          <table:table-cell office:value-type="float" office:value="0.825862884521484" calcext:value-type="float">
            <text:p>0.8258628845</text:p>
          </table:table-cell>
          <table:table-cell office:value-type="float" office:value="0.407729625701904" calcext:value-type="float">
            <text:p>0.4077296257</text:p>
          </table:table-cell>
          <table:table-cell office:value-type="float" office:value="2.19893789291381" calcext:value-type="float">
            <text:p>2.1989378929</text:p>
          </table:table-cell>
          <table:table-cell office:value-type="float" office:value="0.103071212768554" calcext:value-type="float">
            <text:p>0.1030712128</text:p>
          </table:table-cell>
          <table:table-cell office:value-type="float" office:value="0.595738410949707" calcext:value-type="float">
            <text:p>0.5957384109</text:p>
          </table:table-cell>
          <table:table-cell office:value-type="float" office:value="0.669842720031738" calcext:value-type="float">
            <text:p>0.66984272</text:p>
          </table:table-cell>
          <table:table-cell office:value-type="float" office:value="0.520561218261718" calcext:value-type="float">
            <text:p>0.5205612183</text:p>
          </table:table-cell>
          <table:table-cell office:value-type="float" office:value="0.167306900024414" calcext:value-type="float">
            <text:p>0.1673069</text:p>
          </table:table-cell>
          <table:table-cell office:value-type="float" office:value="2.48096466064453" calcext:value-type="float">
            <text:p>2.4809646606</text:p>
          </table:table-cell>
          <table:table-cell office:value-type="float" office:value="1.438081741333" calcext:value-type="float">
            <text:p>1.4380817413</text:p>
          </table:table-cell>
          <table:table-cell office:value-type="float" office:value="0.192121505737304" calcext:value-type="float">
            <text:p>0.1921215057</text:p>
          </table:table-cell>
          <table:table-cell office:value-type="float" office:value="1.15925598144531" calcext:value-type="float">
            <text:p>1.1592559814</text:p>
          </table:table-cell>
          <table:table-cell office:value-type="float" office:value="1.61000490188598" calcext:value-type="float">
            <text:p>1.6100049019</text:p>
          </table:table-cell>
          <table:table-cell office:value-type="float" office:value="1.86983108520507" calcext:value-type="float">
            <text:p>1.8698310852</text:p>
          </table:table-cell>
          <table:table-cell office:value-type="float" office:value="0.982122898101806" calcext:value-type="float">
            <text:p>0.9821228981</text:p>
          </table:table-cell>
          <table:table-cell office:value-type="float" office:value="2.43497085571289" calcext:value-type="float">
            <text:p>2.4349708557</text:p>
          </table:table-cell>
          <table:table-cell office:value-type="float" office:value="0.408329963684082" calcext:value-type="float">
            <text:p>0.4083299637</text:p>
          </table:table-cell>
          <table:table-cell office:value-type="float" office:value="1.30806732177734" calcext:value-type="float">
            <text:p>1.3080673218</text:p>
          </table:table-cell>
          <table:table-cell office:value-type="float" office:value="0.927978038787841" calcext:value-type="float">
            <text:p>0.9279780388</text:p>
          </table:table-cell>
          <table:table-cell office:value-type="float" office:value="1.84106254577636" calcext:value-type="float">
            <text:p>1.8410625458</text:p>
          </table:table-cell>
          <table:table-cell office:value-type="float" office:value="0.340822219848632" calcext:value-type="float">
            <text:p>0.3408222198</text:p>
          </table:table-cell>
          <table:table-cell office:value-type="float" office:value="1.78490257263183" calcext:value-type="float">
            <text:p>1.7849025726</text:p>
          </table:table-cell>
          <table:table-cell office:value-type="float" office:value="0.802947998046875" calcext:value-type="float">
            <text:p>0.802947998</text:p>
          </table:table-cell>
          <table:table-cell office:value-type="float" office:value="2.28042793273925" calcext:value-type="float">
            <text:p>2.2804279327</text:p>
          </table:table-cell>
          <table:table-cell office:value-type="float" office:value="0.89212417602539" calcext:value-type="float">
            <text:p>0.892124176</text:p>
          </table:table-cell>
          <table:table-cell office:value-type="float" office:value="1.58768701553344" calcext:value-type="float">
            <text:p>1.5876870155</text:p>
          </table:table-cell>
          <table:table-cell office:value-type="float" office:value="1.02778148651123" calcext:value-type="float">
            <text:p>1.0277814865</text:p>
          </table:table-cell>
          <table:table-cell office:value-type="float" office:value="0.391623497009277" calcext:value-type="float">
            <text:p>0.391623497</text:p>
          </table:table-cell>
          <table:table-cell office:value-type="float" office:value="0.143441200256347" calcext:value-type="float">
            <text:p>0.1434412003</text:p>
          </table:table-cell>
          <table:table-cell office:value-type="float" office:value="0.967457771301269" calcext:value-type="float">
            <text:p>0.9674577713</text:p>
          </table:table-cell>
          <table:table-cell office:value-type="float" office:value="0.144531726837158" calcext:value-type="float">
            <text:p>0.1445317268</text:p>
          </table:table-cell>
          <table:table-cell office:value-type="float" office:value="0.332597732543945" calcext:value-type="float">
            <text:p>0.3325977325</text:p>
          </table:table-cell>
          <table:table-cell office:value-type="float" office:value="1.02068614959716" calcext:value-type="float">
            <text:p>1.0206861496</text:p>
          </table:table-cell>
          <table:table-cell office:value-type="float" office:value="0.112215042114257" calcext:value-type="float">
            <text:p>0.1122150421</text:p>
          </table:table-cell>
          <table:table-cell office:value-type="float" office:value="0.260963439941406" calcext:value-type="float">
            <text:p>0.2609634399</text:p>
          </table:table-cell>
          <table:table-cell office:value-type="float" office:value="0.016547679901123" calcext:value-type="float">
            <text:p>0.0165476799</text:p>
          </table:table-cell>
          <table:table-cell office:value-type="float" office:value="1.47565460205078" calcext:value-type="float">
            <text:p>1.4756546021</text:p>
          </table:table-cell>
          <table:table-cell office:value-type="float" office:value="0.666249513626098" calcext:value-type="float">
            <text:p>0.6662495136</text:p>
          </table:table-cell>
          <table:table-cell table:number-columns-repeated="96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0924367904663" calcext:value-type="float">
            <text:p>0.309243679</text:p>
          </table:table-cell>
          <table:table-cell office:value-type="float" office:value="0.477668762207031" calcext:value-type="float">
            <text:p>0.4776687622</text:p>
          </table:table-cell>
          <table:table-cell office:value-type="float" office:value="0.344878196716308" calcext:value-type="float">
            <text:p>0.3448781967</text:p>
          </table:table-cell>
          <table:table-cell office:value-type="float" office:value="0.36699104309082" calcext:value-type="float">
            <text:p>0.3669910431</text:p>
          </table:table-cell>
          <table:table-cell office:value-type="float" office:value="0.0243339538574218" calcext:value-type="float">
            <text:p>0.0243339539</text:p>
          </table:table-cell>
          <table:table-cell office:value-type="float" office:value="1.3718090057373" calcext:value-type="float">
            <text:p>1.3718090057</text:p>
          </table:table-cell>
          <table:table-cell office:value-type="float" office:value="0.689552307128906" calcext:value-type="float">
            <text:p>0.6895523071</text:p>
          </table:table-cell>
          <table:table-cell office:value-type="float" office:value="0.82321548461914" calcext:value-type="float">
            <text:p>0.8232154846</text:p>
          </table:table-cell>
          <table:table-cell office:value-type="float" office:value="1.10357952117919" calcext:value-type="float">
            <text:p>1.1035795212</text:p>
          </table:table-cell>
          <table:table-cell office:value-type="float" office:value="0.273085117340087" calcext:value-type="float">
            <text:p>0.2730851173</text:p>
          </table:table-cell>
          <table:table-cell office:value-type="float" office:value="0.487271308898925" calcext:value-type="float">
            <text:p>0.4872713089</text:p>
          </table:table-cell>
          <table:table-cell office:value-type="float" office:value="1.2646951675415" calcext:value-type="float">
            <text:p>1.2646951675</text:p>
          </table:table-cell>
          <table:table-cell office:value-type="float" office:value="0.0743770599365234" calcext:value-type="float">
            <text:p>0.0743770599</text:p>
          </table:table-cell>
          <table:table-cell office:value-type="float" office:value="0.252388000488281" calcext:value-type="float">
            <text:p>0.2523880005</text:p>
          </table:table-cell>
          <table:table-cell office:value-type="float" office:value="0.261642456054687" calcext:value-type="float">
            <text:p>0.2616424561</text:p>
          </table:table-cell>
          <table:table-cell office:value-type="float" office:value="2.7905158996582" calcext:value-type="float">
            <text:p>2.7905158997</text:p>
          </table:table-cell>
          <table:table-cell office:value-type="float" office:value="0.357532501220703" calcext:value-type="float">
            <text:p>0.3575325012</text:p>
          </table:table-cell>
          <table:table-cell office:value-type="float" office:value="1.60246849060058" calcext:value-type="float">
            <text:p>1.6024684906</text:p>
          </table:table-cell>
          <table:table-cell office:value-type="float" office:value="1.66619205474853" calcext:value-type="float">
            <text:p>1.6661920547</text:p>
          </table:table-cell>
          <table:table-cell office:value-type="float" office:value="1.18891334533691" calcext:value-type="float">
            <text:p>1.1889133453</text:p>
          </table:table-cell>
          <table:table-cell office:value-type="float" office:value="0.72848892211914" calcext:value-type="float">
            <text:p>0.7284889221</text:p>
          </table:table-cell>
          <table:table-cell office:value-type="float" office:value="0.58043098449707" calcext:value-type="float">
            <text:p>0.5804309845</text:p>
          </table:table-cell>
          <table:table-cell office:value-type="float" office:value="0.126550674438476" calcext:value-type="float">
            <text:p>0.1265506744</text:p>
          </table:table-cell>
          <table:table-cell office:value-type="float" office:value="0.490796089172363" calcext:value-type="float">
            <text:p>0.4907960892</text:p>
          </table:table-cell>
          <table:table-cell office:value-type="float" office:value="0.236799716949462" calcext:value-type="float">
            <text:p>0.2367997169</text:p>
          </table:table-cell>
          <table:table-cell office:value-type="float" office:value="0.86624526977539" calcext:value-type="float">
            <text:p>0.8662452698</text:p>
          </table:table-cell>
          <table:table-cell office:value-type="float" office:value="0.353797912597656" calcext:value-type="float">
            <text:p>0.3537979126</text:p>
          </table:table-cell>
          <table:table-cell office:value-type="float" office:value="1.73004150390625" calcext:value-type="float">
            <text:p>1.7300415039</text:p>
          </table:table-cell>
          <table:table-cell office:value-type="float" office:value="0.781000137329101" calcext:value-type="float">
            <text:p>0.7810001373</text:p>
          </table:table-cell>
          <table:table-cell office:value-type="float" office:value="0.43552017211914" calcext:value-type="float">
            <text:p>0.4355201721</text:p>
          </table:table-cell>
          <table:table-cell office:value-type="float" office:value="1.23659992218017" calcext:value-type="float">
            <text:p>1.2365999222</text:p>
          </table:table-cell>
          <table:table-cell office:value-type="float" office:value="1.38023042678833" calcext:value-type="float">
            <text:p>1.3802304268</text:p>
          </table:table-cell>
          <table:table-cell office:value-type="float" office:value="0.800561904907226" calcext:value-type="float">
            <text:p>0.8005619049</text:p>
          </table:table-cell>
          <table:table-cell office:value-type="float" office:value="0.771851062774658" calcext:value-type="float">
            <text:p>0.7718510628</text:p>
          </table:table-cell>
          <table:table-cell office:value-type="float" office:value="0.83771800994873" calcext:value-type="float">
            <text:p>0.8377180099</text:p>
          </table:table-cell>
          <table:table-cell office:value-type="float" office:value="0.837886333465576" calcext:value-type="float">
            <text:p>0.8378863335</text:p>
          </table:table-cell>
          <table:table-cell office:value-type="float" office:value="1.05277872085571" calcext:value-type="float">
            <text:p>1.0527787209</text:p>
          </table:table-cell>
          <table:table-cell office:value-type="float" office:value="1.48454475402832" calcext:value-type="float">
            <text:p>1.484544754</text:p>
          </table:table-cell>
          <table:table-cell office:value-type="float" office:value="2.38643646240234" calcext:value-type="float">
            <text:p>2.3864364624</text:p>
          </table:table-cell>
          <table:table-cell office:value-type="float" office:value="2.85319137573242" calcext:value-type="float">
            <text:p>2.8531913757</text:p>
          </table:table-cell>
          <table:table-cell office:value-type="float" office:value="0.767335891723632" calcext:value-type="float">
            <text:p>0.7673358917</text:p>
          </table:table-cell>
          <table:table-cell office:value-type="float" office:value="0.125342369079589" calcext:value-type="float">
            <text:p>0.1253423691</text:p>
          </table:table-cell>
          <table:table-cell office:value-type="float" office:value="0.795351982116699" calcext:value-type="float">
            <text:p>0.7953519821</text:p>
          </table:table-cell>
          <table:table-cell office:value-type="float" office:value="1.64606285095214" calcext:value-type="float">
            <text:p>1.646062851</text:p>
          </table:table-cell>
          <table:table-cell office:value-type="float" office:value="0.911765098571777" calcext:value-type="float">
            <text:p>0.9117650986</text:p>
          </table:table-cell>
          <table:table-cell office:value-type="float" office:value="1.30291366577148" calcext:value-type="float">
            <text:p>1.3029136658</text:p>
          </table:table-cell>
          <table:table-cell office:value-type="float" office:value="0.71390151977539" calcext:value-type="float">
            <text:p>0.7139015198</text:p>
          </table:table-cell>
          <table:table-cell office:value-type="float" office:value="0.227452278137207" calcext:value-type="float">
            <text:p>0.2274522781</text:p>
          </table:table-cell>
          <table:table-cell office:value-type="float" office:value="0.832419395446777" calcext:value-type="float">
            <text:p>0.8324193954</text:p>
          </table:table-cell>
          <table:table-cell office:value-type="float" office:value="0.4661865234375" calcext:value-type="float">
            <text:p>0.4661865234</text:p>
          </table:table-cell>
          <table:table-cell office:value-type="float" office:value="0.00534534454345703" calcext:value-type="float">
            <text:p>0.0053453445</text:p>
          </table:table-cell>
          <table:table-cell office:value-type="float" office:value="0.898482322692871" calcext:value-type="float">
            <text:p>0.8984823227</text:p>
          </table:table-cell>
          <table:table-cell office:value-type="float" office:value="0.675295352935791" calcext:value-type="float">
            <text:p>0.6752953529</text:p>
          </table:table-cell>
          <table:table-cell office:value-type="float" office:value="1.94927787780761" calcext:value-type="float">
            <text:p>1.9492778778</text:p>
          </table:table-cell>
          <table:table-cell office:value-type="float" office:value="0.157808780670166" calcext:value-type="float">
            <text:p>0.1578087807</text:p>
          </table:table-cell>
          <table:table-cell table:number-columns-repeated="96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.06905937194824" calcext:value-type="float">
            <text:p>2.0690593719</text:p>
          </table:table-cell>
          <table:table-cell office:value-type="float" office:value="0.0166692733764648" calcext:value-type="float">
            <text:p>0.0166692734</text:p>
          </table:table-cell>
          <table:table-cell office:value-type="float" office:value="0.509471893310546" calcext:value-type="float">
            <text:p>0.5094718933</text:p>
          </table:table-cell>
          <table:table-cell office:value-type="float" office:value="2.40681838989257" calcext:value-type="float">
            <text:p>2.4068183899</text:p>
          </table:table-cell>
          <table:table-cell office:value-type="float" office:value="1.77492523193359" calcext:value-type="float">
            <text:p>1.7749252319</text:p>
          </table:table-cell>
          <table:table-cell office:value-type="float" office:value="0.814263343811035" calcext:value-type="float">
            <text:p>0.8142633438</text:p>
          </table:table-cell>
          <table:table-cell office:value-type="float" office:value="2.06076049804687" calcext:value-type="float">
            <text:p>2.060760498</text:p>
          </table:table-cell>
          <table:table-cell office:value-type="float" office:value="0.694459438323974" calcext:value-type="float">
            <text:p>0.6944594383</text:p>
          </table:table-cell>
          <table:table-cell office:value-type="float" office:value="0.318824768066406" calcext:value-type="float">
            <text:p>0.3188247681</text:p>
          </table:table-cell>
          <table:table-cell office:value-type="float" office:value="0.299860000610351" calcext:value-type="float">
            <text:p>0.2998600006</text:p>
          </table:table-cell>
          <table:table-cell office:value-type="float" office:value="1.04999351501464" calcext:value-type="float">
            <text:p>1.049993515</text:p>
          </table:table-cell>
          <table:table-cell office:value-type="float" office:value="0.558656692504882" calcext:value-type="float">
            <text:p>0.5586566925</text:p>
          </table:table-cell>
          <table:table-cell office:value-type="float" office:value="0.108964920043945" calcext:value-type="float">
            <text:p>0.10896492</text:p>
          </table:table-cell>
          <table:table-cell office:value-type="float" office:value="0.247173309326171" calcext:value-type="float">
            <text:p>0.2471733093</text:p>
          </table:table-cell>
          <table:table-cell office:value-type="float" office:value="0.441495895385742" calcext:value-type="float">
            <text:p>0.4414958954</text:p>
          </table:table-cell>
          <table:table-cell office:value-type="float" office:value="2.09844589233398" calcext:value-type="float">
            <text:p>2.0984458923</text:p>
          </table:table-cell>
          <table:table-cell office:value-type="float" office:value="2.54548072814941" calcext:value-type="float">
            <text:p>2.5454807281</text:p>
          </table:table-cell>
          <table:table-cell office:value-type="float" office:value="0.702958106994628" calcext:value-type="float">
            <text:p>0.702958107</text:p>
          </table:table-cell>
          <table:table-cell office:value-type="float" office:value="0.470925331115722" calcext:value-type="float">
            <text:p>0.4709253311</text:p>
          </table:table-cell>
          <table:table-cell office:value-type="float" office:value="2.617036819458" calcext:value-type="float">
            <text:p>2.6170368195</text:p>
          </table:table-cell>
          <table:table-cell office:value-type="float" office:value="0.564250946044921" calcext:value-type="float">
            <text:p>0.564250946</text:p>
          </table:table-cell>
          <table:table-cell office:value-type="float" office:value="0.885438919067382" calcext:value-type="float">
            <text:p>0.8854389191</text:p>
          </table:table-cell>
          <table:table-cell office:value-type="float" office:value="0.192897796630859" calcext:value-type="float">
            <text:p>0.1928977966</text:p>
          </table:table-cell>
          <table:table-cell office:value-type="float" office:value="0.313527107238769" calcext:value-type="float">
            <text:p>0.3135271072</text:p>
          </table:table-cell>
          <table:table-cell office:value-type="float" office:value="1.05078220367431" calcext:value-type="float">
            <text:p>1.0507822037</text:p>
          </table:table-cell>
          <table:table-cell office:value-type="float" office:value="0.349803924560546" calcext:value-type="float">
            <text:p>0.3498039246</text:p>
          </table:table-cell>
          <table:table-cell office:value-type="float" office:value="0.1639404296875" calcext:value-type="float">
            <text:p>0.1639404297</text:p>
          </table:table-cell>
          <table:table-cell office:value-type="float" office:value="1.11072921752929" calcext:value-type="float">
            <text:p>1.1107292175</text:p>
          </table:table-cell>
          <table:table-cell office:value-type="float" office:value="0.390644073486328" calcext:value-type="float">
            <text:p>0.3906440735</text:p>
          </table:table-cell>
          <table:table-cell office:value-type="float" office:value="0.796537399291992" calcext:value-type="float">
            <text:p>0.7965373993</text:p>
          </table:table-cell>
          <table:table-cell office:value-type="float" office:value="0.180863380432128" calcext:value-type="float">
            <text:p>0.1808633804</text:p>
          </table:table-cell>
          <table:table-cell office:value-type="float" office:value="1.18535423278808" calcext:value-type="float">
            <text:p>1.1853542328</text:p>
          </table:table-cell>
          <table:table-cell office:value-type="float" office:value="0.480443954467773" calcext:value-type="float">
            <text:p>0.4804439545</text:p>
          </table:table-cell>
          <table:table-cell office:value-type="float" office:value="0.0120143890380859" calcext:value-type="float">
            <text:p>0.012014389</text:p>
          </table:table-cell>
          <table:table-cell office:value-type="float" office:value="0.321821212768554" calcext:value-type="float">
            <text:p>0.3218212128</text:p>
          </table:table-cell>
          <table:table-cell office:value-type="float" office:value="0.137226581573486" calcext:value-type="float">
            <text:p>0.1372265816</text:p>
          </table:table-cell>
          <table:table-cell office:value-type="float" office:value="0.405532836914062" calcext:value-type="float">
            <text:p>0.4055328369</text:p>
          </table:table-cell>
          <table:table-cell office:value-type="float" office:value="0.380012512207031" calcext:value-type="float">
            <text:p>0.3800125122</text:p>
          </table:table-cell>
          <table:table-cell office:value-type="float" office:value="0.312812805175781" calcext:value-type="float">
            <text:p>0.3128128052</text:p>
          </table:table-cell>
          <table:table-cell office:value-type="float" office:value="0.707969665527343" calcext:value-type="float">
            <text:p>0.7079696655</text:p>
          </table:table-cell>
          <table:table-cell office:value-type="float" office:value="1.44677925109863" calcext:value-type="float">
            <text:p>1.4467792511</text:p>
          </table:table-cell>
          <table:table-cell office:value-type="float" office:value="0.0525989532470703" calcext:value-type="float">
            <text:p>0.0525989532</text:p>
          </table:table-cell>
          <table:table-cell office:value-type="float" office:value="0.291873455047607" calcext:value-type="float">
            <text:p>0.291873455</text:p>
          </table:table-cell>
          <table:table-cell office:value-type="float" office:value="1.61800289154052" calcext:value-type="float">
            <text:p>1.6180028915</text:p>
          </table:table-cell>
          <table:table-cell office:value-type="float" office:value="0.216972351074218" calcext:value-type="float">
            <text:p>0.2169723511</text:p>
          </table:table-cell>
          <table:table-cell office:value-type="float" office:value="0.411310195922851" calcext:value-type="float">
            <text:p>0.4113101959</text:p>
          </table:table-cell>
          <table:table-cell office:value-type="float" office:value="0.726716041564941" calcext:value-type="float">
            <text:p>0.7267160416</text:p>
          </table:table-cell>
          <table:table-cell office:value-type="float" office:value="0.141014575958251" calcext:value-type="float">
            <text:p>0.141014576</text:p>
          </table:table-cell>
          <table:table-cell office:value-type="float" office:value="2.49608135223388" calcext:value-type="float">
            <text:p>2.4960813522</text:p>
          </table:table-cell>
          <table:table-cell office:value-type="float" office:value="1.87885475158691" calcext:value-type="float">
            <text:p>1.8788547516</text:p>
          </table:table-cell>
          <table:table-cell office:value-type="float" office:value="0.261723518371582" calcext:value-type="float">
            <text:p>0.2617235184</text:p>
          </table:table-cell>
          <table:table-cell office:value-type="float" office:value="0.233723640441894" calcext:value-type="float">
            <text:p>0.2337236404</text:p>
          </table:table-cell>
          <table:table-cell office:value-type="float" office:value="0.277876853942871" calcext:value-type="float">
            <text:p>0.2778768539</text:p>
          </table:table-cell>
          <table:table-cell office:value-type="float" office:value="1.23846626281738" calcext:value-type="float">
            <text:p>1.2384662628</text:p>
          </table:table-cell>
          <table:table-cell office:value-type="float" office:value="0.214457035064697" calcext:value-type="float">
            <text:p>0.2144570351</text:p>
          </table:table-cell>
          <table:table-cell table:number-columns-repeated="96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.81898021697998" calcext:value-type="float">
            <text:p>2.818980217</text:p>
          </table:table-cell>
          <table:table-cell office:value-type="float" office:value="0.36165428161621" calcext:value-type="float">
            <text:p>0.3616542816</text:p>
          </table:table-cell>
          <table:table-cell office:value-type="float" office:value="0.319707870483398" calcext:value-type="float">
            <text:p>0.3197078705</text:p>
          </table:table-cell>
          <table:table-cell office:value-type="float" office:value="1.57995796203613" calcext:value-type="float">
            <text:p>1.579957962</text:p>
          </table:table-cell>
          <table:table-cell office:value-type="float" office:value="2.54689025878906" calcext:value-type="float">
            <text:p>2.5468902588</text:p>
          </table:table-cell>
          <table:table-cell office:value-type="float" office:value="0.754405975341796" calcext:value-type="float">
            <text:p>0.7544059753</text:p>
          </table:table-cell>
          <table:table-cell office:value-type="float" office:value="2.0602912902832" calcext:value-type="float">
            <text:p>2.0602912903</text:p>
          </table:table-cell>
          <table:table-cell office:value-type="float" office:value="0.665810585021972" calcext:value-type="float">
            <text:p>0.665810585</text:p>
          </table:table-cell>
          <table:table-cell office:value-type="float" office:value="0.0115699768066406" calcext:value-type="float">
            <text:p>0.0115699768</text:p>
          </table:table-cell>
          <table:table-cell office:value-type="float" office:value="0.147965908050537" calcext:value-type="float">
            <text:p>0.1479659081</text:p>
          </table:table-cell>
          <table:table-cell office:value-type="float" office:value="1.87459897994995" calcext:value-type="float">
            <text:p>1.8745989799</text:p>
          </table:table-cell>
          <table:table-cell office:value-type="float" office:value="0.258602619171142" calcext:value-type="float">
            <text:p>0.2586026192</text:p>
          </table:table-cell>
          <table:table-cell office:value-type="float" office:value="0.942096710205078" calcext:value-type="float">
            <text:p>0.9420967102</text:p>
          </table:table-cell>
          <table:table-cell office:value-type="float" office:value="1.19411659240722" calcext:value-type="float">
            <text:p>1.1941165924</text:p>
          </table:table-cell>
          <table:table-cell office:value-type="float" office:value="2.87577438354492" calcext:value-type="float">
            <text:p>2.8757743835</text:p>
          </table:table-cell>
          <table:table-cell office:value-type="float" office:value="0.777275085449218" calcext:value-type="float">
            <text:p>0.7772750854</text:p>
          </table:table-cell>
          <table:table-cell office:value-type="float" office:value="1.22373390197753" calcext:value-type="float">
            <text:p>1.223733902</text:p>
          </table:table-cell>
          <table:table-cell office:value-type="float" office:value="0.71890640258789" calcext:value-type="float">
            <text:p>0.7189064026</text:p>
          </table:table-cell>
          <table:table-cell office:value-type="float" office:value="0.796257019042968" calcext:value-type="float">
            <text:p>0.796257019</text:p>
          </table:table-cell>
          <table:table-cell office:value-type="float" office:value="0.840873718261718" calcext:value-type="float">
            <text:p>0.8408737183</text:p>
          </table:table-cell>
          <table:table-cell office:value-type="float" office:value="0.988264083862304" calcext:value-type="float">
            <text:p>0.9882640839</text:p>
          </table:table-cell>
          <table:table-cell office:value-type="float" office:value="0.667835235595703" calcext:value-type="float">
            <text:p>0.6678352356</text:p>
          </table:table-cell>
          <table:table-cell office:value-type="float" office:value="0.223219871520996" calcext:value-type="float">
            <text:p>0.2232198715</text:p>
          </table:table-cell>
          <table:table-cell office:value-type="float" office:value="0.472845554351806" calcext:value-type="float">
            <text:p>0.4728455544</text:p>
          </table:table-cell>
          <table:table-cell office:value-type="float" office:value="1.23891639709472" calcext:value-type="float">
            <text:p>1.2389163971</text:p>
          </table:table-cell>
          <table:table-cell office:value-type="float" office:value="0.804170608520507" calcext:value-type="float">
            <text:p>0.8041706085</text:p>
          </table:table-cell>
          <table:table-cell office:value-type="float" office:value="0.812306404113769" calcext:value-type="float">
            <text:p>0.8123064041</text:p>
          </table:table-cell>
          <table:table-cell office:value-type="float" office:value="1.91202545166015" calcext:value-type="float">
            <text:p>1.9120254517</text:p>
          </table:table-cell>
          <table:table-cell office:value-type="float" office:value="3.20960044860839" calcext:value-type="float">
            <text:p>3.2096004486</text:p>
          </table:table-cell>
          <table:table-cell office:value-type="float" office:value="1.47393131256103" calcext:value-type="float">
            <text:p>1.4739313126</text:p>
          </table:table-cell>
          <table:table-cell office:value-type="float" office:value="2.71655368804931" calcext:value-type="float">
            <text:p>2.716553688</text:p>
          </table:table-cell>
          <table:table-cell office:value-type="float" office:value="0.0455608367919921" calcext:value-type="float">
            <text:p>0.0455608368</text:p>
          </table:table-cell>
          <table:table-cell office:value-type="float" office:value="0.484451293945312" calcext:value-type="float">
            <text:p>0.4844512939</text:p>
          </table:table-cell>
          <table:table-cell office:value-type="float" office:value="0.954123020172119" calcext:value-type="float">
            <text:p>0.9541230202</text:p>
          </table:table-cell>
          <table:table-cell office:value-type="float" office:value="1.89742088317871" calcext:value-type="float">
            <text:p>1.8974208832</text:p>
          </table:table-cell>
          <table:table-cell office:value-type="float" office:value="0.436267375946044" calcext:value-type="float">
            <text:p>0.4362673759</text:p>
          </table:table-cell>
          <table:table-cell office:value-type="float" office:value="1.08594608306884" calcext:value-type="float">
            <text:p>1.0859460831</text:p>
          </table:table-cell>
          <table:table-cell office:value-type="float" office:value="5.07443237304687" calcext:value-type="float">
            <text:p>5.074432373</text:p>
          </table:table-cell>
          <table:table-cell office:value-type="float" office:value="4.57814216613769" calcext:value-type="float">
            <text:p>4.5781421661</text:p>
          </table:table-cell>
          <table:table-cell office:value-type="float" office:value="3.53822898864746" calcext:value-type="float">
            <text:p>3.5382289886</text:p>
          </table:table-cell>
          <table:table-cell office:value-type="float" office:value="3.85801696777343" calcext:value-type="float">
            <text:p>3.8580169678</text:p>
          </table:table-cell>
          <table:table-cell office:value-type="float" office:value="0.118892669677734" calcext:value-type="float">
            <text:p>0.1188926697</text:p>
          </table:table-cell>
          <table:table-cell office:value-type="float" office:value="0.992626667022705" calcext:value-type="float">
            <text:p>0.992626667</text:p>
          </table:table-cell>
          <table:table-cell office:value-type="float" office:value="1.41680431365966" calcext:value-type="float">
            <text:p>1.4168043137</text:p>
          </table:table-cell>
          <table:table-cell office:value-type="float" office:value="1.25947380065917" calcext:value-type="float">
            <text:p>1.2594738007</text:p>
          </table:table-cell>
          <table:table-cell office:value-type="float" office:value="0.269252777099609" calcext:value-type="float">
            <text:p>0.2692527771</text:p>
          </table:table-cell>
          <table:table-cell office:value-type="float" office:value="0.889286041259765" calcext:value-type="float">
            <text:p>0.8892860413</text:p>
          </table:table-cell>
          <table:table-cell office:value-type="float" office:value="0.283708095550537" calcext:value-type="float">
            <text:p>0.2837080956</text:p>
          </table:table-cell>
          <table:table-cell office:value-type="float" office:value="0.938970565795898" calcext:value-type="float">
            <text:p>0.9389705658</text:p>
          </table:table-cell>
          <table:table-cell office:value-type="float" office:value="0.67943000793457" calcext:value-type="float">
            <text:p>0.6794300079</text:p>
          </table:table-cell>
          <table:table-cell office:value-type="float" office:value="0.40936279296875" calcext:value-type="float">
            <text:p>0.409362793</text:p>
          </table:table-cell>
          <table:table-cell office:value-type="float" office:value="0.357532024383544" calcext:value-type="float">
            <text:p>0.3575320244</text:p>
          </table:table-cell>
          <table:table-cell office:value-type="float" office:value="0.472682476043701" calcext:value-type="float">
            <text:p>0.472682476</text:p>
          </table:table-cell>
          <table:table-cell office:value-type="float" office:value="1.80472183227539" calcext:value-type="float">
            <text:p>1.8047218323</text:p>
          </table:table-cell>
          <table:table-cell office:value-type="float" office:value="0.389741659164428" calcext:value-type="float">
            <text:p>0.3897416592</text:p>
          </table:table-cell>
          <table:table-cell table:number-columns-repeated="96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5913028717041" calcext:value-type="float">
            <text:p>0.9591302872</text:p>
          </table:table-cell>
          <table:table-cell office:value-type="float" office:value="0.568888664245605" calcext:value-type="float">
            <text:p>0.5688886642</text:p>
          </table:table-cell>
          <table:table-cell office:value-type="float" office:value="2.59067916870117" calcext:value-type="float">
            <text:p>2.5906791687</text:p>
          </table:table-cell>
          <table:table-cell office:value-type="float" office:value="0.310043334960937" calcext:value-type="float">
            <text:p>0.310043335</text:p>
          </table:table-cell>
          <table:table-cell office:value-type="float" office:value="1.18302917480468" calcext:value-type="float">
            <text:p>1.1830291748</text:p>
          </table:table-cell>
          <table:table-cell office:value-type="float" office:value="6.94216346740722" calcext:value-type="float">
            <text:p>6.9421634674</text:p>
          </table:table-cell>
          <table:table-cell office:value-type="float" office:value="2.65247440338134" calcext:value-type="float">
            <text:p>2.6524744034</text:p>
          </table:table-cell>
          <table:table-cell office:value-type="float" office:value="1.83170270919799" calcext:value-type="float">
            <text:p>1.8317027092</text:p>
          </table:table-cell>
          <table:table-cell office:value-type="float" office:value="3.11186504364013" calcext:value-type="float">
            <text:p>3.1118650436</text:p>
          </table:table-cell>
          <table:table-cell office:value-type="float" office:value="1.54088544845581" calcext:value-type="float">
            <text:p>1.5408854485</text:p>
          </table:table-cell>
          <table:table-cell office:value-type="float" office:value="2.44275712966918" calcext:value-type="float">
            <text:p>2.4427571297</text:p>
          </table:table-cell>
          <table:table-cell office:value-type="float" office:value="0.94954776763916" calcext:value-type="float">
            <text:p>0.9495477676</text:p>
          </table:table-cell>
          <table:table-cell office:value-type="float" office:value="2.89235353469848" calcext:value-type="float">
            <text:p>2.8923535347</text:p>
          </table:table-cell>
          <table:table-cell office:value-type="float" office:value="0.319074630737304" calcext:value-type="float">
            <text:p>0.3190746307</text:p>
          </table:table-cell>
          <table:table-cell office:value-type="float" office:value="3.20520401000976" calcext:value-type="float">
            <text:p>3.20520401</text:p>
          </table:table-cell>
          <table:table-cell office:value-type="float" office:value="1.14857864379882" calcext:value-type="float">
            <text:p>1.1485786438</text:p>
          </table:table-cell>
          <table:table-cell office:value-type="float" office:value="2.64053344726562" calcext:value-type="float">
            <text:p>2.6405334473</text:p>
          </table:table-cell>
          <table:table-cell office:value-type="float" office:value="1.18707180023193" calcext:value-type="float">
            <text:p>1.1870718002</text:p>
          </table:table-cell>
          <table:table-cell office:value-type="float" office:value="1.68806791305542" calcext:value-type="float">
            <text:p>1.6880679131</text:p>
          </table:table-cell>
          <table:table-cell office:value-type="float" office:value="0.587770938873291" calcext:value-type="float">
            <text:p>0.5877709389</text:p>
          </table:table-cell>
          <table:table-cell office:value-type="float" office:value="1.04401588439941" calcext:value-type="float">
            <text:p>1.0440158844</text:p>
          </table:table-cell>
          <table:table-cell office:value-type="float" office:value="1.57496738433837" calcext:value-type="float">
            <text:p>1.5749673843</text:p>
          </table:table-cell>
          <table:table-cell office:value-type="float" office:value="1.05845642089843" calcext:value-type="float">
            <text:p>1.0584564209</text:p>
          </table:table-cell>
          <table:table-cell office:value-type="float" office:value="1.46112585067749" calcext:value-type="float">
            <text:p>1.4611258507</text:p>
          </table:table-cell>
          <table:table-cell office:value-type="float" office:value="0.255539894104003" calcext:value-type="float">
            <text:p>0.2555398941</text:p>
          </table:table-cell>
          <table:table-cell office:value-type="float" office:value="0.790151596069335" calcext:value-type="float">
            <text:p>0.7901515961</text:p>
          </table:table-cell>
          <table:table-cell office:value-type="float" office:value="0.602609634399414" calcext:value-type="float">
            <text:p>0.6026096344</text:p>
          </table:table-cell>
          <table:table-cell office:value-type="float" office:value="0.215082168579101" calcext:value-type="float">
            <text:p>0.2150821686</text:p>
          </table:table-cell>
          <table:table-cell office:value-type="float" office:value="0.879735946655273" calcext:value-type="float">
            <text:p>0.8797359467</text:p>
          </table:table-cell>
          <table:table-cell office:value-type="float" office:value="5.82356262207031" calcext:value-type="float">
            <text:p>5.8235626221</text:p>
          </table:table-cell>
          <table:table-cell office:value-type="float" office:value="0.666704177856445" calcext:value-type="float">
            <text:p>0.6667041779</text:p>
          </table:table-cell>
          <table:table-cell office:value-type="float" office:value="0.651096820831298" calcext:value-type="float">
            <text:p>0.6510968208</text:p>
          </table:table-cell>
          <table:table-cell office:value-type="float" office:value="0.557502746582031" calcext:value-type="float">
            <text:p>0.5575027466</text:p>
          </table:table-cell>
          <table:table-cell office:value-type="float" office:value="0.674703121185302" calcext:value-type="float">
            <text:p>0.6747031212</text:p>
          </table:table-cell>
          <table:table-cell office:value-type="float" office:value="2.79903268814086" calcext:value-type="float">
            <text:p>2.7990326881</text:p>
          </table:table-cell>
          <table:table-cell office:value-type="float" office:value="0.613980293273925" calcext:value-type="float">
            <text:p>0.6139802933</text:p>
          </table:table-cell>
          <table:table-cell office:value-type="float" office:value="3.91225862503051" calcext:value-type="float">
            <text:p>3.912258625</text:p>
          </table:table-cell>
          <table:table-cell office:value-type="float" office:value="0.739847183227539" calcext:value-type="float">
            <text:p>0.7398471832</text:p>
          </table:table-cell>
          <table:table-cell office:value-type="float" office:value="0.817214965820312" calcext:value-type="float">
            <text:p>0.8172149658</text:p>
          </table:table-cell>
          <table:table-cell office:value-type="float" office:value="0.615238189697265" calcext:value-type="float">
            <text:p>0.6152381897</text:p>
          </table:table-cell>
          <table:table-cell office:value-type="float" office:value="0.464618682861328" calcext:value-type="float">
            <text:p>0.4646186829</text:p>
          </table:table-cell>
          <table:table-cell office:value-type="float" office:value="1.21008682250976" calcext:value-type="float">
            <text:p>1.2100868225</text:p>
          </table:table-cell>
          <table:table-cell office:value-type="float" office:value="0.25064992904663" calcext:value-type="float">
            <text:p>0.250649929</text:p>
          </table:table-cell>
          <table:table-cell office:value-type="float" office:value="1.29502010345458" calcext:value-type="float">
            <text:p>1.2950201035</text:p>
          </table:table-cell>
          <table:table-cell office:value-type="float" office:value="0.0476646423339843" calcext:value-type="float">
            <text:p>0.0476646423</text:p>
          </table:table-cell>
          <table:table-cell office:value-type="float" office:value="1.63902473449707" calcext:value-type="float">
            <text:p>1.6390247345</text:p>
          </table:table-cell>
          <table:table-cell office:value-type="float" office:value="1.08555793762207" calcext:value-type="float">
            <text:p>1.0855579376</text:p>
          </table:table-cell>
          <table:table-cell office:value-type="float" office:value="0.125926494598388" calcext:value-type="float">
            <text:p>0.1259264946</text:p>
          </table:table-cell>
          <table:table-cell office:value-type="float" office:value="5.09004688262939" calcext:value-type="float">
            <text:p>5.0900468826</text:p>
          </table:table-cell>
          <table:table-cell office:value-type="float" office:value="2.57829856872558" calcext:value-type="float">
            <text:p>2.5782985687</text:p>
          </table:table-cell>
          <table:table-cell office:value-type="float" office:value="1.49453711509704" calcext:value-type="float">
            <text:p>1.4945371151</text:p>
          </table:table-cell>
          <table:table-cell office:value-type="float" office:value="1.71446084976196" calcext:value-type="float">
            <text:p>1.7144608498</text:p>
          </table:table-cell>
          <table:table-cell office:value-type="float" office:value="1.94457173347473" calcext:value-type="float">
            <text:p>1.9445717335</text:p>
          </table:table-cell>
          <table:table-cell office:value-type="float" office:value="3.11490535736084" calcext:value-type="float">
            <text:p>3.1149053574</text:p>
          </table:table-cell>
          <table:table-cell office:value-type="float" office:value="0.183692693710327" calcext:value-type="float">
            <text:p>0.1836926937</text:p>
          </table:table-cell>
          <table:table-cell table:number-columns-repeated="96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7358865737915" calcext:value-type="float">
            <text:p>0.2735886574</text:p>
          </table:table-cell>
          <table:table-cell office:value-type="float" office:value="1.0799970626831" calcext:value-type="float">
            <text:p>1.0799970627</text:p>
          </table:table-cell>
          <table:table-cell office:value-type="float" office:value="2.0893383026123" calcext:value-type="float">
            <text:p>2.0893383026</text:p>
          </table:table-cell>
          <table:table-cell office:value-type="float" office:value="2.98535346984863" calcext:value-type="float">
            <text:p>2.9853534698</text:p>
          </table:table-cell>
          <table:table-cell office:value-type="float" office:value="1.03408432006835" calcext:value-type="float">
            <text:p>1.0340843201</text:p>
          </table:table-cell>
          <table:table-cell office:value-type="float" office:value="0.904200077056884" calcext:value-type="float">
            <text:p>0.9042000771</text:p>
          </table:table-cell>
          <table:table-cell office:value-type="float" office:value="0.0798120498657226" calcext:value-type="float">
            <text:p>0.0798120499</text:p>
          </table:table-cell>
          <table:table-cell office:value-type="float" office:value="0.397995948791503" calcext:value-type="float">
            <text:p>0.3979959488</text:p>
          </table:table-cell>
          <table:table-cell office:value-type="float" office:value="1.51673507690429" calcext:value-type="float">
            <text:p>1.5167350769</text:p>
          </table:table-cell>
          <table:table-cell office:value-type="float" office:value="0.321208000183105" calcext:value-type="float">
            <text:p>0.3212080002</text:p>
          </table:table-cell>
          <table:table-cell office:value-type="float" office:value="1.67409610748291" calcext:value-type="float">
            <text:p>1.6740961075</text:p>
          </table:table-cell>
          <table:table-cell office:value-type="float" office:value="2.12355661392211" calcext:value-type="float">
            <text:p>2.1235566139</text:p>
          </table:table-cell>
          <table:table-cell office:value-type="float" office:value="0.71098518371582" calcext:value-type="float">
            <text:p>0.7109851837</text:p>
          </table:table-cell>
          <table:table-cell office:value-type="float" office:value="0.54134178161621" calcext:value-type="float">
            <text:p>0.5413417816</text:p>
          </table:table-cell>
          <table:table-cell office:value-type="float" office:value="1.11171531677246" calcext:value-type="float">
            <text:p>1.1117153168</text:p>
          </table:table-cell>
          <table:table-cell office:value-type="float" office:value="1.32026863098144" calcext:value-type="float">
            <text:p>1.320268631</text:p>
          </table:table-cell>
          <table:table-cell office:value-type="float" office:value="0.88667869567871" calcext:value-type="float">
            <text:p>0.8866786957</text:p>
          </table:table-cell>
          <table:table-cell office:value-type="float" office:value="0.20505142211914" calcext:value-type="float">
            <text:p>0.2050514221</text:p>
          </table:table-cell>
          <table:table-cell office:value-type="float" office:value="0.375586509704589" calcext:value-type="float">
            <text:p>0.3755865097</text:p>
          </table:table-cell>
          <table:table-cell office:value-type="float" office:value="0.938100814819335" calcext:value-type="float">
            <text:p>0.9381008148</text:p>
          </table:table-cell>
          <table:table-cell office:value-type="float" office:value="1.23305320739746" calcext:value-type="float">
            <text:p>1.2330532074</text:p>
          </table:table-cell>
          <table:table-cell office:value-type="float" office:value="0.213088989257812" calcext:value-type="float">
            <text:p>0.2130889893</text:p>
          </table:table-cell>
          <table:table-cell office:value-type="float" office:value="0.55178165435791" calcext:value-type="float">
            <text:p>0.5517816544</text:p>
          </table:table-cell>
          <table:table-cell office:value-type="float" office:value="3.26184606552124" calcext:value-type="float">
            <text:p>3.2618460655</text:p>
          </table:table-cell>
          <table:table-cell office:value-type="float" office:value="0.219233512878417" calcext:value-type="float">
            <text:p>0.2192335129</text:p>
          </table:table-cell>
          <table:table-cell office:value-type="float" office:value="1.09522628784179" calcext:value-type="float">
            <text:p>1.0952262878</text:p>
          </table:table-cell>
          <table:table-cell office:value-type="float" office:value="1.88939094543457" calcext:value-type="float">
            <text:p>1.8893909454</text:p>
          </table:table-cell>
          <table:table-cell office:value-type="float" office:value="2.85163497924804" calcext:value-type="float">
            <text:p>2.8516349792</text:p>
          </table:table-cell>
          <table:table-cell office:value-type="float" office:value="0.849727630615234" calcext:value-type="float">
            <text:p>0.8497276306</text:p>
          </table:table-cell>
          <table:table-cell office:value-type="float" office:value="0.00907325744628906" calcext:value-type="float">
            <text:p>0.0090732574</text:p>
          </table:table-cell>
          <table:table-cell office:value-type="float" office:value="0.424281120300292" calcext:value-type="float">
            <text:p>0.4242811203</text:p>
          </table:table-cell>
          <table:table-cell office:value-type="float" office:value="0.400180339813232" calcext:value-type="float">
            <text:p>0.4001803398</text:p>
          </table:table-cell>
          <table:table-cell office:value-type="float" office:value="1.01017093658447" calcext:value-type="float">
            <text:p>1.0101709366</text:p>
          </table:table-cell>
          <table:table-cell office:value-type="float" office:value="0.242236137390136" calcext:value-type="float">
            <text:p>0.2422361374</text:p>
          </table:table-cell>
          <table:table-cell office:value-type="float" office:value="0.291185855865478" calcext:value-type="float">
            <text:p>0.2911858559</text:p>
          </table:table-cell>
          <table:table-cell office:value-type="float" office:value="1.08508396148681" calcext:value-type="float">
            <text:p>1.0850839615</text:p>
          </table:table-cell>
          <table:table-cell office:value-type="float" office:value="0.104412078857421" calcext:value-type="float">
            <text:p>0.1044120789</text:p>
          </table:table-cell>
          <table:table-cell office:value-type="float" office:value="0.778007507324218" calcext:value-type="float">
            <text:p>0.7780075073</text:p>
          </table:table-cell>
          <table:table-cell office:value-type="float" office:value="1.7193260192871" calcext:value-type="float">
            <text:p>1.7193260193</text:p>
          </table:table-cell>
          <table:table-cell office:value-type="float" office:value="2.76769638061523" calcext:value-type="float">
            <text:p>2.7676963806</text:p>
          </table:table-cell>
          <table:table-cell office:value-type="float" office:value="0.198699951171875" calcext:value-type="float">
            <text:p>0.1986999512</text:p>
          </table:table-cell>
          <table:table-cell office:value-type="float" office:value="0.107937812805175" calcext:value-type="float">
            <text:p>0.1079378128</text:p>
          </table:table-cell>
          <table:table-cell office:value-type="float" office:value="0.711572647094726" calcext:value-type="float">
            <text:p>0.7115726471</text:p>
          </table:table-cell>
          <table:table-cell office:value-type="float" office:value="0.573716163635253" calcext:value-type="float">
            <text:p>0.5737161636</text:p>
          </table:table-cell>
          <table:table-cell office:value-type="float" office:value="0.106446266174316" calcext:value-type="float">
            <text:p>0.1064462662</text:p>
          </table:table-cell>
          <table:table-cell office:value-type="float" office:value="1.07719993591308" calcext:value-type="float">
            <text:p>1.0771999359</text:p>
          </table:table-cell>
          <table:table-cell office:value-type="float" office:value="0.37343692779541" calcext:value-type="float">
            <text:p>0.3734369278</text:p>
          </table:table-cell>
          <table:table-cell office:value-type="float" office:value="2.3797104358673" calcext:value-type="float">
            <text:p>2.3797104359</text:p>
          </table:table-cell>
          <table:table-cell office:value-type="float" office:value="2.42906761169433" calcext:value-type="float">
            <text:p>2.4290676117</text:p>
          </table:table-cell>
          <table:table-cell office:value-type="float" office:value="0.268196105957031" calcext:value-type="float">
            <text:p>0.268196106</text:p>
          </table:table-cell>
          <table:table-cell office:value-type="float" office:value="0.296387195587158" calcext:value-type="float">
            <text:p>0.2963871956</text:p>
          </table:table-cell>
          <table:table-cell office:value-type="float" office:value="0.560263633728027" calcext:value-type="float">
            <text:p>0.5602636337</text:p>
          </table:table-cell>
          <table:table-cell office:value-type="float" office:value="0.0933699607849121" calcext:value-type="float">
            <text:p>0.0933699608</text:p>
          </table:table-cell>
          <table:table-cell office:value-type="float" office:value="0.669629096984863" calcext:value-type="float">
            <text:p>0.669629097</text:p>
          </table:table-cell>
          <table:table-cell office:value-type="float" office:value="1.75604975223541" calcext:value-type="float">
            <text:p>1.7560497522</text:p>
          </table:table-cell>
          <table:table-cell table:number-columns-repeated="96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10624885559082" calcext:value-type="float">
            <text:p>1.1062488556</text:p>
          </table:table-cell>
          <table:table-cell office:value-type="float" office:value="0.649313926696777" calcext:value-type="float">
            <text:p>0.6493139267</text:p>
          </table:table-cell>
          <table:table-cell office:value-type="float" office:value="1.18785095214843" calcext:value-type="float">
            <text:p>1.1878509521</text:p>
          </table:table-cell>
          <table:table-cell office:value-type="float" office:value="1.57308387756347" calcext:value-type="float">
            <text:p>1.5730838776</text:p>
          </table:table-cell>
          <table:table-cell office:value-type="float" office:value="2.1024169921875" calcext:value-type="float">
            <text:p>2.1024169922</text:p>
          </table:table-cell>
          <table:table-cell office:value-type="float" office:value="0.812169551849365" calcext:value-type="float">
            <text:p>0.8121695518</text:p>
          </table:table-cell>
          <table:table-cell office:value-type="float" office:value="1.56175899505615" calcext:value-type="float">
            <text:p>1.5617589951</text:p>
          </table:table-cell>
          <table:table-cell office:value-type="float" office:value="0.0883975028991699" calcext:value-type="float">
            <text:p>0.0883975029</text:p>
          </table:table-cell>
          <table:table-cell office:value-type="float" office:value="1.09282207489013" calcext:value-type="float">
            <text:p>1.0928220749</text:p>
          </table:table-cell>
          <table:table-cell office:value-type="float" office:value="0.904364585876464" calcext:value-type="float">
            <text:p>0.9043645859</text:p>
          </table:table-cell>
          <table:table-cell office:value-type="float" office:value="0.297794818878173" calcext:value-type="float">
            <text:p>0.2977948189</text:p>
          </table:table-cell>
          <table:table-cell office:value-type="float" office:value="0.808290481567382" calcext:value-type="float">
            <text:p>0.8082904816</text:p>
          </table:table-cell>
          <table:table-cell office:value-type="float" office:value="2.36231231689453" calcext:value-type="float">
            <text:p>2.3623123169</text:p>
          </table:table-cell>
          <table:table-cell office:value-type="float" office:value="1.29156875610351" calcext:value-type="float">
            <text:p>1.2915687561</text:p>
          </table:table-cell>
          <table:table-cell office:value-type="float" office:value="0.0211238861083984" calcext:value-type="float">
            <text:p>0.0211238861</text:p>
          </table:table-cell>
          <table:table-cell office:value-type="float" office:value="0.155727386474609" calcext:value-type="float">
            <text:p>0.1557273865</text:p>
          </table:table-cell>
          <table:table-cell office:value-type="float" office:value="1.59829330444335" calcext:value-type="float">
            <text:p>1.5982933044</text:p>
          </table:table-cell>
          <table:table-cell office:value-type="float" office:value="1.91315650939941" calcext:value-type="float">
            <text:p>1.9131565094</text:p>
          </table:table-cell>
          <table:table-cell office:value-type="float" office:value="1.65446662902832" calcext:value-type="float">
            <text:p>1.654466629</text:p>
          </table:table-cell>
          <table:table-cell office:value-type="float" office:value="1.42308092117309" calcext:value-type="float">
            <text:p>1.4230809212</text:p>
          </table:table-cell>
          <table:table-cell office:value-type="float" office:value="0.271023750305175" calcext:value-type="float">
            <text:p>0.2710237503</text:p>
          </table:table-cell>
          <table:table-cell office:value-type="float" office:value="1.78353214263916" calcext:value-type="float">
            <text:p>1.7835321426</text:p>
          </table:table-cell>
          <table:table-cell office:value-type="float" office:value="1.37107276916503" calcext:value-type="float">
            <text:p>1.3710727692</text:p>
          </table:table-cell>
          <table:table-cell office:value-type="float" office:value="0.904825210571289" calcext:value-type="float">
            <text:p>0.9048252106</text:p>
          </table:table-cell>
          <table:table-cell office:value-type="float" office:value="1.82809925079345" calcext:value-type="float">
            <text:p>1.8280992508</text:p>
          </table:table-cell>
          <table:table-cell office:value-type="float" office:value="0.441290855407714" calcext:value-type="float">
            <text:p>0.4412908554</text:p>
          </table:table-cell>
          <table:table-cell office:value-type="float" office:value="1.24876308441162" calcext:value-type="float">
            <text:p>1.2487630844</text:p>
          </table:table-cell>
          <table:table-cell office:value-type="float" office:value="0.445930480957031" calcext:value-type="float">
            <text:p>0.445930481</text:p>
          </table:table-cell>
          <table:table-cell office:value-type="float" office:value="1.25325202941894" calcext:value-type="float">
            <text:p>1.2532520294</text:p>
          </table:table-cell>
          <table:table-cell office:value-type="float" office:value="0.77969741821289" calcext:value-type="float">
            <text:p>0.7796974182</text:p>
          </table:table-cell>
          <table:table-cell office:value-type="float" office:value="2.7755651473999" calcext:value-type="float">
            <text:p>2.7755651474</text:p>
          </table:table-cell>
          <table:table-cell office:value-type="float" office:value="0.604599475860595" calcext:value-type="float">
            <text:p>0.6045994759</text:p>
          </table:table-cell>
          <table:table-cell office:value-type="float" office:value="0.364145278930664" calcext:value-type="float">
            <text:p>0.3641452789</text:p>
          </table:table-cell>
          <table:table-cell office:value-type="float" office:value="0.133091449737548" calcext:value-type="float">
            <text:p>0.1330914497</text:p>
          </table:table-cell>
          <table:table-cell office:value-type="float" office:value="0.366054534912109" calcext:value-type="float">
            <text:p>0.3660545349</text:p>
          </table:table-cell>
          <table:table-cell office:value-type="float" office:value="2.34265804290771" calcext:value-type="float">
            <text:p>2.3426580429</text:p>
          </table:table-cell>
          <table:table-cell office:value-type="float" office:value="0.276711463928222" calcext:value-type="float">
            <text:p>0.2767114639</text:p>
          </table:table-cell>
          <table:table-cell office:value-type="float" office:value="0.58758544921875" calcext:value-type="float">
            <text:p>0.5875854492</text:p>
          </table:table-cell>
          <table:table-cell office:value-type="float" office:value="0.156352996826171" calcext:value-type="float">
            <text:p>0.1563529968</text:p>
          </table:table-cell>
          <table:table-cell office:value-type="float" office:value="2.13066101074218" calcext:value-type="float">
            <text:p>2.1306610107</text:p>
          </table:table-cell>
          <table:table-cell office:value-type="float" office:value="0.750347137451171" calcext:value-type="float">
            <text:p>0.7503471375</text:p>
          </table:table-cell>
          <table:table-cell office:value-type="float" office:value="1.37310791015625" calcext:value-type="float">
            <text:p>1.3731079102</text:p>
          </table:table-cell>
          <table:table-cell office:value-type="float" office:value="2.40263414382934" calcext:value-type="float">
            <text:p>2.4026341438</text:p>
          </table:table-cell>
          <table:table-cell office:value-type="float" office:value="1.33042383193969" calcext:value-type="float">
            <text:p>1.3304238319</text:p>
          </table:table-cell>
          <table:table-cell office:value-type="float" office:value="0.00238800048828125" calcext:value-type="float">
            <text:p>0.0023880005</text:p>
          </table:table-cell>
          <table:table-cell office:value-type="float" office:value="1.06058025360107" calcext:value-type="float">
            <text:p>1.0605802536</text:p>
          </table:table-cell>
          <table:table-cell office:value-type="float" office:value="0.312972068786621" calcext:value-type="float">
            <text:p>0.3129720688</text:p>
          </table:table-cell>
          <table:table-cell office:value-type="float" office:value="0.821671247482299" calcext:value-type="float">
            <text:p>0.8216712475</text:p>
          </table:table-cell>
          <table:table-cell office:value-type="float" office:value="0.652092933654785" calcext:value-type="float">
            <text:p>0.6520929337</text:p>
          </table:table-cell>
          <table:table-cell office:value-type="float" office:value="0.481982231140136" calcext:value-type="float">
            <text:p>0.4819822311</text:p>
          </table:table-cell>
          <table:table-cell office:value-type="float" office:value="0.307206630706787" calcext:value-type="float">
            <text:p>0.3072066307</text:p>
          </table:table-cell>
          <table:table-cell office:value-type="float" office:value="1.26085758209228" calcext:value-type="float">
            <text:p>1.2608575821</text:p>
          </table:table-cell>
          <table:table-cell office:value-type="float" office:value="0.86452293395996" calcext:value-type="float">
            <text:p>0.864522934</text:p>
          </table:table-cell>
          <table:table-cell office:value-type="float" office:value="1.59707736968994" calcext:value-type="float">
            <text:p>1.5970773697</text:p>
          </table:table-cell>
          <table:table-cell office:value-type="float" office:value="1.05136847496032" calcext:value-type="float">
            <text:p>1.051368475</text:p>
          </table:table-cell>
          <table:table-cell table:number-columns-repeated="96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.18345832824707" calcext:value-type="float">
            <text:p>2.1834583282</text:p>
          </table:table-cell>
          <table:table-cell office:value-type="float" office:value="0.046213150024414" calcext:value-type="float">
            <text:p>0.04621315</text:p>
          </table:table-cell>
          <table:table-cell office:value-type="float" office:value="0.59816837310791" calcext:value-type="float">
            <text:p>0.5981683731</text:p>
          </table:table-cell>
          <table:table-cell office:value-type="float" office:value="0.401958465576171" calcext:value-type="float">
            <text:p>0.4019584656</text:p>
          </table:table-cell>
          <table:table-cell office:value-type="float" office:value="0.38762092590332" calcext:value-type="float">
            <text:p>0.3876209259</text:p>
          </table:table-cell>
          <table:table-cell office:value-type="float" office:value="0.1532564163208" calcext:value-type="float">
            <text:p>0.1532564163</text:p>
          </table:table-cell>
          <table:table-cell office:value-type="float" office:value="0.178112030029296" calcext:value-type="float">
            <text:p>0.17811203</text:p>
          </table:table-cell>
          <table:table-cell office:value-type="float" office:value="1.13431167602539" calcext:value-type="float">
            <text:p>1.134311676</text:p>
          </table:table-cell>
          <table:table-cell office:value-type="float" office:value="0.28754711151123" calcext:value-type="float">
            <text:p>0.2875471115</text:p>
          </table:table-cell>
          <table:table-cell office:value-type="float" office:value="1.44208765029907" calcext:value-type="float">
            <text:p>1.4420876503</text:p>
          </table:table-cell>
          <table:table-cell office:value-type="float" office:value="0.469643115997314" calcext:value-type="float">
            <text:p>0.469643116</text:p>
          </table:table-cell>
          <table:table-cell office:value-type="float" office:value="0.442480087280273" calcext:value-type="float">
            <text:p>0.4424800873</text:p>
          </table:table-cell>
          <table:table-cell office:value-type="float" office:value="0.488057136535644" calcext:value-type="float">
            <text:p>0.4880571365</text:p>
          </table:table-cell>
          <table:table-cell office:value-type="float" office:value="0.970775604248046" calcext:value-type="float">
            <text:p>0.9707756042</text:p>
          </table:table-cell>
          <table:table-cell office:value-type="float" office:value="0.434629440307617" calcext:value-type="float">
            <text:p>0.4346294403</text:p>
          </table:table-cell>
          <table:table-cell office:value-type="float" office:value="0.0626258850097656" calcext:value-type="float">
            <text:p>0.062625885</text:p>
          </table:table-cell>
          <table:table-cell office:value-type="float" office:value="0.92641258239746" calcext:value-type="float">
            <text:p>0.9264125824</text:p>
          </table:table-cell>
          <table:table-cell office:value-type="float" office:value="0.0784378051757812" calcext:value-type="float">
            <text:p>0.0784378052</text:p>
          </table:table-cell>
          <table:table-cell office:value-type="float" office:value="0.770133018493652" calcext:value-type="float">
            <text:p>0.7701330185</text:p>
          </table:table-cell>
          <table:table-cell office:value-type="float" office:value="0.352840423583984" calcext:value-type="float">
            <text:p>0.3528404236</text:p>
          </table:table-cell>
          <table:table-cell office:value-type="float" office:value="0.572036743164062" calcext:value-type="float">
            <text:p>0.5720367432</text:p>
          </table:table-cell>
          <table:table-cell office:value-type="float" office:value="1.3358564376831" calcext:value-type="float">
            <text:p>1.3358564377</text:p>
          </table:table-cell>
          <table:table-cell office:value-type="float" office:value="0.76230239868164" calcext:value-type="float">
            <text:p>0.7623023987</text:p>
          </table:table-cell>
          <table:table-cell office:value-type="float" office:value="0.462302207946777" calcext:value-type="float">
            <text:p>0.4623022079</text:p>
          </table:table-cell>
          <table:table-cell office:value-type="float" office:value="2.06922483444213" calcext:value-type="float">
            <text:p>2.0692248344</text:p>
          </table:table-cell>
          <table:table-cell office:value-type="float" office:value="0.274806976318359" calcext:value-type="float">
            <text:p>0.2748069763</text:p>
          </table:table-cell>
          <table:table-cell office:value-type="float" office:value="0.314775466918945" calcext:value-type="float">
            <text:p>0.3147754669</text:p>
          </table:table-cell>
          <table:table-cell office:value-type="float" office:value="0.228521347045898" calcext:value-type="float">
            <text:p>0.228521347</text:p>
          </table:table-cell>
          <table:table-cell office:value-type="float" office:value="1.06509590148925" calcext:value-type="float">
            <text:p>1.0650959015</text:p>
          </table:table-cell>
          <table:table-cell office:value-type="float" office:value="0.545219421386718" calcext:value-type="float">
            <text:p>0.5452194214</text:p>
          </table:table-cell>
          <table:table-cell office:value-type="float" office:value="0.406766891479492" calcext:value-type="float">
            <text:p>0.4067668915</text:p>
          </table:table-cell>
          <table:table-cell office:value-type="float" office:value="0.931937217712402" calcext:value-type="float">
            <text:p>0.9319372177</text:p>
          </table:table-cell>
          <table:table-cell office:value-type="float" office:value="0.546744346618652" calcext:value-type="float">
            <text:p>0.5467443466</text:p>
          </table:table-cell>
          <table:table-cell office:value-type="float" office:value="0.90310001373291" calcext:value-type="float">
            <text:p>0.9031000137</text:p>
          </table:table-cell>
          <table:table-cell office:value-type="float" office:value="0.151037693023681" calcext:value-type="float">
            <text:p>0.151037693</text:p>
          </table:table-cell>
          <table:table-cell office:value-type="float" office:value="0.73991584777832" calcext:value-type="float">
            <text:p>0.7399158478</text:p>
          </table:table-cell>
          <table:table-cell office:value-type="float" office:value="0.237411022186279" calcext:value-type="float">
            <text:p>0.2374110222</text:p>
          </table:table-cell>
          <table:table-cell office:value-type="float" office:value="0.00795936584472656" calcext:value-type="float">
            <text:p>0.0079593658</text:p>
          </table:table-cell>
          <table:table-cell table:style-name="ce3" office:value-type="float" office:value="0.0009307861328125" calcext:value-type="float">
            <text:p>9.31E-04</text:p>
          </table:table-cell>
          <table:table-cell office:value-type="float" office:value="0.706001281738281" calcext:value-type="float">
            <text:p>0.7060012817</text:p>
          </table:table-cell>
          <table:table-cell office:value-type="float" office:value="0.189764022827148" calcext:value-type="float">
            <text:p>0.1897640228</text:p>
          </table:table-cell>
          <table:table-cell office:value-type="float" office:value="0.230350494384765" calcext:value-type="float">
            <text:p>0.2303504944</text:p>
          </table:table-cell>
          <table:table-cell office:value-type="float" office:value="0.376270771026611" calcext:value-type="float">
            <text:p>0.376270771</text:p>
          </table:table-cell>
          <table:table-cell office:value-type="float" office:value="0.265037536621093" calcext:value-type="float">
            <text:p>0.2650375366</text:p>
          </table:table-cell>
          <table:table-cell office:value-type="float" office:value="0.780509948730468" calcext:value-type="float">
            <text:p>0.7805099487</text:p>
          </table:table-cell>
          <table:table-cell office:value-type="float" office:value="0.323194503784179" calcext:value-type="float">
            <text:p>0.3231945038</text:p>
          </table:table-cell>
          <table:table-cell office:value-type="float" office:value="0.825631141662597" calcext:value-type="float">
            <text:p>0.8256311417</text:p>
          </table:table-cell>
          <table:table-cell office:value-type="float" office:value="0.396046638488769" calcext:value-type="float">
            <text:p>0.3960466385</text:p>
          </table:table-cell>
          <table:table-cell office:value-type="float" office:value="1.76220703125" calcext:value-type="float">
            <text:p>1.7622070313</text:p>
          </table:table-cell>
          <table:table-cell office:value-type="float" office:value="1.58954811096191" calcext:value-type="float">
            <text:p>1.589548111</text:p>
          </table:table-cell>
          <table:table-cell office:value-type="float" office:value="0.676680088043212" calcext:value-type="float">
            <text:p>0.676680088</text:p>
          </table:table-cell>
          <table:table-cell office:value-type="float" office:value="0.764870405197143" calcext:value-type="float">
            <text:p>0.7648704052</text:p>
          </table:table-cell>
          <table:table-cell office:value-type="float" office:value="1.0520315170288" calcext:value-type="float">
            <text:p>1.052031517</text:p>
          </table:table-cell>
          <table:table-cell office:value-type="float" office:value="0.652877807617187" calcext:value-type="float">
            <text:p>0.6528778076</text:p>
          </table:table-cell>
          <table:table-cell office:value-type="float" office:value="0.359033346176147" calcext:value-type="float">
            <text:p>0.3590333462</text:p>
          </table:table-cell>
          <table:table-cell table:number-columns-repeated="96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46785736083984" calcext:value-type="float">
            <text:p>1.4678573608</text:p>
          </table:table-cell>
          <table:table-cell office:value-type="float" office:value="0.679761886596679" calcext:value-type="float">
            <text:p>0.6797618866</text:p>
          </table:table-cell>
          <table:table-cell office:value-type="float" office:value="0.30259895324707" calcext:value-type="float">
            <text:p>0.3025989532</text:p>
          </table:table-cell>
          <table:table-cell office:value-type="float" office:value="1.21009063720703" calcext:value-type="float">
            <text:p>1.2100906372</text:p>
          </table:table-cell>
          <table:table-cell office:value-type="float" office:value="1.54439163208007" calcext:value-type="float">
            <text:p>1.5443916321</text:p>
          </table:table-cell>
          <table:table-cell office:value-type="float" office:value="1.96027135848999" calcext:value-type="float">
            <text:p>1.9602713585</text:p>
          </table:table-cell>
          <table:table-cell office:value-type="float" office:value="2.09475708007812" calcext:value-type="float">
            <text:p>2.0947570801</text:p>
          </table:table-cell>
          <table:table-cell office:value-type="float" office:value="0.592992305755615" calcext:value-type="float">
            <text:p>0.5929923058</text:p>
          </table:table-cell>
          <table:table-cell office:value-type="float" office:value="0.914155006408691" calcext:value-type="float">
            <text:p>0.9141550064</text:p>
          </table:table-cell>
          <table:table-cell office:value-type="float" office:value="1.13685512542724" calcext:value-type="float">
            <text:p>1.1368551254</text:p>
          </table:table-cell>
          <table:table-cell office:value-type="float" office:value="0.556023597717285" calcext:value-type="float">
            <text:p>0.5560235977</text:p>
          </table:table-cell>
          <table:table-cell office:value-type="float" office:value="0.897077560424804" calcext:value-type="float">
            <text:p>0.8970775604</text:p>
          </table:table-cell>
          <table:table-cell office:value-type="float" office:value="1.33784532546997" calcext:value-type="float">
            <text:p>1.3378453255</text:p>
          </table:table-cell>
          <table:table-cell office:value-type="float" office:value="0.940948486328125" calcext:value-type="float">
            <text:p>0.9409484863</text:p>
          </table:table-cell>
          <table:table-cell office:value-type="float" office:value="0.50491714477539" calcext:value-type="float">
            <text:p>0.5049171448</text:p>
          </table:table-cell>
          <table:table-cell office:value-type="float" office:value="3.27021026611328" calcext:value-type="float">
            <text:p>3.2702102661</text:p>
          </table:table-cell>
          <table:table-cell office:value-type="float" office:value="1.44964981079101" calcext:value-type="float">
            <text:p>1.4496498108</text:p>
          </table:table-cell>
          <table:table-cell office:value-type="float" office:value="0.360119819641113" calcext:value-type="float">
            <text:p>0.3601198196</text:p>
          </table:table-cell>
          <table:table-cell office:value-type="float" office:value="0.0674691200256347" calcext:value-type="float">
            <text:p>0.06746912</text:p>
          </table:table-cell>
          <table:table-cell office:value-type="float" office:value="0.949469566345214" calcext:value-type="float">
            <text:p>0.9494695663</text:p>
          </table:table-cell>
          <table:table-cell office:value-type="float" office:value="1.18374633789062" calcext:value-type="float">
            <text:p>1.1837463379</text:p>
          </table:table-cell>
          <table:table-cell office:value-type="float" office:value="1.58661270141601" calcext:value-type="float">
            <text:p>1.5866127014</text:p>
          </table:table-cell>
          <table:table-cell office:value-type="float" office:value="1.82755279541015" calcext:value-type="float">
            <text:p>1.8275527954</text:p>
          </table:table-cell>
          <table:table-cell office:value-type="float" office:value="0.149744987487792" calcext:value-type="float">
            <text:p>0.1497449875</text:p>
          </table:table-cell>
          <table:table-cell office:value-type="float" office:value="1.74622440338134" calcext:value-type="float">
            <text:p>1.7462244034</text:p>
          </table:table-cell>
          <table:table-cell office:value-type="float" office:value="1.28098964691162" calcext:value-type="float">
            <text:p>1.2809896469</text:p>
          </table:table-cell>
          <table:table-cell office:value-type="float" office:value="0.307637214660644" calcext:value-type="float">
            <text:p>0.3076372147</text:p>
          </table:table-cell>
          <table:table-cell office:value-type="float" office:value="2.40807914733886" calcext:value-type="float">
            <text:p>2.4080791473</text:p>
          </table:table-cell>
          <table:table-cell office:value-type="float" office:value="1.6524486541748" calcext:value-type="float">
            <text:p>1.6524486542</text:p>
          </table:table-cell>
          <table:table-cell office:value-type="float" office:value="2.14468812942504" calcext:value-type="float">
            <text:p>2.1446881294</text:p>
          </table:table-cell>
          <table:table-cell office:value-type="float" office:value="4.63712120056152" calcext:value-type="float">
            <text:p>4.6371212006</text:p>
          </table:table-cell>
          <table:table-cell office:value-type="float" office:value="0.466737747192382" calcext:value-type="float">
            <text:p>0.4667377472</text:p>
          </table:table-cell>
          <table:table-cell office:value-type="float" office:value="0.532475471496582" calcext:value-type="float">
            <text:p>0.5324754715</text:p>
          </table:table-cell>
          <table:table-cell office:value-type="float" office:value="0.200859546661376" calcext:value-type="float">
            <text:p>0.2008595467</text:p>
          </table:table-cell>
          <table:table-cell office:value-type="float" office:value="1.08293533325195" calcext:value-type="float">
            <text:p>1.0829353333</text:p>
          </table:table-cell>
          <table:table-cell office:value-type="float" office:value="0.777352809906005" calcext:value-type="float">
            <text:p>0.7773528099</text:p>
          </table:table-cell>
          <table:table-cell office:value-type="float" office:value="1.59838485717773" calcext:value-type="float">
            <text:p>1.5983848572</text:p>
          </table:table-cell>
          <table:table-cell office:value-type="float" office:value="0.993766784667968" calcext:value-type="float">
            <text:p>0.9937667847</text:p>
          </table:table-cell>
          <table:table-cell office:value-type="float" office:value="0.157270431518554" calcext:value-type="float">
            <text:p>0.1572704315</text:p>
          </table:table-cell>
          <table:table-cell office:value-type="float" office:value="3.52627182006835" calcext:value-type="float">
            <text:p>3.5262718201</text:p>
          </table:table-cell>
          <table:table-cell office:value-type="float" office:value="0.659708023071289" calcext:value-type="float">
            <text:p>0.6597080231</text:p>
          </table:table-cell>
          <table:table-cell office:value-type="float" office:value="0.41744327545166" calcext:value-type="float">
            <text:p>0.4174432755</text:p>
          </table:table-cell>
          <table:table-cell office:value-type="float" office:value="0.616872787475585" calcext:value-type="float">
            <text:p>0.6168727875</text:p>
          </table:table-cell>
          <table:table-cell office:value-type="float" office:value="1.68029594421386" calcext:value-type="float">
            <text:p>1.6802959442</text:p>
          </table:table-cell>
          <table:table-cell office:value-type="float" office:value="1.45282554626464" calcext:value-type="float">
            <text:p>1.4528255463</text:p>
          </table:table-cell>
          <table:table-cell office:value-type="float" office:value="0.623403549194335" calcext:value-type="float">
            <text:p>0.6234035492</text:p>
          </table:table-cell>
          <table:table-cell office:value-type="float" office:value="0.790550231933593" calcext:value-type="float">
            <text:p>0.7905502319</text:p>
          </table:table-cell>
          <table:table-cell office:value-type="float" office:value="0.347016096115112" calcext:value-type="float">
            <text:p>0.3470160961</text:p>
          </table:table-cell>
          <table:table-cell office:value-type="float" office:value="1.74017238616943" calcext:value-type="float">
            <text:p>1.7401723862</text:p>
          </table:table-cell>
          <table:table-cell office:value-type="float" office:value="0.663934707641601" calcext:value-type="float">
            <text:p>0.6639347076</text:p>
          </table:table-cell>
          <table:table-cell office:value-type="float" office:value="0.0501132011413574" calcext:value-type="float">
            <text:p>0.0501132011</text:p>
          </table:table-cell>
          <table:table-cell office:value-type="float" office:value="0.313848972320556" calcext:value-type="float">
            <text:p>0.3138489723</text:p>
          </table:table-cell>
          <table:table-cell office:value-type="float" office:value="0.306363582611084" calcext:value-type="float">
            <text:p>0.3063635826</text:p>
          </table:table-cell>
          <table:table-cell office:value-type="float" office:value="1.4486379623413" calcext:value-type="float">
            <text:p>1.4486379623</text:p>
          </table:table-cell>
          <table:table-cell office:value-type="float" office:value="1.63215446472167" calcext:value-type="float">
            <text:p>1.6321544647</text:p>
          </table:table-cell>
          <table:table-cell table:number-columns-repeated="96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37325954437255" calcext:value-type="float">
            <text:p>1.3732595444</text:p>
          </table:table-cell>
          <table:table-cell office:value-type="float" office:value="0.387052536010742" calcext:value-type="float">
            <text:p>0.387052536</text:p>
          </table:table-cell>
          <table:table-cell office:value-type="float" office:value="2.05865859985351" calcext:value-type="float">
            <text:p>2.0586585999</text:p>
          </table:table-cell>
          <table:table-cell office:value-type="float" office:value="4.8295612335205" calcext:value-type="float">
            <text:p>4.8295612335</text:p>
          </table:table-cell>
          <table:table-cell office:value-type="float" office:value="2.59162139892578" calcext:value-type="float">
            <text:p>2.5916213989</text:p>
          </table:table-cell>
          <table:table-cell office:value-type="float" office:value="1.11964797973632" calcext:value-type="float">
            <text:p>1.1196479797</text:p>
          </table:table-cell>
          <table:table-cell office:value-type="float" office:value="3.59968519210815" calcext:value-type="float">
            <text:p>3.5996851921</text:p>
          </table:table-cell>
          <table:table-cell office:value-type="float" office:value="0.217523097991943" calcext:value-type="float">
            <text:p>0.217523098</text:p>
          </table:table-cell>
          <table:table-cell office:value-type="float" office:value="0.324678421020507" calcext:value-type="float">
            <text:p>0.324678421</text:p>
          </table:table-cell>
          <table:table-cell office:value-type="float" office:value="1.18977451324462" calcext:value-type="float">
            <text:p>1.1897745132</text:p>
          </table:table-cell>
          <table:table-cell office:value-type="float" office:value="0.977081298828125" calcext:value-type="float">
            <text:p>0.9770812988</text:p>
          </table:table-cell>
          <table:table-cell office:value-type="float" office:value="0.277027130126953" calcext:value-type="float">
            <text:p>0.2770271301</text:p>
          </table:table-cell>
          <table:table-cell office:value-type="float" office:value="3.46400594711303" calcext:value-type="float">
            <text:p>3.4640059471</text:p>
          </table:table-cell>
          <table:table-cell office:value-type="float" office:value="0.71879768371582" calcext:value-type="float">
            <text:p>0.7187976837</text:p>
          </table:table-cell>
          <table:table-cell office:value-type="float" office:value="0.610441207885742" calcext:value-type="float">
            <text:p>0.6104412079</text:p>
          </table:table-cell>
          <table:table-cell office:value-type="float" office:value="4.80572891235351" calcext:value-type="float">
            <text:p>4.8057289124</text:p>
          </table:table-cell>
          <table:table-cell office:value-type="float" office:value="1.04806327819824" calcext:value-type="float">
            <text:p>1.0480632782</text:p>
          </table:table-cell>
          <table:table-cell office:value-type="float" office:value="0.0840406417846679" calcext:value-type="float">
            <text:p>0.0840406418</text:p>
          </table:table-cell>
          <table:table-cell office:value-type="float" office:value="0.558162689208984" calcext:value-type="float">
            <text:p>0.5581626892</text:p>
          </table:table-cell>
          <table:table-cell office:value-type="float" office:value="1.6919355392456" calcext:value-type="float">
            <text:p>1.6919355392</text:p>
          </table:table-cell>
          <table:table-cell office:value-type="float" office:value="1.04832744598388" calcext:value-type="float">
            <text:p>1.048327446</text:p>
          </table:table-cell>
          <table:table-cell office:value-type="float" office:value="0.7970871925354" calcext:value-type="float">
            <text:p>0.7970871925</text:p>
          </table:table-cell>
          <table:table-cell office:value-type="float" office:value="0.98776626586914" calcext:value-type="float">
            <text:p>0.9877662659</text:p>
          </table:table-cell>
          <table:table-cell office:value-type="float" office:value="0.923536300659179" calcext:value-type="float">
            <text:p>0.9235363007</text:p>
          </table:table-cell>
          <table:table-cell office:value-type="float" office:value="1.67343616485595" calcext:value-type="float">
            <text:p>1.6734361649</text:p>
          </table:table-cell>
          <table:table-cell office:value-type="float" office:value="0.748588562011718" calcext:value-type="float">
            <text:p>0.748588562</text:p>
          </table:table-cell>
          <table:table-cell office:value-type="float" office:value="1.47165203094482" calcext:value-type="float">
            <text:p>1.4716520309</text:p>
          </table:table-cell>
          <table:table-cell office:value-type="float" office:value="2.63704490661621" calcext:value-type="float">
            <text:p>2.6370449066</text:p>
          </table:table-cell>
          <table:table-cell office:value-type="float" office:value="2.61278915405273" calcext:value-type="float">
            <text:p>2.6127891541</text:p>
          </table:table-cell>
          <table:table-cell office:value-type="float" office:value="1.16945743560791" calcext:value-type="float">
            <text:p>1.1694574356</text:p>
          </table:table-cell>
          <table:table-cell office:value-type="float" office:value="3.78268432617187" calcext:value-type="float">
            <text:p>3.7826843262</text:p>
          </table:table-cell>
          <table:table-cell office:value-type="float" office:value="0.929666996002197" calcext:value-type="float">
            <text:p>0.929666996</text:p>
          </table:table-cell>
          <table:table-cell office:value-type="float" office:value="0.360124588012695" calcext:value-type="float">
            <text:p>0.360124588</text:p>
          </table:table-cell>
          <table:table-cell office:value-type="float" office:value="0.616950035095214" calcext:value-type="float">
            <text:p>0.6169500351</text:p>
          </table:table-cell>
          <table:table-cell office:value-type="float" office:value="0.875073909759521" calcext:value-type="float">
            <text:p>0.8750739098</text:p>
          </table:table-cell>
          <table:table-cell office:value-type="float" office:value="0.456233024597167" calcext:value-type="float">
            <text:p>0.4562330246</text:p>
          </table:table-cell>
          <table:table-cell office:value-type="float" office:value="3.39946436882019" calcext:value-type="float">
            <text:p>3.3994643688</text:p>
          </table:table-cell>
          <table:table-cell office:value-type="float" office:value="0.0180625915527343" calcext:value-type="float">
            <text:p>0.0180625916</text:p>
          </table:table-cell>
          <table:table-cell office:value-type="float" office:value="1.54398918151855" calcext:value-type="float">
            <text:p>1.5439891815</text:p>
          </table:table-cell>
          <table:table-cell office:value-type="float" office:value="1.08044242858886" calcext:value-type="float">
            <text:p>1.0804424286</text:p>
          </table:table-cell>
          <table:table-cell office:value-type="float" office:value="0.328201293945312" calcext:value-type="float">
            <text:p>0.3282012939</text:p>
          </table:table-cell>
          <table:table-cell office:value-type="float" office:value="0.198110580444335" calcext:value-type="float">
            <text:p>0.1981105804</text:p>
          </table:table-cell>
          <table:table-cell office:value-type="float" office:value="1.44569015502929" calcext:value-type="float">
            <text:p>1.445690155</text:p>
          </table:table-cell>
          <table:table-cell office:value-type="float" office:value="2.09037590026855" calcext:value-type="float">
            <text:p>2.0903759003</text:p>
          </table:table-cell>
          <table:table-cell office:value-type="float" office:value="1.32997035980224" calcext:value-type="float">
            <text:p>1.3299703598</text:p>
          </table:table-cell>
          <table:table-cell office:value-type="float" office:value="0.258201599121093" calcext:value-type="float">
            <text:p>0.2582015991</text:p>
          </table:table-cell>
          <table:table-cell office:value-type="float" office:value="2.96030235290527" calcext:value-type="float">
            <text:p>2.9603023529</text:p>
          </table:table-cell>
          <table:table-cell office:value-type="float" office:value="0.25057315826416" calcext:value-type="float">
            <text:p>0.2505731583</text:p>
          </table:table-cell>
          <table:table-cell office:value-type="float" office:value="1.32201480865478" calcext:value-type="float">
            <text:p>1.3220148087</text:p>
          </table:table-cell>
          <table:table-cell office:value-type="float" office:value="0.0996646881103515" calcext:value-type="float">
            <text:p>0.0996646881</text:p>
          </table:table-cell>
          <table:table-cell office:value-type="float" office:value="1.05142784118652" calcext:value-type="float">
            <text:p>1.0514278412</text:p>
          </table:table-cell>
          <table:table-cell office:value-type="float" office:value="1.22675561904907" calcext:value-type="float">
            <text:p>1.226755619</text:p>
          </table:table-cell>
          <table:table-cell office:value-type="float" office:value="0.39724588394165" calcext:value-type="float">
            <text:p>0.3972458839</text:p>
          </table:table-cell>
          <table:table-cell office:value-type="float" office:value="0.609963417053222" calcext:value-type="float">
            <text:p>0.6099634171</text:p>
          </table:table-cell>
          <table:table-cell office:value-type="float" office:value="0.137160181999206" calcext:value-type="float">
            <text:p>0.137160182</text:p>
          </table:table-cell>
          <table:table-cell table:number-columns-repeated="96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49690628051757" calcext:value-type="float">
            <text:p>0.1496906281</text:p>
          </table:table-cell>
          <table:table-cell office:value-type="float" office:value="0.84786319732666" calcext:value-type="float">
            <text:p>0.8478631973</text:p>
          </table:table-cell>
          <table:table-cell office:value-type="float" office:value="0.40743064880371" calcext:value-type="float">
            <text:p>0.4074306488</text:p>
          </table:table-cell>
          <table:table-cell office:value-type="float" office:value="0.55302619934082" calcext:value-type="float">
            <text:p>0.5530261993</text:p>
          </table:table-cell>
          <table:table-cell office:value-type="float" office:value="1.13978576660156" calcext:value-type="float">
            <text:p>1.1397857666</text:p>
          </table:table-cell>
          <table:table-cell office:value-type="float" office:value="0.062845230102539" calcext:value-type="float">
            <text:p>0.0628452301</text:p>
          </table:table-cell>
          <table:table-cell office:value-type="float" office:value="0.128925323486328" calcext:value-type="float">
            <text:p>0.1289253235</text:p>
          </table:table-cell>
          <table:table-cell office:value-type="float" office:value="0.941321372985839" calcext:value-type="float">
            <text:p>0.941321373</text:p>
          </table:table-cell>
          <table:table-cell office:value-type="float" office:value="0.599797248840332" calcext:value-type="float">
            <text:p>0.5997972488</text:p>
          </table:table-cell>
          <table:table-cell office:value-type="float" office:value="0.938663482666015" calcext:value-type="float">
            <text:p>0.9386634827</text:p>
          </table:table-cell>
          <table:table-cell office:value-type="float" office:value="1.03088426589965" calcext:value-type="float">
            <text:p>1.0308842659</text:p>
          </table:table-cell>
          <table:table-cell office:value-type="float" office:value="0.303586959838867" calcext:value-type="float">
            <text:p>0.3035869598</text:p>
          </table:table-cell>
          <table:table-cell office:value-type="float" office:value="2.93823051452636" calcext:value-type="float">
            <text:p>2.9382305145</text:p>
          </table:table-cell>
          <table:table-cell office:value-type="float" office:value="3.80662155151367" calcext:value-type="float">
            <text:p>3.8066215515</text:p>
          </table:table-cell>
          <table:table-cell office:value-type="float" office:value="0.461292266845703" calcext:value-type="float">
            <text:p>0.4612922668</text:p>
          </table:table-cell>
          <table:table-cell office:value-type="float" office:value="0.23697280883789" calcext:value-type="float">
            <text:p>0.2369728088</text:p>
          </table:table-cell>
          <table:table-cell office:value-type="float" office:value="1.15929794311523" calcext:value-type="float">
            <text:p>1.1592979431</text:p>
          </table:table-cell>
          <table:table-cell office:value-type="float" office:value="1.84854316711425" calcext:value-type="float">
            <text:p>1.8485431671</text:p>
          </table:table-cell>
          <table:table-cell office:value-type="float" office:value="0.836270332336425" calcext:value-type="float">
            <text:p>0.8362703323</text:p>
          </table:table-cell>
          <table:table-cell office:value-type="float" office:value="0.850845336914062" calcext:value-type="float">
            <text:p>0.8508453369</text:p>
          </table:table-cell>
          <table:table-cell office:value-type="float" office:value="0.51970100402832" calcext:value-type="float">
            <text:p>0.519701004</text:p>
          </table:table-cell>
          <table:table-cell office:value-type="float" office:value="3.07029342651367" calcext:value-type="float">
            <text:p>3.0702934265</text:p>
          </table:table-cell>
          <table:table-cell office:value-type="float" office:value="1.93935394287109" calcext:value-type="float">
            <text:p>1.9393539429</text:p>
          </table:table-cell>
          <table:table-cell office:value-type="float" office:value="0.0751972198486328" calcext:value-type="float">
            <text:p>0.0751972198</text:p>
          </table:table-cell>
          <table:table-cell office:value-type="float" office:value="0.196422100067138" calcext:value-type="float">
            <text:p>0.1964221001</text:p>
          </table:table-cell>
          <table:table-cell office:value-type="float" office:value="0.735486030578613" calcext:value-type="float">
            <text:p>0.7354860306</text:p>
          </table:table-cell>
          <table:table-cell office:value-type="float" office:value="0.467910766601562" calcext:value-type="float">
            <text:p>0.4679107666</text:p>
          </table:table-cell>
          <table:table-cell office:value-type="float" office:value="1.16416931152343" calcext:value-type="float">
            <text:p>1.1641693115</text:p>
          </table:table-cell>
          <table:table-cell office:value-type="float" office:value="1.57376098632812" calcext:value-type="float">
            <text:p>1.5737609863</text:p>
          </table:table-cell>
          <table:table-cell office:value-type="float" office:value="1.13362979888916" calcext:value-type="float">
            <text:p>1.1336297989</text:p>
          </table:table-cell>
          <table:table-cell office:value-type="float" office:value="1.01665878295898" calcext:value-type="float">
            <text:p>1.016658783</text:p>
          </table:table-cell>
          <table:table-cell office:value-type="float" office:value="1.05104875564575" calcext:value-type="float">
            <text:p>1.0510487556</text:p>
          </table:table-cell>
          <table:table-cell office:value-type="float" office:value="0.701421737670898" calcext:value-type="float">
            <text:p>0.7014217377</text:p>
          </table:table-cell>
          <table:table-cell office:value-type="float" office:value="0.401676177978515" calcext:value-type="float">
            <text:p>0.401676178</text:p>
          </table:table-cell>
          <table:table-cell office:value-type="float" office:value="0.163572788238525" calcext:value-type="float">
            <text:p>0.1635727882</text:p>
          </table:table-cell>
          <table:table-cell office:value-type="float" office:value="1.58003997802734" calcext:value-type="float">
            <text:p>1.580039978</text:p>
          </table:table-cell>
          <table:table-cell office:value-type="float" office:value="1.92554759979248" calcext:value-type="float">
            <text:p>1.9255475998</text:p>
          </table:table-cell>
          <table:table-cell office:value-type="float" office:value="1.46528244018554" calcext:value-type="float">
            <text:p>1.4652824402</text:p>
          </table:table-cell>
          <table:table-cell office:value-type="float" office:value="0.233964920043945" calcext:value-type="float">
            <text:p>0.23396492</text:p>
          </table:table-cell>
          <table:table-cell office:value-type="float" office:value="1.06448745727539" calcext:value-type="float">
            <text:p>1.0644874573</text:p>
          </table:table-cell>
          <table:table-cell office:value-type="float" office:value="0.113691329956054" calcext:value-type="float">
            <text:p>0.11369133</text:p>
          </table:table-cell>
          <table:table-cell office:value-type="float" office:value="2.15686607360839" calcext:value-type="float">
            <text:p>2.1568660736</text:p>
          </table:table-cell>
          <table:table-cell office:value-type="float" office:value="0.179600715637207" calcext:value-type="float">
            <text:p>0.1796007156</text:p>
          </table:table-cell>
          <table:table-cell office:value-type="float" office:value="0.439117431640625" calcext:value-type="float">
            <text:p>0.4391174316</text:p>
          </table:table-cell>
          <table:table-cell office:value-type="float" office:value="0.904828071594238" calcext:value-type="float">
            <text:p>0.9048280716</text:p>
          </table:table-cell>
          <table:table-cell office:value-type="float" office:value="1.58914279937744" calcext:value-type="float">
            <text:p>1.5891427994</text:p>
          </table:table-cell>
          <table:table-cell office:value-type="float" office:value="1.07006072998046" calcext:value-type="float">
            <text:p>1.07006073</text:p>
          </table:table-cell>
          <table:table-cell office:value-type="float" office:value="0.320968627929687" calcext:value-type="float">
            <text:p>0.3209686279</text:p>
          </table:table-cell>
          <table:table-cell office:value-type="float" office:value="0.222467422485351" calcext:value-type="float">
            <text:p>0.2224674225</text:p>
          </table:table-cell>
          <table:table-cell office:value-type="float" office:value="0.860509872436523" calcext:value-type="float">
            <text:p>0.8605098724</text:p>
          </table:table-cell>
          <table:table-cell office:value-type="float" office:value="0.79655647277832" calcext:value-type="float">
            <text:p>0.7965564728</text:p>
          </table:table-cell>
          <table:table-cell office:value-type="float" office:value="1.19205451011657" calcext:value-type="float">
            <text:p>1.1920545101</text:p>
          </table:table-cell>
          <table:table-cell office:value-type="float" office:value="1.40716981887817" calcext:value-type="float">
            <text:p>1.4071698189</text:p>
          </table:table-cell>
          <table:table-cell office:value-type="float" office:value="3.16487884521484" calcext:value-type="float">
            <text:p>3.1648788452</text:p>
          </table:table-cell>
          <table:table-cell office:value-type="float" office:value="1.38445198535919" calcext:value-type="float">
            <text:p>1.3844519854</text:p>
          </table:table-cell>
          <table:table-cell table:number-columns-repeated="96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09428787231445" calcext:value-type="float">
            <text:p>1.0942878723</text:p>
          </table:table-cell>
          <table:table-cell office:value-type="float" office:value="1.22933864593505" calcext:value-type="float">
            <text:p>1.2293386459</text:p>
          </table:table-cell>
          <table:table-cell office:value-type="float" office:value="0.452437400817871" calcext:value-type="float">
            <text:p>0.4524374008</text:p>
          </table:table-cell>
          <table:table-cell office:value-type="float" office:value="1.88064765930175" calcext:value-type="float">
            <text:p>1.8806476593</text:p>
          </table:table-cell>
          <table:table-cell office:value-type="float" office:value="3.30536460876464" calcext:value-type="float">
            <text:p>3.3053646088</text:p>
          </table:table-cell>
          <table:table-cell office:value-type="float" office:value="1.31649208068847" calcext:value-type="float">
            <text:p>1.3164920807</text:p>
          </table:table-cell>
          <table:table-cell office:value-type="float" office:value="1.65512180328369" calcext:value-type="float">
            <text:p>1.6551218033</text:p>
          </table:table-cell>
          <table:table-cell office:value-type="float" office:value="0.162351608276367" calcext:value-type="float">
            <text:p>0.1623516083</text:p>
          </table:table-cell>
          <table:table-cell office:value-type="float" office:value="0.948610305786132" calcext:value-type="float">
            <text:p>0.9486103058</text:p>
          </table:table-cell>
          <table:table-cell office:value-type="float" office:value="0.614536762237548" calcext:value-type="float">
            <text:p>0.6145367622</text:p>
          </table:table-cell>
          <table:table-cell office:value-type="float" office:value="1.3952031135559" calcext:value-type="float">
            <text:p>1.3952031136</text:p>
          </table:table-cell>
          <table:table-cell office:value-type="float" office:value="0.650885581970214" calcext:value-type="float">
            <text:p>0.650885582</text:p>
          </table:table-cell>
          <table:table-cell office:value-type="float" office:value="1.74733972549438" calcext:value-type="float">
            <text:p>1.7473397255</text:p>
          </table:table-cell>
          <table:table-cell office:value-type="float" office:value="0.638885498046875" calcext:value-type="float">
            <text:p>0.638885498</text:p>
          </table:table-cell>
          <table:table-cell office:value-type="float" office:value="1.83799171447753" calcext:value-type="float">
            <text:p>1.8379917145</text:p>
          </table:table-cell>
          <table:table-cell office:value-type="float" office:value="1.39468955993652" calcext:value-type="float">
            <text:p>1.3946895599</text:p>
          </table:table-cell>
          <table:table-cell office:value-type="float" office:value="2.06079864501953" calcext:value-type="float">
            <text:p>2.060798645</text:p>
          </table:table-cell>
          <table:table-cell office:value-type="float" office:value="0.565314292907714" calcext:value-type="float">
            <text:p>0.5653142929</text:p>
          </table:table-cell>
          <table:table-cell office:value-type="float" office:value="0.560606002807617" calcext:value-type="float">
            <text:p>0.5606060028</text:p>
          </table:table-cell>
          <table:table-cell office:value-type="float" office:value="1.17404270172119" calcext:value-type="float">
            <text:p>1.1740427017</text:p>
          </table:table-cell>
          <table:table-cell office:value-type="float" office:value="0.878418922424316" calcext:value-type="float">
            <text:p>0.8784189224</text:p>
          </table:table-cell>
          <table:table-cell office:value-type="float" office:value="0.0120091438293457" calcext:value-type="float">
            <text:p>0.0120091438</text:p>
          </table:table-cell>
          <table:table-cell office:value-type="float" office:value="0.228607177734375" calcext:value-type="float">
            <text:p>0.2286071777</text:p>
          </table:table-cell>
          <table:table-cell office:value-type="float" office:value="0.459739208221435" calcext:value-type="float">
            <text:p>0.4597392082</text:p>
          </table:table-cell>
          <table:table-cell office:value-type="float" office:value="0.117599964141845" calcext:value-type="float">
            <text:p>0.1175999641</text:p>
          </table:table-cell>
          <table:table-cell office:value-type="float" office:value="0.938172340393066" calcext:value-type="float">
            <text:p>0.9381723404</text:p>
          </table:table-cell>
          <table:table-cell office:value-type="float" office:value="0.458460807800292" calcext:value-type="float">
            <text:p>0.4584608078</text:p>
          </table:table-cell>
          <table:table-cell office:value-type="float" office:value="1.46980476379394" calcext:value-type="float">
            <text:p>1.4698047638</text:p>
          </table:table-cell>
          <table:table-cell office:value-type="float" office:value="2.17481422424316" calcext:value-type="float">
            <text:p>2.1748142242</text:p>
          </table:table-cell>
          <table:table-cell office:value-type="float" office:value="0.162526130676269" calcext:value-type="float">
            <text:p>0.1625261307</text:p>
          </table:table-cell>
          <table:table-cell office:value-type="float" office:value="0.987991333007812" calcext:value-type="float">
            <text:p>0.987991333</text:p>
          </table:table-cell>
          <table:table-cell office:value-type="float" office:value="0.462562561035156" calcext:value-type="float">
            <text:p>0.462562561</text:p>
          </table:table-cell>
          <table:table-cell office:value-type="float" office:value="1.29646205902099" calcext:value-type="float">
            <text:p>1.296462059</text:p>
          </table:table-cell>
          <table:table-cell office:value-type="float" office:value="0.0357780456542968" calcext:value-type="float">
            <text:p>0.0357780457</text:p>
          </table:table-cell>
          <table:table-cell office:value-type="float" office:value="1.77254343032836" calcext:value-type="float">
            <text:p>1.7725434303</text:p>
          </table:table-cell>
          <table:table-cell office:value-type="float" office:value="0.626403331756591" calcext:value-type="float">
            <text:p>0.6264033318</text:p>
          </table:table-cell>
          <table:table-cell office:value-type="float" office:value="0.600049495697021" calcext:value-type="float">
            <text:p>0.6000494957</text:p>
          </table:table-cell>
          <table:table-cell office:value-type="float" office:value="0.0821819305419921" calcext:value-type="float">
            <text:p>0.0821819305</text:p>
          </table:table-cell>
          <table:table-cell office:value-type="float" office:value="1.81060981750488" calcext:value-type="float">
            <text:p>1.8106098175</text:p>
          </table:table-cell>
          <table:table-cell office:value-type="float" office:value="0.0489063262939453" calcext:value-type="float">
            <text:p>0.0489063263</text:p>
          </table:table-cell>
          <table:table-cell office:value-type="float" office:value="2.85641288757324" calcext:value-type="float">
            <text:p>2.8564128876</text:p>
          </table:table-cell>
          <table:table-cell office:value-type="float" office:value="1.71359252929687" calcext:value-type="float">
            <text:p>1.7135925293</text:p>
          </table:table-cell>
          <table:table-cell office:value-type="float" office:value="0.281432628631591" calcext:value-type="float">
            <text:p>0.2814326286</text:p>
          </table:table-cell>
          <table:table-cell office:value-type="float" office:value="1.005699634552" calcext:value-type="float">
            <text:p>1.0056996346</text:p>
          </table:table-cell>
          <table:table-cell office:value-type="float" office:value="0.240242958068847" calcext:value-type="float">
            <text:p>0.2402429581</text:p>
          </table:table-cell>
          <table:table-cell office:value-type="float" office:value="1.00816345214843" calcext:value-type="float">
            <text:p>1.0081634521</text:p>
          </table:table-cell>
          <table:table-cell office:value-type="float" office:value="1.20881462097167" calcext:value-type="float">
            <text:p>1.208814621</text:p>
          </table:table-cell>
          <table:table-cell office:value-type="float" office:value="0.97218894958496" calcext:value-type="float">
            <text:p>0.9721889496</text:p>
          </table:table-cell>
          <table:table-cell office:value-type="float" office:value="0.496767044067382" calcext:value-type="float">
            <text:p>0.4967670441</text:p>
          </table:table-cell>
          <table:table-cell office:value-type="float" office:value="3.55453872680664" calcext:value-type="float">
            <text:p>3.5545387268</text:p>
          </table:table-cell>
          <table:table-cell office:value-type="float" office:value="0.832612037658691" calcext:value-type="float">
            <text:p>0.8326120377</text:p>
          </table:table-cell>
          <table:table-cell office:value-type="float" office:value="0.0864233970642089" calcext:value-type="float">
            <text:p>0.0864233971</text:p>
          </table:table-cell>
          <table:table-cell office:value-type="float" office:value="0.247975826263427" calcext:value-type="float">
            <text:p>0.2479758263</text:p>
          </table:table-cell>
          <table:table-cell office:value-type="float" office:value="4.92943668365478" calcext:value-type="float">
            <text:p>4.9294366837</text:p>
          </table:table-cell>
          <table:table-cell office:value-type="float" office:value="0.327466487884521" calcext:value-type="float">
            <text:p>0.3274664879</text:p>
          </table:table-cell>
          <table:table-cell table:number-columns-repeated="96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709299087524414" calcext:value-type="float">
            <text:p>0.7092990875</text:p>
          </table:table-cell>
          <table:table-cell office:value-type="float" office:value="0.0120706558227539" calcext:value-type="float">
            <text:p>0.0120706558</text:p>
          </table:table-cell>
          <table:table-cell office:value-type="float" office:value="0.567249298095703" calcext:value-type="float">
            <text:p>0.5672492981</text:p>
          </table:table-cell>
          <table:table-cell office:value-type="float" office:value="0.0982570648193359" calcext:value-type="float">
            <text:p>0.0982570648</text:p>
          </table:table-cell>
          <table:table-cell office:value-type="float" office:value="0.213598251342773" calcext:value-type="float">
            <text:p>0.2135982513</text:p>
          </table:table-cell>
          <table:table-cell office:value-type="float" office:value="1.4439468383789" calcext:value-type="float">
            <text:p>1.4439468384</text:p>
          </table:table-cell>
          <table:table-cell office:value-type="float" office:value="5.20254230499267" calcext:value-type="float">
            <text:p>5.202542305</text:p>
          </table:table-cell>
          <table:table-cell office:value-type="float" office:value="0.414501190185546" calcext:value-type="float">
            <text:p>0.4145011902</text:p>
          </table:table-cell>
          <table:table-cell office:value-type="float" office:value="0.285642623901367" calcext:value-type="float">
            <text:p>0.2856426239</text:p>
          </table:table-cell>
          <table:table-cell office:value-type="float" office:value="0.864809036254882" calcext:value-type="float">
            <text:p>0.8648090363</text:p>
          </table:table-cell>
          <table:table-cell office:value-type="float" office:value="1.91751050949096" calcext:value-type="float">
            <text:p>1.9175105095</text:p>
          </table:table-cell>
          <table:table-cell office:value-type="float" office:value="1.46789932250976" calcext:value-type="float">
            <text:p>1.4678993225</text:p>
          </table:table-cell>
          <table:table-cell office:value-type="float" office:value="1.05391693115234" calcext:value-type="float">
            <text:p>1.0539169312</text:p>
          </table:table-cell>
          <table:table-cell office:value-type="float" office:value="0.0800075531005859" calcext:value-type="float">
            <text:p>0.0800075531</text:p>
          </table:table-cell>
          <table:table-cell office:value-type="float" office:value="0.104820251464843" calcext:value-type="float">
            <text:p>0.1048202515</text:p>
          </table:table-cell>
          <table:table-cell office:value-type="float" office:value="0.786220550537109" calcext:value-type="float">
            <text:p>0.7862205505</text:p>
          </table:table-cell>
          <table:table-cell office:value-type="float" office:value="0.105543136596679" calcext:value-type="float">
            <text:p>0.1055431366</text:p>
          </table:table-cell>
          <table:table-cell office:value-type="float" office:value="0.512255668640136" calcext:value-type="float">
            <text:p>0.5122556686</text:p>
          </table:table-cell>
          <table:table-cell office:value-type="float" office:value="0.29515266418457" calcext:value-type="float">
            <text:p>0.2951526642</text:p>
          </table:table-cell>
          <table:table-cell office:value-type="float" office:value="0.650096893310546" calcext:value-type="float">
            <text:p>0.6500968933</text:p>
          </table:table-cell>
          <table:table-cell office:value-type="float" office:value="0.051039695739746" calcext:value-type="float">
            <text:p>0.0510396957</text:p>
          </table:table-cell>
          <table:table-cell office:value-type="float" office:value="1.79423713684082" calcext:value-type="float">
            <text:p>1.7942371368</text:p>
          </table:table-cell>
          <table:table-cell office:value-type="float" office:value="2.711838722229" calcext:value-type="float">
            <text:p>2.7118387222</text:p>
          </table:table-cell>
          <table:table-cell office:value-type="float" office:value="0.456273555755615" calcext:value-type="float">
            <text:p>0.4562735558</text:p>
          </table:table-cell>
          <table:table-cell office:value-type="float" office:value="1.62933874130249" calcext:value-type="float">
            <text:p>1.6293387413</text:p>
          </table:table-cell>
          <table:table-cell office:value-type="float" office:value="0.545796394348144" calcext:value-type="float">
            <text:p>0.5457963943</text:p>
          </table:table-cell>
          <table:table-cell office:value-type="float" office:value="0.367192268371582" calcext:value-type="float">
            <text:p>0.3671922684</text:p>
          </table:table-cell>
          <table:table-cell office:value-type="float" office:value="0.238834381103515" calcext:value-type="float">
            <text:p>0.2388343811</text:p>
          </table:table-cell>
          <table:table-cell office:value-type="float" office:value="1.06278419494628" calcext:value-type="float">
            <text:p>1.0627841949</text:p>
          </table:table-cell>
          <table:table-cell office:value-type="float" office:value="0.818584442138671" calcext:value-type="float">
            <text:p>0.8185844421</text:p>
          </table:table-cell>
          <table:table-cell office:value-type="float" office:value="3.06485652923584" calcext:value-type="float">
            <text:p>3.0648565292</text:p>
          </table:table-cell>
          <table:table-cell office:value-type="float" office:value="1.43608522415161" calcext:value-type="float">
            <text:p>1.4360852242</text:p>
          </table:table-cell>
          <table:table-cell office:value-type="float" office:value="1.18327140808105" calcext:value-type="float">
            <text:p>1.1832714081</text:p>
          </table:table-cell>
          <table:table-cell office:value-type="float" office:value="0.0325307846069335" calcext:value-type="float">
            <text:p>0.0325307846</text:p>
          </table:table-cell>
          <table:table-cell office:value-type="float" office:value="1.98999500274658" calcext:value-type="float">
            <text:p>1.9899950027</text:p>
          </table:table-cell>
          <table:table-cell office:value-type="float" office:value="1.83513164520263" calcext:value-type="float">
            <text:p>1.8351316452</text:p>
          </table:table-cell>
          <table:table-cell office:value-type="float" office:value="1.1622290611267" calcext:value-type="float">
            <text:p>1.1622290611</text:p>
          </table:table-cell>
          <table:table-cell office:value-type="float" office:value="1.06963729858398" calcext:value-type="float">
            <text:p>1.0696372986</text:p>
          </table:table-cell>
          <table:table-cell office:value-type="float" office:value="0.75168228149414" calcext:value-type="float">
            <text:p>0.7516822815</text:p>
          </table:table-cell>
          <table:table-cell office:value-type="float" office:value="1.93547821044921" calcext:value-type="float">
            <text:p>1.9354782104</text:p>
          </table:table-cell>
          <table:table-cell office:value-type="float" office:value="1.99961471557617" calcext:value-type="float">
            <text:p>1.9996147156</text:p>
          </table:table-cell>
          <table:table-cell office:value-type="float" office:value="0.224596977233886" calcext:value-type="float">
            <text:p>0.2245969772</text:p>
          </table:table-cell>
          <table:table-cell office:value-type="float" office:value="0.645526409149169" calcext:value-type="float">
            <text:p>0.6455264091</text:p>
          </table:table-cell>
          <table:table-cell office:value-type="float" office:value="0.629536628723144" calcext:value-type="float">
            <text:p>0.6295366287</text:p>
          </table:table-cell>
          <table:table-cell office:value-type="float" office:value="0.315279960632324" calcext:value-type="float">
            <text:p>0.3152799606</text:p>
          </table:table-cell>
          <table:table-cell office:value-type="float" office:value="1.60065364837646" calcext:value-type="float">
            <text:p>1.6006536484</text:p>
          </table:table-cell>
          <table:table-cell office:value-type="float" office:value="1.41942882537841" calcext:value-type="float">
            <text:p>1.4194288254</text:p>
          </table:table-cell>
          <table:table-cell office:value-type="float" office:value="0.776419162750244" calcext:value-type="float">
            <text:p>0.7764191628</text:p>
          </table:table-cell>
          <table:table-cell office:value-type="float" office:value="0.166815757751464" calcext:value-type="float">
            <text:p>0.1668157578</text:p>
          </table:table-cell>
          <table:table-cell office:value-type="float" office:value="0.4710054397583" calcext:value-type="float">
            <text:p>0.4710054398</text:p>
          </table:table-cell>
          <table:table-cell office:value-type="float" office:value="0.829500198364257" calcext:value-type="float">
            <text:p>0.8295001984</text:p>
          </table:table-cell>
          <table:table-cell office:value-type="float" office:value="0.720056056976318" calcext:value-type="float">
            <text:p>0.720056057</text:p>
          </table:table-cell>
          <table:table-cell office:value-type="float" office:value="1.1580581665039" calcext:value-type="float">
            <text:p>1.1580581665</text:p>
          </table:table-cell>
          <table:table-cell office:value-type="float" office:value="1.45754337310791" calcext:value-type="float">
            <text:p>1.4575433731</text:p>
          </table:table-cell>
          <table:table-cell office:value-type="float" office:value="0.380241155624389" calcext:value-type="float">
            <text:p>0.3802411556</text:p>
          </table:table-cell>
          <table:table-cell table:number-columns-repeated="96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99887943267822" calcext:value-type="float">
            <text:p>1.9988794327</text:p>
          </table:table-cell>
          <table:table-cell office:value-type="float" office:value="0.0339832305908203" calcext:value-type="float">
            <text:p>0.0339832306</text:p>
          </table:table-cell>
          <table:table-cell office:value-type="float" office:value="0.52642822265625" calcext:value-type="float">
            <text:p>0.5264282227</text:p>
          </table:table-cell>
          <table:table-cell office:value-type="float" office:value="2.1921043395996" calcext:value-type="float">
            <text:p>2.1921043396</text:p>
          </table:table-cell>
          <table:table-cell office:value-type="float" office:value="1.76196670532226" calcext:value-type="float">
            <text:p>1.7619667053</text:p>
          </table:table-cell>
          <table:table-cell office:value-type="float" office:value="1.04900932312011" calcext:value-type="float">
            <text:p>1.0490093231</text:p>
          </table:table-cell>
          <table:table-cell office:value-type="float" office:value="2.16630935668945" calcext:value-type="float">
            <text:p>2.1663093567</text:p>
          </table:table-cell>
          <table:table-cell office:value-type="float" office:value="1.13942193984985" calcext:value-type="float">
            <text:p>1.1394219398</text:p>
          </table:table-cell>
          <table:table-cell office:value-type="float" office:value="1.50151538848876" calcext:value-type="float">
            <text:p>1.5015153885</text:p>
          </table:table-cell>
          <table:table-cell office:value-type="float" office:value="1.80112743377685" calcext:value-type="float">
            <text:p>1.8011274338</text:p>
          </table:table-cell>
          <table:table-cell office:value-type="float" office:value="0.79561710357666" calcext:value-type="float">
            <text:p>0.7956171036</text:p>
          </table:table-cell>
          <table:table-cell office:value-type="float" office:value="1.40563631057739" calcext:value-type="float">
            <text:p>1.4056363106</text:p>
          </table:table-cell>
          <table:table-cell office:value-type="float" office:value="1.278648853302" calcext:value-type="float">
            <text:p>1.2786488533</text:p>
          </table:table-cell>
          <table:table-cell office:value-type="float" office:value="1.78829383850097" calcext:value-type="float">
            <text:p>1.7882938385</text:p>
          </table:table-cell>
          <table:table-cell office:value-type="float" office:value="1.20649719238281" calcext:value-type="float">
            <text:p>1.2064971924</text:p>
          </table:table-cell>
          <table:table-cell office:value-type="float" office:value="0.209524154663085" calcext:value-type="float">
            <text:p>0.2095241547</text:p>
          </table:table-cell>
          <table:table-cell office:value-type="float" office:value="0.876829147338867" calcext:value-type="float">
            <text:p>0.8768291473</text:p>
          </table:table-cell>
          <table:table-cell office:value-type="float" office:value="1.16562366485595" calcext:value-type="float">
            <text:p>1.1656236649</text:p>
          </table:table-cell>
          <table:table-cell office:value-type="float" office:value="0.413295745849609" calcext:value-type="float">
            <text:p>0.4132957458</text:p>
          </table:table-cell>
          <table:table-cell office:value-type="float" office:value="2.43749570846557" calcext:value-type="float">
            <text:p>2.4374957085</text:p>
          </table:table-cell>
          <table:table-cell office:value-type="float" office:value="0.00650882720947265" calcext:value-type="float">
            <text:p>0.0065088272</text:p>
          </table:table-cell>
          <table:table-cell office:value-type="float" office:value="0.39016056060791" calcext:value-type="float">
            <text:p>0.3901605606</text:p>
          </table:table-cell>
          <table:table-cell office:value-type="float" office:value="0.711830139160156" calcext:value-type="float">
            <text:p>0.7118301392</text:p>
          </table:table-cell>
          <table:table-cell office:value-type="float" office:value="0.537905693054199" calcext:value-type="float">
            <text:p>0.5379056931</text:p>
          </table:table-cell>
          <table:table-cell office:value-type="float" office:value="0.613116264343261" calcext:value-type="float">
            <text:p>0.6131162643</text:p>
          </table:table-cell>
          <table:table-cell office:value-type="float" office:value="0.526971817016601" calcext:value-type="float">
            <text:p>0.526971817</text:p>
          </table:table-cell>
          <table:table-cell office:value-type="float" office:value="0.00255012512207031" calcext:value-type="float">
            <text:p>0.0025501251</text:p>
          </table:table-cell>
          <table:table-cell office:value-type="float" office:value="3.03070831298828" calcext:value-type="float">
            <text:p>3.030708313</text:p>
          </table:table-cell>
          <table:table-cell office:value-type="float" office:value="1.89444160461425" calcext:value-type="float">
            <text:p>1.8944416046</text:p>
          </table:table-cell>
          <table:table-cell office:value-type="float" office:value="0.411800384521484" calcext:value-type="float">
            <text:p>0.4118003845</text:p>
          </table:table-cell>
          <table:table-cell office:value-type="float" office:value="1.15596389770507" calcext:value-type="float">
            <text:p>1.1559638977</text:p>
          </table:table-cell>
          <table:table-cell office:value-type="float" office:value="1.42118692398071" calcext:value-type="float">
            <text:p>1.421186924</text:p>
          </table:table-cell>
          <table:table-cell office:value-type="float" office:value="1.33064365386962" calcext:value-type="float">
            <text:p>1.3306436539</text:p>
          </table:table-cell>
          <table:table-cell office:value-type="float" office:value="2.19105577468872" calcext:value-type="float">
            <text:p>2.1910557747</text:p>
          </table:table-cell>
          <table:table-cell office:value-type="float" office:value="0.544804573059082" calcext:value-type="float">
            <text:p>0.5448045731</text:p>
          </table:table-cell>
          <table:table-cell office:value-type="float" office:value="0.771689414978027" calcext:value-type="float">
            <text:p>0.771689415</text:p>
          </table:table-cell>
          <table:table-cell office:value-type="float" office:value="2.09617757797241" calcext:value-type="float">
            <text:p>2.096177578</text:p>
          </table:table-cell>
          <table:table-cell office:value-type="float" office:value="0.570793151855468" calcext:value-type="float">
            <text:p>0.5707931519</text:p>
          </table:table-cell>
          <table:table-cell office:value-type="float" office:value="0.517494201660156" calcext:value-type="float">
            <text:p>0.5174942017</text:p>
          </table:table-cell>
          <table:table-cell office:value-type="float" office:value="2.32299423217773" calcext:value-type="float">
            <text:p>2.3229942322</text:p>
          </table:table-cell>
          <table:table-cell office:value-type="float" office:value="0.310317993164062" calcext:value-type="float">
            <text:p>0.3103179932</text:p>
          </table:table-cell>
          <table:table-cell office:value-type="float" office:value="0.0890130996704101" calcext:value-type="float">
            <text:p>0.0890130997</text:p>
          </table:table-cell>
          <table:table-cell office:value-type="float" office:value="0.133875846862792" calcext:value-type="float">
            <text:p>0.1338758469</text:p>
          </table:table-cell>
          <table:table-cell office:value-type="float" office:value="1.78731060028076" calcext:value-type="float">
            <text:p>1.7873106003</text:p>
          </table:table-cell>
          <table:table-cell office:value-type="float" office:value="0.150517463684082" calcext:value-type="float">
            <text:p>0.1505174637</text:p>
          </table:table-cell>
          <table:table-cell office:value-type="float" office:value="1.47762298583984" calcext:value-type="float">
            <text:p>1.4776229858</text:p>
          </table:table-cell>
          <table:table-cell office:value-type="float" office:value="0.393391609191894" calcext:value-type="float">
            <text:p>0.3933916092</text:p>
          </table:table-cell>
          <table:table-cell office:value-type="float" office:value="0.126609802246093" calcext:value-type="float">
            <text:p>0.1266098022</text:p>
          </table:table-cell>
          <table:table-cell office:value-type="float" office:value="0.525177955627441" calcext:value-type="float">
            <text:p>0.5251779556</text:p>
          </table:table-cell>
          <table:table-cell office:value-type="float" office:value="0.0541028976440429" calcext:value-type="float">
            <text:p>0.0541028976</text:p>
          </table:table-cell>
          <table:table-cell office:value-type="float" office:value="0.685996055603027" calcext:value-type="float">
            <text:p>0.6859960556</text:p>
          </table:table-cell>
          <table:table-cell office:value-type="float" office:value="2.09722471237182" calcext:value-type="float">
            <text:p>2.0972247124</text:p>
          </table:table-cell>
          <table:table-cell office:value-type="float" office:value="1.52947044372558" calcext:value-type="float">
            <text:p>1.5294704437</text:p>
          </table:table-cell>
          <table:table-cell office:value-type="float" office:value="1.18416500091552" calcext:value-type="float">
            <text:p>1.1841650009</text:p>
          </table:table-cell>
          <table:table-cell office:value-type="float" office:value="0.815837144851684" calcext:value-type="float">
            <text:p>0.8158371449</text:p>
          </table:table-cell>
          <table:table-cell table:number-columns-repeated="96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.99833297729492" calcext:value-type="float">
            <text:p>2.9983329773</text:p>
          </table:table-cell>
          <table:table-cell office:value-type="float" office:value="1.839693069458" calcext:value-type="float">
            <text:p>1.8396930695</text:p>
          </table:table-cell>
          <table:table-cell office:value-type="float" office:value="1.11756801605224" calcext:value-type="float">
            <text:p>1.1175680161</text:p>
          </table:table-cell>
          <table:table-cell office:value-type="float" office:value="0.143774032592773" calcext:value-type="float">
            <text:p>0.1437740326</text:p>
          </table:table-cell>
          <table:table-cell office:value-type="float" office:value="2.70542335510253" calcext:value-type="float">
            <text:p>2.7054233551</text:p>
          </table:table-cell>
          <table:table-cell office:value-type="float" office:value="1.40682983398437" calcext:value-type="float">
            <text:p>1.406829834</text:p>
          </table:table-cell>
          <table:table-cell office:value-type="float" office:value="2.83064365386962" calcext:value-type="float">
            <text:p>2.8306436539</text:p>
          </table:table-cell>
          <table:table-cell office:value-type="float" office:value="0.29157543182373" calcext:value-type="float">
            <text:p>0.2915754318</text:p>
          </table:table-cell>
          <table:table-cell office:value-type="float" office:value="3.20236778259277" calcext:value-type="float">
            <text:p>3.2023677826</text:p>
          </table:table-cell>
          <table:table-cell office:value-type="float" office:value="1.17697238922119" calcext:value-type="float">
            <text:p>1.1769723892</text:p>
          </table:table-cell>
          <table:table-cell office:value-type="float" office:value="0.840907573699951" calcext:value-type="float">
            <text:p>0.8409075737</text:p>
          </table:table-cell>
          <table:table-cell office:value-type="float" office:value="0.707512855529785" calcext:value-type="float">
            <text:p>0.7075128555</text:p>
          </table:table-cell>
          <table:table-cell office:value-type="float" office:value="0.965569019317627" calcext:value-type="float">
            <text:p>0.9655690193</text:p>
          </table:table-cell>
          <table:table-cell office:value-type="float" office:value="1.74764060974121" calcext:value-type="float">
            <text:p>1.7476406097</text:p>
          </table:table-cell>
          <table:table-cell office:value-type="float" office:value="1.07521247863769" calcext:value-type="float">
            <text:p>1.0752124786</text:p>
          </table:table-cell>
          <table:table-cell office:value-type="float" office:value="0.824451446533203" calcext:value-type="float">
            <text:p>0.8244514465</text:p>
          </table:table-cell>
          <table:table-cell office:value-type="float" office:value="0.237171173095703" calcext:value-type="float">
            <text:p>0.2371711731</text:p>
          </table:table-cell>
          <table:table-cell office:value-type="float" office:value="0.842207908630371" calcext:value-type="float">
            <text:p>0.8422079086</text:p>
          </table:table-cell>
          <table:table-cell office:value-type="float" office:value="0.586437702178955" calcext:value-type="float">
            <text:p>0.5864377022</text:p>
          </table:table-cell>
          <table:table-cell office:value-type="float" office:value="0.219411849975585" calcext:value-type="float">
            <text:p>0.21941185</text:p>
          </table:table-cell>
          <table:table-cell office:value-type="float" office:value="1.05354213714599" calcext:value-type="float">
            <text:p>1.0535421371</text:p>
          </table:table-cell>
          <table:table-cell office:value-type="float" office:value="2.17558145523071" calcext:value-type="float">
            <text:p>2.1755814552</text:p>
          </table:table-cell>
          <table:table-cell office:value-type="float" office:value="2.56559085845947" calcext:value-type="float">
            <text:p>2.5655908585</text:p>
          </table:table-cell>
          <table:table-cell office:value-type="float" office:value="0.322439193725585" calcext:value-type="float">
            <text:p>0.3224391937</text:p>
          </table:table-cell>
          <table:table-cell office:value-type="float" office:value="3.51996755599975" calcext:value-type="float">
            <text:p>3.519967556</text:p>
          </table:table-cell>
          <table:table-cell office:value-type="float" office:value="1.56067562103271" calcext:value-type="float">
            <text:p>1.560675621</text:p>
          </table:table-cell>
          <table:table-cell office:value-type="float" office:value="0.77505874633789" calcext:value-type="float">
            <text:p>0.7750587463</text:p>
          </table:table-cell>
          <table:table-cell office:value-type="float" office:value="1.47388839721679" calcext:value-type="float">
            <text:p>1.4738883972</text:p>
          </table:table-cell>
          <table:table-cell office:value-type="float" office:value="4.02848052978515" calcext:value-type="float">
            <text:p>4.0284805298</text:p>
          </table:table-cell>
          <table:table-cell office:value-type="float" office:value="1.28415155410766" calcext:value-type="float">
            <text:p>1.2841515541</text:p>
          </table:table-cell>
          <table:table-cell office:value-type="float" office:value="3.45181369781494" calcext:value-type="float">
            <text:p>3.4518136978</text:p>
          </table:table-cell>
          <table:table-cell office:value-type="float" office:value="0.496081829071044" calcext:value-type="float">
            <text:p>0.4960818291</text:p>
          </table:table-cell>
          <table:table-cell office:value-type="float" office:value="2.63225841522216" calcext:value-type="float">
            <text:p>2.6322584152</text:p>
          </table:table-cell>
          <table:table-cell office:value-type="float" office:value="0.795671463012695" calcext:value-type="float">
            <text:p>0.795671463</text:p>
          </table:table-cell>
          <table:table-cell office:value-type="float" office:value="1.24444103240966" calcext:value-type="float">
            <text:p>1.2444410324</text:p>
          </table:table-cell>
          <table:table-cell office:value-type="float" office:value="1.40622806549072" calcext:value-type="float">
            <text:p>1.4062280655</text:p>
          </table:table-cell>
          <table:table-cell office:value-type="float" office:value="0.962633609771728" calcext:value-type="float">
            <text:p>0.9626336098</text:p>
          </table:table-cell>
          <table:table-cell office:value-type="float" office:value="0.709646224975585" calcext:value-type="float">
            <text:p>0.709646225</text:p>
          </table:table-cell>
          <table:table-cell office:value-type="float" office:value="0.828376770019531" calcext:value-type="float">
            <text:p>0.82837677</text:p>
          </table:table-cell>
          <table:table-cell office:value-type="float" office:value="3.51309204101562" calcext:value-type="float">
            <text:p>3.513092041</text:p>
          </table:table-cell>
          <table:table-cell office:value-type="float" office:value="0.336139678955078" calcext:value-type="float">
            <text:p>0.336139679</text:p>
          </table:table-cell>
          <table:table-cell office:value-type="float" office:value="0.919130325317382" calcext:value-type="float">
            <text:p>0.9191303253</text:p>
          </table:table-cell>
          <table:table-cell office:value-type="float" office:value="0.511236667633056" calcext:value-type="float">
            <text:p>0.5112366676</text:p>
          </table:table-cell>
          <table:table-cell office:value-type="float" office:value="1.61353588104248" calcext:value-type="float">
            <text:p>1.613535881</text:p>
          </table:table-cell>
          <table:table-cell office:value-type="float" office:value="1.10493850708007" calcext:value-type="float">
            <text:p>1.1049385071</text:p>
          </table:table-cell>
          <table:table-cell office:value-type="float" office:value="1.94883966445922" calcext:value-type="float">
            <text:p>1.9488396645</text:p>
          </table:table-cell>
          <table:table-cell office:value-type="float" office:value="2.45719814300537" calcext:value-type="float">
            <text:p>2.457198143</text:p>
          </table:table-cell>
          <table:table-cell office:value-type="float" office:value="0.434767723083496" calcext:value-type="float">
            <text:p>0.4347677231</text:p>
          </table:table-cell>
          <table:table-cell office:value-type="float" office:value="0.280549049377441" calcext:value-type="float">
            <text:p>0.2805490494</text:p>
          </table:table-cell>
          <table:table-cell office:value-type="float" office:value="3.39395523071289" calcext:value-type="float">
            <text:p>3.3939552307</text:p>
          </table:table-cell>
          <table:table-cell office:value-type="float" office:value="0.959884405136108" calcext:value-type="float">
            <text:p>0.9598844051</text:p>
          </table:table-cell>
          <table:table-cell office:value-type="float" office:value="0.233628034591674" calcext:value-type="float">
            <text:p>0.2336280346</text:p>
          </table:table-cell>
          <table:table-cell office:value-type="float" office:value="0.0998306274414062" calcext:value-type="float">
            <text:p>0.0998306274</text:p>
          </table:table-cell>
          <table:table-cell office:value-type="float" office:value="3.31298923492431" calcext:value-type="float">
            <text:p>3.3129892349</text:p>
          </table:table-cell>
          <table:table-cell office:value-type="float" office:value="0.878643274307251" calcext:value-type="float">
            <text:p>0.8786432743</text:p>
          </table:table-cell>
          <table:table-cell table:number-columns-repeated="96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09535360336303" calcext:value-type="float">
            <text:p>1.0953536034</text:p>
          </table:table-cell>
          <table:table-cell office:value-type="float" office:value="0.726683616638183" calcext:value-type="float">
            <text:p>0.7266836166</text:p>
          </table:table-cell>
          <table:table-cell office:value-type="float" office:value="0.62384033203125" calcext:value-type="float">
            <text:p>0.623840332</text:p>
          </table:table-cell>
          <table:table-cell office:value-type="float" office:value="0.0280323028564453" calcext:value-type="float">
            <text:p>0.0280323029</text:p>
          </table:table-cell>
          <table:table-cell office:value-type="float" office:value="0.128665924072265" calcext:value-type="float">
            <text:p>0.1286659241</text:p>
          </table:table-cell>
          <table:table-cell office:value-type="float" office:value="0.302106857299804" calcext:value-type="float">
            <text:p>0.3021068573</text:p>
          </table:table-cell>
          <table:table-cell office:value-type="float" office:value="0.809952735900878" calcext:value-type="float">
            <text:p>0.8099527359</text:p>
          </table:table-cell>
          <table:table-cell office:value-type="float" office:value="0.576225757598877" calcext:value-type="float">
            <text:p>0.5762257576</text:p>
          </table:table-cell>
          <table:table-cell office:value-type="float" office:value="0.120716094970703" calcext:value-type="float">
            <text:p>0.120716095</text:p>
          </table:table-cell>
          <table:table-cell office:value-type="float" office:value="0.264781951904296" calcext:value-type="float">
            <text:p>0.2647819519</text:p>
          </table:table-cell>
          <table:table-cell office:value-type="float" office:value="2.2162275314331" calcext:value-type="float">
            <text:p>2.2162275314</text:p>
          </table:table-cell>
          <table:table-cell office:value-type="float" office:value="0.540430068969726" calcext:value-type="float">
            <text:p>0.540430069</text:p>
          </table:table-cell>
          <table:table-cell office:value-type="float" office:value="2.22548580169677" calcext:value-type="float">
            <text:p>2.2254858017</text:p>
          </table:table-cell>
          <table:table-cell office:value-type="float" office:value="2.19235038757324" calcext:value-type="float">
            <text:p>2.1923503876</text:p>
          </table:table-cell>
          <table:table-cell office:value-type="float" office:value="0.21144676208496" calcext:value-type="float">
            <text:p>0.2114467621</text:p>
          </table:table-cell>
          <table:table-cell office:value-type="float" office:value="0.347709655761718" calcext:value-type="float">
            <text:p>0.3477096558</text:p>
          </table:table-cell>
          <table:table-cell office:value-type="float" office:value="1.45497894287109" calcext:value-type="float">
            <text:p>1.4549789429</text:p>
          </table:table-cell>
          <table:table-cell office:value-type="float" office:value="0.545702934265136" calcext:value-type="float">
            <text:p>0.5457029343</text:p>
          </table:table-cell>
          <table:table-cell office:value-type="float" office:value="0.439867496490478" calcext:value-type="float">
            <text:p>0.4398674965</text:p>
          </table:table-cell>
          <table:table-cell office:value-type="float" office:value="0.347949028015136" calcext:value-type="float">
            <text:p>0.347949028</text:p>
          </table:table-cell>
          <table:table-cell office:value-type="float" office:value="0.849944114685058" calcext:value-type="float">
            <text:p>0.8499441147</text:p>
          </table:table-cell>
          <table:table-cell office:value-type="float" office:value="0.248553276062011" calcext:value-type="float">
            <text:p>0.2485532761</text:p>
          </table:table-cell>
          <table:table-cell office:value-type="float" office:value="0.898048400878906" calcext:value-type="float">
            <text:p>0.8980484009</text:p>
          </table:table-cell>
          <table:table-cell office:value-type="float" office:value="0.432153701782226" calcext:value-type="float">
            <text:p>0.4321537018</text:p>
          </table:table-cell>
          <table:table-cell office:value-type="float" office:value="1.27948188781738" calcext:value-type="float">
            <text:p>1.2794818878</text:p>
          </table:table-cell>
          <table:table-cell office:value-type="float" office:value="0.736774444580078" calcext:value-type="float">
            <text:p>0.7367744446</text:p>
          </table:table-cell>
          <table:table-cell office:value-type="float" office:value="0.61464786529541" calcext:value-type="float">
            <text:p>0.6146478653</text:p>
          </table:table-cell>
          <table:table-cell office:value-type="float" office:value="0.410408020019531" calcext:value-type="float">
            <text:p>0.41040802</text:p>
          </table:table-cell>
          <table:table-cell office:value-type="float" office:value="0.531940460205078" calcext:value-type="float">
            <text:p>0.5319404602</text:p>
          </table:table-cell>
          <table:table-cell office:value-type="float" office:value="0.388200759887695" calcext:value-type="float">
            <text:p>0.3882007599</text:p>
          </table:table-cell>
          <table:table-cell office:value-type="float" office:value="1.79510974884033" calcext:value-type="float">
            <text:p>1.7951097488</text:p>
          </table:table-cell>
          <table:table-cell office:value-type="float" office:value="0.211066246032714" calcext:value-type="float">
            <text:p>0.211066246</text:p>
          </table:table-cell>
          <table:table-cell office:value-type="float" office:value="0.110297203063964" calcext:value-type="float">
            <text:p>0.1102972031</text:p>
          </table:table-cell>
          <table:table-cell office:value-type="float" office:value="0.630346298217773" calcext:value-type="float">
            <text:p>0.6303462982</text:p>
          </table:table-cell>
          <table:table-cell office:value-type="float" office:value="1.59939765930175" calcext:value-type="float">
            <text:p>1.5993976593</text:p>
          </table:table-cell>
          <table:table-cell office:value-type="float" office:value="0.755244255065918" calcext:value-type="float">
            <text:p>0.7552442551</text:p>
          </table:table-cell>
          <table:table-cell office:value-type="float" office:value="2.87064886093139" calcext:value-type="float">
            <text:p>2.8706488609</text:p>
          </table:table-cell>
          <table:table-cell office:value-type="float" office:value="0.121162414550781" calcext:value-type="float">
            <text:p>0.1211624146</text:p>
          </table:table-cell>
          <table:table-cell office:value-type="float" office:value="1.4653148651123" calcext:value-type="float">
            <text:p>1.4653148651</text:p>
          </table:table-cell>
          <table:table-cell office:value-type="float" office:value="0.647243499755859" calcext:value-type="float">
            <text:p>0.6472434998</text:p>
          </table:table-cell>
          <table:table-cell office:value-type="float" office:value="0.61602783203125" calcext:value-type="float">
            <text:p>0.616027832</text:p>
          </table:table-cell>
          <table:table-cell office:value-type="float" office:value="0.497367858886718" calcext:value-type="float">
            <text:p>0.4973678589</text:p>
          </table:table-cell>
          <table:table-cell office:value-type="float" office:value="0.638343811035156" calcext:value-type="float">
            <text:p>0.638343811</text:p>
          </table:table-cell>
          <table:table-cell office:value-type="float" office:value="0.517395973205566" calcext:value-type="float">
            <text:p>0.5173959732</text:p>
          </table:table-cell>
          <table:table-cell office:value-type="float" office:value="1.25243949890136" calcext:value-type="float">
            <text:p>1.2524394989</text:p>
          </table:table-cell>
          <table:table-cell office:value-type="float" office:value="0.414963722229003" calcext:value-type="float">
            <text:p>0.4149637222</text:p>
          </table:table-cell>
          <table:table-cell office:value-type="float" office:value="0.143547058105468" calcext:value-type="float">
            <text:p>0.1435470581</text:p>
          </table:table-cell>
          <table:table-cell office:value-type="float" office:value="1.01255083084106" calcext:value-type="float">
            <text:p>1.0125508308</text:p>
          </table:table-cell>
          <table:table-cell office:value-type="float" office:value="0.375849723815917" calcext:value-type="float">
            <text:p>0.3758497238</text:p>
          </table:table-cell>
          <table:table-cell office:value-type="float" office:value="0.0971889495849609" calcext:value-type="float">
            <text:p>0.0971889496</text:p>
          </table:table-cell>
          <table:table-cell office:value-type="float" office:value="1.28912019729614" calcext:value-type="float">
            <text:p>1.2891201973</text:p>
          </table:table-cell>
          <table:table-cell office:value-type="float" office:value="0.00322866439819335" calcext:value-type="float">
            <text:p>0.0032286644</text:p>
          </table:table-cell>
          <table:table-cell office:value-type="float" office:value="0.803270816802978" calcext:value-type="float">
            <text:p>0.8032708168</text:p>
          </table:table-cell>
          <table:table-cell office:value-type="float" office:value="1.00105953216552" calcext:value-type="float">
            <text:p>1.0010595322</text:p>
          </table:table-cell>
          <table:table-cell office:value-type="float" office:value="0.583218812942504" calcext:value-type="float">
            <text:p>0.5832188129</text:p>
          </table:table-cell>
          <table:table-cell table:number-columns-repeated="96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709754943847656" calcext:value-type="float">
            <text:p>0.7097549438</text:p>
          </table:table-cell>
          <table:table-cell office:value-type="float" office:value="0.112759590148925" calcext:value-type="float">
            <text:p>0.1127595901</text:p>
          </table:table-cell>
          <table:table-cell office:value-type="float" office:value="0.278221130371093" calcext:value-type="float">
            <text:p>0.2782211304</text:p>
          </table:table-cell>
          <table:table-cell office:value-type="float" office:value="0.78780174255371" calcext:value-type="float">
            <text:p>0.7878017426</text:p>
          </table:table-cell>
          <table:table-cell office:value-type="float" office:value="0.954872131347656" calcext:value-type="float">
            <text:p>0.9548721313</text:p>
          </table:table-cell>
          <table:table-cell office:value-type="float" office:value="1.62514400482177" calcext:value-type="float">
            <text:p>1.6251440048</text:p>
          </table:table-cell>
          <table:table-cell office:value-type="float" office:value="3.11246681213378" calcext:value-type="float">
            <text:p>3.1124668121</text:p>
          </table:table-cell>
          <table:table-cell office:value-type="float" office:value="0.451587200164794" calcext:value-type="float">
            <text:p>0.4515872002</text:p>
          </table:table-cell>
          <table:table-cell office:value-type="float" office:value="1.29197788238525" calcext:value-type="float">
            <text:p>1.2919778824</text:p>
          </table:table-cell>
          <table:table-cell office:value-type="float" office:value="1.27966117858886" calcext:value-type="float">
            <text:p>1.2796611786</text:p>
          </table:table-cell>
          <table:table-cell office:value-type="float" office:value="0.348861694335937" calcext:value-type="float">
            <text:p>0.3488616943</text:p>
          </table:table-cell>
          <table:table-cell office:value-type="float" office:value="1.75669527053833" calcext:value-type="float">
            <text:p>1.7566952705</text:p>
          </table:table-cell>
          <table:table-cell office:value-type="float" office:value="2.70088195800781" calcext:value-type="float">
            <text:p>2.700881958</text:p>
          </table:table-cell>
          <table:table-cell office:value-type="float" office:value="1.56803512573242" calcext:value-type="float">
            <text:p>1.5680351257</text:p>
          </table:table-cell>
          <table:table-cell office:value-type="float" office:value="0.915252685546875" calcext:value-type="float">
            <text:p>0.9152526855</text:p>
          </table:table-cell>
          <table:table-cell office:value-type="float" office:value="1.69207000732421" calcext:value-type="float">
            <text:p>1.6920700073</text:p>
          </table:table-cell>
          <table:table-cell office:value-type="float" office:value="0.49688720703125" calcext:value-type="float">
            <text:p>0.496887207</text:p>
          </table:table-cell>
          <table:table-cell office:value-type="float" office:value="0.40764045715332" calcext:value-type="float">
            <text:p>0.4076404572</text:p>
          </table:table-cell>
          <table:table-cell office:value-type="float" office:value="0.304302215576171" calcext:value-type="float">
            <text:p>0.3043022156</text:p>
          </table:table-cell>
          <table:table-cell office:value-type="float" office:value="1.11560916900634" calcext:value-type="float">
            <text:p>1.115609169</text:p>
          </table:table-cell>
          <table:table-cell office:value-type="float" office:value="1.16000270843505" calcext:value-type="float">
            <text:p>1.1600027084</text:p>
          </table:table-cell>
          <table:table-cell office:value-type="float" office:value="1.31897258758544" calcext:value-type="float">
            <text:p>1.3189725876</text:p>
          </table:table-cell>
          <table:table-cell office:value-type="float" office:value="1.31434249877929" calcext:value-type="float">
            <text:p>1.3143424988</text:p>
          </table:table-cell>
          <table:table-cell office:value-type="float" office:value="1.07624673843383" calcext:value-type="float">
            <text:p>1.0762467384</text:p>
          </table:table-cell>
          <table:table-cell office:value-type="float" office:value="1.16525173187255" calcext:value-type="float">
            <text:p>1.1652517319</text:p>
          </table:table-cell>
          <table:table-cell office:value-type="float" office:value="0.596497535705566" calcext:value-type="float">
            <text:p>0.5964975357</text:p>
          </table:table-cell>
          <table:table-cell office:value-type="float" office:value="0.0620889663696289" calcext:value-type="float">
            <text:p>0.0620889664</text:p>
          </table:table-cell>
          <table:table-cell office:value-type="float" office:value="1.33314514160156" calcext:value-type="float">
            <text:p>1.3331451416</text:p>
          </table:table-cell>
          <table:table-cell office:value-type="float" office:value="1.55805778503417" calcext:value-type="float">
            <text:p>1.558057785</text:p>
          </table:table-cell>
          <table:table-cell office:value-type="float" office:value="2.10181331634521" calcext:value-type="float">
            <text:p>2.1018133163</text:p>
          </table:table-cell>
          <table:table-cell office:value-type="float" office:value="0.0933723449707031" calcext:value-type="float">
            <text:p>0.093372345</text:p>
          </table:table-cell>
          <table:table-cell office:value-type="float" office:value="0.797301292419433" calcext:value-type="float">
            <text:p>0.7973012924</text:p>
          </table:table-cell>
          <table:table-cell office:value-type="float" office:value="1.23500061035156" calcext:value-type="float">
            <text:p>1.2350006104</text:p>
          </table:table-cell>
          <table:table-cell office:value-type="float" office:value="1.03383159637451" calcext:value-type="float">
            <text:p>1.0338315964</text:p>
          </table:table-cell>
          <table:table-cell office:value-type="float" office:value="0.312324523925781" calcext:value-type="float">
            <text:p>0.3123245239</text:p>
          </table:table-cell>
          <table:table-cell office:value-type="float" office:value="0.668034076690673" calcext:value-type="float">
            <text:p>0.6680340767</text:p>
          </table:table-cell>
          <table:table-cell office:value-type="float" office:value="3.7779893875122" calcext:value-type="float">
            <text:p>3.7779893875</text:p>
          </table:table-cell>
          <table:table-cell office:value-type="float" office:value="1.2089500427246" calcext:value-type="float">
            <text:p>1.2089500427</text:p>
          </table:table-cell>
          <table:table-cell office:value-type="float" office:value="0.287195205688476" calcext:value-type="float">
            <text:p>0.2871952057</text:p>
          </table:table-cell>
          <table:table-cell office:value-type="float" office:value="1.44444274902343" calcext:value-type="float">
            <text:p>1.444442749</text:p>
          </table:table-cell>
          <table:table-cell office:value-type="float" office:value="0.386215209960937" calcext:value-type="float">
            <text:p>0.38621521</text:p>
          </table:table-cell>
          <table:table-cell office:value-type="float" office:value="0.462653160095214" calcext:value-type="float">
            <text:p>0.4626531601</text:p>
          </table:table-cell>
          <table:table-cell office:value-type="float" office:value="0.173835277557373" calcext:value-type="float">
            <text:p>0.1738352776</text:p>
          </table:table-cell>
          <table:table-cell office:value-type="float" office:value="0.267936706542968" calcext:value-type="float">
            <text:p>0.2679367065</text:p>
          </table:table-cell>
          <table:table-cell office:value-type="float" office:value="0.659948348999023" calcext:value-type="float">
            <text:p>0.659948349</text:p>
          </table:table-cell>
          <table:table-cell office:value-type="float" office:value="1.16362762451171" calcext:value-type="float">
            <text:p>1.1636276245</text:p>
          </table:table-cell>
          <table:table-cell office:value-type="float" office:value="0.489839553833007" calcext:value-type="float">
            <text:p>0.4898395538</text:p>
          </table:table-cell>
          <table:table-cell office:value-type="float" office:value="0.775436401367187" calcext:value-type="float">
            <text:p>0.7754364014</text:p>
          </table:table-cell>
          <table:table-cell office:value-type="float" office:value="0.180362701416015" calcext:value-type="float">
            <text:p>0.1803627014</text:p>
          </table:table-cell>
          <table:table-cell office:value-type="float" office:value="1.66106796264648" calcext:value-type="float">
            <text:p>1.6610679626</text:p>
          </table:table-cell>
          <table:table-cell office:value-type="float" office:value="0.685869216918945" calcext:value-type="float">
            <text:p>0.6858692169</text:p>
          </table:table-cell>
          <table:table-cell office:value-type="float" office:value="0.554620027542114" calcext:value-type="float">
            <text:p>0.5546200275</text:p>
          </table:table-cell>
          <table:table-cell office:value-type="float" office:value="0.354999542236328" calcext:value-type="float">
            <text:p>0.3549995422</text:p>
          </table:table-cell>
          <table:table-cell office:value-type="float" office:value="0.620182991027832" calcext:value-type="float">
            <text:p>0.620182991</text:p>
          </table:table-cell>
          <table:table-cell office:value-type="float" office:value="0.345262050628662" calcext:value-type="float">
            <text:p>0.3452620506</text:p>
          </table:table-cell>
          <table:table-cell table:number-columns-repeated="96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.4938039779663" calcext:value-type="float">
            <text:p>2.493803978</text:p>
          </table:table-cell>
          <table:table-cell office:value-type="float" office:value="0.550867080688476" calcext:value-type="float">
            <text:p>0.5508670807</text:p>
          </table:table-cell>
          <table:table-cell office:value-type="float" office:value="0.135912895202636" calcext:value-type="float">
            <text:p>0.1359128952</text:p>
          </table:table-cell>
          <table:table-cell office:value-type="float" office:value="0.388666152954101" calcext:value-type="float">
            <text:p>0.388666153</text:p>
          </table:table-cell>
          <table:table-cell office:value-type="float" office:value="0.286874771118164" calcext:value-type="float">
            <text:p>0.2868747711</text:p>
          </table:table-cell>
          <table:table-cell office:value-type="float" office:value="0.260456085205078" calcext:value-type="float">
            <text:p>0.2604560852</text:p>
          </table:table-cell>
          <table:table-cell office:value-type="float" office:value="2.40321254730224" calcext:value-type="float">
            <text:p>2.4032125473</text:p>
          </table:table-cell>
          <table:table-cell office:value-type="float" office:value="1.15956163406372" calcext:value-type="float">
            <text:p>1.1595616341</text:p>
          </table:table-cell>
          <table:table-cell office:value-type="float" office:value="0.25335693359375" calcext:value-type="float">
            <text:p>0.2533569336</text:p>
          </table:table-cell>
          <table:table-cell office:value-type="float" office:value="0.704791545867919" calcext:value-type="float">
            <text:p>0.7047915459</text:p>
          </table:table-cell>
          <table:table-cell office:value-type="float" office:value="1.29016017913818" calcext:value-type="float">
            <text:p>1.2901601791</text:p>
          </table:table-cell>
          <table:table-cell office:value-type="float" office:value="0.287563323974609" calcext:value-type="float">
            <text:p>0.287563324</text:p>
          </table:table-cell>
          <table:table-cell office:value-type="float" office:value="2.86019134521484" calcext:value-type="float">
            <text:p>2.8601913452</text:p>
          </table:table-cell>
          <table:table-cell office:value-type="float" office:value="1.36637878417968" calcext:value-type="float">
            <text:p>1.3663787842</text:p>
          </table:table-cell>
          <table:table-cell office:value-type="float" office:value="0.954311370849609" calcext:value-type="float">
            <text:p>0.9543113708</text:p>
          </table:table-cell>
          <table:table-cell office:value-type="float" office:value="2.24426651000976" calcext:value-type="float">
            <text:p>2.24426651</text:p>
          </table:table-cell>
          <table:table-cell office:value-type="float" office:value="0.199478149414062" calcext:value-type="float">
            <text:p>0.1994781494</text:p>
          </table:table-cell>
          <table:table-cell office:value-type="float" office:value="1.32627010345458" calcext:value-type="float">
            <text:p>1.3262701035</text:p>
          </table:table-cell>
          <table:table-cell office:value-type="float" office:value="0.654735565185546" calcext:value-type="float">
            <text:p>0.6547355652</text:p>
          </table:table-cell>
          <table:table-cell office:value-type="float" office:value="0.171177864074707" calcext:value-type="float">
            <text:p>0.1711778641</text:p>
          </table:table-cell>
          <table:table-cell office:value-type="float" office:value="0.159969329833984" calcext:value-type="float">
            <text:p>0.1599693298</text:p>
          </table:table-cell>
          <table:table-cell office:value-type="float" office:value="0.162206649780273" calcext:value-type="float">
            <text:p>0.1622066498</text:p>
          </table:table-cell>
          <table:table-cell office:value-type="float" office:value="0.38061237335205" calcext:value-type="float">
            <text:p>0.3806123734</text:p>
          </table:table-cell>
          <table:table-cell office:value-type="float" office:value="0.302474021911621" calcext:value-type="float">
            <text:p>0.3024740219</text:p>
          </table:table-cell>
          <table:table-cell office:value-type="float" office:value="1.42950057983398" calcext:value-type="float">
            <text:p>1.4295005798</text:p>
          </table:table-cell>
          <table:table-cell office:value-type="float" office:value="0.478837013244628" calcext:value-type="float">
            <text:p>0.4788370132</text:p>
          </table:table-cell>
          <table:table-cell office:value-type="float" office:value="0.651223182678222" calcext:value-type="float">
            <text:p>0.6512231827</text:p>
          </table:table-cell>
          <table:table-cell office:value-type="float" office:value="0.105241775512695" calcext:value-type="float">
            <text:p>0.1052417755</text:p>
          </table:table-cell>
          <table:table-cell office:value-type="float" office:value="0.163190841674804" calcext:value-type="float">
            <text:p>0.1631908417</text:p>
          </table:table-cell>
          <table:table-cell office:value-type="float" office:value="1.17699909210205" calcext:value-type="float">
            <text:p>1.1769990921</text:p>
          </table:table-cell>
          <table:table-cell office:value-type="float" office:value="1.36706733703613" calcext:value-type="float">
            <text:p>1.367067337</text:p>
          </table:table-cell>
          <table:table-cell office:value-type="float" office:value="0.892531394958496" calcext:value-type="float">
            <text:p>0.892531395</text:p>
          </table:table-cell>
          <table:table-cell office:value-type="float" office:value="0.419513702392578" calcext:value-type="float">
            <text:p>0.4195137024</text:p>
          </table:table-cell>
          <table:table-cell office:value-type="float" office:value="0.374598979949951" calcext:value-type="float">
            <text:p>0.3745989799</text:p>
          </table:table-cell>
          <table:table-cell office:value-type="float" office:value="1.2903413772583" calcext:value-type="float">
            <text:p>1.2903413773</text:p>
          </table:table-cell>
          <table:table-cell office:value-type="float" office:value="0.649332046508789" calcext:value-type="float">
            <text:p>0.6493320465</text:p>
          </table:table-cell>
          <table:table-cell office:value-type="float" office:value="1.70801258087158" calcext:value-type="float">
            <text:p>1.7080125809</text:p>
          </table:table-cell>
          <table:table-cell office:value-type="float" office:value="1.00749397277832" calcext:value-type="float">
            <text:p>1.0074939728</text:p>
          </table:table-cell>
          <table:table-cell office:value-type="float" office:value="1.29309463500976" calcext:value-type="float">
            <text:p>1.293094635</text:p>
          </table:table-cell>
          <table:table-cell office:value-type="float" office:value="1.34355545043945" calcext:value-type="float">
            <text:p>1.3435554504</text:p>
          </table:table-cell>
          <table:table-cell office:value-type="float" office:value="0.35837173461914" calcext:value-type="float">
            <text:p>0.3583717346</text:p>
          </table:table-cell>
          <table:table-cell office:value-type="float" office:value="1.58376121520996" calcext:value-type="float">
            <text:p>1.5837612152</text:p>
          </table:table-cell>
          <table:table-cell office:value-type="float" office:value="0.673949241638183" calcext:value-type="float">
            <text:p>0.6739492416</text:p>
          </table:table-cell>
          <table:table-cell office:value-type="float" office:value="0.921274185180664" calcext:value-type="float">
            <text:p>0.9212741852</text:p>
          </table:table-cell>
          <table:table-cell office:value-type="float" office:value="0.54175853729248" calcext:value-type="float">
            <text:p>0.5417585373</text:p>
          </table:table-cell>
          <table:table-cell office:value-type="float" office:value="0.242527961730957" calcext:value-type="float">
            <text:p>0.2425279617</text:p>
          </table:table-cell>
          <table:table-cell office:value-type="float" office:value="0.477599143981933" calcext:value-type="float">
            <text:p>0.477599144</text:p>
          </table:table-cell>
          <table:table-cell office:value-type="float" office:value="0.924822330474853" calcext:value-type="float">
            <text:p>0.9248223305</text:p>
          </table:table-cell>
          <table:table-cell office:value-type="float" office:value="1.25951385498046" calcext:value-type="float">
            <text:p>1.259513855</text:p>
          </table:table-cell>
          <table:table-cell office:value-type="float" office:value="0.367951393127441" calcext:value-type="float">
            <text:p>0.3679513931</text:p>
          </table:table-cell>
          <table:table-cell office:value-type="float" office:value="0.717676639556884" calcext:value-type="float">
            <text:p>0.7176766396</text:p>
          </table:table-cell>
          <table:table-cell office:value-type="float" office:value="0.675039052963256" calcext:value-type="float">
            <text:p>0.675039053</text:p>
          </table:table-cell>
          <table:table-cell office:value-type="float" office:value="0.274687767028808" calcext:value-type="float">
            <text:p>0.274687767</text:p>
          </table:table-cell>
          <table:table-cell office:value-type="float" office:value="0.68431282043457" calcext:value-type="float">
            <text:p>0.6843128204</text:p>
          </table:table-cell>
          <table:table-cell office:value-type="float" office:value="0.375221490859985" calcext:value-type="float">
            <text:p>0.3752214909</text:p>
          </table:table-cell>
          <table:table-cell table:number-columns-repeated="96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79628944396972" calcext:value-type="float">
            <text:p>1.796289444</text:p>
          </table:table-cell>
          <table:table-cell office:value-type="float" office:value="0.0212287902832031" calcext:value-type="float">
            <text:p>0.0212287903</text:p>
          </table:table-cell>
          <table:table-cell office:value-type="float" office:value="0.413339614868164" calcext:value-type="float">
            <text:p>0.4133396149</text:p>
          </table:table-cell>
          <table:table-cell office:value-type="float" office:value="2.41090202331542" calcext:value-type="float">
            <text:p>2.4109020233</text:p>
          </table:table-cell>
          <table:table-cell office:value-type="float" office:value="0.386703491210937" calcext:value-type="float">
            <text:p>0.3867034912</text:p>
          </table:table-cell>
          <table:table-cell office:value-type="float" office:value="0.0167913436889648" calcext:value-type="float">
            <text:p>0.0167913437</text:p>
          </table:table-cell>
          <table:table-cell office:value-type="float" office:value="0.552943229675293" calcext:value-type="float">
            <text:p>0.5529432297</text:p>
          </table:table-cell>
          <table:table-cell office:value-type="float" office:value="0.802981376647949" calcext:value-type="float">
            <text:p>0.8029813766</text:p>
          </table:table-cell>
          <table:table-cell office:value-type="float" office:value="0.0314826965332031" calcext:value-type="float">
            <text:p>0.0314826965</text:p>
          </table:table-cell>
          <table:table-cell office:value-type="float" office:value="0.556257247924804" calcext:value-type="float">
            <text:p>0.5562572479</text:p>
          </table:table-cell>
          <table:table-cell office:value-type="float" office:value="0.513487339019775" calcext:value-type="float">
            <text:p>0.513487339</text:p>
          </table:table-cell>
          <table:table-cell office:value-type="float" office:value="2.20860576629638" calcext:value-type="float">
            <text:p>2.2086057663</text:p>
          </table:table-cell>
          <table:table-cell office:value-type="float" office:value="0.031290054321289" calcext:value-type="float">
            <text:p>0.0312900543</text:p>
          </table:table-cell>
          <table:table-cell office:value-type="float" office:value="0.181085586547851" calcext:value-type="float">
            <text:p>0.1810855865</text:p>
          </table:table-cell>
          <table:table-cell office:value-type="float" office:value="0.425228118896484" calcext:value-type="float">
            <text:p>0.4252281189</text:p>
          </table:table-cell>
          <table:table-cell office:value-type="float" office:value="4.08798789978027" calcext:value-type="float">
            <text:p>4.0879878998</text:p>
          </table:table-cell>
          <table:table-cell office:value-type="float" office:value="0.416069030761718" calcext:value-type="float">
            <text:p>0.4160690308</text:p>
          </table:table-cell>
          <table:table-cell office:value-type="float" office:value="0.317957878112792" calcext:value-type="float">
            <text:p>0.3179578781</text:p>
          </table:table-cell>
          <table:table-cell office:value-type="float" office:value="1.98536205291748" calcext:value-type="float">
            <text:p>1.9853620529</text:p>
          </table:table-cell>
          <table:table-cell office:value-type="float" office:value="0.441787719726562" calcext:value-type="float">
            <text:p>0.4417877197</text:p>
          </table:table-cell>
          <table:table-cell office:value-type="float" office:value="0.653138160705566" calcext:value-type="float">
            <text:p>0.6531381607</text:p>
          </table:table-cell>
          <table:table-cell office:value-type="float" office:value="0.411229133605957" calcext:value-type="float">
            <text:p>0.4112291336</text:p>
          </table:table-cell>
          <table:table-cell office:value-type="float" office:value="0.43566608428955" calcext:value-type="float">
            <text:p>0.4356660843</text:p>
          </table:table-cell>
          <table:table-cell office:value-type="float" office:value="0.353869438171386" calcext:value-type="float">
            <text:p>0.3538694382</text:p>
          </table:table-cell>
          <table:table-cell office:value-type="float" office:value="2.01052904129028" calcext:value-type="float">
            <text:p>2.0105290413</text:p>
          </table:table-cell>
          <table:table-cell office:value-type="float" office:value="0.392278671264648" calcext:value-type="float">
            <text:p>0.3922786713</text:p>
          </table:table-cell>
          <table:table-cell office:value-type="float" office:value="0.801325798034668" calcext:value-type="float">
            <text:p>0.801325798</text:p>
          </table:table-cell>
          <table:table-cell office:value-type="float" office:value="0.950664520263671" calcext:value-type="float">
            <text:p>0.9506645203</text:p>
          </table:table-cell>
          <table:table-cell office:value-type="float" office:value="0.354206085205078" calcext:value-type="float">
            <text:p>0.3542060852</text:p>
          </table:table-cell>
          <table:table-cell office:value-type="float" office:value="0.308740615844726" calcext:value-type="float">
            <text:p>0.3087406158</text:p>
          </table:table-cell>
          <table:table-cell office:value-type="float" office:value="1.84946155548095" calcext:value-type="float">
            <text:p>1.8494615555</text:p>
          </table:table-cell>
          <table:table-cell office:value-type="float" office:value="0.900668144226074" calcext:value-type="float">
            <text:p>0.9006681442</text:p>
          </table:table-cell>
          <table:table-cell office:value-type="float" office:value="0.91945743560791" calcext:value-type="float">
            <text:p>0.9194574356</text:p>
          </table:table-cell>
          <table:table-cell office:value-type="float" office:value="1.12803888320922" calcext:value-type="float">
            <text:p>1.1280388832</text:p>
          </table:table-cell>
          <table:table-cell office:value-type="float" office:value="0.113662719726562" calcext:value-type="float">
            <text:p>0.1136627197</text:p>
          </table:table-cell>
          <table:table-cell office:value-type="float" office:value="0.821130275726318" calcext:value-type="float">
            <text:p>0.8211302757</text:p>
          </table:table-cell>
          <table:table-cell office:value-type="float" office:value="0.0606117248535156" calcext:value-type="float">
            <text:p>0.0606117249</text:p>
          </table:table-cell>
          <table:table-cell office:value-type="float" office:value="1.62919044494628" calcext:value-type="float">
            <text:p>1.6291904449</text:p>
          </table:table-cell>
          <table:table-cell office:value-type="float" office:value="0.466548919677734" calcext:value-type="float">
            <text:p>0.4665489197</text:p>
          </table:table-cell>
          <table:table-cell office:value-type="float" office:value="1.01725769042968" calcext:value-type="float">
            <text:p>1.0172576904</text:p>
          </table:table-cell>
          <table:table-cell office:value-type="float" office:value="0.722383499145507" calcext:value-type="float">
            <text:p>0.7223834991</text:p>
          </table:table-cell>
          <table:table-cell office:value-type="float" office:value="0.268682479858398" calcext:value-type="float">
            <text:p>0.2686824799</text:p>
          </table:table-cell>
          <table:table-cell office:value-type="float" office:value="0.641764163970947" calcext:value-type="float">
            <text:p>0.641764164</text:p>
          </table:table-cell>
          <table:table-cell office:value-type="float" office:value="0.3843355178833" calcext:value-type="float">
            <text:p>0.3843355179</text:p>
          </table:table-cell>
          <table:table-cell office:value-type="float" office:value="0.616217613220214" calcext:value-type="float">
            <text:p>0.6162176132</text:p>
          </table:table-cell>
          <table:table-cell office:value-type="float" office:value="0.182287216186523" calcext:value-type="float">
            <text:p>0.1822872162</text:p>
          </table:table-cell>
          <table:table-cell office:value-type="float" office:value="0.0388193130493164" calcext:value-type="float">
            <text:p>0.038819313</text:p>
          </table:table-cell>
          <table:table-cell office:value-type="float" office:value="0.760334491729736" calcext:value-type="float">
            <text:p>0.7603344917</text:p>
          </table:table-cell>
          <table:table-cell office:value-type="float" office:value="0.528026580810546" calcext:value-type="float">
            <text:p>0.5280265808</text:p>
          </table:table-cell>
          <table:table-cell office:value-type="float" office:value="0.371254920959472" calcext:value-type="float">
            <text:p>0.371254921</text:p>
          </table:table-cell>
          <table:table-cell office:value-type="float" office:value="0.793326377868652" calcext:value-type="float">
            <text:p>0.7933263779</text:p>
          </table:table-cell>
          <table:table-cell office:value-type="float" office:value="0.652822971343994" calcext:value-type="float">
            <text:p>0.6528229713</text:p>
          </table:table-cell>
          <table:table-cell office:value-type="float" office:value="0.702588081359863" calcext:value-type="float">
            <text:p>0.7025880814</text:p>
          </table:table-cell>
          <table:table-cell office:value-type="float" office:value="0.723646163940429" calcext:value-type="float">
            <text:p>0.7236461639</text:p>
          </table:table-cell>
          <table:table-cell office:value-type="float" office:value="0.475841045379638" calcext:value-type="float">
            <text:p>0.4758410454</text:p>
          </table:table-cell>
          <table:table-cell table:number-columns-repeated="96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47641468048095" calcext:value-type="float">
            <text:p>1.4764146805</text:p>
          </table:table-cell>
          <table:table-cell office:value-type="float" office:value="0.502966880798339" calcext:value-type="float">
            <text:p>0.5029668808</text:p>
          </table:table-cell>
          <table:table-cell office:value-type="float" office:value="0.937533378601074" calcext:value-type="float">
            <text:p>0.9375333786</text:p>
          </table:table-cell>
          <table:table-cell office:value-type="float" office:value="0.736074447631835" calcext:value-type="float">
            <text:p>0.7360744476</text:p>
          </table:table-cell>
          <table:table-cell office:value-type="float" office:value="2.83701133728027" calcext:value-type="float">
            <text:p>2.8370113373</text:p>
          </table:table-cell>
          <table:table-cell office:value-type="float" office:value="0.777582168579101" calcext:value-type="float">
            <text:p>0.7775821686</text:p>
          </table:table-cell>
          <table:table-cell office:value-type="float" office:value="0.794912338256835" calcext:value-type="float">
            <text:p>0.7949123383</text:p>
          </table:table-cell>
          <table:table-cell office:value-type="float" office:value="0.337345600128173" calcext:value-type="float">
            <text:p>0.3373456001</text:p>
          </table:table-cell>
          <table:table-cell office:value-type="float" office:value="0.127264022827148" calcext:value-type="float">
            <text:p>0.1272640228</text:p>
          </table:table-cell>
          <table:table-cell office:value-type="float" office:value="0.727056503295898" calcext:value-type="float">
            <text:p>0.7270565033</text:p>
          </table:table-cell>
          <table:table-cell office:value-type="float" office:value="0.0811858177185058" calcext:value-type="float">
            <text:p>0.0811858177</text:p>
          </table:table-cell>
          <table:table-cell office:value-type="float" office:value="0.0316019058227539" calcext:value-type="float">
            <text:p>0.0316019058</text:p>
          </table:table-cell>
          <table:table-cell office:value-type="float" office:value="1.42856216430664" calcext:value-type="float">
            <text:p>1.4285621643</text:p>
          </table:table-cell>
          <table:table-cell office:value-type="float" office:value="0.443403244018554" calcext:value-type="float">
            <text:p>0.443403244</text:p>
          </table:table-cell>
          <table:table-cell office:value-type="float" office:value="0.459335327148437" calcext:value-type="float">
            <text:p>0.4593353271</text:p>
          </table:table-cell>
          <table:table-cell office:value-type="float" office:value="1.90843200683593" calcext:value-type="float">
            <text:p>1.9084320068</text:p>
          </table:table-cell>
          <table:table-cell office:value-type="float" office:value="0.413322448730468" calcext:value-type="float">
            <text:p>0.4133224487</text:p>
          </table:table-cell>
          <table:table-cell office:value-type="float" office:value="0.853368759155273" calcext:value-type="float">
            <text:p>0.8533687592</text:p>
          </table:table-cell>
          <table:table-cell office:value-type="float" office:value="0.30228042602539" calcext:value-type="float">
            <text:p>0.302280426</text:p>
          </table:table-cell>
          <table:table-cell office:value-type="float" office:value="0.131805419921875" calcext:value-type="float">
            <text:p>0.1318054199</text:p>
          </table:table-cell>
          <table:table-cell office:value-type="float" office:value="0.565664291381835" calcext:value-type="float">
            <text:p>0.5656642914</text:p>
          </table:table-cell>
          <table:table-cell office:value-type="float" office:value="0.110994338989257" calcext:value-type="float">
            <text:p>0.110994339</text:p>
          </table:table-cell>
          <table:table-cell office:value-type="float" office:value="0.692959785461425" calcext:value-type="float">
            <text:p>0.6929597855</text:p>
          </table:table-cell>
          <table:table-cell office:value-type="float" office:value="0.223259925842285" calcext:value-type="float">
            <text:p>0.2232599258</text:p>
          </table:table-cell>
          <table:table-cell office:value-type="float" office:value="0.613539218902587" calcext:value-type="float">
            <text:p>0.6135392189</text:p>
          </table:table-cell>
          <table:table-cell office:value-type="float" office:value="0.0410718917846679" calcext:value-type="float">
            <text:p>0.0410718918</text:p>
          </table:table-cell>
          <table:table-cell office:value-type="float" office:value="0.788600921630859" calcext:value-type="float">
            <text:p>0.7886009216</text:p>
          </table:table-cell>
          <table:table-cell office:value-type="float" office:value="0.301389694213867" calcext:value-type="float">
            <text:p>0.3013896942</text:p>
          </table:table-cell>
          <table:table-cell office:value-type="float" office:value="1.40909576416015" calcext:value-type="float">
            <text:p>1.4090957642</text:p>
          </table:table-cell>
          <table:table-cell office:value-type="float" office:value="1.35692691802978" calcext:value-type="float">
            <text:p>1.356926918</text:p>
          </table:table-cell>
          <table:table-cell office:value-type="float" office:value="0.089299201965332" calcext:value-type="float">
            <text:p>0.089299202</text:p>
          </table:table-cell>
          <table:table-cell office:value-type="float" office:value="0.0149049758911132" calcext:value-type="float">
            <text:p>0.0149049759</text:p>
          </table:table-cell>
          <table:table-cell office:value-type="float" office:value="0.638375282287597" calcext:value-type="float">
            <text:p>0.6383752823</text:p>
          </table:table-cell>
          <table:table-cell office:value-type="float" office:value="0.406071662902832" calcext:value-type="float">
            <text:p>0.4060716629</text:p>
          </table:table-cell>
          <table:table-cell office:value-type="float" office:value="0.163347244262695" calcext:value-type="float">
            <text:p>0.1633472443</text:p>
          </table:table-cell>
          <table:table-cell office:value-type="float" office:value="1.89655590057373" calcext:value-type="float">
            <text:p>1.8965559006</text:p>
          </table:table-cell>
          <table:table-cell office:value-type="float" office:value="1.16890716552734" calcext:value-type="float">
            <text:p>1.1689071655</text:p>
          </table:table-cell>
          <table:table-cell office:value-type="float" office:value="1.17700958251953" calcext:value-type="float">
            <text:p>1.1770095825</text:p>
          </table:table-cell>
          <table:table-cell office:value-type="float" office:value="0.813129425048828" calcext:value-type="float">
            <text:p>0.813129425</text:p>
          </table:table-cell>
          <table:table-cell office:value-type="float" office:value="2.21998214721679" calcext:value-type="float">
            <text:p>2.2199821472</text:p>
          </table:table-cell>
          <table:table-cell office:value-type="float" office:value="1.30302429199218" calcext:value-type="float">
            <text:p>1.303024292</text:p>
          </table:table-cell>
          <table:table-cell office:value-type="float" office:value="0.199611663818359" calcext:value-type="float">
            <text:p>0.1996116638</text:p>
          </table:table-cell>
          <table:table-cell office:value-type="float" office:value="0.334799289703369" calcext:value-type="float">
            <text:p>0.3347992897</text:p>
          </table:table-cell>
          <table:table-cell office:value-type="float" office:value="0.0935201644897461" calcext:value-type="float">
            <text:p>0.0935201645</text:p>
          </table:table-cell>
          <table:table-cell office:value-type="float" office:value="0.910992622375488" calcext:value-type="float">
            <text:p>0.9109926224</text:p>
          </table:table-cell>
          <table:table-cell office:value-type="float" office:value="0.10240364074707" calcext:value-type="float">
            <text:p>0.1024036407</text:p>
          </table:table-cell>
          <table:table-cell office:value-type="float" office:value="0.322463989257812" calcext:value-type="float">
            <text:p>0.3224639893</text:p>
          </table:table-cell>
          <table:table-cell office:value-type="float" office:value="0.505086421966552" calcext:value-type="float">
            <text:p>0.505086422</text:p>
          </table:table-cell>
          <table:table-cell office:value-type="float" office:value="1.74228954315185" calcext:value-type="float">
            <text:p>1.7422895432</text:p>
          </table:table-cell>
          <table:table-cell office:value-type="float" office:value="0.00602054595947265" calcext:value-type="float">
            <text:p>0.006020546</text:p>
          </table:table-cell>
          <table:table-cell office:value-type="float" office:value="0.256758689880371" calcext:value-type="float">
            <text:p>0.2567586899</text:p>
          </table:table-cell>
          <table:table-cell office:value-type="float" office:value="0.131719827651977" calcext:value-type="float">
            <text:p>0.1317198277</text:p>
          </table:table-cell>
          <table:table-cell office:value-type="float" office:value="0.649967670440673" calcext:value-type="float">
            <text:p>0.6499676704</text:p>
          </table:table-cell>
          <table:table-cell office:value-type="float" office:value="0.0827646255493164" calcext:value-type="float">
            <text:p>0.0827646255</text:p>
          </table:table-cell>
          <table:table-cell office:value-type="float" office:value="0.565092325210571" calcext:value-type="float">
            <text:p>0.5650923252</text:p>
          </table:table-cell>
          <table:table-cell table:number-columns-repeated="96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02163314819335" calcext:value-type="float">
            <text:p>0.1021633148</text:p>
          </table:table-cell>
          <table:table-cell office:value-type="float" office:value="1.31840419769287" calcext:value-type="float">
            <text:p>1.3184041977</text:p>
          </table:table-cell>
          <table:table-cell office:value-type="float" office:value="1.48232460021972" calcext:value-type="float">
            <text:p>1.4823246002</text:p>
          </table:table-cell>
          <table:table-cell office:value-type="float" office:value="4.49565505981445" calcext:value-type="float">
            <text:p>4.4956550598</text:p>
          </table:table-cell>
          <table:table-cell office:value-type="float" office:value="2.950288772583" calcext:value-type="float">
            <text:p>2.9502887726</text:p>
          </table:table-cell>
          <table:table-cell office:value-type="float" office:value="4.65641689300537" calcext:value-type="float">
            <text:p>4.656416893</text:p>
          </table:table-cell>
          <table:table-cell office:value-type="float" office:value="4.15471076965332" calcext:value-type="float">
            <text:p>4.1547107697</text:p>
          </table:table-cell>
          <table:table-cell office:value-type="float" office:value="0.246974945068359" calcext:value-type="float">
            <text:p>0.2469749451</text:p>
          </table:table-cell>
          <table:table-cell office:value-type="float" office:value="2.34105396270751" calcext:value-type="float">
            <text:p>2.3410539627</text:p>
          </table:table-cell>
          <table:table-cell office:value-type="float" office:value="1.81777000427246" calcext:value-type="float">
            <text:p>1.8177700043</text:p>
          </table:table-cell>
          <table:table-cell office:value-type="float" office:value="1.35647296905517" calcext:value-type="float">
            <text:p>1.3564729691</text:p>
          </table:table-cell>
          <table:table-cell office:value-type="float" office:value="1.25375175476074" calcext:value-type="float">
            <text:p>1.2537517548</text:p>
          </table:table-cell>
          <table:table-cell office:value-type="float" office:value="1.55996894836425" calcext:value-type="float">
            <text:p>1.5599689484</text:p>
          </table:table-cell>
          <table:table-cell office:value-type="float" office:value="1.43549919128417" calcext:value-type="float">
            <text:p>1.4354991913</text:p>
          </table:table-cell>
          <table:table-cell office:value-type="float" office:value="0.897663116455078" calcext:value-type="float">
            <text:p>0.8976631165</text:p>
          </table:table-cell>
          <table:table-cell office:value-type="float" office:value="0.612770080566406" calcext:value-type="float">
            <text:p>0.6127700806</text:p>
          </table:table-cell>
          <table:table-cell office:value-type="float" office:value="1.00377655029296" calcext:value-type="float">
            <text:p>1.0037765503</text:p>
          </table:table-cell>
          <table:table-cell office:value-type="float" office:value="1.39137268066406" calcext:value-type="float">
            <text:p>1.3913726807</text:p>
          </table:table-cell>
          <table:table-cell office:value-type="float" office:value="0.172955989837646" calcext:value-type="float">
            <text:p>0.1729559898</text:p>
          </table:table-cell>
          <table:table-cell office:value-type="float" office:value="1.26183986663818" calcext:value-type="float">
            <text:p>1.2618398666</text:p>
          </table:table-cell>
          <table:table-cell office:value-type="float" office:value="0.362115859985351" calcext:value-type="float">
            <text:p>0.36211586</text:p>
          </table:table-cell>
          <table:table-cell office:value-type="float" office:value="1.28169155120849" calcext:value-type="float">
            <text:p>1.2816915512</text:p>
          </table:table-cell>
          <table:table-cell office:value-type="float" office:value="1.63433265686035" calcext:value-type="float">
            <text:p>1.6343326569</text:p>
          </table:table-cell>
          <table:table-cell office:value-type="float" office:value="0.818560600280761" calcext:value-type="float">
            <text:p>0.8185606003</text:p>
          </table:table-cell>
          <table:table-cell office:value-type="float" office:value="1.55792140960693" calcext:value-type="float">
            <text:p>1.5579214096</text:p>
          </table:table-cell>
          <table:table-cell office:value-type="float" office:value="0.996951103210449" calcext:value-type="float">
            <text:p>0.9969511032</text:p>
          </table:table-cell>
          <table:table-cell office:value-type="float" office:value="2.49109840393066" calcext:value-type="float">
            <text:p>2.4910984039</text:p>
          </table:table-cell>
          <table:table-cell office:value-type="float" office:value="2.91980361938476" calcext:value-type="float">
            <text:p>2.9198036194</text:p>
          </table:table-cell>
          <table:table-cell office:value-type="float" office:value="2.54522895812988" calcext:value-type="float">
            <text:p>2.5452289581</text:p>
          </table:table-cell>
          <table:table-cell office:value-type="float" office:value="1.29375457763671" calcext:value-type="float">
            <text:p>1.2937545776</text:p>
          </table:table-cell>
          <table:table-cell office:value-type="float" office:value="5.22749423980712" calcext:value-type="float">
            <text:p>5.2274942398</text:p>
          </table:table-cell>
          <table:table-cell office:value-type="float" office:value="0.532375335693359" calcext:value-type="float">
            <text:p>0.5323753357</text:p>
          </table:table-cell>
          <table:table-cell office:value-type="float" office:value="2.54880714416503" calcext:value-type="float">
            <text:p>2.5488071442</text:p>
          </table:table-cell>
          <table:table-cell office:value-type="float" office:value="1.13173103332519" calcext:value-type="float">
            <text:p>1.1317310333</text:p>
          </table:table-cell>
          <table:table-cell office:value-type="float" office:value="0.675492286682128" calcext:value-type="float">
            <text:p>0.6754922867</text:p>
          </table:table-cell>
          <table:table-cell office:value-type="float" office:value="0.51102066040039" calcext:value-type="float">
            <text:p>0.5110206604</text:p>
          </table:table-cell>
          <table:table-cell office:value-type="float" office:value="1.51889324188232" calcext:value-type="float">
            <text:p>1.5188932419</text:p>
          </table:table-cell>
          <table:table-cell office:value-type="float" office:value="1.32656288146972" calcext:value-type="float">
            <text:p>1.3265628815</text:p>
          </table:table-cell>
          <table:table-cell office:value-type="float" office:value="0.43691062927246" calcext:value-type="float">
            <text:p>0.4369106293</text:p>
          </table:table-cell>
          <table:table-cell office:value-type="float" office:value="0.115764617919921" calcext:value-type="float">
            <text:p>0.1157646179</text:p>
          </table:table-cell>
          <table:table-cell office:value-type="float" office:value="1.84516143798828" calcext:value-type="float">
            <text:p>1.845161438</text:p>
          </table:table-cell>
          <table:table-cell office:value-type="float" office:value="0.264416694641113" calcext:value-type="float">
            <text:p>0.2644166946</text:p>
          </table:table-cell>
          <table:table-cell office:value-type="float" office:value="0.0603265762329101" calcext:value-type="float">
            <text:p>0.0603265762</text:p>
          </table:table-cell>
          <table:table-cell office:value-type="float" office:value="0.639419555664062" calcext:value-type="float">
            <text:p>0.6394195557</text:p>
          </table:table-cell>
          <table:table-cell office:value-type="float" office:value="0.508404731750488" calcext:value-type="float">
            <text:p>0.5084047318</text:p>
          </table:table-cell>
          <table:table-cell office:value-type="float" office:value="1.88859748840332" calcext:value-type="float">
            <text:p>1.8885974884</text:p>
          </table:table-cell>
          <table:table-cell office:value-type="float" office:value="0.14308738708496" calcext:value-type="float">
            <text:p>0.1430873871</text:p>
          </table:table-cell>
          <table:table-cell office:value-type="float" office:value="0.188660144805908" calcext:value-type="float">
            <text:p>0.1886601448</text:p>
          </table:table-cell>
          <table:table-cell office:value-type="float" office:value="0.110929489135742" calcext:value-type="float">
            <text:p>0.1109294891</text:p>
          </table:table-cell>
          <table:table-cell office:value-type="float" office:value="4.09604930877685" calcext:value-type="float">
            <text:p>4.0960493088</text:p>
          </table:table-cell>
          <table:table-cell office:value-type="float" office:value="0.362429618835449" calcext:value-type="float">
            <text:p>0.3624296188</text:p>
          </table:table-cell>
          <table:table-cell office:value-type="float" office:value="0.0880718231201171" calcext:value-type="float">
            <text:p>0.0880718231</text:p>
          </table:table-cell>
          <table:table-cell office:value-type="float" office:value="0.695619583129882" calcext:value-type="float">
            <text:p>0.6956195831</text:p>
          </table:table-cell>
          <table:table-cell office:value-type="float" office:value="0.994289398193359" calcext:value-type="float">
            <text:p>0.9942893982</text:p>
          </table:table-cell>
          <table:table-cell office:value-type="float" office:value="0.71569275856018" calcext:value-type="float">
            <text:p>0.7156927586</text:p>
          </table:table-cell>
          <table:table-cell table:number-columns-repeated="96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674973487854" calcext:value-type="float">
            <text:p>0.9674973488</text:p>
          </table:table-cell>
          <table:table-cell office:value-type="float" office:value="0.922156333923339" calcext:value-type="float">
            <text:p>0.9221563339</text:p>
          </table:table-cell>
          <table:table-cell office:value-type="float" office:value="0.025465965270996" calcext:value-type="float">
            <text:p>0.0254659653</text:p>
          </table:table-cell>
          <table:table-cell office:value-type="float" office:value="0.510572433471679" calcext:value-type="float">
            <text:p>0.5105724335</text:p>
          </table:table-cell>
          <table:table-cell office:value-type="float" office:value="1.00792121887207" calcext:value-type="float">
            <text:p>1.0079212189</text:p>
          </table:table-cell>
          <table:table-cell office:value-type="float" office:value="0.0614900588989257" calcext:value-type="float">
            <text:p>0.0614900589</text:p>
          </table:table-cell>
          <table:table-cell office:value-type="float" office:value="0.0472002029418945" calcext:value-type="float">
            <text:p>0.0472002029</text:p>
          </table:table-cell>
          <table:table-cell office:value-type="float" office:value="1.85075378417968" calcext:value-type="float">
            <text:p>1.8507537842</text:p>
          </table:table-cell>
          <table:table-cell office:value-type="float" office:value="0.612455368041992" calcext:value-type="float">
            <text:p>0.612455368</text:p>
          </table:table-cell>
          <table:table-cell office:value-type="float" office:value="0.386192321777343" calcext:value-type="float">
            <text:p>0.3861923218</text:p>
          </table:table-cell>
          <table:table-cell office:value-type="float" office:value="0.56380558013916" calcext:value-type="float">
            <text:p>0.5638055801</text:p>
          </table:table-cell>
          <table:table-cell office:value-type="float" office:value="1.60907268524169" calcext:value-type="float">
            <text:p>1.6090726852</text:p>
          </table:table-cell>
          <table:table-cell office:value-type="float" office:value="1.75860404968261" calcext:value-type="float">
            <text:p>1.7586040497</text:p>
          </table:table-cell>
          <table:table-cell office:value-type="float" office:value="1.07279968261718" calcext:value-type="float">
            <text:p>1.0727996826</text:p>
          </table:table-cell>
          <table:table-cell office:value-type="float" office:value="0.124479293823242" calcext:value-type="float">
            <text:p>0.1244792938</text:p>
          </table:table-cell>
          <table:table-cell office:value-type="float" office:value="0.0990753173828125" calcext:value-type="float">
            <text:p>0.0990753174</text:p>
          </table:table-cell>
          <table:table-cell office:value-type="float" office:value="0.681953430175781" calcext:value-type="float">
            <text:p>0.6819534302</text:p>
          </table:table-cell>
          <table:table-cell office:value-type="float" office:value="0.707795143127441" calcext:value-type="float">
            <text:p>0.7077951431</text:p>
          </table:table-cell>
          <table:table-cell office:value-type="float" office:value="1.68241596221923" calcext:value-type="float">
            <text:p>1.6824159622</text:p>
          </table:table-cell>
          <table:table-cell office:value-type="float" office:value="0.271389484405517" calcext:value-type="float">
            <text:p>0.2713894844</text:p>
          </table:table-cell>
          <table:table-cell office:value-type="float" office:value="0.0699834823608398" calcext:value-type="float">
            <text:p>0.0699834824</text:p>
          </table:table-cell>
          <table:table-cell office:value-type="float" office:value="0.0975432395935058" calcext:value-type="float">
            <text:p>0.0975432396</text:p>
          </table:table-cell>
          <table:table-cell office:value-type="float" office:value="0.015146255493164" calcext:value-type="float">
            <text:p>0.0151462555</text:p>
          </table:table-cell>
          <table:table-cell office:value-type="float" office:value="0.735689163208007" calcext:value-type="float">
            <text:p>0.7356891632</text:p>
          </table:table-cell>
          <table:table-cell office:value-type="float" office:value="0.791957378387451" calcext:value-type="float">
            <text:p>0.7919573784</text:p>
          </table:table-cell>
          <table:table-cell office:value-type="float" office:value="0.554936408996582" calcext:value-type="float">
            <text:p>0.554936409</text:p>
          </table:table-cell>
          <table:table-cell office:value-type="float" office:value="0.657849311828613" calcext:value-type="float">
            <text:p>0.6578493118</text:p>
          </table:table-cell>
          <table:table-cell office:value-type="float" office:value="0.325469970703125" calcext:value-type="float">
            <text:p>0.3254699707</text:p>
          </table:table-cell>
          <table:table-cell office:value-type="float" office:value="2.37000465393066" calcext:value-type="float">
            <text:p>2.3700046539</text:p>
          </table:table-cell>
          <table:table-cell office:value-type="float" office:value="1.06274986267089" calcext:value-type="float">
            <text:p>1.0627498627</text:p>
          </table:table-cell>
          <table:table-cell office:value-type="float" office:value="2.31256961822509" calcext:value-type="float">
            <text:p>2.3125696182</text:p>
          </table:table-cell>
          <table:table-cell office:value-type="float" office:value="1.48690843582153" calcext:value-type="float">
            <text:p>1.4869084358</text:p>
          </table:table-cell>
          <table:table-cell office:value-type="float" office:value="0.237562179565429" calcext:value-type="float">
            <text:p>0.2375621796</text:p>
          </table:table-cell>
          <table:table-cell office:value-type="float" office:value="0.379812240600585" calcext:value-type="float">
            <text:p>0.3798122406</text:p>
          </table:table-cell>
          <table:table-cell office:value-type="float" office:value="0.398080825805664" calcext:value-type="float">
            <text:p>0.3980808258</text:p>
          </table:table-cell>
          <table:table-cell office:value-type="float" office:value="3.0155324935913" calcext:value-type="float">
            <text:p>3.0155324936</text:p>
          </table:table-cell>
          <table:table-cell office:value-type="float" office:value="2.05521011352539" calcext:value-type="float">
            <text:p>2.0552101135</text:p>
          </table:table-cell>
          <table:table-cell office:value-type="float" office:value="0.803707122802734" calcext:value-type="float">
            <text:p>0.8037071228</text:p>
          </table:table-cell>
          <table:table-cell office:value-type="float" office:value="0.924758911132812" calcext:value-type="float">
            <text:p>0.9247589111</text:p>
          </table:table-cell>
          <table:table-cell office:value-type="float" office:value="0.837261199951171" calcext:value-type="float">
            <text:p>0.8372612</text:p>
          </table:table-cell>
          <table:table-cell office:value-type="float" office:value="1.44103240966796" calcext:value-type="float">
            <text:p>1.4410324097</text:p>
          </table:table-cell>
          <table:table-cell office:value-type="float" office:value="0.459231376647949" calcext:value-type="float">
            <text:p>0.4592313766</text:p>
          </table:table-cell>
          <table:table-cell office:value-type="float" office:value="0.637012958526611" calcext:value-type="float">
            <text:p>0.6370129585</text:p>
          </table:table-cell>
          <table:table-cell office:value-type="float" office:value="1.4744815826416" calcext:value-type="float">
            <text:p>1.4744815826</text:p>
          </table:table-cell>
          <table:table-cell office:value-type="float" office:value="0.0677919387817382" calcext:value-type="float">
            <text:p>0.0677919388</text:p>
          </table:table-cell>
          <table:table-cell office:value-type="float" office:value="1.35122108459472" calcext:value-type="float">
            <text:p>1.3512210846</text:p>
          </table:table-cell>
          <table:table-cell office:value-type="float" office:value="0.189393997192382" calcext:value-type="float">
            <text:p>0.1893939972</text:p>
          </table:table-cell>
          <table:table-cell office:value-type="float" office:value="0.486167907714843" calcext:value-type="float">
            <text:p>0.4861679077</text:p>
          </table:table-cell>
          <table:table-cell office:value-type="float" office:value="0.369117736816406" calcext:value-type="float">
            <text:p>0.3691177368</text:p>
          </table:table-cell>
          <table:table-cell office:value-type="float" office:value="1.64318561553955" calcext:value-type="float">
            <text:p>1.6431856155</text:p>
          </table:table-cell>
          <table:table-cell office:value-type="float" office:value="1.64221620559692" calcext:value-type="float">
            <text:p>1.6422162056</text:p>
          </table:table-cell>
          <table:table-cell office:value-type="float" office:value="1.49790859222412" calcext:value-type="float">
            <text:p>1.4979085922</text:p>
          </table:table-cell>
          <table:table-cell office:value-type="float" office:value="1.30081176757812" calcext:value-type="float">
            <text:p>1.3008117676</text:p>
          </table:table-cell>
          <table:table-cell office:value-type="float" office:value="0.122309684753417" calcext:value-type="float">
            <text:p>0.1223096848</text:p>
          </table:table-cell>
          <table:table-cell office:value-type="float" office:value="0.308405399322509" calcext:value-type="float">
            <text:p>0.3084053993</text:p>
          </table:table-cell>
          <table:table-cell table:number-columns-repeated="96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07447576522827" calcext:value-type="float">
            <text:p>1.0744757652</text:p>
          </table:table-cell>
          <table:table-cell office:value-type="float" office:value="2.02082061767578" calcext:value-type="float">
            <text:p>2.0208206177</text:p>
          </table:table-cell>
          <table:table-cell office:value-type="float" office:value="1.30160903930664" calcext:value-type="float">
            <text:p>1.3016090393</text:p>
          </table:table-cell>
          <table:table-cell office:value-type="float" office:value="1.49732589721679" calcext:value-type="float">
            <text:p>1.4973258972</text:p>
          </table:table-cell>
          <table:table-cell office:value-type="float" office:value="0.896877288818359" calcext:value-type="float">
            <text:p>0.8968772888</text:p>
          </table:table-cell>
          <table:table-cell office:value-type="float" office:value="0.428090095520019" calcext:value-type="float">
            <text:p>0.4280900955</text:p>
          </table:table-cell>
          <table:table-cell office:value-type="float" office:value="1.59495162963867" calcext:value-type="float">
            <text:p>1.5949516296</text:p>
          </table:table-cell>
          <table:table-cell office:value-type="float" office:value="1.11704778671264" calcext:value-type="float">
            <text:p>1.1170477867</text:p>
          </table:table-cell>
          <table:table-cell office:value-type="float" office:value="0.355384826660156" calcext:value-type="float">
            <text:p>0.3553848267</text:p>
          </table:table-cell>
          <table:table-cell office:value-type="float" office:value="1.05695819854736" calcext:value-type="float">
            <text:p>1.0569581985</text:p>
          </table:table-cell>
          <table:table-cell office:value-type="float" office:value="0.898658752441406" calcext:value-type="float">
            <text:p>0.8986587524</text:p>
          </table:table-cell>
          <table:table-cell office:value-type="float" office:value="1.37114143371582" calcext:value-type="float">
            <text:p>1.3711414337</text:p>
          </table:table-cell>
          <table:table-cell office:value-type="float" office:value="1.02756166458129" calcext:value-type="float">
            <text:p>1.0275616646</text:p>
          </table:table-cell>
          <table:table-cell office:value-type="float" office:value="0.653789520263671" calcext:value-type="float">
            <text:p>0.6537895203</text:p>
          </table:table-cell>
          <table:table-cell office:value-type="float" office:value="2.82984161376953" calcext:value-type="float">
            <text:p>2.8298416138</text:p>
          </table:table-cell>
          <table:table-cell office:value-type="float" office:value="0.197555541992187" calcext:value-type="float">
            <text:p>0.197555542</text:p>
          </table:table-cell>
          <table:table-cell office:value-type="float" office:value="0.316741943359375" calcext:value-type="float">
            <text:p>0.3167419434</text:p>
          </table:table-cell>
          <table:table-cell office:value-type="float" office:value="0.509827613830566" calcext:value-type="float">
            <text:p>0.5098276138</text:p>
          </table:table-cell>
          <table:table-cell office:value-type="float" office:value="0.195035934448242" calcext:value-type="float">
            <text:p>0.1950359344</text:p>
          </table:table-cell>
          <table:table-cell office:value-type="float" office:value="0.40471076965332" calcext:value-type="float">
            <text:p>0.4047107697</text:p>
          </table:table-cell>
          <table:table-cell office:value-type="float" office:value="1.07862663269042" calcext:value-type="float">
            <text:p>1.0786266327</text:p>
          </table:table-cell>
          <table:table-cell office:value-type="float" office:value="1.92139625549316" calcext:value-type="float">
            <text:p>1.9213962555</text:p>
          </table:table-cell>
          <table:table-cell office:value-type="float" office:value="0.697940826416015" calcext:value-type="float">
            <text:p>0.6979408264</text:p>
          </table:table-cell>
          <table:table-cell office:value-type="float" office:value="0.168935298919677" calcext:value-type="float">
            <text:p>0.1689352989</text:p>
          </table:table-cell>
          <table:table-cell office:value-type="float" office:value="0.106635570526123" calcext:value-type="float">
            <text:p>0.1066355705</text:p>
          </table:table-cell>
          <table:table-cell office:value-type="float" office:value="1.4571886062622" calcext:value-type="float">
            <text:p>1.4571886063</text:p>
          </table:table-cell>
          <table:table-cell office:value-type="float" office:value="0.995073318481445" calcext:value-type="float">
            <text:p>0.9950733185</text:p>
          </table:table-cell>
          <table:table-cell office:value-type="float" office:value="0.12300682067871" calcext:value-type="float">
            <text:p>0.1230068207</text:p>
          </table:table-cell>
          <table:table-cell office:value-type="float" office:value="0.931501388549804" calcext:value-type="float">
            <text:p>0.9315013885</text:p>
          </table:table-cell>
          <table:table-cell office:value-type="float" office:value="0.599610328674316" calcext:value-type="float">
            <text:p>0.5996103287</text:p>
          </table:table-cell>
          <table:table-cell office:value-type="float" office:value="0.692224502563476" calcext:value-type="float">
            <text:p>0.6922245026</text:p>
          </table:table-cell>
          <table:table-cell office:value-type="float" office:value="1.06316947937011" calcext:value-type="float">
            <text:p>1.0631694794</text:p>
          </table:table-cell>
          <table:table-cell office:value-type="float" office:value="0.841337203979492" calcext:value-type="float">
            <text:p>0.841337204</text:p>
          </table:table-cell>
          <table:table-cell office:value-type="float" office:value="1.01194763183593" calcext:value-type="float">
            <text:p>1.0119476318</text:p>
          </table:table-cell>
          <table:table-cell office:value-type="float" office:value="0.935643196105957" calcext:value-type="float">
            <text:p>0.9356431961</text:p>
          </table:table-cell>
          <table:table-cell office:value-type="float" office:value="0.780789375305175" calcext:value-type="float">
            <text:p>0.7807893753</text:p>
          </table:table-cell>
          <table:table-cell office:value-type="float" office:value="1.81742858886718" calcext:value-type="float">
            <text:p>1.8174285889</text:p>
          </table:table-cell>
          <table:table-cell office:value-type="float" office:value="1.20967864990234" calcext:value-type="float">
            <text:p>1.2096786499</text:p>
          </table:table-cell>
          <table:table-cell office:value-type="float" office:value="1.21402359008789" calcext:value-type="float">
            <text:p>1.2140235901</text:p>
          </table:table-cell>
          <table:table-cell office:value-type="float" office:value="0.476482391357421" calcext:value-type="float">
            <text:p>0.4764823914</text:p>
          </table:table-cell>
          <table:table-cell office:value-type="float" office:value="0.92999267578125" calcext:value-type="float">
            <text:p>0.9299926758</text:p>
          </table:table-cell>
          <table:table-cell office:value-type="float" office:value="0.645474433898925" calcext:value-type="float">
            <text:p>0.6454744339</text:p>
          </table:table-cell>
          <table:table-cell office:value-type="float" office:value="0.26948070526123" calcext:value-type="float">
            <text:p>0.2694807053</text:p>
          </table:table-cell>
          <table:table-cell office:value-type="float" office:value="0.81512451171875" calcext:value-type="float">
            <text:p>0.8151245117</text:p>
          </table:table-cell>
          <table:table-cell office:value-type="float" office:value="0.905094146728515" calcext:value-type="float">
            <text:p>0.9050941467</text:p>
          </table:table-cell>
          <table:table-cell office:value-type="float" office:value="1.62676048278808" calcext:value-type="float">
            <text:p>1.6267604828</text:p>
          </table:table-cell>
          <table:table-cell office:value-type="float" office:value="0.64749526977539" calcext:value-type="float">
            <text:p>0.6474952698</text:p>
          </table:table-cell>
          <table:table-cell office:value-type="float" office:value="0.409236907958984" calcext:value-type="float">
            <text:p>0.409236908</text:p>
          </table:table-cell>
          <table:table-cell office:value-type="float" office:value="3.51177024841308" calcext:value-type="float">
            <text:p>3.5117702484</text:p>
          </table:table-cell>
          <table:table-cell office:value-type="float" office:value="1.86144542694091" calcext:value-type="float">
            <text:p>1.8614454269</text:p>
          </table:table-cell>
          <table:table-cell office:value-type="float" office:value="0.290042400360107" calcext:value-type="float">
            <text:p>0.2900424004</text:p>
          </table:table-cell>
          <table:table-cell office:value-type="float" office:value="0.85430908203125" calcext:value-type="float">
            <text:p>0.854309082</text:p>
          </table:table-cell>
          <table:table-cell office:value-type="float" office:value="1.16573095321655" calcext:value-type="float">
            <text:p>1.1657309532</text:p>
          </table:table-cell>
          <table:table-cell office:value-type="float" office:value="0.532319068908691" calcext:value-type="float">
            <text:p>0.5323190689</text:p>
          </table:table-cell>
          <table:table-cell office:value-type="float" office:value="1.31657624244689" calcext:value-type="float">
            <text:p>1.3165762424</text:p>
          </table:table-cell>
          <table:table-cell table:number-columns-repeated="96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10689306259155" calcext:value-type="float">
            <text:p>1.1068930626</text:p>
          </table:table-cell>
          <table:table-cell office:value-type="float" office:value="1.11985111236572" calcext:value-type="float">
            <text:p>1.1198511124</text:p>
          </table:table-cell>
          <table:table-cell office:value-type="float" office:value="0.928216934204101" calcext:value-type="float">
            <text:p>0.9282169342</text:p>
          </table:table-cell>
          <table:table-cell office:value-type="float" office:value="1.00390815734863" calcext:value-type="float">
            <text:p>1.0039081573</text:p>
          </table:table-cell>
          <table:table-cell office:value-type="float" office:value="1.61011695861816" calcext:value-type="float">
            <text:p>1.6101169586</text:p>
          </table:table-cell>
          <table:table-cell office:value-type="float" office:value="0.473042488098144" calcext:value-type="float">
            <text:p>0.4730424881</text:p>
          </table:table-cell>
          <table:table-cell office:value-type="float" office:value="1.31163597106933" calcext:value-type="float">
            <text:p>1.3116359711</text:p>
          </table:table-cell>
          <table:table-cell office:value-type="float" office:value="0.79770278930664" calcext:value-type="float">
            <text:p>0.7977027893</text:p>
          </table:table-cell>
          <table:table-cell office:value-type="float" office:value="1.12660312652587" calcext:value-type="float">
            <text:p>1.1266031265</text:p>
          </table:table-cell>
          <table:table-cell office:value-type="float" office:value="0.179442882537841" calcext:value-type="float">
            <text:p>0.1794428825</text:p>
          </table:table-cell>
          <table:table-cell office:value-type="float" office:value="0.188429832458496" calcext:value-type="float">
            <text:p>0.1884298325</text:p>
          </table:table-cell>
          <table:table-cell office:value-type="float" office:value="0.430954933166503" calcext:value-type="float">
            <text:p>0.4309549332</text:p>
          </table:table-cell>
          <table:table-cell office:value-type="float" office:value="0.474101066589355" calcext:value-type="float">
            <text:p>0.4741010666</text:p>
          </table:table-cell>
          <table:table-cell office:value-type="float" office:value="0.918073654174804" calcext:value-type="float">
            <text:p>0.9180736542</text:p>
          </table:table-cell>
          <table:table-cell office:value-type="float" office:value="0.332956314086914" calcext:value-type="float">
            <text:p>0.3329563141</text:p>
          </table:table-cell>
          <table:table-cell office:value-type="float" office:value="0.468206405639648" calcext:value-type="float">
            <text:p>0.4682064056</text:p>
          </table:table-cell>
          <table:table-cell office:value-type="float" office:value="1.31786727905273" calcext:value-type="float">
            <text:p>1.3178672791</text:p>
          </table:table-cell>
          <table:table-cell office:value-type="float" office:value="1.01357650756835" calcext:value-type="float">
            <text:p>1.0135765076</text:p>
          </table:table-cell>
          <table:table-cell office:value-type="float" office:value="0.470961570739746" calcext:value-type="float">
            <text:p>0.4709615707</text:p>
          </table:table-cell>
          <table:table-cell office:value-type="float" office:value="0.159168243408203" calcext:value-type="float">
            <text:p>0.1591682434</text:p>
          </table:table-cell>
          <table:table-cell office:value-type="float" office:value="0.94014549255371" calcext:value-type="float">
            <text:p>0.9401454926</text:p>
          </table:table-cell>
          <table:table-cell office:value-type="float" office:value="0.0349674224853515" calcext:value-type="float">
            <text:p>0.0349674225</text:p>
          </table:table-cell>
          <table:table-cell office:value-type="float" office:value="1.43445587158203" calcext:value-type="float">
            <text:p>1.4344558716</text:p>
          </table:table-cell>
          <table:table-cell office:value-type="float" office:value="0.371503829956054" calcext:value-type="float">
            <text:p>0.37150383</text:p>
          </table:table-cell>
          <table:table-cell office:value-type="float" office:value="0.532004356384277" calcext:value-type="float">
            <text:p>0.5320043564</text:p>
          </table:table-cell>
          <table:table-cell office:value-type="float" office:value="0.930573463439941" calcext:value-type="float">
            <text:p>0.9305734634</text:p>
          </table:table-cell>
          <table:table-cell office:value-type="float" office:value="0.970746994018554" calcext:value-type="float">
            <text:p>0.970746994</text:p>
          </table:table-cell>
          <table:table-cell office:value-type="float" office:value="0.347669601440429" calcext:value-type="float">
            <text:p>0.3476696014</text:p>
          </table:table-cell>
          <table:table-cell office:value-type="float" office:value="0.277433395385742" calcext:value-type="float">
            <text:p>0.2774333954</text:p>
          </table:table-cell>
          <table:table-cell office:value-type="float" office:value="1.29706859588623" calcext:value-type="float">
            <text:p>1.2970685959</text:p>
          </table:table-cell>
          <table:table-cell office:value-type="float" office:value="0.00613021850585937" calcext:value-type="float">
            <text:p>0.0061302185</text:p>
          </table:table-cell>
          <table:table-cell office:value-type="float" office:value="0.680568695068359" calcext:value-type="float">
            <text:p>0.6805686951</text:p>
          </table:table-cell>
          <table:table-cell office:value-type="float" office:value="0.643240928649902" calcext:value-type="float">
            <text:p>0.6432409286</text:p>
          </table:table-cell>
          <table:table-cell office:value-type="float" office:value="0.152300357818603" calcext:value-type="float">
            <text:p>0.1523003578</text:p>
          </table:table-cell>
          <table:table-cell office:value-type="float" office:value="0.585671424865722" calcext:value-type="float">
            <text:p>0.5856714249</text:p>
          </table:table-cell>
          <table:table-cell office:value-type="float" office:value="0.47493028640747" calcext:value-type="float">
            <text:p>0.4749302864</text:p>
          </table:table-cell>
          <table:table-cell office:value-type="float" office:value="0.0601997375488281" calcext:value-type="float">
            <text:p>0.0601997375</text:p>
          </table:table-cell>
          <table:table-cell office:value-type="float" office:value="1.28795051574707" calcext:value-type="float">
            <text:p>1.2879505157</text:p>
          </table:table-cell>
          <table:table-cell office:value-type="float" office:value="0.959531784057617" calcext:value-type="float">
            <text:p>0.9595317841</text:p>
          </table:table-cell>
          <table:table-cell office:value-type="float" office:value="0.269474029541015" calcext:value-type="float">
            <text:p>0.2694740295</text:p>
          </table:table-cell>
          <table:table-cell office:value-type="float" office:value="0.225189208984375" calcext:value-type="float">
            <text:p>0.225189209</text:p>
          </table:table-cell>
          <table:table-cell office:value-type="float" office:value="1.90029621124267" calcext:value-type="float">
            <text:p>1.9002962112</text:p>
          </table:table-cell>
          <table:table-cell office:value-type="float" office:value="0.566138744354248" calcext:value-type="float">
            <text:p>0.5661387444</text:p>
          </table:table-cell>
          <table:table-cell office:value-type="float" office:value="0.177142143249511" calcext:value-type="float">
            <text:p>0.1771421432</text:p>
          </table:table-cell>
          <table:table-cell office:value-type="float" office:value="0.0838556289672851" calcext:value-type="float">
            <text:p>0.083855629</text:p>
          </table:table-cell>
          <table:table-cell office:value-type="float" office:value="0.604572296142578" calcext:value-type="float">
            <text:p>0.6045722961</text:p>
          </table:table-cell>
          <table:table-cell office:value-type="float" office:value="0.227102279663085" calcext:value-type="float">
            <text:p>0.2271022797</text:p>
          </table:table-cell>
          <table:table-cell office:value-type="float" office:value="0.43879747390747" calcext:value-type="float">
            <text:p>0.4387974739</text:p>
          </table:table-cell>
          <table:table-cell office:value-type="float" office:value="0.264009475708007" calcext:value-type="float">
            <text:p>0.2640094757</text:p>
          </table:table-cell>
          <table:table-cell office:value-type="float" office:value="1.06253242492675" calcext:value-type="float">
            <text:p>1.0625324249</text:p>
          </table:table-cell>
          <table:table-cell office:value-type="float" office:value="1.92179155349731" calcext:value-type="float">
            <text:p>1.9217915535</text:p>
          </table:table-cell>
          <table:table-cell office:value-type="float" office:value="0.118963718414306" calcext:value-type="float">
            <text:p>0.1189637184</text:p>
          </table:table-cell>
          <table:table-cell office:value-type="float" office:value="0.640862941741943" calcext:value-type="float">
            <text:p>0.6408629417</text:p>
          </table:table-cell>
          <table:table-cell office:value-type="float" office:value="1.17848777770996" calcext:value-type="float">
            <text:p>1.1784877777</text:p>
          </table:table-cell>
          <table:table-cell office:value-type="float" office:value="0.113847017288208" calcext:value-type="float">
            <text:p>0.1138470173</text:p>
          </table:table-cell>
          <table:table-cell table:number-columns-repeated="96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840671062469482" calcext:value-type="float">
            <text:p>0.8406710625</text:p>
          </table:table-cell>
          <table:table-cell office:value-type="float" office:value="0.5514497756958" calcext:value-type="float">
            <text:p>0.5514497757</text:p>
          </table:table-cell>
          <table:table-cell office:value-type="float" office:value="0.0683441162109375" calcext:value-type="float">
            <text:p>0.0683441162</text:p>
          </table:table-cell>
          <table:table-cell office:value-type="float" office:value="1.28879928588867" calcext:value-type="float">
            <text:p>1.2887992859</text:p>
          </table:table-cell>
          <table:table-cell office:value-type="float" office:value="0.26970100402832" calcext:value-type="float">
            <text:p>0.269701004</text:p>
          </table:table-cell>
          <table:table-cell office:value-type="float" office:value="0.190183639526367" calcext:value-type="float">
            <text:p>0.1901836395</text:p>
          </table:table-cell>
          <table:table-cell office:value-type="float" office:value="1.93234348297119" calcext:value-type="float">
            <text:p>1.932343483</text:p>
          </table:table-cell>
          <table:table-cell office:value-type="float" office:value="0.939702033996582" calcext:value-type="float">
            <text:p>0.939702034</text:p>
          </table:table-cell>
          <table:table-cell office:value-type="float" office:value="1.28573703765869" calcext:value-type="float">
            <text:p>1.2857370377</text:p>
          </table:table-cell>
          <table:table-cell office:value-type="float" office:value="0.98222541809082" calcext:value-type="float">
            <text:p>0.9822254181</text:p>
          </table:table-cell>
          <table:table-cell office:value-type="float" office:value="0.316032409667968" calcext:value-type="float">
            <text:p>0.3160324097</text:p>
          </table:table-cell>
          <table:table-cell office:value-type="float" office:value="1.11879634857177" calcext:value-type="float">
            <text:p>1.1187963486</text:p>
          </table:table-cell>
          <table:table-cell office:value-type="float" office:value="1.6395616531372" calcext:value-type="float">
            <text:p>1.6395616531</text:p>
          </table:table-cell>
          <table:table-cell office:value-type="float" office:value="5.13206100463867" calcext:value-type="float">
            <text:p>5.1320610046</text:p>
          </table:table-cell>
          <table:table-cell office:value-type="float" office:value="0.142623901367187" calcext:value-type="float">
            <text:p>0.1426239014</text:p>
          </table:table-cell>
          <table:table-cell office:value-type="float" office:value="1.63723373413085" calcext:value-type="float">
            <text:p>1.6372337341</text:p>
          </table:table-cell>
          <table:table-cell office:value-type="float" office:value="0.937870025634765" calcext:value-type="float">
            <text:p>0.9378700256</text:p>
          </table:table-cell>
          <table:table-cell office:value-type="float" office:value="0.393879890441894" calcext:value-type="float">
            <text:p>0.3938798904</text:p>
          </table:table-cell>
          <table:table-cell office:value-type="float" office:value="0.0834217071533203" calcext:value-type="float">
            <text:p>0.0834217072</text:p>
          </table:table-cell>
          <table:table-cell office:value-type="float" office:value="0.627364158630371" calcext:value-type="float">
            <text:p>0.6273641586</text:p>
          </table:table-cell>
          <table:table-cell office:value-type="float" office:value="0.5836181640625" calcext:value-type="float">
            <text:p>0.5836181641</text:p>
          </table:table-cell>
          <table:table-cell office:value-type="float" office:value="0.479547500610351" calcext:value-type="float">
            <text:p>0.4795475006</text:p>
          </table:table-cell>
          <table:table-cell office:value-type="float" office:value="0.734270095825195" calcext:value-type="float">
            <text:p>0.7342700958</text:p>
          </table:table-cell>
          <table:table-cell office:value-type="float" office:value="0.253841400146484" calcext:value-type="float">
            <text:p>0.2538414001</text:p>
          </table:table-cell>
          <table:table-cell office:value-type="float" office:value="0.956757545471191" calcext:value-type="float">
            <text:p>0.9567575455</text:p>
          </table:table-cell>
          <table:table-cell office:value-type="float" office:value="1.33424854278564" calcext:value-type="float">
            <text:p>1.3342485428</text:p>
          </table:table-cell>
          <table:table-cell office:value-type="float" office:value="0.808661460876464" calcext:value-type="float">
            <text:p>0.8086614609</text:p>
          </table:table-cell>
          <table:table-cell office:value-type="float" office:value="1.20641136169433" calcext:value-type="float">
            <text:p>1.2064113617</text:p>
          </table:table-cell>
          <table:table-cell office:value-type="float" office:value="0.914728164672851" calcext:value-type="float">
            <text:p>0.9147281647</text:p>
          </table:table-cell>
          <table:table-cell office:value-type="float" office:value="0.337218284606933" calcext:value-type="float">
            <text:p>0.3372182846</text:p>
          </table:table-cell>
          <table:table-cell office:value-type="float" office:value="1.18906879425048" calcext:value-type="float">
            <text:p>1.1890687943</text:p>
          </table:table-cell>
          <table:table-cell office:value-type="float" office:value="0.387159824371337" calcext:value-type="float">
            <text:p>0.3871598244</text:p>
          </table:table-cell>
          <table:table-cell office:value-type="float" office:value="2.28816986083984" calcext:value-type="float">
            <text:p>2.2881698608</text:p>
          </table:table-cell>
          <table:table-cell office:value-type="float" office:value="0.883673667907714" calcext:value-type="float">
            <text:p>0.8836736679</text:p>
          </table:table-cell>
          <table:table-cell office:value-type="float" office:value="0.663630485534668" calcext:value-type="float">
            <text:p>0.6636304855</text:p>
          </table:table-cell>
          <table:table-cell office:value-type="float" office:value="0.156614303588867" calcext:value-type="float">
            <text:p>0.1566143036</text:p>
          </table:table-cell>
          <table:table-cell office:value-type="float" office:value="2.15045070648193" calcext:value-type="float">
            <text:p>2.1504507065</text:p>
          </table:table-cell>
          <table:table-cell office:value-type="float" office:value="1.07575035095214" calcext:value-type="float">
            <text:p>1.075750351</text:p>
          </table:table-cell>
          <table:table-cell office:value-type="float" office:value="0.0519046783447265" calcext:value-type="float">
            <text:p>0.0519046783</text:p>
          </table:table-cell>
          <table:table-cell office:value-type="float" office:value="1.21774673461914" calcext:value-type="float">
            <text:p>1.2177467346</text:p>
          </table:table-cell>
          <table:table-cell office:value-type="float" office:value="0.798830032348632" calcext:value-type="float">
            <text:p>0.7988300323</text:p>
          </table:table-cell>
          <table:table-cell office:value-type="float" office:value="0.33548355102539" calcext:value-type="float">
            <text:p>0.335483551</text:p>
          </table:table-cell>
          <table:table-cell office:value-type="float" office:value="0.514014720916748" calcext:value-type="float">
            <text:p>0.5140147209</text:p>
          </table:table-cell>
          <table:table-cell office:value-type="float" office:value="0.602538108825683" calcext:value-type="float">
            <text:p>0.6025381088</text:p>
          </table:table-cell>
          <table:table-cell office:value-type="float" office:value="1.23344802856445" calcext:value-type="float">
            <text:p>1.2334480286</text:p>
          </table:table-cell>
          <table:table-cell office:value-type="float" office:value="0.0828428268432617" calcext:value-type="float">
            <text:p>0.0828428268</text:p>
          </table:table-cell>
          <table:table-cell office:value-type="float" office:value="0.490764617919921" calcext:value-type="float">
            <text:p>0.4907646179</text:p>
          </table:table-cell>
          <table:table-cell office:value-type="float" office:value="0.140220642089843" calcext:value-type="float">
            <text:p>0.1402206421</text:p>
          </table:table-cell>
          <table:table-cell office:value-type="float" office:value="0.955256462097168" calcext:value-type="float">
            <text:p>0.9552564621</text:p>
          </table:table-cell>
          <table:table-cell office:value-type="float" office:value="1.95438385009765" calcext:value-type="float">
            <text:p>1.9543838501</text:p>
          </table:table-cell>
          <table:table-cell office:value-type="float" office:value="0.709194183349609" calcext:value-type="float">
            <text:p>0.7091941833</text:p>
          </table:table-cell>
          <table:table-cell office:value-type="float" office:value="0.0572607517242431" calcext:value-type="float">
            <text:p>0.0572607517</text:p>
          </table:table-cell>
          <table:table-cell office:value-type="float" office:value="0.196785449981689" calcext:value-type="float">
            <text:p>0.19678545</text:p>
          </table:table-cell>
          <table:table-cell office:value-type="float" office:value="1.46520233154296" calcext:value-type="float">
            <text:p>1.4652023315</text:p>
          </table:table-cell>
          <table:table-cell office:value-type="float" office:value="0.402979850769042" calcext:value-type="float">
            <text:p>0.4029798508</text:p>
          </table:table-cell>
          <table:table-cell table:number-columns-repeated="96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29331350326538" calcext:value-type="float">
            <text:p>1.2933135033</text:p>
          </table:table-cell>
          <table:table-cell office:value-type="float" office:value="1.39024829864501" calcext:value-type="float">
            <text:p>1.3902482986</text:p>
          </table:table-cell>
          <table:table-cell office:value-type="float" office:value="0.29501724243164" calcext:value-type="float">
            <text:p>0.2950172424</text:p>
          </table:table-cell>
          <table:table-cell office:value-type="float" office:value="0.349321365356445" calcext:value-type="float">
            <text:p>0.3493213654</text:p>
          </table:table-cell>
          <table:table-cell office:value-type="float" office:value="1.20901489257812" calcext:value-type="float">
            <text:p>1.2090148926</text:p>
          </table:table-cell>
          <table:table-cell office:value-type="float" office:value="1.54422903060913" calcext:value-type="float">
            <text:p>1.5442290306</text:p>
          </table:table-cell>
          <table:table-cell office:value-type="float" office:value="1.54386806488037" calcext:value-type="float">
            <text:p>1.5438680649</text:p>
          </table:table-cell>
          <table:table-cell office:value-type="float" office:value="0.0470442771911621" calcext:value-type="float">
            <text:p>0.0470442772</text:p>
          </table:table-cell>
          <table:table-cell office:value-type="float" office:value="0.526407241821289" calcext:value-type="float">
            <text:p>0.5264072418</text:p>
          </table:table-cell>
          <table:table-cell office:value-type="float" office:value="0.526199340820312" calcext:value-type="float">
            <text:p>0.5261993408</text:p>
          </table:table-cell>
          <table:table-cell office:value-type="float" office:value="0.385048866271972" calcext:value-type="float">
            <text:p>0.3850488663</text:p>
          </table:table-cell>
          <table:table-cell office:value-type="float" office:value="3.97537040710449" calcext:value-type="float">
            <text:p>3.9753704071</text:p>
          </table:table-cell>
          <table:table-cell office:value-type="float" office:value="2.31568098068237" calcext:value-type="float">
            <text:p>2.3156809807</text:p>
          </table:table-cell>
          <table:table-cell office:value-type="float" office:value="0.308530807495117" calcext:value-type="float">
            <text:p>0.3085308075</text:p>
          </table:table-cell>
          <table:table-cell office:value-type="float" office:value="0.315032958984375" calcext:value-type="float">
            <text:p>0.315032959</text:p>
          </table:table-cell>
          <table:table-cell office:value-type="float" office:value="0.904647827148437" calcext:value-type="float">
            <text:p>0.9046478271</text:p>
          </table:table-cell>
          <table:table-cell office:value-type="float" office:value="1.16868782043457" calcext:value-type="float">
            <text:p>1.1686878204</text:p>
          </table:table-cell>
          <table:table-cell office:value-type="float" office:value="0.681851387023925" calcext:value-type="float">
            <text:p>0.681851387</text:p>
          </table:table-cell>
          <table:table-cell office:value-type="float" office:value="0.70847749710083" calcext:value-type="float">
            <text:p>0.7084774971</text:p>
          </table:table-cell>
          <table:table-cell office:value-type="float" office:value="0.795384407043457" calcext:value-type="float">
            <text:p>0.795384407</text:p>
          </table:table-cell>
          <table:table-cell office:value-type="float" office:value="0.323481559753417" calcext:value-type="float">
            <text:p>0.3234815598</text:p>
          </table:table-cell>
          <table:table-cell office:value-type="float" office:value="0.874903678894043" calcext:value-type="float">
            <text:p>0.8749036789</text:p>
          </table:table-cell>
          <table:table-cell office:value-type="float" office:value="0.173171043395996" calcext:value-type="float">
            <text:p>0.1731710434</text:p>
          </table:table-cell>
          <table:table-cell office:value-type="float" office:value="1.14264106750488" calcext:value-type="float">
            <text:p>1.1426410675</text:p>
          </table:table-cell>
          <table:table-cell office:value-type="float" office:value="2.29730033874511" calcext:value-type="float">
            <text:p>2.2973003387</text:p>
          </table:table-cell>
          <table:table-cell office:value-type="float" office:value="0.554954528808593" calcext:value-type="float">
            <text:p>0.5549545288</text:p>
          </table:table-cell>
          <table:table-cell office:value-type="float" office:value="0.623274803161621" calcext:value-type="float">
            <text:p>0.6232748032</text:p>
          </table:table-cell>
          <table:table-cell office:value-type="float" office:value="0.333747863769531" calcext:value-type="float">
            <text:p>0.3337478638</text:p>
          </table:table-cell>
          <table:table-cell office:value-type="float" office:value="0.682826995849609" calcext:value-type="float">
            <text:p>0.6828269958</text:p>
          </table:table-cell>
          <table:table-cell office:value-type="float" office:value="0.487293720245361" calcext:value-type="float">
            <text:p>0.4872937202</text:p>
          </table:table-cell>
          <table:table-cell office:value-type="float" office:value="2.72007036209106" calcext:value-type="float">
            <text:p>2.7200703621</text:p>
          </table:table-cell>
          <table:table-cell office:value-type="float" office:value="0.0116243362426757" calcext:value-type="float">
            <text:p>0.0116243362</text:p>
          </table:table-cell>
          <table:table-cell office:value-type="float" office:value="0.468658447265625" calcext:value-type="float">
            <text:p>0.4686584473</text:p>
          </table:table-cell>
          <table:table-cell office:value-type="float" office:value="0.820563316345214" calcext:value-type="float">
            <text:p>0.8205633163</text:p>
          </table:table-cell>
          <table:table-cell office:value-type="float" office:value="0.520468711853027" calcext:value-type="float">
            <text:p>0.5204687119</text:p>
          </table:table-cell>
          <table:table-cell office:value-type="float" office:value="1.82387018203735" calcext:value-type="float">
            <text:p>1.823870182</text:p>
          </table:table-cell>
          <table:table-cell office:value-type="float" office:value="0.768757820129394" calcext:value-type="float">
            <text:p>0.7687578201</text:p>
          </table:table-cell>
          <table:table-cell office:value-type="float" office:value="0.325414657592773" calcext:value-type="float">
            <text:p>0.3254146576</text:p>
          </table:table-cell>
          <table:table-cell office:value-type="float" office:value="0.564992904663085" calcext:value-type="float">
            <text:p>0.5649929047</text:p>
          </table:table-cell>
          <table:table-cell office:value-type="float" office:value="1.10951614379882" calcext:value-type="float">
            <text:p>1.1095161438</text:p>
          </table:table-cell>
          <table:table-cell office:value-type="float" office:value="1.60684013366699" calcext:value-type="float">
            <text:p>1.6068401337</text:p>
          </table:table-cell>
          <table:table-cell office:value-type="float" office:value="0.695461273193359" calcext:value-type="float">
            <text:p>0.6954612732</text:p>
          </table:table-cell>
          <table:table-cell office:value-type="float" office:value="0.585896968841552" calcext:value-type="float">
            <text:p>0.5858969688</text:p>
          </table:table-cell>
          <table:table-cell office:value-type="float" office:value="0.317778587341308" calcext:value-type="float">
            <text:p>0.3177785873</text:p>
          </table:table-cell>
          <table:table-cell office:value-type="float" office:value="0.796628952026367" calcext:value-type="float">
            <text:p>0.796628952</text:p>
          </table:table-cell>
          <table:table-cell office:value-type="float" office:value="1.69442272186279" calcext:value-type="float">
            <text:p>1.6944227219</text:p>
          </table:table-cell>
          <table:table-cell office:value-type="float" office:value="1.64787673950195" calcext:value-type="float">
            <text:p>1.6478767395</text:p>
          </table:table-cell>
          <table:table-cell office:value-type="float" office:value="0.0710725784301757" calcext:value-type="float">
            <text:p>0.0710725784</text:p>
          </table:table-cell>
          <table:table-cell office:value-type="float" office:value="2.48224163055419" calcext:value-type="float">
            <text:p>2.4822416306</text:p>
          </table:table-cell>
          <table:table-cell office:value-type="float" office:value="1.13895606994628" calcext:value-type="float">
            <text:p>1.1389560699</text:p>
          </table:table-cell>
          <table:table-cell office:value-type="float" office:value="0.237231254577636" calcext:value-type="float">
            <text:p>0.2372312546</text:p>
          </table:table-cell>
          <table:table-cell office:value-type="float" office:value="0.403008222579956" calcext:value-type="float">
            <text:p>0.4030082226</text:p>
          </table:table-cell>
          <table:table-cell office:value-type="float" office:value="0.130470275878906" calcext:value-type="float">
            <text:p>0.1304702759</text:p>
          </table:table-cell>
          <table:table-cell office:value-type="float" office:value="1.68938732147216" calcext:value-type="float">
            <text:p>1.6893873215</text:p>
          </table:table-cell>
          <table:table-cell office:value-type="float" office:value="0.733129501342773" calcext:value-type="float">
            <text:p>0.7331295013</text:p>
          </table:table-cell>
          <table:table-cell table:number-columns-repeated="96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00612020492553" calcext:value-type="float">
            <text:p>1.0061202049</text:p>
          </table:table-cell>
          <table:table-cell office:value-type="float" office:value="3.49066638946533" calcext:value-type="float">
            <text:p>3.4906663895</text:p>
          </table:table-cell>
          <table:table-cell office:value-type="float" office:value="3.03003025054931" calcext:value-type="float">
            <text:p>3.0300302505</text:p>
          </table:table-cell>
          <table:table-cell office:value-type="float" office:value="1.10017204284667" calcext:value-type="float">
            <text:p>1.1001720428</text:p>
          </table:table-cell>
          <table:table-cell office:value-type="float" office:value="0.606609344482421" calcext:value-type="float">
            <text:p>0.6066093445</text:p>
          </table:table-cell>
          <table:table-cell office:value-type="float" office:value="1.04239654541015" calcext:value-type="float">
            <text:p>1.0423965454</text:p>
          </table:table-cell>
          <table:table-cell office:value-type="float" office:value="0.531469345092773" calcext:value-type="float">
            <text:p>0.5314693451</text:p>
          </table:table-cell>
          <table:table-cell office:value-type="float" office:value="0.636282444000244" calcext:value-type="float">
            <text:p>0.636282444</text:p>
          </table:table-cell>
          <table:table-cell office:value-type="float" office:value="1.2876329421997" calcext:value-type="float">
            <text:p>1.2876329422</text:p>
          </table:table-cell>
          <table:table-cell office:value-type="float" office:value="0.488218784332275" calcext:value-type="float">
            <text:p>0.4882187843</text:p>
          </table:table-cell>
          <table:table-cell office:value-type="float" office:value="1.45358657836914" calcext:value-type="float">
            <text:p>1.4535865784</text:p>
          </table:table-cell>
          <table:table-cell office:value-type="float" office:value="1.32416820526123" calcext:value-type="float">
            <text:p>1.3241682053</text:p>
          </table:table-cell>
          <table:table-cell office:value-type="float" office:value="1.65803527832031" calcext:value-type="float">
            <text:p>1.6580352783</text:p>
          </table:table-cell>
          <table:table-cell office:value-type="float" office:value="0.309865951538085" calcext:value-type="float">
            <text:p>0.3098659515</text:p>
          </table:table-cell>
          <table:table-cell office:value-type="float" office:value="0.824409484863281" calcext:value-type="float">
            <text:p>0.8244094849</text:p>
          </table:table-cell>
          <table:table-cell office:value-type="float" office:value="0.703651428222656" calcext:value-type="float">
            <text:p>0.7036514282</text:p>
          </table:table-cell>
          <table:table-cell office:value-type="float" office:value="0.123809814453125" calcext:value-type="float">
            <text:p>0.1238098145</text:p>
          </table:table-cell>
          <table:table-cell office:value-type="float" office:value="2.43601608276367" calcext:value-type="float">
            <text:p>2.4360160828</text:p>
          </table:table-cell>
          <table:table-cell office:value-type="float" office:value="0.427676200866699" calcext:value-type="float">
            <text:p>0.4276762009</text:p>
          </table:table-cell>
          <table:table-cell office:value-type="float" office:value="0.599299430847168" calcext:value-type="float">
            <text:p>0.5992994308</text:p>
          </table:table-cell>
          <table:table-cell office:value-type="float" office:value="0.30414867401123" calcext:value-type="float">
            <text:p>0.304148674</text:p>
          </table:table-cell>
          <table:table-cell office:value-type="float" office:value="1.3813886642456" calcext:value-type="float">
            <text:p>1.3813886642</text:p>
          </table:table-cell>
          <table:table-cell office:value-type="float" office:value="0.580181121826171" calcext:value-type="float">
            <text:p>0.5801811218</text:p>
          </table:table-cell>
          <table:table-cell office:value-type="float" office:value="1.10528755187988" calcext:value-type="float">
            <text:p>1.1052875519</text:p>
          </table:table-cell>
          <table:table-cell office:value-type="float" office:value="0.742728233337402" calcext:value-type="float">
            <text:p>0.7427282333</text:p>
          </table:table-cell>
          <table:table-cell office:value-type="float" office:value="1.84999561309814" calcext:value-type="float">
            <text:p>1.8499956131</text:p>
          </table:table-cell>
          <table:table-cell office:value-type="float" office:value="1.81847858428955" calcext:value-type="float">
            <text:p>1.8184785843</text:p>
          </table:table-cell>
          <table:table-cell office:value-type="float" office:value="3.10110092163085" calcext:value-type="float">
            <text:p>3.1011009216</text:p>
          </table:table-cell>
          <table:table-cell office:value-type="float" office:value="2.69208717346191" calcext:value-type="float">
            <text:p>2.6920871735</text:p>
          </table:table-cell>
          <table:table-cell office:value-type="float" office:value="1.59832572937011" calcext:value-type="float">
            <text:p>1.5983257294</text:p>
          </table:table-cell>
          <table:table-cell office:value-type="float" office:value="1.01772594451904" calcext:value-type="float">
            <text:p>1.0177259445</text:p>
          </table:table-cell>
          <table:table-cell office:value-type="float" office:value="0.397687435150146" calcext:value-type="float">
            <text:p>0.3976874352</text:p>
          </table:table-cell>
          <table:table-cell office:value-type="float" office:value="1.36393356323242" calcext:value-type="float">
            <text:p>1.3639335632</text:p>
          </table:table-cell>
          <table:table-cell office:value-type="float" office:value="0.119837284088134" calcext:value-type="float">
            <text:p>0.1198372841</text:p>
          </table:table-cell>
          <table:table-cell office:value-type="float" office:value="1.15524053573608" calcext:value-type="float">
            <text:p>1.1552405357</text:p>
          </table:table-cell>
          <table:table-cell office:value-type="float" office:value="0.301436424255371" calcext:value-type="float">
            <text:p>0.3014364243</text:p>
          </table:table-cell>
          <table:table-cell office:value-type="float" office:value="1.86399841308593" calcext:value-type="float">
            <text:p>1.8639984131</text:p>
          </table:table-cell>
          <table:table-cell office:value-type="float" office:value="0.590635299682617" calcext:value-type="float">
            <text:p>0.5906352997</text:p>
          </table:table-cell>
          <table:table-cell office:value-type="float" office:value="1.75505065917968" calcext:value-type="float">
            <text:p>1.7550506592</text:p>
          </table:table-cell>
          <table:table-cell office:value-type="float" office:value="0.544353485107421" calcext:value-type="float">
            <text:p>0.5443534851</text:p>
          </table:table-cell>
          <table:table-cell office:value-type="float" office:value="0.00384712219238281" calcext:value-type="float">
            <text:p>0.0038471222</text:p>
          </table:table-cell>
          <table:table-cell office:value-type="float" office:value="3.1736249923706" calcext:value-type="float">
            <text:p>3.1736249924</text:p>
          </table:table-cell>
          <table:table-cell office:value-type="float" office:value="0.00602149963378906" calcext:value-type="float">
            <text:p>0.0060214996</text:p>
          </table:table-cell>
          <table:table-cell office:value-type="float" office:value="0.233291625976562" calcext:value-type="float">
            <text:p>0.233291626</text:p>
          </table:table-cell>
          <table:table-cell office:value-type="float" office:value="0.455760955810546" calcext:value-type="float">
            <text:p>0.4557609558</text:p>
          </table:table-cell>
          <table:table-cell office:value-type="float" office:value="2.1245002746582" calcext:value-type="float">
            <text:p>2.1245002747</text:p>
          </table:table-cell>
          <table:table-cell office:value-type="float" office:value="0.207305908203125" calcext:value-type="float">
            <text:p>0.2073059082</text:p>
          </table:table-cell>
          <table:table-cell office:value-type="float" office:value="0.933992862701416" calcext:value-type="float">
            <text:p>0.9339928627</text:p>
          </table:table-cell>
          <table:table-cell office:value-type="float" office:value="0.0215778350830078" calcext:value-type="float">
            <text:p>0.0215778351</text:p>
          </table:table-cell>
          <table:table-cell office:value-type="float" office:value="1.06543636322021" calcext:value-type="float">
            <text:p>1.0654363632</text:p>
          </table:table-cell>
          <table:table-cell office:value-type="float" office:value="0.079052448272705" calcext:value-type="float">
            <text:p>0.0790524483</text:p>
          </table:table-cell>
          <table:table-cell office:value-type="float" office:value="0.261975765228271" calcext:value-type="float">
            <text:p>0.2619757652</text:p>
          </table:table-cell>
          <table:table-cell office:value-type="float" office:value="0.34614086151123" calcext:value-type="float">
            <text:p>0.3461408615</text:p>
          </table:table-cell>
          <table:table-cell office:value-type="float" office:value="0.573320388793945" calcext:value-type="float">
            <text:p>0.5733203888</text:p>
          </table:table-cell>
          <table:table-cell office:value-type="float" office:value="0.437630891799926" calcext:value-type="float">
            <text:p>0.4376308918</text:p>
          </table:table-cell>
          <table:table-cell table:number-columns-repeated="96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38320159912109" calcext:value-type="float">
            <text:p>0.9383201599</text:p>
          </table:table-cell>
          <table:table-cell office:value-type="float" office:value="0.809552192687988" calcext:value-type="float">
            <text:p>0.8095521927</text:p>
          </table:table-cell>
          <table:table-cell office:value-type="float" office:value="0.0168495178222656" calcext:value-type="float">
            <text:p>0.0168495178</text:p>
          </table:table-cell>
          <table:table-cell office:value-type="float" office:value="0.137924194335937" calcext:value-type="float">
            <text:p>0.1379241943</text:p>
          </table:table-cell>
          <table:table-cell office:value-type="float" office:value="0.302639007568359" calcext:value-type="float">
            <text:p>0.3026390076</text:p>
          </table:table-cell>
          <table:table-cell office:value-type="float" office:value="0.596955299377441" calcext:value-type="float">
            <text:p>0.5969552994</text:p>
          </table:table-cell>
          <table:table-cell office:value-type="float" office:value="0.436635017395019" calcext:value-type="float">
            <text:p>0.4366350174</text:p>
          </table:table-cell>
          <table:table-cell office:value-type="float" office:value="0.671482563018798" calcext:value-type="float">
            <text:p>0.671482563</text:p>
          </table:table-cell>
          <table:table-cell office:value-type="float" office:value="1.65135765075683" calcext:value-type="float">
            <text:p>1.6513576508</text:p>
          </table:table-cell>
          <table:table-cell office:value-type="float" office:value="0.265816688537597" calcext:value-type="float">
            <text:p>0.2658166885</text:p>
          </table:table-cell>
          <table:table-cell office:value-type="float" office:value="1.23443365097045" calcext:value-type="float">
            <text:p>1.234433651</text:p>
          </table:table-cell>
          <table:table-cell office:value-type="float" office:value="0.604756355285644" calcext:value-type="float">
            <text:p>0.6047563553</text:p>
          </table:table-cell>
          <table:table-cell office:value-type="float" office:value="0.137942790985107" calcext:value-type="float">
            <text:p>0.137942791</text:p>
          </table:table-cell>
          <table:table-cell office:value-type="float" office:value="3.2013931274414" calcext:value-type="float">
            <text:p>3.2013931274</text:p>
          </table:table-cell>
          <table:table-cell office:value-type="float" office:value="0.760473251342773" calcext:value-type="float">
            <text:p>0.7604732513</text:p>
          </table:table-cell>
          <table:table-cell office:value-type="float" office:value="4.3181037902832" calcext:value-type="float">
            <text:p>4.3181037903</text:p>
          </table:table-cell>
          <table:table-cell office:value-type="float" office:value="1.77656555175781" calcext:value-type="float">
            <text:p>1.7765655518</text:p>
          </table:table-cell>
          <table:table-cell office:value-type="float" office:value="1.41682147979736" calcext:value-type="float">
            <text:p>1.4168214798</text:p>
          </table:table-cell>
          <table:table-cell office:value-type="float" office:value="0.613971710205078" calcext:value-type="float">
            <text:p>0.6139717102</text:p>
          </table:table-cell>
          <table:table-cell office:value-type="float" office:value="0.0449848175048828" calcext:value-type="float">
            <text:p>0.0449848175</text:p>
          </table:table-cell>
          <table:table-cell office:value-type="float" office:value="0.424497604370117" calcext:value-type="float">
            <text:p>0.4244976044</text:p>
          </table:table-cell>
          <table:table-cell office:value-type="float" office:value="0.406621932983398" calcext:value-type="float">
            <text:p>0.406621933</text:p>
          </table:table-cell>
          <table:table-cell office:value-type="float" office:value="0.847206115722656" calcext:value-type="float">
            <text:p>0.8472061157</text:p>
          </table:table-cell>
          <table:table-cell office:value-type="float" office:value="2.1839382648468" calcext:value-type="float">
            <text:p>2.1839382648</text:p>
          </table:table-cell>
          <table:table-cell office:value-type="float" office:value="1.00451517105102" calcext:value-type="float">
            <text:p>1.0045151711</text:p>
          </table:table-cell>
          <table:table-cell office:value-type="float" office:value="0.0824317932128906" calcext:value-type="float">
            <text:p>0.0824317932</text:p>
          </table:table-cell>
          <table:table-cell office:value-type="float" office:value="0.81348705291748" calcext:value-type="float">
            <text:p>0.8134870529</text:p>
          </table:table-cell>
          <table:table-cell office:value-type="float" office:value="0.0305347442626953" calcext:value-type="float">
            <text:p>0.0305347443</text:p>
          </table:table-cell>
          <table:table-cell office:value-type="float" office:value="1.18183898925781" calcext:value-type="float">
            <text:p>1.1818389893</text:p>
          </table:table-cell>
          <table:table-cell office:value-type="float" office:value="0.140432357788085" calcext:value-type="float">
            <text:p>0.1404323578</text:p>
          </table:table-cell>
          <table:table-cell office:value-type="float" office:value="1.58128833770751" calcext:value-type="float">
            <text:p>1.5812883377</text:p>
          </table:table-cell>
          <table:table-cell office:value-type="float" office:value="0.721291542053222" calcext:value-type="float">
            <text:p>0.7212915421</text:p>
          </table:table-cell>
          <table:table-cell office:value-type="float" office:value="1.91006469726562" calcext:value-type="float">
            <text:p>1.9100646973</text:p>
          </table:table-cell>
          <table:table-cell office:value-type="float" office:value="0.135269165039062" calcext:value-type="float">
            <text:p>0.135269165</text:p>
          </table:table-cell>
          <table:table-cell office:value-type="float" office:value="1.32994270324707" calcext:value-type="float">
            <text:p>1.3299427032</text:p>
          </table:table-cell>
          <table:table-cell office:value-type="float" office:value="0.645526885986328" calcext:value-type="float">
            <text:p>0.645526886</text:p>
          </table:table-cell>
          <table:table-cell office:value-type="float" office:value="0.765736103057861" calcext:value-type="float">
            <text:p>0.7657361031</text:p>
          </table:table-cell>
          <table:table-cell office:value-type="float" office:value="0.349435806274414" calcext:value-type="float">
            <text:p>0.3494358063</text:p>
          </table:table-cell>
          <table:table-cell office:value-type="float" office:value="1.00445175170898" calcext:value-type="float">
            <text:p>1.0044517517</text:p>
          </table:table-cell>
          <table:table-cell office:value-type="float" office:value="0.581584930419921" calcext:value-type="float">
            <text:p>0.5815849304</text:p>
          </table:table-cell>
          <table:table-cell office:value-type="float" office:value="1.40855979919433" calcext:value-type="float">
            <text:p>1.4085597992</text:p>
          </table:table-cell>
          <table:table-cell office:value-type="float" office:value="0.197078704833984" calcext:value-type="float">
            <text:p>0.1970787048</text:p>
          </table:table-cell>
          <table:table-cell office:value-type="float" office:value="0.348842620849609" calcext:value-type="float">
            <text:p>0.3488426208</text:p>
          </table:table-cell>
          <table:table-cell office:value-type="float" office:value="0.644477844238281" calcext:value-type="float">
            <text:p>0.6444778442</text:p>
          </table:table-cell>
          <table:table-cell office:value-type="float" office:value="1.25298976898193" calcext:value-type="float">
            <text:p>1.252989769</text:p>
          </table:table-cell>
          <table:table-cell office:value-type="float" office:value="0.344230651855468" calcext:value-type="float">
            <text:p>0.3442306519</text:p>
          </table:table-cell>
          <table:table-cell office:value-type="float" office:value="1.18621349334716" calcext:value-type="float">
            <text:p>1.1862134933</text:p>
          </table:table-cell>
          <table:table-cell office:value-type="float" office:value="0.761070728302002" calcext:value-type="float">
            <text:p>0.7610707283</text:p>
          </table:table-cell>
          <table:table-cell office:value-type="float" office:value="1.45503616333007" calcext:value-type="float">
            <text:p>1.4550361633</text:p>
          </table:table-cell>
          <table:table-cell office:value-type="float" office:value="1.48894691467285" calcext:value-type="float">
            <text:p>1.4889469147</text:p>
          </table:table-cell>
          <table:table-cell office:value-type="float" office:value="0.314093112945556" calcext:value-type="float">
            <text:p>0.3140931129</text:p>
          </table:table-cell>
          <table:table-cell office:value-type="float" office:value="1.23647546768188" calcext:value-type="float">
            <text:p>1.2364754677</text:p>
          </table:table-cell>
          <table:table-cell office:value-type="float" office:value="0.769595623016357" calcext:value-type="float">
            <text:p>0.769595623</text:p>
          </table:table-cell>
          <table:table-cell office:value-type="float" office:value="0.19648265838623" calcext:value-type="float">
            <text:p>0.1964826584</text:p>
          </table:table-cell>
          <table:table-cell office:value-type="float" office:value="1.62728786468505" calcext:value-type="float">
            <text:p>1.6272878647</text:p>
          </table:table-cell>
          <table:table-cell table:number-columns-repeated="96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33672046661377" calcext:value-type="float">
            <text:p>0.8336720467</text:p>
          </table:table-cell>
          <table:table-cell office:value-type="float" office:value="1.04749488830566" calcext:value-type="float">
            <text:p>1.0474948883</text:p>
          </table:table-cell>
          <table:table-cell office:value-type="float" office:value="1.01382637023925" calcext:value-type="float">
            <text:p>1.0138263702</text:p>
          </table:table-cell>
          <table:table-cell office:value-type="float" office:value="0.188043594360351" calcext:value-type="float">
            <text:p>0.1880435944</text:p>
          </table:table-cell>
          <table:table-cell office:value-type="float" office:value="0.810945510864257" calcext:value-type="float">
            <text:p>0.8109455109</text:p>
          </table:table-cell>
          <table:table-cell office:value-type="float" office:value="0.423420906066894" calcext:value-type="float">
            <text:p>0.4234209061</text:p>
          </table:table-cell>
          <table:table-cell office:value-type="float" office:value="1.60514259338378" calcext:value-type="float">
            <text:p>1.6051425934</text:p>
          </table:table-cell>
          <table:table-cell office:value-type="float" office:value="0.607244491577148" calcext:value-type="float">
            <text:p>0.6072444916</text:p>
          </table:table-cell>
          <table:table-cell office:value-type="float" office:value="0.289743423461914" calcext:value-type="float">
            <text:p>0.2897434235</text:p>
          </table:table-cell>
          <table:table-cell office:value-type="float" office:value="0.856635093688964" calcext:value-type="float">
            <text:p>0.8566350937</text:p>
          </table:table-cell>
          <table:table-cell office:value-type="float" office:value="0.217829704284667" calcext:value-type="float">
            <text:p>0.2178297043</text:p>
          </table:table-cell>
          <table:table-cell office:value-type="float" office:value="0.325969219207763" calcext:value-type="float">
            <text:p>0.3259692192</text:p>
          </table:table-cell>
          <table:table-cell office:value-type="float" office:value="0.323591232299804" calcext:value-type="float">
            <text:p>0.3235912323</text:p>
          </table:table-cell>
          <table:table-cell office:value-type="float" office:value="0.950334548950195" calcext:value-type="float">
            <text:p>0.950334549</text:p>
          </table:table-cell>
          <table:table-cell office:value-type="float" office:value="1.22368240356445" calcext:value-type="float">
            <text:p>1.2236824036</text:p>
          </table:table-cell>
          <table:table-cell office:value-type="float" office:value="1.71871948242187" calcext:value-type="float">
            <text:p>1.7187194824</text:p>
          </table:table-cell>
          <table:table-cell office:value-type="float" office:value="1.40435218811035" calcext:value-type="float">
            <text:p>1.4043521881</text:p>
          </table:table-cell>
          <table:table-cell office:value-type="float" office:value="0.433640480041503" calcext:value-type="float">
            <text:p>0.43364048</text:p>
          </table:table-cell>
          <table:table-cell office:value-type="float" office:value="1.44784116744995" calcext:value-type="float">
            <text:p>1.4478411674</text:p>
          </table:table-cell>
          <table:table-cell office:value-type="float" office:value="0.390913963317871" calcext:value-type="float">
            <text:p>0.3909139633</text:p>
          </table:table-cell>
          <table:table-cell office:value-type="float" office:value="1.16741180419921" calcext:value-type="float">
            <text:p>1.1674118042</text:p>
          </table:table-cell>
          <table:table-cell office:value-type="float" office:value="1.41231536865234" calcext:value-type="float">
            <text:p>1.4123153687</text:p>
          </table:table-cell>
          <table:table-cell office:value-type="float" office:value="0.400989532470703" calcext:value-type="float">
            <text:p>0.4009895325</text:p>
          </table:table-cell>
          <table:table-cell office:value-type="float" office:value="1.09259605407714" calcext:value-type="float">
            <text:p>1.0925960541</text:p>
          </table:table-cell>
          <table:table-cell office:value-type="float" office:value="1.75683450698852" calcext:value-type="float">
            <text:p>1.756834507</text:p>
          </table:table-cell>
          <table:table-cell office:value-type="float" office:value="0.0954914093017578" calcext:value-type="float">
            <text:p>0.0954914093</text:p>
          </table:table-cell>
          <table:table-cell office:value-type="float" office:value="0.636451721191406" calcext:value-type="float">
            <text:p>0.6364517212</text:p>
          </table:table-cell>
          <table:table-cell office:value-type="float" office:value="0.536237716674804" calcext:value-type="float">
            <text:p>0.5362377167</text:p>
          </table:table-cell>
          <table:table-cell office:value-type="float" office:value="0.0789165496826171" calcext:value-type="float">
            <text:p>0.0789165497</text:p>
          </table:table-cell>
          <table:table-cell office:value-type="float" office:value="0.297322273254394" calcext:value-type="float">
            <text:p>0.2973222733</text:p>
          </table:table-cell>
          <table:table-cell office:value-type="float" office:value="0.731809616088867" calcext:value-type="float">
            <text:p>0.7318096161</text:p>
          </table:table-cell>
          <table:table-cell office:value-type="float" office:value="0.326292037963867" calcext:value-type="float">
            <text:p>0.326292038</text:p>
          </table:table-cell>
          <table:table-cell office:value-type="float" office:value="0.317545890808105" calcext:value-type="float">
            <text:p>0.3175458908</text:p>
          </table:table-cell>
          <table:table-cell office:value-type="float" office:value="0.57414436340332" calcext:value-type="float">
            <text:p>0.5741443634</text:p>
          </table:table-cell>
          <table:table-cell office:value-type="float" office:value="0.10211181640625" calcext:value-type="float">
            <text:p>0.1021118164</text:p>
          </table:table-cell>
          <table:table-cell office:value-type="float" office:value="0.928396224975585" calcext:value-type="float">
            <text:p>0.928396225</text:p>
          </table:table-cell>
          <table:table-cell office:value-type="float" office:value="1.19944095611572" calcext:value-type="float">
            <text:p>1.1994409561</text:p>
          </table:table-cell>
          <table:table-cell office:value-type="float" office:value="0.707441329956054" calcext:value-type="float">
            <text:p>0.70744133</text:p>
          </table:table-cell>
          <table:table-cell office:value-type="float" office:value="0.853235244750976" calcext:value-type="float">
            <text:p>0.8532352448</text:p>
          </table:table-cell>
          <table:table-cell office:value-type="float" office:value="0.28936767578125" calcext:value-type="float">
            <text:p>0.2893676758</text:p>
          </table:table-cell>
          <table:table-cell office:value-type="float" office:value="0.351202011108398" calcext:value-type="float">
            <text:p>0.3512020111</text:p>
          </table:table-cell>
          <table:table-cell office:value-type="float" office:value="2.01874160766601" calcext:value-type="float">
            <text:p>2.0187416077</text:p>
          </table:table-cell>
          <table:table-cell office:value-type="float" office:value="0.659652709960937" calcext:value-type="float">
            <text:p>0.65965271</text:p>
          </table:table-cell>
          <table:table-cell office:value-type="float" office:value="0.964715957641601" calcext:value-type="float">
            <text:p>0.9647159576</text:p>
          </table:table-cell>
          <table:table-cell office:value-type="float" office:value="1.69922924041748" calcext:value-type="float">
            <text:p>1.6992292404</text:p>
          </table:table-cell>
          <table:table-cell office:value-type="float" office:value="1.69149017333984" calcext:value-type="float">
            <text:p>1.6914901733</text:p>
          </table:table-cell>
          <table:table-cell office:value-type="float" office:value="0.69742202758789" calcext:value-type="float">
            <text:p>0.6974220276</text:p>
          </table:table-cell>
          <table:table-cell office:value-type="float" office:value="1.04290294647216" calcext:value-type="float">
            <text:p>1.0429029465</text:p>
          </table:table-cell>
          <table:table-cell office:value-type="float" office:value="0.445343971252441" calcext:value-type="float">
            <text:p>0.4453439713</text:p>
          </table:table-cell>
          <table:table-cell office:value-type="float" office:value="2.30376052856445" calcext:value-type="float">
            <text:p>2.3037605286</text:p>
          </table:table-cell>
          <table:table-cell office:value-type="float" office:value="2.29543781280517" calcext:value-type="float">
            <text:p>2.2954378128</text:p>
          </table:table-cell>
          <table:table-cell office:value-type="float" office:value="0.47519302368164" calcext:value-type="float">
            <text:p>0.4751930237</text:p>
          </table:table-cell>
          <table:table-cell office:value-type="float" office:value="0.104422092437744" calcext:value-type="float">
            <text:p>0.1044220924</text:p>
          </table:table-cell>
          <table:table-cell office:value-type="float" office:value="0.369242668151855" calcext:value-type="float">
            <text:p>0.3692426682</text:p>
          </table:table-cell>
          <table:table-cell office:value-type="float" office:value="0.930444240570068" calcext:value-type="float">
            <text:p>0.9304442406</text:p>
          </table:table-cell>
          <table:table-cell table:number-columns-repeated="96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47854804992675" calcext:value-type="float">
            <text:p>1.4785480499</text:p>
          </table:table-cell>
          <table:table-cell office:value-type="float" office:value="2.05580711364746" calcext:value-type="float">
            <text:p>2.0558071136</text:p>
          </table:table-cell>
          <table:table-cell office:value-type="float" office:value="0.864632606506347" calcext:value-type="float">
            <text:p>0.8646326065</text:p>
          </table:table-cell>
          <table:table-cell office:value-type="float" office:value="1.34970664978027" calcext:value-type="float">
            <text:p>1.3497066498</text:p>
          </table:table-cell>
          <table:table-cell office:value-type="float" office:value="1.02656555175781" calcext:value-type="float">
            <text:p>1.0265655518</text:p>
          </table:table-cell>
          <table:table-cell office:value-type="float" office:value="2.49402236938476" calcext:value-type="float">
            <text:p>2.4940223694</text:p>
          </table:table-cell>
          <table:table-cell office:value-type="float" office:value="3.69008827209472" calcext:value-type="float">
            <text:p>3.6900882721</text:p>
          </table:table-cell>
          <table:table-cell office:value-type="float" office:value="0.45556354522705" calcext:value-type="float">
            <text:p>0.4555635452</text:p>
          </table:table-cell>
          <table:table-cell office:value-type="float" office:value="0.386074066162109" calcext:value-type="float">
            <text:p>0.3860740662</text:p>
          </table:table-cell>
          <table:table-cell office:value-type="float" office:value="0.390283107757568" calcext:value-type="float">
            <text:p>0.3902831078</text:p>
          </table:table-cell>
          <table:table-cell office:value-type="float" office:value="1.68269348144531" calcext:value-type="float">
            <text:p>1.6826934814</text:p>
          </table:table-cell>
          <table:table-cell office:value-type="float" office:value="1.05171775817871" calcext:value-type="float">
            <text:p>1.0517177582</text:p>
          </table:table-cell>
          <table:table-cell office:value-type="float" office:value="0.229414939880371" calcext:value-type="float">
            <text:p>0.2294149399</text:p>
          </table:table-cell>
          <table:table-cell office:value-type="float" office:value="1.78329277038574" calcext:value-type="float">
            <text:p>1.7832927704</text:p>
          </table:table-cell>
          <table:table-cell office:value-type="float" office:value="0.133249282836914" calcext:value-type="float">
            <text:p>0.1332492828</text:p>
          </table:table-cell>
          <table:table-cell office:value-type="float" office:value="1.19237899780273" calcext:value-type="float">
            <text:p>1.1923789978</text:p>
          </table:table-cell>
          <table:table-cell office:value-type="float" office:value="0.788404464721679" calcext:value-type="float">
            <text:p>0.7884044647</text:p>
          </table:table-cell>
          <table:table-cell office:value-type="float" office:value="2.08579635620117" calcext:value-type="float">
            <text:p>2.0857963562</text:p>
          </table:table-cell>
          <table:table-cell office:value-type="float" office:value="0.178024291992187" calcext:value-type="float">
            <text:p>0.178024292</text:p>
          </table:table-cell>
          <table:table-cell office:value-type="float" office:value="1.4520616531372" calcext:value-type="float">
            <text:p>1.4520616531</text:p>
          </table:table-cell>
          <table:table-cell office:value-type="float" office:value="0.952466011047363" calcext:value-type="float">
            <text:p>0.952466011</text:p>
          </table:table-cell>
          <table:table-cell office:value-type="float" office:value="0.334166526794433" calcext:value-type="float">
            <text:p>0.3341665268</text:p>
          </table:table-cell>
          <table:table-cell office:value-type="float" office:value="0.59904670715332" calcext:value-type="float">
            <text:p>0.5990467072</text:p>
          </table:table-cell>
          <table:table-cell office:value-type="float" office:value="0.808031558990478" calcext:value-type="float">
            <text:p>0.808031559</text:p>
          </table:table-cell>
          <table:table-cell office:value-type="float" office:value="1.88016080856323" calcext:value-type="float">
            <text:p>1.8801608086</text:p>
          </table:table-cell>
          <table:table-cell office:value-type="float" office:value="0.374053955078125" calcext:value-type="float">
            <text:p>0.3740539551</text:p>
          </table:table-cell>
          <table:table-cell office:value-type="float" office:value="0.924705505371093" calcext:value-type="float">
            <text:p>0.9247055054</text:p>
          </table:table-cell>
          <table:table-cell office:value-type="float" office:value="2.39567756652832" calcext:value-type="float">
            <text:p>2.3956775665</text:p>
          </table:table-cell>
          <table:table-cell office:value-type="float" office:value="2.43574523925781" calcext:value-type="float">
            <text:p>2.4357452393</text:p>
          </table:table-cell>
          <table:table-cell office:value-type="float" office:value="0.839845657348632" calcext:value-type="float">
            <text:p>0.8398456573</text:p>
          </table:table-cell>
          <table:table-cell office:value-type="float" office:value="1.38198089599609" calcext:value-type="float">
            <text:p>1.381980896</text:p>
          </table:table-cell>
          <table:table-cell office:value-type="float" office:value="0.935938835144043" calcext:value-type="float">
            <text:p>0.9359388351</text:p>
          </table:table-cell>
          <table:table-cell office:value-type="float" office:value="0.932995796203613" calcext:value-type="float">
            <text:p>0.9329957962</text:p>
          </table:table-cell>
          <table:table-cell office:value-type="float" office:value="0.937685012817382" calcext:value-type="float">
            <text:p>0.9376850128</text:p>
          </table:table-cell>
          <table:table-cell office:value-type="float" office:value="2.01163387298584" calcext:value-type="float">
            <text:p>2.011633873</text:p>
          </table:table-cell>
          <table:table-cell office:value-type="float" office:value="0.940376281738281" calcext:value-type="float">
            <text:p>0.9403762817</text:p>
          </table:table-cell>
          <table:table-cell office:value-type="float" office:value="0.662158966064453" calcext:value-type="float">
            <text:p>0.6621589661</text:p>
          </table:table-cell>
          <table:table-cell office:value-type="float" office:value="0.854717254638671" calcext:value-type="float">
            <text:p>0.8547172546</text:p>
          </table:table-cell>
          <table:table-cell office:value-type="float" office:value="0.100154876708984" calcext:value-type="float">
            <text:p>0.1001548767</text:p>
          </table:table-cell>
          <table:table-cell office:value-type="float" office:value="0.588005065917968" calcext:value-type="float">
            <text:p>0.5880050659</text:p>
          </table:table-cell>
          <table:table-cell office:value-type="float" office:value="0.317392349243164" calcext:value-type="float">
            <text:p>0.3173923492</text:p>
          </table:table-cell>
          <table:table-cell office:value-type="float" office:value="1.40315723419189" calcext:value-type="float">
            <text:p>1.4031572342</text:p>
          </table:table-cell>
          <table:table-cell office:value-type="float" office:value="0.547236442565918" calcext:value-type="float">
            <text:p>0.5472364426</text:p>
          </table:table-cell>
          <table:table-cell office:value-type="float" office:value="0.599538803100585" calcext:value-type="float">
            <text:p>0.5995388031</text:p>
          </table:table-cell>
          <table:table-cell office:value-type="float" office:value="0.287875175476074" calcext:value-type="float">
            <text:p>0.2878751755</text:p>
          </table:table-cell>
          <table:table-cell office:value-type="float" office:value="0.348418235778808" calcext:value-type="float">
            <text:p>0.3484182358</text:p>
          </table:table-cell>
          <table:table-cell office:value-type="float" office:value="0.128614425659179" calcext:value-type="float">
            <text:p>0.1286144257</text:p>
          </table:table-cell>
          <table:table-cell office:value-type="float" office:value="1.18453693389892" calcext:value-type="float">
            <text:p>1.1845369339</text:p>
          </table:table-cell>
          <table:table-cell office:value-type="float" office:value="2.07086086273193" calcext:value-type="float">
            <text:p>2.0708608627</text:p>
          </table:table-cell>
          <table:table-cell office:value-type="float" office:value="0.189058303833007" calcext:value-type="float">
            <text:p>0.1890583038</text:p>
          </table:table-cell>
          <table:table-cell office:value-type="float" office:value="1.28017044067382" calcext:value-type="float">
            <text:p>1.2801704407</text:p>
          </table:table-cell>
          <table:table-cell office:value-type="float" office:value="0.5444016456604" calcext:value-type="float">
            <text:p>0.5444016457</text:p>
          </table:table-cell>
          <table:table-cell office:value-type="float" office:value="0.729150772094726" calcext:value-type="float">
            <text:p>0.7291507721</text:p>
          </table:table-cell>
          <table:table-cell office:value-type="float" office:value="0.381352424621582" calcext:value-type="float">
            <text:p>0.3813524246</text:p>
          </table:table-cell>
          <table:table-cell office:value-type="float" office:value="0.436090230941772" calcext:value-type="float">
            <text:p>0.4360902309</text:p>
          </table:table-cell>
          <table:table-cell table:number-columns-repeated="96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70423603057861" calcext:value-type="float">
            <text:p>1.7042360306</text:p>
          </table:table-cell>
          <table:table-cell office:value-type="float" office:value="1.60630321502685" calcext:value-type="float">
            <text:p>1.606303215</text:p>
          </table:table-cell>
          <table:table-cell office:value-type="float" office:value="1.95685100555419" calcext:value-type="float">
            <text:p>1.9568510056</text:p>
          </table:table-cell>
          <table:table-cell office:value-type="float" office:value="2.53695678710937" calcext:value-type="float">
            <text:p>2.5369567871</text:p>
          </table:table-cell>
          <table:table-cell office:value-type="float" office:value="4.15235710144043" calcext:value-type="float">
            <text:p>4.1523571014</text:p>
          </table:table-cell>
          <table:table-cell office:value-type="float" office:value="0.496790885925292" calcext:value-type="float">
            <text:p>0.4967908859</text:p>
          </table:table-cell>
          <table:table-cell office:value-type="float" office:value="3.5407428741455" calcext:value-type="float">
            <text:p>3.5407428741</text:p>
          </table:table-cell>
          <table:table-cell office:value-type="float" office:value="0.61833906173706" calcext:value-type="float">
            <text:p>0.6183390617</text:p>
          </table:table-cell>
          <table:table-cell office:value-type="float" office:value="1.12887382507324" calcext:value-type="float">
            <text:p>1.1288738251</text:p>
          </table:table-cell>
          <table:table-cell office:value-type="float" office:value="0.930428028106689" calcext:value-type="float">
            <text:p>0.9304280281</text:p>
          </table:table-cell>
          <table:table-cell office:value-type="float" office:value="2.45706033706665" calcext:value-type="float">
            <text:p>2.4570603371</text:p>
          </table:table-cell>
          <table:table-cell office:value-type="float" office:value="0.598555088043212" calcext:value-type="float">
            <text:p>0.598555088</text:p>
          </table:table-cell>
          <table:table-cell office:value-type="float" office:value="0.386417388916015" calcext:value-type="float">
            <text:p>0.3864173889</text:p>
          </table:table-cell>
          <table:table-cell office:value-type="float" office:value="0.52252197265625" calcext:value-type="float">
            <text:p>0.5225219727</text:p>
          </table:table-cell>
          <table:table-cell office:value-type="float" office:value="1.81601333618164" calcext:value-type="float">
            <text:p>1.8160133362</text:p>
          </table:table-cell>
          <table:table-cell office:value-type="float" office:value="0.251083374023437" calcext:value-type="float">
            <text:p>0.251083374</text:p>
          </table:table-cell>
          <table:table-cell office:value-type="float" office:value="0.834999084472656" calcext:value-type="float">
            <text:p>0.8349990845</text:p>
          </table:table-cell>
          <table:table-cell office:value-type="float" office:value="1.32437801361083" calcext:value-type="float">
            <text:p>1.3243780136</text:p>
          </table:table-cell>
          <table:table-cell office:value-type="float" office:value="1.03295278549194" calcext:value-type="float">
            <text:p>1.0329527855</text:p>
          </table:table-cell>
          <table:table-cell office:value-type="float" office:value="0.10318374633789" calcext:value-type="float">
            <text:p>0.1031837463</text:p>
          </table:table-cell>
          <table:table-cell office:value-type="float" office:value="0.422207832336425" calcext:value-type="float">
            <text:p>0.4222078323</text:p>
          </table:table-cell>
          <table:table-cell office:value-type="float" office:value="1.74320125579833" calcext:value-type="float">
            <text:p>1.7432012558</text:p>
          </table:table-cell>
          <table:table-cell office:value-type="float" office:value="0.0369911193847656" calcext:value-type="float">
            <text:p>0.0369911194</text:p>
          </table:table-cell>
          <table:table-cell office:value-type="float" office:value="0.0533523559570312" calcext:value-type="float">
            <text:p>0.053352356</text:p>
          </table:table-cell>
          <table:table-cell office:value-type="float" office:value="1.2517352104187" calcext:value-type="float">
            <text:p>1.2517352104</text:p>
          </table:table-cell>
          <table:table-cell office:value-type="float" office:value="1.02786540985107" calcext:value-type="float">
            <text:p>1.0278654099</text:p>
          </table:table-cell>
          <table:table-cell office:value-type="float" office:value="0.919791221618652" calcext:value-type="float">
            <text:p>0.9197912216</text:p>
          </table:table-cell>
          <table:table-cell office:value-type="float" office:value="2.63055229187011" calcext:value-type="float">
            <text:p>2.6305522919</text:p>
          </table:table-cell>
          <table:table-cell office:value-type="float" office:value="5.48194313049316" calcext:value-type="float">
            <text:p>5.4819431305</text:p>
          </table:table-cell>
          <table:table-cell office:value-type="float" office:value="1.18046474456787" calcext:value-type="float">
            <text:p>1.1804647446</text:p>
          </table:table-cell>
          <table:table-cell office:value-type="float" office:value="5.20851039886474" calcext:value-type="float">
            <text:p>5.2085103989</text:p>
          </table:table-cell>
          <table:table-cell office:value-type="float" office:value="0.103737831115722" calcext:value-type="float">
            <text:p>0.1037378311</text:p>
          </table:table-cell>
          <table:table-cell office:value-type="float" office:value="1.27874946594238" calcext:value-type="float">
            <text:p>1.2787494659</text:p>
          </table:table-cell>
          <table:table-cell office:value-type="float" office:value="0.784925460815429" calcext:value-type="float">
            <text:p>0.7849254608</text:p>
          </table:table-cell>
          <table:table-cell office:value-type="float" office:value="2.21390628814697" calcext:value-type="float">
            <text:p>2.2139062881</text:p>
          </table:table-cell>
          <table:table-cell office:value-type="float" office:value="1.97007322311401" calcext:value-type="float">
            <text:p>1.9700732231</text:p>
          </table:table-cell>
          <table:table-cell office:value-type="float" office:value="1.33955955505371" calcext:value-type="float">
            <text:p>1.3395595551</text:p>
          </table:table-cell>
          <table:table-cell office:value-type="float" office:value="1.07490539550781" calcext:value-type="float">
            <text:p>1.0749053955</text:p>
          </table:table-cell>
          <table:table-cell office:value-type="float" office:value="0.236900329589843" calcext:value-type="float">
            <text:p>0.2369003296</text:p>
          </table:table-cell>
          <table:table-cell office:value-type="float" office:value="2.8249168395996" calcext:value-type="float">
            <text:p>2.8249168396</text:p>
          </table:table-cell>
          <table:table-cell office:value-type="float" office:value="2.65522003173828" calcext:value-type="float">
            <text:p>2.6552200317</text:p>
          </table:table-cell>
          <table:table-cell office:value-type="float" office:value="0.574012756347656" calcext:value-type="float">
            <text:p>0.5740127563</text:p>
          </table:table-cell>
          <table:table-cell office:value-type="float" office:value="1.71294021606445" calcext:value-type="float">
            <text:p>1.7129402161</text:p>
          </table:table-cell>
          <table:table-cell office:value-type="float" office:value="0.692427635192871" calcext:value-type="float">
            <text:p>0.6924276352</text:p>
          </table:table-cell>
          <table:table-cell office:value-type="float" office:value="0.023747444152832" calcext:value-type="float">
            <text:p>0.0237474442</text:p>
          </table:table-cell>
          <table:table-cell office:value-type="float" office:value="1.65713214874267" calcext:value-type="float">
            <text:p>1.6571321487</text:p>
          </table:table-cell>
          <table:table-cell office:value-type="float" office:value="0.700065612792968" calcext:value-type="float">
            <text:p>0.7000656128</text:p>
          </table:table-cell>
          <table:table-cell office:value-type="float" office:value="1.40461111068725" calcext:value-type="float">
            <text:p>1.4046111107</text:p>
          </table:table-cell>
          <table:table-cell office:value-type="float" office:value="1.94579410552978" calcext:value-type="float">
            <text:p>1.9457941055</text:p>
          </table:table-cell>
          <table:table-cell office:value-type="float" office:value="1.31310844421386" calcext:value-type="float">
            <text:p>1.3131084442</text:p>
          </table:table-cell>
          <table:table-cell office:value-type="float" office:value="0.422818660736084" calcext:value-type="float">
            <text:p>0.4228186607</text:p>
          </table:table-cell>
          <table:table-cell office:value-type="float" office:value="0.986118793487548" calcext:value-type="float">
            <text:p>0.9861187935</text:p>
          </table:table-cell>
          <table:table-cell office:value-type="float" office:value="0.503451824188232" calcext:value-type="float">
            <text:p>0.5034518242</text:p>
          </table:table-cell>
          <table:table-cell office:value-type="float" office:value="2.80634498596191" calcext:value-type="float">
            <text:p>2.806344986</text:p>
          </table:table-cell>
          <table:table-cell office:value-type="float" office:value="0.774074077606201" calcext:value-type="float">
            <text:p>0.7740740776</text:p>
          </table:table-cell>
          <table:table-cell table:number-columns-repeated="96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2239966392517" calcext:value-type="float">
            <text:p>1.2239966393</text:p>
          </table:table-cell>
          <table:table-cell office:value-type="float" office:value="0.441290855407714" calcext:value-type="float">
            <text:p>0.4412908554</text:p>
          </table:table-cell>
          <table:table-cell office:value-type="float" office:value="0.194184303283691" calcext:value-type="float">
            <text:p>0.1941843033</text:p>
          </table:table-cell>
          <table:table-cell office:value-type="float" office:value="0.23239517211914" calcext:value-type="float">
            <text:p>0.2323951721</text:p>
          </table:table-cell>
          <table:table-cell office:value-type="float" office:value="0.0506839752197265" calcext:value-type="float">
            <text:p>0.0506839752</text:p>
          </table:table-cell>
          <table:table-cell office:value-type="float" office:value="0.164560317993164" calcext:value-type="float">
            <text:p>0.164560318</text:p>
          </table:table-cell>
          <table:table-cell office:value-type="float" office:value="0.308391571044921" calcext:value-type="float">
            <text:p>0.308391571</text:p>
          </table:table-cell>
          <table:table-cell office:value-type="float" office:value="0.0992584228515625" calcext:value-type="float">
            <text:p>0.0992584229</text:p>
          </table:table-cell>
          <table:table-cell office:value-type="float" office:value="0.0416231155395507" calcext:value-type="float">
            <text:p>0.0416231155</text:p>
          </table:table-cell>
          <table:table-cell office:value-type="float" office:value="0.208037376403808" calcext:value-type="float">
            <text:p>0.2080373764</text:p>
          </table:table-cell>
          <table:table-cell office:value-type="float" office:value="0.693568229675293" calcext:value-type="float">
            <text:p>0.6935682297</text:p>
          </table:table-cell>
          <table:table-cell office:value-type="float" office:value="0.563954353332519" calcext:value-type="float">
            <text:p>0.5639543533</text:p>
          </table:table-cell>
          <table:table-cell office:value-type="float" office:value="0.26069164276123" calcext:value-type="float">
            <text:p>0.2606916428</text:p>
          </table:table-cell>
          <table:table-cell office:value-type="float" office:value="0.0835380554199218" calcext:value-type="float">
            <text:p>0.0835380554</text:p>
          </table:table-cell>
          <table:table-cell office:value-type="float" office:value="0.257436752319335" calcext:value-type="float">
            <text:p>0.2574367523</text:p>
          </table:table-cell>
          <table:table-cell office:value-type="float" office:value="1.0767593383789" calcext:value-type="float">
            <text:p>1.0767593384</text:p>
          </table:table-cell>
          <table:table-cell office:value-type="float" office:value="0.300142288208007" calcext:value-type="float">
            <text:p>0.3001422882</text:p>
          </table:table-cell>
          <table:table-cell office:value-type="float" office:value="0.192047119140625" calcext:value-type="float">
            <text:p>0.1920471191</text:p>
          </table:table-cell>
          <table:table-cell office:value-type="float" office:value="0.305072784423828" calcext:value-type="float">
            <text:p>0.3050727844</text:p>
          </table:table-cell>
          <table:table-cell office:value-type="float" office:value="1.38810348510742" calcext:value-type="float">
            <text:p>1.3881034851</text:p>
          </table:table-cell>
          <table:table-cell office:value-type="float" office:value="0.734214782714843" calcext:value-type="float">
            <text:p>0.7342147827</text:p>
          </table:table-cell>
          <table:table-cell office:value-type="float" office:value="0.23300552368164" calcext:value-type="float">
            <text:p>0.2330055237</text:p>
          </table:table-cell>
          <table:table-cell office:value-type="float" office:value="0.318105697631835" calcext:value-type="float">
            <text:p>0.3181056976</text:p>
          </table:table-cell>
          <table:table-cell office:value-type="float" office:value="0.0790176391601562" calcext:value-type="float">
            <text:p>0.0790176392</text:p>
          </table:table-cell>
          <table:table-cell office:value-type="float" office:value="0.784274101257324" calcext:value-type="float">
            <text:p>0.7842741013</text:p>
          </table:table-cell>
          <table:table-cell office:value-type="float" office:value="0.039712905883789" calcext:value-type="float">
            <text:p>0.0397129059</text:p>
          </table:table-cell>
          <table:table-cell office:value-type="float" office:value="0.923930168151855" calcext:value-type="float">
            <text:p>0.9239301682</text:p>
          </table:table-cell>
          <table:table-cell office:value-type="float" office:value="1.04677963256835" calcext:value-type="float">
            <text:p>1.0467796326</text:p>
          </table:table-cell>
          <table:table-cell office:value-type="float" office:value="1.14285278320312" calcext:value-type="float">
            <text:p>1.1428527832</text:p>
          </table:table-cell>
          <table:table-cell office:value-type="float" office:value="0.142702102661132" calcext:value-type="float">
            <text:p>0.1427021027</text:p>
          </table:table-cell>
          <table:table-cell office:value-type="float" office:value="0.0749034881591796" calcext:value-type="float">
            <text:p>0.0749034882</text:p>
          </table:table-cell>
          <table:table-cell office:value-type="float" office:value="0.168328285217285" calcext:value-type="float">
            <text:p>0.1683282852</text:p>
          </table:table-cell>
          <table:table-cell office:value-type="float" office:value="0.318035125732421" calcext:value-type="float">
            <text:p>0.3180351257</text:p>
          </table:table-cell>
          <table:table-cell office:value-type="float" office:value="0.298364639282226" calcext:value-type="float">
            <text:p>0.2983646393</text:p>
          </table:table-cell>
          <table:table-cell office:value-type="float" office:value="0.556672096252441" calcext:value-type="float">
            <text:p>0.5566720963</text:p>
          </table:table-cell>
          <table:table-cell office:value-type="float" office:value="0.203585624694824" calcext:value-type="float">
            <text:p>0.2035856247</text:p>
          </table:table-cell>
          <table:table-cell office:value-type="float" office:value="0.375884532928466" calcext:value-type="float">
            <text:p>0.3758845329</text:p>
          </table:table-cell>
          <table:table-cell office:value-type="float" office:value="2.04391479492187" calcext:value-type="float">
            <text:p>2.0439147949</text:p>
          </table:table-cell>
          <table:table-cell office:value-type="float" office:value="0.573457717895507" calcext:value-type="float">
            <text:p>0.5734577179</text:p>
          </table:table-cell>
          <table:table-cell office:value-type="float" office:value="0.965888977050781" calcext:value-type="float">
            <text:p>0.9658889771</text:p>
          </table:table-cell>
          <table:table-cell office:value-type="float" office:value="0.787126541137695" calcext:value-type="float">
            <text:p>0.7871265411</text:p>
          </table:table-cell>
          <table:table-cell office:value-type="float" office:value="0.33449363708496" calcext:value-type="float">
            <text:p>0.3344936371</text:p>
          </table:table-cell>
          <table:table-cell office:value-type="float" office:value="0.100507259368896" calcext:value-type="float">
            <text:p>0.1005072594</text:p>
          </table:table-cell>
          <table:table-cell office:value-type="float" office:value="0.647028923034668" calcext:value-type="float">
            <text:p>0.647028923</text:p>
          </table:table-cell>
          <table:table-cell office:value-type="float" office:value="0.831725120544433" calcext:value-type="float">
            <text:p>0.8317251205</text:p>
          </table:table-cell>
          <table:table-cell office:value-type="float" office:value="0.47529125213623" calcext:value-type="float">
            <text:p>0.4752912521</text:p>
          </table:table-cell>
          <table:table-cell office:value-type="float" office:value="0.67728042602539" calcext:value-type="float">
            <text:p>0.677280426</text:p>
          </table:table-cell>
          <table:table-cell office:value-type="float" office:value="0.0816760063171386" calcext:value-type="float">
            <text:p>0.0816760063</text:p>
          </table:table-cell>
          <table:table-cell office:value-type="float" office:value="1.12480735778808" calcext:value-type="float">
            <text:p>1.1248073578</text:p>
          </table:table-cell>
          <table:table-cell office:value-type="float" office:value="1.54896545410156" calcext:value-type="float">
            <text:p>1.5489654541</text:p>
          </table:table-cell>
          <table:table-cell office:value-type="float" office:value="0.038947582244873" calcext:value-type="float">
            <text:p>0.0389475822</text:p>
          </table:table-cell>
          <table:table-cell office:value-type="float" office:value="1.21731948852539" calcext:value-type="float">
            <text:p>1.2173194885</text:p>
          </table:table-cell>
          <table:table-cell office:value-type="float" office:value="0.642236709594726" calcext:value-type="float">
            <text:p>0.6422367096</text:p>
          </table:table-cell>
          <table:table-cell office:value-type="float" office:value="0.743462562561035" calcext:value-type="float">
            <text:p>0.7434625626</text:p>
          </table:table-cell>
          <table:table-cell office:value-type="float" office:value="1.04174733161926" calcext:value-type="float">
            <text:p>1.0417473316</text:p>
          </table:table-cell>
          <table:table-cell table:number-columns-repeated="96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00446796417236" calcext:value-type="float">
            <text:p>0.5004467964</text:p>
          </table:table-cell>
          <table:table-cell office:value-type="float" office:value="1.89053535461425" calcext:value-type="float">
            <text:p>1.8905353546</text:p>
          </table:table-cell>
          <table:table-cell office:value-type="float" office:value="0.355900764465332" calcext:value-type="float">
            <text:p>0.3559007645</text:p>
          </table:table-cell>
          <table:table-cell office:value-type="float" office:value="1.57600975036621" calcext:value-type="float">
            <text:p>1.5760097504</text:p>
          </table:table-cell>
          <table:table-cell office:value-type="float" office:value="2.7388916015625" calcext:value-type="float">
            <text:p>2.7388916016</text:p>
          </table:table-cell>
          <table:table-cell office:value-type="float" office:value="0.984765529632568" calcext:value-type="float">
            <text:p>0.9847655296</text:p>
          </table:table-cell>
          <table:table-cell office:value-type="float" office:value="2.60164165496826" calcext:value-type="float">
            <text:p>2.601641655</text:p>
          </table:table-cell>
          <table:table-cell office:value-type="float" office:value="0.653113365173339" calcext:value-type="float">
            <text:p>0.6531133652</text:p>
          </table:table-cell>
          <table:table-cell office:value-type="float" office:value="1.98522186279296" calcext:value-type="float">
            <text:p>1.9852218628</text:p>
          </table:table-cell>
          <table:table-cell office:value-type="float" office:value="0.110114097595214" calcext:value-type="float">
            <text:p>0.1101140976</text:p>
          </table:table-cell>
          <table:table-cell office:value-type="float" office:value="0.0349483489990234" calcext:value-type="float">
            <text:p>0.034948349</text:p>
          </table:table-cell>
          <table:table-cell office:value-type="float" office:value="0.0334815979003906" calcext:value-type="float">
            <text:p>0.0334815979</text:p>
          </table:table-cell>
          <table:table-cell office:value-type="float" office:value="1.33708381652832" calcext:value-type="float">
            <text:p>1.3370838165</text:p>
          </table:table-cell>
          <table:table-cell office:value-type="float" office:value="0.221956253051757" calcext:value-type="float">
            <text:p>0.2219562531</text:p>
          </table:table-cell>
          <table:table-cell office:value-type="float" office:value="0.373207092285156" calcext:value-type="float">
            <text:p>0.3732070923</text:p>
          </table:table-cell>
          <table:table-cell office:value-type="float" office:value="0.685844421386718" calcext:value-type="float">
            <text:p>0.6858444214</text:p>
          </table:table-cell>
          <table:table-cell office:value-type="float" office:value="0.107391357421875" calcext:value-type="float">
            <text:p>0.1073913574</text:p>
          </table:table-cell>
          <table:table-cell office:value-type="float" office:value="0.913346290588378" calcext:value-type="float">
            <text:p>0.9133462906</text:p>
          </table:table-cell>
          <table:table-cell office:value-type="float" office:value="1.65413618087768" calcext:value-type="float">
            <text:p>1.6541361809</text:p>
          </table:table-cell>
          <table:table-cell office:value-type="float" office:value="0.346851348876953" calcext:value-type="float">
            <text:p>0.3468513489</text:p>
          </table:table-cell>
          <table:table-cell office:value-type="float" office:value="0.702397346496582" calcext:value-type="float">
            <text:p>0.7023973465</text:p>
          </table:table-cell>
          <table:table-cell office:value-type="float" office:value="0.291244506835937" calcext:value-type="float">
            <text:p>0.2912445068</text:p>
          </table:table-cell>
          <table:table-cell office:value-type="float" office:value="0.384654998779296" calcext:value-type="float">
            <text:p>0.3846549988</text:p>
          </table:table-cell>
          <table:table-cell office:value-type="float" office:value="0.57146406173706" calcext:value-type="float">
            <text:p>0.5714640617</text:p>
          </table:table-cell>
          <table:table-cell office:value-type="float" office:value="0.376852989196777" calcext:value-type="float">
            <text:p>0.3768529892</text:p>
          </table:table-cell>
          <table:table-cell office:value-type="float" office:value="1.03320789337158" calcext:value-type="float">
            <text:p>1.0332078934</text:p>
          </table:table-cell>
          <table:table-cell office:value-type="float" office:value="0.0685272216796875" calcext:value-type="float">
            <text:p>0.0685272217</text:p>
          </table:table-cell>
          <table:table-cell office:value-type="float" office:value="0.103784561157226" calcext:value-type="float">
            <text:p>0.1037845612</text:p>
          </table:table-cell>
          <table:table-cell office:value-type="float" office:value="1.03568267822265" calcext:value-type="float">
            <text:p>1.0356826782</text:p>
          </table:table-cell>
          <table:table-cell office:value-type="float" office:value="1.65702772140502" calcext:value-type="float">
            <text:p>1.6570277214</text:p>
          </table:table-cell>
          <table:table-cell office:value-type="float" office:value="0.295469284057617" calcext:value-type="float">
            <text:p>0.2954692841</text:p>
          </table:table-cell>
          <table:table-cell office:value-type="float" office:value="1.69446563720703" calcext:value-type="float">
            <text:p>1.6944656372</text:p>
          </table:table-cell>
          <table:table-cell office:value-type="float" office:value="1.14854526519775" calcext:value-type="float">
            <text:p>1.1485452652</text:p>
          </table:table-cell>
          <table:table-cell office:value-type="float" office:value="1.88027572631835" calcext:value-type="float">
            <text:p>1.8802757263</text:p>
          </table:table-cell>
          <table:table-cell office:value-type="float" office:value="0.480023860931396" calcext:value-type="float">
            <text:p>0.4800238609</text:p>
          </table:table-cell>
          <table:table-cell office:value-type="float" office:value="0.495207786560058" calcext:value-type="float">
            <text:p>0.4952077866</text:p>
          </table:table-cell>
          <table:table-cell office:value-type="float" office:value="1.40851974487304" calcext:value-type="float">
            <text:p>1.4085197449</text:p>
          </table:table-cell>
          <table:table-cell office:value-type="float" office:value="0.266454696655273" calcext:value-type="float">
            <text:p>0.2664546967</text:p>
          </table:table-cell>
          <table:table-cell office:value-type="float" office:value="0.686538696289062" calcext:value-type="float">
            <text:p>0.6865386963</text:p>
          </table:table-cell>
          <table:table-cell office:value-type="float" office:value="0.0908126831054687" calcext:value-type="float">
            <text:p>0.0908126831</text:p>
          </table:table-cell>
          <table:table-cell office:value-type="float" office:value="0.688377380371093" calcext:value-type="float">
            <text:p>0.6883773804</text:p>
          </table:table-cell>
          <table:table-cell office:value-type="float" office:value="0.611785888671875" calcext:value-type="float">
            <text:p>0.6117858887</text:p>
          </table:table-cell>
          <table:table-cell office:value-type="float" office:value="0.285850048065185" calcext:value-type="float">
            <text:p>0.2858500481</text:p>
          </table:table-cell>
          <table:table-cell office:value-type="float" office:value="0.473814010620117" calcext:value-type="float">
            <text:p>0.4738140106</text:p>
          </table:table-cell>
          <table:table-cell office:value-type="float" office:value="0.338095664978027" calcext:value-type="float">
            <text:p>0.338095665</text:p>
          </table:table-cell>
          <table:table-cell office:value-type="float" office:value="0.71898078918457" calcext:value-type="float">
            <text:p>0.7189807892</text:p>
          </table:table-cell>
          <table:table-cell office:value-type="float" office:value="0.0778274536132812" calcext:value-type="float">
            <text:p>0.0778274536</text:p>
          </table:table-cell>
          <table:table-cell office:value-type="float" office:value="0.120613098144531" calcext:value-type="float">
            <text:p>0.1206130981</text:p>
          </table:table-cell>
          <table:table-cell office:value-type="float" office:value="2.48129749298095" calcext:value-type="float">
            <text:p>2.481297493</text:p>
          </table:table-cell>
          <table:table-cell office:value-type="float" office:value="1.10585784912109" calcext:value-type="float">
            <text:p>1.1058578491</text:p>
          </table:table-cell>
          <table:table-cell office:value-type="float" office:value="1.30046796798706" calcext:value-type="float">
            <text:p>1.300467968</text:p>
          </table:table-cell>
          <table:table-cell office:value-type="float" office:value="1.52376651763916" calcext:value-type="float">
            <text:p>1.5237665176</text:p>
          </table:table-cell>
          <table:table-cell office:value-type="float" office:value="1.75929260253906" calcext:value-type="float">
            <text:p>1.7592926025</text:p>
          </table:table-cell>
          <table:table-cell office:value-type="float" office:value="1.18507385253906" calcext:value-type="float">
            <text:p>1.1850738525</text:p>
          </table:table-cell>
          <table:table-cell office:value-type="float" office:value="1.35553312301635" calcext:value-type="float">
            <text:p>1.355533123</text:p>
          </table:table-cell>
          <table:table-cell table:number-columns-repeated="96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08853101730346" calcext:value-type="float">
            <text:p>1.0885310173</text:p>
          </table:table-cell>
          <table:table-cell office:value-type="float" office:value="1.2557668685913" calcext:value-type="float">
            <text:p>1.2557668686</text:p>
          </table:table-cell>
          <table:table-cell office:value-type="float" office:value="3.0375804901123" calcext:value-type="float">
            <text:p>3.0375804901</text:p>
          </table:table-cell>
          <table:table-cell office:value-type="float" office:value="1.6918601989746" calcext:value-type="float">
            <text:p>1.691860199</text:p>
          </table:table-cell>
          <table:table-cell office:value-type="float" office:value="2.9240608215332" calcext:value-type="float">
            <text:p>2.9240608215</text:p>
          </table:table-cell>
          <table:table-cell office:value-type="float" office:value="0.329200744628906" calcext:value-type="float">
            <text:p>0.3292007446</text:p>
          </table:table-cell>
          <table:table-cell office:value-type="float" office:value="1.33679866790771" calcext:value-type="float">
            <text:p>1.3367986679</text:p>
          </table:table-cell>
          <table:table-cell office:value-type="float" office:value="0.571606159210205" calcext:value-type="float">
            <text:p>0.5716061592</text:p>
          </table:table-cell>
          <table:table-cell office:value-type="float" office:value="0.213964462280273" calcext:value-type="float">
            <text:p>0.2139644623</text:p>
          </table:table-cell>
          <table:table-cell office:value-type="float" office:value="0.467471599578857" calcext:value-type="float">
            <text:p>0.4674715996</text:p>
          </table:table-cell>
          <table:table-cell office:value-type="float" office:value="0.182862281799316" calcext:value-type="float">
            <text:p>0.1828622818</text:p>
          </table:table-cell>
          <table:table-cell office:value-type="float" office:value="0.403255462646484" calcext:value-type="float">
            <text:p>0.4032554626</text:p>
          </table:table-cell>
          <table:table-cell office:value-type="float" office:value="1.20134353637695" calcext:value-type="float">
            <text:p>1.2013435364</text:p>
          </table:table-cell>
          <table:table-cell office:value-type="float" office:value="1.65295791625976" calcext:value-type="float">
            <text:p>1.6529579163</text:p>
          </table:table-cell>
          <table:table-cell office:value-type="float" office:value="0.734800338745117" calcext:value-type="float">
            <text:p>0.7348003387</text:p>
          </table:table-cell>
          <table:table-cell office:value-type="float" office:value="0.0711174011230468" calcext:value-type="float">
            <text:p>0.0711174011</text:p>
          </table:table-cell>
          <table:table-cell office:value-type="float" office:value="1.59243011474609" calcext:value-type="float">
            <text:p>1.5924301147</text:p>
          </table:table-cell>
          <table:table-cell office:value-type="float" office:value="0.893864631652832" calcext:value-type="float">
            <text:p>0.8938646317</text:p>
          </table:table-cell>
          <table:table-cell office:value-type="float" office:value="0.491915225982666" calcext:value-type="float">
            <text:p>0.491915226</text:p>
          </table:table-cell>
          <table:table-cell office:value-type="float" office:value="0.22232437133789" calcext:value-type="float">
            <text:p>0.2223243713</text:p>
          </table:table-cell>
          <table:table-cell office:value-type="float" office:value="0.569332122802734" calcext:value-type="float">
            <text:p>0.5693321228</text:p>
          </table:table-cell>
          <table:table-cell office:value-type="float" office:value="1.786301612854" calcext:value-type="float">
            <text:p>1.7863016129</text:p>
          </table:table-cell>
          <table:table-cell office:value-type="float" office:value="1.74821090698242" calcext:value-type="float">
            <text:p>1.748210907</text:p>
          </table:table-cell>
          <table:table-cell office:value-type="float" office:value="0.255845069885253" calcext:value-type="float">
            <text:p>0.2558450699</text:p>
          </table:table-cell>
          <table:table-cell office:value-type="float" office:value="0.0160341262817382" calcext:value-type="float">
            <text:p>0.0160341263</text:p>
          </table:table-cell>
          <table:table-cell office:value-type="float" office:value="1.94301795959472" calcext:value-type="float">
            <text:p>1.9430179596</text:p>
          </table:table-cell>
          <table:table-cell office:value-type="float" office:value="2.03378295898437" calcext:value-type="float">
            <text:p>2.033782959</text:p>
          </table:table-cell>
          <table:table-cell office:value-type="float" office:value="2.17379760742187" calcext:value-type="float">
            <text:p>2.1737976074</text:p>
          </table:table-cell>
          <table:table-cell office:value-type="float" office:value="2.58543968200683" calcext:value-type="float">
            <text:p>2.585439682</text:p>
          </table:table-cell>
          <table:table-cell office:value-type="float" office:value="2.52143478393554" calcext:value-type="float">
            <text:p>2.5214347839</text:p>
          </table:table-cell>
          <table:table-cell office:value-type="float" office:value="1.98406219482421" calcext:value-type="float">
            <text:p>1.9840621948</text:p>
          </table:table-cell>
          <table:table-cell office:value-type="float" office:value="0.138229370117187" calcext:value-type="float">
            <text:p>0.1382293701</text:p>
          </table:table-cell>
          <table:table-cell office:value-type="float" office:value="1.12012004852294" calcext:value-type="float">
            <text:p>1.1201200485</text:p>
          </table:table-cell>
          <table:table-cell office:value-type="float" office:value="0.845560073852539" calcext:value-type="float">
            <text:p>0.8455600739</text:p>
          </table:table-cell>
          <table:table-cell office:value-type="float" office:value="0.37946605682373" calcext:value-type="float">
            <text:p>0.3794660568</text:p>
          </table:table-cell>
          <table:table-cell office:value-type="float" office:value="0.782176494598388" calcext:value-type="float">
            <text:p>0.7821764946</text:p>
          </table:table-cell>
          <table:table-cell office:value-type="float" office:value="2.41567230224609" calcext:value-type="float">
            <text:p>2.4156723022</text:p>
          </table:table-cell>
          <table:table-cell office:value-type="float" office:value="2.30699348449707" calcext:value-type="float">
            <text:p>2.3069934845</text:p>
          </table:table-cell>
          <table:table-cell office:value-type="float" office:value="0.276611328125" calcext:value-type="float">
            <text:p>0.2766113281</text:p>
          </table:table-cell>
          <table:table-cell office:value-type="float" office:value="1.19738388061523" calcext:value-type="float">
            <text:p>1.1973838806</text:p>
          </table:table-cell>
          <table:table-cell office:value-type="float" office:value="0.248750686645507" calcext:value-type="float">
            <text:p>0.2487506866</text:p>
          </table:table-cell>
          <table:table-cell office:value-type="float" office:value="1.71667575836181" calcext:value-type="float">
            <text:p>1.7166757584</text:p>
          </table:table-cell>
          <table:table-cell office:value-type="float" office:value="0.0569581985473632" calcext:value-type="float">
            <text:p>0.0569581985</text:p>
          </table:table-cell>
          <table:table-cell office:value-type="float" office:value="0.873843193054199" calcext:value-type="float">
            <text:p>0.8738431931</text:p>
          </table:table-cell>
          <table:table-cell office:value-type="float" office:value="0.370963096618652" calcext:value-type="float">
            <text:p>0.3709630966</text:p>
          </table:table-cell>
          <table:table-cell office:value-type="float" office:value="1.37350368499755" calcext:value-type="float">
            <text:p>1.373503685</text:p>
          </table:table-cell>
          <table:table-cell office:value-type="float" office:value="1.74444770812988" calcext:value-type="float">
            <text:p>1.7444477081</text:p>
          </table:table-cell>
          <table:table-cell office:value-type="float" office:value="0.205080032348632" calcext:value-type="float">
            <text:p>0.2050800323</text:p>
          </table:table-cell>
          <table:table-cell office:value-type="float" office:value="1.67146682739257" calcext:value-type="float">
            <text:p>1.6714668274</text:p>
          </table:table-cell>
          <table:table-cell office:value-type="float" office:value="0.623054504394531" calcext:value-type="float">
            <text:p>0.6230545044</text:p>
          </table:table-cell>
          <table:table-cell office:value-type="float" office:value="0.54530906677246" calcext:value-type="float">
            <text:p>0.5453090668</text:p>
          </table:table-cell>
          <table:table-cell office:value-type="float" office:value="0.204479694366455" calcext:value-type="float">
            <text:p>0.2044796944</text:p>
          </table:table-cell>
          <table:table-cell office:value-type="float" office:value="0.0200638771057128" calcext:value-type="float">
            <text:p>0.0200638771</text:p>
          </table:table-cell>
          <table:table-cell office:value-type="float" office:value="0.771534919738769" calcext:value-type="float">
            <text:p>0.7715349197</text:p>
          </table:table-cell>
          <table:table-cell office:value-type="float" office:value="0.103752374649047" calcext:value-type="float">
            <text:p>0.1037523746</text:p>
          </table:table-cell>
          <table:table-cell table:number-columns-repeated="96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13370132446289" calcext:value-type="float">
            <text:p>0.9133701324</text:p>
          </table:table-cell>
          <table:table-cell office:value-type="float" office:value="0.192214965820312" calcext:value-type="float">
            <text:p>0.1922149658</text:p>
          </table:table-cell>
          <table:table-cell office:value-type="float" office:value="0.0215873718261718" calcext:value-type="float">
            <text:p>0.0215873718</text:p>
          </table:table-cell>
          <table:table-cell office:value-type="float" office:value="1.03743553161621" calcext:value-type="float">
            <text:p>1.0374355316</text:p>
          </table:table-cell>
          <table:table-cell office:value-type="float" office:value="0.348018646240234" calcext:value-type="float">
            <text:p>0.3480186462</text:p>
          </table:table-cell>
          <table:table-cell office:value-type="float" office:value="0.27855110168457" calcext:value-type="float">
            <text:p>0.2785511017</text:p>
          </table:table-cell>
          <table:table-cell office:value-type="float" office:value="0.206254959106445" calcext:value-type="float">
            <text:p>0.2062549591</text:p>
          </table:table-cell>
          <table:table-cell office:value-type="float" office:value="0.0331072807312011" calcext:value-type="float">
            <text:p>0.0331072807</text:p>
          </table:table-cell>
          <table:table-cell office:value-type="float" office:value="0.867441177368164" calcext:value-type="float">
            <text:p>0.8674411774</text:p>
          </table:table-cell>
          <table:table-cell office:value-type="float" office:value="0.101954460144042" calcext:value-type="float">
            <text:p>0.1019544601</text:p>
          </table:table-cell>
          <table:table-cell office:value-type="float" office:value="2.15950393676757" calcext:value-type="float">
            <text:p>2.1595039368</text:p>
          </table:table-cell>
          <table:table-cell office:value-type="float" office:value="1.2016258239746" calcext:value-type="float">
            <text:p>1.201625824</text:p>
          </table:table-cell>
          <table:table-cell office:value-type="float" office:value="1.40671920776367" calcext:value-type="float">
            <text:p>1.4067192078</text:p>
          </table:table-cell>
          <table:table-cell office:value-type="float" office:value="2.77383232116699" calcext:value-type="float">
            <text:p>2.7738323212</text:p>
          </table:table-cell>
          <table:table-cell office:value-type="float" office:value="0.330287933349609" calcext:value-type="float">
            <text:p>0.3302879333</text:p>
          </table:table-cell>
          <table:table-cell office:value-type="float" office:value="0.607158660888671" calcext:value-type="float">
            <text:p>0.6071586609</text:p>
          </table:table-cell>
          <table:table-cell office:value-type="float" office:value="0.428323745727539" calcext:value-type="float">
            <text:p>0.4283237457</text:p>
          </table:table-cell>
          <table:table-cell office:value-type="float" office:value="0.194862365722656" calcext:value-type="float">
            <text:p>0.1948623657</text:p>
          </table:table-cell>
          <table:table-cell office:value-type="float" office:value="0.878789901733398" calcext:value-type="float">
            <text:p>0.8787899017</text:p>
          </table:table-cell>
          <table:table-cell office:value-type="float" office:value="0.934197425842285" calcext:value-type="float">
            <text:p>0.9341974258</text:p>
          </table:table-cell>
          <table:table-cell office:value-type="float" office:value="0.467194557189941" calcext:value-type="float">
            <text:p>0.4671945572</text:p>
          </table:table-cell>
          <table:table-cell office:value-type="float" office:value="1.18896484375" calcext:value-type="float">
            <text:p>1.1889648438</text:p>
          </table:table-cell>
          <table:table-cell office:value-type="float" office:value="4.18315696716308" calcext:value-type="float">
            <text:p>4.1831569672</text:p>
          </table:table-cell>
          <table:table-cell office:value-type="float" office:value="0.156776905059814" calcext:value-type="float">
            <text:p>0.1567769051</text:p>
          </table:table-cell>
          <table:table-cell office:value-type="float" office:value="1.47994327545166" calcext:value-type="float">
            <text:p>1.4799432755</text:p>
          </table:table-cell>
          <table:table-cell office:value-type="float" office:value="1.09467887878417" calcext:value-type="float">
            <text:p>1.0946788788</text:p>
          </table:table-cell>
          <table:table-cell office:value-type="float" office:value="0.533882141113281" calcext:value-type="float">
            <text:p>0.5338821411</text:p>
          </table:table-cell>
          <table:table-cell office:value-type="float" office:value="1.92888832092285" calcext:value-type="float">
            <text:p>1.9288883209</text:p>
          </table:table-cell>
          <table:table-cell office:value-type="float" office:value="0.105243682861328" calcext:value-type="float">
            <text:p>0.1052436829</text:p>
          </table:table-cell>
          <table:table-cell office:value-type="float" office:value="0.664962768554687" calcext:value-type="float">
            <text:p>0.6649627686</text:p>
          </table:table-cell>
          <table:table-cell office:value-type="float" office:value="0.567008972167968" calcext:value-type="float">
            <text:p>0.5670089722</text:p>
          </table:table-cell>
          <table:table-cell office:value-type="float" office:value="0.0015420913696289" calcext:value-type="float">
            <text:p>0.0015420914</text:p>
          </table:table-cell>
          <table:table-cell office:value-type="float" office:value="0.755386352539062" calcext:value-type="float">
            <text:p>0.7553863525</text:p>
          </table:table-cell>
          <table:table-cell office:value-type="float" office:value="1.30070495605468" calcext:value-type="float">
            <text:p>1.3007049561</text:p>
          </table:table-cell>
          <table:table-cell office:value-type="float" office:value="1.6789379119873" calcext:value-type="float">
            <text:p>1.678937912</text:p>
          </table:table-cell>
          <table:table-cell office:value-type="float" office:value="0.870858669281005" calcext:value-type="float">
            <text:p>0.8708586693</text:p>
          </table:table-cell>
          <table:table-cell office:value-type="float" office:value="0.418128967285156" calcext:value-type="float">
            <text:p>0.4181289673</text:p>
          </table:table-cell>
          <table:table-cell office:value-type="float" office:value="0.838024139404296" calcext:value-type="float">
            <text:p>0.8380241394</text:p>
          </table:table-cell>
          <table:table-cell office:value-type="float" office:value="0.916103363037109" calcext:value-type="float">
            <text:p>0.916103363</text:p>
          </table:table-cell>
          <table:table-cell office:value-type="float" office:value="1.92733764648437" calcext:value-type="float">
            <text:p>1.9273376465</text:p>
          </table:table-cell>
          <table:table-cell office:value-type="float" office:value="1.82356452941894" calcext:value-type="float">
            <text:p>1.8235645294</text:p>
          </table:table-cell>
          <table:table-cell office:value-type="float" office:value="0.385990142822265" calcext:value-type="float">
            <text:p>0.3859901428</text:p>
          </table:table-cell>
          <table:table-cell office:value-type="float" office:value="0.569651126861572" calcext:value-type="float">
            <text:p>0.5696511269</text:p>
          </table:table-cell>
          <table:table-cell office:value-type="float" office:value="0.76020336151123" calcext:value-type="float">
            <text:p>0.7602033615</text:p>
          </table:table-cell>
          <table:table-cell office:value-type="float" office:value="0.336123466491699" calcext:value-type="float">
            <text:p>0.3361234665</text:p>
          </table:table-cell>
          <table:table-cell office:value-type="float" office:value="2.0068883895874" calcext:value-type="float">
            <text:p>2.0068883896</text:p>
          </table:table-cell>
          <table:table-cell office:value-type="float" office:value="4.90827655792236" calcext:value-type="float">
            <text:p>4.9082765579</text:p>
          </table:table-cell>
          <table:table-cell office:value-type="float" office:value="1.15785241127014" calcext:value-type="float">
            <text:p>1.1578524113</text:p>
          </table:table-cell>
          <table:table-cell office:value-type="float" office:value="0.340955734252929" calcext:value-type="float">
            <text:p>0.3409557343</text:p>
          </table:table-cell>
          <table:table-cell office:value-type="float" office:value="0.22786521911621" calcext:value-type="float">
            <text:p>0.2278652191</text:p>
          </table:table-cell>
          <table:table-cell office:value-type="float" office:value="0.614498138427734" calcext:value-type="float">
            <text:p>0.6144981384</text:p>
          </table:table-cell>
          <table:table-cell office:value-type="float" office:value="0.367687702178955" calcext:value-type="float">
            <text:p>0.3676877022</text:p>
          </table:table-cell>
          <table:table-cell office:value-type="float" office:value="0.559522628784179" calcext:value-type="float">
            <text:p>0.5595226288</text:p>
          </table:table-cell>
          <table:table-cell office:value-type="float" office:value="0.668365478515625" calcext:value-type="float">
            <text:p>0.6683654785</text:p>
          </table:table-cell>
          <table:table-cell office:value-type="float" office:value="0.822535276412963" calcext:value-type="float">
            <text:p>0.8225352764</text:p>
          </table:table-cell>
          <table:table-cell table:number-columns-repeated="96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70931529998779" calcext:value-type="float">
            <text:p>1.7093153</text:p>
          </table:table-cell>
          <table:table-cell office:value-type="float" office:value="1.83708524703979" calcext:value-type="float">
            <text:p>1.837085247</text:p>
          </table:table-cell>
          <table:table-cell office:value-type="float" office:value="0.158937454223632" calcext:value-type="float">
            <text:p>0.1589374542</text:p>
          </table:table-cell>
          <table:table-cell office:value-type="float" office:value="0.749160766601562" calcext:value-type="float">
            <text:p>0.7491607666</text:p>
          </table:table-cell>
          <table:table-cell office:value-type="float" office:value="2.29091453552246" calcext:value-type="float">
            <text:p>2.2909145355</text:p>
          </table:table-cell>
          <table:table-cell office:value-type="float" office:value="0.636637687683105" calcext:value-type="float">
            <text:p>0.6366376877</text:p>
          </table:table-cell>
          <table:table-cell office:value-type="float" office:value="0.400003433227539" calcext:value-type="float">
            <text:p>0.4000034332</text:p>
          </table:table-cell>
          <table:table-cell office:value-type="float" office:value="1.54319238662719" calcext:value-type="float">
            <text:p>1.5431923866</text:p>
          </table:table-cell>
          <table:table-cell office:value-type="float" office:value="0.212647438049316" calcext:value-type="float">
            <text:p>0.212647438</text:p>
          </table:table-cell>
          <table:table-cell office:value-type="float" office:value="1.18077802658081" calcext:value-type="float">
            <text:p>1.1807780266</text:p>
          </table:table-cell>
          <table:table-cell office:value-type="float" office:value="0.566372871398925" calcext:value-type="float">
            <text:p>0.5663728714</text:p>
          </table:table-cell>
          <table:table-cell office:value-type="float" office:value="0.28939151763916" calcext:value-type="float">
            <text:p>0.2893915176</text:p>
          </table:table-cell>
          <table:table-cell office:value-type="float" office:value="1.59771013259887" calcext:value-type="float">
            <text:p>1.5977101326</text:p>
          </table:table-cell>
          <table:table-cell office:value-type="float" office:value="2.29460525512695" calcext:value-type="float">
            <text:p>2.2946052551</text:p>
          </table:table-cell>
          <table:table-cell office:value-type="float" office:value="1.35208320617675" calcext:value-type="float">
            <text:p>1.3520832062</text:p>
          </table:table-cell>
          <table:table-cell office:value-type="float" office:value="2.30466270446777" calcext:value-type="float">
            <text:p>2.3046627045</text:p>
          </table:table-cell>
          <table:table-cell office:value-type="float" office:value="0.546134948730468" calcext:value-type="float">
            <text:p>0.5461349487</text:p>
          </table:table-cell>
          <table:table-cell office:value-type="float" office:value="0.479129791259765" calcext:value-type="float">
            <text:p>0.4791297913</text:p>
          </table:table-cell>
          <table:table-cell office:value-type="float" office:value="0.75621747970581" calcext:value-type="float">
            <text:p>0.7562174797</text:p>
          </table:table-cell>
          <table:table-cell office:value-type="float" office:value="0.477599143981933" calcext:value-type="float">
            <text:p>0.477599144</text:p>
          </table:table-cell>
          <table:table-cell office:value-type="float" office:value="1.86978530883789" calcext:value-type="float">
            <text:p>1.8697853088</text:p>
          </table:table-cell>
          <table:table-cell office:value-type="float" office:value="1.16908931732177" calcext:value-type="float">
            <text:p>1.1690893173</text:p>
          </table:table-cell>
          <table:table-cell office:value-type="float" office:value="2.75337314605712" calcext:value-type="float">
            <text:p>2.7533731461</text:p>
          </table:table-cell>
          <table:table-cell office:value-type="float" office:value="0.12620210647583" calcext:value-type="float">
            <text:p>0.1262021065</text:p>
          </table:table-cell>
          <table:table-cell office:value-type="float" office:value="2.22255253791809" calcext:value-type="float">
            <text:p>2.2225525379</text:p>
          </table:table-cell>
          <table:table-cell office:value-type="float" office:value="0.644649505615234" calcext:value-type="float">
            <text:p>0.6446495056</text:p>
          </table:table-cell>
          <table:table-cell office:value-type="float" office:value="0.0583066940307617" calcext:value-type="float">
            <text:p>0.058306694</text:p>
          </table:table-cell>
          <table:table-cell office:value-type="float" office:value="0.534738540649414" calcext:value-type="float">
            <text:p>0.5347385406</text:p>
          </table:table-cell>
          <table:table-cell office:value-type="float" office:value="3.8716869354248" calcext:value-type="float">
            <text:p>3.8716869354</text:p>
          </table:table-cell>
          <table:table-cell office:value-type="float" office:value="0.437368392944335" calcext:value-type="float">
            <text:p>0.4373683929</text:p>
          </table:table-cell>
          <table:table-cell office:value-type="float" office:value="4.43431186676025" calcext:value-type="float">
            <text:p>4.4343118668</text:p>
          </table:table-cell>
          <table:table-cell office:value-type="float" office:value="1.30905294418334" calcext:value-type="float">
            <text:p>1.3090529442</text:p>
          </table:table-cell>
          <table:table-cell office:value-type="float" office:value="0.410401344299316" calcext:value-type="float">
            <text:p>0.4104013443</text:p>
          </table:table-cell>
          <table:table-cell office:value-type="float" office:value="1.80452394485473" calcext:value-type="float">
            <text:p>1.8045239449</text:p>
          </table:table-cell>
          <table:table-cell office:value-type="float" office:value="0.145413398742675" calcext:value-type="float">
            <text:p>0.1454133987</text:p>
          </table:table-cell>
          <table:table-cell office:value-type="float" office:value="0.552621841430664" calcext:value-type="float">
            <text:p>0.5526218414</text:p>
          </table:table-cell>
          <table:table-cell office:value-type="float" office:value="2.52619886398315" calcext:value-type="float">
            <text:p>2.526198864</text:p>
          </table:table-cell>
          <table:table-cell office:value-type="float" office:value="1.56555747985839" calcext:value-type="float">
            <text:p>1.5655574799</text:p>
          </table:table-cell>
          <table:table-cell office:value-type="float" office:value="0.792922973632812" calcext:value-type="float">
            <text:p>0.7929229736</text:p>
          </table:table-cell>
          <table:table-cell office:value-type="float" office:value="4.98701477050781" calcext:value-type="float">
            <text:p>4.9870147705</text:p>
          </table:table-cell>
          <table:table-cell office:value-type="float" office:value="1.40209197998046" calcext:value-type="float">
            <text:p>1.40209198</text:p>
          </table:table-cell>
          <table:table-cell office:value-type="float" office:value="0.0838766098022461" calcext:value-type="float">
            <text:p>0.0838766098</text:p>
          </table:table-cell>
          <table:table-cell office:value-type="float" office:value="0.144887924194335" calcext:value-type="float">
            <text:p>0.1448879242</text:p>
          </table:table-cell>
          <table:table-cell office:value-type="float" office:value="1.1938943862915" calcext:value-type="float">
            <text:p>1.1938943863</text:p>
          </table:table-cell>
          <table:table-cell office:value-type="float" office:value="2.06736755371093" calcext:value-type="float">
            <text:p>2.0673675537</text:p>
          </table:table-cell>
          <table:table-cell office:value-type="float" office:value="1.64949607849121" calcext:value-type="float">
            <text:p>1.6494960785</text:p>
          </table:table-cell>
          <table:table-cell office:value-type="float" office:value="3.01369380950927" calcext:value-type="float">
            <text:p>3.0136938095</text:p>
          </table:table-cell>
          <table:table-cell office:value-type="float" office:value="0.101300477981567" calcext:value-type="float">
            <text:p>0.101300478</text:p>
          </table:table-cell>
          <table:table-cell office:value-type="float" office:value="0.519482612609863" calcext:value-type="float">
            <text:p>0.5194826126</text:p>
          </table:table-cell>
          <table:table-cell office:value-type="float" office:value="0.779122352600097" calcext:value-type="float">
            <text:p>0.7791223526</text:p>
          </table:table-cell>
          <table:table-cell office:value-type="float" office:value="2.16102457046508" calcext:value-type="float">
            <text:p>2.1610245705</text:p>
          </table:table-cell>
          <table:table-cell office:value-type="float" office:value="0.237952232360839" calcext:value-type="float">
            <text:p>0.2379522324</text:p>
          </table:table-cell>
          <table:table-cell office:value-type="float" office:value="1.58769130706787" calcext:value-type="float">
            <text:p>1.5876913071</text:p>
          </table:table-cell>
          <table:table-cell office:value-type="float" office:value="0.204079627990722" calcext:value-type="float">
            <text:p>0.204079628</text:p>
          </table:table-cell>
          <table:table-cell office:value-type="float" office:value="1.4105167388916" calcext:value-type="float">
            <text:p>1.4105167389</text:p>
          </table:table-cell>
          <table:table-cell table:number-columns-repeated="96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38650608062744" calcext:value-type="float">
            <text:p>1.3865060806</text:p>
          </table:table-cell>
          <table:table-cell office:value-type="float" office:value="0.1446533203125" calcext:value-type="float">
            <text:p>0.1446533203</text:p>
          </table:table-cell>
          <table:table-cell office:value-type="float" office:value="0.271587371826171" calcext:value-type="float">
            <text:p>0.2715873718</text:p>
          </table:table-cell>
          <table:table-cell office:value-type="float" office:value="1.1666145324707" calcext:value-type="float">
            <text:p>1.1666145325</text:p>
          </table:table-cell>
          <table:table-cell office:value-type="float" office:value="0.376129150390625" calcext:value-type="float">
            <text:p>0.3761291504</text:p>
          </table:table-cell>
          <table:table-cell office:value-type="float" office:value="0.462546348571777" calcext:value-type="float">
            <text:p>0.4625463486</text:p>
          </table:table-cell>
          <table:table-cell office:value-type="float" office:value="1.33223915100097" calcext:value-type="float">
            <text:p>1.332239151</text:p>
          </table:table-cell>
          <table:table-cell office:value-type="float" office:value="2.00328063964843" calcext:value-type="float">
            <text:p>2.0032806396</text:p>
          </table:table-cell>
          <table:table-cell office:value-type="float" office:value="1.51828145980834" calcext:value-type="float">
            <text:p>1.5182814598</text:p>
          </table:table-cell>
          <table:table-cell office:value-type="float" office:value="1.32838249206542" calcext:value-type="float">
            <text:p>1.3283824921</text:p>
          </table:table-cell>
          <table:table-cell office:value-type="float" office:value="1.10323286056518" calcext:value-type="float">
            <text:p>1.1032328606</text:p>
          </table:table-cell>
          <table:table-cell office:value-type="float" office:value="0.735529899597168" calcext:value-type="float">
            <text:p>0.7355298996</text:p>
          </table:table-cell>
          <table:table-cell office:value-type="float" office:value="3.32056617736816" calcext:value-type="float">
            <text:p>3.3205661774</text:p>
          </table:table-cell>
          <table:table-cell office:value-type="float" office:value="1.6004409790039" calcext:value-type="float">
            <text:p>1.600440979</text:p>
          </table:table-cell>
          <table:table-cell office:value-type="float" office:value="1.59918403625488" calcext:value-type="float">
            <text:p>1.5991840363</text:p>
          </table:table-cell>
          <table:table-cell office:value-type="float" office:value="0.60028076171875" calcext:value-type="float">
            <text:p>0.6002807617</text:p>
          </table:table-cell>
          <table:table-cell office:value-type="float" office:value="2.33820915222167" calcext:value-type="float">
            <text:p>2.3382091522</text:p>
          </table:table-cell>
          <table:table-cell office:value-type="float" office:value="1.62649059295654" calcext:value-type="float">
            <text:p>1.626490593</text:p>
          </table:table-cell>
          <table:table-cell office:value-type="float" office:value="2.21225595474243" calcext:value-type="float">
            <text:p>2.2122559547</text:p>
          </table:table-cell>
          <table:table-cell office:value-type="float" office:value="0.448719501495361" calcext:value-type="float">
            <text:p>0.4487195015</text:p>
          </table:table-cell>
          <table:table-cell office:value-type="float" office:value="0.730941772460937" calcext:value-type="float">
            <text:p>0.7309417725</text:p>
          </table:table-cell>
          <table:table-cell office:value-type="float" office:value="0.600359916687011" calcext:value-type="float">
            <text:p>0.6003599167</text:p>
          </table:table-cell>
          <table:table-cell office:value-type="float" office:value="0.673722267150878" calcext:value-type="float">
            <text:p>0.6737222672</text:p>
          </table:table-cell>
          <table:table-cell office:value-type="float" office:value="0.341290473937988" calcext:value-type="float">
            <text:p>0.3412904739</text:p>
          </table:table-cell>
          <table:table-cell office:value-type="float" office:value="1.51329565048217" calcext:value-type="float">
            <text:p>1.5132956505</text:p>
          </table:table-cell>
          <table:table-cell office:value-type="float" office:value="0.418012619018554" calcext:value-type="float">
            <text:p>0.418012619</text:p>
          </table:table-cell>
          <table:table-cell office:value-type="float" office:value="0.0902633666992187" calcext:value-type="float">
            <text:p>0.0902633667</text:p>
          </table:table-cell>
          <table:table-cell office:value-type="float" office:value="0.74825096130371" calcext:value-type="float">
            <text:p>0.7482509613</text:p>
          </table:table-cell>
          <table:table-cell office:value-type="float" office:value="0.335386276245117" calcext:value-type="float">
            <text:p>0.3353862762</text:p>
          </table:table-cell>
          <table:table-cell office:value-type="float" office:value="1.27908468246459" calcext:value-type="float">
            <text:p>1.2790846825</text:p>
          </table:table-cell>
          <table:table-cell office:value-type="float" office:value="1.48602962493896" calcext:value-type="float">
            <text:p>1.4860296249</text:p>
          </table:table-cell>
          <table:table-cell office:value-type="float" office:value="0.424616813659667" calcext:value-type="float">
            <text:p>0.4246168137</text:p>
          </table:table-cell>
          <table:table-cell office:value-type="float" office:value="0.414047241210937" calcext:value-type="float">
            <text:p>0.4140472412</text:p>
          </table:table-cell>
          <table:table-cell office:value-type="float" office:value="0.135908126831054" calcext:value-type="float">
            <text:p>0.1359081268</text:p>
          </table:table-cell>
          <table:table-cell office:value-type="float" office:value="1.19580650329589" calcext:value-type="float">
            <text:p>1.1958065033</text:p>
          </table:table-cell>
          <table:table-cell office:value-type="float" office:value="0.134485244750976" calcext:value-type="float">
            <text:p>0.1344852448</text:p>
          </table:table-cell>
          <table:table-cell office:value-type="float" office:value="1.11657381057739" calcext:value-type="float">
            <text:p>1.1165738106</text:p>
          </table:table-cell>
          <table:table-cell office:value-type="float" office:value="2.92079162597656" calcext:value-type="float">
            <text:p>2.920791626</text:p>
          </table:table-cell>
          <table:table-cell office:value-type="float" office:value="2.51678657531738" calcext:value-type="float">
            <text:p>2.5167865753</text:p>
          </table:table-cell>
          <table:table-cell office:value-type="float" office:value="0.784645080566406" calcext:value-type="float">
            <text:p>0.7846450806</text:p>
          </table:table-cell>
          <table:table-cell office:value-type="float" office:value="2.438325881958" calcext:value-type="float">
            <text:p>2.438325882</text:p>
          </table:table-cell>
          <table:table-cell office:value-type="float" office:value="0.742305755615234" calcext:value-type="float">
            <text:p>0.7423057556</text:p>
          </table:table-cell>
          <table:table-cell office:value-type="float" office:value="0.297080039978027" calcext:value-type="float">
            <text:p>0.29708004</text:p>
          </table:table-cell>
          <table:table-cell office:value-type="float" office:value="0.156940460205078" calcext:value-type="float">
            <text:p>0.1569404602</text:p>
          </table:table-cell>
          <table:table-cell office:value-type="float" office:value="0.350805282592773" calcext:value-type="float">
            <text:p>0.3508052826</text:p>
          </table:table-cell>
          <table:table-cell office:value-type="float" office:value="0.807235717773437" calcext:value-type="float">
            <text:p>0.8072357178</text:p>
          </table:table-cell>
          <table:table-cell office:value-type="float" office:value="0.187414169311523" calcext:value-type="float">
            <text:p>0.1874141693</text:p>
          </table:table-cell>
          <table:table-cell office:value-type="float" office:value="0.973007678985595" calcext:value-type="float">
            <text:p>0.973007679</text:p>
          </table:table-cell>
          <table:table-cell office:value-type="float" office:value="0.143570899963378" calcext:value-type="float">
            <text:p>0.1435709</text:p>
          </table:table-cell>
          <table:table-cell office:value-type="float" office:value="1.63593006134033" calcext:value-type="float">
            <text:p>1.6359300613</text:p>
          </table:table-cell>
          <table:table-cell office:value-type="float" office:value="0.127435684204101" calcext:value-type="float">
            <text:p>0.1274356842</text:p>
          </table:table-cell>
          <table:table-cell office:value-type="float" office:value="1.67836952209472" calcext:value-type="float">
            <text:p>1.6783695221</text:p>
          </table:table-cell>
          <table:table-cell office:value-type="float" office:value="1.26741027832031" calcext:value-type="float">
            <text:p>1.2674102783</text:p>
          </table:table-cell>
          <table:table-cell office:value-type="float" office:value="2.05988979339599" calcext:value-type="float">
            <text:p>2.0598897934</text:p>
          </table:table-cell>
          <table:table-cell office:value-type="float" office:value="0.760943174362182" calcext:value-type="float">
            <text:p>0.7609431744</text:p>
          </table:table-cell>
          <table:table-cell table:number-columns-repeated="96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.99127388000488" calcext:value-type="float">
            <text:p>2.99127388</text:p>
          </table:table-cell>
          <table:table-cell office:value-type="float" office:value="0.185294151306152" calcext:value-type="float">
            <text:p>0.1852941513</text:p>
          </table:table-cell>
          <table:table-cell office:value-type="float" office:value="0.163941383361816" calcext:value-type="float">
            <text:p>0.1639413834</text:p>
          </table:table-cell>
          <table:table-cell office:value-type="float" office:value="1.47299575805664" calcext:value-type="float">
            <text:p>1.4729957581</text:p>
          </table:table-cell>
          <table:table-cell office:value-type="float" office:value="0.280523300170898" calcext:value-type="float">
            <text:p>0.2805233002</text:p>
          </table:table-cell>
          <table:table-cell office:value-type="float" office:value="0.952154159545898" calcext:value-type="float">
            <text:p>0.9521541595</text:p>
          </table:table-cell>
          <table:table-cell office:value-type="float" office:value="3.93054485321044" calcext:value-type="float">
            <text:p>3.9305448532</text:p>
          </table:table-cell>
          <table:table-cell office:value-type="float" office:value="0.0978264808654785" calcext:value-type="float">
            <text:p>0.0978264809</text:p>
          </table:table-cell>
          <table:table-cell office:value-type="float" office:value="0.798653602600097" calcext:value-type="float">
            <text:p>0.7986536026</text:p>
          </table:table-cell>
          <table:table-cell office:value-type="float" office:value="0.231504917144775" calcext:value-type="float">
            <text:p>0.2315049171</text:p>
          </table:table-cell>
          <table:table-cell office:value-type="float" office:value="2.5009970664978" calcext:value-type="float">
            <text:p>2.5009970665</text:p>
          </table:table-cell>
          <table:table-cell office:value-type="float" office:value="1.32795906066894" calcext:value-type="float">
            <text:p>1.3279590607</text:p>
          </table:table-cell>
          <table:table-cell office:value-type="float" office:value="1.68603706359863" calcext:value-type="float">
            <text:p>1.6860370636</text:p>
          </table:table-cell>
          <table:table-cell office:value-type="float" office:value="0.86227798461914" calcext:value-type="float">
            <text:p>0.8622779846</text:p>
          </table:table-cell>
          <table:table-cell office:value-type="float" office:value="1.92936897277832" calcext:value-type="float">
            <text:p>1.9293689728</text:p>
          </table:table-cell>
          <table:table-cell office:value-type="float" office:value="2.47507858276367" calcext:value-type="float">
            <text:p>2.4750785828</text:p>
          </table:table-cell>
          <table:table-cell office:value-type="float" office:value="0.682706832885742" calcext:value-type="float">
            <text:p>0.6827068329</text:p>
          </table:table-cell>
          <table:table-cell office:value-type="float" office:value="1.30258655548095" calcext:value-type="float">
            <text:p>1.3025865555</text:p>
          </table:table-cell>
          <table:table-cell office:value-type="float" office:value="0.861538887023925" calcext:value-type="float">
            <text:p>0.861538887</text:p>
          </table:table-cell>
          <table:table-cell office:value-type="float" office:value="1.18249225616455" calcext:value-type="float">
            <text:p>1.1824922562</text:p>
          </table:table-cell>
          <table:table-cell office:value-type="float" office:value="0.621499061584472" calcext:value-type="float">
            <text:p>0.6214990616</text:p>
          </table:table-cell>
          <table:table-cell office:value-type="float" office:value="0.448379516601562" calcext:value-type="float">
            <text:p>0.4483795166</text:p>
          </table:table-cell>
          <table:table-cell office:value-type="float" office:value="1.215425491333" calcext:value-type="float">
            <text:p>1.2154254913</text:p>
          </table:table-cell>
          <table:table-cell office:value-type="float" office:value="0.625962734222412" calcext:value-type="float">
            <text:p>0.6259627342</text:p>
          </table:table-cell>
          <table:table-cell office:value-type="float" office:value="2.30324745178222" calcext:value-type="float">
            <text:p>2.3032474518</text:p>
          </table:table-cell>
          <table:table-cell office:value-type="float" office:value="1.37343215942382" calcext:value-type="float">
            <text:p>1.3734321594</text:p>
          </table:table-cell>
          <table:table-cell office:value-type="float" office:value="0.544275283813476" calcext:value-type="float">
            <text:p>0.5442752838</text:p>
          </table:table-cell>
          <table:table-cell office:value-type="float" office:value="3.30731964111328" calcext:value-type="float">
            <text:p>3.3073196411</text:p>
          </table:table-cell>
          <table:table-cell office:value-type="float" office:value="2.21131706237792" calcext:value-type="float">
            <text:p>2.2113170624</text:p>
          </table:table-cell>
          <table:table-cell office:value-type="float" office:value="0.674494743347168" calcext:value-type="float">
            <text:p>0.6744947433</text:p>
          </table:table-cell>
          <table:table-cell office:value-type="float" office:value="0.145942687988281" calcext:value-type="float">
            <text:p>0.145942688</text:p>
          </table:table-cell>
          <table:table-cell office:value-type="float" office:value="0.961321353912353" calcext:value-type="float">
            <text:p>0.9613213539</text:p>
          </table:table-cell>
          <table:table-cell office:value-type="float" office:value="1.21946048736572" calcext:value-type="float">
            <text:p>1.2194604874</text:p>
          </table:table-cell>
          <table:table-cell office:value-type="float" office:value="0.684995651245117" calcext:value-type="float">
            <text:p>0.6849956512</text:p>
          </table:table-cell>
          <table:table-cell office:value-type="float" office:value="2.61390924453735" calcext:value-type="float">
            <text:p>2.6139092445</text:p>
          </table:table-cell>
          <table:table-cell office:value-type="float" office:value="1.16997528076171" calcext:value-type="float">
            <text:p>1.1699752808</text:p>
          </table:table-cell>
          <table:table-cell office:value-type="float" office:value="1.86583423614501" calcext:value-type="float">
            <text:p>1.8658342361</text:p>
          </table:table-cell>
          <table:table-cell office:value-type="float" office:value="0.914533615112304" calcext:value-type="float">
            <text:p>0.9145336151</text:p>
          </table:table-cell>
          <table:table-cell office:value-type="float" office:value="0.431705474853515" calcext:value-type="float">
            <text:p>0.4317054749</text:p>
          </table:table-cell>
          <table:table-cell office:value-type="float" office:value="1.59463119506835" calcext:value-type="float">
            <text:p>1.5946311951</text:p>
          </table:table-cell>
          <table:table-cell office:value-type="float" office:value="0.0700435638427734" calcext:value-type="float">
            <text:p>0.0700435638</text:p>
          </table:table-cell>
          <table:table-cell office:value-type="float" office:value="0.341501235961914" calcext:value-type="float">
            <text:p>0.341501236</text:p>
          </table:table-cell>
          <table:table-cell office:value-type="float" office:value="1.15815305709838" calcext:value-type="float">
            <text:p>1.1581530571</text:p>
          </table:table-cell>
          <table:table-cell office:value-type="float" office:value="1.69450855255126" calcext:value-type="float">
            <text:p>1.6945085526</text:p>
          </table:table-cell>
          <table:table-cell office:value-type="float" office:value="0.657789230346679" calcext:value-type="float">
            <text:p>0.6577892303</text:p>
          </table:table-cell>
          <table:table-cell office:value-type="float" office:value="0.629118919372558" calcext:value-type="float">
            <text:p>0.6291189194</text:p>
          </table:table-cell>
          <table:table-cell office:value-type="float" office:value="1.06484222412109" calcext:value-type="float">
            <text:p>1.0648422241</text:p>
          </table:table-cell>
          <table:table-cell office:value-type="float" office:value="0.848956584930419" calcext:value-type="float">
            <text:p>0.8489565849</text:p>
          </table:table-cell>
          <table:table-cell office:value-type="float" office:value="0.36794090270996" calcext:value-type="float">
            <text:p>0.3679409027</text:p>
          </table:table-cell>
          <table:table-cell office:value-type="float" office:value="0.585859298706054" calcext:value-type="float">
            <text:p>0.5858592987</text:p>
          </table:table-cell>
          <table:table-cell office:value-type="float" office:value="0.937586784362793" calcext:value-type="float">
            <text:p>0.9375867844</text:p>
          </table:table-cell>
          <table:table-cell office:value-type="float" office:value="0.480159759521484" calcext:value-type="float">
            <text:p>0.4801597595</text:p>
          </table:table-cell>
          <table:table-cell office:value-type="float" office:value="0.0142078399658203" calcext:value-type="float">
            <text:p>0.01420784</text:p>
          </table:table-cell>
          <table:table-cell office:value-type="float" office:value="0.266267776489257" calcext:value-type="float">
            <text:p>0.2662677765</text:p>
          </table:table-cell>
          <table:table-cell office:value-type="float" office:value="0.104705095291137" calcext:value-type="float">
            <text:p>0.1047050953</text:p>
          </table:table-cell>
          <table:table-cell table:number-columns-repeated="96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216989517211914" calcext:value-type="float">
            <text:p>0.0216989517</text:p>
          </table:table-cell>
          <table:table-cell office:value-type="float" office:value="2.1171817779541" calcext:value-type="float">
            <text:p>2.117181778</text:p>
          </table:table-cell>
          <table:table-cell office:value-type="float" office:value="0.45720100402832" calcext:value-type="float">
            <text:p>0.457201004</text:p>
          </table:table-cell>
          <table:table-cell office:value-type="float" office:value="3.02732276916503" calcext:value-type="float">
            <text:p>3.0273227692</text:p>
          </table:table-cell>
          <table:table-cell office:value-type="float" office:value="3.50770568847656" calcext:value-type="float">
            <text:p>3.5077056885</text:p>
          </table:table-cell>
          <table:table-cell office:value-type="float" office:value="1.21903610229492" calcext:value-type="float">
            <text:p>1.2190361023</text:p>
          </table:table-cell>
          <table:table-cell office:value-type="float" office:value="4.81765937805175" calcext:value-type="float">
            <text:p>4.8176593781</text:p>
          </table:table-cell>
          <table:table-cell office:value-type="float" office:value="0.515671730041503" calcext:value-type="float">
            <text:p>0.51567173</text:p>
          </table:table-cell>
          <table:table-cell office:value-type="float" office:value="2.09936332702636" calcext:value-type="float">
            <text:p>2.099363327</text:p>
          </table:table-cell>
          <table:table-cell office:value-type="float" office:value="0.615779876708984" calcext:value-type="float">
            <text:p>0.6157798767</text:p>
          </table:table-cell>
          <table:table-cell office:value-type="float" office:value="1.64549160003662" calcext:value-type="float">
            <text:p>1.6454916</text:p>
          </table:table-cell>
          <table:table-cell office:value-type="float" office:value="0.217673301696777" calcext:value-type="float">
            <text:p>0.2176733017</text:p>
          </table:table-cell>
          <table:table-cell office:value-type="float" office:value="0.605542182922363" calcext:value-type="float">
            <text:p>0.6055421829</text:p>
          </table:table-cell>
          <table:table-cell office:value-type="float" office:value="2.35946655273437" calcext:value-type="float">
            <text:p>2.3594665527</text:p>
          </table:table-cell>
          <table:table-cell office:value-type="float" office:value="3.52286338806152" calcext:value-type="float">
            <text:p>3.5228633881</text:p>
          </table:table-cell>
          <table:table-cell office:value-type="float" office:value="0.613990783691406" calcext:value-type="float">
            <text:p>0.6139907837</text:p>
          </table:table-cell>
          <table:table-cell office:value-type="float" office:value="0.831079483032226" calcext:value-type="float">
            <text:p>0.831079483</text:p>
          </table:table-cell>
          <table:table-cell office:value-type="float" office:value="1.7785358428955" calcext:value-type="float">
            <text:p>1.7785358429</text:p>
          </table:table-cell>
          <table:table-cell office:value-type="float" office:value="0.209165096282958" calcext:value-type="float">
            <text:p>0.2091650963</text:p>
          </table:table-cell>
          <table:table-cell office:value-type="float" office:value="1.92909622192382" calcext:value-type="float">
            <text:p>1.9290962219</text:p>
          </table:table-cell>
          <table:table-cell office:value-type="float" office:value="0.228900909423828" calcext:value-type="float">
            <text:p>0.2289009094</text:p>
          </table:table-cell>
          <table:table-cell office:value-type="float" office:value="0.528244018554687" calcext:value-type="float">
            <text:p>0.5282440186</text:p>
          </table:table-cell>
          <table:table-cell office:value-type="float" office:value="2.10614585876464" calcext:value-type="float">
            <text:p>2.1061458588</text:p>
          </table:table-cell>
          <table:table-cell office:value-type="float" office:value="1.10238981246948" calcext:value-type="float">
            <text:p>1.1023898125</text:p>
          </table:table-cell>
          <table:table-cell office:value-type="float" office:value="0.243910789489746" calcext:value-type="float">
            <text:p>0.2439107895</text:p>
          </table:table-cell>
          <table:table-cell office:value-type="float" office:value="0.649157524108886" calcext:value-type="float">
            <text:p>0.6491575241</text:p>
          </table:table-cell>
          <table:table-cell office:value-type="float" office:value="0.926845550537109" calcext:value-type="float">
            <text:p>0.9268455505</text:p>
          </table:table-cell>
          <table:table-cell office:value-type="float" office:value="1.09119606018066" calcext:value-type="float">
            <text:p>1.0911960602</text:p>
          </table:table-cell>
          <table:table-cell office:value-type="float" office:value="1.41727066040039" calcext:value-type="float">
            <text:p>1.4172706604</text:p>
          </table:table-cell>
          <table:table-cell office:value-type="float" office:value="0.589264869689941" calcext:value-type="float">
            <text:p>0.5892648697</text:p>
          </table:table-cell>
          <table:table-cell office:value-type="float" office:value="1.65334224700927" calcext:value-type="float">
            <text:p>1.653342247</text:p>
          </table:table-cell>
          <table:table-cell office:value-type="float" office:value="1.32177257537841" calcext:value-type="float">
            <text:p>1.3217725754</text:p>
          </table:table-cell>
          <table:table-cell office:value-type="float" office:value="0.713400840759277" calcext:value-type="float">
            <text:p>0.7134008408</text:p>
          </table:table-cell>
          <table:table-cell office:value-type="float" office:value="0.869605064392089" calcext:value-type="float">
            <text:p>0.8696050644</text:p>
          </table:table-cell>
          <table:table-cell office:value-type="float" office:value="2.12163257598876" calcext:value-type="float">
            <text:p>2.121632576</text:p>
          </table:table-cell>
          <table:table-cell office:value-type="float" office:value="0.658265113830566" calcext:value-type="float">
            <text:p>0.6582651138</text:p>
          </table:table-cell>
          <table:table-cell office:value-type="float" office:value="0.845512390136718" calcext:value-type="float">
            <text:p>0.8455123901</text:p>
          </table:table-cell>
          <table:table-cell office:value-type="float" office:value="2.84890365600585" calcext:value-type="float">
            <text:p>2.848903656</text:p>
          </table:table-cell>
          <table:table-cell office:value-type="float" office:value="2.70462036132812" calcext:value-type="float">
            <text:p>2.7046203613</text:p>
          </table:table-cell>
          <table:table-cell office:value-type="float" office:value="1.44255638122558" calcext:value-type="float">
            <text:p>1.4425563812</text:p>
          </table:table-cell>
          <table:table-cell office:value-type="float" office:value="1.27577972412109" calcext:value-type="float">
            <text:p>1.2757797241</text:p>
          </table:table-cell>
          <table:table-cell office:value-type="float" office:value="1.30124568939208" calcext:value-type="float">
            <text:p>1.3012456894</text:p>
          </table:table-cell>
          <table:table-cell office:value-type="float" office:value="0.685615539550781" calcext:value-type="float">
            <text:p>0.6856155396</text:p>
          </table:table-cell>
          <table:table-cell office:value-type="float" office:value="0.150700569152832" calcext:value-type="float">
            <text:p>0.1507005692</text:p>
          </table:table-cell>
          <table:table-cell office:value-type="float" office:value="0.348975181579589" calcext:value-type="float">
            <text:p>0.3489751816</text:p>
          </table:table-cell>
          <table:table-cell office:value-type="float" office:value="0.488171577453613" calcext:value-type="float">
            <text:p>0.4881715775</text:p>
          </table:table-cell>
          <table:table-cell office:value-type="float" office:value="1.61976814270019" calcext:value-type="float">
            <text:p>1.6197681427</text:p>
          </table:table-cell>
          <table:table-cell office:value-type="float" office:value="1.39963626861572" calcext:value-type="float">
            <text:p>1.3996362686</text:p>
          </table:table-cell>
          <table:table-cell office:value-type="float" office:value="1.17406749725341" calcext:value-type="float">
            <text:p>1.1740674973</text:p>
          </table:table-cell>
          <table:table-cell office:value-type="float" office:value="1.51470184326171" calcext:value-type="float">
            <text:p>1.5147018433</text:p>
          </table:table-cell>
          <table:table-cell office:value-type="float" office:value="0.615509033203125" calcext:value-type="float">
            <text:p>0.6155090332</text:p>
          </table:table-cell>
          <table:table-cell office:value-type="float" office:value="0.50373363494873" calcext:value-type="float">
            <text:p>0.5037336349</text:p>
          </table:table-cell>
          <table:table-cell office:value-type="float" office:value="0.711094856262207" calcext:value-type="float">
            <text:p>0.7110948563</text:p>
          </table:table-cell>
          <table:table-cell office:value-type="float" office:value="0.763511657714843" calcext:value-type="float">
            <text:p>0.7635116577</text:p>
          </table:table-cell>
          <table:table-cell office:value-type="float" office:value="0.392333984375" calcext:value-type="float">
            <text:p>0.3923339844</text:p>
          </table:table-cell>
          <table:table-cell table:number-columns-repeated="96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41700792312622" calcext:value-type="float">
            <text:p>1.4170079231</text:p>
          </table:table-cell>
          <table:table-cell office:value-type="float" office:value="0.0984692573547363" calcext:value-type="float">
            <text:p>0.0984692574</text:p>
          </table:table-cell>
          <table:table-cell office:value-type="float" office:value="0.330351829528808" calcext:value-type="float">
            <text:p>0.3303518295</text:p>
          </table:table-cell>
          <table:table-cell office:value-type="float" office:value="0.707992553710937" calcext:value-type="float">
            <text:p>0.7079925537</text:p>
          </table:table-cell>
          <table:table-cell office:value-type="float" office:value="0.821884155273437" calcext:value-type="float">
            <text:p>0.8218841553</text:p>
          </table:table-cell>
          <table:table-cell office:value-type="float" office:value="1.34266471862792" calcext:value-type="float">
            <text:p>1.3426647186</text:p>
          </table:table-cell>
          <table:table-cell office:value-type="float" office:value="0.279388427734375" calcext:value-type="float">
            <text:p>0.2793884277</text:p>
          </table:table-cell>
          <table:table-cell office:value-type="float" office:value="0.334280014038085" calcext:value-type="float">
            <text:p>0.334280014</text:p>
          </table:table-cell>
          <table:table-cell office:value-type="float" office:value="0.826536178588867" calcext:value-type="float">
            <text:p>0.8265361786</text:p>
          </table:table-cell>
          <table:table-cell office:value-type="float" office:value="0.311219692230224" calcext:value-type="float">
            <text:p>0.3112196922</text:p>
          </table:table-cell>
          <table:table-cell office:value-type="float" office:value="0.84250783920288" calcext:value-type="float">
            <text:p>0.8425078392</text:p>
          </table:table-cell>
          <table:table-cell office:value-type="float" office:value="0.439070701599121" calcext:value-type="float">
            <text:p>0.4390707016</text:p>
          </table:table-cell>
          <table:table-cell office:value-type="float" office:value="0.680428504943847" calcext:value-type="float">
            <text:p>0.6804285049</text:p>
          </table:table-cell>
          <table:table-cell office:value-type="float" office:value="0.14480972290039" calcext:value-type="float">
            <text:p>0.1448097229</text:p>
          </table:table-cell>
          <table:table-cell office:value-type="float" office:value="0.93503189086914" calcext:value-type="float">
            <text:p>0.9350318909</text:p>
          </table:table-cell>
          <table:table-cell office:value-type="float" office:value="1.09040069580078" calcext:value-type="float">
            <text:p>1.0904006958</text:p>
          </table:table-cell>
          <table:table-cell office:value-type="float" office:value="0.169282913208007" calcext:value-type="float">
            <text:p>0.1692829132</text:p>
          </table:table-cell>
          <table:table-cell office:value-type="float" office:value="1.25685024261474" calcext:value-type="float">
            <text:p>1.2568502426</text:p>
          </table:table-cell>
          <table:table-cell office:value-type="float" office:value="0.337109088897705" calcext:value-type="float">
            <text:p>0.3371090889</text:p>
          </table:table-cell>
          <table:table-cell office:value-type="float" office:value="1.70893907546997" calcext:value-type="float">
            <text:p>1.7089390755</text:p>
          </table:table-cell>
          <table:table-cell office:value-type="float" office:value="0.300605773925781" calcext:value-type="float">
            <text:p>0.3006057739</text:p>
          </table:table-cell>
          <table:table-cell office:value-type="float" office:value="0.383064270019531" calcext:value-type="float">
            <text:p>0.38306427</text:p>
          </table:table-cell>
          <table:table-cell office:value-type="float" office:value="0.692708015441894" calcext:value-type="float">
            <text:p>0.6927080154</text:p>
          </table:table-cell>
          <table:table-cell office:value-type="float" office:value="0.235890865325927" calcext:value-type="float">
            <text:p>0.2358908653</text:p>
          </table:table-cell>
          <table:table-cell office:value-type="float" office:value="0.875410079956054" calcext:value-type="float">
            <text:p>0.87541008</text:p>
          </table:table-cell>
          <table:table-cell office:value-type="float" office:value="0.946755409240722" calcext:value-type="float">
            <text:p>0.9467554092</text:p>
          </table:table-cell>
          <table:table-cell office:value-type="float" office:value="0.105123996734619" calcext:value-type="float">
            <text:p>0.1051239967</text:p>
          </table:table-cell>
          <table:table-cell office:value-type="float" office:value="0.974128723144531" calcext:value-type="float">
            <text:p>0.9741287231</text:p>
          </table:table-cell>
          <table:table-cell office:value-type="float" office:value="1.52862930297851" calcext:value-type="float">
            <text:p>1.528629303</text:p>
          </table:table-cell>
          <table:table-cell office:value-type="float" office:value="1.54460096359252" calcext:value-type="float">
            <text:p>1.5446009636</text:p>
          </table:table-cell>
          <table:table-cell office:value-type="float" office:value="2.25909709930419" calcext:value-type="float">
            <text:p>2.2590970993</text:p>
          </table:table-cell>
          <table:table-cell office:value-type="float" office:value="0.608962059020996" calcext:value-type="float">
            <text:p>0.608962059</text:p>
          </table:table-cell>
          <table:table-cell office:value-type="float" office:value="0.0366268157958984" calcext:value-type="float">
            <text:p>0.0366268158</text:p>
          </table:table-cell>
          <table:table-cell office:value-type="float" office:value="0.518860816955566" calcext:value-type="float">
            <text:p>0.518860817</text:p>
          </table:table-cell>
          <table:table-cell office:value-type="float" office:value="0.445902347564697" calcext:value-type="float">
            <text:p>0.4459023476</text:p>
          </table:table-cell>
          <table:table-cell office:value-type="float" office:value="0.252041339874267" calcext:value-type="float">
            <text:p>0.2520413399</text:p>
          </table:table-cell>
          <table:table-cell office:value-type="float" office:value="0.282384872436523" calcext:value-type="float">
            <text:p>0.2823848724</text:p>
          </table:table-cell>
          <table:table-cell office:value-type="float" office:value="0.0177288055419921" calcext:value-type="float">
            <text:p>0.0177288055</text:p>
          </table:table-cell>
          <table:table-cell office:value-type="float" office:value="0.375436782836914" calcext:value-type="float">
            <text:p>0.3754367828</text:p>
          </table:table-cell>
          <table:table-cell office:value-type="float" office:value="0.1396484375" calcext:value-type="float">
            <text:p>0.1396484375</text:p>
          </table:table-cell>
          <table:table-cell office:value-type="float" office:value="0.593751907348632" calcext:value-type="float">
            <text:p>0.5937519073</text:p>
          </table:table-cell>
          <table:table-cell office:value-type="float" office:value="1.22614383697509" calcext:value-type="float">
            <text:p>1.226143837</text:p>
          </table:table-cell>
          <table:table-cell office:value-type="float" office:value="0.219969749450683" calcext:value-type="float">
            <text:p>0.2199697495</text:p>
          </table:table-cell>
          <table:table-cell office:value-type="float" office:value="1.44111633300781" calcext:value-type="float">
            <text:p>1.441116333</text:p>
          </table:table-cell>
          <table:table-cell office:value-type="float" office:value="0.0132598876953125" calcext:value-type="float">
            <text:p>0.0132598877</text:p>
          </table:table-cell>
          <table:table-cell office:value-type="float" office:value="0.619776725769043" calcext:value-type="float">
            <text:p>0.6197767258</text:p>
          </table:table-cell>
          <table:table-cell office:value-type="float" office:value="0.760122299194335" calcext:value-type="float">
            <text:p>0.7601222992</text:p>
          </table:table-cell>
          <table:table-cell office:value-type="float" office:value="0.213471174240112" calcext:value-type="float">
            <text:p>0.2134711742</text:p>
          </table:table-cell>
          <table:table-cell office:value-type="float" office:value="0.492705345153808" calcext:value-type="float">
            <text:p>0.4927053452</text:p>
          </table:table-cell>
          <table:table-cell office:value-type="float" office:value="1.58368873596191" calcext:value-type="float">
            <text:p>1.583688736</text:p>
          </table:table-cell>
          <table:table-cell office:value-type="float" office:value="0.0516943931579589" calcext:value-type="float">
            <text:p>0.0516943932</text:p>
          </table:table-cell>
          <table:table-cell office:value-type="float" office:value="0.531354904174804" calcext:value-type="float">
            <text:p>0.5313549042</text:p>
          </table:table-cell>
          <table:table-cell office:value-type="float" office:value="0.286462783813476" calcext:value-type="float">
            <text:p>0.2864627838</text:p>
          </table:table-cell>
          <table:table-cell office:value-type="float" office:value="1.63460540771484" calcext:value-type="float">
            <text:p>1.6346054077</text:p>
          </table:table-cell>
          <table:table-cell office:value-type="float" office:value="1.22478008270263" calcext:value-type="float">
            <text:p>1.2247800827</text:p>
          </table:table-cell>
          <table:table-cell table:number-columns-repeated="96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94951057434082" calcext:value-type="float">
            <text:p>1.9495105743</text:p>
          </table:table-cell>
          <table:table-cell office:value-type="float" office:value="0.9917573928833" calcext:value-type="float">
            <text:p>0.9917573929</text:p>
          </table:table-cell>
          <table:table-cell office:value-type="float" office:value="0.132038116455078" calcext:value-type="float">
            <text:p>0.1320381165</text:p>
          </table:table-cell>
          <table:table-cell office:value-type="float" office:value="3.11730766296386" calcext:value-type="float">
            <text:p>3.117307663</text:p>
          </table:table-cell>
          <table:table-cell office:value-type="float" office:value="1.17292213439941" calcext:value-type="float">
            <text:p>1.1729221344</text:p>
          </table:table-cell>
          <table:table-cell office:value-type="float" office:value="1.15968799591064" calcext:value-type="float">
            <text:p>1.1596879959</text:p>
          </table:table-cell>
          <table:table-cell office:value-type="float" office:value="3.16965389251709" calcext:value-type="float">
            <text:p>3.1696538925</text:p>
          </table:table-cell>
          <table:table-cell office:value-type="float" office:value="0.95278263092041" calcext:value-type="float">
            <text:p>0.9527826309</text:p>
          </table:table-cell>
          <table:table-cell office:value-type="float" office:value="1.40235900878906" calcext:value-type="float">
            <text:p>1.4023590088</text:p>
          </table:table-cell>
          <table:table-cell office:value-type="float" office:value="0.508955001831054" calcext:value-type="float">
            <text:p>0.5089550018</text:p>
          </table:table-cell>
          <table:table-cell office:value-type="float" office:value="0.214270114898681" calcext:value-type="float">
            <text:p>0.2142701149</text:p>
          </table:table-cell>
          <table:table-cell office:value-type="float" office:value="1.1168098449707" calcext:value-type="float">
            <text:p>1.116809845</text:p>
          </table:table-cell>
          <table:table-cell office:value-type="float" office:value="0.676050186157226" calcext:value-type="float">
            <text:p>0.6760501862</text:p>
          </table:table-cell>
          <table:table-cell office:value-type="float" office:value="0.356229782104492" calcext:value-type="float">
            <text:p>0.3562297821</text:p>
          </table:table-cell>
          <table:table-cell office:value-type="float" office:value="1.40005111694335" calcext:value-type="float">
            <text:p>1.4000511169</text:p>
          </table:table-cell>
          <table:table-cell office:value-type="float" office:value="3.35240173339843" calcext:value-type="float">
            <text:p>3.3524017334</text:p>
          </table:table-cell>
          <table:table-cell office:value-type="float" office:value="2.90026473999023" calcext:value-type="float">
            <text:p>2.90026474</text:p>
          </table:table-cell>
          <table:table-cell office:value-type="float" office:value="1.50284957885742" calcext:value-type="float">
            <text:p>1.5028495789</text:p>
          </table:table-cell>
          <table:table-cell office:value-type="float" office:value="0.53380537033081" calcext:value-type="float">
            <text:p>0.5338053703</text:p>
          </table:table-cell>
          <table:table-cell office:value-type="float" office:value="0.326781272888183" calcext:value-type="float">
            <text:p>0.3267812729</text:p>
          </table:table-cell>
          <table:table-cell office:value-type="float" office:value="0.200921058654785" calcext:value-type="float">
            <text:p>0.2009210587</text:p>
          </table:table-cell>
          <table:table-cell office:value-type="float" office:value="0.981634140014648" calcext:value-type="float">
            <text:p>0.98163414</text:p>
          </table:table-cell>
          <table:table-cell office:value-type="float" office:value="0.337299346923828" calcext:value-type="float">
            <text:p>0.3372993469</text:p>
          </table:table-cell>
          <table:table-cell office:value-type="float" office:value="0.626966953277587" calcext:value-type="float">
            <text:p>0.6269669533</text:p>
          </table:table-cell>
          <table:table-cell office:value-type="float" office:value="1.83481407165527" calcext:value-type="float">
            <text:p>1.8348140717</text:p>
          </table:table-cell>
          <table:table-cell office:value-type="float" office:value="0.219544410705566" calcext:value-type="float">
            <text:p>0.2195444107</text:p>
          </table:table-cell>
          <table:table-cell office:value-type="float" office:value="1.8988037109375" calcext:value-type="float">
            <text:p>1.8988037109</text:p>
          </table:table-cell>
          <table:table-cell office:value-type="float" office:value="1.66399383544921" calcext:value-type="float">
            <text:p>1.6639938354</text:p>
          </table:table-cell>
          <table:table-cell office:value-type="float" office:value="0.971317291259765" calcext:value-type="float">
            <text:p>0.9713172913</text:p>
          </table:table-cell>
          <table:table-cell office:value-type="float" office:value="0.635480880737304" calcext:value-type="float">
            <text:p>0.6354808807</text:p>
          </table:table-cell>
          <table:table-cell office:value-type="float" office:value="1.46491622924804" calcext:value-type="float">
            <text:p>1.4649162292</text:p>
          </table:table-cell>
          <table:table-cell office:value-type="float" office:value="0.453860759735107" calcext:value-type="float">
            <text:p>0.4538607597</text:p>
          </table:table-cell>
          <table:table-cell office:value-type="float" office:value="0.263800621032714" calcext:value-type="float">
            <text:p>0.263800621</text:p>
          </table:table-cell>
          <table:table-cell office:value-type="float" office:value="0.343522071838378" calcext:value-type="float">
            <text:p>0.3435220718</text:p>
          </table:table-cell>
          <table:table-cell office:value-type="float" office:value="0.199165821075439" calcext:value-type="float">
            <text:p>0.1991658211</text:p>
          </table:table-cell>
          <table:table-cell office:value-type="float" office:value="1.73070096969604" calcext:value-type="float">
            <text:p>1.7307009697</text:p>
          </table:table-cell>
          <table:table-cell office:value-type="float" office:value="1.53974342346191" calcext:value-type="float">
            <text:p>1.5397434235</text:p>
          </table:table-cell>
          <table:table-cell office:value-type="float" office:value="1.69204902648925" calcext:value-type="float">
            <text:p>1.6920490265</text:p>
          </table:table-cell>
          <table:table-cell office:value-type="float" office:value="0.465681076049804" calcext:value-type="float">
            <text:p>0.465681076</text:p>
          </table:table-cell>
          <table:table-cell office:value-type="float" office:value="0.783428192138671" calcext:value-type="float">
            <text:p>0.7834281921</text:p>
          </table:table-cell>
          <table:table-cell office:value-type="float" office:value="1.31872749328613" calcext:value-type="float">
            <text:p>1.3187274933</text:p>
          </table:table-cell>
          <table:table-cell office:value-type="float" office:value="0.151247978210449" calcext:value-type="float">
            <text:p>0.1512479782</text:p>
          </table:table-cell>
          <table:table-cell office:value-type="float" office:value="0.771434783935546" calcext:value-type="float">
            <text:p>0.7714347839</text:p>
          </table:table-cell>
          <table:table-cell office:value-type="float" office:value="0.242599487304687" calcext:value-type="float">
            <text:p>0.2425994873</text:p>
          </table:table-cell>
          <table:table-cell office:value-type="float" office:value="0.296024322509765" calcext:value-type="float">
            <text:p>0.2960243225</text:p>
          </table:table-cell>
          <table:table-cell office:value-type="float" office:value="0.954540252685546" calcext:value-type="float">
            <text:p>0.9545402527</text:p>
          </table:table-cell>
          <table:table-cell office:value-type="float" office:value="0.940593719482421" calcext:value-type="float">
            <text:p>0.9405937195</text:p>
          </table:table-cell>
          <table:table-cell office:value-type="float" office:value="1.33579969406127" calcext:value-type="float">
            <text:p>1.3357996941</text:p>
          </table:table-cell>
          <table:table-cell office:value-type="float" office:value="1.23219203948974" calcext:value-type="float">
            <text:p>1.2321920395</text:p>
          </table:table-cell>
          <table:table-cell office:value-type="float" office:value="1.08013248443603" calcext:value-type="float">
            <text:p>1.0801324844</text:p>
          </table:table-cell>
          <table:table-cell office:value-type="float" office:value="0.430155754089355" calcext:value-type="float">
            <text:p>0.4301557541</text:p>
          </table:table-cell>
          <table:table-cell office:value-type="float" office:value="0.917738914489746" calcext:value-type="float">
            <text:p>0.9177389145</text:p>
          </table:table-cell>
          <table:table-cell office:value-type="float" office:value="0.229798793792724" calcext:value-type="float">
            <text:p>0.2297987938</text:p>
          </table:table-cell>
          <table:table-cell office:value-type="float" office:value="1.02924156188964" calcext:value-type="float">
            <text:p>1.0292415619</text:p>
          </table:table-cell>
          <table:table-cell office:value-type="float" office:value="0.439895629882812" calcext:value-type="float">
            <text:p>0.4398956299</text:p>
          </table:table-cell>
          <table:table-cell table:number-columns-repeated="96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27552318572998" calcext:value-type="float">
            <text:p>1.2755231857</text:p>
          </table:table-cell>
          <table:table-cell office:value-type="float" office:value="0.262318611145019" calcext:value-type="float">
            <text:p>0.2623186111</text:p>
          </table:table-cell>
          <table:table-cell office:value-type="float" office:value="0.335112571716308" calcext:value-type="float">
            <text:p>0.3351125717</text:p>
          </table:table-cell>
          <table:table-cell office:value-type="float" office:value="0.564062118530273" calcext:value-type="float">
            <text:p>0.5640621185</text:p>
          </table:table-cell>
          <table:table-cell office:value-type="float" office:value="0.323879241943359" calcext:value-type="float">
            <text:p>0.3238792419</text:p>
          </table:table-cell>
          <table:table-cell office:value-type="float" office:value="1.58266448974609" calcext:value-type="float">
            <text:p>1.5826644897</text:p>
          </table:table-cell>
          <table:table-cell office:value-type="float" office:value="2.74247074127197" calcext:value-type="float">
            <text:p>2.7424707413</text:p>
          </table:table-cell>
          <table:table-cell office:value-type="float" office:value="0.0772972106933593" calcext:value-type="float">
            <text:p>0.0772972107</text:p>
          </table:table-cell>
          <table:table-cell office:value-type="float" office:value="0.884227752685546" calcext:value-type="float">
            <text:p>0.8842277527</text:p>
          </table:table-cell>
          <table:table-cell office:value-type="float" office:value="0.775349617004394" calcext:value-type="float">
            <text:p>0.775349617</text:p>
          </table:table-cell>
          <table:table-cell office:value-type="float" office:value="0.827096939086914" calcext:value-type="float">
            <text:p>0.8270969391</text:p>
          </table:table-cell>
          <table:table-cell office:value-type="float" office:value="0.855969429016113" calcext:value-type="float">
            <text:p>0.855969429</text:p>
          </table:table-cell>
          <table:table-cell office:value-type="float" office:value="1.92487478256225" calcext:value-type="float">
            <text:p>1.9248747826</text:p>
          </table:table-cell>
          <table:table-cell office:value-type="float" office:value="0.14272117614746" calcext:value-type="float">
            <text:p>0.1427211761</text:p>
          </table:table-cell>
          <table:table-cell office:value-type="float" office:value="1.04584503173828" calcext:value-type="float">
            <text:p>1.0458450317</text:p>
          </table:table-cell>
          <table:table-cell office:value-type="float" office:value="1.44428634643554" calcext:value-type="float">
            <text:p>1.4442863464</text:p>
          </table:table-cell>
          <table:table-cell office:value-type="float" office:value="0.581048965454101" calcext:value-type="float">
            <text:p>0.5810489655</text:p>
          </table:table-cell>
          <table:table-cell office:value-type="float" office:value="0.866324424743652" calcext:value-type="float">
            <text:p>0.8663244247</text:p>
          </table:table-cell>
          <table:table-cell office:value-type="float" office:value="0.573134899139404" calcext:value-type="float">
            <text:p>0.5731348991</text:p>
          </table:table-cell>
          <table:table-cell office:value-type="float" office:value="1.56101179122924" calcext:value-type="float">
            <text:p>1.5610117912</text:p>
          </table:table-cell>
          <table:table-cell office:value-type="float" office:value="0.113327026367187" calcext:value-type="float">
            <text:p>0.1133270264</text:p>
          </table:table-cell>
          <table:table-cell office:value-type="float" office:value="2.21692085266113" calcext:value-type="float">
            <text:p>2.2169208527</text:p>
          </table:table-cell>
          <table:table-cell office:value-type="float" office:value="0.417329788208007" calcext:value-type="float">
            <text:p>0.4173297882</text:p>
          </table:table-cell>
          <table:table-cell office:value-type="float" office:value="0.0444798469543457" calcext:value-type="float">
            <text:p>0.044479847</text:p>
          </table:table-cell>
          <table:table-cell office:value-type="float" office:value="0.665669441223144" calcext:value-type="float">
            <text:p>0.6656694412</text:p>
          </table:table-cell>
          <table:table-cell office:value-type="float" office:value="0.167620658874511" calcext:value-type="float">
            <text:p>0.1676206589</text:p>
          </table:table-cell>
          <table:table-cell office:value-type="float" office:value="0.347254753112792" calcext:value-type="float">
            <text:p>0.3472547531</text:p>
          </table:table-cell>
          <table:table-cell office:value-type="float" office:value="1.52446746826171" calcext:value-type="float">
            <text:p>1.5244674683</text:p>
          </table:table-cell>
          <table:table-cell office:value-type="float" office:value="0.955808639526367" calcext:value-type="float">
            <text:p>0.9558086395</text:p>
          </table:table-cell>
          <table:table-cell office:value-type="float" office:value="1.93249034881591" calcext:value-type="float">
            <text:p>1.9324903488</text:p>
          </table:table-cell>
          <table:table-cell office:value-type="float" office:value="4.30853557586669" calcext:value-type="float">
            <text:p>4.3085355759</text:p>
          </table:table-cell>
          <table:table-cell office:value-type="float" office:value="0.125041961669921" calcext:value-type="float">
            <text:p>0.1250419617</text:p>
          </table:table-cell>
          <table:table-cell office:value-type="float" office:value="0.1396484375" calcext:value-type="float">
            <text:p>0.1396484375</text:p>
          </table:table-cell>
          <table:table-cell office:value-type="float" office:value="0.738261222839355" calcext:value-type="float">
            <text:p>0.7382612228</text:p>
          </table:table-cell>
          <table:table-cell office:value-type="float" office:value="1.52804851531982" calcext:value-type="float">
            <text:p>1.5280485153</text:p>
          </table:table-cell>
          <table:table-cell office:value-type="float" office:value="0.909015655517578" calcext:value-type="float">
            <text:p>0.9090156555</text:p>
          </table:table-cell>
          <table:table-cell office:value-type="float" office:value="1.96121025085449" calcext:value-type="float">
            <text:p>1.9612102509</text:p>
          </table:table-cell>
          <table:table-cell office:value-type="float" office:value="1.55199241638183" calcext:value-type="float">
            <text:p>1.5519924164</text:p>
          </table:table-cell>
          <table:table-cell office:value-type="float" office:value="0.815887451171875" calcext:value-type="float">
            <text:p>0.8158874512</text:p>
          </table:table-cell>
          <table:table-cell office:value-type="float" office:value="4.12488746643066" calcext:value-type="float">
            <text:p>4.1248874664</text:p>
          </table:table-cell>
          <table:table-cell office:value-type="float" office:value="0.352495193481445" calcext:value-type="float">
            <text:p>0.3524951935</text:p>
          </table:table-cell>
          <table:table-cell office:value-type="float" office:value="1.26083660125732" calcext:value-type="float">
            <text:p>1.2608366013</text:p>
          </table:table-cell>
          <table:table-cell office:value-type="float" office:value="0.16960334777832" calcext:value-type="float">
            <text:p>0.1696033478</text:p>
          </table:table-cell>
          <table:table-cell office:value-type="float" office:value="3.20277023315429" calcext:value-type="float">
            <text:p>3.2027702332</text:p>
          </table:table-cell>
          <table:table-cell office:value-type="float" office:value="0.667173385620117" calcext:value-type="float">
            <text:p>0.6671733856</text:p>
          </table:table-cell>
          <table:table-cell office:value-type="float" office:value="1.75120115280151" calcext:value-type="float">
            <text:p>1.7512011528</text:p>
          </table:table-cell>
          <table:table-cell office:value-type="float" office:value="0.388273239135742" calcext:value-type="float">
            <text:p>0.3882732391</text:p>
          </table:table-cell>
          <table:table-cell office:value-type="float" office:value="0.583945751190185" calcext:value-type="float">
            <text:p>0.5839457512</text:p>
          </table:table-cell>
          <table:table-cell office:value-type="float" office:value="2.2857437133789" calcext:value-type="float">
            <text:p>2.2857437134</text:p>
          </table:table-cell>
          <table:table-cell office:value-type="float" office:value="1.57124423980712" calcext:value-type="float">
            <text:p>1.5712442398</text:p>
          </table:table-cell>
          <table:table-cell office:value-type="float" office:value="0.176158905029296" calcext:value-type="float">
            <text:p>0.176158905</text:p>
          </table:table-cell>
          <table:table-cell office:value-type="float" office:value="1.27479767799377" calcext:value-type="float">
            <text:p>1.274797678</text:p>
          </table:table-cell>
          <table:table-cell office:value-type="float" office:value="0.072941780090332" calcext:value-type="float">
            <text:p>0.0729417801</text:p>
          </table:table-cell>
          <table:table-cell office:value-type="float" office:value="2.65294551849365" calcext:value-type="float">
            <text:p>2.6529455185</text:p>
          </table:table-cell>
          <table:table-cell office:value-type="float" office:value="0.274867057800292" calcext:value-type="float">
            <text:p>0.2748670578</text:p>
          </table:table-cell>
          <table:table-cell table:number-columns-repeated="96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77708053588867" calcext:value-type="float">
            <text:p>1.7770805359</text:p>
          </table:table-cell>
          <table:table-cell office:value-type="float" office:value="1.61643695831298" calcext:value-type="float">
            <text:p>1.6164369583</text:p>
          </table:table-cell>
          <table:table-cell office:value-type="float" office:value="0.199099540710449" calcext:value-type="float">
            <text:p>0.1990995407</text:p>
          </table:table-cell>
          <table:table-cell office:value-type="float" office:value="1.19141387939453" calcext:value-type="float">
            <text:p>1.1914138794</text:p>
          </table:table-cell>
          <table:table-cell office:value-type="float" office:value="1.67673301696777" calcext:value-type="float">
            <text:p>1.676733017</text:p>
          </table:table-cell>
          <table:table-cell office:value-type="float" office:value="1.48088073730468" calcext:value-type="float">
            <text:p>1.4808807373</text:p>
          </table:table-cell>
          <table:table-cell office:value-type="float" office:value="0.0189085006713867" calcext:value-type="float">
            <text:p>0.0189085007</text:p>
          </table:table-cell>
          <table:table-cell office:value-type="float" office:value="1.91810274124145" calcext:value-type="float">
            <text:p>1.9181027412</text:p>
          </table:table-cell>
          <table:table-cell office:value-type="float" office:value="0.378711700439453" calcext:value-type="float">
            <text:p>0.3787117004</text:p>
          </table:table-cell>
          <table:table-cell office:value-type="float" office:value="1.73795795440673" calcext:value-type="float">
            <text:p>1.7379579544</text:p>
          </table:table-cell>
          <table:table-cell office:value-type="float" office:value="2.61939859390258" calcext:value-type="float">
            <text:p>2.6193985939</text:p>
          </table:table-cell>
          <table:table-cell office:value-type="float" office:value="2.07106018066406" calcext:value-type="float">
            <text:p>2.0710601807</text:p>
          </table:table-cell>
          <table:table-cell office:value-type="float" office:value="3.96301078796386" calcext:value-type="float">
            <text:p>3.963010788</text:p>
          </table:table-cell>
          <table:table-cell office:value-type="float" office:value="1.0690689086914" calcext:value-type="float">
            <text:p>1.0690689087</text:p>
          </table:table-cell>
          <table:table-cell office:value-type="float" office:value="1.79253196716308" calcext:value-type="float">
            <text:p>1.7925319672</text:p>
          </table:table-cell>
          <table:table-cell office:value-type="float" office:value="2.30581665039062" calcext:value-type="float">
            <text:p>2.3058166504</text:p>
          </table:table-cell>
          <table:table-cell office:value-type="float" office:value="1.77503204345703" calcext:value-type="float">
            <text:p>1.7750320435</text:p>
          </table:table-cell>
          <table:table-cell office:value-type="float" office:value="1.49306106567382" calcext:value-type="float">
            <text:p>1.4930610657</text:p>
          </table:table-cell>
          <table:table-cell office:value-type="float" office:value="0.486598014831542" calcext:value-type="float">
            <text:p>0.4865980148</text:p>
          </table:table-cell>
          <table:table-cell office:value-type="float" office:value="0.805949211120605" calcext:value-type="float">
            <text:p>0.8059492111</text:p>
          </table:table-cell>
          <table:table-cell office:value-type="float" office:value="3.43697452545166" calcext:value-type="float">
            <text:p>3.4369745255</text:p>
          </table:table-cell>
          <table:table-cell office:value-type="float" office:value="3.93820190429687" calcext:value-type="float">
            <text:p>3.9382019043</text:p>
          </table:table-cell>
          <table:table-cell office:value-type="float" office:value="3.89680576324462" calcext:value-type="float">
            <text:p>3.8968057632</text:p>
          </table:table-cell>
          <table:table-cell office:value-type="float" office:value="0.369979858398437" calcext:value-type="float">
            <text:p>0.3699798584</text:p>
          </table:table-cell>
          <table:table-cell office:value-type="float" office:value="1.66099882125854" calcext:value-type="float">
            <text:p>1.6609988213</text:p>
          </table:table-cell>
          <table:table-cell office:value-type="float" office:value="0.569130897521972" calcext:value-type="float">
            <text:p>0.5691308975</text:p>
          </table:table-cell>
          <table:table-cell office:value-type="float" office:value="0.605514526367187" calcext:value-type="float">
            <text:p>0.6055145264</text:p>
          </table:table-cell>
          <table:table-cell office:value-type="float" office:value="0.383319854736328" calcext:value-type="float">
            <text:p>0.3833198547</text:p>
          </table:table-cell>
          <table:table-cell office:value-type="float" office:value="0.271055221557617" calcext:value-type="float">
            <text:p>0.2710552216</text:p>
          </table:table-cell>
          <table:table-cell office:value-type="float" office:value="2.54615688323974" calcext:value-type="float">
            <text:p>2.5461568832</text:p>
          </table:table-cell>
          <table:table-cell office:value-type="float" office:value="0.281838417053222" calcext:value-type="float">
            <text:p>0.2818384171</text:p>
          </table:table-cell>
          <table:table-cell office:value-type="float" office:value="1.52746438980102" calcext:value-type="float">
            <text:p>1.5274643898</text:p>
          </table:table-cell>
          <table:table-cell office:value-type="float" office:value="0.733796119689941" calcext:value-type="float">
            <text:p>0.7337961197</text:p>
          </table:table-cell>
          <table:table-cell office:value-type="float" office:value="2.44509887695312" calcext:value-type="float">
            <text:p>2.445098877</text:p>
          </table:table-cell>
          <table:table-cell office:value-type="float" office:value="1.49441862106323" calcext:value-type="float">
            <text:p>1.4944186211</text:p>
          </table:table-cell>
          <table:table-cell office:value-type="float" office:value="2.26476716995239" calcext:value-type="float">
            <text:p>2.26476717</text:p>
          </table:table-cell>
          <table:table-cell office:value-type="float" office:value="5.02309274673461" calcext:value-type="float">
            <text:p>5.0230927467</text:p>
          </table:table-cell>
          <table:table-cell office:value-type="float" office:value="4.66822624206543" calcext:value-type="float">
            <text:p>4.6682262421</text:p>
          </table:table-cell>
          <table:table-cell office:value-type="float" office:value="1.48378562927246" calcext:value-type="float">
            <text:p>1.4837856293</text:p>
          </table:table-cell>
          <table:table-cell office:value-type="float" office:value="3.24677658081054" calcext:value-type="float">
            <text:p>3.2467765808</text:p>
          </table:table-cell>
          <table:table-cell office:value-type="float" office:value="2.85048294067382" calcext:value-type="float">
            <text:p>2.8504829407</text:p>
          </table:table-cell>
          <table:table-cell office:value-type="float" office:value="1.43778133392333" calcext:value-type="float">
            <text:p>1.4377813339</text:p>
          </table:table-cell>
          <table:table-cell office:value-type="float" office:value="0.653024673461914" calcext:value-type="float">
            <text:p>0.6530246735</text:p>
          </table:table-cell>
          <table:table-cell office:value-type="float" office:value="1.13530445098876" calcext:value-type="float">
            <text:p>1.135304451</text:p>
          </table:table-cell>
          <table:table-cell office:value-type="float" office:value="2.8066759109497" calcext:value-type="float">
            <text:p>2.8066759109</text:p>
          </table:table-cell>
          <table:table-cell office:value-type="float" office:value="2.15867710113525" calcext:value-type="float">
            <text:p>2.1586771011</text:p>
          </table:table-cell>
          <table:table-cell office:value-type="float" office:value="2.39344024658203" calcext:value-type="float">
            <text:p>2.3934402466</text:p>
          </table:table-cell>
          <table:table-cell office:value-type="float" office:value="0.837043762207031" calcext:value-type="float">
            <text:p>0.8370437622</text:p>
          </table:table-cell>
          <table:table-cell office:value-type="float" office:value="0.234656333923339" calcext:value-type="float">
            <text:p>0.2346563339</text:p>
          </table:table-cell>
          <table:table-cell office:value-type="float" office:value="1.308443069458" calcext:value-type="float">
            <text:p>1.3084430695</text:p>
          </table:table-cell>
          <table:table-cell office:value-type="float" office:value="1.51234912872314" calcext:value-type="float">
            <text:p>1.5123491287</text:p>
          </table:table-cell>
          <table:table-cell office:value-type="float" office:value="1.44081902503967" calcext:value-type="float">
            <text:p>1.440819025</text:p>
          </table:table-cell>
          <table:table-cell office:value-type="float" office:value="1.62982940673828" calcext:value-type="float">
            <text:p>1.6298294067</text:p>
          </table:table-cell>
          <table:table-cell office:value-type="float" office:value="3.58478736877441" calcext:value-type="float">
            <text:p>3.5847873688</text:p>
          </table:table-cell>
          <table:table-cell office:value-type="float" office:value="0.513947248458862" calcext:value-type="float">
            <text:p>0.5139472485</text:p>
          </table:table-cell>
          <table:table-cell table:number-columns-repeated="96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48731708526611" calcext:value-type="float">
            <text:p>1.4873170853</text:p>
          </table:table-cell>
          <table:table-cell office:value-type="float" office:value="1.58767509460449" calcext:value-type="float">
            <text:p>1.5876750946</text:p>
          </table:table-cell>
          <table:table-cell office:value-type="float" office:value="2.08530330657959" calcext:value-type="float">
            <text:p>2.0853033066</text:p>
          </table:table-cell>
          <table:table-cell office:value-type="float" office:value="0.187034606933593" calcext:value-type="float">
            <text:p>0.1870346069</text:p>
          </table:table-cell>
          <table:table-cell office:value-type="float" office:value="0.392810821533203" calcext:value-type="float">
            <text:p>0.3928108215</text:p>
          </table:table-cell>
          <table:table-cell office:value-type="float" office:value="2.29722785949707" calcext:value-type="float">
            <text:p>2.2972278595</text:p>
          </table:table-cell>
          <table:table-cell office:value-type="float" office:value="2.40094280242919" calcext:value-type="float">
            <text:p>2.4009428024</text:p>
          </table:table-cell>
          <table:table-cell office:value-type="float" office:value="1.52604484558105" calcext:value-type="float">
            <text:p>1.5260448456</text:p>
          </table:table-cell>
          <table:table-cell office:value-type="float" office:value="1.19003295898437" calcext:value-type="float">
            <text:p>1.190032959</text:p>
          </table:table-cell>
          <table:table-cell office:value-type="float" office:value="1.07816982269287" calcext:value-type="float">
            <text:p>1.0781698227</text:p>
          </table:table-cell>
          <table:table-cell office:value-type="float" office:value="0.238605499267578" calcext:value-type="float">
            <text:p>0.2386054993</text:p>
          </table:table-cell>
          <table:table-cell office:value-type="float" office:value="0.7781982421875" calcext:value-type="float">
            <text:p>0.7781982422</text:p>
          </table:table-cell>
          <table:table-cell office:value-type="float" office:value="0.995881080627441" calcext:value-type="float">
            <text:p>0.9958810806</text:p>
          </table:table-cell>
          <table:table-cell office:value-type="float" office:value="0.379695892333984" calcext:value-type="float">
            <text:p>0.3796958923</text:p>
          </table:table-cell>
          <table:table-cell office:value-type="float" office:value="1.96494674682617" calcext:value-type="float">
            <text:p>1.9649467468</text:p>
          </table:table-cell>
          <table:table-cell office:value-type="float" office:value="1.28700637817382" calcext:value-type="float">
            <text:p>1.2870063782</text:p>
          </table:table-cell>
          <table:table-cell office:value-type="float" office:value="1.55576515197753" calcext:value-type="float">
            <text:p>1.555765152</text:p>
          </table:table-cell>
          <table:table-cell office:value-type="float" office:value="0.745966911315918" calcext:value-type="float">
            <text:p>0.7459669113</text:p>
          </table:table-cell>
          <table:table-cell office:value-type="float" office:value="0.104947090148925" calcext:value-type="float">
            <text:p>0.1049470901</text:p>
          </table:table-cell>
          <table:table-cell office:value-type="float" office:value="1.52955245971679" calcext:value-type="float">
            <text:p>1.5295524597</text:p>
          </table:table-cell>
          <table:table-cell office:value-type="float" office:value="0.589550971984863" calcext:value-type="float">
            <text:p>0.589550972</text:p>
          </table:table-cell>
          <table:table-cell office:value-type="float" office:value="0.233776092529296" calcext:value-type="float">
            <text:p>0.2337760925</text:p>
          </table:table-cell>
          <table:table-cell office:value-type="float" office:value="1.51100254058837" calcext:value-type="float">
            <text:p>1.5110025406</text:p>
          </table:table-cell>
          <table:table-cell office:value-type="float" office:value="0.483328819274902" calcext:value-type="float">
            <text:p>0.4833288193</text:p>
          </table:table-cell>
          <table:table-cell office:value-type="float" office:value="1.28350257873535" calcext:value-type="float">
            <text:p>1.2835025787</text:p>
          </table:table-cell>
          <table:table-cell office:value-type="float" office:value="0.859614372253418" calcext:value-type="float">
            <text:p>0.8596143723</text:p>
          </table:table-cell>
          <table:table-cell office:value-type="float" office:value="1.44898700714111" calcext:value-type="float">
            <text:p>1.4489870071</text:p>
          </table:table-cell>
          <table:table-cell office:value-type="float" office:value="2.77709197998046" calcext:value-type="float">
            <text:p>2.77709198</text:p>
          </table:table-cell>
          <table:table-cell office:value-type="float" office:value="2.57374763488769" calcext:value-type="float">
            <text:p>2.5737476349</text:p>
          </table:table-cell>
          <table:table-cell office:value-type="float" office:value="1.51512908935546" calcext:value-type="float">
            <text:p>1.5151290894</text:p>
          </table:table-cell>
          <table:table-cell office:value-type="float" office:value="0.0552978515625" calcext:value-type="float">
            <text:p>0.0552978516</text:p>
          </table:table-cell>
          <table:table-cell office:value-type="float" office:value="1.43730449676513" calcext:value-type="float">
            <text:p>1.4373044968</text:p>
          </table:table-cell>
          <table:table-cell office:value-type="float" office:value="1.4719181060791" calcext:value-type="float">
            <text:p>1.4719181061</text:p>
          </table:table-cell>
          <table:table-cell office:value-type="float" office:value="0.436422824859619" calcext:value-type="float">
            <text:p>0.4364228249</text:p>
          </table:table-cell>
          <table:table-cell office:value-type="float" office:value="0.0485467910766601" calcext:value-type="float">
            <text:p>0.0485467911</text:p>
          </table:table-cell>
          <table:table-cell office:value-type="float" office:value="0.394091606140136" calcext:value-type="float">
            <text:p>0.3940916061</text:p>
          </table:table-cell>
          <table:table-cell office:value-type="float" office:value="0.115818977355957" calcext:value-type="float">
            <text:p>0.1158189774</text:p>
          </table:table-cell>
          <table:table-cell office:value-type="float" office:value="3.63343429565429" calcext:value-type="float">
            <text:p>3.6334342957</text:p>
          </table:table-cell>
          <table:table-cell office:value-type="float" office:value="0.65921401977539" calcext:value-type="float">
            <text:p>0.6592140198</text:p>
          </table:table-cell>
          <table:table-cell office:value-type="float" office:value="4.51069641113281" calcext:value-type="float">
            <text:p>4.5106964111</text:p>
          </table:table-cell>
          <table:table-cell office:value-type="float" office:value="2.34495544433593" calcext:value-type="float">
            <text:p>2.3449554443</text:p>
          </table:table-cell>
          <table:table-cell office:value-type="float" office:value="0.025282859802246" calcext:value-type="float">
            <text:p>0.0252828598</text:p>
          </table:table-cell>
          <table:table-cell office:value-type="float" office:value="0.662309646606445" calcext:value-type="float">
            <text:p>0.6623096466</text:p>
          </table:table-cell>
          <table:table-cell office:value-type="float" office:value="1.34140300750732" calcext:value-type="float">
            <text:p>1.3414030075</text:p>
          </table:table-cell>
          <table:table-cell office:value-type="float" office:value="0.649280548095703" calcext:value-type="float">
            <text:p>0.6492805481</text:p>
          </table:table-cell>
          <table:table-cell office:value-type="float" office:value="1.01387596130371" calcext:value-type="float">
            <text:p>1.0138759613</text:p>
          </table:table-cell>
          <table:table-cell office:value-type="float" office:value="1.78622245788574" calcext:value-type="float">
            <text:p>1.7862224579</text:p>
          </table:table-cell>
          <table:table-cell office:value-type="float" office:value="0.211679458618164" calcext:value-type="float">
            <text:p>0.2116794586</text:p>
          </table:table-cell>
          <table:table-cell office:value-type="float" office:value="3.27503871917724" calcext:value-type="float">
            <text:p>3.2750387192</text:p>
          </table:table-cell>
          <table:table-cell office:value-type="float" office:value="1.33607006072998" calcext:value-type="float">
            <text:p>1.3360700607</text:p>
          </table:table-cell>
          <table:table-cell office:value-type="float" office:value="1.13043737411499" calcext:value-type="float">
            <text:p>1.1304373741</text:p>
          </table:table-cell>
          <table:table-cell office:value-type="float" office:value="1.15742111206054" calcext:value-type="float">
            <text:p>1.1574211121</text:p>
          </table:table-cell>
          <table:table-cell office:value-type="float" office:value="1.73945474624633" calcext:value-type="float">
            <text:p>1.7394547462</text:p>
          </table:table-cell>
          <table:table-cell office:value-type="float" office:value="0.256820678710937" calcext:value-type="float">
            <text:p>0.2568206787</text:p>
          </table:table-cell>
          <table:table-cell office:value-type="float" office:value="0.0504999160766601" calcext:value-type="float">
            <text:p>0.0504999161</text:p>
          </table:table-cell>
          <table:table-cell table:number-columns-repeated="96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.31653547286987" calcext:value-type="float">
            <text:p>3.3165354729</text:p>
          </table:table-cell>
          <table:table-cell office:value-type="float" office:value="0.113719940185546" calcext:value-type="float">
            <text:p>0.1137199402</text:p>
          </table:table-cell>
          <table:table-cell office:value-type="float" office:value="1.09170532226562" calcext:value-type="float">
            <text:p>1.0917053223</text:p>
          </table:table-cell>
          <table:table-cell office:value-type="float" office:value="0.904956817626953" calcext:value-type="float">
            <text:p>0.9049568176</text:p>
          </table:table-cell>
          <table:table-cell office:value-type="float" office:value="0.253684997558593" calcext:value-type="float">
            <text:p>0.2536849976</text:p>
          </table:table-cell>
          <table:table-cell office:value-type="float" office:value="0.0681905746459961" calcext:value-type="float">
            <text:p>0.0681905746</text:p>
          </table:table-cell>
          <table:table-cell office:value-type="float" office:value="2.95574569702148" calcext:value-type="float">
            <text:p>2.955745697</text:p>
          </table:table-cell>
          <table:table-cell office:value-type="float" office:value="0.158239841461181" calcext:value-type="float">
            <text:p>0.1582398415</text:p>
          </table:table-cell>
          <table:table-cell office:value-type="float" office:value="1.70069599151611" calcext:value-type="float">
            <text:p>1.7006959915</text:p>
          </table:table-cell>
          <table:table-cell office:value-type="float" office:value="0.66219425201416" calcext:value-type="float">
            <text:p>0.662194252</text:p>
          </table:table-cell>
          <table:table-cell office:value-type="float" office:value="0.719751358032226" calcext:value-type="float">
            <text:p>0.719751358</text:p>
          </table:table-cell>
          <table:table-cell office:value-type="float" office:value="0.739850997924804" calcext:value-type="float">
            <text:p>0.7398509979</text:p>
          </table:table-cell>
          <table:table-cell office:value-type="float" office:value="3.4234127998352" calcext:value-type="float">
            <text:p>3.4234127998</text:p>
          </table:table-cell>
          <table:table-cell office:value-type="float" office:value="1.62667846679687" calcext:value-type="float">
            <text:p>1.6266784668</text:p>
          </table:table-cell>
          <table:table-cell office:value-type="float" office:value="1.17343521118164" calcext:value-type="float">
            <text:p>1.1734352112</text:p>
          </table:table-cell>
          <table:table-cell office:value-type="float" office:value="2.3138427734375" calcext:value-type="float">
            <text:p>2.3138427734</text:p>
          </table:table-cell>
          <table:table-cell office:value-type="float" office:value="3.08658599853515" calcext:value-type="float">
            <text:p>3.0865859985</text:p>
          </table:table-cell>
          <table:table-cell office:value-type="float" office:value="1.2503957748413" calcext:value-type="float">
            <text:p>1.2503957748</text:p>
          </table:table-cell>
          <table:table-cell office:value-type="float" office:value="4.48186874389648" calcext:value-type="float">
            <text:p>4.4818687439</text:p>
          </table:table-cell>
          <table:table-cell office:value-type="float" office:value="0.99903392791748" calcext:value-type="float">
            <text:p>0.9990339279</text:p>
          </table:table-cell>
          <table:table-cell office:value-type="float" office:value="2.9095458984375" calcext:value-type="float">
            <text:p>2.9095458984</text:p>
          </table:table-cell>
          <table:table-cell office:value-type="float" office:value="2.15893268585205" calcext:value-type="float">
            <text:p>2.1589326859</text:p>
          </table:table-cell>
          <table:table-cell office:value-type="float" office:value="1.28416919708251" calcext:value-type="float">
            <text:p>1.2841691971</text:p>
          </table:table-cell>
          <table:table-cell office:value-type="float" office:value="1.72089529037475" calcext:value-type="float">
            <text:p>1.7208952904</text:p>
          </table:table-cell>
          <table:table-cell office:value-type="float" office:value="1.92509078979492" calcext:value-type="float">
            <text:p>1.9250907898</text:p>
          </table:table-cell>
          <table:table-cell office:value-type="float" office:value="0.908421516418457" calcext:value-type="float">
            <text:p>0.9084215164</text:p>
          </table:table-cell>
          <table:table-cell office:value-type="float" office:value="1.22412109375" calcext:value-type="float">
            <text:p>1.2241210938</text:p>
          </table:table-cell>
          <table:table-cell office:value-type="float" office:value="3.41631126403808" calcext:value-type="float">
            <text:p>3.416311264</text:p>
          </table:table-cell>
          <table:table-cell office:value-type="float" office:value="2.90694618225097" calcext:value-type="float">
            <text:p>2.9069461823</text:p>
          </table:table-cell>
          <table:table-cell office:value-type="float" office:value="0.105015754699707" calcext:value-type="float">
            <text:p>0.1050157547</text:p>
          </table:table-cell>
          <table:table-cell office:value-type="float" office:value="2.90712261199951" calcext:value-type="float">
            <text:p>2.907122612</text:p>
          </table:table-cell>
          <table:table-cell office:value-type="float" office:value="0.889291286468505" calcext:value-type="float">
            <text:p>0.8892912865</text:p>
          </table:table-cell>
          <table:table-cell office:value-type="float" office:value="1.28894710540771" calcext:value-type="float">
            <text:p>1.2889471054</text:p>
          </table:table-cell>
          <table:table-cell office:value-type="float" office:value="0.0665435791015625" calcext:value-type="float">
            <text:p>0.0665435791</text:p>
          </table:table-cell>
          <table:table-cell office:value-type="float" office:value="0.354044914245605" calcext:value-type="float">
            <text:p>0.3540449142</text:p>
          </table:table-cell>
          <table:table-cell office:value-type="float" office:value="0.378280639648437" calcext:value-type="float">
            <text:p>0.3782806396</text:p>
          </table:table-cell>
          <table:table-cell office:value-type="float" office:value="2.89524316787719" calcext:value-type="float">
            <text:p>2.8952431679</text:p>
          </table:table-cell>
          <table:table-cell office:value-type="float" office:value="0.814090728759765" calcext:value-type="float">
            <text:p>0.8140907288</text:p>
          </table:table-cell>
          <table:table-cell office:value-type="float" office:value="1.3937702178955" calcext:value-type="float">
            <text:p>1.3937702179</text:p>
          </table:table-cell>
          <table:table-cell office:value-type="float" office:value="2.8572654724121" calcext:value-type="float">
            <text:p>2.8572654724</text:p>
          </table:table-cell>
          <table:table-cell office:value-type="float" office:value="1.94838714599609" calcext:value-type="float">
            <text:p>1.948387146</text:p>
          </table:table-cell>
          <table:table-cell office:value-type="float" office:value="1.04308319091796" calcext:value-type="float">
            <text:p>1.0430831909</text:p>
          </table:table-cell>
          <table:table-cell office:value-type="float" office:value="4.18719863891601" calcext:value-type="float">
            <text:p>4.1871986389</text:p>
          </table:table-cell>
          <table:table-cell office:value-type="float" office:value="2.68372631072998" calcext:value-type="float">
            <text:p>2.6837263107</text:p>
          </table:table-cell>
          <table:table-cell office:value-type="float" office:value="5.0812931060791" calcext:value-type="float">
            <text:p>5.0812931061</text:p>
          </table:table-cell>
          <table:table-cell office:value-type="float" office:value="1.67871189117431" calcext:value-type="float">
            <text:p>1.6787118912</text:p>
          </table:table-cell>
          <table:table-cell office:value-type="float" office:value="0.365726470947265" calcext:value-type="float">
            <text:p>0.3657264709</text:p>
          </table:table-cell>
          <table:table-cell office:value-type="float" office:value="2.26882052421569" calcext:value-type="float">
            <text:p>2.2688205242</text:p>
          </table:table-cell>
          <table:table-cell office:value-type="float" office:value="0.739932060241699" calcext:value-type="float">
            <text:p>0.7399320602</text:p>
          </table:table-cell>
          <table:table-cell office:value-type="float" office:value="0.4783296585083" calcext:value-type="float">
            <text:p>0.4783296585</text:p>
          </table:table-cell>
          <table:table-cell office:value-type="float" office:value="0.396784782409667" calcext:value-type="float">
            <text:p>0.3967847824</text:p>
          </table:table-cell>
          <table:table-cell office:value-type="float" office:value="1.11157035827636" calcext:value-type="float">
            <text:p>1.1115703583</text:p>
          </table:table-cell>
          <table:table-cell office:value-type="float" office:value="0.615302562713623" calcext:value-type="float">
            <text:p>0.6153025627</text:p>
          </table:table-cell>
          <table:table-cell office:value-type="float" office:value="2.30284976959228" calcext:value-type="float">
            <text:p>2.3028497696</text:p>
          </table:table-cell>
          <table:table-cell office:value-type="float" office:value="0.614477396011352" calcext:value-type="float">
            <text:p>0.614477396</text:p>
          </table:table-cell>
          <table:table-cell table:number-columns-repeated="96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588350296020507" calcext:value-type="float">
            <text:p>0.0588350296</text:p>
          </table:table-cell>
          <table:table-cell office:value-type="float" office:value="1.03977489471435" calcext:value-type="float">
            <text:p>1.0397748947</text:p>
          </table:table-cell>
          <table:table-cell office:value-type="float" office:value="0.315940856933593" calcext:value-type="float">
            <text:p>0.3159408569</text:p>
          </table:table-cell>
          <table:table-cell office:value-type="float" office:value="3.2801284790039" calcext:value-type="float">
            <text:p>3.280128479</text:p>
          </table:table-cell>
          <table:table-cell office:value-type="float" office:value="5.96103477478027" calcext:value-type="float">
            <text:p>5.9610347748</text:p>
          </table:table-cell>
          <table:table-cell office:value-type="float" office:value="0.512775421142578" calcext:value-type="float">
            <text:p>0.5127754211</text:p>
          </table:table-cell>
          <table:table-cell office:value-type="float" office:value="7.09451293945312" calcext:value-type="float">
            <text:p>7.0945129395</text:p>
          </table:table-cell>
          <table:table-cell office:value-type="float" office:value="1.36278963088989" calcext:value-type="float">
            <text:p>1.3627896309</text:p>
          </table:table-cell>
          <table:table-cell office:value-type="float" office:value="2.39367485046386" calcext:value-type="float">
            <text:p>2.3936748505</text:p>
          </table:table-cell>
          <table:table-cell office:value-type="float" office:value="0.319807052612304" calcext:value-type="float">
            <text:p>0.3198070526</text:p>
          </table:table-cell>
          <table:table-cell office:value-type="float" office:value="0.564307212829589" calcext:value-type="float">
            <text:p>0.5643072128</text:p>
          </table:table-cell>
          <table:table-cell office:value-type="float" office:value="1.56421661376953" calcext:value-type="float">
            <text:p>1.5642166138</text:p>
          </table:table-cell>
          <table:table-cell office:value-type="float" office:value="0.341615676879882" calcext:value-type="float">
            <text:p>0.3416156769</text:p>
          </table:table-cell>
          <table:table-cell office:value-type="float" office:value="0.571266174316406" calcext:value-type="float">
            <text:p>0.5712661743</text:p>
          </table:table-cell>
          <table:table-cell office:value-type="float" office:value="0.581832885742187" calcext:value-type="float">
            <text:p>0.5818328857</text:p>
          </table:table-cell>
          <table:table-cell office:value-type="float" office:value="0.620628356933593" calcext:value-type="float">
            <text:p>0.6206283569</text:p>
          </table:table-cell>
          <table:table-cell office:value-type="float" office:value="0.0821857452392578" calcext:value-type="float">
            <text:p>0.0821857452</text:p>
          </table:table-cell>
          <table:table-cell office:value-type="float" office:value="0.603434562683105" calcext:value-type="float">
            <text:p>0.6034345627</text:p>
          </table:table-cell>
          <table:table-cell office:value-type="float" office:value="0.158646583557128" calcext:value-type="float">
            <text:p>0.1586465836</text:p>
          </table:table-cell>
          <table:table-cell office:value-type="float" office:value="1.7250919342041" calcext:value-type="float">
            <text:p>1.7250919342</text:p>
          </table:table-cell>
          <table:table-cell office:value-type="float" office:value="0.517352104187011" calcext:value-type="float">
            <text:p>0.5173521042</text:p>
          </table:table-cell>
          <table:table-cell office:value-type="float" office:value="0.91249656677246" calcext:value-type="float">
            <text:p>0.9124965668</text:p>
          </table:table-cell>
          <table:table-cell office:value-type="float" office:value="0.820693969726562" calcext:value-type="float">
            <text:p>0.8206939697</text:p>
          </table:table-cell>
          <table:table-cell office:value-type="float" office:value="0.114479541778564" calcext:value-type="float">
            <text:p>0.1144795418</text:p>
          </table:table-cell>
          <table:table-cell office:value-type="float" office:value="0.309708595275878" calcext:value-type="float">
            <text:p>0.3097085953</text:p>
          </table:table-cell>
          <table:table-cell office:value-type="float" office:value="0.348835945129394" calcext:value-type="float">
            <text:p>0.3488359451</text:p>
          </table:table-cell>
          <table:table-cell office:value-type="float" office:value="0.38652229309082" calcext:value-type="float">
            <text:p>0.3865222931</text:p>
          </table:table-cell>
          <table:table-cell office:value-type="float" office:value="1.87841606140136" calcext:value-type="float">
            <text:p>1.8784160614</text:p>
          </table:table-cell>
          <table:table-cell office:value-type="float" office:value="4.20460891723632" calcext:value-type="float">
            <text:p>4.2046089172</text:p>
          </table:table-cell>
          <table:table-cell office:value-type="float" office:value="0.49383544921875" calcext:value-type="float">
            <text:p>0.4938354492</text:p>
          </table:table-cell>
          <table:table-cell office:value-type="float" office:value="2.0557689666748" calcext:value-type="float">
            <text:p>2.0557689667</text:p>
          </table:table-cell>
          <table:table-cell office:value-type="float" office:value="1.26176023483276" calcext:value-type="float">
            <text:p>1.2617602348</text:p>
          </table:table-cell>
          <table:table-cell office:value-type="float" office:value="1.80377483367919" calcext:value-type="float">
            <text:p>1.8037748337</text:p>
          </table:table-cell>
          <table:table-cell office:value-type="float" office:value="0.267780303955078" calcext:value-type="float">
            <text:p>0.267780304</text:p>
          </table:table-cell>
          <table:table-cell office:value-type="float" office:value="0.89865493774414" calcext:value-type="float">
            <text:p>0.8986549377</text:p>
          </table:table-cell>
          <table:table-cell office:value-type="float" office:value="1.53220176696777" calcext:value-type="float">
            <text:p>1.532201767</text:p>
          </table:table-cell>
          <table:table-cell office:value-type="float" office:value="0.287967681884765" calcext:value-type="float">
            <text:p>0.2879676819</text:p>
          </table:table-cell>
          <table:table-cell office:value-type="float" office:value="1.08992195129394" calcext:value-type="float">
            <text:p>1.0899219513</text:p>
          </table:table-cell>
          <table:table-cell office:value-type="float" office:value="0.11674690246582" calcext:value-type="float">
            <text:p>0.1167469025</text:p>
          </table:table-cell>
          <table:table-cell office:value-type="float" office:value="0.574962615966796" calcext:value-type="float">
            <text:p>0.574962616</text:p>
          </table:table-cell>
          <table:table-cell office:value-type="float" office:value="0.928186416625976" calcext:value-type="float">
            <text:p>0.9281864166</text:p>
          </table:table-cell>
          <table:table-cell office:value-type="float" office:value="0.465614318847656" calcext:value-type="float">
            <text:p>0.4656143188</text:p>
          </table:table-cell>
          <table:table-cell office:value-type="float" office:value="0.182276725769042" calcext:value-type="float">
            <text:p>0.1822767258</text:p>
          </table:table-cell>
          <table:table-cell office:value-type="float" office:value="1.29706192016601" calcext:value-type="float">
            <text:p>1.2970619202</text:p>
          </table:table-cell>
          <table:table-cell office:value-type="float" office:value="0.0408344268798828" calcext:value-type="float">
            <text:p>0.0408344269</text:p>
          </table:table-cell>
          <table:table-cell office:value-type="float" office:value="0.626847267150878" calcext:value-type="float">
            <text:p>0.6268472672</text:p>
          </table:table-cell>
          <table:table-cell office:value-type="float" office:value="0.254385948181152" calcext:value-type="float">
            <text:p>0.2543859482</text:p>
          </table:table-cell>
          <table:table-cell office:value-type="float" office:value="0.636845588684082" calcext:value-type="float">
            <text:p>0.6368455887</text:p>
          </table:table-cell>
          <table:table-cell office:value-type="float" office:value="1.47804927825927" calcext:value-type="float">
            <text:p>1.4780492783</text:p>
          </table:table-cell>
          <table:table-cell office:value-type="float" office:value="2.96002864837646" calcext:value-type="float">
            <text:p>2.9600286484</text:p>
          </table:table-cell>
          <table:table-cell office:value-type="float" office:value="0.362860202789306" calcext:value-type="float">
            <text:p>0.3628602028</text:p>
          </table:table-cell>
          <table:table-cell office:value-type="float" office:value="0.504021644592285" calcext:value-type="float">
            <text:p>0.5040216446</text:p>
          </table:table-cell>
          <table:table-cell office:value-type="float" office:value="0.381338119506835" calcext:value-type="float">
            <text:p>0.3813381195</text:p>
          </table:table-cell>
          <table:table-cell office:value-type="float" office:value="2.66747283935546" calcext:value-type="float">
            <text:p>2.6674728394</text:p>
          </table:table-cell>
          <table:table-cell office:value-type="float" office:value="0.341472625732421" calcext:value-type="float">
            <text:p>0.3414726257</text:p>
          </table:table-cell>
          <table:table-cell table:number-columns-repeated="96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63340377807617" calcext:value-type="float">
            <text:p>0.8633403778</text:p>
          </table:table-cell>
          <table:table-cell office:value-type="float" office:value="1.15742492675781" calcext:value-type="float">
            <text:p>1.1574249268</text:p>
          </table:table-cell>
          <table:table-cell office:value-type="float" office:value="1.93565082550048" calcext:value-type="float">
            <text:p>1.9356508255</text:p>
          </table:table-cell>
          <table:table-cell office:value-type="float" office:value="1.2624340057373" calcext:value-type="float">
            <text:p>1.2624340057</text:p>
          </table:table-cell>
          <table:table-cell office:value-type="float" office:value="0.99785041809082" calcext:value-type="float">
            <text:p>0.9978504181</text:p>
          </table:table-cell>
          <table:table-cell office:value-type="float" office:value="0.473294258117675" calcext:value-type="float">
            <text:p>0.4732942581</text:p>
          </table:table-cell>
          <table:table-cell office:value-type="float" office:value="0.413274765014648" calcext:value-type="float">
            <text:p>0.413274765</text:p>
          </table:table-cell>
          <table:table-cell office:value-type="float" office:value="0.455680847167968" calcext:value-type="float">
            <text:p>0.4556808472</text:p>
          </table:table-cell>
          <table:table-cell office:value-type="float" office:value="2.36161994934082" calcext:value-type="float">
            <text:p>2.3616199493</text:p>
          </table:table-cell>
          <table:table-cell office:value-type="float" office:value="0.164661407470703" calcext:value-type="float">
            <text:p>0.1646614075</text:p>
          </table:table-cell>
          <table:table-cell office:value-type="float" office:value="0.783178329467773" calcext:value-type="float">
            <text:p>0.7831783295</text:p>
          </table:table-cell>
          <table:table-cell office:value-type="float" office:value="2.02412223815917" calcext:value-type="float">
            <text:p>2.0241222382</text:p>
          </table:table-cell>
          <table:table-cell office:value-type="float" office:value="0.877360343933105" calcext:value-type="float">
            <text:p>0.8773603439</text:p>
          </table:table-cell>
          <table:table-cell office:value-type="float" office:value="1.39613914489746" calcext:value-type="float">
            <text:p>1.3961391449</text:p>
          </table:table-cell>
          <table:table-cell office:value-type="float" office:value="1.21863365173339" calcext:value-type="float">
            <text:p>1.2186336517</text:p>
          </table:table-cell>
          <table:table-cell office:value-type="float" office:value="2.83845520019531" calcext:value-type="float">
            <text:p>2.8384552002</text:p>
          </table:table-cell>
          <table:table-cell office:value-type="float" office:value="1.93330955505371" calcext:value-type="float">
            <text:p>1.9333095551</text:p>
          </table:table-cell>
          <table:table-cell office:value-type="float" office:value="1.13063335418701" calcext:value-type="float">
            <text:p>1.1306333542</text:p>
          </table:table-cell>
          <table:table-cell office:value-type="float" office:value="0.640674591064453" calcext:value-type="float">
            <text:p>0.6406745911</text:p>
          </table:table-cell>
          <table:table-cell office:value-type="float" office:value="0.0145378112792968" calcext:value-type="float">
            <text:p>0.0145378113</text:p>
          </table:table-cell>
          <table:table-cell office:value-type="float" office:value="0.621747016906738" calcext:value-type="float">
            <text:p>0.6217470169</text:p>
          </table:table-cell>
          <table:table-cell office:value-type="float" office:value="1.29987716674804" calcext:value-type="float">
            <text:p>1.2998771667</text:p>
          </table:table-cell>
          <table:table-cell office:value-type="float" office:value="0.747060775756835" calcext:value-type="float">
            <text:p>0.7470607758</text:p>
          </table:table-cell>
          <table:table-cell office:value-type="float" office:value="0.497910976409912" calcext:value-type="float">
            <text:p>0.4979109764</text:p>
          </table:table-cell>
          <table:table-cell office:value-type="float" office:value="0.838547706604003" calcext:value-type="float">
            <text:p>0.8385477066</text:p>
          </table:table-cell>
          <table:table-cell office:value-type="float" office:value="1.27692699432373" calcext:value-type="float">
            <text:p>1.2769269943</text:p>
          </table:table-cell>
          <table:table-cell office:value-type="float" office:value="1.91539573669433" calcext:value-type="float">
            <text:p>1.9153957367</text:p>
          </table:table-cell>
          <table:table-cell office:value-type="float" office:value="2.61090087890625" calcext:value-type="float">
            <text:p>2.6109008789</text:p>
          </table:table-cell>
          <table:table-cell office:value-type="float" office:value="1.32485389709472" calcext:value-type="float">
            <text:p>1.3248538971</text:p>
          </table:table-cell>
          <table:table-cell office:value-type="float" office:value="0.764980316162109" calcext:value-type="float">
            <text:p>0.7649803162</text:p>
          </table:table-cell>
          <table:table-cell office:value-type="float" office:value="0.796833992004394" calcext:value-type="float">
            <text:p>0.796833992</text:p>
          </table:table-cell>
          <table:table-cell office:value-type="float" office:value="0.169672012329101" calcext:value-type="float">
            <text:p>0.1696720123</text:p>
          </table:table-cell>
          <table:table-cell office:value-type="float" office:value="1.65239429473876" calcext:value-type="float">
            <text:p>1.6523942947</text:p>
          </table:table-cell>
          <table:table-cell office:value-type="float" office:value="0.584517478942871" calcext:value-type="float">
            <text:p>0.5845174789</text:p>
          </table:table-cell>
          <table:table-cell table:style-name="ce3" office:value-type="float" office:value="0.000847816467285156" calcext:value-type="float">
            <text:p>8.48E-04</text:p>
          </table:table-cell>
          <table:table-cell office:value-type="float" office:value="1.4919147491455" calcext:value-type="float">
            <text:p>1.4919147491</text:p>
          </table:table-cell>
          <table:table-cell office:value-type="float" office:value="0.0763654708862304" calcext:value-type="float">
            <text:p>0.0763654709</text:p>
          </table:table-cell>
          <table:table-cell office:value-type="float" office:value="1.18382835388183" calcext:value-type="float">
            <text:p>1.1838283539</text:p>
          </table:table-cell>
          <table:table-cell office:value-type="float" office:value="0.89479637145996" calcext:value-type="float">
            <text:p>0.8947963715</text:p>
          </table:table-cell>
          <table:table-cell office:value-type="float" office:value="1.52042388916015" calcext:value-type="float">
            <text:p>1.5204238892</text:p>
          </table:table-cell>
          <table:table-cell office:value-type="float" office:value="1.37524795532226" calcext:value-type="float">
            <text:p>1.3752479553</text:p>
          </table:table-cell>
          <table:table-cell office:value-type="float" office:value="0.0155353546142578" calcext:value-type="float">
            <text:p>0.0155353546</text:p>
          </table:table-cell>
          <table:table-cell office:value-type="float" office:value="0.711462020874023" calcext:value-type="float">
            <text:p>0.7114620209</text:p>
          </table:table-cell>
          <table:table-cell office:value-type="float" office:value="0.932368278503418" calcext:value-type="float">
            <text:p>0.9323682785</text:p>
          </table:table-cell>
          <table:table-cell office:value-type="float" office:value="0.456433296203613" calcext:value-type="float">
            <text:p>0.4564332962</text:p>
          </table:table-cell>
          <table:table-cell office:value-type="float" office:value="0.869522094726562" calcext:value-type="float">
            <text:p>0.8695220947</text:p>
          </table:table-cell>
          <table:table-cell office:value-type="float" office:value="0.716272354125976" calcext:value-type="float">
            <text:p>0.7162723541</text:p>
          </table:table-cell>
          <table:table-cell office:value-type="float" office:value="1.90067434310913" calcext:value-type="float">
            <text:p>1.9006743431</text:p>
          </table:table-cell>
          <table:table-cell office:value-type="float" office:value="3.32434368133544" calcext:value-type="float">
            <text:p>3.3243436813</text:p>
          </table:table-cell>
          <table:table-cell office:value-type="float" office:value="0.0885009765625" calcext:value-type="float">
            <text:p>0.0885009766</text:p>
          </table:table-cell>
          <table:table-cell office:value-type="float" office:value="0.940818786621093" calcext:value-type="float">
            <text:p>0.9408187866</text:p>
          </table:table-cell>
          <table:table-cell office:value-type="float" office:value="0.36173677444458" calcext:value-type="float">
            <text:p>0.3617367744</text:p>
          </table:table-cell>
          <table:table-cell office:value-type="float" office:value="0.138625621795654" calcext:value-type="float">
            <text:p>0.1386256218</text:p>
          </table:table-cell>
          <table:table-cell office:value-type="float" office:value="1.29272556304931" calcext:value-type="float">
            <text:p>1.292725563</text:p>
          </table:table-cell>
          <table:table-cell office:value-type="float" office:value="1.01516103744506" calcext:value-type="float">
            <text:p>1.0151610374</text:p>
          </table:table-cell>
          <table:table-cell table:number-columns-repeated="96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290879249572753" calcext:value-type="float">
            <text:p>0.2908792496</text:p>
          </table:table-cell>
          <table:table-cell office:value-type="float" office:value="0.554892539978027" calcext:value-type="float">
            <text:p>0.55489254</text:p>
          </table:table-cell>
          <table:table-cell office:value-type="float" office:value="0.87744140625" calcext:value-type="float">
            <text:p>0.8774414063</text:p>
          </table:table-cell>
          <table:table-cell office:value-type="float" office:value="0.588979721069335" calcext:value-type="float">
            <text:p>0.5889797211</text:p>
          </table:table-cell>
          <table:table-cell office:value-type="float" office:value="0.675024032592773" calcext:value-type="float">
            <text:p>0.6750240326</text:p>
          </table:table-cell>
          <table:table-cell office:value-type="float" office:value="0.707452774047851" calcext:value-type="float">
            <text:p>0.707452774</text:p>
          </table:table-cell>
          <table:table-cell office:value-type="float" office:value="1.10976219177246" calcext:value-type="float">
            <text:p>1.1097621918</text:p>
          </table:table-cell>
          <table:table-cell office:value-type="float" office:value="0.441896438598632" calcext:value-type="float">
            <text:p>0.4418964386</text:p>
          </table:table-cell>
          <table:table-cell office:value-type="float" office:value="0.273023605346679" calcext:value-type="float">
            <text:p>0.2730236053</text:p>
          </table:table-cell>
          <table:table-cell office:value-type="float" office:value="0.0643434524536132" calcext:value-type="float">
            <text:p>0.0643434525</text:p>
          </table:table-cell>
          <table:table-cell office:value-type="float" office:value="1.51222658157348" calcext:value-type="float">
            <text:p>1.5122265816</text:p>
          </table:table-cell>
          <table:table-cell office:value-type="float" office:value="0.045483112335205" calcext:value-type="float">
            <text:p>0.0454831123</text:p>
          </table:table-cell>
          <table:table-cell office:value-type="float" office:value="2.15596199035644" calcext:value-type="float">
            <text:p>2.1559619904</text:p>
          </table:table-cell>
          <table:table-cell office:value-type="float" office:value="0.413410186767578" calcext:value-type="float">
            <text:p>0.4134101868</text:p>
          </table:table-cell>
          <table:table-cell office:value-type="float" office:value="0.361503601074218" calcext:value-type="float">
            <text:p>0.3615036011</text:p>
          </table:table-cell>
          <table:table-cell office:value-type="float" office:value="2.08238220214843" calcext:value-type="float">
            <text:p>2.0823822021</text:p>
          </table:table-cell>
          <table:table-cell office:value-type="float" office:value="1.18004035949707" calcext:value-type="float">
            <text:p>1.1800403595</text:p>
          </table:table-cell>
          <table:table-cell office:value-type="float" office:value="1.6180362701416" calcext:value-type="float">
            <text:p>1.6180362701</text:p>
          </table:table-cell>
          <table:table-cell office:value-type="float" office:value="0.0707120895385742" calcext:value-type="float">
            <text:p>0.0707120895</text:p>
          </table:table-cell>
          <table:table-cell office:value-type="float" office:value="0.430875301361084" calcext:value-type="float">
            <text:p>0.4308753014</text:p>
          </table:table-cell>
          <table:table-cell office:value-type="float" office:value="0.160602569580078" calcext:value-type="float">
            <text:p>0.1606025696</text:p>
          </table:table-cell>
          <table:table-cell office:value-type="float" office:value="1.31517267227172" calcext:value-type="float">
            <text:p>1.3151726723</text:p>
          </table:table-cell>
          <table:table-cell office:value-type="float" office:value="0.134570121765136" calcext:value-type="float">
            <text:p>0.1345701218</text:p>
          </table:table-cell>
          <table:table-cell office:value-type="float" office:value="0.608847141265869" calcext:value-type="float">
            <text:p>0.6088471413</text:p>
          </table:table-cell>
          <table:table-cell office:value-type="float" office:value="1.15308761596679" calcext:value-type="float">
            <text:p>1.153087616</text:p>
          </table:table-cell>
          <table:table-cell office:value-type="float" office:value="0.774483680725097" calcext:value-type="float">
            <text:p>0.7744836807</text:p>
          </table:table-cell>
          <table:table-cell office:value-type="float" office:value="1.15432548522949" calcext:value-type="float">
            <text:p>1.1543254852</text:p>
          </table:table-cell>
          <table:table-cell office:value-type="float" office:value="0.418224334716796" calcext:value-type="float">
            <text:p>0.4182243347</text:p>
          </table:table-cell>
          <table:table-cell office:value-type="float" office:value="0.217514038085937" calcext:value-type="float">
            <text:p>0.2175140381</text:p>
          </table:table-cell>
          <table:table-cell office:value-type="float" office:value="1.18764734268188" calcext:value-type="float">
            <text:p>1.1876473427</text:p>
          </table:table-cell>
          <table:table-cell office:value-type="float" office:value="1.3420295715332" calcext:value-type="float">
            <text:p>1.3420295715</text:p>
          </table:table-cell>
          <table:table-cell office:value-type="float" office:value="0.536860942840576" calcext:value-type="float">
            <text:p>0.5368609428</text:p>
          </table:table-cell>
          <table:table-cell office:value-type="float" office:value="0.362710952758789" calcext:value-type="float">
            <text:p>0.3627109528</text:p>
          </table:table-cell>
          <table:table-cell office:value-type="float" office:value="1.1431884765625" calcext:value-type="float">
            <text:p>1.1431884766</text:p>
          </table:table-cell>
          <table:table-cell office:value-type="float" office:value="0.465947151184082" calcext:value-type="float">
            <text:p>0.4659471512</text:p>
          </table:table-cell>
          <table:table-cell office:value-type="float" office:value="0.859004974365234" calcext:value-type="float">
            <text:p>0.8590049744</text:p>
          </table:table-cell>
          <table:table-cell office:value-type="float" office:value="1.72294902801513" calcext:value-type="float">
            <text:p>1.722949028</text:p>
          </table:table-cell>
          <table:table-cell office:value-type="float" office:value="1.52211761474609" calcext:value-type="float">
            <text:p>1.5221176147</text:p>
          </table:table-cell>
          <table:table-cell office:value-type="float" office:value="0.38527488708496" calcext:value-type="float">
            <text:p>0.3852748871</text:p>
          </table:table-cell>
          <table:table-cell office:value-type="float" office:value="1.50716590881347" calcext:value-type="float">
            <text:p>1.5071659088</text:p>
          </table:table-cell>
          <table:table-cell office:value-type="float" office:value="0.28592300415039" calcext:value-type="float">
            <text:p>0.2859230042</text:p>
          </table:table-cell>
          <table:table-cell office:value-type="float" office:value="1.35274028778076" calcext:value-type="float">
            <text:p>1.3527402878</text:p>
          </table:table-cell>
          <table:table-cell office:value-type="float" office:value="0.834980487823486" calcext:value-type="float">
            <text:p>0.8349804878</text:p>
          </table:table-cell>
          <table:table-cell office:value-type="float" office:value="0.40498924255371" calcext:value-type="float">
            <text:p>0.4049892426</text:p>
          </table:table-cell>
          <table:table-cell office:value-type="float" office:value="0.0402536392211914" calcext:value-type="float">
            <text:p>0.0402536392</text:p>
          </table:table-cell>
          <table:table-cell office:value-type="float" office:value="0.292043685913085" calcext:value-type="float">
            <text:p>0.2920436859</text:p>
          </table:table-cell>
          <table:table-cell office:value-type="float" office:value="0.0258455276489257" calcext:value-type="float">
            <text:p>0.0258455276</text:p>
          </table:table-cell>
          <table:table-cell office:value-type="float" office:value="0.481323719024658" calcext:value-type="float">
            <text:p>0.481323719</text:p>
          </table:table-cell>
          <table:table-cell office:value-type="float" office:value="0.595193862915039" calcext:value-type="float">
            <text:p>0.5951938629</text:p>
          </table:table-cell>
          <table:table-cell office:value-type="float" office:value="0.152577400207519" calcext:value-type="float">
            <text:p>0.1525774002</text:p>
          </table:table-cell>
          <table:table-cell office:value-type="float" office:value="0.0567660331726074" calcext:value-type="float">
            <text:p>0.0567660332</text:p>
          </table:table-cell>
          <table:table-cell office:value-type="float" office:value="0.927075147628784" calcext:value-type="float">
            <text:p>0.9270751476</text:p>
          </table:table-cell>
          <table:table-cell office:value-type="float" office:value="0.174625396728515" calcext:value-type="float">
            <text:p>0.1746253967</text:p>
          </table:table-cell>
          <table:table-cell office:value-type="float" office:value="0.78972053527832" calcext:value-type="float">
            <text:p>0.7897205353</text:p>
          </table:table-cell>
          <table:table-cell office:value-type="float" office:value="0.63955283164978" calcext:value-type="float">
            <text:p>0.6395528316</text:p>
          </table:table-cell>
          <table:table-cell table:number-columns-repeated="96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49147891998291" calcext:value-type="float">
            <text:p>1.49147892</text:p>
          </table:table-cell>
          <table:table-cell office:value-type="float" office:value="0.74333381652832" calcext:value-type="float">
            <text:p>0.7433338165</text:p>
          </table:table-cell>
          <table:table-cell office:value-type="float" office:value="0.143814086914062" calcext:value-type="float">
            <text:p>0.1438140869</text:p>
          </table:table-cell>
          <table:table-cell office:value-type="float" office:value="1.16342163085937" calcext:value-type="float">
            <text:p>1.1634216309</text:p>
          </table:table-cell>
          <table:table-cell office:value-type="float" office:value="3.0268383026123" calcext:value-type="float">
            <text:p>3.0268383026</text:p>
          </table:table-cell>
          <table:table-cell office:value-type="float" office:value="0.440383911132812" calcext:value-type="float">
            <text:p>0.4403839111</text:p>
          </table:table-cell>
          <table:table-cell office:value-type="float" office:value="3.52971744537353" calcext:value-type="float">
            <text:p>3.5297174454</text:p>
          </table:table-cell>
          <table:table-cell office:value-type="float" office:value="0.0955500602722168" calcext:value-type="float">
            <text:p>0.0955500603</text:p>
          </table:table-cell>
          <table:table-cell office:value-type="float" office:value="1.27389812469482" calcext:value-type="float">
            <text:p>1.2738981247</text:p>
          </table:table-cell>
          <table:table-cell office:value-type="float" office:value="0.926892757415771" calcext:value-type="float">
            <text:p>0.9268927574</text:p>
          </table:table-cell>
          <table:table-cell office:value-type="float" office:value="0.6716890335083" calcext:value-type="float">
            <text:p>0.6716890335</text:p>
          </table:table-cell>
          <table:table-cell office:value-type="float" office:value="0.786596298217773" calcext:value-type="float">
            <text:p>0.7865962982</text:p>
          </table:table-cell>
          <table:table-cell office:value-type="float" office:value="3.36069774627685" calcext:value-type="float">
            <text:p>3.3606977463</text:p>
          </table:table-cell>
          <table:table-cell office:value-type="float" office:value="0.220184326171875" calcext:value-type="float">
            <text:p>0.2201843262</text:p>
          </table:table-cell>
          <table:table-cell office:value-type="float" office:value="0.138557434082031" calcext:value-type="float">
            <text:p>0.1385574341</text:p>
          </table:table-cell>
          <table:table-cell office:value-type="float" office:value="2.0620994567871" calcext:value-type="float">
            <text:p>2.0620994568</text:p>
          </table:table-cell>
          <table:table-cell office:value-type="float" office:value="0.452571868896484" calcext:value-type="float">
            <text:p>0.4525718689</text:p>
          </table:table-cell>
          <table:table-cell office:value-type="float" office:value="0.377989768981933" calcext:value-type="float">
            <text:p>0.377989769</text:p>
          </table:table-cell>
          <table:table-cell office:value-type="float" office:value="0.934301853179931" calcext:value-type="float">
            <text:p>0.9343018532</text:p>
          </table:table-cell>
          <table:table-cell office:value-type="float" office:value="1.47090339660644" calcext:value-type="float">
            <text:p>1.4709033966</text:p>
          </table:table-cell>
          <table:table-cell office:value-type="float" office:value="0.385835647583007" calcext:value-type="float">
            <text:p>0.3858356476</text:p>
          </table:table-cell>
          <table:table-cell office:value-type="float" office:value="0.569872856140136" calcext:value-type="float">
            <text:p>0.5698728561</text:p>
          </table:table-cell>
          <table:table-cell office:value-type="float" office:value="0.19450569152832" calcext:value-type="float">
            <text:p>0.1945056915</text:p>
          </table:table-cell>
          <table:table-cell office:value-type="float" office:value="0.0885162353515625" calcext:value-type="float">
            <text:p>0.0885162354</text:p>
          </table:table-cell>
          <table:table-cell office:value-type="float" office:value="1.57717657089233" calcext:value-type="float">
            <text:p>1.5771765709</text:p>
          </table:table-cell>
          <table:table-cell office:value-type="float" office:value="0.168039321899414" calcext:value-type="float">
            <text:p>0.1680393219</text:p>
          </table:table-cell>
          <table:table-cell office:value-type="float" office:value="0.289167404174804" calcext:value-type="float">
            <text:p>0.2891674042</text:p>
          </table:table-cell>
          <table:table-cell office:value-type="float" office:value="0.879081726074218" calcext:value-type="float">
            <text:p>0.8790817261</text:p>
          </table:table-cell>
          <table:table-cell office:value-type="float" office:value="0.461622238159179" calcext:value-type="float">
            <text:p>0.4616222382</text:p>
          </table:table-cell>
          <table:table-cell office:value-type="float" office:value="0.477273941040039" calcext:value-type="float">
            <text:p>0.477273941</text:p>
          </table:table-cell>
          <table:table-cell office:value-type="float" office:value="0.582450866699218" calcext:value-type="float">
            <text:p>0.5824508667</text:p>
          </table:table-cell>
          <table:table-cell office:value-type="float" office:value="0.344813346862792" calcext:value-type="float">
            <text:p>0.3448133469</text:p>
          </table:table-cell>
          <table:table-cell office:value-type="float" office:value="1.11342144012451" calcext:value-type="float">
            <text:p>1.1134214401</text:p>
          </table:table-cell>
          <table:table-cell office:value-type="float" office:value="0.904012203216552" calcext:value-type="float">
            <text:p>0.9040122032</text:p>
          </table:table-cell>
          <table:table-cell office:value-type="float" office:value="0.492638111114501" calcext:value-type="float">
            <text:p>0.4926381111</text:p>
          </table:table-cell>
          <table:table-cell office:value-type="float" office:value="1.08212947845458" calcext:value-type="float">
            <text:p>1.0821294785</text:p>
          </table:table-cell>
          <table:table-cell office:value-type="float" office:value="3.36191892623901" calcext:value-type="float">
            <text:p>3.3619189262</text:p>
          </table:table-cell>
          <table:table-cell office:value-type="float" office:value="0.283533096313476" calcext:value-type="float">
            <text:p>0.2835330963</text:p>
          </table:table-cell>
          <table:table-cell office:value-type="float" office:value="0.434621810913085" calcext:value-type="float">
            <text:p>0.4346218109</text:p>
          </table:table-cell>
          <table:table-cell office:value-type="float" office:value="0.664081573486328" calcext:value-type="float">
            <text:p>0.6640815735</text:p>
          </table:table-cell>
          <table:table-cell office:value-type="float" office:value="0.243400573730468" calcext:value-type="float">
            <text:p>0.2434005737</text:p>
          </table:table-cell>
          <table:table-cell office:value-type="float" office:value="0.345190048217773" calcext:value-type="float">
            <text:p>0.3451900482</text:p>
          </table:table-cell>
          <table:table-cell office:value-type="float" office:value="0.579401969909668" calcext:value-type="float">
            <text:p>0.5794019699</text:p>
          </table:table-cell>
          <table:table-cell office:value-type="float" office:value="0.525701522827148" calcext:value-type="float">
            <text:p>0.5257015228</text:p>
          </table:table-cell>
          <table:table-cell office:value-type="float" office:value="0.218542098999023" calcext:value-type="float">
            <text:p>0.218542099</text:p>
          </table:table-cell>
          <table:table-cell office:value-type="float" office:value="0.572560310363769" calcext:value-type="float">
            <text:p>0.5725603104</text:p>
          </table:table-cell>
          <table:table-cell office:value-type="float" office:value="0.465564727783203" calcext:value-type="float">
            <text:p>0.4655647278</text:p>
          </table:table-cell>
          <table:table-cell office:value-type="float" office:value="0.0403079986572265" calcext:value-type="float">
            <text:p>0.0403079987</text:p>
          </table:table-cell>
          <table:table-cell office:value-type="float" office:value="0.132156372070312" calcext:value-type="float">
            <text:p>0.1321563721</text:p>
          </table:table-cell>
          <table:table-cell office:value-type="float" office:value="2.15300178527832" calcext:value-type="float">
            <text:p>2.1530017853</text:p>
          </table:table-cell>
          <table:table-cell office:value-type="float" office:value="0.642755508422851" calcext:value-type="float">
            <text:p>0.6427555084</text:p>
          </table:table-cell>
          <table:table-cell office:value-type="float" office:value="0.530344724655151" calcext:value-type="float">
            <text:p>0.5303447247</text:p>
          </table:table-cell>
          <table:table-cell office:value-type="float" office:value="0.516013145446777" calcext:value-type="float">
            <text:p>0.5160131454</text:p>
          </table:table-cell>
          <table:table-cell office:value-type="float" office:value="0.89278507232666" calcext:value-type="float">
            <text:p>0.8927850723</text:p>
          </table:table-cell>
          <table:table-cell office:value-type="float" office:value="0.123799085617065" calcext:value-type="float">
            <text:p>0.1237990856</text:p>
          </table:table-cell>
          <table:table-cell table:number-columns-repeated="96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267539024353027" calcext:value-type="float">
            <text:p>0.0267539024</text:p>
          </table:table-cell>
          <table:table-cell office:value-type="float" office:value="0.991087913513183" calcext:value-type="float">
            <text:p>0.9910879135</text:p>
          </table:table-cell>
          <table:table-cell office:value-type="float" office:value="0.175972938537597" calcext:value-type="float">
            <text:p>0.1759729385</text:p>
          </table:table-cell>
          <table:table-cell office:value-type="float" office:value="0.519416809082031" calcext:value-type="float">
            <text:p>0.5194168091</text:p>
          </table:table-cell>
          <table:table-cell office:value-type="float" office:value="0.021728515625" calcext:value-type="float">
            <text:p>0.0217285156</text:p>
          </table:table-cell>
          <table:table-cell office:value-type="float" office:value="0.54586124420166" calcext:value-type="float">
            <text:p>0.5458612442</text:p>
          </table:table-cell>
          <table:table-cell office:value-type="float" office:value="1.75788497924804" calcext:value-type="float">
            <text:p>1.7578849792</text:p>
          </table:table-cell>
          <table:table-cell office:value-type="float" office:value="0.399501800537109" calcext:value-type="float">
            <text:p>0.3995018005</text:p>
          </table:table-cell>
          <table:table-cell office:value-type="float" office:value="0.790336608886718" calcext:value-type="float">
            <text:p>0.7903366089</text:p>
          </table:table-cell>
          <table:table-cell office:value-type="float" office:value="1.28398180007934" calcext:value-type="float">
            <text:p>1.2839818001</text:p>
          </table:table-cell>
          <table:table-cell office:value-type="float" office:value="0.762415885925293" calcext:value-type="float">
            <text:p>0.7624158859</text:p>
          </table:table-cell>
          <table:table-cell office:value-type="float" office:value="1.11451816558837" calcext:value-type="float">
            <text:p>1.1145181656</text:p>
          </table:table-cell>
          <table:table-cell office:value-type="float" office:value="0.983047485351562" calcext:value-type="float">
            <text:p>0.9830474854</text:p>
          </table:table-cell>
          <table:table-cell office:value-type="float" office:value="1.19073677062988" calcext:value-type="float">
            <text:p>1.1907367706</text:p>
          </table:table-cell>
          <table:table-cell office:value-type="float" office:value="0.659952163696289" calcext:value-type="float">
            <text:p>0.6599521637</text:p>
          </table:table-cell>
          <table:table-cell office:value-type="float" office:value="0.0483551025390625" calcext:value-type="float">
            <text:p>0.0483551025</text:p>
          </table:table-cell>
          <table:table-cell office:value-type="float" office:value="1.43622207641601" calcext:value-type="float">
            <text:p>1.4362220764</text:p>
          </table:table-cell>
          <table:table-cell office:value-type="float" office:value="0.248028755187988" calcext:value-type="float">
            <text:p>0.2480287552</text:p>
          </table:table-cell>
          <table:table-cell office:value-type="float" office:value="0.721560478210449" calcext:value-type="float">
            <text:p>0.7215604782</text:p>
          </table:table-cell>
          <table:table-cell office:value-type="float" office:value="0.0184364318847656" calcext:value-type="float">
            <text:p>0.0184364319</text:p>
          </table:table-cell>
          <table:table-cell office:value-type="float" office:value="0.501467704772949" calcext:value-type="float">
            <text:p>0.5014677048</text:p>
          </table:table-cell>
          <table:table-cell office:value-type="float" office:value="0.564677238464355" calcext:value-type="float">
            <text:p>0.5646772385</text:p>
          </table:table-cell>
          <table:table-cell office:value-type="float" office:value="0.0273170471191406" calcext:value-type="float">
            <text:p>0.0273170471</text:p>
          </table:table-cell>
          <table:table-cell office:value-type="float" office:value="0.415521621704101" calcext:value-type="float">
            <text:p>0.4155216217</text:p>
          </table:table-cell>
          <table:table-cell office:value-type="float" office:value="0.568098545074462" calcext:value-type="float">
            <text:p>0.5680985451</text:p>
          </table:table-cell>
          <table:table-cell office:value-type="float" office:value="1.1759967803955" calcext:value-type="float">
            <text:p>1.1759967804</text:p>
          </table:table-cell>
          <table:table-cell office:value-type="float" office:value="0.471340179443359" calcext:value-type="float">
            <text:p>0.4713401794</text:p>
          </table:table-cell>
          <table:table-cell office:value-type="float" office:value="0.372510910034179" calcext:value-type="float">
            <text:p>0.37251091</text:p>
          </table:table-cell>
          <table:table-cell office:value-type="float" office:value="1.33733558654785" calcext:value-type="float">
            <text:p>1.3373355865</text:p>
          </table:table-cell>
          <table:table-cell office:value-type="float" office:value="0.861869812011718" calcext:value-type="float">
            <text:p>0.861869812</text:p>
          </table:table-cell>
          <table:table-cell office:value-type="float" office:value="1.86644172668457" calcext:value-type="float">
            <text:p>1.8664417267</text:p>
          </table:table-cell>
          <table:table-cell office:value-type="float" office:value="0.390308856964111" calcext:value-type="float">
            <text:p>0.390308857</text:p>
          </table:table-cell>
          <table:table-cell office:value-type="float" office:value="0.822232246398925" calcext:value-type="float">
            <text:p>0.8222322464</text:p>
          </table:table-cell>
          <table:table-cell office:value-type="float" office:value="0.668558120727539" calcext:value-type="float">
            <text:p>0.6685581207</text:p>
          </table:table-cell>
          <table:table-cell office:value-type="float" office:value="0.91090965270996" calcext:value-type="float">
            <text:p>0.9109096527</text:p>
          </table:table-cell>
          <table:table-cell office:value-type="float" office:value="0.957355499267578" calcext:value-type="float">
            <text:p>0.9573554993</text:p>
          </table:table-cell>
          <table:table-cell office:value-type="float" office:value="0.571836471557617" calcext:value-type="float">
            <text:p>0.5718364716</text:p>
          </table:table-cell>
          <table:table-cell office:value-type="float" office:value="0.2628173828125" calcext:value-type="float">
            <text:p>0.2628173828</text:p>
          </table:table-cell>
          <table:table-cell office:value-type="float" office:value="2.08683967590332" calcext:value-type="float">
            <text:p>2.0868396759</text:p>
          </table:table-cell>
          <table:table-cell office:value-type="float" office:value="0.332050323486328" calcext:value-type="float">
            <text:p>0.3320503235</text:p>
          </table:table-cell>
          <table:table-cell office:value-type="float" office:value="0.222797393798828" calcext:value-type="float">
            <text:p>0.2227973938</text:p>
          </table:table-cell>
          <table:table-cell office:value-type="float" office:value="0.326203346252441" calcext:value-type="float">
            <text:p>0.3262033463</text:p>
          </table:table-cell>
          <table:table-cell office:value-type="float" office:value="0.934879302978515" calcext:value-type="float">
            <text:p>0.934879303</text:p>
          </table:table-cell>
          <table:table-cell office:value-type="float" office:value="1.23322772979736" calcext:value-type="float">
            <text:p>1.2332277298</text:p>
          </table:table-cell>
          <table:table-cell office:value-type="float" office:value="0.420576095581054" calcext:value-type="float">
            <text:p>0.4205760956</text:p>
          </table:table-cell>
          <table:table-cell office:value-type="float" office:value="0.535722732543945" calcext:value-type="float">
            <text:p>0.5357227325</text:p>
          </table:table-cell>
          <table:table-cell office:value-type="float" office:value="0.823356628417968" calcext:value-type="float">
            <text:p>0.8233566284</text:p>
          </table:table-cell>
          <table:table-cell office:value-type="float" office:value="0.284035205841064" calcext:value-type="float">
            <text:p>0.2840352058</text:p>
          </table:table-cell>
          <table:table-cell office:value-type="float" office:value="2.03676223754882" calcext:value-type="float">
            <text:p>2.0367622375</text:p>
          </table:table-cell>
          <table:table-cell office:value-type="float" office:value="1.39882564544677" calcext:value-type="float">
            <text:p>1.3988256454</text:p>
          </table:table-cell>
          <table:table-cell office:value-type="float" office:value="0.565176010131835" calcext:value-type="float">
            <text:p>0.5651760101</text:p>
          </table:table-cell>
          <table:table-cell office:value-type="float" office:value="0.776149034500122" calcext:value-type="float">
            <text:p>0.7761490345</text:p>
          </table:table-cell>
          <table:table-cell office:value-type="float" office:value="1.06584882736206" calcext:value-type="float">
            <text:p>1.0658488274</text:p>
          </table:table-cell>
          <table:table-cell office:value-type="float" office:value="0.899931907653808" calcext:value-type="float">
            <text:p>0.8999319077</text:p>
          </table:table-cell>
          <table:table-cell office:value-type="float" office:value="1.08482706546783" calcext:value-type="float">
            <text:p>1.0848270655</text:p>
          </table:table-cell>
          <table:table-cell table:number-columns-repeated="96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.0711817741394" calcext:value-type="float">
            <text:p>2.0711817741</text:p>
          </table:table-cell>
          <table:table-cell office:value-type="float" office:value="0.159757137298583" calcext:value-type="float">
            <text:p>0.1597571373</text:p>
          </table:table-cell>
          <table:table-cell office:value-type="float" office:value="0.200305938720703" calcext:value-type="float">
            <text:p>0.2003059387</text:p>
          </table:table-cell>
          <table:table-cell office:value-type="float" office:value="3.15617656707763" calcext:value-type="float">
            <text:p>3.1561765671</text:p>
          </table:table-cell>
          <table:table-cell office:value-type="float" office:value="3.79305839538574" calcext:value-type="float">
            <text:p>3.7930583954</text:p>
          </table:table-cell>
          <table:table-cell office:value-type="float" office:value="0.653480529785156" calcext:value-type="float">
            <text:p>0.6534805298</text:p>
          </table:table-cell>
          <table:table-cell office:value-type="float" office:value="1.90172004699707" calcext:value-type="float">
            <text:p>1.901720047</text:p>
          </table:table-cell>
          <table:table-cell office:value-type="float" office:value="0.35752534866333" calcext:value-type="float">
            <text:p>0.3575253487</text:p>
          </table:table-cell>
          <table:table-cell office:value-type="float" office:value="0.37073802947998" calcext:value-type="float">
            <text:p>0.3707380295</text:p>
          </table:table-cell>
          <table:table-cell office:value-type="float" office:value="0.214066505432128" calcext:value-type="float">
            <text:p>0.2140665054</text:p>
          </table:table-cell>
          <table:table-cell office:value-type="float" office:value="1.1707100868225" calcext:value-type="float">
            <text:p>1.1707100868</text:p>
          </table:table-cell>
          <table:table-cell office:value-type="float" office:value="0.933281898498535" calcext:value-type="float">
            <text:p>0.9332818985</text:p>
          </table:table-cell>
          <table:table-cell office:value-type="float" office:value="3.54059123992919" calcext:value-type="float">
            <text:p>3.5405912399</text:p>
          </table:table-cell>
          <table:table-cell office:value-type="float" office:value="0.00308609008789062" calcext:value-type="float">
            <text:p>0.0030860901</text:p>
          </table:table-cell>
          <table:table-cell office:value-type="float" office:value="0.733106613159179" calcext:value-type="float">
            <text:p>0.7331066132</text:p>
          </table:table-cell>
          <table:table-cell office:value-type="float" office:value="0.0126857757568359" calcext:value-type="float">
            <text:p>0.0126857758</text:p>
          </table:table-cell>
          <table:table-cell office:value-type="float" office:value="1.92988014221191" calcext:value-type="float">
            <text:p>1.9298801422</text:p>
          </table:table-cell>
          <table:table-cell office:value-type="float" office:value="0.340375900268554" calcext:value-type="float">
            <text:p>0.3403759003</text:p>
          </table:table-cell>
          <table:table-cell office:value-type="float" office:value="0.618031024932861" calcext:value-type="float">
            <text:p>0.6180310249</text:p>
          </table:table-cell>
          <table:table-cell office:value-type="float" office:value="0.0207204818725585" calcext:value-type="float">
            <text:p>0.0207204819</text:p>
          </table:table-cell>
          <table:table-cell office:value-type="float" office:value="1.62149333953857" calcext:value-type="float">
            <text:p>1.6214933395</text:p>
          </table:table-cell>
          <table:table-cell office:value-type="float" office:value="0.710268974304199" calcext:value-type="float">
            <text:p>0.7102689743</text:p>
          </table:table-cell>
          <table:table-cell office:value-type="float" office:value="1.59510517120361" calcext:value-type="float">
            <text:p>1.5951051712</text:p>
          </table:table-cell>
          <table:table-cell office:value-type="float" office:value="0.437756299972534" calcext:value-type="float">
            <text:p>0.4377563</text:p>
          </table:table-cell>
          <table:table-cell office:value-type="float" office:value="2.5956106185913" calcext:value-type="float">
            <text:p>2.5956106186</text:p>
          </table:table-cell>
          <table:table-cell office:value-type="float" office:value="0.662483692169189" calcext:value-type="float">
            <text:p>0.6624836922</text:p>
          </table:table-cell>
          <table:table-cell office:value-type="float" office:value="0.432841300964355" calcext:value-type="float">
            <text:p>0.432841301</text:p>
          </table:table-cell>
          <table:table-cell office:value-type="float" office:value="2.18464279174804" calcext:value-type="float">
            <text:p>2.1846427917</text:p>
          </table:table-cell>
          <table:table-cell office:value-type="float" office:value="1.17768287658691" calcext:value-type="float">
            <text:p>1.1776828766</text:p>
          </table:table-cell>
          <table:table-cell office:value-type="float" office:value="0.677137374877929" calcext:value-type="float">
            <text:p>0.6771373749</text:p>
          </table:table-cell>
          <table:table-cell office:value-type="float" office:value="2.04867076873779" calcext:value-type="float">
            <text:p>2.0486707687</text:p>
          </table:table-cell>
          <table:table-cell office:value-type="float" office:value="1.32352542877197" calcext:value-type="float">
            <text:p>1.3235254288</text:p>
          </table:table-cell>
          <table:table-cell office:value-type="float" office:value="0.407946586608886" calcext:value-type="float">
            <text:p>0.4079465866</text:p>
          </table:table-cell>
          <table:table-cell office:value-type="float" office:value="0.338992595672607" calcext:value-type="float">
            <text:p>0.3389925957</text:p>
          </table:table-cell>
          <table:table-cell office:value-type="float" office:value="1.59710597991943" calcext:value-type="float">
            <text:p>1.5971059799</text:p>
          </table:table-cell>
          <table:table-cell office:value-type="float" office:value="0.527256965637207" calcext:value-type="float">
            <text:p>0.5272569656</text:p>
          </table:table-cell>
          <table:table-cell office:value-type="float" office:value="3.5798954963684" calcext:value-type="float">
            <text:p>3.5798954964</text:p>
          </table:table-cell>
          <table:table-cell office:value-type="float" office:value="0.0449295043945312" calcext:value-type="float">
            <text:p>0.0449295044</text:p>
          </table:table-cell>
          <table:table-cell office:value-type="float" office:value="1.20593547821044" calcext:value-type="float">
            <text:p>1.2059354782</text:p>
          </table:table-cell>
          <table:table-cell office:value-type="float" office:value="1.3354148864746" calcext:value-type="float">
            <text:p>1.3354148865</text:p>
          </table:table-cell>
          <table:table-cell office:value-type="float" office:value="1.85302543640136" calcext:value-type="float">
            <text:p>1.8530254364</text:p>
          </table:table-cell>
          <table:table-cell office:value-type="float" office:value="0.00610828399658203" calcext:value-type="float">
            <text:p>0.006108284</text:p>
          </table:table-cell>
          <table:table-cell office:value-type="float" office:value="0.727114677429199" calcext:value-type="float">
            <text:p>0.7271146774</text:p>
          </table:table-cell>
          <table:table-cell office:value-type="float" office:value="0.209571838378906" calcext:value-type="float">
            <text:p>0.2095718384</text:p>
          </table:table-cell>
          <table:table-cell office:value-type="float" office:value="1.06995296478271" calcext:value-type="float">
            <text:p>1.0699529648</text:p>
          </table:table-cell>
          <table:table-cell office:value-type="float" office:value="0.10871410369873" calcext:value-type="float">
            <text:p>0.1087141037</text:p>
          </table:table-cell>
          <table:table-cell office:value-type="float" office:value="0.266840934753417" calcext:value-type="float">
            <text:p>0.2668409348</text:p>
          </table:table-cell>
          <table:table-cell office:value-type="float" office:value="0.944486141204834" calcext:value-type="float">
            <text:p>0.9444861412</text:p>
          </table:table-cell>
          <table:table-cell office:value-type="float" office:value="1.07488679885864" calcext:value-type="float">
            <text:p>1.0748867989</text:p>
          </table:table-cell>
          <table:table-cell office:value-type="float" office:value="2.31350135803222" calcext:value-type="float">
            <text:p>2.313501358</text:p>
          </table:table-cell>
          <table:table-cell office:value-type="float" office:value="1.27841329574584" calcext:value-type="float">
            <text:p>1.2784132957</text:p>
          </table:table-cell>
          <table:table-cell office:value-type="float" office:value="0.260835170745849" calcext:value-type="float">
            <text:p>0.2608351707</text:p>
          </table:table-cell>
          <table:table-cell office:value-type="float" office:value="0.559840202331543" calcext:value-type="float">
            <text:p>0.5598402023</text:p>
          </table:table-cell>
          <table:table-cell office:value-type="float" office:value="0.573312759399414" calcext:value-type="float">
            <text:p>0.5733127594</text:p>
          </table:table-cell>
          <table:table-cell office:value-type="float" office:value="0.417365550994873" calcext:value-type="float">
            <text:p>0.417365551</text:p>
          </table:table-cell>
          <table:table-cell table:number-columns-repeated="96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78651237487792" calcext:value-type="float">
            <text:p>0.2786512375</text:p>
          </table:table-cell>
          <table:table-cell office:value-type="float" office:value="1.14294147491455" calcext:value-type="float">
            <text:p>1.1429414749</text:p>
          </table:table-cell>
          <table:table-cell office:value-type="float" office:value="1.24457740783691" calcext:value-type="float">
            <text:p>1.2445774078</text:p>
          </table:table-cell>
          <table:table-cell office:value-type="float" office:value="1.46755218505859" calcext:value-type="float">
            <text:p>1.4675521851</text:p>
          </table:table-cell>
          <table:table-cell office:value-type="float" office:value="1.94211769104003" calcext:value-type="float">
            <text:p>1.942117691</text:p>
          </table:table-cell>
          <table:table-cell office:value-type="float" office:value="1.55059814453125" calcext:value-type="float">
            <text:p>1.5505981445</text:p>
          </table:table-cell>
          <table:table-cell office:value-type="float" office:value="3.03858661651611" calcext:value-type="float">
            <text:p>3.0385866165</text:p>
          </table:table-cell>
          <table:table-cell office:value-type="float" office:value="0.68476390838623" calcext:value-type="float">
            <text:p>0.6847639084</text:p>
          </table:table-cell>
          <table:table-cell office:value-type="float" office:value="0.555523872375488" calcext:value-type="float">
            <text:p>0.5555238724</text:p>
          </table:table-cell>
          <table:table-cell office:value-type="float" office:value="0.736276626586914" calcext:value-type="float">
            <text:p>0.7362766266</text:p>
          </table:table-cell>
          <table:table-cell office:value-type="float" office:value="1.45195150375366" calcext:value-type="float">
            <text:p>1.4519515038</text:p>
          </table:table-cell>
          <table:table-cell office:value-type="float" office:value="0.307807445526123" calcext:value-type="float">
            <text:p>0.3078074455</text:p>
          </table:table-cell>
          <table:table-cell office:value-type="float" office:value="0.371045589447021" calcext:value-type="float">
            <text:p>0.3710455894</text:p>
          </table:table-cell>
          <table:table-cell office:value-type="float" office:value="1.52981567382812" calcext:value-type="float">
            <text:p>1.5298156738</text:p>
          </table:table-cell>
          <table:table-cell office:value-type="float" office:value="4.26577949523925" calcext:value-type="float">
            <text:p>4.2657794952</text:p>
          </table:table-cell>
          <table:table-cell office:value-type="float" office:value="0.813640594482421" calcext:value-type="float">
            <text:p>0.8136405945</text:p>
          </table:table-cell>
          <table:table-cell office:value-type="float" office:value="2.5253677368164" calcext:value-type="float">
            <text:p>2.5253677368</text:p>
          </table:table-cell>
          <table:table-cell office:value-type="float" office:value="1.8473834991455" calcext:value-type="float">
            <text:p>1.8473834991</text:p>
          </table:table-cell>
          <table:table-cell office:value-type="float" office:value="0.0897974967956543" calcext:value-type="float">
            <text:p>0.0897974968</text:p>
          </table:table-cell>
          <table:table-cell office:value-type="float" office:value="0.312574386596679" calcext:value-type="float">
            <text:p>0.3125743866</text:p>
          </table:table-cell>
          <table:table-cell office:value-type="float" office:value="0.281544685363769" calcext:value-type="float">
            <text:p>0.2815446854</text:p>
          </table:table-cell>
          <table:table-cell office:value-type="float" office:value="1.49701499938964" calcext:value-type="float">
            <text:p>1.4970149994</text:p>
          </table:table-cell>
          <table:table-cell office:value-type="float" office:value="0.958021163940429" calcext:value-type="float">
            <text:p>0.9580211639</text:p>
          </table:table-cell>
          <table:table-cell office:value-type="float" office:value="0.606009483337402" calcext:value-type="float">
            <text:p>0.6060094833</text:p>
          </table:table-cell>
          <table:table-cell office:value-type="float" office:value="0.930512905120849" calcext:value-type="float">
            <text:p>0.9305129051</text:p>
          </table:table-cell>
          <table:table-cell office:value-type="float" office:value="0.956439971923828" calcext:value-type="float">
            <text:p>0.9564399719</text:p>
          </table:table-cell>
          <table:table-cell office:value-type="float" office:value="0.136479377746582" calcext:value-type="float">
            <text:p>0.1364793777</text:p>
          </table:table-cell>
          <table:table-cell office:value-type="float" office:value="2.84639358520507" calcext:value-type="float">
            <text:p>2.8463935852</text:p>
          </table:table-cell>
          <table:table-cell office:value-type="float" office:value="0.685691833496093" calcext:value-type="float">
            <text:p>0.6856918335</text:p>
          </table:table-cell>
          <table:table-cell office:value-type="float" office:value="1.33560800552368" calcext:value-type="float">
            <text:p>1.3356080055</text:p>
          </table:table-cell>
          <table:table-cell table:style-name="ce3" office:value-type="float" office:value="0.000560760498046875" calcext:value-type="float">
            <text:p>5.61E-04</text:p>
          </table:table-cell>
          <table:table-cell office:value-type="float" office:value="0.240381240844726" calcext:value-type="float">
            <text:p>0.2403812408</text:p>
          </table:table-cell>
          <table:table-cell office:value-type="float" office:value="0.338123321533203" calcext:value-type="float">
            <text:p>0.3381233215</text:p>
          </table:table-cell>
          <table:table-cell office:value-type="float" office:value="0.223889827728271" calcext:value-type="float">
            <text:p>0.2238898277</text:p>
          </table:table-cell>
          <table:table-cell office:value-type="float" office:value="1.22324991226196" calcext:value-type="float">
            <text:p>1.2232499123</text:p>
          </table:table-cell>
          <table:table-cell office:value-type="float" office:value="0.796673774719238" calcext:value-type="float">
            <text:p>0.7966737747</text:p>
          </table:table-cell>
          <table:table-cell office:value-type="float" office:value="0.820650100708007" calcext:value-type="float">
            <text:p>0.8206501007</text:p>
          </table:table-cell>
          <table:table-cell office:value-type="float" office:value="2.5386734008789" calcext:value-type="float">
            <text:p>2.5386734009</text:p>
          </table:table-cell>
          <table:table-cell office:value-type="float" office:value="0.427122116088867" calcext:value-type="float">
            <text:p>0.4271221161</text:p>
          </table:table-cell>
          <table:table-cell office:value-type="float" office:value="1.01054382324218" calcext:value-type="float">
            <text:p>1.0105438232</text:p>
          </table:table-cell>
          <table:table-cell office:value-type="float" office:value="0.91911506652832" calcext:value-type="float">
            <text:p>0.9191150665</text:p>
          </table:table-cell>
          <table:table-cell office:value-type="float" office:value="1.2660322189331" calcext:value-type="float">
            <text:p>1.2660322189</text:p>
          </table:table-cell>
          <table:table-cell office:value-type="float" office:value="0.0376739501953125" calcext:value-type="float">
            <text:p>0.0376739502</text:p>
          </table:table-cell>
          <table:table-cell office:value-type="float" office:value="0.33014965057373" calcext:value-type="float">
            <text:p>0.3301496506</text:p>
          </table:table-cell>
          <table:table-cell office:value-type="float" office:value="0.500239372253418" calcext:value-type="float">
            <text:p>0.5002393723</text:p>
          </table:table-cell>
          <table:table-cell office:value-type="float" office:value="1.15981721878051" calcext:value-type="float">
            <text:p>1.1598172188</text:p>
          </table:table-cell>
          <table:table-cell office:value-type="float" office:value="1.17376995086669" calcext:value-type="float">
            <text:p>1.1737699509</text:p>
          </table:table-cell>
          <table:table-cell office:value-type="float" office:value="0.714024543762207" calcext:value-type="float">
            <text:p>0.7140245438</text:p>
          </table:table-cell>
          <table:table-cell office:value-type="float" office:value="0.833251953125" calcext:value-type="float">
            <text:p>0.8332519531</text:p>
          </table:table-cell>
          <table:table-cell office:value-type="float" office:value="1.07582092285156" calcext:value-type="float">
            <text:p>1.0758209229</text:p>
          </table:table-cell>
          <table:table-cell office:value-type="float" office:value="0.623908996582031" calcext:value-type="float">
            <text:p>0.6239089966</text:p>
          </table:table-cell>
          <table:table-cell office:value-type="float" office:value="0.44017219543457" calcext:value-type="float">
            <text:p>0.4401721954</text:p>
          </table:table-cell>
          <table:table-cell office:value-type="float" office:value="0.27290916442871" calcext:value-type="float">
            <text:p>0.2729091644</text:p>
          </table:table-cell>
          <table:table-cell office:value-type="float" office:value="0.457797050476074" calcext:value-type="float">
            <text:p>0.4577970505</text:p>
          </table:table-cell>
          <table:table-cell office:value-type="float" office:value="1.27304899692535" calcext:value-type="float">
            <text:p>1.2730489969</text:p>
          </table:table-cell>
          <table:table-cell table:number-columns-repeated="96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18446922302246" calcext:value-type="float">
            <text:p>0.0184469223</text:p>
          </table:table-cell>
          <table:table-cell office:value-type="float" office:value="0.177665710449218" calcext:value-type="float">
            <text:p>0.1776657104</text:p>
          </table:table-cell>
          <table:table-cell office:value-type="float" office:value="0.423397064208984" calcext:value-type="float">
            <text:p>0.4233970642</text:p>
          </table:table-cell>
          <table:table-cell office:value-type="float" office:value="2.32623100280761" calcext:value-type="float">
            <text:p>2.3262310028</text:p>
          </table:table-cell>
          <table:table-cell office:value-type="float" office:value="4.56291007995605" calcext:value-type="float">
            <text:p>4.56291008</text:p>
          </table:table-cell>
          <table:table-cell office:value-type="float" office:value="0.648930549621582" calcext:value-type="float">
            <text:p>0.6489305496</text:p>
          </table:table-cell>
          <table:table-cell office:value-type="float" office:value="3.39348697662353" calcext:value-type="float">
            <text:p>3.3934869766</text:p>
          </table:table-cell>
          <table:table-cell office:value-type="float" office:value="0.622300148010253" calcext:value-type="float">
            <text:p>0.622300148</text:p>
          </table:table-cell>
          <table:table-cell office:value-type="float" office:value="0.841849327087402" calcext:value-type="float">
            <text:p>0.8418493271</text:p>
          </table:table-cell>
          <table:table-cell office:value-type="float" office:value="0.23677921295166" calcext:value-type="float">
            <text:p>0.236779213</text:p>
          </table:table-cell>
          <table:table-cell office:value-type="float" office:value="0.246832370758056" calcext:value-type="float">
            <text:p>0.2468323708</text:p>
          </table:table-cell>
          <table:table-cell office:value-type="float" office:value="0.243719577789306" calcext:value-type="float">
            <text:p>0.2437195778</text:p>
          </table:table-cell>
          <table:table-cell office:value-type="float" office:value="0.167076110839843" calcext:value-type="float">
            <text:p>0.1670761108</text:p>
          </table:table-cell>
          <table:table-cell office:value-type="float" office:value="0.740949630737304" calcext:value-type="float">
            <text:p>0.7409496307</text:p>
          </table:table-cell>
          <table:table-cell office:value-type="float" office:value="1.61598014831542" calcext:value-type="float">
            <text:p>1.6159801483</text:p>
          </table:table-cell>
          <table:table-cell office:value-type="float" office:value="1.9292984008789" calcext:value-type="float">
            <text:p>1.9292984009</text:p>
          </table:table-cell>
          <table:table-cell office:value-type="float" office:value="1.15024185180664" calcext:value-type="float">
            <text:p>1.1502418518</text:p>
          </table:table-cell>
          <table:table-cell office:value-type="float" office:value="0.815423965454101" calcext:value-type="float">
            <text:p>0.8154239655</text:p>
          </table:table-cell>
          <table:table-cell office:value-type="float" office:value="0.87490701675415" calcext:value-type="float">
            <text:p>0.8749070168</text:p>
          </table:table-cell>
          <table:table-cell office:value-type="float" office:value="1.04827785491943" calcext:value-type="float">
            <text:p>1.0482778549</text:p>
          </table:table-cell>
          <table:table-cell office:value-type="float" office:value="0.743769645690918" calcext:value-type="float">
            <text:p>0.7437696457</text:p>
          </table:table-cell>
          <table:table-cell office:value-type="float" office:value="0.855926513671875" calcext:value-type="float">
            <text:p>0.8559265137</text:p>
          </table:table-cell>
          <table:table-cell office:value-type="float" office:value="0.59027099609375" calcext:value-type="float">
            <text:p>0.5902709961</text:p>
          </table:table-cell>
          <table:table-cell office:value-type="float" office:value="1.59980106353759" calcext:value-type="float">
            <text:p>1.5998010635</text:p>
          </table:table-cell>
          <table:table-cell office:value-type="float" office:value="1.44900608062744" calcext:value-type="float">
            <text:p>1.4490060806</text:p>
          </table:table-cell>
          <table:table-cell office:value-type="float" office:value="0.020115852355957" calcext:value-type="float">
            <text:p>0.0201158524</text:p>
          </table:table-cell>
          <table:table-cell office:value-type="float" office:value="0.603138923645019" calcext:value-type="float">
            <text:p>0.6031389236</text:p>
          </table:table-cell>
          <table:table-cell office:value-type="float" office:value="0.48569107055664" calcext:value-type="float">
            <text:p>0.4856910706</text:p>
          </table:table-cell>
          <table:table-cell office:value-type="float" office:value="0.488933563232421" calcext:value-type="float">
            <text:p>0.4889335632</text:p>
          </table:table-cell>
          <table:table-cell office:value-type="float" office:value="1.34050369262695" calcext:value-type="float">
            <text:p>1.3405036926</text:p>
          </table:table-cell>
          <table:table-cell office:value-type="float" office:value="0.263401985168457" calcext:value-type="float">
            <text:p>0.2634019852</text:p>
          </table:table-cell>
          <table:table-cell office:value-type="float" office:value="1.12666416168212" calcext:value-type="float">
            <text:p>1.1266641617</text:p>
          </table:table-cell>
          <table:table-cell office:value-type="float" office:value="0.469919204711914" calcext:value-type="float">
            <text:p>0.4699192047</text:p>
          </table:table-cell>
          <table:table-cell office:value-type="float" office:value="0.775134563446044" calcext:value-type="float">
            <text:p>0.7751345634</text:p>
          </table:table-cell>
          <table:table-cell office:value-type="float" office:value="0.554678440093994" calcext:value-type="float">
            <text:p>0.5546784401</text:p>
          </table:table-cell>
          <table:table-cell office:value-type="float" office:value="0.0572876930236816" calcext:value-type="float">
            <text:p>0.057287693</text:p>
          </table:table-cell>
          <table:table-cell office:value-type="float" office:value="0.324410438537597" calcext:value-type="float">
            <text:p>0.3244104385</text:p>
          </table:table-cell>
          <table:table-cell office:value-type="float" office:value="3.5612735748291" calcext:value-type="float">
            <text:p>3.5612735748</text:p>
          </table:table-cell>
          <table:table-cell office:value-type="float" office:value="2.33354568481445" calcext:value-type="float">
            <text:p>2.3335456848</text:p>
          </table:table-cell>
          <table:table-cell office:value-type="float" office:value="0.92616844177246" calcext:value-type="float">
            <text:p>0.9261684418</text:p>
          </table:table-cell>
          <table:table-cell office:value-type="float" office:value="0.211257934570312" calcext:value-type="float">
            <text:p>0.2112579346</text:p>
          </table:table-cell>
          <table:table-cell office:value-type="float" office:value="1.46009063720703" calcext:value-type="float">
            <text:p>1.4600906372</text:p>
          </table:table-cell>
          <table:table-cell office:value-type="float" office:value="0.750698089599609" calcext:value-type="float">
            <text:p>0.7506980896</text:p>
          </table:table-cell>
          <table:table-cell office:value-type="float" office:value="0.264012336730957" calcext:value-type="float">
            <text:p>0.2640123367</text:p>
          </table:table-cell>
          <table:table-cell office:value-type="float" office:value="0.917864799499511" calcext:value-type="float">
            <text:p>0.9178647995</text:p>
          </table:table-cell>
          <table:table-cell office:value-type="float" office:value="0.493640899658203" calcext:value-type="float">
            <text:p>0.4936408997</text:p>
          </table:table-cell>
          <table:table-cell office:value-type="float" office:value="0.324390411376953" calcext:value-type="float">
            <text:p>0.3243904114</text:p>
          </table:table-cell>
          <table:table-cell office:value-type="float" office:value="0.997983455657959" calcext:value-type="float">
            <text:p>0.9979834557</text:p>
          </table:table-cell>
          <table:table-cell office:value-type="float" office:value="4.71011447906494" calcext:value-type="float">
            <text:p>4.7101144791</text:p>
          </table:table-cell>
          <table:table-cell office:value-type="float" office:value="1.04068374633789" calcext:value-type="float">
            <text:p>1.0406837463</text:p>
          </table:table-cell>
          <table:table-cell office:value-type="float" office:value="0.384564876556396" calcext:value-type="float">
            <text:p>0.3845648766</text:p>
          </table:table-cell>
          <table:table-cell office:value-type="float" office:value="1.00949239730834" calcext:value-type="float">
            <text:p>1.0094923973</text:p>
          </table:table-cell>
          <table:table-cell office:value-type="float" office:value="0.593584060668945" calcext:value-type="float">
            <text:p>0.5935840607</text:p>
          </table:table-cell>
          <table:table-cell office:value-type="float" office:value="3.43909549713134" calcext:value-type="float">
            <text:p>3.4390954971</text:p>
          </table:table-cell>
          <table:table-cell office:value-type="float" office:value="1.1852650642395" calcext:value-type="float">
            <text:p>1.1852650642</text:p>
          </table:table-cell>
          <table:table-cell table:number-columns-repeated="96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55331897735595" calcext:value-type="float">
            <text:p>0.8553318977</text:p>
          </table:table-cell>
          <table:table-cell office:value-type="float" office:value="0.873295783996582" calcext:value-type="float">
            <text:p>0.873295784</text:p>
          </table:table-cell>
          <table:table-cell office:value-type="float" office:value="2.01902198791503" calcext:value-type="float">
            <text:p>2.0190219879</text:p>
          </table:table-cell>
          <table:table-cell office:value-type="float" office:value="1.1055679321289" calcext:value-type="float">
            <text:p>1.1055679321</text:p>
          </table:table-cell>
          <table:table-cell office:value-type="float" office:value="0.167753219604492" calcext:value-type="float">
            <text:p>0.1677532196</text:p>
          </table:table-cell>
          <table:table-cell office:value-type="float" office:value="1.17722702026367" calcext:value-type="float">
            <text:p>1.1772270203</text:p>
          </table:table-cell>
          <table:table-cell office:value-type="float" office:value="2.00315284729003" calcext:value-type="float">
            <text:p>2.0031528473</text:p>
          </table:table-cell>
          <table:table-cell office:value-type="float" office:value="0.0546445846557617" calcext:value-type="float">
            <text:p>0.0546445847</text:p>
          </table:table-cell>
          <table:table-cell office:value-type="float" office:value="0.0174846649169921" calcext:value-type="float">
            <text:p>0.0174846649</text:p>
          </table:table-cell>
          <table:table-cell office:value-type="float" office:value="0.209644317626953" calcext:value-type="float">
            <text:p>0.2096443176</text:p>
          </table:table-cell>
          <table:table-cell office:value-type="float" office:value="0.296795845031738" calcext:value-type="float">
            <text:p>0.296795845</text:p>
          </table:table-cell>
          <table:table-cell office:value-type="float" office:value="0.553125381469726" calcext:value-type="float">
            <text:p>0.5531253815</text:p>
          </table:table-cell>
          <table:table-cell office:value-type="float" office:value="0.438563346862792" calcext:value-type="float">
            <text:p>0.4385633469</text:p>
          </table:table-cell>
          <table:table-cell office:value-type="float" office:value="0.829109191894531" calcext:value-type="float">
            <text:p>0.8291091919</text:p>
          </table:table-cell>
          <table:table-cell office:value-type="float" office:value="0.404043197631835" calcext:value-type="float">
            <text:p>0.4040431976</text:p>
          </table:table-cell>
          <table:table-cell office:value-type="float" office:value="0.794551849365234" calcext:value-type="float">
            <text:p>0.7945518494</text:p>
          </table:table-cell>
          <table:table-cell office:value-type="float" office:value="0.984621047973632" calcext:value-type="float">
            <text:p>0.984621048</text:p>
          </table:table-cell>
          <table:table-cell office:value-type="float" office:value="0.777052879333496" calcext:value-type="float">
            <text:p>0.7770528793</text:p>
          </table:table-cell>
          <table:table-cell office:value-type="float" office:value="0.290740966796875" calcext:value-type="float">
            <text:p>0.2907409668</text:p>
          </table:table-cell>
          <table:table-cell office:value-type="float" office:value="1.62172698974609" calcext:value-type="float">
            <text:p>1.6217269897</text:p>
          </table:table-cell>
          <table:table-cell office:value-type="float" office:value="0.0894613265991211" calcext:value-type="float">
            <text:p>0.0894613266</text:p>
          </table:table-cell>
          <table:table-cell office:value-type="float" office:value="0.268539428710937" calcext:value-type="float">
            <text:p>0.2685394287</text:p>
          </table:table-cell>
          <table:table-cell office:value-type="float" office:value="0.535476684570312" calcext:value-type="float">
            <text:p>0.5354766846</text:p>
          </table:table-cell>
          <table:table-cell office:value-type="float" office:value="0.15706443786621" calcext:value-type="float">
            <text:p>0.1570644379</text:p>
          </table:table-cell>
          <table:table-cell office:value-type="float" office:value="1.13474893569946" calcext:value-type="float">
            <text:p>1.1347489357</text:p>
          </table:table-cell>
          <table:table-cell office:value-type="float" office:value="0.968290328979492" calcext:value-type="float">
            <text:p>0.968290329</text:p>
          </table:table-cell>
          <table:table-cell office:value-type="float" office:value="0.934587478637695" calcext:value-type="float">
            <text:p>0.9345874786</text:p>
          </table:table-cell>
          <table:table-cell office:value-type="float" office:value="0.0324077606201171" calcext:value-type="float">
            <text:p>0.0324077606</text:p>
          </table:table-cell>
          <table:table-cell office:value-type="float" office:value="1.16284751892089" calcext:value-type="float">
            <text:p>1.1628475189</text:p>
          </table:table-cell>
          <table:table-cell office:value-type="float" office:value="2.18455791473388" calcext:value-type="float">
            <text:p>2.1845579147</text:p>
          </table:table-cell>
          <table:table-cell office:value-type="float" office:value="3.96678066253662" calcext:value-type="float">
            <text:p>3.9667806625</text:p>
          </table:table-cell>
          <table:table-cell office:value-type="float" office:value="0.101613044738769" calcext:value-type="float">
            <text:p>0.1016130447</text:p>
          </table:table-cell>
          <table:table-cell office:value-type="float" office:value="0.785062789916992" calcext:value-type="float">
            <text:p>0.7850627899</text:p>
          </table:table-cell>
          <table:table-cell office:value-type="float" office:value="0.427325248718261" calcext:value-type="float">
            <text:p>0.4273252487</text:p>
          </table:table-cell>
          <table:table-cell office:value-type="float" office:value="0.744863510131835" calcext:value-type="float">
            <text:p>0.7448635101</text:p>
          </table:table-cell>
          <table:table-cell office:value-type="float" office:value="0.278741836547851" calcext:value-type="float">
            <text:p>0.2787418365</text:p>
          </table:table-cell>
          <table:table-cell office:value-type="float" office:value="1.18513202667236" calcext:value-type="float">
            <text:p>1.1851320267</text:p>
          </table:table-cell>
          <table:table-cell office:value-type="float" office:value="1.2218952178955" calcext:value-type="float">
            <text:p>1.2218952179</text:p>
          </table:table-cell>
          <table:table-cell office:value-type="float" office:value="0.863094329833984" calcext:value-type="float">
            <text:p>0.8630943298</text:p>
          </table:table-cell>
          <table:table-cell office:value-type="float" office:value="0.3314208984375" calcext:value-type="float">
            <text:p>0.3314208984</text:p>
          </table:table-cell>
          <table:table-cell office:value-type="float" office:value="1.90810966491699" calcext:value-type="float">
            <text:p>1.9081096649</text:p>
          </table:table-cell>
          <table:table-cell office:value-type="float" office:value="1.19659709930419" calcext:value-type="float">
            <text:p>1.1965970993</text:p>
          </table:table-cell>
          <table:table-cell office:value-type="float" office:value="0.123415946960449" calcext:value-type="float">
            <text:p>0.123415947</text:p>
          </table:table-cell>
          <table:table-cell office:value-type="float" office:value="1.95186901092529" calcext:value-type="float">
            <text:p>1.9518690109</text:p>
          </table:table-cell>
          <table:table-cell office:value-type="float" office:value="1.26447200775146" calcext:value-type="float">
            <text:p>1.2644720078</text:p>
          </table:table-cell>
          <table:table-cell office:value-type="float" office:value="0.123732566833496" calcext:value-type="float">
            <text:p>0.1237325668</text:p>
          </table:table-cell>
          <table:table-cell office:value-type="float" office:value="0.526427268981933" calcext:value-type="float">
            <text:p>0.526427269</text:p>
          </table:table-cell>
          <table:table-cell office:value-type="float" office:value="0.249104022979736" calcext:value-type="float">
            <text:p>0.249104023</text:p>
          </table:table-cell>
          <table:table-cell office:value-type="float" office:value="1.74286460876464" calcext:value-type="float">
            <text:p>1.7428646088</text:p>
          </table:table-cell>
          <table:table-cell office:value-type="float" office:value="3.37400817871093" calcext:value-type="float">
            <text:p>3.3740081787</text:p>
          </table:table-cell>
          <table:table-cell office:value-type="float" office:value="0.10842752456665" calcext:value-type="float">
            <text:p>0.1084275246</text:p>
          </table:table-cell>
          <table:table-cell office:value-type="float" office:value="0.0502190589904785" calcext:value-type="float">
            <text:p>0.050219059</text:p>
          </table:table-cell>
          <table:table-cell office:value-type="float" office:value="0.201400279998779" calcext:value-type="float">
            <text:p>0.20140028</text:p>
          </table:table-cell>
          <table:table-cell office:value-type="float" office:value="0.131268501281738" calcext:value-type="float">
            <text:p>0.1312685013</text:p>
          </table:table-cell>
          <table:table-cell office:value-type="float" office:value="0.290363550186157" calcext:value-type="float">
            <text:p>0.2903635502</text:p>
          </table:table-cell>
          <table:table-cell table:number-columns-repeated="96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5528073310852" calcext:value-type="float">
            <text:p>1.5528073311</text:p>
          </table:table-cell>
          <table:table-cell office:value-type="float" office:value="0.171239852905273" calcext:value-type="float">
            <text:p>0.1712398529</text:p>
          </table:table-cell>
          <table:table-cell office:value-type="float" office:value="0.360100746154785" calcext:value-type="float">
            <text:p>0.3601007462</text:p>
          </table:table-cell>
          <table:table-cell office:value-type="float" office:value="0.851917266845703" calcext:value-type="float">
            <text:p>0.8519172668</text:p>
          </table:table-cell>
          <table:table-cell office:value-type="float" office:value="1.64488983154296" calcext:value-type="float">
            <text:p>1.6448898315</text:p>
          </table:table-cell>
          <table:table-cell office:value-type="float" office:value="0.291046142578125" calcext:value-type="float">
            <text:p>0.2910461426</text:p>
          </table:table-cell>
          <table:table-cell office:value-type="float" office:value="1.06346607208251" calcext:value-type="float">
            <text:p>1.0634660721</text:p>
          </table:table-cell>
          <table:table-cell office:value-type="float" office:value="0.292327404022216" calcext:value-type="float">
            <text:p>0.292327404</text:p>
          </table:table-cell>
          <table:table-cell office:value-type="float" office:value="0.107978820800781" calcext:value-type="float">
            <text:p>0.1079788208</text:p>
          </table:table-cell>
          <table:table-cell office:value-type="float" office:value="0.935646057128906" calcext:value-type="float">
            <text:p>0.9356460571</text:p>
          </table:table-cell>
          <table:table-cell office:value-type="float" office:value="1.73738718032836" calcext:value-type="float">
            <text:p>1.7373871803</text:p>
          </table:table-cell>
          <table:table-cell office:value-type="float" office:value="1.4024109840393" calcext:value-type="float">
            <text:p>1.402410984</text:p>
          </table:table-cell>
          <table:table-cell office:value-type="float" office:value="3.09269618988037" calcext:value-type="float">
            <text:p>3.0926961899</text:p>
          </table:table-cell>
          <table:table-cell office:value-type="float" office:value="0.883874893188476" calcext:value-type="float">
            <text:p>0.8838748932</text:p>
          </table:table-cell>
          <table:table-cell office:value-type="float" office:value="0.977392196655273" calcext:value-type="float">
            <text:p>0.9773921967</text:p>
          </table:table-cell>
          <table:table-cell office:value-type="float" office:value="0.0576972961425781" calcext:value-type="float">
            <text:p>0.0576972961</text:p>
          </table:table-cell>
          <table:table-cell office:value-type="float" office:value="1.56995582580566" calcext:value-type="float">
            <text:p>1.5699558258</text:p>
          </table:table-cell>
          <table:table-cell office:value-type="float" office:value="0.557413101196289" calcext:value-type="float">
            <text:p>0.5574131012</text:p>
          </table:table-cell>
          <table:table-cell office:value-type="float" office:value="0.547752857208252" calcext:value-type="float">
            <text:p>0.5477528572</text:p>
          </table:table-cell>
          <table:table-cell office:value-type="float" office:value="1.29829216003417" calcext:value-type="float">
            <text:p>1.29829216</text:p>
          </table:table-cell>
          <table:table-cell office:value-type="float" office:value="0.291288375854492" calcext:value-type="float">
            <text:p>0.2912883759</text:p>
          </table:table-cell>
          <table:table-cell office:value-type="float" office:value="0.569007873535156" calcext:value-type="float">
            <text:p>0.5690078735</text:p>
          </table:table-cell>
          <table:table-cell office:value-type="float" office:value="0.0657634735107421" calcext:value-type="float">
            <text:p>0.0657634735</text:p>
          </table:table-cell>
          <table:table-cell office:value-type="float" office:value="0.962706089019775" calcext:value-type="float">
            <text:p>0.962706089</text:p>
          </table:table-cell>
          <table:table-cell office:value-type="float" office:value="1.26218891143798" calcext:value-type="float">
            <text:p>1.2621889114</text:p>
          </table:table-cell>
          <table:table-cell office:value-type="float" office:value="0.154160499572753" calcext:value-type="float">
            <text:p>0.1541604996</text:p>
          </table:table-cell>
          <table:table-cell office:value-type="float" office:value="0.274030685424804" calcext:value-type="float">
            <text:p>0.2740306854</text:p>
          </table:table-cell>
          <table:table-cell office:value-type="float" office:value="0.123115539550781" calcext:value-type="float">
            <text:p>0.1231155396</text:p>
          </table:table-cell>
          <table:table-cell office:value-type="float" office:value="0.287300109863281" calcext:value-type="float">
            <text:p>0.2873001099</text:p>
          </table:table-cell>
          <table:table-cell office:value-type="float" office:value="0.157249450683593" calcext:value-type="float">
            <text:p>0.1572494507</text:p>
          </table:table-cell>
          <table:table-cell office:value-type="float" office:value="2.00653171539306" calcext:value-type="float">
            <text:p>2.0065317154</text:p>
          </table:table-cell>
          <table:table-cell office:value-type="float" office:value="0.0700507164001464" calcext:value-type="float">
            <text:p>0.0700507164</text:p>
          </table:table-cell>
          <table:table-cell office:value-type="float" office:value="0.770920753479003" calcext:value-type="float">
            <text:p>0.7709207535</text:p>
          </table:table-cell>
          <table:table-cell office:value-type="float" office:value="0.465984344482421" calcext:value-type="float">
            <text:p>0.4659843445</text:p>
          </table:table-cell>
          <table:table-cell office:value-type="float" office:value="0.722168922424316" calcext:value-type="float">
            <text:p>0.7221689224</text:p>
          </table:table-cell>
          <table:table-cell office:value-type="float" office:value="1.34773969650268" calcext:value-type="float">
            <text:p>1.3477396965</text:p>
          </table:table-cell>
          <table:table-cell office:value-type="float" office:value="2.15337467193603" calcext:value-type="float">
            <text:p>2.1533746719</text:p>
          </table:table-cell>
          <table:table-cell office:value-type="float" office:value="2.71216392517089" calcext:value-type="float">
            <text:p>2.7121639252</text:p>
          </table:table-cell>
          <table:table-cell office:value-type="float" office:value="0.65291404724121" calcext:value-type="float">
            <text:p>0.6529140472</text:p>
          </table:table-cell>
          <table:table-cell office:value-type="float" office:value="0.642234802246093" calcext:value-type="float">
            <text:p>0.6422348022</text:p>
          </table:table-cell>
          <table:table-cell office:value-type="float" office:value="1.57966423034667" calcext:value-type="float">
            <text:p>1.5796642303</text:p>
          </table:table-cell>
          <table:table-cell office:value-type="float" office:value="0.550349235534668" calcext:value-type="float">
            <text:p>0.5503492355</text:p>
          </table:table-cell>
          <table:table-cell office:value-type="float" office:value="0.00868797302246093" calcext:value-type="float">
            <text:p>0.008687973</text:p>
          </table:table-cell>
          <table:table-cell office:value-type="float" office:value="0.248684883117675" calcext:value-type="float">
            <text:p>0.2486848831</text:p>
          </table:table-cell>
          <table:table-cell office:value-type="float" office:value="1.2156229019165" calcext:value-type="float">
            <text:p>1.2156229019</text:p>
          </table:table-cell>
          <table:table-cell office:value-type="float" office:value="0.156798362731933" calcext:value-type="float">
            <text:p>0.1567983627</text:p>
          </table:table-cell>
          <table:table-cell office:value-type="float" office:value="0.794668197631835" calcext:value-type="float">
            <text:p>0.7946681976</text:p>
          </table:table-cell>
          <table:table-cell office:value-type="float" office:value="0.792934894561767" calcext:value-type="float">
            <text:p>0.7929348946</text:p>
          </table:table-cell>
          <table:table-cell office:value-type="float" office:value="0.266580581665039" calcext:value-type="float">
            <text:p>0.2665805817</text:p>
          </table:table-cell>
          <table:table-cell office:value-type="float" office:value="0.451268196105957" calcext:value-type="float">
            <text:p>0.4512681961</text:p>
          </table:table-cell>
          <table:table-cell office:value-type="float" office:value="0.338829517364501" calcext:value-type="float">
            <text:p>0.3388295174</text:p>
          </table:table-cell>
          <table:table-cell office:value-type="float" office:value="0.370365142822265" calcext:value-type="float">
            <text:p>0.3703651428</text:p>
          </table:table-cell>
          <table:table-cell office:value-type="float" office:value="0.470841407775878" calcext:value-type="float">
            <text:p>0.4708414078</text:p>
          </table:table-cell>
          <table:table-cell office:value-type="float" office:value="0.536046981811523" calcext:value-type="float">
            <text:p>0.5360469818</text:p>
          </table:table-cell>
          <table:table-cell office:value-type="float" office:value="0.530228853225708" calcext:value-type="float">
            <text:p>0.5302288532</text:p>
          </table:table-cell>
          <table:table-cell table:number-columns-repeated="96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65445709228515" calcext:value-type="float">
            <text:p>0.7654457092</text:p>
          </table:table-cell>
          <table:table-cell office:value-type="float" office:value="0.87939453125" calcext:value-type="float">
            <text:p>0.8793945313</text:p>
          </table:table-cell>
          <table:table-cell office:value-type="float" office:value="1.14654159545898" calcext:value-type="float">
            <text:p>1.1465415955</text:p>
          </table:table-cell>
          <table:table-cell office:value-type="float" office:value="0.990951538085937" calcext:value-type="float">
            <text:p>0.9909515381</text:p>
          </table:table-cell>
          <table:table-cell office:value-type="float" office:value="2.956148147583" calcext:value-type="float">
            <text:p>2.9561481476</text:p>
          </table:table-cell>
          <table:table-cell office:value-type="float" office:value="0.606386184692382" calcext:value-type="float">
            <text:p>0.6063861847</text:p>
          </table:table-cell>
          <table:table-cell office:value-type="float" office:value="4.05052089691162" calcext:value-type="float">
            <text:p>4.0505208969</text:p>
          </table:table-cell>
          <table:table-cell office:value-type="float" office:value="0.099186897277832" calcext:value-type="float">
            <text:p>0.0991868973</text:p>
          </table:table-cell>
          <table:table-cell office:value-type="float" office:value="1.42593765258789" calcext:value-type="float">
            <text:p>1.4259376526</text:p>
          </table:table-cell>
          <table:table-cell office:value-type="float" office:value="1.33288526535034" calcext:value-type="float">
            <text:p>1.3328852654</text:p>
          </table:table-cell>
          <table:table-cell office:value-type="float" office:value="0.199413776397705" calcext:value-type="float">
            <text:p>0.1994137764</text:p>
          </table:table-cell>
          <table:table-cell office:value-type="float" office:value="1.87176513671875" calcext:value-type="float">
            <text:p>1.8717651367</text:p>
          </table:table-cell>
          <table:table-cell office:value-type="float" office:value="1.25167179107666" calcext:value-type="float">
            <text:p>1.2516717911</text:p>
          </table:table-cell>
          <table:table-cell office:value-type="float" office:value="1.10352897644042" calcext:value-type="float">
            <text:p>1.1035289764</text:p>
          </table:table-cell>
          <table:table-cell office:value-type="float" office:value="0.237882614135742" calcext:value-type="float">
            <text:p>0.2378826141</text:p>
          </table:table-cell>
          <table:table-cell office:value-type="float" office:value="0.918659210205078" calcext:value-type="float">
            <text:p>0.9186592102</text:p>
          </table:table-cell>
          <table:table-cell office:value-type="float" office:value="0.145347595214843" calcext:value-type="float">
            <text:p>0.1453475952</text:p>
          </table:table-cell>
          <table:table-cell office:value-type="float" office:value="0.703640937805175" calcext:value-type="float">
            <text:p>0.7036409378</text:p>
          </table:table-cell>
          <table:table-cell office:value-type="float" office:value="0.358884334564209" calcext:value-type="float">
            <text:p>0.3588843346</text:p>
          </table:table-cell>
          <table:table-cell office:value-type="float" office:value="1.4945068359375" calcext:value-type="float">
            <text:p>1.4945068359</text:p>
          </table:table-cell>
          <table:table-cell office:value-type="float" office:value="1.21884298324584" calcext:value-type="float">
            <text:p>1.2188429832</text:p>
          </table:table-cell>
          <table:table-cell office:value-type="float" office:value="1.5756607055664" calcext:value-type="float">
            <text:p>1.5756607056</text:p>
          </table:table-cell>
          <table:table-cell office:value-type="float" office:value="1.41094017028808" calcext:value-type="float">
            <text:p>1.4109401703</text:p>
          </table:table-cell>
          <table:table-cell office:value-type="float" office:value="0.261971473693847" calcext:value-type="float">
            <text:p>0.2619714737</text:p>
          </table:table-cell>
          <table:table-cell office:value-type="float" office:value="1.07368373870849" calcext:value-type="float">
            <text:p>1.0736837387</text:p>
          </table:table-cell>
          <table:table-cell office:value-type="float" office:value="0.542401313781738" calcext:value-type="float">
            <text:p>0.5424013138</text:p>
          </table:table-cell>
          <table:table-cell office:value-type="float" office:value="1.11930561065673" calcext:value-type="float">
            <text:p>1.1193056107</text:p>
          </table:table-cell>
          <table:table-cell office:value-type="float" office:value="1.63069534301757" calcext:value-type="float">
            <text:p>1.630695343</text:p>
          </table:table-cell>
          <table:table-cell office:value-type="float" office:value="3.86913299560546" calcext:value-type="float">
            <text:p>3.8691329956</text:p>
          </table:table-cell>
          <table:table-cell office:value-type="float" office:value="1.90100717544555" calcext:value-type="float">
            <text:p>1.9010071754</text:p>
          </table:table-cell>
          <table:table-cell office:value-type="float" office:value="4.59364032745361" calcext:value-type="float">
            <text:p>4.5936403275</text:p>
          </table:table-cell>
          <table:table-cell office:value-type="float" office:value="0.168372631072998" calcext:value-type="float">
            <text:p>0.1683726311</text:p>
          </table:table-cell>
          <table:table-cell office:value-type="float" office:value="0.856428146362304" calcext:value-type="float">
            <text:p>0.8564281464</text:p>
          </table:table-cell>
          <table:table-cell office:value-type="float" office:value="1.3847279548645" calcext:value-type="float">
            <text:p>1.3847279549</text:p>
          </table:table-cell>
          <table:table-cell office:value-type="float" office:value="0.261713981628417" calcext:value-type="float">
            <text:p>0.2617139816</text:p>
          </table:table-cell>
          <table:table-cell office:value-type="float" office:value="1.55664730072021" calcext:value-type="float">
            <text:p>1.5566473007</text:p>
          </table:table-cell>
          <table:table-cell office:value-type="float" office:value="1.78403997421264" calcext:value-type="float">
            <text:p>1.7840399742</text:p>
          </table:table-cell>
          <table:table-cell office:value-type="float" office:value="0.146497726440429" calcext:value-type="float">
            <text:p>0.1464977264</text:p>
          </table:table-cell>
          <table:table-cell office:value-type="float" office:value="0.0673484802246093" calcext:value-type="float">
            <text:p>0.0673484802</text:p>
          </table:table-cell>
          <table:table-cell office:value-type="float" office:value="1.823486328125" calcext:value-type="float">
            <text:p>1.8234863281</text:p>
          </table:table-cell>
          <table:table-cell office:value-type="float" office:value="2.02991485595703" calcext:value-type="float">
            <text:p>2.029914856</text:p>
          </table:table-cell>
          <table:table-cell office:value-type="float" office:value="0.213748931884765" calcext:value-type="float">
            <text:p>0.2137489319</text:p>
          </table:table-cell>
          <table:table-cell office:value-type="float" office:value="0.821542263031005" calcext:value-type="float">
            <text:p>0.821542263</text:p>
          </table:table-cell>
          <table:table-cell office:value-type="float" office:value="0.934828758239746" calcext:value-type="float">
            <text:p>0.9348287582</text:p>
          </table:table-cell>
          <table:table-cell office:value-type="float" office:value="0.913521766662597" calcext:value-type="float">
            <text:p>0.9135217667</text:p>
          </table:table-cell>
          <table:table-cell office:value-type="float" office:value="1.83144378662109" calcext:value-type="float">
            <text:p>1.8314437866</text:p>
          </table:table-cell>
          <table:table-cell office:value-type="float" office:value="1.46875667572021" calcext:value-type="float">
            <text:p>1.4687566757</text:p>
          </table:table-cell>
          <table:table-cell office:value-type="float" office:value="1.17610788345336" calcext:value-type="float">
            <text:p>1.1761078835</text:p>
          </table:table-cell>
          <table:table-cell office:value-type="float" office:value="1.61127948760986" calcext:value-type="float">
            <text:p>1.6112794876</text:p>
          </table:table-cell>
          <table:table-cell office:value-type="float" office:value="2.23061561584472" calcext:value-type="float">
            <text:p>2.2306156158</text:p>
          </table:table-cell>
          <table:table-cell office:value-type="float" office:value="0.217686176300048" calcext:value-type="float">
            <text:p>0.2176861763</text:p>
          </table:table-cell>
          <table:table-cell office:value-type="float" office:value="0.026806354522705" calcext:value-type="float">
            <text:p>0.0268063545</text:p>
          </table:table-cell>
          <table:table-cell office:value-type="float" office:value="0.213435649871826" calcext:value-type="float">
            <text:p>0.2134356499</text:p>
          </table:table-cell>
          <table:table-cell office:value-type="float" office:value="0.188603401184082" calcext:value-type="float">
            <text:p>0.1886034012</text:p>
          </table:table-cell>
          <table:table-cell office:value-type="float" office:value="0.0141544342041015" calcext:value-type="float">
            <text:p>0.0141544342</text:p>
          </table:table-cell>
          <table:table-cell table:number-columns-repeated="96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55886793136596" calcext:value-type="float">
            <text:p>1.5588679314</text:p>
          </table:table-cell>
          <table:table-cell office:value-type="float" office:value="0.125340461730957" calcext:value-type="float">
            <text:p>0.1253404617</text:p>
          </table:table-cell>
          <table:table-cell office:value-type="float" office:value="0.988063812255859" calcext:value-type="float">
            <text:p>0.9880638123</text:p>
          </table:table-cell>
          <table:table-cell office:value-type="float" office:value="0.500616073608398" calcext:value-type="float">
            <text:p>0.5006160736</text:p>
          </table:table-cell>
          <table:table-cell office:value-type="float" office:value="0.390996932983398" calcext:value-type="float">
            <text:p>0.390996933</text:p>
          </table:table-cell>
          <table:table-cell office:value-type="float" office:value="0.866981506347656" calcext:value-type="float">
            <text:p>0.8669815063</text:p>
          </table:table-cell>
          <table:table-cell office:value-type="float" office:value="0.45314598083496" calcext:value-type="float">
            <text:p>0.4531459808</text:p>
          </table:table-cell>
          <table:table-cell office:value-type="float" office:value="1.37886238098144" calcext:value-type="float">
            <text:p>1.378862381</text:p>
          </table:table-cell>
          <table:table-cell office:value-type="float" office:value="0.74288272857666" calcext:value-type="float">
            <text:p>0.7428827286</text:p>
          </table:table-cell>
          <table:table-cell office:value-type="float" office:value="0.846528530120849" calcext:value-type="float">
            <text:p>0.8465285301</text:p>
          </table:table-cell>
          <table:table-cell office:value-type="float" office:value="0.845827102661132" calcext:value-type="float">
            <text:p>0.8458271027</text:p>
          </table:table-cell>
          <table:table-cell office:value-type="float" office:value="0.35390567779541" calcext:value-type="float">
            <text:p>0.3539056778</text:p>
          </table:table-cell>
          <table:table-cell office:value-type="float" office:value="0.0971088409423828" calcext:value-type="float">
            <text:p>0.0971088409</text:p>
          </table:table-cell>
          <table:table-cell office:value-type="float" office:value="0.0977535247802734" calcext:value-type="float">
            <text:p>0.0977535248</text:p>
          </table:table-cell>
          <table:table-cell office:value-type="float" office:value="0.0571022033691406" calcext:value-type="float">
            <text:p>0.0571022034</text:p>
          </table:table-cell>
          <table:table-cell office:value-type="float" office:value="0.704280853271484" calcext:value-type="float">
            <text:p>0.7042808533</text:p>
          </table:table-cell>
          <table:table-cell office:value-type="float" office:value="0.767572402954101" calcext:value-type="float">
            <text:p>0.767572403</text:p>
          </table:table-cell>
          <table:table-cell office:value-type="float" office:value="0.903135299682617" calcext:value-type="float">
            <text:p>0.9031352997</text:p>
          </table:table-cell>
          <table:table-cell office:value-type="float" office:value="0.0522646903991699" calcext:value-type="float">
            <text:p>0.0522646904</text:p>
          </table:table-cell>
          <table:table-cell office:value-type="float" office:value="1.07256698608398" calcext:value-type="float">
            <text:p>1.0725669861</text:p>
          </table:table-cell>
          <table:table-cell office:value-type="float" office:value="1.4784870147705" calcext:value-type="float">
            <text:p>1.4784870148</text:p>
          </table:table-cell>
          <table:table-cell office:value-type="float" office:value="1.04576873779296" calcext:value-type="float">
            <text:p>1.0457687378</text:p>
          </table:table-cell>
          <table:table-cell office:value-type="float" office:value="0.875244140625" calcext:value-type="float">
            <text:p>0.8752441406</text:p>
          </table:table-cell>
          <table:table-cell office:value-type="float" office:value="0.26212739944458" calcext:value-type="float">
            <text:p>0.2621273994</text:p>
          </table:table-cell>
          <table:table-cell office:value-type="float" office:value="1.96761178970336" calcext:value-type="float">
            <text:p>1.9676117897</text:p>
          </table:table-cell>
          <table:table-cell office:value-type="float" office:value="0.161874771118164" calcext:value-type="float">
            <text:p>0.1618747711</text:p>
          </table:table-cell>
          <table:table-cell office:value-type="float" office:value="0.0338621139526367" calcext:value-type="float">
            <text:p>0.033862114</text:p>
          </table:table-cell>
          <table:table-cell office:value-type="float" office:value="0.285329818725585" calcext:value-type="float">
            <text:p>0.2853298187</text:p>
          </table:table-cell>
          <table:table-cell office:value-type="float" office:value="0.825967788696289" calcext:value-type="float">
            <text:p>0.8259677887</text:p>
          </table:table-cell>
          <table:table-cell office:value-type="float" office:value="0.0757970809936523" calcext:value-type="float">
            <text:p>0.075797081</text:p>
          </table:table-cell>
          <table:table-cell office:value-type="float" office:value="0.408836364746093" calcext:value-type="float">
            <text:p>0.4088363647</text:p>
          </table:table-cell>
          <table:table-cell office:value-type="float" office:value="1.1713056564331" calcext:value-type="float">
            <text:p>1.1713056564</text:p>
          </table:table-cell>
          <table:table-cell office:value-type="float" office:value="0.270667076110839" calcext:value-type="float">
            <text:p>0.2706670761</text:p>
          </table:table-cell>
          <table:table-cell office:value-type="float" office:value="0.511606693267822" calcext:value-type="float">
            <text:p>0.5116066933</text:p>
          </table:table-cell>
          <table:table-cell office:value-type="float" office:value="0.319208145141601" calcext:value-type="float">
            <text:p>0.3192081451</text:p>
          </table:table-cell>
          <table:table-cell office:value-type="float" office:value="0.177420616149902" calcext:value-type="float">
            <text:p>0.1774206161</text:p>
          </table:table-cell>
          <table:table-cell office:value-type="float" office:value="1.06006526947021" calcext:value-type="float">
            <text:p>1.0600652695</text:p>
          </table:table-cell>
          <table:table-cell office:value-type="float" office:value="1.34670257568359" calcext:value-type="float">
            <text:p>1.3467025757</text:p>
          </table:table-cell>
          <table:table-cell office:value-type="float" office:value="0.22917366027832" calcext:value-type="float">
            <text:p>0.2291736603</text:p>
          </table:table-cell>
          <table:table-cell office:value-type="float" office:value="0.0125465393066406" calcext:value-type="float">
            <text:p>0.0125465393</text:p>
          </table:table-cell>
          <table:table-cell office:value-type="float" office:value="1.63357353210449" calcext:value-type="float">
            <text:p>1.6335735321</text:p>
          </table:table-cell>
          <table:table-cell office:value-type="float" office:value="0.187846183776855" calcext:value-type="float">
            <text:p>0.1878461838</text:p>
          </table:table-cell>
          <table:table-cell office:value-type="float" office:value="0.0270290374755859" calcext:value-type="float">
            <text:p>0.0270290375</text:p>
          </table:table-cell>
          <table:table-cell office:value-type="float" office:value="0.494069099426269" calcext:value-type="float">
            <text:p>0.4940690994</text:p>
          </table:table-cell>
          <table:table-cell office:value-type="float" office:value="1.27021598815917" calcext:value-type="float">
            <text:p>1.2702159882</text:p>
          </table:table-cell>
          <table:table-cell office:value-type="float" office:value="0.86755084991455" calcext:value-type="float">
            <text:p>0.8675508499</text:p>
          </table:table-cell>
          <table:table-cell office:value-type="float" office:value="1.08597373962402" calcext:value-type="float">
            <text:p>1.0859737396</text:p>
          </table:table-cell>
          <table:table-cell office:value-type="float" office:value="0.353137969970703" calcext:value-type="float">
            <text:p>0.35313797</text:p>
          </table:table-cell>
          <table:table-cell office:value-type="float" office:value="0.00427627563476562" calcext:value-type="float">
            <text:p>0.0042762756</text:p>
          </table:table-cell>
          <table:table-cell office:value-type="float" office:value="1.61939620971679" calcext:value-type="float">
            <text:p>1.6193962097</text:p>
          </table:table-cell>
          <table:table-cell office:value-type="float" office:value="0.951909065246582" calcext:value-type="float">
            <text:p>0.9519090652</text:p>
          </table:table-cell>
          <table:table-cell office:value-type="float" office:value="0.98617148399353" calcext:value-type="float">
            <text:p>0.986171484</text:p>
          </table:table-cell>
          <table:table-cell office:value-type="float" office:value="0.754212856292724" calcext:value-type="float">
            <text:p>0.7542128563</text:p>
          </table:table-cell>
          <table:table-cell office:value-type="float" office:value="2.00031375885009" calcext:value-type="float">
            <text:p>2.0003137589</text:p>
          </table:table-cell>
          <table:table-cell office:value-type="float" office:value="0.102075099945068" calcext:value-type="float">
            <text:p>0.1020750999</text:p>
          </table:table-cell>
          <table:table-cell table:number-columns-repeated="96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82734775543212" calcext:value-type="float">
            <text:p>1.8273477554</text:p>
          </table:table-cell>
          <table:table-cell office:value-type="float" office:value="0.695507049560546" calcext:value-type="float">
            <text:p>0.6955070496</text:p>
          </table:table-cell>
          <table:table-cell office:value-type="float" office:value="1.06569099426269" calcext:value-type="float">
            <text:p>1.0656909943</text:p>
          </table:table-cell>
          <table:table-cell office:value-type="float" office:value="0.0631694793701171" calcext:value-type="float">
            <text:p>0.0631694794</text:p>
          </table:table-cell>
          <table:table-cell office:value-type="float" office:value="2.1932029724121" calcext:value-type="float">
            <text:p>2.1932029724</text:p>
          </table:table-cell>
          <table:table-cell office:value-type="float" office:value="0.262656211853027" calcext:value-type="float">
            <text:p>0.2626562119</text:p>
          </table:table-cell>
          <table:table-cell office:value-type="float" office:value="2.8139591217041" calcext:value-type="float">
            <text:p>2.8139591217</text:p>
          </table:table-cell>
          <table:table-cell office:value-type="float" office:value="0.691895961761474" calcext:value-type="float">
            <text:p>0.6918959618</text:p>
          </table:table-cell>
          <table:table-cell office:value-type="float" office:value="1.28641700744628" calcext:value-type="float">
            <text:p>1.2864170074</text:p>
          </table:table-cell>
          <table:table-cell office:value-type="float" office:value="0.533948898315429" calcext:value-type="float">
            <text:p>0.5339488983</text:p>
          </table:table-cell>
          <table:table-cell office:value-type="float" office:value="0.716622829437255" calcext:value-type="float">
            <text:p>0.7166228294</text:p>
          </table:table-cell>
          <table:table-cell office:value-type="float" office:value="1.88194370269775" calcext:value-type="float">
            <text:p>1.8819437027</text:p>
          </table:table-cell>
          <table:table-cell office:value-type="float" office:value="1.92254066467285" calcext:value-type="float">
            <text:p>1.9225406647</text:p>
          </table:table-cell>
          <table:table-cell office:value-type="float" office:value="1.24330711364746" calcext:value-type="float">
            <text:p>1.2433071136</text:p>
          </table:table-cell>
          <table:table-cell office:value-type="float" office:value="0.507038116455078" calcext:value-type="float">
            <text:p>0.5070381165</text:p>
          </table:table-cell>
          <table:table-cell office:value-type="float" office:value="0.410728454589843" calcext:value-type="float">
            <text:p>0.4107284546</text:p>
          </table:table-cell>
          <table:table-cell office:value-type="float" office:value="0.0345706939697265" calcext:value-type="float">
            <text:p>0.034570694</text:p>
          </table:table-cell>
          <table:table-cell office:value-type="float" office:value="0.617774009704589" calcext:value-type="float">
            <text:p>0.6177740097</text:p>
          </table:table-cell>
          <table:table-cell office:value-type="float" office:value="0.273759841918945" calcext:value-type="float">
            <text:p>0.2737598419</text:p>
          </table:table-cell>
          <table:table-cell office:value-type="float" office:value="1.19801998138427" calcext:value-type="float">
            <text:p>1.1980199814</text:p>
          </table:table-cell>
          <table:table-cell office:value-type="float" office:value="0.559948921203613" calcext:value-type="float">
            <text:p>0.5599489212</text:p>
          </table:table-cell>
          <table:table-cell office:value-type="float" office:value="0.293848037719726" calcext:value-type="float">
            <text:p>0.2938480377</text:p>
          </table:table-cell>
          <table:table-cell office:value-type="float" office:value="0.320045471191406" calcext:value-type="float">
            <text:p>0.3200454712</text:p>
          </table:table-cell>
          <table:table-cell office:value-type="float" office:value="0.0767245292663574" calcext:value-type="float">
            <text:p>0.0767245293</text:p>
          </table:table-cell>
          <table:table-cell office:value-type="float" office:value="0.0300607681274414" calcext:value-type="float">
            <text:p>0.0300607681</text:p>
          </table:table-cell>
          <table:table-cell office:value-type="float" office:value="0.299788951873779" calcext:value-type="float">
            <text:p>0.2997889519</text:p>
          </table:table-cell>
          <table:table-cell office:value-type="float" office:value="0.344231605529785" calcext:value-type="float">
            <text:p>0.3442316055</text:p>
          </table:table-cell>
          <table:table-cell office:value-type="float" office:value="0.388059616088867" calcext:value-type="float">
            <text:p>0.3880596161</text:p>
          </table:table-cell>
          <table:table-cell office:value-type="float" office:value="0.813030242919921" calcext:value-type="float">
            <text:p>0.8130302429</text:p>
          </table:table-cell>
          <table:table-cell office:value-type="float" office:value="0.261460781097412" calcext:value-type="float">
            <text:p>0.2614607811</text:p>
          </table:table-cell>
          <table:table-cell office:value-type="float" office:value="3.37098026275634" calcext:value-type="float">
            <text:p>3.3709802628</text:p>
          </table:table-cell>
          <table:table-cell office:value-type="float" office:value="0.260809898376464" calcext:value-type="float">
            <text:p>0.2608098984</text:p>
          </table:table-cell>
          <table:table-cell office:value-type="float" office:value="0.481122970581054" calcext:value-type="float">
            <text:p>0.4811229706</text:p>
          </table:table-cell>
          <table:table-cell office:value-type="float" office:value="0.138520240783691" calcext:value-type="float">
            <text:p>0.1385202408</text:p>
          </table:table-cell>
          <table:table-cell office:value-type="float" office:value="0.139689445495605" calcext:value-type="float">
            <text:p>0.1396894455</text:p>
          </table:table-cell>
          <table:table-cell office:value-type="float" office:value="1.48234176635742" calcext:value-type="float">
            <text:p>1.4823417664</text:p>
          </table:table-cell>
          <table:table-cell office:value-type="float" office:value="0.688348293304443" calcext:value-type="float">
            <text:p>0.6883482933</text:p>
          </table:table-cell>
          <table:table-cell office:value-type="float" office:value="0.062204360961914" calcext:value-type="float">
            <text:p>0.062204361</text:p>
          </table:table-cell>
          <table:table-cell office:value-type="float" office:value="0.39377212524414" calcext:value-type="float">
            <text:p>0.3937721252</text:p>
          </table:table-cell>
          <table:table-cell office:value-type="float" office:value="0.263671875" calcext:value-type="float">
            <text:p>0.263671875</text:p>
          </table:table-cell>
          <table:table-cell office:value-type="float" office:value="0.241008758544921" calcext:value-type="float">
            <text:p>0.2410087585</text:p>
          </table:table-cell>
          <table:table-cell office:value-type="float" office:value="1.2175178527832" calcext:value-type="float">
            <text:p>1.2175178528</text:p>
          </table:table-cell>
          <table:table-cell office:value-type="float" office:value="0.10461139678955" calcext:value-type="float">
            <text:p>0.1046113968</text:p>
          </table:table-cell>
          <table:table-cell office:value-type="float" office:value="0.276638507843017" calcext:value-type="float">
            <text:p>0.2766385078</text:p>
          </table:table-cell>
          <table:table-cell office:value-type="float" office:value="0.00829696655273437" calcext:value-type="float">
            <text:p>0.0082969666</text:p>
          </table:table-cell>
          <table:table-cell office:value-type="float" office:value="0.371037483215332" calcext:value-type="float">
            <text:p>0.3710374832</text:p>
          </table:table-cell>
          <table:table-cell office:value-type="float" office:value="0.624686241149902" calcext:value-type="float">
            <text:p>0.6246862411</text:p>
          </table:table-cell>
          <table:table-cell office:value-type="float" office:value="0.377532482147216" calcext:value-type="float">
            <text:p>0.3775324821</text:p>
          </table:table-cell>
          <table:table-cell office:value-type="float" office:value="0.353928565979003" calcext:value-type="float">
            <text:p>0.353928566</text:p>
          </table:table-cell>
          <table:table-cell office:value-type="float" office:value="0.132953643798828" calcext:value-type="float">
            <text:p>0.1329536438</text:p>
          </table:table-cell>
          <table:table-cell office:value-type="float" office:value="0.275228977203369" calcext:value-type="float">
            <text:p>0.2752289772</text:p>
          </table:table-cell>
          <table:table-cell office:value-type="float" office:value="2.25962686538696" calcext:value-type="float">
            <text:p>2.2596268654</text:p>
          </table:table-cell>
          <table:table-cell office:value-type="float" office:value="0.36246919631958" calcext:value-type="float">
            <text:p>0.3624691963</text:p>
          </table:table-cell>
          <table:table-cell office:value-type="float" office:value="0.194439888000488" calcext:value-type="float">
            <text:p>0.194439888</text:p>
          </table:table-cell>
          <table:table-cell office:value-type="float" office:value="0.156596422195434" calcext:value-type="float">
            <text:p>0.1565964222</text:p>
          </table:table-cell>
          <table:table-cell table:number-columns-repeated="96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35276508331298" calcext:value-type="float">
            <text:p>1.3527650833</text:p>
          </table:table-cell>
          <table:table-cell office:value-type="float" office:value="0.389027595520019" calcext:value-type="float">
            <text:p>0.3890275955</text:p>
          </table:table-cell>
          <table:table-cell office:value-type="float" office:value="1.02963066101074" calcext:value-type="float">
            <text:p>1.029630661</text:p>
          </table:table-cell>
          <table:table-cell office:value-type="float" office:value="3.77479934692382" calcext:value-type="float">
            <text:p>3.7747993469</text:p>
          </table:table-cell>
          <table:table-cell office:value-type="float" office:value="3.28920745849609" calcext:value-type="float">
            <text:p>3.2892074585</text:p>
          </table:table-cell>
          <table:table-cell office:value-type="float" office:value="0.178919792175292" calcext:value-type="float">
            <text:p>0.1789197922</text:p>
          </table:table-cell>
          <table:table-cell office:value-type="float" office:value="2.89656829833984" calcext:value-type="float">
            <text:p>2.8965682983</text:p>
          </table:table-cell>
          <table:table-cell office:value-type="float" office:value="0.814223289489746" calcext:value-type="float">
            <text:p>0.8142232895</text:p>
          </table:table-cell>
          <table:table-cell office:value-type="float" office:value="0.70907974243164" calcext:value-type="float">
            <text:p>0.7090797424</text:p>
          </table:table-cell>
          <table:table-cell office:value-type="float" office:value="1.40338993072509" calcext:value-type="float">
            <text:p>1.4033899307</text:p>
          </table:table-cell>
          <table:table-cell office:value-type="float" office:value="1.14950942993164" calcext:value-type="float">
            <text:p>1.1495094299</text:p>
          </table:table-cell>
          <table:table-cell office:value-type="float" office:value="0.730833530426025" calcext:value-type="float">
            <text:p>0.7308335304</text:p>
          </table:table-cell>
          <table:table-cell office:value-type="float" office:value="0.122343063354492" calcext:value-type="float">
            <text:p>0.1223430634</text:p>
          </table:table-cell>
          <table:table-cell office:value-type="float" office:value="2.52871704101562" calcext:value-type="float">
            <text:p>2.528717041</text:p>
          </table:table-cell>
          <table:table-cell office:value-type="float" office:value="0.545326232910156" calcext:value-type="float">
            <text:p>0.5453262329</text:p>
          </table:table-cell>
          <table:table-cell office:value-type="float" office:value="1.2525520324707" calcext:value-type="float">
            <text:p>1.2525520325</text:p>
          </table:table-cell>
          <table:table-cell office:value-type="float" office:value="0.038797378540039" calcext:value-type="float">
            <text:p>0.0387973785</text:p>
          </table:table-cell>
          <table:table-cell office:value-type="float" office:value="0.245309829711914" calcext:value-type="float">
            <text:p>0.2453098297</text:p>
          </table:table-cell>
          <table:table-cell office:value-type="float" office:value="0.885336399078369" calcext:value-type="float">
            <text:p>0.8853363991</text:p>
          </table:table-cell>
          <table:table-cell office:value-type="float" office:value="1.74992179870605" calcext:value-type="float">
            <text:p>1.7499217987</text:p>
          </table:table-cell>
          <table:table-cell office:value-type="float" office:value="1.41488170623779" calcext:value-type="float">
            <text:p>1.4148817062</text:p>
          </table:table-cell>
          <table:table-cell office:value-type="float" office:value="0.257638931274414" calcext:value-type="float">
            <text:p>0.2576389313</text:p>
          </table:table-cell>
          <table:table-cell office:value-type="float" office:value="1.73513984680175" calcext:value-type="float">
            <text:p>1.7351398468</text:p>
          </table:table-cell>
          <table:table-cell office:value-type="float" office:value="1.19356298446655" calcext:value-type="float">
            <text:p>1.1935629845</text:p>
          </table:table-cell>
          <table:table-cell office:value-type="float" office:value="1.82842063903808" calcext:value-type="float">
            <text:p>1.828420639</text:p>
          </table:table-cell>
          <table:table-cell office:value-type="float" office:value="0.803718566894531" calcext:value-type="float">
            <text:p>0.8037185669</text:p>
          </table:table-cell>
          <table:table-cell office:value-type="float" office:value="0.0831012725830078" calcext:value-type="float">
            <text:p>0.0831012726</text:p>
          </table:table-cell>
          <table:table-cell office:value-type="float" office:value="2.53537559509277" calcext:value-type="float">
            <text:p>2.5353755951</text:p>
          </table:table-cell>
          <table:table-cell office:value-type="float" office:value="1.81895446777343" calcext:value-type="float">
            <text:p>1.8189544678</text:p>
          </table:table-cell>
          <table:table-cell office:value-type="float" office:value="0.873013496398925" calcext:value-type="float">
            <text:p>0.8730134964</text:p>
          </table:table-cell>
          <table:table-cell office:value-type="float" office:value="1.70583820343017" calcext:value-type="float">
            <text:p>1.7058382034</text:p>
          </table:table-cell>
          <table:table-cell office:value-type="float" office:value="1.05525779724121" calcext:value-type="float">
            <text:p>1.0552577972</text:p>
          </table:table-cell>
          <table:table-cell office:value-type="float" office:value="0.684111595153808" calcext:value-type="float">
            <text:p>0.6841115952</text:p>
          </table:table-cell>
          <table:table-cell office:value-type="float" office:value="1.81902027130126" calcext:value-type="float">
            <text:p>1.8190202713</text:p>
          </table:table-cell>
          <table:table-cell office:value-type="float" office:value="0.939271450042724" calcext:value-type="float">
            <text:p>0.93927145</text:p>
          </table:table-cell>
          <table:table-cell office:value-type="float" office:value="0.761701583862304" calcext:value-type="float">
            <text:p>0.7617015839</text:p>
          </table:table-cell>
          <table:table-cell office:value-type="float" office:value="0.0426607131958007" calcext:value-type="float">
            <text:p>0.0426607132</text:p>
          </table:table-cell>
          <table:table-cell office:value-type="float" office:value="0.00498771667480468" calcext:value-type="float">
            <text:p>0.0049877167</text:p>
          </table:table-cell>
          <table:table-cell office:value-type="float" office:value="0.343826293945312" calcext:value-type="float">
            <text:p>0.3438262939</text:p>
          </table:table-cell>
          <table:table-cell office:value-type="float" office:value="1.32920455932617" calcext:value-type="float">
            <text:p>1.3292045593</text:p>
          </table:table-cell>
          <table:table-cell office:value-type="float" office:value="0.567611694335937" calcext:value-type="float">
            <text:p>0.5676116943</text:p>
          </table:table-cell>
          <table:table-cell office:value-type="float" office:value="0.52027416229248" calcext:value-type="float">
            <text:p>0.5202741623</text:p>
          </table:table-cell>
          <table:table-cell office:value-type="float" office:value="0.745678424835205" calcext:value-type="float">
            <text:p>0.7456784248</text:p>
          </table:table-cell>
          <table:table-cell office:value-type="float" office:value="1.47069644927978" calcext:value-type="float">
            <text:p>1.4706964493</text:p>
          </table:table-cell>
          <table:table-cell office:value-type="float" office:value="1.92570972442626" calcext:value-type="float">
            <text:p>1.9257097244</text:p>
          </table:table-cell>
          <table:table-cell office:value-type="float" office:value="0.0607595443725585" calcext:value-type="float">
            <text:p>0.0607595444</text:p>
          </table:table-cell>
          <table:table-cell office:value-type="float" office:value="1.41034507751464" calcext:value-type="float">
            <text:p>1.4103450775</text:p>
          </table:table-cell>
          <table:table-cell office:value-type="float" office:value="0.256993770599365" calcext:value-type="float">
            <text:p>0.2569937706</text:p>
          </table:table-cell>
          <table:table-cell office:value-type="float" office:value="1.34981632232666" calcext:value-type="float">
            <text:p>1.3498163223</text:p>
          </table:table-cell>
          <table:table-cell office:value-type="float" office:value="0.618122100830078" calcext:value-type="float">
            <text:p>0.6181221008</text:p>
          </table:table-cell>
          <table:table-cell office:value-type="float" office:value="1.68807697296142" calcext:value-type="float">
            <text:p>1.688076973</text:p>
          </table:table-cell>
          <table:table-cell office:value-type="float" office:value="0.434426069259643" calcext:value-type="float">
            <text:p>0.4344260693</text:p>
          </table:table-cell>
          <table:table-cell office:value-type="float" office:value="0.995449542999267" calcext:value-type="float">
            <text:p>0.995449543</text:p>
          </table:table-cell>
          <table:table-cell office:value-type="float" office:value="0.596146583557128" calcext:value-type="float">
            <text:p>0.5961465836</text:p>
          </table:table-cell>
          <table:table-cell office:value-type="float" office:value="0.0605623722076416" calcext:value-type="float">
            <text:p>0.0605623722</text:p>
          </table:table-cell>
          <table:table-cell table:number-columns-repeated="96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49077415466308" calcext:value-type="float">
            <text:p>0.1490774155</text:p>
          </table:table-cell>
          <table:table-cell office:value-type="float" office:value="0.277113914489746" calcext:value-type="float">
            <text:p>0.2771139145</text:p>
          </table:table-cell>
          <table:table-cell office:value-type="float" office:value="1.07631874084472" calcext:value-type="float">
            <text:p>1.0763187408</text:p>
          </table:table-cell>
          <table:table-cell office:value-type="float" office:value="2.15737342834472" calcext:value-type="float">
            <text:p>2.1573734283</text:p>
          </table:table-cell>
          <table:table-cell office:value-type="float" office:value="2.03002738952636" calcext:value-type="float">
            <text:p>2.0300273895</text:p>
          </table:table-cell>
          <table:table-cell office:value-type="float" office:value="0.376274108886718" calcext:value-type="float">
            <text:p>0.3762741089</text:p>
          </table:table-cell>
          <table:table-cell office:value-type="float" office:value="1.49701881408691" calcext:value-type="float">
            <text:p>1.4970188141</text:p>
          </table:table-cell>
          <table:table-cell office:value-type="float" office:value="0.0148215293884277" calcext:value-type="float">
            <text:p>0.0148215294</text:p>
          </table:table-cell>
          <table:table-cell office:value-type="float" office:value="0.365097045898437" calcext:value-type="float">
            <text:p>0.3650970459</text:p>
          </table:table-cell>
          <table:table-cell office:value-type="float" office:value="0.348326683044433" calcext:value-type="float">
            <text:p>0.348326683</text:p>
          </table:table-cell>
          <table:table-cell office:value-type="float" office:value="0.211379051208496" calcext:value-type="float">
            <text:p>0.2113790512</text:p>
          </table:table-cell>
          <table:table-cell office:value-type="float" office:value="0.79506778717041" calcext:value-type="float">
            <text:p>0.7950677872</text:p>
          </table:table-cell>
          <table:table-cell office:value-type="float" office:value="0.214012145996093" calcext:value-type="float">
            <text:p>0.214012146</text:p>
          </table:table-cell>
          <table:table-cell office:value-type="float" office:value="0.0689659118652343" calcext:value-type="float">
            <text:p>0.0689659119</text:p>
          </table:table-cell>
          <table:table-cell office:value-type="float" office:value="0.869438171386718" calcext:value-type="float">
            <text:p>0.8694381714</text:p>
          </table:table-cell>
          <table:table-cell office:value-type="float" office:value="0.417282104492187" calcext:value-type="float">
            <text:p>0.4172821045</text:p>
          </table:table-cell>
          <table:table-cell office:value-type="float" office:value="0.479837417602539" calcext:value-type="float">
            <text:p>0.4798374176</text:p>
          </table:table-cell>
          <table:table-cell office:value-type="float" office:value="0.820790290832519" calcext:value-type="float">
            <text:p>0.8207902908</text:p>
          </table:table-cell>
          <table:table-cell office:value-type="float" office:value="1.00914049148559" calcext:value-type="float">
            <text:p>1.0091404915</text:p>
          </table:table-cell>
          <table:table-cell office:value-type="float" office:value="3.51112365722656" calcext:value-type="float">
            <text:p>3.5111236572</text:p>
          </table:table-cell>
          <table:table-cell office:value-type="float" office:value="0.089548110961914" calcext:value-type="float">
            <text:p>0.089548111</text:p>
          </table:table-cell>
          <table:table-cell office:value-type="float" office:value="0.800275802612304" calcext:value-type="float">
            <text:p>0.8002758026</text:p>
          </table:table-cell>
          <table:table-cell office:value-type="float" office:value="0.0772266387939453" calcext:value-type="float">
            <text:p>0.0772266388</text:p>
          </table:table-cell>
          <table:table-cell office:value-type="float" office:value="0.28596019744873" calcext:value-type="float">
            <text:p>0.2859601974</text:p>
          </table:table-cell>
          <table:table-cell office:value-type="float" office:value="0.192849159240722" calcext:value-type="float">
            <text:p>0.1928491592</text:p>
          </table:table-cell>
          <table:table-cell office:value-type="float" office:value="1.12132835388183" calcext:value-type="float">
            <text:p>1.1213283539</text:p>
          </table:table-cell>
          <table:table-cell office:value-type="float" office:value="0.823197364807128" calcext:value-type="float">
            <text:p>0.8231973648</text:p>
          </table:table-cell>
          <table:table-cell office:value-type="float" office:value="0.423164367675781" calcext:value-type="float">
            <text:p>0.4231643677</text:p>
          </table:table-cell>
          <table:table-cell office:value-type="float" office:value="0.78514289855957" calcext:value-type="float">
            <text:p>0.7851428986</text:p>
          </table:table-cell>
          <table:table-cell office:value-type="float" office:value="0.632359504699707" calcext:value-type="float">
            <text:p>0.6323595047</text:p>
          </table:table-cell>
          <table:table-cell office:value-type="float" office:value="0.351628303527832" calcext:value-type="float">
            <text:p>0.3516283035</text:p>
          </table:table-cell>
          <table:table-cell office:value-type="float" office:value="0.414728641510009" calcext:value-type="float">
            <text:p>0.4147286415</text:p>
          </table:table-cell>
          <table:table-cell office:value-type="float" office:value="1.6044054031372" calcext:value-type="float">
            <text:p>1.6044054031</text:p>
          </table:table-cell>
          <table:table-cell office:value-type="float" office:value="0.960123062133789" calcext:value-type="float">
            <text:p>0.9601230621</text:p>
          </table:table-cell>
          <table:table-cell office:value-type="float" office:value="0.0420122146606445" calcext:value-type="float">
            <text:p>0.0420122147</text:p>
          </table:table-cell>
          <table:table-cell office:value-type="float" office:value="0.609544277191162" calcext:value-type="float">
            <text:p>0.6095442772</text:p>
          </table:table-cell>
          <table:table-cell office:value-type="float" office:value="0.626564025878906" calcext:value-type="float">
            <text:p>0.6265640259</text:p>
          </table:table-cell>
          <table:table-cell office:value-type="float" office:value="1.36057472229003" calcext:value-type="float">
            <text:p>1.3605747223</text:p>
          </table:table-cell>
          <table:table-cell office:value-type="float" office:value="0.63364028930664" calcext:value-type="float">
            <text:p>0.6336402893</text:p>
          </table:table-cell>
          <table:table-cell office:value-type="float" office:value="1.493408203125" calcext:value-type="float">
            <text:p>1.4934082031</text:p>
          </table:table-cell>
          <table:table-cell office:value-type="float" office:value="0.558357238769531" calcext:value-type="float">
            <text:p>0.5583572388</text:p>
          </table:table-cell>
          <table:table-cell office:value-type="float" office:value="0.208783149719238" calcext:value-type="float">
            <text:p>0.2087831497</text:p>
          </table:table-cell>
          <table:table-cell office:value-type="float" office:value="1.35381126403808" calcext:value-type="float">
            <text:p>1.353811264</text:p>
          </table:table-cell>
          <table:table-cell office:value-type="float" office:value="0.516501426696777" calcext:value-type="float">
            <text:p>0.5165014267</text:p>
          </table:table-cell>
          <table:table-cell office:value-type="float" office:value="0.88838768005371" calcext:value-type="float">
            <text:p>0.8883876801</text:p>
          </table:table-cell>
          <table:table-cell office:value-type="float" office:value="0.0244503021240234" calcext:value-type="float">
            <text:p>0.0244503021</text:p>
          </table:table-cell>
          <table:table-cell office:value-type="float" office:value="0.483804702758789" calcext:value-type="float">
            <text:p>0.4838047028</text:p>
          </table:table-cell>
          <table:table-cell office:value-type="float" office:value="0.634136199951171" calcext:value-type="float">
            <text:p>0.6341362</text:p>
          </table:table-cell>
          <table:table-cell office:value-type="float" office:value="1.66250133514404" calcext:value-type="float">
            <text:p>1.6625013351</text:p>
          </table:table-cell>
          <table:table-cell office:value-type="float" office:value="0.51064109802246" calcext:value-type="float">
            <text:p>0.510641098</text:p>
          </table:table-cell>
          <table:table-cell office:value-type="float" office:value="0.0540933609008789" calcext:value-type="float">
            <text:p>0.0540933609</text:p>
          </table:table-cell>
          <table:table-cell office:value-type="float" office:value="0.723196506500244" calcext:value-type="float">
            <text:p>0.7231965065</text:p>
          </table:table-cell>
          <table:table-cell office:value-type="float" office:value="0.671352863311767" calcext:value-type="float">
            <text:p>0.6713528633</text:p>
          </table:table-cell>
          <table:table-cell office:value-type="float" office:value="0.3999605178833" calcext:value-type="float">
            <text:p>0.3999605179</text:p>
          </table:table-cell>
          <table:table-cell office:value-type="float" office:value="0.563709259033203" calcext:value-type="float">
            <text:p>0.563709259</text:p>
          </table:table-cell>
          <table:table-cell table:number-columns-repeated="96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28644037246704" calcext:value-type="float">
            <text:p>1.2864403725</text:p>
          </table:table-cell>
          <table:table-cell office:value-type="float" office:value="0.478157997131347" calcext:value-type="float">
            <text:p>0.4781579971</text:p>
          </table:table-cell>
          <table:table-cell office:value-type="float" office:value="1.32535362243652" calcext:value-type="float">
            <text:p>1.3253536224</text:p>
          </table:table-cell>
          <table:table-cell office:value-type="float" office:value="1.64912033081054" calcext:value-type="float">
            <text:p>1.6491203308</text:p>
          </table:table-cell>
          <table:table-cell office:value-type="float" office:value="2.26826858520507" calcext:value-type="float">
            <text:p>2.2682685852</text:p>
          </table:table-cell>
          <table:table-cell office:value-type="float" office:value="0.864601135253906" calcext:value-type="float">
            <text:p>0.8646011353</text:p>
          </table:table-cell>
          <table:table-cell office:value-type="float" office:value="2.50602912902832" calcext:value-type="float">
            <text:p>2.506029129</text:p>
          </table:table-cell>
          <table:table-cell office:value-type="float" office:value="0.295639514923095" calcext:value-type="float">
            <text:p>0.2956395149</text:p>
          </table:table-cell>
          <table:table-cell office:value-type="float" office:value="0.964286804199218" calcext:value-type="float">
            <text:p>0.9642868042</text:p>
          </table:table-cell>
          <table:table-cell office:value-type="float" office:value="1.32056617736816" calcext:value-type="float">
            <text:p>1.3205661774</text:p>
          </table:table-cell>
          <table:table-cell office:value-type="float" office:value="0.351262092590332" calcext:value-type="float">
            <text:p>0.3512620926</text:p>
          </table:table-cell>
          <table:table-cell office:value-type="float" office:value="0.765455245971679" calcext:value-type="float">
            <text:p>0.765455246</text:p>
          </table:table-cell>
          <table:table-cell office:value-type="float" office:value="0.445475578308105" calcext:value-type="float">
            <text:p>0.4454755783</text:p>
          </table:table-cell>
          <table:table-cell office:value-type="float" office:value="0.711984634399414" calcext:value-type="float">
            <text:p>0.7119846344</text:p>
          </table:table-cell>
          <table:table-cell office:value-type="float" office:value="0.387062072753906" calcext:value-type="float">
            <text:p>0.3870620728</text:p>
          </table:table-cell>
          <table:table-cell office:value-type="float" office:value="1.14915466308593" calcext:value-type="float">
            <text:p>1.1491546631</text:p>
          </table:table-cell>
          <table:table-cell office:value-type="float" office:value="1.38029479980468" calcext:value-type="float">
            <text:p>1.3802947998</text:p>
          </table:table-cell>
          <table:table-cell office:value-type="float" office:value="1.27791023254394" calcext:value-type="float">
            <text:p>1.2779102325</text:p>
          </table:table-cell>
          <table:table-cell office:value-type="float" office:value="0.330748081207275" calcext:value-type="float">
            <text:p>0.3307480812</text:p>
          </table:table-cell>
          <table:table-cell office:value-type="float" office:value="1.41845512390136" calcext:value-type="float">
            <text:p>1.4184551239</text:p>
          </table:table-cell>
          <table:table-cell office:value-type="float" office:value="0.0490436553955078" calcext:value-type="float">
            <text:p>0.0490436554</text:p>
          </table:table-cell>
          <table:table-cell office:value-type="float" office:value="1.27771663665771" calcext:value-type="float">
            <text:p>1.2777166367</text:p>
          </table:table-cell>
          <table:table-cell office:value-type="float" office:value="1.34596061706542" calcext:value-type="float">
            <text:p>1.3459606171</text:p>
          </table:table-cell>
          <table:table-cell office:value-type="float" office:value="0.00349664688110351" calcext:value-type="float">
            <text:p>0.0034966469</text:p>
          </table:table-cell>
          <table:table-cell office:value-type="float" office:value="0.882438659667968" calcext:value-type="float">
            <text:p>0.8824386597</text:p>
          </table:table-cell>
          <table:table-cell office:value-type="float" office:value="0.0540294647216796" calcext:value-type="float">
            <text:p>0.0540294647</text:p>
          </table:table-cell>
          <table:table-cell office:value-type="float" office:value="0.735496520996093" calcext:value-type="float">
            <text:p>0.735496521</text:p>
          </table:table-cell>
          <table:table-cell office:value-type="float" office:value="0.328468322753906" calcext:value-type="float">
            <text:p>0.3284683228</text:p>
          </table:table-cell>
          <table:table-cell office:value-type="float" office:value="0.572912216186523" calcext:value-type="float">
            <text:p>0.5729122162</text:p>
          </table:table-cell>
          <table:table-cell office:value-type="float" office:value="0.434893608093261" calcext:value-type="float">
            <text:p>0.4348936081</text:p>
          </table:table-cell>
          <table:table-cell office:value-type="float" office:value="1.02571868896484" calcext:value-type="float">
            <text:p>1.025718689</text:p>
          </table:table-cell>
          <table:table-cell office:value-type="float" office:value="0.292684078216552" calcext:value-type="float">
            <text:p>0.2926840782</text:p>
          </table:table-cell>
          <table:table-cell office:value-type="float" office:value="0.674235343933105" calcext:value-type="float">
            <text:p>0.6742353439</text:p>
          </table:table-cell>
          <table:table-cell office:value-type="float" office:value="0.552283763885498" calcext:value-type="float">
            <text:p>0.5522837639</text:p>
          </table:table-cell>
          <table:table-cell office:value-type="float" office:value="0.126721858978271" calcext:value-type="float">
            <text:p>0.126721859</text:p>
          </table:table-cell>
          <table:table-cell office:value-type="float" office:value="0.215944766998291" calcext:value-type="float">
            <text:p>0.215944767</text:p>
          </table:table-cell>
          <table:table-cell office:value-type="float" office:value="0.846529006958007" calcext:value-type="float">
            <text:p>0.846529007</text:p>
          </table:table-cell>
          <table:table-cell office:value-type="float" office:value="1.12398147583007" calcext:value-type="float">
            <text:p>1.1239814758</text:p>
          </table:table-cell>
          <table:table-cell office:value-type="float" office:value="0.777074813842773" calcext:value-type="float">
            <text:p>0.7770748138</text:p>
          </table:table-cell>
          <table:table-cell office:value-type="float" office:value="0.546138763427734" calcext:value-type="float">
            <text:p>0.5461387634</text:p>
          </table:table-cell>
          <table:table-cell office:value-type="float" office:value="0.303640365600585" calcext:value-type="float">
            <text:p>0.3036403656</text:p>
          </table:table-cell>
          <table:table-cell office:value-type="float" office:value="0.688973426818847" calcext:value-type="float">
            <text:p>0.6889734268</text:p>
          </table:table-cell>
          <table:table-cell office:value-type="float" office:value="0.556087493896484" calcext:value-type="float">
            <text:p>0.5560874939</text:p>
          </table:table-cell>
          <table:table-cell office:value-type="float" office:value="0.857563972473144" calcext:value-type="float">
            <text:p>0.8575639725</text:p>
          </table:table-cell>
          <table:table-cell office:value-type="float" office:value="0.25434398651123" calcext:value-type="float">
            <text:p>0.2543439865</text:p>
          </table:table-cell>
          <table:table-cell office:value-type="float" office:value="1.38733005523681" calcext:value-type="float">
            <text:p>1.3873300552</text:p>
          </table:table-cell>
          <table:table-cell office:value-type="float" office:value="0.605865478515625" calcext:value-type="float">
            <text:p>0.6058654785</text:p>
          </table:table-cell>
          <table:table-cell office:value-type="float" office:value="0.188056945800781" calcext:value-type="float">
            <text:p>0.1880569458</text:p>
          </table:table-cell>
          <table:table-cell office:value-type="float" office:value="0.245050430297851" calcext:value-type="float">
            <text:p>0.2450504303</text:p>
          </table:table-cell>
          <table:table-cell office:value-type="float" office:value="0.26397705078125" calcext:value-type="float">
            <text:p>0.2639770508</text:p>
          </table:table-cell>
          <table:table-cell office:value-type="float" office:value="0.834686279296875" calcext:value-type="float">
            <text:p>0.8346862793</text:p>
          </table:table-cell>
          <table:table-cell office:value-type="float" office:value="0.0607228279113769" calcext:value-type="float">
            <text:p>0.0607228279</text:p>
          </table:table-cell>
          <table:table-cell office:value-type="float" office:value="0.0216765403747558" calcext:value-type="float">
            <text:p>0.0216765404</text:p>
          </table:table-cell>
          <table:table-cell office:value-type="float" office:value="2.72399711608886" calcext:value-type="float">
            <text:p>2.7239971161</text:p>
          </table:table-cell>
          <table:table-cell office:value-type="float" office:value="0.318318843841552" calcext:value-type="float">
            <text:p>0.3183188438</text:p>
          </table:table-cell>
          <table:table-cell table:number-columns-repeated="96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93679523468017" calcext:value-type="float">
            <text:p>0.9936795235</text:p>
          </table:table-cell>
          <table:table-cell office:value-type="float" office:value="1.7100076675415" calcext:value-type="float">
            <text:p>1.7100076675</text:p>
          </table:table-cell>
          <table:table-cell office:value-type="float" office:value="0.0342826843261718" calcext:value-type="float">
            <text:p>0.0342826843</text:p>
          </table:table-cell>
          <table:table-cell office:value-type="float" office:value="0.311195373535156" calcext:value-type="float">
            <text:p>0.3111953735</text:p>
          </table:table-cell>
          <table:table-cell office:value-type="float" office:value="0.227270126342773" calcext:value-type="float">
            <text:p>0.2272701263</text:p>
          </table:table-cell>
          <table:table-cell office:value-type="float" office:value="0.387985229492187" calcext:value-type="float">
            <text:p>0.3879852295</text:p>
          </table:table-cell>
          <table:table-cell office:value-type="float" office:value="2.24235343933105" calcext:value-type="float">
            <text:p>2.2423534393</text:p>
          </table:table-cell>
          <table:table-cell office:value-type="float" office:value="0.965686321258544" calcext:value-type="float">
            <text:p>0.9656863213</text:p>
          </table:table-cell>
          <table:table-cell office:value-type="float" office:value="0.749806404113769" calcext:value-type="float">
            <text:p>0.7498064041</text:p>
          </table:table-cell>
          <table:table-cell office:value-type="float" office:value="1.18204545974731" calcext:value-type="float">
            <text:p>1.1820454597</text:p>
          </table:table-cell>
          <table:table-cell office:value-type="float" office:value="2.75619220733642" calcext:value-type="float">
            <text:p>2.7561922073</text:p>
          </table:table-cell>
          <table:table-cell office:value-type="float" office:value="0.825060844421386" calcext:value-type="float">
            <text:p>0.8250608444</text:p>
          </table:table-cell>
          <table:table-cell office:value-type="float" office:value="1.47134971618652" calcext:value-type="float">
            <text:p>1.4713497162</text:p>
          </table:table-cell>
          <table:table-cell office:value-type="float" office:value="1.88076591491699" calcext:value-type="float">
            <text:p>1.8807659149</text:p>
          </table:table-cell>
          <table:table-cell office:value-type="float" office:value="0.74240493774414" calcext:value-type="float">
            <text:p>0.7424049377</text:p>
          </table:table-cell>
          <table:table-cell office:value-type="float" office:value="0.82730484008789" calcext:value-type="float">
            <text:p>0.8273048401</text:p>
          </table:table-cell>
          <table:table-cell office:value-type="float" office:value="0.494623184204101" calcext:value-type="float">
            <text:p>0.4946231842</text:p>
          </table:table-cell>
          <table:table-cell office:value-type="float" office:value="0.654754638671875" calcext:value-type="float">
            <text:p>0.6547546387</text:p>
          </table:table-cell>
          <table:table-cell office:value-type="float" office:value="0.66059398651123" calcext:value-type="float">
            <text:p>0.6605939865</text:p>
          </table:table-cell>
          <table:table-cell office:value-type="float" office:value="0.339951515197753" calcext:value-type="float">
            <text:p>0.3399515152</text:p>
          </table:table-cell>
          <table:table-cell office:value-type="float" office:value="2.18359184265136" calcext:value-type="float">
            <text:p>2.1835918427</text:p>
          </table:table-cell>
          <table:table-cell office:value-type="float" office:value="3.10283374786376" calcext:value-type="float">
            <text:p>3.1028337479</text:p>
          </table:table-cell>
          <table:table-cell office:value-type="float" office:value="1.29697036743164" calcext:value-type="float">
            <text:p>1.2969703674</text:p>
          </table:table-cell>
          <table:table-cell office:value-type="float" office:value="1.20702648162841" calcext:value-type="float">
            <text:p>1.2070264816</text:p>
          </table:table-cell>
          <table:table-cell office:value-type="float" office:value="0.577629566192627" calcext:value-type="float">
            <text:p>0.5776295662</text:p>
          </table:table-cell>
          <table:table-cell office:value-type="float" office:value="2.11530303955078" calcext:value-type="float">
            <text:p>2.1153030396</text:p>
          </table:table-cell>
          <table:table-cell office:value-type="float" office:value="0.255373001098632" calcext:value-type="float">
            <text:p>0.2553730011</text:p>
          </table:table-cell>
          <table:table-cell office:value-type="float" office:value="1.31096839904785" calcext:value-type="float">
            <text:p>1.310968399</text:p>
          </table:table-cell>
          <table:table-cell office:value-type="float" office:value="0.220466613769531" calcext:value-type="float">
            <text:p>0.2204666138</text:p>
          </table:table-cell>
          <table:table-cell office:value-type="float" office:value="0.75439167022705" calcext:value-type="float">
            <text:p>0.7543916702</text:p>
          </table:table-cell>
          <table:table-cell office:value-type="float" office:value="1.72574043273925" calcext:value-type="float">
            <text:p>1.7257404327</text:p>
          </table:table-cell>
          <table:table-cell office:value-type="float" office:value="0.224905490875244" calcext:value-type="float">
            <text:p>0.2249054909</text:p>
          </table:table-cell>
          <table:table-cell office:value-type="float" office:value="1.63407707214355" calcext:value-type="float">
            <text:p>1.6340770721</text:p>
          </table:table-cell>
          <table:table-cell office:value-type="float" office:value="0.729402542114257" calcext:value-type="float">
            <text:p>0.7294025421</text:p>
          </table:table-cell>
          <table:table-cell office:value-type="float" office:value="2.39622735977172" calcext:value-type="float">
            <text:p>2.3962273598</text:p>
          </table:table-cell>
          <table:table-cell office:value-type="float" office:value="1.33560895919799" calcext:value-type="float">
            <text:p>1.3356089592</text:p>
          </table:table-cell>
          <table:table-cell office:value-type="float" office:value="1.93256950378417" calcext:value-type="float">
            <text:p>1.9325695038</text:p>
          </table:table-cell>
          <table:table-cell office:value-type="float" office:value="0.772579193115234" calcext:value-type="float">
            <text:p>0.7725791931</text:p>
          </table:table-cell>
          <table:table-cell office:value-type="float" office:value="0.743541717529296" calcext:value-type="float">
            <text:p>0.7435417175</text:p>
          </table:table-cell>
          <table:table-cell office:value-type="float" office:value="0.581989288330078" calcext:value-type="float">
            <text:p>0.5819892883</text:p>
          </table:table-cell>
          <table:table-cell office:value-type="float" office:value="0.40665054321289" calcext:value-type="float">
            <text:p>0.4066505432</text:p>
          </table:table-cell>
          <table:table-cell office:value-type="float" office:value="0.46474266052246" calcext:value-type="float">
            <text:p>0.4647426605</text:p>
          </table:table-cell>
          <table:table-cell office:value-type="float" office:value="0.175582408905029" calcext:value-type="float">
            <text:p>0.1755824089</text:p>
          </table:table-cell>
          <table:table-cell office:value-type="float" office:value="0.10406494140625" calcext:value-type="float">
            <text:p>0.1040649414</text:p>
          </table:table-cell>
          <table:table-cell office:value-type="float" office:value="0.767481803894043" calcext:value-type="float">
            <text:p>0.7674818039</text:p>
          </table:table-cell>
          <table:table-cell office:value-type="float" office:value="3.21685981750488" calcext:value-type="float">
            <text:p>3.2168598175</text:p>
          </table:table-cell>
          <table:table-cell office:value-type="float" office:value="1.45973491668701" calcext:value-type="float">
            <text:p>1.4597349167</text:p>
          </table:table-cell>
          <table:table-cell office:value-type="float" office:value="0.259442806243896" calcext:value-type="float">
            <text:p>0.2594428062</text:p>
          </table:table-cell>
          <table:table-cell office:value-type="float" office:value="2.34275531768798" calcext:value-type="float">
            <text:p>2.3427553177</text:p>
          </table:table-cell>
          <table:table-cell office:value-type="float" office:value="0.997586250305175" calcext:value-type="float">
            <text:p>0.9975862503</text:p>
          </table:table-cell>
          <table:table-cell office:value-type="float" office:value="0.552962303161621" calcext:value-type="float">
            <text:p>0.5529623032</text:p>
          </table:table-cell>
          <table:table-cell office:value-type="float" office:value="0.135304927825927" calcext:value-type="float">
            <text:p>0.1353049278</text:p>
          </table:table-cell>
          <table:table-cell office:value-type="float" office:value="0.753615856170654" calcext:value-type="float">
            <text:p>0.7536158562</text:p>
          </table:table-cell>
          <table:table-cell office:value-type="float" office:value="1.80771827697753" calcext:value-type="float">
            <text:p>1.807718277</text:p>
          </table:table-cell>
          <table:table-cell office:value-type="float" office:value="0.0977110862731933" calcext:value-type="float">
            <text:p>0.0977110863</text:p>
          </table:table-cell>
          <table:table-cell table:number-columns-repeated="96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05316114425659" calcext:value-type="float">
            <text:p>1.0531611443</text:p>
          </table:table-cell>
          <table:table-cell office:value-type="float" office:value="1.27814674377441" calcext:value-type="float">
            <text:p>1.2781467438</text:p>
          </table:table-cell>
          <table:table-cell office:value-type="float" office:value="0.0281782150268554" calcext:value-type="float">
            <text:p>0.028178215</text:p>
          </table:table-cell>
          <table:table-cell office:value-type="float" office:value="0.940618515014648" calcext:value-type="float">
            <text:p>0.940618515</text:p>
          </table:table-cell>
          <table:table-cell office:value-type="float" office:value="1.28621482849121" calcext:value-type="float">
            <text:p>1.2862148285</text:p>
          </table:table-cell>
          <table:table-cell office:value-type="float" office:value="1.11930465698242" calcext:value-type="float">
            <text:p>1.119304657</text:p>
          </table:table-cell>
          <table:table-cell office:value-type="float" office:value="0.35933494567871" calcext:value-type="float">
            <text:p>0.3593349457</text:p>
          </table:table-cell>
          <table:table-cell office:value-type="float" office:value="1.2965874671936" calcext:value-type="float">
            <text:p>1.2965874672</text:p>
          </table:table-cell>
          <table:table-cell office:value-type="float" office:value="1.43985557556152" calcext:value-type="float">
            <text:p>1.4398555756</text:p>
          </table:table-cell>
          <table:table-cell office:value-type="float" office:value="1.05228662490844" calcext:value-type="float">
            <text:p>1.0522866249</text:p>
          </table:table-cell>
          <table:table-cell office:value-type="float" office:value="1.40638208389282" calcext:value-type="float">
            <text:p>1.4063820839</text:p>
          </table:table-cell>
          <table:table-cell office:value-type="float" office:value="0.150755882263183" calcext:value-type="float">
            <text:p>0.1507558823</text:p>
          </table:table-cell>
          <table:table-cell office:value-type="float" office:value="1.60180282592773" calcext:value-type="float">
            <text:p>1.6018028259</text:p>
          </table:table-cell>
          <table:table-cell office:value-type="float" office:value="2.62282752990722" calcext:value-type="float">
            <text:p>2.6228275299</text:p>
          </table:table-cell>
          <table:table-cell office:value-type="float" office:value="1.90061378479003" calcext:value-type="float">
            <text:p>1.9006137848</text:p>
          </table:table-cell>
          <table:table-cell office:value-type="float" office:value="0.835540771484375" calcext:value-type="float">
            <text:p>0.8355407715</text:p>
          </table:table-cell>
          <table:table-cell office:value-type="float" office:value="1.7563304901123" calcext:value-type="float">
            <text:p>1.7563304901</text:p>
          </table:table-cell>
          <table:table-cell office:value-type="float" office:value="1.69810581207275" calcext:value-type="float">
            <text:p>1.6981058121</text:p>
          </table:table-cell>
          <table:table-cell office:value-type="float" office:value="0.827705860137939" calcext:value-type="float">
            <text:p>0.8277058601</text:p>
          </table:table-cell>
          <table:table-cell office:value-type="float" office:value="0.05572509765625" calcext:value-type="float">
            <text:p>0.0557250977</text:p>
          </table:table-cell>
          <table:table-cell office:value-type="float" office:value="0.680300712585449" calcext:value-type="float">
            <text:p>0.6803007126</text:p>
          </table:table-cell>
          <table:table-cell office:value-type="float" office:value="1.44765377044677" calcext:value-type="float">
            <text:p>1.4476537704</text:p>
          </table:table-cell>
          <table:table-cell office:value-type="float" office:value="0.760915756225585" calcext:value-type="float">
            <text:p>0.7609157562</text:p>
          </table:table-cell>
          <table:table-cell office:value-type="float" office:value="0.189393043518066" calcext:value-type="float">
            <text:p>0.1893930435</text:p>
          </table:table-cell>
          <table:table-cell office:value-type="float" office:value="1.10611248016357" calcext:value-type="float">
            <text:p>1.1061124802</text:p>
          </table:table-cell>
          <table:table-cell office:value-type="float" office:value="0.792092323303222" calcext:value-type="float">
            <text:p>0.7920923233</text:p>
          </table:table-cell>
          <table:table-cell office:value-type="float" office:value="1.07219886779785" calcext:value-type="float">
            <text:p>1.0721988678</text:p>
          </table:table-cell>
          <table:table-cell office:value-type="float" office:value="0.0521621704101562" calcext:value-type="float">
            <text:p>0.0521621704</text:p>
          </table:table-cell>
          <table:table-cell office:value-type="float" office:value="0.550182342529296" calcext:value-type="float">
            <text:p>0.5501823425</text:p>
          </table:table-cell>
          <table:table-cell office:value-type="float" office:value="0.163525581359863" calcext:value-type="float">
            <text:p>0.1635255814</text:p>
          </table:table-cell>
          <table:table-cell office:value-type="float" office:value="0.439064979553222" calcext:value-type="float">
            <text:p>0.4390649796</text:p>
          </table:table-cell>
          <table:table-cell office:value-type="float" office:value="1.29382944107055" calcext:value-type="float">
            <text:p>1.2938294411</text:p>
          </table:table-cell>
          <table:table-cell office:value-type="float" office:value="0.572741508483886" calcext:value-type="float">
            <text:p>0.5727415085</text:p>
          </table:table-cell>
          <table:table-cell office:value-type="float" office:value="1.54589319229125" calcext:value-type="float">
            <text:p>1.5458931923</text:p>
          </table:table-cell>
          <table:table-cell office:value-type="float" office:value="1.03787517547607" calcext:value-type="float">
            <text:p>1.0378751755</text:p>
          </table:table-cell>
          <table:table-cell office:value-type="float" office:value="0.275824546813964" calcext:value-type="float">
            <text:p>0.2758245468</text:p>
          </table:table-cell>
          <table:table-cell office:value-type="float" office:value="2.48810243606567" calcext:value-type="float">
            <text:p>2.4881024361</text:p>
          </table:table-cell>
          <table:table-cell office:value-type="float" office:value="1.77581214904785" calcext:value-type="float">
            <text:p>1.775812149</text:p>
          </table:table-cell>
          <table:table-cell office:value-type="float" office:value="2.99097251892089" calcext:value-type="float">
            <text:p>2.9909725189</text:p>
          </table:table-cell>
          <table:table-cell office:value-type="float" office:value="0.709495544433593" calcext:value-type="float">
            <text:p>0.7094955444</text:p>
          </table:table-cell>
          <table:table-cell office:value-type="float" office:value="1.7076187133789" calcext:value-type="float">
            <text:p>1.7076187134</text:p>
          </table:table-cell>
          <table:table-cell office:value-type="float" office:value="1.92933940887451" calcext:value-type="float">
            <text:p>1.9293394089</text:p>
          </table:table-cell>
          <table:table-cell office:value-type="float" office:value="1.441743850708" calcext:value-type="float">
            <text:p>1.4417438507</text:p>
          </table:table-cell>
          <table:table-cell office:value-type="float" office:value="0.533167839050293" calcext:value-type="float">
            <text:p>0.5331678391</text:p>
          </table:table-cell>
          <table:table-cell office:value-type="float" office:value="0.51364517211914" calcext:value-type="float">
            <text:p>0.5136451721</text:p>
          </table:table-cell>
          <table:table-cell office:value-type="float" office:value="1.24573516845703" calcext:value-type="float">
            <text:p>1.2457351685</text:p>
          </table:table-cell>
          <table:table-cell office:value-type="float" office:value="0.765095710754394" calcext:value-type="float">
            <text:p>0.7650957108</text:p>
          </table:table-cell>
          <table:table-cell office:value-type="float" office:value="0.121070861816406" calcext:value-type="float">
            <text:p>0.1210708618</text:p>
          </table:table-cell>
          <table:table-cell office:value-type="float" office:value="1.49726486206054" calcext:value-type="float">
            <text:p>1.4972648621</text:p>
          </table:table-cell>
          <table:table-cell office:value-type="float" office:value="2.17350482940673" calcext:value-type="float">
            <text:p>2.1735048294</text:p>
          </table:table-cell>
          <table:table-cell office:value-type="float" office:value="1.26933526992797" calcext:value-type="float">
            <text:p>1.2693352699</text:p>
          </table:table-cell>
          <table:table-cell office:value-type="float" office:value="1.54054546356201" calcext:value-type="float">
            <text:p>1.5405454636</text:p>
          </table:table-cell>
          <table:table-cell office:value-type="float" office:value="1.4971923828125" calcext:value-type="float">
            <text:p>1.4971923828</text:p>
          </table:table-cell>
          <table:table-cell office:value-type="float" office:value="0.0342044830322265" calcext:value-type="float">
            <text:p>0.034204483</text:p>
          </table:table-cell>
          <table:table-cell office:value-type="float" office:value="1.04741287231445" calcext:value-type="float">
            <text:p>1.0474128723</text:p>
          </table:table-cell>
          <table:table-cell table:number-columns-repeated="96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24840259552002" calcext:value-type="float">
            <text:p>0.6248402596</text:p>
          </table:table-cell>
          <table:table-cell office:value-type="float" office:value="0.0672550201416015" calcext:value-type="float">
            <text:p>0.0672550201</text:p>
          </table:table-cell>
          <table:table-cell office:value-type="float" office:value="0.330022811889648" calcext:value-type="float">
            <text:p>0.3300228119</text:p>
          </table:table-cell>
          <table:table-cell office:value-type="float" office:value="0.575109481811523" calcext:value-type="float">
            <text:p>0.5751094818</text:p>
          </table:table-cell>
          <table:table-cell office:value-type="float" office:value="0.097513198852539" calcext:value-type="float">
            <text:p>0.0975131989</text:p>
          </table:table-cell>
          <table:table-cell office:value-type="float" office:value="0.276618003845214" calcext:value-type="float">
            <text:p>0.2766180038</text:p>
          </table:table-cell>
          <table:table-cell office:value-type="float" office:value="0.346307754516601" calcext:value-type="float">
            <text:p>0.3463077545</text:p>
          </table:table-cell>
          <table:table-cell office:value-type="float" office:value="0.00478649139404296" calcext:value-type="float">
            <text:p>0.0047864914</text:p>
          </table:table-cell>
          <table:table-cell office:value-type="float" office:value="0.122769355773925" calcext:value-type="float">
            <text:p>0.1227693558</text:p>
          </table:table-cell>
          <table:table-cell office:value-type="float" office:value="0.0594758987426757" calcext:value-type="float">
            <text:p>0.0594758987</text:p>
          </table:table-cell>
          <table:table-cell office:value-type="float" office:value="1.40862894058227" calcext:value-type="float">
            <text:p>1.4086289406</text:p>
          </table:table-cell>
          <table:table-cell office:value-type="float" office:value="0.667066574096679" calcext:value-type="float">
            <text:p>0.6670665741</text:p>
          </table:table-cell>
          <table:table-cell office:value-type="float" office:value="2.64438915252685" calcext:value-type="float">
            <text:p>2.6443891525</text:p>
          </table:table-cell>
          <table:table-cell office:value-type="float" office:value="2.23818778991699" calcext:value-type="float">
            <text:p>2.2381877899</text:p>
          </table:table-cell>
          <table:table-cell office:value-type="float" office:value="1.77752685546875" calcext:value-type="float">
            <text:p>1.7775268555</text:p>
          </table:table-cell>
          <table:table-cell office:value-type="float" office:value="0.683311462402343" calcext:value-type="float">
            <text:p>0.6833114624</text:p>
          </table:table-cell>
          <table:table-cell office:value-type="float" office:value="2.06343460083007" calcext:value-type="float">
            <text:p>2.0634346008</text:p>
          </table:table-cell>
          <table:table-cell office:value-type="float" office:value="0.521467208862304" calcext:value-type="float">
            <text:p>0.5214672089</text:p>
          </table:table-cell>
          <table:table-cell office:value-type="float" office:value="0.484970092773437" calcext:value-type="float">
            <text:p>0.4849700928</text:p>
          </table:table-cell>
          <table:table-cell office:value-type="float" office:value="2.10975456237792" calcext:value-type="float">
            <text:p>2.1097545624</text:p>
          </table:table-cell>
          <table:table-cell office:value-type="float" office:value="0.426740646362304" calcext:value-type="float">
            <text:p>0.4267406464</text:p>
          </table:table-cell>
          <table:table-cell office:value-type="float" office:value="0.563691139221191" calcext:value-type="float">
            <text:p>0.5636911392</text:p>
          </table:table-cell>
          <table:table-cell office:value-type="float" office:value="0.108745574951171" calcext:value-type="float">
            <text:p>0.108745575</text:p>
          </table:table-cell>
          <table:table-cell office:value-type="float" office:value="0.0566720962524414" calcext:value-type="float">
            <text:p>0.0566720963</text:p>
          </table:table-cell>
          <table:table-cell office:value-type="float" office:value="1.14126873016357" calcext:value-type="float">
            <text:p>1.1412687302</text:p>
          </table:table-cell>
          <table:table-cell office:value-type="float" office:value="1.0330467224121" calcext:value-type="float">
            <text:p>1.0330467224</text:p>
          </table:table-cell>
          <table:table-cell office:value-type="float" office:value="0.777140617370605" calcext:value-type="float">
            <text:p>0.7771406174</text:p>
          </table:table-cell>
          <table:table-cell office:value-type="float" office:value="1.71630668640136" calcext:value-type="float">
            <text:p>1.7163066864</text:p>
          </table:table-cell>
          <table:table-cell office:value-type="float" office:value="1.11505699157714" calcext:value-type="float">
            <text:p>1.1150569916</text:p>
          </table:table-cell>
          <table:table-cell office:value-type="float" office:value="0.059117317199707" calcext:value-type="float">
            <text:p>0.0591173172</text:p>
          </table:table-cell>
          <table:table-cell office:value-type="float" office:value="0.502105712890625" calcext:value-type="float">
            <text:p>0.5021057129</text:p>
          </table:table-cell>
          <table:table-cell office:value-type="float" office:value="0.527806282043457" calcext:value-type="float">
            <text:p>0.527806282</text:p>
          </table:table-cell>
          <table:table-cell office:value-type="float" office:value="1.20406627655029" calcext:value-type="float">
            <text:p>1.2040662766</text:p>
          </table:table-cell>
          <table:table-cell office:value-type="float" office:value="0.226516246795654" calcext:value-type="float">
            <text:p>0.2265162468</text:p>
          </table:table-cell>
          <table:table-cell office:value-type="float" office:value="0.491896152496337" calcext:value-type="float">
            <text:p>0.4918961525</text:p>
          </table:table-cell>
          <table:table-cell office:value-type="float" office:value="0.600121021270752" calcext:value-type="float">
            <text:p>0.6001210213</text:p>
          </table:table-cell>
          <table:table-cell office:value-type="float" office:value="3.47579431533813" calcext:value-type="float">
            <text:p>3.4757943153</text:p>
          </table:table-cell>
          <table:table-cell office:value-type="float" office:value="1.61213302612304" calcext:value-type="float">
            <text:p>1.6121330261</text:p>
          </table:table-cell>
          <table:table-cell office:value-type="float" office:value="0.583749771118164" calcext:value-type="float">
            <text:p>0.5837497711</text:p>
          </table:table-cell>
          <table:table-cell office:value-type="float" office:value="1.84053421020507" calcext:value-type="float">
            <text:p>1.8405342102</text:p>
          </table:table-cell>
          <table:table-cell office:value-type="float" office:value="0.765089035034179" calcext:value-type="float">
            <text:p>0.765089035</text:p>
          </table:table-cell>
          <table:table-cell office:value-type="float" office:value="0.746550559997558" calcext:value-type="float">
            <text:p>0.74655056</text:p>
          </table:table-cell>
          <table:table-cell office:value-type="float" office:value="1.19440460205078" calcext:value-type="float">
            <text:p>1.1944046021</text:p>
          </table:table-cell>
          <table:table-cell office:value-type="float" office:value="1.82613945007324" calcext:value-type="float">
            <text:p>1.8261394501</text:p>
          </table:table-cell>
          <table:table-cell office:value-type="float" office:value="0.243188858032226" calcext:value-type="float">
            <text:p>0.243188858</text:p>
          </table:table-cell>
          <table:table-cell office:value-type="float" office:value="0.26196002960205" calcext:value-type="float">
            <text:p>0.2619600296</text:p>
          </table:table-cell>
          <table:table-cell office:value-type="float" office:value="0.422540664672851" calcext:value-type="float">
            <text:p>0.4225406647</text:p>
          </table:table-cell>
          <table:table-cell office:value-type="float" office:value="1.23213052749633" calcext:value-type="float">
            <text:p>1.2321305275</text:p>
          </table:table-cell>
          <table:table-cell office:value-type="float" office:value="1.47609043121337" calcext:value-type="float">
            <text:p>1.4760904312</text:p>
          </table:table-cell>
          <table:table-cell office:value-type="float" office:value="0.610645294189453" calcext:value-type="float">
            <text:p>0.6106452942</text:p>
          </table:table-cell>
          <table:table-cell office:value-type="float" office:value="0.753732681274414" calcext:value-type="float">
            <text:p>0.7537326813</text:p>
          </table:table-cell>
          <table:table-cell office:value-type="float" office:value="0.125842332839965" calcext:value-type="float">
            <text:p>0.1258423328</text:p>
          </table:table-cell>
          <table:table-cell office:value-type="float" office:value="0.138298988342285" calcext:value-type="float">
            <text:p>0.1382989883</text:p>
          </table:table-cell>
          <table:table-cell office:value-type="float" office:value="1.36651706695556" calcext:value-type="float">
            <text:p>1.366517067</text:p>
          </table:table-cell>
          <table:table-cell office:value-type="float" office:value="0.620882272720336" calcext:value-type="float">
            <text:p>0.6208822727</text:p>
          </table:table-cell>
          <table:table-cell table:number-columns-repeated="96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11478042602539" calcext:value-type="float">
            <text:p>0.9114780426</text:p>
          </table:table-cell>
          <table:table-cell office:value-type="float" office:value="1.73997211456298" calcext:value-type="float">
            <text:p>1.7399721146</text:p>
          </table:table-cell>
          <table:table-cell office:value-type="float" office:value="0.00404548645019531" calcext:value-type="float">
            <text:p>0.0040454865</text:p>
          </table:table-cell>
          <table:table-cell office:value-type="float" office:value="0.376445770263671" calcext:value-type="float">
            <text:p>0.3764457703</text:p>
          </table:table-cell>
          <table:table-cell office:value-type="float" office:value="0.62736701965332" calcext:value-type="float">
            <text:p>0.6273670197</text:p>
          </table:table-cell>
          <table:table-cell office:value-type="float" office:value="0.815686702728271" calcext:value-type="float">
            <text:p>0.8156867027</text:p>
          </table:table-cell>
          <table:table-cell office:value-type="float" office:value="2.25315570831298" calcext:value-type="float">
            <text:p>2.2531557083</text:p>
          </table:table-cell>
          <table:table-cell office:value-type="float" office:value="0.14060640335083" calcext:value-type="float">
            <text:p>0.1406064034</text:p>
          </table:table-cell>
          <table:table-cell office:value-type="float" office:value="1.75587558746337" calcext:value-type="float">
            <text:p>1.7558755875</text:p>
          </table:table-cell>
          <table:table-cell office:value-type="float" office:value="1.26024055480957" calcext:value-type="float">
            <text:p>1.2602405548</text:p>
          </table:table-cell>
          <table:table-cell office:value-type="float" office:value="3.18088150024414" calcext:value-type="float">
            <text:p>3.1808815002</text:p>
          </table:table-cell>
          <table:table-cell office:value-type="float" office:value="1.2988634109497" calcext:value-type="float">
            <text:p>1.2988634109</text:p>
          </table:table-cell>
          <table:table-cell office:value-type="float" office:value="0.744348526000976" calcext:value-type="float">
            <text:p>0.744348526</text:p>
          </table:table-cell>
          <table:table-cell office:value-type="float" office:value="1.63057899475097" calcext:value-type="float">
            <text:p>1.6305789948</text:p>
          </table:table-cell>
          <table:table-cell office:value-type="float" office:value="0.424606323242187" calcext:value-type="float">
            <text:p>0.4246063232</text:p>
          </table:table-cell>
          <table:table-cell office:value-type="float" office:value="2.57427978515625" calcext:value-type="float">
            <text:p>2.5742797852</text:p>
          </table:table-cell>
          <table:table-cell office:value-type="float" office:value="1.32784461975097" calcext:value-type="float">
            <text:p>1.3278446198</text:p>
          </table:table-cell>
          <table:table-cell office:value-type="float" office:value="0.377288818359375" calcext:value-type="float">
            <text:p>0.3772888184</text:p>
          </table:table-cell>
          <table:table-cell office:value-type="float" office:value="0.610283374786377" calcext:value-type="float">
            <text:p>0.6102833748</text:p>
          </table:table-cell>
          <table:table-cell office:value-type="float" office:value="0.669850349426269" calcext:value-type="float">
            <text:p>0.6698503494</text:p>
          </table:table-cell>
          <table:table-cell office:value-type="float" office:value="0.272074699401855" calcext:value-type="float">
            <text:p>0.2720746994</text:p>
          </table:table-cell>
          <table:table-cell office:value-type="float" office:value="1.72230434417724" calcext:value-type="float">
            <text:p>1.7223043442</text:p>
          </table:table-cell>
          <table:table-cell office:value-type="float" office:value="0.455133438110351" calcext:value-type="float">
            <text:p>0.4551334381</text:p>
          </table:table-cell>
          <table:table-cell office:value-type="float" office:value="0.686870574951171" calcext:value-type="float">
            <text:p>0.686870575</text:p>
          </table:table-cell>
          <table:table-cell office:value-type="float" office:value="2.08329677581787" calcext:value-type="float">
            <text:p>2.0832967758</text:p>
          </table:table-cell>
          <table:table-cell office:value-type="float" office:value="1.32897758483886" calcext:value-type="float">
            <text:p>1.3289775848</text:p>
          </table:table-cell>
          <table:table-cell office:value-type="float" office:value="0.834448814392089" calcext:value-type="float">
            <text:p>0.8344488144</text:p>
          </table:table-cell>
          <table:table-cell office:value-type="float" office:value="1.10820198059082" calcext:value-type="float">
            <text:p>1.1082019806</text:p>
          </table:table-cell>
          <table:table-cell office:value-type="float" office:value="1.91593933105468" calcext:value-type="float">
            <text:p>1.9159393311</text:p>
          </table:table-cell>
          <table:table-cell office:value-type="float" office:value="0.158586025238037" calcext:value-type="float">
            <text:p>0.1585860252</text:p>
          </table:table-cell>
          <table:table-cell office:value-type="float" office:value="4.22118186950683" calcext:value-type="float">
            <text:p>4.2211818695</text:p>
          </table:table-cell>
          <table:table-cell office:value-type="float" office:value="0.556744575500488" calcext:value-type="float">
            <text:p>0.5567445755</text:p>
          </table:table-cell>
          <table:table-cell office:value-type="float" office:value="1.11441135406494" calcext:value-type="float">
            <text:p>1.1144113541</text:p>
          </table:table-cell>
          <table:table-cell office:value-type="float" office:value="1.34086799621582" calcext:value-type="float">
            <text:p>1.3408679962</text:p>
          </table:table-cell>
          <table:table-cell office:value-type="float" office:value="2.11159563064575" calcext:value-type="float">
            <text:p>2.1115956306</text:p>
          </table:table-cell>
          <table:table-cell office:value-type="float" office:value="0.989121913909912" calcext:value-type="float">
            <text:p>0.9891219139</text:p>
          </table:table-cell>
          <table:table-cell office:value-type="float" office:value="0.522462844848632" calcext:value-type="float">
            <text:p>0.5224628448</text:p>
          </table:table-cell>
          <table:table-cell office:value-type="float" office:value="1.11908149719238" calcext:value-type="float">
            <text:p>1.1190814972</text:p>
          </table:table-cell>
          <table:table-cell office:value-type="float" office:value="1.46694564819335" calcext:value-type="float">
            <text:p>1.4669456482</text:p>
          </table:table-cell>
          <table:table-cell office:value-type="float" office:value="1.25043106079101" calcext:value-type="float">
            <text:p>1.2504310608</text:p>
          </table:table-cell>
          <table:table-cell office:value-type="float" office:value="1.33885192871093" calcext:value-type="float">
            <text:p>1.3388519287</text:p>
          </table:table-cell>
          <table:table-cell office:value-type="float" office:value="0.699698448181152" calcext:value-type="float">
            <text:p>0.6996984482</text:p>
          </table:table-cell>
          <table:table-cell office:value-type="float" office:value="0.125026226043701" calcext:value-type="float">
            <text:p>0.125026226</text:p>
          </table:table-cell>
          <table:table-cell office:value-type="float" office:value="0.529448509216308" calcext:value-type="float">
            <text:p>0.5294485092</text:p>
          </table:table-cell>
          <table:table-cell office:value-type="float" office:value="0.124250411987304" calcext:value-type="float">
            <text:p>0.124250412</text:p>
          </table:table-cell>
          <table:table-cell office:value-type="float" office:value="1.24415874481201" calcext:value-type="float">
            <text:p>1.2441587448</text:p>
          </table:table-cell>
          <table:table-cell office:value-type="float" office:value="0.787508010864257" calcext:value-type="float">
            <text:p>0.7875080109</text:p>
          </table:table-cell>
          <table:table-cell office:value-type="float" office:value="0.912578582763671" calcext:value-type="float">
            <text:p>0.9125785828</text:p>
          </table:table-cell>
          <table:table-cell office:value-type="float" office:value="0.703940391540527" calcext:value-type="float">
            <text:p>0.7039403915</text:p>
          </table:table-cell>
          <table:table-cell office:value-type="float" office:value="1.90983867645263" calcext:value-type="float">
            <text:p>1.9098386765</text:p>
          </table:table-cell>
          <table:table-cell office:value-type="float" office:value="0.568575859069824" calcext:value-type="float">
            <text:p>0.5685758591</text:p>
          </table:table-cell>
          <table:table-cell office:value-type="float" office:value="1.00558018684387" calcext:value-type="float">
            <text:p>1.0055801868</text:p>
          </table:table-cell>
          <table:table-cell office:value-type="float" office:value="0.112441539764404" calcext:value-type="float">
            <text:p>0.1124415398</text:p>
          </table:table-cell>
          <table:table-cell office:value-type="float" office:value="2.1661958694458" calcext:value-type="float">
            <text:p>2.1661958694</text:p>
          </table:table-cell>
          <table:table-cell office:value-type="float" office:value="0.00839877128601074" calcext:value-type="float">
            <text:p>0.0083987713</text:p>
          </table:table-cell>
          <table:table-cell table:number-columns-repeated="96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962739944458" calcext:value-type="float">
            <text:p>0.9962739944</text:p>
          </table:table-cell>
          <table:table-cell office:value-type="float" office:value="0.653437614440918" calcext:value-type="float">
            <text:p>0.6534376144</text:p>
          </table:table-cell>
          <table:table-cell office:value-type="float" office:value="0.161083221435546" calcext:value-type="float">
            <text:p>0.1610832214</text:p>
          </table:table-cell>
          <table:table-cell office:value-type="float" office:value="1.88682556152343" calcext:value-type="float">
            <text:p>1.8868255615</text:p>
          </table:table-cell>
          <table:table-cell office:value-type="float" office:value="1.53741645812988" calcext:value-type="float">
            <text:p>1.5374164581</text:p>
          </table:table-cell>
          <table:table-cell office:value-type="float" office:value="1.00384664535522" calcext:value-type="float">
            <text:p>1.0038466454</text:p>
          </table:table-cell>
          <table:table-cell office:value-type="float" office:value="1.30701065063476" calcext:value-type="float">
            <text:p>1.3070106506</text:p>
          </table:table-cell>
          <table:table-cell office:value-type="float" office:value="1.5801510810852" calcext:value-type="float">
            <text:p>1.5801510811</text:p>
          </table:table-cell>
          <table:table-cell office:value-type="float" office:value="1.02011013031005" calcext:value-type="float">
            <text:p>1.0201101303</text:p>
          </table:table-cell>
          <table:table-cell office:value-type="float" office:value="1.42068004608154" calcext:value-type="float">
            <text:p>1.4206800461</text:p>
          </table:table-cell>
          <table:table-cell office:value-type="float" office:value="2.17012453079223" calcext:value-type="float">
            <text:p>2.1701245308</text:p>
          </table:table-cell>
          <table:table-cell office:value-type="float" office:value="2.43507575988769" calcext:value-type="float">
            <text:p>2.4350757599</text:p>
          </table:table-cell>
          <table:table-cell office:value-type="float" office:value="0.590107440948486" calcext:value-type="float">
            <text:p>0.5901074409</text:p>
          </table:table-cell>
          <table:table-cell office:value-type="float" office:value="2.13206100463867" calcext:value-type="float">
            <text:p>2.1320610046</text:p>
          </table:table-cell>
          <table:table-cell office:value-type="float" office:value="3.18562889099121" calcext:value-type="float">
            <text:p>3.185628891</text:p>
          </table:table-cell>
          <table:table-cell office:value-type="float" office:value="2.76833915710449" calcext:value-type="float">
            <text:p>2.7683391571</text:p>
          </table:table-cell>
          <table:table-cell office:value-type="float" office:value="2.75917816162109" calcext:value-type="float">
            <text:p>2.7591781616</text:p>
          </table:table-cell>
          <table:table-cell office:value-type="float" office:value="1.58739757537841" calcext:value-type="float">
            <text:p>1.5873975754</text:p>
          </table:table-cell>
          <table:table-cell office:value-type="float" office:value="0.748512268066406" calcext:value-type="float">
            <text:p>0.7485122681</text:p>
          </table:table-cell>
          <table:table-cell office:value-type="float" office:value="1.29960536956787" calcext:value-type="float">
            <text:p>1.2996053696</text:p>
          </table:table-cell>
          <table:table-cell office:value-type="float" office:value="0.448761940002441" calcext:value-type="float">
            <text:p>0.44876194</text:p>
          </table:table-cell>
          <table:table-cell office:value-type="float" office:value="1.27971124649047" calcext:value-type="float">
            <text:p>1.2797112465</text:p>
          </table:table-cell>
          <table:table-cell office:value-type="float" office:value="4.38004970550537" calcext:value-type="float">
            <text:p>4.3800497055</text:p>
          </table:table-cell>
          <table:table-cell office:value-type="float" office:value="1.01012897491455" calcext:value-type="float">
            <text:p>1.0101289749</text:p>
          </table:table-cell>
          <table:table-cell office:value-type="float" office:value="0.11009407043457" calcext:value-type="float">
            <text:p>0.1100940704</text:p>
          </table:table-cell>
          <table:table-cell office:value-type="float" office:value="0.351338386535644" calcext:value-type="float">
            <text:p>0.3513383865</text:p>
          </table:table-cell>
          <table:table-cell office:value-type="float" office:value="0.917600631713867" calcext:value-type="float">
            <text:p>0.9176006317</text:p>
          </table:table-cell>
          <table:table-cell office:value-type="float" office:value="0.367158889770507" calcext:value-type="float">
            <text:p>0.3671588898</text:p>
          </table:table-cell>
          <table:table-cell office:value-type="float" office:value="0.518051147460937" calcext:value-type="float">
            <text:p>0.5180511475</text:p>
          </table:table-cell>
          <table:table-cell office:value-type="float" office:value="2.04614830017089" calcext:value-type="float">
            <text:p>2.0461483002</text:p>
          </table:table-cell>
          <table:table-cell office:value-type="float" office:value="2.66464328765869" calcext:value-type="float">
            <text:p>2.6646432877</text:p>
          </table:table-cell>
          <table:table-cell office:value-type="float" office:value="1.82517099380493" calcext:value-type="float">
            <text:p>1.8251709938</text:p>
          </table:table-cell>
          <table:table-cell office:value-type="float" office:value="1.17646217346191" calcext:value-type="float">
            <text:p>1.1764621735</text:p>
          </table:table-cell>
          <table:table-cell office:value-type="float" office:value="1.60478782653808" calcext:value-type="float">
            <text:p>1.6047878265</text:p>
          </table:table-cell>
          <table:table-cell office:value-type="float" office:value="1.20711374282836" calcext:value-type="float">
            <text:p>1.2071137428</text:p>
          </table:table-cell>
          <table:table-cell office:value-type="float" office:value="2.03155899047851" calcext:value-type="float">
            <text:p>2.0315589905</text:p>
          </table:table-cell>
          <table:table-cell office:value-type="float" office:value="2.24572277069091" calcext:value-type="float">
            <text:p>2.2457227707</text:p>
          </table:table-cell>
          <table:table-cell office:value-type="float" office:value="2.72391128540039" calcext:value-type="float">
            <text:p>2.7239112854</text:p>
          </table:table-cell>
          <table:table-cell office:value-type="float" office:value="3.29935646057128" calcext:value-type="float">
            <text:p>3.2993564606</text:p>
          </table:table-cell>
          <table:table-cell office:value-type="float" office:value="2.35377311706542" calcext:value-type="float">
            <text:p>2.3537731171</text:p>
          </table:table-cell>
          <table:table-cell office:value-type="float" office:value="3.73216247558593" calcext:value-type="float">
            <text:p>3.7321624756</text:p>
          </table:table-cell>
          <table:table-cell office:value-type="float" office:value="1.57767391204833" calcext:value-type="float">
            <text:p>1.577673912</text:p>
          </table:table-cell>
          <table:table-cell office:value-type="float" office:value="1.03591060638427" calcext:value-type="float">
            <text:p>1.0359106064</text:p>
          </table:table-cell>
          <table:table-cell office:value-type="float" office:value="0.64897871017456" calcext:value-type="float">
            <text:p>0.6489787102</text:p>
          </table:table-cell>
          <table:table-cell office:value-type="float" office:value="0.334304332733154" calcext:value-type="float">
            <text:p>0.3343043327</text:p>
          </table:table-cell>
          <table:table-cell office:value-type="float" office:value="0.1676926612854" calcext:value-type="float">
            <text:p>0.1676926613</text:p>
          </table:table-cell>
          <table:table-cell office:value-type="float" office:value="2.44895458221435" calcext:value-type="float">
            <text:p>2.4489545822</text:p>
          </table:table-cell>
          <table:table-cell office:value-type="float" office:value="1.44306373596191" calcext:value-type="float">
            <text:p>1.443063736</text:p>
          </table:table-cell>
          <table:table-cell office:value-type="float" office:value="1.45419883728027" calcext:value-type="float">
            <text:p>1.4541988373</text:p>
          </table:table-cell>
          <table:table-cell office:value-type="float" office:value="1.88667964935302" calcext:value-type="float">
            <text:p>1.8866796494</text:p>
          </table:table-cell>
          <table:table-cell office:value-type="float" office:value="0.866454601287841" calcext:value-type="float">
            <text:p>0.8664546013</text:p>
          </table:table-cell>
          <table:table-cell office:value-type="float" office:value="0.70762014389038" calcext:value-type="float">
            <text:p>0.7076201439</text:p>
          </table:table-cell>
          <table:table-cell office:value-type="float" office:value="0.871912956237793" calcext:value-type="float">
            <text:p>0.8719129562</text:p>
          </table:table-cell>
          <table:table-cell office:value-type="float" office:value="1.24215507507324" calcext:value-type="float">
            <text:p>1.2421550751</text:p>
          </table:table-cell>
          <table:table-cell office:value-type="float" office:value="0.444035530090332" calcext:value-type="float">
            <text:p>0.4440355301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绝对误差的均值</text:p>
          </table:table-cell>
          <table:table-cell office:value-type="float" office:value="1.15759877204895" calcext:value-type="float">
            <text:p>1.157598772</text:p>
          </table:table-cell>
          <table:table-cell office:value-type="float" office:value="0.814044528007507" calcext:value-type="float">
            <text:p>0.814044528</text:p>
          </table:table-cell>
          <table:table-cell office:value-type="float" office:value="0.714044003486633" calcext:value-type="float">
            <text:p>0.7140440035</text:p>
          </table:table-cell>
          <table:table-cell office:value-type="float" office:value="1.19108071327209" calcext:value-type="float">
            <text:p>1.1910807133</text:p>
          </table:table-cell>
          <table:table-cell office:value-type="float" office:value="1.49250419616699" calcext:value-type="float">
            <text:p>1.4925041962</text:p>
          </table:table-cell>
          <table:table-cell office:value-type="float" office:value="1.01599206924438" calcext:value-type="float">
            <text:p>1.0159920692</text:p>
          </table:table-cell>
          <table:table-cell office:value-type="float" office:value="1.82980863571166" calcext:value-type="float">
            <text:p>1.8298086357</text:p>
          </table:table-cell>
          <table:table-cell office:value-type="float" office:value="0.770985395908355" calcext:value-type="float">
            <text:p>0.7709853959</text:p>
          </table:table-cell>
          <table:table-cell office:value-type="float" office:value="0.916735043525695" calcext:value-type="float">
            <text:p>0.9167350435</text:p>
          </table:table-cell>
          <table:table-cell office:value-type="float" office:value="0.7524556350708" calcext:value-type="float">
            <text:p>0.7524556351</text:p>
          </table:table-cell>
          <table:table-cell office:value-type="float" office:value="1.043539686203" calcext:value-type="float">
            <text:p>1.0435396862</text:p>
          </table:table-cell>
          <table:table-cell office:value-type="float" office:value="0.86342176914215" calcext:value-type="float">
            <text:p>0.8634217691</text:p>
          </table:table-cell>
          <table:table-cell office:value-type="float" office:value="1.45936725616455" calcext:value-type="float">
            <text:p>1.4593672562</text:p>
          </table:table-cell>
          <table:table-cell office:value-type="float" office:value="1.22700433731079" calcext:value-type="float">
            <text:p>1.2270043373</text:p>
          </table:table-cell>
          <table:table-cell office:value-type="float" office:value="0.983077239990234" calcext:value-type="float">
            <text:p>0.98307724</text:p>
          </table:table-cell>
          <table:table-cell office:value-type="float" office:value="1.40722497940063" calcext:value-type="float">
            <text:p>1.4072249794</text:p>
          </table:table-cell>
          <table:table-cell office:value-type="float" office:value="1.02451866149902" calcext:value-type="float">
            <text:p>1.0245186615</text:p>
          </table:table-cell>
          <table:table-cell office:value-type="float" office:value="0.873710927963256" calcext:value-type="float">
            <text:p>0.873710928</text:p>
          </table:table-cell>
          <table:table-cell office:value-type="float" office:value="0.707529153823852" calcext:value-type="float">
            <text:p>0.7075291538</text:p>
          </table:table-cell>
          <table:table-cell office:value-type="float" office:value="0.968103785514831" calcext:value-type="float">
            <text:p>0.9681037855</text:p>
          </table:table-cell>
          <table:table-cell office:value-type="float" office:value="0.744212822914123" calcext:value-type="float">
            <text:p>0.7442128229</text:p>
          </table:table-cell>
          <table:table-cell office:value-type="float" office:value="0.952797770500183" calcext:value-type="float">
            <text:p>0.9527977705</text:p>
          </table:table-cell>
          <table:table-cell office:value-type="float" office:value="0.974575357437133" calcext:value-type="float">
            <text:p>0.9745753574</text:p>
          </table:table-cell>
          <table:table-cell office:value-type="float" office:value="0.659053840637207" calcext:value-type="float">
            <text:p>0.6590538406</text:p>
          </table:table-cell>
          <table:table-cell office:value-type="float" office:value="1.14879304885864" calcext:value-type="float">
            <text:p>1.1487930489</text:p>
          </table:table-cell>
          <table:table-cell office:value-type="float" office:value="0.750142421722412" calcext:value-type="float">
            <text:p>0.7501424217</text:p>
          </table:table-cell>
          <table:table-cell office:value-type="float" office:value="0.72753586769104" calcext:value-type="float">
            <text:p>0.7275358677</text:p>
          </table:table-cell>
          <table:table-cell office:value-type="float" office:value="1.24874559402465" calcext:value-type="float">
            <text:p>1.248745594</text:p>
          </table:table-cell>
          <table:table-cell office:value-type="float" office:value="1.50483375549316" calcext:value-type="float">
            <text:p>1.5048337555</text:p>
          </table:table-cell>
          <table:table-cell office:value-type="float" office:value="1.02070551395416" calcext:value-type="float">
            <text:p>1.020705514</text:p>
          </table:table-cell>
          <table:table-cell office:value-type="float" office:value="1.8105075263977" calcext:value-type="float">
            <text:p>1.8105075264</text:p>
          </table:table-cell>
          <table:table-cell office:value-type="float" office:value="0.6441921377182" calcext:value-type="float">
            <text:p>0.6441921377</text:p>
          </table:table-cell>
          <table:table-cell office:value-type="float" office:value="0.84788649559021" calcext:value-type="float">
            <text:p>0.8478864956</text:p>
          </table:table-cell>
          <table:table-cell office:value-type="float" office:value="0.700678558349609" calcext:value-type="float">
            <text:p>0.7006785583</text:p>
          </table:table-cell>
          <table:table-cell office:value-type="float" office:value="0.890836925506591" calcext:value-type="float">
            <text:p>0.8908369255</text:p>
          </table:table-cell>
          <table:table-cell office:value-type="float" office:value="0.931602282524108" calcext:value-type="float">
            <text:p>0.9316022825</text:p>
          </table:table-cell>
          <table:table-cell office:value-type="float" office:value="1.531541659832" calcext:value-type="float">
            <text:p>1.5315416598</text:p>
          </table:table-cell>
          <table:table-cell office:value-type="float" office:value="1.17229610443115" calcext:value-type="float">
            <text:p>1.1722961044</text:p>
          </table:table-cell>
          <table:table-cell office:value-type="float" office:value="0.991037044525146" calcext:value-type="float">
            <text:p>0.9910370445</text:p>
          </table:table-cell>
          <table:table-cell office:value-type="float" office:value="1.39713790893554" calcext:value-type="float">
            <text:p>1.3971379089</text:p>
          </table:table-cell>
          <table:table-cell office:value-type="float" office:value="1.0526195526123" calcext:value-type="float">
            <text:p>1.0526195526</text:p>
          </table:table-cell>
          <table:table-cell office:value-type="float" office:value="0.784642314910888" calcext:value-type="float">
            <text:p>0.7846423149</text:p>
          </table:table-cell>
          <table:table-cell office:value-type="float" office:value="0.651009426116943" calcext:value-type="float">
            <text:p>0.6510094261</text:p>
          </table:table-cell>
          <table:table-cell office:value-type="float" office:value="0.843108320236206" calcext:value-type="float">
            <text:p>0.8431083202</text:p>
          </table:table-cell>
          <table:table-cell office:value-type="float" office:value="0.713741526603698" calcext:value-type="float">
            <text:p>0.7137415266</text:p>
          </table:table-cell>
          <table:table-cell office:value-type="float" office:value="0.889265718460083" calcext:value-type="float">
            <text:p>0.8892657185</text:p>
          </table:table-cell>
          <table:table-cell office:value-type="float" office:value="0.895110149383544" calcext:value-type="float">
            <text:p>0.8951101494</text:p>
          </table:table-cell>
          <table:table-cell office:value-type="float" office:value="0.660528645515441" calcext:value-type="float">
            <text:p>0.6605286455</text:p>
          </table:table-cell>
          <table:table-cell office:value-type="float" office:value="1.32539409160614" calcext:value-type="float">
            <text:p>1.3253940916</text:p>
          </table:table-cell>
          <table:table-cell office:value-type="float" office:value="1.31678205490112" calcext:value-type="float">
            <text:p>1.3167820549</text:p>
          </table:table-cell>
          <table:table-cell office:value-type="float" office:value="0.676503434181213" calcext:value-type="float">
            <text:p>0.6765034342</text:p>
          </table:table-cell>
          <table:table-cell office:value-type="float" office:value="0.63782155752182" calcext:value-type="float">
            <text:p>0.6378215575</text:p>
          </table:table-cell>
          <table:table-cell office:value-type="float" office:value="0.602774579524993" calcext:value-type="float">
            <text:p>0.6027745795</text:p>
          </table:table-cell>
          <table:table-cell office:value-type="float" office:value="1.1827645778656" calcext:value-type="float">
            <text:p>1.1827645779</text:p>
          </table:table-cell>
          <table:table-cell office:value-type="float" office:value="0.591280994415283" calcext:value-type="float">
            <text:p>0.5912809944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绝对误差的方差</text:p>
          </table:table-cell>
          <table:table-cell office:value-type="float" office:value="0.616283992309651" calcext:value-type="float">
            <text:p>0.6162839923</text:p>
          </table:table-cell>
          <table:table-cell office:value-type="float" office:value="0.458736939595232" calcext:value-type="float">
            <text:p>0.4587369396</text:p>
          </table:table-cell>
          <table:table-cell office:value-type="float" office:value="0.459506497025366" calcext:value-type="float">
            <text:p>0.459506497</text:p>
          </table:table-cell>
          <table:table-cell office:value-type="float" office:value="0.959063851617181" calcext:value-type="float">
            <text:p>0.9590638516</text:p>
          </table:table-cell>
          <table:table-cell office:value-type="float" office:value="1.50273708481861" calcext:value-type="float">
            <text:p>1.5027370848</text:p>
          </table:table-cell>
          <table:table-cell office:value-type="float" office:value="1.26527358015655" calcext:value-type="float">
            <text:p>1.2652735802</text:p>
          </table:table-cell>
          <table:table-cell office:value-type="float" office:value="1.66091200048882" calcext:value-type="float">
            <text:p>1.6609120005</text:p>
          </table:table-cell>
          <table:table-cell office:value-type="float" office:value="1.67654280022965" calcext:value-type="float">
            <text:p>1.6765428002</text:p>
          </table:table-cell>
          <table:table-cell office:value-type="float" office:value="0.485374380464053" calcext:value-type="float">
            <text:p>0.4853743805</text:p>
          </table:table-cell>
          <table:table-cell office:value-type="float" office:value="0.268512422441266" calcext:value-type="float">
            <text:p>0.2685124224</text:p>
          </table:table-cell>
          <table:table-cell office:value-type="float" office:value="1.5241997052395" calcext:value-type="float">
            <text:p>1.5241997052</text:p>
          </table:table-cell>
          <table:table-cell office:value-type="float" office:value="0.497214087802238" calcext:value-type="float">
            <text:p>0.4972140878</text:p>
          </table:table-cell>
          <table:table-cell office:value-type="float" office:value="1.10699307427151" calcext:value-type="float">
            <text:p>1.1069930743</text:p>
          </table:table-cell>
          <table:table-cell office:value-type="float" office:value="0.948095050776273" calcext:value-type="float">
            <text:p>0.9480950508</text:p>
          </table:table-cell>
          <table:table-cell office:value-type="float" office:value="0.731880806857734" calcext:value-type="float">
            <text:p>0.7318808069</text:p>
          </table:table-cell>
          <table:table-cell office:value-type="float" office:value="1.28441973409732" calcext:value-type="float">
            <text:p>1.2844197341</text:p>
          </table:table-cell>
          <table:table-cell office:value-type="float" office:value="0.576763751686064" calcext:value-type="float">
            <text:p>0.5767637517</text:p>
          </table:table-cell>
          <table:table-cell office:value-type="float" office:value="0.297797292331664" calcext:value-type="float">
            <text:p>0.2977972923</text:p>
          </table:table-cell>
          <table:table-cell office:value-type="float" office:value="0.414836282200755" calcext:value-type="float">
            <text:p>0.4148362822</text:p>
          </table:table-cell>
          <table:table-cell office:value-type="float" office:value="0.513167510365653" calcext:value-type="float">
            <text:p>0.5131675104</text:p>
          </table:table-cell>
          <table:table-cell office:value-type="float" office:value="0.39022284275316" calcext:value-type="float">
            <text:p>0.3902228428</text:p>
          </table:table-cell>
          <table:table-cell office:value-type="float" office:value="0.545394543705394" calcext:value-type="float">
            <text:p>0.5453945437</text:p>
          </table:table-cell>
          <table:table-cell office:value-type="float" office:value="0.799800086911146" calcext:value-type="float">
            <text:p>0.7998000869</text:p>
          </table:table-cell>
          <table:table-cell office:value-type="float" office:value="0.354739489840517" calcext:value-type="float">
            <text:p>0.3547394898</text:p>
          </table:table-cell>
          <table:table-cell office:value-type="float" office:value="0.653208374422917" calcext:value-type="float">
            <text:p>0.6532083744</text:p>
          </table:table-cell>
          <table:table-cell office:value-type="float" office:value="0.317513371923818" calcext:value-type="float">
            <text:p>0.3175133719</text:p>
          </table:table-cell>
          <table:table-cell office:value-type="float" office:value="0.285206700493392" calcext:value-type="float">
            <text:p>0.2852067005</text:p>
          </table:table-cell>
          <table:table-cell office:value-type="float" office:value="0.94747358237399" calcext:value-type="float">
            <text:p>0.9474735824</text:p>
          </table:table-cell>
          <table:table-cell office:value-type="float" office:value="1.34206914648761" calcext:value-type="float">
            <text:p>1.3420691465</text:p>
          </table:table-cell>
          <table:table-cell office:value-type="float" office:value="0.973584079875454" calcext:value-type="float">
            <text:p>0.9735840799</text:p>
          </table:table-cell>
          <table:table-cell office:value-type="float" office:value="1.90939168322769" calcext:value-type="float">
            <text:p>1.9093916832</text:p>
          </table:table-cell>
          <table:table-cell office:value-type="float" office:value="0.194163740850208" calcext:value-type="float">
            <text:p>0.1941637409</text:p>
          </table:table-cell>
          <table:table-cell office:value-type="float" office:value="0.357431518907765" calcext:value-type="float">
            <text:p>0.3574315189</text:p>
          </table:table-cell>
          <table:table-cell office:value-type="float" office:value="0.297910435924069" calcext:value-type="float">
            <text:p>0.2979104359</text:p>
          </table:table-cell>
          <table:table-cell office:value-type="float" office:value="0.560739102910607" calcext:value-type="float">
            <text:p>0.5607391029</text:p>
          </table:table-cell>
          <table:table-cell office:value-type="float" office:value="0.354178024474213" calcext:value-type="float">
            <text:p>0.3541780245</text:p>
          </table:table-cell>
          <table:table-cell office:value-type="float" office:value="1.22195859574267" calcext:value-type="float">
            <text:p>1.2219585957</text:p>
          </table:table-cell>
          <table:table-cell office:value-type="float" office:value="0.9606264289183" calcext:value-type="float">
            <text:p>0.9606264289</text:p>
          </table:table-cell>
          <table:table-cell office:value-type="float" office:value="0.726286971698231" calcext:value-type="float">
            <text:p>0.7262869717</text:p>
          </table:table-cell>
          <table:table-cell office:value-type="float" office:value="1.32095101523384" calcext:value-type="float">
            <text:p>1.3209510152</text:p>
          </table:table-cell>
          <table:table-cell office:value-type="float" office:value="0.740092211680239" calcext:value-type="float">
            <text:p>0.7400922117</text:p>
          </table:table-cell>
          <table:table-cell office:value-type="float" office:value="0.359823003130431" calcext:value-type="float">
            <text:p>0.3598230031</text:p>
          </table:table-cell>
          <table:table-cell office:value-type="float" office:value="0.347907883459625" calcext:value-type="float">
            <text:p>0.3479078835</text:p>
          </table:table-cell>
          <table:table-cell office:value-type="float" office:value="0.378593496969003" calcext:value-type="float">
            <text:p>0.378593497</text:p>
          </table:table-cell>
          <table:table-cell office:value-type="float" office:value="0.479062131948923" calcext:value-type="float">
            <text:p>0.4790621319</text:p>
          </table:table-cell>
          <table:table-cell office:value-type="float" office:value="0.426832171557338" calcext:value-type="float">
            <text:p>0.4268321716</text:p>
          </table:table-cell>
          <table:table-cell office:value-type="float" office:value="0.70413563979544" calcext:value-type="float">
            <text:p>0.7041356398</text:p>
          </table:table-cell>
          <table:table-cell office:value-type="float" office:value="0.268678977347326" calcext:value-type="float">
            <text:p>0.2686789773</text:p>
          </table:table-cell>
          <table:table-cell office:value-type="float" office:value="1.18387591558987" calcext:value-type="float">
            <text:p>1.1838759156</text:p>
          </table:table-cell>
          <table:table-cell office:value-type="float" office:value="1.01431875821988" calcext:value-type="float">
            <text:p>1.0143187582</text:p>
          </table:table-cell>
          <table:table-cell office:value-type="float" office:value="0.28603698367961" calcext:value-type="float">
            <text:p>0.2860369837</text:p>
          </table:table-cell>
          <table:table-cell office:value-type="float" office:value="0.258778151837091" calcext:value-type="float">
            <text:p>0.2587781518</text:p>
          </table:table-cell>
          <table:table-cell office:value-type="float" office:value="0.213966093466157" calcext:value-type="float">
            <text:p>0.2139660935</text:p>
          </table:table-cell>
          <table:table-cell office:value-type="float" office:value="1.10802727129301" calcext:value-type="float">
            <text:p>1.1080272713</text:p>
          </table:table-cell>
          <table:table-cell office:value-type="float" office:value="0.22164605259975" calcext:value-type="float">
            <text:p>0.2216460526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相对误差的均值</text:p>
          </table:table-cell>
          <table:table-cell office:value-type="float" office:value="0.173152854857035" calcext:value-type="float">
            <text:p>0.1731528549</text:p>
          </table:table-cell>
          <table:table-cell office:value-type="float" office:value="0.0763223669823491" calcext:value-type="float">
            <text:p>0.076322367</text:p>
          </table:table-cell>
          <table:table-cell office:value-type="float" office:value="0.0683767251545214" calcext:value-type="float">
            <text:p>0.0683767252</text:p>
          </table:table-cell>
          <table:table-cell office:value-type="float" office:value="0.0553540063172113" calcext:value-type="float">
            <text:p>0.0553540063</text:p>
          </table:table-cell>
          <table:table-cell office:value-type="float" office:value="0.0718022768464288" calcext:value-type="float">
            <text:p>0.0718022768</text:p>
          </table:table-cell>
          <table:table-cell office:value-type="float" office:value="0.114602632874157" calcext:value-type="float">
            <text:p>0.1146026329</text:p>
          </table:table-cell>
          <table:table-cell office:value-type="float" office:value="0.133513231835095" calcext:value-type="float">
            <text:p>0.1335132318</text:p>
          </table:table-cell>
          <table:table-cell office:value-type="float" office:value="0.104139416391262" calcext:value-type="float">
            <text:p>0.1041394164</text:p>
          </table:table-cell>
          <table:table-cell office:value-type="float" office:value="0.0771179199847392" calcext:value-type="float">
            <text:p>0.07711792</text:p>
          </table:table-cell>
          <table:table-cell office:value-type="float" office:value="0.0996156439045444" calcext:value-type="float">
            <text:p>0.0996156439</text:p>
          </table:table-cell>
          <table:table-cell office:value-type="float" office:value="0.130199718279764" calcext:value-type="float">
            <text:p>0.1301997183</text:p>
          </table:table-cell>
          <table:table-cell office:value-type="float" office:value="0.104057153583271" calcext:value-type="float">
            <text:p>0.1040571536</text:p>
          </table:table-cell>
          <table:table-cell office:value-type="float" office:value="0.205748855615966" calcext:value-type="float">
            <text:p>0.2057488556</text:p>
          </table:table-cell>
          <table:table-cell office:value-type="float" office:value="0.047504889468073" calcext:value-type="float">
            <text:p>0.0475048895</text:p>
          </table:table-cell>
          <table:table-cell office:value-type="float" office:value="0.0452531204535625" calcext:value-type="float">
            <text:p>0.0452531205</text:p>
          </table:table-cell>
          <table:table-cell office:value-type="float" office:value="0.0426903243517153" calcext:value-type="float">
            <text:p>0.0426903244</text:p>
          </table:table-cell>
          <table:table-cell office:value-type="float" office:value="0.0383405650651548" calcext:value-type="float">
            <text:p>0.0383405651</text:p>
          </table:table-cell>
          <table:table-cell office:value-type="float" office:value="0.0733453237079083" calcext:value-type="float">
            <text:p>0.0733453237</text:p>
          </table:table-cell>
          <table:table-cell office:value-type="float" office:value="0.108376610203995" calcext:value-type="float">
            <text:p>0.1083766102</text:p>
          </table:table-cell>
          <table:table-cell office:value-type="float" office:value="0.105247903455747" calcext:value-type="float">
            <text:p>0.1052479035</text:p>
          </table:table-cell>
          <table:table-cell office:value-type="float" office:value="0.0678238683601375" calcext:value-type="float">
            <text:p>0.0678238684</text:p>
          </table:table-cell>
          <table:table-cell office:value-type="float" office:value="0.0994931018468923" calcext:value-type="float">
            <text:p>0.0994931018</text:p>
          </table:table-cell>
          <table:table-cell office:value-type="float" office:value="0.0618283928220625" calcext:value-type="float">
            <text:p>0.0618283928</text:p>
          </table:table-cell>
          <table:table-cell office:value-type="float" office:value="0.137854415552574" calcext:value-type="float">
            <text:p>0.1378544156</text:p>
          </table:table-cell>
          <table:table-cell office:value-type="float" office:value="0.173166511473245" calcext:value-type="float">
            <text:p>0.1731665115</text:p>
          </table:table-cell>
          <table:table-cell office:value-type="float" office:value="0.0721548476279713" calcext:value-type="float">
            <text:p>0.0721548476</text:p>
          </table:table-cell>
          <table:table-cell office:value-type="float" office:value="0.0690358133037443" calcext:value-type="float">
            <text:p>0.0690358133</text:p>
          </table:table-cell>
          <table:table-cell office:value-type="float" office:value="0.0569042271398939" calcext:value-type="float">
            <text:p>0.0569042271</text:p>
          </table:table-cell>
          <table:table-cell office:value-type="float" office:value="0.0713447443972108" calcext:value-type="float">
            <text:p>0.0713447444</text:p>
          </table:table-cell>
          <table:table-cell office:value-type="float" office:value="0.115583544436958" calcext:value-type="float">
            <text:p>0.1155835444</text:p>
          </table:table-cell>
          <table:table-cell office:value-type="float" office:value="0.13335536728493" calcext:value-type="float">
            <text:p>0.1333553673</text:p>
          </table:table-cell>
          <table:table-cell office:value-type="float" office:value="0.094063879019377" calcext:value-type="float">
            <text:p>0.094063879</text:p>
          </table:table-cell>
          <table:table-cell office:value-type="float" office:value="0.0703095209872117" calcext:value-type="float">
            <text:p>0.070309521</text:p>
          </table:table-cell>
          <table:table-cell office:value-type="float" office:value="0.0887739865528419" calcext:value-type="float">
            <text:p>0.0887739866</text:p>
          </table:table-cell>
          <table:table-cell office:value-type="float" office:value="0.123423188963788" calcext:value-type="float">
            <text:p>0.123423189</text:p>
          </table:table-cell>
          <table:table-cell office:value-type="float" office:value="0.119047282226383" calcext:value-type="float">
            <text:p>0.1190472822</text:p>
          </table:table-cell>
          <table:table-cell office:value-type="float" office:value="0.207979025952518" calcext:value-type="float">
            <text:p>0.207979026</text:p>
          </table:table-cell>
          <table:table-cell office:value-type="float" office:value="0.0449977570376358" calcext:value-type="float">
            <text:p>0.044997757</text:p>
          </table:table-cell>
          <table:table-cell office:value-type="float" office:value="0.0468554582424621" calcext:value-type="float">
            <text:p>0.0468554582</text:p>
          </table:table-cell>
          <table:table-cell office:value-type="float" office:value="0.0428145898532238" calcext:value-type="float">
            <text:p>0.0428145899</text:p>
          </table:table-cell>
          <table:table-cell office:value-type="float" office:value="0.0395887465923442" calcext:value-type="float">
            <text:p>0.0395887466</text:p>
          </table:table-cell>
          <table:table-cell office:value-type="float" office:value="0.0650600861193379" calcext:value-type="float">
            <text:p>0.0650600861</text:p>
          </table:table-cell>
          <table:table-cell office:value-type="float" office:value="0.0947571164864348" calcext:value-type="float">
            <text:p>0.0947571165</text:p>
          </table:table-cell>
          <table:table-cell office:value-type="float" office:value="0.0945610988792032" calcext:value-type="float">
            <text:p>0.0945610989</text:p>
          </table:table-cell>
          <table:table-cell office:value-type="float" office:value="0.0637770702385751" calcext:value-type="float">
            <text:p>0.0637770702</text:p>
          </table:table-cell>
          <table:table-cell office:value-type="float" office:value="0.0929504252085462" calcext:value-type="float">
            <text:p>0.0929504252</text:p>
          </table:table-cell>
          <table:table-cell office:value-type="float" office:value="0.0573115615965798" calcext:value-type="float">
            <text:p>0.0573115616</text:p>
          </table:table-cell>
          <table:table-cell office:value-type="float" office:value="0.136950022387318" calcext:value-type="float">
            <text:p>0.1369500224</text:p>
          </table:table-cell>
          <table:table-cell office:value-type="float" office:value="0.102400908591807" calcext:value-type="float">
            <text:p>0.1024009086</text:p>
          </table:table-cell>
          <table:table-cell office:value-type="float" office:value="0.0988403822711552" calcext:value-type="float">
            <text:p>0.0988403823</text:p>
          </table:table-cell>
          <table:table-cell office:value-type="float" office:value="0.120082340975059" calcext:value-type="float">
            <text:p>0.120082341</text:p>
          </table:table-cell>
          <table:table-cell office:value-type="float" office:value="0.150497184952837" calcext:value-type="float">
            <text:p>0.150497185</text:p>
          </table:table-cell>
          <table:table-cell office:value-type="float" office:value="0.0956661524274386" calcext:value-type="float">
            <text:p>0.0956661524</text:p>
          </table:table-cell>
          <table:table-cell office:value-type="float" office:value="0.0955597753450274" calcext:value-type="float">
            <text:p>0.0955597753</text:p>
          </table:table-cell>
          <table:table-cell office:value-type="float" office:value="0.227084214000497" calcext:value-type="float">
            <text:p>0.227084214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相对误差的方差</text:p>
          </table:table-cell>
          <table:table-cell office:value-type="float" office:value="0.0186524226287655" calcext:value-type="float">
            <text:p>0.0186524226</text:p>
          </table:table-cell>
          <table:table-cell office:value-type="float" office:value="0.00376427985623448" calcext:value-type="float">
            <text:p>0.0037642799</text:p>
          </table:table-cell>
          <table:table-cell office:value-type="float" office:value="0.00378896691803695" calcext:value-type="float">
            <text:p>0.0037889669</text:p>
          </table:table-cell>
          <table:table-cell office:value-type="float" office:value="0.0020553614517435" calcext:value-type="float">
            <text:p>0.0020553615</text:p>
          </table:table-cell>
          <table:table-cell office:value-type="float" office:value="0.00383231054979432" calcext:value-type="float">
            <text:p>0.0038323105</text:p>
          </table:table-cell>
          <table:table-cell office:value-type="float" office:value="0.0183169581411153" calcext:value-type="float">
            <text:p>0.0183169581</text:p>
          </table:table-cell>
          <table:table-cell office:value-type="float" office:value="0.0110399434046003" calcext:value-type="float">
            <text:p>0.0110399434</text:p>
          </table:table-cell>
          <table:table-cell office:value-type="float" office:value="0.00954295294968614" calcext:value-type="float">
            <text:p>0.0095429529</text:p>
          </table:table-cell>
          <table:table-cell office:value-type="float" office:value="0.00349709011844844" calcext:value-type="float">
            <text:p>0.0034970901</text:p>
          </table:table-cell>
          <table:table-cell office:value-type="float" office:value="0.0053746892282205" calcext:value-type="float">
            <text:p>0.0053746892</text:p>
          </table:table-cell>
          <table:table-cell office:value-type="float" office:value="0.0142449937387973" calcext:value-type="float">
            <text:p>0.0142449937</text:p>
          </table:table-cell>
          <table:table-cell office:value-type="float" office:value="0.00709810793459804" calcext:value-type="float">
            <text:p>0.0070981079</text:p>
          </table:table-cell>
          <table:table-cell office:value-type="float" office:value="0.0397620251768697" calcext:value-type="float">
            <text:p>0.0397620252</text:p>
          </table:table-cell>
          <table:table-cell office:value-type="float" office:value="0.00159178951451719" calcext:value-type="float">
            <text:p>0.0015917895</text:p>
          </table:table-cell>
          <table:table-cell office:value-type="float" office:value="0.00148240302896685" calcext:value-type="float">
            <text:p>0.001482403</text:p>
          </table:table-cell>
          <table:table-cell office:value-type="float" office:value="0.00136706085241944" calcext:value-type="float">
            <text:p>0.0013670609</text:p>
          </table:table-cell>
          <table:table-cell table:style-name="ce3" office:value-type="float" office:value="0.000852894274110525" calcext:value-type="float">
            <text:p>8.53E-04</text:p>
          </table:table-cell>
          <table:table-cell office:value-type="float" office:value="0.0022809868313975" calcext:value-type="float">
            <text:p>0.0022809868</text:p>
          </table:table-cell>
          <table:table-cell office:value-type="float" office:value="0.00880323504733499" calcext:value-type="float">
            <text:p>0.008803235</text:p>
          </table:table-cell>
          <table:table-cell office:value-type="float" office:value="0.00704490351876355" calcext:value-type="float">
            <text:p>0.0070449035</text:p>
          </table:table-cell>
          <table:table-cell office:value-type="float" office:value="0.00300815420864297" calcext:value-type="float">
            <text:p>0.0030081542</text:p>
          </table:table-cell>
          <table:table-cell office:value-type="float" office:value="0.0059426395266904" calcext:value-type="float">
            <text:p>0.0059426395</text:p>
          </table:table-cell>
          <table:table-cell office:value-type="float" office:value="0.00312119153422967" calcext:value-type="float">
            <text:p>0.0031211915</text:p>
          </table:table-cell>
          <table:table-cell office:value-type="float" office:value="0.028210349866505" calcext:value-type="float">
            <text:p>0.0282103499</text:p>
          </table:table-cell>
          <table:table-cell office:value-type="float" office:value="0.0216091975974105" calcext:value-type="float">
            <text:p>0.0216091976</text:p>
          </table:table-cell>
          <table:table-cell office:value-type="float" office:value="0.00288961611399652" calcext:value-type="float">
            <text:p>0.0028896161</text:p>
          </table:table-cell>
          <table:table-cell office:value-type="float" office:value="0.00250602090428345" calcext:value-type="float">
            <text:p>0.0025060209</text:p>
          </table:table-cell>
          <table:table-cell office:value-type="float" office:value="0.0019638004873416" calcext:value-type="float">
            <text:p>0.0019638005</text:p>
          </table:table-cell>
          <table:table-cell office:value-type="float" office:value="0.00308247612075739" calcext:value-type="float">
            <text:p>0.0030824761</text:p>
          </table:table-cell>
          <table:table-cell office:value-type="float" office:value="0.0165904474052529" calcext:value-type="float">
            <text:p>0.0165904474</text:p>
          </table:table-cell>
          <table:table-cell office:value-type="float" office:value="0.0137840472098704" calcext:value-type="float">
            <text:p>0.0137840472</text:p>
          </table:table-cell>
          <table:table-cell office:value-type="float" office:value="0.00394988972655699" calcext:value-type="float">
            <text:p>0.0039498897</text:p>
          </table:table-cell>
          <table:table-cell office:value-type="float" office:value="0.0023222653021194" calcext:value-type="float">
            <text:p>0.0023222653</text:p>
          </table:table-cell>
          <table:table-cell office:value-type="float" office:value="0.00513097537717979" calcext:value-type="float">
            <text:p>0.0051309754</text:p>
          </table:table-cell>
          <table:table-cell office:value-type="float" office:value="0.0131698625302903" calcext:value-type="float">
            <text:p>0.0131698625</text:p>
          </table:table-cell>
          <table:table-cell office:value-type="float" office:value="0.00629068044447991" calcext:value-type="float">
            <text:p>0.0062906804</text:p>
          </table:table-cell>
          <table:table-cell office:value-type="float" office:value="0.0449852239566566" calcext:value-type="float">
            <text:p>0.044985224</text:p>
          </table:table-cell>
          <table:table-cell office:value-type="float" office:value="0.00145077231841303" calcext:value-type="float">
            <text:p>0.0014507723</text:p>
          </table:table-cell>
          <table:table-cell office:value-type="float" office:value="0.00178442689250509" calcext:value-type="float">
            <text:p>0.0017844269</text:p>
          </table:table-cell>
          <table:table-cell office:value-type="float" office:value="0.00133466110276322" calcext:value-type="float">
            <text:p>0.0013346611</text:p>
          </table:table-cell>
          <table:table-cell office:value-type="float" office:value="0.00113826413643113" calcext:value-type="float">
            <text:p>0.0011382641</text:p>
          </table:table-cell>
          <table:table-cell office:value-type="float" office:value="0.00250159013272297" calcext:value-type="float">
            <text:p>0.0025015901</text:p>
          </table:table-cell>
          <table:table-cell office:value-type="float" office:value="0.00644371830877115" calcext:value-type="float">
            <text:p>0.0064437183</text:p>
          </table:table-cell>
          <table:table-cell office:value-type="float" office:value="0.00540244485428109" calcext:value-type="float">
            <text:p>0.0054024449</text:p>
          </table:table-cell>
          <table:table-cell office:value-type="float" office:value="0.00301726630869361" calcext:value-type="float">
            <text:p>0.0030172663</text:p>
          </table:table-cell>
          <table:table-cell office:value-type="float" office:value="0.00484055989299811" calcext:value-type="float">
            <text:p>0.0048405599</text:p>
          </table:table-cell>
          <table:table-cell office:value-type="float" office:value="0.00265806992747875" calcext:value-type="float">
            <text:p>0.0026580699</text:p>
          </table:table-cell>
          <table:table-cell office:value-type="float" office:value="0.0168005538132336" calcext:value-type="float">
            <text:p>0.0168005538</text:p>
          </table:table-cell>
          <table:table-cell office:value-type="float" office:value="0.00611221775627711" calcext:value-type="float">
            <text:p>0.0061122178</text:p>
          </table:table-cell>
          <table:table-cell office:value-type="float" office:value="0.0057331322207567" calcext:value-type="float">
            <text:p>0.0057331322</text:p>
          </table:table-cell>
          <table:table-cell office:value-type="float" office:value="0.0101242248633399" calcext:value-type="float">
            <text:p>0.0101242249</text:p>
          </table:table-cell>
          <table:table-cell office:value-type="float" office:value="0.0136043725947346" calcext:value-type="float">
            <text:p>0.0136043726</text:p>
          </table:table-cell>
          <table:table-cell office:value-type="float" office:value="0.00600248558005141" calcext:value-type="float">
            <text:p>0.0060024856</text:p>
          </table:table-cell>
          <table:table-cell office:value-type="float" office:value="0.00826397123764444" calcext:value-type="float">
            <text:p>0.0082639712</text:p>
          </table:table-cell>
          <table:table-cell office:value-type="float" office:value="0.0448244067512355" calcext:value-type="float">
            <text:p>0.0448244068</text:p>
          </table:table-cell>
          <table:table-cell table:number-columns-repeated="968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7" table:default-cell-style-name="Default"/>
        <table:table-row table:style-name="ro2">
          <table:table-cell table:style-name="ce2" office:value-type="string" calcext:value-type="string">
            <text:p>L眶内缘点</text:p>
          </table:table-cell>
          <table:table-cell table:style-name="ce2" office:value-type="string" calcext:value-type="string">
            <text:p>L眶外缘点</text:p>
          </table:table-cell>
          <table:table-cell table:style-name="ce2" office:value-type="string" calcext:value-type="string">
            <text:p>L眶下缘点</text:p>
          </table:table-cell>
          <table:table-cell table:style-name="ce2" office:value-type="string" calcext:value-type="string">
            <text:p>L眶上中点</text:p>
          </table:table-cell>
          <table:table-cell table:style-name="ce2" office:value-type="string" calcext:value-type="string">
            <text:p>L下颌角点</text:p>
          </table:table-cell>
          <table:table-cell table:style-name="ce1" office:value-type="string" calcext:value-type="string">
            <text:p>L下犬齿齿槽缘点</text:p>
          </table:table-cell>
          <table:table-cell table:style-name="ce2" office:value-type="string" calcext:value-type="string">
            <text:p>L第一上磨牙点</text:p>
          </table:table-cell>
          <table:table-cell table:style-name="ce2" office:value-type="string" calcext:value-type="string">
            <text:p>L第一下磨牙点</text:p>
          </table:table-cell>
          <table:table-cell table:style-name="ce1" office:value-type="string" calcext:value-type="string">
            <text:p>L尖牙窝点</text:p>
          </table:table-cell>
          <table:table-cell table:style-name="ce1" office:value-type="string" calcext:value-type="string">
            <text:p>L下颌支中部后点</text:p>
          </table:table-cell>
          <table:table-cell table:style-name="ce2" office:value-type="string" calcext:value-type="string">
            <text:p>L颧点</text:p>
          </table:table-cell>
          <table:table-cell table:style-name="ce2" office:value-type="string" calcext:value-type="string">
            <text:p>L颞额颧点</text:p>
          </table:table-cell>
          <table:table-cell table:style-name="ce2" office:value-type="string" calcext:value-type="string">
            <text:p>L第二上磨牙点</text:p>
          </table:table-cell>
          <table:table-cell table:style-name="ce2" office:value-type="string" calcext:value-type="string">
            <text:p>L第二下磨牙点</text:p>
          </table:table-cell>
          <table:table-cell table:style-name="ce1" office:value-type="string" calcext:value-type="string">
            <text:p>L下颌缘中点</text:p>
          </table:table-cell>
          <table:table-cell table:style-name="ce2" office:value-type="string" calcext:value-type="string">
            <text:p>L颏孔点</text:p>
          </table:table-cell>
          <table:table-cell table:style-name="ce1" office:value-type="string" calcext:value-type="string">
            <text:p>L上切牙点</text:p>
          </table:table-cell>
          <table:table-cell table:style-name="ce2" office:value-type="string" calcext:value-type="string">
            <text:p>L上犬齿齿槽缘点</text:p>
          </table:table-cell>
          <table:table-cell table:style-name="ce2" office:value-type="string" calcext:value-type="string">
            <text:p>L下颌小舌点</text:p>
          </table:table-cell>
          <table:table-cell table:style-name="ce2" office:value-type="string" calcext:value-type="string">
            <text:p>L颧弓点</text:p>
          </table:table-cell>
          <table:table-cell table:style-name="ce2" office:value-type="string" calcext:value-type="string">
            <text:p>L颧眶点</text:p>
          </table:table-cell>
          <table:table-cell table:style-name="ce1" office:value-type="string" calcext:value-type="string">
            <text:p>L下鼻根点</text:p>
          </table:table-cell>
          <table:table-cell table:style-name="ce2" office:value-type="string" calcext:value-type="string">
            <text:p>L鼻甲嵴点</text:p>
          </table:table-cell>
          <table:table-cell table:style-name="ce2" office:value-type="string" calcext:value-type="string">
            <text:p>L颧颌点</text:p>
          </table:table-cell>
          <table:table-cell table:style-name="ce2" office:value-type="string" calcext:value-type="string">
            <text:p>R眶内缘点</text:p>
          </table:table-cell>
          <table:table-cell table:style-name="ce2" office:value-type="string" calcext:value-type="string">
            <text:p>R眶外缘点</text:p>
          </table:table-cell>
          <table:table-cell table:style-name="ce2" office:value-type="string" calcext:value-type="string">
            <text:p>R眶下缘点</text:p>
          </table:table-cell>
          <table:table-cell table:style-name="ce2" office:value-type="string" calcext:value-type="string">
            <text:p>R眶上中点</text:p>
          </table:table-cell>
          <table:table-cell table:style-name="ce2" office:value-type="string" calcext:value-type="string">
            <text:p>R下颌角点</text:p>
          </table:table-cell>
          <table:table-cell table:style-name="ce2" office:value-type="string" calcext:value-type="string">
            <text:p>R下犬齿齿槽缘点</text:p>
          </table:table-cell>
          <table:table-cell table:style-name="ce2" office:value-type="string" calcext:value-type="string">
            <text:p>R第一上磨牙点</text:p>
          </table:table-cell>
          <table:table-cell table:style-name="ce2" office:value-type="string" calcext:value-type="string">
            <text:p>R第一下磨牙点</text:p>
          </table:table-cell>
          <table:table-cell table:style-name="ce2" office:value-type="string" calcext:value-type="string">
            <text:p>R尖牙窝点</text:p>
          </table:table-cell>
          <table:table-cell table:style-name="ce2" office:value-type="string" calcext:value-type="string">
            <text:p>R下颌支中部后点</text:p>
          </table:table-cell>
          <table:table-cell table:style-name="ce2" office:value-type="string" calcext:value-type="string">
            <text:p>R颧点</text:p>
          </table:table-cell>
          <table:table-cell table:style-name="ce2" office:value-type="string" calcext:value-type="string">
            <text:p>R颞额颧点</text:p>
          </table:table-cell>
          <table:table-cell table:style-name="ce2" office:value-type="string" calcext:value-type="string">
            <text:p>R第二上磨牙点</text:p>
          </table:table-cell>
          <table:table-cell table:style-name="ce2" office:value-type="string" calcext:value-type="string">
            <text:p>R第二下磨牙点</text:p>
          </table:table-cell>
          <table:table-cell table:style-name="ce2" office:value-type="string" calcext:value-type="string">
            <text:p>R下颌缘中点</text:p>
          </table:table-cell>
          <table:table-cell table:style-name="ce2" office:value-type="string" calcext:value-type="string">
            <text:p>R颏孔点</text:p>
          </table:table-cell>
          <table:table-cell table:style-name="ce2" office:value-type="string" calcext:value-type="string">
            <text:p>R上切牙点</text:p>
          </table:table-cell>
          <table:table-cell table:style-name="ce2" office:value-type="string" calcext:value-type="string">
            <text:p>R上犬齿齿槽缘点</text:p>
          </table:table-cell>
          <table:table-cell table:style-name="ce2" office:value-type="string" calcext:value-type="string">
            <text:p>R下颌小舌点</text:p>
          </table:table-cell>
          <table:table-cell table:style-name="ce2" office:value-type="string" calcext:value-type="string">
            <text:p>R颧弓点</text:p>
          </table:table-cell>
          <table:table-cell table:style-name="ce2" office:value-type="string" calcext:value-type="string">
            <text:p>R颧眶点</text:p>
          </table:table-cell>
          <table:table-cell table:style-name="ce2" office:value-type="string" calcext:value-type="string">
            <text:p>R下鼻根点</text:p>
          </table:table-cell>
          <table:table-cell table:style-name="ce2" office:value-type="string" calcext:value-type="string">
            <text:p>R鼻甲嵴点</text:p>
          </table:table-cell>
          <table:table-cell table:style-name="ce2" office:value-type="string" calcext:value-type="string">
            <text:p>R颧颌点</text:p>
          </table:table-cell>
          <table:table-cell table:style-name="ce2" office:value-type="string" calcext:value-type="string">
            <text:p>鼻骨末端点</text:p>
          </table:table-cell>
          <table:table-cell table:style-name="ce2" office:value-type="string" calcext:value-type="string">
            <text:p>下齿槽点</text:p>
          </table:table-cell>
          <table:table-cell table:style-name="ce2" office:value-type="string" calcext:value-type="string">
            <text:p>鼻中点</text:p>
          </table:table-cell>
          <table:table-cell table:style-name="ce2" office:value-type="string" calcext:value-type="string">
            <text:p>上齿槽前缘点</text:p>
          </table:table-cell>
          <table:table-cell table:style-name="ce2" office:value-type="string" calcext:value-type="string">
            <text:p>眉间点</text:p>
          </table:table-cell>
          <table:table-cell table:style-name="ce2" office:value-type="string" calcext:value-type="string">
            <text:p>鼻棘下点</text:p>
          </table:table-cell>
          <table:table-cell table:style-name="ce2" office:value-type="string" calcext:value-type="string">
            <text:p>鼻根点</text:p>
          </table:table-cell>
        </table:table-row>
        <table:table-row table:style-name="ro3">
          <table:table-cell office:value-type="float" office:value="0.0188550949096679" calcext:value-type="float">
            <text:p>0.0188550949</text:p>
          </table:table-cell>
          <table:table-cell office:value-type="float" office:value="2.66374683380126" calcext:value-type="float">
            <text:p>2.6637468338</text:p>
          </table:table-cell>
          <table:table-cell office:value-type="float" office:value="0.296618461608886" calcext:value-type="float">
            <text:p>0.2966184616</text:p>
          </table:table-cell>
          <table:table-cell office:value-type="float" office:value="1.13283824920654" calcext:value-type="float">
            <text:p>1.1328382492</text:p>
          </table:table-cell>
          <table:table-cell office:value-type="float" office:value="0.943368911743164" calcext:value-type="float">
            <text:p>0.9433689117</text:p>
          </table:table-cell>
          <table:table-cell office:value-type="float" office:value="0.0564155578613281" calcext:value-type="float">
            <text:p>0.0564155579</text:p>
          </table:table-cell>
          <table:table-cell office:value-type="float" office:value="1.19838714599609" calcext:value-type="float">
            <text:p>1.198387146</text:p>
          </table:table-cell>
          <table:table-cell office:value-type="float" office:value="0.429449081420898" calcext:value-type="float">
            <text:p>0.4294490814</text:p>
          </table:table-cell>
          <table:table-cell office:value-type="float" office:value="0.911080360412597" calcext:value-type="float">
            <text:p>0.9110803604</text:p>
          </table:table-cell>
          <table:table-cell office:value-type="float" office:value="0.139898300170898" calcext:value-type="float">
            <text:p>0.1398983002</text:p>
          </table:table-cell>
          <table:table-cell office:value-type="float" office:value="0.569000244140625" calcext:value-type="float">
            <text:p>0.5690002441</text:p>
          </table:table-cell>
          <table:table-cell office:value-type="float" office:value="0.108723640441894" calcext:value-type="float">
            <text:p>0.1087236404</text:p>
          </table:table-cell>
          <table:table-cell office:value-type="float" office:value="1.15001678466796" calcext:value-type="float">
            <text:p>1.1500167847</text:p>
          </table:table-cell>
          <table:table-cell office:value-type="float" office:value="0.574270248413085" calcext:value-type="float">
            <text:p>0.5742702484</text:p>
          </table:table-cell>
          <table:table-cell office:value-type="float" office:value="0.186263084411621" calcext:value-type="float">
            <text:p>0.1862630844</text:p>
          </table:table-cell>
          <table:table-cell office:value-type="float" office:value="0.629480361938476" calcext:value-type="float">
            <text:p>0.6294803619</text:p>
          </table:table-cell>
          <table:table-cell office:value-type="float" office:value="2.47916793823242" calcext:value-type="float">
            <text:p>2.4791679382</text:p>
          </table:table-cell>
          <table:table-cell office:value-type="float" office:value="0.349941253662109" calcext:value-type="float">
            <text:p>0.3499412537</text:p>
          </table:table-cell>
          <table:table-cell office:value-type="float" office:value="0.566656112670898" calcext:value-type="float">
            <text:p>0.5666561127</text:p>
          </table:table-cell>
          <table:table-cell office:value-type="float" office:value="2.14741134643554" calcext:value-type="float">
            <text:p>2.1474113464</text:p>
          </table:table-cell>
          <table:table-cell office:value-type="float" office:value="1.68847560882568" calcext:value-type="float">
            <text:p>1.6884756088</text:p>
          </table:table-cell>
          <table:table-cell office:value-type="float" office:value="1.41116046905517" calcext:value-type="float">
            <text:p>1.4111604691</text:p>
          </table:table-cell>
          <table:table-cell office:value-type="float" office:value="0.188952445983886" calcext:value-type="float">
            <text:p>0.188952446</text:p>
          </table:table-cell>
          <table:table-cell office:value-type="float" office:value="2.18300247192382" calcext:value-type="float">
            <text:p>2.1830024719</text:p>
          </table:table-cell>
          <table:table-cell office:value-type="float" office:value="0.827466011047363" calcext:value-type="float">
            <text:p>0.827466011</text:p>
          </table:table-cell>
          <table:table-cell office:value-type="float" office:value="3.31775951385498" calcext:value-type="float">
            <text:p>3.3177595139</text:p>
          </table:table-cell>
          <table:table-cell office:value-type="float" office:value="1.07320976257324" calcext:value-type="float">
            <text:p>1.0732097626</text:p>
          </table:table-cell>
          <table:table-cell office:value-type="float" office:value="0.892317771911621" calcext:value-type="float">
            <text:p>0.8923177719</text:p>
          </table:table-cell>
          <table:table-cell office:value-type="float" office:value="0.939641952514648" calcext:value-type="float">
            <text:p>0.9396419525</text:p>
          </table:table-cell>
          <table:table-cell office:value-type="float" office:value="1.05597877502441" calcext:value-type="float">
            <text:p>1.055978775</text:p>
          </table:table-cell>
          <table:table-cell office:value-type="float" office:value="0.346637725830078" calcext:value-type="float">
            <text:p>0.3466377258</text:p>
          </table:table-cell>
          <table:table-cell office:value-type="float" office:value="2.46395874023437" calcext:value-type="float">
            <text:p>2.4639587402</text:p>
          </table:table-cell>
          <table:table-cell office:value-type="float" office:value="1.30896663665771" calcext:value-type="float">
            <text:p>1.3089666367</text:p>
          </table:table-cell>
          <table:table-cell office:value-type="float" office:value="0.0711784362792968" calcext:value-type="float">
            <text:p>0.0711784363</text:p>
          </table:table-cell>
          <table:table-cell office:value-type="float" office:value="0.896751403808593" calcext:value-type="float">
            <text:p>0.8967514038</text:p>
          </table:table-cell>
          <table:table-cell office:value-type="float" office:value="0.259366989135742" calcext:value-type="float">
            <text:p>0.2593669891</text:p>
          </table:table-cell>
          <table:table-cell office:value-type="float" office:value="0.118072509765625" calcext:value-type="float">
            <text:p>0.1180725098</text:p>
          </table:table-cell>
          <table:table-cell office:value-type="float" office:value="1.64822769165039" calcext:value-type="float">
            <text:p>1.6482276917</text:p>
          </table:table-cell>
          <table:table-cell office:value-type="float" office:value="1.85519981384277" calcext:value-type="float">
            <text:p>1.8551998138</text:p>
          </table:table-cell>
          <table:table-cell office:value-type="float" office:value="0.670573234558105" calcext:value-type="float">
            <text:p>0.6705732346</text:p>
          </table:table-cell>
          <table:table-cell office:value-type="float" office:value="0.960643768310546" calcext:value-type="float">
            <text:p>0.9606437683</text:p>
          </table:table-cell>
          <table:table-cell office:value-type="float" office:value="0.129196166992187" calcext:value-type="float">
            <text:p>0.129196167</text:p>
          </table:table-cell>
          <table:table-cell office:value-type="float" office:value="1.6728401184082" calcext:value-type="float">
            <text:p>1.6728401184</text:p>
          </table:table-cell>
          <table:table-cell office:value-type="float" office:value="0.225439071655273" calcext:value-type="float">
            <text:p>0.2254390717</text:p>
          </table:table-cell>
          <table:table-cell office:value-type="float" office:value="1.40887737274169" calcext:value-type="float">
            <text:p>1.4088773727</text:p>
          </table:table-cell>
          <table:table-cell office:value-type="float" office:value="0.992050647735595" calcext:value-type="float">
            <text:p>0.9920506477</text:p>
          </table:table-cell>
          <table:table-cell office:value-type="float" office:value="0.584959506988525" calcext:value-type="float">
            <text:p>0.584959507</text:p>
          </table:table-cell>
          <table:table-cell office:value-type="float" office:value="2.17531013488769" calcext:value-type="float">
            <text:p>2.1753101349</text:p>
          </table:table-cell>
          <table:table-cell office:value-type="float" office:value="0.300622701644897" calcext:value-type="float">
            <text:p>0.3006227016</text:p>
          </table:table-cell>
          <table:table-cell office:value-type="float" office:value="1.19524955749511" calcext:value-type="float">
            <text:p>1.1952495575</text:p>
          </table:table-cell>
          <table:table-cell office:value-type="float" office:value="0.192564964294433" calcext:value-type="float">
            <text:p>0.1925649643</text:p>
          </table:table-cell>
          <table:table-cell office:value-type="float" office:value="0.0231904983520507" calcext:value-type="float">
            <text:p>0.0231904984</text:p>
          </table:table-cell>
          <table:table-cell office:value-type="float" office:value="0.243149280548095" calcext:value-type="float">
            <text:p>0.2431492805</text:p>
          </table:table-cell>
          <table:table-cell office:value-type="float" office:value="0.563032150268554" calcext:value-type="float">
            <text:p>0.5630321503</text:p>
          </table:table-cell>
          <table:table-cell office:value-type="float" office:value="0.294973850250244" calcext:value-type="float">
            <text:p>0.2949738503</text:p>
          </table:table-cell>
        </table:table-row>
        <table:table-row table:style-name="ro3">
          <table:table-cell office:value-type="float" office:value="0.0243606567382812" calcext:value-type="float">
            <text:p>0.0243606567</text:p>
          </table:table-cell>
          <table:table-cell office:value-type="float" office:value="0.264802455902099" calcext:value-type="float">
            <text:p>0.2648024559</text:p>
          </table:table-cell>
          <table:table-cell office:value-type="float" office:value="0.777497291564941" calcext:value-type="float">
            <text:p>0.7774972916</text:p>
          </table:table-cell>
          <table:table-cell office:value-type="float" office:value="0.308624267578125" calcext:value-type="float">
            <text:p>0.3086242676</text:p>
          </table:table-cell>
          <table:table-cell office:value-type="float" office:value="1.7457218170166" calcext:value-type="float">
            <text:p>1.745721817</text:p>
          </table:table-cell>
          <table:table-cell office:value-type="float" office:value="0.174465179443359" calcext:value-type="float">
            <text:p>0.1744651794</text:p>
          </table:table-cell>
          <table:table-cell office:value-type="float" office:value="1.83452415466308" calcext:value-type="float">
            <text:p>1.8345241547</text:p>
          </table:table-cell>
          <table:table-cell office:value-type="float" office:value="1.3989086151123" calcext:value-type="float">
            <text:p>1.3989086151</text:p>
          </table:table-cell>
          <table:table-cell office:value-type="float" office:value="0.628631591796875" calcext:value-type="float">
            <text:p>0.6286315918</text:p>
          </table:table-cell>
          <table:table-cell office:value-type="float" office:value="1.39311599731445" calcext:value-type="float">
            <text:p>1.3931159973</text:p>
          </table:table-cell>
          <table:table-cell office:value-type="float" office:value="0.192123413085937" calcext:value-type="float">
            <text:p>0.1921234131</text:p>
          </table:table-cell>
          <table:table-cell office:value-type="float" office:value="0.126951694488525" calcext:value-type="float">
            <text:p>0.1269516945</text:p>
          </table:table-cell>
          <table:table-cell office:value-type="float" office:value="2.06333351135253" calcext:value-type="float">
            <text:p>2.0633335114</text:p>
          </table:table-cell>
          <table:table-cell office:value-type="float" office:value="0.366363525390625" calcext:value-type="float">
            <text:p>0.3663635254</text:p>
          </table:table-cell>
          <table:table-cell office:value-type="float" office:value="0.743563175201416" calcext:value-type="float">
            <text:p>0.7435631752</text:p>
          </table:table-cell>
          <table:table-cell office:value-type="float" office:value="1.2308874130249" calcext:value-type="float">
            <text:p>1.230887413</text:p>
          </table:table-cell>
          <table:table-cell office:value-type="float" office:value="0.978623390197753" calcext:value-type="float">
            <text:p>0.9786233902</text:p>
          </table:table-cell>
          <table:table-cell office:value-type="float" office:value="0.615589141845703" calcext:value-type="float">
            <text:p>0.6155891418</text:p>
          </table:table-cell>
          <table:table-cell office:value-type="float" office:value="0.303619384765625" calcext:value-type="float">
            <text:p>0.3036193848</text:p>
          </table:table-cell>
          <table:table-cell office:value-type="float" office:value="0.389895439147949" calcext:value-type="float">
            <text:p>0.3898954391</text:p>
          </table:table-cell>
          <table:table-cell office:value-type="float" office:value="0.802916526794433" calcext:value-type="float">
            <text:p>0.8029165268</text:p>
          </table:table-cell>
          <table:table-cell office:value-type="float" office:value="0.918364524841308" calcext:value-type="float">
            <text:p>0.9183645248</text:p>
          </table:table-cell>
          <table:table-cell office:value-type="float" office:value="0.242788314819335" calcext:value-type="float">
            <text:p>0.2427883148</text:p>
          </table:table-cell>
          <table:table-cell office:value-type="float" office:value="0.315386772155761" calcext:value-type="float">
            <text:p>0.3153867722</text:p>
          </table:table-cell>
          <table:table-cell office:value-type="float" office:value="1.26595878601074" calcext:value-type="float">
            <text:p>1.265958786</text:p>
          </table:table-cell>
          <table:table-cell office:value-type="float" office:value="0.0418787002563476" calcext:value-type="float">
            <text:p>0.0418787003</text:p>
          </table:table-cell>
          <table:table-cell office:value-type="float" office:value="0.404886722564697" calcext:value-type="float">
            <text:p>0.4048867226</text:p>
          </table:table-cell>
          <table:table-cell office:value-type="float" office:value="0.524089813232421" calcext:value-type="float">
            <text:p>0.5240898132</text:p>
          </table:table-cell>
          <table:table-cell office:value-type="float" office:value="2.24024105072021" calcext:value-type="float">
            <text:p>2.2402410507</text:p>
          </table:table-cell>
          <table:table-cell office:value-type="float" office:value="0.308744430541992" calcext:value-type="float">
            <text:p>0.3087444305</text:p>
          </table:table-cell>
          <table:table-cell office:value-type="float" office:value="2.24732971191406" calcext:value-type="float">
            <text:p>2.2473297119</text:p>
          </table:table-cell>
          <table:table-cell office:value-type="float" office:value="1.50215721130371" calcext:value-type="float">
            <text:p>1.5021572113</text:p>
          </table:table-cell>
          <table:table-cell office:value-type="float" office:value="0.187195777893066" calcext:value-type="float">
            <text:p>0.1871957779</text:p>
          </table:table-cell>
          <table:table-cell office:value-type="float" office:value="2.46282386779785" calcext:value-type="float">
            <text:p>2.4628238678</text:p>
          </table:table-cell>
          <table:table-cell office:value-type="float" office:value="0.35177993774414" calcext:value-type="float">
            <text:p>0.3517799377</text:p>
          </table:table-cell>
          <table:table-cell office:value-type="float" office:value="0.636680126190185" calcext:value-type="float">
            <text:p>0.6366801262</text:p>
          </table:table-cell>
          <table:table-cell office:value-type="float" office:value="1.54873275756835" calcext:value-type="float">
            <text:p>1.5487327576</text:p>
          </table:table-cell>
          <table:table-cell office:value-type="float" office:value="2.36866188049316" calcext:value-type="float">
            <text:p>2.3686618805</text:p>
          </table:table-cell>
          <table:table-cell office:value-type="float" office:value="0.361393928527832" calcext:value-type="float">
            <text:p>0.3613939285</text:p>
          </table:table-cell>
          <table:table-cell office:value-type="float" office:value="1.21836376190185" calcext:value-type="float">
            <text:p>1.2183637619</text:p>
          </table:table-cell>
          <table:table-cell office:value-type="float" office:value="1.47761058807373" calcext:value-type="float">
            <text:p>1.4776105881</text:p>
          </table:table-cell>
          <table:table-cell office:value-type="float" office:value="0.373991966247558" calcext:value-type="float">
            <text:p>0.3739919662</text:p>
          </table:table-cell>
          <table:table-cell office:value-type="float" office:value="0.957769393920898" calcext:value-type="float">
            <text:p>0.9577693939</text:p>
          </table:table-cell>
          <table:table-cell office:value-type="float" office:value="0.448175907135009" calcext:value-type="float">
            <text:p>0.4481759071</text:p>
          </table:table-cell>
          <table:table-cell office:value-type="float" office:value="0.665739059448242" calcext:value-type="float">
            <text:p>0.6657390594</text:p>
          </table:table-cell>
          <table:table-cell office:value-type="float" office:value="0.497162342071533" calcext:value-type="float">
            <text:p>0.4971623421</text:p>
          </table:table-cell>
          <table:table-cell office:value-type="float" office:value="0.576854228973388" calcext:value-type="float">
            <text:p>0.576854229</text:p>
          </table:table-cell>
          <table:table-cell office:value-type="float" office:value="0.428523063659667" calcext:value-type="float">
            <text:p>0.4285230637</text:p>
          </table:table-cell>
          <table:table-cell office:value-type="float" office:value="0.0212030410766601" calcext:value-type="float">
            <text:p>0.0212030411</text:p>
          </table:table-cell>
          <table:table-cell office:value-type="float" office:value="1.79258728027343" calcext:value-type="float">
            <text:p>1.7925872803</text:p>
          </table:table-cell>
          <table:table-cell office:value-type="float" office:value="0.130180597305297" calcext:value-type="float">
            <text:p>0.1301805973</text:p>
          </table:table-cell>
          <table:table-cell office:value-type="float" office:value="1.20754146575927" calcext:value-type="float">
            <text:p>1.2075414658</text:p>
          </table:table-cell>
          <table:table-cell office:value-type="float" office:value="0.151201248168945" calcext:value-type="float">
            <text:p>0.1512012482</text:p>
          </table:table-cell>
          <table:table-cell office:value-type="float" office:value="0.371113777160644" calcext:value-type="float">
            <text:p>0.3711137772</text:p>
          </table:table-cell>
          <table:table-cell office:value-type="float" office:value="0.62628173828125" calcext:value-type="float">
            <text:p>0.6262817383</text:p>
          </table:table-cell>
        </table:table-row>
        <table:table-row table:style-name="ro3">
          <table:table-cell office:value-type="float" office:value="0.147940158843994" calcext:value-type="float">
            <text:p>0.1479401588</text:p>
          </table:table-cell>
          <table:table-cell office:value-type="float" office:value="2.93942737579345" calcext:value-type="float">
            <text:p>2.9394273758</text:p>
          </table:table-cell>
          <table:table-cell office:value-type="float" office:value="0.658202171325683" calcext:value-type="float">
            <text:p>0.6582021713</text:p>
          </table:table-cell>
          <table:table-cell office:value-type="float" office:value="1.93139266967773" calcext:value-type="float">
            <text:p>1.9313926697</text:p>
          </table:table-cell>
          <table:table-cell office:value-type="float" office:value="1.28992652893066" calcext:value-type="float">
            <text:p>1.2899265289</text:p>
          </table:table-cell>
          <table:table-cell office:value-type="float" office:value="0.79153823852539" calcext:value-type="float">
            <text:p>0.7915382385</text:p>
          </table:table-cell>
          <table:table-cell office:value-type="float" office:value="1.03204917907714" calcext:value-type="float">
            <text:p>1.0320491791</text:p>
          </table:table-cell>
          <table:table-cell office:value-type="float" office:value="0.570194244384765" calcext:value-type="float">
            <text:p>0.5701942444</text:p>
          </table:table-cell>
          <table:table-cell office:value-type="float" office:value="0.104707717895507" calcext:value-type="float">
            <text:p>0.1047077179</text:p>
          </table:table-cell>
          <table:table-cell office:value-type="float" office:value="0.45079231262207" calcext:value-type="float">
            <text:p>0.4507923126</text:p>
          </table:table-cell>
          <table:table-cell office:value-type="float" office:value="0.926292419433593" calcext:value-type="float">
            <text:p>0.9262924194</text:p>
          </table:table-cell>
          <table:table-cell office:value-type="float" office:value="0.607672214508056" calcext:value-type="float">
            <text:p>0.6076722145</text:p>
          </table:table-cell>
          <table:table-cell office:value-type="float" office:value="0.808456420898437" calcext:value-type="float">
            <text:p>0.8084564209</text:p>
          </table:table-cell>
          <table:table-cell office:value-type="float" office:value="1.34349250793457" calcext:value-type="float">
            <text:p>1.3434925079</text:p>
          </table:table-cell>
          <table:table-cell office:value-type="float" office:value="0.401537895202636" calcext:value-type="float">
            <text:p>0.4015378952</text:p>
          </table:table-cell>
          <table:table-cell office:value-type="float" office:value="0.976831436157226" calcext:value-type="float">
            <text:p>0.9768314362</text:p>
          </table:table-cell>
          <table:table-cell office:value-type="float" office:value="0.54272985458374" calcext:value-type="float">
            <text:p>0.5427298546</text:p>
          </table:table-cell>
          <table:table-cell office:value-type="float" office:value="0.15140151977539" calcext:value-type="float">
            <text:p>0.1514015198</text:p>
          </table:table-cell>
          <table:table-cell office:value-type="float" office:value="1.72955894470214" calcext:value-type="float">
            <text:p>1.7295589447</text:p>
          </table:table-cell>
          <table:table-cell office:value-type="float" office:value="1.36829853057861" calcext:value-type="float">
            <text:p>1.3682985306</text:p>
          </table:table-cell>
          <table:table-cell office:value-type="float" office:value="0.729660987854003" calcext:value-type="float">
            <text:p>0.7296609879</text:p>
          </table:table-cell>
          <table:table-cell office:value-type="float" office:value="0.466944694519042" calcext:value-type="float">
            <text:p>0.4669446945</text:p>
          </table:table-cell>
          <table:table-cell office:value-type="float" office:value="0.422048568725585" calcext:value-type="float">
            <text:p>0.4220485687</text:p>
          </table:table-cell>
          <table:table-cell office:value-type="float" office:value="0.8614501953125" calcext:value-type="float">
            <text:p>0.8614501953</text:p>
          </table:table-cell>
          <table:table-cell office:value-type="float" office:value="1.46065664291381" calcext:value-type="float">
            <text:p>1.4606566429</text:p>
          </table:table-cell>
          <table:table-cell office:value-type="float" office:value="1.27005672454833" calcext:value-type="float">
            <text:p>1.2700567245</text:p>
          </table:table-cell>
          <table:table-cell office:value-type="float" office:value="1.03096675872802" calcext:value-type="float">
            <text:p>1.0309667587</text:p>
          </table:table-cell>
          <table:table-cell office:value-type="float" office:value="1.95613241195678" calcext:value-type="float">
            <text:p>1.956132412</text:p>
          </table:table-cell>
          <table:table-cell office:value-type="float" office:value="1.66799545288085" calcext:value-type="float">
            <text:p>1.6679954529</text:p>
          </table:table-cell>
          <table:table-cell office:value-type="float" office:value="0.374768257141113" calcext:value-type="float">
            <text:p>0.3747682571</text:p>
          </table:table-cell>
          <table:table-cell office:value-type="float" office:value="0.616958618164062" calcext:value-type="float">
            <text:p>0.6169586182</text:p>
          </table:table-cell>
          <table:table-cell office:value-type="float" office:value="0.984563827514648" calcext:value-type="float">
            <text:p>0.9845638275</text:p>
          </table:table-cell>
          <table:table-cell office:value-type="float" office:value="0.374899864196777" calcext:value-type="float">
            <text:p>0.3748998642</text:p>
          </table:table-cell>
          <table:table-cell office:value-type="float" office:value="3.21097564697265" calcext:value-type="float">
            <text:p>3.210975647</text:p>
          </table:table-cell>
          <table:table-cell office:value-type="float" office:value="2.12145233154296" calcext:value-type="float">
            <text:p>2.1214523315</text:p>
          </table:table-cell>
          <table:table-cell office:value-type="float" office:value="0.078193187713623" calcext:value-type="float">
            <text:p>0.0781931877</text:p>
          </table:table-cell>
          <table:table-cell office:value-type="float" office:value="0.577194213867187" calcext:value-type="float">
            <text:p>0.5771942139</text:p>
          </table:table-cell>
          <table:table-cell office:value-type="float" office:value="0.180908203125" calcext:value-type="float">
            <text:p>0.1809082031</text:p>
          </table:table-cell>
          <table:table-cell office:value-type="float" office:value="0.673323631286621" calcext:value-type="float">
            <text:p>0.6733236313</text:p>
          </table:table-cell>
          <table:table-cell office:value-type="float" office:value="1.58459663391113" calcext:value-type="float">
            <text:p>1.5845966339</text:p>
          </table:table-cell>
          <table:table-cell office:value-type="float" office:value="1.74268817901611" calcext:value-type="float">
            <text:p>1.742688179</text:p>
          </table:table-cell>
          <table:table-cell office:value-type="float" office:value="0.528833389282226" calcext:value-type="float">
            <text:p>0.5288333893</text:p>
          </table:table-cell>
          <table:table-cell office:value-type="float" office:value="0.249622344970703" calcext:value-type="float">
            <text:p>0.249622345</text:p>
          </table:table-cell>
          <table:table-cell office:value-type="float" office:value="0.567622184753418" calcext:value-type="float">
            <text:p>0.5676221848</text:p>
          </table:table-cell>
          <table:table-cell office:value-type="float" office:value="0.745326995849609" calcext:value-type="float">
            <text:p>0.7453269958</text:p>
          </table:table-cell>
          <table:table-cell office:value-type="float" office:value="0.299381256103515" calcext:value-type="float">
            <text:p>0.2993812561</text:p>
          </table:table-cell>
          <table:table-cell office:value-type="float" office:value="0.503104209899902" calcext:value-type="float">
            <text:p>0.5031042099</text:p>
          </table:table-cell>
          <table:table-cell office:value-type="float" office:value="0.320940017700195" calcext:value-type="float">
            <text:p>0.3209400177</text:p>
          </table:table-cell>
          <table:table-cell office:value-type="float" office:value="0.704861521720886" calcext:value-type="float">
            <text:p>0.7048615217</text:p>
          </table:table-cell>
          <table:table-cell office:value-type="float" office:value="0.689120292663574" calcext:value-type="float">
            <text:p>0.6891202927</text:p>
          </table:table-cell>
          <table:table-cell office:value-type="float" office:value="0.31997799873352" calcext:value-type="float">
            <text:p>0.3199779987</text:p>
          </table:table-cell>
          <table:table-cell office:value-type="float" office:value="0.744783401489257" calcext:value-type="float">
            <text:p>0.7447834015</text:p>
          </table:table-cell>
          <table:table-cell office:value-type="float" office:value="0.756569862365722" calcext:value-type="float">
            <text:p>0.7565698624</text:p>
          </table:table-cell>
          <table:table-cell office:value-type="float" office:value="0.299323081970214" calcext:value-type="float">
            <text:p>0.299323082</text:p>
          </table:table-cell>
          <table:table-cell office:value-type="float" office:value="0.0685906410217285" calcext:value-type="float">
            <text:p>0.068590641</text:p>
          </table:table-cell>
        </table:table-row>
        <table:table-row table:style-name="ro3">
          <table:table-cell office:value-type="float" office:value="1.83675575256347" calcext:value-type="float">
            <text:p>1.8367557526</text:p>
          </table:table-cell>
          <table:table-cell office:value-type="float" office:value="0.626215934753418" calcext:value-type="float">
            <text:p>0.6262159348</text:p>
          </table:table-cell>
          <table:table-cell office:value-type="float" office:value="0.0536456108093261" calcext:value-type="float">
            <text:p>0.0536456108</text:p>
          </table:table-cell>
          <table:table-cell office:value-type="float" office:value="0.234023094177246" calcext:value-type="float">
            <text:p>0.2340230942</text:p>
          </table:table-cell>
          <table:table-cell office:value-type="float" office:value="0.613907814025878" calcext:value-type="float">
            <text:p>0.613907814</text:p>
          </table:table-cell>
          <table:table-cell office:value-type="float" office:value="0.121598243713378" calcext:value-type="float">
            <text:p>0.1215982437</text:p>
          </table:table-cell>
          <table:table-cell office:value-type="float" office:value="1.4618968963623" calcext:value-type="float">
            <text:p>1.4618968964</text:p>
          </table:table-cell>
          <table:table-cell office:value-type="float" office:value="0.500003814697265" calcext:value-type="float">
            <text:p>0.5000038147</text:p>
          </table:table-cell>
          <table:table-cell office:value-type="float" office:value="0.109817504882812" calcext:value-type="float">
            <text:p>0.1098175049</text:p>
          </table:table-cell>
          <table:table-cell office:value-type="float" office:value="2.03466606140136" calcext:value-type="float">
            <text:p>2.0346660614</text:p>
          </table:table-cell>
          <table:table-cell office:value-type="float" office:value="0.648276329040527" calcext:value-type="float">
            <text:p>0.648276329</text:p>
          </table:table-cell>
          <table:table-cell office:value-type="float" office:value="0.273935317993164" calcext:value-type="float">
            <text:p>0.273935318</text:p>
          </table:table-cell>
          <table:table-cell office:value-type="float" office:value="0.639305114746093" calcext:value-type="float">
            <text:p>0.6393051147</text:p>
          </table:table-cell>
          <table:table-cell office:value-type="float" office:value="0.467140197753906" calcext:value-type="float">
            <text:p>0.4671401978</text:p>
          </table:table-cell>
          <table:table-cell office:value-type="float" office:value="0.480817794799804" calcext:value-type="float">
            <text:p>0.4808177948</text:p>
          </table:table-cell>
          <table:table-cell office:value-type="float" office:value="0.343056678771972" calcext:value-type="float">
            <text:p>0.3430566788</text:p>
          </table:table-cell>
          <table:table-cell office:value-type="float" office:value="0.614352226257324" calcext:value-type="float">
            <text:p>0.6143522263</text:p>
          </table:table-cell>
          <table:table-cell office:value-type="float" office:value="0.0854969024658203" calcext:value-type="float">
            <text:p>0.0854969025</text:p>
          </table:table-cell>
          <table:table-cell office:value-type="float" office:value="1.29343223571777" calcext:value-type="float">
            <text:p>1.2934322357</text:p>
          </table:table-cell>
          <table:table-cell office:value-type="float" office:value="0.663949012756347" calcext:value-type="float">
            <text:p>0.6639490128</text:p>
          </table:table-cell>
          <table:table-cell office:value-type="float" office:value="0.531306266784668" calcext:value-type="float">
            <text:p>0.5313062668</text:p>
          </table:table-cell>
          <table:table-cell office:value-type="float" office:value="0.639630317687988" calcext:value-type="float">
            <text:p>0.6396303177</text:p>
          </table:table-cell>
          <table:table-cell office:value-type="float" office:value="0.611761093139648" calcext:value-type="float">
            <text:p>0.6117610931</text:p>
          </table:table-cell>
          <table:table-cell office:value-type="float" office:value="1.21192741394042" calcext:value-type="float">
            <text:p>1.2119274139</text:p>
          </table:table-cell>
          <table:table-cell office:value-type="float" office:value="1.29847049713134" calcext:value-type="float">
            <text:p>1.2984704971</text:p>
          </table:table-cell>
          <table:table-cell office:value-type="float" office:value="0.801860809326171" calcext:value-type="float">
            <text:p>0.8018608093</text:p>
          </table:table-cell>
          <table:table-cell office:value-type="float" office:value="0.0707359313964843" calcext:value-type="float">
            <text:p>0.0707359314</text:p>
          </table:table-cell>
          <table:table-cell office:value-type="float" office:value="0.109450340270996" calcext:value-type="float">
            <text:p>0.1094503403</text:p>
          </table:table-cell>
          <table:table-cell office:value-type="float" office:value="0.834446907043457" calcext:value-type="float">
            <text:p>0.834446907</text:p>
          </table:table-cell>
          <table:table-cell office:value-type="float" office:value="0.136280059814453" calcext:value-type="float">
            <text:p>0.1362800598</text:p>
          </table:table-cell>
          <table:table-cell office:value-type="float" office:value="1.68476676940917" calcext:value-type="float">
            <text:p>1.6847667694</text:p>
          </table:table-cell>
          <table:table-cell office:value-type="float" office:value="0.052490234375" calcext:value-type="float">
            <text:p>0.0524902344</text:p>
          </table:table-cell>
          <table:table-cell office:value-type="float" office:value="0.266983985900878" calcext:value-type="float">
            <text:p>0.2669839859</text:p>
          </table:table-cell>
          <table:table-cell office:value-type="float" office:value="1.5234317779541" calcext:value-type="float">
            <text:p>1.523431778</text:p>
          </table:table-cell>
          <table:table-cell office:value-type="float" office:value="0.169261932373046" calcext:value-type="float">
            <text:p>0.1692619324</text:p>
          </table:table-cell>
          <table:table-cell office:value-type="float" office:value="0.141090393066406" calcext:value-type="float">
            <text:p>0.1410903931</text:p>
          </table:table-cell>
          <table:table-cell office:value-type="float" office:value="0.0296478271484375" calcext:value-type="float">
            <text:p>0.0296478271</text:p>
          </table:table-cell>
          <table:table-cell office:value-type="float" office:value="0.12834358215332" calcext:value-type="float">
            <text:p>0.1283435822</text:p>
          </table:table-cell>
          <table:table-cell office:value-type="float" office:value="0.654031753540039" calcext:value-type="float">
            <text:p>0.6540317535</text:p>
          </table:table-cell>
          <table:table-cell office:value-type="float" office:value="0.536154747009277" calcext:value-type="float">
            <text:p>0.536154747</text:p>
          </table:table-cell>
          <table:table-cell office:value-type="float" office:value="0.116509437561035" calcext:value-type="float">
            <text:p>0.1165094376</text:p>
          </table:table-cell>
          <table:table-cell office:value-type="float" office:value="0.377798080444335" calcext:value-type="float">
            <text:p>0.3777980804</text:p>
          </table:table-cell>
          <table:table-cell office:value-type="float" office:value="1.43432426452636" calcext:value-type="float">
            <text:p>1.4343242645</text:p>
          </table:table-cell>
          <table:table-cell office:value-type="float" office:value="0.186742782592773" calcext:value-type="float">
            <text:p>0.1867427826</text:p>
          </table:table-cell>
          <table:table-cell office:value-type="float" office:value="0.0446395874023437" calcext:value-type="float">
            <text:p>0.0446395874</text:p>
          </table:table-cell>
          <table:table-cell office:value-type="float" office:value="0.5936861038208" calcext:value-type="float">
            <text:p>0.5936861038</text:p>
          </table:table-cell>
          <table:table-cell office:value-type="float" office:value="0.223607063293457" calcext:value-type="float">
            <text:p>0.2236070633</text:p>
          </table:table-cell>
          <table:table-cell office:value-type="float" office:value="0.676699638366699" calcext:value-type="float">
            <text:p>0.6766996384</text:p>
          </table:table-cell>
          <table:table-cell office:value-type="float" office:value="0.121258735656738" calcext:value-type="float">
            <text:p>0.1212587357</text:p>
          </table:table-cell>
          <table:table-cell office:value-type="float" office:value="1.02718257904052" calcext:value-type="float">
            <text:p>1.027182579</text:p>
          </table:table-cell>
          <table:table-cell office:value-type="float" office:value="1.02215933799743" calcext:value-type="float">
            <text:p>1.022159338</text:p>
          </table:table-cell>
          <table:table-cell office:value-type="float" office:value="1.03831768035888" calcext:value-type="float">
            <text:p>1.0383176804</text:p>
          </table:table-cell>
          <table:table-cell office:value-type="float" office:value="0.132778644561767" calcext:value-type="float">
            <text:p>0.1327786446</text:p>
          </table:table-cell>
          <table:table-cell office:value-type="float" office:value="0.686042785644531" calcext:value-type="float">
            <text:p>0.6860427856</text:p>
          </table:table-cell>
          <table:table-cell office:value-type="float" office:value="0.926926612854003" calcext:value-type="float">
            <text:p>0.9269266129</text:p>
          </table:table-cell>
        </table:table-row>
        <table:table-row table:style-name="ro3">
          <table:table-cell office:value-type="float" office:value="1.20273637771606" calcext:value-type="float">
            <text:p>1.2027363777</text:p>
          </table:table-cell>
          <table:table-cell office:value-type="float" office:value="0.179961204528808" calcext:value-type="float">
            <text:p>0.1799612045</text:p>
          </table:table-cell>
          <table:table-cell office:value-type="float" office:value="0.279430389404296" calcext:value-type="float">
            <text:p>0.2794303894</text:p>
          </table:table-cell>
          <table:table-cell office:value-type="float" office:value="0.0634589195251464" calcext:value-type="float">
            <text:p>0.0634589195</text:p>
          </table:table-cell>
          <table:table-cell office:value-type="float" office:value="1.74639320373535" calcext:value-type="float">
            <text:p>1.7463932037</text:p>
          </table:table-cell>
          <table:table-cell office:value-type="float" office:value="0.146941184997558" calcext:value-type="float">
            <text:p>0.146941185</text:p>
          </table:table-cell>
          <table:table-cell office:value-type="float" office:value="0.117082595825195" calcext:value-type="float">
            <text:p>0.1170825958</text:p>
          </table:table-cell>
          <table:table-cell office:value-type="float" office:value="0.298070907592773" calcext:value-type="float">
            <text:p>0.2980709076</text:p>
          </table:table-cell>
          <table:table-cell office:value-type="float" office:value="0.77812385559082" calcext:value-type="float">
            <text:p>0.7781238556</text:p>
          </table:table-cell>
          <table:table-cell office:value-type="float" office:value="1.30204010009765" calcext:value-type="float">
            <text:p>1.3020401001</text:p>
          </table:table-cell>
          <table:table-cell office:value-type="float" office:value="1.28228664398193" calcext:value-type="float">
            <text:p>1.282286644</text:p>
          </table:table-cell>
          <table:table-cell office:value-type="float" office:value="0.223508358001708" calcext:value-type="float">
            <text:p>0.223508358</text:p>
          </table:table-cell>
          <table:table-cell office:value-type="float" office:value="0.871547698974609" calcext:value-type="float">
            <text:p>0.871547699</text:p>
          </table:table-cell>
          <table:table-cell office:value-type="float" office:value="0.312217712402343" calcext:value-type="float">
            <text:p>0.3122177124</text:p>
          </table:table-cell>
          <table:table-cell office:value-type="float" office:value="0.949444770812988" calcext:value-type="float">
            <text:p>0.9494447708</text:p>
          </table:table-cell>
          <table:table-cell office:value-type="float" office:value="0.857240676879882" calcext:value-type="float">
            <text:p>0.8572406769</text:p>
          </table:table-cell>
          <table:table-cell office:value-type="float" office:value="0.55053424835205" calcext:value-type="float">
            <text:p>0.5505342484</text:p>
          </table:table-cell>
          <table:table-cell office:value-type="float" office:value="0.322031021118164" calcext:value-type="float">
            <text:p>0.3220310211</text:p>
          </table:table-cell>
          <table:table-cell office:value-type="float" office:value="0.687995910644531" calcext:value-type="float">
            <text:p>0.6879959106</text:p>
          </table:table-cell>
          <table:table-cell office:value-type="float" office:value="0.816145420074462" calcext:value-type="float">
            <text:p>0.8161454201</text:p>
          </table:table-cell>
          <table:table-cell office:value-type="float" office:value="1.23096132278442" calcext:value-type="float">
            <text:p>1.2309613228</text:p>
          </table:table-cell>
          <table:table-cell office:value-type="float" office:value="0.30840253829956" calcext:value-type="float">
            <text:p>0.3084025383</text:p>
          </table:table-cell>
          <table:table-cell office:value-type="float" office:value="0.136340618133544" calcext:value-type="float">
            <text:p>0.1363406181</text:p>
          </table:table-cell>
          <table:table-cell office:value-type="float" office:value="0.296894073486328" calcext:value-type="float">
            <text:p>0.2968940735</text:p>
          </table:table-cell>
          <table:table-cell office:value-type="float" office:value="1.36238002777099" calcext:value-type="float">
            <text:p>1.3623800278</text:p>
          </table:table-cell>
          <table:table-cell office:value-type="float" office:value="0.210330486297607" calcext:value-type="float">
            <text:p>0.2103304863</text:p>
          </table:table-cell>
          <table:table-cell office:value-type="float" office:value="0.727592468261718" calcext:value-type="float">
            <text:p>0.7275924683</text:p>
          </table:table-cell>
          <table:table-cell office:value-type="float" office:value="0.215635299682617" calcext:value-type="float">
            <text:p>0.2156352997</text:p>
          </table:table-cell>
          <table:table-cell office:value-type="float" office:value="3.84263896942138" calcext:value-type="float">
            <text:p>3.8426389694</text:p>
          </table:table-cell>
          <table:table-cell office:value-type="float" office:value="0.590821266174316" calcext:value-type="float">
            <text:p>0.5908212662</text:p>
          </table:table-cell>
          <table:table-cell office:value-type="float" office:value="0.981725692749023" calcext:value-type="float">
            <text:p>0.9817256927</text:p>
          </table:table-cell>
          <table:table-cell office:value-type="float" office:value="0.208654403686523" calcext:value-type="float">
            <text:p>0.2086544037</text:p>
          </table:table-cell>
          <table:table-cell office:value-type="float" office:value="0.736306190490722" calcext:value-type="float">
            <text:p>0.7363061905</text:p>
          </table:table-cell>
          <table:table-cell office:value-type="float" office:value="2.69440460205078" calcext:value-type="float">
            <text:p>2.6944046021</text:p>
          </table:table-cell>
          <table:table-cell office:value-type="float" office:value="1.20880126953125" calcext:value-type="float">
            <text:p>1.2088012695</text:p>
          </table:table-cell>
          <table:table-cell office:value-type="float" office:value="0.00367593765258789" calcext:value-type="float">
            <text:p>0.0036759377</text:p>
          </table:table-cell>
          <table:table-cell office:value-type="float" office:value="0.128379821777343" calcext:value-type="float">
            <text:p>0.1283798218</text:p>
          </table:table-cell>
          <table:table-cell office:value-type="float" office:value="0.353668212890625" calcext:value-type="float">
            <text:p>0.3536682129</text:p>
          </table:table-cell>
          <table:table-cell office:value-type="float" office:value="0.306033134460449" calcext:value-type="float">
            <text:p>0.3060331345</text:p>
          </table:table-cell>
          <table:table-cell office:value-type="float" office:value="0.49666690826416" calcext:value-type="float">
            <text:p>0.4966669083</text:p>
          </table:table-cell>
          <table:table-cell office:value-type="float" office:value="1.43527507781982" calcext:value-type="float">
            <text:p>1.4352750778</text:p>
          </table:table-cell>
          <table:table-cell office:value-type="float" office:value="0.132769584655761" calcext:value-type="float">
            <text:p>0.1327695847</text:p>
          </table:table-cell>
          <table:table-cell office:value-type="float" office:value="0.0588607788085937" calcext:value-type="float">
            <text:p>0.0588607788</text:p>
          </table:table-cell>
          <table:table-cell office:value-type="float" office:value="1.50726795196533" calcext:value-type="float">
            <text:p>1.507267952</text:p>
          </table:table-cell>
          <table:table-cell office:value-type="float" office:value="1.40857553482055" calcext:value-type="float">
            <text:p>1.4085755348</text:p>
          </table:table-cell>
          <table:table-cell office:value-type="float" office:value="0.254762649536132" calcext:value-type="float">
            <text:p>0.2547626495</text:p>
          </table:table-cell>
          <table:table-cell office:value-type="float" office:value="0.271724224090576" calcext:value-type="float">
            <text:p>0.2717242241</text:p>
          </table:table-cell>
          <table:table-cell office:value-type="float" office:value="0.240396499633789" calcext:value-type="float">
            <text:p>0.2403964996</text:p>
          </table:table-cell>
          <table:table-cell office:value-type="float" office:value="0.0303647518157959" calcext:value-type="float">
            <text:p>0.0303647518</text:p>
          </table:table-cell>
          <table:table-cell office:value-type="float" office:value="0.466191291809082" calcext:value-type="float">
            <text:p>0.4661912918</text:p>
          </table:table-cell>
          <table:table-cell office:value-type="float" office:value="0.646360158920288" calcext:value-type="float">
            <text:p>0.6463601589</text:p>
          </table:table-cell>
          <table:table-cell office:value-type="float" office:value="1.84581851959228" calcext:value-type="float">
            <text:p>1.8458185196</text:p>
          </table:table-cell>
          <table:table-cell office:value-type="float" office:value="0.946066856384277" calcext:value-type="float">
            <text:p>0.9460668564</text:p>
          </table:table-cell>
          <table:table-cell office:value-type="float" office:value="0.771638870239257" calcext:value-type="float">
            <text:p>0.7716388702</text:p>
          </table:table-cell>
          <table:table-cell office:value-type="float" office:value="0.564888000488281" calcext:value-type="float">
            <text:p>0.5648880005</text:p>
          </table:table-cell>
        </table:table-row>
        <table:table-row table:style-name="ro3">
          <table:table-cell office:value-type="float" office:value="0.560336112976074" calcext:value-type="float">
            <text:p>0.560336113</text:p>
          </table:table-cell>
          <table:table-cell office:value-type="float" office:value="0.564308643341064" calcext:value-type="float">
            <text:p>0.5643086433</text:p>
          </table:table-cell>
          <table:table-cell office:value-type="float" office:value="0.721004962921142" calcext:value-type="float">
            <text:p>0.7210049629</text:p>
          </table:table-cell>
          <table:table-cell office:value-type="float" office:value="0.819519996643066" calcext:value-type="float">
            <text:p>0.8195199966</text:p>
          </table:table-cell>
          <table:table-cell office:value-type="float" office:value="1.10232067108154" calcext:value-type="float">
            <text:p>1.1023206711</text:p>
          </table:table-cell>
          <table:table-cell office:value-type="float" office:value="0.0882158279418945" calcext:value-type="float">
            <text:p>0.0882158279</text:p>
          </table:table-cell>
          <table:table-cell office:value-type="float" office:value="2.1102294921875" calcext:value-type="float">
            <text:p>2.1102294922</text:p>
          </table:table-cell>
          <table:table-cell office:value-type="float" office:value="1.03918647766113" calcext:value-type="float">
            <text:p>1.0391864777</text:p>
          </table:table-cell>
          <table:table-cell office:value-type="float" office:value="1.16325569152832" calcext:value-type="float">
            <text:p>1.1632556915</text:p>
          </table:table-cell>
          <table:table-cell office:value-type="float" office:value="0.89797019958496" calcext:value-type="float">
            <text:p>0.8979701996</text:p>
          </table:table-cell>
          <table:table-cell office:value-type="float" office:value="0.591591835021972" calcext:value-type="float">
            <text:p>0.591591835</text:p>
          </table:table-cell>
          <table:table-cell office:value-type="float" office:value="0.0787291526794433" calcext:value-type="float">
            <text:p>0.0787291527</text:p>
          </table:table-cell>
          <table:table-cell office:value-type="float" office:value="4.12929725646972" calcext:value-type="float">
            <text:p>4.1292972565</text:p>
          </table:table-cell>
          <table:table-cell office:value-type="float" office:value="1.16863441467285" calcext:value-type="float">
            <text:p>1.1686344147</text:p>
          </table:table-cell>
          <table:table-cell office:value-type="float" office:value="0.117983341217041" calcext:value-type="float">
            <text:p>0.1179833412</text:p>
          </table:table-cell>
          <table:table-cell office:value-type="float" office:value="0.0951614379882812" calcext:value-type="float">
            <text:p>0.095161438</text:p>
          </table:table-cell>
          <table:table-cell office:value-type="float" office:value="1.60989809036254" calcext:value-type="float">
            <text:p>1.6098980904</text:p>
          </table:table-cell>
          <table:table-cell office:value-type="float" office:value="1.56868267059326" calcext:value-type="float">
            <text:p>1.5686826706</text:p>
          </table:table-cell>
          <table:table-cell office:value-type="float" office:value="1.22992324829101" calcext:value-type="float">
            <text:p>1.2299232483</text:p>
          </table:table-cell>
          <table:table-cell office:value-type="float" office:value="0.0707736015319824" calcext:value-type="float">
            <text:p>0.0707736015</text:p>
          </table:table-cell>
          <table:table-cell office:value-type="float" office:value="0.517625331878662" calcext:value-type="float">
            <text:p>0.5176253319</text:p>
          </table:table-cell>
          <table:table-cell office:value-type="float" office:value="0.543455123901367" calcext:value-type="float">
            <text:p>0.5434551239</text:p>
          </table:table-cell>
          <table:table-cell office:value-type="float" office:value="0.918370246887207" calcext:value-type="float">
            <text:p>0.9183702469</text:p>
          </table:table-cell>
          <table:table-cell office:value-type="float" office:value="0.812074661254882" calcext:value-type="float">
            <text:p>0.8120746613</text:p>
          </table:table-cell>
          <table:table-cell office:value-type="float" office:value="0.945892333984375" calcext:value-type="float">
            <text:p>0.945892334</text:p>
          </table:table-cell>
          <table:table-cell office:value-type="float" office:value="1.43379354476928" calcext:value-type="float">
            <text:p>1.4337935448</text:p>
          </table:table-cell>
          <table:table-cell office:value-type="float" office:value="0.719222068786621" calcext:value-type="float">
            <text:p>0.7192220688</text:p>
          </table:table-cell>
          <table:table-cell office:value-type="float" office:value="0.892294883728027" calcext:value-type="float">
            <text:p>0.8922948837</text:p>
          </table:table-cell>
          <table:table-cell office:value-type="float" office:value="3.40994453430175" calcext:value-type="float">
            <text:p>3.4099445343</text:p>
          </table:table-cell>
          <table:table-cell office:value-type="float" office:value="0.400286674499511" calcext:value-type="float">
            <text:p>0.4002866745</text:p>
          </table:table-cell>
          <table:table-cell office:value-type="float" office:value="0.59550666809082" calcext:value-type="float">
            <text:p>0.5955066681</text:p>
          </table:table-cell>
          <table:table-cell office:value-type="float" office:value="0.162019729614257" calcext:value-type="float">
            <text:p>0.1620197296</text:p>
          </table:table-cell>
          <table:table-cell office:value-type="float" office:value="0.17475414276123" calcext:value-type="float">
            <text:p>0.1747541428</text:p>
          </table:table-cell>
          <table:table-cell office:value-type="float" office:value="1.8375015258789" calcext:value-type="float">
            <text:p>1.8375015259</text:p>
          </table:table-cell>
          <table:table-cell office:value-type="float" office:value="0.039161205291748" calcext:value-type="float">
            <text:p>0.0391612053</text:p>
          </table:table-cell>
          <table:table-cell office:value-type="float" office:value="0.549605846405029" calcext:value-type="float">
            <text:p>0.5496058464</text:p>
          </table:table-cell>
          <table:table-cell office:value-type="float" office:value="1.6978416442871" calcext:value-type="float">
            <text:p>1.6978416443</text:p>
          </table:table-cell>
          <table:table-cell office:value-type="float" office:value="0.762500762939453" calcext:value-type="float">
            <text:p>0.7625007629</text:p>
          </table:table-cell>
          <table:table-cell office:value-type="float" office:value="0.479305267333984" calcext:value-type="float">
            <text:p>0.4793052673</text:p>
          </table:table-cell>
          <table:table-cell office:value-type="float" office:value="0.861008644104003" calcext:value-type="float">
            <text:p>0.8610086441</text:p>
          </table:table-cell>
          <table:table-cell office:value-type="float" office:value="1.91102504730224" calcext:value-type="float">
            <text:p>1.9110250473</text:p>
          </table:table-cell>
          <table:table-cell office:value-type="float" office:value="0.0494270324707031" calcext:value-type="float">
            <text:p>0.0494270325</text:p>
          </table:table-cell>
          <table:table-cell office:value-type="float" office:value="2.45514774322509" calcext:value-type="float">
            <text:p>2.4551477432</text:p>
          </table:table-cell>
          <table:table-cell office:value-type="float" office:value="0.372279167175292" calcext:value-type="float">
            <text:p>0.3722791672</text:p>
          </table:table-cell>
          <table:table-cell office:value-type="float" office:value="0.671554565429687" calcext:value-type="float">
            <text:p>0.6715545654</text:p>
          </table:table-cell>
          <table:table-cell office:value-type="float" office:value="0.817604064941406" calcext:value-type="float">
            <text:p>0.8176040649</text:p>
          </table:table-cell>
          <table:table-cell office:value-type="float" office:value="1.24173307418823" calcext:value-type="float">
            <text:p>1.2417330742</text:p>
          </table:table-cell>
          <table:table-cell office:value-type="float" office:value="0.172330856323242" calcext:value-type="float">
            <text:p>0.1723308563</text:p>
          </table:table-cell>
          <table:table-cell office:value-type="float" office:value="0.632295250892639" calcext:value-type="float">
            <text:p>0.6322952509</text:p>
          </table:table-cell>
          <table:table-cell office:value-type="float" office:value="1.24751091003417" calcext:value-type="float">
            <text:p>1.24751091</text:p>
          </table:table-cell>
          <table:table-cell office:value-type="float" office:value="0.00896000862121582" calcext:value-type="float">
            <text:p>0.0089600086</text:p>
          </table:table-cell>
          <table:table-cell office:value-type="float" office:value="2.64805507659912" calcext:value-type="float">
            <text:p>2.6480550766</text:p>
          </table:table-cell>
          <table:table-cell office:value-type="float" office:value="1.03079748153686" calcext:value-type="float">
            <text:p>1.0307974815</text:p>
          </table:table-cell>
          <table:table-cell office:value-type="float" office:value="0.7932710647583" calcext:value-type="float">
            <text:p>0.7932710648</text:p>
          </table:table-cell>
          <table:table-cell office:value-type="float" office:value="1.20833587646484" calcext:value-type="float">
            <text:p>1.2083358765</text:p>
          </table:table-cell>
        </table:table-row>
        <table:table-row table:style-name="ro3">
          <table:table-cell office:value-type="float" office:value="1.48888969421386" calcext:value-type="float">
            <text:p>1.4888896942</text:p>
          </table:table-cell>
          <table:table-cell office:value-type="float" office:value="1.60356616973876" calcext:value-type="float">
            <text:p>1.6035661697</text:p>
          </table:table-cell>
          <table:table-cell office:value-type="float" office:value="1.42764139175415" calcext:value-type="float">
            <text:p>1.4276413918</text:p>
          </table:table-cell>
          <table:table-cell office:value-type="float" office:value="0.818784713745117" calcext:value-type="float">
            <text:p>0.8187847137</text:p>
          </table:table-cell>
          <table:table-cell office:value-type="float" office:value="1.56886482238769" calcext:value-type="float">
            <text:p>1.5688648224</text:p>
          </table:table-cell>
          <table:table-cell office:value-type="float" office:value="1.29675769805908" calcext:value-type="float">
            <text:p>1.2967576981</text:p>
          </table:table-cell>
          <table:table-cell office:value-type="float" office:value="0.0420742034912109" calcext:value-type="float">
            <text:p>0.0420742035</text:p>
          </table:table-cell>
          <table:table-cell office:value-type="float" office:value="0.45210838317871" calcext:value-type="float">
            <text:p>0.4521083832</text:p>
          </table:table-cell>
          <table:table-cell office:value-type="float" office:value="1.24079608917236" calcext:value-type="float">
            <text:p>1.2407960892</text:p>
          </table:table-cell>
          <table:table-cell office:value-type="float" office:value="0.428897857666015" calcext:value-type="float">
            <text:p>0.4288978577</text:p>
          </table:table-cell>
          <table:table-cell office:value-type="float" office:value="0.00849151611328125" calcext:value-type="float">
            <text:p>0.0084915161</text:p>
          </table:table-cell>
          <table:table-cell office:value-type="float" office:value="1.44795560836792" calcext:value-type="float">
            <text:p>1.4479556084</text:p>
          </table:table-cell>
          <table:table-cell office:value-type="float" office:value="0.669425964355468" calcext:value-type="float">
            <text:p>0.6694259644</text:p>
          </table:table-cell>
          <table:table-cell office:value-type="float" office:value="1.81368827819824" calcext:value-type="float">
            <text:p>1.8136882782</text:p>
          </table:table-cell>
          <table:table-cell office:value-type="float" office:value="0.475004196166992" calcext:value-type="float">
            <text:p>0.4750041962</text:p>
          </table:table-cell>
          <table:table-cell office:value-type="float" office:value="0.785274505615234" calcext:value-type="float">
            <text:p>0.7852745056</text:p>
          </table:table-cell>
          <table:table-cell office:value-type="float" office:value="2.41766929626464" calcext:value-type="float">
            <text:p>2.4176692963</text:p>
          </table:table-cell>
          <table:table-cell office:value-type="float" office:value="2.06249141693115" calcext:value-type="float">
            <text:p>2.0624914169</text:p>
          </table:table-cell>
          <table:table-cell office:value-type="float" office:value="1.42418670654296" calcext:value-type="float">
            <text:p>1.4241867065</text:p>
          </table:table-cell>
          <table:table-cell office:value-type="float" office:value="0.319293975830078" calcext:value-type="float">
            <text:p>0.3192939758</text:p>
          </table:table-cell>
          <table:table-cell office:value-type="float" office:value="1.53008842468261" calcext:value-type="float">
            <text:p>1.5300884247</text:p>
          </table:table-cell>
          <table:table-cell office:value-type="float" office:value="0.788403034210205" calcext:value-type="float">
            <text:p>0.7884030342</text:p>
          </table:table-cell>
          <table:table-cell office:value-type="float" office:value="0.517200946807861" calcext:value-type="float">
            <text:p>0.5172009468</text:p>
          </table:table-cell>
          <table:table-cell office:value-type="float" office:value="1.42512798309326" calcext:value-type="float">
            <text:p>1.4251279831</text:p>
          </table:table-cell>
          <table:table-cell office:value-type="float" office:value="0.122047901153564" calcext:value-type="float">
            <text:p>0.1220479012</text:p>
          </table:table-cell>
          <table:table-cell office:value-type="float" office:value="1.87704229354858" calcext:value-type="float">
            <text:p>1.8770422935</text:p>
          </table:table-cell>
          <table:table-cell office:value-type="float" office:value="2.4761996269226" calcext:value-type="float">
            <text:p>2.4761996269</text:p>
          </table:table-cell>
          <table:table-cell office:value-type="float" office:value="0.645863056182861" calcext:value-type="float">
            <text:p>0.6458630562</text:p>
          </table:table-cell>
          <table:table-cell office:value-type="float" office:value="1.50283622741699" calcext:value-type="float">
            <text:p>1.5028362274</text:p>
          </table:table-cell>
          <table:table-cell office:value-type="float" office:value="0.984834671020507" calcext:value-type="float">
            <text:p>0.984834671</text:p>
          </table:table-cell>
          <table:table-cell office:value-type="float" office:value="0.824567794799804" calcext:value-type="float">
            <text:p>0.8245677948</text:p>
          </table:table-cell>
          <table:table-cell office:value-type="float" office:value="1.20483970642089" calcext:value-type="float">
            <text:p>1.2048397064</text:p>
          </table:table-cell>
          <table:table-cell office:value-type="float" office:value="1.23504447937011" calcext:value-type="float">
            <text:p>1.2350444794</text:p>
          </table:table-cell>
          <table:table-cell office:value-type="float" office:value="1.7510757446289" calcext:value-type="float">
            <text:p>1.7510757446</text:p>
          </table:table-cell>
          <table:table-cell office:value-type="float" office:value="0.640841484069824" calcext:value-type="float">
            <text:p>0.6408414841</text:p>
          </table:table-cell>
          <table:table-cell office:value-type="float" office:value="1.55982446670532" calcext:value-type="float">
            <text:p>1.5598244667</text:p>
          </table:table-cell>
          <table:table-cell office:value-type="float" office:value="5.82305908203125" calcext:value-type="float">
            <text:p>5.823059082</text:p>
          </table:table-cell>
          <table:table-cell office:value-type="float" office:value="1.58383178710937" calcext:value-type="float">
            <text:p>1.5838317871</text:p>
          </table:table-cell>
          <table:table-cell office:value-type="float" office:value="0.708245277404785" calcext:value-type="float">
            <text:p>0.7082452774</text:p>
          </table:table-cell>
          <table:table-cell office:value-type="float" office:value="0.56484317779541" calcext:value-type="float">
            <text:p>0.5648431778</text:p>
          </table:table-cell>
          <table:table-cell office:value-type="float" office:value="2.69852018356323" calcext:value-type="float">
            <text:p>2.6985201836</text:p>
          </table:table-cell>
          <table:table-cell office:value-type="float" office:value="1.92290306091308" calcext:value-type="float">
            <text:p>1.9229030609</text:p>
          </table:table-cell>
          <table:table-cell office:value-type="float" office:value="2.61211395263671" calcext:value-type="float">
            <text:p>2.6121139526</text:p>
          </table:table-cell>
          <table:table-cell office:value-type="float" office:value="0.519264221191406" calcext:value-type="float">
            <text:p>0.5192642212</text:p>
          </table:table-cell>
          <table:table-cell office:value-type="float" office:value="0.454768180847167" calcext:value-type="float">
            <text:p>0.4547681808</text:p>
          </table:table-cell>
          <table:table-cell office:value-type="float" office:value="0.176766395568847" calcext:value-type="float">
            <text:p>0.1767663956</text:p>
          </table:table-cell>
          <table:table-cell office:value-type="float" office:value="0.275564670562744" calcext:value-type="float">
            <text:p>0.2755646706</text:p>
          </table:table-cell>
          <table:table-cell office:value-type="float" office:value="0.513602256774902" calcext:value-type="float">
            <text:p>0.5136022568</text:p>
          </table:table-cell>
          <table:table-cell office:value-type="float" office:value="1.22098636627197" calcext:value-type="float">
            <text:p>1.2209863663</text:p>
          </table:table-cell>
          <table:table-cell office:value-type="float" office:value="1.60265064239501" calcext:value-type="float">
            <text:p>1.6026506424</text:p>
          </table:table-cell>
          <table:table-cell office:value-type="float" office:value="0.473765850067138" calcext:value-type="float">
            <text:p>0.4737658501</text:p>
          </table:table-cell>
          <table:table-cell office:value-type="float" office:value="0.134716033935546" calcext:value-type="float">
            <text:p>0.1347160339</text:p>
          </table:table-cell>
          <table:table-cell office:value-type="float" office:value="0.0169682502746582" calcext:value-type="float">
            <text:p>0.0169682503</text:p>
          </table:table-cell>
          <table:table-cell office:value-type="float" office:value="0.812790870666503" calcext:value-type="float">
            <text:p>0.8127908707</text:p>
          </table:table-cell>
          <table:table-cell office:value-type="float" office:value="0.0304474830627441" calcext:value-type="float">
            <text:p>0.0304474831</text:p>
          </table:table-cell>
        </table:table-row>
        <table:table-row table:style-name="ro3">
          <table:table-cell office:value-type="float" office:value="0.213789939880371" calcext:value-type="float">
            <text:p>0.2137899399</text:p>
          </table:table-cell>
          <table:table-cell office:value-type="float" office:value="0.83033800125122" calcext:value-type="float">
            <text:p>0.8303380013</text:p>
          </table:table-cell>
          <table:table-cell office:value-type="float" office:value="0.0998735427856445" calcext:value-type="float">
            <text:p>0.0998735428</text:p>
          </table:table-cell>
          <table:table-cell office:value-type="float" office:value="0.836712837219238" calcext:value-type="float">
            <text:p>0.8367128372</text:p>
          </table:table-cell>
          <table:table-cell office:value-type="float" office:value="0.460350036621093" calcext:value-type="float">
            <text:p>0.4603500366</text:p>
          </table:table-cell>
          <table:table-cell office:value-type="float" office:value="0.821379661560058" calcext:value-type="float">
            <text:p>0.8213796616</text:p>
          </table:table-cell>
          <table:table-cell office:value-type="float" office:value="2.38500595092773" calcext:value-type="float">
            <text:p>2.3850059509</text:p>
          </table:table-cell>
          <table:table-cell office:value-type="float" office:value="1.10478973388671" calcext:value-type="float">
            <text:p>1.1047897339</text:p>
          </table:table-cell>
          <table:table-cell office:value-type="float" office:value="1.26784992218017" calcext:value-type="float">
            <text:p>1.2678499222</text:p>
          </table:table-cell>
          <table:table-cell office:value-type="float" office:value="1.00044822692871" calcext:value-type="float">
            <text:p>1.0004482269</text:p>
          </table:table-cell>
          <table:table-cell office:value-type="float" office:value="1.09443759918212" calcext:value-type="float">
            <text:p>1.0944375992</text:p>
          </table:table-cell>
          <table:table-cell office:value-type="float" office:value="0.884741306304931" calcext:value-type="float">
            <text:p>0.8847413063</text:p>
          </table:table-cell>
          <table:table-cell office:value-type="float" office:value="1.76373291015625" calcext:value-type="float">
            <text:p>1.7637329102</text:p>
          </table:table-cell>
          <table:table-cell office:value-type="float" office:value="1.09833335876464" calcext:value-type="float">
            <text:p>1.0983333588</text:p>
          </table:table-cell>
          <table:table-cell office:value-type="float" office:value="1.29575109481811" calcext:value-type="float">
            <text:p>1.2957510948</text:p>
          </table:table-cell>
          <table:table-cell office:value-type="float" office:value="1.22121906280517" calcext:value-type="float">
            <text:p>1.2212190628</text:p>
          </table:table-cell>
          <table:table-cell office:value-type="float" office:value="0.360979080200195" calcext:value-type="float">
            <text:p>0.3609790802</text:p>
          </table:table-cell>
          <table:table-cell office:value-type="float" office:value="0.22573184967041" calcext:value-type="float">
            <text:p>0.2257318497</text:p>
          </table:table-cell>
          <table:table-cell office:value-type="float" office:value="0.35994529724121" calcext:value-type="float">
            <text:p>0.3599452972</text:p>
          </table:table-cell>
          <table:table-cell office:value-type="float" office:value="0.958740234375" calcext:value-type="float">
            <text:p>0.9587402344</text:p>
          </table:table-cell>
          <table:table-cell office:value-type="float" office:value="0.0310916900634765" calcext:value-type="float">
            <text:p>0.0310916901</text:p>
          </table:table-cell>
          <table:table-cell office:value-type="float" office:value="1.12477493286132" calcext:value-type="float">
            <text:p>1.1247749329</text:p>
          </table:table-cell>
          <table:table-cell office:value-type="float" office:value="0.45214557647705" calcext:value-type="float">
            <text:p>0.4521455765</text:p>
          </table:table-cell>
          <table:table-cell office:value-type="float" office:value="0.220013618469238" calcext:value-type="float">
            <text:p>0.2200136185</text:p>
          </table:table-cell>
          <table:table-cell office:value-type="float" office:value="0.66777229309082" calcext:value-type="float">
            <text:p>0.6677722931</text:p>
          </table:table-cell>
          <table:table-cell office:value-type="float" office:value="1.16898298263549" calcext:value-type="float">
            <text:p>1.1689829826</text:p>
          </table:table-cell>
          <table:table-cell office:value-type="float" office:value="0.986669063568115" calcext:value-type="float">
            <text:p>0.9866690636</text:p>
          </table:table-cell>
          <table:table-cell office:value-type="float" office:value="0.475265502929687" calcext:value-type="float">
            <text:p>0.4752655029</text:p>
          </table:table-cell>
          <table:table-cell office:value-type="float" office:value="1.72275161743164" calcext:value-type="float">
            <text:p>1.7227516174</text:p>
          </table:table-cell>
          <table:table-cell office:value-type="float" office:value="1.73789596557617" calcext:value-type="float">
            <text:p>1.7378959656</text:p>
          </table:table-cell>
          <table:table-cell office:value-type="float" office:value="0.716018676757812" calcext:value-type="float">
            <text:p>0.7160186768</text:p>
          </table:table-cell>
          <table:table-cell office:value-type="float" office:value="0.982557296752929" calcext:value-type="float">
            <text:p>0.9825572968</text:p>
          </table:table-cell>
          <table:table-cell office:value-type="float" office:value="0.55384349822998" calcext:value-type="float">
            <text:p>0.5538434982</text:p>
          </table:table-cell>
          <table:table-cell office:value-type="float" office:value="1.80642509460449" calcext:value-type="float">
            <text:p>1.8064250946</text:p>
          </table:table-cell>
          <table:table-cell office:value-type="float" office:value="1.40588092803955" calcext:value-type="float">
            <text:p>1.405880928</text:p>
          </table:table-cell>
          <table:table-cell office:value-type="float" office:value="1.59883832931518" calcext:value-type="float">
            <text:p>1.5988383293</text:p>
          </table:table-cell>
          <table:table-cell office:value-type="float" office:value="1.55211639404296" calcext:value-type="float">
            <text:p>1.552116394</text:p>
          </table:table-cell>
          <table:table-cell office:value-type="float" office:value="0.0126209259033203" calcext:value-type="float">
            <text:p>0.0126209259</text:p>
          </table:table-cell>
          <table:table-cell office:value-type="float" office:value="0.397117614746093" calcext:value-type="float">
            <text:p>0.3971176147</text:p>
          </table:table-cell>
          <table:table-cell office:value-type="float" office:value="1.34407329559326" calcext:value-type="float">
            <text:p>1.3440732956</text:p>
          </table:table-cell>
          <table:table-cell office:value-type="float" office:value="0.148117542266845" calcext:value-type="float">
            <text:p>0.1481175423</text:p>
          </table:table-cell>
          <table:table-cell office:value-type="float" office:value="1.11466312408447" calcext:value-type="float">
            <text:p>1.1146631241</text:p>
          </table:table-cell>
          <table:table-cell office:value-type="float" office:value="0.899625778198242" calcext:value-type="float">
            <text:p>0.8996257782</text:p>
          </table:table-cell>
          <table:table-cell office:value-type="float" office:value="1.85230255126953" calcext:value-type="float">
            <text:p>1.8523025513</text:p>
          </table:table-cell>
          <table:table-cell office:value-type="float" office:value="0.896265029907226" calcext:value-type="float">
            <text:p>0.8962650299</text:p>
          </table:table-cell>
          <table:table-cell office:value-type="float" office:value="0.462134361267089" calcext:value-type="float">
            <text:p>0.4621343613</text:p>
          </table:table-cell>
          <table:table-cell office:value-type="float" office:value="0.502654552459716" calcext:value-type="float">
            <text:p>0.5026545525</text:p>
          </table:table-cell>
          <table:table-cell office:value-type="float" office:value="0.733222007751464" calcext:value-type="float">
            <text:p>0.7332220078</text:p>
          </table:table-cell>
          <table:table-cell office:value-type="float" office:value="0.0913686752319336" calcext:value-type="float">
            <text:p>0.0913686752</text:p>
          </table:table-cell>
          <table:table-cell office:value-type="float" office:value="1.33640384674072" calcext:value-type="float">
            <text:p>1.3364038467</text:p>
          </table:table-cell>
          <table:table-cell office:value-type="float" office:value="0.523344039916992" calcext:value-type="float">
            <text:p>0.5233440399</text:p>
          </table:table-cell>
          <table:table-cell office:value-type="float" office:value="0.779690742492675" calcext:value-type="float">
            <text:p>0.7796907425</text:p>
          </table:table-cell>
          <table:table-cell office:value-type="float" office:value="0.943216323852539" calcext:value-type="float">
            <text:p>0.9432163239</text:p>
          </table:table-cell>
          <table:table-cell office:value-type="float" office:value="0.457605361938476" calcext:value-type="float">
            <text:p>0.4576053619</text:p>
          </table:table-cell>
          <table:table-cell office:value-type="float" office:value="0.637362003326416" calcext:value-type="float">
            <text:p>0.6373620033</text:p>
          </table:table-cell>
        </table:table-row>
        <table:table-row table:style-name="ro3">
          <table:table-cell office:value-type="float" office:value="0.294282913208007" calcext:value-type="float">
            <text:p>0.2942829132</text:p>
          </table:table-cell>
          <table:table-cell office:value-type="float" office:value="0.938977241516113" calcext:value-type="float">
            <text:p>0.9389772415</text:p>
          </table:table-cell>
          <table:table-cell office:value-type="float" office:value="0.497609615325927" calcext:value-type="float">
            <text:p>0.4976096153</text:p>
          </table:table-cell>
          <table:table-cell office:value-type="float" office:value="0.388665199279785" calcext:value-type="float">
            <text:p>0.3886651993</text:p>
          </table:table-cell>
          <table:table-cell office:value-type="float" office:value="0.706520080566406" calcext:value-type="float">
            <text:p>0.7065200806</text:p>
          </table:table-cell>
          <table:table-cell office:value-type="float" office:value="0.831432342529296" calcext:value-type="float">
            <text:p>0.8314323425</text:p>
          </table:table-cell>
          <table:table-cell office:value-type="float" office:value="1.67093086242675" calcext:value-type="float">
            <text:p>1.6709308624</text:p>
          </table:table-cell>
          <table:table-cell office:value-type="float" office:value="0.212053298950195" calcext:value-type="float">
            <text:p>0.212053299</text:p>
          </table:table-cell>
          <table:table-cell office:value-type="float" office:value="0.187466621398925" calcext:value-type="float">
            <text:p>0.1874666214</text:p>
          </table:table-cell>
          <table:table-cell office:value-type="float" office:value="2.61495494842529" calcext:value-type="float">
            <text:p>2.6149549484</text:p>
          </table:table-cell>
          <table:table-cell office:value-type="float" office:value="0.634218215942382" calcext:value-type="float">
            <text:p>0.6342182159</text:p>
          </table:table-cell>
          <table:table-cell office:value-type="float" office:value="1.26044607162475" calcext:value-type="float">
            <text:p>1.2604460716</text:p>
          </table:table-cell>
          <table:table-cell office:value-type="float" office:value="2.9353904724121" calcext:value-type="float">
            <text:p>2.9353904724</text:p>
          </table:table-cell>
          <table:table-cell office:value-type="float" office:value="0.199939727783203" calcext:value-type="float">
            <text:p>0.1999397278</text:p>
          </table:table-cell>
          <table:table-cell office:value-type="float" office:value="1.2489628791809" calcext:value-type="float">
            <text:p>1.2489628792</text:p>
          </table:table-cell>
          <table:table-cell office:value-type="float" office:value="0.133429527282714" calcext:value-type="float">
            <text:p>0.1334295273</text:p>
          </table:table-cell>
          <table:table-cell office:value-type="float" office:value="1.56826639175415" calcext:value-type="float">
            <text:p>1.5682663918</text:p>
          </table:table-cell>
          <table:table-cell office:value-type="float" office:value="0.141690254211425" calcext:value-type="float">
            <text:p>0.1416902542</text:p>
          </table:table-cell>
          <table:table-cell office:value-type="float" office:value="2.50014877319335" calcext:value-type="float">
            <text:p>2.5001487732</text:p>
          </table:table-cell>
          <table:table-cell office:value-type="float" office:value="1.8007640838623" calcext:value-type="float">
            <text:p>1.8007640839</text:p>
          </table:table-cell>
          <table:table-cell office:value-type="float" office:value="0.557113647460937" calcext:value-type="float">
            <text:p>0.5571136475</text:p>
          </table:table-cell>
          <table:table-cell office:value-type="float" office:value="0.361103534698486" calcext:value-type="float">
            <text:p>0.3611035347</text:p>
          </table:table-cell>
          <table:table-cell office:value-type="float" office:value="0.381441116333007" calcext:value-type="float">
            <text:p>0.3814411163</text:p>
          </table:table-cell>
          <table:table-cell office:value-type="float" office:value="0.812390327453613" calcext:value-type="float">
            <text:p>0.8123903275</text:p>
          </table:table-cell>
          <table:table-cell office:value-type="float" office:value="0.184412956237792" calcext:value-type="float">
            <text:p>0.1844129562</text:p>
          </table:table-cell>
          <table:table-cell office:value-type="float" office:value="1.00841999053955" calcext:value-type="float">
            <text:p>1.0084199905</text:p>
          </table:table-cell>
          <table:table-cell office:value-type="float" office:value="0.226707935333251" calcext:value-type="float">
            <text:p>0.2267079353</text:p>
          </table:table-cell>
          <table:table-cell office:value-type="float" office:value="0.111080646514892" calcext:value-type="float">
            <text:p>0.1110806465</text:p>
          </table:table-cell>
          <table:table-cell office:value-type="float" office:value="0.0164594650268554" calcext:value-type="float">
            <text:p>0.016459465</text:p>
          </table:table-cell>
          <table:table-cell office:value-type="float" office:value="0.644675254821777" calcext:value-type="float">
            <text:p>0.6446752548</text:p>
          </table:table-cell>
          <table:table-cell office:value-type="float" office:value="0.212535858154296" calcext:value-type="float">
            <text:p>0.2125358582</text:p>
          </table:table-cell>
          <table:table-cell office:value-type="float" office:value="0.287303924560546" calcext:value-type="float">
            <text:p>0.2873039246</text:p>
          </table:table-cell>
          <table:table-cell office:value-type="float" office:value="0.504829406738281" calcext:value-type="float">
            <text:p>0.5048294067</text:p>
          </table:table-cell>
          <table:table-cell office:value-type="float" office:value="0.455987930297851" calcext:value-type="float">
            <text:p>0.4559879303</text:p>
          </table:table-cell>
          <table:table-cell office:value-type="float" office:value="0.00173091888427734" calcext:value-type="float">
            <text:p>0.0017309189</text:p>
          </table:table-cell>
          <table:table-cell office:value-type="float" office:value="0.924577713012695" calcext:value-type="float">
            <text:p>0.924577713</text:p>
          </table:table-cell>
          <table:table-cell office:value-type="float" office:value="2.75761222839355" calcext:value-type="float">
            <text:p>2.7576122284</text:p>
          </table:table-cell>
          <table:table-cell office:value-type="float" office:value="0.233650207519531" calcext:value-type="float">
            <text:p>0.2336502075</text:p>
          </table:table-cell>
          <table:table-cell office:value-type="float" office:value="1.80641794204711" calcext:value-type="float">
            <text:p>1.806417942</text:p>
          </table:table-cell>
          <table:table-cell office:value-type="float" office:value="1.11244392395019" calcext:value-type="float">
            <text:p>1.112443924</text:p>
          </table:table-cell>
          <table:table-cell office:value-type="float" office:value="0.37210988998413" calcext:value-type="float">
            <text:p>0.37210989</text:p>
          </table:table-cell>
          <table:table-cell office:value-type="float" office:value="0.0394549369812011" calcext:value-type="float">
            <text:p>0.039454937</text:p>
          </table:table-cell>
          <table:table-cell office:value-type="float" office:value="2.31544589996337" calcext:value-type="float">
            <text:p>2.3154459</text:p>
          </table:table-cell>
          <table:table-cell office:value-type="float" office:value="1.49803018569946" calcext:value-type="float">
            <text:p>1.4980301857</text:p>
          </table:table-cell>
          <table:table-cell office:value-type="float" office:value="1.285737991333" calcext:value-type="float">
            <text:p>1.2857379913</text:p>
          </table:table-cell>
          <table:table-cell office:value-type="float" office:value="0.159159660339355" calcext:value-type="float">
            <text:p>0.1591596603</text:p>
          </table:table-cell>
          <table:table-cell office:value-type="float" office:value="0.0346078872680664" calcext:value-type="float">
            <text:p>0.0346078873</text:p>
          </table:table-cell>
          <table:table-cell office:value-type="float" office:value="0.844524383544921" calcext:value-type="float">
            <text:p>0.8445243835</text:p>
          </table:table-cell>
          <table:table-cell office:value-type="float" office:value="0.305766582489013" calcext:value-type="float">
            <text:p>0.3057665825</text:p>
          </table:table-cell>
          <table:table-cell office:value-type="float" office:value="0.884953498840332" calcext:value-type="float">
            <text:p>0.8849534988</text:p>
          </table:table-cell>
          <table:table-cell office:value-type="float" office:value="0.176008701324462" calcext:value-type="float">
            <text:p>0.1760087013</text:p>
          </table:table-cell>
          <table:table-cell office:value-type="float" office:value="0.697274208068847" calcext:value-type="float">
            <text:p>0.6972742081</text:p>
          </table:table-cell>
          <table:table-cell office:value-type="float" office:value="0.136420249938964" calcext:value-type="float">
            <text:p>0.1364202499</text:p>
          </table:table-cell>
          <table:table-cell office:value-type="float" office:value="1.03357601165771" calcext:value-type="float">
            <text:p>1.0335760117</text:p>
          </table:table-cell>
          <table:table-cell office:value-type="float" office:value="0.830546379089355" calcext:value-type="float">
            <text:p>0.8305463791</text:p>
          </table:table-cell>
        </table:table-row>
        <table:table-row table:style-name="ro3">
          <table:table-cell office:value-type="float" office:value="0.0488042831420898" calcext:value-type="float">
            <text:p>0.0488042831</text:p>
          </table:table-cell>
          <table:table-cell office:value-type="float" office:value="1.64912605285644" calcext:value-type="float">
            <text:p>1.6491260529</text:p>
          </table:table-cell>
          <table:table-cell office:value-type="float" office:value="0.139056205749511" calcext:value-type="float">
            <text:p>0.1390562057</text:p>
          </table:table-cell>
          <table:table-cell office:value-type="float" office:value="1.1775484085083" calcext:value-type="float">
            <text:p>1.1775484085</text:p>
          </table:table-cell>
          <table:table-cell office:value-type="float" office:value="1.41892051696777" calcext:value-type="float">
            <text:p>1.418920517</text:p>
          </table:table-cell>
          <table:table-cell office:value-type="float" office:value="0.340247154235839" calcext:value-type="float">
            <text:p>0.3402471542</text:p>
          </table:table-cell>
          <table:table-cell office:value-type="float" office:value="1.54893493652343" calcext:value-type="float">
            <text:p>1.5489349365</text:p>
          </table:table-cell>
          <table:table-cell office:value-type="float" office:value="0.156192779541015" calcext:value-type="float">
            <text:p>0.1561927795</text:p>
          </table:table-cell>
          <table:table-cell office:value-type="float" office:value="0.336524009704589" calcext:value-type="float">
            <text:p>0.3365240097</text:p>
          </table:table-cell>
          <table:table-cell office:value-type="float" office:value="2.01420593261718" calcext:value-type="float">
            <text:p>2.0142059326</text:p>
          </table:table-cell>
          <table:table-cell office:value-type="float" office:value="0.249359130859375" calcext:value-type="float">
            <text:p>0.2493591309</text:p>
          </table:table-cell>
          <table:table-cell office:value-type="float" office:value="1.14290046691894" calcext:value-type="float">
            <text:p>1.1429004669</text:p>
          </table:table-cell>
          <table:table-cell office:value-type="float" office:value="1.48709869384765" calcext:value-type="float">
            <text:p>1.4870986938</text:p>
          </table:table-cell>
          <table:table-cell office:value-type="float" office:value="1.37424087524414" calcext:value-type="float">
            <text:p>1.3742408752</text:p>
          </table:table-cell>
          <table:table-cell office:value-type="float" office:value="1.82008075714111" calcext:value-type="float">
            <text:p>1.8200807571</text:p>
          </table:table-cell>
          <table:table-cell office:value-type="float" office:value="1.01856422424316" calcext:value-type="float">
            <text:p>1.0185642242</text:p>
          </table:table-cell>
          <table:table-cell office:value-type="float" office:value="0.670576095581054" calcext:value-type="float">
            <text:p>0.6705760956</text:p>
          </table:table-cell>
          <table:table-cell office:value-type="float" office:value="0.620746612548828" calcext:value-type="float">
            <text:p>0.6207466125</text:p>
          </table:table-cell>
          <table:table-cell office:value-type="float" office:value="0.0691852569580078" calcext:value-type="float">
            <text:p>0.069185257</text:p>
          </table:table-cell>
          <table:table-cell office:value-type="float" office:value="1.89748573303222" calcext:value-type="float">
            <text:p>1.897485733</text:p>
          </table:table-cell>
          <table:table-cell office:value-type="float" office:value="0.63703441619873" calcext:value-type="float">
            <text:p>0.6370344162</text:p>
          </table:table-cell>
          <table:table-cell office:value-type="float" office:value="0.0195016860961914" calcext:value-type="float">
            <text:p>0.0195016861</text:p>
          </table:table-cell>
          <table:table-cell office:value-type="float" office:value="0.861373424530029" calcext:value-type="float">
            <text:p>0.8613734245</text:p>
          </table:table-cell>
          <table:table-cell office:value-type="float" office:value="0.390083312988281" calcext:value-type="float">
            <text:p>0.390083313</text:p>
          </table:table-cell>
          <table:table-cell office:value-type="float" office:value="0.152313232421875" calcext:value-type="float">
            <text:p>0.1523132324</text:p>
          </table:table-cell>
          <table:table-cell office:value-type="float" office:value="0.724785804748535" calcext:value-type="float">
            <text:p>0.7247858047</text:p>
          </table:table-cell>
          <table:table-cell office:value-type="float" office:value="0.0986747741699218" calcext:value-type="float">
            <text:p>0.0986747742</text:p>
          </table:table-cell>
          <table:table-cell office:value-type="float" office:value="0.0572748184204101" calcext:value-type="float">
            <text:p>0.0572748184</text:p>
          </table:table-cell>
          <table:table-cell office:value-type="float" office:value="1.28450584411621" calcext:value-type="float">
            <text:p>1.2845058441</text:p>
          </table:table-cell>
          <table:table-cell office:value-type="float" office:value="0.877017974853515" calcext:value-type="float">
            <text:p>0.8770179749</text:p>
          </table:table-cell>
          <table:table-cell office:value-type="float" office:value="0.904991149902343" calcext:value-type="float">
            <text:p>0.9049911499</text:p>
          </table:table-cell>
          <table:table-cell office:value-type="float" office:value="1.24843978881835" calcext:value-type="float">
            <text:p>1.2484397888</text:p>
          </table:table-cell>
          <table:table-cell office:value-type="float" office:value="0.987552642822265" calcext:value-type="float">
            <text:p>0.9875526428</text:p>
          </table:table-cell>
          <table:table-cell office:value-type="float" office:value="0.28488540649414" calcext:value-type="float">
            <text:p>0.2848854065</text:p>
          </table:table-cell>
          <table:table-cell office:value-type="float" office:value="0.0942916870117187" calcext:value-type="float">
            <text:p>0.094291687</text:p>
          </table:table-cell>
          <table:table-cell office:value-type="float" office:value="0.806520462036132" calcext:value-type="float">
            <text:p>0.806520462</text:p>
          </table:table-cell>
          <table:table-cell office:value-type="float" office:value="1.33401489257812" calcext:value-type="float">
            <text:p>1.3340148926</text:p>
          </table:table-cell>
          <table:table-cell office:value-type="float" office:value="0.5897216796875" calcext:value-type="float">
            <text:p>0.5897216797</text:p>
          </table:table-cell>
          <table:table-cell office:value-type="float" office:value="1.4439001083374" calcext:value-type="float">
            <text:p>1.4439001083</text:p>
          </table:table-cell>
          <table:table-cell office:value-type="float" office:value="0.814163208007812" calcext:value-type="float">
            <text:p>0.814163208</text:p>
          </table:table-cell>
          <table:table-cell office:value-type="float" office:value="0.734339714050293" calcext:value-type="float">
            <text:p>0.7343397141</text:p>
          </table:table-cell>
          <table:table-cell office:value-type="float" office:value="0.807277679443359" calcext:value-type="float">
            <text:p>0.8072776794</text:p>
          </table:table-cell>
          <table:table-cell office:value-type="float" office:value="2.03869438171386" calcext:value-type="float">
            <text:p>2.0386943817</text:p>
          </table:table-cell>
          <table:table-cell office:value-type="float" office:value="0.287184715270996" calcext:value-type="float">
            <text:p>0.2871847153</text:p>
          </table:table-cell>
          <table:table-cell office:value-type="float" office:value="0.504549980163574" calcext:value-type="float">
            <text:p>0.5045499802</text:p>
          </table:table-cell>
          <table:table-cell office:value-type="float" office:value="0.260696411132812" calcext:value-type="float">
            <text:p>0.2606964111</text:p>
          </table:table-cell>
          <table:table-cell office:value-type="float" office:value="0.316522121429443" calcext:value-type="float">
            <text:p>0.3165221214</text:p>
          </table:table-cell>
          <table:table-cell office:value-type="float" office:value="0.193536758422851" calcext:value-type="float">
            <text:p>0.1935367584</text:p>
          </table:table-cell>
          <table:table-cell office:value-type="float" office:value="0.321019172668457" calcext:value-type="float">
            <text:p>0.3210191727</text:p>
          </table:table-cell>
          <table:table-cell office:value-type="float" office:value="0.681024551391601" calcext:value-type="float">
            <text:p>0.6810245514</text:p>
          </table:table-cell>
          <table:table-cell office:value-type="float" office:value="0.109498500823974" calcext:value-type="float">
            <text:p>0.1094985008</text:p>
          </table:table-cell>
          <table:table-cell office:value-type="float" office:value="1.20360851287841" calcext:value-type="float">
            <text:p>1.2036085129</text:p>
          </table:table-cell>
          <table:table-cell office:value-type="float" office:value="0.0865969657897949" calcext:value-type="float">
            <text:p>0.0865969658</text:p>
          </table:table-cell>
          <table:table-cell office:value-type="float" office:value="0.198250770568847" calcext:value-type="float">
            <text:p>0.1982507706</text:p>
          </table:table-cell>
          <table:table-cell office:value-type="float" office:value="0.0987863540649414" calcext:value-type="float">
            <text:p>0.0987863541</text:p>
          </table:table-cell>
        </table:table-row>
        <table:table-row table:style-name="ro3">
          <table:table-cell office:value-type="float" office:value="2.98719120025634" calcext:value-type="float">
            <text:p>2.9871912003</text:p>
          </table:table-cell>
          <table:table-cell office:value-type="float" office:value="0.419317245483398" calcext:value-type="float">
            <text:p>0.4193172455</text:p>
          </table:table-cell>
          <table:table-cell office:value-type="float" office:value="1.20308017730712" calcext:value-type="float">
            <text:p>1.2030801773</text:p>
          </table:table-cell>
          <table:table-cell office:value-type="float" office:value="0.662474632263183" calcext:value-type="float">
            <text:p>0.6624746323</text:p>
          </table:table-cell>
          <table:table-cell office:value-type="float" office:value="1.34576225280761" calcext:value-type="float">
            <text:p>1.3457622528</text:p>
          </table:table-cell>
          <table:table-cell office:value-type="float" office:value="0.463944435119628" calcext:value-type="float">
            <text:p>0.4639444351</text:p>
          </table:table-cell>
          <table:table-cell office:value-type="float" office:value="2.09760856628417" calcext:value-type="float">
            <text:p>2.0976085663</text:p>
          </table:table-cell>
          <table:table-cell office:value-type="float" office:value="2.1980972290039" calcext:value-type="float">
            <text:p>2.198097229</text:p>
          </table:table-cell>
          <table:table-cell office:value-type="float" office:value="1.26358604431152" calcext:value-type="float">
            <text:p>1.2635860443</text:p>
          </table:table-cell>
          <table:table-cell office:value-type="float" office:value="1.18251037597656" calcext:value-type="float">
            <text:p>1.182510376</text:p>
          </table:table-cell>
          <table:table-cell office:value-type="float" office:value="0.38916015625" calcext:value-type="float">
            <text:p>0.3891601563</text:p>
          </table:table-cell>
          <table:table-cell office:value-type="float" office:value="0.0413675308227539" calcext:value-type="float">
            <text:p>0.0413675308</text:p>
          </table:table-cell>
          <table:table-cell office:value-type="float" office:value="2.72986602783203" calcext:value-type="float">
            <text:p>2.7298660278</text:p>
          </table:table-cell>
          <table:table-cell office:value-type="float" office:value="1.06676292419433" calcext:value-type="float">
            <text:p>1.0667629242</text:p>
          </table:table-cell>
          <table:table-cell office:value-type="float" office:value="0.25951862335205" calcext:value-type="float">
            <text:p>0.2595186234</text:p>
          </table:table-cell>
          <table:table-cell office:value-type="float" office:value="0.059859275817871" calcext:value-type="float">
            <text:p>0.0598592758</text:p>
          </table:table-cell>
          <table:table-cell office:value-type="float" office:value="1.03117609024047" calcext:value-type="float">
            <text:p>1.0311760902</text:p>
          </table:table-cell>
          <table:table-cell office:value-type="float" office:value="0.833343505859375" calcext:value-type="float">
            <text:p>0.8333435059</text:p>
          </table:table-cell>
          <table:table-cell office:value-type="float" office:value="0.537242889404296" calcext:value-type="float">
            <text:p>0.5372428894</text:p>
          </table:table-cell>
          <table:table-cell office:value-type="float" office:value="0.090372085571289" calcext:value-type="float">
            <text:p>0.0903720856</text:p>
          </table:table-cell>
          <table:table-cell office:value-type="float" office:value="0.524665832519531" calcext:value-type="float">
            <text:p>0.5246658325</text:p>
          </table:table-cell>
          <table:table-cell office:value-type="float" office:value="1.82532501220703" calcext:value-type="float">
            <text:p>1.8253250122</text:p>
          </table:table-cell>
          <table:table-cell office:value-type="float" office:value="0.106719493865966" calcext:value-type="float">
            <text:p>0.1067194939</text:p>
          </table:table-cell>
          <table:table-cell office:value-type="float" office:value="0.755380630493164" calcext:value-type="float">
            <text:p>0.7553806305</text:p>
          </table:table-cell>
          <table:table-cell office:value-type="float" office:value="1.48092985153198" calcext:value-type="float">
            <text:p>1.4809298515</text:p>
          </table:table-cell>
          <table:table-cell office:value-type="float" office:value="1.67831516265869" calcext:value-type="float">
            <text:p>1.6783151627</text:p>
          </table:table-cell>
          <table:table-cell office:value-type="float" office:value="0.334686756134033" calcext:value-type="float">
            <text:p>0.3346867561</text:p>
          </table:table-cell>
          <table:table-cell office:value-type="float" office:value="0.0299406051635742" calcext:value-type="float">
            <text:p>0.0299406052</text:p>
          </table:table-cell>
          <table:table-cell office:value-type="float" office:value="1.39384651184082" calcext:value-type="float">
            <text:p>1.3938465118</text:p>
          </table:table-cell>
          <table:table-cell office:value-type="float" office:value="0.193564414978027" calcext:value-type="float">
            <text:p>0.193564415</text:p>
          </table:table-cell>
          <table:table-cell office:value-type="float" office:value="3.13295173645019" calcext:value-type="float">
            <text:p>3.1329517365</text:p>
          </table:table-cell>
          <table:table-cell office:value-type="float" office:value="0.151384353637695" calcext:value-type="float">
            <text:p>0.1513843536</text:p>
          </table:table-cell>
          <table:table-cell office:value-type="float" office:value="1.68409538269042" calcext:value-type="float">
            <text:p>1.6840953827</text:p>
          </table:table-cell>
          <table:table-cell office:value-type="float" office:value="0.516639709472656" calcext:value-type="float">
            <text:p>0.5166397095</text:p>
          </table:table-cell>
          <table:table-cell office:value-type="float" office:value="0.360268592834472" calcext:value-type="float">
            <text:p>0.3602685928</text:p>
          </table:table-cell>
          <table:table-cell office:value-type="float" office:value="0.347023010253906" calcext:value-type="float">
            <text:p>0.3470230103</text:p>
          </table:table-cell>
          <table:table-cell office:value-type="float" office:value="1.53433990478515" calcext:value-type="float">
            <text:p>1.5343399048</text:p>
          </table:table-cell>
          <table:table-cell office:value-type="float" office:value="2.72784042358398" calcext:value-type="float">
            <text:p>2.7278404236</text:p>
          </table:table-cell>
          <table:table-cell office:value-type="float" office:value="0.657584190368652" calcext:value-type="float">
            <text:p>0.6575841904</text:p>
          </table:table-cell>
          <table:table-cell office:value-type="float" office:value="0.0652704238891601" calcext:value-type="float">
            <text:p>0.0652704239</text:p>
          </table:table-cell>
          <table:table-cell office:value-type="float" office:value="0.160168170928955" calcext:value-type="float">
            <text:p>0.1601681709</text:p>
          </table:table-cell>
          <table:table-cell office:value-type="float" office:value="1.9670820236206" calcext:value-type="float">
            <text:p>1.9670820236</text:p>
          </table:table-cell>
          <table:table-cell office:value-type="float" office:value="1.08214950561523" calcext:value-type="float">
            <text:p>1.0821495056</text:p>
          </table:table-cell>
          <table:table-cell office:value-type="float" office:value="0.302020072937011" calcext:value-type="float">
            <text:p>0.3020200729</text:p>
          </table:table-cell>
          <table:table-cell office:value-type="float" office:value="1.85248756408691" calcext:value-type="float">
            <text:p>1.8524875641</text:p>
          </table:table-cell>
          <table:table-cell office:value-type="float" office:value="0.547010898590087" calcext:value-type="float">
            <text:p>0.5470108986</text:p>
          </table:table-cell>
          <table:table-cell office:value-type="float" office:value="1.2366919517517" calcext:value-type="float">
            <text:p>1.2366919518</text:p>
          </table:table-cell>
          <table:table-cell office:value-type="float" office:value="1.30434989929199" calcext:value-type="float">
            <text:p>1.3043498993</text:p>
          </table:table-cell>
          <table:table-cell office:value-type="float" office:value="0.695123434066772" calcext:value-type="float">
            <text:p>0.6951234341</text:p>
          </table:table-cell>
          <table:table-cell office:value-type="float" office:value="1.48782539367675" calcext:value-type="float">
            <text:p>1.4878253937</text:p>
          </table:table-cell>
          <table:table-cell office:value-type="float" office:value="0.857877016067504" calcext:value-type="float">
            <text:p>0.8578770161</text:p>
          </table:table-cell>
          <table:table-cell office:value-type="float" office:value="3.18533134460449" calcext:value-type="float">
            <text:p>3.1853313446</text:p>
          </table:table-cell>
          <table:table-cell office:value-type="float" office:value="0.684691429138183" calcext:value-type="float">
            <text:p>0.6846914291</text:p>
          </table:table-cell>
          <table:table-cell office:value-type="float" office:value="6.02685546875" calcext:value-type="float">
            <text:p>6.0268554688</text:p>
          </table:table-cell>
          <table:table-cell office:value-type="float" office:value="0.875157833099365" calcext:value-type="float">
            <text:p>0.8751578331</text:p>
          </table:table-cell>
        </table:table-row>
        <table:table-row table:style-name="ro3">
          <table:table-cell office:value-type="float" office:value="1.02388858795166" calcext:value-type="float">
            <text:p>1.023888588</text:p>
          </table:table-cell>
          <table:table-cell office:value-type="float" office:value="1.77280616760253" calcext:value-type="float">
            <text:p>1.7728061676</text:p>
          </table:table-cell>
          <table:table-cell office:value-type="float" office:value="0.396156311035156" calcext:value-type="float">
            <text:p>0.396156311</text:p>
          </table:table-cell>
          <table:table-cell office:value-type="float" office:value="0.517033576965332" calcext:value-type="float">
            <text:p>0.517033577</text:p>
          </table:table-cell>
          <table:table-cell office:value-type="float" office:value="0.467323303222656" calcext:value-type="float">
            <text:p>0.4673233032</text:p>
          </table:table-cell>
          <table:table-cell office:value-type="float" office:value="0.441123962402343" calcext:value-type="float">
            <text:p>0.4411239624</text:p>
          </table:table-cell>
          <table:table-cell office:value-type="float" office:value="2.41083145141601" calcext:value-type="float">
            <text:p>2.4108314514</text:p>
          </table:table-cell>
          <table:table-cell office:value-type="float" office:value="0.155029296875" calcext:value-type="float">
            <text:p>0.1550292969</text:p>
          </table:table-cell>
          <table:table-cell office:value-type="float" office:value="0.802930831909179" calcext:value-type="float">
            <text:p>0.8029308319</text:p>
          </table:table-cell>
          <table:table-cell office:value-type="float" office:value="0.661491394042968" calcext:value-type="float">
            <text:p>0.661491394</text:p>
          </table:table-cell>
          <table:table-cell office:value-type="float" office:value="1.4226541519165" calcext:value-type="float">
            <text:p>1.4226541519</text:p>
          </table:table-cell>
          <table:table-cell office:value-type="float" office:value="0.365451335906982" calcext:value-type="float">
            <text:p>0.3654513359</text:p>
          </table:table-cell>
          <table:table-cell office:value-type="float" office:value="2.18386459350585" calcext:value-type="float">
            <text:p>2.1838645935</text:p>
          </table:table-cell>
          <table:table-cell office:value-type="float" office:value="0.194185256958007" calcext:value-type="float">
            <text:p>0.194185257</text:p>
          </table:table-cell>
          <table:table-cell office:value-type="float" office:value="0.2450532913208" calcext:value-type="float">
            <text:p>0.2450532913</text:p>
          </table:table-cell>
          <table:table-cell office:value-type="float" office:value="0.933033943176269" calcext:value-type="float">
            <text:p>0.9330339432</text:p>
          </table:table-cell>
          <table:table-cell office:value-type="float" office:value="0.685433387756347" calcext:value-type="float">
            <text:p>0.6854333878</text:p>
          </table:table-cell>
          <table:table-cell office:value-type="float" office:value="0.841795921325683" calcext:value-type="float">
            <text:p>0.8417959213</text:p>
          </table:table-cell>
          <table:table-cell office:value-type="float" office:value="0.0289363861083984" calcext:value-type="float">
            <text:p>0.0289363861</text:p>
          </table:table-cell>
          <table:table-cell office:value-type="float" office:value="0.538296699523925" calcext:value-type="float">
            <text:p>0.5382966995</text:p>
          </table:table-cell>
          <table:table-cell office:value-type="float" office:value="0.430449485778808" calcext:value-type="float">
            <text:p>0.4304494858</text:p>
          </table:table-cell>
          <table:table-cell office:value-type="float" office:value="0.0147395133972167" calcext:value-type="float">
            <text:p>0.0147395134</text:p>
          </table:table-cell>
          <table:table-cell office:value-type="float" office:value="1.18972969055175" calcext:value-type="float">
            <text:p>1.1897296906</text:p>
          </table:table-cell>
          <table:table-cell office:value-type="float" office:value="0.714378356933593" calcext:value-type="float">
            <text:p>0.7143783569</text:p>
          </table:table-cell>
          <table:table-cell office:value-type="float" office:value="0.502920150756835" calcext:value-type="float">
            <text:p>0.5029201508</text:p>
          </table:table-cell>
          <table:table-cell office:value-type="float" office:value="2.08777713775634" calcext:value-type="float">
            <text:p>2.0877771378</text:p>
          </table:table-cell>
          <table:table-cell office:value-type="float" office:value="0.631704330444335" calcext:value-type="float">
            <text:p>0.6317043304</text:p>
          </table:table-cell>
          <table:table-cell office:value-type="float" office:value="0.253116607666015" calcext:value-type="float">
            <text:p>0.2531166077</text:p>
          </table:table-cell>
          <table:table-cell office:value-type="float" office:value="2.08496665954589" calcext:value-type="float">
            <text:p>2.0849666595</text:p>
          </table:table-cell>
          <table:table-cell office:value-type="float" office:value="0.31749153137207" calcext:value-type="float">
            <text:p>0.3174915314</text:p>
          </table:table-cell>
          <table:table-cell office:value-type="float" office:value="1.18411636352539" calcext:value-type="float">
            <text:p>1.1841163635</text:p>
          </table:table-cell>
          <table:table-cell office:value-type="float" office:value="1.22432327270507" calcext:value-type="float">
            <text:p>1.2243232727</text:p>
          </table:table-cell>
          <table:table-cell office:value-type="float" office:value="0.133924484252929" calcext:value-type="float">
            <text:p>0.1339244843</text:p>
          </table:table-cell>
          <table:table-cell office:value-type="float" office:value="0.591575622558593" calcext:value-type="float">
            <text:p>0.5915756226</text:p>
          </table:table-cell>
          <table:table-cell office:value-type="float" office:value="0.944875717163085" calcext:value-type="float">
            <text:p>0.9448757172</text:p>
          </table:table-cell>
          <table:table-cell office:value-type="float" office:value="0.480039596557617" calcext:value-type="float">
            <text:p>0.4800395966</text:p>
          </table:table-cell>
          <table:table-cell office:value-type="float" office:value="1.417236328125" calcext:value-type="float">
            <text:p>1.4172363281</text:p>
          </table:table-cell>
          <table:table-cell office:value-type="float" office:value="0.925132751464843" calcext:value-type="float">
            <text:p>0.9251327515</text:p>
          </table:table-cell>
          <table:table-cell office:value-type="float" office:value="0.0995540618896484" calcext:value-type="float">
            <text:p>0.0995540619</text:p>
          </table:table-cell>
          <table:table-cell office:value-type="float" office:value="0.0210752487182617" calcext:value-type="float">
            <text:p>0.0210752487</text:p>
          </table:table-cell>
          <table:table-cell office:value-type="float" office:value="0.314892768859863" calcext:value-type="float">
            <text:p>0.3148927689</text:p>
          </table:table-cell>
          <table:table-cell office:value-type="float" office:value="0.384680747985839" calcext:value-type="float">
            <text:p>0.384680748</text:p>
          </table:table-cell>
          <table:table-cell office:value-type="float" office:value="1.32513236999511" calcext:value-type="float">
            <text:p>1.32513237</text:p>
          </table:table-cell>
          <table:table-cell office:value-type="float" office:value="0.212422370910644" calcext:value-type="float">
            <text:p>0.2124223709</text:p>
          </table:table-cell>
          <table:table-cell office:value-type="float" office:value="0.513836860656738" calcext:value-type="float">
            <text:p>0.5138368607</text:p>
          </table:table-cell>
          <table:table-cell office:value-type="float" office:value="0.31719160079956" calcext:value-type="float">
            <text:p>0.3171916008</text:p>
          </table:table-cell>
          <table:table-cell office:value-type="float" office:value="1.8450264930725" calcext:value-type="float">
            <text:p>1.8450264931</text:p>
          </table:table-cell>
          <table:table-cell office:value-type="float" office:value="0.842887878417968" calcext:value-type="float">
            <text:p>0.8428878784</text:p>
          </table:table-cell>
          <table:table-cell office:value-type="float" office:value="0.470780134201049" calcext:value-type="float">
            <text:p>0.4707801342</text:p>
          </table:table-cell>
          <table:table-cell office:value-type="float" office:value="0.433964729309082" calcext:value-type="float">
            <text:p>0.4339647293</text:p>
          </table:table-cell>
          <table:table-cell office:value-type="float" office:value="0.023442268371582" calcext:value-type="float">
            <text:p>0.0234422684</text:p>
          </table:table-cell>
          <table:table-cell office:value-type="float" office:value="1.35974311828613" calcext:value-type="float">
            <text:p>1.3597431183</text:p>
          </table:table-cell>
          <table:table-cell office:value-type="float" office:value="1.15130186080932" calcext:value-type="float">
            <text:p>1.1513018608</text:p>
          </table:table-cell>
          <table:table-cell office:value-type="float" office:value="0.722575187683105" calcext:value-type="float">
            <text:p>0.7225751877</text:p>
          </table:table-cell>
          <table:table-cell office:value-type="float" office:value="0.887972354888916" calcext:value-type="float">
            <text:p>0.8879723549</text:p>
          </table:table-cell>
        </table:table-row>
        <table:table-row table:style-name="ro3">
          <table:table-cell office:value-type="float" office:value="0.322904586791992" calcext:value-type="float">
            <text:p>0.3229045868</text:p>
          </table:table-cell>
          <table:table-cell office:value-type="float" office:value="1.62348651885986" calcext:value-type="float">
            <text:p>1.6234865189</text:p>
          </table:table-cell>
          <table:table-cell office:value-type="float" office:value="1.38343572616577" calcext:value-type="float">
            <text:p>1.3834357262</text:p>
          </table:table-cell>
          <table:table-cell office:value-type="float" office:value="1.21029615402221" calcext:value-type="float">
            <text:p>1.210296154</text:p>
          </table:table-cell>
          <table:table-cell office:value-type="float" office:value="0.940887451171875" calcext:value-type="float">
            <text:p>0.9408874512</text:p>
          </table:table-cell>
          <table:table-cell office:value-type="float" office:value="0.78791332244873" calcext:value-type="float">
            <text:p>0.7879133224</text:p>
          </table:table-cell>
          <table:table-cell office:value-type="float" office:value="2.7708511352539" calcext:value-type="float">
            <text:p>2.7708511353</text:p>
          </table:table-cell>
          <table:table-cell office:value-type="float" office:value="0.0373153686523437" calcext:value-type="float">
            <text:p>0.0373153687</text:p>
          </table:table-cell>
          <table:table-cell office:value-type="float" office:value="1.3712043762207" calcext:value-type="float">
            <text:p>1.3712043762</text:p>
          </table:table-cell>
          <table:table-cell office:value-type="float" office:value="1.59592533111572" calcext:value-type="float">
            <text:p>1.5959253311</text:p>
          </table:table-cell>
          <table:table-cell office:value-type="float" office:value="0.553380012512207" calcext:value-type="float">
            <text:p>0.5533800125</text:p>
          </table:table-cell>
          <table:table-cell office:value-type="float" office:value="0.451111316680908" calcext:value-type="float">
            <text:p>0.4511113167</text:p>
          </table:table-cell>
          <table:table-cell office:value-type="float" office:value="0.893568038940429" calcext:value-type="float">
            <text:p>0.8935680389</text:p>
          </table:table-cell>
          <table:table-cell office:value-type="float" office:value="0.109731674194335" calcext:value-type="float">
            <text:p>0.1097316742</text:p>
          </table:table-cell>
          <table:table-cell office:value-type="float" office:value="1.88095378875732" calcext:value-type="float">
            <text:p>1.8809537888</text:p>
          </table:table-cell>
          <table:table-cell office:value-type="float" office:value="0.970922470092773" calcext:value-type="float">
            <text:p>0.9709224701</text:p>
          </table:table-cell>
          <table:table-cell office:value-type="float" office:value="0.870650291442871" calcext:value-type="float">
            <text:p>0.8706502914</text:p>
          </table:table-cell>
          <table:table-cell office:value-type="float" office:value="1.34616470336914" calcext:value-type="float">
            <text:p>1.3461647034</text:p>
          </table:table-cell>
          <table:table-cell office:value-type="float" office:value="1.11352062225341" calcext:value-type="float">
            <text:p>1.1135206223</text:p>
          </table:table-cell>
          <table:table-cell office:value-type="float" office:value="1.90474319458007" calcext:value-type="float">
            <text:p>1.9047431946</text:p>
          </table:table-cell>
          <table:table-cell office:value-type="float" office:value="0.416129112243652" calcext:value-type="float">
            <text:p>0.4161291122</text:p>
          </table:table-cell>
          <table:table-cell office:value-type="float" office:value="0.901801586151123" calcext:value-type="float">
            <text:p>0.9018015862</text:p>
          </table:table-cell>
          <table:table-cell office:value-type="float" office:value="0.933759689331054" calcext:value-type="float">
            <text:p>0.9337596893</text:p>
          </table:table-cell>
          <table:table-cell office:value-type="float" office:value="1.98101902008056" calcext:value-type="float">
            <text:p>1.9810190201</text:p>
          </table:table-cell>
          <table:table-cell office:value-type="float" office:value="0.911103248596191" calcext:value-type="float">
            <text:p>0.9111032486</text:p>
          </table:table-cell>
          <table:table-cell office:value-type="float" office:value="2.95086050033569" calcext:value-type="float">
            <text:p>2.9508605003</text:p>
          </table:table-cell>
          <table:table-cell office:value-type="float" office:value="2.62590456008911" calcext:value-type="float">
            <text:p>2.6259045601</text:p>
          </table:table-cell>
          <table:table-cell office:value-type="float" office:value="0.486164093017578" calcext:value-type="float">
            <text:p>0.486164093</text:p>
          </table:table-cell>
          <table:table-cell office:value-type="float" office:value="0.508136749267578" calcext:value-type="float">
            <text:p>0.5081367493</text:p>
          </table:table-cell>
          <table:table-cell office:value-type="float" office:value="0.818387985229492" calcext:value-type="float">
            <text:p>0.8183879852</text:p>
          </table:table-cell>
          <table:table-cell office:value-type="float" office:value="0.972846984863281" calcext:value-type="float">
            <text:p>0.9728469849</text:p>
          </table:table-cell>
          <table:table-cell office:value-type="float" office:value="1.87979698181152" calcext:value-type="float">
            <text:p>1.8797969818</text:p>
          </table:table-cell>
          <table:table-cell office:value-type="float" office:value="0.0414953231811523" calcext:value-type="float">
            <text:p>0.0414953232</text:p>
          </table:table-cell>
          <table:table-cell office:value-type="float" office:value="3.10643863677978" calcext:value-type="float">
            <text:p>3.1064386368</text:p>
          </table:table-cell>
          <table:table-cell office:value-type="float" office:value="1.44396781921386" calcext:value-type="float">
            <text:p>1.4439678192</text:p>
          </table:table-cell>
          <table:table-cell office:value-type="float" office:value="0.700426578521728" calcext:value-type="float">
            <text:p>0.7004265785</text:p>
          </table:table-cell>
          <table:table-cell office:value-type="float" office:value="1.3164005279541" calcext:value-type="float">
            <text:p>1.316400528</text:p>
          </table:table-cell>
          <table:table-cell office:value-type="float" office:value="1.97981071472167" calcext:value-type="float">
            <text:p>1.9798107147</text:p>
          </table:table-cell>
          <table:table-cell office:value-type="float" office:value="0.403911590576171" calcext:value-type="float">
            <text:p>0.4039115906</text:p>
          </table:table-cell>
          <table:table-cell office:value-type="float" office:value="0.371349334716796" calcext:value-type="float">
            <text:p>0.3713493347</text:p>
          </table:table-cell>
          <table:table-cell office:value-type="float" office:value="0.697782516479492" calcext:value-type="float">
            <text:p>0.6977825165</text:p>
          </table:table-cell>
          <table:table-cell office:value-type="float" office:value="2.35818481445312" calcext:value-type="float">
            <text:p>2.3581848145</text:p>
          </table:table-cell>
          <table:table-cell office:value-type="float" office:value="1.9942455291748" calcext:value-type="float">
            <text:p>1.9942455292</text:p>
          </table:table-cell>
          <table:table-cell office:value-type="float" office:value="2.16169643402099" calcext:value-type="float">
            <text:p>2.161696434</text:p>
          </table:table-cell>
          <table:table-cell office:value-type="float" office:value="1.36166381835937" calcext:value-type="float">
            <text:p>1.3616638184</text:p>
          </table:table-cell>
          <table:table-cell office:value-type="float" office:value="0.406541347503662" calcext:value-type="float">
            <text:p>0.4065413475</text:p>
          </table:table-cell>
          <table:table-cell office:value-type="float" office:value="1.31360912322998" calcext:value-type="float">
            <text:p>1.3136091232</text:p>
          </table:table-cell>
          <table:table-cell office:value-type="float" office:value="1.36548042297363" calcext:value-type="float">
            <text:p>1.365480423</text:p>
          </table:table-cell>
          <table:table-cell office:value-type="float" office:value="1.89699578285217" calcext:value-type="float">
            <text:p>1.8969957829</text:p>
          </table:table-cell>
          <table:table-cell office:value-type="float" office:value="2.53364372253417" calcext:value-type="float">
            <text:p>2.5336437225</text:p>
          </table:table-cell>
          <table:table-cell office:value-type="float" office:value="0.396320819854736" calcext:value-type="float">
            <text:p>0.3963208199</text:p>
          </table:table-cell>
          <table:table-cell office:value-type="float" office:value="5.34939384460449" calcext:value-type="float">
            <text:p>5.3493938446</text:p>
          </table:table-cell>
          <table:table-cell office:value-type="float" office:value="0.434153079986572" calcext:value-type="float">
            <text:p>0.43415308</text:p>
          </table:table-cell>
          <table:table-cell office:value-type="float" office:value="1.58977699279785" calcext:value-type="float">
            <text:p>1.5897769928</text:p>
          </table:table-cell>
          <table:table-cell office:value-type="float" office:value="0.110509395599365" calcext:value-type="float">
            <text:p>0.1105093956</text:p>
          </table:table-cell>
        </table:table-row>
        <table:table-row table:style-name="ro3">
          <table:table-cell office:value-type="float" office:value="0.177559852600097" calcext:value-type="float">
            <text:p>0.1775598526</text:p>
          </table:table-cell>
          <table:table-cell office:value-type="float" office:value="2.62182903289794" calcext:value-type="float">
            <text:p>2.6218290329</text:p>
          </table:table-cell>
          <table:table-cell office:value-type="float" office:value="1.53459405899047" calcext:value-type="float">
            <text:p>1.534594059</text:p>
          </table:table-cell>
          <table:table-cell office:value-type="float" office:value="0.351283550262451" calcext:value-type="float">
            <text:p>0.3512835503</text:p>
          </table:table-cell>
          <table:table-cell office:value-type="float" office:value="2.76027870178222" calcext:value-type="float">
            <text:p>2.7602787018</text:p>
          </table:table-cell>
          <table:table-cell office:value-type="float" office:value="0.365860939025878" calcext:value-type="float">
            <text:p>0.365860939</text:p>
          </table:table-cell>
          <table:table-cell office:value-type="float" office:value="1.59671974182128" calcext:value-type="float">
            <text:p>1.5967197418</text:p>
          </table:table-cell>
          <table:table-cell office:value-type="float" office:value="0.219112396240234" calcext:value-type="float">
            <text:p>0.2191123962</text:p>
          </table:table-cell>
          <table:table-cell office:value-type="float" office:value="0.756301879882812" calcext:value-type="float">
            <text:p>0.7563018799</text:p>
          </table:table-cell>
          <table:table-cell office:value-type="float" office:value="0.0399560928344726" calcext:value-type="float">
            <text:p>0.0399560928</text:p>
          </table:table-cell>
          <table:table-cell office:value-type="float" office:value="0.984283447265625" calcext:value-type="float">
            <text:p>0.9842834473</text:p>
          </table:table-cell>
          <table:table-cell office:value-type="float" office:value="0.417225360870361" calcext:value-type="float">
            <text:p>0.4172253609</text:p>
          </table:table-cell>
          <table:table-cell office:value-type="float" office:value="0.137714385986328" calcext:value-type="float">
            <text:p>0.137714386</text:p>
          </table:table-cell>
          <table:table-cell office:value-type="float" office:value="0.422931671142578" calcext:value-type="float">
            <text:p>0.4229316711</text:p>
          </table:table-cell>
          <table:table-cell office:value-type="float" office:value="1.26839923858642" calcext:value-type="float">
            <text:p>1.2683992386</text:p>
          </table:table-cell>
          <table:table-cell office:value-type="float" office:value="0.312499046325683" calcext:value-type="float">
            <text:p>0.3124990463</text:p>
          </table:table-cell>
          <table:table-cell office:value-type="float" office:value="3.08559465408325" calcext:value-type="float">
            <text:p>3.0855946541</text:p>
          </table:table-cell>
          <table:table-cell office:value-type="float" office:value="0.42677879333496" calcext:value-type="float">
            <text:p>0.4267787933</text:p>
          </table:table-cell>
          <table:table-cell office:value-type="float" office:value="0.820497512817382" calcext:value-type="float">
            <text:p>0.8204975128</text:p>
          </table:table-cell>
          <table:table-cell office:value-type="float" office:value="1.60148429870605" calcext:value-type="float">
            <text:p>1.6014842987</text:p>
          </table:table-cell>
          <table:table-cell office:value-type="float" office:value="0.14711570739746" calcext:value-type="float">
            <text:p>0.1471157074</text:p>
          </table:table-cell>
          <table:table-cell office:value-type="float" office:value="0.324908733367919" calcext:value-type="float">
            <text:p>0.3249087334</text:p>
          </table:table-cell>
          <table:table-cell office:value-type="float" office:value="0.8345627784729" calcext:value-type="float">
            <text:p>0.8345627785</text:p>
          </table:table-cell>
          <table:table-cell office:value-type="float" office:value="0.621683120727539" calcext:value-type="float">
            <text:p>0.6216831207</text:p>
          </table:table-cell>
          <table:table-cell office:value-type="float" office:value="0.73927354812622" calcext:value-type="float">
            <text:p>0.7392735481</text:p>
          </table:table-cell>
          <table:table-cell office:value-type="float" office:value="3.62682580947875" calcext:value-type="float">
            <text:p>3.6268258095</text:p>
          </table:table-cell>
          <table:table-cell office:value-type="float" office:value="0.899101257324218" calcext:value-type="float">
            <text:p>0.8991012573</text:p>
          </table:table-cell>
          <table:table-cell office:value-type="float" office:value="1.00397825241088" calcext:value-type="float">
            <text:p>1.0039782524</text:p>
          </table:table-cell>
          <table:table-cell office:value-type="float" office:value="3.44423007965087" calcext:value-type="float">
            <text:p>3.4442300797</text:p>
          </table:table-cell>
          <table:table-cell table:style-name="ce3" office:value-type="float" office:value="0.000560760498046875" calcext:value-type="float">
            <text:p>5.61E-04</text:p>
          </table:table-cell>
          <table:table-cell office:value-type="float" office:value="0.387126922607421" calcext:value-type="float">
            <text:p>0.3871269226</text:p>
          </table:table-cell>
          <table:table-cell office:value-type="float" office:value="1.26346397399902" calcext:value-type="float">
            <text:p>1.263463974</text:p>
          </table:table-cell>
          <table:table-cell office:value-type="float" office:value="0.3385009765625" calcext:value-type="float">
            <text:p>0.3385009766</text:p>
          </table:table-cell>
          <table:table-cell office:value-type="float" office:value="1.38064002990722" calcext:value-type="float">
            <text:p>1.3806400299</text:p>
          </table:table-cell>
          <table:table-cell office:value-type="float" office:value="1.07790279388427" calcext:value-type="float">
            <text:p>1.0779027939</text:p>
          </table:table-cell>
          <table:table-cell office:value-type="float" office:value="0.141811847686767" calcext:value-type="float">
            <text:p>0.1418118477</text:p>
          </table:table-cell>
          <table:table-cell office:value-type="float" office:value="1.246431350708" calcext:value-type="float">
            <text:p>1.2464313507</text:p>
          </table:table-cell>
          <table:table-cell office:value-type="float" office:value="0.708812713623046" calcext:value-type="float">
            <text:p>0.7088127136</text:p>
          </table:table-cell>
          <table:table-cell office:value-type="float" office:value="1.45395183563232" calcext:value-type="float">
            <text:p>1.4539518356</text:p>
          </table:table-cell>
          <table:table-cell office:value-type="float" office:value="0.31092357635498" calcext:value-type="float">
            <text:p>0.3109235764</text:p>
          </table:table-cell>
          <table:table-cell office:value-type="float" office:value="4.03519392013549" calcext:value-type="float">
            <text:p>4.0351939201</text:p>
          </table:table-cell>
          <table:table-cell office:value-type="float" office:value="0.346990585327148" calcext:value-type="float">
            <text:p>0.3469905853</text:p>
          </table:table-cell>
          <table:table-cell office:value-type="float" office:value="2.37727546691894" calcext:value-type="float">
            <text:p>2.3772754669</text:p>
          </table:table-cell>
          <table:table-cell office:value-type="float" office:value="1.30973243713378" calcext:value-type="float">
            <text:p>1.3097324371</text:p>
          </table:table-cell>
          <table:table-cell office:value-type="float" office:value="0.601300716400146" calcext:value-type="float">
            <text:p>0.6013007164</text:p>
          </table:table-cell>
          <table:table-cell office:value-type="float" office:value="0.359384059906005" calcext:value-type="float">
            <text:p>0.3593840599</text:p>
          </table:table-cell>
          <table:table-cell office:value-type="float" office:value="0.20130443572998" calcext:value-type="float">
            <text:p>0.2013044357</text:p>
          </table:table-cell>
          <table:table-cell office:value-type="float" office:value="1.30579185485839" calcext:value-type="float">
            <text:p>1.3057918549</text:p>
          </table:table-cell>
          <table:table-cell office:value-type="float" office:value="0.334203958511352" calcext:value-type="float">
            <text:p>0.3342039585</text:p>
          </table:table-cell>
          <table:table-cell office:value-type="float" office:value="0.549402236938476" calcext:value-type="float">
            <text:p>0.5494022369</text:p>
          </table:table-cell>
          <table:table-cell office:value-type="float" office:value="0.552745580673217" calcext:value-type="float">
            <text:p>0.5527455807</text:p>
          </table:table-cell>
          <table:table-cell office:value-type="float" office:value="0.461538314819335" calcext:value-type="float">
            <text:p>0.4615383148</text:p>
          </table:table-cell>
          <table:table-cell office:value-type="float" office:value="0.379664421081542" calcext:value-type="float">
            <text:p>0.3796644211</text:p>
          </table:table-cell>
          <table:table-cell office:value-type="float" office:value="0.49504280090332" calcext:value-type="float">
            <text:p>0.4950428009</text:p>
          </table:table-cell>
          <table:table-cell office:value-type="float" office:value="0.403517246246337" calcext:value-type="float">
            <text:p>0.4035172462</text:p>
          </table:table-cell>
        </table:table-row>
        <table:table-row table:style-name="ro3">
          <table:table-cell office:value-type="float" office:value="0.232651710510253" calcext:value-type="float">
            <text:p>0.2326517105</text:p>
          </table:table-cell>
          <table:table-cell office:value-type="float" office:value="0.913716793060302" calcext:value-type="float">
            <text:p>0.9137167931</text:p>
          </table:table-cell>
          <table:table-cell office:value-type="float" office:value="0.478948593139648" calcext:value-type="float">
            <text:p>0.4789485931</text:p>
          </table:table-cell>
          <table:table-cell office:value-type="float" office:value="0.0733346939086914" calcext:value-type="float">
            <text:p>0.0733346939</text:p>
          </table:table-cell>
          <table:table-cell office:value-type="float" office:value="1.58210563659667" calcext:value-type="float">
            <text:p>1.5821056366</text:p>
          </table:table-cell>
          <table:table-cell office:value-type="float" office:value="1.9741153717041" calcext:value-type="float">
            <text:p>1.9741153717</text:p>
          </table:table-cell>
          <table:table-cell office:value-type="float" office:value="0.530385971069335" calcext:value-type="float">
            <text:p>0.5303859711</text:p>
          </table:table-cell>
          <table:table-cell office:value-type="float" office:value="0.240816116333007" calcext:value-type="float">
            <text:p>0.2408161163</text:p>
          </table:table-cell>
          <table:table-cell office:value-type="float" office:value="1.21743488311767" calcext:value-type="float">
            <text:p>1.2174348831</text:p>
          </table:table-cell>
          <table:table-cell office:value-type="float" office:value="2.39701843261718" calcext:value-type="float">
            <text:p>2.3970184326</text:p>
          </table:table-cell>
          <table:table-cell office:value-type="float" office:value="0.513212203979492" calcext:value-type="float">
            <text:p>0.513212204</text:p>
          </table:table-cell>
          <table:table-cell office:value-type="float" office:value="1.27364206314086" calcext:value-type="float">
            <text:p>1.2736420631</text:p>
          </table:table-cell>
          <table:table-cell office:value-type="float" office:value="2.21436691284179" calcext:value-type="float">
            <text:p>2.2143669128</text:p>
          </table:table-cell>
          <table:table-cell office:value-type="float" office:value="0.514820098876953" calcext:value-type="float">
            <text:p>0.5148200989</text:p>
          </table:table-cell>
          <table:table-cell office:value-type="float" office:value="0.537179470062255" calcext:value-type="float">
            <text:p>0.5371794701</text:p>
          </table:table-cell>
          <table:table-cell office:value-type="float" office:value="1.22954940795898" calcext:value-type="float">
            <text:p>1.229549408</text:p>
          </table:table-cell>
          <table:table-cell office:value-type="float" office:value="0.417588710784912" calcext:value-type="float">
            <text:p>0.4175887108</text:p>
          </table:table-cell>
          <table:table-cell office:value-type="float" office:value="0.807497978210449" calcext:value-type="float">
            <text:p>0.8074979782</text:p>
          </table:table-cell>
          <table:table-cell office:value-type="float" office:value="0.12956428527832" calcext:value-type="float">
            <text:p>0.1295642853</text:p>
          </table:table-cell>
          <table:table-cell office:value-type="float" office:value="2.54327058792114" calcext:value-type="float">
            <text:p>2.5432705879</text:p>
          </table:table-cell>
          <table:table-cell office:value-type="float" office:value="0.353654861450195" calcext:value-type="float">
            <text:p>0.3536548615</text:p>
          </table:table-cell>
          <table:table-cell office:value-type="float" office:value="0.413000106811523" calcext:value-type="float">
            <text:p>0.4130001068</text:p>
          </table:table-cell>
          <table:table-cell office:value-type="float" office:value="0.486323833465576" calcext:value-type="float">
            <text:p>0.4863238335</text:p>
          </table:table-cell>
          <table:table-cell office:value-type="float" office:value="1.3517141342163" calcext:value-type="float">
            <text:p>1.3517141342</text:p>
          </table:table-cell>
          <table:table-cell office:value-type="float" office:value="0.719373703002929" calcext:value-type="float">
            <text:p>0.719373703</text:p>
          </table:table-cell>
          <table:table-cell office:value-type="float" office:value="0.632098674774169" calcext:value-type="float">
            <text:p>0.6320986748</text:p>
          </table:table-cell>
          <table:table-cell office:value-type="float" office:value="0.632633686065673" calcext:value-type="float">
            <text:p>0.6326336861</text:p>
          </table:table-cell>
          <table:table-cell office:value-type="float" office:value="0.453986167907714" calcext:value-type="float">
            <text:p>0.4539861679</text:p>
          </table:table-cell>
          <table:table-cell office:value-type="float" office:value="2.19642925262451" calcext:value-type="float">
            <text:p>2.1964292526</text:p>
          </table:table-cell>
          <table:table-cell office:value-type="float" office:value="1.77345943450927" calcext:value-type="float">
            <text:p>1.7734594345</text:p>
          </table:table-cell>
          <table:table-cell office:value-type="float" office:value="1.91955375671386" calcext:value-type="float">
            <text:p>1.9195537567</text:p>
          </table:table-cell>
          <table:table-cell office:value-type="float" office:value="0.516380310058593" calcext:value-type="float">
            <text:p>0.5163803101</text:p>
          </table:table-cell>
          <table:table-cell office:value-type="float" office:value="2.29835796356201" calcext:value-type="float">
            <text:p>2.2983579636</text:p>
          </table:table-cell>
          <table:table-cell office:value-type="float" office:value="0.545120239257812" calcext:value-type="float">
            <text:p>0.5451202393</text:p>
          </table:table-cell>
          <table:table-cell office:value-type="float" office:value="0.247729301452636" calcext:value-type="float">
            <text:p>0.2477293015</text:p>
          </table:table-cell>
          <table:table-cell office:value-type="float" office:value="0.521956443786621" calcext:value-type="float">
            <text:p>0.5219564438</text:p>
          </table:table-cell>
          <table:table-cell office:value-type="float" office:value="2.37988853454589" calcext:value-type="float">
            <text:p>2.3798885345</text:p>
          </table:table-cell>
          <table:table-cell office:value-type="float" office:value="1.17098808288574" calcext:value-type="float">
            <text:p>1.1709880829</text:p>
          </table:table-cell>
          <table:table-cell office:value-type="float" office:value="0.472527027130126" calcext:value-type="float">
            <text:p>0.4725270271</text:p>
          </table:table-cell>
          <table:table-cell office:value-type="float" office:value="0.569408416748046" calcext:value-type="float">
            <text:p>0.5694084167</text:p>
          </table:table-cell>
          <table:table-cell office:value-type="float" office:value="0.322304248809814" calcext:value-type="float">
            <text:p>0.3223042488</text:p>
          </table:table-cell>
          <table:table-cell office:value-type="float" office:value="1.29618167877197" calcext:value-type="float">
            <text:p>1.2961816788</text:p>
          </table:table-cell>
          <table:table-cell office:value-type="float" office:value="2.11631393432617" calcext:value-type="float">
            <text:p>2.1163139343</text:p>
          </table:table-cell>
          <table:table-cell office:value-type="float" office:value="0.0319347381591796" calcext:value-type="float">
            <text:p>0.0319347382</text:p>
          </table:table-cell>
          <table:table-cell office:value-type="float" office:value="0.897065162658691" calcext:value-type="float">
            <text:p>0.8970651627</text:p>
          </table:table-cell>
          <table:table-cell office:value-type="float" office:value="0.225077629089355" calcext:value-type="float">
            <text:p>0.2250776291</text:p>
          </table:table-cell>
          <table:table-cell office:value-type="float" office:value="0.0157160758972167" calcext:value-type="float">
            <text:p>0.0157160759</text:p>
          </table:table-cell>
          <table:table-cell office:value-type="float" office:value="1.64875602722167" calcext:value-type="float">
            <text:p>1.6487560272</text:p>
          </table:table-cell>
          <table:table-cell office:value-type="float" office:value="0.528600931167602" calcext:value-type="float">
            <text:p>0.5286009312</text:p>
          </table:table-cell>
          <table:table-cell office:value-type="float" office:value="3.48094940185546" calcext:value-type="float">
            <text:p>3.4809494019</text:p>
          </table:table-cell>
          <table:table-cell office:value-type="float" office:value="0.182762145996093" calcext:value-type="float">
            <text:p>0.182762146</text:p>
          </table:table-cell>
          <table:table-cell office:value-type="float" office:value="1.00115966796875" calcext:value-type="float">
            <text:p>1.001159668</text:p>
          </table:table-cell>
          <table:table-cell office:value-type="float" office:value="0.424797058105468" calcext:value-type="float">
            <text:p>0.4247970581</text:p>
          </table:table-cell>
          <table:table-cell office:value-type="float" office:value="0.545388221740722" calcext:value-type="float">
            <text:p>0.5453882217</text:p>
          </table:table-cell>
          <table:table-cell office:value-type="float" office:value="0.771531581878662" calcext:value-type="float">
            <text:p>0.7715315819</text:p>
          </table:table-cell>
        </table:table-row>
        <table:table-row table:style-name="ro3">
          <table:table-cell office:value-type="float" office:value="0.234837055206298" calcext:value-type="float">
            <text:p>0.2348370552</text:p>
          </table:table-cell>
          <table:table-cell office:value-type="float" office:value="3.11878490447998" calcext:value-type="float">
            <text:p>3.1187849045</text:p>
          </table:table-cell>
          <table:table-cell office:value-type="float" office:value="3.0370135307312" calcext:value-type="float">
            <text:p>3.0370135307</text:p>
          </table:table-cell>
          <table:table-cell office:value-type="float" office:value="1.08781433105468" calcext:value-type="float">
            <text:p>1.0878143311</text:p>
          </table:table-cell>
          <table:table-cell office:value-type="float" office:value="4.00460720062255" calcext:value-type="float">
            <text:p>4.0046072006</text:p>
          </table:table-cell>
          <table:table-cell office:value-type="float" office:value="2.46746063232421" calcext:value-type="float">
            <text:p>2.4674606323</text:p>
          </table:table-cell>
          <table:table-cell office:value-type="float" office:value="1.82561302185058" calcext:value-type="float">
            <text:p>1.8256130219</text:p>
          </table:table-cell>
          <table:table-cell office:value-type="float" office:value="3.09309768676757" calcext:value-type="float">
            <text:p>3.0930976868</text:p>
          </table:table-cell>
          <table:table-cell office:value-type="float" office:value="2.58361053466796" calcext:value-type="float">
            <text:p>2.5836105347</text:p>
          </table:table-cell>
          <table:table-cell office:value-type="float" office:value="1.27029418945312" calcext:value-type="float">
            <text:p>1.2702941895</text:p>
          </table:table-cell>
          <table:table-cell office:value-type="float" office:value="2.5485029220581" calcext:value-type="float">
            <text:p>2.5485029221</text:p>
          </table:table-cell>
          <table:table-cell office:value-type="float" office:value="0.198864459991455" calcext:value-type="float">
            <text:p>0.19886446</text:p>
          </table:table-cell>
          <table:table-cell office:value-type="float" office:value="2.54426002502441" calcext:value-type="float">
            <text:p>2.544260025</text:p>
          </table:table-cell>
          <table:table-cell office:value-type="float" office:value="1.39675140380859" calcext:value-type="float">
            <text:p>1.3967514038</text:p>
          </table:table-cell>
          <table:table-cell office:value-type="float" office:value="7.30491971969604" calcext:value-type="float">
            <text:p>7.3049197197</text:p>
          </table:table-cell>
          <table:table-cell office:value-type="float" office:value="2.30853843688964" calcext:value-type="float">
            <text:p>2.3085384369</text:p>
          </table:table-cell>
          <table:table-cell office:value-type="float" office:value="0.191534996032714" calcext:value-type="float">
            <text:p>0.191534996</text:p>
          </table:table-cell>
          <table:table-cell office:value-type="float" office:value="0.11456298828125" calcext:value-type="float">
            <text:p>0.1145629883</text:p>
          </table:table-cell>
          <table:table-cell office:value-type="float" office:value="2.18377494812011" calcext:value-type="float">
            <text:p>2.1837749481</text:p>
          </table:table-cell>
          <table:table-cell office:value-type="float" office:value="1.32243537902832" calcext:value-type="float">
            <text:p>1.322435379</text:p>
          </table:table-cell>
          <table:table-cell office:value-type="float" office:value="3.11078834533691" calcext:value-type="float">
            <text:p>3.1107883453</text:p>
          </table:table-cell>
          <table:table-cell office:value-type="float" office:value="1.16194176673889" calcext:value-type="float">
            <text:p>1.1619417667</text:p>
          </table:table-cell>
          <table:table-cell office:value-type="float" office:value="2.79630756378173" calcext:value-type="float">
            <text:p>2.7963075638</text:p>
          </table:table-cell>
          <table:table-cell office:value-type="float" office:value="3.73911666870117" calcext:value-type="float">
            <text:p>3.7391166687</text:p>
          </table:table-cell>
          <table:table-cell office:value-type="float" office:value="1.91472291946411" calcext:value-type="float">
            <text:p>1.9147229195</text:p>
          </table:table-cell>
          <table:table-cell office:value-type="float" office:value="3.34801149368286" calcext:value-type="float">
            <text:p>3.3480114937</text:p>
          </table:table-cell>
          <table:table-cell office:value-type="float" office:value="2.85150814056396" calcext:value-type="float">
            <text:p>2.8515081406</text:p>
          </table:table-cell>
          <table:table-cell office:value-type="float" office:value="1.39971542358398" calcext:value-type="float">
            <text:p>1.3997154236</text:p>
          </table:table-cell>
          <table:table-cell office:value-type="float" office:value="1.06768226623535" calcext:value-type="float">
            <text:p>1.0676822662</text:p>
          </table:table-cell>
          <table:table-cell office:value-type="float" office:value="0.786094665527343" calcext:value-type="float">
            <text:p>0.7860946655</text:p>
          </table:table-cell>
          <table:table-cell office:value-type="float" office:value="0.75655174255371" calcext:value-type="float">
            <text:p>0.7565517426</text:p>
          </table:table-cell>
          <table:table-cell office:value-type="float" office:value="0.354965209960937" calcext:value-type="float">
            <text:p>0.35496521</text:p>
          </table:table-cell>
          <table:table-cell office:value-type="float" office:value="0.469054222106933" calcext:value-type="float">
            <text:p>0.4690542221</text:p>
          </table:table-cell>
          <table:table-cell office:value-type="float" office:value="2.13832283020019" calcext:value-type="float">
            <text:p>2.1383228302</text:p>
          </table:table-cell>
          <table:table-cell office:value-type="float" office:value="0.45395278930664" calcext:value-type="float">
            <text:p>0.4539527893</text:p>
          </table:table-cell>
          <table:table-cell office:value-type="float" office:value="0.067941665649414" calcext:value-type="float">
            <text:p>0.0679416656</text:p>
          </table:table-cell>
          <table:table-cell office:value-type="float" office:value="2.7457275390625" calcext:value-type="float">
            <text:p>2.7457275391</text:p>
          </table:table-cell>
          <table:table-cell office:value-type="float" office:value="0.205799102783203" calcext:value-type="float">
            <text:p>0.2057991028</text:p>
          </table:table-cell>
          <table:table-cell office:value-type="float" office:value="6.86778497695922" calcext:value-type="float">
            <text:p>6.867784977</text:p>
          </table:table-cell>
          <table:table-cell office:value-type="float" office:value="0.734857559204101" calcext:value-type="float">
            <text:p>0.7348575592</text:p>
          </table:table-cell>
          <table:table-cell office:value-type="float" office:value="1.05610227584838" calcext:value-type="float">
            <text:p>1.0561022758</text:p>
          </table:table-cell>
          <table:table-cell office:value-type="float" office:value="1.43963909149169" calcext:value-type="float">
            <text:p>1.4396390915</text:p>
          </table:table-cell>
          <table:table-cell office:value-type="float" office:value="0.17494773864746" calcext:value-type="float">
            <text:p>0.1749477386</text:p>
          </table:table-cell>
          <table:table-cell office:value-type="float" office:value="0.811436176300048" calcext:value-type="float">
            <text:p>0.8114361763</text:p>
          </table:table-cell>
          <table:table-cell office:value-type="float" office:value="3.00298595428466" calcext:value-type="float">
            <text:p>3.0029859543</text:p>
          </table:table-cell>
          <table:table-cell office:value-type="float" office:value="0.838688850402832" calcext:value-type="float">
            <text:p>0.8386888504</text:p>
          </table:table-cell>
          <table:table-cell office:value-type="float" office:value="1.286381483078" calcext:value-type="float">
            <text:p>1.2863814831</text:p>
          </table:table-cell>
          <table:table-cell office:value-type="float" office:value="1.43159389495849" calcext:value-type="float">
            <text:p>1.431593895</text:p>
          </table:table-cell>
          <table:table-cell office:value-type="float" office:value="1.35023593902587" calcext:value-type="float">
            <text:p>1.350235939</text:p>
          </table:table-cell>
          <table:table-cell office:value-type="float" office:value="4.62469482421875" calcext:value-type="float">
            <text:p>4.6246948242</text:p>
          </table:table-cell>
          <table:table-cell office:value-type="float" office:value="0.914635181427002" calcext:value-type="float">
            <text:p>0.9146351814</text:p>
          </table:table-cell>
          <table:table-cell office:value-type="float" office:value="2.16668128967285" calcext:value-type="float">
            <text:p>2.1666812897</text:p>
          </table:table-cell>
          <table:table-cell office:value-type="float" office:value="0.0653157234191894" calcext:value-type="float">
            <text:p>0.0653157234</text:p>
          </table:table-cell>
          <table:table-cell office:value-type="float" office:value="1.82746505737304" calcext:value-type="float">
            <text:p>1.8274650574</text:p>
          </table:table-cell>
          <table:table-cell office:value-type="float" office:value="0.37772512435913" calcext:value-type="float">
            <text:p>0.3777251244</text:p>
          </table:table-cell>
        </table:table-row>
        <table:table-row table:style-name="ro3">
          <table:table-cell office:value-type="float" office:value="1.01949977874755" calcext:value-type="float">
            <text:p>1.0194997787</text:p>
          </table:table-cell>
          <table:table-cell office:value-type="float" office:value="0.342974662780761" calcext:value-type="float">
            <text:p>0.3429746628</text:p>
          </table:table-cell>
          <table:table-cell office:value-type="float" office:value="0.33808422088623" calcext:value-type="float">
            <text:p>0.3380842209</text:p>
          </table:table-cell>
          <table:table-cell office:value-type="float" office:value="0.437966346740722" calcext:value-type="float">
            <text:p>0.4379663467</text:p>
          </table:table-cell>
          <table:table-cell office:value-type="float" office:value="0.92689037322998" calcext:value-type="float">
            <text:p>0.9268903732</text:p>
          </table:table-cell>
          <table:table-cell office:value-type="float" office:value="0.778380393981933" calcext:value-type="float">
            <text:p>0.778380394</text:p>
          </table:table-cell>
          <table:table-cell office:value-type="float" office:value="0.553958892822265" calcext:value-type="float">
            <text:p>0.5539588928</text:p>
          </table:table-cell>
          <table:table-cell office:value-type="float" office:value="0.482551574707031" calcext:value-type="float">
            <text:p>0.4825515747</text:p>
          </table:table-cell>
          <table:table-cell office:value-type="float" office:value="0.178362846374511" calcext:value-type="float">
            <text:p>0.1783628464</text:p>
          </table:table-cell>
          <table:table-cell office:value-type="float" office:value="0.00706768035888671" calcext:value-type="float">
            <text:p>0.0070676804</text:p>
          </table:table-cell>
          <table:table-cell office:value-type="float" office:value="0.283761978149414" calcext:value-type="float">
            <text:p>0.2837619781</text:p>
          </table:table-cell>
          <table:table-cell office:value-type="float" office:value="1.33653306961059" calcext:value-type="float">
            <text:p>1.3365330696</text:p>
          </table:table-cell>
          <table:table-cell office:value-type="float" office:value="2.3701171875" calcext:value-type="float">
            <text:p>2.3701171875</text:p>
          </table:table-cell>
          <table:table-cell office:value-type="float" office:value="0.423233032226562" calcext:value-type="float">
            <text:p>0.4232330322</text:p>
          </table:table-cell>
          <table:table-cell office:value-type="float" office:value="0.893821716308593" calcext:value-type="float">
            <text:p>0.8938217163</text:p>
          </table:table-cell>
          <table:table-cell office:value-type="float" office:value="1.27263832092285" calcext:value-type="float">
            <text:p>1.2726383209</text:p>
          </table:table-cell>
          <table:table-cell office:value-type="float" office:value="0.295189380645751" calcext:value-type="float">
            <text:p>0.2951893806</text:p>
          </table:table-cell>
          <table:table-cell office:value-type="float" office:value="0.410561561584472" calcext:value-type="float">
            <text:p>0.4105615616</text:p>
          </table:table-cell>
          <table:table-cell office:value-type="float" office:value="1.42804718017578" calcext:value-type="float">
            <text:p>1.4280471802</text:p>
          </table:table-cell>
          <table:table-cell office:value-type="float" office:value="0.836298465728759" calcext:value-type="float">
            <text:p>0.8362984657</text:p>
          </table:table-cell>
          <table:table-cell office:value-type="float" office:value="0.505177497863769" calcext:value-type="float">
            <text:p>0.5051774979</text:p>
          </table:table-cell>
          <table:table-cell office:value-type="float" office:value="0.356424331665039" calcext:value-type="float">
            <text:p>0.3564243317</text:p>
          </table:table-cell>
          <table:table-cell office:value-type="float" office:value="0.183939933776855" calcext:value-type="float">
            <text:p>0.1839399338</text:p>
          </table:table-cell>
          <table:table-cell office:value-type="float" office:value="1.03127384185791" calcext:value-type="float">
            <text:p>1.0312738419</text:p>
          </table:table-cell>
          <table:table-cell office:value-type="float" office:value="0.736225605010986" calcext:value-type="float">
            <text:p>0.736225605</text:p>
          </table:table-cell>
          <table:table-cell office:value-type="float" office:value="0.643408775329589" calcext:value-type="float">
            <text:p>0.6434087753</text:p>
          </table:table-cell>
          <table:table-cell office:value-type="float" office:value="0.571744441986084" calcext:value-type="float">
            <text:p>0.571744442</text:p>
          </table:table-cell>
          <table:table-cell office:value-type="float" office:value="0.11284065246582" calcext:value-type="float">
            <text:p>0.1128406525</text:p>
          </table:table-cell>
          <table:table-cell office:value-type="float" office:value="0.0840482711791992" calcext:value-type="float">
            <text:p>0.0840482712</text:p>
          </table:table-cell>
          <table:table-cell office:value-type="float" office:value="1.05033016204833" calcext:value-type="float">
            <text:p>1.050330162</text:p>
          </table:table-cell>
          <table:table-cell office:value-type="float" office:value="0.268486022949218" calcext:value-type="float">
            <text:p>0.2684860229</text:p>
          </table:table-cell>
          <table:table-cell office:value-type="float" office:value="0.00613212585449218" calcext:value-type="float">
            <text:p>0.0061321259</text:p>
          </table:table-cell>
          <table:table-cell office:value-type="float" office:value="0.306102752685546" calcext:value-type="float">
            <text:p>0.3061027527</text:p>
          </table:table-cell>
          <table:table-cell office:value-type="float" office:value="0.0368003845214843" calcext:value-type="float">
            <text:p>0.0368003845</text:p>
          </table:table-cell>
          <table:table-cell office:value-type="float" office:value="0.162632942199707" calcext:value-type="float">
            <text:p>0.1626329422</text:p>
          </table:table-cell>
          <table:table-cell office:value-type="float" office:value="0.83366584777832" calcext:value-type="float">
            <text:p>0.8336658478</text:p>
          </table:table-cell>
          <table:table-cell office:value-type="float" office:value="1.41632461547851" calcext:value-type="float">
            <text:p>1.4163246155</text:p>
          </table:table-cell>
          <table:table-cell office:value-type="float" office:value="0.0335369110107421" calcext:value-type="float">
            <text:p>0.033536911</text:p>
          </table:table-cell>
          <table:table-cell office:value-type="float" office:value="1.67911720275878" calcext:value-type="float">
            <text:p>1.6791172028</text:p>
          </table:table-cell>
          <table:table-cell office:value-type="float" office:value="1.3342695236206" calcext:value-type="float">
            <text:p>1.3342695236</text:p>
          </table:table-cell>
          <table:table-cell office:value-type="float" office:value="1.22646427154541" calcext:value-type="float">
            <text:p>1.2264642715</text:p>
          </table:table-cell>
          <table:table-cell office:value-type="float" office:value="0.14913272857666" calcext:value-type="float">
            <text:p>0.1491327286</text:p>
          </table:table-cell>
          <table:table-cell office:value-type="float" office:value="0.520887374877929" calcext:value-type="float">
            <text:p>0.5208873749</text:p>
          </table:table-cell>
          <table:table-cell office:value-type="float" office:value="0.635401725769043" calcext:value-type="float">
            <text:p>0.6354017258</text:p>
          </table:table-cell>
          <table:table-cell office:value-type="float" office:value="0.0778875350952148" calcext:value-type="float">
            <text:p>0.0778875351</text:p>
          </table:table-cell>
          <table:table-cell office:value-type="float" office:value="0.410473346710205" calcext:value-type="float">
            <text:p>0.4104733467</text:p>
          </table:table-cell>
          <table:table-cell office:value-type="float" office:value="0.139472484588623" calcext:value-type="float">
            <text:p>0.1394724846</text:p>
          </table:table-cell>
          <table:table-cell office:value-type="float" office:value="0.944240570068359" calcext:value-type="float">
            <text:p>0.9442405701</text:p>
          </table:table-cell>
          <table:table-cell office:value-type="float" office:value="0.0341901779174804" calcext:value-type="float">
            <text:p>0.0341901779</text:p>
          </table:table-cell>
          <table:table-cell office:value-type="float" office:value="0.562224388122558" calcext:value-type="float">
            <text:p>0.5622243881</text:p>
          </table:table-cell>
          <table:table-cell office:value-type="float" office:value="0.450934410095214" calcext:value-type="float">
            <text:p>0.4509344101</text:p>
          </table:table-cell>
          <table:table-cell office:value-type="float" office:value="2.30169773101806" calcext:value-type="float">
            <text:p>2.301697731</text:p>
          </table:table-cell>
          <table:table-cell office:value-type="float" office:value="0.0261640548706054" calcext:value-type="float">
            <text:p>0.0261640549</text:p>
          </table:table-cell>
          <table:table-cell office:value-type="float" office:value="0.138001441955566" calcext:value-type="float">
            <text:p>0.138001442</text:p>
          </table:table-cell>
          <table:table-cell office:value-type="float" office:value="0.0274305343627929" calcext:value-type="float">
            <text:p>0.0274305344</text:p>
          </table:table-cell>
        </table:table-row>
        <table:table-row table:style-name="ro3">
          <table:table-cell office:value-type="float" office:value="0.672914505004882" calcext:value-type="float">
            <text:p>0.672914505</text:p>
          </table:table-cell>
          <table:table-cell office:value-type="float" office:value="1.1067771911621" calcext:value-type="float">
            <text:p>1.1067771912</text:p>
          </table:table-cell>
          <table:table-cell office:value-type="float" office:value="0.100358486175537" calcext:value-type="float">
            <text:p>0.1003584862</text:p>
          </table:table-cell>
          <table:table-cell office:value-type="float" office:value="0.905144214630127" calcext:value-type="float">
            <text:p>0.9051442146</text:p>
          </table:table-cell>
          <table:table-cell office:value-type="float" office:value="1.37616062164306" calcext:value-type="float">
            <text:p>1.3761606216</text:p>
          </table:table-cell>
          <table:table-cell office:value-type="float" office:value="0.480259895324707" calcext:value-type="float">
            <text:p>0.4802598953</text:p>
          </table:table-cell>
          <table:table-cell office:value-type="float" office:value="0.955303192138671" calcext:value-type="float">
            <text:p>0.9553031921</text:p>
          </table:table-cell>
          <table:table-cell office:value-type="float" office:value="0.0603408813476562" calcext:value-type="float">
            <text:p>0.0603408813</text:p>
          </table:table-cell>
          <table:table-cell office:value-type="float" office:value="0.130292892456054" calcext:value-type="float">
            <text:p>0.1302928925</text:p>
          </table:table-cell>
          <table:table-cell office:value-type="float" office:value="1.43909645080566" calcext:value-type="float">
            <text:p>1.4390964508</text:p>
          </table:table-cell>
          <table:table-cell office:value-type="float" office:value="0.521401405334472" calcext:value-type="float">
            <text:p>0.5214014053</text:p>
          </table:table-cell>
          <table:table-cell office:value-type="float" office:value="1.21425294876098" calcext:value-type="float">
            <text:p>1.2142529488</text:p>
          </table:table-cell>
          <table:table-cell office:value-type="float" office:value="0.187458038330078" calcext:value-type="float">
            <text:p>0.1874580383</text:p>
          </table:table-cell>
          <table:table-cell office:value-type="float" office:value="0.775215148925781" calcext:value-type="float">
            <text:p>0.7752151489</text:p>
          </table:table-cell>
          <table:table-cell office:value-type="float" office:value="0.235609054565429" calcext:value-type="float">
            <text:p>0.2356090546</text:p>
          </table:table-cell>
          <table:table-cell office:value-type="float" office:value="1.4206838607788" calcext:value-type="float">
            <text:p>1.4206838608</text:p>
          </table:table-cell>
          <table:table-cell office:value-type="float" office:value="0.610420227050781" calcext:value-type="float">
            <text:p>0.6104202271</text:p>
          </table:table-cell>
          <table:table-cell office:value-type="float" office:value="0.870927810668945" calcext:value-type="float">
            <text:p>0.8709278107</text:p>
          </table:table-cell>
          <table:table-cell office:value-type="float" office:value="0.863824844360351" calcext:value-type="float">
            <text:p>0.8638248444</text:p>
          </table:table-cell>
          <table:table-cell office:value-type="float" office:value="2.68058586120605" calcext:value-type="float">
            <text:p>2.6805858612</text:p>
          </table:table-cell>
          <table:table-cell office:value-type="float" office:value="0.288705825805664" calcext:value-type="float">
            <text:p>0.2887058258</text:p>
          </table:table-cell>
          <table:table-cell office:value-type="float" office:value="0.463145732879638" calcext:value-type="float">
            <text:p>0.4631457329</text:p>
          </table:table-cell>
          <table:table-cell office:value-type="float" office:value="0.154901981353759" calcext:value-type="float">
            <text:p>0.1549019814</text:p>
          </table:table-cell>
          <table:table-cell office:value-type="float" office:value="0.906108856201171" calcext:value-type="float">
            <text:p>0.9061088562</text:p>
          </table:table-cell>
          <table:table-cell office:value-type="float" office:value="1.07757425308227" calcext:value-type="float">
            <text:p>1.0775742531</text:p>
          </table:table-cell>
          <table:table-cell office:value-type="float" office:value="0.554603099822998" calcext:value-type="float">
            <text:p>0.5546030998</text:p>
          </table:table-cell>
          <table:table-cell office:value-type="float" office:value="0.322163105010986" calcext:value-type="float">
            <text:p>0.322163105</text:p>
          </table:table-cell>
          <table:table-cell office:value-type="float" office:value="1.4172830581665" calcext:value-type="float">
            <text:p>1.4172830582</text:p>
          </table:table-cell>
          <table:table-cell office:value-type="float" office:value="1.26251411437988" calcext:value-type="float">
            <text:p>1.2625141144</text:p>
          </table:table-cell>
          <table:table-cell office:value-type="float" office:value="1.12501239776611" calcext:value-type="float">
            <text:p>1.1250123978</text:p>
          </table:table-cell>
          <table:table-cell office:value-type="float" office:value="0.26595115661621" calcext:value-type="float">
            <text:p>0.2659511566</text:p>
          </table:table-cell>
          <table:table-cell office:value-type="float" office:value="0.368959426879882" calcext:value-type="float">
            <text:p>0.3689594269</text:p>
          </table:table-cell>
          <table:table-cell office:value-type="float" office:value="0.390333175659179" calcext:value-type="float">
            <text:p>0.3903331757</text:p>
          </table:table-cell>
          <table:table-cell office:value-type="float" office:value="0.0801296234130859" calcext:value-type="float">
            <text:p>0.0801296234</text:p>
          </table:table-cell>
          <table:table-cell office:value-type="float" office:value="1.06221103668212" calcext:value-type="float">
            <text:p>1.0622110367</text:p>
          </table:table-cell>
          <table:table-cell office:value-type="float" office:value="1.71027994155883" calcext:value-type="float">
            <text:p>1.7102799416</text:p>
          </table:table-cell>
          <table:table-cell office:value-type="float" office:value="1.11775970458984" calcext:value-type="float">
            <text:p>1.1177597046</text:p>
          </table:table-cell>
          <table:table-cell office:value-type="float" office:value="0.367620468139648" calcext:value-type="float">
            <text:p>0.3676204681</text:p>
          </table:table-cell>
          <table:table-cell office:value-type="float" office:value="1.23744869232177" calcext:value-type="float">
            <text:p>1.2374486923</text:p>
          </table:table-cell>
          <table:table-cell office:value-type="float" office:value="1.0529556274414" calcext:value-type="float">
            <text:p>1.0529556274</text:p>
          </table:table-cell>
          <table:table-cell office:value-type="float" office:value="0.808498382568359" calcext:value-type="float">
            <text:p>0.8084983826</text:p>
          </table:table-cell>
          <table:table-cell office:value-type="float" office:value="0.627062797546386" calcext:value-type="float">
            <text:p>0.6270627975</text:p>
          </table:table-cell>
          <table:table-cell office:value-type="float" office:value="0.0399589538574218" calcext:value-type="float">
            <text:p>0.0399589539</text:p>
          </table:table-cell>
          <table:table-cell office:value-type="float" office:value="0.675625801086425" calcext:value-type="float">
            <text:p>0.6756258011</text:p>
          </table:table-cell>
          <table:table-cell office:value-type="float" office:value="0.870143890380859" calcext:value-type="float">
            <text:p>0.8701438904</text:p>
          </table:table-cell>
          <table:table-cell office:value-type="float" office:value="0.666875839233398" calcext:value-type="float">
            <text:p>0.6668758392</text:p>
          </table:table-cell>
          <table:table-cell office:value-type="float" office:value="0.354604244232177" calcext:value-type="float">
            <text:p>0.3546042442</text:p>
          </table:table-cell>
          <table:table-cell office:value-type="float" office:value="0.944989204406738" calcext:value-type="float">
            <text:p>0.9449892044</text:p>
          </table:table-cell>
          <table:table-cell office:value-type="float" office:value="0.124842882156372" calcext:value-type="float">
            <text:p>0.1248428822</text:p>
          </table:table-cell>
          <table:table-cell office:value-type="float" office:value="1.10467624664306" calcext:value-type="float">
            <text:p>1.1046762466</text:p>
          </table:table-cell>
          <table:table-cell office:value-type="float" office:value="0.206593513488769" calcext:value-type="float">
            <text:p>0.2065935135</text:p>
          </table:table-cell>
          <table:table-cell office:value-type="float" office:value="1.44847393035888" calcext:value-type="float">
            <text:p>1.4484739304</text:p>
          </table:table-cell>
          <table:table-cell office:value-type="float" office:value="0.252751350402832" calcext:value-type="float">
            <text:p>0.2527513504</text:p>
          </table:table-cell>
          <table:table-cell office:value-type="float" office:value="0.696082115173339" calcext:value-type="float">
            <text:p>0.6960821152</text:p>
          </table:table-cell>
          <table:table-cell office:value-type="float" office:value="0.201003551483154" calcext:value-type="float">
            <text:p>0.2010035515</text:p>
          </table:table-cell>
        </table:table-row>
        <table:table-row table:style-name="ro3">
          <table:table-cell office:value-type="float" office:value="1.2072410583496" calcext:value-type="float">
            <text:p>1.2072410583</text:p>
          </table:table-cell>
          <table:table-cell office:value-type="float" office:value="1.44890689849853" calcext:value-type="float">
            <text:p>1.4489068985</text:p>
          </table:table-cell>
          <table:table-cell office:value-type="float" office:value="2.40161991119384" calcext:value-type="float">
            <text:p>2.4016199112</text:p>
          </table:table-cell>
          <table:table-cell office:value-type="float" office:value="0.274962425231933" calcext:value-type="float">
            <text:p>0.2749624252</text:p>
          </table:table-cell>
          <table:table-cell office:value-type="float" office:value="2.61112976074218" calcext:value-type="float">
            <text:p>2.6111297607</text:p>
          </table:table-cell>
          <table:table-cell office:value-type="float" office:value="0.376145362854003" calcext:value-type="float">
            <text:p>0.3761453629</text:p>
          </table:table-cell>
          <table:table-cell office:value-type="float" office:value="0.476020812988281" calcext:value-type="float">
            <text:p>0.476020813</text:p>
          </table:table-cell>
          <table:table-cell office:value-type="float" office:value="0.716459274291992" calcext:value-type="float">
            <text:p>0.7164592743</text:p>
          </table:table-cell>
          <table:table-cell office:value-type="float" office:value="1.34619426727294" calcext:value-type="float">
            <text:p>1.3461942673</text:p>
          </table:table-cell>
          <table:table-cell office:value-type="float" office:value="3.22392654418945" calcext:value-type="float">
            <text:p>3.2239265442</text:p>
          </table:table-cell>
          <table:table-cell office:value-type="float" office:value="2.00952720642089" calcext:value-type="float">
            <text:p>2.0095272064</text:p>
          </table:table-cell>
          <table:table-cell office:value-type="float" office:value="2.92066669464111" calcext:value-type="float">
            <text:p>2.9206666946</text:p>
          </table:table-cell>
          <table:table-cell office:value-type="float" office:value="2.73285484313964" calcext:value-type="float">
            <text:p>2.7328548431</text:p>
          </table:table-cell>
          <table:table-cell office:value-type="float" office:value="1.25272369384765" calcext:value-type="float">
            <text:p>1.2527236938</text:p>
          </table:table-cell>
          <table:table-cell office:value-type="float" office:value="2.41344928741455" calcext:value-type="float">
            <text:p>2.4134492874</text:p>
          </table:table-cell>
          <table:table-cell office:value-type="float" office:value="0.168057441711425" calcext:value-type="float">
            <text:p>0.1680574417</text:p>
          </table:table-cell>
          <table:table-cell office:value-type="float" office:value="2.42639636993408" calcext:value-type="float">
            <text:p>2.4263963699</text:p>
          </table:table-cell>
          <table:table-cell office:value-type="float" office:value="0.994948863983154" calcext:value-type="float">
            <text:p>0.994948864</text:p>
          </table:table-cell>
          <table:table-cell office:value-type="float" office:value="1.45516204833984" calcext:value-type="float">
            <text:p>1.4551620483</text:p>
          </table:table-cell>
          <table:table-cell office:value-type="float" office:value="0.706975936889648" calcext:value-type="float">
            <text:p>0.7069759369</text:p>
          </table:table-cell>
          <table:table-cell office:value-type="float" office:value="1.0845947265625" calcext:value-type="float">
            <text:p>1.0845947266</text:p>
          </table:table-cell>
          <table:table-cell office:value-type="float" office:value="0.203808784484863" calcext:value-type="float">
            <text:p>0.2038087845</text:p>
          </table:table-cell>
          <table:table-cell office:value-type="float" office:value="0.180980205535888" calcext:value-type="float">
            <text:p>0.1809802055</text:p>
          </table:table-cell>
          <table:table-cell office:value-type="float" office:value="1.21884536743164" calcext:value-type="float">
            <text:p>1.2188453674</text:p>
          </table:table-cell>
          <table:table-cell office:value-type="float" office:value="1.34833908081054" calcext:value-type="float">
            <text:p>1.3483390808</text:p>
          </table:table-cell>
          <table:table-cell office:value-type="float" office:value="1.05309581756591" calcext:value-type="float">
            <text:p>1.0530958176</text:p>
          </table:table-cell>
          <table:table-cell office:value-type="float" office:value="2.81349372863769" calcext:value-type="float">
            <text:p>2.8134937286</text:p>
          </table:table-cell>
          <table:table-cell office:value-type="float" office:value="1.40576791763305" calcext:value-type="float">
            <text:p>1.4057679176</text:p>
          </table:table-cell>
          <table:table-cell office:value-type="float" office:value="3.7422924041748" calcext:value-type="float">
            <text:p>3.7422924042</text:p>
          </table:table-cell>
          <table:table-cell office:value-type="float" office:value="1.41129779815673" calcext:value-type="float">
            <text:p>1.4112977982</text:p>
          </table:table-cell>
          <table:table-cell office:value-type="float" office:value="2.20814514160156" calcext:value-type="float">
            <text:p>2.2081451416</text:p>
          </table:table-cell>
          <table:table-cell office:value-type="float" office:value="2.70477676391601" calcext:value-type="float">
            <text:p>2.7047767639</text:p>
          </table:table-cell>
          <table:table-cell office:value-type="float" office:value="0.812506675720214" calcext:value-type="float">
            <text:p>0.8125066757</text:p>
          </table:table-cell>
          <table:table-cell office:value-type="float" office:value="4.07867431640625" calcext:value-type="float">
            <text:p>4.0786743164</text:p>
          </table:table-cell>
          <table:table-cell office:value-type="float" office:value="0.428101539611816" calcext:value-type="float">
            <text:p>0.4281015396</text:p>
          </table:table-cell>
          <table:table-cell office:value-type="float" office:value="1.4608187675476" calcext:value-type="float">
            <text:p>1.4608187675</text:p>
          </table:table-cell>
          <table:table-cell office:value-type="float" office:value="2.64563941955566" calcext:value-type="float">
            <text:p>2.6456394196</text:p>
          </table:table-cell>
          <table:table-cell office:value-type="float" office:value="2.24642372131347" calcext:value-type="float">
            <text:p>2.2464237213</text:p>
          </table:table-cell>
          <table:table-cell office:value-type="float" office:value="2.12710666656494" calcext:value-type="float">
            <text:p>2.1271066666</text:p>
          </table:table-cell>
          <table:table-cell office:value-type="float" office:value="0.773382186889648" calcext:value-type="float">
            <text:p>0.7733821869</text:p>
          </table:table-cell>
          <table:table-cell office:value-type="float" office:value="1.57422494888305" calcext:value-type="float">
            <text:p>1.5742249489</text:p>
          </table:table-cell>
          <table:table-cell office:value-type="float" office:value="0.179366111755371" calcext:value-type="float">
            <text:p>0.1793661118</text:p>
          </table:table-cell>
          <table:table-cell office:value-type="float" office:value="1.51444053649902" calcext:value-type="float">
            <text:p>1.5144405365</text:p>
          </table:table-cell>
          <table:table-cell office:value-type="float" office:value="0.515509605407714" calcext:value-type="float">
            <text:p>0.5155096054</text:p>
          </table:table-cell>
          <table:table-cell office:value-type="float" office:value="0.199662208557128" calcext:value-type="float">
            <text:p>0.1996622086</text:p>
          </table:table-cell>
          <table:table-cell office:value-type="float" office:value="0.624242305755615" calcext:value-type="float">
            <text:p>0.6242423058</text:p>
          </table:table-cell>
          <table:table-cell office:value-type="float" office:value="0.638970375061035" calcext:value-type="float">
            <text:p>0.6389703751</text:p>
          </table:table-cell>
          <table:table-cell office:value-type="float" office:value="0.36379051208496" calcext:value-type="float">
            <text:p>0.3637905121</text:p>
          </table:table-cell>
          <table:table-cell office:value-type="float" office:value="0.1233811378479" calcext:value-type="float">
            <text:p>0.1233811378</text:p>
          </table:table-cell>
          <table:table-cell office:value-type="float" office:value="0.689663887023925" calcext:value-type="float">
            <text:p>0.689663887</text:p>
          </table:table-cell>
          <table:table-cell office:value-type="float" office:value="0.312368392944335" calcext:value-type="float">
            <text:p>0.3123683929</text:p>
          </table:table-cell>
          <table:table-cell office:value-type="float" office:value="0.795764923095703" calcext:value-type="float">
            <text:p>0.7957649231</text:p>
          </table:table-cell>
          <table:table-cell office:value-type="float" office:value="0.613353729248046" calcext:value-type="float">
            <text:p>0.6133537292</text:p>
          </table:table-cell>
          <table:table-cell office:value-type="float" office:value="1.9364538192749" calcext:value-type="float">
            <text:p>1.9364538193</text:p>
          </table:table-cell>
          <table:table-cell office:value-type="float" office:value="0.768181800842285" calcext:value-type="float">
            <text:p>0.7681818008</text:p>
          </table:table-cell>
        </table:table-row>
        <table:table-row table:style-name="ro3">
          <table:table-cell office:value-type="float" office:value="0.999163627624511" calcext:value-type="float">
            <text:p>0.9991636276</text:p>
          </table:table-cell>
          <table:table-cell office:value-type="float" office:value="2.42971038818359" calcext:value-type="float">
            <text:p>2.4297103882</text:p>
          </table:table-cell>
          <table:table-cell office:value-type="float" office:value="1.03613090515136" calcext:value-type="float">
            <text:p>1.0361309052</text:p>
          </table:table-cell>
          <table:table-cell office:value-type="float" office:value="0.132279396057128" calcext:value-type="float">
            <text:p>0.1322793961</text:p>
          </table:table-cell>
          <table:table-cell office:value-type="float" office:value="1.47322463989257" calcext:value-type="float">
            <text:p>1.4732246399</text:p>
          </table:table-cell>
          <table:table-cell office:value-type="float" office:value="0.0201406478881835" calcext:value-type="float">
            <text:p>0.0201406479</text:p>
          </table:table-cell>
          <table:table-cell office:value-type="float" office:value="0.656888961791992" calcext:value-type="float">
            <text:p>0.6568889618</text:p>
          </table:table-cell>
          <table:table-cell office:value-type="float" office:value="0.968461990356445" calcext:value-type="float">
            <text:p>0.9684619904</text:p>
          </table:table-cell>
          <table:table-cell office:value-type="float" office:value="1.29934692382812" calcext:value-type="float">
            <text:p>1.2993469238</text:p>
          </table:table-cell>
          <table:table-cell office:value-type="float" office:value="1.0119514465332" calcext:value-type="float">
            <text:p>1.0119514465</text:p>
          </table:table-cell>
          <table:table-cell office:value-type="float" office:value="1.92384147644042" calcext:value-type="float">
            <text:p>1.9238414764</text:p>
          </table:table-cell>
          <table:table-cell office:value-type="float" office:value="0.227147579193115" calcext:value-type="float">
            <text:p>0.2271475792</text:p>
          </table:table-cell>
          <table:table-cell office:value-type="float" office:value="1.13025665283203" calcext:value-type="float">
            <text:p>1.1302566528</text:p>
          </table:table-cell>
          <table:table-cell office:value-type="float" office:value="0.202211380004882" calcext:value-type="float">
            <text:p>0.20221138</text:p>
          </table:table-cell>
          <table:table-cell office:value-type="float" office:value="1.57536792755126" calcext:value-type="float">
            <text:p>1.5753679276</text:p>
          </table:table-cell>
          <table:table-cell office:value-type="float" office:value="0.638340950012207" calcext:value-type="float">
            <text:p>0.63834095</text:p>
          </table:table-cell>
          <table:table-cell office:value-type="float" office:value="0.615817070007324" calcext:value-type="float">
            <text:p>0.61581707</text:p>
          </table:table-cell>
          <table:table-cell office:value-type="float" office:value="0.00523662567138671" calcext:value-type="float">
            <text:p>0.0052366257</text:p>
          </table:table-cell>
          <table:table-cell office:value-type="float" office:value="0.609317779541015" calcext:value-type="float">
            <text:p>0.6093177795</text:p>
          </table:table-cell>
          <table:table-cell office:value-type="float" office:value="0.390487670898437" calcext:value-type="float">
            <text:p>0.3904876709</text:p>
          </table:table-cell>
          <table:table-cell office:value-type="float" office:value="1.36946487426757" calcext:value-type="float">
            <text:p>1.3694648743</text:p>
          </table:table-cell>
          <table:table-cell office:value-type="float" office:value="0.532212734222412" calcext:value-type="float">
            <text:p>0.5322127342</text:p>
          </table:table-cell>
          <table:table-cell office:value-type="float" office:value="0.764538288116455" calcext:value-type="float">
            <text:p>0.7645382881</text:p>
          </table:table-cell>
          <table:table-cell office:value-type="float" office:value="1.42118549346923" calcext:value-type="float">
            <text:p>1.4211854935</text:p>
          </table:table-cell>
          <table:table-cell office:value-type="float" office:value="0.851137161254882" calcext:value-type="float">
            <text:p>0.8511371613</text:p>
          </table:table-cell>
          <table:table-cell office:value-type="float" office:value="2.28787899017334" calcext:value-type="float">
            <text:p>2.2878789902</text:p>
          </table:table-cell>
          <table:table-cell office:value-type="float" office:value="0.782282829284668" calcext:value-type="float">
            <text:p>0.7822828293</text:p>
          </table:table-cell>
          <table:table-cell office:value-type="float" office:value="0.233231544494628" calcext:value-type="float">
            <text:p>0.2332315445</text:p>
          </table:table-cell>
          <table:table-cell office:value-type="float" office:value="3.84964370727539" calcext:value-type="float">
            <text:p>3.8496437073</text:p>
          </table:table-cell>
          <table:table-cell office:value-type="float" office:value="0.59230899810791" calcext:value-type="float">
            <text:p>0.5923089981</text:p>
          </table:table-cell>
          <table:table-cell office:value-type="float" office:value="0.427312850952148" calcext:value-type="float">
            <text:p>0.427312851</text:p>
          </table:table-cell>
          <table:table-cell office:value-type="float" office:value="0.44378662109375" calcext:value-type="float">
            <text:p>0.4437866211</text:p>
          </table:table-cell>
          <table:table-cell office:value-type="float" office:value="1.32729053497314" calcext:value-type="float">
            <text:p>1.327290535</text:p>
          </table:table-cell>
          <table:table-cell office:value-type="float" office:value="2.91165351867675" calcext:value-type="float">
            <text:p>2.9116535187</text:p>
          </table:table-cell>
          <table:table-cell office:value-type="float" office:value="1.31422901153564" calcext:value-type="float">
            <text:p>1.3142290115</text:p>
          </table:table-cell>
          <table:table-cell office:value-type="float" office:value="0.0413622856140136" calcext:value-type="float">
            <text:p>0.0413622856</text:p>
          </table:table-cell>
          <table:table-cell office:value-type="float" office:value="2.45133209228515" calcext:value-type="float">
            <text:p>2.4513320923</text:p>
          </table:table-cell>
          <table:table-cell office:value-type="float" office:value="0.514083862304687" calcext:value-type="float">
            <text:p>0.5140838623</text:p>
          </table:table-cell>
          <table:table-cell office:value-type="float" office:value="0.408331871032714" calcext:value-type="float">
            <text:p>0.408331871</text:p>
          </table:table-cell>
          <table:table-cell office:value-type="float" office:value="0.0497503280639648" calcext:value-type="float">
            <text:p>0.0497503281</text:p>
          </table:table-cell>
          <table:table-cell office:value-type="float" office:value="0.204818725585937" calcext:value-type="float">
            <text:p>0.2048187256</text:p>
          </table:table-cell>
          <table:table-cell office:value-type="float" office:value="0.232069015502929" calcext:value-type="float">
            <text:p>0.2320690155</text:p>
          </table:table-cell>
          <table:table-cell office:value-type="float" office:value="1.52581596374511" calcext:value-type="float">
            <text:p>1.5258159637</text:p>
          </table:table-cell>
          <table:table-cell office:value-type="float" office:value="0.463747978210449" calcext:value-type="float">
            <text:p>0.4637479782</text:p>
          </table:table-cell>
          <table:table-cell office:value-type="float" office:value="1.2433271408081" calcext:value-type="float">
            <text:p>1.2433271408</text:p>
          </table:table-cell>
          <table:table-cell office:value-type="float" office:value="0.835580825805664" calcext:value-type="float">
            <text:p>0.8355808258</text:p>
          </table:table-cell>
          <table:table-cell office:value-type="float" office:value="1.11263751983642" calcext:value-type="float">
            <text:p>1.1126375198</text:p>
          </table:table-cell>
          <table:table-cell office:value-type="float" office:value="0.930263519287109" calcext:value-type="float">
            <text:p>0.9302635193</text:p>
          </table:table-cell>
          <table:table-cell office:value-type="float" office:value="0.59610915184021" calcext:value-type="float">
            <text:p>0.5961091518</text:p>
          </table:table-cell>
          <table:table-cell office:value-type="float" office:value="2.048095703125" calcext:value-type="float">
            <text:p>2.0480957031</text:p>
          </table:table-cell>
          <table:table-cell office:value-type="float" office:value="0.131124973297119" calcext:value-type="float">
            <text:p>0.1311249733</text:p>
          </table:table-cell>
          <table:table-cell office:value-type="float" office:value="1.76514720916748" calcext:value-type="float">
            <text:p>1.7651472092</text:p>
          </table:table-cell>
          <table:table-cell office:value-type="float" office:value="0.395875453948974" calcext:value-type="float">
            <text:p>0.3958754539</text:p>
          </table:table-cell>
          <table:table-cell office:value-type="float" office:value="0.632600784301757" calcext:value-type="float">
            <text:p>0.6326007843</text:p>
          </table:table-cell>
          <table:table-cell office:value-type="float" office:value="0.512309074401855" calcext:value-type="float">
            <text:p>0.5123090744</text:p>
          </table:table-cell>
        </table:table-row>
        <table:table-row table:style-name="ro3">
          <table:table-cell office:value-type="float" office:value="0.395621299743652" calcext:value-type="float">
            <text:p>0.3956212997</text:p>
          </table:table-cell>
          <table:table-cell office:value-type="float" office:value="0.689395904541015" calcext:value-type="float">
            <text:p>0.6893959045</text:p>
          </table:table-cell>
          <table:table-cell office:value-type="float" office:value="0.0283231735229492" calcext:value-type="float">
            <text:p>0.0283231735</text:p>
          </table:table-cell>
          <table:table-cell office:value-type="float" office:value="0.2768235206604" calcext:value-type="float">
            <text:p>0.2768235207</text:p>
          </table:table-cell>
          <table:table-cell office:value-type="float" office:value="2.74184131622314" calcext:value-type="float">
            <text:p>2.7418413162</text:p>
          </table:table-cell>
          <table:table-cell office:value-type="float" office:value="0.407853126525878" calcext:value-type="float">
            <text:p>0.4078531265</text:p>
          </table:table-cell>
          <table:table-cell office:value-type="float" office:value="0.221477508544921" calcext:value-type="float">
            <text:p>0.2214775085</text:p>
          </table:table-cell>
          <table:table-cell office:value-type="float" office:value="2.02203941345214" calcext:value-type="float">
            <text:p>2.0220394135</text:p>
          </table:table-cell>
          <table:table-cell office:value-type="float" office:value="0.488296508789062" calcext:value-type="float">
            <text:p>0.4882965088</text:p>
          </table:table-cell>
          <table:table-cell office:value-type="float" office:value="4.2087287902832" calcext:value-type="float">
            <text:p>4.2087287903</text:p>
          </table:table-cell>
          <table:table-cell office:value-type="float" office:value="1.85320472717285" calcext:value-type="float">
            <text:p>1.8532047272</text:p>
          </table:table-cell>
          <table:table-cell office:value-type="float" office:value="1.3533387184143" calcext:value-type="float">
            <text:p>1.3533387184</text:p>
          </table:table-cell>
          <table:table-cell office:value-type="float" office:value="1.27867317199707" calcext:value-type="float">
            <text:p>1.278673172</text:p>
          </table:table-cell>
          <table:table-cell office:value-type="float" office:value="0.207197189331054" calcext:value-type="float">
            <text:p>0.2071971893</text:p>
          </table:table-cell>
          <table:table-cell office:value-type="float" office:value="0.740742683410644" calcext:value-type="float">
            <text:p>0.7407426834</text:p>
          </table:table-cell>
          <table:table-cell office:value-type="float" office:value="1.43509483337402" calcext:value-type="float">
            <text:p>1.4350948334</text:p>
          </table:table-cell>
          <table:table-cell office:value-type="float" office:value="1.38991284370422" calcext:value-type="float">
            <text:p>1.3899128437</text:p>
          </table:table-cell>
          <table:table-cell office:value-type="float" office:value="0.711960792541503" calcext:value-type="float">
            <text:p>0.7119607925</text:p>
          </table:table-cell>
          <table:table-cell office:value-type="float" office:value="2.64054584503173" calcext:value-type="float">
            <text:p>2.640545845</text:p>
          </table:table-cell>
          <table:table-cell office:value-type="float" office:value="0.687002182006835" calcext:value-type="float">
            <text:p>0.687002182</text:p>
          </table:table-cell>
          <table:table-cell office:value-type="float" office:value="0.63515281677246" calcext:value-type="float">
            <text:p>0.6351528168</text:p>
          </table:table-cell>
          <table:table-cell office:value-type="float" office:value="0.848590850830078" calcext:value-type="float">
            <text:p>0.8485908508</text:p>
          </table:table-cell>
          <table:table-cell office:value-type="float" office:value="0.0817193984985351" calcext:value-type="float">
            <text:p>0.0817193985</text:p>
          </table:table-cell>
          <table:table-cell office:value-type="float" office:value="1.44375801086425" calcext:value-type="float">
            <text:p>1.4437580109</text:p>
          </table:table-cell>
          <table:table-cell office:value-type="float" office:value="1.34905624389648" calcext:value-type="float">
            <text:p>1.3490562439</text:p>
          </table:table-cell>
          <table:table-cell office:value-type="float" office:value="2.80956840515136" calcext:value-type="float">
            <text:p>2.8095684052</text:p>
          </table:table-cell>
          <table:table-cell office:value-type="float" office:value="0.396434307098388" calcext:value-type="float">
            <text:p>0.3964343071</text:p>
          </table:table-cell>
          <table:table-cell office:value-type="float" office:value="0.200435161590576" calcext:value-type="float">
            <text:p>0.2004351616</text:p>
          </table:table-cell>
          <table:table-cell office:value-type="float" office:value="2.01866054534912" calcext:value-type="float">
            <text:p>2.0186605453</text:p>
          </table:table-cell>
          <table:table-cell office:value-type="float" office:value="0.0987796783447265" calcext:value-type="float">
            <text:p>0.0987796783</text:p>
          </table:table-cell>
          <table:table-cell office:value-type="float" office:value="1.6108112335205" calcext:value-type="float">
            <text:p>1.6108112335</text:p>
          </table:table-cell>
          <table:table-cell office:value-type="float" office:value="1.38158798217773" calcext:value-type="float">
            <text:p>1.3815879822</text:p>
          </table:table-cell>
          <table:table-cell office:value-type="float" office:value="0.24213695526123" calcext:value-type="float">
            <text:p>0.2421369553</text:p>
          </table:table-cell>
          <table:table-cell office:value-type="float" office:value="3.07353782653808" calcext:value-type="float">
            <text:p>3.0735378265</text:p>
          </table:table-cell>
          <table:table-cell office:value-type="float" office:value="0.514965057373046" calcext:value-type="float">
            <text:p>0.5149650574</text:p>
          </table:table-cell>
          <table:table-cell office:value-type="float" office:value="1.17341947555542" calcext:value-type="float">
            <text:p>1.1734194756</text:p>
          </table:table-cell>
          <table:table-cell office:value-type="float" office:value="1.1417121887207" calcext:value-type="float">
            <text:p>1.1417121887</text:p>
          </table:table-cell>
          <table:table-cell office:value-type="float" office:value="1.43769836425781" calcext:value-type="float">
            <text:p>1.4376983643</text:p>
          </table:table-cell>
          <table:table-cell office:value-type="float" office:value="0.926844596862793" calcext:value-type="float">
            <text:p>0.9268445969</text:p>
          </table:table-cell>
          <table:table-cell office:value-type="float" office:value="0.931390762329101" calcext:value-type="float">
            <text:p>0.9313907623</text:p>
          </table:table-cell>
          <table:table-cell office:value-type="float" office:value="1.52523374557495" calcext:value-type="float">
            <text:p>1.5252337456</text:p>
          </table:table-cell>
          <table:table-cell office:value-type="float" office:value="0.258966445922851" calcext:value-type="float">
            <text:p>0.2589664459</text:p>
          </table:table-cell>
          <table:table-cell office:value-type="float" office:value="2.24584579467773" calcext:value-type="float">
            <text:p>2.2458457947</text:p>
          </table:table-cell>
          <table:table-cell office:value-type="float" office:value="0.345925331115722" calcext:value-type="float">
            <text:p>0.3459253311</text:p>
          </table:table-cell>
          <table:table-cell office:value-type="float" office:value="0.472251892089843" calcext:value-type="float">
            <text:p>0.4722518921</text:p>
          </table:table-cell>
          <table:table-cell office:value-type="float" office:value="1.19787216186523" calcext:value-type="float">
            <text:p>1.1978721619</text:p>
          </table:table-cell>
          <table:table-cell office:value-type="float" office:value="1.50263214111328" calcext:value-type="float">
            <text:p>1.5026321411</text:p>
          </table:table-cell>
          <table:table-cell office:value-type="float" office:value="1.09142684936523" calcext:value-type="float">
            <text:p>1.0914268494</text:p>
          </table:table-cell>
          <table:table-cell office:value-type="float" office:value="0.616881012916564" calcext:value-type="float">
            <text:p>0.6168810129</text:p>
          </table:table-cell>
          <table:table-cell office:value-type="float" office:value="2.6692419052124" calcext:value-type="float">
            <text:p>2.6692419052</text:p>
          </table:table-cell>
          <table:table-cell office:value-type="float" office:value="0.809486389160156" calcext:value-type="float">
            <text:p>0.8094863892</text:p>
          </table:table-cell>
          <table:table-cell office:value-type="float" office:value="0.415816307067871" calcext:value-type="float">
            <text:p>0.4158163071</text:p>
          </table:table-cell>
          <table:table-cell office:value-type="float" office:value="0.8057861328125" calcext:value-type="float">
            <text:p>0.8057861328</text:p>
          </table:table-cell>
          <table:table-cell office:value-type="float" office:value="0.258661270141601" calcext:value-type="float">
            <text:p>0.2586612701</text:p>
          </table:table-cell>
          <table:table-cell office:value-type="float" office:value="0.916682720184326" calcext:value-type="float">
            <text:p>0.9166827202</text:p>
          </table:table-cell>
        </table:table-row>
        <table:table-row table:style-name="ro3">
          <table:table-cell office:value-type="float" office:value="0.850959777832031" calcext:value-type="float">
            <text:p>0.8509597778</text:p>
          </table:table-cell>
          <table:table-cell office:value-type="float" office:value="3.70942783355712" calcext:value-type="float">
            <text:p>3.7094278336</text:p>
          </table:table-cell>
          <table:table-cell office:value-type="float" office:value="1.08284950256347" calcext:value-type="float">
            <text:p>1.0828495026</text:p>
          </table:table-cell>
          <table:table-cell office:value-type="float" office:value="1.46680068969726" calcext:value-type="float">
            <text:p>1.4668006897</text:p>
          </table:table-cell>
          <table:table-cell office:value-type="float" office:value="0.265610694885253" calcext:value-type="float">
            <text:p>0.2656106949</text:p>
          </table:table-cell>
          <table:table-cell office:value-type="float" office:value="0.979523181915283" calcext:value-type="float">
            <text:p>0.9795231819</text:p>
          </table:table-cell>
          <table:table-cell office:value-type="float" office:value="0.558137893676757" calcext:value-type="float">
            <text:p>0.5581378937</text:p>
          </table:table-cell>
          <table:table-cell office:value-type="float" office:value="0.411222457885742" calcext:value-type="float">
            <text:p>0.4112224579</text:p>
          </table:table-cell>
          <table:table-cell office:value-type="float" office:value="0.627140045166015" calcext:value-type="float">
            <text:p>0.6271400452</text:p>
          </table:table-cell>
          <table:table-cell office:value-type="float" office:value="0.819410324096679" calcext:value-type="float">
            <text:p>0.8194103241</text:p>
          </table:table-cell>
          <table:table-cell office:value-type="float" office:value="0.149689674377441" calcext:value-type="float">
            <text:p>0.1496896744</text:p>
          </table:table-cell>
          <table:table-cell office:value-type="float" office:value="0.544078350067138" calcext:value-type="float">
            <text:p>0.5440783501</text:p>
          </table:table-cell>
          <table:table-cell office:value-type="float" office:value="0.576911926269531" calcext:value-type="float">
            <text:p>0.5769119263</text:p>
          </table:table-cell>
          <table:table-cell office:value-type="float" office:value="0.585556030273437" calcext:value-type="float">
            <text:p>0.5855560303</text:p>
          </table:table-cell>
          <table:table-cell office:value-type="float" office:value="1.2442922592163" calcext:value-type="float">
            <text:p>1.2442922592</text:p>
          </table:table-cell>
          <table:table-cell office:value-type="float" office:value="1.80904483795166" calcext:value-type="float">
            <text:p>1.809044838</text:p>
          </table:table-cell>
          <table:table-cell office:value-type="float" office:value="0.672811031341552" calcext:value-type="float">
            <text:p>0.6728110313</text:p>
          </table:table-cell>
          <table:table-cell office:value-type="float" office:value="1.85630464553833" calcext:value-type="float">
            <text:p>1.8563046455</text:p>
          </table:table-cell>
          <table:table-cell office:value-type="float" office:value="0.743343353271484" calcext:value-type="float">
            <text:p>0.7433433533</text:p>
          </table:table-cell>
          <table:table-cell office:value-type="float" office:value="0.399765014648437" calcext:value-type="float">
            <text:p>0.3997650146</text:p>
          </table:table-cell>
          <table:table-cell office:value-type="float" office:value="1.60248661041259" calcext:value-type="float">
            <text:p>1.6024866104</text:p>
          </table:table-cell>
          <table:table-cell office:value-type="float" office:value="0.425357818603515" calcext:value-type="float">
            <text:p>0.4253578186</text:p>
          </table:table-cell>
          <table:table-cell office:value-type="float" office:value="0.95078420639038" calcext:value-type="float">
            <text:p>0.9507842064</text:p>
          </table:table-cell>
          <table:table-cell office:value-type="float" office:value="0.0972156524658203" calcext:value-type="float">
            <text:p>0.0972156525</text:p>
          </table:table-cell>
          <table:table-cell office:value-type="float" office:value="0.56943655014038" calcext:value-type="float">
            <text:p>0.5694365501</text:p>
          </table:table-cell>
          <table:table-cell office:value-type="float" office:value="4.26337194442749" calcext:value-type="float">
            <text:p>4.2633719444</text:p>
          </table:table-cell>
          <table:table-cell office:value-type="float" office:value="1.04797935485839" calcext:value-type="float">
            <text:p>1.0479793549</text:p>
          </table:table-cell>
          <table:table-cell office:value-type="float" office:value="1.02984428405761" calcext:value-type="float">
            <text:p>1.0298442841</text:p>
          </table:table-cell>
          <table:table-cell office:value-type="float" office:value="0.467182159423828" calcext:value-type="float">
            <text:p>0.4671821594</text:p>
          </table:table-cell>
          <table:table-cell office:value-type="float" office:value="1.01498174667358" calcext:value-type="float">
            <text:p>1.0149817467</text:p>
          </table:table-cell>
          <table:table-cell office:value-type="float" office:value="0.057586669921875" calcext:value-type="float">
            <text:p>0.0575866699</text:p>
          </table:table-cell>
          <table:table-cell office:value-type="float" office:value="0.150582313537597" calcext:value-type="float">
            <text:p>0.1505823135</text:p>
          </table:table-cell>
          <table:table-cell office:value-type="float" office:value="0.402938842773437" calcext:value-type="float">
            <text:p>0.4029388428</text:p>
          </table:table-cell>
          <table:table-cell office:value-type="float" office:value="0.00278663635253906" calcext:value-type="float">
            <text:p>0.0027866364</text:p>
          </table:table-cell>
          <table:table-cell office:value-type="float" office:value="0.148322105407714" calcext:value-type="float">
            <text:p>0.1483221054</text:p>
          </table:table-cell>
          <table:table-cell office:value-type="float" office:value="0.309796333312988" calcext:value-type="float">
            <text:p>0.3097963333</text:p>
          </table:table-cell>
          <table:table-cell office:value-type="float" office:value="2.52951431274414" calcext:value-type="float">
            <text:p>2.5295143127</text:p>
          </table:table-cell>
          <table:table-cell office:value-type="float" office:value="1.95092582702636" calcext:value-type="float">
            <text:p>1.950925827</text:p>
          </table:table-cell>
          <table:table-cell office:value-type="float" office:value="0.527768611907959" calcext:value-type="float">
            <text:p>0.5277686119</text:p>
          </table:table-cell>
          <table:table-cell office:value-type="float" office:value="1.26703643798828" calcext:value-type="float">
            <text:p>1.267036438</text:p>
          </table:table-cell>
          <table:table-cell office:value-type="float" office:value="0.106950283050537" calcext:value-type="float">
            <text:p>0.1069502831</text:p>
          </table:table-cell>
          <table:table-cell office:value-type="float" office:value="0.319062709808349" calcext:value-type="float">
            <text:p>0.3190627098</text:p>
          </table:table-cell>
          <table:table-cell office:value-type="float" office:value="0.738128662109375" calcext:value-type="float">
            <text:p>0.7381286621</text:p>
          </table:table-cell>
          <table:table-cell office:value-type="float" office:value="0.416372776031494" calcext:value-type="float">
            <text:p>0.416372776</text:p>
          </table:table-cell>
          <table:table-cell office:value-type="float" office:value="0.945303440093994" calcext:value-type="float">
            <text:p>0.9453034401</text:p>
          </table:table-cell>
          <table:table-cell office:value-type="float" office:value="0.313377857208251" calcext:value-type="float">
            <text:p>0.3133778572</text:p>
          </table:table-cell>
          <table:table-cell office:value-type="float" office:value="1.78118181228637" calcext:value-type="float">
            <text:p>1.7811818123</text:p>
          </table:table-cell>
          <table:table-cell office:value-type="float" office:value="0.219862937927246" calcext:value-type="float">
            <text:p>0.2198629379</text:p>
          </table:table-cell>
          <table:table-cell office:value-type="float" office:value="0.351088762283325" calcext:value-type="float">
            <text:p>0.3510887623</text:p>
          </table:table-cell>
          <table:table-cell office:value-type="float" office:value="2.59988975524902" calcext:value-type="float">
            <text:p>2.5998897552</text:p>
          </table:table-cell>
          <table:table-cell office:value-type="float" office:value="0.376524448394775" calcext:value-type="float">
            <text:p>0.3765244484</text:p>
          </table:table-cell>
          <table:table-cell office:value-type="float" office:value="1.59770488739013" calcext:value-type="float">
            <text:p>1.5977048874</text:p>
          </table:table-cell>
          <table:table-cell office:value-type="float" office:value="0.329189300537109" calcext:value-type="float">
            <text:p>0.3291893005</text:p>
          </table:table-cell>
          <table:table-cell office:value-type="float" office:value="1.47935199737548" calcext:value-type="float">
            <text:p>1.4793519974</text:p>
          </table:table-cell>
          <table:table-cell office:value-type="float" office:value="0.031221866607666" calcext:value-type="float">
            <text:p>0.0312218666</text:p>
          </table:table-cell>
        </table:table-row>
        <table:table-row table:style-name="ro3">
          <table:table-cell office:value-type="float" office:value="0.313789367675781" calcext:value-type="float">
            <text:p>0.3137893677</text:p>
          </table:table-cell>
          <table:table-cell office:value-type="float" office:value="1.23648214340209" calcext:value-type="float">
            <text:p>1.2364821434</text:p>
          </table:table-cell>
          <table:table-cell office:value-type="float" office:value="0.699386596679687" calcext:value-type="float">
            <text:p>0.6993865967</text:p>
          </table:table-cell>
          <table:table-cell office:value-type="float" office:value="3.01604652404785" calcext:value-type="float">
            <text:p>3.016046524</text:p>
          </table:table-cell>
          <table:table-cell office:value-type="float" office:value="1.74306297302246" calcext:value-type="float">
            <text:p>1.743062973</text:p>
          </table:table-cell>
          <table:table-cell office:value-type="float" office:value="0.192397117614746" calcext:value-type="float">
            <text:p>0.1923971176</text:p>
          </table:table-cell>
          <table:table-cell office:value-type="float" office:value="3.62709236145019" calcext:value-type="float">
            <text:p>3.6270923615</text:p>
          </table:table-cell>
          <table:table-cell office:value-type="float" office:value="0.51706314086914" calcext:value-type="float">
            <text:p>0.5170631409</text:p>
          </table:table-cell>
          <table:table-cell office:value-type="float" office:value="0.296878814697265" calcext:value-type="float">
            <text:p>0.2968788147</text:p>
          </table:table-cell>
          <table:table-cell office:value-type="float" office:value="1.03036499023437" calcext:value-type="float">
            <text:p>1.0303649902</text:p>
          </table:table-cell>
          <table:table-cell office:value-type="float" office:value="0.181049346923828" calcext:value-type="float">
            <text:p>0.1810493469</text:p>
          </table:table-cell>
          <table:table-cell office:value-type="float" office:value="0.842122554779052" calcext:value-type="float">
            <text:p>0.8421225548</text:p>
          </table:table-cell>
          <table:table-cell office:value-type="float" office:value="4.85323905944824" calcext:value-type="float">
            <text:p>4.8532390594</text:p>
          </table:table-cell>
          <table:table-cell office:value-type="float" office:value="2.39255714416503" calcext:value-type="float">
            <text:p>2.3925571442</text:p>
          </table:table-cell>
          <table:table-cell office:value-type="float" office:value="0.346174716949462" calcext:value-type="float">
            <text:p>0.3461747169</text:p>
          </table:table-cell>
          <table:table-cell office:value-type="float" office:value="0.253314018249511" calcext:value-type="float">
            <text:p>0.2533140182</text:p>
          </table:table-cell>
          <table:table-cell office:value-type="float" office:value="0.551602363586425" calcext:value-type="float">
            <text:p>0.5516023636</text:p>
          </table:table-cell>
          <table:table-cell office:value-type="float" office:value="0.0906982421875" calcext:value-type="float">
            <text:p>0.0906982422</text:p>
          </table:table-cell>
          <table:table-cell office:value-type="float" office:value="0.339282989501953" calcext:value-type="float">
            <text:p>0.3392829895</text:p>
          </table:table-cell>
          <table:table-cell office:value-type="float" office:value="1.41509246826171" calcext:value-type="float">
            <text:p>1.4150924683</text:p>
          </table:table-cell>
          <table:table-cell office:value-type="float" office:value="0.360960483551025" calcext:value-type="float">
            <text:p>0.3609604836</text:p>
          </table:table-cell>
          <table:table-cell office:value-type="float" office:value="1.39289617538452" calcext:value-type="float">
            <text:p>1.3928961754</text:p>
          </table:table-cell>
          <table:table-cell office:value-type="float" office:value="1.09168434143066" calcext:value-type="float">
            <text:p>1.0916843414</text:p>
          </table:table-cell>
          <table:table-cell office:value-type="float" office:value="2.50044155120849" calcext:value-type="float">
            <text:p>2.5004415512</text:p>
          </table:table-cell>
          <table:table-cell office:value-type="float" office:value="2.39112377166748" calcext:value-type="float">
            <text:p>2.3911237717</text:p>
          </table:table-cell>
          <table:table-cell office:value-type="float" office:value="1.57596492767333" calcext:value-type="float">
            <text:p>1.5759649277</text:p>
          </table:table-cell>
          <table:table-cell office:value-type="float" office:value="2.32901191711425" calcext:value-type="float">
            <text:p>2.3290119171</text:p>
          </table:table-cell>
          <table:table-cell office:value-type="float" office:value="1.65772819519042" calcext:value-type="float">
            <text:p>1.6577281952</text:p>
          </table:table-cell>
          <table:table-cell office:value-type="float" office:value="3.03383636474609" calcext:value-type="float">
            <text:p>3.0338363647</text:p>
          </table:table-cell>
          <table:table-cell office:value-type="float" office:value="0.371750831604003" calcext:value-type="float">
            <text:p>0.3717508316</text:p>
          </table:table-cell>
          <table:table-cell office:value-type="float" office:value="0.933649063110351" calcext:value-type="float">
            <text:p>0.9336490631</text:p>
          </table:table-cell>
          <table:table-cell office:value-type="float" office:value="0.568191528320312" calcext:value-type="float">
            <text:p>0.5681915283</text:p>
          </table:table-cell>
          <table:table-cell office:value-type="float" office:value="0.888032913208007" calcext:value-type="float">
            <text:p>0.8880329132</text:p>
          </table:table-cell>
          <table:table-cell office:value-type="float" office:value="0.243007659912109" calcext:value-type="float">
            <text:p>0.2430076599</text:p>
          </table:table-cell>
          <table:table-cell office:value-type="float" office:value="0.752332210540771" calcext:value-type="float">
            <text:p>0.7523322105</text:p>
          </table:table-cell>
          <table:table-cell office:value-type="float" office:value="0.919793128967285" calcext:value-type="float">
            <text:p>0.919793129</text:p>
          </table:table-cell>
          <table:table-cell office:value-type="float" office:value="3.32672691345214" calcext:value-type="float">
            <text:p>3.3267269135</text:p>
          </table:table-cell>
          <table:table-cell office:value-type="float" office:value="0.379638671875" calcext:value-type="float">
            <text:p>0.3796386719</text:p>
          </table:table-cell>
          <table:table-cell office:value-type="float" office:value="0.932215690612793" calcext:value-type="float">
            <text:p>0.9322156906</text:p>
          </table:table-cell>
          <table:table-cell office:value-type="float" office:value="1.08947563171386" calcext:value-type="float">
            <text:p>1.0894756317</text:p>
          </table:table-cell>
          <table:table-cell office:value-type="float" office:value="1.65107154846191" calcext:value-type="float">
            <text:p>1.6510715485</text:p>
          </table:table-cell>
          <table:table-cell office:value-type="float" office:value="0.497601509094238" calcext:value-type="float">
            <text:p>0.4976015091</text:p>
          </table:table-cell>
          <table:table-cell office:value-type="float" office:value="0.201076507568359" calcext:value-type="float">
            <text:p>0.2010765076</text:p>
          </table:table-cell>
          <table:table-cell office:value-type="float" office:value="0.866534233093261" calcext:value-type="float">
            <text:p>0.8665342331</text:p>
          </table:table-cell>
          <table:table-cell office:value-type="float" office:value="0.732954502105712" calcext:value-type="float">
            <text:p>0.7329545021</text:p>
          </table:table-cell>
          <table:table-cell office:value-type="float" office:value="1.20978116989135" calcext:value-type="float">
            <text:p>1.2097811699</text:p>
          </table:table-cell>
          <table:table-cell office:value-type="float" office:value="0.666558265686035" calcext:value-type="float">
            <text:p>0.6665582657</text:p>
          </table:table-cell>
          <table:table-cell office:value-type="float" office:value="4.57062244415283" calcext:value-type="float">
            <text:p>4.5706224442</text:p>
          </table:table-cell>
          <table:table-cell office:value-type="float" office:value="0.591982126235961" calcext:value-type="float">
            <text:p>0.5919821262</text:p>
          </table:table-cell>
          <table:table-cell office:value-type="float" office:value="1.47205924987792" calcext:value-type="float">
            <text:p>1.4720592499</text:p>
          </table:table-cell>
          <table:table-cell office:value-type="float" office:value="0.772364139556884" calcext:value-type="float">
            <text:p>0.7723641396</text:p>
          </table:table-cell>
          <table:table-cell office:value-type="float" office:value="1.36238384246826" calcext:value-type="float">
            <text:p>1.3623838425</text:p>
          </table:table-cell>
          <table:table-cell office:value-type="float" office:value="1.44535589218139" calcext:value-type="float">
            <text:p>1.4453558922</text:p>
          </table:table-cell>
          <table:table-cell office:value-type="float" office:value="0.337361335754394" calcext:value-type="float">
            <text:p>0.3373613358</text:p>
          </table:table-cell>
          <table:table-cell office:value-type="float" office:value="0.41907262802124" calcext:value-type="float">
            <text:p>0.419072628</text:p>
          </table:table-cell>
        </table:table-row>
        <table:table-row table:style-name="ro3">
          <table:table-cell office:value-type="float" office:value="0.154872417449951" calcext:value-type="float">
            <text:p>0.1548724174</text:p>
          </table:table-cell>
          <table:table-cell office:value-type="float" office:value="2.57210063934326" calcext:value-type="float">
            <text:p>2.5721006393</text:p>
          </table:table-cell>
          <table:table-cell office:value-type="float" office:value="0.541122913360595" calcext:value-type="float">
            <text:p>0.5411229134</text:p>
          </table:table-cell>
          <table:table-cell office:value-type="float" office:value="0.996741294860839" calcext:value-type="float">
            <text:p>0.9967412949</text:p>
          </table:table-cell>
          <table:table-cell office:value-type="float" office:value="1.76980924606323" calcext:value-type="float">
            <text:p>1.7698092461</text:p>
          </table:table-cell>
          <table:table-cell office:value-type="float" office:value="0.671751022338867" calcext:value-type="float">
            <text:p>0.6717510223</text:p>
          </table:table-cell>
          <table:table-cell office:value-type="float" office:value="2.38684272766113" calcext:value-type="float">
            <text:p>2.3868427277</text:p>
          </table:table-cell>
          <table:table-cell office:value-type="float" office:value="0.517274856567382" calcext:value-type="float">
            <text:p>0.5172748566</text:p>
          </table:table-cell>
          <table:table-cell office:value-type="float" office:value="0.235424041748046" calcext:value-type="float">
            <text:p>0.2354240417</text:p>
          </table:table-cell>
          <table:table-cell office:value-type="float" office:value="0.116214752197265" calcext:value-type="float">
            <text:p>0.1162147522</text:p>
          </table:table-cell>
          <table:table-cell office:value-type="float" office:value="0.414288520812988" calcext:value-type="float">
            <text:p>0.4142885208</text:p>
          </table:table-cell>
          <table:table-cell office:value-type="float" office:value="0.0271134376525878" calcext:value-type="float">
            <text:p>0.0271134377</text:p>
          </table:table-cell>
          <table:table-cell office:value-type="float" office:value="0.85610008239746" calcext:value-type="float">
            <text:p>0.8561000824</text:p>
          </table:table-cell>
          <table:table-cell office:value-type="float" office:value="0.341718673706054" calcext:value-type="float">
            <text:p>0.3417186737</text:p>
          </table:table-cell>
          <table:table-cell office:value-type="float" office:value="0.760137557983398" calcext:value-type="float">
            <text:p>0.760137558</text:p>
          </table:table-cell>
          <table:table-cell office:value-type="float" office:value="0.85175609588623" calcext:value-type="float">
            <text:p>0.8517560959</text:p>
          </table:table-cell>
          <table:table-cell office:value-type="float" office:value="2.12498259544372" calcext:value-type="float">
            <text:p>2.1249825954</text:p>
          </table:table-cell>
          <table:table-cell office:value-type="float" office:value="0.473722457885742" calcext:value-type="float">
            <text:p>0.4737224579</text:p>
          </table:table-cell>
          <table:table-cell office:value-type="float" office:value="0.694538116455078" calcext:value-type="float">
            <text:p>0.6945381165</text:p>
          </table:table-cell>
          <table:table-cell office:value-type="float" office:value="0.302831649780273" calcext:value-type="float">
            <text:p>0.3028316498</text:p>
          </table:table-cell>
          <table:table-cell office:value-type="float" office:value="0.347721099853515" calcext:value-type="float">
            <text:p>0.3477210999</text:p>
          </table:table-cell>
          <table:table-cell office:value-type="float" office:value="1.32166814804077" calcext:value-type="float">
            <text:p>1.321668148</text:p>
          </table:table-cell>
          <table:table-cell office:value-type="float" office:value="0.412028789520263" calcext:value-type="float">
            <text:p>0.4120287895</text:p>
          </table:table-cell>
          <table:table-cell office:value-type="float" office:value="0.52571678161621" calcext:value-type="float">
            <text:p>0.5257167816</text:p>
          </table:table-cell>
          <table:table-cell office:value-type="float" office:value="0.729907989501953" calcext:value-type="float">
            <text:p>0.7299079895</text:p>
          </table:table-cell>
          <table:table-cell office:value-type="float" office:value="2.03729963302612" calcext:value-type="float">
            <text:p>2.037299633</text:p>
          </table:table-cell>
          <table:table-cell office:value-type="float" office:value="0.66007661819458" calcext:value-type="float">
            <text:p>0.6600766182</text:p>
          </table:table-cell>
          <table:table-cell office:value-type="float" office:value="0.612256050109863" calcext:value-type="float">
            <text:p>0.6122560501</text:p>
          </table:table-cell>
          <table:table-cell office:value-type="float" office:value="1.46468448638916" calcext:value-type="float">
            <text:p>1.4646844864</text:p>
          </table:table-cell>
          <table:table-cell office:value-type="float" office:value="0.489899635314941" calcext:value-type="float">
            <text:p>0.4898996353</text:p>
          </table:table-cell>
          <table:table-cell office:value-type="float" office:value="0.746286392211914" calcext:value-type="float">
            <text:p>0.7462863922</text:p>
          </table:table-cell>
          <table:table-cell office:value-type="float" office:value="0.470205307006835" calcext:value-type="float">
            <text:p>0.470205307</text:p>
          </table:table-cell>
          <table:table-cell office:value-type="float" office:value="0.00328826904296875" calcext:value-type="float">
            <text:p>0.003288269</text:p>
          </table:table-cell>
          <table:table-cell office:value-type="float" office:value="1.59772205352783" calcext:value-type="float">
            <text:p>1.5977220535</text:p>
          </table:table-cell>
          <table:table-cell office:value-type="float" office:value="0.221710205078125" calcext:value-type="float">
            <text:p>0.2217102051</text:p>
          </table:table-cell>
          <table:table-cell office:value-type="float" office:value="0.450486183166503" calcext:value-type="float">
            <text:p>0.4504861832</text:p>
          </table:table-cell>
          <table:table-cell office:value-type="float" office:value="1.10121726989746" calcext:value-type="float">
            <text:p>1.1012172699</text:p>
          </table:table-cell>
          <table:table-cell office:value-type="float" office:value="0.654850006103515" calcext:value-type="float">
            <text:p>0.6548500061</text:p>
          </table:table-cell>
          <table:table-cell office:value-type="float" office:value="0.271639347076416" calcext:value-type="float">
            <text:p>0.2716393471</text:p>
          </table:table-cell>
          <table:table-cell office:value-type="float" office:value="0.715981483459472" calcext:value-type="float">
            <text:p>0.7159814835</text:p>
          </table:table-cell>
          <table:table-cell office:value-type="float" office:value="0.691266536712646" calcext:value-type="float">
            <text:p>0.6912665367</text:p>
          </table:table-cell>
          <table:table-cell office:value-type="float" office:value="0.124528884887695" calcext:value-type="float">
            <text:p>0.1245288849</text:p>
          </table:table-cell>
          <table:table-cell office:value-type="float" office:value="0.0134162902832031" calcext:value-type="float">
            <text:p>0.0134162903</text:p>
          </table:table-cell>
          <table:table-cell office:value-type="float" office:value="0.43507957458496" calcext:value-type="float">
            <text:p>0.4350795746</text:p>
          </table:table-cell>
          <table:table-cell office:value-type="float" office:value="0.479095458984375" calcext:value-type="float">
            <text:p>0.479095459</text:p>
          </table:table-cell>
          <table:table-cell office:value-type="float" office:value="0.670910358428955" calcext:value-type="float">
            <text:p>0.6709103584</text:p>
          </table:table-cell>
          <table:table-cell office:value-type="float" office:value="1.13584756851196" calcext:value-type="float">
            <text:p>1.1358475685</text:p>
          </table:table-cell>
          <table:table-cell office:value-type="float" office:value="0.131803512573242" calcext:value-type="float">
            <text:p>0.1318035126</text:p>
          </table:table-cell>
          <table:table-cell office:value-type="float" office:value="1.03383779525756" calcext:value-type="float">
            <text:p>1.0338377953</text:p>
          </table:table-cell>
          <table:table-cell office:value-type="float" office:value="3.34933280944824" calcext:value-type="float">
            <text:p>3.3493328094</text:p>
          </table:table-cell>
          <table:table-cell office:value-type="float" office:value="0.691176891326904" calcext:value-type="float">
            <text:p>0.6911768913</text:p>
          </table:table-cell>
          <table:table-cell office:value-type="float" office:value="1.89276790618896" calcext:value-type="float">
            <text:p>1.8927679062</text:p>
          </table:table-cell>
          <table:table-cell office:value-type="float" office:value="0.0282320976257324" calcext:value-type="float">
            <text:p>0.0282320976</text:p>
          </table:table-cell>
          <table:table-cell office:value-type="float" office:value="0.431860923767089" calcext:value-type="float">
            <text:p>0.4318609238</text:p>
          </table:table-cell>
          <table:table-cell office:value-type="float" office:value="0.0226497650146484" calcext:value-type="float">
            <text:p>0.022649765</text:p>
          </table:table-cell>
        </table:table-row>
        <table:table-row table:style-name="ro3">
          <table:table-cell office:value-type="float" office:value="1.79350662231445" calcext:value-type="float">
            <text:p>1.7935066223</text:p>
          </table:table-cell>
          <table:table-cell office:value-type="float" office:value="2.60993289947509" calcext:value-type="float">
            <text:p>2.6099328995</text:p>
          </table:table-cell>
          <table:table-cell office:value-type="float" office:value="0.131607055664062" calcext:value-type="float">
            <text:p>0.1316070557</text:p>
          </table:table-cell>
          <table:table-cell office:value-type="float" office:value="0.327885150909423" calcext:value-type="float">
            <text:p>0.3278851509</text:p>
          </table:table-cell>
          <table:table-cell office:value-type="float" office:value="1.99904918670654" calcext:value-type="float">
            <text:p>1.9990491867</text:p>
          </table:table-cell>
          <table:table-cell office:value-type="float" office:value="0.864684104919433" calcext:value-type="float">
            <text:p>0.8646841049</text:p>
          </table:table-cell>
          <table:table-cell office:value-type="float" office:value="0.00129318237304687" calcext:value-type="float">
            <text:p>0.0012931824</text:p>
          </table:table-cell>
          <table:table-cell office:value-type="float" office:value="1.31621360778808" calcext:value-type="float">
            <text:p>1.3162136078</text:p>
          </table:table-cell>
          <table:table-cell office:value-type="float" office:value="1.95639896392822" calcext:value-type="float">
            <text:p>1.9563989639</text:p>
          </table:table-cell>
          <table:table-cell office:value-type="float" office:value="0.41697883605957" calcext:value-type="float">
            <text:p>0.4169788361</text:p>
          </table:table-cell>
          <table:table-cell office:value-type="float" office:value="0.336653709411621" calcext:value-type="float">
            <text:p>0.3366537094</text:p>
          </table:table-cell>
          <table:table-cell office:value-type="float" office:value="1.0123324394226" calcext:value-type="float">
            <text:p>1.0123324394</text:p>
          </table:table-cell>
          <table:table-cell office:value-type="float" office:value="0.581293106079101" calcext:value-type="float">
            <text:p>0.5812931061</text:p>
          </table:table-cell>
          <table:table-cell office:value-type="float" office:value="1.71781158447265" calcext:value-type="float">
            <text:p>1.7178115845</text:p>
          </table:table-cell>
          <table:table-cell office:value-type="float" office:value="1.82883882522583" calcext:value-type="float">
            <text:p>1.8288388252</text:p>
          </table:table-cell>
          <table:table-cell office:value-type="float" office:value="1.37867164611816" calcext:value-type="float">
            <text:p>1.3786716461</text:p>
          </table:table-cell>
          <table:table-cell office:value-type="float" office:value="0.671699047088623" calcext:value-type="float">
            <text:p>0.6716990471</text:p>
          </table:table-cell>
          <table:table-cell office:value-type="float" office:value="0.756298065185546" calcext:value-type="float">
            <text:p>0.7562980652</text:p>
          </table:table-cell>
          <table:table-cell office:value-type="float" office:value="0.0731849670410156" calcext:value-type="float">
            <text:p>0.073184967</text:p>
          </table:table-cell>
          <table:table-cell office:value-type="float" office:value="0.0670166015625" calcext:value-type="float">
            <text:p>0.0670166016</text:p>
          </table:table-cell>
          <table:table-cell office:value-type="float" office:value="0.72640037536621" calcext:value-type="float">
            <text:p>0.7264003754</text:p>
          </table:table-cell>
          <table:table-cell office:value-type="float" office:value="0.815256118774414" calcext:value-type="float">
            <text:p>0.8152561188</text:p>
          </table:table-cell>
          <table:table-cell office:value-type="float" office:value="1.33897876739501" calcext:value-type="float">
            <text:p>1.3389787674</text:p>
          </table:table-cell>
          <table:table-cell office:value-type="float" office:value="0.23886489868164" calcext:value-type="float">
            <text:p>0.2388648987</text:p>
          </table:table-cell>
          <table:table-cell office:value-type="float" office:value="0.756184101104736" calcext:value-type="float">
            <text:p>0.7561841011</text:p>
          </table:table-cell>
          <table:table-cell office:value-type="float" office:value="0.628389835357666" calcext:value-type="float">
            <text:p>0.6283898354</text:p>
          </table:table-cell>
          <table:table-cell office:value-type="float" office:value="0.441009998321533" calcext:value-type="float">
            <text:p>0.4410099983</text:p>
          </table:table-cell>
          <table:table-cell office:value-type="float" office:value="0.0740022659301757" calcext:value-type="float">
            <text:p>0.0740022659</text:p>
          </table:table-cell>
          <table:table-cell office:value-type="float" office:value="3.81848096847534" calcext:value-type="float">
            <text:p>3.8184809685</text:p>
          </table:table-cell>
          <table:table-cell office:value-type="float" office:value="0.519147872924804" calcext:value-type="float">
            <text:p>0.5191478729</text:p>
          </table:table-cell>
          <table:table-cell office:value-type="float" office:value="1.4981632232666" calcext:value-type="float">
            <text:p>1.4981632233</text:p>
          </table:table-cell>
          <table:table-cell office:value-type="float" office:value="1.47651100158691" calcext:value-type="float">
            <text:p>1.4765110016</text:p>
          </table:table-cell>
          <table:table-cell office:value-type="float" office:value="1.4258108139038" calcext:value-type="float">
            <text:p>1.4258108139</text:p>
          </table:table-cell>
          <table:table-cell office:value-type="float" office:value="1.62866783142089" calcext:value-type="float">
            <text:p>1.6286678314</text:p>
          </table:table-cell>
          <table:table-cell office:value-type="float" office:value="0.430842399597167" calcext:value-type="float">
            <text:p>0.4308423996</text:p>
          </table:table-cell>
          <table:table-cell office:value-type="float" office:value="1.22200393676757" calcext:value-type="float">
            <text:p>1.2220039368</text:p>
          </table:table-cell>
          <table:table-cell office:value-type="float" office:value="0.837781906127929" calcext:value-type="float">
            <text:p>0.8377819061</text:p>
          </table:table-cell>
          <table:table-cell office:value-type="float" office:value="2.58999443054199" calcext:value-type="float">
            <text:p>2.5899944305</text:p>
          </table:table-cell>
          <table:table-cell office:value-type="float" office:value="1.68262100219726" calcext:value-type="float">
            <text:p>1.6826210022</text:p>
          </table:table-cell>
          <table:table-cell office:value-type="float" office:value="1.94675350189208" calcext:value-type="float">
            <text:p>1.9467535019</text:p>
          </table:table-cell>
          <table:table-cell office:value-type="float" office:value="0.654586791992187" calcext:value-type="float">
            <text:p>0.654586792</text:p>
          </table:table-cell>
          <table:table-cell office:value-type="float" office:value="0.760322570800781" calcext:value-type="float">
            <text:p>0.7603225708</text:p>
          </table:table-cell>
          <table:table-cell office:value-type="float" office:value="0.164314270019531" calcext:value-type="float">
            <text:p>0.16431427</text:p>
          </table:table-cell>
          <table:table-cell office:value-type="float" office:value="1.34879112243652" calcext:value-type="float">
            <text:p>1.3487911224</text:p>
          </table:table-cell>
          <table:table-cell office:value-type="float" office:value="0.297732353210449" calcext:value-type="float">
            <text:p>0.2977323532</text:p>
          </table:table-cell>
          <table:table-cell office:value-type="float" office:value="0.679859161376953" calcext:value-type="float">
            <text:p>0.6798591614</text:p>
          </table:table-cell>
          <table:table-cell office:value-type="float" office:value="1.49397563934326" calcext:value-type="float">
            <text:p>1.4939756393</text:p>
          </table:table-cell>
          <table:table-cell office:value-type="float" office:value="0.202641487121582" calcext:value-type="float">
            <text:p>0.2026414871</text:p>
          </table:table-cell>
          <table:table-cell office:value-type="float" office:value="0.297297239303588" calcext:value-type="float">
            <text:p>0.2972972393</text:p>
          </table:table-cell>
          <table:table-cell office:value-type="float" office:value="3.9247350692749" calcext:value-type="float">
            <text:p>3.9247350693</text:p>
          </table:table-cell>
          <table:table-cell office:value-type="float" office:value="1.04792523384094" calcext:value-type="float">
            <text:p>1.0479252338</text:p>
          </table:table-cell>
          <table:table-cell office:value-type="float" office:value="3.06161975860595" calcext:value-type="float">
            <text:p>3.0616197586</text:p>
          </table:table-cell>
          <table:table-cell office:value-type="float" office:value="2.13292360305786" calcext:value-type="float">
            <text:p>2.1329236031</text:p>
          </table:table-cell>
          <table:table-cell office:value-type="float" office:value="0.875794410705566" calcext:value-type="float">
            <text:p>0.8757944107</text:p>
          </table:table-cell>
          <table:table-cell office:value-type="float" office:value="1.0624623298645" calcext:value-type="float">
            <text:p>1.0624623299</text:p>
          </table:table-cell>
        </table:table-row>
        <table:table-row table:style-name="ro3">
          <table:table-cell office:value-type="float" office:value="0.423512935638427" calcext:value-type="float">
            <text:p>0.4235129356</text:p>
          </table:table-cell>
          <table:table-cell office:value-type="float" office:value="0.770339012145996" calcext:value-type="float">
            <text:p>0.7703390121</text:p>
          </table:table-cell>
          <table:table-cell office:value-type="float" office:value="0.327620506286621" calcext:value-type="float">
            <text:p>0.3276205063</text:p>
          </table:table-cell>
          <table:table-cell office:value-type="float" office:value="0.889870643615722" calcext:value-type="float">
            <text:p>0.8898706436</text:p>
          </table:table-cell>
          <table:table-cell office:value-type="float" office:value="1.71795272827148" calcext:value-type="float">
            <text:p>1.7179527283</text:p>
          </table:table-cell>
          <table:table-cell office:value-type="float" office:value="0.245428085327148" calcext:value-type="float">
            <text:p>0.2454280853</text:p>
          </table:table-cell>
          <table:table-cell office:value-type="float" office:value="0.232322692871093" calcext:value-type="float">
            <text:p>0.2323226929</text:p>
          </table:table-cell>
          <table:table-cell office:value-type="float" office:value="0.987771987915039" calcext:value-type="float">
            <text:p>0.9877719879</text:p>
          </table:table-cell>
          <table:table-cell office:value-type="float" office:value="1.07108306884765" calcext:value-type="float">
            <text:p>1.0710830688</text:p>
          </table:table-cell>
          <table:table-cell office:value-type="float" office:value="0.671579360961914" calcext:value-type="float">
            <text:p>0.671579361</text:p>
          </table:table-cell>
          <table:table-cell office:value-type="float" office:value="0.0479097366333007" calcext:value-type="float">
            <text:p>0.0479097366</text:p>
          </table:table-cell>
          <table:table-cell office:value-type="float" office:value="0.675457000732421" calcext:value-type="float">
            <text:p>0.6754570007</text:p>
          </table:table-cell>
          <table:table-cell office:value-type="float" office:value="1.13874435424804" calcext:value-type="float">
            <text:p>1.1387443542</text:p>
          </table:table-cell>
          <table:table-cell office:value-type="float" office:value="0.369045257568359" calcext:value-type="float">
            <text:p>0.3690452576</text:p>
          </table:table-cell>
          <table:table-cell office:value-type="float" office:value="0.301087379455566" calcext:value-type="float">
            <text:p>0.3010873795</text:p>
          </table:table-cell>
          <table:table-cell office:value-type="float" office:value="0.628934860229492" calcext:value-type="float">
            <text:p>0.6289348602</text:p>
          </table:table-cell>
          <table:table-cell office:value-type="float" office:value="1.98383712768554" calcext:value-type="float">
            <text:p>1.9838371277</text:p>
          </table:table-cell>
          <table:table-cell office:value-type="float" office:value="1.04532146453857" calcext:value-type="float">
            <text:p>1.0453214645</text:p>
          </table:table-cell>
          <table:table-cell office:value-type="float" office:value="0.67366600036621" calcext:value-type="float">
            <text:p>0.6736660004</text:p>
          </table:table-cell>
          <table:table-cell office:value-type="float" office:value="0.768905639648437" calcext:value-type="float">
            <text:p>0.7689056396</text:p>
          </table:table-cell>
          <table:table-cell office:value-type="float" office:value="0.0877494812011718" calcext:value-type="float">
            <text:p>0.0877494812</text:p>
          </table:table-cell>
          <table:table-cell office:value-type="float" office:value="0.455762863159179" calcext:value-type="float">
            <text:p>0.4557628632</text:p>
          </table:table-cell>
          <table:table-cell office:value-type="float" office:value="0.0754847526550293" calcext:value-type="float">
            <text:p>0.0754847527</text:p>
          </table:table-cell>
          <table:table-cell office:value-type="float" office:value="0.356929779052734" calcext:value-type="float">
            <text:p>0.3569297791</text:p>
          </table:table-cell>
          <table:table-cell office:value-type="float" office:value="1.2392611503601" calcext:value-type="float">
            <text:p>1.2392611504</text:p>
          </table:table-cell>
          <table:table-cell office:value-type="float" office:value="1.42589664459228" calcext:value-type="float">
            <text:p>1.4258966446</text:p>
          </table:table-cell>
          <table:table-cell office:value-type="float" office:value="0.142502784729003" calcext:value-type="float">
            <text:p>0.1425027847</text:p>
          </table:table-cell>
          <table:table-cell office:value-type="float" office:value="0.150917053222656" calcext:value-type="float">
            <text:p>0.1509170532</text:p>
          </table:table-cell>
          <table:table-cell office:value-type="float" office:value="5.18373298645019" calcext:value-type="float">
            <text:p>5.1837329865</text:p>
          </table:table-cell>
          <table:table-cell office:value-type="float" office:value="0.0233440399169921" calcext:value-type="float">
            <text:p>0.0233440399</text:p>
          </table:table-cell>
          <table:table-cell office:value-type="float" office:value="0.186006546020507" calcext:value-type="float">
            <text:p>0.186006546</text:p>
          </table:table-cell>
          <table:table-cell office:value-type="float" office:value="0.295955657958984" calcext:value-type="float">
            <text:p>0.295955658</text:p>
          </table:table-cell>
          <table:table-cell office:value-type="float" office:value="1.02799892425537" calcext:value-type="float">
            <text:p>1.0279989243</text:p>
          </table:table-cell>
          <table:table-cell office:value-type="float" office:value="2.87894821166992" calcext:value-type="float">
            <text:p>2.8789482117</text:p>
          </table:table-cell>
          <table:table-cell office:value-type="float" office:value="0.0821590423583984" calcext:value-type="float">
            <text:p>0.0821590424</text:p>
          </table:table-cell>
          <table:table-cell office:value-type="float" office:value="0.0674734115600586" calcext:value-type="float">
            <text:p>0.0674734116</text:p>
          </table:table-cell>
          <table:table-cell office:value-type="float" office:value="0.222461700439453" calcext:value-type="float">
            <text:p>0.2224617004</text:p>
          </table:table-cell>
          <table:table-cell office:value-type="float" office:value="0.940803527832031" calcext:value-type="float">
            <text:p>0.9408035278</text:p>
          </table:table-cell>
          <table:table-cell office:value-type="float" office:value="0.0542840957641601" calcext:value-type="float">
            <text:p>0.0542840958</text:p>
          </table:table-cell>
          <table:table-cell office:value-type="float" office:value="0.438292503356933" calcext:value-type="float">
            <text:p>0.4382925034</text:p>
          </table:table-cell>
          <table:table-cell office:value-type="float" office:value="1.93700146675109" calcext:value-type="float">
            <text:p>1.9370014668</text:p>
          </table:table-cell>
          <table:table-cell office:value-type="float" office:value="1.49238491058349" calcext:value-type="float">
            <text:p>1.4923849106</text:p>
          </table:table-cell>
          <table:table-cell office:value-type="float" office:value="2.36031532287597" calcext:value-type="float">
            <text:p>2.3603153229</text:p>
          </table:table-cell>
          <table:table-cell office:value-type="float" office:value="0.0936851501464843" calcext:value-type="float">
            <text:p>0.0936851501</text:p>
          </table:table-cell>
          <table:table-cell office:value-type="float" office:value="0.308737754821777" calcext:value-type="float">
            <text:p>0.3087377548</text:p>
          </table:table-cell>
          <table:table-cell office:value-type="float" office:value="0.124711990356445" calcext:value-type="float">
            <text:p>0.1247119904</text:p>
          </table:table-cell>
          <table:table-cell office:value-type="float" office:value="0.0973353385925293" calcext:value-type="float">
            <text:p>0.0973353386</text:p>
          </table:table-cell>
          <table:table-cell office:value-type="float" office:value="0.60947036743164" calcext:value-type="float">
            <text:p>0.6094703674</text:p>
          </table:table-cell>
          <table:table-cell office:value-type="float" office:value="0.0676162242889404" calcext:value-type="float">
            <text:p>0.0676162243</text:p>
          </table:table-cell>
          <table:table-cell office:value-type="float" office:value="0.867382049560546" calcext:value-type="float">
            <text:p>0.8673820496</text:p>
          </table:table-cell>
          <table:table-cell office:value-type="float" office:value="0.0547103881835937" calcext:value-type="float">
            <text:p>0.0547103882</text:p>
          </table:table-cell>
          <table:table-cell office:value-type="float" office:value="1.74465370178222" calcext:value-type="float">
            <text:p>1.7446537018</text:p>
          </table:table-cell>
          <table:table-cell office:value-type="float" office:value="0.715523719787597" calcext:value-type="float">
            <text:p>0.7155237198</text:p>
          </table:table-cell>
          <table:table-cell office:value-type="float" office:value="1.8484992980957" calcext:value-type="float">
            <text:p>1.8484992981</text:p>
          </table:table-cell>
          <table:table-cell office:value-type="float" office:value="0.794486045837402" calcext:value-type="float">
            <text:p>0.7944860458</text:p>
          </table:table-cell>
        </table:table-row>
        <table:table-row table:style-name="ro3">
          <table:table-cell office:value-type="float" office:value="0.359817504882812" calcext:value-type="float">
            <text:p>0.3598175049</text:p>
          </table:table-cell>
          <table:table-cell office:value-type="float" office:value="1.33821153640747" calcext:value-type="float">
            <text:p>1.3382115364</text:p>
          </table:table-cell>
          <table:table-cell office:value-type="float" office:value="1.1533555984497" calcext:value-type="float">
            <text:p>1.1533555984</text:p>
          </table:table-cell>
          <table:table-cell office:value-type="float" office:value="0.0545611381530761" calcext:value-type="float">
            <text:p>0.0545611382</text:p>
          </table:table-cell>
          <table:table-cell office:value-type="float" office:value="2.17042446136474" calcext:value-type="float">
            <text:p>2.1704244614</text:p>
          </table:table-cell>
          <table:table-cell office:value-type="float" office:value="0.268685340881347" calcext:value-type="float">
            <text:p>0.2686853409</text:p>
          </table:table-cell>
          <table:table-cell office:value-type="float" office:value="2.13307952880859" calcext:value-type="float">
            <text:p>2.1330795288</text:p>
          </table:table-cell>
          <table:table-cell office:value-type="float" office:value="1.11326599121093" calcext:value-type="float">
            <text:p>1.1132659912</text:p>
          </table:table-cell>
          <table:table-cell office:value-type="float" office:value="1.0107078552246" calcext:value-type="float">
            <text:p>1.0107078552</text:p>
          </table:table-cell>
          <table:table-cell office:value-type="float" office:value="3.02748298645019" calcext:value-type="float">
            <text:p>3.0274829865</text:p>
          </table:table-cell>
          <table:table-cell office:value-type="float" office:value="1.06760311126708" calcext:value-type="float">
            <text:p>1.0676031113</text:p>
          </table:table-cell>
          <table:table-cell office:value-type="float" office:value="0.514427661895752" calcext:value-type="float">
            <text:p>0.5144276619</text:p>
          </table:table-cell>
          <table:table-cell office:value-type="float" office:value="0.650104522705078" calcext:value-type="float">
            <text:p>0.6501045227</text:p>
          </table:table-cell>
          <table:table-cell office:value-type="float" office:value="0.931259155273437" calcext:value-type="float">
            <text:p>0.9312591553</text:p>
          </table:table-cell>
          <table:table-cell office:value-type="float" office:value="1.08969974517822" calcext:value-type="float">
            <text:p>1.0896997452</text:p>
          </table:table-cell>
          <table:table-cell office:value-type="float" office:value="0.0625486373901367" calcext:value-type="float">
            <text:p>0.0625486374</text:p>
          </table:table-cell>
          <table:table-cell office:value-type="float" office:value="0.14286994934082" calcext:value-type="float">
            <text:p>0.1428699493</text:p>
          </table:table-cell>
          <table:table-cell office:value-type="float" office:value="2.06425380706787" calcext:value-type="float">
            <text:p>2.0642538071</text:p>
          </table:table-cell>
          <table:table-cell office:value-type="float" office:value="1.28377723693847" calcext:value-type="float">
            <text:p>1.2837772369</text:p>
          </table:table-cell>
          <table:table-cell office:value-type="float" office:value="0.29061222076416" calcext:value-type="float">
            <text:p>0.2906122208</text:p>
          </table:table-cell>
          <table:table-cell office:value-type="float" office:value="0.84420108795166" calcext:value-type="float">
            <text:p>0.844201088</text:p>
          </table:table-cell>
          <table:table-cell office:value-type="float" office:value="0.201758384704589" calcext:value-type="float">
            <text:p>0.2017583847</text:p>
          </table:table-cell>
          <table:table-cell office:value-type="float" office:value="1.62898397445678" calcext:value-type="float">
            <text:p>1.6289839745</text:p>
          </table:table-cell>
          <table:table-cell office:value-type="float" office:value="0.819630622863769" calcext:value-type="float">
            <text:p>0.8196306229</text:p>
          </table:table-cell>
          <table:table-cell office:value-type="float" office:value="1.9820213317871" calcext:value-type="float">
            <text:p>1.9820213318</text:p>
          </table:table-cell>
          <table:table-cell office:value-type="float" office:value="1.54881858825683" calcext:value-type="float">
            <text:p>1.5488185883</text:p>
          </table:table-cell>
          <table:table-cell office:value-type="float" office:value="1.64906215667724" calcext:value-type="float">
            <text:p>1.6490621567</text:p>
          </table:table-cell>
          <table:table-cell office:value-type="float" office:value="0.603473186492919" calcext:value-type="float">
            <text:p>0.6034731865</text:p>
          </table:table-cell>
          <table:table-cell office:value-type="float" office:value="0.21863842010498" calcext:value-type="float">
            <text:p>0.2186384201</text:p>
          </table:table-cell>
          <table:table-cell office:value-type="float" office:value="0.196965217590332" calcext:value-type="float">
            <text:p>0.1969652176</text:p>
          </table:table-cell>
          <table:table-cell office:value-type="float" office:value="2.22611236572265" calcext:value-type="float">
            <text:p>2.2261123657</text:p>
          </table:table-cell>
          <table:table-cell office:value-type="float" office:value="2.38528251647949" calcext:value-type="float">
            <text:p>2.3852825165</text:p>
          </table:table-cell>
          <table:table-cell office:value-type="float" office:value="0.66481590270996" calcext:value-type="float">
            <text:p>0.6648159027</text:p>
          </table:table-cell>
          <table:table-cell office:value-type="float" office:value="0.284320831298828" calcext:value-type="float">
            <text:p>0.2843208313</text:p>
          </table:table-cell>
          <table:table-cell office:value-type="float" office:value="1.27694606781005" calcext:value-type="float">
            <text:p>1.2769460678</text:p>
          </table:table-cell>
          <table:table-cell office:value-type="float" office:value="0.444416522979736" calcext:value-type="float">
            <text:p>0.444416523</text:p>
          </table:table-cell>
          <table:table-cell office:value-type="float" office:value="0.488979339599609" calcext:value-type="float">
            <text:p>0.4889793396</text:p>
          </table:table-cell>
          <table:table-cell office:value-type="float" office:value="0.570375442504882" calcext:value-type="float">
            <text:p>0.5703754425</text:p>
          </table:table-cell>
          <table:table-cell office:value-type="float" office:value="0.772558212280273" calcext:value-type="float">
            <text:p>0.7725582123</text:p>
          </table:table-cell>
          <table:table-cell office:value-type="float" office:value="0.916669845581054" calcext:value-type="float">
            <text:p>0.9166698456</text:p>
          </table:table-cell>
          <table:table-cell office:value-type="float" office:value="0.415491580963134" calcext:value-type="float">
            <text:p>0.415491581</text:p>
          </table:table-cell>
          <table:table-cell office:value-type="float" office:value="0.867186546325683" calcext:value-type="float">
            <text:p>0.8671865463</text:p>
          </table:table-cell>
          <table:table-cell office:value-type="float" office:value="0.434038162231445" calcext:value-type="float">
            <text:p>0.4340381622</text:p>
          </table:table-cell>
          <table:table-cell office:value-type="float" office:value="0.731522560119628" calcext:value-type="float">
            <text:p>0.7315225601</text:p>
          </table:table-cell>
          <table:table-cell office:value-type="float" office:value="0.979771614074707" calcext:value-type="float">
            <text:p>0.9797716141</text:p>
          </table:table-cell>
          <table:table-cell office:value-type="float" office:value="0.556853294372558" calcext:value-type="float">
            <text:p>0.5568532944</text:p>
          </table:table-cell>
          <table:table-cell office:value-type="float" office:value="0.258018970489501" calcext:value-type="float">
            <text:p>0.2580189705</text:p>
          </table:table-cell>
          <table:table-cell office:value-type="float" office:value="0.012486457824707" calcext:value-type="float">
            <text:p>0.0124864578</text:p>
          </table:table-cell>
          <table:table-cell office:value-type="float" office:value="1.29123449325561" calcext:value-type="float">
            <text:p>1.2912344933</text:p>
          </table:table-cell>
          <table:table-cell office:value-type="float" office:value="0.265666961669921" calcext:value-type="float">
            <text:p>0.2656669617</text:p>
          </table:table-cell>
          <table:table-cell office:value-type="float" office:value="1.47742938995361" calcext:value-type="float">
            <text:p>1.47742939</text:p>
          </table:table-cell>
          <table:table-cell office:value-type="float" office:value="0.0330991744995117" calcext:value-type="float">
            <text:p>0.0330991745</text:p>
          </table:table-cell>
          <table:table-cell office:value-type="float" office:value="0.71295690536499" calcext:value-type="float">
            <text:p>0.7129569054</text:p>
          </table:table-cell>
          <table:table-cell office:value-type="float" office:value="0.585728645324707" calcext:value-type="float">
            <text:p>0.5857286453</text:p>
          </table:table-cell>
          <table:table-cell office:value-type="float" office:value="0.542947769165039" calcext:value-type="float">
            <text:p>0.5429477692</text:p>
          </table:table-cell>
        </table:table-row>
        <table:table-row table:style-name="ro3">
          <table:table-cell office:value-type="float" office:value="1.21842002868652" calcext:value-type="float">
            <text:p>1.2184200287</text:p>
          </table:table-cell>
          <table:table-cell office:value-type="float" office:value="2.70660257339477" calcext:value-type="float">
            <text:p>2.7066025734</text:p>
          </table:table-cell>
          <table:table-cell office:value-type="float" office:value="0.0550804138183593" calcext:value-type="float">
            <text:p>0.0550804138</text:p>
          </table:table-cell>
          <table:table-cell office:value-type="float" office:value="0.575238227844238" calcext:value-type="float">
            <text:p>0.5752382278</text:p>
          </table:table-cell>
          <table:table-cell office:value-type="float" office:value="3.21369361877441" calcext:value-type="float">
            <text:p>3.2136936188</text:p>
          </table:table-cell>
          <table:table-cell office:value-type="float" office:value="0.449977874755859" calcext:value-type="float">
            <text:p>0.4499778748</text:p>
          </table:table-cell>
          <table:table-cell office:value-type="float" office:value="3.32845497131347" calcext:value-type="float">
            <text:p>3.3284549713</text:p>
          </table:table-cell>
          <table:table-cell office:value-type="float" office:value="2.60842323303222" calcext:value-type="float">
            <text:p>2.608423233</text:p>
          </table:table-cell>
          <table:table-cell office:value-type="float" office:value="2.07254791259765" calcext:value-type="float">
            <text:p>2.0725479126</text:p>
          </table:table-cell>
          <table:table-cell office:value-type="float" office:value="3.2133674621582" calcext:value-type="float">
            <text:p>3.2133674622</text:p>
          </table:table-cell>
          <table:table-cell office:value-type="float" office:value="1.12861442565917" calcext:value-type="float">
            <text:p>1.1286144257</text:p>
          </table:table-cell>
          <table:table-cell office:value-type="float" office:value="0.190363407135009" calcext:value-type="float">
            <text:p>0.1903634071</text:p>
          </table:table-cell>
          <table:table-cell office:value-type="float" office:value="4.24677658081054" calcext:value-type="float">
            <text:p>4.2467765808</text:p>
          </table:table-cell>
          <table:table-cell office:value-type="float" office:value="2.49957847595214" calcext:value-type="float">
            <text:p>2.499578476</text:p>
          </table:table-cell>
          <table:table-cell office:value-type="float" office:value="2.58565139770507" calcext:value-type="float">
            <text:p>2.5856513977</text:p>
          </table:table-cell>
          <table:table-cell office:value-type="float" office:value="0.196814537048339" calcext:value-type="float">
            <text:p>0.196814537</text:p>
          </table:table-cell>
          <table:table-cell office:value-type="float" office:value="0.750998497009277" calcext:value-type="float">
            <text:p>0.750998497</text:p>
          </table:table-cell>
          <table:table-cell office:value-type="float" office:value="1.00929260253906" calcext:value-type="float">
            <text:p>1.0092926025</text:p>
          </table:table-cell>
          <table:table-cell office:value-type="float" office:value="0.539453506469726" calcext:value-type="float">
            <text:p>0.5394535065</text:p>
          </table:table-cell>
          <table:table-cell office:value-type="float" office:value="0.898399353027343" calcext:value-type="float">
            <text:p>0.898399353</text:p>
          </table:table-cell>
          <table:table-cell office:value-type="float" office:value="1.1470251083374" calcext:value-type="float">
            <text:p>1.1470251083</text:p>
          </table:table-cell>
          <table:table-cell office:value-type="float" office:value="0.185939788818359" calcext:value-type="float">
            <text:p>0.1859397888</text:p>
          </table:table-cell>
          <table:table-cell office:value-type="float" office:value="2.62776088714599" calcext:value-type="float">
            <text:p>2.6277608871</text:p>
          </table:table-cell>
          <table:table-cell office:value-type="float" office:value="0.365062713623046" calcext:value-type="float">
            <text:p>0.3650627136</text:p>
          </table:table-cell>
          <table:table-cell office:value-type="float" office:value="1.6204490661621" calcext:value-type="float">
            <text:p>1.6204490662</text:p>
          </table:table-cell>
          <table:table-cell office:value-type="float" office:value="2.01799774169921" calcext:value-type="float">
            <text:p>2.0179977417</text:p>
          </table:table-cell>
          <table:table-cell office:value-type="float" office:value="0.214023113250732" calcext:value-type="float">
            <text:p>0.2140231133</text:p>
          </table:table-cell>
          <table:table-cell office:value-type="float" office:value="0.418561935424804" calcext:value-type="float">
            <text:p>0.4185619354</text:p>
          </table:table-cell>
          <table:table-cell office:value-type="float" office:value="1.54547691345214" calcext:value-type="float">
            <text:p>1.5454769135</text:p>
          </table:table-cell>
          <table:table-cell office:value-type="float" office:value="0.584480285644531" calcext:value-type="float">
            <text:p>0.5844802856</text:p>
          </table:table-cell>
          <table:table-cell office:value-type="float" office:value="0.177043914794921" calcext:value-type="float">
            <text:p>0.1770439148</text:p>
          </table:table-cell>
          <table:table-cell office:value-type="float" office:value="3.26535034179687" calcext:value-type="float">
            <text:p>3.2653503418</text:p>
          </table:table-cell>
          <table:table-cell office:value-type="float" office:value="1.75347805023193" calcext:value-type="float">
            <text:p>1.7534780502</text:p>
          </table:table-cell>
          <table:table-cell office:value-type="float" office:value="0.370710372924804" calcext:value-type="float">
            <text:p>0.3707103729</text:p>
          </table:table-cell>
          <table:table-cell office:value-type="float" office:value="0.280587196350097" calcext:value-type="float">
            <text:p>0.2805871964</text:p>
          </table:table-cell>
          <table:table-cell office:value-type="float" office:value="0.957488536834716" calcext:value-type="float">
            <text:p>0.9574885368</text:p>
          </table:table-cell>
          <table:table-cell office:value-type="float" office:value="0.0250511169433593" calcext:value-type="float">
            <text:p>0.0250511169</text:p>
          </table:table-cell>
          <table:table-cell office:value-type="float" office:value="0.75539207458496" calcext:value-type="float">
            <text:p>0.7553920746</text:p>
          </table:table-cell>
          <table:table-cell office:value-type="float" office:value="1.59382629394531" calcext:value-type="float">
            <text:p>1.5938262939</text:p>
          </table:table-cell>
          <table:table-cell office:value-type="float" office:value="1.14024829864501" calcext:value-type="float">
            <text:p>1.1402482986</text:p>
          </table:table-cell>
          <table:table-cell office:value-type="float" office:value="3.0990343093872" calcext:value-type="float">
            <text:p>3.0990343094</text:p>
          </table:table-cell>
          <table:table-cell office:value-type="float" office:value="2.011887550354" calcext:value-type="float">
            <text:p>2.0118875504</text:p>
          </table:table-cell>
          <table:table-cell office:value-type="float" office:value="2.33781433105468" calcext:value-type="float">
            <text:p>2.3378143311</text:p>
          </table:table-cell>
          <table:table-cell office:value-type="float" office:value="0.539154052734375" calcext:value-type="float">
            <text:p>0.5391540527</text:p>
          </table:table-cell>
          <table:table-cell office:value-type="float" office:value="1.11084556579589" calcext:value-type="float">
            <text:p>1.1108455658</text:p>
          </table:table-cell>
          <table:table-cell office:value-type="float" office:value="0.248078823089599" calcext:value-type="float">
            <text:p>0.2480788231</text:p>
          </table:table-cell>
          <table:table-cell office:value-type="float" office:value="0.410832405090332" calcext:value-type="float">
            <text:p>0.4108324051</text:p>
          </table:table-cell>
          <table:table-cell office:value-type="float" office:value="1.5303611755371" calcext:value-type="float">
            <text:p>1.5303611755</text:p>
          </table:table-cell>
          <table:table-cell office:value-type="float" office:value="0.705279111862182" calcext:value-type="float">
            <text:p>0.7052791119</text:p>
          </table:table-cell>
          <table:table-cell office:value-type="float" office:value="1.79967403411865" calcext:value-type="float">
            <text:p>1.7996740341</text:p>
          </table:table-cell>
          <table:table-cell office:value-type="float" office:value="0.28065538406372" calcext:value-type="float">
            <text:p>0.2806553841</text:p>
          </table:table-cell>
          <table:table-cell office:value-type="float" office:value="1.04150772094726" calcext:value-type="float">
            <text:p>1.0415077209</text:p>
          </table:table-cell>
          <table:table-cell office:value-type="float" office:value="0.369151592254638" calcext:value-type="float">
            <text:p>0.3691515923</text:p>
          </table:table-cell>
          <table:table-cell office:value-type="float" office:value="1.66890335083007" calcext:value-type="float">
            <text:p>1.6689033508</text:p>
          </table:table-cell>
          <table:table-cell office:value-type="float" office:value="0.0334353446960449" calcext:value-type="float">
            <text:p>0.0334353447</text:p>
          </table:table-cell>
        </table:table-row>
        <table:table-row table:style-name="ro3">
          <table:table-cell office:value-type="float" office:value="0.118435859680175" calcext:value-type="float">
            <text:p>0.1184358597</text:p>
          </table:table-cell>
          <table:table-cell office:value-type="float" office:value="0.578397750854492" calcext:value-type="float">
            <text:p>0.5783977509</text:p>
          </table:table-cell>
          <table:table-cell office:value-type="float" office:value="0.371757984161376" calcext:value-type="float">
            <text:p>0.3717579842</text:p>
          </table:table-cell>
          <table:table-cell office:value-type="float" office:value="0.6983003616333" calcext:value-type="float">
            <text:p>0.6983003616</text:p>
          </table:table-cell>
          <table:table-cell office:value-type="float" office:value="1.90246200561523" calcext:value-type="float">
            <text:p>1.9024620056</text:p>
          </table:table-cell>
          <table:table-cell office:value-type="float" office:value="0.0251932144165039" calcext:value-type="float">
            <text:p>0.0251932144</text:p>
          </table:table-cell>
          <table:table-cell office:value-type="float" office:value="0.0577945709228515" calcext:value-type="float">
            <text:p>0.0577945709</text:p>
          </table:table-cell>
          <table:table-cell office:value-type="float" office:value="0.851589202880859" calcext:value-type="float">
            <text:p>0.8515892029</text:p>
          </table:table-cell>
          <table:table-cell office:value-type="float" office:value="0.281741142272949" calcext:value-type="float">
            <text:p>0.2817411423</text:p>
          </table:table-cell>
          <table:table-cell office:value-type="float" office:value="0.201246261596679" calcext:value-type="float">
            <text:p>0.2012462616</text:p>
          </table:table-cell>
          <table:table-cell office:value-type="float" office:value="0.908069610595703" calcext:value-type="float">
            <text:p>0.9080696106</text:p>
          </table:table-cell>
          <table:table-cell office:value-type="float" office:value="0.00390100479125976" calcext:value-type="float">
            <text:p>0.0039010048</text:p>
          </table:table-cell>
          <table:table-cell office:value-type="float" office:value="0.295242309570312" calcext:value-type="float">
            <text:p>0.2952423096</text:p>
          </table:table-cell>
          <table:table-cell office:value-type="float" office:value="0.285840988159179" calcext:value-type="float">
            <text:p>0.2858409882</text:p>
          </table:table-cell>
          <table:table-cell office:value-type="float" office:value="0.0474004745483398" calcext:value-type="float">
            <text:p>0.0474004745</text:p>
          </table:table-cell>
          <table:table-cell office:value-type="float" office:value="0.161223411560058" calcext:value-type="float">
            <text:p>0.1612234116</text:p>
          </table:table-cell>
          <table:table-cell office:value-type="float" office:value="0.279044151306152" calcext:value-type="float">
            <text:p>0.2790441513</text:p>
          </table:table-cell>
          <table:table-cell office:value-type="float" office:value="0.59700870513916" calcext:value-type="float">
            <text:p>0.5970087051</text:p>
          </table:table-cell>
          <table:table-cell office:value-type="float" office:value="1.44727516174316" calcext:value-type="float">
            <text:p>1.4472751617</text:p>
          </table:table-cell>
          <table:table-cell office:value-type="float" office:value="0.473822593688964" calcext:value-type="float">
            <text:p>0.4738225937</text:p>
          </table:table-cell>
          <table:table-cell office:value-type="float" office:value="1.30507469177246" calcext:value-type="float">
            <text:p>1.3050746918</text:p>
          </table:table-cell>
          <table:table-cell office:value-type="float" office:value="0.28355598449707" calcext:value-type="float">
            <text:p>0.2835559845</text:p>
          </table:table-cell>
          <table:table-cell office:value-type="float" office:value="1.12783336639404" calcext:value-type="float">
            <text:p>1.1278333664</text:p>
          </table:table-cell>
          <table:table-cell office:value-type="float" office:value="0.36849308013916" calcext:value-type="float">
            <text:p>0.3684930801</text:p>
          </table:table-cell>
          <table:table-cell office:value-type="float" office:value="0.122550964355468" calcext:value-type="float">
            <text:p>0.1225509644</text:p>
          </table:table-cell>
          <table:table-cell office:value-type="float" office:value="0.78828477859497" calcext:value-type="float">
            <text:p>0.7882847786</text:p>
          </table:table-cell>
          <table:table-cell office:value-type="float" office:value="0.126489639282226" calcext:value-type="float">
            <text:p>0.1264896393</text:p>
          </table:table-cell>
          <table:table-cell office:value-type="float" office:value="0.44404125213623" calcext:value-type="float">
            <text:p>0.4440412521</text:p>
          </table:table-cell>
          <table:table-cell office:value-type="float" office:value="2.12196826934814" calcext:value-type="float">
            <text:p>2.1219682693</text:p>
          </table:table-cell>
          <table:table-cell office:value-type="float" office:value="0.402418136596679" calcext:value-type="float">
            <text:p>0.4024181366</text:p>
          </table:table-cell>
          <table:table-cell office:value-type="float" office:value="1.07181930541992" calcext:value-type="float">
            <text:p>1.0718193054</text:p>
          </table:table-cell>
          <table:table-cell office:value-type="float" office:value="1.63836479187011" calcext:value-type="float">
            <text:p>1.6383647919</text:p>
          </table:table-cell>
          <table:table-cell office:value-type="float" office:value="0.495434761047363" calcext:value-type="float">
            <text:p>0.495434761</text:p>
          </table:table-cell>
          <table:table-cell office:value-type="float" office:value="1.46037101745605" calcext:value-type="float">
            <text:p>1.4603710175</text:p>
          </table:table-cell>
          <table:table-cell office:value-type="float" office:value="1.00307464599609" calcext:value-type="float">
            <text:p>1.003074646</text:p>
          </table:table-cell>
          <table:table-cell office:value-type="float" office:value="0.620852470397949" calcext:value-type="float">
            <text:p>0.6208524704</text:p>
          </table:table-cell>
          <table:table-cell office:value-type="float" office:value="0.622577667236328" calcext:value-type="float">
            <text:p>0.6225776672</text:p>
          </table:table-cell>
          <table:table-cell office:value-type="float" office:value="0.635414123535156" calcext:value-type="float">
            <text:p>0.6354141235</text:p>
          </table:table-cell>
          <table:table-cell office:value-type="float" office:value="1.09225845336914" calcext:value-type="float">
            <text:p>1.0922584534</text:p>
          </table:table-cell>
          <table:table-cell office:value-type="float" office:value="0.0500173568725585" calcext:value-type="float">
            <text:p>0.0500173569</text:p>
          </table:table-cell>
          <table:table-cell office:value-type="float" office:value="0.163665771484375" calcext:value-type="float">
            <text:p>0.1636657715</text:p>
          </table:table-cell>
          <table:table-cell office:value-type="float" office:value="0.524097442626953" calcext:value-type="float">
            <text:p>0.5240974426</text:p>
          </table:table-cell>
          <table:table-cell office:value-type="float" office:value="0.0831165313720703" calcext:value-type="float">
            <text:p>0.0831165314</text:p>
          </table:table-cell>
          <table:table-cell office:value-type="float" office:value="1.12562084197998" calcext:value-type="float">
            <text:p>1.125620842</text:p>
          </table:table-cell>
          <table:table-cell office:value-type="float" office:value="0.621977806091308" calcext:value-type="float">
            <text:p>0.6219778061</text:p>
          </table:table-cell>
          <table:table-cell office:value-type="float" office:value="0.530069351196289" calcext:value-type="float">
            <text:p>0.5300693512</text:p>
          </table:table-cell>
          <table:table-cell office:value-type="float" office:value="0.750670909881591" calcext:value-type="float">
            <text:p>0.7506709099</text:p>
          </table:table-cell>
          <table:table-cell office:value-type="float" office:value="0.629003524780273" calcext:value-type="float">
            <text:p>0.6290035248</text:p>
          </table:table-cell>
          <table:table-cell office:value-type="float" office:value="0.271868228912353" calcext:value-type="float">
            <text:p>0.2718682289</text:p>
          </table:table-cell>
          <table:table-cell office:value-type="float" office:value="0.00526237487792968" calcext:value-type="float">
            <text:p>0.0052623749</text:p>
          </table:table-cell>
          <table:table-cell office:value-type="float" office:value="0.352514743804931" calcext:value-type="float">
            <text:p>0.3525147438</text:p>
          </table:table-cell>
          <table:table-cell office:value-type="float" office:value="0.442108154296875" calcext:value-type="float">
            <text:p>0.4421081543</text:p>
          </table:table-cell>
          <table:table-cell office:value-type="float" office:value="0.765060424804687" calcext:value-type="float">
            <text:p>0.7650604248</text:p>
          </table:table-cell>
          <table:table-cell office:value-type="float" office:value="0.531011581420898" calcext:value-type="float">
            <text:p>0.5310115814</text:p>
          </table:table-cell>
          <table:table-cell office:value-type="float" office:value="0.381321430206298" calcext:value-type="float">
            <text:p>0.3813214302</text:p>
          </table:table-cell>
        </table:table-row>
        <table:table-row table:style-name="ro3">
          <table:table-cell office:value-type="float" office:value="2.20438480377197" calcext:value-type="float">
            <text:p>2.2043848038</text:p>
          </table:table-cell>
          <table:table-cell office:value-type="float" office:value="3.8815369606018" calcext:value-type="float">
            <text:p>3.8815369606</text:p>
          </table:table-cell>
          <table:table-cell office:value-type="float" office:value="0.303215980529785" calcext:value-type="float">
            <text:p>0.3032159805</text:p>
          </table:table-cell>
          <table:table-cell office:value-type="float" office:value="0.725957870483398" calcext:value-type="float">
            <text:p>0.7259578705</text:p>
          </table:table-cell>
          <table:table-cell office:value-type="float" office:value="1.91236400604248" calcext:value-type="float">
            <text:p>1.912364006</text:p>
          </table:table-cell>
          <table:table-cell office:value-type="float" office:value="1.02183723449707" calcext:value-type="float">
            <text:p>1.0218372345</text:p>
          </table:table-cell>
          <table:table-cell office:value-type="float" office:value="1.41422462463378" calcext:value-type="float">
            <text:p>1.4142246246</text:p>
          </table:table-cell>
          <table:table-cell office:value-type="float" office:value="1.09102439880371" calcext:value-type="float">
            <text:p>1.0910243988</text:p>
          </table:table-cell>
          <table:table-cell office:value-type="float" office:value="0.0666408538818359" calcext:value-type="float">
            <text:p>0.0666408539</text:p>
          </table:table-cell>
          <table:table-cell office:value-type="float" office:value="1.35121917724609" calcext:value-type="float">
            <text:p>1.3512191772</text:p>
          </table:table-cell>
          <table:table-cell office:value-type="float" office:value="1.16613674163818" calcext:value-type="float">
            <text:p>1.1661367416</text:p>
          </table:table-cell>
          <table:table-cell office:value-type="float" office:value="0.5316743850708" calcext:value-type="float">
            <text:p>0.5316743851</text:p>
          </table:table-cell>
          <table:table-cell office:value-type="float" office:value="1.78407669067382" calcext:value-type="float">
            <text:p>1.7840766907</text:p>
          </table:table-cell>
          <table:table-cell office:value-type="float" office:value="0.330968856811523" calcext:value-type="float">
            <text:p>0.3309688568</text:p>
          </table:table-cell>
          <table:table-cell office:value-type="float" office:value="0.614990234375" calcext:value-type="float">
            <text:p>0.6149902344</text:p>
          </table:table-cell>
          <table:table-cell office:value-type="float" office:value="0.327180862426757" calcext:value-type="float">
            <text:p>0.3271808624</text:p>
          </table:table-cell>
          <table:table-cell office:value-type="float" office:value="1.89832305908203" calcext:value-type="float">
            <text:p>1.8983230591</text:p>
          </table:table-cell>
          <table:table-cell office:value-type="float" office:value="0.00408458709716796" calcext:value-type="float">
            <text:p>0.0040845871</text:p>
          </table:table-cell>
          <table:table-cell office:value-type="float" office:value="0.374908447265625" calcext:value-type="float">
            <text:p>0.3749084473</text:p>
          </table:table-cell>
          <table:table-cell office:value-type="float" office:value="1.22908210754394" calcext:value-type="float">
            <text:p>1.2290821075</text:p>
          </table:table-cell>
          <table:table-cell office:value-type="float" office:value="0.680490493774414" calcext:value-type="float">
            <text:p>0.6804904938</text:p>
          </table:table-cell>
          <table:table-cell office:value-type="float" office:value="0.526179313659668" calcext:value-type="float">
            <text:p>0.5261793137</text:p>
          </table:table-cell>
          <table:table-cell office:value-type="float" office:value="1.13919067382812" calcext:value-type="float">
            <text:p>1.1391906738</text:p>
          </table:table-cell>
          <table:table-cell office:value-type="float" office:value="0.668581008911132" calcext:value-type="float">
            <text:p>0.6685810089</text:p>
          </table:table-cell>
          <table:table-cell office:value-type="float" office:value="0.847183227539062" calcext:value-type="float">
            <text:p>0.8471832275</text:p>
          </table:table-cell>
          <table:table-cell office:value-type="float" office:value="3.70764589309692" calcext:value-type="float">
            <text:p>3.7076458931</text:p>
          </table:table-cell>
          <table:table-cell office:value-type="float" office:value="0.0548219680786132" calcext:value-type="float">
            <text:p>0.0548219681</text:p>
          </table:table-cell>
          <table:table-cell office:value-type="float" office:value="1.45441341400146" calcext:value-type="float">
            <text:p>1.454413414</text:p>
          </table:table-cell>
          <table:table-cell office:value-type="float" office:value="4.32139205932617" calcext:value-type="float">
            <text:p>4.3213920593</text:p>
          </table:table-cell>
          <table:table-cell office:value-type="float" office:value="0.201735496520996" calcext:value-type="float">
            <text:p>0.2017354965</text:p>
          </table:table-cell>
          <table:table-cell office:value-type="float" office:value="1.06268882751464" calcext:value-type="float">
            <text:p>1.0626888275</text:p>
          </table:table-cell>
          <table:table-cell office:value-type="float" office:value="1.13953781127929" calcext:value-type="float">
            <text:p>1.1395378113</text:p>
          </table:table-cell>
          <table:table-cell office:value-type="float" office:value="0.106459617614746" calcext:value-type="float">
            <text:p>0.1064596176</text:p>
          </table:table-cell>
          <table:table-cell office:value-type="float" office:value="4.09351158142089" calcext:value-type="float">
            <text:p>4.0935115814</text:p>
          </table:table-cell>
          <table:table-cell office:value-type="float" office:value="1.02011108398437" calcext:value-type="float">
            <text:p>1.020111084</text:p>
          </table:table-cell>
          <table:table-cell office:value-type="float" office:value="0.820696353912353" calcext:value-type="float">
            <text:p>0.8206963539</text:p>
          </table:table-cell>
          <table:table-cell office:value-type="float" office:value="0.982013702392578" calcext:value-type="float">
            <text:p>0.9820137024</text:p>
          </table:table-cell>
          <table:table-cell office:value-type="float" office:value="1.03713417053222" calcext:value-type="float">
            <text:p>1.0371341705</text:p>
          </table:table-cell>
          <table:table-cell office:value-type="float" office:value="0.237041473388671" calcext:value-type="float">
            <text:p>0.2370414734</text:p>
          </table:table-cell>
          <table:table-cell office:value-type="float" office:value="0.689631462097168" calcext:value-type="float">
            <text:p>0.6896314621</text:p>
          </table:table-cell>
          <table:table-cell office:value-type="float" office:value="1.79464721679687" calcext:value-type="float">
            <text:p>1.7946472168</text:p>
          </table:table-cell>
          <table:table-cell office:value-type="float" office:value="0.409212112426757" calcext:value-type="float">
            <text:p>0.4092121124</text:p>
          </table:table-cell>
          <table:table-cell office:value-type="float" office:value="1.23295783996582" calcext:value-type="float">
            <text:p>1.23295784</text:p>
          </table:table-cell>
          <table:table-cell office:value-type="float" office:value="0.223102569580078" calcext:value-type="float">
            <text:p>0.2231025696</text:p>
          </table:table-cell>
          <table:table-cell office:value-type="float" office:value="0.713560104370117" calcext:value-type="float">
            <text:p>0.7135601044</text:p>
          </table:table-cell>
          <table:table-cell office:value-type="float" office:value="1.26597547531127" calcext:value-type="float">
            <text:p>1.2659754753</text:p>
          </table:table-cell>
          <table:table-cell office:value-type="float" office:value="0.173593521118164" calcext:value-type="float">
            <text:p>0.1735935211</text:p>
          </table:table-cell>
          <table:table-cell office:value-type="float" office:value="1.34592533111572" calcext:value-type="float">
            <text:p>1.3459253311</text:p>
          </table:table-cell>
          <table:table-cell office:value-type="float" office:value="2.20149803161621" calcext:value-type="float">
            <text:p>2.2014980316</text:p>
          </table:table-cell>
          <table:table-cell office:value-type="float" office:value="2.41152000427246" calcext:value-type="float">
            <text:p>2.4115200043</text:p>
          </table:table-cell>
          <table:table-cell office:value-type="float" office:value="1.77742624282836" calcext:value-type="float">
            <text:p>1.7774262428</text:p>
          </table:table-cell>
          <table:table-cell office:value-type="float" office:value="1.57758998870849" calcext:value-type="float">
            <text:p>1.5775899887</text:p>
          </table:table-cell>
          <table:table-cell office:value-type="float" office:value="1.57455682754516" calcext:value-type="float">
            <text:p>1.5745568275</text:p>
          </table:table-cell>
          <table:table-cell office:value-type="float" office:value="0.876086235046386" calcext:value-type="float">
            <text:p>0.876086235</text:p>
          </table:table-cell>
          <table:table-cell office:value-type="float" office:value="0.978050231933593" calcext:value-type="float">
            <text:p>0.9780502319</text:p>
          </table:table-cell>
        </table:table-row>
        <table:table-row table:style-name="ro3">
          <table:table-cell office:value-type="float" office:value="0.571396350860595" calcext:value-type="float">
            <text:p>0.5713963509</text:p>
          </table:table-cell>
          <table:table-cell office:value-type="float" office:value="0.635108947753906" calcext:value-type="float">
            <text:p>0.6351089478</text:p>
          </table:table-cell>
          <table:table-cell office:value-type="float" office:value="10.8591012954711" calcext:value-type="float">
            <text:p>10.8591012955</text:p>
          </table:table-cell>
          <table:table-cell office:value-type="float" office:value="0.127036094665527" calcext:value-type="float">
            <text:p>0.1270360947</text:p>
          </table:table-cell>
          <table:table-cell office:value-type="float" office:value="3.26219749450683" calcext:value-type="float">
            <text:p>3.2621974945</text:p>
          </table:table-cell>
          <table:table-cell office:value-type="float" office:value="0.396071434020996" calcext:value-type="float">
            <text:p>0.396071434</text:p>
          </table:table-cell>
          <table:table-cell office:value-type="float" office:value="0.958030700683593" calcext:value-type="float">
            <text:p>0.9580307007</text:p>
          </table:table-cell>
          <table:table-cell office:value-type="float" office:value="0.565814971923828" calcext:value-type="float">
            <text:p>0.5658149719</text:p>
          </table:table-cell>
          <table:table-cell office:value-type="float" office:value="0.239734649658203" calcext:value-type="float">
            <text:p>0.2397346497</text:p>
          </table:table-cell>
          <table:table-cell office:value-type="float" office:value="4.01948547363281" calcext:value-type="float">
            <text:p>4.0194854736</text:p>
          </table:table-cell>
          <table:table-cell office:value-type="float" office:value="0.0511770248413085" calcext:value-type="float">
            <text:p>0.0511770248</text:p>
          </table:table-cell>
          <table:table-cell office:value-type="float" office:value="0.666911602020263" calcext:value-type="float">
            <text:p>0.666911602</text:p>
          </table:table-cell>
          <table:table-cell office:value-type="float" office:value="0.660728454589843" calcext:value-type="float">
            <text:p>0.6607284546</text:p>
          </table:table-cell>
          <table:table-cell office:value-type="float" office:value="0.603614807128906" calcext:value-type="float">
            <text:p>0.6036148071</text:p>
          </table:table-cell>
          <table:table-cell office:value-type="float" office:value="0.493586540222167" calcext:value-type="float">
            <text:p>0.4935865402</text:p>
          </table:table-cell>
          <table:table-cell office:value-type="float" office:value="0.909195899963378" calcext:value-type="float">
            <text:p>0.9091959</text:p>
          </table:table-cell>
          <table:table-cell office:value-type="float" office:value="3.0561990737915" calcext:value-type="float">
            <text:p>3.0561990738</text:p>
          </table:table-cell>
          <table:table-cell office:value-type="float" office:value="0.532723426818847" calcext:value-type="float">
            <text:p>0.5327234268</text:p>
          </table:table-cell>
          <table:table-cell office:value-type="float" office:value="1.73261833190917" calcext:value-type="float">
            <text:p>1.7326183319</text:p>
          </table:table-cell>
          <table:table-cell office:value-type="float" office:value="1.37236595153808" calcext:value-type="float">
            <text:p>1.3723659515</text:p>
          </table:table-cell>
          <table:table-cell office:value-type="float" office:value="0.0273561477661132" calcext:value-type="float">
            <text:p>0.0273561478</text:p>
          </table:table-cell>
          <table:table-cell office:value-type="float" office:value="12.7108058929443" calcext:value-type="float">
            <text:p>12.7108058929</text:p>
          </table:table-cell>
          <table:table-cell office:value-type="float" office:value="0.279821872711181" calcext:value-type="float">
            <text:p>0.2798218727</text:p>
          </table:table-cell>
          <table:table-cell office:value-type="float" office:value="0.163568496704101" calcext:value-type="float">
            <text:p>0.1635684967</text:p>
          </table:table-cell>
          <table:table-cell office:value-type="float" office:value="1.09392929077148" calcext:value-type="float">
            <text:p>1.0939292908</text:p>
          </table:table-cell>
          <table:table-cell office:value-type="float" office:value="1.02989101409912" calcext:value-type="float">
            <text:p>1.0298910141</text:p>
          </table:table-cell>
          <table:table-cell office:value-type="float" office:value="0.11417007446289" calcext:value-type="float">
            <text:p>0.1141700745</text:p>
          </table:table-cell>
          <table:table-cell office:value-type="float" office:value="0.131069183349609" calcext:value-type="float">
            <text:p>0.1310691833</text:p>
          </table:table-cell>
          <table:table-cell office:value-type="float" office:value="2.3049201965332" calcext:value-type="float">
            <text:p>2.3049201965</text:p>
          </table:table-cell>
          <table:table-cell office:value-type="float" office:value="1.49957847595214" calcext:value-type="float">
            <text:p>1.499578476</text:p>
          </table:table-cell>
          <table:table-cell office:value-type="float" office:value="1.54743385314941" calcext:value-type="float">
            <text:p>1.5474338531</text:p>
          </table:table-cell>
          <table:table-cell office:value-type="float" office:value="0.372232437133789" calcext:value-type="float">
            <text:p>0.3722324371</text:p>
          </table:table-cell>
          <table:table-cell office:value-type="float" office:value="1.48838520050048" calcext:value-type="float">
            <text:p>1.4883852005</text:p>
          </table:table-cell>
          <table:table-cell office:value-type="float" office:value="2.6619815826416" calcext:value-type="float">
            <text:p>2.6619815826</text:p>
          </table:table-cell>
          <table:table-cell office:value-type="float" office:value="0.537144660949707" calcext:value-type="float">
            <text:p>0.5371446609</text:p>
          </table:table-cell>
          <table:table-cell office:value-type="float" office:value="0.747820854187011" calcext:value-type="float">
            <text:p>0.7478208542</text:p>
          </table:table-cell>
          <table:table-cell office:value-type="float" office:value="0.343883514404296" calcext:value-type="float">
            <text:p>0.3438835144</text:p>
          </table:table-cell>
          <table:table-cell office:value-type="float" office:value="0.044778823852539" calcext:value-type="float">
            <text:p>0.0447788239</text:p>
          </table:table-cell>
          <table:table-cell office:value-type="float" office:value="0.341739654541015" calcext:value-type="float">
            <text:p>0.3417396545</text:p>
          </table:table-cell>
          <table:table-cell office:value-type="float" office:value="1.63610363006591" calcext:value-type="float">
            <text:p>1.6361036301</text:p>
          </table:table-cell>
          <table:table-cell office:value-type="float" office:value="2.42677974700927" calcext:value-type="float">
            <text:p>2.426779747</text:p>
          </table:table-cell>
          <table:table-cell office:value-type="float" office:value="1.41281414031982" calcext:value-type="float">
            <text:p>1.4128141403</text:p>
          </table:table-cell>
          <table:table-cell office:value-type="float" office:value="1.38699531555175" calcext:value-type="float">
            <text:p>1.3869953156</text:p>
          </table:table-cell>
          <table:table-cell office:value-type="float" office:value="1.05311965942382" calcext:value-type="float">
            <text:p>1.0531196594</text:p>
          </table:table-cell>
          <table:table-cell office:value-type="float" office:value="0.082925796508789" calcext:value-type="float">
            <text:p>0.0829257965</text:p>
          </table:table-cell>
          <table:table-cell office:value-type="float" office:value="0.223183155059814" calcext:value-type="float">
            <text:p>0.2231831551</text:p>
          </table:table-cell>
          <table:table-cell office:value-type="float" office:value="0.378908157348632" calcext:value-type="float">
            <text:p>0.3789081573</text:p>
          </table:table-cell>
          <table:table-cell office:value-type="float" office:value="0.129335403442382" calcext:value-type="float">
            <text:p>0.1293354034</text:p>
          </table:table-cell>
          <table:table-cell office:value-type="float" office:value="0.302173376083374" calcext:value-type="float">
            <text:p>0.3021733761</text:p>
          </table:table-cell>
          <table:table-cell office:value-type="float" office:value="0.305095672607421" calcext:value-type="float">
            <text:p>0.3050956726</text:p>
          </table:table-cell>
          <table:table-cell office:value-type="float" office:value="0.354219436645507" calcext:value-type="float">
            <text:p>0.3542194366</text:p>
          </table:table-cell>
          <table:table-cell office:value-type="float" office:value="1.03386306762695" calcext:value-type="float">
            <text:p>1.0338630676</text:p>
          </table:table-cell>
          <table:table-cell office:value-type="float" office:value="0.219572067260742" calcext:value-type="float">
            <text:p>0.2195720673</text:p>
          </table:table-cell>
          <table:table-cell office:value-type="float" office:value="3.0240888595581" calcext:value-type="float">
            <text:p>3.0240888596</text:p>
          </table:table-cell>
          <table:table-cell office:value-type="float" office:value="0.136728286743164" calcext:value-type="float">
            <text:p>0.1367282867</text:p>
          </table:table-cell>
        </table:table-row>
        <table:table-row table:style-name="ro3">
          <table:table-cell office:value-type="float" office:value="0.124628543853759" calcext:value-type="float">
            <text:p>0.1246285439</text:p>
          </table:table-cell>
          <table:table-cell office:value-type="float" office:value="2.65319108963012" calcext:value-type="float">
            <text:p>2.6531910896</text:p>
          </table:table-cell>
          <table:table-cell office:value-type="float" office:value="1.24709129333496" calcext:value-type="float">
            <text:p>1.2470912933</text:p>
          </table:table-cell>
          <table:table-cell office:value-type="float" office:value="1.24892425537109" calcext:value-type="float">
            <text:p>1.2489242554</text:p>
          </table:table-cell>
          <table:table-cell office:value-type="float" office:value="0.099100112915039" calcext:value-type="float">
            <text:p>0.0991001129</text:p>
          </table:table-cell>
          <table:table-cell office:value-type="float" office:value="0.972208976745605" calcext:value-type="float">
            <text:p>0.9722089767</text:p>
          </table:table-cell>
          <table:table-cell office:value-type="float" office:value="0.448331832885742" calcext:value-type="float">
            <text:p>0.4483318329</text:p>
          </table:table-cell>
          <table:table-cell office:value-type="float" office:value="0.936290740966796" calcext:value-type="float">
            <text:p>0.936290741</text:p>
          </table:table-cell>
          <table:table-cell office:value-type="float" office:value="1.74699878692626" calcext:value-type="float">
            <text:p>1.7469987869</text:p>
          </table:table-cell>
          <table:table-cell office:value-type="float" office:value="1.01567077636718" calcext:value-type="float">
            <text:p>1.0156707764</text:p>
          </table:table-cell>
          <table:table-cell office:value-type="float" office:value="1.19964694976806" calcext:value-type="float">
            <text:p>1.1996469498</text:p>
          </table:table-cell>
          <table:table-cell office:value-type="float" office:value="0.955171585083007" calcext:value-type="float">
            <text:p>0.9551715851</text:p>
          </table:table-cell>
          <table:table-cell office:value-type="float" office:value="1.00216674804687" calcext:value-type="float">
            <text:p>1.002166748</text:p>
          </table:table-cell>
          <table:table-cell office:value-type="float" office:value="0.342256546020507" calcext:value-type="float">
            <text:p>0.342256546</text:p>
          </table:table-cell>
          <table:table-cell office:value-type="float" office:value="1.29057502746582" calcext:value-type="float">
            <text:p>1.2905750275</text:p>
          </table:table-cell>
          <table:table-cell office:value-type="float" office:value="0.483636856079101" calcext:value-type="float">
            <text:p>0.4836368561</text:p>
          </table:table-cell>
          <table:table-cell office:value-type="float" office:value="0.0765142440795898" calcext:value-type="float">
            <text:p>0.0765142441</text:p>
          </table:table-cell>
          <table:table-cell office:value-type="float" office:value="2.10148525238037" calcext:value-type="float">
            <text:p>2.1014852524</text:p>
          </table:table-cell>
          <table:table-cell office:value-type="float" office:value="1.91147422790527" calcext:value-type="float">
            <text:p>1.9114742279</text:p>
          </table:table-cell>
          <table:table-cell office:value-type="float" office:value="1.93739318847656" calcext:value-type="float">
            <text:p>1.9373931885</text:p>
          </table:table-cell>
          <table:table-cell office:value-type="float" office:value="1.63447093963623" calcext:value-type="float">
            <text:p>1.6344709396</text:p>
          </table:table-cell>
          <table:table-cell office:value-type="float" office:value="0.675344944000244" calcext:value-type="float">
            <text:p>0.675344944</text:p>
          </table:table-cell>
          <table:table-cell office:value-type="float" office:value="0.882159709930419" calcext:value-type="float">
            <text:p>0.8821597099</text:p>
          </table:table-cell>
          <table:table-cell office:value-type="float" office:value="0.105789184570312" calcext:value-type="float">
            <text:p>0.1057891846</text:p>
          </table:table-cell>
          <table:table-cell office:value-type="float" office:value="0.939881324768066" calcext:value-type="float">
            <text:p>0.9398813248</text:p>
          </table:table-cell>
          <table:table-cell office:value-type="float" office:value="2.43933343887329" calcext:value-type="float">
            <text:p>2.4393334389</text:p>
          </table:table-cell>
          <table:table-cell office:value-type="float" office:value="1.33590698242187" calcext:value-type="float">
            <text:p>1.3359069824</text:p>
          </table:table-cell>
          <table:table-cell office:value-type="float" office:value="1.87445640563964" calcext:value-type="float">
            <text:p>1.8744564056</text:p>
          </table:table-cell>
          <table:table-cell office:value-type="float" office:value="1.33976745605468" calcext:value-type="float">
            <text:p>1.3397674561</text:p>
          </table:table-cell>
          <table:table-cell office:value-type="float" office:value="1.88696956634521" calcext:value-type="float">
            <text:p>1.8869695663</text:p>
          </table:table-cell>
          <table:table-cell office:value-type="float" office:value="0.134313583374023" calcext:value-type="float">
            <text:p>0.1343135834</text:p>
          </table:table-cell>
          <table:table-cell office:value-type="float" office:value="0.60984992980957" calcext:value-type="float">
            <text:p>0.6098499298</text:p>
          </table:table-cell>
          <table:table-cell office:value-type="float" office:value="0.529915809631347" calcext:value-type="float">
            <text:p>0.5299158096</text:p>
          </table:table-cell>
          <table:table-cell office:value-type="float" office:value="2.58708190917968" calcext:value-type="float">
            <text:p>2.5870819092</text:p>
          </table:table-cell>
          <table:table-cell office:value-type="float" office:value="1.0165147781372" calcext:value-type="float">
            <text:p>1.0165147781</text:p>
          </table:table-cell>
          <table:table-cell office:value-type="float" office:value="0.264708042144775" calcext:value-type="float">
            <text:p>0.2647080421</text:p>
          </table:table-cell>
          <table:table-cell office:value-type="float" office:value="0.492843627929687" calcext:value-type="float">
            <text:p>0.4928436279</text:p>
          </table:table-cell>
          <table:table-cell office:value-type="float" office:value="1.45516777038574" calcext:value-type="float">
            <text:p>1.4551677704</text:p>
          </table:table-cell>
          <table:table-cell office:value-type="float" office:value="0.927937507629394" calcext:value-type="float">
            <text:p>0.9279375076</text:p>
          </table:table-cell>
          <table:table-cell office:value-type="float" office:value="0.954483985900878" calcext:value-type="float">
            <text:p>0.9544839859</text:p>
          </table:table-cell>
          <table:table-cell office:value-type="float" office:value="0.137637615203857" calcext:value-type="float">
            <text:p>0.1376376152</text:p>
          </table:table-cell>
          <table:table-cell office:value-type="float" office:value="0.404267311096191" calcext:value-type="float">
            <text:p>0.4042673111</text:p>
          </table:table-cell>
          <table:table-cell office:value-type="float" office:value="3.19037055969238" calcext:value-type="float">
            <text:p>3.1903705597</text:p>
          </table:table-cell>
          <table:table-cell office:value-type="float" office:value="1.72885513305664" calcext:value-type="float">
            <text:p>1.7288551331</text:p>
          </table:table-cell>
          <table:table-cell office:value-type="float" office:value="0.47364330291748" calcext:value-type="float">
            <text:p>0.4736433029</text:p>
          </table:table-cell>
          <table:table-cell office:value-type="float" office:value="0.676251888275146" calcext:value-type="float">
            <text:p>0.6762518883</text:p>
          </table:table-cell>
          <table:table-cell office:value-type="float" office:value="0.914305210113525" calcext:value-type="float">
            <text:p>0.9143052101</text:p>
          </table:table-cell>
          <table:table-cell office:value-type="float" office:value="0.163219451904296" calcext:value-type="float">
            <text:p>0.1632194519</text:p>
          </table:table-cell>
          <table:table-cell office:value-type="float" office:value="0.345454216003417" calcext:value-type="float">
            <text:p>0.345454216</text:p>
          </table:table-cell>
          <table:table-cell office:value-type="float" office:value="0.555268287658691" calcext:value-type="float">
            <text:p>0.5552682877</text:p>
          </table:table-cell>
          <table:table-cell office:value-type="float" office:value="0.0575757026672363" calcext:value-type="float">
            <text:p>0.0575757027</text:p>
          </table:table-cell>
          <table:table-cell office:value-type="float" office:value="3.02570724487304" calcext:value-type="float">
            <text:p>3.0257072449</text:p>
          </table:table-cell>
          <table:table-cell office:value-type="float" office:value="1.96062660217285" calcext:value-type="float">
            <text:p>1.9606266022</text:p>
          </table:table-cell>
          <table:table-cell office:value-type="float" office:value="0.276700973510742" calcext:value-type="float">
            <text:p>0.2767009735</text:p>
          </table:table-cell>
          <table:table-cell office:value-type="float" office:value="1.41019105911254" calcext:value-type="float">
            <text:p>1.4101910591</text:p>
          </table:table-cell>
        </table:table-row>
        <table:table-row table:style-name="ro3">
          <table:table-cell office:value-type="float" office:value="0.368514537811279" calcext:value-type="float">
            <text:p>0.3685145378</text:p>
          </table:table-cell>
          <table:table-cell office:value-type="float" office:value="0.15464973449707" calcext:value-type="float">
            <text:p>0.1546497345</text:p>
          </table:table-cell>
          <table:table-cell office:value-type="float" office:value="0.244170188903808" calcext:value-type="float">
            <text:p>0.2441701889</text:p>
          </table:table-cell>
          <table:table-cell office:value-type="float" office:value="0.602203845977783" calcext:value-type="float">
            <text:p>0.602203846</text:p>
          </table:table-cell>
          <table:table-cell office:value-type="float" office:value="2.55043125152587" calcext:value-type="float">
            <text:p>2.5504312515</text:p>
          </table:table-cell>
          <table:table-cell office:value-type="float" office:value="0.406530380249023" calcext:value-type="float">
            <text:p>0.4065303802</text:p>
          </table:table-cell>
          <table:table-cell office:value-type="float" office:value="0.402900695800781" calcext:value-type="float">
            <text:p>0.4029006958</text:p>
          </table:table-cell>
          <table:table-cell office:value-type="float" office:value="1.09984970092773" calcext:value-type="float">
            <text:p>1.0998497009</text:p>
          </table:table-cell>
          <table:table-cell office:value-type="float" office:value="0.832312583923339" calcext:value-type="float">
            <text:p>0.8323125839</text:p>
          </table:table-cell>
          <table:table-cell office:value-type="float" office:value="1.43593215942382" calcext:value-type="float">
            <text:p>1.4359321594</text:p>
          </table:table-cell>
          <table:table-cell office:value-type="float" office:value="0.236847877502441" calcext:value-type="float">
            <text:p>0.2368478775</text:p>
          </table:table-cell>
          <table:table-cell office:value-type="float" office:value="0.865939140319824" calcext:value-type="float">
            <text:p>0.8659391403</text:p>
          </table:table-cell>
          <table:table-cell office:value-type="float" office:value="0.52813720703125" calcext:value-type="float">
            <text:p>0.528137207</text:p>
          </table:table-cell>
          <table:table-cell office:value-type="float" office:value="1.18229484558105" calcext:value-type="float">
            <text:p>1.1822948456</text:p>
          </table:table-cell>
          <table:table-cell office:value-type="float" office:value="1.16306781768798" calcext:value-type="float">
            <text:p>1.1630678177</text:p>
          </table:table-cell>
          <table:table-cell office:value-type="float" office:value="0.746488571166992" calcext:value-type="float">
            <text:p>0.7464885712</text:p>
          </table:table-cell>
          <table:table-cell office:value-type="float" office:value="0.842791557312011" calcext:value-type="float">
            <text:p>0.8427915573</text:p>
          </table:table-cell>
          <table:table-cell office:value-type="float" office:value="0.319392204284667" calcext:value-type="float">
            <text:p>0.3193922043</text:p>
          </table:table-cell>
          <table:table-cell office:value-type="float" office:value="0.531217575073242" calcext:value-type="float">
            <text:p>0.5312175751</text:p>
          </table:table-cell>
          <table:table-cell office:value-type="float" office:value="0.312406539916992" calcext:value-type="float">
            <text:p>0.3124065399</text:p>
          </table:table-cell>
          <table:table-cell office:value-type="float" office:value="0.591812133789062" calcext:value-type="float">
            <text:p>0.5918121338</text:p>
          </table:table-cell>
          <table:table-cell office:value-type="float" office:value="0.222634315490722" calcext:value-type="float">
            <text:p>0.2226343155</text:p>
          </table:table-cell>
          <table:table-cell office:value-type="float" office:value="1.01097249984741" calcext:value-type="float">
            <text:p>1.0109724998</text:p>
          </table:table-cell>
          <table:table-cell office:value-type="float" office:value="0.497310638427734" calcext:value-type="float">
            <text:p>0.4973106384</text:p>
          </table:table-cell>
          <table:table-cell office:value-type="float" office:value="0.108550071716308" calcext:value-type="float">
            <text:p>0.1085500717</text:p>
          </table:table-cell>
          <table:table-cell office:value-type="float" office:value="0.0734205245971679" calcext:value-type="float">
            <text:p>0.0734205246</text:p>
          </table:table-cell>
          <table:table-cell office:value-type="float" office:value="0.0801887512207031" calcext:value-type="float">
            <text:p>0.0801887512</text:p>
          </table:table-cell>
          <table:table-cell office:value-type="float" office:value="0.130434989929199" calcext:value-type="float">
            <text:p>0.1304349899</text:p>
          </table:table-cell>
          <table:table-cell office:value-type="float" office:value="1.05833435058593" calcext:value-type="float">
            <text:p>1.0583343506</text:p>
          </table:table-cell>
          <table:table-cell office:value-type="float" office:value="0.543141365051269" calcext:value-type="float">
            <text:p>0.5431413651</text:p>
          </table:table-cell>
          <table:table-cell office:value-type="float" office:value="2.83484268188476" calcext:value-type="float">
            <text:p>2.8348426819</text:p>
          </table:table-cell>
          <table:table-cell office:value-type="float" office:value="0.65257453918457" calcext:value-type="float">
            <text:p>0.6525745392</text:p>
          </table:table-cell>
          <table:table-cell office:value-type="float" office:value="1.85433006286621" calcext:value-type="float">
            <text:p>1.8543300629</text:p>
          </table:table-cell>
          <table:table-cell office:value-type="float" office:value="1.43926429748535" calcext:value-type="float">
            <text:p>1.4392642975</text:p>
          </table:table-cell>
          <table:table-cell office:value-type="float" office:value="0.410514831542968" calcext:value-type="float">
            <text:p>0.4105148315</text:p>
          </table:table-cell>
          <table:table-cell office:value-type="float" office:value="1.36955261230468" calcext:value-type="float">
            <text:p>1.3695526123</text:p>
          </table:table-cell>
          <table:table-cell office:value-type="float" office:value="0.432575225830078" calcext:value-type="float">
            <text:p>0.4325752258</text:p>
          </table:table-cell>
          <table:table-cell office:value-type="float" office:value="0.0414505004882812" calcext:value-type="float">
            <text:p>0.0414505005</text:p>
          </table:table-cell>
          <table:table-cell office:value-type="float" office:value="1.8879108428955" calcext:value-type="float">
            <text:p>1.8879108429</text:p>
          </table:table-cell>
          <table:table-cell office:value-type="float" office:value="0.36489200592041" calcext:value-type="float">
            <text:p>0.3648920059</text:p>
          </table:table-cell>
          <table:table-cell office:value-type="float" office:value="1.70712184906005" calcext:value-type="float">
            <text:p>1.7071218491</text:p>
          </table:table-cell>
          <table:table-cell office:value-type="float" office:value="0.531659126281738" calcext:value-type="float">
            <text:p>0.5316591263</text:p>
          </table:table-cell>
          <table:table-cell office:value-type="float" office:value="0.941371917724609" calcext:value-type="float">
            <text:p>0.9413719177</text:p>
          </table:table-cell>
          <table:table-cell office:value-type="float" office:value="1.24619960784912" calcext:value-type="float">
            <text:p>1.2461996078</text:p>
          </table:table-cell>
          <table:table-cell office:value-type="float" office:value="0.258403778076171" calcext:value-type="float">
            <text:p>0.2584037781</text:p>
          </table:table-cell>
          <table:table-cell office:value-type="float" office:value="0.519571781158447" calcext:value-type="float">
            <text:p>0.5195717812</text:p>
          </table:table-cell>
          <table:table-cell office:value-type="float" office:value="0.532026767730712" calcext:value-type="float">
            <text:p>0.5320267677</text:p>
          </table:table-cell>
          <table:table-cell office:value-type="float" office:value="0.325935363769531" calcext:value-type="float">
            <text:p>0.3259353638</text:p>
          </table:table-cell>
          <table:table-cell office:value-type="float" office:value="0.268323183059692" calcext:value-type="float">
            <text:p>0.2683231831</text:p>
          </table:table-cell>
          <table:table-cell office:value-type="float" office:value="0.538578987121582" calcext:value-type="float">
            <text:p>0.5385789871</text:p>
          </table:table-cell>
          <table:table-cell office:value-type="float" office:value="0.230122089385986" calcext:value-type="float">
            <text:p>0.2301220894</text:p>
          </table:table-cell>
          <table:table-cell office:value-type="float" office:value="2.50237274169921" calcext:value-type="float">
            <text:p>2.5023727417</text:p>
          </table:table-cell>
          <table:table-cell office:value-type="float" office:value="1.25863742828369" calcext:value-type="float">
            <text:p>1.2586374283</text:p>
          </table:table-cell>
          <table:table-cell office:value-type="float" office:value="0.126193046569824" calcext:value-type="float">
            <text:p>0.1261930466</text:p>
          </table:table-cell>
          <table:table-cell office:value-type="float" office:value="0.517646312713623" calcext:value-type="float">
            <text:p>0.5176463127</text:p>
          </table:table-cell>
        </table:table-row>
        <table:table-row table:style-name="ro3">
          <table:table-cell office:value-type="float" office:value="0.0696582794189453" calcext:value-type="float">
            <text:p>0.0696582794</text:p>
          </table:table-cell>
          <table:table-cell office:value-type="float" office:value="2.18292045593261" calcext:value-type="float">
            <text:p>2.1829204559</text:p>
          </table:table-cell>
          <table:table-cell office:value-type="float" office:value="0.523458003997802" calcext:value-type="float">
            <text:p>0.523458004</text:p>
          </table:table-cell>
          <table:table-cell office:value-type="float" office:value="0.972465515136718" calcext:value-type="float">
            <text:p>0.9724655151</text:p>
          </table:table-cell>
          <table:table-cell office:value-type="float" office:value="0.551616668701171" calcext:value-type="float">
            <text:p>0.5516166687</text:p>
          </table:table-cell>
          <table:table-cell office:value-type="float" office:value="0.659772872924804" calcext:value-type="float">
            <text:p>0.6597728729</text:p>
          </table:table-cell>
          <table:table-cell office:value-type="float" office:value="1.24857902526855" calcext:value-type="float">
            <text:p>1.2485790253</text:p>
          </table:table-cell>
          <table:table-cell office:value-type="float" office:value="1.29216003417968" calcext:value-type="float">
            <text:p>1.2921600342</text:p>
          </table:table-cell>
          <table:table-cell office:value-type="float" office:value="0.350341796875" calcext:value-type="float">
            <text:p>0.3503417969</text:p>
          </table:table-cell>
          <table:table-cell office:value-type="float" office:value="1.23345756530761" calcext:value-type="float">
            <text:p>1.2334575653</text:p>
          </table:table-cell>
          <table:table-cell office:value-type="float" office:value="0.559701919555664" calcext:value-type="float">
            <text:p>0.5597019196</text:p>
          </table:table-cell>
          <table:table-cell office:value-type="float" office:value="1.045343875885" calcext:value-type="float">
            <text:p>1.0453438759</text:p>
          </table:table-cell>
          <table:table-cell office:value-type="float" office:value="0.202449798583984" calcext:value-type="float">
            <text:p>0.2024497986</text:p>
          </table:table-cell>
          <table:table-cell office:value-type="float" office:value="1.00443840026855" calcext:value-type="float">
            <text:p>1.0044384003</text:p>
          </table:table-cell>
          <table:table-cell office:value-type="float" office:value="0.169594764709472" calcext:value-type="float">
            <text:p>0.1695947647</text:p>
          </table:table-cell>
          <table:table-cell office:value-type="float" office:value="0.84434700012207" calcext:value-type="float">
            <text:p>0.8443470001</text:p>
          </table:table-cell>
          <table:table-cell office:value-type="float" office:value="0.729780197143554" calcext:value-type="float">
            <text:p>0.7297801971</text:p>
          </table:table-cell>
          <table:table-cell office:value-type="float" office:value="0.104706764221191" calcext:value-type="float">
            <text:p>0.1047067642</text:p>
          </table:table-cell>
          <table:table-cell office:value-type="float" office:value="0.269550323486328" calcext:value-type="float">
            <text:p>0.2695503235</text:p>
          </table:table-cell>
          <table:table-cell office:value-type="float" office:value="0.426923751831054" calcext:value-type="float">
            <text:p>0.4269237518</text:p>
          </table:table-cell>
          <table:table-cell office:value-type="float" office:value="1.03120899200439" calcext:value-type="float">
            <text:p>1.031208992</text:p>
          </table:table-cell>
          <table:table-cell office:value-type="float" office:value="0.683936595916748" calcext:value-type="float">
            <text:p>0.6839365959</text:p>
          </table:table-cell>
          <table:table-cell office:value-type="float" office:value="1.49571084976196" calcext:value-type="float">
            <text:p>1.4957108498</text:p>
          </table:table-cell>
          <table:table-cell office:value-type="float" office:value="0.275825500488281" calcext:value-type="float">
            <text:p>0.2758255005</text:p>
          </table:table-cell>
          <table:table-cell office:value-type="float" office:value="0.166569709777832" calcext:value-type="float">
            <text:p>0.1665697098</text:p>
          </table:table-cell>
          <table:table-cell office:value-type="float" office:value="1.05471467971801" calcext:value-type="float">
            <text:p>1.0547146797</text:p>
          </table:table-cell>
          <table:table-cell office:value-type="float" office:value="0.568948745727539" calcext:value-type="float">
            <text:p>0.5689487457</text:p>
          </table:table-cell>
          <table:table-cell office:value-type="float" office:value="0.75026512145996" calcext:value-type="float">
            <text:p>0.7502651215</text:p>
          </table:table-cell>
          <table:table-cell office:value-type="float" office:value="1.56425952911376" calcext:value-type="float">
            <text:p>1.5642595291</text:p>
          </table:table-cell>
          <table:table-cell office:value-type="float" office:value="0.0855464935302734" calcext:value-type="float">
            <text:p>0.0855464935</text:p>
          </table:table-cell>
          <table:table-cell office:value-type="float" office:value="0.883869171142578" calcext:value-type="float">
            <text:p>0.8838691711</text:p>
          </table:table-cell>
          <table:table-cell office:value-type="float" office:value="1.63700485229492" calcext:value-type="float">
            <text:p>1.6370048523</text:p>
          </table:table-cell>
          <table:table-cell office:value-type="float" office:value="0.0708580017089843" calcext:value-type="float">
            <text:p>0.0708580017</text:p>
          </table:table-cell>
          <table:table-cell office:value-type="float" office:value="2.21459007263183" calcext:value-type="float">
            <text:p>2.2145900726</text:p>
          </table:table-cell>
          <table:table-cell office:value-type="float" office:value="0.537784576416015" calcext:value-type="float">
            <text:p>0.5377845764</text:p>
          </table:table-cell>
          <table:table-cell office:value-type="float" office:value="0.841314792633056" calcext:value-type="float">
            <text:p>0.8413147926</text:p>
          </table:table-cell>
          <table:table-cell office:value-type="float" office:value="0.486019134521484" calcext:value-type="float">
            <text:p>0.4860191345</text:p>
          </table:table-cell>
          <table:table-cell office:value-type="float" office:value="1.54271507263183" calcext:value-type="float">
            <text:p>1.5427150726</text:p>
          </table:table-cell>
          <table:table-cell office:value-type="float" office:value="0.578289985656738" calcext:value-type="float">
            <text:p>0.5782899857</text:p>
          </table:table-cell>
          <table:table-cell office:value-type="float" office:value="1.22701549530029" calcext:value-type="float">
            <text:p>1.2270154953</text:p>
          </table:table-cell>
          <table:table-cell office:value-type="float" office:value="0.634916305541992" calcext:value-type="float">
            <text:p>0.6349163055</text:p>
          </table:table-cell>
          <table:table-cell office:value-type="float" office:value="0.0234260559082031" calcext:value-type="float">
            <text:p>0.0234260559</text:p>
          </table:table-cell>
          <table:table-cell office:value-type="float" office:value="0.3681640625" calcext:value-type="float">
            <text:p>0.3681640625</text:p>
          </table:table-cell>
          <table:table-cell office:value-type="float" office:value="0.221325874328613" calcext:value-type="float">
            <text:p>0.2213258743</text:p>
          </table:table-cell>
          <table:table-cell office:value-type="float" office:value="0.546182632446289" calcext:value-type="float">
            <text:p>0.5461826324</text:p>
          </table:table-cell>
          <table:table-cell office:value-type="float" office:value="0.132049083709716" calcext:value-type="float">
            <text:p>0.1320490837</text:p>
          </table:table-cell>
          <table:table-cell office:value-type="float" office:value="0.158271789550781" calcext:value-type="float">
            <text:p>0.1582717896</text:p>
          </table:table-cell>
          <table:table-cell office:value-type="float" office:value="0.372657775878906" calcext:value-type="float">
            <text:p>0.3726577759</text:p>
          </table:table-cell>
          <table:table-cell office:value-type="float" office:value="0.95872950553894" calcext:value-type="float">
            <text:p>0.9587295055</text:p>
          </table:table-cell>
          <table:table-cell office:value-type="float" office:value="0.453800201416015" calcext:value-type="float">
            <text:p>0.4538002014</text:p>
          </table:table-cell>
          <table:table-cell office:value-type="float" office:value="1.52271318435668" calcext:value-type="float">
            <text:p>1.5227131844</text:p>
          </table:table-cell>
          <table:table-cell office:value-type="float" office:value="0.665695190429687" calcext:value-type="float">
            <text:p>0.6656951904</text:p>
          </table:table-cell>
          <table:table-cell office:value-type="float" office:value="1.02053928375244" calcext:value-type="float">
            <text:p>1.0205392838</text:p>
          </table:table-cell>
          <table:table-cell office:value-type="float" office:value="0.804554939270019" calcext:value-type="float">
            <text:p>0.8045549393</text:p>
          </table:table-cell>
          <table:table-cell office:value-type="float" office:value="0.994121074676513" calcext:value-type="float">
            <text:p>0.9941210747</text:p>
          </table:table-cell>
        </table:table-row>
        <table:table-row table:style-name="ro3">
          <table:table-cell office:value-type="float" office:value="0.530544281005859" calcext:value-type="float">
            <text:p>0.530544281</text:p>
          </table:table-cell>
          <table:table-cell office:value-type="float" office:value="1.52449655532836" calcext:value-type="float">
            <text:p>1.5244965553</text:p>
          </table:table-cell>
          <table:table-cell office:value-type="float" office:value="0.970144271850585" calcext:value-type="float">
            <text:p>0.9701442719</text:p>
          </table:table-cell>
          <table:table-cell office:value-type="float" office:value="0.6672945022583" calcext:value-type="float">
            <text:p>0.6672945023</text:p>
          </table:table-cell>
          <table:table-cell office:value-type="float" office:value="0.441947937011718" calcext:value-type="float">
            <text:p>0.441947937</text:p>
          </table:table-cell>
          <table:table-cell office:value-type="float" office:value="0.853703498840332" calcext:value-type="float">
            <text:p>0.8537034988</text:p>
          </table:table-cell>
          <table:table-cell office:value-type="float" office:value="2.22399520874023" calcext:value-type="float">
            <text:p>2.2239952087</text:p>
          </table:table-cell>
          <table:table-cell office:value-type="float" office:value="2.1242389678955" calcext:value-type="float">
            <text:p>2.1242389679</text:p>
          </table:table-cell>
          <table:table-cell office:value-type="float" office:value="0.995901107788085" calcext:value-type="float">
            <text:p>0.9959011078</text:p>
          </table:table-cell>
          <table:table-cell office:value-type="float" office:value="2.77475547790527" calcext:value-type="float">
            <text:p>2.7747554779</text:p>
          </table:table-cell>
          <table:table-cell office:value-type="float" office:value="0.103071212768554" calcext:value-type="float">
            <text:p>0.1030712128</text:p>
          </table:table-cell>
          <table:table-cell office:value-type="float" office:value="0.407729625701904" calcext:value-type="float">
            <text:p>0.4077296257</text:p>
          </table:table-cell>
          <table:table-cell office:value-type="float" office:value="2.13092041015625" calcext:value-type="float">
            <text:p>2.1309204102</text:p>
          </table:table-cell>
          <table:table-cell office:value-type="float" office:value="2.74243354797363" calcext:value-type="float">
            <text:p>2.742433548</text:p>
          </table:table-cell>
          <table:table-cell office:value-type="float" office:value="2.3701786994934" calcext:value-type="float">
            <text:p>2.3701786995</text:p>
          </table:table-cell>
          <table:table-cell office:value-type="float" office:value="0.825862884521484" calcext:value-type="float">
            <text:p>0.8258628845</text:p>
          </table:table-cell>
          <table:table-cell office:value-type="float" office:value="0.0518727302551269" calcext:value-type="float">
            <text:p>0.0518727303</text:p>
          </table:table-cell>
          <table:table-cell office:value-type="float" office:value="2.42497539520263" calcext:value-type="float">
            <text:p>2.4249753952</text:p>
          </table:table-cell>
          <table:table-cell office:value-type="float" office:value="0.602552413940429" calcext:value-type="float">
            <text:p>0.6025524139</text:p>
          </table:table-cell>
          <table:table-cell office:value-type="float" office:value="2.19893789291381" calcext:value-type="float">
            <text:p>2.1989378929</text:p>
          </table:table-cell>
          <table:table-cell office:value-type="float" office:value="0.595738410949707" calcext:value-type="float">
            <text:p>0.5957384109</text:p>
          </table:table-cell>
          <table:table-cell office:value-type="float" office:value="0.325152397155761" calcext:value-type="float">
            <text:p>0.3251523972</text:p>
          </table:table-cell>
          <table:table-cell office:value-type="float" office:value="0.520561218261718" calcext:value-type="float">
            <text:p>0.5205612183</text:p>
          </table:table-cell>
          <table:table-cell office:value-type="float" office:value="0.669842720031738" calcext:value-type="float">
            <text:p>0.66984272</text:p>
          </table:table-cell>
          <table:table-cell office:value-type="float" office:value="0.927978038787841" calcext:value-type="float">
            <text:p>0.9279780388</text:p>
          </table:table-cell>
          <table:table-cell office:value-type="float" office:value="1.84106254577636" calcext:value-type="float">
            <text:p>1.8410625458</text:p>
          </table:table-cell>
          <table:table-cell office:value-type="float" office:value="1.30806732177734" calcext:value-type="float">
            <text:p>1.3080673218</text:p>
          </table:table-cell>
          <table:table-cell office:value-type="float" office:value="0.408329963684082" calcext:value-type="float">
            <text:p>0.4083299637</text:p>
          </table:table-cell>
          <table:table-cell office:value-type="float" office:value="1.86983108520507" calcext:value-type="float">
            <text:p>1.8698310852</text:p>
          </table:table-cell>
          <table:table-cell office:value-type="float" office:value="1.438081741333" calcext:value-type="float">
            <text:p>1.4380817413</text:p>
          </table:table-cell>
          <table:table-cell office:value-type="float" office:value="0.340822219848632" calcext:value-type="float">
            <text:p>0.3408222198</text:p>
          </table:table-cell>
          <table:table-cell office:value-type="float" office:value="1.78490257263183" calcext:value-type="float">
            <text:p>1.7849025726</text:p>
          </table:table-cell>
          <table:table-cell office:value-type="float" office:value="2.43497085571289" calcext:value-type="float">
            <text:p>2.4349708557</text:p>
          </table:table-cell>
          <table:table-cell office:value-type="float" office:value="1.15925598144531" calcext:value-type="float">
            <text:p>1.1592559814</text:p>
          </table:table-cell>
          <table:table-cell office:value-type="float" office:value="0.391623497009277" calcext:value-type="float">
            <text:p>0.391623497</text:p>
          </table:table-cell>
          <table:table-cell office:value-type="float" office:value="1.58768701553344" calcext:value-type="float">
            <text:p>1.5876870155</text:p>
          </table:table-cell>
          <table:table-cell office:value-type="float" office:value="0.802947998046875" calcext:value-type="float">
            <text:p>0.802947998</text:p>
          </table:table-cell>
          <table:table-cell office:value-type="float" office:value="2.28042793273925" calcext:value-type="float">
            <text:p>2.2804279327</text:p>
          </table:table-cell>
          <table:table-cell office:value-type="float" office:value="1.61000490188598" calcext:value-type="float">
            <text:p>1.6100049019</text:p>
          </table:table-cell>
          <table:table-cell office:value-type="float" office:value="0.89212417602539" calcext:value-type="float">
            <text:p>0.892124176</text:p>
          </table:table-cell>
          <table:table-cell office:value-type="float" office:value="0.167306900024414" calcext:value-type="float">
            <text:p>0.1673069</text:p>
          </table:table-cell>
          <table:table-cell office:value-type="float" office:value="2.48096466064453" calcext:value-type="float">
            <text:p>2.4809646606</text:p>
          </table:table-cell>
          <table:table-cell office:value-type="float" office:value="0.192121505737304" calcext:value-type="float">
            <text:p>0.1921215057</text:p>
          </table:table-cell>
          <table:table-cell office:value-type="float" office:value="1.02778148651123" calcext:value-type="float">
            <text:p>1.0277814865</text:p>
          </table:table-cell>
          <table:table-cell office:value-type="float" office:value="0.143441200256347" calcext:value-type="float">
            <text:p>0.1434412003</text:p>
          </table:table-cell>
          <table:table-cell office:value-type="float" office:value="0.982122898101806" calcext:value-type="float">
            <text:p>0.9821228981</text:p>
          </table:table-cell>
          <table:table-cell office:value-type="float" office:value="0.144531726837158" calcext:value-type="float">
            <text:p>0.1445317268</text:p>
          </table:table-cell>
          <table:table-cell office:value-type="float" office:value="0.967457771301269" calcext:value-type="float">
            <text:p>0.9674577713</text:p>
          </table:table-cell>
          <table:table-cell office:value-type="float" office:value="0.666249513626098" calcext:value-type="float">
            <text:p>0.6662495136</text:p>
          </table:table-cell>
          <table:table-cell office:value-type="float" office:value="1.02068614959716" calcext:value-type="float">
            <text:p>1.0206861496</text:p>
          </table:table-cell>
          <table:table-cell office:value-type="float" office:value="0.260963439941406" calcext:value-type="float">
            <text:p>0.2609634399</text:p>
          </table:table-cell>
          <table:table-cell office:value-type="float" office:value="0.332597732543945" calcext:value-type="float">
            <text:p>0.3325977325</text:p>
          </table:table-cell>
          <table:table-cell office:value-type="float" office:value="0.112215042114257" calcext:value-type="float">
            <text:p>0.1122150421</text:p>
          </table:table-cell>
          <table:table-cell office:value-type="float" office:value="1.47565460205078" calcext:value-type="float">
            <text:p>1.4756546021</text:p>
          </table:table-cell>
          <table:table-cell office:value-type="float" office:value="0.016547679901123" calcext:value-type="float">
            <text:p>0.0165476799</text:p>
          </table:table-cell>
        </table:table-row>
        <table:table-row table:style-name="ro3">
          <table:table-cell office:value-type="float" office:value="1.2646951675415" calcext:value-type="float">
            <text:p>1.2646951675</text:p>
          </table:table-cell>
          <table:table-cell office:value-type="float" office:value="0.0743770599365234" calcext:value-type="float">
            <text:p>0.0743770599</text:p>
          </table:table-cell>
          <table:table-cell office:value-type="float" office:value="0.487271308898925" calcext:value-type="float">
            <text:p>0.4872713089</text:p>
          </table:table-cell>
          <table:table-cell office:value-type="float" office:value="0.273085117340087" calcext:value-type="float">
            <text:p>0.2730851173</text:p>
          </table:table-cell>
          <table:table-cell office:value-type="float" office:value="0.689552307128906" calcext:value-type="float">
            <text:p>0.6895523071</text:p>
          </table:table-cell>
          <table:table-cell office:value-type="float" office:value="0.344878196716308" calcext:value-type="float">
            <text:p>0.3448781967</text:p>
          </table:table-cell>
          <table:table-cell office:value-type="float" office:value="0.252388000488281" calcext:value-type="float">
            <text:p>0.2523880005</text:p>
          </table:table-cell>
          <table:table-cell office:value-type="float" office:value="0.261642456054687" calcext:value-type="float">
            <text:p>0.2616424561</text:p>
          </table:table-cell>
          <table:table-cell office:value-type="float" office:value="1.10357952117919" calcext:value-type="float">
            <text:p>1.1035795212</text:p>
          </table:table-cell>
          <table:table-cell office:value-type="float" office:value="0.0243339538574218" calcext:value-type="float">
            <text:p>0.0243339539</text:p>
          </table:table-cell>
          <table:table-cell office:value-type="float" office:value="0.72848892211914" calcext:value-type="float">
            <text:p>0.7284889221</text:p>
          </table:table-cell>
          <table:table-cell office:value-type="float" office:value="1.66619205474853" calcext:value-type="float">
            <text:p>1.6661920547</text:p>
          </table:table-cell>
          <table:table-cell office:value-type="float" office:value="2.7905158996582" calcext:value-type="float">
            <text:p>2.7905158997</text:p>
          </table:table-cell>
          <table:table-cell office:value-type="float" office:value="0.357532501220703" calcext:value-type="float">
            <text:p>0.3575325012</text:p>
          </table:table-cell>
          <table:table-cell office:value-type="float" office:value="1.3718090057373" calcext:value-type="float">
            <text:p>1.3718090057</text:p>
          </table:table-cell>
          <table:table-cell office:value-type="float" office:value="1.60246849060058" calcext:value-type="float">
            <text:p>1.6024684906</text:p>
          </table:table-cell>
          <table:table-cell office:value-type="float" office:value="0.30924367904663" calcext:value-type="float">
            <text:p>0.309243679</text:p>
          </table:table-cell>
          <table:table-cell office:value-type="float" office:value="0.477668762207031" calcext:value-type="float">
            <text:p>0.4776687622</text:p>
          </table:table-cell>
          <table:table-cell office:value-type="float" office:value="0.36699104309082" calcext:value-type="float">
            <text:p>0.3669910431</text:p>
          </table:table-cell>
          <table:table-cell office:value-type="float" office:value="1.18891334533691" calcext:value-type="float">
            <text:p>1.1889133453</text:p>
          </table:table-cell>
          <table:table-cell office:value-type="float" office:value="0.58043098449707" calcext:value-type="float">
            <text:p>0.5804309845</text:p>
          </table:table-cell>
          <table:table-cell office:value-type="float" office:value="0.82321548461914" calcext:value-type="float">
            <text:p>0.8232154846</text:p>
          </table:table-cell>
          <table:table-cell office:value-type="float" office:value="0.490796089172363" calcext:value-type="float">
            <text:p>0.4907960892</text:p>
          </table:table-cell>
          <table:table-cell office:value-type="float" office:value="0.126550674438476" calcext:value-type="float">
            <text:p>0.1265506744</text:p>
          </table:table-cell>
          <table:table-cell office:value-type="float" office:value="0.837886333465576" calcext:value-type="float">
            <text:p>0.8378863335</text:p>
          </table:table-cell>
          <table:table-cell office:value-type="float" office:value="1.05277872085571" calcext:value-type="float">
            <text:p>1.0527787209</text:p>
          </table:table-cell>
          <table:table-cell office:value-type="float" office:value="0.83771800994873" calcext:value-type="float">
            <text:p>0.8377180099</text:p>
          </table:table-cell>
          <table:table-cell office:value-type="float" office:value="0.771851062774658" calcext:value-type="float">
            <text:p>0.7718510628</text:p>
          </table:table-cell>
          <table:table-cell office:value-type="float" office:value="1.23659992218017" calcext:value-type="float">
            <text:p>1.2365999222</text:p>
          </table:table-cell>
          <table:table-cell office:value-type="float" office:value="0.353797912597656" calcext:value-type="float">
            <text:p>0.3537979126</text:p>
          </table:table-cell>
          <table:table-cell office:value-type="float" office:value="1.48454475402832" calcext:value-type="float">
            <text:p>1.484544754</text:p>
          </table:table-cell>
          <table:table-cell office:value-type="float" office:value="2.38643646240234" calcext:value-type="float">
            <text:p>2.3864364624</text:p>
          </table:table-cell>
          <table:table-cell office:value-type="float" office:value="0.800561904907226" calcext:value-type="float">
            <text:p>0.8005619049</text:p>
          </table:table-cell>
          <table:table-cell office:value-type="float" office:value="0.781000137329101" calcext:value-type="float">
            <text:p>0.7810001373</text:p>
          </table:table-cell>
          <table:table-cell office:value-type="float" office:value="0.911765098571777" calcext:value-type="float">
            <text:p>0.9117650986</text:p>
          </table:table-cell>
          <table:table-cell office:value-type="float" office:value="0.795351982116699" calcext:value-type="float">
            <text:p>0.7953519821</text:p>
          </table:table-cell>
          <table:table-cell office:value-type="float" office:value="2.85319137573242" calcext:value-type="float">
            <text:p>2.8531913757</text:p>
          </table:table-cell>
          <table:table-cell office:value-type="float" office:value="0.767335891723632" calcext:value-type="float">
            <text:p>0.7673358917</text:p>
          </table:table-cell>
          <table:table-cell office:value-type="float" office:value="0.43552017211914" calcext:value-type="float">
            <text:p>0.4355201721</text:p>
          </table:table-cell>
          <table:table-cell office:value-type="float" office:value="0.125342369079589" calcext:value-type="float">
            <text:p>0.1253423691</text:p>
          </table:table-cell>
          <table:table-cell office:value-type="float" office:value="0.236799716949462" calcext:value-type="float">
            <text:p>0.2367997169</text:p>
          </table:table-cell>
          <table:table-cell office:value-type="float" office:value="0.86624526977539" calcext:value-type="float">
            <text:p>0.8662452698</text:p>
          </table:table-cell>
          <table:table-cell office:value-type="float" office:value="1.73004150390625" calcext:value-type="float">
            <text:p>1.7300415039</text:p>
          </table:table-cell>
          <table:table-cell office:value-type="float" office:value="1.64606285095214" calcext:value-type="float">
            <text:p>1.646062851</text:p>
          </table:table-cell>
          <table:table-cell office:value-type="float" office:value="1.30291366577148" calcext:value-type="float">
            <text:p>1.3029136658</text:p>
          </table:table-cell>
          <table:table-cell office:value-type="float" office:value="1.38023042678833" calcext:value-type="float">
            <text:p>1.3802304268</text:p>
          </table:table-cell>
          <table:table-cell office:value-type="float" office:value="0.227452278137207" calcext:value-type="float">
            <text:p>0.2274522781</text:p>
          </table:table-cell>
          <table:table-cell office:value-type="float" office:value="0.71390151977539" calcext:value-type="float">
            <text:p>0.7139015198</text:p>
          </table:table-cell>
          <table:table-cell office:value-type="float" office:value="0.157808780670166" calcext:value-type="float">
            <text:p>0.1578087807</text:p>
          </table:table-cell>
          <table:table-cell office:value-type="float" office:value="0.4661865234375" calcext:value-type="float">
            <text:p>0.4661865234</text:p>
          </table:table-cell>
          <table:table-cell office:value-type="float" office:value="0.898482322692871" calcext:value-type="float">
            <text:p>0.8984823227</text:p>
          </table:table-cell>
          <table:table-cell office:value-type="float" office:value="0.832419395446777" calcext:value-type="float">
            <text:p>0.8324193954</text:p>
          </table:table-cell>
          <table:table-cell office:value-type="float" office:value="0.00534534454345703" calcext:value-type="float">
            <text:p>0.0053453445</text:p>
          </table:table-cell>
          <table:table-cell office:value-type="float" office:value="1.94927787780761" calcext:value-type="float">
            <text:p>1.9492778778</text:p>
          </table:table-cell>
          <table:table-cell office:value-type="float" office:value="0.675295352935791" calcext:value-type="float">
            <text:p>0.6752953529</text:p>
          </table:table-cell>
        </table:table-row>
        <table:table-row table:style-name="ro3">
          <table:table-cell office:value-type="float" office:value="0.558656692504882" calcext:value-type="float">
            <text:p>0.5586566925</text:p>
          </table:table-cell>
          <table:table-cell office:value-type="float" office:value="0.108964920043945" calcext:value-type="float">
            <text:p>0.10896492</text:p>
          </table:table-cell>
          <table:table-cell office:value-type="float" office:value="1.04999351501464" calcext:value-type="float">
            <text:p>1.049993515</text:p>
          </table:table-cell>
          <table:table-cell office:value-type="float" office:value="0.299860000610351" calcext:value-type="float">
            <text:p>0.2998600006</text:p>
          </table:table-cell>
          <table:table-cell office:value-type="float" office:value="2.06076049804687" calcext:value-type="float">
            <text:p>2.060760498</text:p>
          </table:table-cell>
          <table:table-cell office:value-type="float" office:value="0.509471893310546" calcext:value-type="float">
            <text:p>0.5094718933</text:p>
          </table:table-cell>
          <table:table-cell office:value-type="float" office:value="0.247173309326171" calcext:value-type="float">
            <text:p>0.2471733093</text:p>
          </table:table-cell>
          <table:table-cell office:value-type="float" office:value="0.441495895385742" calcext:value-type="float">
            <text:p>0.4414958954</text:p>
          </table:table-cell>
          <table:table-cell office:value-type="float" office:value="0.318824768066406" calcext:value-type="float">
            <text:p>0.3188247681</text:p>
          </table:table-cell>
          <table:table-cell office:value-type="float" office:value="1.77492523193359" calcext:value-type="float">
            <text:p>1.7749252319</text:p>
          </table:table-cell>
          <table:table-cell office:value-type="float" office:value="0.564250946044921" calcext:value-type="float">
            <text:p>0.564250946</text:p>
          </table:table-cell>
          <table:table-cell office:value-type="float" office:value="0.470925331115722" calcext:value-type="float">
            <text:p>0.4709253311</text:p>
          </table:table-cell>
          <table:table-cell office:value-type="float" office:value="2.09844589233398" calcext:value-type="float">
            <text:p>2.0984458923</text:p>
          </table:table-cell>
          <table:table-cell office:value-type="float" office:value="2.54548072814941" calcext:value-type="float">
            <text:p>2.5454807281</text:p>
          </table:table-cell>
          <table:table-cell office:value-type="float" office:value="0.814263343811035" calcext:value-type="float">
            <text:p>0.8142633438</text:p>
          </table:table-cell>
          <table:table-cell office:value-type="float" office:value="0.702958106994628" calcext:value-type="float">
            <text:p>0.702958107</text:p>
          </table:table-cell>
          <table:table-cell office:value-type="float" office:value="2.06905937194824" calcext:value-type="float">
            <text:p>2.0690593719</text:p>
          </table:table-cell>
          <table:table-cell office:value-type="float" office:value="0.0166692733764648" calcext:value-type="float">
            <text:p>0.0166692734</text:p>
          </table:table-cell>
          <table:table-cell office:value-type="float" office:value="2.40681838989257" calcext:value-type="float">
            <text:p>2.4068183899</text:p>
          </table:table-cell>
          <table:table-cell office:value-type="float" office:value="2.617036819458" calcext:value-type="float">
            <text:p>2.6170368195</text:p>
          </table:table-cell>
          <table:table-cell office:value-type="float" office:value="0.885438919067382" calcext:value-type="float">
            <text:p>0.8854389191</text:p>
          </table:table-cell>
          <table:table-cell office:value-type="float" office:value="0.694459438323974" calcext:value-type="float">
            <text:p>0.6944594383</text:p>
          </table:table-cell>
          <table:table-cell office:value-type="float" office:value="0.313527107238769" calcext:value-type="float">
            <text:p>0.3135271072</text:p>
          </table:table-cell>
          <table:table-cell office:value-type="float" office:value="0.192897796630859" calcext:value-type="float">
            <text:p>0.1928977966</text:p>
          </table:table-cell>
          <table:table-cell office:value-type="float" office:value="0.137226581573486" calcext:value-type="float">
            <text:p>0.1372265816</text:p>
          </table:table-cell>
          <table:table-cell office:value-type="float" office:value="0.405532836914062" calcext:value-type="float">
            <text:p>0.4055328369</text:p>
          </table:table-cell>
          <table:table-cell office:value-type="float" office:value="0.321821212768554" calcext:value-type="float">
            <text:p>0.3218212128</text:p>
          </table:table-cell>
          <table:table-cell office:value-type="float" office:value="0.0120143890380859" calcext:value-type="float">
            <text:p>0.012014389</text:p>
          </table:table-cell>
          <table:table-cell office:value-type="float" office:value="0.180863380432128" calcext:value-type="float">
            <text:p>0.1808633804</text:p>
          </table:table-cell>
          <table:table-cell office:value-type="float" office:value="0.1639404296875" calcext:value-type="float">
            <text:p>0.1639404297</text:p>
          </table:table-cell>
          <table:table-cell office:value-type="float" office:value="0.380012512207031" calcext:value-type="float">
            <text:p>0.3800125122</text:p>
          </table:table-cell>
          <table:table-cell office:value-type="float" office:value="0.312812805175781" calcext:value-type="float">
            <text:p>0.3128128052</text:p>
          </table:table-cell>
          <table:table-cell office:value-type="float" office:value="0.480443954467773" calcext:value-type="float">
            <text:p>0.4804439545</text:p>
          </table:table-cell>
          <table:table-cell office:value-type="float" office:value="0.390644073486328" calcext:value-type="float">
            <text:p>0.3906440735</text:p>
          </table:table-cell>
          <table:table-cell office:value-type="float" office:value="0.216972351074218" calcext:value-type="float">
            <text:p>0.2169723511</text:p>
          </table:table-cell>
          <table:table-cell office:value-type="float" office:value="0.291873455047607" calcext:value-type="float">
            <text:p>0.291873455</text:p>
          </table:table-cell>
          <table:table-cell office:value-type="float" office:value="0.707969665527343" calcext:value-type="float">
            <text:p>0.7079696655</text:p>
          </table:table-cell>
          <table:table-cell office:value-type="float" office:value="1.44677925109863" calcext:value-type="float">
            <text:p>1.4467792511</text:p>
          </table:table-cell>
          <table:table-cell office:value-type="float" office:value="0.796537399291992" calcext:value-type="float">
            <text:p>0.7965373993</text:p>
          </table:table-cell>
          <table:table-cell office:value-type="float" office:value="0.0525989532470703" calcext:value-type="float">
            <text:p>0.0525989532</text:p>
          </table:table-cell>
          <table:table-cell office:value-type="float" office:value="1.05078220367431" calcext:value-type="float">
            <text:p>1.0507822037</text:p>
          </table:table-cell>
          <table:table-cell office:value-type="float" office:value="0.349803924560546" calcext:value-type="float">
            <text:p>0.3498039246</text:p>
          </table:table-cell>
          <table:table-cell office:value-type="float" office:value="1.11072921752929" calcext:value-type="float">
            <text:p>1.1107292175</text:p>
          </table:table-cell>
          <table:table-cell office:value-type="float" office:value="1.61800289154052" calcext:value-type="float">
            <text:p>1.6180028915</text:p>
          </table:table-cell>
          <table:table-cell office:value-type="float" office:value="0.411310195922851" calcext:value-type="float">
            <text:p>0.4113101959</text:p>
          </table:table-cell>
          <table:table-cell office:value-type="float" office:value="1.18535423278808" calcext:value-type="float">
            <text:p>1.1853542328</text:p>
          </table:table-cell>
          <table:table-cell office:value-type="float" office:value="0.141014575958251" calcext:value-type="float">
            <text:p>0.141014576</text:p>
          </table:table-cell>
          <table:table-cell office:value-type="float" office:value="0.726716041564941" calcext:value-type="float">
            <text:p>0.7267160416</text:p>
          </table:table-cell>
          <table:table-cell office:value-type="float" office:value="0.214457035064697" calcext:value-type="float">
            <text:p>0.2144570351</text:p>
          </table:table-cell>
          <table:table-cell office:value-type="float" office:value="1.87885475158691" calcext:value-type="float">
            <text:p>1.8788547516</text:p>
          </table:table-cell>
          <table:table-cell office:value-type="float" office:value="0.233723640441894" calcext:value-type="float">
            <text:p>0.2337236404</text:p>
          </table:table-cell>
          <table:table-cell office:value-type="float" office:value="2.49608135223388" calcext:value-type="float">
            <text:p>2.4960813522</text:p>
          </table:table-cell>
          <table:table-cell office:value-type="float" office:value="0.261723518371582" calcext:value-type="float">
            <text:p>0.2617235184</text:p>
          </table:table-cell>
          <table:table-cell office:value-type="float" office:value="1.23846626281738" calcext:value-type="float">
            <text:p>1.2384662628</text:p>
          </table:table-cell>
          <table:table-cell office:value-type="float" office:value="0.277876853942871" calcext:value-type="float">
            <text:p>0.2778768539</text:p>
          </table:table-cell>
        </table:table-row>
        <table:table-row table:style-name="ro3">
          <table:table-cell office:value-type="float" office:value="0.258602619171142" calcext:value-type="float">
            <text:p>0.2586026192</text:p>
          </table:table-cell>
          <table:table-cell office:value-type="float" office:value="0.942096710205078" calcext:value-type="float">
            <text:p>0.9420967102</text:p>
          </table:table-cell>
          <table:table-cell office:value-type="float" office:value="1.87459897994995" calcext:value-type="float">
            <text:p>1.8745989799</text:p>
          </table:table-cell>
          <table:table-cell office:value-type="float" office:value="0.147965908050537" calcext:value-type="float">
            <text:p>0.1479659081</text:p>
          </table:table-cell>
          <table:table-cell office:value-type="float" office:value="2.0602912902832" calcext:value-type="float">
            <text:p>2.0602912903</text:p>
          </table:table-cell>
          <table:table-cell office:value-type="float" office:value="0.319707870483398" calcext:value-type="float">
            <text:p>0.3197078705</text:p>
          </table:table-cell>
          <table:table-cell office:value-type="float" office:value="1.19411659240722" calcext:value-type="float">
            <text:p>1.1941165924</text:p>
          </table:table-cell>
          <table:table-cell office:value-type="float" office:value="2.87577438354492" calcext:value-type="float">
            <text:p>2.8757743835</text:p>
          </table:table-cell>
          <table:table-cell office:value-type="float" office:value="0.0115699768066406" calcext:value-type="float">
            <text:p>0.0115699768</text:p>
          </table:table-cell>
          <table:table-cell office:value-type="float" office:value="2.54689025878906" calcext:value-type="float">
            <text:p>2.5468902588</text:p>
          </table:table-cell>
          <table:table-cell office:value-type="float" office:value="0.988264083862304" calcext:value-type="float">
            <text:p>0.9882640839</text:p>
          </table:table-cell>
          <table:table-cell office:value-type="float" office:value="0.796257019042968" calcext:value-type="float">
            <text:p>0.796257019</text:p>
          </table:table-cell>
          <table:table-cell office:value-type="float" office:value="0.777275085449218" calcext:value-type="float">
            <text:p>0.7772750854</text:p>
          </table:table-cell>
          <table:table-cell office:value-type="float" office:value="1.22373390197753" calcext:value-type="float">
            <text:p>1.223733902</text:p>
          </table:table-cell>
          <table:table-cell office:value-type="float" office:value="0.754405975341796" calcext:value-type="float">
            <text:p>0.7544059753</text:p>
          </table:table-cell>
          <table:table-cell office:value-type="float" office:value="0.71890640258789" calcext:value-type="float">
            <text:p>0.7189064026</text:p>
          </table:table-cell>
          <table:table-cell office:value-type="float" office:value="2.81898021697998" calcext:value-type="float">
            <text:p>2.818980217</text:p>
          </table:table-cell>
          <table:table-cell office:value-type="float" office:value="0.36165428161621" calcext:value-type="float">
            <text:p>0.3616542816</text:p>
          </table:table-cell>
          <table:table-cell office:value-type="float" office:value="1.57995796203613" calcext:value-type="float">
            <text:p>1.579957962</text:p>
          </table:table-cell>
          <table:table-cell office:value-type="float" office:value="0.840873718261718" calcext:value-type="float">
            <text:p>0.8408737183</text:p>
          </table:table-cell>
          <table:table-cell office:value-type="float" office:value="0.667835235595703" calcext:value-type="float">
            <text:p>0.6678352356</text:p>
          </table:table-cell>
          <table:table-cell office:value-type="float" office:value="0.665810585021972" calcext:value-type="float">
            <text:p>0.665810585</text:p>
          </table:table-cell>
          <table:table-cell office:value-type="float" office:value="0.472845554351806" calcext:value-type="float">
            <text:p>0.4728455544</text:p>
          </table:table-cell>
          <table:table-cell office:value-type="float" office:value="0.223219871520996" calcext:value-type="float">
            <text:p>0.2232198715</text:p>
          </table:table-cell>
          <table:table-cell office:value-type="float" office:value="0.436267375946044" calcext:value-type="float">
            <text:p>0.4362673759</text:p>
          </table:table-cell>
          <table:table-cell office:value-type="float" office:value="1.08594608306884" calcext:value-type="float">
            <text:p>1.0859460831</text:p>
          </table:table-cell>
          <table:table-cell office:value-type="float" office:value="1.89742088317871" calcext:value-type="float">
            <text:p>1.8974208832</text:p>
          </table:table-cell>
          <table:table-cell office:value-type="float" office:value="0.954123020172119" calcext:value-type="float">
            <text:p>0.9541230202</text:p>
          </table:table-cell>
          <table:table-cell office:value-type="float" office:value="2.71655368804931" calcext:value-type="float">
            <text:p>2.716553688</text:p>
          </table:table-cell>
          <table:table-cell office:value-type="float" office:value="0.812306404113769" calcext:value-type="float">
            <text:p>0.8123064041</text:p>
          </table:table-cell>
          <table:table-cell office:value-type="float" office:value="5.07443237304687" calcext:value-type="float">
            <text:p>5.074432373</text:p>
          </table:table-cell>
          <table:table-cell office:value-type="float" office:value="4.57814216613769" calcext:value-type="float">
            <text:p>4.5781421661</text:p>
          </table:table-cell>
          <table:table-cell office:value-type="float" office:value="0.484451293945312" calcext:value-type="float">
            <text:p>0.4844512939</text:p>
          </table:table-cell>
          <table:table-cell office:value-type="float" office:value="3.20960044860839" calcext:value-type="float">
            <text:p>3.2096004486</text:p>
          </table:table-cell>
          <table:table-cell office:value-type="float" office:value="1.25947380065917" calcext:value-type="float">
            <text:p>1.2594738007</text:p>
          </table:table-cell>
          <table:table-cell office:value-type="float" office:value="0.992626667022705" calcext:value-type="float">
            <text:p>0.992626667</text:p>
          </table:table-cell>
          <table:table-cell office:value-type="float" office:value="3.53822898864746" calcext:value-type="float">
            <text:p>3.5382289886</text:p>
          </table:table-cell>
          <table:table-cell office:value-type="float" office:value="3.85801696777343" calcext:value-type="float">
            <text:p>3.8580169678</text:p>
          </table:table-cell>
          <table:table-cell office:value-type="float" office:value="1.47393131256103" calcext:value-type="float">
            <text:p>1.4739313126</text:p>
          </table:table-cell>
          <table:table-cell office:value-type="float" office:value="0.118892669677734" calcext:value-type="float">
            <text:p>0.1188926697</text:p>
          </table:table-cell>
          <table:table-cell office:value-type="float" office:value="1.23891639709472" calcext:value-type="float">
            <text:p>1.2389163971</text:p>
          </table:table-cell>
          <table:table-cell office:value-type="float" office:value="0.804170608520507" calcext:value-type="float">
            <text:p>0.8041706085</text:p>
          </table:table-cell>
          <table:table-cell office:value-type="float" office:value="1.91202545166015" calcext:value-type="float">
            <text:p>1.9120254517</text:p>
          </table:table-cell>
          <table:table-cell office:value-type="float" office:value="1.41680431365966" calcext:value-type="float">
            <text:p>1.4168043137</text:p>
          </table:table-cell>
          <table:table-cell office:value-type="float" office:value="0.269252777099609" calcext:value-type="float">
            <text:p>0.2692527771</text:p>
          </table:table-cell>
          <table:table-cell office:value-type="float" office:value="0.0455608367919921" calcext:value-type="float">
            <text:p>0.0455608368</text:p>
          </table:table-cell>
          <table:table-cell office:value-type="float" office:value="0.283708095550537" calcext:value-type="float">
            <text:p>0.2837080956</text:p>
          </table:table-cell>
          <table:table-cell office:value-type="float" office:value="0.889286041259765" calcext:value-type="float">
            <text:p>0.8892860413</text:p>
          </table:table-cell>
          <table:table-cell office:value-type="float" office:value="0.389741659164428" calcext:value-type="float">
            <text:p>0.3897416592</text:p>
          </table:table-cell>
          <table:table-cell office:value-type="float" office:value="0.67943000793457" calcext:value-type="float">
            <text:p>0.6794300079</text:p>
          </table:table-cell>
          <table:table-cell office:value-type="float" office:value="0.357532024383544" calcext:value-type="float">
            <text:p>0.3575320244</text:p>
          </table:table-cell>
          <table:table-cell office:value-type="float" office:value="0.938970565795898" calcext:value-type="float">
            <text:p>0.9389705658</text:p>
          </table:table-cell>
          <table:table-cell office:value-type="float" office:value="0.40936279296875" calcext:value-type="float">
            <text:p>0.409362793</text:p>
          </table:table-cell>
          <table:table-cell office:value-type="float" office:value="1.80472183227539" calcext:value-type="float">
            <text:p>1.8047218323</text:p>
          </table:table-cell>
          <table:table-cell office:value-type="float" office:value="0.472682476043701" calcext:value-type="float">
            <text:p>0.472682476</text:p>
          </table:table-cell>
        </table:table-row>
        <table:table-row table:style-name="ro3">
          <table:table-cell office:value-type="float" office:value="0.94954776763916" calcext:value-type="float">
            <text:p>0.9495477676</text:p>
          </table:table-cell>
          <table:table-cell office:value-type="float" office:value="2.89235353469848" calcext:value-type="float">
            <text:p>2.8923535347</text:p>
          </table:table-cell>
          <table:table-cell office:value-type="float" office:value="2.44275712966918" calcext:value-type="float">
            <text:p>2.4427571297</text:p>
          </table:table-cell>
          <table:table-cell office:value-type="float" office:value="1.54088544845581" calcext:value-type="float">
            <text:p>1.5408854485</text:p>
          </table:table-cell>
          <table:table-cell office:value-type="float" office:value="2.65247440338134" calcext:value-type="float">
            <text:p>2.6524744034</text:p>
          </table:table-cell>
          <table:table-cell office:value-type="float" office:value="2.59067916870117" calcext:value-type="float">
            <text:p>2.5906791687</text:p>
          </table:table-cell>
          <table:table-cell office:value-type="float" office:value="0.319074630737304" calcext:value-type="float">
            <text:p>0.3190746307</text:p>
          </table:table-cell>
          <table:table-cell office:value-type="float" office:value="3.20520401000976" calcext:value-type="float">
            <text:p>3.20520401</text:p>
          </table:table-cell>
          <table:table-cell office:value-type="float" office:value="3.11186504364013" calcext:value-type="float">
            <text:p>3.1118650436</text:p>
          </table:table-cell>
          <table:table-cell office:value-type="float" office:value="1.18302917480468" calcext:value-type="float">
            <text:p>1.1830291748</text:p>
          </table:table-cell>
          <table:table-cell office:value-type="float" office:value="1.04401588439941" calcext:value-type="float">
            <text:p>1.0440158844</text:p>
          </table:table-cell>
          <table:table-cell office:value-type="float" office:value="1.68806791305542" calcext:value-type="float">
            <text:p>1.6880679131</text:p>
          </table:table-cell>
          <table:table-cell office:value-type="float" office:value="1.14857864379882" calcext:value-type="float">
            <text:p>1.1485786438</text:p>
          </table:table-cell>
          <table:table-cell office:value-type="float" office:value="2.64053344726562" calcext:value-type="float">
            <text:p>2.6405334473</text:p>
          </table:table-cell>
          <table:table-cell office:value-type="float" office:value="6.94216346740722" calcext:value-type="float">
            <text:p>6.9421634674</text:p>
          </table:table-cell>
          <table:table-cell office:value-type="float" office:value="1.18707180023193" calcext:value-type="float">
            <text:p>1.1870718002</text:p>
          </table:table-cell>
          <table:table-cell office:value-type="float" office:value="0.95913028717041" calcext:value-type="float">
            <text:p>0.9591302872</text:p>
          </table:table-cell>
          <table:table-cell office:value-type="float" office:value="0.568888664245605" calcext:value-type="float">
            <text:p>0.5688886642</text:p>
          </table:table-cell>
          <table:table-cell office:value-type="float" office:value="0.310043334960937" calcext:value-type="float">
            <text:p>0.310043335</text:p>
          </table:table-cell>
          <table:table-cell office:value-type="float" office:value="0.587770938873291" calcext:value-type="float">
            <text:p>0.5877709389</text:p>
          </table:table-cell>
          <table:table-cell office:value-type="float" office:value="1.57496738433837" calcext:value-type="float">
            <text:p>1.5749673843</text:p>
          </table:table-cell>
          <table:table-cell office:value-type="float" office:value="1.83170270919799" calcext:value-type="float">
            <text:p>1.8317027092</text:p>
          </table:table-cell>
          <table:table-cell office:value-type="float" office:value="1.46112585067749" calcext:value-type="float">
            <text:p>1.4611258507</text:p>
          </table:table-cell>
          <table:table-cell office:value-type="float" office:value="1.05845642089843" calcext:value-type="float">
            <text:p>1.0584564209</text:p>
          </table:table-cell>
          <table:table-cell office:value-type="float" office:value="0.613980293273925" calcext:value-type="float">
            <text:p>0.6139802933</text:p>
          </table:table-cell>
          <table:table-cell office:value-type="float" office:value="3.91225862503051" calcext:value-type="float">
            <text:p>3.912258625</text:p>
          </table:table-cell>
          <table:table-cell office:value-type="float" office:value="2.79903268814086" calcext:value-type="float">
            <text:p>2.7990326881</text:p>
          </table:table-cell>
          <table:table-cell office:value-type="float" office:value="0.674703121185302" calcext:value-type="float">
            <text:p>0.6747031212</text:p>
          </table:table-cell>
          <table:table-cell office:value-type="float" office:value="0.666704177856445" calcext:value-type="float">
            <text:p>0.6667041779</text:p>
          </table:table-cell>
          <table:table-cell office:value-type="float" office:value="0.602609634399414" calcext:value-type="float">
            <text:p>0.6026096344</text:p>
          </table:table-cell>
          <table:table-cell office:value-type="float" office:value="0.739847183227539" calcext:value-type="float">
            <text:p>0.7398471832</text:p>
          </table:table-cell>
          <table:table-cell office:value-type="float" office:value="0.817214965820312" calcext:value-type="float">
            <text:p>0.8172149658</text:p>
          </table:table-cell>
          <table:table-cell office:value-type="float" office:value="0.557502746582031" calcext:value-type="float">
            <text:p>0.5575027466</text:p>
          </table:table-cell>
          <table:table-cell office:value-type="float" office:value="0.879735946655273" calcext:value-type="float">
            <text:p>0.8797359467</text:p>
          </table:table-cell>
          <table:table-cell office:value-type="float" office:value="0.0476646423339843" calcext:value-type="float">
            <text:p>0.0476646423</text:p>
          </table:table-cell>
          <table:table-cell office:value-type="float" office:value="0.25064992904663" calcext:value-type="float">
            <text:p>0.250649929</text:p>
          </table:table-cell>
          <table:table-cell office:value-type="float" office:value="0.615238189697265" calcext:value-type="float">
            <text:p>0.6152381897</text:p>
          </table:table-cell>
          <table:table-cell office:value-type="float" office:value="0.464618682861328" calcext:value-type="float">
            <text:p>0.4646186829</text:p>
          </table:table-cell>
          <table:table-cell office:value-type="float" office:value="5.82356262207031" calcext:value-type="float">
            <text:p>5.8235626221</text:p>
          </table:table-cell>
          <table:table-cell office:value-type="float" office:value="1.21008682250976" calcext:value-type="float">
            <text:p>1.2100868225</text:p>
          </table:table-cell>
          <table:table-cell office:value-type="float" office:value="0.255539894104003" calcext:value-type="float">
            <text:p>0.2555398941</text:p>
          </table:table-cell>
          <table:table-cell office:value-type="float" office:value="0.790151596069335" calcext:value-type="float">
            <text:p>0.7901515961</text:p>
          </table:table-cell>
          <table:table-cell office:value-type="float" office:value="0.215082168579101" calcext:value-type="float">
            <text:p>0.2150821686</text:p>
          </table:table-cell>
          <table:table-cell office:value-type="float" office:value="1.29502010345458" calcext:value-type="float">
            <text:p>1.2950201035</text:p>
          </table:table-cell>
          <table:table-cell office:value-type="float" office:value="1.63902473449707" calcext:value-type="float">
            <text:p>1.6390247345</text:p>
          </table:table-cell>
          <table:table-cell office:value-type="float" office:value="0.651096820831298" calcext:value-type="float">
            <text:p>0.6510968208</text:p>
          </table:table-cell>
          <table:table-cell office:value-type="float" office:value="0.125926494598388" calcext:value-type="float">
            <text:p>0.1259264946</text:p>
          </table:table-cell>
          <table:table-cell office:value-type="float" office:value="1.08555793762207" calcext:value-type="float">
            <text:p>1.0855579376</text:p>
          </table:table-cell>
          <table:table-cell office:value-type="float" office:value="0.183692693710327" calcext:value-type="float">
            <text:p>0.1836926937</text:p>
          </table:table-cell>
          <table:table-cell office:value-type="float" office:value="2.57829856872558" calcext:value-type="float">
            <text:p>2.5782985687</text:p>
          </table:table-cell>
          <table:table-cell office:value-type="float" office:value="1.71446084976196" calcext:value-type="float">
            <text:p>1.7144608498</text:p>
          </table:table-cell>
          <table:table-cell office:value-type="float" office:value="5.09004688262939" calcext:value-type="float">
            <text:p>5.0900468826</text:p>
          </table:table-cell>
          <table:table-cell office:value-type="float" office:value="1.49453711509704" calcext:value-type="float">
            <text:p>1.4945371151</text:p>
          </table:table-cell>
          <table:table-cell office:value-type="float" office:value="3.11490535736084" calcext:value-type="float">
            <text:p>3.1149053574</text:p>
          </table:table-cell>
          <table:table-cell office:value-type="float" office:value="1.94457173347473" calcext:value-type="float">
            <text:p>1.9445717335</text:p>
          </table:table-cell>
        </table:table-row>
        <table:table-row table:style-name="ro3">
          <table:table-cell office:value-type="float" office:value="2.12355661392211" calcext:value-type="float">
            <text:p>2.1235566139</text:p>
          </table:table-cell>
          <table:table-cell office:value-type="float" office:value="0.71098518371582" calcext:value-type="float">
            <text:p>0.7109851837</text:p>
          </table:table-cell>
          <table:table-cell office:value-type="float" office:value="1.67409610748291" calcext:value-type="float">
            <text:p>1.6740961075</text:p>
          </table:table-cell>
          <table:table-cell office:value-type="float" office:value="0.321208000183105" calcext:value-type="float">
            <text:p>0.3212080002</text:p>
          </table:table-cell>
          <table:table-cell office:value-type="float" office:value="0.0798120498657226" calcext:value-type="float">
            <text:p>0.0798120499</text:p>
          </table:table-cell>
          <table:table-cell office:value-type="float" office:value="2.0893383026123" calcext:value-type="float">
            <text:p>2.0893383026</text:p>
          </table:table-cell>
          <table:table-cell office:value-type="float" office:value="0.54134178161621" calcext:value-type="float">
            <text:p>0.5413417816</text:p>
          </table:table-cell>
          <table:table-cell office:value-type="float" office:value="1.11171531677246" calcext:value-type="float">
            <text:p>1.1117153168</text:p>
          </table:table-cell>
          <table:table-cell office:value-type="float" office:value="1.51673507690429" calcext:value-type="float">
            <text:p>1.5167350769</text:p>
          </table:table-cell>
          <table:table-cell office:value-type="float" office:value="1.03408432006835" calcext:value-type="float">
            <text:p>1.0340843201</text:p>
          </table:table-cell>
          <table:table-cell office:value-type="float" office:value="1.23305320739746" calcext:value-type="float">
            <text:p>1.2330532074</text:p>
          </table:table-cell>
          <table:table-cell office:value-type="float" office:value="0.375586509704589" calcext:value-type="float">
            <text:p>0.3755865097</text:p>
          </table:table-cell>
          <table:table-cell office:value-type="float" office:value="1.32026863098144" calcext:value-type="float">
            <text:p>1.320268631</text:p>
          </table:table-cell>
          <table:table-cell office:value-type="float" office:value="0.88667869567871" calcext:value-type="float">
            <text:p>0.8866786957</text:p>
          </table:table-cell>
          <table:table-cell office:value-type="float" office:value="0.904200077056884" calcext:value-type="float">
            <text:p>0.9042000771</text:p>
          </table:table-cell>
          <table:table-cell office:value-type="float" office:value="0.20505142211914" calcext:value-type="float">
            <text:p>0.2050514221</text:p>
          </table:table-cell>
          <table:table-cell office:value-type="float" office:value="0.27358865737915" calcext:value-type="float">
            <text:p>0.2735886574</text:p>
          </table:table-cell>
          <table:table-cell office:value-type="float" office:value="1.0799970626831" calcext:value-type="float">
            <text:p>1.0799970627</text:p>
          </table:table-cell>
          <table:table-cell office:value-type="float" office:value="2.98535346984863" calcext:value-type="float">
            <text:p>2.9853534698</text:p>
          </table:table-cell>
          <table:table-cell office:value-type="float" office:value="0.938100814819335" calcext:value-type="float">
            <text:p>0.9381008148</text:p>
          </table:table-cell>
          <table:table-cell office:value-type="float" office:value="0.213088989257812" calcext:value-type="float">
            <text:p>0.2130889893</text:p>
          </table:table-cell>
          <table:table-cell office:value-type="float" office:value="0.397995948791503" calcext:value-type="float">
            <text:p>0.3979959488</text:p>
          </table:table-cell>
          <table:table-cell office:value-type="float" office:value="3.26184606552124" calcext:value-type="float">
            <text:p>3.2618460655</text:p>
          </table:table-cell>
          <table:table-cell office:value-type="float" office:value="0.55178165435791" calcext:value-type="float">
            <text:p>0.5517816544</text:p>
          </table:table-cell>
          <table:table-cell office:value-type="float" office:value="1.08508396148681" calcext:value-type="float">
            <text:p>1.0850839615</text:p>
          </table:table-cell>
          <table:table-cell office:value-type="float" office:value="0.104412078857421" calcext:value-type="float">
            <text:p>0.1044120789</text:p>
          </table:table-cell>
          <table:table-cell office:value-type="float" office:value="0.291185855865478" calcext:value-type="float">
            <text:p>0.2911858559</text:p>
          </table:table-cell>
          <table:table-cell office:value-type="float" office:value="0.242236137390136" calcext:value-type="float">
            <text:p>0.2422361374</text:p>
          </table:table-cell>
          <table:table-cell office:value-type="float" office:value="0.424281120300292" calcext:value-type="float">
            <text:p>0.4242811203</text:p>
          </table:table-cell>
          <table:table-cell office:value-type="float" office:value="1.88939094543457" calcext:value-type="float">
            <text:p>1.8893909454</text:p>
          </table:table-cell>
          <table:table-cell office:value-type="float" office:value="0.778007507324218" calcext:value-type="float">
            <text:p>0.7780075073</text:p>
          </table:table-cell>
          <table:table-cell office:value-type="float" office:value="1.7193260192871" calcext:value-type="float">
            <text:p>1.7193260193</text:p>
          </table:table-cell>
          <table:table-cell office:value-type="float" office:value="1.01017093658447" calcext:value-type="float">
            <text:p>1.0101709366</text:p>
          </table:table-cell>
          <table:table-cell office:value-type="float" office:value="0.849727630615234" calcext:value-type="float">
            <text:p>0.8497276306</text:p>
          </table:table-cell>
          <table:table-cell office:value-type="float" office:value="0.106446266174316" calcext:value-type="float">
            <text:p>0.1064462662</text:p>
          </table:table-cell>
          <table:table-cell office:value-type="float" office:value="0.711572647094726" calcext:value-type="float">
            <text:p>0.7115726471</text:p>
          </table:table-cell>
          <table:table-cell office:value-type="float" office:value="2.76769638061523" calcext:value-type="float">
            <text:p>2.7676963806</text:p>
          </table:table-cell>
          <table:table-cell office:value-type="float" office:value="0.198699951171875" calcext:value-type="float">
            <text:p>0.1986999512</text:p>
          </table:table-cell>
          <table:table-cell office:value-type="float" office:value="0.00907325744628906" calcext:value-type="float">
            <text:p>0.0090732574</text:p>
          </table:table-cell>
          <table:table-cell office:value-type="float" office:value="0.107937812805175" calcext:value-type="float">
            <text:p>0.1079378128</text:p>
          </table:table-cell>
          <table:table-cell office:value-type="float" office:value="0.219233512878417" calcext:value-type="float">
            <text:p>0.2192335129</text:p>
          </table:table-cell>
          <table:table-cell office:value-type="float" office:value="1.09522628784179" calcext:value-type="float">
            <text:p>1.0952262878</text:p>
          </table:table-cell>
          <table:table-cell office:value-type="float" office:value="2.85163497924804" calcext:value-type="float">
            <text:p>2.8516349792</text:p>
          </table:table-cell>
          <table:table-cell office:value-type="float" office:value="0.573716163635253" calcext:value-type="float">
            <text:p>0.5737161636</text:p>
          </table:table-cell>
          <table:table-cell office:value-type="float" office:value="1.07719993591308" calcext:value-type="float">
            <text:p>1.0771999359</text:p>
          </table:table-cell>
          <table:table-cell office:value-type="float" office:value="0.400180339813232" calcext:value-type="float">
            <text:p>0.4001803398</text:p>
          </table:table-cell>
          <table:table-cell office:value-type="float" office:value="2.3797104358673" calcext:value-type="float">
            <text:p>2.3797104359</text:p>
          </table:table-cell>
          <table:table-cell office:value-type="float" office:value="0.37343692779541" calcext:value-type="float">
            <text:p>0.3734369278</text:p>
          </table:table-cell>
          <table:table-cell office:value-type="float" office:value="1.75604975223541" calcext:value-type="float">
            <text:p>1.7560497522</text:p>
          </table:table-cell>
          <table:table-cell office:value-type="float" office:value="0.268196105957031" calcext:value-type="float">
            <text:p>0.268196106</text:p>
          </table:table-cell>
          <table:table-cell office:value-type="float" office:value="0.560263633728027" calcext:value-type="float">
            <text:p>0.5602636337</text:p>
          </table:table-cell>
          <table:table-cell office:value-type="float" office:value="2.42906761169433" calcext:value-type="float">
            <text:p>2.4290676117</text:p>
          </table:table-cell>
          <table:table-cell office:value-type="float" office:value="0.296387195587158" calcext:value-type="float">
            <text:p>0.2963871956</text:p>
          </table:table-cell>
          <table:table-cell office:value-type="float" office:value="0.669629096984863" calcext:value-type="float">
            <text:p>0.669629097</text:p>
          </table:table-cell>
          <table:table-cell office:value-type="float" office:value="0.0933699607849121" calcext:value-type="float">
            <text:p>0.0933699608</text:p>
          </table:table-cell>
        </table:table-row>
        <table:table-row table:style-name="ro3">
          <table:table-cell office:value-type="float" office:value="0.808290481567382" calcext:value-type="float">
            <text:p>0.8082904816</text:p>
          </table:table-cell>
          <table:table-cell office:value-type="float" office:value="2.36231231689453" calcext:value-type="float">
            <text:p>2.3623123169</text:p>
          </table:table-cell>
          <table:table-cell office:value-type="float" office:value="0.297794818878173" calcext:value-type="float">
            <text:p>0.2977948189</text:p>
          </table:table-cell>
          <table:table-cell office:value-type="float" office:value="0.904364585876464" calcext:value-type="float">
            <text:p>0.9043645859</text:p>
          </table:table-cell>
          <table:table-cell office:value-type="float" office:value="1.56175899505615" calcext:value-type="float">
            <text:p>1.5617589951</text:p>
          </table:table-cell>
          <table:table-cell office:value-type="float" office:value="1.18785095214843" calcext:value-type="float">
            <text:p>1.1878509521</text:p>
          </table:table-cell>
          <table:table-cell office:value-type="float" office:value="1.29156875610351" calcext:value-type="float">
            <text:p>1.2915687561</text:p>
          </table:table-cell>
          <table:table-cell office:value-type="float" office:value="0.0211238861083984" calcext:value-type="float">
            <text:p>0.0211238861</text:p>
          </table:table-cell>
          <table:table-cell office:value-type="float" office:value="1.09282207489013" calcext:value-type="float">
            <text:p>1.0928220749</text:p>
          </table:table-cell>
          <table:table-cell office:value-type="float" office:value="2.1024169921875" calcext:value-type="float">
            <text:p>2.1024169922</text:p>
          </table:table-cell>
          <table:table-cell office:value-type="float" office:value="0.271023750305175" calcext:value-type="float">
            <text:p>0.2710237503</text:p>
          </table:table-cell>
          <table:table-cell office:value-type="float" office:value="1.65446662902832" calcext:value-type="float">
            <text:p>1.654466629</text:p>
          </table:table-cell>
          <table:table-cell office:value-type="float" office:value="0.155727386474609" calcext:value-type="float">
            <text:p>0.1557273865</text:p>
          </table:table-cell>
          <table:table-cell office:value-type="float" office:value="1.59829330444335" calcext:value-type="float">
            <text:p>1.5982933044</text:p>
          </table:table-cell>
          <table:table-cell office:value-type="float" office:value="0.812169551849365" calcext:value-type="float">
            <text:p>0.8121695518</text:p>
          </table:table-cell>
          <table:table-cell office:value-type="float" office:value="1.91315650939941" calcext:value-type="float">
            <text:p>1.9131565094</text:p>
          </table:table-cell>
          <table:table-cell office:value-type="float" office:value="1.10624885559082" calcext:value-type="float">
            <text:p>1.1062488556</text:p>
          </table:table-cell>
          <table:table-cell office:value-type="float" office:value="0.649313926696777" calcext:value-type="float">
            <text:p>0.6493139267</text:p>
          </table:table-cell>
          <table:table-cell office:value-type="float" office:value="1.57308387756347" calcext:value-type="float">
            <text:p>1.5730838776</text:p>
          </table:table-cell>
          <table:table-cell office:value-type="float" office:value="1.42308092117309" calcext:value-type="float">
            <text:p>1.4230809212</text:p>
          </table:table-cell>
          <table:table-cell office:value-type="float" office:value="1.78353214263916" calcext:value-type="float">
            <text:p>1.7835321426</text:p>
          </table:table-cell>
          <table:table-cell office:value-type="float" office:value="0.0883975028991699" calcext:value-type="float">
            <text:p>0.0883975029</text:p>
          </table:table-cell>
          <table:table-cell office:value-type="float" office:value="0.904825210571289" calcext:value-type="float">
            <text:p>0.9048252106</text:p>
          </table:table-cell>
          <table:table-cell office:value-type="float" office:value="1.37107276916503" calcext:value-type="float">
            <text:p>1.3710727692</text:p>
          </table:table-cell>
          <table:table-cell office:value-type="float" office:value="2.34265804290771" calcext:value-type="float">
            <text:p>2.3426580429</text:p>
          </table:table-cell>
          <table:table-cell office:value-type="float" office:value="0.276711463928222" calcext:value-type="float">
            <text:p>0.2767114639</text:p>
          </table:table-cell>
          <table:table-cell office:value-type="float" office:value="0.366054534912109" calcext:value-type="float">
            <text:p>0.3660545349</text:p>
          </table:table-cell>
          <table:table-cell office:value-type="float" office:value="0.133091449737548" calcext:value-type="float">
            <text:p>0.1330914497</text:p>
          </table:table-cell>
          <table:table-cell office:value-type="float" office:value="2.7755651473999" calcext:value-type="float">
            <text:p>2.7755651474</text:p>
          </table:table-cell>
          <table:table-cell office:value-type="float" office:value="1.24876308441162" calcext:value-type="float">
            <text:p>1.2487630844</text:p>
          </table:table-cell>
          <table:table-cell office:value-type="float" office:value="0.58758544921875" calcext:value-type="float">
            <text:p>0.5875854492</text:p>
          </table:table-cell>
          <table:table-cell office:value-type="float" office:value="0.156352996826171" calcext:value-type="float">
            <text:p>0.1563529968</text:p>
          </table:table-cell>
          <table:table-cell office:value-type="float" office:value="0.364145278930664" calcext:value-type="float">
            <text:p>0.3641452789</text:p>
          </table:table-cell>
          <table:table-cell office:value-type="float" office:value="1.25325202941894" calcext:value-type="float">
            <text:p>1.2532520294</text:p>
          </table:table-cell>
          <table:table-cell office:value-type="float" office:value="0.00238800048828125" calcext:value-type="float">
            <text:p>0.0023880005</text:p>
          </table:table-cell>
          <table:table-cell office:value-type="float" office:value="2.40263414382934" calcext:value-type="float">
            <text:p>2.4026341438</text:p>
          </table:table-cell>
          <table:table-cell office:value-type="float" office:value="2.13066101074218" calcext:value-type="float">
            <text:p>2.1306610107</text:p>
          </table:table-cell>
          <table:table-cell office:value-type="float" office:value="0.750347137451171" calcext:value-type="float">
            <text:p>0.7503471375</text:p>
          </table:table-cell>
          <table:table-cell office:value-type="float" office:value="0.77969741821289" calcext:value-type="float">
            <text:p>0.7796974182</text:p>
          </table:table-cell>
          <table:table-cell office:value-type="float" office:value="1.37310791015625" calcext:value-type="float">
            <text:p>1.3731079102</text:p>
          </table:table-cell>
          <table:table-cell office:value-type="float" office:value="1.82809925079345" calcext:value-type="float">
            <text:p>1.8280992508</text:p>
          </table:table-cell>
          <table:table-cell office:value-type="float" office:value="0.441290855407714" calcext:value-type="float">
            <text:p>0.4412908554</text:p>
          </table:table-cell>
          <table:table-cell office:value-type="float" office:value="0.445930480957031" calcext:value-type="float">
            <text:p>0.445930481</text:p>
          </table:table-cell>
          <table:table-cell office:value-type="float" office:value="1.33042383193969" calcext:value-type="float">
            <text:p>1.3304238319</text:p>
          </table:table-cell>
          <table:table-cell office:value-type="float" office:value="1.06058025360107" calcext:value-type="float">
            <text:p>1.0605802536</text:p>
          </table:table-cell>
          <table:table-cell office:value-type="float" office:value="0.604599475860595" calcext:value-type="float">
            <text:p>0.6045994759</text:p>
          </table:table-cell>
          <table:table-cell office:value-type="float" office:value="0.821671247482299" calcext:value-type="float">
            <text:p>0.8216712475</text:p>
          </table:table-cell>
          <table:table-cell office:value-type="float" office:value="0.312972068786621" calcext:value-type="float">
            <text:p>0.3129720688</text:p>
          </table:table-cell>
          <table:table-cell office:value-type="float" office:value="1.05136847496032" calcext:value-type="float">
            <text:p>1.051368475</text:p>
          </table:table-cell>
          <table:table-cell office:value-type="float" office:value="0.481982231140136" calcext:value-type="float">
            <text:p>0.4819822311</text:p>
          </table:table-cell>
          <table:table-cell office:value-type="float" office:value="1.26085758209228" calcext:value-type="float">
            <text:p>1.2608575821</text:p>
          </table:table-cell>
          <table:table-cell office:value-type="float" office:value="0.652092933654785" calcext:value-type="float">
            <text:p>0.6520929337</text:p>
          </table:table-cell>
          <table:table-cell office:value-type="float" office:value="0.307206630706787" calcext:value-type="float">
            <text:p>0.3072066307</text:p>
          </table:table-cell>
          <table:table-cell office:value-type="float" office:value="1.59707736968994" calcext:value-type="float">
            <text:p>1.5970773697</text:p>
          </table:table-cell>
          <table:table-cell office:value-type="float" office:value="0.86452293395996" calcext:value-type="float">
            <text:p>0.864522934</text:p>
          </table:table-cell>
        </table:table-row>
        <table:table-row table:style-name="ro3">
          <table:table-cell office:value-type="float" office:value="0.442480087280273" calcext:value-type="float">
            <text:p>0.4424800873</text:p>
          </table:table-cell>
          <table:table-cell office:value-type="float" office:value="0.488057136535644" calcext:value-type="float">
            <text:p>0.4880571365</text:p>
          </table:table-cell>
          <table:table-cell office:value-type="float" office:value="0.469643115997314" calcext:value-type="float">
            <text:p>0.469643116</text:p>
          </table:table-cell>
          <table:table-cell office:value-type="float" office:value="1.44208765029907" calcext:value-type="float">
            <text:p>1.4420876503</text:p>
          </table:table-cell>
          <table:table-cell office:value-type="float" office:value="0.178112030029296" calcext:value-type="float">
            <text:p>0.17811203</text:p>
          </table:table-cell>
          <table:table-cell office:value-type="float" office:value="0.59816837310791" calcext:value-type="float">
            <text:p>0.5981683731</text:p>
          </table:table-cell>
          <table:table-cell office:value-type="float" office:value="0.970775604248046" calcext:value-type="float">
            <text:p>0.9707756042</text:p>
          </table:table-cell>
          <table:table-cell office:value-type="float" office:value="0.434629440307617" calcext:value-type="float">
            <text:p>0.4346294403</text:p>
          </table:table-cell>
          <table:table-cell office:value-type="float" office:value="0.28754711151123" calcext:value-type="float">
            <text:p>0.2875471115</text:p>
          </table:table-cell>
          <table:table-cell office:value-type="float" office:value="0.38762092590332" calcext:value-type="float">
            <text:p>0.3876209259</text:p>
          </table:table-cell>
          <table:table-cell office:value-type="float" office:value="0.572036743164062" calcext:value-type="float">
            <text:p>0.5720367432</text:p>
          </table:table-cell>
          <table:table-cell office:value-type="float" office:value="0.770133018493652" calcext:value-type="float">
            <text:p>0.7701330185</text:p>
          </table:table-cell>
          <table:table-cell office:value-type="float" office:value="0.0626258850097656" calcext:value-type="float">
            <text:p>0.062625885</text:p>
          </table:table-cell>
          <table:table-cell office:value-type="float" office:value="0.92641258239746" calcext:value-type="float">
            <text:p>0.9264125824</text:p>
          </table:table-cell>
          <table:table-cell office:value-type="float" office:value="0.1532564163208" calcext:value-type="float">
            <text:p>0.1532564163</text:p>
          </table:table-cell>
          <table:table-cell office:value-type="float" office:value="0.0784378051757812" calcext:value-type="float">
            <text:p>0.0784378052</text:p>
          </table:table-cell>
          <table:table-cell office:value-type="float" office:value="2.18345832824707" calcext:value-type="float">
            <text:p>2.1834583282</text:p>
          </table:table-cell>
          <table:table-cell office:value-type="float" office:value="0.046213150024414" calcext:value-type="float">
            <text:p>0.04621315</text:p>
          </table:table-cell>
          <table:table-cell office:value-type="float" office:value="0.401958465576171" calcext:value-type="float">
            <text:p>0.4019584656</text:p>
          </table:table-cell>
          <table:table-cell office:value-type="float" office:value="0.352840423583984" calcext:value-type="float">
            <text:p>0.3528404236</text:p>
          </table:table-cell>
          <table:table-cell office:value-type="float" office:value="1.3358564376831" calcext:value-type="float">
            <text:p>1.3358564377</text:p>
          </table:table-cell>
          <table:table-cell office:value-type="float" office:value="1.13431167602539" calcext:value-type="float">
            <text:p>1.134311676</text:p>
          </table:table-cell>
          <table:table-cell office:value-type="float" office:value="0.462302207946777" calcext:value-type="float">
            <text:p>0.4623022079</text:p>
          </table:table-cell>
          <table:table-cell office:value-type="float" office:value="0.76230239868164" calcext:value-type="float">
            <text:p>0.7623023987</text:p>
          </table:table-cell>
          <table:table-cell office:value-type="float" office:value="0.73991584777832" calcext:value-type="float">
            <text:p>0.7399158478</text:p>
          </table:table-cell>
          <table:table-cell office:value-type="float" office:value="0.237411022186279" calcext:value-type="float">
            <text:p>0.2374110222</text:p>
          </table:table-cell>
          <table:table-cell office:value-type="float" office:value="0.151037693023681" calcext:value-type="float">
            <text:p>0.151037693</text:p>
          </table:table-cell>
          <table:table-cell office:value-type="float" office:value="0.90310001373291" calcext:value-type="float">
            <text:p>0.9031000137</text:p>
          </table:table-cell>
          <table:table-cell office:value-type="float" office:value="0.406766891479492" calcext:value-type="float">
            <text:p>0.4067668915</text:p>
          </table:table-cell>
          <table:table-cell office:value-type="float" office:value="0.314775466918945" calcext:value-type="float">
            <text:p>0.3147754669</text:p>
          </table:table-cell>
          <table:table-cell office:value-type="float" office:value="0.00795936584472656" calcext:value-type="float">
            <text:p>0.0079593658</text:p>
          </table:table-cell>
          <table:table-cell table:style-name="ce3" office:value-type="float" office:value="0.0009307861328125" calcext:value-type="float">
            <text:p>9.31E-04</text:p>
          </table:table-cell>
          <table:table-cell office:value-type="float" office:value="0.546744346618652" calcext:value-type="float">
            <text:p>0.5467443466</text:p>
          </table:table-cell>
          <table:table-cell office:value-type="float" office:value="1.06509590148925" calcext:value-type="float">
            <text:p>1.0650959015</text:p>
          </table:table-cell>
          <table:table-cell office:value-type="float" office:value="0.780509948730468" calcext:value-type="float">
            <text:p>0.7805099487</text:p>
          </table:table-cell>
          <table:table-cell office:value-type="float" office:value="0.376270771026611" calcext:value-type="float">
            <text:p>0.376270771</text:p>
          </table:table-cell>
          <table:table-cell office:value-type="float" office:value="0.706001281738281" calcext:value-type="float">
            <text:p>0.7060012817</text:p>
          </table:table-cell>
          <table:table-cell office:value-type="float" office:value="0.189764022827148" calcext:value-type="float">
            <text:p>0.1897640228</text:p>
          </table:table-cell>
          <table:table-cell office:value-type="float" office:value="0.545219421386718" calcext:value-type="float">
            <text:p>0.5452194214</text:p>
          </table:table-cell>
          <table:table-cell office:value-type="float" office:value="0.230350494384765" calcext:value-type="float">
            <text:p>0.2303504944</text:p>
          </table:table-cell>
          <table:table-cell office:value-type="float" office:value="2.06922483444213" calcext:value-type="float">
            <text:p>2.0692248344</text:p>
          </table:table-cell>
          <table:table-cell office:value-type="float" office:value="0.274806976318359" calcext:value-type="float">
            <text:p>0.2748069763</text:p>
          </table:table-cell>
          <table:table-cell office:value-type="float" office:value="0.228521347045898" calcext:value-type="float">
            <text:p>0.228521347</text:p>
          </table:table-cell>
          <table:table-cell office:value-type="float" office:value="0.265037536621093" calcext:value-type="float">
            <text:p>0.2650375366</text:p>
          </table:table-cell>
          <table:table-cell office:value-type="float" office:value="0.323194503784179" calcext:value-type="float">
            <text:p>0.3231945038</text:p>
          </table:table-cell>
          <table:table-cell office:value-type="float" office:value="0.931937217712402" calcext:value-type="float">
            <text:p>0.9319372177</text:p>
          </table:table-cell>
          <table:table-cell office:value-type="float" office:value="0.396046638488769" calcext:value-type="float">
            <text:p>0.3960466385</text:p>
          </table:table-cell>
          <table:table-cell office:value-type="float" office:value="0.825631141662597" calcext:value-type="float">
            <text:p>0.8256311417</text:p>
          </table:table-cell>
          <table:table-cell office:value-type="float" office:value="0.359033346176147" calcext:value-type="float">
            <text:p>0.3590333462</text:p>
          </table:table-cell>
          <table:table-cell office:value-type="float" office:value="1.58954811096191" calcext:value-type="float">
            <text:p>1.589548111</text:p>
          </table:table-cell>
          <table:table-cell office:value-type="float" office:value="0.764870405197143" calcext:value-type="float">
            <text:p>0.7648704052</text:p>
          </table:table-cell>
          <table:table-cell office:value-type="float" office:value="1.76220703125" calcext:value-type="float">
            <text:p>1.7622070313</text:p>
          </table:table-cell>
          <table:table-cell office:value-type="float" office:value="0.676680088043212" calcext:value-type="float">
            <text:p>0.676680088</text:p>
          </table:table-cell>
          <table:table-cell office:value-type="float" office:value="0.652877807617187" calcext:value-type="float">
            <text:p>0.6528778076</text:p>
          </table:table-cell>
          <table:table-cell office:value-type="float" office:value="1.0520315170288" calcext:value-type="float">
            <text:p>1.052031517</text:p>
          </table:table-cell>
        </table:table-row>
        <table:table-row table:style-name="ro3">
          <table:table-cell office:value-type="float" office:value="0.897077560424804" calcext:value-type="float">
            <text:p>0.8970775604</text:p>
          </table:table-cell>
          <table:table-cell office:value-type="float" office:value="1.33784532546997" calcext:value-type="float">
            <text:p>1.3378453255</text:p>
          </table:table-cell>
          <table:table-cell office:value-type="float" office:value="0.556023597717285" calcext:value-type="float">
            <text:p>0.5560235977</text:p>
          </table:table-cell>
          <table:table-cell office:value-type="float" office:value="1.13685512542724" calcext:value-type="float">
            <text:p>1.1368551254</text:p>
          </table:table-cell>
          <table:table-cell office:value-type="float" office:value="2.09475708007812" calcext:value-type="float">
            <text:p>2.0947570801</text:p>
          </table:table-cell>
          <table:table-cell office:value-type="float" office:value="0.30259895324707" calcext:value-type="float">
            <text:p>0.3025989532</text:p>
          </table:table-cell>
          <table:table-cell office:value-type="float" office:value="0.940948486328125" calcext:value-type="float">
            <text:p>0.9409484863</text:p>
          </table:table-cell>
          <table:table-cell office:value-type="float" office:value="0.50491714477539" calcext:value-type="float">
            <text:p>0.5049171448</text:p>
          </table:table-cell>
          <table:table-cell office:value-type="float" office:value="0.914155006408691" calcext:value-type="float">
            <text:p>0.9141550064</text:p>
          </table:table-cell>
          <table:table-cell office:value-type="float" office:value="1.54439163208007" calcext:value-type="float">
            <text:p>1.5443916321</text:p>
          </table:table-cell>
          <table:table-cell office:value-type="float" office:value="1.18374633789062" calcext:value-type="float">
            <text:p>1.1837463379</text:p>
          </table:table-cell>
          <table:table-cell office:value-type="float" office:value="0.0674691200256347" calcext:value-type="float">
            <text:p>0.06746912</text:p>
          </table:table-cell>
          <table:table-cell office:value-type="float" office:value="3.27021026611328" calcext:value-type="float">
            <text:p>3.2702102661</text:p>
          </table:table-cell>
          <table:table-cell office:value-type="float" office:value="1.44964981079101" calcext:value-type="float">
            <text:p>1.4496498108</text:p>
          </table:table-cell>
          <table:table-cell office:value-type="float" office:value="1.96027135848999" calcext:value-type="float">
            <text:p>1.9602713585</text:p>
          </table:table-cell>
          <table:table-cell office:value-type="float" office:value="0.360119819641113" calcext:value-type="float">
            <text:p>0.3601198196</text:p>
          </table:table-cell>
          <table:table-cell office:value-type="float" office:value="1.46785736083984" calcext:value-type="float">
            <text:p>1.4678573608</text:p>
          </table:table-cell>
          <table:table-cell office:value-type="float" office:value="0.679761886596679" calcext:value-type="float">
            <text:p>0.6797618866</text:p>
          </table:table-cell>
          <table:table-cell office:value-type="float" office:value="1.21009063720703" calcext:value-type="float">
            <text:p>1.2100906372</text:p>
          </table:table-cell>
          <table:table-cell office:value-type="float" office:value="0.949469566345214" calcext:value-type="float">
            <text:p>0.9494695663</text:p>
          </table:table-cell>
          <table:table-cell office:value-type="float" office:value="1.58661270141601" calcext:value-type="float">
            <text:p>1.5866127014</text:p>
          </table:table-cell>
          <table:table-cell office:value-type="float" office:value="0.592992305755615" calcext:value-type="float">
            <text:p>0.5929923058</text:p>
          </table:table-cell>
          <table:table-cell office:value-type="float" office:value="0.149744987487792" calcext:value-type="float">
            <text:p>0.1497449875</text:p>
          </table:table-cell>
          <table:table-cell office:value-type="float" office:value="1.82755279541015" calcext:value-type="float">
            <text:p>1.8275527954</text:p>
          </table:table-cell>
          <table:table-cell office:value-type="float" office:value="0.777352809906005" calcext:value-type="float">
            <text:p>0.7773528099</text:p>
          </table:table-cell>
          <table:table-cell office:value-type="float" office:value="1.59838485717773" calcext:value-type="float">
            <text:p>1.5983848572</text:p>
          </table:table-cell>
          <table:table-cell office:value-type="float" office:value="1.08293533325195" calcext:value-type="float">
            <text:p>1.0829353333</text:p>
          </table:table-cell>
          <table:table-cell office:value-type="float" office:value="0.200859546661376" calcext:value-type="float">
            <text:p>0.2008595467</text:p>
          </table:table-cell>
          <table:table-cell office:value-type="float" office:value="4.63712120056152" calcext:value-type="float">
            <text:p>4.6371212006</text:p>
          </table:table-cell>
          <table:table-cell office:value-type="float" office:value="0.307637214660644" calcext:value-type="float">
            <text:p>0.3076372147</text:p>
          </table:table-cell>
          <table:table-cell office:value-type="float" office:value="0.993766784667968" calcext:value-type="float">
            <text:p>0.9937667847</text:p>
          </table:table-cell>
          <table:table-cell office:value-type="float" office:value="0.157270431518554" calcext:value-type="float">
            <text:p>0.1572704315</text:p>
          </table:table-cell>
          <table:table-cell office:value-type="float" office:value="0.532475471496582" calcext:value-type="float">
            <text:p>0.5324754715</text:p>
          </table:table-cell>
          <table:table-cell office:value-type="float" office:value="1.6524486541748" calcext:value-type="float">
            <text:p>1.6524486542</text:p>
          </table:table-cell>
          <table:table-cell office:value-type="float" office:value="1.45282554626464" calcext:value-type="float">
            <text:p>1.4528255463</text:p>
          </table:table-cell>
          <table:table-cell office:value-type="float" office:value="0.616872787475585" calcext:value-type="float">
            <text:p>0.6168727875</text:p>
          </table:table-cell>
          <table:table-cell office:value-type="float" office:value="3.52627182006835" calcext:value-type="float">
            <text:p>3.5262718201</text:p>
          </table:table-cell>
          <table:table-cell office:value-type="float" office:value="0.659708023071289" calcext:value-type="float">
            <text:p>0.6597080231</text:p>
          </table:table-cell>
          <table:table-cell office:value-type="float" office:value="2.14468812942504" calcext:value-type="float">
            <text:p>2.1446881294</text:p>
          </table:table-cell>
          <table:table-cell office:value-type="float" office:value="0.41744327545166" calcext:value-type="float">
            <text:p>0.4174432755</text:p>
          </table:table-cell>
          <table:table-cell office:value-type="float" office:value="1.74622440338134" calcext:value-type="float">
            <text:p>1.7462244034</text:p>
          </table:table-cell>
          <table:table-cell office:value-type="float" office:value="1.28098964691162" calcext:value-type="float">
            <text:p>1.2809896469</text:p>
          </table:table-cell>
          <table:table-cell office:value-type="float" office:value="2.40807914733886" calcext:value-type="float">
            <text:p>2.4080791473</text:p>
          </table:table-cell>
          <table:table-cell office:value-type="float" office:value="1.68029594421386" calcext:value-type="float">
            <text:p>1.6802959442</text:p>
          </table:table-cell>
          <table:table-cell office:value-type="float" office:value="0.623403549194335" calcext:value-type="float">
            <text:p>0.6234035492</text:p>
          </table:table-cell>
          <table:table-cell office:value-type="float" office:value="0.466737747192382" calcext:value-type="float">
            <text:p>0.4667377472</text:p>
          </table:table-cell>
          <table:table-cell office:value-type="float" office:value="0.347016096115112" calcext:value-type="float">
            <text:p>0.3470160961</text:p>
          </table:table-cell>
          <table:table-cell office:value-type="float" office:value="0.790550231933593" calcext:value-type="float">
            <text:p>0.7905502319</text:p>
          </table:table-cell>
          <table:table-cell office:value-type="float" office:value="1.63215446472167" calcext:value-type="float">
            <text:p>1.6321544647</text:p>
          </table:table-cell>
          <table:table-cell office:value-type="float" office:value="0.663934707641601" calcext:value-type="float">
            <text:p>0.6639347076</text:p>
          </table:table-cell>
          <table:table-cell office:value-type="float" office:value="0.313848972320556" calcext:value-type="float">
            <text:p>0.3138489723</text:p>
          </table:table-cell>
          <table:table-cell office:value-type="float" office:value="1.74017238616943" calcext:value-type="float">
            <text:p>1.7401723862</text:p>
          </table:table-cell>
          <table:table-cell office:value-type="float" office:value="0.0501132011413574" calcext:value-type="float">
            <text:p>0.0501132011</text:p>
          </table:table-cell>
          <table:table-cell office:value-type="float" office:value="1.4486379623413" calcext:value-type="float">
            <text:p>1.4486379623</text:p>
          </table:table-cell>
          <table:table-cell office:value-type="float" office:value="0.306363582611084" calcext:value-type="float">
            <text:p>0.3063635826</text:p>
          </table:table-cell>
        </table:table-row>
        <table:table-row table:style-name="ro3">
          <table:table-cell office:value-type="float" office:value="0.277027130126953" calcext:value-type="float">
            <text:p>0.2770271301</text:p>
          </table:table-cell>
          <table:table-cell office:value-type="float" office:value="3.46400594711303" calcext:value-type="float">
            <text:p>3.4640059471</text:p>
          </table:table-cell>
          <table:table-cell office:value-type="float" office:value="0.977081298828125" calcext:value-type="float">
            <text:p>0.9770812988</text:p>
          </table:table-cell>
          <table:table-cell office:value-type="float" office:value="1.18977451324462" calcext:value-type="float">
            <text:p>1.1897745132</text:p>
          </table:table-cell>
          <table:table-cell office:value-type="float" office:value="3.59968519210815" calcext:value-type="float">
            <text:p>3.5996851921</text:p>
          </table:table-cell>
          <table:table-cell office:value-type="float" office:value="2.05865859985351" calcext:value-type="float">
            <text:p>2.0586585999</text:p>
          </table:table-cell>
          <table:table-cell office:value-type="float" office:value="0.71879768371582" calcext:value-type="float">
            <text:p>0.7187976837</text:p>
          </table:table-cell>
          <table:table-cell office:value-type="float" office:value="0.610441207885742" calcext:value-type="float">
            <text:p>0.6104412079</text:p>
          </table:table-cell>
          <table:table-cell office:value-type="float" office:value="0.324678421020507" calcext:value-type="float">
            <text:p>0.324678421</text:p>
          </table:table-cell>
          <table:table-cell office:value-type="float" office:value="2.59162139892578" calcext:value-type="float">
            <text:p>2.5916213989</text:p>
          </table:table-cell>
          <table:table-cell office:value-type="float" office:value="1.04832744598388" calcext:value-type="float">
            <text:p>1.048327446</text:p>
          </table:table-cell>
          <table:table-cell office:value-type="float" office:value="0.558162689208984" calcext:value-type="float">
            <text:p>0.5581626892</text:p>
          </table:table-cell>
          <table:table-cell office:value-type="float" office:value="4.80572891235351" calcext:value-type="float">
            <text:p>4.8057289124</text:p>
          </table:table-cell>
          <table:table-cell office:value-type="float" office:value="1.04806327819824" calcext:value-type="float">
            <text:p>1.0480632782</text:p>
          </table:table-cell>
          <table:table-cell office:value-type="float" office:value="1.11964797973632" calcext:value-type="float">
            <text:p>1.1196479797</text:p>
          </table:table-cell>
          <table:table-cell office:value-type="float" office:value="0.0840406417846679" calcext:value-type="float">
            <text:p>0.0840406418</text:p>
          </table:table-cell>
          <table:table-cell office:value-type="float" office:value="1.37325954437255" calcext:value-type="float">
            <text:p>1.3732595444</text:p>
          </table:table-cell>
          <table:table-cell office:value-type="float" office:value="0.387052536010742" calcext:value-type="float">
            <text:p>0.387052536</text:p>
          </table:table-cell>
          <table:table-cell office:value-type="float" office:value="4.8295612335205" calcext:value-type="float">
            <text:p>4.8295612335</text:p>
          </table:table-cell>
          <table:table-cell office:value-type="float" office:value="1.6919355392456" calcext:value-type="float">
            <text:p>1.6919355392</text:p>
          </table:table-cell>
          <table:table-cell office:value-type="float" office:value="0.7970871925354" calcext:value-type="float">
            <text:p>0.7970871925</text:p>
          </table:table-cell>
          <table:table-cell office:value-type="float" office:value="0.217523097991943" calcext:value-type="float">
            <text:p>0.217523098</text:p>
          </table:table-cell>
          <table:table-cell office:value-type="float" office:value="0.923536300659179" calcext:value-type="float">
            <text:p>0.9235363007</text:p>
          </table:table-cell>
          <table:table-cell office:value-type="float" office:value="0.98776626586914" calcext:value-type="float">
            <text:p>0.9877662659</text:p>
          </table:table-cell>
          <table:table-cell office:value-type="float" office:value="0.456233024597167" calcext:value-type="float">
            <text:p>0.4562330246</text:p>
          </table:table-cell>
          <table:table-cell office:value-type="float" office:value="3.39946436882019" calcext:value-type="float">
            <text:p>3.3994643688</text:p>
          </table:table-cell>
          <table:table-cell office:value-type="float" office:value="0.875073909759521" calcext:value-type="float">
            <text:p>0.8750739098</text:p>
          </table:table-cell>
          <table:table-cell office:value-type="float" office:value="0.616950035095214" calcext:value-type="float">
            <text:p>0.6169500351</text:p>
          </table:table-cell>
          <table:table-cell office:value-type="float" office:value="3.78268432617187" calcext:value-type="float">
            <text:p>3.7826843262</text:p>
          </table:table-cell>
          <table:table-cell office:value-type="float" office:value="1.47165203094482" calcext:value-type="float">
            <text:p>1.4716520309</text:p>
          </table:table-cell>
          <table:table-cell office:value-type="float" office:value="0.0180625915527343" calcext:value-type="float">
            <text:p>0.0180625916</text:p>
          </table:table-cell>
          <table:table-cell office:value-type="float" office:value="1.54398918151855" calcext:value-type="float">
            <text:p>1.5439891815</text:p>
          </table:table-cell>
          <table:table-cell office:value-type="float" office:value="0.360124588012695" calcext:value-type="float">
            <text:p>0.360124588</text:p>
          </table:table-cell>
          <table:table-cell office:value-type="float" office:value="2.61278915405273" calcext:value-type="float">
            <text:p>2.6127891541</text:p>
          </table:table-cell>
          <table:table-cell office:value-type="float" office:value="1.32997035980224" calcext:value-type="float">
            <text:p>1.3299703598</text:p>
          </table:table-cell>
          <table:table-cell office:value-type="float" office:value="1.44569015502929" calcext:value-type="float">
            <text:p>1.445690155</text:p>
          </table:table-cell>
          <table:table-cell office:value-type="float" office:value="1.08044242858886" calcext:value-type="float">
            <text:p>1.0804424286</text:p>
          </table:table-cell>
          <table:table-cell office:value-type="float" office:value="0.328201293945312" calcext:value-type="float">
            <text:p>0.3282012939</text:p>
          </table:table-cell>
          <table:table-cell office:value-type="float" office:value="1.16945743560791" calcext:value-type="float">
            <text:p>1.1694574356</text:p>
          </table:table-cell>
          <table:table-cell office:value-type="float" office:value="0.198110580444335" calcext:value-type="float">
            <text:p>0.1981105804</text:p>
          </table:table-cell>
          <table:table-cell office:value-type="float" office:value="1.67343616485595" calcext:value-type="float">
            <text:p>1.6734361649</text:p>
          </table:table-cell>
          <table:table-cell office:value-type="float" office:value="0.748588562011718" calcext:value-type="float">
            <text:p>0.748588562</text:p>
          </table:table-cell>
          <table:table-cell office:value-type="float" office:value="2.63704490661621" calcext:value-type="float">
            <text:p>2.6370449066</text:p>
          </table:table-cell>
          <table:table-cell office:value-type="float" office:value="2.09037590026855" calcext:value-type="float">
            <text:p>2.0903759003</text:p>
          </table:table-cell>
          <table:table-cell office:value-type="float" office:value="0.258201599121093" calcext:value-type="float">
            <text:p>0.2582015991</text:p>
          </table:table-cell>
          <table:table-cell office:value-type="float" office:value="0.929666996002197" calcext:value-type="float">
            <text:p>0.929666996</text:p>
          </table:table-cell>
          <table:table-cell office:value-type="float" office:value="0.25057315826416" calcext:value-type="float">
            <text:p>0.2505731583</text:p>
          </table:table-cell>
          <table:table-cell office:value-type="float" office:value="2.96030235290527" calcext:value-type="float">
            <text:p>2.9603023529</text:p>
          </table:table-cell>
          <table:table-cell office:value-type="float" office:value="0.137160181999206" calcext:value-type="float">
            <text:p>0.137160182</text:p>
          </table:table-cell>
          <table:table-cell office:value-type="float" office:value="0.0996646881103515" calcext:value-type="float">
            <text:p>0.0996646881</text:p>
          </table:table-cell>
          <table:table-cell office:value-type="float" office:value="1.22675561904907" calcext:value-type="float">
            <text:p>1.226755619</text:p>
          </table:table-cell>
          <table:table-cell office:value-type="float" office:value="1.32201480865478" calcext:value-type="float">
            <text:p>1.3220148087</text:p>
          </table:table-cell>
          <table:table-cell office:value-type="float" office:value="1.05142784118652" calcext:value-type="float">
            <text:p>1.0514278412</text:p>
          </table:table-cell>
          <table:table-cell office:value-type="float" office:value="0.609963417053222" calcext:value-type="float">
            <text:p>0.6099634171</text:p>
          </table:table-cell>
          <table:table-cell office:value-type="float" office:value="0.39724588394165" calcext:value-type="float">
            <text:p>0.3972458839</text:p>
          </table:table-cell>
        </table:table-row>
        <table:table-row table:style-name="ro3">
          <table:table-cell office:value-type="float" office:value="0.303586959838867" calcext:value-type="float">
            <text:p>0.3035869598</text:p>
          </table:table-cell>
          <table:table-cell office:value-type="float" office:value="2.93823051452636" calcext:value-type="float">
            <text:p>2.9382305145</text:p>
          </table:table-cell>
          <table:table-cell office:value-type="float" office:value="1.03088426589965" calcext:value-type="float">
            <text:p>1.0308842659</text:p>
          </table:table-cell>
          <table:table-cell office:value-type="float" office:value="0.938663482666015" calcext:value-type="float">
            <text:p>0.9386634827</text:p>
          </table:table-cell>
          <table:table-cell office:value-type="float" office:value="0.128925323486328" calcext:value-type="float">
            <text:p>0.1289253235</text:p>
          </table:table-cell>
          <table:table-cell office:value-type="float" office:value="0.40743064880371" calcext:value-type="float">
            <text:p>0.4074306488</text:p>
          </table:table-cell>
          <table:table-cell office:value-type="float" office:value="3.80662155151367" calcext:value-type="float">
            <text:p>3.8066215515</text:p>
          </table:table-cell>
          <table:table-cell office:value-type="float" office:value="0.461292266845703" calcext:value-type="float">
            <text:p>0.4612922668</text:p>
          </table:table-cell>
          <table:table-cell office:value-type="float" office:value="0.599797248840332" calcext:value-type="float">
            <text:p>0.5997972488</text:p>
          </table:table-cell>
          <table:table-cell office:value-type="float" office:value="1.13978576660156" calcext:value-type="float">
            <text:p>1.1397857666</text:p>
          </table:table-cell>
          <table:table-cell office:value-type="float" office:value="0.51970100402832" calcext:value-type="float">
            <text:p>0.519701004</text:p>
          </table:table-cell>
          <table:table-cell office:value-type="float" office:value="0.836270332336425" calcext:value-type="float">
            <text:p>0.8362703323</text:p>
          </table:table-cell>
          <table:table-cell office:value-type="float" office:value="0.23697280883789" calcext:value-type="float">
            <text:p>0.2369728088</text:p>
          </table:table-cell>
          <table:table-cell office:value-type="float" office:value="1.15929794311523" calcext:value-type="float">
            <text:p>1.1592979431</text:p>
          </table:table-cell>
          <table:table-cell office:value-type="float" office:value="0.062845230102539" calcext:value-type="float">
            <text:p>0.0628452301</text:p>
          </table:table-cell>
          <table:table-cell office:value-type="float" office:value="1.84854316711425" calcext:value-type="float">
            <text:p>1.8485431671</text:p>
          </table:table-cell>
          <table:table-cell office:value-type="float" office:value="0.149690628051757" calcext:value-type="float">
            <text:p>0.1496906281</text:p>
          </table:table-cell>
          <table:table-cell office:value-type="float" office:value="0.84786319732666" calcext:value-type="float">
            <text:p>0.8478631973</text:p>
          </table:table-cell>
          <table:table-cell office:value-type="float" office:value="0.55302619934082" calcext:value-type="float">
            <text:p>0.5530261993</text:p>
          </table:table-cell>
          <table:table-cell office:value-type="float" office:value="0.850845336914062" calcext:value-type="float">
            <text:p>0.8508453369</text:p>
          </table:table-cell>
          <table:table-cell office:value-type="float" office:value="3.07029342651367" calcext:value-type="float">
            <text:p>3.0702934265</text:p>
          </table:table-cell>
          <table:table-cell office:value-type="float" office:value="0.941321372985839" calcext:value-type="float">
            <text:p>0.941321373</text:p>
          </table:table-cell>
          <table:table-cell office:value-type="float" office:value="0.0751972198486328" calcext:value-type="float">
            <text:p>0.0751972198</text:p>
          </table:table-cell>
          <table:table-cell office:value-type="float" office:value="1.93935394287109" calcext:value-type="float">
            <text:p>1.9393539429</text:p>
          </table:table-cell>
          <table:table-cell office:value-type="float" office:value="1.58003997802734" calcext:value-type="float">
            <text:p>1.580039978</text:p>
          </table:table-cell>
          <table:table-cell office:value-type="float" office:value="1.92554759979248" calcext:value-type="float">
            <text:p>1.9255475998</text:p>
          </table:table-cell>
          <table:table-cell office:value-type="float" office:value="0.163572788238525" calcext:value-type="float">
            <text:p>0.1635727882</text:p>
          </table:table-cell>
          <table:table-cell office:value-type="float" office:value="0.401676177978515" calcext:value-type="float">
            <text:p>0.401676178</text:p>
          </table:table-cell>
          <table:table-cell office:value-type="float" office:value="1.01665878295898" calcext:value-type="float">
            <text:p>1.016658783</text:p>
          </table:table-cell>
          <table:table-cell office:value-type="float" office:value="0.467910766601562" calcext:value-type="float">
            <text:p>0.4679107666</text:p>
          </table:table-cell>
          <table:table-cell office:value-type="float" office:value="1.46528244018554" calcext:value-type="float">
            <text:p>1.4652824402</text:p>
          </table:table-cell>
          <table:table-cell office:value-type="float" office:value="0.233964920043945" calcext:value-type="float">
            <text:p>0.23396492</text:p>
          </table:table-cell>
          <table:table-cell office:value-type="float" office:value="0.701421737670898" calcext:value-type="float">
            <text:p>0.7014217377</text:p>
          </table:table-cell>
          <table:table-cell office:value-type="float" office:value="1.57376098632812" calcext:value-type="float">
            <text:p>1.5737609863</text:p>
          </table:table-cell>
          <table:table-cell office:value-type="float" office:value="0.904828071594238" calcext:value-type="float">
            <text:p>0.9048280716</text:p>
          </table:table-cell>
          <table:table-cell office:value-type="float" office:value="0.179600715637207" calcext:value-type="float">
            <text:p>0.1796007156</text:p>
          </table:table-cell>
          <table:table-cell office:value-type="float" office:value="1.06448745727539" calcext:value-type="float">
            <text:p>1.0644874573</text:p>
          </table:table-cell>
          <table:table-cell office:value-type="float" office:value="0.113691329956054" calcext:value-type="float">
            <text:p>0.11369133</text:p>
          </table:table-cell>
          <table:table-cell office:value-type="float" office:value="1.13362979888916" calcext:value-type="float">
            <text:p>1.1336297989</text:p>
          </table:table-cell>
          <table:table-cell office:value-type="float" office:value="2.15686607360839" calcext:value-type="float">
            <text:p>2.1568660736</text:p>
          </table:table-cell>
          <table:table-cell office:value-type="float" office:value="0.196422100067138" calcext:value-type="float">
            <text:p>0.1964221001</text:p>
          </table:table-cell>
          <table:table-cell office:value-type="float" office:value="0.735486030578613" calcext:value-type="float">
            <text:p>0.7354860306</text:p>
          </table:table-cell>
          <table:table-cell office:value-type="float" office:value="1.16416931152343" calcext:value-type="float">
            <text:p>1.1641693115</text:p>
          </table:table-cell>
          <table:table-cell office:value-type="float" office:value="0.439117431640625" calcext:value-type="float">
            <text:p>0.4391174316</text:p>
          </table:table-cell>
          <table:table-cell office:value-type="float" office:value="1.58914279937744" calcext:value-type="float">
            <text:p>1.5891427994</text:p>
          </table:table-cell>
          <table:table-cell office:value-type="float" office:value="1.05104875564575" calcext:value-type="float">
            <text:p>1.0510487556</text:p>
          </table:table-cell>
          <table:table-cell office:value-type="float" office:value="0.320968627929687" calcext:value-type="float">
            <text:p>0.3209686279</text:p>
          </table:table-cell>
          <table:table-cell office:value-type="float" office:value="1.07006072998046" calcext:value-type="float">
            <text:p>1.07006073</text:p>
          </table:table-cell>
          <table:table-cell office:value-type="float" office:value="1.38445198535919" calcext:value-type="float">
            <text:p>1.3844519854</text:p>
          </table:table-cell>
          <table:table-cell office:value-type="float" office:value="0.860509872436523" calcext:value-type="float">
            <text:p>0.8605098724</text:p>
          </table:table-cell>
          <table:table-cell office:value-type="float" office:value="1.19205451011657" calcext:value-type="float">
            <text:p>1.1920545101</text:p>
          </table:table-cell>
          <table:table-cell office:value-type="float" office:value="0.222467422485351" calcext:value-type="float">
            <text:p>0.2224674225</text:p>
          </table:table-cell>
          <table:table-cell office:value-type="float" office:value="0.79655647277832" calcext:value-type="float">
            <text:p>0.7965564728</text:p>
          </table:table-cell>
          <table:table-cell office:value-type="float" office:value="3.16487884521484" calcext:value-type="float">
            <text:p>3.1648788452</text:p>
          </table:table-cell>
          <table:table-cell office:value-type="float" office:value="1.40716981887817" calcext:value-type="float">
            <text:p>1.4071698189</text:p>
          </table:table-cell>
        </table:table-row>
        <table:table-row table:style-name="ro3">
          <table:table-cell office:value-type="float" office:value="0.650885581970214" calcext:value-type="float">
            <text:p>0.650885582</text:p>
          </table:table-cell>
          <table:table-cell office:value-type="float" office:value="1.74733972549438" calcext:value-type="float">
            <text:p>1.7473397255</text:p>
          </table:table-cell>
          <table:table-cell office:value-type="float" office:value="1.3952031135559" calcext:value-type="float">
            <text:p>1.3952031136</text:p>
          </table:table-cell>
          <table:table-cell office:value-type="float" office:value="0.614536762237548" calcext:value-type="float">
            <text:p>0.6145367622</text:p>
          </table:table-cell>
          <table:table-cell office:value-type="float" office:value="1.65512180328369" calcext:value-type="float">
            <text:p>1.6551218033</text:p>
          </table:table-cell>
          <table:table-cell office:value-type="float" office:value="0.452437400817871" calcext:value-type="float">
            <text:p>0.4524374008</text:p>
          </table:table-cell>
          <table:table-cell office:value-type="float" office:value="0.638885498046875" calcext:value-type="float">
            <text:p>0.638885498</text:p>
          </table:table-cell>
          <table:table-cell office:value-type="float" office:value="1.83799171447753" calcext:value-type="float">
            <text:p>1.8379917145</text:p>
          </table:table-cell>
          <table:table-cell office:value-type="float" office:value="0.948610305786132" calcext:value-type="float">
            <text:p>0.9486103058</text:p>
          </table:table-cell>
          <table:table-cell office:value-type="float" office:value="3.30536460876464" calcext:value-type="float">
            <text:p>3.3053646088</text:p>
          </table:table-cell>
          <table:table-cell office:value-type="float" office:value="0.878418922424316" calcext:value-type="float">
            <text:p>0.8784189224</text:p>
          </table:table-cell>
          <table:table-cell office:value-type="float" office:value="0.560606002807617" calcext:value-type="float">
            <text:p>0.5606060028</text:p>
          </table:table-cell>
          <table:table-cell office:value-type="float" office:value="1.39468955993652" calcext:value-type="float">
            <text:p>1.3946895599</text:p>
          </table:table-cell>
          <table:table-cell office:value-type="float" office:value="2.06079864501953" calcext:value-type="float">
            <text:p>2.060798645</text:p>
          </table:table-cell>
          <table:table-cell office:value-type="float" office:value="1.31649208068847" calcext:value-type="float">
            <text:p>1.3164920807</text:p>
          </table:table-cell>
          <table:table-cell office:value-type="float" office:value="0.565314292907714" calcext:value-type="float">
            <text:p>0.5653142929</text:p>
          </table:table-cell>
          <table:table-cell office:value-type="float" office:value="1.09428787231445" calcext:value-type="float">
            <text:p>1.0942878723</text:p>
          </table:table-cell>
          <table:table-cell office:value-type="float" office:value="1.22933864593505" calcext:value-type="float">
            <text:p>1.2293386459</text:p>
          </table:table-cell>
          <table:table-cell office:value-type="float" office:value="1.88064765930175" calcext:value-type="float">
            <text:p>1.8806476593</text:p>
          </table:table-cell>
          <table:table-cell office:value-type="float" office:value="1.17404270172119" calcext:value-type="float">
            <text:p>1.1740427017</text:p>
          </table:table-cell>
          <table:table-cell office:value-type="float" office:value="0.0120091438293457" calcext:value-type="float">
            <text:p>0.0120091438</text:p>
          </table:table-cell>
          <table:table-cell office:value-type="float" office:value="0.162351608276367" calcext:value-type="float">
            <text:p>0.1623516083</text:p>
          </table:table-cell>
          <table:table-cell office:value-type="float" office:value="0.459739208221435" calcext:value-type="float">
            <text:p>0.4597392082</text:p>
          </table:table-cell>
          <table:table-cell office:value-type="float" office:value="0.228607177734375" calcext:value-type="float">
            <text:p>0.2286071777</text:p>
          </table:table-cell>
          <table:table-cell office:value-type="float" office:value="0.626403331756591" calcext:value-type="float">
            <text:p>0.6264033318</text:p>
          </table:table-cell>
          <table:table-cell office:value-type="float" office:value="0.600049495697021" calcext:value-type="float">
            <text:p>0.6000494957</text:p>
          </table:table-cell>
          <table:table-cell office:value-type="float" office:value="1.77254343032836" calcext:value-type="float">
            <text:p>1.7725434303</text:p>
          </table:table-cell>
          <table:table-cell office:value-type="float" office:value="0.0357780456542968" calcext:value-type="float">
            <text:p>0.0357780457</text:p>
          </table:table-cell>
          <table:table-cell office:value-type="float" office:value="0.987991333007812" calcext:value-type="float">
            <text:p>0.987991333</text:p>
          </table:table-cell>
          <table:table-cell office:value-type="float" office:value="0.458460807800292" calcext:value-type="float">
            <text:p>0.4584608078</text:p>
          </table:table-cell>
          <table:table-cell office:value-type="float" office:value="0.0821819305419921" calcext:value-type="float">
            <text:p>0.0821819305</text:p>
          </table:table-cell>
          <table:table-cell office:value-type="float" office:value="1.81060981750488" calcext:value-type="float">
            <text:p>1.8106098175</text:p>
          </table:table-cell>
          <table:table-cell office:value-type="float" office:value="1.29646205902099" calcext:value-type="float">
            <text:p>1.296462059</text:p>
          </table:table-cell>
          <table:table-cell office:value-type="float" office:value="2.17481422424316" calcext:value-type="float">
            <text:p>2.1748142242</text:p>
          </table:table-cell>
          <table:table-cell office:value-type="float" office:value="0.240242958068847" calcext:value-type="float">
            <text:p>0.2402429581</text:p>
          </table:table-cell>
          <table:table-cell office:value-type="float" office:value="0.281432628631591" calcext:value-type="float">
            <text:p>0.2814326286</text:p>
          </table:table-cell>
          <table:table-cell office:value-type="float" office:value="0.0489063262939453" calcext:value-type="float">
            <text:p>0.0489063263</text:p>
          </table:table-cell>
          <table:table-cell office:value-type="float" office:value="2.85641288757324" calcext:value-type="float">
            <text:p>2.8564128876</text:p>
          </table:table-cell>
          <table:table-cell office:value-type="float" office:value="0.162526130676269" calcext:value-type="float">
            <text:p>0.1625261307</text:p>
          </table:table-cell>
          <table:table-cell office:value-type="float" office:value="1.71359252929687" calcext:value-type="float">
            <text:p>1.7135925293</text:p>
          </table:table-cell>
          <table:table-cell office:value-type="float" office:value="0.117599964141845" calcext:value-type="float">
            <text:p>0.1175999641</text:p>
          </table:table-cell>
          <table:table-cell office:value-type="float" office:value="0.938172340393066" calcext:value-type="float">
            <text:p>0.9381723404</text:p>
          </table:table-cell>
          <table:table-cell office:value-type="float" office:value="1.46980476379394" calcext:value-type="float">
            <text:p>1.4698047638</text:p>
          </table:table-cell>
          <table:table-cell office:value-type="float" office:value="1.005699634552" calcext:value-type="float">
            <text:p>1.0056996346</text:p>
          </table:table-cell>
          <table:table-cell office:value-type="float" office:value="1.00816345214843" calcext:value-type="float">
            <text:p>1.0081634521</text:p>
          </table:table-cell>
          <table:table-cell office:value-type="float" office:value="0.462562561035156" calcext:value-type="float">
            <text:p>0.462562561</text:p>
          </table:table-cell>
          <table:table-cell office:value-type="float" office:value="0.97218894958496" calcext:value-type="float">
            <text:p>0.9721889496</text:p>
          </table:table-cell>
          <table:table-cell office:value-type="float" office:value="1.20881462097167" calcext:value-type="float">
            <text:p>1.208814621</text:p>
          </table:table-cell>
          <table:table-cell office:value-type="float" office:value="0.327466487884521" calcext:value-type="float">
            <text:p>0.3274664879</text:p>
          </table:table-cell>
          <table:table-cell office:value-type="float" office:value="3.55453872680664" calcext:value-type="float">
            <text:p>3.5545387268</text:p>
          </table:table-cell>
          <table:table-cell office:value-type="float" office:value="0.0864233970642089" calcext:value-type="float">
            <text:p>0.0864233971</text:p>
          </table:table-cell>
          <table:table-cell office:value-type="float" office:value="0.496767044067382" calcext:value-type="float">
            <text:p>0.4967670441</text:p>
          </table:table-cell>
          <table:table-cell office:value-type="float" office:value="0.832612037658691" calcext:value-type="float">
            <text:p>0.8326120377</text:p>
          </table:table-cell>
          <table:table-cell office:value-type="float" office:value="4.92943668365478" calcext:value-type="float">
            <text:p>4.9294366837</text:p>
          </table:table-cell>
          <table:table-cell office:value-type="float" office:value="0.247975826263427" calcext:value-type="float">
            <text:p>0.2479758263</text:p>
          </table:table-cell>
        </table:table-row>
        <table:table-row table:style-name="ro3">
          <table:table-cell office:value-type="float" office:value="1.46789932250976" calcext:value-type="float">
            <text:p>1.4678993225</text:p>
          </table:table-cell>
          <table:table-cell office:value-type="float" office:value="1.05391693115234" calcext:value-type="float">
            <text:p>1.0539169312</text:p>
          </table:table-cell>
          <table:table-cell office:value-type="float" office:value="1.91751050949096" calcext:value-type="float">
            <text:p>1.9175105095</text:p>
          </table:table-cell>
          <table:table-cell office:value-type="float" office:value="0.864809036254882" calcext:value-type="float">
            <text:p>0.8648090363</text:p>
          </table:table-cell>
          <table:table-cell office:value-type="float" office:value="5.20254230499267" calcext:value-type="float">
            <text:p>5.202542305</text:p>
          </table:table-cell>
          <table:table-cell office:value-type="float" office:value="0.567249298095703" calcext:value-type="float">
            <text:p>0.5672492981</text:p>
          </table:table-cell>
          <table:table-cell office:value-type="float" office:value="0.0800075531005859" calcext:value-type="float">
            <text:p>0.0800075531</text:p>
          </table:table-cell>
          <table:table-cell office:value-type="float" office:value="0.104820251464843" calcext:value-type="float">
            <text:p>0.1048202515</text:p>
          </table:table-cell>
          <table:table-cell office:value-type="float" office:value="0.285642623901367" calcext:value-type="float">
            <text:p>0.2856426239</text:p>
          </table:table-cell>
          <table:table-cell office:value-type="float" office:value="0.213598251342773" calcext:value-type="float">
            <text:p>0.2135982513</text:p>
          </table:table-cell>
          <table:table-cell office:value-type="float" office:value="0.051039695739746" calcext:value-type="float">
            <text:p>0.0510396957</text:p>
          </table:table-cell>
          <table:table-cell office:value-type="float" office:value="0.29515266418457" calcext:value-type="float">
            <text:p>0.2951526642</text:p>
          </table:table-cell>
          <table:table-cell office:value-type="float" office:value="0.786220550537109" calcext:value-type="float">
            <text:p>0.7862205505</text:p>
          </table:table-cell>
          <table:table-cell office:value-type="float" office:value="0.105543136596679" calcext:value-type="float">
            <text:p>0.1055431366</text:p>
          </table:table-cell>
          <table:table-cell office:value-type="float" office:value="1.4439468383789" calcext:value-type="float">
            <text:p>1.4439468384</text:p>
          </table:table-cell>
          <table:table-cell office:value-type="float" office:value="0.512255668640136" calcext:value-type="float">
            <text:p>0.5122556686</text:p>
          </table:table-cell>
          <table:table-cell office:value-type="float" office:value="0.709299087524414" calcext:value-type="float">
            <text:p>0.7092990875</text:p>
          </table:table-cell>
          <table:table-cell office:value-type="float" office:value="0.0120706558227539" calcext:value-type="float">
            <text:p>0.0120706558</text:p>
          </table:table-cell>
          <table:table-cell office:value-type="float" office:value="0.0982570648193359" calcext:value-type="float">
            <text:p>0.0982570648</text:p>
          </table:table-cell>
          <table:table-cell office:value-type="float" office:value="0.650096893310546" calcext:value-type="float">
            <text:p>0.6500968933</text:p>
          </table:table-cell>
          <table:table-cell office:value-type="float" office:value="1.79423713684082" calcext:value-type="float">
            <text:p>1.7942371368</text:p>
          </table:table-cell>
          <table:table-cell office:value-type="float" office:value="0.414501190185546" calcext:value-type="float">
            <text:p>0.4145011902</text:p>
          </table:table-cell>
          <table:table-cell office:value-type="float" office:value="0.456273555755615" calcext:value-type="float">
            <text:p>0.4562735558</text:p>
          </table:table-cell>
          <table:table-cell office:value-type="float" office:value="2.711838722229" calcext:value-type="float">
            <text:p>2.7118387222</text:p>
          </table:table-cell>
          <table:table-cell office:value-type="float" office:value="1.83513164520263" calcext:value-type="float">
            <text:p>1.8351316452</text:p>
          </table:table-cell>
          <table:table-cell office:value-type="float" office:value="1.1622290611267" calcext:value-type="float">
            <text:p>1.1622290611</text:p>
          </table:table-cell>
          <table:table-cell office:value-type="float" office:value="1.98999500274658" calcext:value-type="float">
            <text:p>1.9899950027</text:p>
          </table:table-cell>
          <table:table-cell office:value-type="float" office:value="0.0325307846069335" calcext:value-type="float">
            <text:p>0.0325307846</text:p>
          </table:table-cell>
          <table:table-cell office:value-type="float" office:value="3.06485652923584" calcext:value-type="float">
            <text:p>3.0648565292</text:p>
          </table:table-cell>
          <table:table-cell office:value-type="float" office:value="0.367192268371582" calcext:value-type="float">
            <text:p>0.3671922684</text:p>
          </table:table-cell>
          <table:table-cell office:value-type="float" office:value="1.06963729858398" calcext:value-type="float">
            <text:p>1.0696372986</text:p>
          </table:table-cell>
          <table:table-cell office:value-type="float" office:value="0.75168228149414" calcext:value-type="float">
            <text:p>0.7516822815</text:p>
          </table:table-cell>
          <table:table-cell office:value-type="float" office:value="1.18327140808105" calcext:value-type="float">
            <text:p>1.1832714081</text:p>
          </table:table-cell>
          <table:table-cell office:value-type="float" office:value="1.06278419494628" calcext:value-type="float">
            <text:p>1.0627841949</text:p>
          </table:table-cell>
          <table:table-cell office:value-type="float" office:value="0.315279960632324" calcext:value-type="float">
            <text:p>0.3152799606</text:p>
          </table:table-cell>
          <table:table-cell office:value-type="float" office:value="0.645526409149169" calcext:value-type="float">
            <text:p>0.6455264091</text:p>
          </table:table-cell>
          <table:table-cell office:value-type="float" office:value="1.93547821044921" calcext:value-type="float">
            <text:p>1.9354782104</text:p>
          </table:table-cell>
          <table:table-cell office:value-type="float" office:value="1.99961471557617" calcext:value-type="float">
            <text:p>1.9996147156</text:p>
          </table:table-cell>
          <table:table-cell office:value-type="float" office:value="0.818584442138671" calcext:value-type="float">
            <text:p>0.8185844421</text:p>
          </table:table-cell>
          <table:table-cell office:value-type="float" office:value="0.224596977233886" calcext:value-type="float">
            <text:p>0.2245969772</text:p>
          </table:table-cell>
          <table:table-cell office:value-type="float" office:value="1.62933874130249" calcext:value-type="float">
            <text:p>1.6293387413</text:p>
          </table:table-cell>
          <table:table-cell office:value-type="float" office:value="0.545796394348144" calcext:value-type="float">
            <text:p>0.5457963943</text:p>
          </table:table-cell>
          <table:table-cell office:value-type="float" office:value="0.238834381103515" calcext:value-type="float">
            <text:p>0.2388343811</text:p>
          </table:table-cell>
          <table:table-cell office:value-type="float" office:value="0.629536628723144" calcext:value-type="float">
            <text:p>0.6295366287</text:p>
          </table:table-cell>
          <table:table-cell office:value-type="float" office:value="1.60065364837646" calcext:value-type="float">
            <text:p>1.6006536484</text:p>
          </table:table-cell>
          <table:table-cell office:value-type="float" office:value="1.43608522415161" calcext:value-type="float">
            <text:p>1.4360852242</text:p>
          </table:table-cell>
          <table:table-cell office:value-type="float" office:value="0.776419162750244" calcext:value-type="float">
            <text:p>0.7764191628</text:p>
          </table:table-cell>
          <table:table-cell office:value-type="float" office:value="1.41942882537841" calcext:value-type="float">
            <text:p>1.4194288254</text:p>
          </table:table-cell>
          <table:table-cell office:value-type="float" office:value="0.380241155624389" calcext:value-type="float">
            <text:p>0.3802411556</text:p>
          </table:table-cell>
          <table:table-cell office:value-type="float" office:value="0.4710054397583" calcext:value-type="float">
            <text:p>0.4710054398</text:p>
          </table:table-cell>
          <table:table-cell office:value-type="float" office:value="0.720056056976318" calcext:value-type="float">
            <text:p>0.720056057</text:p>
          </table:table-cell>
          <table:table-cell office:value-type="float" office:value="0.166815757751464" calcext:value-type="float">
            <text:p>0.1668157578</text:p>
          </table:table-cell>
          <table:table-cell office:value-type="float" office:value="0.829500198364257" calcext:value-type="float">
            <text:p>0.8295001984</text:p>
          </table:table-cell>
          <table:table-cell office:value-type="float" office:value="1.45754337310791" calcext:value-type="float">
            <text:p>1.4575433731</text:p>
          </table:table-cell>
          <table:table-cell office:value-type="float" office:value="1.1580581665039" calcext:value-type="float">
            <text:p>1.1580581665</text:p>
          </table:table-cell>
        </table:table-row>
        <table:table-row table:style-name="ro3">
          <table:table-cell office:value-type="float" office:value="1.40563631057739" calcext:value-type="float">
            <text:p>1.4056363106</text:p>
          </table:table-cell>
          <table:table-cell office:value-type="float" office:value="1.278648853302" calcext:value-type="float">
            <text:p>1.2786488533</text:p>
          </table:table-cell>
          <table:table-cell office:value-type="float" office:value="0.79561710357666" calcext:value-type="float">
            <text:p>0.7956171036</text:p>
          </table:table-cell>
          <table:table-cell office:value-type="float" office:value="1.80112743377685" calcext:value-type="float">
            <text:p>1.8011274338</text:p>
          </table:table-cell>
          <table:table-cell office:value-type="float" office:value="2.16630935668945" calcext:value-type="float">
            <text:p>2.1663093567</text:p>
          </table:table-cell>
          <table:table-cell office:value-type="float" office:value="0.52642822265625" calcext:value-type="float">
            <text:p>0.5264282227</text:p>
          </table:table-cell>
          <table:table-cell office:value-type="float" office:value="1.78829383850097" calcext:value-type="float">
            <text:p>1.7882938385</text:p>
          </table:table-cell>
          <table:table-cell office:value-type="float" office:value="1.20649719238281" calcext:value-type="float">
            <text:p>1.2064971924</text:p>
          </table:table-cell>
          <table:table-cell office:value-type="float" office:value="1.50151538848876" calcext:value-type="float">
            <text:p>1.5015153885</text:p>
          </table:table-cell>
          <table:table-cell office:value-type="float" office:value="1.76196670532226" calcext:value-type="float">
            <text:p>1.7619667053</text:p>
          </table:table-cell>
          <table:table-cell office:value-type="float" office:value="0.00650882720947265" calcext:value-type="float">
            <text:p>0.0065088272</text:p>
          </table:table-cell>
          <table:table-cell office:value-type="float" office:value="0.413295745849609" calcext:value-type="float">
            <text:p>0.4132957458</text:p>
          </table:table-cell>
          <table:table-cell office:value-type="float" office:value="0.209524154663085" calcext:value-type="float">
            <text:p>0.2095241547</text:p>
          </table:table-cell>
          <table:table-cell office:value-type="float" office:value="0.876829147338867" calcext:value-type="float">
            <text:p>0.8768291473</text:p>
          </table:table-cell>
          <table:table-cell office:value-type="float" office:value="1.04900932312011" calcext:value-type="float">
            <text:p>1.0490093231</text:p>
          </table:table-cell>
          <table:table-cell office:value-type="float" office:value="1.16562366485595" calcext:value-type="float">
            <text:p>1.1656236649</text:p>
          </table:table-cell>
          <table:table-cell office:value-type="float" office:value="1.99887943267822" calcext:value-type="float">
            <text:p>1.9988794327</text:p>
          </table:table-cell>
          <table:table-cell office:value-type="float" office:value="0.0339832305908203" calcext:value-type="float">
            <text:p>0.0339832306</text:p>
          </table:table-cell>
          <table:table-cell office:value-type="float" office:value="2.1921043395996" calcext:value-type="float">
            <text:p>2.1921043396</text:p>
          </table:table-cell>
          <table:table-cell office:value-type="float" office:value="2.43749570846557" calcext:value-type="float">
            <text:p>2.4374957085</text:p>
          </table:table-cell>
          <table:table-cell office:value-type="float" office:value="0.39016056060791" calcext:value-type="float">
            <text:p>0.3901605606</text:p>
          </table:table-cell>
          <table:table-cell office:value-type="float" office:value="1.13942193984985" calcext:value-type="float">
            <text:p>1.1394219398</text:p>
          </table:table-cell>
          <table:table-cell office:value-type="float" office:value="0.537905693054199" calcext:value-type="float">
            <text:p>0.5379056931</text:p>
          </table:table-cell>
          <table:table-cell office:value-type="float" office:value="0.711830139160156" calcext:value-type="float">
            <text:p>0.7118301392</text:p>
          </table:table-cell>
          <table:table-cell office:value-type="float" office:value="0.771689414978027" calcext:value-type="float">
            <text:p>0.771689415</text:p>
          </table:table-cell>
          <table:table-cell office:value-type="float" office:value="2.09617757797241" calcext:value-type="float">
            <text:p>2.096177578</text:p>
          </table:table-cell>
          <table:table-cell office:value-type="float" office:value="0.544804573059082" calcext:value-type="float">
            <text:p>0.5448045731</text:p>
          </table:table-cell>
          <table:table-cell office:value-type="float" office:value="2.19105577468872" calcext:value-type="float">
            <text:p>2.1910557747</text:p>
          </table:table-cell>
          <table:table-cell office:value-type="float" office:value="1.15596389770507" calcext:value-type="float">
            <text:p>1.1559638977</text:p>
          </table:table-cell>
          <table:table-cell office:value-type="float" office:value="0.00255012512207031" calcext:value-type="float">
            <text:p>0.0025501251</text:p>
          </table:table-cell>
          <table:table-cell office:value-type="float" office:value="0.570793151855468" calcext:value-type="float">
            <text:p>0.5707931519</text:p>
          </table:table-cell>
          <table:table-cell office:value-type="float" office:value="0.517494201660156" calcext:value-type="float">
            <text:p>0.5174942017</text:p>
          </table:table-cell>
          <table:table-cell office:value-type="float" office:value="1.33064365386962" calcext:value-type="float">
            <text:p>1.3306436539</text:p>
          </table:table-cell>
          <table:table-cell office:value-type="float" office:value="1.89444160461425" calcext:value-type="float">
            <text:p>1.8944416046</text:p>
          </table:table-cell>
          <table:table-cell office:value-type="float" office:value="0.150517463684082" calcext:value-type="float">
            <text:p>0.1505174637</text:p>
          </table:table-cell>
          <table:table-cell office:value-type="float" office:value="0.133875846862792" calcext:value-type="float">
            <text:p>0.1338758469</text:p>
          </table:table-cell>
          <table:table-cell office:value-type="float" office:value="2.32299423217773" calcext:value-type="float">
            <text:p>2.3229942322</text:p>
          </table:table-cell>
          <table:table-cell office:value-type="float" office:value="0.310317993164062" calcext:value-type="float">
            <text:p>0.3103179932</text:p>
          </table:table-cell>
          <table:table-cell office:value-type="float" office:value="0.411800384521484" calcext:value-type="float">
            <text:p>0.4118003845</text:p>
          </table:table-cell>
          <table:table-cell office:value-type="float" office:value="0.0890130996704101" calcext:value-type="float">
            <text:p>0.0890130997</text:p>
          </table:table-cell>
          <table:table-cell office:value-type="float" office:value="0.613116264343261" calcext:value-type="float">
            <text:p>0.6131162643</text:p>
          </table:table-cell>
          <table:table-cell office:value-type="float" office:value="0.526971817016601" calcext:value-type="float">
            <text:p>0.526971817</text:p>
          </table:table-cell>
          <table:table-cell office:value-type="float" office:value="3.03070831298828" calcext:value-type="float">
            <text:p>3.030708313</text:p>
          </table:table-cell>
          <table:table-cell office:value-type="float" office:value="1.78731060028076" calcext:value-type="float">
            <text:p>1.7873106003</text:p>
          </table:table-cell>
          <table:table-cell office:value-type="float" office:value="1.47762298583984" calcext:value-type="float">
            <text:p>1.4776229858</text:p>
          </table:table-cell>
          <table:table-cell office:value-type="float" office:value="1.42118692398071" calcext:value-type="float">
            <text:p>1.421186924</text:p>
          </table:table-cell>
          <table:table-cell office:value-type="float" office:value="0.126609802246093" calcext:value-type="float">
            <text:p>0.1266098022</text:p>
          </table:table-cell>
          <table:table-cell office:value-type="float" office:value="0.393391609191894" calcext:value-type="float">
            <text:p>0.3933916092</text:p>
          </table:table-cell>
          <table:table-cell office:value-type="float" office:value="0.815837144851684" calcext:value-type="float">
            <text:p>0.8158371449</text:p>
          </table:table-cell>
          <table:table-cell office:value-type="float" office:value="0.0541028976440429" calcext:value-type="float">
            <text:p>0.0541028976</text:p>
          </table:table-cell>
          <table:table-cell office:value-type="float" office:value="2.09722471237182" calcext:value-type="float">
            <text:p>2.0972247124</text:p>
          </table:table-cell>
          <table:table-cell office:value-type="float" office:value="0.525177955627441" calcext:value-type="float">
            <text:p>0.5251779556</text:p>
          </table:table-cell>
          <table:table-cell office:value-type="float" office:value="0.685996055603027" calcext:value-type="float">
            <text:p>0.6859960556</text:p>
          </table:table-cell>
          <table:table-cell office:value-type="float" office:value="1.18416500091552" calcext:value-type="float">
            <text:p>1.1841650009</text:p>
          </table:table-cell>
          <table:table-cell office:value-type="float" office:value="1.52947044372558" calcext:value-type="float">
            <text:p>1.5294704437</text:p>
          </table:table-cell>
        </table:table-row>
        <table:table-row table:style-name="ro3">
          <table:table-cell office:value-type="float" office:value="0.707512855529785" calcext:value-type="float">
            <text:p>0.7075128555</text:p>
          </table:table-cell>
          <table:table-cell office:value-type="float" office:value="0.965569019317627" calcext:value-type="float">
            <text:p>0.9655690193</text:p>
          </table:table-cell>
          <table:table-cell office:value-type="float" office:value="0.840907573699951" calcext:value-type="float">
            <text:p>0.8409075737</text:p>
          </table:table-cell>
          <table:table-cell office:value-type="float" office:value="1.17697238922119" calcext:value-type="float">
            <text:p>1.1769723892</text:p>
          </table:table-cell>
          <table:table-cell office:value-type="float" office:value="2.83064365386962" calcext:value-type="float">
            <text:p>2.8306436539</text:p>
          </table:table-cell>
          <table:table-cell office:value-type="float" office:value="1.11756801605224" calcext:value-type="float">
            <text:p>1.1175680161</text:p>
          </table:table-cell>
          <table:table-cell office:value-type="float" office:value="1.74764060974121" calcext:value-type="float">
            <text:p>1.7476406097</text:p>
          </table:table-cell>
          <table:table-cell office:value-type="float" office:value="1.07521247863769" calcext:value-type="float">
            <text:p>1.0752124786</text:p>
          </table:table-cell>
          <table:table-cell office:value-type="float" office:value="3.20236778259277" calcext:value-type="float">
            <text:p>3.2023677826</text:p>
          </table:table-cell>
          <table:table-cell office:value-type="float" office:value="2.70542335510253" calcext:value-type="float">
            <text:p>2.7054233551</text:p>
          </table:table-cell>
          <table:table-cell office:value-type="float" office:value="1.05354213714599" calcext:value-type="float">
            <text:p>1.0535421371</text:p>
          </table:table-cell>
          <table:table-cell office:value-type="float" office:value="0.586437702178955" calcext:value-type="float">
            <text:p>0.5864377022</text:p>
          </table:table-cell>
          <table:table-cell office:value-type="float" office:value="0.824451446533203" calcext:value-type="float">
            <text:p>0.8244514465</text:p>
          </table:table-cell>
          <table:table-cell office:value-type="float" office:value="0.237171173095703" calcext:value-type="float">
            <text:p>0.2371711731</text:p>
          </table:table-cell>
          <table:table-cell office:value-type="float" office:value="1.40682983398437" calcext:value-type="float">
            <text:p>1.406829834</text:p>
          </table:table-cell>
          <table:table-cell office:value-type="float" office:value="0.842207908630371" calcext:value-type="float">
            <text:p>0.8422079086</text:p>
          </table:table-cell>
          <table:table-cell office:value-type="float" office:value="2.99833297729492" calcext:value-type="float">
            <text:p>2.9983329773</text:p>
          </table:table-cell>
          <table:table-cell office:value-type="float" office:value="1.839693069458" calcext:value-type="float">
            <text:p>1.8396930695</text:p>
          </table:table-cell>
          <table:table-cell office:value-type="float" office:value="0.143774032592773" calcext:value-type="float">
            <text:p>0.1437740326</text:p>
          </table:table-cell>
          <table:table-cell office:value-type="float" office:value="0.219411849975585" calcext:value-type="float">
            <text:p>0.21941185</text:p>
          </table:table-cell>
          <table:table-cell office:value-type="float" office:value="2.17558145523071" calcext:value-type="float">
            <text:p>2.1755814552</text:p>
          </table:table-cell>
          <table:table-cell office:value-type="float" office:value="0.29157543182373" calcext:value-type="float">
            <text:p>0.2915754318</text:p>
          </table:table-cell>
          <table:table-cell office:value-type="float" office:value="0.322439193725585" calcext:value-type="float">
            <text:p>0.3224391937</text:p>
          </table:table-cell>
          <table:table-cell office:value-type="float" office:value="2.56559085845947" calcext:value-type="float">
            <text:p>2.5655908585</text:p>
          </table:table-cell>
          <table:table-cell office:value-type="float" office:value="1.40622806549072" calcext:value-type="float">
            <text:p>1.4062280655</text:p>
          </table:table-cell>
          <table:table-cell office:value-type="float" office:value="0.962633609771728" calcext:value-type="float">
            <text:p>0.9626336098</text:p>
          </table:table-cell>
          <table:table-cell office:value-type="float" office:value="1.24444103240966" calcext:value-type="float">
            <text:p>1.2444410324</text:p>
          </table:table-cell>
          <table:table-cell office:value-type="float" office:value="0.795671463012695" calcext:value-type="float">
            <text:p>0.795671463</text:p>
          </table:table-cell>
          <table:table-cell office:value-type="float" office:value="3.45181369781494" calcext:value-type="float">
            <text:p>3.4518136978</text:p>
          </table:table-cell>
          <table:table-cell office:value-type="float" office:value="0.77505874633789" calcext:value-type="float">
            <text:p>0.7750587463</text:p>
          </table:table-cell>
          <table:table-cell office:value-type="float" office:value="0.709646224975585" calcext:value-type="float">
            <text:p>0.709646225</text:p>
          </table:table-cell>
          <table:table-cell office:value-type="float" office:value="0.828376770019531" calcext:value-type="float">
            <text:p>0.82837677</text:p>
          </table:table-cell>
          <table:table-cell office:value-type="float" office:value="2.63225841522216" calcext:value-type="float">
            <text:p>2.6322584152</text:p>
          </table:table-cell>
          <table:table-cell office:value-type="float" office:value="4.02848052978515" calcext:value-type="float">
            <text:p>4.0284805298</text:p>
          </table:table-cell>
          <table:table-cell office:value-type="float" office:value="1.10493850708007" calcext:value-type="float">
            <text:p>1.1049385071</text:p>
          </table:table-cell>
          <table:table-cell office:value-type="float" office:value="0.511236667633056" calcext:value-type="float">
            <text:p>0.5112366676</text:p>
          </table:table-cell>
          <table:table-cell office:value-type="float" office:value="3.51309204101562" calcext:value-type="float">
            <text:p>3.513092041</text:p>
          </table:table-cell>
          <table:table-cell office:value-type="float" office:value="0.336139678955078" calcext:value-type="float">
            <text:p>0.336139679</text:p>
          </table:table-cell>
          <table:table-cell office:value-type="float" office:value="1.28415155410766" calcext:value-type="float">
            <text:p>1.2841515541</text:p>
          </table:table-cell>
          <table:table-cell office:value-type="float" office:value="0.919130325317382" calcext:value-type="float">
            <text:p>0.9191303253</text:p>
          </table:table-cell>
          <table:table-cell office:value-type="float" office:value="3.51996755599975" calcext:value-type="float">
            <text:p>3.519967556</text:p>
          </table:table-cell>
          <table:table-cell office:value-type="float" office:value="1.56067562103271" calcext:value-type="float">
            <text:p>1.560675621</text:p>
          </table:table-cell>
          <table:table-cell office:value-type="float" office:value="1.47388839721679" calcext:value-type="float">
            <text:p>1.4738883972</text:p>
          </table:table-cell>
          <table:table-cell office:value-type="float" office:value="1.61353588104248" calcext:value-type="float">
            <text:p>1.613535881</text:p>
          </table:table-cell>
          <table:table-cell office:value-type="float" office:value="1.94883966445922" calcext:value-type="float">
            <text:p>1.9488396645</text:p>
          </table:table-cell>
          <table:table-cell office:value-type="float" office:value="0.496081829071044" calcext:value-type="float">
            <text:p>0.4960818291</text:p>
          </table:table-cell>
          <table:table-cell office:value-type="float" office:value="0.434767723083496" calcext:value-type="float">
            <text:p>0.4347677231</text:p>
          </table:table-cell>
          <table:table-cell office:value-type="float" office:value="2.45719814300537" calcext:value-type="float">
            <text:p>2.457198143</text:p>
          </table:table-cell>
          <table:table-cell office:value-type="float" office:value="0.878643274307251" calcext:value-type="float">
            <text:p>0.8786432743</text:p>
          </table:table-cell>
          <table:table-cell office:value-type="float" office:value="3.39395523071289" calcext:value-type="float">
            <text:p>3.3939552307</text:p>
          </table:table-cell>
          <table:table-cell office:value-type="float" office:value="0.233628034591674" calcext:value-type="float">
            <text:p>0.2336280346</text:p>
          </table:table-cell>
          <table:table-cell office:value-type="float" office:value="0.280549049377441" calcext:value-type="float">
            <text:p>0.2805490494</text:p>
          </table:table-cell>
          <table:table-cell office:value-type="float" office:value="0.959884405136108" calcext:value-type="float">
            <text:p>0.9598844051</text:p>
          </table:table-cell>
          <table:table-cell office:value-type="float" office:value="3.31298923492431" calcext:value-type="float">
            <text:p>3.3129892349</text:p>
          </table:table-cell>
          <table:table-cell office:value-type="float" office:value="0.0998306274414062" calcext:value-type="float">
            <text:p>0.0998306274</text:p>
          </table:table-cell>
        </table:table-row>
        <table:table-row table:style-name="ro3">
          <table:table-cell office:value-type="float" office:value="0.540430068969726" calcext:value-type="float">
            <text:p>0.540430069</text:p>
          </table:table-cell>
          <table:table-cell office:value-type="float" office:value="2.22548580169677" calcext:value-type="float">
            <text:p>2.2254858017</text:p>
          </table:table-cell>
          <table:table-cell office:value-type="float" office:value="2.2162275314331" calcext:value-type="float">
            <text:p>2.2162275314</text:p>
          </table:table-cell>
          <table:table-cell office:value-type="float" office:value="0.264781951904296" calcext:value-type="float">
            <text:p>0.2647819519</text:p>
          </table:table-cell>
          <table:table-cell office:value-type="float" office:value="0.809952735900878" calcext:value-type="float">
            <text:p>0.8099527359</text:p>
          </table:table-cell>
          <table:table-cell office:value-type="float" office:value="0.62384033203125" calcext:value-type="float">
            <text:p>0.623840332</text:p>
          </table:table-cell>
          <table:table-cell office:value-type="float" office:value="2.19235038757324" calcext:value-type="float">
            <text:p>2.1923503876</text:p>
          </table:table-cell>
          <table:table-cell office:value-type="float" office:value="0.21144676208496" calcext:value-type="float">
            <text:p>0.2114467621</text:p>
          </table:table-cell>
          <table:table-cell office:value-type="float" office:value="0.120716094970703" calcext:value-type="float">
            <text:p>0.120716095</text:p>
          </table:table-cell>
          <table:table-cell office:value-type="float" office:value="0.128665924072265" calcext:value-type="float">
            <text:p>0.1286659241</text:p>
          </table:table-cell>
          <table:table-cell office:value-type="float" office:value="0.849944114685058" calcext:value-type="float">
            <text:p>0.8499441147</text:p>
          </table:table-cell>
          <table:table-cell office:value-type="float" office:value="0.439867496490478" calcext:value-type="float">
            <text:p>0.4398674965</text:p>
          </table:table-cell>
          <table:table-cell office:value-type="float" office:value="0.347709655761718" calcext:value-type="float">
            <text:p>0.3477096558</text:p>
          </table:table-cell>
          <table:table-cell office:value-type="float" office:value="1.45497894287109" calcext:value-type="float">
            <text:p>1.4549789429</text:p>
          </table:table-cell>
          <table:table-cell office:value-type="float" office:value="0.302106857299804" calcext:value-type="float">
            <text:p>0.3021068573</text:p>
          </table:table-cell>
          <table:table-cell office:value-type="float" office:value="0.545702934265136" calcext:value-type="float">
            <text:p>0.5457029343</text:p>
          </table:table-cell>
          <table:table-cell office:value-type="float" office:value="1.09535360336303" calcext:value-type="float">
            <text:p>1.0953536034</text:p>
          </table:table-cell>
          <table:table-cell office:value-type="float" office:value="0.726683616638183" calcext:value-type="float">
            <text:p>0.7266836166</text:p>
          </table:table-cell>
          <table:table-cell office:value-type="float" office:value="0.0280323028564453" calcext:value-type="float">
            <text:p>0.0280323029</text:p>
          </table:table-cell>
          <table:table-cell office:value-type="float" office:value="0.347949028015136" calcext:value-type="float">
            <text:p>0.347949028</text:p>
          </table:table-cell>
          <table:table-cell office:value-type="float" office:value="0.248553276062011" calcext:value-type="float">
            <text:p>0.2485532761</text:p>
          </table:table-cell>
          <table:table-cell office:value-type="float" office:value="0.576225757598877" calcext:value-type="float">
            <text:p>0.5762257576</text:p>
          </table:table-cell>
          <table:table-cell office:value-type="float" office:value="0.432153701782226" calcext:value-type="float">
            <text:p>0.4321537018</text:p>
          </table:table-cell>
          <table:table-cell office:value-type="float" office:value="0.898048400878906" calcext:value-type="float">
            <text:p>0.8980484009</text:p>
          </table:table-cell>
          <table:table-cell office:value-type="float" office:value="0.755244255065918" calcext:value-type="float">
            <text:p>0.7552442551</text:p>
          </table:table-cell>
          <table:table-cell office:value-type="float" office:value="2.87064886093139" calcext:value-type="float">
            <text:p>2.8706488609</text:p>
          </table:table-cell>
          <table:table-cell office:value-type="float" office:value="1.59939765930175" calcext:value-type="float">
            <text:p>1.5993976593</text:p>
          </table:table-cell>
          <table:table-cell office:value-type="float" office:value="0.630346298217773" calcext:value-type="float">
            <text:p>0.6303462982</text:p>
          </table:table-cell>
          <table:table-cell office:value-type="float" office:value="1.79510974884033" calcext:value-type="float">
            <text:p>1.7951097488</text:p>
          </table:table-cell>
          <table:table-cell office:value-type="float" office:value="0.61464786529541" calcext:value-type="float">
            <text:p>0.6146478653</text:p>
          </table:table-cell>
          <table:table-cell office:value-type="float" office:value="0.121162414550781" calcext:value-type="float">
            <text:p>0.1211624146</text:p>
          </table:table-cell>
          <table:table-cell office:value-type="float" office:value="1.4653148651123" calcext:value-type="float">
            <text:p>1.4653148651</text:p>
          </table:table-cell>
          <table:table-cell office:value-type="float" office:value="0.110297203063964" calcext:value-type="float">
            <text:p>0.1102972031</text:p>
          </table:table-cell>
          <table:table-cell office:value-type="float" office:value="0.531940460205078" calcext:value-type="float">
            <text:p>0.5319404602</text:p>
          </table:table-cell>
          <table:table-cell office:value-type="float" office:value="1.25243949890136" calcext:value-type="float">
            <text:p>1.2524394989</text:p>
          </table:table-cell>
          <table:table-cell office:value-type="float" office:value="0.638343811035156" calcext:value-type="float">
            <text:p>0.638343811</text:p>
          </table:table-cell>
          <table:table-cell office:value-type="float" office:value="0.647243499755859" calcext:value-type="float">
            <text:p>0.6472434998</text:p>
          </table:table-cell>
          <table:table-cell office:value-type="float" office:value="0.61602783203125" calcext:value-type="float">
            <text:p>0.616027832</text:p>
          </table:table-cell>
          <table:table-cell office:value-type="float" office:value="0.388200759887695" calcext:value-type="float">
            <text:p>0.3882007599</text:p>
          </table:table-cell>
          <table:table-cell office:value-type="float" office:value="0.497367858886718" calcext:value-type="float">
            <text:p>0.4973678589</text:p>
          </table:table-cell>
          <table:table-cell office:value-type="float" office:value="1.27948188781738" calcext:value-type="float">
            <text:p>1.2794818878</text:p>
          </table:table-cell>
          <table:table-cell office:value-type="float" office:value="0.736774444580078" calcext:value-type="float">
            <text:p>0.7367744446</text:p>
          </table:table-cell>
          <table:table-cell office:value-type="float" office:value="0.410408020019531" calcext:value-type="float">
            <text:p>0.41040802</text:p>
          </table:table-cell>
          <table:table-cell office:value-type="float" office:value="0.517395973205566" calcext:value-type="float">
            <text:p>0.5173959732</text:p>
          </table:table-cell>
          <table:table-cell office:value-type="float" office:value="0.414963722229003" calcext:value-type="float">
            <text:p>0.4149637222</text:p>
          </table:table-cell>
          <table:table-cell office:value-type="float" office:value="0.211066246032714" calcext:value-type="float">
            <text:p>0.211066246</text:p>
          </table:table-cell>
          <table:table-cell office:value-type="float" office:value="1.01255083084106" calcext:value-type="float">
            <text:p>1.0125508308</text:p>
          </table:table-cell>
          <table:table-cell office:value-type="float" office:value="0.143547058105468" calcext:value-type="float">
            <text:p>0.1435470581</text:p>
          </table:table-cell>
          <table:table-cell office:value-type="float" office:value="0.583218812942504" calcext:value-type="float">
            <text:p>0.5832188129</text:p>
          </table:table-cell>
          <table:table-cell office:value-type="float" office:value="0.0971889495849609" calcext:value-type="float">
            <text:p>0.0971889496</text:p>
          </table:table-cell>
          <table:table-cell office:value-type="float" office:value="0.00322866439819335" calcext:value-type="float">
            <text:p>0.0032286644</text:p>
          </table:table-cell>
          <table:table-cell office:value-type="float" office:value="0.375849723815917" calcext:value-type="float">
            <text:p>0.3758497238</text:p>
          </table:table-cell>
          <table:table-cell office:value-type="float" office:value="1.28912019729614" calcext:value-type="float">
            <text:p>1.2891201973</text:p>
          </table:table-cell>
          <table:table-cell office:value-type="float" office:value="1.00105953216552" calcext:value-type="float">
            <text:p>1.0010595322</text:p>
          </table:table-cell>
          <table:table-cell office:value-type="float" office:value="0.803270816802978" calcext:value-type="float">
            <text:p>0.8032708168</text:p>
          </table:table-cell>
        </table:table-row>
        <table:table-row table:style-name="ro3">
          <table:table-cell office:value-type="float" office:value="1.75669527053833" calcext:value-type="float">
            <text:p>1.7566952705</text:p>
          </table:table-cell>
          <table:table-cell office:value-type="float" office:value="2.70088195800781" calcext:value-type="float">
            <text:p>2.700881958</text:p>
          </table:table-cell>
          <table:table-cell office:value-type="float" office:value="0.348861694335937" calcext:value-type="float">
            <text:p>0.3488616943</text:p>
          </table:table-cell>
          <table:table-cell office:value-type="float" office:value="1.27966117858886" calcext:value-type="float">
            <text:p>1.2796611786</text:p>
          </table:table-cell>
          <table:table-cell office:value-type="float" office:value="3.11246681213378" calcext:value-type="float">
            <text:p>3.1124668121</text:p>
          </table:table-cell>
          <table:table-cell office:value-type="float" office:value="0.278221130371093" calcext:value-type="float">
            <text:p>0.2782211304</text:p>
          </table:table-cell>
          <table:table-cell office:value-type="float" office:value="1.56803512573242" calcext:value-type="float">
            <text:p>1.5680351257</text:p>
          </table:table-cell>
          <table:table-cell office:value-type="float" office:value="0.915252685546875" calcext:value-type="float">
            <text:p>0.9152526855</text:p>
          </table:table-cell>
          <table:table-cell office:value-type="float" office:value="1.29197788238525" calcext:value-type="float">
            <text:p>1.2919778824</text:p>
          </table:table-cell>
          <table:table-cell office:value-type="float" office:value="0.954872131347656" calcext:value-type="float">
            <text:p>0.9548721313</text:p>
          </table:table-cell>
          <table:table-cell office:value-type="float" office:value="1.16000270843505" calcext:value-type="float">
            <text:p>1.1600027084</text:p>
          </table:table-cell>
          <table:table-cell office:value-type="float" office:value="0.304302215576171" calcext:value-type="float">
            <text:p>0.3043022156</text:p>
          </table:table-cell>
          <table:table-cell office:value-type="float" office:value="1.69207000732421" calcext:value-type="float">
            <text:p>1.6920700073</text:p>
          </table:table-cell>
          <table:table-cell office:value-type="float" office:value="0.49688720703125" calcext:value-type="float">
            <text:p>0.496887207</text:p>
          </table:table-cell>
          <table:table-cell office:value-type="float" office:value="1.62514400482177" calcext:value-type="float">
            <text:p>1.6251440048</text:p>
          </table:table-cell>
          <table:table-cell office:value-type="float" office:value="0.40764045715332" calcext:value-type="float">
            <text:p>0.4076404572</text:p>
          </table:table-cell>
          <table:table-cell office:value-type="float" office:value="0.709754943847656" calcext:value-type="float">
            <text:p>0.7097549438</text:p>
          </table:table-cell>
          <table:table-cell office:value-type="float" office:value="0.112759590148925" calcext:value-type="float">
            <text:p>0.1127595901</text:p>
          </table:table-cell>
          <table:table-cell office:value-type="float" office:value="0.78780174255371" calcext:value-type="float">
            <text:p>0.7878017426</text:p>
          </table:table-cell>
          <table:table-cell office:value-type="float" office:value="1.11560916900634" calcext:value-type="float">
            <text:p>1.115609169</text:p>
          </table:table-cell>
          <table:table-cell office:value-type="float" office:value="1.31897258758544" calcext:value-type="float">
            <text:p>1.3189725876</text:p>
          </table:table-cell>
          <table:table-cell office:value-type="float" office:value="0.451587200164794" calcext:value-type="float">
            <text:p>0.4515872002</text:p>
          </table:table-cell>
          <table:table-cell office:value-type="float" office:value="1.07624673843383" calcext:value-type="float">
            <text:p>1.0762467384</text:p>
          </table:table-cell>
          <table:table-cell office:value-type="float" office:value="1.31434249877929" calcext:value-type="float">
            <text:p>1.3143424988</text:p>
          </table:table-cell>
          <table:table-cell office:value-type="float" office:value="0.668034076690673" calcext:value-type="float">
            <text:p>0.6680340767</text:p>
          </table:table-cell>
          <table:table-cell office:value-type="float" office:value="3.7779893875122" calcext:value-type="float">
            <text:p>3.7779893875</text:p>
          </table:table-cell>
          <table:table-cell office:value-type="float" office:value="0.312324523925781" calcext:value-type="float">
            <text:p>0.3123245239</text:p>
          </table:table-cell>
          <table:table-cell office:value-type="float" office:value="1.03383159637451" calcext:value-type="float">
            <text:p>1.0338315964</text:p>
          </table:table-cell>
          <table:table-cell office:value-type="float" office:value="0.0933723449707031" calcext:value-type="float">
            <text:p>0.093372345</text:p>
          </table:table-cell>
          <table:table-cell office:value-type="float" office:value="0.0620889663696289" calcext:value-type="float">
            <text:p>0.0620889664</text:p>
          </table:table-cell>
          <table:table-cell office:value-type="float" office:value="1.2089500427246" calcext:value-type="float">
            <text:p>1.2089500427</text:p>
          </table:table-cell>
          <table:table-cell office:value-type="float" office:value="0.287195205688476" calcext:value-type="float">
            <text:p>0.2871952057</text:p>
          </table:table-cell>
          <table:table-cell office:value-type="float" office:value="1.23500061035156" calcext:value-type="float">
            <text:p>1.2350006104</text:p>
          </table:table-cell>
          <table:table-cell office:value-type="float" office:value="1.55805778503417" calcext:value-type="float">
            <text:p>1.558057785</text:p>
          </table:table-cell>
          <table:table-cell office:value-type="float" office:value="0.659948348999023" calcext:value-type="float">
            <text:p>0.659948349</text:p>
          </table:table-cell>
          <table:table-cell office:value-type="float" office:value="0.173835277557373" calcext:value-type="float">
            <text:p>0.1738352776</text:p>
          </table:table-cell>
          <table:table-cell office:value-type="float" office:value="1.44444274902343" calcext:value-type="float">
            <text:p>1.444442749</text:p>
          </table:table-cell>
          <table:table-cell office:value-type="float" office:value="0.386215209960937" calcext:value-type="float">
            <text:p>0.38621521</text:p>
          </table:table-cell>
          <table:table-cell office:value-type="float" office:value="2.10181331634521" calcext:value-type="float">
            <text:p>2.1018133163</text:p>
          </table:table-cell>
          <table:table-cell office:value-type="float" office:value="0.462653160095214" calcext:value-type="float">
            <text:p>0.4626531601</text:p>
          </table:table-cell>
          <table:table-cell office:value-type="float" office:value="1.16525173187255" calcext:value-type="float">
            <text:p>1.1652517319</text:p>
          </table:table-cell>
          <table:table-cell office:value-type="float" office:value="0.596497535705566" calcext:value-type="float">
            <text:p>0.5964975357</text:p>
          </table:table-cell>
          <table:table-cell office:value-type="float" office:value="1.33314514160156" calcext:value-type="float">
            <text:p>1.3331451416</text:p>
          </table:table-cell>
          <table:table-cell office:value-type="float" office:value="0.267936706542968" calcext:value-type="float">
            <text:p>0.2679367065</text:p>
          </table:table-cell>
          <table:table-cell office:value-type="float" office:value="1.16362762451171" calcext:value-type="float">
            <text:p>1.1636276245</text:p>
          </table:table-cell>
          <table:table-cell office:value-type="float" office:value="0.797301292419433" calcext:value-type="float">
            <text:p>0.7973012924</text:p>
          </table:table-cell>
          <table:table-cell office:value-type="float" office:value="0.775436401367187" calcext:value-type="float">
            <text:p>0.7754364014</text:p>
          </table:table-cell>
          <table:table-cell office:value-type="float" office:value="0.489839553833007" calcext:value-type="float">
            <text:p>0.4898395538</text:p>
          </table:table-cell>
          <table:table-cell office:value-type="float" office:value="0.345262050628662" calcext:value-type="float">
            <text:p>0.3452620506</text:p>
          </table:table-cell>
          <table:table-cell office:value-type="float" office:value="1.66106796264648" calcext:value-type="float">
            <text:p>1.6610679626</text:p>
          </table:table-cell>
          <table:table-cell office:value-type="float" office:value="0.554620027542114" calcext:value-type="float">
            <text:p>0.5546200275</text:p>
          </table:table-cell>
          <table:table-cell office:value-type="float" office:value="0.180362701416015" calcext:value-type="float">
            <text:p>0.1803627014</text:p>
          </table:table-cell>
          <table:table-cell office:value-type="float" office:value="0.685869216918945" calcext:value-type="float">
            <text:p>0.6858692169</text:p>
          </table:table-cell>
          <table:table-cell office:value-type="float" office:value="0.620182991027832" calcext:value-type="float">
            <text:p>0.620182991</text:p>
          </table:table-cell>
          <table:table-cell office:value-type="float" office:value="0.354999542236328" calcext:value-type="float">
            <text:p>0.3549995422</text:p>
          </table:table-cell>
        </table:table-row>
        <table:table-row table:style-name="ro3">
          <table:table-cell office:value-type="float" office:value="0.287563323974609" calcext:value-type="float">
            <text:p>0.287563324</text:p>
          </table:table-cell>
          <table:table-cell office:value-type="float" office:value="2.86019134521484" calcext:value-type="float">
            <text:p>2.8601913452</text:p>
          </table:table-cell>
          <table:table-cell office:value-type="float" office:value="1.29016017913818" calcext:value-type="float">
            <text:p>1.2901601791</text:p>
          </table:table-cell>
          <table:table-cell office:value-type="float" office:value="0.704791545867919" calcext:value-type="float">
            <text:p>0.7047915459</text:p>
          </table:table-cell>
          <table:table-cell office:value-type="float" office:value="2.40321254730224" calcext:value-type="float">
            <text:p>2.4032125473</text:p>
          </table:table-cell>
          <table:table-cell office:value-type="float" office:value="0.135912895202636" calcext:value-type="float">
            <text:p>0.1359128952</text:p>
          </table:table-cell>
          <table:table-cell office:value-type="float" office:value="1.36637878417968" calcext:value-type="float">
            <text:p>1.3663787842</text:p>
          </table:table-cell>
          <table:table-cell office:value-type="float" office:value="0.954311370849609" calcext:value-type="float">
            <text:p>0.9543113708</text:p>
          </table:table-cell>
          <table:table-cell office:value-type="float" office:value="0.25335693359375" calcext:value-type="float">
            <text:p>0.2533569336</text:p>
          </table:table-cell>
          <table:table-cell office:value-type="float" office:value="0.286874771118164" calcext:value-type="float">
            <text:p>0.2868747711</text:p>
          </table:table-cell>
          <table:table-cell office:value-type="float" office:value="0.159969329833984" calcext:value-type="float">
            <text:p>0.1599693298</text:p>
          </table:table-cell>
          <table:table-cell office:value-type="float" office:value="0.654735565185546" calcext:value-type="float">
            <text:p>0.6547355652</text:p>
          </table:table-cell>
          <table:table-cell office:value-type="float" office:value="2.24426651000976" calcext:value-type="float">
            <text:p>2.24426651</text:p>
          </table:table-cell>
          <table:table-cell office:value-type="float" office:value="0.199478149414062" calcext:value-type="float">
            <text:p>0.1994781494</text:p>
          </table:table-cell>
          <table:table-cell office:value-type="float" office:value="0.260456085205078" calcext:value-type="float">
            <text:p>0.2604560852</text:p>
          </table:table-cell>
          <table:table-cell office:value-type="float" office:value="1.32627010345458" calcext:value-type="float">
            <text:p>1.3262701035</text:p>
          </table:table-cell>
          <table:table-cell office:value-type="float" office:value="2.4938039779663" calcext:value-type="float">
            <text:p>2.493803978</text:p>
          </table:table-cell>
          <table:table-cell office:value-type="float" office:value="0.550867080688476" calcext:value-type="float">
            <text:p>0.5508670807</text:p>
          </table:table-cell>
          <table:table-cell office:value-type="float" office:value="0.388666152954101" calcext:value-type="float">
            <text:p>0.388666153</text:p>
          </table:table-cell>
          <table:table-cell office:value-type="float" office:value="0.171177864074707" calcext:value-type="float">
            <text:p>0.1711778641</text:p>
          </table:table-cell>
          <table:table-cell office:value-type="float" office:value="0.162206649780273" calcext:value-type="float">
            <text:p>0.1622066498</text:p>
          </table:table-cell>
          <table:table-cell office:value-type="float" office:value="1.15956163406372" calcext:value-type="float">
            <text:p>1.1595616341</text:p>
          </table:table-cell>
          <table:table-cell office:value-type="float" office:value="0.302474021911621" calcext:value-type="float">
            <text:p>0.3024740219</text:p>
          </table:table-cell>
          <table:table-cell office:value-type="float" office:value="0.38061237335205" calcext:value-type="float">
            <text:p>0.3806123734</text:p>
          </table:table-cell>
          <table:table-cell office:value-type="float" office:value="0.649332046508789" calcext:value-type="float">
            <text:p>0.6493320465</text:p>
          </table:table-cell>
          <table:table-cell office:value-type="float" office:value="1.70801258087158" calcext:value-type="float">
            <text:p>1.7080125809</text:p>
          </table:table-cell>
          <table:table-cell office:value-type="float" office:value="1.2903413772583" calcext:value-type="float">
            <text:p>1.2903413773</text:p>
          </table:table-cell>
          <table:table-cell office:value-type="float" office:value="0.374598979949951" calcext:value-type="float">
            <text:p>0.3745989799</text:p>
          </table:table-cell>
          <table:table-cell office:value-type="float" office:value="1.36706733703613" calcext:value-type="float">
            <text:p>1.367067337</text:p>
          </table:table-cell>
          <table:table-cell office:value-type="float" office:value="0.651223182678222" calcext:value-type="float">
            <text:p>0.6512231827</text:p>
          </table:table-cell>
          <table:table-cell office:value-type="float" office:value="1.00749397277832" calcext:value-type="float">
            <text:p>1.0074939728</text:p>
          </table:table-cell>
          <table:table-cell office:value-type="float" office:value="1.29309463500976" calcext:value-type="float">
            <text:p>1.293094635</text:p>
          </table:table-cell>
          <table:table-cell office:value-type="float" office:value="0.419513702392578" calcext:value-type="float">
            <text:p>0.4195137024</text:p>
          </table:table-cell>
          <table:table-cell office:value-type="float" office:value="0.163190841674804" calcext:value-type="float">
            <text:p>0.1631908417</text:p>
          </table:table-cell>
          <table:table-cell office:value-type="float" office:value="0.54175853729248" calcext:value-type="float">
            <text:p>0.5417585373</text:p>
          </table:table-cell>
          <table:table-cell office:value-type="float" office:value="0.673949241638183" calcext:value-type="float">
            <text:p>0.6739492416</text:p>
          </table:table-cell>
          <table:table-cell office:value-type="float" office:value="1.34355545043945" calcext:value-type="float">
            <text:p>1.3435554504</text:p>
          </table:table-cell>
          <table:table-cell office:value-type="float" office:value="0.35837173461914" calcext:value-type="float">
            <text:p>0.3583717346</text:p>
          </table:table-cell>
          <table:table-cell office:value-type="float" office:value="1.17699909210205" calcext:value-type="float">
            <text:p>1.1769990921</text:p>
          </table:table-cell>
          <table:table-cell office:value-type="float" office:value="1.58376121520996" calcext:value-type="float">
            <text:p>1.5837612152</text:p>
          </table:table-cell>
          <table:table-cell office:value-type="float" office:value="1.42950057983398" calcext:value-type="float">
            <text:p>1.4295005798</text:p>
          </table:table-cell>
          <table:table-cell office:value-type="float" office:value="0.478837013244628" calcext:value-type="float">
            <text:p>0.4788370132</text:p>
          </table:table-cell>
          <table:table-cell office:value-type="float" office:value="0.105241775512695" calcext:value-type="float">
            <text:p>0.1052417755</text:p>
          </table:table-cell>
          <table:table-cell office:value-type="float" office:value="0.921274185180664" calcext:value-type="float">
            <text:p>0.9212741852</text:p>
          </table:table-cell>
          <table:table-cell office:value-type="float" office:value="0.242527961730957" calcext:value-type="float">
            <text:p>0.2425279617</text:p>
          </table:table-cell>
          <table:table-cell office:value-type="float" office:value="0.892531394958496" calcext:value-type="float">
            <text:p>0.892531395</text:p>
          </table:table-cell>
          <table:table-cell office:value-type="float" office:value="0.924822330474853" calcext:value-type="float">
            <text:p>0.9248223305</text:p>
          </table:table-cell>
          <table:table-cell office:value-type="float" office:value="0.477599143981933" calcext:value-type="float">
            <text:p>0.477599144</text:p>
          </table:table-cell>
          <table:table-cell office:value-type="float" office:value="0.375221490859985" calcext:value-type="float">
            <text:p>0.3752214909</text:p>
          </table:table-cell>
          <table:table-cell office:value-type="float" office:value="0.367951393127441" calcext:value-type="float">
            <text:p>0.3679513931</text:p>
          </table:table-cell>
          <table:table-cell office:value-type="float" office:value="0.675039052963256" calcext:value-type="float">
            <text:p>0.675039053</text:p>
          </table:table-cell>
          <table:table-cell office:value-type="float" office:value="1.25951385498046" calcext:value-type="float">
            <text:p>1.259513855</text:p>
          </table:table-cell>
          <table:table-cell office:value-type="float" office:value="0.717676639556884" calcext:value-type="float">
            <text:p>0.7176766396</text:p>
          </table:table-cell>
          <table:table-cell office:value-type="float" office:value="0.68431282043457" calcext:value-type="float">
            <text:p>0.6843128204</text:p>
          </table:table-cell>
          <table:table-cell office:value-type="float" office:value="0.274687767028808" calcext:value-type="float">
            <text:p>0.274687767</text:p>
          </table:table-cell>
        </table:table-row>
        <table:table-row table:style-name="ro3">
          <table:table-cell office:value-type="float" office:value="2.20860576629638" calcext:value-type="float">
            <text:p>2.2086057663</text:p>
          </table:table-cell>
          <table:table-cell office:value-type="float" office:value="0.031290054321289" calcext:value-type="float">
            <text:p>0.0312900543</text:p>
          </table:table-cell>
          <table:table-cell office:value-type="float" office:value="0.513487339019775" calcext:value-type="float">
            <text:p>0.513487339</text:p>
          </table:table-cell>
          <table:table-cell office:value-type="float" office:value="0.556257247924804" calcext:value-type="float">
            <text:p>0.5562572479</text:p>
          </table:table-cell>
          <table:table-cell office:value-type="float" office:value="0.552943229675293" calcext:value-type="float">
            <text:p>0.5529432297</text:p>
          </table:table-cell>
          <table:table-cell office:value-type="float" office:value="0.413339614868164" calcext:value-type="float">
            <text:p>0.4133396149</text:p>
          </table:table-cell>
          <table:table-cell office:value-type="float" office:value="0.181085586547851" calcext:value-type="float">
            <text:p>0.1810855865</text:p>
          </table:table-cell>
          <table:table-cell office:value-type="float" office:value="0.425228118896484" calcext:value-type="float">
            <text:p>0.4252281189</text:p>
          </table:table-cell>
          <table:table-cell office:value-type="float" office:value="0.0314826965332031" calcext:value-type="float">
            <text:p>0.0314826965</text:p>
          </table:table-cell>
          <table:table-cell office:value-type="float" office:value="0.386703491210937" calcext:value-type="float">
            <text:p>0.3867034912</text:p>
          </table:table-cell>
          <table:table-cell office:value-type="float" office:value="0.653138160705566" calcext:value-type="float">
            <text:p>0.6531381607</text:p>
          </table:table-cell>
          <table:table-cell office:value-type="float" office:value="1.98536205291748" calcext:value-type="float">
            <text:p>1.9853620529</text:p>
          </table:table-cell>
          <table:table-cell office:value-type="float" office:value="4.08798789978027" calcext:value-type="float">
            <text:p>4.0879878998</text:p>
          </table:table-cell>
          <table:table-cell office:value-type="float" office:value="0.416069030761718" calcext:value-type="float">
            <text:p>0.4160690308</text:p>
          </table:table-cell>
          <table:table-cell office:value-type="float" office:value="0.0167913436889648" calcext:value-type="float">
            <text:p>0.0167913437</text:p>
          </table:table-cell>
          <table:table-cell office:value-type="float" office:value="0.317957878112792" calcext:value-type="float">
            <text:p>0.3179578781</text:p>
          </table:table-cell>
          <table:table-cell office:value-type="float" office:value="1.79628944396972" calcext:value-type="float">
            <text:p>1.796289444</text:p>
          </table:table-cell>
          <table:table-cell office:value-type="float" office:value="0.0212287902832031" calcext:value-type="float">
            <text:p>0.0212287903</text:p>
          </table:table-cell>
          <table:table-cell office:value-type="float" office:value="2.41090202331542" calcext:value-type="float">
            <text:p>2.4109020233</text:p>
          </table:table-cell>
          <table:table-cell office:value-type="float" office:value="0.441787719726562" calcext:value-type="float">
            <text:p>0.4417877197</text:p>
          </table:table-cell>
          <table:table-cell office:value-type="float" office:value="0.411229133605957" calcext:value-type="float">
            <text:p>0.4112291336</text:p>
          </table:table-cell>
          <table:table-cell office:value-type="float" office:value="0.802981376647949" calcext:value-type="float">
            <text:p>0.8029813766</text:p>
          </table:table-cell>
          <table:table-cell office:value-type="float" office:value="0.353869438171386" calcext:value-type="float">
            <text:p>0.3538694382</text:p>
          </table:table-cell>
          <table:table-cell office:value-type="float" office:value="0.43566608428955" calcext:value-type="float">
            <text:p>0.4356660843</text:p>
          </table:table-cell>
          <table:table-cell office:value-type="float" office:value="0.821130275726318" calcext:value-type="float">
            <text:p>0.8211302757</text:p>
          </table:table-cell>
          <table:table-cell office:value-type="float" office:value="0.0606117248535156" calcext:value-type="float">
            <text:p>0.0606117249</text:p>
          </table:table-cell>
          <table:table-cell office:value-type="float" office:value="0.113662719726562" calcext:value-type="float">
            <text:p>0.1136627197</text:p>
          </table:table-cell>
          <table:table-cell office:value-type="float" office:value="1.12803888320922" calcext:value-type="float">
            <text:p>1.1280388832</text:p>
          </table:table-cell>
          <table:table-cell office:value-type="float" office:value="1.84946155548095" calcext:value-type="float">
            <text:p>1.8494615555</text:p>
          </table:table-cell>
          <table:table-cell office:value-type="float" office:value="0.801325798034668" calcext:value-type="float">
            <text:p>0.801325798</text:p>
          </table:table-cell>
          <table:table-cell office:value-type="float" office:value="1.62919044494628" calcext:value-type="float">
            <text:p>1.6291904449</text:p>
          </table:table-cell>
          <table:table-cell office:value-type="float" office:value="0.466548919677734" calcext:value-type="float">
            <text:p>0.4665489197</text:p>
          </table:table-cell>
          <table:table-cell office:value-type="float" office:value="0.91945743560791" calcext:value-type="float">
            <text:p>0.9194574356</text:p>
          </table:table-cell>
          <table:table-cell office:value-type="float" office:value="0.354206085205078" calcext:value-type="float">
            <text:p>0.3542060852</text:p>
          </table:table-cell>
          <table:table-cell office:value-type="float" office:value="0.616217613220214" calcext:value-type="float">
            <text:p>0.6162176132</text:p>
          </table:table-cell>
          <table:table-cell office:value-type="float" office:value="0.641764163970947" calcext:value-type="float">
            <text:p>0.641764164</text:p>
          </table:table-cell>
          <table:table-cell office:value-type="float" office:value="1.01725769042968" calcext:value-type="float">
            <text:p>1.0172576904</text:p>
          </table:table-cell>
          <table:table-cell office:value-type="float" office:value="0.722383499145507" calcext:value-type="float">
            <text:p>0.7223834991</text:p>
          </table:table-cell>
          <table:table-cell office:value-type="float" office:value="0.308740615844726" calcext:value-type="float">
            <text:p>0.3087406158</text:p>
          </table:table-cell>
          <table:table-cell office:value-type="float" office:value="0.268682479858398" calcext:value-type="float">
            <text:p>0.2686824799</text:p>
          </table:table-cell>
          <table:table-cell office:value-type="float" office:value="2.01052904129028" calcext:value-type="float">
            <text:p>2.0105290413</text:p>
          </table:table-cell>
          <table:table-cell office:value-type="float" office:value="0.392278671264648" calcext:value-type="float">
            <text:p>0.3922786713</text:p>
          </table:table-cell>
          <table:table-cell office:value-type="float" office:value="0.950664520263671" calcext:value-type="float">
            <text:p>0.9506645203</text:p>
          </table:table-cell>
          <table:table-cell office:value-type="float" office:value="0.3843355178833" calcext:value-type="float">
            <text:p>0.3843355179</text:p>
          </table:table-cell>
          <table:table-cell office:value-type="float" office:value="0.182287216186523" calcext:value-type="float">
            <text:p>0.1822872162</text:p>
          </table:table-cell>
          <table:table-cell office:value-type="float" office:value="0.900668144226074" calcext:value-type="float">
            <text:p>0.9006681442</text:p>
          </table:table-cell>
          <table:table-cell office:value-type="float" office:value="0.760334491729736" calcext:value-type="float">
            <text:p>0.7603344917</text:p>
          </table:table-cell>
          <table:table-cell office:value-type="float" office:value="0.0388193130493164" calcext:value-type="float">
            <text:p>0.038819313</text:p>
          </table:table-cell>
          <table:table-cell office:value-type="float" office:value="0.475841045379638" calcext:value-type="float">
            <text:p>0.4758410454</text:p>
          </table:table-cell>
          <table:table-cell office:value-type="float" office:value="0.371254920959472" calcext:value-type="float">
            <text:p>0.371254921</text:p>
          </table:table-cell>
          <table:table-cell office:value-type="float" office:value="0.652822971343994" calcext:value-type="float">
            <text:p>0.6528229713</text:p>
          </table:table-cell>
          <table:table-cell office:value-type="float" office:value="0.528026580810546" calcext:value-type="float">
            <text:p>0.5280265808</text:p>
          </table:table-cell>
          <table:table-cell office:value-type="float" office:value="0.793326377868652" calcext:value-type="float">
            <text:p>0.7933263779</text:p>
          </table:table-cell>
          <table:table-cell office:value-type="float" office:value="0.723646163940429" calcext:value-type="float">
            <text:p>0.7236461639</text:p>
          </table:table-cell>
          <table:table-cell office:value-type="float" office:value="0.702588081359863" calcext:value-type="float">
            <text:p>0.7025880814</text:p>
          </table:table-cell>
        </table:table-row>
        <table:table-row table:style-name="ro3">
          <table:table-cell office:value-type="float" office:value="0.0316019058227539" calcext:value-type="float">
            <text:p>0.0316019058</text:p>
          </table:table-cell>
          <table:table-cell office:value-type="float" office:value="1.42856216430664" calcext:value-type="float">
            <text:p>1.4285621643</text:p>
          </table:table-cell>
          <table:table-cell office:value-type="float" office:value="0.0811858177185058" calcext:value-type="float">
            <text:p>0.0811858177</text:p>
          </table:table-cell>
          <table:table-cell office:value-type="float" office:value="0.727056503295898" calcext:value-type="float">
            <text:p>0.7270565033</text:p>
          </table:table-cell>
          <table:table-cell office:value-type="float" office:value="0.794912338256835" calcext:value-type="float">
            <text:p>0.7949123383</text:p>
          </table:table-cell>
          <table:table-cell office:value-type="float" office:value="0.937533378601074" calcext:value-type="float">
            <text:p>0.9375333786</text:p>
          </table:table-cell>
          <table:table-cell office:value-type="float" office:value="0.443403244018554" calcext:value-type="float">
            <text:p>0.443403244</text:p>
          </table:table-cell>
          <table:table-cell office:value-type="float" office:value="0.459335327148437" calcext:value-type="float">
            <text:p>0.4593353271</text:p>
          </table:table-cell>
          <table:table-cell office:value-type="float" office:value="0.127264022827148" calcext:value-type="float">
            <text:p>0.1272640228</text:p>
          </table:table-cell>
          <table:table-cell office:value-type="float" office:value="2.83701133728027" calcext:value-type="float">
            <text:p>2.8370113373</text:p>
          </table:table-cell>
          <table:table-cell office:value-type="float" office:value="0.565664291381835" calcext:value-type="float">
            <text:p>0.5656642914</text:p>
          </table:table-cell>
          <table:table-cell office:value-type="float" office:value="0.30228042602539" calcext:value-type="float">
            <text:p>0.302280426</text:p>
          </table:table-cell>
          <table:table-cell office:value-type="float" office:value="1.90843200683593" calcext:value-type="float">
            <text:p>1.9084320068</text:p>
          </table:table-cell>
          <table:table-cell office:value-type="float" office:value="0.413322448730468" calcext:value-type="float">
            <text:p>0.4133224487</text:p>
          </table:table-cell>
          <table:table-cell office:value-type="float" office:value="0.777582168579101" calcext:value-type="float">
            <text:p>0.7775821686</text:p>
          </table:table-cell>
          <table:table-cell office:value-type="float" office:value="0.853368759155273" calcext:value-type="float">
            <text:p>0.8533687592</text:p>
          </table:table-cell>
          <table:table-cell office:value-type="float" office:value="1.47641468048095" calcext:value-type="float">
            <text:p>1.4764146805</text:p>
          </table:table-cell>
          <table:table-cell office:value-type="float" office:value="0.502966880798339" calcext:value-type="float">
            <text:p>0.5029668808</text:p>
          </table:table-cell>
          <table:table-cell office:value-type="float" office:value="0.736074447631835" calcext:value-type="float">
            <text:p>0.7360744476</text:p>
          </table:table-cell>
          <table:table-cell office:value-type="float" office:value="0.131805419921875" calcext:value-type="float">
            <text:p>0.1318054199</text:p>
          </table:table-cell>
          <table:table-cell office:value-type="float" office:value="0.110994338989257" calcext:value-type="float">
            <text:p>0.110994339</text:p>
          </table:table-cell>
          <table:table-cell office:value-type="float" office:value="0.337345600128173" calcext:value-type="float">
            <text:p>0.3373456001</text:p>
          </table:table-cell>
          <table:table-cell office:value-type="float" office:value="0.223259925842285" calcext:value-type="float">
            <text:p>0.2232599258</text:p>
          </table:table-cell>
          <table:table-cell office:value-type="float" office:value="0.692959785461425" calcext:value-type="float">
            <text:p>0.6929597855</text:p>
          </table:table-cell>
          <table:table-cell office:value-type="float" office:value="1.89655590057373" calcext:value-type="float">
            <text:p>1.8965559006</text:p>
          </table:table-cell>
          <table:table-cell office:value-type="float" office:value="1.16890716552734" calcext:value-type="float">
            <text:p>1.1689071655</text:p>
          </table:table-cell>
          <table:table-cell office:value-type="float" office:value="0.163347244262695" calcext:value-type="float">
            <text:p>0.1633472443</text:p>
          </table:table-cell>
          <table:table-cell office:value-type="float" office:value="0.406071662902832" calcext:value-type="float">
            <text:p>0.4060716629</text:p>
          </table:table-cell>
          <table:table-cell office:value-type="float" office:value="0.089299201965332" calcext:value-type="float">
            <text:p>0.089299202</text:p>
          </table:table-cell>
          <table:table-cell office:value-type="float" office:value="0.788600921630859" calcext:value-type="float">
            <text:p>0.7886009216</text:p>
          </table:table-cell>
          <table:table-cell office:value-type="float" office:value="1.17700958251953" calcext:value-type="float">
            <text:p>1.1770095825</text:p>
          </table:table-cell>
          <table:table-cell office:value-type="float" office:value="0.813129425048828" calcext:value-type="float">
            <text:p>0.813129425</text:p>
          </table:table-cell>
          <table:table-cell office:value-type="float" office:value="0.638375282287597" calcext:value-type="float">
            <text:p>0.6383752823</text:p>
          </table:table-cell>
          <table:table-cell office:value-type="float" office:value="1.40909576416015" calcext:value-type="float">
            <text:p>1.4090957642</text:p>
          </table:table-cell>
          <table:table-cell office:value-type="float" office:value="0.910992622375488" calcext:value-type="float">
            <text:p>0.9109926224</text:p>
          </table:table-cell>
          <table:table-cell office:value-type="float" office:value="0.334799289703369" calcext:value-type="float">
            <text:p>0.3347992897</text:p>
          </table:table-cell>
          <table:table-cell office:value-type="float" office:value="2.21998214721679" calcext:value-type="float">
            <text:p>2.2199821472</text:p>
          </table:table-cell>
          <table:table-cell office:value-type="float" office:value="1.30302429199218" calcext:value-type="float">
            <text:p>1.303024292</text:p>
          </table:table-cell>
          <table:table-cell office:value-type="float" office:value="1.35692691802978" calcext:value-type="float">
            <text:p>1.356926918</text:p>
          </table:table-cell>
          <table:table-cell office:value-type="float" office:value="0.199611663818359" calcext:value-type="float">
            <text:p>0.1996116638</text:p>
          </table:table-cell>
          <table:table-cell office:value-type="float" office:value="0.613539218902587" calcext:value-type="float">
            <text:p>0.6135392189</text:p>
          </table:table-cell>
          <table:table-cell office:value-type="float" office:value="0.0410718917846679" calcext:value-type="float">
            <text:p>0.0410718918</text:p>
          </table:table-cell>
          <table:table-cell office:value-type="float" office:value="0.301389694213867" calcext:value-type="float">
            <text:p>0.3013896942</text:p>
          </table:table-cell>
          <table:table-cell office:value-type="float" office:value="0.0935201644897461" calcext:value-type="float">
            <text:p>0.0935201645</text:p>
          </table:table-cell>
          <table:table-cell office:value-type="float" office:value="0.10240364074707" calcext:value-type="float">
            <text:p>0.1024036407</text:p>
          </table:table-cell>
          <table:table-cell office:value-type="float" office:value="0.0149049758911132" calcext:value-type="float">
            <text:p>0.0149049759</text:p>
          </table:table-cell>
          <table:table-cell office:value-type="float" office:value="0.505086421966552" calcext:value-type="float">
            <text:p>0.505086422</text:p>
          </table:table-cell>
          <table:table-cell office:value-type="float" office:value="0.322463989257812" calcext:value-type="float">
            <text:p>0.3224639893</text:p>
          </table:table-cell>
          <table:table-cell office:value-type="float" office:value="0.565092325210571" calcext:value-type="float">
            <text:p>0.5650923252</text:p>
          </table:table-cell>
          <table:table-cell office:value-type="float" office:value="0.00602054595947265" calcext:value-type="float">
            <text:p>0.006020546</text:p>
          </table:table-cell>
          <table:table-cell office:value-type="float" office:value="0.131719827651977" calcext:value-type="float">
            <text:p>0.1317198277</text:p>
          </table:table-cell>
          <table:table-cell office:value-type="float" office:value="1.74228954315185" calcext:value-type="float">
            <text:p>1.7422895432</text:p>
          </table:table-cell>
          <table:table-cell office:value-type="float" office:value="0.256758689880371" calcext:value-type="float">
            <text:p>0.2567586899</text:p>
          </table:table-cell>
          <table:table-cell office:value-type="float" office:value="0.0827646255493164" calcext:value-type="float">
            <text:p>0.0827646255</text:p>
          </table:table-cell>
          <table:table-cell office:value-type="float" office:value="0.649967670440673" calcext:value-type="float">
            <text:p>0.6499676704</text:p>
          </table:table-cell>
        </table:table-row>
        <table:table-row table:style-name="ro3">
          <table:table-cell office:value-type="float" office:value="1.25375175476074" calcext:value-type="float">
            <text:p>1.2537517548</text:p>
          </table:table-cell>
          <table:table-cell office:value-type="float" office:value="1.55996894836425" calcext:value-type="float">
            <text:p>1.5599689484</text:p>
          </table:table-cell>
          <table:table-cell office:value-type="float" office:value="1.35647296905517" calcext:value-type="float">
            <text:p>1.3564729691</text:p>
          </table:table-cell>
          <table:table-cell office:value-type="float" office:value="1.81777000427246" calcext:value-type="float">
            <text:p>1.8177700043</text:p>
          </table:table-cell>
          <table:table-cell office:value-type="float" office:value="4.15471076965332" calcext:value-type="float">
            <text:p>4.1547107697</text:p>
          </table:table-cell>
          <table:table-cell office:value-type="float" office:value="1.48232460021972" calcext:value-type="float">
            <text:p>1.4823246002</text:p>
          </table:table-cell>
          <table:table-cell office:value-type="float" office:value="1.43549919128417" calcext:value-type="float">
            <text:p>1.4354991913</text:p>
          </table:table-cell>
          <table:table-cell office:value-type="float" office:value="0.897663116455078" calcext:value-type="float">
            <text:p>0.8976631165</text:p>
          </table:table-cell>
          <table:table-cell office:value-type="float" office:value="2.34105396270751" calcext:value-type="float">
            <text:p>2.3410539627</text:p>
          </table:table-cell>
          <table:table-cell office:value-type="float" office:value="2.950288772583" calcext:value-type="float">
            <text:p>2.9502887726</text:p>
          </table:table-cell>
          <table:table-cell office:value-type="float" office:value="0.362115859985351" calcext:value-type="float">
            <text:p>0.36211586</text:p>
          </table:table-cell>
          <table:table-cell office:value-type="float" office:value="0.172955989837646" calcext:value-type="float">
            <text:p>0.1729559898</text:p>
          </table:table-cell>
          <table:table-cell office:value-type="float" office:value="0.612770080566406" calcext:value-type="float">
            <text:p>0.6127700806</text:p>
          </table:table-cell>
          <table:table-cell office:value-type="float" office:value="1.00377655029296" calcext:value-type="float">
            <text:p>1.0037765503</text:p>
          </table:table-cell>
          <table:table-cell office:value-type="float" office:value="4.65641689300537" calcext:value-type="float">
            <text:p>4.656416893</text:p>
          </table:table-cell>
          <table:table-cell office:value-type="float" office:value="1.39137268066406" calcext:value-type="float">
            <text:p>1.3913726807</text:p>
          </table:table-cell>
          <table:table-cell office:value-type="float" office:value="0.102163314819335" calcext:value-type="float">
            <text:p>0.1021633148</text:p>
          </table:table-cell>
          <table:table-cell office:value-type="float" office:value="1.31840419769287" calcext:value-type="float">
            <text:p>1.3184041977</text:p>
          </table:table-cell>
          <table:table-cell office:value-type="float" office:value="4.49565505981445" calcext:value-type="float">
            <text:p>4.4956550598</text:p>
          </table:table-cell>
          <table:table-cell office:value-type="float" office:value="1.26183986663818" calcext:value-type="float">
            <text:p>1.2618398666</text:p>
          </table:table-cell>
          <table:table-cell office:value-type="float" office:value="1.28169155120849" calcext:value-type="float">
            <text:p>1.2816915512</text:p>
          </table:table-cell>
          <table:table-cell office:value-type="float" office:value="0.246974945068359" calcext:value-type="float">
            <text:p>0.2469749451</text:p>
          </table:table-cell>
          <table:table-cell office:value-type="float" office:value="0.818560600280761" calcext:value-type="float">
            <text:p>0.8185606003</text:p>
          </table:table-cell>
          <table:table-cell office:value-type="float" office:value="1.63433265686035" calcext:value-type="float">
            <text:p>1.6343326569</text:p>
          </table:table-cell>
          <table:table-cell office:value-type="float" office:value="0.51102066040039" calcext:value-type="float">
            <text:p>0.5110206604</text:p>
          </table:table-cell>
          <table:table-cell office:value-type="float" office:value="1.51889324188232" calcext:value-type="float">
            <text:p>1.5188932419</text:p>
          </table:table-cell>
          <table:table-cell office:value-type="float" office:value="0.675492286682128" calcext:value-type="float">
            <text:p>0.6754922867</text:p>
          </table:table-cell>
          <table:table-cell office:value-type="float" office:value="1.13173103332519" calcext:value-type="float">
            <text:p>1.1317310333</text:p>
          </table:table-cell>
          <table:table-cell office:value-type="float" office:value="5.22749423980712" calcext:value-type="float">
            <text:p>5.2274942398</text:p>
          </table:table-cell>
          <table:table-cell office:value-type="float" office:value="2.49109840393066" calcext:value-type="float">
            <text:p>2.4910984039</text:p>
          </table:table-cell>
          <table:table-cell office:value-type="float" office:value="1.32656288146972" calcext:value-type="float">
            <text:p>1.3265628815</text:p>
          </table:table-cell>
          <table:table-cell office:value-type="float" office:value="0.43691062927246" calcext:value-type="float">
            <text:p>0.4369106293</text:p>
          </table:table-cell>
          <table:table-cell office:value-type="float" office:value="2.54880714416503" calcext:value-type="float">
            <text:p>2.5488071442</text:p>
          </table:table-cell>
          <table:table-cell office:value-type="float" office:value="2.54522895812988" calcext:value-type="float">
            <text:p>2.5452289581</text:p>
          </table:table-cell>
          <table:table-cell office:value-type="float" office:value="0.508404731750488" calcext:value-type="float">
            <text:p>0.5084047318</text:p>
          </table:table-cell>
          <table:table-cell office:value-type="float" office:value="0.0603265762329101" calcext:value-type="float">
            <text:p>0.0603265762</text:p>
          </table:table-cell>
          <table:table-cell office:value-type="float" office:value="0.115764617919921" calcext:value-type="float">
            <text:p>0.1157646179</text:p>
          </table:table-cell>
          <table:table-cell office:value-type="float" office:value="1.84516143798828" calcext:value-type="float">
            <text:p>1.845161438</text:p>
          </table:table-cell>
          <table:table-cell office:value-type="float" office:value="1.29375457763671" calcext:value-type="float">
            <text:p>1.2937545776</text:p>
          </table:table-cell>
          <table:table-cell office:value-type="float" office:value="0.264416694641113" calcext:value-type="float">
            <text:p>0.2644166946</text:p>
          </table:table-cell>
          <table:table-cell office:value-type="float" office:value="1.55792140960693" calcext:value-type="float">
            <text:p>1.5579214096</text:p>
          </table:table-cell>
          <table:table-cell office:value-type="float" office:value="0.996951103210449" calcext:value-type="float">
            <text:p>0.9969511032</text:p>
          </table:table-cell>
          <table:table-cell office:value-type="float" office:value="2.91980361938476" calcext:value-type="float">
            <text:p>2.9198036194</text:p>
          </table:table-cell>
          <table:table-cell office:value-type="float" office:value="0.639419555664062" calcext:value-type="float">
            <text:p>0.6394195557</text:p>
          </table:table-cell>
          <table:table-cell office:value-type="float" office:value="1.88859748840332" calcext:value-type="float">
            <text:p>1.8885974884</text:p>
          </table:table-cell>
          <table:table-cell office:value-type="float" office:value="0.532375335693359" calcext:value-type="float">
            <text:p>0.5323753357</text:p>
          </table:table-cell>
          <table:table-cell office:value-type="float" office:value="0.188660144805908" calcext:value-type="float">
            <text:p>0.1886601448</text:p>
          </table:table-cell>
          <table:table-cell office:value-type="float" office:value="0.14308738708496" calcext:value-type="float">
            <text:p>0.1430873871</text:p>
          </table:table-cell>
          <table:table-cell office:value-type="float" office:value="0.71569275856018" calcext:value-type="float">
            <text:p>0.7156927586</text:p>
          </table:table-cell>
          <table:table-cell office:value-type="float" office:value="4.09604930877685" calcext:value-type="float">
            <text:p>4.0960493088</text:p>
          </table:table-cell>
          <table:table-cell office:value-type="float" office:value="0.0880718231201171" calcext:value-type="float">
            <text:p>0.0880718231</text:p>
          </table:table-cell>
          <table:table-cell office:value-type="float" office:value="0.110929489135742" calcext:value-type="float">
            <text:p>0.1109294891</text:p>
          </table:table-cell>
          <table:table-cell office:value-type="float" office:value="0.362429618835449" calcext:value-type="float">
            <text:p>0.3624296188</text:p>
          </table:table-cell>
          <table:table-cell office:value-type="float" office:value="0.994289398193359" calcext:value-type="float">
            <text:p>0.9942893982</text:p>
          </table:table-cell>
          <table:table-cell office:value-type="float" office:value="0.695619583129882" calcext:value-type="float">
            <text:p>0.6956195831</text:p>
          </table:table-cell>
        </table:table-row>
        <table:table-row table:style-name="ro3">
          <table:table-cell office:value-type="float" office:value="1.60907268524169" calcext:value-type="float">
            <text:p>1.6090726852</text:p>
          </table:table-cell>
          <table:table-cell office:value-type="float" office:value="1.75860404968261" calcext:value-type="float">
            <text:p>1.7586040497</text:p>
          </table:table-cell>
          <table:table-cell office:value-type="float" office:value="0.56380558013916" calcext:value-type="float">
            <text:p>0.5638055801</text:p>
          </table:table-cell>
          <table:table-cell office:value-type="float" office:value="0.386192321777343" calcext:value-type="float">
            <text:p>0.3861923218</text:p>
          </table:table-cell>
          <table:table-cell office:value-type="float" office:value="0.0472002029418945" calcext:value-type="float">
            <text:p>0.0472002029</text:p>
          </table:table-cell>
          <table:table-cell office:value-type="float" office:value="0.025465965270996" calcext:value-type="float">
            <text:p>0.0254659653</text:p>
          </table:table-cell>
          <table:table-cell office:value-type="float" office:value="1.07279968261718" calcext:value-type="float">
            <text:p>1.0727996826</text:p>
          </table:table-cell>
          <table:table-cell office:value-type="float" office:value="0.124479293823242" calcext:value-type="float">
            <text:p>0.1244792938</text:p>
          </table:table-cell>
          <table:table-cell office:value-type="float" office:value="0.612455368041992" calcext:value-type="float">
            <text:p>0.612455368</text:p>
          </table:table-cell>
          <table:table-cell office:value-type="float" office:value="1.00792121887207" calcext:value-type="float">
            <text:p>1.0079212189</text:p>
          </table:table-cell>
          <table:table-cell office:value-type="float" office:value="0.0699834823608398" calcext:value-type="float">
            <text:p>0.0699834824</text:p>
          </table:table-cell>
          <table:table-cell office:value-type="float" office:value="1.68241596221923" calcext:value-type="float">
            <text:p>1.6824159622</text:p>
          </table:table-cell>
          <table:table-cell office:value-type="float" office:value="0.0990753173828125" calcext:value-type="float">
            <text:p>0.0990753174</text:p>
          </table:table-cell>
          <table:table-cell office:value-type="float" office:value="0.681953430175781" calcext:value-type="float">
            <text:p>0.6819534302</text:p>
          </table:table-cell>
          <table:table-cell office:value-type="float" office:value="0.0614900588989257" calcext:value-type="float">
            <text:p>0.0614900589</text:p>
          </table:table-cell>
          <table:table-cell office:value-type="float" office:value="0.707795143127441" calcext:value-type="float">
            <text:p>0.7077951431</text:p>
          </table:table-cell>
          <table:table-cell office:value-type="float" office:value="0.9674973487854" calcext:value-type="float">
            <text:p>0.9674973488</text:p>
          </table:table-cell>
          <table:table-cell office:value-type="float" office:value="0.922156333923339" calcext:value-type="float">
            <text:p>0.9221563339</text:p>
          </table:table-cell>
          <table:table-cell office:value-type="float" office:value="0.510572433471679" calcext:value-type="float">
            <text:p>0.5105724335</text:p>
          </table:table-cell>
          <table:table-cell office:value-type="float" office:value="0.271389484405517" calcext:value-type="float">
            <text:p>0.2713894844</text:p>
          </table:table-cell>
          <table:table-cell office:value-type="float" office:value="0.0975432395935058" calcext:value-type="float">
            <text:p>0.0975432396</text:p>
          </table:table-cell>
          <table:table-cell office:value-type="float" office:value="1.85075378417968" calcext:value-type="float">
            <text:p>1.8507537842</text:p>
          </table:table-cell>
          <table:table-cell office:value-type="float" office:value="0.735689163208007" calcext:value-type="float">
            <text:p>0.7356891632</text:p>
          </table:table-cell>
          <table:table-cell office:value-type="float" office:value="0.015146255493164" calcext:value-type="float">
            <text:p>0.0151462555</text:p>
          </table:table-cell>
          <table:table-cell office:value-type="float" office:value="3.0155324935913" calcext:value-type="float">
            <text:p>3.0155324936</text:p>
          </table:table-cell>
          <table:table-cell office:value-type="float" office:value="2.05521011352539" calcext:value-type="float">
            <text:p>2.0552101135</text:p>
          </table:table-cell>
          <table:table-cell office:value-type="float" office:value="0.398080825805664" calcext:value-type="float">
            <text:p>0.3980808258</text:p>
          </table:table-cell>
          <table:table-cell office:value-type="float" office:value="0.379812240600585" calcext:value-type="float">
            <text:p>0.3798122406</text:p>
          </table:table-cell>
          <table:table-cell office:value-type="float" office:value="2.31256961822509" calcext:value-type="float">
            <text:p>2.3125696182</text:p>
          </table:table-cell>
          <table:table-cell office:value-type="float" office:value="0.657849311828613" calcext:value-type="float">
            <text:p>0.6578493118</text:p>
          </table:table-cell>
          <table:table-cell office:value-type="float" office:value="0.803707122802734" calcext:value-type="float">
            <text:p>0.8037071228</text:p>
          </table:table-cell>
          <table:table-cell office:value-type="float" office:value="0.924758911132812" calcext:value-type="float">
            <text:p>0.9247589111</text:p>
          </table:table-cell>
          <table:table-cell office:value-type="float" office:value="0.237562179565429" calcext:value-type="float">
            <text:p>0.2375621796</text:p>
          </table:table-cell>
          <table:table-cell office:value-type="float" office:value="2.37000465393066" calcext:value-type="float">
            <text:p>2.3700046539</text:p>
          </table:table-cell>
          <table:table-cell office:value-type="float" office:value="0.0677919387817382" calcext:value-type="float">
            <text:p>0.0677919388</text:p>
          </table:table-cell>
          <table:table-cell office:value-type="float" office:value="0.637012958526611" calcext:value-type="float">
            <text:p>0.6370129585</text:p>
          </table:table-cell>
          <table:table-cell office:value-type="float" office:value="0.837261199951171" calcext:value-type="float">
            <text:p>0.8372612</text:p>
          </table:table-cell>
          <table:table-cell office:value-type="float" office:value="1.44103240966796" calcext:value-type="float">
            <text:p>1.4410324097</text:p>
          </table:table-cell>
          <table:table-cell office:value-type="float" office:value="1.06274986267089" calcext:value-type="float">
            <text:p>1.0627498627</text:p>
          </table:table-cell>
          <table:table-cell office:value-type="float" office:value="0.459231376647949" calcext:value-type="float">
            <text:p>0.4592313766</text:p>
          </table:table-cell>
          <table:table-cell office:value-type="float" office:value="0.791957378387451" calcext:value-type="float">
            <text:p>0.7919573784</text:p>
          </table:table-cell>
          <table:table-cell office:value-type="float" office:value="0.554936408996582" calcext:value-type="float">
            <text:p>0.554936409</text:p>
          </table:table-cell>
          <table:table-cell office:value-type="float" office:value="0.325469970703125" calcext:value-type="float">
            <text:p>0.3254699707</text:p>
          </table:table-cell>
          <table:table-cell office:value-type="float" office:value="1.4744815826416" calcext:value-type="float">
            <text:p>1.4744815826</text:p>
          </table:table-cell>
          <table:table-cell office:value-type="float" office:value="1.35122108459472" calcext:value-type="float">
            <text:p>1.3512210846</text:p>
          </table:table-cell>
          <table:table-cell office:value-type="float" office:value="1.48690843582153" calcext:value-type="float">
            <text:p>1.4869084358</text:p>
          </table:table-cell>
          <table:table-cell office:value-type="float" office:value="0.486167907714843" calcext:value-type="float">
            <text:p>0.4861679077</text:p>
          </table:table-cell>
          <table:table-cell office:value-type="float" office:value="0.189393997192382" calcext:value-type="float">
            <text:p>0.1893939972</text:p>
          </table:table-cell>
          <table:table-cell office:value-type="float" office:value="0.308405399322509" calcext:value-type="float">
            <text:p>0.3084053993</text:p>
          </table:table-cell>
          <table:table-cell office:value-type="float" office:value="1.64318561553955" calcext:value-type="float">
            <text:p>1.6431856155</text:p>
          </table:table-cell>
          <table:table-cell office:value-type="float" office:value="1.49790859222412" calcext:value-type="float">
            <text:p>1.4979085922</text:p>
          </table:table-cell>
          <table:table-cell office:value-type="float" office:value="0.369117736816406" calcext:value-type="float">
            <text:p>0.3691177368</text:p>
          </table:table-cell>
          <table:table-cell office:value-type="float" office:value="1.64221620559692" calcext:value-type="float">
            <text:p>1.6422162056</text:p>
          </table:table-cell>
          <table:table-cell office:value-type="float" office:value="0.122309684753417" calcext:value-type="float">
            <text:p>0.1223096848</text:p>
          </table:table-cell>
          <table:table-cell office:value-type="float" office:value="1.30081176757812" calcext:value-type="float">
            <text:p>1.3008117676</text:p>
          </table:table-cell>
        </table:table-row>
        <table:table-row table:style-name="ro3">
          <table:table-cell office:value-type="float" office:value="1.37114143371582" calcext:value-type="float">
            <text:p>1.3711414337</text:p>
          </table:table-cell>
          <table:table-cell office:value-type="float" office:value="1.02756166458129" calcext:value-type="float">
            <text:p>1.0275616646</text:p>
          </table:table-cell>
          <table:table-cell office:value-type="float" office:value="0.898658752441406" calcext:value-type="float">
            <text:p>0.8986587524</text:p>
          </table:table-cell>
          <table:table-cell office:value-type="float" office:value="1.05695819854736" calcext:value-type="float">
            <text:p>1.0569581985</text:p>
          </table:table-cell>
          <table:table-cell office:value-type="float" office:value="1.59495162963867" calcext:value-type="float">
            <text:p>1.5949516296</text:p>
          </table:table-cell>
          <table:table-cell office:value-type="float" office:value="1.30160903930664" calcext:value-type="float">
            <text:p>1.3016090393</text:p>
          </table:table-cell>
          <table:table-cell office:value-type="float" office:value="0.653789520263671" calcext:value-type="float">
            <text:p>0.6537895203</text:p>
          </table:table-cell>
          <table:table-cell office:value-type="float" office:value="2.82984161376953" calcext:value-type="float">
            <text:p>2.8298416138</text:p>
          </table:table-cell>
          <table:table-cell office:value-type="float" office:value="0.355384826660156" calcext:value-type="float">
            <text:p>0.3553848267</text:p>
          </table:table-cell>
          <table:table-cell office:value-type="float" office:value="0.896877288818359" calcext:value-type="float">
            <text:p>0.8968772888</text:p>
          </table:table-cell>
          <table:table-cell office:value-type="float" office:value="1.07862663269042" calcext:value-type="float">
            <text:p>1.0786266327</text:p>
          </table:table-cell>
          <table:table-cell office:value-type="float" office:value="0.195035934448242" calcext:value-type="float">
            <text:p>0.1950359344</text:p>
          </table:table-cell>
          <table:table-cell office:value-type="float" office:value="0.197555541992187" calcext:value-type="float">
            <text:p>0.197555542</text:p>
          </table:table-cell>
          <table:table-cell office:value-type="float" office:value="0.316741943359375" calcext:value-type="float">
            <text:p>0.3167419434</text:p>
          </table:table-cell>
          <table:table-cell office:value-type="float" office:value="0.428090095520019" calcext:value-type="float">
            <text:p>0.4280900955</text:p>
          </table:table-cell>
          <table:table-cell office:value-type="float" office:value="0.509827613830566" calcext:value-type="float">
            <text:p>0.5098276138</text:p>
          </table:table-cell>
          <table:table-cell office:value-type="float" office:value="1.07447576522827" calcext:value-type="float">
            <text:p>1.0744757652</text:p>
          </table:table-cell>
          <table:table-cell office:value-type="float" office:value="2.02082061767578" calcext:value-type="float">
            <text:p>2.0208206177</text:p>
          </table:table-cell>
          <table:table-cell office:value-type="float" office:value="1.49732589721679" calcext:value-type="float">
            <text:p>1.4973258972</text:p>
          </table:table-cell>
          <table:table-cell office:value-type="float" office:value="0.40471076965332" calcext:value-type="float">
            <text:p>0.4047107697</text:p>
          </table:table-cell>
          <table:table-cell office:value-type="float" office:value="1.92139625549316" calcext:value-type="float">
            <text:p>1.9213962555</text:p>
          </table:table-cell>
          <table:table-cell office:value-type="float" office:value="1.11704778671264" calcext:value-type="float">
            <text:p>1.1170477867</text:p>
          </table:table-cell>
          <table:table-cell office:value-type="float" office:value="0.168935298919677" calcext:value-type="float">
            <text:p>0.1689352989</text:p>
          </table:table-cell>
          <table:table-cell office:value-type="float" office:value="0.697940826416015" calcext:value-type="float">
            <text:p>0.6979408264</text:p>
          </table:table-cell>
          <table:table-cell office:value-type="float" office:value="0.780789375305175" calcext:value-type="float">
            <text:p>0.7807893753</text:p>
          </table:table-cell>
          <table:table-cell office:value-type="float" office:value="1.81742858886718" calcext:value-type="float">
            <text:p>1.8174285889</text:p>
          </table:table-cell>
          <table:table-cell office:value-type="float" office:value="0.935643196105957" calcext:value-type="float">
            <text:p>0.9356431961</text:p>
          </table:table-cell>
          <table:table-cell office:value-type="float" office:value="1.01194763183593" calcext:value-type="float">
            <text:p>1.0119476318</text:p>
          </table:table-cell>
          <table:table-cell office:value-type="float" office:value="0.692224502563476" calcext:value-type="float">
            <text:p>0.6922245026</text:p>
          </table:table-cell>
          <table:table-cell office:value-type="float" office:value="0.995073318481445" calcext:value-type="float">
            <text:p>0.9950733185</text:p>
          </table:table-cell>
          <table:table-cell office:value-type="float" office:value="1.20967864990234" calcext:value-type="float">
            <text:p>1.2096786499</text:p>
          </table:table-cell>
          <table:table-cell office:value-type="float" office:value="1.21402359008789" calcext:value-type="float">
            <text:p>1.2140235901</text:p>
          </table:table-cell>
          <table:table-cell office:value-type="float" office:value="0.841337203979492" calcext:value-type="float">
            <text:p>0.841337204</text:p>
          </table:table-cell>
          <table:table-cell office:value-type="float" office:value="0.931501388549804" calcext:value-type="float">
            <text:p>0.9315013885</text:p>
          </table:table-cell>
          <table:table-cell office:value-type="float" office:value="0.905094146728515" calcext:value-type="float">
            <text:p>0.9050941467</text:p>
          </table:table-cell>
          <table:table-cell office:value-type="float" office:value="0.26948070526123" calcext:value-type="float">
            <text:p>0.2694807053</text:p>
          </table:table-cell>
          <table:table-cell office:value-type="float" office:value="0.476482391357421" calcext:value-type="float">
            <text:p>0.4764823914</text:p>
          </table:table-cell>
          <table:table-cell office:value-type="float" office:value="0.92999267578125" calcext:value-type="float">
            <text:p>0.9299926758</text:p>
          </table:table-cell>
          <table:table-cell office:value-type="float" office:value="0.599610328674316" calcext:value-type="float">
            <text:p>0.5996103287</text:p>
          </table:table-cell>
          <table:table-cell office:value-type="float" office:value="0.645474433898925" calcext:value-type="float">
            <text:p>0.6454744339</text:p>
          </table:table-cell>
          <table:table-cell office:value-type="float" office:value="0.106635570526123" calcext:value-type="float">
            <text:p>0.1066355705</text:p>
          </table:table-cell>
          <table:table-cell office:value-type="float" office:value="1.4571886062622" calcext:value-type="float">
            <text:p>1.4571886063</text:p>
          </table:table-cell>
          <table:table-cell office:value-type="float" office:value="0.12300682067871" calcext:value-type="float">
            <text:p>0.1230068207</text:p>
          </table:table-cell>
          <table:table-cell office:value-type="float" office:value="0.81512451171875" calcext:value-type="float">
            <text:p>0.8151245117</text:p>
          </table:table-cell>
          <table:table-cell office:value-type="float" office:value="1.62676048278808" calcext:value-type="float">
            <text:p>1.6267604828</text:p>
          </table:table-cell>
          <table:table-cell office:value-type="float" office:value="1.06316947937011" calcext:value-type="float">
            <text:p>1.0631694794</text:p>
          </table:table-cell>
          <table:table-cell office:value-type="float" office:value="0.409236907958984" calcext:value-type="float">
            <text:p>0.409236908</text:p>
          </table:table-cell>
          <table:table-cell office:value-type="float" office:value="0.64749526977539" calcext:value-type="float">
            <text:p>0.6474952698</text:p>
          </table:table-cell>
          <table:table-cell office:value-type="float" office:value="1.31657624244689" calcext:value-type="float">
            <text:p>1.3165762424</text:p>
          </table:table-cell>
          <table:table-cell office:value-type="float" office:value="1.86144542694091" calcext:value-type="float">
            <text:p>1.8614454269</text:p>
          </table:table-cell>
          <table:table-cell office:value-type="float" office:value="0.85430908203125" calcext:value-type="float">
            <text:p>0.854309082</text:p>
          </table:table-cell>
          <table:table-cell office:value-type="float" office:value="3.51177024841308" calcext:value-type="float">
            <text:p>3.5117702484</text:p>
          </table:table-cell>
          <table:table-cell office:value-type="float" office:value="0.290042400360107" calcext:value-type="float">
            <text:p>0.2900424004</text:p>
          </table:table-cell>
          <table:table-cell office:value-type="float" office:value="0.532319068908691" calcext:value-type="float">
            <text:p>0.5323190689</text:p>
          </table:table-cell>
          <table:table-cell office:value-type="float" office:value="1.16573095321655" calcext:value-type="float">
            <text:p>1.1657309532</text:p>
          </table:table-cell>
        </table:table-row>
        <table:table-row table:style-name="ro3">
          <table:table-cell office:value-type="float" office:value="0.430954933166503" calcext:value-type="float">
            <text:p>0.4309549332</text:p>
          </table:table-cell>
          <table:table-cell office:value-type="float" office:value="0.474101066589355" calcext:value-type="float">
            <text:p>0.4741010666</text:p>
          </table:table-cell>
          <table:table-cell office:value-type="float" office:value="0.188429832458496" calcext:value-type="float">
            <text:p>0.1884298325</text:p>
          </table:table-cell>
          <table:table-cell office:value-type="float" office:value="0.179442882537841" calcext:value-type="float">
            <text:p>0.1794428825</text:p>
          </table:table-cell>
          <table:table-cell office:value-type="float" office:value="1.31163597106933" calcext:value-type="float">
            <text:p>1.3116359711</text:p>
          </table:table-cell>
          <table:table-cell office:value-type="float" office:value="0.928216934204101" calcext:value-type="float">
            <text:p>0.9282169342</text:p>
          </table:table-cell>
          <table:table-cell office:value-type="float" office:value="0.918073654174804" calcext:value-type="float">
            <text:p>0.9180736542</text:p>
          </table:table-cell>
          <table:table-cell office:value-type="float" office:value="0.332956314086914" calcext:value-type="float">
            <text:p>0.3329563141</text:p>
          </table:table-cell>
          <table:table-cell office:value-type="float" office:value="1.12660312652587" calcext:value-type="float">
            <text:p>1.1266031265</text:p>
          </table:table-cell>
          <table:table-cell office:value-type="float" office:value="1.61011695861816" calcext:value-type="float">
            <text:p>1.6101169586</text:p>
          </table:table-cell>
          <table:table-cell office:value-type="float" office:value="0.94014549255371" calcext:value-type="float">
            <text:p>0.9401454926</text:p>
          </table:table-cell>
          <table:table-cell office:value-type="float" office:value="0.470961570739746" calcext:value-type="float">
            <text:p>0.4709615707</text:p>
          </table:table-cell>
          <table:table-cell office:value-type="float" office:value="0.468206405639648" calcext:value-type="float">
            <text:p>0.4682064056</text:p>
          </table:table-cell>
          <table:table-cell office:value-type="float" office:value="1.31786727905273" calcext:value-type="float">
            <text:p>1.3178672791</text:p>
          </table:table-cell>
          <table:table-cell office:value-type="float" office:value="0.473042488098144" calcext:value-type="float">
            <text:p>0.4730424881</text:p>
          </table:table-cell>
          <table:table-cell office:value-type="float" office:value="1.01357650756835" calcext:value-type="float">
            <text:p>1.0135765076</text:p>
          </table:table-cell>
          <table:table-cell office:value-type="float" office:value="1.10689306259155" calcext:value-type="float">
            <text:p>1.1068930626</text:p>
          </table:table-cell>
          <table:table-cell office:value-type="float" office:value="1.11985111236572" calcext:value-type="float">
            <text:p>1.1198511124</text:p>
          </table:table-cell>
          <table:table-cell office:value-type="float" office:value="1.00390815734863" calcext:value-type="float">
            <text:p>1.0039081573</text:p>
          </table:table-cell>
          <table:table-cell office:value-type="float" office:value="0.159168243408203" calcext:value-type="float">
            <text:p>0.1591682434</text:p>
          </table:table-cell>
          <table:table-cell office:value-type="float" office:value="0.0349674224853515" calcext:value-type="float">
            <text:p>0.0349674225</text:p>
          </table:table-cell>
          <table:table-cell office:value-type="float" office:value="0.79770278930664" calcext:value-type="float">
            <text:p>0.7977027893</text:p>
          </table:table-cell>
          <table:table-cell office:value-type="float" office:value="0.371503829956054" calcext:value-type="float">
            <text:p>0.37150383</text:p>
          </table:table-cell>
          <table:table-cell office:value-type="float" office:value="1.43445587158203" calcext:value-type="float">
            <text:p>1.4344558716</text:p>
          </table:table-cell>
          <table:table-cell office:value-type="float" office:value="0.47493028640747" calcext:value-type="float">
            <text:p>0.4749302864</text:p>
          </table:table-cell>
          <table:table-cell office:value-type="float" office:value="0.0601997375488281" calcext:value-type="float">
            <text:p>0.0601997375</text:p>
          </table:table-cell>
          <table:table-cell office:value-type="float" office:value="0.585671424865722" calcext:value-type="float">
            <text:p>0.5856714249</text:p>
          </table:table-cell>
          <table:table-cell office:value-type="float" office:value="0.152300357818603" calcext:value-type="float">
            <text:p>0.1523003578</text:p>
          </table:table-cell>
          <table:table-cell office:value-type="float" office:value="0.00613021850585937" calcext:value-type="float">
            <text:p>0.0061302185</text:p>
          </table:table-cell>
          <table:table-cell office:value-type="float" office:value="0.970746994018554" calcext:value-type="float">
            <text:p>0.970746994</text:p>
          </table:table-cell>
          <table:table-cell office:value-type="float" office:value="1.28795051574707" calcext:value-type="float">
            <text:p>1.2879505157</text:p>
          </table:table-cell>
          <table:table-cell office:value-type="float" office:value="0.959531784057617" calcext:value-type="float">
            <text:p>0.9595317841</text:p>
          </table:table-cell>
          <table:table-cell office:value-type="float" office:value="0.643240928649902" calcext:value-type="float">
            <text:p>0.6432409286</text:p>
          </table:table-cell>
          <table:table-cell office:value-type="float" office:value="0.277433395385742" calcext:value-type="float">
            <text:p>0.2774333954</text:p>
          </table:table-cell>
          <table:table-cell office:value-type="float" office:value="0.0838556289672851" calcext:value-type="float">
            <text:p>0.083855629</text:p>
          </table:table-cell>
          <table:table-cell office:value-type="float" office:value="0.566138744354248" calcext:value-type="float">
            <text:p>0.5661387444</text:p>
          </table:table-cell>
          <table:table-cell office:value-type="float" office:value="0.269474029541015" calcext:value-type="float">
            <text:p>0.2694740295</text:p>
          </table:table-cell>
          <table:table-cell office:value-type="float" office:value="0.225189208984375" calcext:value-type="float">
            <text:p>0.225189209</text:p>
          </table:table-cell>
          <table:table-cell office:value-type="float" office:value="1.29706859588623" calcext:value-type="float">
            <text:p>1.2970685959</text:p>
          </table:table-cell>
          <table:table-cell office:value-type="float" office:value="1.90029621124267" calcext:value-type="float">
            <text:p>1.9002962112</text:p>
          </table:table-cell>
          <table:table-cell office:value-type="float" office:value="0.532004356384277" calcext:value-type="float">
            <text:p>0.5320043564</text:p>
          </table:table-cell>
          <table:table-cell office:value-type="float" office:value="0.930573463439941" calcext:value-type="float">
            <text:p>0.9305734634</text:p>
          </table:table-cell>
          <table:table-cell office:value-type="float" office:value="0.347669601440429" calcext:value-type="float">
            <text:p>0.3476696014</text:p>
          </table:table-cell>
          <table:table-cell office:value-type="float" office:value="0.177142143249511" calcext:value-type="float">
            <text:p>0.1771421432</text:p>
          </table:table-cell>
          <table:table-cell office:value-type="float" office:value="0.604572296142578" calcext:value-type="float">
            <text:p>0.6045722961</text:p>
          </table:table-cell>
          <table:table-cell office:value-type="float" office:value="0.680568695068359" calcext:value-type="float">
            <text:p>0.6805686951</text:p>
          </table:table-cell>
          <table:table-cell office:value-type="float" office:value="0.43879747390747" calcext:value-type="float">
            <text:p>0.4387974739</text:p>
          </table:table-cell>
          <table:table-cell office:value-type="float" office:value="0.227102279663085" calcext:value-type="float">
            <text:p>0.2271022797</text:p>
          </table:table-cell>
          <table:table-cell office:value-type="float" office:value="0.113847017288208" calcext:value-type="float">
            <text:p>0.1138470173</text:p>
          </table:table-cell>
          <table:table-cell office:value-type="float" office:value="1.06253242492675" calcext:value-type="float">
            <text:p>1.0625324249</text:p>
          </table:table-cell>
          <table:table-cell office:value-type="float" office:value="0.118963718414306" calcext:value-type="float">
            <text:p>0.1189637184</text:p>
          </table:table-cell>
          <table:table-cell office:value-type="float" office:value="0.264009475708007" calcext:value-type="float">
            <text:p>0.2640094757</text:p>
          </table:table-cell>
          <table:table-cell office:value-type="float" office:value="1.92179155349731" calcext:value-type="float">
            <text:p>1.9217915535</text:p>
          </table:table-cell>
          <table:table-cell office:value-type="float" office:value="1.17848777770996" calcext:value-type="float">
            <text:p>1.1784877777</text:p>
          </table:table-cell>
          <table:table-cell office:value-type="float" office:value="0.640862941741943" calcext:value-type="float">
            <text:p>0.6408629417</text:p>
          </table:table-cell>
        </table:table-row>
        <table:table-row table:style-name="ro3">
          <table:table-cell office:value-type="float" office:value="1.11879634857177" calcext:value-type="float">
            <text:p>1.1187963486</text:p>
          </table:table-cell>
          <table:table-cell office:value-type="float" office:value="1.6395616531372" calcext:value-type="float">
            <text:p>1.6395616531</text:p>
          </table:table-cell>
          <table:table-cell office:value-type="float" office:value="0.316032409667968" calcext:value-type="float">
            <text:p>0.3160324097</text:p>
          </table:table-cell>
          <table:table-cell office:value-type="float" office:value="0.98222541809082" calcext:value-type="float">
            <text:p>0.9822254181</text:p>
          </table:table-cell>
          <table:table-cell office:value-type="float" office:value="1.93234348297119" calcext:value-type="float">
            <text:p>1.932343483</text:p>
          </table:table-cell>
          <table:table-cell office:value-type="float" office:value="0.0683441162109375" calcext:value-type="float">
            <text:p>0.0683441162</text:p>
          </table:table-cell>
          <table:table-cell office:value-type="float" office:value="5.13206100463867" calcext:value-type="float">
            <text:p>5.1320610046</text:p>
          </table:table-cell>
          <table:table-cell office:value-type="float" office:value="0.142623901367187" calcext:value-type="float">
            <text:p>0.1426239014</text:p>
          </table:table-cell>
          <table:table-cell office:value-type="float" office:value="1.28573703765869" calcext:value-type="float">
            <text:p>1.2857370377</text:p>
          </table:table-cell>
          <table:table-cell office:value-type="float" office:value="0.26970100402832" calcext:value-type="float">
            <text:p>0.269701004</text:p>
          </table:table-cell>
          <table:table-cell office:value-type="float" office:value="0.5836181640625" calcext:value-type="float">
            <text:p>0.5836181641</text:p>
          </table:table-cell>
          <table:table-cell office:value-type="float" office:value="0.0834217071533203" calcext:value-type="float">
            <text:p>0.0834217072</text:p>
          </table:table-cell>
          <table:table-cell office:value-type="float" office:value="1.63723373413085" calcext:value-type="float">
            <text:p>1.6372337341</text:p>
          </table:table-cell>
          <table:table-cell office:value-type="float" office:value="0.937870025634765" calcext:value-type="float">
            <text:p>0.9378700256</text:p>
          </table:table-cell>
          <table:table-cell office:value-type="float" office:value="0.190183639526367" calcext:value-type="float">
            <text:p>0.1901836395</text:p>
          </table:table-cell>
          <table:table-cell office:value-type="float" office:value="0.393879890441894" calcext:value-type="float">
            <text:p>0.3938798904</text:p>
          </table:table-cell>
          <table:table-cell office:value-type="float" office:value="0.840671062469482" calcext:value-type="float">
            <text:p>0.8406710625</text:p>
          </table:table-cell>
          <table:table-cell office:value-type="float" office:value="0.5514497756958" calcext:value-type="float">
            <text:p>0.5514497757</text:p>
          </table:table-cell>
          <table:table-cell office:value-type="float" office:value="1.28879928588867" calcext:value-type="float">
            <text:p>1.2887992859</text:p>
          </table:table-cell>
          <table:table-cell office:value-type="float" office:value="0.627364158630371" calcext:value-type="float">
            <text:p>0.6273641586</text:p>
          </table:table-cell>
          <table:table-cell office:value-type="float" office:value="0.479547500610351" calcext:value-type="float">
            <text:p>0.4795475006</text:p>
          </table:table-cell>
          <table:table-cell office:value-type="float" office:value="0.939702033996582" calcext:value-type="float">
            <text:p>0.939702034</text:p>
          </table:table-cell>
          <table:table-cell office:value-type="float" office:value="0.253841400146484" calcext:value-type="float">
            <text:p>0.2538414001</text:p>
          </table:table-cell>
          <table:table-cell office:value-type="float" office:value="0.734270095825195" calcext:value-type="float">
            <text:p>0.7342700958</text:p>
          </table:table-cell>
          <table:table-cell office:value-type="float" office:value="0.156614303588867" calcext:value-type="float">
            <text:p>0.1566143036</text:p>
          </table:table-cell>
          <table:table-cell office:value-type="float" office:value="2.15045070648193" calcext:value-type="float">
            <text:p>2.1504507065</text:p>
          </table:table-cell>
          <table:table-cell office:value-type="float" office:value="0.663630485534668" calcext:value-type="float">
            <text:p>0.6636304855</text:p>
          </table:table-cell>
          <table:table-cell office:value-type="float" office:value="0.883673667907714" calcext:value-type="float">
            <text:p>0.8836736679</text:p>
          </table:table-cell>
          <table:table-cell office:value-type="float" office:value="1.18906879425048" calcext:value-type="float">
            <text:p>1.1890687943</text:p>
          </table:table-cell>
          <table:table-cell office:value-type="float" office:value="0.808661460876464" calcext:value-type="float">
            <text:p>0.8086614609</text:p>
          </table:table-cell>
          <table:table-cell office:value-type="float" office:value="1.07575035095214" calcext:value-type="float">
            <text:p>1.075750351</text:p>
          </table:table-cell>
          <table:table-cell office:value-type="float" office:value="0.0519046783447265" calcext:value-type="float">
            <text:p>0.0519046783</text:p>
          </table:table-cell>
          <table:table-cell office:value-type="float" office:value="2.28816986083984" calcext:value-type="float">
            <text:p>2.2881698608</text:p>
          </table:table-cell>
          <table:table-cell office:value-type="float" office:value="0.914728164672851" calcext:value-type="float">
            <text:p>0.9147281647</text:p>
          </table:table-cell>
          <table:table-cell office:value-type="float" office:value="1.23344802856445" calcext:value-type="float">
            <text:p>1.2334480286</text:p>
          </table:table-cell>
          <table:table-cell office:value-type="float" office:value="0.514014720916748" calcext:value-type="float">
            <text:p>0.5140147209</text:p>
          </table:table-cell>
          <table:table-cell office:value-type="float" office:value="1.21774673461914" calcext:value-type="float">
            <text:p>1.2177467346</text:p>
          </table:table-cell>
          <table:table-cell office:value-type="float" office:value="0.798830032348632" calcext:value-type="float">
            <text:p>0.7988300323</text:p>
          </table:table-cell>
          <table:table-cell office:value-type="float" office:value="0.337218284606933" calcext:value-type="float">
            <text:p>0.3372182846</text:p>
          </table:table-cell>
          <table:table-cell office:value-type="float" office:value="0.33548355102539" calcext:value-type="float">
            <text:p>0.335483551</text:p>
          </table:table-cell>
          <table:table-cell office:value-type="float" office:value="0.956757545471191" calcext:value-type="float">
            <text:p>0.9567575455</text:p>
          </table:table-cell>
          <table:table-cell office:value-type="float" office:value="1.33424854278564" calcext:value-type="float">
            <text:p>1.3342485428</text:p>
          </table:table-cell>
          <table:table-cell office:value-type="float" office:value="1.20641136169433" calcext:value-type="float">
            <text:p>1.2064113617</text:p>
          </table:table-cell>
          <table:table-cell office:value-type="float" office:value="0.602538108825683" calcext:value-type="float">
            <text:p>0.6025381088</text:p>
          </table:table-cell>
          <table:table-cell office:value-type="float" office:value="0.0828428268432617" calcext:value-type="float">
            <text:p>0.0828428268</text:p>
          </table:table-cell>
          <table:table-cell office:value-type="float" office:value="0.387159824371337" calcext:value-type="float">
            <text:p>0.3871598244</text:p>
          </table:table-cell>
          <table:table-cell office:value-type="float" office:value="0.140220642089843" calcext:value-type="float">
            <text:p>0.1402206421</text:p>
          </table:table-cell>
          <table:table-cell office:value-type="float" office:value="0.490764617919921" calcext:value-type="float">
            <text:p>0.4907646179</text:p>
          </table:table-cell>
          <table:table-cell office:value-type="float" office:value="0.402979850769042" calcext:value-type="float">
            <text:p>0.4029798508</text:p>
          </table:table-cell>
          <table:table-cell office:value-type="float" office:value="1.95438385009765" calcext:value-type="float">
            <text:p>1.9543838501</text:p>
          </table:table-cell>
          <table:table-cell office:value-type="float" office:value="0.0572607517242431" calcext:value-type="float">
            <text:p>0.0572607517</text:p>
          </table:table-cell>
          <table:table-cell office:value-type="float" office:value="0.955256462097168" calcext:value-type="float">
            <text:p>0.9552564621</text:p>
          </table:table-cell>
          <table:table-cell office:value-type="float" office:value="0.709194183349609" calcext:value-type="float">
            <text:p>0.7091941833</text:p>
          </table:table-cell>
          <table:table-cell office:value-type="float" office:value="1.46520233154296" calcext:value-type="float">
            <text:p>1.4652023315</text:p>
          </table:table-cell>
          <table:table-cell office:value-type="float" office:value="0.196785449981689" calcext:value-type="float">
            <text:p>0.19678545</text:p>
          </table:table-cell>
        </table:table-row>
        <table:table-row table:style-name="ro3">
          <table:table-cell office:value-type="float" office:value="3.97537040710449" calcext:value-type="float">
            <text:p>3.9753704071</text:p>
          </table:table-cell>
          <table:table-cell office:value-type="float" office:value="2.31568098068237" calcext:value-type="float">
            <text:p>2.3156809807</text:p>
          </table:table-cell>
          <table:table-cell office:value-type="float" office:value="0.385048866271972" calcext:value-type="float">
            <text:p>0.3850488663</text:p>
          </table:table-cell>
          <table:table-cell office:value-type="float" office:value="0.526199340820312" calcext:value-type="float">
            <text:p>0.5261993408</text:p>
          </table:table-cell>
          <table:table-cell office:value-type="float" office:value="1.54386806488037" calcext:value-type="float">
            <text:p>1.5438680649</text:p>
          </table:table-cell>
          <table:table-cell office:value-type="float" office:value="0.29501724243164" calcext:value-type="float">
            <text:p>0.2950172424</text:p>
          </table:table-cell>
          <table:table-cell office:value-type="float" office:value="0.308530807495117" calcext:value-type="float">
            <text:p>0.3085308075</text:p>
          </table:table-cell>
          <table:table-cell office:value-type="float" office:value="0.315032958984375" calcext:value-type="float">
            <text:p>0.315032959</text:p>
          </table:table-cell>
          <table:table-cell office:value-type="float" office:value="0.526407241821289" calcext:value-type="float">
            <text:p>0.5264072418</text:p>
          </table:table-cell>
          <table:table-cell office:value-type="float" office:value="1.20901489257812" calcext:value-type="float">
            <text:p>1.2090148926</text:p>
          </table:table-cell>
          <table:table-cell office:value-type="float" office:value="0.323481559753417" calcext:value-type="float">
            <text:p>0.3234815598</text:p>
          </table:table-cell>
          <table:table-cell office:value-type="float" office:value="0.70847749710083" calcext:value-type="float">
            <text:p>0.7084774971</text:p>
          </table:table-cell>
          <table:table-cell office:value-type="float" office:value="0.904647827148437" calcext:value-type="float">
            <text:p>0.9046478271</text:p>
          </table:table-cell>
          <table:table-cell office:value-type="float" office:value="1.16868782043457" calcext:value-type="float">
            <text:p>1.1686878204</text:p>
          </table:table-cell>
          <table:table-cell office:value-type="float" office:value="1.54422903060913" calcext:value-type="float">
            <text:p>1.5442290306</text:p>
          </table:table-cell>
          <table:table-cell office:value-type="float" office:value="0.681851387023925" calcext:value-type="float">
            <text:p>0.681851387</text:p>
          </table:table-cell>
          <table:table-cell office:value-type="float" office:value="1.29331350326538" calcext:value-type="float">
            <text:p>1.2933135033</text:p>
          </table:table-cell>
          <table:table-cell office:value-type="float" office:value="1.39024829864501" calcext:value-type="float">
            <text:p>1.3902482986</text:p>
          </table:table-cell>
          <table:table-cell office:value-type="float" office:value="0.349321365356445" calcext:value-type="float">
            <text:p>0.3493213654</text:p>
          </table:table-cell>
          <table:table-cell office:value-type="float" office:value="0.795384407043457" calcext:value-type="float">
            <text:p>0.795384407</text:p>
          </table:table-cell>
          <table:table-cell office:value-type="float" office:value="0.874903678894043" calcext:value-type="float">
            <text:p>0.8749036789</text:p>
          </table:table-cell>
          <table:table-cell office:value-type="float" office:value="0.0470442771911621" calcext:value-type="float">
            <text:p>0.0470442772</text:p>
          </table:table-cell>
          <table:table-cell office:value-type="float" office:value="1.14264106750488" calcext:value-type="float">
            <text:p>1.1426410675</text:p>
          </table:table-cell>
          <table:table-cell office:value-type="float" office:value="0.173171043395996" calcext:value-type="float">
            <text:p>0.1731710434</text:p>
          </table:table-cell>
          <table:table-cell office:value-type="float" office:value="1.82387018203735" calcext:value-type="float">
            <text:p>1.823870182</text:p>
          </table:table-cell>
          <table:table-cell office:value-type="float" office:value="0.768757820129394" calcext:value-type="float">
            <text:p>0.7687578201</text:p>
          </table:table-cell>
          <table:table-cell office:value-type="float" office:value="0.520468711853027" calcext:value-type="float">
            <text:p>0.5204687119</text:p>
          </table:table-cell>
          <table:table-cell office:value-type="float" office:value="0.820563316345214" calcext:value-type="float">
            <text:p>0.8205633163</text:p>
          </table:table-cell>
          <table:table-cell office:value-type="float" office:value="2.72007036209106" calcext:value-type="float">
            <text:p>2.7200703621</text:p>
          </table:table-cell>
          <table:table-cell office:value-type="float" office:value="0.623274803161621" calcext:value-type="float">
            <text:p>0.6232748032</text:p>
          </table:table-cell>
          <table:table-cell office:value-type="float" office:value="0.325414657592773" calcext:value-type="float">
            <text:p>0.3254146576</text:p>
          </table:table-cell>
          <table:table-cell office:value-type="float" office:value="0.564992904663085" calcext:value-type="float">
            <text:p>0.5649929047</text:p>
          </table:table-cell>
          <table:table-cell office:value-type="float" office:value="0.468658447265625" calcext:value-type="float">
            <text:p>0.4686584473</text:p>
          </table:table-cell>
          <table:table-cell office:value-type="float" office:value="0.682826995849609" calcext:value-type="float">
            <text:p>0.6828269958</text:p>
          </table:table-cell>
          <table:table-cell office:value-type="float" office:value="0.796628952026367" calcext:value-type="float">
            <text:p>0.796628952</text:p>
          </table:table-cell>
          <table:table-cell office:value-type="float" office:value="0.585896968841552" calcext:value-type="float">
            <text:p>0.5858969688</text:p>
          </table:table-cell>
          <table:table-cell office:value-type="float" office:value="1.10951614379882" calcext:value-type="float">
            <text:p>1.1095161438</text:p>
          </table:table-cell>
          <table:table-cell office:value-type="float" office:value="1.60684013366699" calcext:value-type="float">
            <text:p>1.6068401337</text:p>
          </table:table-cell>
          <table:table-cell office:value-type="float" office:value="0.487293720245361" calcext:value-type="float">
            <text:p>0.4872937202</text:p>
          </table:table-cell>
          <table:table-cell office:value-type="float" office:value="0.695461273193359" calcext:value-type="float">
            <text:p>0.6954612732</text:p>
          </table:table-cell>
          <table:table-cell office:value-type="float" office:value="2.29730033874511" calcext:value-type="float">
            <text:p>2.2973003387</text:p>
          </table:table-cell>
          <table:table-cell office:value-type="float" office:value="0.554954528808593" calcext:value-type="float">
            <text:p>0.5549545288</text:p>
          </table:table-cell>
          <table:table-cell office:value-type="float" office:value="0.333747863769531" calcext:value-type="float">
            <text:p>0.3337478638</text:p>
          </table:table-cell>
          <table:table-cell office:value-type="float" office:value="0.317778587341308" calcext:value-type="float">
            <text:p>0.3177785873</text:p>
          </table:table-cell>
          <table:table-cell office:value-type="float" office:value="1.69442272186279" calcext:value-type="float">
            <text:p>1.6944227219</text:p>
          </table:table-cell>
          <table:table-cell office:value-type="float" office:value="0.0116243362426757" calcext:value-type="float">
            <text:p>0.0116243362</text:p>
          </table:table-cell>
          <table:table-cell office:value-type="float" office:value="0.0710725784301757" calcext:value-type="float">
            <text:p>0.0710725784</text:p>
          </table:table-cell>
          <table:table-cell office:value-type="float" office:value="1.64787673950195" calcext:value-type="float">
            <text:p>1.6478767395</text:p>
          </table:table-cell>
          <table:table-cell office:value-type="float" office:value="0.733129501342773" calcext:value-type="float">
            <text:p>0.7331295013</text:p>
          </table:table-cell>
          <table:table-cell office:value-type="float" office:value="1.13895606994628" calcext:value-type="float">
            <text:p>1.1389560699</text:p>
          </table:table-cell>
          <table:table-cell office:value-type="float" office:value="0.403008222579956" calcext:value-type="float">
            <text:p>0.4030082226</text:p>
          </table:table-cell>
          <table:table-cell office:value-type="float" office:value="2.48224163055419" calcext:value-type="float">
            <text:p>2.4822416306</text:p>
          </table:table-cell>
          <table:table-cell office:value-type="float" office:value="0.237231254577636" calcext:value-type="float">
            <text:p>0.2372312546</text:p>
          </table:table-cell>
          <table:table-cell office:value-type="float" office:value="1.68938732147216" calcext:value-type="float">
            <text:p>1.6893873215</text:p>
          </table:table-cell>
          <table:table-cell office:value-type="float" office:value="0.130470275878906" calcext:value-type="float">
            <text:p>0.1304702759</text:p>
          </table:table-cell>
        </table:table-row>
        <table:table-row table:style-name="ro3">
          <table:table-cell office:value-type="float" office:value="1.32416820526123" calcext:value-type="float">
            <text:p>1.3241682053</text:p>
          </table:table-cell>
          <table:table-cell office:value-type="float" office:value="1.65803527832031" calcext:value-type="float">
            <text:p>1.6580352783</text:p>
          </table:table-cell>
          <table:table-cell office:value-type="float" office:value="1.45358657836914" calcext:value-type="float">
            <text:p>1.4535865784</text:p>
          </table:table-cell>
          <table:table-cell office:value-type="float" office:value="0.488218784332275" calcext:value-type="float">
            <text:p>0.4882187843</text:p>
          </table:table-cell>
          <table:table-cell office:value-type="float" office:value="0.531469345092773" calcext:value-type="float">
            <text:p>0.5314693451</text:p>
          </table:table-cell>
          <table:table-cell office:value-type="float" office:value="3.03003025054931" calcext:value-type="float">
            <text:p>3.0300302505</text:p>
          </table:table-cell>
          <table:table-cell office:value-type="float" office:value="0.309865951538085" calcext:value-type="float">
            <text:p>0.3098659515</text:p>
          </table:table-cell>
          <table:table-cell office:value-type="float" office:value="0.824409484863281" calcext:value-type="float">
            <text:p>0.8244094849</text:p>
          </table:table-cell>
          <table:table-cell office:value-type="float" office:value="1.2876329421997" calcext:value-type="float">
            <text:p>1.2876329422</text:p>
          </table:table-cell>
          <table:table-cell office:value-type="float" office:value="0.606609344482421" calcext:value-type="float">
            <text:p>0.6066093445</text:p>
          </table:table-cell>
          <table:table-cell office:value-type="float" office:value="0.30414867401123" calcext:value-type="float">
            <text:p>0.304148674</text:p>
          </table:table-cell>
          <table:table-cell office:value-type="float" office:value="0.427676200866699" calcext:value-type="float">
            <text:p>0.4276762009</text:p>
          </table:table-cell>
          <table:table-cell office:value-type="float" office:value="0.703651428222656" calcext:value-type="float">
            <text:p>0.7036514282</text:p>
          </table:table-cell>
          <table:table-cell office:value-type="float" office:value="0.123809814453125" calcext:value-type="float">
            <text:p>0.1238098145</text:p>
          </table:table-cell>
          <table:table-cell office:value-type="float" office:value="1.04239654541015" calcext:value-type="float">
            <text:p>1.0423965454</text:p>
          </table:table-cell>
          <table:table-cell office:value-type="float" office:value="2.43601608276367" calcext:value-type="float">
            <text:p>2.4360160828</text:p>
          </table:table-cell>
          <table:table-cell office:value-type="float" office:value="1.00612020492553" calcext:value-type="float">
            <text:p>1.0061202049</text:p>
          </table:table-cell>
          <table:table-cell office:value-type="float" office:value="3.49066638946533" calcext:value-type="float">
            <text:p>3.4906663895</text:p>
          </table:table-cell>
          <table:table-cell office:value-type="float" office:value="1.10017204284667" calcext:value-type="float">
            <text:p>1.1001720428</text:p>
          </table:table-cell>
          <table:table-cell office:value-type="float" office:value="0.599299430847168" calcext:value-type="float">
            <text:p>0.5992994308</text:p>
          </table:table-cell>
          <table:table-cell office:value-type="float" office:value="1.3813886642456" calcext:value-type="float">
            <text:p>1.3813886642</text:p>
          </table:table-cell>
          <table:table-cell office:value-type="float" office:value="0.636282444000244" calcext:value-type="float">
            <text:p>0.636282444</text:p>
          </table:table-cell>
          <table:table-cell office:value-type="float" office:value="1.10528755187988" calcext:value-type="float">
            <text:p>1.1052875519</text:p>
          </table:table-cell>
          <table:table-cell office:value-type="float" office:value="0.580181121826171" calcext:value-type="float">
            <text:p>0.5801811218</text:p>
          </table:table-cell>
          <table:table-cell office:value-type="float" office:value="0.301436424255371" calcext:value-type="float">
            <text:p>0.3014364243</text:p>
          </table:table-cell>
          <table:table-cell office:value-type="float" office:value="1.86399841308593" calcext:value-type="float">
            <text:p>1.8639984131</text:p>
          </table:table-cell>
          <table:table-cell office:value-type="float" office:value="1.15524053573608" calcext:value-type="float">
            <text:p>1.1552405357</text:p>
          </table:table-cell>
          <table:table-cell office:value-type="float" office:value="0.119837284088134" calcext:value-type="float">
            <text:p>0.1198372841</text:p>
          </table:table-cell>
          <table:table-cell office:value-type="float" office:value="1.01772594451904" calcext:value-type="float">
            <text:p>1.0177259445</text:p>
          </table:table-cell>
          <table:table-cell office:value-type="float" office:value="1.81847858428955" calcext:value-type="float">
            <text:p>1.8184785843</text:p>
          </table:table-cell>
          <table:table-cell office:value-type="float" office:value="0.590635299682617" calcext:value-type="float">
            <text:p>0.5906352997</text:p>
          </table:table-cell>
          <table:table-cell office:value-type="float" office:value="1.75505065917968" calcext:value-type="float">
            <text:p>1.7550506592</text:p>
          </table:table-cell>
          <table:table-cell office:value-type="float" office:value="1.36393356323242" calcext:value-type="float">
            <text:p>1.3639335632</text:p>
          </table:table-cell>
          <table:table-cell office:value-type="float" office:value="2.69208717346191" calcext:value-type="float">
            <text:p>2.6920871735</text:p>
          </table:table-cell>
          <table:table-cell office:value-type="float" office:value="0.455760955810546" calcext:value-type="float">
            <text:p>0.4557609558</text:p>
          </table:table-cell>
          <table:table-cell office:value-type="float" office:value="0.00602149963378906" calcext:value-type="float">
            <text:p>0.0060214996</text:p>
          </table:table-cell>
          <table:table-cell office:value-type="float" office:value="0.544353485107421" calcext:value-type="float">
            <text:p>0.5443534851</text:p>
          </table:table-cell>
          <table:table-cell office:value-type="float" office:value="0.00384712219238281" calcext:value-type="float">
            <text:p>0.0038471222</text:p>
          </table:table-cell>
          <table:table-cell office:value-type="float" office:value="1.59832572937011" calcext:value-type="float">
            <text:p>1.5983257294</text:p>
          </table:table-cell>
          <table:table-cell office:value-type="float" office:value="3.1736249923706" calcext:value-type="float">
            <text:p>3.1736249924</text:p>
          </table:table-cell>
          <table:table-cell office:value-type="float" office:value="0.742728233337402" calcext:value-type="float">
            <text:p>0.7427282333</text:p>
          </table:table-cell>
          <table:table-cell office:value-type="float" office:value="1.84999561309814" calcext:value-type="float">
            <text:p>1.8499956131</text:p>
          </table:table-cell>
          <table:table-cell office:value-type="float" office:value="3.10110092163085" calcext:value-type="float">
            <text:p>3.1011009216</text:p>
          </table:table-cell>
          <table:table-cell office:value-type="float" office:value="0.233291625976562" calcext:value-type="float">
            <text:p>0.233291626</text:p>
          </table:table-cell>
          <table:table-cell office:value-type="float" office:value="2.1245002746582" calcext:value-type="float">
            <text:p>2.1245002747</text:p>
          </table:table-cell>
          <table:table-cell office:value-type="float" office:value="0.397687435150146" calcext:value-type="float">
            <text:p>0.3976874352</text:p>
          </table:table-cell>
          <table:table-cell office:value-type="float" office:value="0.933992862701416" calcext:value-type="float">
            <text:p>0.9339928627</text:p>
          </table:table-cell>
          <table:table-cell office:value-type="float" office:value="0.207305908203125" calcext:value-type="float">
            <text:p>0.2073059082</text:p>
          </table:table-cell>
          <table:table-cell office:value-type="float" office:value="0.437630891799926" calcext:value-type="float">
            <text:p>0.4376308918</text:p>
          </table:table-cell>
          <table:table-cell office:value-type="float" office:value="1.06543636322021" calcext:value-type="float">
            <text:p>1.0654363632</text:p>
          </table:table-cell>
          <table:table-cell office:value-type="float" office:value="0.261975765228271" calcext:value-type="float">
            <text:p>0.2619757652</text:p>
          </table:table-cell>
          <table:table-cell office:value-type="float" office:value="0.0215778350830078" calcext:value-type="float">
            <text:p>0.0215778351</text:p>
          </table:table-cell>
          <table:table-cell office:value-type="float" office:value="0.079052448272705" calcext:value-type="float">
            <text:p>0.0790524483</text:p>
          </table:table-cell>
          <table:table-cell office:value-type="float" office:value="0.573320388793945" calcext:value-type="float">
            <text:p>0.5733203888</text:p>
          </table:table-cell>
          <table:table-cell office:value-type="float" office:value="0.34614086151123" calcext:value-type="float">
            <text:p>0.3461408615</text:p>
          </table:table-cell>
        </table:table-row>
        <table:table-row table:style-name="ro3">
          <table:table-cell office:value-type="float" office:value="0.604756355285644" calcext:value-type="float">
            <text:p>0.6047563553</text:p>
          </table:table-cell>
          <table:table-cell office:value-type="float" office:value="0.137942790985107" calcext:value-type="float">
            <text:p>0.137942791</text:p>
          </table:table-cell>
          <table:table-cell office:value-type="float" office:value="1.23443365097045" calcext:value-type="float">
            <text:p>1.234433651</text:p>
          </table:table-cell>
          <table:table-cell office:value-type="float" office:value="0.265816688537597" calcext:value-type="float">
            <text:p>0.2658166885</text:p>
          </table:table-cell>
          <table:table-cell office:value-type="float" office:value="0.436635017395019" calcext:value-type="float">
            <text:p>0.4366350174</text:p>
          </table:table-cell>
          <table:table-cell office:value-type="float" office:value="0.0168495178222656" calcext:value-type="float">
            <text:p>0.0168495178</text:p>
          </table:table-cell>
          <table:table-cell office:value-type="float" office:value="3.2013931274414" calcext:value-type="float">
            <text:p>3.2013931274</text:p>
          </table:table-cell>
          <table:table-cell office:value-type="float" office:value="0.760473251342773" calcext:value-type="float">
            <text:p>0.7604732513</text:p>
          </table:table-cell>
          <table:table-cell office:value-type="float" office:value="1.65135765075683" calcext:value-type="float">
            <text:p>1.6513576508</text:p>
          </table:table-cell>
          <table:table-cell office:value-type="float" office:value="0.302639007568359" calcext:value-type="float">
            <text:p>0.3026390076</text:p>
          </table:table-cell>
          <table:table-cell office:value-type="float" office:value="0.424497604370117" calcext:value-type="float">
            <text:p>0.4244976044</text:p>
          </table:table-cell>
          <table:table-cell office:value-type="float" office:value="0.613971710205078" calcext:value-type="float">
            <text:p>0.6139717102</text:p>
          </table:table-cell>
          <table:table-cell office:value-type="float" office:value="4.3181037902832" calcext:value-type="float">
            <text:p>4.3181037903</text:p>
          </table:table-cell>
          <table:table-cell office:value-type="float" office:value="1.77656555175781" calcext:value-type="float">
            <text:p>1.7765655518</text:p>
          </table:table-cell>
          <table:table-cell office:value-type="float" office:value="0.596955299377441" calcext:value-type="float">
            <text:p>0.5969552994</text:p>
          </table:table-cell>
          <table:table-cell office:value-type="float" office:value="1.41682147979736" calcext:value-type="float">
            <text:p>1.4168214798</text:p>
          </table:table-cell>
          <table:table-cell office:value-type="float" office:value="0.938320159912109" calcext:value-type="float">
            <text:p>0.9383201599</text:p>
          </table:table-cell>
          <table:table-cell office:value-type="float" office:value="0.809552192687988" calcext:value-type="float">
            <text:p>0.8095521927</text:p>
          </table:table-cell>
          <table:table-cell office:value-type="float" office:value="0.137924194335937" calcext:value-type="float">
            <text:p>0.1379241943</text:p>
          </table:table-cell>
          <table:table-cell office:value-type="float" office:value="0.0449848175048828" calcext:value-type="float">
            <text:p>0.0449848175</text:p>
          </table:table-cell>
          <table:table-cell office:value-type="float" office:value="0.406621932983398" calcext:value-type="float">
            <text:p>0.406621933</text:p>
          </table:table-cell>
          <table:table-cell office:value-type="float" office:value="0.671482563018798" calcext:value-type="float">
            <text:p>0.671482563</text:p>
          </table:table-cell>
          <table:table-cell office:value-type="float" office:value="2.1839382648468" calcext:value-type="float">
            <text:p>2.1839382648</text:p>
          </table:table-cell>
          <table:table-cell office:value-type="float" office:value="0.847206115722656" calcext:value-type="float">
            <text:p>0.8472061157</text:p>
          </table:table-cell>
          <table:table-cell office:value-type="float" office:value="0.645526885986328" calcext:value-type="float">
            <text:p>0.645526886</text:p>
          </table:table-cell>
          <table:table-cell office:value-type="float" office:value="0.765736103057861" calcext:value-type="float">
            <text:p>0.7657361031</text:p>
          </table:table-cell>
          <table:table-cell office:value-type="float" office:value="1.32994270324707" calcext:value-type="float">
            <text:p>1.3299427032</text:p>
          </table:table-cell>
          <table:table-cell office:value-type="float" office:value="0.135269165039062" calcext:value-type="float">
            <text:p>0.135269165</text:p>
          </table:table-cell>
          <table:table-cell office:value-type="float" office:value="1.58128833770751" calcext:value-type="float">
            <text:p>1.5812883377</text:p>
          </table:table-cell>
          <table:table-cell office:value-type="float" office:value="0.81348705291748" calcext:value-type="float">
            <text:p>0.8134870529</text:p>
          </table:table-cell>
          <table:table-cell office:value-type="float" office:value="0.349435806274414" calcext:value-type="float">
            <text:p>0.3494358063</text:p>
          </table:table-cell>
          <table:table-cell office:value-type="float" office:value="1.00445175170898" calcext:value-type="float">
            <text:p>1.0044517517</text:p>
          </table:table-cell>
          <table:table-cell office:value-type="float" office:value="1.91006469726562" calcext:value-type="float">
            <text:p>1.9100646973</text:p>
          </table:table-cell>
          <table:table-cell office:value-type="float" office:value="1.18183898925781" calcext:value-type="float">
            <text:p>1.1818389893</text:p>
          </table:table-cell>
          <table:table-cell office:value-type="float" office:value="1.25298976898193" calcext:value-type="float">
            <text:p>1.252989769</text:p>
          </table:table-cell>
          <table:table-cell office:value-type="float" office:value="0.348842620849609" calcext:value-type="float">
            <text:p>0.3488426208</text:p>
          </table:table-cell>
          <table:table-cell office:value-type="float" office:value="0.581584930419921" calcext:value-type="float">
            <text:p>0.5815849304</text:p>
          </table:table-cell>
          <table:table-cell office:value-type="float" office:value="1.40855979919433" calcext:value-type="float">
            <text:p>1.4085597992</text:p>
          </table:table-cell>
          <table:table-cell office:value-type="float" office:value="0.140432357788085" calcext:value-type="float">
            <text:p>0.1404323578</text:p>
          </table:table-cell>
          <table:table-cell office:value-type="float" office:value="0.197078704833984" calcext:value-type="float">
            <text:p>0.1970787048</text:p>
          </table:table-cell>
          <table:table-cell office:value-type="float" office:value="1.00451517105102" calcext:value-type="float">
            <text:p>1.0045151711</text:p>
          </table:table-cell>
          <table:table-cell office:value-type="float" office:value="0.0824317932128906" calcext:value-type="float">
            <text:p>0.0824317932</text:p>
          </table:table-cell>
          <table:table-cell office:value-type="float" office:value="0.0305347442626953" calcext:value-type="float">
            <text:p>0.0305347443</text:p>
          </table:table-cell>
          <table:table-cell office:value-type="float" office:value="0.644477844238281" calcext:value-type="float">
            <text:p>0.6444778442</text:p>
          </table:table-cell>
          <table:table-cell office:value-type="float" office:value="0.344230651855468" calcext:value-type="float">
            <text:p>0.3442306519</text:p>
          </table:table-cell>
          <table:table-cell office:value-type="float" office:value="0.721291542053222" calcext:value-type="float">
            <text:p>0.7212915421</text:p>
          </table:table-cell>
          <table:table-cell office:value-type="float" office:value="0.761070728302002" calcext:value-type="float">
            <text:p>0.7610707283</text:p>
          </table:table-cell>
          <table:table-cell office:value-type="float" office:value="1.18621349334716" calcext:value-type="float">
            <text:p>1.1862134933</text:p>
          </table:table-cell>
          <table:table-cell office:value-type="float" office:value="1.62728786468505" calcext:value-type="float">
            <text:p>1.6272878647</text:p>
          </table:table-cell>
          <table:table-cell office:value-type="float" office:value="1.48894691467285" calcext:value-type="float">
            <text:p>1.4889469147</text:p>
          </table:table-cell>
          <table:table-cell office:value-type="float" office:value="1.23647546768188" calcext:value-type="float">
            <text:p>1.2364754677</text:p>
          </table:table-cell>
          <table:table-cell office:value-type="float" office:value="1.45503616333007" calcext:value-type="float">
            <text:p>1.4550361633</text:p>
          </table:table-cell>
          <table:table-cell office:value-type="float" office:value="0.314093112945556" calcext:value-type="float">
            <text:p>0.3140931129</text:p>
          </table:table-cell>
          <table:table-cell office:value-type="float" office:value="0.19648265838623" calcext:value-type="float">
            <text:p>0.1964826584</text:p>
          </table:table-cell>
          <table:table-cell office:value-type="float" office:value="0.769595623016357" calcext:value-type="float">
            <text:p>0.769595623</text:p>
          </table:table-cell>
        </table:table-row>
        <table:table-row table:style-name="ro3">
          <table:table-cell office:value-type="float" office:value="0.325969219207763" calcext:value-type="float">
            <text:p>0.3259692192</text:p>
          </table:table-cell>
          <table:table-cell office:value-type="float" office:value="0.323591232299804" calcext:value-type="float">
            <text:p>0.3235912323</text:p>
          </table:table-cell>
          <table:table-cell office:value-type="float" office:value="0.217829704284667" calcext:value-type="float">
            <text:p>0.2178297043</text:p>
          </table:table-cell>
          <table:table-cell office:value-type="float" office:value="0.856635093688964" calcext:value-type="float">
            <text:p>0.8566350937</text:p>
          </table:table-cell>
          <table:table-cell office:value-type="float" office:value="1.60514259338378" calcext:value-type="float">
            <text:p>1.6051425934</text:p>
          </table:table-cell>
          <table:table-cell office:value-type="float" office:value="1.01382637023925" calcext:value-type="float">
            <text:p>1.0138263702</text:p>
          </table:table-cell>
          <table:table-cell office:value-type="float" office:value="0.950334548950195" calcext:value-type="float">
            <text:p>0.950334549</text:p>
          </table:table-cell>
          <table:table-cell office:value-type="float" office:value="1.22368240356445" calcext:value-type="float">
            <text:p>1.2236824036</text:p>
          </table:table-cell>
          <table:table-cell office:value-type="float" office:value="0.289743423461914" calcext:value-type="float">
            <text:p>0.2897434235</text:p>
          </table:table-cell>
          <table:table-cell office:value-type="float" office:value="0.810945510864257" calcext:value-type="float">
            <text:p>0.8109455109</text:p>
          </table:table-cell>
          <table:table-cell office:value-type="float" office:value="1.16741180419921" calcext:value-type="float">
            <text:p>1.1674118042</text:p>
          </table:table-cell>
          <table:table-cell office:value-type="float" office:value="1.44784116744995" calcext:value-type="float">
            <text:p>1.4478411674</text:p>
          </table:table-cell>
          <table:table-cell office:value-type="float" office:value="1.71871948242187" calcext:value-type="float">
            <text:p>1.7187194824</text:p>
          </table:table-cell>
          <table:table-cell office:value-type="float" office:value="1.40435218811035" calcext:value-type="float">
            <text:p>1.4043521881</text:p>
          </table:table-cell>
          <table:table-cell office:value-type="float" office:value="0.423420906066894" calcext:value-type="float">
            <text:p>0.4234209061</text:p>
          </table:table-cell>
          <table:table-cell office:value-type="float" office:value="0.433640480041503" calcext:value-type="float">
            <text:p>0.43364048</text:p>
          </table:table-cell>
          <table:table-cell office:value-type="float" office:value="0.833672046661377" calcext:value-type="float">
            <text:p>0.8336720467</text:p>
          </table:table-cell>
          <table:table-cell office:value-type="float" office:value="1.04749488830566" calcext:value-type="float">
            <text:p>1.0474948883</text:p>
          </table:table-cell>
          <table:table-cell office:value-type="float" office:value="0.188043594360351" calcext:value-type="float">
            <text:p>0.1880435944</text:p>
          </table:table-cell>
          <table:table-cell office:value-type="float" office:value="0.390913963317871" calcext:value-type="float">
            <text:p>0.3909139633</text:p>
          </table:table-cell>
          <table:table-cell office:value-type="float" office:value="1.41231536865234" calcext:value-type="float">
            <text:p>1.4123153687</text:p>
          </table:table-cell>
          <table:table-cell office:value-type="float" office:value="0.607244491577148" calcext:value-type="float">
            <text:p>0.6072444916</text:p>
          </table:table-cell>
          <table:table-cell office:value-type="float" office:value="1.09259605407714" calcext:value-type="float">
            <text:p>1.0925960541</text:p>
          </table:table-cell>
          <table:table-cell office:value-type="float" office:value="0.400989532470703" calcext:value-type="float">
            <text:p>0.4009895325</text:p>
          </table:table-cell>
          <table:table-cell office:value-type="float" office:value="0.928396224975585" calcext:value-type="float">
            <text:p>0.928396225</text:p>
          </table:table-cell>
          <table:table-cell office:value-type="float" office:value="1.19944095611572" calcext:value-type="float">
            <text:p>1.1994409561</text:p>
          </table:table-cell>
          <table:table-cell office:value-type="float" office:value="0.10211181640625" calcext:value-type="float">
            <text:p>0.1021118164</text:p>
          </table:table-cell>
          <table:table-cell office:value-type="float" office:value="0.57414436340332" calcext:value-type="float">
            <text:p>0.5741443634</text:p>
          </table:table-cell>
          <table:table-cell office:value-type="float" office:value="0.731809616088867" calcext:value-type="float">
            <text:p>0.7318096161</text:p>
          </table:table-cell>
          <table:table-cell office:value-type="float" office:value="0.636451721191406" calcext:value-type="float">
            <text:p>0.6364517212</text:p>
          </table:table-cell>
          <table:table-cell office:value-type="float" office:value="0.707441329956054" calcext:value-type="float">
            <text:p>0.70744133</text:p>
          </table:table-cell>
          <table:table-cell office:value-type="float" office:value="0.853235244750976" calcext:value-type="float">
            <text:p>0.8532352448</text:p>
          </table:table-cell>
          <table:table-cell office:value-type="float" office:value="0.317545890808105" calcext:value-type="float">
            <text:p>0.3175458908</text:p>
          </table:table-cell>
          <table:table-cell office:value-type="float" office:value="0.0789165496826171" calcext:value-type="float">
            <text:p>0.0789165497</text:p>
          </table:table-cell>
          <table:table-cell office:value-type="float" office:value="1.69922924041748" calcext:value-type="float">
            <text:p>1.6992292404</text:p>
          </table:table-cell>
          <table:table-cell office:value-type="float" office:value="0.659652709960937" calcext:value-type="float">
            <text:p>0.65965271</text:p>
          </table:table-cell>
          <table:table-cell office:value-type="float" office:value="0.28936767578125" calcext:value-type="float">
            <text:p>0.2893676758</text:p>
          </table:table-cell>
          <table:table-cell office:value-type="float" office:value="0.351202011108398" calcext:value-type="float">
            <text:p>0.3512020111</text:p>
          </table:table-cell>
          <table:table-cell office:value-type="float" office:value="0.297322273254394" calcext:value-type="float">
            <text:p>0.2973222733</text:p>
          </table:table-cell>
          <table:table-cell office:value-type="float" office:value="2.01874160766601" calcext:value-type="float">
            <text:p>2.0187416077</text:p>
          </table:table-cell>
          <table:table-cell office:value-type="float" office:value="1.75683450698852" calcext:value-type="float">
            <text:p>1.756834507</text:p>
          </table:table-cell>
          <table:table-cell office:value-type="float" office:value="0.0954914093017578" calcext:value-type="float">
            <text:p>0.0954914093</text:p>
          </table:table-cell>
          <table:table-cell office:value-type="float" office:value="0.536237716674804" calcext:value-type="float">
            <text:p>0.5362377167</text:p>
          </table:table-cell>
          <table:table-cell office:value-type="float" office:value="0.964715957641601" calcext:value-type="float">
            <text:p>0.9647159576</text:p>
          </table:table-cell>
          <table:table-cell office:value-type="float" office:value="1.69149017333984" calcext:value-type="float">
            <text:p>1.6914901733</text:p>
          </table:table-cell>
          <table:table-cell office:value-type="float" office:value="0.326292037963867" calcext:value-type="float">
            <text:p>0.326292038</text:p>
          </table:table-cell>
          <table:table-cell office:value-type="float" office:value="1.04290294647216" calcext:value-type="float">
            <text:p>1.0429029465</text:p>
          </table:table-cell>
          <table:table-cell office:value-type="float" office:value="0.69742202758789" calcext:value-type="float">
            <text:p>0.6974220276</text:p>
          </table:table-cell>
          <table:table-cell office:value-type="float" office:value="0.930444240570068" calcext:value-type="float">
            <text:p>0.9304442406</text:p>
          </table:table-cell>
          <table:table-cell office:value-type="float" office:value="2.30376052856445" calcext:value-type="float">
            <text:p>2.3037605286</text:p>
          </table:table-cell>
          <table:table-cell office:value-type="float" office:value="0.47519302368164" calcext:value-type="float">
            <text:p>0.4751930237</text:p>
          </table:table-cell>
          <table:table-cell office:value-type="float" office:value="0.445343971252441" calcext:value-type="float">
            <text:p>0.4453439713</text:p>
          </table:table-cell>
          <table:table-cell office:value-type="float" office:value="2.29543781280517" calcext:value-type="float">
            <text:p>2.2954378128</text:p>
          </table:table-cell>
          <table:table-cell office:value-type="float" office:value="0.369242668151855" calcext:value-type="float">
            <text:p>0.3692426682</text:p>
          </table:table-cell>
          <table:table-cell office:value-type="float" office:value="0.104422092437744" calcext:value-type="float">
            <text:p>0.1044220924</text:p>
          </table:table-cell>
        </table:table-row>
        <table:table-row table:style-name="ro3">
          <table:table-cell office:value-type="float" office:value="1.05171775817871" calcext:value-type="float">
            <text:p>1.0517177582</text:p>
          </table:table-cell>
          <table:table-cell office:value-type="float" office:value="0.229414939880371" calcext:value-type="float">
            <text:p>0.2294149399</text:p>
          </table:table-cell>
          <table:table-cell office:value-type="float" office:value="1.68269348144531" calcext:value-type="float">
            <text:p>1.6826934814</text:p>
          </table:table-cell>
          <table:table-cell office:value-type="float" office:value="0.390283107757568" calcext:value-type="float">
            <text:p>0.3902831078</text:p>
          </table:table-cell>
          <table:table-cell office:value-type="float" office:value="3.69008827209472" calcext:value-type="float">
            <text:p>3.6900882721</text:p>
          </table:table-cell>
          <table:table-cell office:value-type="float" office:value="0.864632606506347" calcext:value-type="float">
            <text:p>0.8646326065</text:p>
          </table:table-cell>
          <table:table-cell office:value-type="float" office:value="1.78329277038574" calcext:value-type="float">
            <text:p>1.7832927704</text:p>
          </table:table-cell>
          <table:table-cell office:value-type="float" office:value="0.133249282836914" calcext:value-type="float">
            <text:p>0.1332492828</text:p>
          </table:table-cell>
          <table:table-cell office:value-type="float" office:value="0.386074066162109" calcext:value-type="float">
            <text:p>0.3860740662</text:p>
          </table:table-cell>
          <table:table-cell office:value-type="float" office:value="1.02656555175781" calcext:value-type="float">
            <text:p>1.0265655518</text:p>
          </table:table-cell>
          <table:table-cell office:value-type="float" office:value="0.952466011047363" calcext:value-type="float">
            <text:p>0.952466011</text:p>
          </table:table-cell>
          <table:table-cell office:value-type="float" office:value="0.178024291992187" calcext:value-type="float">
            <text:p>0.178024292</text:p>
          </table:table-cell>
          <table:table-cell office:value-type="float" office:value="1.19237899780273" calcext:value-type="float">
            <text:p>1.1923789978</text:p>
          </table:table-cell>
          <table:table-cell office:value-type="float" office:value="0.788404464721679" calcext:value-type="float">
            <text:p>0.7884044647</text:p>
          </table:table-cell>
          <table:table-cell office:value-type="float" office:value="2.49402236938476" calcext:value-type="float">
            <text:p>2.4940223694</text:p>
          </table:table-cell>
          <table:table-cell office:value-type="float" office:value="2.08579635620117" calcext:value-type="float">
            <text:p>2.0857963562</text:p>
          </table:table-cell>
          <table:table-cell office:value-type="float" office:value="1.47854804992675" calcext:value-type="float">
            <text:p>1.4785480499</text:p>
          </table:table-cell>
          <table:table-cell office:value-type="float" office:value="2.05580711364746" calcext:value-type="float">
            <text:p>2.0558071136</text:p>
          </table:table-cell>
          <table:table-cell office:value-type="float" office:value="1.34970664978027" calcext:value-type="float">
            <text:p>1.3497066498</text:p>
          </table:table-cell>
          <table:table-cell office:value-type="float" office:value="1.4520616531372" calcext:value-type="float">
            <text:p>1.4520616531</text:p>
          </table:table-cell>
          <table:table-cell office:value-type="float" office:value="0.334166526794433" calcext:value-type="float">
            <text:p>0.3341665268</text:p>
          </table:table-cell>
          <table:table-cell office:value-type="float" office:value="0.45556354522705" calcext:value-type="float">
            <text:p>0.4555635452</text:p>
          </table:table-cell>
          <table:table-cell office:value-type="float" office:value="0.808031558990478" calcext:value-type="float">
            <text:p>0.808031559</text:p>
          </table:table-cell>
          <table:table-cell office:value-type="float" office:value="0.59904670715332" calcext:value-type="float">
            <text:p>0.5990467072</text:p>
          </table:table-cell>
          <table:table-cell office:value-type="float" office:value="0.940376281738281" calcext:value-type="float">
            <text:p>0.9403762817</text:p>
          </table:table-cell>
          <table:table-cell office:value-type="float" office:value="0.662158966064453" calcext:value-type="float">
            <text:p>0.6621589661</text:p>
          </table:table-cell>
          <table:table-cell office:value-type="float" office:value="2.01163387298584" calcext:value-type="float">
            <text:p>2.011633873</text:p>
          </table:table-cell>
          <table:table-cell office:value-type="float" office:value="0.937685012817382" calcext:value-type="float">
            <text:p>0.9376850128</text:p>
          </table:table-cell>
          <table:table-cell office:value-type="float" office:value="1.38198089599609" calcext:value-type="float">
            <text:p>1.381980896</text:p>
          </table:table-cell>
          <table:table-cell office:value-type="float" office:value="0.924705505371093" calcext:value-type="float">
            <text:p>0.9247055054</text:p>
          </table:table-cell>
          <table:table-cell office:value-type="float" office:value="0.854717254638671" calcext:value-type="float">
            <text:p>0.8547172546</text:p>
          </table:table-cell>
          <table:table-cell office:value-type="float" office:value="0.100154876708984" calcext:value-type="float">
            <text:p>0.1001548767</text:p>
          </table:table-cell>
          <table:table-cell office:value-type="float" office:value="0.932995796203613" calcext:value-type="float">
            <text:p>0.9329957962</text:p>
          </table:table-cell>
          <table:table-cell office:value-type="float" office:value="2.43574523925781" calcext:value-type="float">
            <text:p>2.4357452393</text:p>
          </table:table-cell>
          <table:table-cell office:value-type="float" office:value="0.287875175476074" calcext:value-type="float">
            <text:p>0.2878751755</text:p>
          </table:table-cell>
          <table:table-cell office:value-type="float" office:value="0.547236442565918" calcext:value-type="float">
            <text:p>0.5472364426</text:p>
          </table:table-cell>
          <table:table-cell office:value-type="float" office:value="0.588005065917968" calcext:value-type="float">
            <text:p>0.5880050659</text:p>
          </table:table-cell>
          <table:table-cell office:value-type="float" office:value="0.317392349243164" calcext:value-type="float">
            <text:p>0.3173923492</text:p>
          </table:table-cell>
          <table:table-cell office:value-type="float" office:value="0.839845657348632" calcext:value-type="float">
            <text:p>0.8398456573</text:p>
          </table:table-cell>
          <table:table-cell office:value-type="float" office:value="1.40315723419189" calcext:value-type="float">
            <text:p>1.4031572342</text:p>
          </table:table-cell>
          <table:table-cell office:value-type="float" office:value="1.88016080856323" calcext:value-type="float">
            <text:p>1.8801608086</text:p>
          </table:table-cell>
          <table:table-cell office:value-type="float" office:value="0.374053955078125" calcext:value-type="float">
            <text:p>0.3740539551</text:p>
          </table:table-cell>
          <table:table-cell office:value-type="float" office:value="2.39567756652832" calcext:value-type="float">
            <text:p>2.3956775665</text:p>
          </table:table-cell>
          <table:table-cell office:value-type="float" office:value="0.599538803100585" calcext:value-type="float">
            <text:p>0.5995388031</text:p>
          </table:table-cell>
          <table:table-cell office:value-type="float" office:value="0.348418235778808" calcext:value-type="float">
            <text:p>0.3484182358</text:p>
          </table:table-cell>
          <table:table-cell office:value-type="float" office:value="0.935938835144043" calcext:value-type="float">
            <text:p>0.9359388351</text:p>
          </table:table-cell>
          <table:table-cell office:value-type="float" office:value="1.18453693389892" calcext:value-type="float">
            <text:p>1.1845369339</text:p>
          </table:table-cell>
          <table:table-cell office:value-type="float" office:value="0.128614425659179" calcext:value-type="float">
            <text:p>0.1286144257</text:p>
          </table:table-cell>
          <table:table-cell office:value-type="float" office:value="0.436090230941772" calcext:value-type="float">
            <text:p>0.4360902309</text:p>
          </table:table-cell>
          <table:table-cell office:value-type="float" office:value="0.189058303833007" calcext:value-type="float">
            <text:p>0.1890583038</text:p>
          </table:table-cell>
          <table:table-cell office:value-type="float" office:value="0.5444016456604" calcext:value-type="float">
            <text:p>0.5444016457</text:p>
          </table:table-cell>
          <table:table-cell office:value-type="float" office:value="2.07086086273193" calcext:value-type="float">
            <text:p>2.0708608627</text:p>
          </table:table-cell>
          <table:table-cell office:value-type="float" office:value="1.28017044067382" calcext:value-type="float">
            <text:p>1.2801704407</text:p>
          </table:table-cell>
          <table:table-cell office:value-type="float" office:value="0.381352424621582" calcext:value-type="float">
            <text:p>0.3813524246</text:p>
          </table:table-cell>
          <table:table-cell office:value-type="float" office:value="0.729150772094726" calcext:value-type="float">
            <text:p>0.7291507721</text:p>
          </table:table-cell>
        </table:table-row>
        <table:table-row table:style-name="ro3">
          <table:table-cell office:value-type="float" office:value="0.598555088043212" calcext:value-type="float">
            <text:p>0.598555088</text:p>
          </table:table-cell>
          <table:table-cell office:value-type="float" office:value="0.386417388916015" calcext:value-type="float">
            <text:p>0.3864173889</text:p>
          </table:table-cell>
          <table:table-cell office:value-type="float" office:value="2.45706033706665" calcext:value-type="float">
            <text:p>2.4570603371</text:p>
          </table:table-cell>
          <table:table-cell office:value-type="float" office:value="0.930428028106689" calcext:value-type="float">
            <text:p>0.9304280281</text:p>
          </table:table-cell>
          <table:table-cell office:value-type="float" office:value="3.5407428741455" calcext:value-type="float">
            <text:p>3.5407428741</text:p>
          </table:table-cell>
          <table:table-cell office:value-type="float" office:value="1.95685100555419" calcext:value-type="float">
            <text:p>1.9568510056</text:p>
          </table:table-cell>
          <table:table-cell office:value-type="float" office:value="0.52252197265625" calcext:value-type="float">
            <text:p>0.5225219727</text:p>
          </table:table-cell>
          <table:table-cell office:value-type="float" office:value="1.81601333618164" calcext:value-type="float">
            <text:p>1.8160133362</text:p>
          </table:table-cell>
          <table:table-cell office:value-type="float" office:value="1.12887382507324" calcext:value-type="float">
            <text:p>1.1288738251</text:p>
          </table:table-cell>
          <table:table-cell office:value-type="float" office:value="4.15235710144043" calcext:value-type="float">
            <text:p>4.1523571014</text:p>
          </table:table-cell>
          <table:table-cell office:value-type="float" office:value="0.422207832336425" calcext:value-type="float">
            <text:p>0.4222078323</text:p>
          </table:table-cell>
          <table:table-cell office:value-type="float" office:value="1.03295278549194" calcext:value-type="float">
            <text:p>1.0329527855</text:p>
          </table:table-cell>
          <table:table-cell office:value-type="float" office:value="0.251083374023437" calcext:value-type="float">
            <text:p>0.251083374</text:p>
          </table:table-cell>
          <table:table-cell office:value-type="float" office:value="0.834999084472656" calcext:value-type="float">
            <text:p>0.8349990845</text:p>
          </table:table-cell>
          <table:table-cell office:value-type="float" office:value="0.496790885925292" calcext:value-type="float">
            <text:p>0.4967908859</text:p>
          </table:table-cell>
          <table:table-cell office:value-type="float" office:value="1.32437801361083" calcext:value-type="float">
            <text:p>1.3243780136</text:p>
          </table:table-cell>
          <table:table-cell office:value-type="float" office:value="1.70423603057861" calcext:value-type="float">
            <text:p>1.7042360306</text:p>
          </table:table-cell>
          <table:table-cell office:value-type="float" office:value="1.60630321502685" calcext:value-type="float">
            <text:p>1.606303215</text:p>
          </table:table-cell>
          <table:table-cell office:value-type="float" office:value="2.53695678710937" calcext:value-type="float">
            <text:p>2.5369567871</text:p>
          </table:table-cell>
          <table:table-cell office:value-type="float" office:value="0.10318374633789" calcext:value-type="float">
            <text:p>0.1031837463</text:p>
          </table:table-cell>
          <table:table-cell office:value-type="float" office:value="1.74320125579833" calcext:value-type="float">
            <text:p>1.7432012558</text:p>
          </table:table-cell>
          <table:table-cell office:value-type="float" office:value="0.61833906173706" calcext:value-type="float">
            <text:p>0.6183390617</text:p>
          </table:table-cell>
          <table:table-cell office:value-type="float" office:value="0.0533523559570312" calcext:value-type="float">
            <text:p>0.053352356</text:p>
          </table:table-cell>
          <table:table-cell office:value-type="float" office:value="0.0369911193847656" calcext:value-type="float">
            <text:p>0.0369911194</text:p>
          </table:table-cell>
          <table:table-cell office:value-type="float" office:value="1.97007322311401" calcext:value-type="float">
            <text:p>1.9700732231</text:p>
          </table:table-cell>
          <table:table-cell office:value-type="float" office:value="1.33955955505371" calcext:value-type="float">
            <text:p>1.3395595551</text:p>
          </table:table-cell>
          <table:table-cell office:value-type="float" office:value="2.21390628814697" calcext:value-type="float">
            <text:p>2.2139062881</text:p>
          </table:table-cell>
          <table:table-cell office:value-type="float" office:value="0.784925460815429" calcext:value-type="float">
            <text:p>0.7849254608</text:p>
          </table:table-cell>
          <table:table-cell office:value-type="float" office:value="5.20851039886474" calcext:value-type="float">
            <text:p>5.2085103989</text:p>
          </table:table-cell>
          <table:table-cell office:value-type="float" office:value="0.919791221618652" calcext:value-type="float">
            <text:p>0.9197912216</text:p>
          </table:table-cell>
          <table:table-cell office:value-type="float" office:value="1.07490539550781" calcext:value-type="float">
            <text:p>1.0749053955</text:p>
          </table:table-cell>
          <table:table-cell office:value-type="float" office:value="0.236900329589843" calcext:value-type="float">
            <text:p>0.2369003296</text:p>
          </table:table-cell>
          <table:table-cell office:value-type="float" office:value="1.27874946594238" calcext:value-type="float">
            <text:p>1.2787494659</text:p>
          </table:table-cell>
          <table:table-cell office:value-type="float" office:value="5.48194313049316" calcext:value-type="float">
            <text:p>5.4819431305</text:p>
          </table:table-cell>
          <table:table-cell office:value-type="float" office:value="0.023747444152832" calcext:value-type="float">
            <text:p>0.0237474442</text:p>
          </table:table-cell>
          <table:table-cell office:value-type="float" office:value="1.71294021606445" calcext:value-type="float">
            <text:p>1.7129402161</text:p>
          </table:table-cell>
          <table:table-cell office:value-type="float" office:value="2.8249168395996" calcext:value-type="float">
            <text:p>2.8249168396</text:p>
          </table:table-cell>
          <table:table-cell office:value-type="float" office:value="2.65522003173828" calcext:value-type="float">
            <text:p>2.6552200317</text:p>
          </table:table-cell>
          <table:table-cell office:value-type="float" office:value="1.18046474456787" calcext:value-type="float">
            <text:p>1.1804647446</text:p>
          </table:table-cell>
          <table:table-cell office:value-type="float" office:value="0.574012756347656" calcext:value-type="float">
            <text:p>0.5740127563</text:p>
          </table:table-cell>
          <table:table-cell office:value-type="float" office:value="1.2517352104187" calcext:value-type="float">
            <text:p>1.2517352104</text:p>
          </table:table-cell>
          <table:table-cell office:value-type="float" office:value="1.02786540985107" calcext:value-type="float">
            <text:p>1.0278654099</text:p>
          </table:table-cell>
          <table:table-cell office:value-type="float" office:value="2.63055229187011" calcext:value-type="float">
            <text:p>2.6305522919</text:p>
          </table:table-cell>
          <table:table-cell office:value-type="float" office:value="0.692427635192871" calcext:value-type="float">
            <text:p>0.6924276352</text:p>
          </table:table-cell>
          <table:table-cell office:value-type="float" office:value="1.65713214874267" calcext:value-type="float">
            <text:p>1.6571321487</text:p>
          </table:table-cell>
          <table:table-cell office:value-type="float" office:value="0.103737831115722" calcext:value-type="float">
            <text:p>0.1037378311</text:p>
          </table:table-cell>
          <table:table-cell office:value-type="float" office:value="1.40461111068725" calcext:value-type="float">
            <text:p>1.4046111107</text:p>
          </table:table-cell>
          <table:table-cell office:value-type="float" office:value="0.700065612792968" calcext:value-type="float">
            <text:p>0.7000656128</text:p>
          </table:table-cell>
          <table:table-cell office:value-type="float" office:value="0.774074077606201" calcext:value-type="float">
            <text:p>0.7740740776</text:p>
          </table:table-cell>
          <table:table-cell office:value-type="float" office:value="1.31310844421386" calcext:value-type="float">
            <text:p>1.3131084442</text:p>
          </table:table-cell>
          <table:table-cell office:value-type="float" office:value="0.986118793487548" calcext:value-type="float">
            <text:p>0.9861187935</text:p>
          </table:table-cell>
          <table:table-cell office:value-type="float" office:value="1.94579410552978" calcext:value-type="float">
            <text:p>1.9457941055</text:p>
          </table:table-cell>
          <table:table-cell office:value-type="float" office:value="0.422818660736084" calcext:value-type="float">
            <text:p>0.4228186607</text:p>
          </table:table-cell>
          <table:table-cell office:value-type="float" office:value="2.80634498596191" calcext:value-type="float">
            <text:p>2.806344986</text:p>
          </table:table-cell>
          <table:table-cell office:value-type="float" office:value="0.503451824188232" calcext:value-type="float">
            <text:p>0.5034518242</text:p>
          </table:table-cell>
        </table:table-row>
        <table:table-row table:style-name="ro3">
          <table:table-cell office:value-type="float" office:value="0.563954353332519" calcext:value-type="float">
            <text:p>0.5639543533</text:p>
          </table:table-cell>
          <table:table-cell office:value-type="float" office:value="0.26069164276123" calcext:value-type="float">
            <text:p>0.2606916428</text:p>
          </table:table-cell>
          <table:table-cell office:value-type="float" office:value="0.693568229675293" calcext:value-type="float">
            <text:p>0.6935682297</text:p>
          </table:table-cell>
          <table:table-cell office:value-type="float" office:value="0.208037376403808" calcext:value-type="float">
            <text:p>0.2080373764</text:p>
          </table:table-cell>
          <table:table-cell office:value-type="float" office:value="0.308391571044921" calcext:value-type="float">
            <text:p>0.308391571</text:p>
          </table:table-cell>
          <table:table-cell office:value-type="float" office:value="0.194184303283691" calcext:value-type="float">
            <text:p>0.1941843033</text:p>
          </table:table-cell>
          <table:table-cell office:value-type="float" office:value="0.0835380554199218" calcext:value-type="float">
            <text:p>0.0835380554</text:p>
          </table:table-cell>
          <table:table-cell office:value-type="float" office:value="0.257436752319335" calcext:value-type="float">
            <text:p>0.2574367523</text:p>
          </table:table-cell>
          <table:table-cell office:value-type="float" office:value="0.0416231155395507" calcext:value-type="float">
            <text:p>0.0416231155</text:p>
          </table:table-cell>
          <table:table-cell office:value-type="float" office:value="0.0506839752197265" calcext:value-type="float">
            <text:p>0.0506839752</text:p>
          </table:table-cell>
          <table:table-cell office:value-type="float" office:value="0.734214782714843" calcext:value-type="float">
            <text:p>0.7342147827</text:p>
          </table:table-cell>
          <table:table-cell office:value-type="float" office:value="0.305072784423828" calcext:value-type="float">
            <text:p>0.3050727844</text:p>
          </table:table-cell>
          <table:table-cell office:value-type="float" office:value="1.0767593383789" calcext:value-type="float">
            <text:p>1.0767593384</text:p>
          </table:table-cell>
          <table:table-cell office:value-type="float" office:value="0.300142288208007" calcext:value-type="float">
            <text:p>0.3001422882</text:p>
          </table:table-cell>
          <table:table-cell office:value-type="float" office:value="0.164560317993164" calcext:value-type="float">
            <text:p>0.164560318</text:p>
          </table:table-cell>
          <table:table-cell office:value-type="float" office:value="0.192047119140625" calcext:value-type="float">
            <text:p>0.1920471191</text:p>
          </table:table-cell>
          <table:table-cell office:value-type="float" office:value="1.2239966392517" calcext:value-type="float">
            <text:p>1.2239966393</text:p>
          </table:table-cell>
          <table:table-cell office:value-type="float" office:value="0.441290855407714" calcext:value-type="float">
            <text:p>0.4412908554</text:p>
          </table:table-cell>
          <table:table-cell office:value-type="float" office:value="0.23239517211914" calcext:value-type="float">
            <text:p>0.2323951721</text:p>
          </table:table-cell>
          <table:table-cell office:value-type="float" office:value="1.38810348510742" calcext:value-type="float">
            <text:p>1.3881034851</text:p>
          </table:table-cell>
          <table:table-cell office:value-type="float" office:value="0.23300552368164" calcext:value-type="float">
            <text:p>0.2330055237</text:p>
          </table:table-cell>
          <table:table-cell office:value-type="float" office:value="0.0992584228515625" calcext:value-type="float">
            <text:p>0.0992584229</text:p>
          </table:table-cell>
          <table:table-cell office:value-type="float" office:value="0.0790176391601562" calcext:value-type="float">
            <text:p>0.0790176392</text:p>
          </table:table-cell>
          <table:table-cell office:value-type="float" office:value="0.318105697631835" calcext:value-type="float">
            <text:p>0.3181056976</text:p>
          </table:table-cell>
          <table:table-cell office:value-type="float" office:value="0.203585624694824" calcext:value-type="float">
            <text:p>0.2035856247</text:p>
          </table:table-cell>
          <table:table-cell office:value-type="float" office:value="0.375884532928466" calcext:value-type="float">
            <text:p>0.3758845329</text:p>
          </table:table-cell>
          <table:table-cell office:value-type="float" office:value="0.556672096252441" calcext:value-type="float">
            <text:p>0.5566720963</text:p>
          </table:table-cell>
          <table:table-cell office:value-type="float" office:value="0.298364639282226" calcext:value-type="float">
            <text:p>0.2983646393</text:p>
          </table:table-cell>
          <table:table-cell office:value-type="float" office:value="0.0749034881591796" calcext:value-type="float">
            <text:p>0.0749034882</text:p>
          </table:table-cell>
          <table:table-cell office:value-type="float" office:value="0.923930168151855" calcext:value-type="float">
            <text:p>0.9239301682</text:p>
          </table:table-cell>
          <table:table-cell office:value-type="float" office:value="2.04391479492187" calcext:value-type="float">
            <text:p>2.0439147949</text:p>
          </table:table-cell>
          <table:table-cell office:value-type="float" office:value="0.573457717895507" calcext:value-type="float">
            <text:p>0.5734577179</text:p>
          </table:table-cell>
          <table:table-cell office:value-type="float" office:value="0.318035125732421" calcext:value-type="float">
            <text:p>0.3180351257</text:p>
          </table:table-cell>
          <table:table-cell office:value-type="float" office:value="1.14285278320312" calcext:value-type="float">
            <text:p>1.1428527832</text:p>
          </table:table-cell>
          <table:table-cell office:value-type="float" office:value="0.831725120544433" calcext:value-type="float">
            <text:p>0.8317251205</text:p>
          </table:table-cell>
          <table:table-cell office:value-type="float" office:value="0.100507259368896" calcext:value-type="float">
            <text:p>0.1005072594</text:p>
          </table:table-cell>
          <table:table-cell office:value-type="float" office:value="0.965888977050781" calcext:value-type="float">
            <text:p>0.9658889771</text:p>
          </table:table-cell>
          <table:table-cell office:value-type="float" office:value="0.787126541137695" calcext:value-type="float">
            <text:p>0.7871265411</text:p>
          </table:table-cell>
          <table:table-cell office:value-type="float" office:value="0.142702102661132" calcext:value-type="float">
            <text:p>0.1427021027</text:p>
          </table:table-cell>
          <table:table-cell office:value-type="float" office:value="0.33449363708496" calcext:value-type="float">
            <text:p>0.3344936371</text:p>
          </table:table-cell>
          <table:table-cell office:value-type="float" office:value="0.784274101257324" calcext:value-type="float">
            <text:p>0.7842741013</text:p>
          </table:table-cell>
          <table:table-cell office:value-type="float" office:value="0.039712905883789" calcext:value-type="float">
            <text:p>0.0397129059</text:p>
          </table:table-cell>
          <table:table-cell office:value-type="float" office:value="1.04677963256835" calcext:value-type="float">
            <text:p>1.0467796326</text:p>
          </table:table-cell>
          <table:table-cell office:value-type="float" office:value="0.647028923034668" calcext:value-type="float">
            <text:p>0.647028923</text:p>
          </table:table-cell>
          <table:table-cell office:value-type="float" office:value="0.47529125213623" calcext:value-type="float">
            <text:p>0.4752912521</text:p>
          </table:table-cell>
          <table:table-cell office:value-type="float" office:value="0.168328285217285" calcext:value-type="float">
            <text:p>0.1683282852</text:p>
          </table:table-cell>
          <table:table-cell office:value-type="float" office:value="0.0816760063171386" calcext:value-type="float">
            <text:p>0.0816760063</text:p>
          </table:table-cell>
          <table:table-cell office:value-type="float" office:value="0.67728042602539" calcext:value-type="float">
            <text:p>0.677280426</text:p>
          </table:table-cell>
          <table:table-cell office:value-type="float" office:value="1.04174733161926" calcext:value-type="float">
            <text:p>1.0417473316</text:p>
          </table:table-cell>
          <table:table-cell office:value-type="float" office:value="1.54896545410156" calcext:value-type="float">
            <text:p>1.5489654541</text:p>
          </table:table-cell>
          <table:table-cell office:value-type="float" office:value="1.21731948852539" calcext:value-type="float">
            <text:p>1.2173194885</text:p>
          </table:table-cell>
          <table:table-cell office:value-type="float" office:value="1.12480735778808" calcext:value-type="float">
            <text:p>1.1248073578</text:p>
          </table:table-cell>
          <table:table-cell office:value-type="float" office:value="0.038947582244873" calcext:value-type="float">
            <text:p>0.0389475822</text:p>
          </table:table-cell>
          <table:table-cell office:value-type="float" office:value="0.743462562561035" calcext:value-type="float">
            <text:p>0.7434625626</text:p>
          </table:table-cell>
          <table:table-cell office:value-type="float" office:value="0.642236709594726" calcext:value-type="float">
            <text:p>0.6422367096</text:p>
          </table:table-cell>
        </table:table-row>
        <table:table-row table:style-name="ro3">
          <table:table-cell office:value-type="float" office:value="0.0334815979003906" calcext:value-type="float">
            <text:p>0.0334815979</text:p>
          </table:table-cell>
          <table:table-cell office:value-type="float" office:value="1.33708381652832" calcext:value-type="float">
            <text:p>1.3370838165</text:p>
          </table:table-cell>
          <table:table-cell office:value-type="float" office:value="0.0349483489990234" calcext:value-type="float">
            <text:p>0.034948349</text:p>
          </table:table-cell>
          <table:table-cell office:value-type="float" office:value="0.110114097595214" calcext:value-type="float">
            <text:p>0.1101140976</text:p>
          </table:table-cell>
          <table:table-cell office:value-type="float" office:value="2.60164165496826" calcext:value-type="float">
            <text:p>2.601641655</text:p>
          </table:table-cell>
          <table:table-cell office:value-type="float" office:value="0.355900764465332" calcext:value-type="float">
            <text:p>0.3559007645</text:p>
          </table:table-cell>
          <table:table-cell office:value-type="float" office:value="0.221956253051757" calcext:value-type="float">
            <text:p>0.2219562531</text:p>
          </table:table-cell>
          <table:table-cell office:value-type="float" office:value="0.373207092285156" calcext:value-type="float">
            <text:p>0.3732070923</text:p>
          </table:table-cell>
          <table:table-cell office:value-type="float" office:value="1.98522186279296" calcext:value-type="float">
            <text:p>1.9852218628</text:p>
          </table:table-cell>
          <table:table-cell office:value-type="float" office:value="2.7388916015625" calcext:value-type="float">
            <text:p>2.7388916016</text:p>
          </table:table-cell>
          <table:table-cell office:value-type="float" office:value="0.702397346496582" calcext:value-type="float">
            <text:p>0.7023973465</text:p>
          </table:table-cell>
          <table:table-cell office:value-type="float" office:value="1.65413618087768" calcext:value-type="float">
            <text:p>1.6541361809</text:p>
          </table:table-cell>
          <table:table-cell office:value-type="float" office:value="0.685844421386718" calcext:value-type="float">
            <text:p>0.6858444214</text:p>
          </table:table-cell>
          <table:table-cell office:value-type="float" office:value="0.107391357421875" calcext:value-type="float">
            <text:p>0.1073913574</text:p>
          </table:table-cell>
          <table:table-cell office:value-type="float" office:value="0.984765529632568" calcext:value-type="float">
            <text:p>0.9847655296</text:p>
          </table:table-cell>
          <table:table-cell office:value-type="float" office:value="0.913346290588378" calcext:value-type="float">
            <text:p>0.9133462906</text:p>
          </table:table-cell>
          <table:table-cell office:value-type="float" office:value="0.500446796417236" calcext:value-type="float">
            <text:p>0.5004467964</text:p>
          </table:table-cell>
          <table:table-cell office:value-type="float" office:value="1.89053535461425" calcext:value-type="float">
            <text:p>1.8905353546</text:p>
          </table:table-cell>
          <table:table-cell office:value-type="float" office:value="1.57600975036621" calcext:value-type="float">
            <text:p>1.5760097504</text:p>
          </table:table-cell>
          <table:table-cell office:value-type="float" office:value="0.346851348876953" calcext:value-type="float">
            <text:p>0.3468513489</text:p>
          </table:table-cell>
          <table:table-cell office:value-type="float" office:value="0.291244506835937" calcext:value-type="float">
            <text:p>0.2912445068</text:p>
          </table:table-cell>
          <table:table-cell office:value-type="float" office:value="0.653113365173339" calcext:value-type="float">
            <text:p>0.6531133652</text:p>
          </table:table-cell>
          <table:table-cell office:value-type="float" office:value="0.57146406173706" calcext:value-type="float">
            <text:p>0.5714640617</text:p>
          </table:table-cell>
          <table:table-cell office:value-type="float" office:value="0.384654998779296" calcext:value-type="float">
            <text:p>0.3846549988</text:p>
          </table:table-cell>
          <table:table-cell office:value-type="float" office:value="0.495207786560058" calcext:value-type="float">
            <text:p>0.4952077866</text:p>
          </table:table-cell>
          <table:table-cell office:value-type="float" office:value="1.40851974487304" calcext:value-type="float">
            <text:p>1.4085197449</text:p>
          </table:table-cell>
          <table:table-cell office:value-type="float" office:value="0.480023860931396" calcext:value-type="float">
            <text:p>0.4800238609</text:p>
          </table:table-cell>
          <table:table-cell office:value-type="float" office:value="1.88027572631835" calcext:value-type="float">
            <text:p>1.8802757263</text:p>
          </table:table-cell>
          <table:table-cell office:value-type="float" office:value="0.295469284057617" calcext:value-type="float">
            <text:p>0.2954692841</text:p>
          </table:table-cell>
          <table:table-cell office:value-type="float" office:value="0.0685272216796875" calcext:value-type="float">
            <text:p>0.0685272217</text:p>
          </table:table-cell>
          <table:table-cell office:value-type="float" office:value="0.266454696655273" calcext:value-type="float">
            <text:p>0.2664546967</text:p>
          </table:table-cell>
          <table:table-cell office:value-type="float" office:value="0.686538696289062" calcext:value-type="float">
            <text:p>0.6865386963</text:p>
          </table:table-cell>
          <table:table-cell office:value-type="float" office:value="1.14854526519775" calcext:value-type="float">
            <text:p>1.1485452652</text:p>
          </table:table-cell>
          <table:table-cell office:value-type="float" office:value="1.03568267822265" calcext:value-type="float">
            <text:p>1.0356826782</text:p>
          </table:table-cell>
          <table:table-cell office:value-type="float" office:value="0.338095664978027" calcext:value-type="float">
            <text:p>0.338095665</text:p>
          </table:table-cell>
          <table:table-cell office:value-type="float" office:value="0.285850048065185" calcext:value-type="float">
            <text:p>0.2858500481</text:p>
          </table:table-cell>
          <table:table-cell office:value-type="float" office:value="0.0908126831054687" calcext:value-type="float">
            <text:p>0.0908126831</text:p>
          </table:table-cell>
          <table:table-cell office:value-type="float" office:value="0.688377380371093" calcext:value-type="float">
            <text:p>0.6883773804</text:p>
          </table:table-cell>
          <table:table-cell office:value-type="float" office:value="1.65702772140502" calcext:value-type="float">
            <text:p>1.6570277214</text:p>
          </table:table-cell>
          <table:table-cell office:value-type="float" office:value="0.611785888671875" calcext:value-type="float">
            <text:p>0.6117858887</text:p>
          </table:table-cell>
          <table:table-cell office:value-type="float" office:value="0.376852989196777" calcext:value-type="float">
            <text:p>0.3768529892</text:p>
          </table:table-cell>
          <table:table-cell office:value-type="float" office:value="1.03320789337158" calcext:value-type="float">
            <text:p>1.0332078934</text:p>
          </table:table-cell>
          <table:table-cell office:value-type="float" office:value="0.103784561157226" calcext:value-type="float">
            <text:p>0.1037845612</text:p>
          </table:table-cell>
          <table:table-cell office:value-type="float" office:value="0.473814010620117" calcext:value-type="float">
            <text:p>0.4738140106</text:p>
          </table:table-cell>
          <table:table-cell office:value-type="float" office:value="0.71898078918457" calcext:value-type="float">
            <text:p>0.7189807892</text:p>
          </table:table-cell>
          <table:table-cell office:value-type="float" office:value="1.69446563720703" calcext:value-type="float">
            <text:p>1.6944656372</text:p>
          </table:table-cell>
          <table:table-cell office:value-type="float" office:value="0.120613098144531" calcext:value-type="float">
            <text:p>0.1206130981</text:p>
          </table:table-cell>
          <table:table-cell office:value-type="float" office:value="0.0778274536132812" calcext:value-type="float">
            <text:p>0.0778274536</text:p>
          </table:table-cell>
          <table:table-cell office:value-type="float" office:value="1.35553312301635" calcext:value-type="float">
            <text:p>1.355533123</text:p>
          </table:table-cell>
          <table:table-cell office:value-type="float" office:value="1.10585784912109" calcext:value-type="float">
            <text:p>1.1058578491</text:p>
          </table:table-cell>
          <table:table-cell office:value-type="float" office:value="1.52376651763916" calcext:value-type="float">
            <text:p>1.5237665176</text:p>
          </table:table-cell>
          <table:table-cell office:value-type="float" office:value="2.48129749298095" calcext:value-type="float">
            <text:p>2.481297493</text:p>
          </table:table-cell>
          <table:table-cell office:value-type="float" office:value="1.30046796798706" calcext:value-type="float">
            <text:p>1.300467968</text:p>
          </table:table-cell>
          <table:table-cell office:value-type="float" office:value="1.18507385253906" calcext:value-type="float">
            <text:p>1.1850738525</text:p>
          </table:table-cell>
          <table:table-cell office:value-type="float" office:value="1.75929260253906" calcext:value-type="float">
            <text:p>1.7592926025</text:p>
          </table:table-cell>
        </table:table-row>
        <table:table-row table:style-name="ro3">
          <table:table-cell office:value-type="float" office:value="0.403255462646484" calcext:value-type="float">
            <text:p>0.4032554626</text:p>
          </table:table-cell>
          <table:table-cell office:value-type="float" office:value="1.20134353637695" calcext:value-type="float">
            <text:p>1.2013435364</text:p>
          </table:table-cell>
          <table:table-cell office:value-type="float" office:value="0.182862281799316" calcext:value-type="float">
            <text:p>0.1828622818</text:p>
          </table:table-cell>
          <table:table-cell office:value-type="float" office:value="0.467471599578857" calcext:value-type="float">
            <text:p>0.4674715996</text:p>
          </table:table-cell>
          <table:table-cell office:value-type="float" office:value="1.33679866790771" calcext:value-type="float">
            <text:p>1.3367986679</text:p>
          </table:table-cell>
          <table:table-cell office:value-type="float" office:value="3.0375804901123" calcext:value-type="float">
            <text:p>3.0375804901</text:p>
          </table:table-cell>
          <table:table-cell office:value-type="float" office:value="1.65295791625976" calcext:value-type="float">
            <text:p>1.6529579163</text:p>
          </table:table-cell>
          <table:table-cell office:value-type="float" office:value="0.734800338745117" calcext:value-type="float">
            <text:p>0.7348003387</text:p>
          </table:table-cell>
          <table:table-cell office:value-type="float" office:value="0.213964462280273" calcext:value-type="float">
            <text:p>0.2139644623</text:p>
          </table:table-cell>
          <table:table-cell office:value-type="float" office:value="2.9240608215332" calcext:value-type="float">
            <text:p>2.9240608215</text:p>
          </table:table-cell>
          <table:table-cell office:value-type="float" office:value="0.569332122802734" calcext:value-type="float">
            <text:p>0.5693321228</text:p>
          </table:table-cell>
          <table:table-cell office:value-type="float" office:value="0.491915225982666" calcext:value-type="float">
            <text:p>0.491915226</text:p>
          </table:table-cell>
          <table:table-cell office:value-type="float" office:value="0.0711174011230468" calcext:value-type="float">
            <text:p>0.0711174011</text:p>
          </table:table-cell>
          <table:table-cell office:value-type="float" office:value="1.59243011474609" calcext:value-type="float">
            <text:p>1.5924301147</text:p>
          </table:table-cell>
          <table:table-cell office:value-type="float" office:value="0.329200744628906" calcext:value-type="float">
            <text:p>0.3292007446</text:p>
          </table:table-cell>
          <table:table-cell office:value-type="float" office:value="0.893864631652832" calcext:value-type="float">
            <text:p>0.8938646317</text:p>
          </table:table-cell>
          <table:table-cell office:value-type="float" office:value="1.08853101730346" calcext:value-type="float">
            <text:p>1.0885310173</text:p>
          </table:table-cell>
          <table:table-cell office:value-type="float" office:value="1.2557668685913" calcext:value-type="float">
            <text:p>1.2557668686</text:p>
          </table:table-cell>
          <table:table-cell office:value-type="float" office:value="1.6918601989746" calcext:value-type="float">
            <text:p>1.691860199</text:p>
          </table:table-cell>
          <table:table-cell office:value-type="float" office:value="0.22232437133789" calcext:value-type="float">
            <text:p>0.2223243713</text:p>
          </table:table-cell>
          <table:table-cell office:value-type="float" office:value="1.786301612854" calcext:value-type="float">
            <text:p>1.7863016129</text:p>
          </table:table-cell>
          <table:table-cell office:value-type="float" office:value="0.571606159210205" calcext:value-type="float">
            <text:p>0.5716061592</text:p>
          </table:table-cell>
          <table:table-cell office:value-type="float" office:value="0.255845069885253" calcext:value-type="float">
            <text:p>0.2558450699</text:p>
          </table:table-cell>
          <table:table-cell office:value-type="float" office:value="1.74821090698242" calcext:value-type="float">
            <text:p>1.748210907</text:p>
          </table:table-cell>
          <table:table-cell office:value-type="float" office:value="0.782176494598388" calcext:value-type="float">
            <text:p>0.7821764946</text:p>
          </table:table-cell>
          <table:table-cell office:value-type="float" office:value="2.41567230224609" calcext:value-type="float">
            <text:p>2.4156723022</text:p>
          </table:table-cell>
          <table:table-cell office:value-type="float" office:value="0.37946605682373" calcext:value-type="float">
            <text:p>0.3794660568</text:p>
          </table:table-cell>
          <table:table-cell office:value-type="float" office:value="0.845560073852539" calcext:value-type="float">
            <text:p>0.8455600739</text:p>
          </table:table-cell>
          <table:table-cell office:value-type="float" office:value="1.98406219482421" calcext:value-type="float">
            <text:p>1.9840621948</text:p>
          </table:table-cell>
          <table:table-cell office:value-type="float" office:value="2.03378295898437" calcext:value-type="float">
            <text:p>2.033782959</text:p>
          </table:table-cell>
          <table:table-cell office:value-type="float" office:value="2.30699348449707" calcext:value-type="float">
            <text:p>2.3069934845</text:p>
          </table:table-cell>
          <table:table-cell office:value-type="float" office:value="0.276611328125" calcext:value-type="float">
            <text:p>0.2766113281</text:p>
          </table:table-cell>
          <table:table-cell office:value-type="float" office:value="1.12012004852294" calcext:value-type="float">
            <text:p>1.1201200485</text:p>
          </table:table-cell>
          <table:table-cell office:value-type="float" office:value="2.58543968200683" calcext:value-type="float">
            <text:p>2.585439682</text:p>
          </table:table-cell>
          <table:table-cell office:value-type="float" office:value="0.370963096618652" calcext:value-type="float">
            <text:p>0.3709630966</text:p>
          </table:table-cell>
          <table:table-cell office:value-type="float" office:value="0.0569581985473632" calcext:value-type="float">
            <text:p>0.0569581985</text:p>
          </table:table-cell>
          <table:table-cell office:value-type="float" office:value="1.19738388061523" calcext:value-type="float">
            <text:p>1.1973838806</text:p>
          </table:table-cell>
          <table:table-cell office:value-type="float" office:value="0.248750686645507" calcext:value-type="float">
            <text:p>0.2487506866</text:p>
          </table:table-cell>
          <table:table-cell office:value-type="float" office:value="2.52143478393554" calcext:value-type="float">
            <text:p>2.5214347839</text:p>
          </table:table-cell>
          <table:table-cell office:value-type="float" office:value="1.71667575836181" calcext:value-type="float">
            <text:p>1.7166757584</text:p>
          </table:table-cell>
          <table:table-cell office:value-type="float" office:value="0.0160341262817382" calcext:value-type="float">
            <text:p>0.0160341263</text:p>
          </table:table-cell>
          <table:table-cell office:value-type="float" office:value="1.94301795959472" calcext:value-type="float">
            <text:p>1.9430179596</text:p>
          </table:table-cell>
          <table:table-cell office:value-type="float" office:value="2.17379760742187" calcext:value-type="float">
            <text:p>2.1737976074</text:p>
          </table:table-cell>
          <table:table-cell office:value-type="float" office:value="0.873843193054199" calcext:value-type="float">
            <text:p>0.8738431931</text:p>
          </table:table-cell>
          <table:table-cell office:value-type="float" office:value="1.37350368499755" calcext:value-type="float">
            <text:p>1.373503685</text:p>
          </table:table-cell>
          <table:table-cell office:value-type="float" office:value="0.138229370117187" calcext:value-type="float">
            <text:p>0.1382293701</text:p>
          </table:table-cell>
          <table:table-cell office:value-type="float" office:value="0.205080032348632" calcext:value-type="float">
            <text:p>0.2050800323</text:p>
          </table:table-cell>
          <table:table-cell office:value-type="float" office:value="1.74444770812988" calcext:value-type="float">
            <text:p>1.7444477081</text:p>
          </table:table-cell>
          <table:table-cell office:value-type="float" office:value="0.103752374649047" calcext:value-type="float">
            <text:p>0.1037523746</text:p>
          </table:table-cell>
          <table:table-cell office:value-type="float" office:value="0.623054504394531" calcext:value-type="float">
            <text:p>0.6230545044</text:p>
          </table:table-cell>
          <table:table-cell office:value-type="float" office:value="0.204479694366455" calcext:value-type="float">
            <text:p>0.2044796944</text:p>
          </table:table-cell>
          <table:table-cell office:value-type="float" office:value="1.67146682739257" calcext:value-type="float">
            <text:p>1.6714668274</text:p>
          </table:table-cell>
          <table:table-cell office:value-type="float" office:value="0.54530906677246" calcext:value-type="float">
            <text:p>0.5453090668</text:p>
          </table:table-cell>
          <table:table-cell office:value-type="float" office:value="0.771534919738769" calcext:value-type="float">
            <text:p>0.7715349197</text:p>
          </table:table-cell>
          <table:table-cell office:value-type="float" office:value="0.0200638771057128" calcext:value-type="float">
            <text:p>0.0200638771</text:p>
          </table:table-cell>
        </table:table-row>
        <table:table-row table:style-name="ro3">
          <table:table-cell office:value-type="float" office:value="1.2016258239746" calcext:value-type="float">
            <text:p>1.201625824</text:p>
          </table:table-cell>
          <table:table-cell office:value-type="float" office:value="1.40671920776367" calcext:value-type="float">
            <text:p>1.4067192078</text:p>
          </table:table-cell>
          <table:table-cell office:value-type="float" office:value="2.15950393676757" calcext:value-type="float">
            <text:p>2.1595039368</text:p>
          </table:table-cell>
          <table:table-cell office:value-type="float" office:value="0.101954460144042" calcext:value-type="float">
            <text:p>0.1019544601</text:p>
          </table:table-cell>
          <table:table-cell office:value-type="float" office:value="0.206254959106445" calcext:value-type="float">
            <text:p>0.2062549591</text:p>
          </table:table-cell>
          <table:table-cell office:value-type="float" office:value="0.0215873718261718" calcext:value-type="float">
            <text:p>0.0215873718</text:p>
          </table:table-cell>
          <table:table-cell office:value-type="float" office:value="2.77383232116699" calcext:value-type="float">
            <text:p>2.7738323212</text:p>
          </table:table-cell>
          <table:table-cell office:value-type="float" office:value="0.330287933349609" calcext:value-type="float">
            <text:p>0.3302879333</text:p>
          </table:table-cell>
          <table:table-cell office:value-type="float" office:value="0.867441177368164" calcext:value-type="float">
            <text:p>0.8674411774</text:p>
          </table:table-cell>
          <table:table-cell office:value-type="float" office:value="0.348018646240234" calcext:value-type="float">
            <text:p>0.3480186462</text:p>
          </table:table-cell>
          <table:table-cell office:value-type="float" office:value="0.467194557189941" calcext:value-type="float">
            <text:p>0.4671945572</text:p>
          </table:table-cell>
          <table:table-cell office:value-type="float" office:value="0.878789901733398" calcext:value-type="float">
            <text:p>0.8787899017</text:p>
          </table:table-cell>
          <table:table-cell office:value-type="float" office:value="0.607158660888671" calcext:value-type="float">
            <text:p>0.6071586609</text:p>
          </table:table-cell>
          <table:table-cell office:value-type="float" office:value="0.428323745727539" calcext:value-type="float">
            <text:p>0.4283237457</text:p>
          </table:table-cell>
          <table:table-cell office:value-type="float" office:value="0.27855110168457" calcext:value-type="float">
            <text:p>0.2785511017</text:p>
          </table:table-cell>
          <table:table-cell office:value-type="float" office:value="0.194862365722656" calcext:value-type="float">
            <text:p>0.1948623657</text:p>
          </table:table-cell>
          <table:table-cell office:value-type="float" office:value="0.913370132446289" calcext:value-type="float">
            <text:p>0.9133701324</text:p>
          </table:table-cell>
          <table:table-cell office:value-type="float" office:value="0.192214965820312" calcext:value-type="float">
            <text:p>0.1922149658</text:p>
          </table:table-cell>
          <table:table-cell office:value-type="float" office:value="1.03743553161621" calcext:value-type="float">
            <text:p>1.0374355316</text:p>
          </table:table-cell>
          <table:table-cell office:value-type="float" office:value="0.934197425842285" calcext:value-type="float">
            <text:p>0.9341974258</text:p>
          </table:table-cell>
          <table:table-cell office:value-type="float" office:value="1.18896484375" calcext:value-type="float">
            <text:p>1.1889648438</text:p>
          </table:table-cell>
          <table:table-cell office:value-type="float" office:value="0.0331072807312011" calcext:value-type="float">
            <text:p>0.0331072807</text:p>
          </table:table-cell>
          <table:table-cell office:value-type="float" office:value="0.156776905059814" calcext:value-type="float">
            <text:p>0.1567769051</text:p>
          </table:table-cell>
          <table:table-cell office:value-type="float" office:value="4.18315696716308" calcext:value-type="float">
            <text:p>4.1831569672</text:p>
          </table:table-cell>
          <table:table-cell office:value-type="float" office:value="0.870858669281005" calcext:value-type="float">
            <text:p>0.8708586693</text:p>
          </table:table-cell>
          <table:table-cell office:value-type="float" office:value="0.418128967285156" calcext:value-type="float">
            <text:p>0.4181289673</text:p>
          </table:table-cell>
          <table:table-cell office:value-type="float" office:value="1.6789379119873" calcext:value-type="float">
            <text:p>1.678937912</text:p>
          </table:table-cell>
          <table:table-cell office:value-type="float" office:value="1.30070495605468" calcext:value-type="float">
            <text:p>1.3007049561</text:p>
          </table:table-cell>
          <table:table-cell office:value-type="float" office:value="0.567008972167968" calcext:value-type="float">
            <text:p>0.5670089722</text:p>
          </table:table-cell>
          <table:table-cell office:value-type="float" office:value="0.533882141113281" calcext:value-type="float">
            <text:p>0.5338821411</text:p>
          </table:table-cell>
          <table:table-cell office:value-type="float" office:value="0.838024139404296" calcext:value-type="float">
            <text:p>0.8380241394</text:p>
          </table:table-cell>
          <table:table-cell office:value-type="float" office:value="0.916103363037109" calcext:value-type="float">
            <text:p>0.916103363</text:p>
          </table:table-cell>
          <table:table-cell office:value-type="float" office:value="0.755386352539062" calcext:value-type="float">
            <text:p>0.7553863525</text:p>
          </table:table-cell>
          <table:table-cell office:value-type="float" office:value="0.105243682861328" calcext:value-type="float">
            <text:p>0.1052436829</text:p>
          </table:table-cell>
          <table:table-cell office:value-type="float" office:value="0.336123466491699" calcext:value-type="float">
            <text:p>0.3361234665</text:p>
          </table:table-cell>
          <table:table-cell office:value-type="float" office:value="0.569651126861572" calcext:value-type="float">
            <text:p>0.5696511269</text:p>
          </table:table-cell>
          <table:table-cell office:value-type="float" office:value="1.92733764648437" calcext:value-type="float">
            <text:p>1.9273376465</text:p>
          </table:table-cell>
          <table:table-cell office:value-type="float" office:value="1.82356452941894" calcext:value-type="float">
            <text:p>1.8235645294</text:p>
          </table:table-cell>
          <table:table-cell office:value-type="float" office:value="0.664962768554687" calcext:value-type="float">
            <text:p>0.6649627686</text:p>
          </table:table-cell>
          <table:table-cell office:value-type="float" office:value="0.385990142822265" calcext:value-type="float">
            <text:p>0.3859901428</text:p>
          </table:table-cell>
          <table:table-cell office:value-type="float" office:value="1.47994327545166" calcext:value-type="float">
            <text:p>1.4799432755</text:p>
          </table:table-cell>
          <table:table-cell office:value-type="float" office:value="1.09467887878417" calcext:value-type="float">
            <text:p>1.0946788788</text:p>
          </table:table-cell>
          <table:table-cell office:value-type="float" office:value="1.92888832092285" calcext:value-type="float">
            <text:p>1.9288883209</text:p>
          </table:table-cell>
          <table:table-cell office:value-type="float" office:value="0.76020336151123" calcext:value-type="float">
            <text:p>0.7602033615</text:p>
          </table:table-cell>
          <table:table-cell office:value-type="float" office:value="2.0068883895874" calcext:value-type="float">
            <text:p>2.0068883896</text:p>
          </table:table-cell>
          <table:table-cell office:value-type="float" office:value="0.0015420913696289" calcext:value-type="float">
            <text:p>0.0015420914</text:p>
          </table:table-cell>
          <table:table-cell office:value-type="float" office:value="1.15785241127014" calcext:value-type="float">
            <text:p>1.1578524113</text:p>
          </table:table-cell>
          <table:table-cell office:value-type="float" office:value="4.90827655792236" calcext:value-type="float">
            <text:p>4.9082765579</text:p>
          </table:table-cell>
          <table:table-cell office:value-type="float" office:value="0.822535276412963" calcext:value-type="float">
            <text:p>0.8225352764</text:p>
          </table:table-cell>
          <table:table-cell office:value-type="float" office:value="0.22786521911621" calcext:value-type="float">
            <text:p>0.2278652191</text:p>
          </table:table-cell>
          <table:table-cell office:value-type="float" office:value="0.367687702178955" calcext:value-type="float">
            <text:p>0.3676877022</text:p>
          </table:table-cell>
          <table:table-cell office:value-type="float" office:value="0.340955734252929" calcext:value-type="float">
            <text:p>0.3409557343</text:p>
          </table:table-cell>
          <table:table-cell office:value-type="float" office:value="0.614498138427734" calcext:value-type="float">
            <text:p>0.6144981384</text:p>
          </table:table-cell>
          <table:table-cell office:value-type="float" office:value="0.668365478515625" calcext:value-type="float">
            <text:p>0.6683654785</text:p>
          </table:table-cell>
          <table:table-cell office:value-type="float" office:value="0.559522628784179" calcext:value-type="float">
            <text:p>0.5595226288</text:p>
          </table:table-cell>
        </table:table-row>
        <table:table-row table:style-name="ro3">
          <table:table-cell office:value-type="float" office:value="0.28939151763916" calcext:value-type="float">
            <text:p>0.2893915176</text:p>
          </table:table-cell>
          <table:table-cell office:value-type="float" office:value="1.59771013259887" calcext:value-type="float">
            <text:p>1.5977101326</text:p>
          </table:table-cell>
          <table:table-cell office:value-type="float" office:value="0.566372871398925" calcext:value-type="float">
            <text:p>0.5663728714</text:p>
          </table:table-cell>
          <table:table-cell office:value-type="float" office:value="1.18077802658081" calcext:value-type="float">
            <text:p>1.1807780266</text:p>
          </table:table-cell>
          <table:table-cell office:value-type="float" office:value="0.400003433227539" calcext:value-type="float">
            <text:p>0.4000034332</text:p>
          </table:table-cell>
          <table:table-cell office:value-type="float" office:value="0.158937454223632" calcext:value-type="float">
            <text:p>0.1589374542</text:p>
          </table:table-cell>
          <table:table-cell office:value-type="float" office:value="2.29460525512695" calcext:value-type="float">
            <text:p>2.2946052551</text:p>
          </table:table-cell>
          <table:table-cell office:value-type="float" office:value="1.35208320617675" calcext:value-type="float">
            <text:p>1.3520832062</text:p>
          </table:table-cell>
          <table:table-cell office:value-type="float" office:value="0.212647438049316" calcext:value-type="float">
            <text:p>0.212647438</text:p>
          </table:table-cell>
          <table:table-cell office:value-type="float" office:value="2.29091453552246" calcext:value-type="float">
            <text:p>2.2909145355</text:p>
          </table:table-cell>
          <table:table-cell office:value-type="float" office:value="1.86978530883789" calcext:value-type="float">
            <text:p>1.8697853088</text:p>
          </table:table-cell>
          <table:table-cell office:value-type="float" office:value="0.75621747970581" calcext:value-type="float">
            <text:p>0.7562174797</text:p>
          </table:table-cell>
          <table:table-cell office:value-type="float" office:value="2.30466270446777" calcext:value-type="float">
            <text:p>2.3046627045</text:p>
          </table:table-cell>
          <table:table-cell office:value-type="float" office:value="0.546134948730468" calcext:value-type="float">
            <text:p>0.5461349487</text:p>
          </table:table-cell>
          <table:table-cell office:value-type="float" office:value="0.636637687683105" calcext:value-type="float">
            <text:p>0.6366376877</text:p>
          </table:table-cell>
          <table:table-cell office:value-type="float" office:value="0.479129791259765" calcext:value-type="float">
            <text:p>0.4791297913</text:p>
          </table:table-cell>
          <table:table-cell office:value-type="float" office:value="1.70931529998779" calcext:value-type="float">
            <text:p>1.7093153</text:p>
          </table:table-cell>
          <table:table-cell office:value-type="float" office:value="1.83708524703979" calcext:value-type="float">
            <text:p>1.837085247</text:p>
          </table:table-cell>
          <table:table-cell office:value-type="float" office:value="0.749160766601562" calcext:value-type="float">
            <text:p>0.7491607666</text:p>
          </table:table-cell>
          <table:table-cell office:value-type="float" office:value="0.477599143981933" calcext:value-type="float">
            <text:p>0.477599144</text:p>
          </table:table-cell>
          <table:table-cell office:value-type="float" office:value="1.16908931732177" calcext:value-type="float">
            <text:p>1.1690893173</text:p>
          </table:table-cell>
          <table:table-cell office:value-type="float" office:value="1.54319238662719" calcext:value-type="float">
            <text:p>1.5431923866</text:p>
          </table:table-cell>
          <table:table-cell office:value-type="float" office:value="0.12620210647583" calcext:value-type="float">
            <text:p>0.1262021065</text:p>
          </table:table-cell>
          <table:table-cell office:value-type="float" office:value="2.75337314605712" calcext:value-type="float">
            <text:p>2.7533731461</text:p>
          </table:table-cell>
          <table:table-cell office:value-type="float" office:value="0.552621841430664" calcext:value-type="float">
            <text:p>0.5526218414</text:p>
          </table:table-cell>
          <table:table-cell office:value-type="float" office:value="2.52619886398315" calcext:value-type="float">
            <text:p>2.526198864</text:p>
          </table:table-cell>
          <table:table-cell office:value-type="float" office:value="0.145413398742675" calcext:value-type="float">
            <text:p>0.1454133987</text:p>
          </table:table-cell>
          <table:table-cell office:value-type="float" office:value="1.80452394485473" calcext:value-type="float">
            <text:p>1.8045239449</text:p>
          </table:table-cell>
          <table:table-cell office:value-type="float" office:value="4.43431186676025" calcext:value-type="float">
            <text:p>4.4343118668</text:p>
          </table:table-cell>
          <table:table-cell office:value-type="float" office:value="0.0583066940307617" calcext:value-type="float">
            <text:p>0.058306694</text:p>
          </table:table-cell>
          <table:table-cell office:value-type="float" office:value="1.56555747985839" calcext:value-type="float">
            <text:p>1.5655574799</text:p>
          </table:table-cell>
          <table:table-cell office:value-type="float" office:value="0.792922973632812" calcext:value-type="float">
            <text:p>0.7929229736</text:p>
          </table:table-cell>
          <table:table-cell office:value-type="float" office:value="0.410401344299316" calcext:value-type="float">
            <text:p>0.4104013443</text:p>
          </table:table-cell>
          <table:table-cell office:value-type="float" office:value="3.8716869354248" calcext:value-type="float">
            <text:p>3.8716869354</text:p>
          </table:table-cell>
          <table:table-cell office:value-type="float" office:value="2.06736755371093" calcext:value-type="float">
            <text:p>2.0673675537</text:p>
          </table:table-cell>
          <table:table-cell office:value-type="float" office:value="0.144887924194335" calcext:value-type="float">
            <text:p>0.1448879242</text:p>
          </table:table-cell>
          <table:table-cell office:value-type="float" office:value="4.98701477050781" calcext:value-type="float">
            <text:p>4.9870147705</text:p>
          </table:table-cell>
          <table:table-cell office:value-type="float" office:value="1.40209197998046" calcext:value-type="float">
            <text:p>1.40209198</text:p>
          </table:table-cell>
          <table:table-cell office:value-type="float" office:value="0.437368392944335" calcext:value-type="float">
            <text:p>0.4373683929</text:p>
          </table:table-cell>
          <table:table-cell office:value-type="float" office:value="0.0838766098022461" calcext:value-type="float">
            <text:p>0.0838766098</text:p>
          </table:table-cell>
          <table:table-cell office:value-type="float" office:value="2.22255253791809" calcext:value-type="float">
            <text:p>2.2225525379</text:p>
          </table:table-cell>
          <table:table-cell office:value-type="float" office:value="0.644649505615234" calcext:value-type="float">
            <text:p>0.6446495056</text:p>
          </table:table-cell>
          <table:table-cell office:value-type="float" office:value="0.534738540649414" calcext:value-type="float">
            <text:p>0.5347385406</text:p>
          </table:table-cell>
          <table:table-cell office:value-type="float" office:value="1.1938943862915" calcext:value-type="float">
            <text:p>1.1938943863</text:p>
          </table:table-cell>
          <table:table-cell office:value-type="float" office:value="1.64949607849121" calcext:value-type="float">
            <text:p>1.6494960785</text:p>
          </table:table-cell>
          <table:table-cell office:value-type="float" office:value="1.30905294418334" calcext:value-type="float">
            <text:p>1.3090529442</text:p>
          </table:table-cell>
          <table:table-cell office:value-type="float" office:value="0.101300477981567" calcext:value-type="float">
            <text:p>0.101300478</text:p>
          </table:table-cell>
          <table:table-cell office:value-type="float" office:value="3.01369380950927" calcext:value-type="float">
            <text:p>3.0136938095</text:p>
          </table:table-cell>
          <table:table-cell office:value-type="float" office:value="1.4105167388916" calcext:value-type="float">
            <text:p>1.4105167389</text:p>
          </table:table-cell>
          <table:table-cell office:value-type="float" office:value="0.779122352600097" calcext:value-type="float">
            <text:p>0.7791223526</text:p>
          </table:table-cell>
          <table:table-cell office:value-type="float" office:value="0.237952232360839" calcext:value-type="float">
            <text:p>0.2379522324</text:p>
          </table:table-cell>
          <table:table-cell office:value-type="float" office:value="0.519482612609863" calcext:value-type="float">
            <text:p>0.5194826126</text:p>
          </table:table-cell>
          <table:table-cell office:value-type="float" office:value="2.16102457046508" calcext:value-type="float">
            <text:p>2.1610245705</text:p>
          </table:table-cell>
          <table:table-cell office:value-type="float" office:value="0.204079627990722" calcext:value-type="float">
            <text:p>0.204079628</text:p>
          </table:table-cell>
          <table:table-cell office:value-type="float" office:value="1.58769130706787" calcext:value-type="float">
            <text:p>1.5876913071</text:p>
          </table:table-cell>
        </table:table-row>
        <table:table-row table:style-name="ro3">
          <table:table-cell office:value-type="float" office:value="0.735529899597168" calcext:value-type="float">
            <text:p>0.7355298996</text:p>
          </table:table-cell>
          <table:table-cell office:value-type="float" office:value="3.32056617736816" calcext:value-type="float">
            <text:p>3.3205661774</text:p>
          </table:table-cell>
          <table:table-cell office:value-type="float" office:value="1.10323286056518" calcext:value-type="float">
            <text:p>1.1032328606</text:p>
          </table:table-cell>
          <table:table-cell office:value-type="float" office:value="1.32838249206542" calcext:value-type="float">
            <text:p>1.3283824921</text:p>
          </table:table-cell>
          <table:table-cell office:value-type="float" office:value="1.33223915100097" calcext:value-type="float">
            <text:p>1.332239151</text:p>
          </table:table-cell>
          <table:table-cell office:value-type="float" office:value="0.271587371826171" calcext:value-type="float">
            <text:p>0.2715873718</text:p>
          </table:table-cell>
          <table:table-cell office:value-type="float" office:value="1.6004409790039" calcext:value-type="float">
            <text:p>1.600440979</text:p>
          </table:table-cell>
          <table:table-cell office:value-type="float" office:value="1.59918403625488" calcext:value-type="float">
            <text:p>1.5991840363</text:p>
          </table:table-cell>
          <table:table-cell office:value-type="float" office:value="1.51828145980834" calcext:value-type="float">
            <text:p>1.5182814598</text:p>
          </table:table-cell>
          <table:table-cell office:value-type="float" office:value="0.376129150390625" calcext:value-type="float">
            <text:p>0.3761291504</text:p>
          </table:table-cell>
          <table:table-cell office:value-type="float" office:value="0.730941772460937" calcext:value-type="float">
            <text:p>0.7309417725</text:p>
          </table:table-cell>
          <table:table-cell office:value-type="float" office:value="2.21225595474243" calcext:value-type="float">
            <text:p>2.2122559547</text:p>
          </table:table-cell>
          <table:table-cell office:value-type="float" office:value="0.60028076171875" calcext:value-type="float">
            <text:p>0.6002807617</text:p>
          </table:table-cell>
          <table:table-cell office:value-type="float" office:value="2.33820915222167" calcext:value-type="float">
            <text:p>2.3382091522</text:p>
          </table:table-cell>
          <table:table-cell office:value-type="float" office:value="0.462546348571777" calcext:value-type="float">
            <text:p>0.4625463486</text:p>
          </table:table-cell>
          <table:table-cell office:value-type="float" office:value="1.62649059295654" calcext:value-type="float">
            <text:p>1.626490593</text:p>
          </table:table-cell>
          <table:table-cell office:value-type="float" office:value="1.38650608062744" calcext:value-type="float">
            <text:p>1.3865060806</text:p>
          </table:table-cell>
          <table:table-cell office:value-type="float" office:value="0.1446533203125" calcext:value-type="float">
            <text:p>0.1446533203</text:p>
          </table:table-cell>
          <table:table-cell office:value-type="float" office:value="1.1666145324707" calcext:value-type="float">
            <text:p>1.1666145325</text:p>
          </table:table-cell>
          <table:table-cell office:value-type="float" office:value="0.448719501495361" calcext:value-type="float">
            <text:p>0.4487195015</text:p>
          </table:table-cell>
          <table:table-cell office:value-type="float" office:value="0.600359916687011" calcext:value-type="float">
            <text:p>0.6003599167</text:p>
          </table:table-cell>
          <table:table-cell office:value-type="float" office:value="2.00328063964843" calcext:value-type="float">
            <text:p>2.0032806396</text:p>
          </table:table-cell>
          <table:table-cell office:value-type="float" office:value="0.341290473937988" calcext:value-type="float">
            <text:p>0.3412904739</text:p>
          </table:table-cell>
          <table:table-cell office:value-type="float" office:value="0.673722267150878" calcext:value-type="float">
            <text:p>0.6737222672</text:p>
          </table:table-cell>
          <table:table-cell office:value-type="float" office:value="0.134485244750976" calcext:value-type="float">
            <text:p>0.1344852448</text:p>
          </table:table-cell>
          <table:table-cell office:value-type="float" office:value="1.11657381057739" calcext:value-type="float">
            <text:p>1.1165738106</text:p>
          </table:table-cell>
          <table:table-cell office:value-type="float" office:value="1.19580650329589" calcext:value-type="float">
            <text:p>1.1958065033</text:p>
          </table:table-cell>
          <table:table-cell office:value-type="float" office:value="0.135908126831054" calcext:value-type="float">
            <text:p>0.1359081268</text:p>
          </table:table-cell>
          <table:table-cell office:value-type="float" office:value="1.48602962493896" calcext:value-type="float">
            <text:p>1.4860296249</text:p>
          </table:table-cell>
          <table:table-cell office:value-type="float" office:value="0.0902633666992187" calcext:value-type="float">
            <text:p>0.0902633667</text:p>
          </table:table-cell>
          <table:table-cell office:value-type="float" office:value="2.92079162597656" calcext:value-type="float">
            <text:p>2.920791626</text:p>
          </table:table-cell>
          <table:table-cell office:value-type="float" office:value="2.51678657531738" calcext:value-type="float">
            <text:p>2.5167865753</text:p>
          </table:table-cell>
          <table:table-cell office:value-type="float" office:value="0.414047241210937" calcext:value-type="float">
            <text:p>0.4140472412</text:p>
          </table:table-cell>
          <table:table-cell office:value-type="float" office:value="0.335386276245117" calcext:value-type="float">
            <text:p>0.3353862762</text:p>
          </table:table-cell>
          <table:table-cell office:value-type="float" office:value="0.350805282592773" calcext:value-type="float">
            <text:p>0.3508052826</text:p>
          </table:table-cell>
          <table:table-cell office:value-type="float" office:value="0.297080039978027" calcext:value-type="float">
            <text:p>0.29708004</text:p>
          </table:table-cell>
          <table:table-cell office:value-type="float" office:value="0.784645080566406" calcext:value-type="float">
            <text:p>0.7846450806</text:p>
          </table:table-cell>
          <table:table-cell office:value-type="float" office:value="2.438325881958" calcext:value-type="float">
            <text:p>2.438325882</text:p>
          </table:table-cell>
          <table:table-cell office:value-type="float" office:value="1.27908468246459" calcext:value-type="float">
            <text:p>1.2790846825</text:p>
          </table:table-cell>
          <table:table-cell office:value-type="float" office:value="0.742305755615234" calcext:value-type="float">
            <text:p>0.7423057556</text:p>
          </table:table-cell>
          <table:table-cell office:value-type="float" office:value="1.51329565048217" calcext:value-type="float">
            <text:p>1.5132956505</text:p>
          </table:table-cell>
          <table:table-cell office:value-type="float" office:value="0.418012619018554" calcext:value-type="float">
            <text:p>0.418012619</text:p>
          </table:table-cell>
          <table:table-cell office:value-type="float" office:value="0.74825096130371" calcext:value-type="float">
            <text:p>0.7482509613</text:p>
          </table:table-cell>
          <table:table-cell office:value-type="float" office:value="0.156940460205078" calcext:value-type="float">
            <text:p>0.1569404602</text:p>
          </table:table-cell>
          <table:table-cell office:value-type="float" office:value="0.807235717773437" calcext:value-type="float">
            <text:p>0.8072357178</text:p>
          </table:table-cell>
          <table:table-cell office:value-type="float" office:value="0.424616813659667" calcext:value-type="float">
            <text:p>0.4246168137</text:p>
          </table:table-cell>
          <table:table-cell office:value-type="float" office:value="0.973007678985595" calcext:value-type="float">
            <text:p>0.973007679</text:p>
          </table:table-cell>
          <table:table-cell office:value-type="float" office:value="0.187414169311523" calcext:value-type="float">
            <text:p>0.1874141693</text:p>
          </table:table-cell>
          <table:table-cell office:value-type="float" office:value="0.760943174362182" calcext:value-type="float">
            <text:p>0.7609431744</text:p>
          </table:table-cell>
          <table:table-cell office:value-type="float" office:value="1.63593006134033" calcext:value-type="float">
            <text:p>1.6359300613</text:p>
          </table:table-cell>
          <table:table-cell office:value-type="float" office:value="1.67836952209472" calcext:value-type="float">
            <text:p>1.6783695221</text:p>
          </table:table-cell>
          <table:table-cell office:value-type="float" office:value="0.143570899963378" calcext:value-type="float">
            <text:p>0.1435709</text:p>
          </table:table-cell>
          <table:table-cell office:value-type="float" office:value="0.127435684204101" calcext:value-type="float">
            <text:p>0.1274356842</text:p>
          </table:table-cell>
          <table:table-cell office:value-type="float" office:value="2.05988979339599" calcext:value-type="float">
            <text:p>2.0598897934</text:p>
          </table:table-cell>
          <table:table-cell office:value-type="float" office:value="1.26741027832031" calcext:value-type="float">
            <text:p>1.2674102783</text:p>
          </table:table-cell>
        </table:table-row>
        <table:table-row table:style-name="ro3">
          <table:table-cell office:value-type="float" office:value="1.32795906066894" calcext:value-type="float">
            <text:p>1.3279590607</text:p>
          </table:table-cell>
          <table:table-cell office:value-type="float" office:value="1.68603706359863" calcext:value-type="float">
            <text:p>1.6860370636</text:p>
          </table:table-cell>
          <table:table-cell office:value-type="float" office:value="2.5009970664978" calcext:value-type="float">
            <text:p>2.5009970665</text:p>
          </table:table-cell>
          <table:table-cell office:value-type="float" office:value="0.231504917144775" calcext:value-type="float">
            <text:p>0.2315049171</text:p>
          </table:table-cell>
          <table:table-cell office:value-type="float" office:value="3.93054485321044" calcext:value-type="float">
            <text:p>3.9305448532</text:p>
          </table:table-cell>
          <table:table-cell office:value-type="float" office:value="0.163941383361816" calcext:value-type="float">
            <text:p>0.1639413834</text:p>
          </table:table-cell>
          <table:table-cell office:value-type="float" office:value="0.86227798461914" calcext:value-type="float">
            <text:p>0.8622779846</text:p>
          </table:table-cell>
          <table:table-cell office:value-type="float" office:value="1.92936897277832" calcext:value-type="float">
            <text:p>1.9293689728</text:p>
          </table:table-cell>
          <table:table-cell office:value-type="float" office:value="0.798653602600097" calcext:value-type="float">
            <text:p>0.7986536026</text:p>
          </table:table-cell>
          <table:table-cell office:value-type="float" office:value="0.280523300170898" calcext:value-type="float">
            <text:p>0.2805233002</text:p>
          </table:table-cell>
          <table:table-cell office:value-type="float" office:value="0.621499061584472" calcext:value-type="float">
            <text:p>0.6214990616</text:p>
          </table:table-cell>
          <table:table-cell office:value-type="float" office:value="0.861538887023925" calcext:value-type="float">
            <text:p>0.861538887</text:p>
          </table:table-cell>
          <table:table-cell office:value-type="float" office:value="2.47507858276367" calcext:value-type="float">
            <text:p>2.4750785828</text:p>
          </table:table-cell>
          <table:table-cell office:value-type="float" office:value="0.682706832885742" calcext:value-type="float">
            <text:p>0.6827068329</text:p>
          </table:table-cell>
          <table:table-cell office:value-type="float" office:value="0.952154159545898" calcext:value-type="float">
            <text:p>0.9521541595</text:p>
          </table:table-cell>
          <table:table-cell office:value-type="float" office:value="1.30258655548095" calcext:value-type="float">
            <text:p>1.3025865555</text:p>
          </table:table-cell>
          <table:table-cell office:value-type="float" office:value="2.99127388000488" calcext:value-type="float">
            <text:p>2.99127388</text:p>
          </table:table-cell>
          <table:table-cell office:value-type="float" office:value="0.185294151306152" calcext:value-type="float">
            <text:p>0.1852941513</text:p>
          </table:table-cell>
          <table:table-cell office:value-type="float" office:value="1.47299575805664" calcext:value-type="float">
            <text:p>1.4729957581</text:p>
          </table:table-cell>
          <table:table-cell office:value-type="float" office:value="1.18249225616455" calcext:value-type="float">
            <text:p>1.1824922562</text:p>
          </table:table-cell>
          <table:table-cell office:value-type="float" office:value="0.448379516601562" calcext:value-type="float">
            <text:p>0.4483795166</text:p>
          </table:table-cell>
          <table:table-cell office:value-type="float" office:value="0.0978264808654785" calcext:value-type="float">
            <text:p>0.0978264809</text:p>
          </table:table-cell>
          <table:table-cell office:value-type="float" office:value="0.625962734222412" calcext:value-type="float">
            <text:p>0.6259627342</text:p>
          </table:table-cell>
          <table:table-cell office:value-type="float" office:value="1.215425491333" calcext:value-type="float">
            <text:p>1.2154254913</text:p>
          </table:table-cell>
          <table:table-cell office:value-type="float" office:value="1.16997528076171" calcext:value-type="float">
            <text:p>1.1699752808</text:p>
          </table:table-cell>
          <table:table-cell office:value-type="float" office:value="1.86583423614501" calcext:value-type="float">
            <text:p>1.8658342361</text:p>
          </table:table-cell>
          <table:table-cell office:value-type="float" office:value="2.61390924453735" calcext:value-type="float">
            <text:p>2.6139092445</text:p>
          </table:table-cell>
          <table:table-cell office:value-type="float" office:value="0.684995651245117" calcext:value-type="float">
            <text:p>0.6849956512</text:p>
          </table:table-cell>
          <table:table-cell office:value-type="float" office:value="0.145942687988281" calcext:value-type="float">
            <text:p>0.145942688</text:p>
          </table:table-cell>
          <table:table-cell office:value-type="float" office:value="0.544275283813476" calcext:value-type="float">
            <text:p>0.5442752838</text:p>
          </table:table-cell>
          <table:table-cell office:value-type="float" office:value="0.914533615112304" calcext:value-type="float">
            <text:p>0.9145336151</text:p>
          </table:table-cell>
          <table:table-cell office:value-type="float" office:value="0.431705474853515" calcext:value-type="float">
            <text:p>0.4317054749</text:p>
          </table:table-cell>
          <table:table-cell office:value-type="float" office:value="1.21946048736572" calcext:value-type="float">
            <text:p>1.2194604874</text:p>
          </table:table-cell>
          <table:table-cell office:value-type="float" office:value="2.21131706237792" calcext:value-type="float">
            <text:p>2.2113170624</text:p>
          </table:table-cell>
          <table:table-cell office:value-type="float" office:value="0.657789230346679" calcext:value-type="float">
            <text:p>0.6577892303</text:p>
          </table:table-cell>
          <table:table-cell office:value-type="float" office:value="1.15815305709838" calcext:value-type="float">
            <text:p>1.1581530571</text:p>
          </table:table-cell>
          <table:table-cell office:value-type="float" office:value="1.59463119506835" calcext:value-type="float">
            <text:p>1.5946311951</text:p>
          </table:table-cell>
          <table:table-cell office:value-type="float" office:value="0.0700435638427734" calcext:value-type="float">
            <text:p>0.0700435638</text:p>
          </table:table-cell>
          <table:table-cell office:value-type="float" office:value="0.674494743347168" calcext:value-type="float">
            <text:p>0.6744947433</text:p>
          </table:table-cell>
          <table:table-cell office:value-type="float" office:value="0.341501235961914" calcext:value-type="float">
            <text:p>0.341501236</text:p>
          </table:table-cell>
          <table:table-cell office:value-type="float" office:value="2.30324745178222" calcext:value-type="float">
            <text:p>2.3032474518</text:p>
          </table:table-cell>
          <table:table-cell office:value-type="float" office:value="1.37343215942382" calcext:value-type="float">
            <text:p>1.3734321594</text:p>
          </table:table-cell>
          <table:table-cell office:value-type="float" office:value="3.30731964111328" calcext:value-type="float">
            <text:p>3.3073196411</text:p>
          </table:table-cell>
          <table:table-cell office:value-type="float" office:value="1.69450855255126" calcext:value-type="float">
            <text:p>1.6945085526</text:p>
          </table:table-cell>
          <table:table-cell office:value-type="float" office:value="0.629118919372558" calcext:value-type="float">
            <text:p>0.6291189194</text:p>
          </table:table-cell>
          <table:table-cell office:value-type="float" office:value="0.961321353912353" calcext:value-type="float">
            <text:p>0.9613213539</text:p>
          </table:table-cell>
          <table:table-cell office:value-type="float" office:value="0.848956584930419" calcext:value-type="float">
            <text:p>0.8489565849</text:p>
          </table:table-cell>
          <table:table-cell office:value-type="float" office:value="1.06484222412109" calcext:value-type="float">
            <text:p>1.0648422241</text:p>
          </table:table-cell>
          <table:table-cell office:value-type="float" office:value="0.104705095291137" calcext:value-type="float">
            <text:p>0.1047050953</text:p>
          </table:table-cell>
          <table:table-cell office:value-type="float" office:value="0.585859298706054" calcext:value-type="float">
            <text:p>0.5858592987</text:p>
          </table:table-cell>
          <table:table-cell office:value-type="float" office:value="0.480159759521484" calcext:value-type="float">
            <text:p>0.4801597595</text:p>
          </table:table-cell>
          <table:table-cell office:value-type="float" office:value="0.36794090270996" calcext:value-type="float">
            <text:p>0.3679409027</text:p>
          </table:table-cell>
          <table:table-cell office:value-type="float" office:value="0.937586784362793" calcext:value-type="float">
            <text:p>0.9375867844</text:p>
          </table:table-cell>
          <table:table-cell office:value-type="float" office:value="0.266267776489257" calcext:value-type="float">
            <text:p>0.2662677765</text:p>
          </table:table-cell>
          <table:table-cell office:value-type="float" office:value="0.0142078399658203" calcext:value-type="float">
            <text:p>0.01420784</text:p>
          </table:table-cell>
        </table:table-row>
        <table:table-row table:style-name="ro3">
          <table:table-cell office:value-type="float" office:value="0.217673301696777" calcext:value-type="float">
            <text:p>0.2176733017</text:p>
          </table:table-cell>
          <table:table-cell office:value-type="float" office:value="0.605542182922363" calcext:value-type="float">
            <text:p>0.6055421829</text:p>
          </table:table-cell>
          <table:table-cell office:value-type="float" office:value="1.64549160003662" calcext:value-type="float">
            <text:p>1.6454916</text:p>
          </table:table-cell>
          <table:table-cell office:value-type="float" office:value="0.615779876708984" calcext:value-type="float">
            <text:p>0.6157798767</text:p>
          </table:table-cell>
          <table:table-cell office:value-type="float" office:value="4.81765937805175" calcext:value-type="float">
            <text:p>4.8176593781</text:p>
          </table:table-cell>
          <table:table-cell office:value-type="float" office:value="0.45720100402832" calcext:value-type="float">
            <text:p>0.457201004</text:p>
          </table:table-cell>
          <table:table-cell office:value-type="float" office:value="2.35946655273437" calcext:value-type="float">
            <text:p>2.3594665527</text:p>
          </table:table-cell>
          <table:table-cell office:value-type="float" office:value="3.52286338806152" calcext:value-type="float">
            <text:p>3.5228633881</text:p>
          </table:table-cell>
          <table:table-cell office:value-type="float" office:value="2.09936332702636" calcext:value-type="float">
            <text:p>2.099363327</text:p>
          </table:table-cell>
          <table:table-cell office:value-type="float" office:value="3.50770568847656" calcext:value-type="float">
            <text:p>3.5077056885</text:p>
          </table:table-cell>
          <table:table-cell office:value-type="float" office:value="0.228900909423828" calcext:value-type="float">
            <text:p>0.2289009094</text:p>
          </table:table-cell>
          <table:table-cell office:value-type="float" office:value="0.209165096282958" calcext:value-type="float">
            <text:p>0.2091650963</text:p>
          </table:table-cell>
          <table:table-cell office:value-type="float" office:value="0.613990783691406" calcext:value-type="float">
            <text:p>0.6139907837</text:p>
          </table:table-cell>
          <table:table-cell office:value-type="float" office:value="0.831079483032226" calcext:value-type="float">
            <text:p>0.831079483</text:p>
          </table:table-cell>
          <table:table-cell office:value-type="float" office:value="1.21903610229492" calcext:value-type="float">
            <text:p>1.2190361023</text:p>
          </table:table-cell>
          <table:table-cell office:value-type="float" office:value="1.7785358428955" calcext:value-type="float">
            <text:p>1.7785358429</text:p>
          </table:table-cell>
          <table:table-cell office:value-type="float" office:value="0.0216989517211914" calcext:value-type="float">
            <text:p>0.0216989517</text:p>
          </table:table-cell>
          <table:table-cell office:value-type="float" office:value="2.1171817779541" calcext:value-type="float">
            <text:p>2.117181778</text:p>
          </table:table-cell>
          <table:table-cell office:value-type="float" office:value="3.02732276916503" calcext:value-type="float">
            <text:p>3.0273227692</text:p>
          </table:table-cell>
          <table:table-cell office:value-type="float" office:value="1.92909622192382" calcext:value-type="float">
            <text:p>1.9290962219</text:p>
          </table:table-cell>
          <table:table-cell office:value-type="float" office:value="0.528244018554687" calcext:value-type="float">
            <text:p>0.5282440186</text:p>
          </table:table-cell>
          <table:table-cell office:value-type="float" office:value="0.515671730041503" calcext:value-type="float">
            <text:p>0.51567173</text:p>
          </table:table-cell>
          <table:table-cell office:value-type="float" office:value="1.10238981246948" calcext:value-type="float">
            <text:p>1.1023898125</text:p>
          </table:table-cell>
          <table:table-cell office:value-type="float" office:value="2.10614585876464" calcext:value-type="float">
            <text:p>2.1061458588</text:p>
          </table:table-cell>
          <table:table-cell office:value-type="float" office:value="0.658265113830566" calcext:value-type="float">
            <text:p>0.6582651138</text:p>
          </table:table-cell>
          <table:table-cell office:value-type="float" office:value="0.845512390136718" calcext:value-type="float">
            <text:p>0.8455123901</text:p>
          </table:table-cell>
          <table:table-cell office:value-type="float" office:value="2.12163257598876" calcext:value-type="float">
            <text:p>2.121632576</text:p>
          </table:table-cell>
          <table:table-cell office:value-type="float" office:value="0.869605064392089" calcext:value-type="float">
            <text:p>0.8696050644</text:p>
          </table:table-cell>
          <table:table-cell office:value-type="float" office:value="1.65334224700927" calcext:value-type="float">
            <text:p>1.653342247</text:p>
          </table:table-cell>
          <table:table-cell office:value-type="float" office:value="0.926845550537109" calcext:value-type="float">
            <text:p>0.9268455505</text:p>
          </table:table-cell>
          <table:table-cell office:value-type="float" office:value="2.84890365600585" calcext:value-type="float">
            <text:p>2.848903656</text:p>
          </table:table-cell>
          <table:table-cell office:value-type="float" office:value="2.70462036132812" calcext:value-type="float">
            <text:p>2.7046203613</text:p>
          </table:table-cell>
          <table:table-cell office:value-type="float" office:value="0.713400840759277" calcext:value-type="float">
            <text:p>0.7134008408</text:p>
          </table:table-cell>
          <table:table-cell office:value-type="float" office:value="1.41727066040039" calcext:value-type="float">
            <text:p>1.4172706604</text:p>
          </table:table-cell>
          <table:table-cell office:value-type="float" office:value="0.348975181579589" calcext:value-type="float">
            <text:p>0.3489751816</text:p>
          </table:table-cell>
          <table:table-cell office:value-type="float" office:value="0.685615539550781" calcext:value-type="float">
            <text:p>0.6856155396</text:p>
          </table:table-cell>
          <table:table-cell office:value-type="float" office:value="1.44255638122558" calcext:value-type="float">
            <text:p>1.4425563812</text:p>
          </table:table-cell>
          <table:table-cell office:value-type="float" office:value="1.27577972412109" calcext:value-type="float">
            <text:p>1.2757797241</text:p>
          </table:table-cell>
          <table:table-cell office:value-type="float" office:value="0.589264869689941" calcext:value-type="float">
            <text:p>0.5892648697</text:p>
          </table:table-cell>
          <table:table-cell office:value-type="float" office:value="1.30124568939208" calcext:value-type="float">
            <text:p>1.3012456894</text:p>
          </table:table-cell>
          <table:table-cell office:value-type="float" office:value="0.243910789489746" calcext:value-type="float">
            <text:p>0.2439107895</text:p>
          </table:table-cell>
          <table:table-cell office:value-type="float" office:value="0.649157524108886" calcext:value-type="float">
            <text:p>0.6491575241</text:p>
          </table:table-cell>
          <table:table-cell office:value-type="float" office:value="1.09119606018066" calcext:value-type="float">
            <text:p>1.0911960602</text:p>
          </table:table-cell>
          <table:table-cell office:value-type="float" office:value="0.150700569152832" calcext:value-type="float">
            <text:p>0.1507005692</text:p>
          </table:table-cell>
          <table:table-cell office:value-type="float" office:value="0.488171577453613" calcext:value-type="float">
            <text:p>0.4881715775</text:p>
          </table:table-cell>
          <table:table-cell office:value-type="float" office:value="1.32177257537841" calcext:value-type="float">
            <text:p>1.3217725754</text:p>
          </table:table-cell>
          <table:table-cell office:value-type="float" office:value="1.39963626861572" calcext:value-type="float">
            <text:p>1.3996362686</text:p>
          </table:table-cell>
          <table:table-cell office:value-type="float" office:value="1.61976814270019" calcext:value-type="float">
            <text:p>1.6197681427</text:p>
          </table:table-cell>
          <table:table-cell office:value-type="float" office:value="0.392333984375" calcext:value-type="float">
            <text:p>0.3923339844</text:p>
          </table:table-cell>
          <table:table-cell office:value-type="float" office:value="1.51470184326171" calcext:value-type="float">
            <text:p>1.5147018433</text:p>
          </table:table-cell>
          <table:table-cell office:value-type="float" office:value="0.50373363494873" calcext:value-type="float">
            <text:p>0.5037336349</text:p>
          </table:table-cell>
          <table:table-cell office:value-type="float" office:value="1.17406749725341" calcext:value-type="float">
            <text:p>1.1740674973</text:p>
          </table:table-cell>
          <table:table-cell office:value-type="float" office:value="0.615509033203125" calcext:value-type="float">
            <text:p>0.6155090332</text:p>
          </table:table-cell>
          <table:table-cell office:value-type="float" office:value="0.763511657714843" calcext:value-type="float">
            <text:p>0.7635116577</text:p>
          </table:table-cell>
          <table:table-cell office:value-type="float" office:value="0.711094856262207" calcext:value-type="float">
            <text:p>0.7110948563</text:p>
          </table:table-cell>
        </table:table-row>
        <table:table-row table:style-name="ro3">
          <table:table-cell office:value-type="float" office:value="0.439070701599121" calcext:value-type="float">
            <text:p>0.4390707016</text:p>
          </table:table-cell>
          <table:table-cell office:value-type="float" office:value="0.680428504943847" calcext:value-type="float">
            <text:p>0.6804285049</text:p>
          </table:table-cell>
          <table:table-cell office:value-type="float" office:value="0.84250783920288" calcext:value-type="float">
            <text:p>0.8425078392</text:p>
          </table:table-cell>
          <table:table-cell office:value-type="float" office:value="0.311219692230224" calcext:value-type="float">
            <text:p>0.3112196922</text:p>
          </table:table-cell>
          <table:table-cell office:value-type="float" office:value="0.279388427734375" calcext:value-type="float">
            <text:p>0.2793884277</text:p>
          </table:table-cell>
          <table:table-cell office:value-type="float" office:value="0.330351829528808" calcext:value-type="float">
            <text:p>0.3303518295</text:p>
          </table:table-cell>
          <table:table-cell office:value-type="float" office:value="0.14480972290039" calcext:value-type="float">
            <text:p>0.1448097229</text:p>
          </table:table-cell>
          <table:table-cell office:value-type="float" office:value="0.93503189086914" calcext:value-type="float">
            <text:p>0.9350318909</text:p>
          </table:table-cell>
          <table:table-cell office:value-type="float" office:value="0.826536178588867" calcext:value-type="float">
            <text:p>0.8265361786</text:p>
          </table:table-cell>
          <table:table-cell office:value-type="float" office:value="0.821884155273437" calcext:value-type="float">
            <text:p>0.8218841553</text:p>
          </table:table-cell>
          <table:table-cell office:value-type="float" office:value="0.300605773925781" calcext:value-type="float">
            <text:p>0.3006057739</text:p>
          </table:table-cell>
          <table:table-cell office:value-type="float" office:value="0.337109088897705" calcext:value-type="float">
            <text:p>0.3371090889</text:p>
          </table:table-cell>
          <table:table-cell office:value-type="float" office:value="1.09040069580078" calcext:value-type="float">
            <text:p>1.0904006958</text:p>
          </table:table-cell>
          <table:table-cell office:value-type="float" office:value="0.169282913208007" calcext:value-type="float">
            <text:p>0.1692829132</text:p>
          </table:table-cell>
          <table:table-cell office:value-type="float" office:value="1.34266471862792" calcext:value-type="float">
            <text:p>1.3426647186</text:p>
          </table:table-cell>
          <table:table-cell office:value-type="float" office:value="1.25685024261474" calcext:value-type="float">
            <text:p>1.2568502426</text:p>
          </table:table-cell>
          <table:table-cell office:value-type="float" office:value="1.41700792312622" calcext:value-type="float">
            <text:p>1.4170079231</text:p>
          </table:table-cell>
          <table:table-cell office:value-type="float" office:value="0.0984692573547363" calcext:value-type="float">
            <text:p>0.0984692574</text:p>
          </table:table-cell>
          <table:table-cell office:value-type="float" office:value="0.707992553710937" calcext:value-type="float">
            <text:p>0.7079925537</text:p>
          </table:table-cell>
          <table:table-cell office:value-type="float" office:value="1.70893907546997" calcext:value-type="float">
            <text:p>1.7089390755</text:p>
          </table:table-cell>
          <table:table-cell office:value-type="float" office:value="0.383064270019531" calcext:value-type="float">
            <text:p>0.38306427</text:p>
          </table:table-cell>
          <table:table-cell office:value-type="float" office:value="0.334280014038085" calcext:value-type="float">
            <text:p>0.334280014</text:p>
          </table:table-cell>
          <table:table-cell office:value-type="float" office:value="0.235890865325927" calcext:value-type="float">
            <text:p>0.2358908653</text:p>
          </table:table-cell>
          <table:table-cell office:value-type="float" office:value="0.692708015441894" calcext:value-type="float">
            <text:p>0.6927080154</text:p>
          </table:table-cell>
          <table:table-cell office:value-type="float" office:value="0.252041339874267" calcext:value-type="float">
            <text:p>0.2520413399</text:p>
          </table:table-cell>
          <table:table-cell office:value-type="float" office:value="0.282384872436523" calcext:value-type="float">
            <text:p>0.2823848724</text:p>
          </table:table-cell>
          <table:table-cell office:value-type="float" office:value="0.445902347564697" calcext:value-type="float">
            <text:p>0.4459023476</text:p>
          </table:table-cell>
          <table:table-cell office:value-type="float" office:value="0.518860816955566" calcext:value-type="float">
            <text:p>0.518860817</text:p>
          </table:table-cell>
          <table:table-cell office:value-type="float" office:value="2.25909709930419" calcext:value-type="float">
            <text:p>2.2590970993</text:p>
          </table:table-cell>
          <table:table-cell office:value-type="float" office:value="0.105123996734619" calcext:value-type="float">
            <text:p>0.1051239967</text:p>
          </table:table-cell>
          <table:table-cell office:value-type="float" office:value="0.0177288055419921" calcext:value-type="float">
            <text:p>0.0177288055</text:p>
          </table:table-cell>
          <table:table-cell office:value-type="float" office:value="0.375436782836914" calcext:value-type="float">
            <text:p>0.3754367828</text:p>
          </table:table-cell>
          <table:table-cell office:value-type="float" office:value="0.0366268157958984" calcext:value-type="float">
            <text:p>0.0366268158</text:p>
          </table:table-cell>
          <table:table-cell office:value-type="float" office:value="1.52862930297851" calcext:value-type="float">
            <text:p>1.528629303</text:p>
          </table:table-cell>
          <table:table-cell office:value-type="float" office:value="0.0132598876953125" calcext:value-type="float">
            <text:p>0.0132598877</text:p>
          </table:table-cell>
          <table:table-cell office:value-type="float" office:value="0.219969749450683" calcext:value-type="float">
            <text:p>0.2199697495</text:p>
          </table:table-cell>
          <table:table-cell office:value-type="float" office:value="0.1396484375" calcext:value-type="float">
            <text:p>0.1396484375</text:p>
          </table:table-cell>
          <table:table-cell office:value-type="float" office:value="0.593751907348632" calcext:value-type="float">
            <text:p>0.5937519073</text:p>
          </table:table-cell>
          <table:table-cell office:value-type="float" office:value="1.54460096359252" calcext:value-type="float">
            <text:p>1.5446009636</text:p>
          </table:table-cell>
          <table:table-cell office:value-type="float" office:value="1.22614383697509" calcext:value-type="float">
            <text:p>1.226143837</text:p>
          </table:table-cell>
          <table:table-cell office:value-type="float" office:value="0.875410079956054" calcext:value-type="float">
            <text:p>0.87541008</text:p>
          </table:table-cell>
          <table:table-cell office:value-type="float" office:value="0.946755409240722" calcext:value-type="float">
            <text:p>0.9467554092</text:p>
          </table:table-cell>
          <table:table-cell office:value-type="float" office:value="0.974128723144531" calcext:value-type="float">
            <text:p>0.9741287231</text:p>
          </table:table-cell>
          <table:table-cell office:value-type="float" office:value="1.44111633300781" calcext:value-type="float">
            <text:p>1.441116333</text:p>
          </table:table-cell>
          <table:table-cell office:value-type="float" office:value="0.619776725769043" calcext:value-type="float">
            <text:p>0.6197767258</text:p>
          </table:table-cell>
          <table:table-cell office:value-type="float" office:value="0.608962059020996" calcext:value-type="float">
            <text:p>0.608962059</text:p>
          </table:table-cell>
          <table:table-cell office:value-type="float" office:value="0.213471174240112" calcext:value-type="float">
            <text:p>0.2134711742</text:p>
          </table:table-cell>
          <table:table-cell office:value-type="float" office:value="0.760122299194335" calcext:value-type="float">
            <text:p>0.7601222992</text:p>
          </table:table-cell>
          <table:table-cell office:value-type="float" office:value="1.22478008270263" calcext:value-type="float">
            <text:p>1.2247800827</text:p>
          </table:table-cell>
          <table:table-cell office:value-type="float" office:value="1.58368873596191" calcext:value-type="float">
            <text:p>1.583688736</text:p>
          </table:table-cell>
          <table:table-cell office:value-type="float" office:value="0.531354904174804" calcext:value-type="float">
            <text:p>0.5313549042</text:p>
          </table:table-cell>
          <table:table-cell office:value-type="float" office:value="0.492705345153808" calcext:value-type="float">
            <text:p>0.4927053452</text:p>
          </table:table-cell>
          <table:table-cell office:value-type="float" office:value="0.0516943931579589" calcext:value-type="float">
            <text:p>0.0516943932</text:p>
          </table:table-cell>
          <table:table-cell office:value-type="float" office:value="1.63460540771484" calcext:value-type="float">
            <text:p>1.6346054077</text:p>
          </table:table-cell>
          <table:table-cell office:value-type="float" office:value="0.286462783813476" calcext:value-type="float">
            <text:p>0.2864627838</text:p>
          </table:table-cell>
        </table:table-row>
        <table:table-row table:style-name="ro3">
          <table:table-cell office:value-type="float" office:value="1.1168098449707" calcext:value-type="float">
            <text:p>1.116809845</text:p>
          </table:table-cell>
          <table:table-cell office:value-type="float" office:value="0.676050186157226" calcext:value-type="float">
            <text:p>0.6760501862</text:p>
          </table:table-cell>
          <table:table-cell office:value-type="float" office:value="0.214270114898681" calcext:value-type="float">
            <text:p>0.2142701149</text:p>
          </table:table-cell>
          <table:table-cell office:value-type="float" office:value="0.508955001831054" calcext:value-type="float">
            <text:p>0.5089550018</text:p>
          </table:table-cell>
          <table:table-cell office:value-type="float" office:value="3.16965389251709" calcext:value-type="float">
            <text:p>3.1696538925</text:p>
          </table:table-cell>
          <table:table-cell office:value-type="float" office:value="0.132038116455078" calcext:value-type="float">
            <text:p>0.1320381165</text:p>
          </table:table-cell>
          <table:table-cell office:value-type="float" office:value="0.356229782104492" calcext:value-type="float">
            <text:p>0.3562297821</text:p>
          </table:table-cell>
          <table:table-cell office:value-type="float" office:value="1.40005111694335" calcext:value-type="float">
            <text:p>1.4000511169</text:p>
          </table:table-cell>
          <table:table-cell office:value-type="float" office:value="1.40235900878906" calcext:value-type="float">
            <text:p>1.4023590088</text:p>
          </table:table-cell>
          <table:table-cell office:value-type="float" office:value="1.17292213439941" calcext:value-type="float">
            <text:p>1.1729221344</text:p>
          </table:table-cell>
          <table:table-cell office:value-type="float" office:value="0.200921058654785" calcext:value-type="float">
            <text:p>0.2009210587</text:p>
          </table:table-cell>
          <table:table-cell office:value-type="float" office:value="0.53380537033081" calcext:value-type="float">
            <text:p>0.5338053703</text:p>
          </table:table-cell>
          <table:table-cell office:value-type="float" office:value="3.35240173339843" calcext:value-type="float">
            <text:p>3.3524017334</text:p>
          </table:table-cell>
          <table:table-cell office:value-type="float" office:value="2.90026473999023" calcext:value-type="float">
            <text:p>2.90026474</text:p>
          </table:table-cell>
          <table:table-cell office:value-type="float" office:value="1.15968799591064" calcext:value-type="float">
            <text:p>1.1596879959</text:p>
          </table:table-cell>
          <table:table-cell office:value-type="float" office:value="1.50284957885742" calcext:value-type="float">
            <text:p>1.5028495789</text:p>
          </table:table-cell>
          <table:table-cell office:value-type="float" office:value="1.94951057434082" calcext:value-type="float">
            <text:p>1.9495105743</text:p>
          </table:table-cell>
          <table:table-cell office:value-type="float" office:value="0.9917573928833" calcext:value-type="float">
            <text:p>0.9917573929</text:p>
          </table:table-cell>
          <table:table-cell office:value-type="float" office:value="3.11730766296386" calcext:value-type="float">
            <text:p>3.117307663</text:p>
          </table:table-cell>
          <table:table-cell office:value-type="float" office:value="0.326781272888183" calcext:value-type="float">
            <text:p>0.3267812729</text:p>
          </table:table-cell>
          <table:table-cell office:value-type="float" office:value="0.981634140014648" calcext:value-type="float">
            <text:p>0.98163414</text:p>
          </table:table-cell>
          <table:table-cell office:value-type="float" office:value="0.95278263092041" calcext:value-type="float">
            <text:p>0.9527826309</text:p>
          </table:table-cell>
          <table:table-cell office:value-type="float" office:value="0.626966953277587" calcext:value-type="float">
            <text:p>0.6269669533</text:p>
          </table:table-cell>
          <table:table-cell office:value-type="float" office:value="0.337299346923828" calcext:value-type="float">
            <text:p>0.3372993469</text:p>
          </table:table-cell>
          <table:table-cell office:value-type="float" office:value="1.73070096969604" calcext:value-type="float">
            <text:p>1.7307009697</text:p>
          </table:table-cell>
          <table:table-cell office:value-type="float" office:value="1.53974342346191" calcext:value-type="float">
            <text:p>1.5397434235</text:p>
          </table:table-cell>
          <table:table-cell office:value-type="float" office:value="0.199165821075439" calcext:value-type="float">
            <text:p>0.1991658211</text:p>
          </table:table-cell>
          <table:table-cell office:value-type="float" office:value="0.343522071838378" calcext:value-type="float">
            <text:p>0.3435220718</text:p>
          </table:table-cell>
          <table:table-cell office:value-type="float" office:value="1.46491622924804" calcext:value-type="float">
            <text:p>1.4649162292</text:p>
          </table:table-cell>
          <table:table-cell office:value-type="float" office:value="1.8988037109375" calcext:value-type="float">
            <text:p>1.8988037109</text:p>
          </table:table-cell>
          <table:table-cell office:value-type="float" office:value="1.69204902648925" calcext:value-type="float">
            <text:p>1.6920490265</text:p>
          </table:table-cell>
          <table:table-cell office:value-type="float" office:value="0.465681076049804" calcext:value-type="float">
            <text:p>0.465681076</text:p>
          </table:table-cell>
          <table:table-cell office:value-type="float" office:value="0.263800621032714" calcext:value-type="float">
            <text:p>0.263800621</text:p>
          </table:table-cell>
          <table:table-cell office:value-type="float" office:value="0.971317291259765" calcext:value-type="float">
            <text:p>0.9713172913</text:p>
          </table:table-cell>
          <table:table-cell office:value-type="float" office:value="0.296024322509765" calcext:value-type="float">
            <text:p>0.2960243225</text:p>
          </table:table-cell>
          <table:table-cell office:value-type="float" office:value="0.771434783935546" calcext:value-type="float">
            <text:p>0.7714347839</text:p>
          </table:table-cell>
          <table:table-cell office:value-type="float" office:value="0.783428192138671" calcext:value-type="float">
            <text:p>0.7834281921</text:p>
          </table:table-cell>
          <table:table-cell office:value-type="float" office:value="1.31872749328613" calcext:value-type="float">
            <text:p>1.3187274933</text:p>
          </table:table-cell>
          <table:table-cell office:value-type="float" office:value="0.635480880737304" calcext:value-type="float">
            <text:p>0.6354808807</text:p>
          </table:table-cell>
          <table:table-cell office:value-type="float" office:value="0.151247978210449" calcext:value-type="float">
            <text:p>0.1512479782</text:p>
          </table:table-cell>
          <table:table-cell office:value-type="float" office:value="1.83481407165527" calcext:value-type="float">
            <text:p>1.8348140717</text:p>
          </table:table-cell>
          <table:table-cell office:value-type="float" office:value="0.219544410705566" calcext:value-type="float">
            <text:p>0.2195444107</text:p>
          </table:table-cell>
          <table:table-cell office:value-type="float" office:value="1.66399383544921" calcext:value-type="float">
            <text:p>1.6639938354</text:p>
          </table:table-cell>
          <table:table-cell office:value-type="float" office:value="0.242599487304687" calcext:value-type="float">
            <text:p>0.2425994873</text:p>
          </table:table-cell>
          <table:table-cell office:value-type="float" office:value="0.954540252685546" calcext:value-type="float">
            <text:p>0.9545402527</text:p>
          </table:table-cell>
          <table:table-cell office:value-type="float" office:value="0.453860759735107" calcext:value-type="float">
            <text:p>0.4538607597</text:p>
          </table:table-cell>
          <table:table-cell office:value-type="float" office:value="1.33579969406127" calcext:value-type="float">
            <text:p>1.3357996941</text:p>
          </table:table-cell>
          <table:table-cell office:value-type="float" office:value="0.940593719482421" calcext:value-type="float">
            <text:p>0.9405937195</text:p>
          </table:table-cell>
          <table:table-cell office:value-type="float" office:value="0.439895629882812" calcext:value-type="float">
            <text:p>0.4398956299</text:p>
          </table:table-cell>
          <table:table-cell office:value-type="float" office:value="1.08013248443603" calcext:value-type="float">
            <text:p>1.0801324844</text:p>
          </table:table-cell>
          <table:table-cell office:value-type="float" office:value="0.917738914489746" calcext:value-type="float">
            <text:p>0.9177389145</text:p>
          </table:table-cell>
          <table:table-cell office:value-type="float" office:value="1.23219203948974" calcext:value-type="float">
            <text:p>1.2321920395</text:p>
          </table:table-cell>
          <table:table-cell office:value-type="float" office:value="0.430155754089355" calcext:value-type="float">
            <text:p>0.4301557541</text:p>
          </table:table-cell>
          <table:table-cell office:value-type="float" office:value="1.02924156188964" calcext:value-type="float">
            <text:p>1.0292415619</text:p>
          </table:table-cell>
          <table:table-cell office:value-type="float" office:value="0.229798793792724" calcext:value-type="float">
            <text:p>0.2297987938</text:p>
          </table:table-cell>
        </table:table-row>
        <table:table-row table:style-name="ro3">
          <table:table-cell office:value-type="float" office:value="0.855969429016113" calcext:value-type="float">
            <text:p>0.855969429</text:p>
          </table:table-cell>
          <table:table-cell office:value-type="float" office:value="1.92487478256225" calcext:value-type="float">
            <text:p>1.9248747826</text:p>
          </table:table-cell>
          <table:table-cell office:value-type="float" office:value="0.827096939086914" calcext:value-type="float">
            <text:p>0.8270969391</text:p>
          </table:table-cell>
          <table:table-cell office:value-type="float" office:value="0.775349617004394" calcext:value-type="float">
            <text:p>0.775349617</text:p>
          </table:table-cell>
          <table:table-cell office:value-type="float" office:value="2.74247074127197" calcext:value-type="float">
            <text:p>2.7424707413</text:p>
          </table:table-cell>
          <table:table-cell office:value-type="float" office:value="0.335112571716308" calcext:value-type="float">
            <text:p>0.3351125717</text:p>
          </table:table-cell>
          <table:table-cell office:value-type="float" office:value="0.14272117614746" calcext:value-type="float">
            <text:p>0.1427211761</text:p>
          </table:table-cell>
          <table:table-cell office:value-type="float" office:value="1.04584503173828" calcext:value-type="float">
            <text:p>1.0458450317</text:p>
          </table:table-cell>
          <table:table-cell office:value-type="float" office:value="0.884227752685546" calcext:value-type="float">
            <text:p>0.8842277527</text:p>
          </table:table-cell>
          <table:table-cell office:value-type="float" office:value="0.323879241943359" calcext:value-type="float">
            <text:p>0.3238792419</text:p>
          </table:table-cell>
          <table:table-cell office:value-type="float" office:value="0.113327026367187" calcext:value-type="float">
            <text:p>0.1133270264</text:p>
          </table:table-cell>
          <table:table-cell office:value-type="float" office:value="0.573134899139404" calcext:value-type="float">
            <text:p>0.5731348991</text:p>
          </table:table-cell>
          <table:table-cell office:value-type="float" office:value="1.44428634643554" calcext:value-type="float">
            <text:p>1.4442863464</text:p>
          </table:table-cell>
          <table:table-cell office:value-type="float" office:value="0.581048965454101" calcext:value-type="float">
            <text:p>0.5810489655</text:p>
          </table:table-cell>
          <table:table-cell office:value-type="float" office:value="1.58266448974609" calcext:value-type="float">
            <text:p>1.5826644897</text:p>
          </table:table-cell>
          <table:table-cell office:value-type="float" office:value="0.866324424743652" calcext:value-type="float">
            <text:p>0.8663244247</text:p>
          </table:table-cell>
          <table:table-cell office:value-type="float" office:value="1.27552318572998" calcext:value-type="float">
            <text:p>1.2755231857</text:p>
          </table:table-cell>
          <table:table-cell office:value-type="float" office:value="0.262318611145019" calcext:value-type="float">
            <text:p>0.2623186111</text:p>
          </table:table-cell>
          <table:table-cell office:value-type="float" office:value="0.564062118530273" calcext:value-type="float">
            <text:p>0.5640621185</text:p>
          </table:table-cell>
          <table:table-cell office:value-type="float" office:value="1.56101179122924" calcext:value-type="float">
            <text:p>1.5610117912</text:p>
          </table:table-cell>
          <table:table-cell office:value-type="float" office:value="2.21692085266113" calcext:value-type="float">
            <text:p>2.2169208527</text:p>
          </table:table-cell>
          <table:table-cell office:value-type="float" office:value="0.0772972106933593" calcext:value-type="float">
            <text:p>0.0772972107</text:p>
          </table:table-cell>
          <table:table-cell office:value-type="float" office:value="0.0444798469543457" calcext:value-type="float">
            <text:p>0.044479847</text:p>
          </table:table-cell>
          <table:table-cell office:value-type="float" office:value="0.417329788208007" calcext:value-type="float">
            <text:p>0.4173297882</text:p>
          </table:table-cell>
          <table:table-cell office:value-type="float" office:value="0.909015655517578" calcext:value-type="float">
            <text:p>0.9090156555</text:p>
          </table:table-cell>
          <table:table-cell office:value-type="float" office:value="1.96121025085449" calcext:value-type="float">
            <text:p>1.9612102509</text:p>
          </table:table-cell>
          <table:table-cell office:value-type="float" office:value="1.52804851531982" calcext:value-type="float">
            <text:p>1.5280485153</text:p>
          </table:table-cell>
          <table:table-cell office:value-type="float" office:value="0.738261222839355" calcext:value-type="float">
            <text:p>0.7382612228</text:p>
          </table:table-cell>
          <table:table-cell office:value-type="float" office:value="4.30853557586669" calcext:value-type="float">
            <text:p>4.3085355759</text:p>
          </table:table-cell>
          <table:table-cell office:value-type="float" office:value="0.347254753112792" calcext:value-type="float">
            <text:p>0.3472547531</text:p>
          </table:table-cell>
          <table:table-cell office:value-type="float" office:value="1.55199241638183" calcext:value-type="float">
            <text:p>1.5519924164</text:p>
          </table:table-cell>
          <table:table-cell office:value-type="float" office:value="0.815887451171875" calcext:value-type="float">
            <text:p>0.8158874512</text:p>
          </table:table-cell>
          <table:table-cell office:value-type="float" office:value="0.1396484375" calcext:value-type="float">
            <text:p>0.1396484375</text:p>
          </table:table-cell>
          <table:table-cell office:value-type="float" office:value="0.955808639526367" calcext:value-type="float">
            <text:p>0.9558086395</text:p>
          </table:table-cell>
          <table:table-cell office:value-type="float" office:value="0.667173385620117" calcext:value-type="float">
            <text:p>0.6671733856</text:p>
          </table:table-cell>
          <table:table-cell office:value-type="float" office:value="0.16960334777832" calcext:value-type="float">
            <text:p>0.1696033478</text:p>
          </table:table-cell>
          <table:table-cell office:value-type="float" office:value="4.12488746643066" calcext:value-type="float">
            <text:p>4.1248874664</text:p>
          </table:table-cell>
          <table:table-cell office:value-type="float" office:value="0.352495193481445" calcext:value-type="float">
            <text:p>0.3524951935</text:p>
          </table:table-cell>
          <table:table-cell office:value-type="float" office:value="1.93249034881591" calcext:value-type="float">
            <text:p>1.9324903488</text:p>
          </table:table-cell>
          <table:table-cell office:value-type="float" office:value="1.26083660125732" calcext:value-type="float">
            <text:p>1.2608366013</text:p>
          </table:table-cell>
          <table:table-cell office:value-type="float" office:value="0.665669441223144" calcext:value-type="float">
            <text:p>0.6656694412</text:p>
          </table:table-cell>
          <table:table-cell office:value-type="float" office:value="0.167620658874511" calcext:value-type="float">
            <text:p>0.1676206589</text:p>
          </table:table-cell>
          <table:table-cell office:value-type="float" office:value="1.52446746826171" calcext:value-type="float">
            <text:p>1.5244674683</text:p>
          </table:table-cell>
          <table:table-cell office:value-type="float" office:value="3.20277023315429" calcext:value-type="float">
            <text:p>3.2027702332</text:p>
          </table:table-cell>
          <table:table-cell office:value-type="float" office:value="1.75120115280151" calcext:value-type="float">
            <text:p>1.7512011528</text:p>
          </table:table-cell>
          <table:table-cell office:value-type="float" office:value="0.125041961669921" calcext:value-type="float">
            <text:p>0.1250419617</text:p>
          </table:table-cell>
          <table:table-cell office:value-type="float" office:value="0.583945751190185" calcext:value-type="float">
            <text:p>0.5839457512</text:p>
          </table:table-cell>
          <table:table-cell office:value-type="float" office:value="0.388273239135742" calcext:value-type="float">
            <text:p>0.3882732391</text:p>
          </table:table-cell>
          <table:table-cell office:value-type="float" office:value="0.274867057800292" calcext:value-type="float">
            <text:p>0.2748670578</text:p>
          </table:table-cell>
          <table:table-cell office:value-type="float" office:value="1.57124423980712" calcext:value-type="float">
            <text:p>1.5712442398</text:p>
          </table:table-cell>
          <table:table-cell office:value-type="float" office:value="1.27479767799377" calcext:value-type="float">
            <text:p>1.274797678</text:p>
          </table:table-cell>
          <table:table-cell office:value-type="float" office:value="2.2857437133789" calcext:value-type="float">
            <text:p>2.2857437134</text:p>
          </table:table-cell>
          <table:table-cell office:value-type="float" office:value="0.176158905029296" calcext:value-type="float">
            <text:p>0.176158905</text:p>
          </table:table-cell>
          <table:table-cell office:value-type="float" office:value="2.65294551849365" calcext:value-type="float">
            <text:p>2.6529455185</text:p>
          </table:table-cell>
          <table:table-cell office:value-type="float" office:value="0.072941780090332" calcext:value-type="float">
            <text:p>0.0729417801</text:p>
          </table:table-cell>
        </table:table-row>
        <table:table-row table:style-name="ro3">
          <table:table-cell office:value-type="float" office:value="2.07106018066406" calcext:value-type="float">
            <text:p>2.0710601807</text:p>
          </table:table-cell>
          <table:table-cell office:value-type="float" office:value="3.96301078796386" calcext:value-type="float">
            <text:p>3.963010788</text:p>
          </table:table-cell>
          <table:table-cell office:value-type="float" office:value="2.61939859390258" calcext:value-type="float">
            <text:p>2.6193985939</text:p>
          </table:table-cell>
          <table:table-cell office:value-type="float" office:value="1.73795795440673" calcext:value-type="float">
            <text:p>1.7379579544</text:p>
          </table:table-cell>
          <table:table-cell office:value-type="float" office:value="0.0189085006713867" calcext:value-type="float">
            <text:p>0.0189085007</text:p>
          </table:table-cell>
          <table:table-cell office:value-type="float" office:value="0.199099540710449" calcext:value-type="float">
            <text:p>0.1990995407</text:p>
          </table:table-cell>
          <table:table-cell office:value-type="float" office:value="1.0690689086914" calcext:value-type="float">
            <text:p>1.0690689087</text:p>
          </table:table-cell>
          <table:table-cell office:value-type="float" office:value="1.79253196716308" calcext:value-type="float">
            <text:p>1.7925319672</text:p>
          </table:table-cell>
          <table:table-cell office:value-type="float" office:value="0.378711700439453" calcext:value-type="float">
            <text:p>0.3787117004</text:p>
          </table:table-cell>
          <table:table-cell office:value-type="float" office:value="1.67673301696777" calcext:value-type="float">
            <text:p>1.676733017</text:p>
          </table:table-cell>
          <table:table-cell office:value-type="float" office:value="3.43697452545166" calcext:value-type="float">
            <text:p>3.4369745255</text:p>
          </table:table-cell>
          <table:table-cell office:value-type="float" office:value="0.486598014831542" calcext:value-type="float">
            <text:p>0.4865980148</text:p>
          </table:table-cell>
          <table:table-cell office:value-type="float" office:value="2.30581665039062" calcext:value-type="float">
            <text:p>2.3058166504</text:p>
          </table:table-cell>
          <table:table-cell office:value-type="float" office:value="1.77503204345703" calcext:value-type="float">
            <text:p>1.7750320435</text:p>
          </table:table-cell>
          <table:table-cell office:value-type="float" office:value="1.48088073730468" calcext:value-type="float">
            <text:p>1.4808807373</text:p>
          </table:table-cell>
          <table:table-cell office:value-type="float" office:value="1.49306106567382" calcext:value-type="float">
            <text:p>1.4930610657</text:p>
          </table:table-cell>
          <table:table-cell office:value-type="float" office:value="1.77708053588867" calcext:value-type="float">
            <text:p>1.7770805359</text:p>
          </table:table-cell>
          <table:table-cell office:value-type="float" office:value="1.61643695831298" calcext:value-type="float">
            <text:p>1.6164369583</text:p>
          </table:table-cell>
          <table:table-cell office:value-type="float" office:value="1.19141387939453" calcext:value-type="float">
            <text:p>1.1914138794</text:p>
          </table:table-cell>
          <table:table-cell office:value-type="float" office:value="0.805949211120605" calcext:value-type="float">
            <text:p>0.8059492111</text:p>
          </table:table-cell>
          <table:table-cell office:value-type="float" office:value="3.93820190429687" calcext:value-type="float">
            <text:p>3.9382019043</text:p>
          </table:table-cell>
          <table:table-cell office:value-type="float" office:value="1.91810274124145" calcext:value-type="float">
            <text:p>1.9181027412</text:p>
          </table:table-cell>
          <table:table-cell office:value-type="float" office:value="0.369979858398437" calcext:value-type="float">
            <text:p>0.3699798584</text:p>
          </table:table-cell>
          <table:table-cell office:value-type="float" office:value="3.89680576324462" calcext:value-type="float">
            <text:p>3.8968057632</text:p>
          </table:table-cell>
          <table:table-cell office:value-type="float" office:value="2.26476716995239" calcext:value-type="float">
            <text:p>2.26476717</text:p>
          </table:table-cell>
          <table:table-cell office:value-type="float" office:value="5.02309274673461" calcext:value-type="float">
            <text:p>5.0230927467</text:p>
          </table:table-cell>
          <table:table-cell office:value-type="float" office:value="1.49441862106323" calcext:value-type="float">
            <text:p>1.4944186211</text:p>
          </table:table-cell>
          <table:table-cell office:value-type="float" office:value="2.44509887695312" calcext:value-type="float">
            <text:p>2.445098877</text:p>
          </table:table-cell>
          <table:table-cell office:value-type="float" office:value="0.281838417053222" calcext:value-type="float">
            <text:p>0.2818384171</text:p>
          </table:table-cell>
          <table:table-cell office:value-type="float" office:value="0.605514526367187" calcext:value-type="float">
            <text:p>0.6055145264</text:p>
          </table:table-cell>
          <table:table-cell office:value-type="float" office:value="4.66822624206543" calcext:value-type="float">
            <text:p>4.6682262421</text:p>
          </table:table-cell>
          <table:table-cell office:value-type="float" office:value="1.48378562927246" calcext:value-type="float">
            <text:p>1.4837856293</text:p>
          </table:table-cell>
          <table:table-cell office:value-type="float" office:value="0.733796119689941" calcext:value-type="float">
            <text:p>0.7337961197</text:p>
          </table:table-cell>
          <table:table-cell office:value-type="float" office:value="0.271055221557617" calcext:value-type="float">
            <text:p>0.2710552216</text:p>
          </table:table-cell>
          <table:table-cell office:value-type="float" office:value="2.8066759109497" calcext:value-type="float">
            <text:p>2.8066759109</text:p>
          </table:table-cell>
          <table:table-cell office:value-type="float" office:value="0.653024673461914" calcext:value-type="float">
            <text:p>0.6530246735</text:p>
          </table:table-cell>
          <table:table-cell office:value-type="float" office:value="3.24677658081054" calcext:value-type="float">
            <text:p>3.2467765808</text:p>
          </table:table-cell>
          <table:table-cell office:value-type="float" office:value="2.85048294067382" calcext:value-type="float">
            <text:p>2.8504829407</text:p>
          </table:table-cell>
          <table:table-cell office:value-type="float" office:value="2.54615688323974" calcext:value-type="float">
            <text:p>2.5461568832</text:p>
          </table:table-cell>
          <table:table-cell office:value-type="float" office:value="1.43778133392333" calcext:value-type="float">
            <text:p>1.4377813339</text:p>
          </table:table-cell>
          <table:table-cell office:value-type="float" office:value="1.66099882125854" calcext:value-type="float">
            <text:p>1.6609988213</text:p>
          </table:table-cell>
          <table:table-cell office:value-type="float" office:value="0.569130897521972" calcext:value-type="float">
            <text:p>0.5691308975</text:p>
          </table:table-cell>
          <table:table-cell office:value-type="float" office:value="0.383319854736328" calcext:value-type="float">
            <text:p>0.3833198547</text:p>
          </table:table-cell>
          <table:table-cell office:value-type="float" office:value="1.13530445098876" calcext:value-type="float">
            <text:p>1.135304451</text:p>
          </table:table-cell>
          <table:table-cell office:value-type="float" office:value="2.15867710113525" calcext:value-type="float">
            <text:p>2.1586771011</text:p>
          </table:table-cell>
          <table:table-cell office:value-type="float" office:value="1.52746438980102" calcext:value-type="float">
            <text:p>1.5274643898</text:p>
          </table:table-cell>
          <table:table-cell office:value-type="float" office:value="0.837043762207031" calcext:value-type="float">
            <text:p>0.8370437622</text:p>
          </table:table-cell>
          <table:table-cell office:value-type="float" office:value="2.39344024658203" calcext:value-type="float">
            <text:p>2.3934402466</text:p>
          </table:table-cell>
          <table:table-cell office:value-type="float" office:value="0.513947248458862" calcext:value-type="float">
            <text:p>0.5139472485</text:p>
          </table:table-cell>
          <table:table-cell office:value-type="float" office:value="1.308443069458" calcext:value-type="float">
            <text:p>1.3084430695</text:p>
          </table:table-cell>
          <table:table-cell office:value-type="float" office:value="1.44081902503967" calcext:value-type="float">
            <text:p>1.440819025</text:p>
          </table:table-cell>
          <table:table-cell office:value-type="float" office:value="0.234656333923339" calcext:value-type="float">
            <text:p>0.2346563339</text:p>
          </table:table-cell>
          <table:table-cell office:value-type="float" office:value="1.51234912872314" calcext:value-type="float">
            <text:p>1.5123491287</text:p>
          </table:table-cell>
          <table:table-cell office:value-type="float" office:value="3.58478736877441" calcext:value-type="float">
            <text:p>3.5847873688</text:p>
          </table:table-cell>
          <table:table-cell office:value-type="float" office:value="1.62982940673828" calcext:value-type="float">
            <text:p>1.6298294067</text:p>
          </table:table-cell>
        </table:table-row>
        <table:table-row table:style-name="ro3">
          <table:table-cell office:value-type="float" office:value="0.7781982421875" calcext:value-type="float">
            <text:p>0.7781982422</text:p>
          </table:table-cell>
          <table:table-cell office:value-type="float" office:value="0.995881080627441" calcext:value-type="float">
            <text:p>0.9958810806</text:p>
          </table:table-cell>
          <table:table-cell office:value-type="float" office:value="0.238605499267578" calcext:value-type="float">
            <text:p>0.2386054993</text:p>
          </table:table-cell>
          <table:table-cell office:value-type="float" office:value="1.07816982269287" calcext:value-type="float">
            <text:p>1.0781698227</text:p>
          </table:table-cell>
          <table:table-cell office:value-type="float" office:value="2.40094280242919" calcext:value-type="float">
            <text:p>2.4009428024</text:p>
          </table:table-cell>
          <table:table-cell office:value-type="float" office:value="2.08530330657959" calcext:value-type="float">
            <text:p>2.0853033066</text:p>
          </table:table-cell>
          <table:table-cell office:value-type="float" office:value="0.379695892333984" calcext:value-type="float">
            <text:p>0.3796958923</text:p>
          </table:table-cell>
          <table:table-cell office:value-type="float" office:value="1.96494674682617" calcext:value-type="float">
            <text:p>1.9649467468</text:p>
          </table:table-cell>
          <table:table-cell office:value-type="float" office:value="1.19003295898437" calcext:value-type="float">
            <text:p>1.190032959</text:p>
          </table:table-cell>
          <table:table-cell office:value-type="float" office:value="0.392810821533203" calcext:value-type="float">
            <text:p>0.3928108215</text:p>
          </table:table-cell>
          <table:table-cell office:value-type="float" office:value="0.589550971984863" calcext:value-type="float">
            <text:p>0.589550972</text:p>
          </table:table-cell>
          <table:table-cell office:value-type="float" office:value="0.104947090148925" calcext:value-type="float">
            <text:p>0.1049470901</text:p>
          </table:table-cell>
          <table:table-cell office:value-type="float" office:value="1.28700637817382" calcext:value-type="float">
            <text:p>1.2870063782</text:p>
          </table:table-cell>
          <table:table-cell office:value-type="float" office:value="1.55576515197753" calcext:value-type="float">
            <text:p>1.555765152</text:p>
          </table:table-cell>
          <table:table-cell office:value-type="float" office:value="2.29722785949707" calcext:value-type="float">
            <text:p>2.2972278595</text:p>
          </table:table-cell>
          <table:table-cell office:value-type="float" office:value="0.745966911315918" calcext:value-type="float">
            <text:p>0.7459669113</text:p>
          </table:table-cell>
          <table:table-cell office:value-type="float" office:value="1.48731708526611" calcext:value-type="float">
            <text:p>1.4873170853</text:p>
          </table:table-cell>
          <table:table-cell office:value-type="float" office:value="1.58767509460449" calcext:value-type="float">
            <text:p>1.5876750946</text:p>
          </table:table-cell>
          <table:table-cell office:value-type="float" office:value="0.187034606933593" calcext:value-type="float">
            <text:p>0.1870346069</text:p>
          </table:table-cell>
          <table:table-cell office:value-type="float" office:value="1.52955245971679" calcext:value-type="float">
            <text:p>1.5295524597</text:p>
          </table:table-cell>
          <table:table-cell office:value-type="float" office:value="0.233776092529296" calcext:value-type="float">
            <text:p>0.2337760925</text:p>
          </table:table-cell>
          <table:table-cell office:value-type="float" office:value="1.52604484558105" calcext:value-type="float">
            <text:p>1.5260448456</text:p>
          </table:table-cell>
          <table:table-cell office:value-type="float" office:value="0.483328819274902" calcext:value-type="float">
            <text:p>0.4833288193</text:p>
          </table:table-cell>
          <table:table-cell office:value-type="float" office:value="1.51100254058837" calcext:value-type="float">
            <text:p>1.5110025406</text:p>
          </table:table-cell>
          <table:table-cell office:value-type="float" office:value="0.394091606140136" calcext:value-type="float">
            <text:p>0.3940916061</text:p>
          </table:table-cell>
          <table:table-cell office:value-type="float" office:value="0.115818977355957" calcext:value-type="float">
            <text:p>0.1158189774</text:p>
          </table:table-cell>
          <table:table-cell office:value-type="float" office:value="0.0485467910766601" calcext:value-type="float">
            <text:p>0.0485467911</text:p>
          </table:table-cell>
          <table:table-cell office:value-type="float" office:value="0.436422824859619" calcext:value-type="float">
            <text:p>0.4364228249</text:p>
          </table:table-cell>
          <table:table-cell office:value-type="float" office:value="0.0552978515625" calcext:value-type="float">
            <text:p>0.0552978516</text:p>
          </table:table-cell>
          <table:table-cell office:value-type="float" office:value="1.44898700714111" calcext:value-type="float">
            <text:p>1.4489870071</text:p>
          </table:table-cell>
          <table:table-cell office:value-type="float" office:value="3.63343429565429" calcext:value-type="float">
            <text:p>3.6334342957</text:p>
          </table:table-cell>
          <table:table-cell office:value-type="float" office:value="0.65921401977539" calcext:value-type="float">
            <text:p>0.6592140198</text:p>
          </table:table-cell>
          <table:table-cell office:value-type="float" office:value="1.4719181060791" calcext:value-type="float">
            <text:p>1.4719181061</text:p>
          </table:table-cell>
          <table:table-cell office:value-type="float" office:value="2.57374763488769" calcext:value-type="float">
            <text:p>2.5737476349</text:p>
          </table:table-cell>
          <table:table-cell office:value-type="float" office:value="0.649280548095703" calcext:value-type="float">
            <text:p>0.6492805481</text:p>
          </table:table-cell>
          <table:table-cell office:value-type="float" office:value="0.662309646606445" calcext:value-type="float">
            <text:p>0.6623096466</text:p>
          </table:table-cell>
          <table:table-cell office:value-type="float" office:value="4.51069641113281" calcext:value-type="float">
            <text:p>4.5106964111</text:p>
          </table:table-cell>
          <table:table-cell office:value-type="float" office:value="2.34495544433593" calcext:value-type="float">
            <text:p>2.3449554443</text:p>
          </table:table-cell>
          <table:table-cell office:value-type="float" office:value="1.51512908935546" calcext:value-type="float">
            <text:p>1.5151290894</text:p>
          </table:table-cell>
          <table:table-cell office:value-type="float" office:value="0.025282859802246" calcext:value-type="float">
            <text:p>0.0252828598</text:p>
          </table:table-cell>
          <table:table-cell office:value-type="float" office:value="1.28350257873535" calcext:value-type="float">
            <text:p>1.2835025787</text:p>
          </table:table-cell>
          <table:table-cell office:value-type="float" office:value="0.859614372253418" calcext:value-type="float">
            <text:p>0.8596143723</text:p>
          </table:table-cell>
          <table:table-cell office:value-type="float" office:value="2.77709197998046" calcext:value-type="float">
            <text:p>2.77709198</text:p>
          </table:table-cell>
          <table:table-cell office:value-type="float" office:value="1.34140300750732" calcext:value-type="float">
            <text:p>1.3414030075</text:p>
          </table:table-cell>
          <table:table-cell office:value-type="float" office:value="1.01387596130371" calcext:value-type="float">
            <text:p>1.0138759613</text:p>
          </table:table-cell>
          <table:table-cell office:value-type="float" office:value="1.43730449676513" calcext:value-type="float">
            <text:p>1.4373044968</text:p>
          </table:table-cell>
          <table:table-cell office:value-type="float" office:value="0.211679458618164" calcext:value-type="float">
            <text:p>0.2116794586</text:p>
          </table:table-cell>
          <table:table-cell office:value-type="float" office:value="1.78622245788574" calcext:value-type="float">
            <text:p>1.7862224579</text:p>
          </table:table-cell>
          <table:table-cell office:value-type="float" office:value="0.0504999160766601" calcext:value-type="float">
            <text:p>0.0504999161</text:p>
          </table:table-cell>
          <table:table-cell office:value-type="float" office:value="1.33607006072998" calcext:value-type="float">
            <text:p>1.3360700607</text:p>
          </table:table-cell>
          <table:table-cell office:value-type="float" office:value="1.15742111206054" calcext:value-type="float">
            <text:p>1.1574211121</text:p>
          </table:table-cell>
          <table:table-cell office:value-type="float" office:value="3.27503871917724" calcext:value-type="float">
            <text:p>3.2750387192</text:p>
          </table:table-cell>
          <table:table-cell office:value-type="float" office:value="1.13043737411499" calcext:value-type="float">
            <text:p>1.1304373741</text:p>
          </table:table-cell>
          <table:table-cell office:value-type="float" office:value="0.256820678710937" calcext:value-type="float">
            <text:p>0.2568206787</text:p>
          </table:table-cell>
          <table:table-cell office:value-type="float" office:value="1.73945474624633" calcext:value-type="float">
            <text:p>1.7394547462</text:p>
          </table:table-cell>
        </table:table-row>
        <table:table-row table:style-name="ro3">
          <table:table-cell office:value-type="float" office:value="0.739850997924804" calcext:value-type="float">
            <text:p>0.7398509979</text:p>
          </table:table-cell>
          <table:table-cell office:value-type="float" office:value="3.4234127998352" calcext:value-type="float">
            <text:p>3.4234127998</text:p>
          </table:table-cell>
          <table:table-cell office:value-type="float" office:value="0.719751358032226" calcext:value-type="float">
            <text:p>0.719751358</text:p>
          </table:table-cell>
          <table:table-cell office:value-type="float" office:value="0.66219425201416" calcext:value-type="float">
            <text:p>0.662194252</text:p>
          </table:table-cell>
          <table:table-cell office:value-type="float" office:value="2.95574569702148" calcext:value-type="float">
            <text:p>2.955745697</text:p>
          </table:table-cell>
          <table:table-cell office:value-type="float" office:value="1.09170532226562" calcext:value-type="float">
            <text:p>1.0917053223</text:p>
          </table:table-cell>
          <table:table-cell office:value-type="float" office:value="1.62667846679687" calcext:value-type="float">
            <text:p>1.6266784668</text:p>
          </table:table-cell>
          <table:table-cell office:value-type="float" office:value="1.17343521118164" calcext:value-type="float">
            <text:p>1.1734352112</text:p>
          </table:table-cell>
          <table:table-cell office:value-type="float" office:value="1.70069599151611" calcext:value-type="float">
            <text:p>1.7006959915</text:p>
          </table:table-cell>
          <table:table-cell office:value-type="float" office:value="0.253684997558593" calcext:value-type="float">
            <text:p>0.2536849976</text:p>
          </table:table-cell>
          <table:table-cell office:value-type="float" office:value="2.9095458984375" calcext:value-type="float">
            <text:p>2.9095458984</text:p>
          </table:table-cell>
          <table:table-cell office:value-type="float" office:value="4.48186874389648" calcext:value-type="float">
            <text:p>4.4818687439</text:p>
          </table:table-cell>
          <table:table-cell office:value-type="float" office:value="2.3138427734375" calcext:value-type="float">
            <text:p>2.3138427734</text:p>
          </table:table-cell>
          <table:table-cell office:value-type="float" office:value="3.08658599853515" calcext:value-type="float">
            <text:p>3.0865859985</text:p>
          </table:table-cell>
          <table:table-cell office:value-type="float" office:value="0.0681905746459961" calcext:value-type="float">
            <text:p>0.0681905746</text:p>
          </table:table-cell>
          <table:table-cell office:value-type="float" office:value="1.2503957748413" calcext:value-type="float">
            <text:p>1.2503957748</text:p>
          </table:table-cell>
          <table:table-cell office:value-type="float" office:value="3.31653547286987" calcext:value-type="float">
            <text:p>3.3165354729</text:p>
          </table:table-cell>
          <table:table-cell office:value-type="float" office:value="0.113719940185546" calcext:value-type="float">
            <text:p>0.1137199402</text:p>
          </table:table-cell>
          <table:table-cell office:value-type="float" office:value="0.904956817626953" calcext:value-type="float">
            <text:p>0.9049568176</text:p>
          </table:table-cell>
          <table:table-cell office:value-type="float" office:value="0.99903392791748" calcext:value-type="float">
            <text:p>0.9990339279</text:p>
          </table:table-cell>
          <table:table-cell office:value-type="float" office:value="2.15893268585205" calcext:value-type="float">
            <text:p>2.1589326859</text:p>
          </table:table-cell>
          <table:table-cell office:value-type="float" office:value="0.158239841461181" calcext:value-type="float">
            <text:p>0.1582398415</text:p>
          </table:table-cell>
          <table:table-cell office:value-type="float" office:value="1.72089529037475" calcext:value-type="float">
            <text:p>1.7208952904</text:p>
          </table:table-cell>
          <table:table-cell office:value-type="float" office:value="1.28416919708251" calcext:value-type="float">
            <text:p>1.2841691971</text:p>
          </table:table-cell>
          <table:table-cell office:value-type="float" office:value="0.378280639648437" calcext:value-type="float">
            <text:p>0.3782806396</text:p>
          </table:table-cell>
          <table:table-cell office:value-type="float" office:value="2.89524316787719" calcext:value-type="float">
            <text:p>2.8952431679</text:p>
          </table:table-cell>
          <table:table-cell office:value-type="float" office:value="0.354044914245605" calcext:value-type="float">
            <text:p>0.3540449142</text:p>
          </table:table-cell>
          <table:table-cell office:value-type="float" office:value="0.0665435791015625" calcext:value-type="float">
            <text:p>0.0665435791</text:p>
          </table:table-cell>
          <table:table-cell office:value-type="float" office:value="2.90712261199951" calcext:value-type="float">
            <text:p>2.907122612</text:p>
          </table:table-cell>
          <table:table-cell office:value-type="float" office:value="1.22412109375" calcext:value-type="float">
            <text:p>1.2241210938</text:p>
          </table:table-cell>
          <table:table-cell office:value-type="float" office:value="0.814090728759765" calcext:value-type="float">
            <text:p>0.8140907288</text:p>
          </table:table-cell>
          <table:table-cell office:value-type="float" office:value="1.3937702178955" calcext:value-type="float">
            <text:p>1.3937702179</text:p>
          </table:table-cell>
          <table:table-cell office:value-type="float" office:value="1.28894710540771" calcext:value-type="float">
            <text:p>1.2889471054</text:p>
          </table:table-cell>
          <table:table-cell office:value-type="float" office:value="2.90694618225097" calcext:value-type="float">
            <text:p>2.9069461823</text:p>
          </table:table-cell>
          <table:table-cell office:value-type="float" office:value="5.0812931060791" calcext:value-type="float">
            <text:p>5.0812931061</text:p>
          </table:table-cell>
          <table:table-cell office:value-type="float" office:value="4.18719863891601" calcext:value-type="float">
            <text:p>4.1871986389</text:p>
          </table:table-cell>
          <table:table-cell office:value-type="float" office:value="2.8572654724121" calcext:value-type="float">
            <text:p>2.8572654724</text:p>
          </table:table-cell>
          <table:table-cell office:value-type="float" office:value="1.94838714599609" calcext:value-type="float">
            <text:p>1.948387146</text:p>
          </table:table-cell>
          <table:table-cell office:value-type="float" office:value="0.105015754699707" calcext:value-type="float">
            <text:p>0.1050157547</text:p>
          </table:table-cell>
          <table:table-cell office:value-type="float" office:value="1.04308319091796" calcext:value-type="float">
            <text:p>1.0430831909</text:p>
          </table:table-cell>
          <table:table-cell office:value-type="float" office:value="1.92509078979492" calcext:value-type="float">
            <text:p>1.9250907898</text:p>
          </table:table-cell>
          <table:table-cell office:value-type="float" office:value="0.908421516418457" calcext:value-type="float">
            <text:p>0.9084215164</text:p>
          </table:table-cell>
          <table:table-cell office:value-type="float" office:value="3.41631126403808" calcext:value-type="float">
            <text:p>3.416311264</text:p>
          </table:table-cell>
          <table:table-cell office:value-type="float" office:value="2.68372631072998" calcext:value-type="float">
            <text:p>2.6837263107</text:p>
          </table:table-cell>
          <table:table-cell office:value-type="float" office:value="1.67871189117431" calcext:value-type="float">
            <text:p>1.6787118912</text:p>
          </table:table-cell>
          <table:table-cell office:value-type="float" office:value="0.889291286468505" calcext:value-type="float">
            <text:p>0.8892912865</text:p>
          </table:table-cell>
          <table:table-cell office:value-type="float" office:value="2.26882052421569" calcext:value-type="float">
            <text:p>2.2688205242</text:p>
          </table:table-cell>
          <table:table-cell office:value-type="float" office:value="0.365726470947265" calcext:value-type="float">
            <text:p>0.3657264709</text:p>
          </table:table-cell>
          <table:table-cell office:value-type="float" office:value="0.614477396011352" calcext:value-type="float">
            <text:p>0.614477396</text:p>
          </table:table-cell>
          <table:table-cell office:value-type="float" office:value="0.4783296585083" calcext:value-type="float">
            <text:p>0.4783296585</text:p>
          </table:table-cell>
          <table:table-cell office:value-type="float" office:value="1.11157035827636" calcext:value-type="float">
            <text:p>1.1115703583</text:p>
          </table:table-cell>
          <table:table-cell office:value-type="float" office:value="0.739932060241699" calcext:value-type="float">
            <text:p>0.7399320602</text:p>
          </table:table-cell>
          <table:table-cell office:value-type="float" office:value="0.396784782409667" calcext:value-type="float">
            <text:p>0.3967847824</text:p>
          </table:table-cell>
          <table:table-cell office:value-type="float" office:value="2.30284976959228" calcext:value-type="float">
            <text:p>2.3028497696</text:p>
          </table:table-cell>
          <table:table-cell office:value-type="float" office:value="0.615302562713623" calcext:value-type="float">
            <text:p>0.6153025627</text:p>
          </table:table-cell>
        </table:table-row>
        <table:table-row table:style-name="ro3">
          <table:table-cell office:value-type="float" office:value="1.56421661376953" calcext:value-type="float">
            <text:p>1.5642166138</text:p>
          </table:table-cell>
          <table:table-cell office:value-type="float" office:value="0.341615676879882" calcext:value-type="float">
            <text:p>0.3416156769</text:p>
          </table:table-cell>
          <table:table-cell office:value-type="float" office:value="0.564307212829589" calcext:value-type="float">
            <text:p>0.5643072128</text:p>
          </table:table-cell>
          <table:table-cell office:value-type="float" office:value="0.319807052612304" calcext:value-type="float">
            <text:p>0.3198070526</text:p>
          </table:table-cell>
          <table:table-cell office:value-type="float" office:value="7.09451293945312" calcext:value-type="float">
            <text:p>7.0945129395</text:p>
          </table:table-cell>
          <table:table-cell office:value-type="float" office:value="0.315940856933593" calcext:value-type="float">
            <text:p>0.3159408569</text:p>
          </table:table-cell>
          <table:table-cell office:value-type="float" office:value="0.571266174316406" calcext:value-type="float">
            <text:p>0.5712661743</text:p>
          </table:table-cell>
          <table:table-cell office:value-type="float" office:value="0.581832885742187" calcext:value-type="float">
            <text:p>0.5818328857</text:p>
          </table:table-cell>
          <table:table-cell office:value-type="float" office:value="2.39367485046386" calcext:value-type="float">
            <text:p>2.3936748505</text:p>
          </table:table-cell>
          <table:table-cell office:value-type="float" office:value="5.96103477478027" calcext:value-type="float">
            <text:p>5.9610347748</text:p>
          </table:table-cell>
          <table:table-cell office:value-type="float" office:value="0.517352104187011" calcext:value-type="float">
            <text:p>0.5173521042</text:p>
          </table:table-cell>
          <table:table-cell office:value-type="float" office:value="0.158646583557128" calcext:value-type="float">
            <text:p>0.1586465836</text:p>
          </table:table-cell>
          <table:table-cell office:value-type="float" office:value="0.620628356933593" calcext:value-type="float">
            <text:p>0.6206283569</text:p>
          </table:table-cell>
          <table:table-cell office:value-type="float" office:value="0.0821857452392578" calcext:value-type="float">
            <text:p>0.0821857452</text:p>
          </table:table-cell>
          <table:table-cell office:value-type="float" office:value="0.512775421142578" calcext:value-type="float">
            <text:p>0.5127754211</text:p>
          </table:table-cell>
          <table:table-cell office:value-type="float" office:value="0.603434562683105" calcext:value-type="float">
            <text:p>0.6034345627</text:p>
          </table:table-cell>
          <table:table-cell office:value-type="float" office:value="0.0588350296020507" calcext:value-type="float">
            <text:p>0.0588350296</text:p>
          </table:table-cell>
          <table:table-cell office:value-type="float" office:value="1.03977489471435" calcext:value-type="float">
            <text:p>1.0397748947</text:p>
          </table:table-cell>
          <table:table-cell office:value-type="float" office:value="3.2801284790039" calcext:value-type="float">
            <text:p>3.280128479</text:p>
          </table:table-cell>
          <table:table-cell office:value-type="float" office:value="1.7250919342041" calcext:value-type="float">
            <text:p>1.7250919342</text:p>
          </table:table-cell>
          <table:table-cell office:value-type="float" office:value="0.91249656677246" calcext:value-type="float">
            <text:p>0.9124965668</text:p>
          </table:table-cell>
          <table:table-cell office:value-type="float" office:value="1.36278963088989" calcext:value-type="float">
            <text:p>1.3627896309</text:p>
          </table:table-cell>
          <table:table-cell office:value-type="float" office:value="0.114479541778564" calcext:value-type="float">
            <text:p>0.1144795418</text:p>
          </table:table-cell>
          <table:table-cell office:value-type="float" office:value="0.820693969726562" calcext:value-type="float">
            <text:p>0.8206939697</text:p>
          </table:table-cell>
          <table:table-cell office:value-type="float" office:value="1.53220176696777" calcext:value-type="float">
            <text:p>1.532201767</text:p>
          </table:table-cell>
          <table:table-cell office:value-type="float" office:value="0.287967681884765" calcext:value-type="float">
            <text:p>0.2879676819</text:p>
          </table:table-cell>
          <table:table-cell office:value-type="float" office:value="0.89865493774414" calcext:value-type="float">
            <text:p>0.8986549377</text:p>
          </table:table-cell>
          <table:table-cell office:value-type="float" office:value="0.267780303955078" calcext:value-type="float">
            <text:p>0.267780304</text:p>
          </table:table-cell>
          <table:table-cell office:value-type="float" office:value="2.0557689666748" calcext:value-type="float">
            <text:p>2.0557689667</text:p>
          </table:table-cell>
          <table:table-cell office:value-type="float" office:value="0.38652229309082" calcext:value-type="float">
            <text:p>0.3865222931</text:p>
          </table:table-cell>
          <table:table-cell office:value-type="float" office:value="1.08992195129394" calcext:value-type="float">
            <text:p>1.0899219513</text:p>
          </table:table-cell>
          <table:table-cell office:value-type="float" office:value="0.11674690246582" calcext:value-type="float">
            <text:p>0.1167469025</text:p>
          </table:table-cell>
          <table:table-cell office:value-type="float" office:value="1.80377483367919" calcext:value-type="float">
            <text:p>1.8037748337</text:p>
          </table:table-cell>
          <table:table-cell office:value-type="float" office:value="4.20460891723632" calcext:value-type="float">
            <text:p>4.2046089172</text:p>
          </table:table-cell>
          <table:table-cell office:value-type="float" office:value="0.0408344268798828" calcext:value-type="float">
            <text:p>0.0408344269</text:p>
          </table:table-cell>
          <table:table-cell office:value-type="float" office:value="0.182276725769042" calcext:value-type="float">
            <text:p>0.1822767258</text:p>
          </table:table-cell>
          <table:table-cell office:value-type="float" office:value="0.574962615966796" calcext:value-type="float">
            <text:p>0.574962616</text:p>
          </table:table-cell>
          <table:table-cell office:value-type="float" office:value="0.928186416625976" calcext:value-type="float">
            <text:p>0.9281864166</text:p>
          </table:table-cell>
          <table:table-cell office:value-type="float" office:value="0.49383544921875" calcext:value-type="float">
            <text:p>0.4938354492</text:p>
          </table:table-cell>
          <table:table-cell office:value-type="float" office:value="0.465614318847656" calcext:value-type="float">
            <text:p>0.4656143188</text:p>
          </table:table-cell>
          <table:table-cell office:value-type="float" office:value="0.309708595275878" calcext:value-type="float">
            <text:p>0.3097085953</text:p>
          </table:table-cell>
          <table:table-cell office:value-type="float" office:value="0.348835945129394" calcext:value-type="float">
            <text:p>0.3488359451</text:p>
          </table:table-cell>
          <table:table-cell office:value-type="float" office:value="1.87841606140136" calcext:value-type="float">
            <text:p>1.8784160614</text:p>
          </table:table-cell>
          <table:table-cell office:value-type="float" office:value="1.29706192016601" calcext:value-type="float">
            <text:p>1.2970619202</text:p>
          </table:table-cell>
          <table:table-cell office:value-type="float" office:value="0.626847267150878" calcext:value-type="float">
            <text:p>0.6268472672</text:p>
          </table:table-cell>
          <table:table-cell office:value-type="float" office:value="1.26176023483276" calcext:value-type="float">
            <text:p>1.2617602348</text:p>
          </table:table-cell>
          <table:table-cell office:value-type="float" office:value="0.636845588684082" calcext:value-type="float">
            <text:p>0.6368455887</text:p>
          </table:table-cell>
          <table:table-cell office:value-type="float" office:value="0.254385948181152" calcext:value-type="float">
            <text:p>0.2543859482</text:p>
          </table:table-cell>
          <table:table-cell office:value-type="float" office:value="0.341472625732421" calcext:value-type="float">
            <text:p>0.3414726257</text:p>
          </table:table-cell>
          <table:table-cell office:value-type="float" office:value="2.96002864837646" calcext:value-type="float">
            <text:p>2.9600286484</text:p>
          </table:table-cell>
          <table:table-cell office:value-type="float" office:value="0.504021644592285" calcext:value-type="float">
            <text:p>0.5040216446</text:p>
          </table:table-cell>
          <table:table-cell office:value-type="float" office:value="1.47804927825927" calcext:value-type="float">
            <text:p>1.4780492783</text:p>
          </table:table-cell>
          <table:table-cell office:value-type="float" office:value="0.362860202789306" calcext:value-type="float">
            <text:p>0.3628602028</text:p>
          </table:table-cell>
          <table:table-cell office:value-type="float" office:value="2.66747283935546" calcext:value-type="float">
            <text:p>2.6674728394</text:p>
          </table:table-cell>
          <table:table-cell office:value-type="float" office:value="0.381338119506835" calcext:value-type="float">
            <text:p>0.3813381195</text:p>
          </table:table-cell>
        </table:table-row>
        <table:table-row table:style-name="ro3">
          <table:table-cell office:value-type="float" office:value="2.02412223815917" calcext:value-type="float">
            <text:p>2.0241222382</text:p>
          </table:table-cell>
          <table:table-cell office:value-type="float" office:value="0.877360343933105" calcext:value-type="float">
            <text:p>0.8773603439</text:p>
          </table:table-cell>
          <table:table-cell office:value-type="float" office:value="0.783178329467773" calcext:value-type="float">
            <text:p>0.7831783295</text:p>
          </table:table-cell>
          <table:table-cell office:value-type="float" office:value="0.164661407470703" calcext:value-type="float">
            <text:p>0.1646614075</text:p>
          </table:table-cell>
          <table:table-cell office:value-type="float" office:value="0.413274765014648" calcext:value-type="float">
            <text:p>0.413274765</text:p>
          </table:table-cell>
          <table:table-cell office:value-type="float" office:value="1.93565082550048" calcext:value-type="float">
            <text:p>1.9356508255</text:p>
          </table:table-cell>
          <table:table-cell office:value-type="float" office:value="1.39613914489746" calcext:value-type="float">
            <text:p>1.3961391449</text:p>
          </table:table-cell>
          <table:table-cell office:value-type="float" office:value="1.21863365173339" calcext:value-type="float">
            <text:p>1.2186336517</text:p>
          </table:table-cell>
          <table:table-cell office:value-type="float" office:value="2.36161994934082" calcext:value-type="float">
            <text:p>2.3616199493</text:p>
          </table:table-cell>
          <table:table-cell office:value-type="float" office:value="0.99785041809082" calcext:value-type="float">
            <text:p>0.9978504181</text:p>
          </table:table-cell>
          <table:table-cell office:value-type="float" office:value="0.621747016906738" calcext:value-type="float">
            <text:p>0.6217470169</text:p>
          </table:table-cell>
          <table:table-cell office:value-type="float" office:value="0.640674591064453" calcext:value-type="float">
            <text:p>0.6406745911</text:p>
          </table:table-cell>
          <table:table-cell office:value-type="float" office:value="2.83845520019531" calcext:value-type="float">
            <text:p>2.8384552002</text:p>
          </table:table-cell>
          <table:table-cell office:value-type="float" office:value="1.93330955505371" calcext:value-type="float">
            <text:p>1.9333095551</text:p>
          </table:table-cell>
          <table:table-cell office:value-type="float" office:value="0.473294258117675" calcext:value-type="float">
            <text:p>0.4732942581</text:p>
          </table:table-cell>
          <table:table-cell office:value-type="float" office:value="1.13063335418701" calcext:value-type="float">
            <text:p>1.1306333542</text:p>
          </table:table-cell>
          <table:table-cell office:value-type="float" office:value="0.863340377807617" calcext:value-type="float">
            <text:p>0.8633403778</text:p>
          </table:table-cell>
          <table:table-cell office:value-type="float" office:value="1.15742492675781" calcext:value-type="float">
            <text:p>1.1574249268</text:p>
          </table:table-cell>
          <table:table-cell office:value-type="float" office:value="1.2624340057373" calcext:value-type="float">
            <text:p>1.2624340057</text:p>
          </table:table-cell>
          <table:table-cell office:value-type="float" office:value="0.0145378112792968" calcext:value-type="float">
            <text:p>0.0145378113</text:p>
          </table:table-cell>
          <table:table-cell office:value-type="float" office:value="1.29987716674804" calcext:value-type="float">
            <text:p>1.2998771667</text:p>
          </table:table-cell>
          <table:table-cell office:value-type="float" office:value="0.455680847167968" calcext:value-type="float">
            <text:p>0.4556808472</text:p>
          </table:table-cell>
          <table:table-cell office:value-type="float" office:value="0.497910976409912" calcext:value-type="float">
            <text:p>0.4979109764</text:p>
          </table:table-cell>
          <table:table-cell office:value-type="float" office:value="0.747060775756835" calcext:value-type="float">
            <text:p>0.7470607758</text:p>
          </table:table-cell>
          <table:table-cell office:value-type="float" office:value="1.4919147491455" calcext:value-type="float">
            <text:p>1.4919147491</text:p>
          </table:table-cell>
          <table:table-cell office:value-type="float" office:value="0.0763654708862304" calcext:value-type="float">
            <text:p>0.0763654709</text:p>
          </table:table-cell>
          <table:table-cell table:style-name="ce3" office:value-type="float" office:value="0.000847816467285156" calcext:value-type="float">
            <text:p>8.48E-04</text:p>
          </table:table-cell>
          <table:table-cell office:value-type="float" office:value="0.584517478942871" calcext:value-type="float">
            <text:p>0.5845174789</text:p>
          </table:table-cell>
          <table:table-cell office:value-type="float" office:value="0.796833992004394" calcext:value-type="float">
            <text:p>0.796833992</text:p>
          </table:table-cell>
          <table:table-cell office:value-type="float" office:value="1.91539573669433" calcext:value-type="float">
            <text:p>1.9153957367</text:p>
          </table:table-cell>
          <table:table-cell office:value-type="float" office:value="1.18382835388183" calcext:value-type="float">
            <text:p>1.1838283539</text:p>
          </table:table-cell>
          <table:table-cell office:value-type="float" office:value="0.89479637145996" calcext:value-type="float">
            <text:p>0.8947963715</text:p>
          </table:table-cell>
          <table:table-cell office:value-type="float" office:value="1.65239429473876" calcext:value-type="float">
            <text:p>1.6523942947</text:p>
          </table:table-cell>
          <table:table-cell office:value-type="float" office:value="1.32485389709472" calcext:value-type="float">
            <text:p>1.3248538971</text:p>
          </table:table-cell>
          <table:table-cell office:value-type="float" office:value="0.456433296203613" calcext:value-type="float">
            <text:p>0.4564332962</text:p>
          </table:table-cell>
          <table:table-cell office:value-type="float" office:value="0.711462020874023" calcext:value-type="float">
            <text:p>0.7114620209</text:p>
          </table:table-cell>
          <table:table-cell office:value-type="float" office:value="1.52042388916015" calcext:value-type="float">
            <text:p>1.5204238892</text:p>
          </table:table-cell>
          <table:table-cell office:value-type="float" office:value="1.37524795532226" calcext:value-type="float">
            <text:p>1.3752479553</text:p>
          </table:table-cell>
          <table:table-cell office:value-type="float" office:value="0.764980316162109" calcext:value-type="float">
            <text:p>0.7649803162</text:p>
          </table:table-cell>
          <table:table-cell office:value-type="float" office:value="0.0155353546142578" calcext:value-type="float">
            <text:p>0.0155353546</text:p>
          </table:table-cell>
          <table:table-cell office:value-type="float" office:value="0.838547706604003" calcext:value-type="float">
            <text:p>0.8385477066</text:p>
          </table:table-cell>
          <table:table-cell office:value-type="float" office:value="1.27692699432373" calcext:value-type="float">
            <text:p>1.2769269943</text:p>
          </table:table-cell>
          <table:table-cell office:value-type="float" office:value="2.61090087890625" calcext:value-type="float">
            <text:p>2.6109008789</text:p>
          </table:table-cell>
          <table:table-cell office:value-type="float" office:value="0.932368278503418" calcext:value-type="float">
            <text:p>0.9323682785</text:p>
          </table:table-cell>
          <table:table-cell office:value-type="float" office:value="0.869522094726562" calcext:value-type="float">
            <text:p>0.8695220947</text:p>
          </table:table-cell>
          <table:table-cell office:value-type="float" office:value="0.169672012329101" calcext:value-type="float">
            <text:p>0.1696720123</text:p>
          </table:table-cell>
          <table:table-cell office:value-type="float" office:value="1.90067434310913" calcext:value-type="float">
            <text:p>1.9006743431</text:p>
          </table:table-cell>
          <table:table-cell office:value-type="float" office:value="0.716272354125976" calcext:value-type="float">
            <text:p>0.7162723541</text:p>
          </table:table-cell>
          <table:table-cell office:value-type="float" office:value="1.01516103744506" calcext:value-type="float">
            <text:p>1.0151610374</text:p>
          </table:table-cell>
          <table:table-cell office:value-type="float" office:value="0.0885009765625" calcext:value-type="float">
            <text:p>0.0885009766</text:p>
          </table:table-cell>
          <table:table-cell office:value-type="float" office:value="0.36173677444458" calcext:value-type="float">
            <text:p>0.3617367744</text:p>
          </table:table-cell>
          <table:table-cell office:value-type="float" office:value="3.32434368133544" calcext:value-type="float">
            <text:p>3.3243436813</text:p>
          </table:table-cell>
          <table:table-cell office:value-type="float" office:value="0.940818786621093" calcext:value-type="float">
            <text:p>0.9408187866</text:p>
          </table:table-cell>
          <table:table-cell office:value-type="float" office:value="1.29272556304931" calcext:value-type="float">
            <text:p>1.292725563</text:p>
          </table:table-cell>
          <table:table-cell office:value-type="float" office:value="0.138625621795654" calcext:value-type="float">
            <text:p>0.1386256218</text:p>
          </table:table-cell>
        </table:table-row>
        <table:table-row table:style-name="ro3">
          <table:table-cell office:value-type="float" office:value="0.045483112335205" calcext:value-type="float">
            <text:p>0.0454831123</text:p>
          </table:table-cell>
          <table:table-cell office:value-type="float" office:value="2.15596199035644" calcext:value-type="float">
            <text:p>2.1559619904</text:p>
          </table:table-cell>
          <table:table-cell office:value-type="float" office:value="1.51222658157348" calcext:value-type="float">
            <text:p>1.5122265816</text:p>
          </table:table-cell>
          <table:table-cell office:value-type="float" office:value="0.0643434524536132" calcext:value-type="float">
            <text:p>0.0643434525</text:p>
          </table:table-cell>
          <table:table-cell office:value-type="float" office:value="1.10976219177246" calcext:value-type="float">
            <text:p>1.1097621918</text:p>
          </table:table-cell>
          <table:table-cell office:value-type="float" office:value="0.87744140625" calcext:value-type="float">
            <text:p>0.8774414063</text:p>
          </table:table-cell>
          <table:table-cell office:value-type="float" office:value="0.413410186767578" calcext:value-type="float">
            <text:p>0.4134101868</text:p>
          </table:table-cell>
          <table:table-cell office:value-type="float" office:value="0.361503601074218" calcext:value-type="float">
            <text:p>0.3615036011</text:p>
          </table:table-cell>
          <table:table-cell office:value-type="float" office:value="0.273023605346679" calcext:value-type="float">
            <text:p>0.2730236053</text:p>
          </table:table-cell>
          <table:table-cell office:value-type="float" office:value="0.675024032592773" calcext:value-type="float">
            <text:p>0.6750240326</text:p>
          </table:table-cell>
          <table:table-cell office:value-type="float" office:value="0.160602569580078" calcext:value-type="float">
            <text:p>0.1606025696</text:p>
          </table:table-cell>
          <table:table-cell office:value-type="float" office:value="0.0707120895385742" calcext:value-type="float">
            <text:p>0.0707120895</text:p>
          </table:table-cell>
          <table:table-cell office:value-type="float" office:value="2.08238220214843" calcext:value-type="float">
            <text:p>2.0823822021</text:p>
          </table:table-cell>
          <table:table-cell office:value-type="float" office:value="1.18004035949707" calcext:value-type="float">
            <text:p>1.1800403595</text:p>
          </table:table-cell>
          <table:table-cell office:value-type="float" office:value="0.707452774047851" calcext:value-type="float">
            <text:p>0.707452774</text:p>
          </table:table-cell>
          <table:table-cell office:value-type="float" office:value="1.6180362701416" calcext:value-type="float">
            <text:p>1.6180362701</text:p>
          </table:table-cell>
          <table:table-cell office:value-type="float" office:value="0.290879249572753" calcext:value-type="float">
            <text:p>0.2908792496</text:p>
          </table:table-cell>
          <table:table-cell office:value-type="float" office:value="0.554892539978027" calcext:value-type="float">
            <text:p>0.55489254</text:p>
          </table:table-cell>
          <table:table-cell office:value-type="float" office:value="0.588979721069335" calcext:value-type="float">
            <text:p>0.5889797211</text:p>
          </table:table-cell>
          <table:table-cell office:value-type="float" office:value="0.430875301361084" calcext:value-type="float">
            <text:p>0.4308753014</text:p>
          </table:table-cell>
          <table:table-cell office:value-type="float" office:value="1.31517267227172" calcext:value-type="float">
            <text:p>1.3151726723</text:p>
          </table:table-cell>
          <table:table-cell office:value-type="float" office:value="0.441896438598632" calcext:value-type="float">
            <text:p>0.4418964386</text:p>
          </table:table-cell>
          <table:table-cell office:value-type="float" office:value="0.608847141265869" calcext:value-type="float">
            <text:p>0.6088471413</text:p>
          </table:table-cell>
          <table:table-cell office:value-type="float" office:value="0.134570121765136" calcext:value-type="float">
            <text:p>0.1345701218</text:p>
          </table:table-cell>
          <table:table-cell office:value-type="float" office:value="0.859004974365234" calcext:value-type="float">
            <text:p>0.8590049744</text:p>
          </table:table-cell>
          <table:table-cell office:value-type="float" office:value="1.72294902801513" calcext:value-type="float">
            <text:p>1.722949028</text:p>
          </table:table-cell>
          <table:table-cell office:value-type="float" office:value="0.465947151184082" calcext:value-type="float">
            <text:p>0.4659471512</text:p>
          </table:table-cell>
          <table:table-cell office:value-type="float" office:value="1.1431884765625" calcext:value-type="float">
            <text:p>1.1431884766</text:p>
          </table:table-cell>
          <table:table-cell office:value-type="float" office:value="1.3420295715332" calcext:value-type="float">
            <text:p>1.3420295715</text:p>
          </table:table-cell>
          <table:table-cell office:value-type="float" office:value="1.15432548522949" calcext:value-type="float">
            <text:p>1.1543254852</text:p>
          </table:table-cell>
          <table:table-cell office:value-type="float" office:value="1.52211761474609" calcext:value-type="float">
            <text:p>1.5221176147</text:p>
          </table:table-cell>
          <table:table-cell office:value-type="float" office:value="0.38527488708496" calcext:value-type="float">
            <text:p>0.3852748871</text:p>
          </table:table-cell>
          <table:table-cell office:value-type="float" office:value="0.362710952758789" calcext:value-type="float">
            <text:p>0.3627109528</text:p>
          </table:table-cell>
          <table:table-cell office:value-type="float" office:value="0.217514038085937" calcext:value-type="float">
            <text:p>0.2175140381</text:p>
          </table:table-cell>
          <table:table-cell office:value-type="float" office:value="0.0402536392211914" calcext:value-type="float">
            <text:p>0.0402536392</text:p>
          </table:table-cell>
          <table:table-cell office:value-type="float" office:value="0.834980487823486" calcext:value-type="float">
            <text:p>0.8349804878</text:p>
          </table:table-cell>
          <table:table-cell office:value-type="float" office:value="1.50716590881347" calcext:value-type="float">
            <text:p>1.5071659088</text:p>
          </table:table-cell>
          <table:table-cell office:value-type="float" office:value="0.28592300415039" calcext:value-type="float">
            <text:p>0.2859230042</text:p>
          </table:table-cell>
          <table:table-cell office:value-type="float" office:value="1.18764734268188" calcext:value-type="float">
            <text:p>1.1876473427</text:p>
          </table:table-cell>
          <table:table-cell office:value-type="float" office:value="1.35274028778076" calcext:value-type="float">
            <text:p>1.3527402878</text:p>
          </table:table-cell>
          <table:table-cell office:value-type="float" office:value="1.15308761596679" calcext:value-type="float">
            <text:p>1.153087616</text:p>
          </table:table-cell>
          <table:table-cell office:value-type="float" office:value="0.774483680725097" calcext:value-type="float">
            <text:p>0.7744836807</text:p>
          </table:table-cell>
          <table:table-cell office:value-type="float" office:value="0.418224334716796" calcext:value-type="float">
            <text:p>0.4182243347</text:p>
          </table:table-cell>
          <table:table-cell office:value-type="float" office:value="0.40498924255371" calcext:value-type="float">
            <text:p>0.4049892426</text:p>
          </table:table-cell>
          <table:table-cell office:value-type="float" office:value="0.292043685913085" calcext:value-type="float">
            <text:p>0.2920436859</text:p>
          </table:table-cell>
          <table:table-cell office:value-type="float" office:value="0.536860942840576" calcext:value-type="float">
            <text:p>0.5368609428</text:p>
          </table:table-cell>
          <table:table-cell office:value-type="float" office:value="0.481323719024658" calcext:value-type="float">
            <text:p>0.481323719</text:p>
          </table:table-cell>
          <table:table-cell office:value-type="float" office:value="0.0258455276489257" calcext:value-type="float">
            <text:p>0.0258455276</text:p>
          </table:table-cell>
          <table:table-cell office:value-type="float" office:value="0.63955283164978" calcext:value-type="float">
            <text:p>0.6395528316</text:p>
          </table:table-cell>
          <table:table-cell office:value-type="float" office:value="0.152577400207519" calcext:value-type="float">
            <text:p>0.1525774002</text:p>
          </table:table-cell>
          <table:table-cell office:value-type="float" office:value="0.927075147628784" calcext:value-type="float">
            <text:p>0.9270751476</text:p>
          </table:table-cell>
          <table:table-cell office:value-type="float" office:value="0.595193862915039" calcext:value-type="float">
            <text:p>0.5951938629</text:p>
          </table:table-cell>
          <table:table-cell office:value-type="float" office:value="0.0567660331726074" calcext:value-type="float">
            <text:p>0.0567660332</text:p>
          </table:table-cell>
          <table:table-cell office:value-type="float" office:value="0.78972053527832" calcext:value-type="float">
            <text:p>0.7897205353</text:p>
          </table:table-cell>
          <table:table-cell office:value-type="float" office:value="0.174625396728515" calcext:value-type="float">
            <text:p>0.1746253967</text:p>
          </table:table-cell>
        </table:table-row>
        <table:table-row table:style-name="ro3">
          <table:table-cell office:value-type="float" office:value="0.786596298217773" calcext:value-type="float">
            <text:p>0.7865962982</text:p>
          </table:table-cell>
          <table:table-cell office:value-type="float" office:value="3.36069774627685" calcext:value-type="float">
            <text:p>3.3606977463</text:p>
          </table:table-cell>
          <table:table-cell office:value-type="float" office:value="0.6716890335083" calcext:value-type="float">
            <text:p>0.6716890335</text:p>
          </table:table-cell>
          <table:table-cell office:value-type="float" office:value="0.926892757415771" calcext:value-type="float">
            <text:p>0.9268927574</text:p>
          </table:table-cell>
          <table:table-cell office:value-type="float" office:value="3.52971744537353" calcext:value-type="float">
            <text:p>3.5297174454</text:p>
          </table:table-cell>
          <table:table-cell office:value-type="float" office:value="0.143814086914062" calcext:value-type="float">
            <text:p>0.1438140869</text:p>
          </table:table-cell>
          <table:table-cell office:value-type="float" office:value="0.220184326171875" calcext:value-type="float">
            <text:p>0.2201843262</text:p>
          </table:table-cell>
          <table:table-cell office:value-type="float" office:value="0.138557434082031" calcext:value-type="float">
            <text:p>0.1385574341</text:p>
          </table:table-cell>
          <table:table-cell office:value-type="float" office:value="1.27389812469482" calcext:value-type="float">
            <text:p>1.2738981247</text:p>
          </table:table-cell>
          <table:table-cell office:value-type="float" office:value="3.0268383026123" calcext:value-type="float">
            <text:p>3.0268383026</text:p>
          </table:table-cell>
          <table:table-cell office:value-type="float" office:value="0.385835647583007" calcext:value-type="float">
            <text:p>0.3858356476</text:p>
          </table:table-cell>
          <table:table-cell office:value-type="float" office:value="0.934301853179931" calcext:value-type="float">
            <text:p>0.9343018532</text:p>
          </table:table-cell>
          <table:table-cell office:value-type="float" office:value="2.0620994567871" calcext:value-type="float">
            <text:p>2.0620994568</text:p>
          </table:table-cell>
          <table:table-cell office:value-type="float" office:value="0.452571868896484" calcext:value-type="float">
            <text:p>0.4525718689</text:p>
          </table:table-cell>
          <table:table-cell office:value-type="float" office:value="0.440383911132812" calcext:value-type="float">
            <text:p>0.4403839111</text:p>
          </table:table-cell>
          <table:table-cell office:value-type="float" office:value="0.377989768981933" calcext:value-type="float">
            <text:p>0.377989769</text:p>
          </table:table-cell>
          <table:table-cell office:value-type="float" office:value="1.49147891998291" calcext:value-type="float">
            <text:p>1.49147892</text:p>
          </table:table-cell>
          <table:table-cell office:value-type="float" office:value="0.74333381652832" calcext:value-type="float">
            <text:p>0.7433338165</text:p>
          </table:table-cell>
          <table:table-cell office:value-type="float" office:value="1.16342163085937" calcext:value-type="float">
            <text:p>1.1634216309</text:p>
          </table:table-cell>
          <table:table-cell office:value-type="float" office:value="1.47090339660644" calcext:value-type="float">
            <text:p>1.4709033966</text:p>
          </table:table-cell>
          <table:table-cell office:value-type="float" office:value="0.569872856140136" calcext:value-type="float">
            <text:p>0.5698728561</text:p>
          </table:table-cell>
          <table:table-cell office:value-type="float" office:value="0.0955500602722168" calcext:value-type="float">
            <text:p>0.0955500603</text:p>
          </table:table-cell>
          <table:table-cell office:value-type="float" office:value="0.0885162353515625" calcext:value-type="float">
            <text:p>0.0885162354</text:p>
          </table:table-cell>
          <table:table-cell office:value-type="float" office:value="0.19450569152832" calcext:value-type="float">
            <text:p>0.1945056915</text:p>
          </table:table-cell>
          <table:table-cell office:value-type="float" office:value="1.08212947845458" calcext:value-type="float">
            <text:p>1.0821294785</text:p>
          </table:table-cell>
          <table:table-cell office:value-type="float" office:value="3.36191892623901" calcext:value-type="float">
            <text:p>3.3619189262</text:p>
          </table:table-cell>
          <table:table-cell office:value-type="float" office:value="0.492638111114501" calcext:value-type="float">
            <text:p>0.4926381111</text:p>
          </table:table-cell>
          <table:table-cell office:value-type="float" office:value="0.904012203216552" calcext:value-type="float">
            <text:p>0.9040122032</text:p>
          </table:table-cell>
          <table:table-cell office:value-type="float" office:value="0.582450866699218" calcext:value-type="float">
            <text:p>0.5824508667</text:p>
          </table:table-cell>
          <table:table-cell office:value-type="float" office:value="0.289167404174804" calcext:value-type="float">
            <text:p>0.2891674042</text:p>
          </table:table-cell>
          <table:table-cell office:value-type="float" office:value="0.283533096313476" calcext:value-type="float">
            <text:p>0.2835330963</text:p>
          </table:table-cell>
          <table:table-cell office:value-type="float" office:value="0.434621810913085" calcext:value-type="float">
            <text:p>0.4346218109</text:p>
          </table:table-cell>
          <table:table-cell office:value-type="float" office:value="1.11342144012451" calcext:value-type="float">
            <text:p>1.1134214401</text:p>
          </table:table-cell>
          <table:table-cell office:value-type="float" office:value="0.461622238159179" calcext:value-type="float">
            <text:p>0.4616222382</text:p>
          </table:table-cell>
          <table:table-cell office:value-type="float" office:value="0.218542098999023" calcext:value-type="float">
            <text:p>0.218542099</text:p>
          </table:table-cell>
          <table:table-cell office:value-type="float" office:value="0.579401969909668" calcext:value-type="float">
            <text:p>0.5794019699</text:p>
          </table:table-cell>
          <table:table-cell office:value-type="float" office:value="0.664081573486328" calcext:value-type="float">
            <text:p>0.6640815735</text:p>
          </table:table-cell>
          <table:table-cell office:value-type="float" office:value="0.243400573730468" calcext:value-type="float">
            <text:p>0.2434005737</text:p>
          </table:table-cell>
          <table:table-cell office:value-type="float" office:value="0.477273941040039" calcext:value-type="float">
            <text:p>0.477273941</text:p>
          </table:table-cell>
          <table:table-cell office:value-type="float" office:value="0.345190048217773" calcext:value-type="float">
            <text:p>0.3451900482</text:p>
          </table:table-cell>
          <table:table-cell office:value-type="float" office:value="1.57717657089233" calcext:value-type="float">
            <text:p>1.5771765709</text:p>
          </table:table-cell>
          <table:table-cell office:value-type="float" office:value="0.168039321899414" calcext:value-type="float">
            <text:p>0.1680393219</text:p>
          </table:table-cell>
          <table:table-cell office:value-type="float" office:value="0.879081726074218" calcext:value-type="float">
            <text:p>0.8790817261</text:p>
          </table:table-cell>
          <table:table-cell office:value-type="float" office:value="0.525701522827148" calcext:value-type="float">
            <text:p>0.5257015228</text:p>
          </table:table-cell>
          <table:table-cell office:value-type="float" office:value="0.572560310363769" calcext:value-type="float">
            <text:p>0.5725603104</text:p>
          </table:table-cell>
          <table:table-cell office:value-type="float" office:value="0.344813346862792" calcext:value-type="float">
            <text:p>0.3448133469</text:p>
          </table:table-cell>
          <table:table-cell office:value-type="float" office:value="0.0403079986572265" calcext:value-type="float">
            <text:p>0.0403079987</text:p>
          </table:table-cell>
          <table:table-cell office:value-type="float" office:value="0.465564727783203" calcext:value-type="float">
            <text:p>0.4655647278</text:p>
          </table:table-cell>
          <table:table-cell office:value-type="float" office:value="0.123799085617065" calcext:value-type="float">
            <text:p>0.1237990856</text:p>
          </table:table-cell>
          <table:table-cell office:value-type="float" office:value="2.15300178527832" calcext:value-type="float">
            <text:p>2.1530017853</text:p>
          </table:table-cell>
          <table:table-cell office:value-type="float" office:value="0.530344724655151" calcext:value-type="float">
            <text:p>0.5303447247</text:p>
          </table:table-cell>
          <table:table-cell office:value-type="float" office:value="0.132156372070312" calcext:value-type="float">
            <text:p>0.1321563721</text:p>
          </table:table-cell>
          <table:table-cell office:value-type="float" office:value="0.642755508422851" calcext:value-type="float">
            <text:p>0.6427555084</text:p>
          </table:table-cell>
          <table:table-cell office:value-type="float" office:value="0.89278507232666" calcext:value-type="float">
            <text:p>0.8927850723</text:p>
          </table:table-cell>
          <table:table-cell office:value-type="float" office:value="0.516013145446777" calcext:value-type="float">
            <text:p>0.5160131454</text:p>
          </table:table-cell>
        </table:table-row>
        <table:table-row table:style-name="ro3">
          <table:table-cell office:value-type="float" office:value="1.11451816558837" calcext:value-type="float">
            <text:p>1.1145181656</text:p>
          </table:table-cell>
          <table:table-cell office:value-type="float" office:value="0.983047485351562" calcext:value-type="float">
            <text:p>0.9830474854</text:p>
          </table:table-cell>
          <table:table-cell office:value-type="float" office:value="0.762415885925293" calcext:value-type="float">
            <text:p>0.7624158859</text:p>
          </table:table-cell>
          <table:table-cell office:value-type="float" office:value="1.28398180007934" calcext:value-type="float">
            <text:p>1.2839818001</text:p>
          </table:table-cell>
          <table:table-cell office:value-type="float" office:value="1.75788497924804" calcext:value-type="float">
            <text:p>1.7578849792</text:p>
          </table:table-cell>
          <table:table-cell office:value-type="float" office:value="0.175972938537597" calcext:value-type="float">
            <text:p>0.1759729385</text:p>
          </table:table-cell>
          <table:table-cell office:value-type="float" office:value="1.19073677062988" calcext:value-type="float">
            <text:p>1.1907367706</text:p>
          </table:table-cell>
          <table:table-cell office:value-type="float" office:value="0.659952163696289" calcext:value-type="float">
            <text:p>0.6599521637</text:p>
          </table:table-cell>
          <table:table-cell office:value-type="float" office:value="0.790336608886718" calcext:value-type="float">
            <text:p>0.7903366089</text:p>
          </table:table-cell>
          <table:table-cell office:value-type="float" office:value="0.021728515625" calcext:value-type="float">
            <text:p>0.0217285156</text:p>
          </table:table-cell>
          <table:table-cell office:value-type="float" office:value="0.501467704772949" calcext:value-type="float">
            <text:p>0.5014677048</text:p>
          </table:table-cell>
          <table:table-cell office:value-type="float" office:value="0.721560478210449" calcext:value-type="float">
            <text:p>0.7215604782</text:p>
          </table:table-cell>
          <table:table-cell office:value-type="float" office:value="0.0483551025390625" calcext:value-type="float">
            <text:p>0.0483551025</text:p>
          </table:table-cell>
          <table:table-cell office:value-type="float" office:value="1.43622207641601" calcext:value-type="float">
            <text:p>1.4362220764</text:p>
          </table:table-cell>
          <table:table-cell office:value-type="float" office:value="0.54586124420166" calcext:value-type="float">
            <text:p>0.5458612442</text:p>
          </table:table-cell>
          <table:table-cell office:value-type="float" office:value="0.248028755187988" calcext:value-type="float">
            <text:p>0.2480287552</text:p>
          </table:table-cell>
          <table:table-cell office:value-type="float" office:value="0.0267539024353027" calcext:value-type="float">
            <text:p>0.0267539024</text:p>
          </table:table-cell>
          <table:table-cell office:value-type="float" office:value="0.991087913513183" calcext:value-type="float">
            <text:p>0.9910879135</text:p>
          </table:table-cell>
          <table:table-cell office:value-type="float" office:value="0.519416809082031" calcext:value-type="float">
            <text:p>0.5194168091</text:p>
          </table:table-cell>
          <table:table-cell office:value-type="float" office:value="0.0184364318847656" calcext:value-type="float">
            <text:p>0.0184364319</text:p>
          </table:table-cell>
          <table:table-cell office:value-type="float" office:value="0.564677238464355" calcext:value-type="float">
            <text:p>0.5646772385</text:p>
          </table:table-cell>
          <table:table-cell office:value-type="float" office:value="0.399501800537109" calcext:value-type="float">
            <text:p>0.3995018005</text:p>
          </table:table-cell>
          <table:table-cell office:value-type="float" office:value="0.415521621704101" calcext:value-type="float">
            <text:p>0.4155216217</text:p>
          </table:table-cell>
          <table:table-cell office:value-type="float" office:value="0.0273170471191406" calcext:value-type="float">
            <text:p>0.0273170471</text:p>
          </table:table-cell>
          <table:table-cell office:value-type="float" office:value="0.957355499267578" calcext:value-type="float">
            <text:p>0.9573554993</text:p>
          </table:table-cell>
          <table:table-cell office:value-type="float" office:value="0.571836471557617" calcext:value-type="float">
            <text:p>0.5718364716</text:p>
          </table:table-cell>
          <table:table-cell office:value-type="float" office:value="0.91090965270996" calcext:value-type="float">
            <text:p>0.9109096527</text:p>
          </table:table-cell>
          <table:table-cell office:value-type="float" office:value="0.668558120727539" calcext:value-type="float">
            <text:p>0.6685581207</text:p>
          </table:table-cell>
          <table:table-cell office:value-type="float" office:value="1.86644172668457" calcext:value-type="float">
            <text:p>1.8664417267</text:p>
          </table:table-cell>
          <table:table-cell office:value-type="float" office:value="0.471340179443359" calcext:value-type="float">
            <text:p>0.4713401794</text:p>
          </table:table-cell>
          <table:table-cell office:value-type="float" office:value="0.2628173828125" calcext:value-type="float">
            <text:p>0.2628173828</text:p>
          </table:table-cell>
          <table:table-cell office:value-type="float" office:value="2.08683967590332" calcext:value-type="float">
            <text:p>2.0868396759</text:p>
          </table:table-cell>
          <table:table-cell office:value-type="float" office:value="0.822232246398925" calcext:value-type="float">
            <text:p>0.8222322464</text:p>
          </table:table-cell>
          <table:table-cell office:value-type="float" office:value="1.33733558654785" calcext:value-type="float">
            <text:p>1.3373355865</text:p>
          </table:table-cell>
          <table:table-cell office:value-type="float" office:value="0.420576095581054" calcext:value-type="float">
            <text:p>0.4205760956</text:p>
          </table:table-cell>
          <table:table-cell office:value-type="float" office:value="0.934879302978515" calcext:value-type="float">
            <text:p>0.934879303</text:p>
          </table:table-cell>
          <table:table-cell office:value-type="float" office:value="0.332050323486328" calcext:value-type="float">
            <text:p>0.3320503235</text:p>
          </table:table-cell>
          <table:table-cell office:value-type="float" office:value="0.222797393798828" calcext:value-type="float">
            <text:p>0.2227973938</text:p>
          </table:table-cell>
          <table:table-cell office:value-type="float" office:value="0.861869812011718" calcext:value-type="float">
            <text:p>0.861869812</text:p>
          </table:table-cell>
          <table:table-cell office:value-type="float" office:value="0.326203346252441" calcext:value-type="float">
            <text:p>0.3262033463</text:p>
          </table:table-cell>
          <table:table-cell office:value-type="float" office:value="0.568098545074462" calcext:value-type="float">
            <text:p>0.5680985451</text:p>
          </table:table-cell>
          <table:table-cell office:value-type="float" office:value="1.1759967803955" calcext:value-type="float">
            <text:p>1.1759967804</text:p>
          </table:table-cell>
          <table:table-cell office:value-type="float" office:value="0.372510910034179" calcext:value-type="float">
            <text:p>0.37251091</text:p>
          </table:table-cell>
          <table:table-cell office:value-type="float" office:value="1.23322772979736" calcext:value-type="float">
            <text:p>1.2332277298</text:p>
          </table:table-cell>
          <table:table-cell office:value-type="float" office:value="0.535722732543945" calcext:value-type="float">
            <text:p>0.5357227325</text:p>
          </table:table-cell>
          <table:table-cell office:value-type="float" office:value="0.390308856964111" calcext:value-type="float">
            <text:p>0.390308857</text:p>
          </table:table-cell>
          <table:table-cell office:value-type="float" office:value="0.284035205841064" calcext:value-type="float">
            <text:p>0.2840352058</text:p>
          </table:table-cell>
          <table:table-cell office:value-type="float" office:value="0.823356628417968" calcext:value-type="float">
            <text:p>0.8233566284</text:p>
          </table:table-cell>
          <table:table-cell office:value-type="float" office:value="1.08482706546783" calcext:value-type="float">
            <text:p>1.0848270655</text:p>
          </table:table-cell>
          <table:table-cell office:value-type="float" office:value="1.39882564544677" calcext:value-type="float">
            <text:p>1.3988256454</text:p>
          </table:table-cell>
          <table:table-cell office:value-type="float" office:value="0.776149034500122" calcext:value-type="float">
            <text:p>0.7761490345</text:p>
          </table:table-cell>
          <table:table-cell office:value-type="float" office:value="2.03676223754882" calcext:value-type="float">
            <text:p>2.0367622375</text:p>
          </table:table-cell>
          <table:table-cell office:value-type="float" office:value="0.565176010131835" calcext:value-type="float">
            <text:p>0.5651760101</text:p>
          </table:table-cell>
          <table:table-cell office:value-type="float" office:value="0.899931907653808" calcext:value-type="float">
            <text:p>0.8999319077</text:p>
          </table:table-cell>
          <table:table-cell office:value-type="float" office:value="1.06584882736206" calcext:value-type="float">
            <text:p>1.0658488274</text:p>
          </table:table-cell>
        </table:table-row>
        <table:table-row table:style-name="ro3">
          <table:table-cell office:value-type="float" office:value="0.933281898498535" calcext:value-type="float">
            <text:p>0.9332818985</text:p>
          </table:table-cell>
          <table:table-cell office:value-type="float" office:value="3.54059123992919" calcext:value-type="float">
            <text:p>3.5405912399</text:p>
          </table:table-cell>
          <table:table-cell office:value-type="float" office:value="1.1707100868225" calcext:value-type="float">
            <text:p>1.1707100868</text:p>
          </table:table-cell>
          <table:table-cell office:value-type="float" office:value="0.214066505432128" calcext:value-type="float">
            <text:p>0.2140665054</text:p>
          </table:table-cell>
          <table:table-cell office:value-type="float" office:value="1.90172004699707" calcext:value-type="float">
            <text:p>1.901720047</text:p>
          </table:table-cell>
          <table:table-cell office:value-type="float" office:value="0.200305938720703" calcext:value-type="float">
            <text:p>0.2003059387</text:p>
          </table:table-cell>
          <table:table-cell office:value-type="float" office:value="0.00308609008789062" calcext:value-type="float">
            <text:p>0.0030860901</text:p>
          </table:table-cell>
          <table:table-cell office:value-type="float" office:value="0.733106613159179" calcext:value-type="float">
            <text:p>0.7331066132</text:p>
          </table:table-cell>
          <table:table-cell office:value-type="float" office:value="0.37073802947998" calcext:value-type="float">
            <text:p>0.3707380295</text:p>
          </table:table-cell>
          <table:table-cell office:value-type="float" office:value="3.79305839538574" calcext:value-type="float">
            <text:p>3.7930583954</text:p>
          </table:table-cell>
          <table:table-cell office:value-type="float" office:value="1.62149333953857" calcext:value-type="float">
            <text:p>1.6214933395</text:p>
          </table:table-cell>
          <table:table-cell office:value-type="float" office:value="0.618031024932861" calcext:value-type="float">
            <text:p>0.6180310249</text:p>
          </table:table-cell>
          <table:table-cell office:value-type="float" office:value="0.0126857757568359" calcext:value-type="float">
            <text:p>0.0126857758</text:p>
          </table:table-cell>
          <table:table-cell office:value-type="float" office:value="1.92988014221191" calcext:value-type="float">
            <text:p>1.9298801422</text:p>
          </table:table-cell>
          <table:table-cell office:value-type="float" office:value="0.653480529785156" calcext:value-type="float">
            <text:p>0.6534805298</text:p>
          </table:table-cell>
          <table:table-cell office:value-type="float" office:value="0.340375900268554" calcext:value-type="float">
            <text:p>0.3403759003</text:p>
          </table:table-cell>
          <table:table-cell office:value-type="float" office:value="2.0711817741394" calcext:value-type="float">
            <text:p>2.0711817741</text:p>
          </table:table-cell>
          <table:table-cell office:value-type="float" office:value="0.159757137298583" calcext:value-type="float">
            <text:p>0.1597571373</text:p>
          </table:table-cell>
          <table:table-cell office:value-type="float" office:value="3.15617656707763" calcext:value-type="float">
            <text:p>3.1561765671</text:p>
          </table:table-cell>
          <table:table-cell office:value-type="float" office:value="0.0207204818725585" calcext:value-type="float">
            <text:p>0.0207204819</text:p>
          </table:table-cell>
          <table:table-cell office:value-type="float" office:value="0.710268974304199" calcext:value-type="float">
            <text:p>0.7102689743</text:p>
          </table:table-cell>
          <table:table-cell office:value-type="float" office:value="0.35752534866333" calcext:value-type="float">
            <text:p>0.3575253487</text:p>
          </table:table-cell>
          <table:table-cell office:value-type="float" office:value="0.437756299972534" calcext:value-type="float">
            <text:p>0.4377563</text:p>
          </table:table-cell>
          <table:table-cell office:value-type="float" office:value="1.59510517120361" calcext:value-type="float">
            <text:p>1.5951051712</text:p>
          </table:table-cell>
          <table:table-cell office:value-type="float" office:value="0.527256965637207" calcext:value-type="float">
            <text:p>0.5272569656</text:p>
          </table:table-cell>
          <table:table-cell office:value-type="float" office:value="3.5798954963684" calcext:value-type="float">
            <text:p>3.5798954964</text:p>
          </table:table-cell>
          <table:table-cell office:value-type="float" office:value="1.59710597991943" calcext:value-type="float">
            <text:p>1.5971059799</text:p>
          </table:table-cell>
          <table:table-cell office:value-type="float" office:value="0.338992595672607" calcext:value-type="float">
            <text:p>0.3389925957</text:p>
          </table:table-cell>
          <table:table-cell office:value-type="float" office:value="2.04867076873779" calcext:value-type="float">
            <text:p>2.0486707687</text:p>
          </table:table-cell>
          <table:table-cell office:value-type="float" office:value="0.432841300964355" calcext:value-type="float">
            <text:p>0.432841301</text:p>
          </table:table-cell>
          <table:table-cell office:value-type="float" office:value="0.0449295043945312" calcext:value-type="float">
            <text:p>0.0449295044</text:p>
          </table:table-cell>
          <table:table-cell office:value-type="float" office:value="1.20593547821044" calcext:value-type="float">
            <text:p>1.2059354782</text:p>
          </table:table-cell>
          <table:table-cell office:value-type="float" office:value="0.407946586608886" calcext:value-type="float">
            <text:p>0.4079465866</text:p>
          </table:table-cell>
          <table:table-cell office:value-type="float" office:value="1.17768287658691" calcext:value-type="float">
            <text:p>1.1776828766</text:p>
          </table:table-cell>
          <table:table-cell office:value-type="float" office:value="1.06995296478271" calcext:value-type="float">
            <text:p>1.0699529648</text:p>
          </table:table-cell>
          <table:table-cell office:value-type="float" office:value="0.727114677429199" calcext:value-type="float">
            <text:p>0.7271146774</text:p>
          </table:table-cell>
          <table:table-cell office:value-type="float" office:value="1.3354148864746" calcext:value-type="float">
            <text:p>1.3354148865</text:p>
          </table:table-cell>
          <table:table-cell office:value-type="float" office:value="1.85302543640136" calcext:value-type="float">
            <text:p>1.8530254364</text:p>
          </table:table-cell>
          <table:table-cell office:value-type="float" office:value="0.677137374877929" calcext:value-type="float">
            <text:p>0.6771373749</text:p>
          </table:table-cell>
          <table:table-cell office:value-type="float" office:value="0.00610828399658203" calcext:value-type="float">
            <text:p>0.006108284</text:p>
          </table:table-cell>
          <table:table-cell office:value-type="float" office:value="2.5956106185913" calcext:value-type="float">
            <text:p>2.5956106186</text:p>
          </table:table-cell>
          <table:table-cell office:value-type="float" office:value="0.662483692169189" calcext:value-type="float">
            <text:p>0.6624836922</text:p>
          </table:table-cell>
          <table:table-cell office:value-type="float" office:value="2.18464279174804" calcext:value-type="float">
            <text:p>2.1846427917</text:p>
          </table:table-cell>
          <table:table-cell office:value-type="float" office:value="0.209571838378906" calcext:value-type="float">
            <text:p>0.2095718384</text:p>
          </table:table-cell>
          <table:table-cell office:value-type="float" office:value="0.10871410369873" calcext:value-type="float">
            <text:p>0.1087141037</text:p>
          </table:table-cell>
          <table:table-cell office:value-type="float" office:value="1.32352542877197" calcext:value-type="float">
            <text:p>1.3235254288</text:p>
          </table:table-cell>
          <table:table-cell office:value-type="float" office:value="0.944486141204834" calcext:value-type="float">
            <text:p>0.9444861412</text:p>
          </table:table-cell>
          <table:table-cell office:value-type="float" office:value="0.266840934753417" calcext:value-type="float">
            <text:p>0.2668409348</text:p>
          </table:table-cell>
          <table:table-cell office:value-type="float" office:value="0.417365550994873" calcext:value-type="float">
            <text:p>0.417365551</text:p>
          </table:table-cell>
          <table:table-cell office:value-type="float" office:value="2.31350135803222" calcext:value-type="float">
            <text:p>2.313501358</text:p>
          </table:table-cell>
          <table:table-cell office:value-type="float" office:value="0.260835170745849" calcext:value-type="float">
            <text:p>0.2608351707</text:p>
          </table:table-cell>
          <table:table-cell office:value-type="float" office:value="1.07488679885864" calcext:value-type="float">
            <text:p>1.0748867989</text:p>
          </table:table-cell>
          <table:table-cell office:value-type="float" office:value="1.27841329574584" calcext:value-type="float">
            <text:p>1.2784132957</text:p>
          </table:table-cell>
          <table:table-cell office:value-type="float" office:value="0.573312759399414" calcext:value-type="float">
            <text:p>0.5733127594</text:p>
          </table:table-cell>
          <table:table-cell office:value-type="float" office:value="0.559840202331543" calcext:value-type="float">
            <text:p>0.5598402023</text:p>
          </table:table-cell>
        </table:table-row>
        <table:table-row table:style-name="ro3">
          <table:table-cell office:value-type="float" office:value="0.307807445526123" calcext:value-type="float">
            <text:p>0.3078074455</text:p>
          </table:table-cell>
          <table:table-cell office:value-type="float" office:value="0.371045589447021" calcext:value-type="float">
            <text:p>0.3710455894</text:p>
          </table:table-cell>
          <table:table-cell office:value-type="float" office:value="1.45195150375366" calcext:value-type="float">
            <text:p>1.4519515038</text:p>
          </table:table-cell>
          <table:table-cell office:value-type="float" office:value="0.736276626586914" calcext:value-type="float">
            <text:p>0.7362766266</text:p>
          </table:table-cell>
          <table:table-cell office:value-type="float" office:value="3.03858661651611" calcext:value-type="float">
            <text:p>3.0385866165</text:p>
          </table:table-cell>
          <table:table-cell office:value-type="float" office:value="1.24457740783691" calcext:value-type="float">
            <text:p>1.2445774078</text:p>
          </table:table-cell>
          <table:table-cell office:value-type="float" office:value="1.52981567382812" calcext:value-type="float">
            <text:p>1.5298156738</text:p>
          </table:table-cell>
          <table:table-cell office:value-type="float" office:value="4.26577949523925" calcext:value-type="float">
            <text:p>4.2657794952</text:p>
          </table:table-cell>
          <table:table-cell office:value-type="float" office:value="0.555523872375488" calcext:value-type="float">
            <text:p>0.5555238724</text:p>
          </table:table-cell>
          <table:table-cell office:value-type="float" office:value="1.94211769104003" calcext:value-type="float">
            <text:p>1.942117691</text:p>
          </table:table-cell>
          <table:table-cell office:value-type="float" office:value="0.281544685363769" calcext:value-type="float">
            <text:p>0.2815446854</text:p>
          </table:table-cell>
          <table:table-cell office:value-type="float" office:value="0.0897974967956543" calcext:value-type="float">
            <text:p>0.0897974968</text:p>
          </table:table-cell>
          <table:table-cell office:value-type="float" office:value="0.813640594482421" calcext:value-type="float">
            <text:p>0.8136405945</text:p>
          </table:table-cell>
          <table:table-cell office:value-type="float" office:value="2.5253677368164" calcext:value-type="float">
            <text:p>2.5253677368</text:p>
          </table:table-cell>
          <table:table-cell office:value-type="float" office:value="1.55059814453125" calcext:value-type="float">
            <text:p>1.5505981445</text:p>
          </table:table-cell>
          <table:table-cell office:value-type="float" office:value="1.8473834991455" calcext:value-type="float">
            <text:p>1.8473834991</text:p>
          </table:table-cell>
          <table:table-cell office:value-type="float" office:value="0.278651237487792" calcext:value-type="float">
            <text:p>0.2786512375</text:p>
          </table:table-cell>
          <table:table-cell office:value-type="float" office:value="1.14294147491455" calcext:value-type="float">
            <text:p>1.1429414749</text:p>
          </table:table-cell>
          <table:table-cell office:value-type="float" office:value="1.46755218505859" calcext:value-type="float">
            <text:p>1.4675521851</text:p>
          </table:table-cell>
          <table:table-cell office:value-type="float" office:value="0.312574386596679" calcext:value-type="float">
            <text:p>0.3125743866</text:p>
          </table:table-cell>
          <table:table-cell office:value-type="float" office:value="1.49701499938964" calcext:value-type="float">
            <text:p>1.4970149994</text:p>
          </table:table-cell>
          <table:table-cell office:value-type="float" office:value="0.68476390838623" calcext:value-type="float">
            <text:p>0.6847639084</text:p>
          </table:table-cell>
          <table:table-cell office:value-type="float" office:value="0.606009483337402" calcext:value-type="float">
            <text:p>0.6060094833</text:p>
          </table:table-cell>
          <table:table-cell office:value-type="float" office:value="0.958021163940429" calcext:value-type="float">
            <text:p>0.9580211639</text:p>
          </table:table-cell>
          <table:table-cell office:value-type="float" office:value="0.796673774719238" calcext:value-type="float">
            <text:p>0.7966737747</text:p>
          </table:table-cell>
          <table:table-cell office:value-type="float" office:value="0.820650100708007" calcext:value-type="float">
            <text:p>0.8206501007</text:p>
          </table:table-cell>
          <table:table-cell office:value-type="float" office:value="1.22324991226196" calcext:value-type="float">
            <text:p>1.2232499123</text:p>
          </table:table-cell>
          <table:table-cell office:value-type="float" office:value="0.223889827728271" calcext:value-type="float">
            <text:p>0.2238898277</text:p>
          </table:table-cell>
          <table:table-cell table:style-name="ce3" office:value-type="float" office:value="0.000560760498046875" calcext:value-type="float">
            <text:p>5.61E-04</text:p>
          </table:table-cell>
          <table:table-cell office:value-type="float" office:value="0.136479377746582" calcext:value-type="float">
            <text:p>0.1364793777</text:p>
          </table:table-cell>
          <table:table-cell office:value-type="float" office:value="2.5386734008789" calcext:value-type="float">
            <text:p>2.5386734009</text:p>
          </table:table-cell>
          <table:table-cell office:value-type="float" office:value="0.427122116088867" calcext:value-type="float">
            <text:p>0.4271221161</text:p>
          </table:table-cell>
          <table:table-cell office:value-type="float" office:value="0.338123321533203" calcext:value-type="float">
            <text:p>0.3381233215</text:p>
          </table:table-cell>
          <table:table-cell office:value-type="float" office:value="0.685691833496093" calcext:value-type="float">
            <text:p>0.6856918335</text:p>
          </table:table-cell>
          <table:table-cell office:value-type="float" office:value="0.500239372253418" calcext:value-type="float">
            <text:p>0.5002393723</text:p>
          </table:table-cell>
          <table:table-cell office:value-type="float" office:value="0.0376739501953125" calcext:value-type="float">
            <text:p>0.0376739502</text:p>
          </table:table-cell>
          <table:table-cell office:value-type="float" office:value="1.01054382324218" calcext:value-type="float">
            <text:p>1.0105438232</text:p>
          </table:table-cell>
          <table:table-cell office:value-type="float" office:value="0.91911506652832" calcext:value-type="float">
            <text:p>0.9191150665</text:p>
          </table:table-cell>
          <table:table-cell office:value-type="float" office:value="1.33560800552368" calcext:value-type="float">
            <text:p>1.3356080055</text:p>
          </table:table-cell>
          <table:table-cell office:value-type="float" office:value="1.2660322189331" calcext:value-type="float">
            <text:p>1.2660322189</text:p>
          </table:table-cell>
          <table:table-cell office:value-type="float" office:value="0.930512905120849" calcext:value-type="float">
            <text:p>0.9305129051</text:p>
          </table:table-cell>
          <table:table-cell office:value-type="float" office:value="0.956439971923828" calcext:value-type="float">
            <text:p>0.9564399719</text:p>
          </table:table-cell>
          <table:table-cell office:value-type="float" office:value="2.84639358520507" calcext:value-type="float">
            <text:p>2.8463935852</text:p>
          </table:table-cell>
          <table:table-cell office:value-type="float" office:value="0.33014965057373" calcext:value-type="float">
            <text:p>0.3301496506</text:p>
          </table:table-cell>
          <table:table-cell office:value-type="float" office:value="1.15981721878051" calcext:value-type="float">
            <text:p>1.1598172188</text:p>
          </table:table-cell>
          <table:table-cell office:value-type="float" office:value="0.240381240844726" calcext:value-type="float">
            <text:p>0.2403812408</text:p>
          </table:table-cell>
          <table:table-cell office:value-type="float" office:value="0.714024543762207" calcext:value-type="float">
            <text:p>0.7140245438</text:p>
          </table:table-cell>
          <table:table-cell office:value-type="float" office:value="1.17376995086669" calcext:value-type="float">
            <text:p>1.1737699509</text:p>
          </table:table-cell>
          <table:table-cell office:value-type="float" office:value="1.27304899692535" calcext:value-type="float">
            <text:p>1.2730489969</text:p>
          </table:table-cell>
          <table:table-cell office:value-type="float" office:value="1.07582092285156" calcext:value-type="float">
            <text:p>1.0758209229</text:p>
          </table:table-cell>
          <table:table-cell office:value-type="float" office:value="0.44017219543457" calcext:value-type="float">
            <text:p>0.4401721954</text:p>
          </table:table-cell>
          <table:table-cell office:value-type="float" office:value="0.833251953125" calcext:value-type="float">
            <text:p>0.8332519531</text:p>
          </table:table-cell>
          <table:table-cell office:value-type="float" office:value="0.623908996582031" calcext:value-type="float">
            <text:p>0.6239089966</text:p>
          </table:table-cell>
          <table:table-cell office:value-type="float" office:value="0.457797050476074" calcext:value-type="float">
            <text:p>0.4577970505</text:p>
          </table:table-cell>
          <table:table-cell office:value-type="float" office:value="0.27290916442871" calcext:value-type="float">
            <text:p>0.2729091644</text:p>
          </table:table-cell>
        </table:table-row>
        <table:table-row table:style-name="ro3">
          <table:table-cell office:value-type="float" office:value="0.243719577789306" calcext:value-type="float">
            <text:p>0.2437195778</text:p>
          </table:table-cell>
          <table:table-cell office:value-type="float" office:value="0.167076110839843" calcext:value-type="float">
            <text:p>0.1670761108</text:p>
          </table:table-cell>
          <table:table-cell office:value-type="float" office:value="0.246832370758056" calcext:value-type="float">
            <text:p>0.2468323708</text:p>
          </table:table-cell>
          <table:table-cell office:value-type="float" office:value="0.23677921295166" calcext:value-type="float">
            <text:p>0.236779213</text:p>
          </table:table-cell>
          <table:table-cell office:value-type="float" office:value="3.39348697662353" calcext:value-type="float">
            <text:p>3.3934869766</text:p>
          </table:table-cell>
          <table:table-cell office:value-type="float" office:value="0.423397064208984" calcext:value-type="float">
            <text:p>0.4233970642</text:p>
          </table:table-cell>
          <table:table-cell office:value-type="float" office:value="0.740949630737304" calcext:value-type="float">
            <text:p>0.7409496307</text:p>
          </table:table-cell>
          <table:table-cell office:value-type="float" office:value="1.61598014831542" calcext:value-type="float">
            <text:p>1.6159801483</text:p>
          </table:table-cell>
          <table:table-cell office:value-type="float" office:value="0.841849327087402" calcext:value-type="float">
            <text:p>0.8418493271</text:p>
          </table:table-cell>
          <table:table-cell office:value-type="float" office:value="4.56291007995605" calcext:value-type="float">
            <text:p>4.56291008</text:p>
          </table:table-cell>
          <table:table-cell office:value-type="float" office:value="0.743769645690918" calcext:value-type="float">
            <text:p>0.7437696457</text:p>
          </table:table-cell>
          <table:table-cell office:value-type="float" office:value="0.87490701675415" calcext:value-type="float">
            <text:p>0.8749070168</text:p>
          </table:table-cell>
          <table:table-cell office:value-type="float" office:value="1.9292984008789" calcext:value-type="float">
            <text:p>1.9292984009</text:p>
          </table:table-cell>
          <table:table-cell office:value-type="float" office:value="1.15024185180664" calcext:value-type="float">
            <text:p>1.1502418518</text:p>
          </table:table-cell>
          <table:table-cell office:value-type="float" office:value="0.648930549621582" calcext:value-type="float">
            <text:p>0.6489305496</text:p>
          </table:table-cell>
          <table:table-cell office:value-type="float" office:value="0.815423965454101" calcext:value-type="float">
            <text:p>0.8154239655</text:p>
          </table:table-cell>
          <table:table-cell office:value-type="float" office:value="0.018446922302246" calcext:value-type="float">
            <text:p>0.0184469223</text:p>
          </table:table-cell>
          <table:table-cell office:value-type="float" office:value="0.177665710449218" calcext:value-type="float">
            <text:p>0.1776657104</text:p>
          </table:table-cell>
          <table:table-cell office:value-type="float" office:value="2.32623100280761" calcext:value-type="float">
            <text:p>2.3262310028</text:p>
          </table:table-cell>
          <table:table-cell office:value-type="float" office:value="1.04827785491943" calcext:value-type="float">
            <text:p>1.0482778549</text:p>
          </table:table-cell>
          <table:table-cell office:value-type="float" office:value="0.855926513671875" calcext:value-type="float">
            <text:p>0.8559265137</text:p>
          </table:table-cell>
          <table:table-cell office:value-type="float" office:value="0.622300148010253" calcext:value-type="float">
            <text:p>0.622300148</text:p>
          </table:table-cell>
          <table:table-cell office:value-type="float" office:value="1.59980106353759" calcext:value-type="float">
            <text:p>1.5998010635</text:p>
          </table:table-cell>
          <table:table-cell office:value-type="float" office:value="0.59027099609375" calcext:value-type="float">
            <text:p>0.5902709961</text:p>
          </table:table-cell>
          <table:table-cell office:value-type="float" office:value="0.0572876930236816" calcext:value-type="float">
            <text:p>0.057287693</text:p>
          </table:table-cell>
          <table:table-cell office:value-type="float" office:value="0.324410438537597" calcext:value-type="float">
            <text:p>0.3244104385</text:p>
          </table:table-cell>
          <table:table-cell office:value-type="float" office:value="0.554678440093994" calcext:value-type="float">
            <text:p>0.5546784401</text:p>
          </table:table-cell>
          <table:table-cell office:value-type="float" office:value="0.775134563446044" calcext:value-type="float">
            <text:p>0.7751345634</text:p>
          </table:table-cell>
          <table:table-cell office:value-type="float" office:value="0.263401985168457" calcext:value-type="float">
            <text:p>0.2634019852</text:p>
          </table:table-cell>
          <table:table-cell office:value-type="float" office:value="0.603138923645019" calcext:value-type="float">
            <text:p>0.6031389236</text:p>
          </table:table-cell>
          <table:table-cell office:value-type="float" office:value="3.5612735748291" calcext:value-type="float">
            <text:p>3.5612735748</text:p>
          </table:table-cell>
          <table:table-cell office:value-type="float" office:value="2.33354568481445" calcext:value-type="float">
            <text:p>2.3335456848</text:p>
          </table:table-cell>
          <table:table-cell office:value-type="float" office:value="0.469919204711914" calcext:value-type="float">
            <text:p>0.4699192047</text:p>
          </table:table-cell>
          <table:table-cell office:value-type="float" office:value="0.488933563232421" calcext:value-type="float">
            <text:p>0.4889335632</text:p>
          </table:table-cell>
          <table:table-cell office:value-type="float" office:value="0.917864799499511" calcext:value-type="float">
            <text:p>0.9178647995</text:p>
          </table:table-cell>
          <table:table-cell office:value-type="float" office:value="0.750698089599609" calcext:value-type="float">
            <text:p>0.7506980896</text:p>
          </table:table-cell>
          <table:table-cell office:value-type="float" office:value="0.92616844177246" calcext:value-type="float">
            <text:p>0.9261684418</text:p>
          </table:table-cell>
          <table:table-cell office:value-type="float" office:value="0.211257934570312" calcext:value-type="float">
            <text:p>0.2112579346</text:p>
          </table:table-cell>
          <table:table-cell office:value-type="float" office:value="1.34050369262695" calcext:value-type="float">
            <text:p>1.3405036926</text:p>
          </table:table-cell>
          <table:table-cell office:value-type="float" office:value="1.46009063720703" calcext:value-type="float">
            <text:p>1.4600906372</text:p>
          </table:table-cell>
          <table:table-cell office:value-type="float" office:value="1.44900608062744" calcext:value-type="float">
            <text:p>1.4490060806</text:p>
          </table:table-cell>
          <table:table-cell office:value-type="float" office:value="0.020115852355957" calcext:value-type="float">
            <text:p>0.0201158524</text:p>
          </table:table-cell>
          <table:table-cell office:value-type="float" office:value="0.48569107055664" calcext:value-type="float">
            <text:p>0.4856910706</text:p>
          </table:table-cell>
          <table:table-cell office:value-type="float" office:value="0.264012336730957" calcext:value-type="float">
            <text:p>0.2640123367</text:p>
          </table:table-cell>
          <table:table-cell office:value-type="float" office:value="0.493640899658203" calcext:value-type="float">
            <text:p>0.4936408997</text:p>
          </table:table-cell>
          <table:table-cell office:value-type="float" office:value="1.12666416168212" calcext:value-type="float">
            <text:p>1.1266641617</text:p>
          </table:table-cell>
          <table:table-cell office:value-type="float" office:value="0.997983455657959" calcext:value-type="float">
            <text:p>0.9979834557</text:p>
          </table:table-cell>
          <table:table-cell office:value-type="float" office:value="0.324390411376953" calcext:value-type="float">
            <text:p>0.3243904114</text:p>
          </table:table-cell>
          <table:table-cell office:value-type="float" office:value="1.1852650642395" calcext:value-type="float">
            <text:p>1.1852650642</text:p>
          </table:table-cell>
          <table:table-cell office:value-type="float" office:value="1.04068374633789" calcext:value-type="float">
            <text:p>1.0406837463</text:p>
          </table:table-cell>
          <table:table-cell office:value-type="float" office:value="1.00949239730834" calcext:value-type="float">
            <text:p>1.0094923973</text:p>
          </table:table-cell>
          <table:table-cell office:value-type="float" office:value="4.71011447906494" calcext:value-type="float">
            <text:p>4.7101144791</text:p>
          </table:table-cell>
          <table:table-cell office:value-type="float" office:value="0.384564876556396" calcext:value-type="float">
            <text:p>0.3845648766</text:p>
          </table:table-cell>
          <table:table-cell office:value-type="float" office:value="3.43909549713134" calcext:value-type="float">
            <text:p>3.4390954971</text:p>
          </table:table-cell>
          <table:table-cell office:value-type="float" office:value="0.593584060668945" calcext:value-type="float">
            <text:p>0.5935840607</text:p>
          </table:table-cell>
        </table:table-row>
        <table:table-row table:style-name="ro3">
          <table:table-cell office:value-type="float" office:value="0.553125381469726" calcext:value-type="float">
            <text:p>0.5531253815</text:p>
          </table:table-cell>
          <table:table-cell office:value-type="float" office:value="0.438563346862792" calcext:value-type="float">
            <text:p>0.4385633469</text:p>
          </table:table-cell>
          <table:table-cell office:value-type="float" office:value="0.296795845031738" calcext:value-type="float">
            <text:p>0.296795845</text:p>
          </table:table-cell>
          <table:table-cell office:value-type="float" office:value="0.209644317626953" calcext:value-type="float">
            <text:p>0.2096443176</text:p>
          </table:table-cell>
          <table:table-cell office:value-type="float" office:value="2.00315284729003" calcext:value-type="float">
            <text:p>2.0031528473</text:p>
          </table:table-cell>
          <table:table-cell office:value-type="float" office:value="2.01902198791503" calcext:value-type="float">
            <text:p>2.0190219879</text:p>
          </table:table-cell>
          <table:table-cell office:value-type="float" office:value="0.829109191894531" calcext:value-type="float">
            <text:p>0.8291091919</text:p>
          </table:table-cell>
          <table:table-cell office:value-type="float" office:value="0.404043197631835" calcext:value-type="float">
            <text:p>0.4040431976</text:p>
          </table:table-cell>
          <table:table-cell office:value-type="float" office:value="0.0174846649169921" calcext:value-type="float">
            <text:p>0.0174846649</text:p>
          </table:table-cell>
          <table:table-cell office:value-type="float" office:value="0.167753219604492" calcext:value-type="float">
            <text:p>0.1677532196</text:p>
          </table:table-cell>
          <table:table-cell office:value-type="float" office:value="0.0894613265991211" calcext:value-type="float">
            <text:p>0.0894613266</text:p>
          </table:table-cell>
          <table:table-cell office:value-type="float" office:value="0.290740966796875" calcext:value-type="float">
            <text:p>0.2907409668</text:p>
          </table:table-cell>
          <table:table-cell office:value-type="float" office:value="0.794551849365234" calcext:value-type="float">
            <text:p>0.7945518494</text:p>
          </table:table-cell>
          <table:table-cell office:value-type="float" office:value="0.984621047973632" calcext:value-type="float">
            <text:p>0.984621048</text:p>
          </table:table-cell>
          <table:table-cell office:value-type="float" office:value="1.17722702026367" calcext:value-type="float">
            <text:p>1.1772270203</text:p>
          </table:table-cell>
          <table:table-cell office:value-type="float" office:value="0.777052879333496" calcext:value-type="float">
            <text:p>0.7770528793</text:p>
          </table:table-cell>
          <table:table-cell office:value-type="float" office:value="0.855331897735595" calcext:value-type="float">
            <text:p>0.8553318977</text:p>
          </table:table-cell>
          <table:table-cell office:value-type="float" office:value="0.873295783996582" calcext:value-type="float">
            <text:p>0.873295784</text:p>
          </table:table-cell>
          <table:table-cell office:value-type="float" office:value="1.1055679321289" calcext:value-type="float">
            <text:p>1.1055679321</text:p>
          </table:table-cell>
          <table:table-cell office:value-type="float" office:value="1.62172698974609" calcext:value-type="float">
            <text:p>1.6217269897</text:p>
          </table:table-cell>
          <table:table-cell office:value-type="float" office:value="0.268539428710937" calcext:value-type="float">
            <text:p>0.2685394287</text:p>
          </table:table-cell>
          <table:table-cell office:value-type="float" office:value="0.0546445846557617" calcext:value-type="float">
            <text:p>0.0546445847</text:p>
          </table:table-cell>
          <table:table-cell office:value-type="float" office:value="0.15706443786621" calcext:value-type="float">
            <text:p>0.1570644379</text:p>
          </table:table-cell>
          <table:table-cell office:value-type="float" office:value="0.535476684570312" calcext:value-type="float">
            <text:p>0.5354766846</text:p>
          </table:table-cell>
          <table:table-cell office:value-type="float" office:value="0.278741836547851" calcext:value-type="float">
            <text:p>0.2787418365</text:p>
          </table:table-cell>
          <table:table-cell office:value-type="float" office:value="1.18513202667236" calcext:value-type="float">
            <text:p>1.1851320267</text:p>
          </table:table-cell>
          <table:table-cell office:value-type="float" office:value="0.744863510131835" calcext:value-type="float">
            <text:p>0.7448635101</text:p>
          </table:table-cell>
          <table:table-cell office:value-type="float" office:value="0.427325248718261" calcext:value-type="float">
            <text:p>0.4273252487</text:p>
          </table:table-cell>
          <table:table-cell office:value-type="float" office:value="3.96678066253662" calcext:value-type="float">
            <text:p>3.9667806625</text:p>
          </table:table-cell>
          <table:table-cell office:value-type="float" office:value="0.934587478637695" calcext:value-type="float">
            <text:p>0.9345874786</text:p>
          </table:table-cell>
          <table:table-cell office:value-type="float" office:value="1.2218952178955" calcext:value-type="float">
            <text:p>1.2218952179</text:p>
          </table:table-cell>
          <table:table-cell office:value-type="float" office:value="0.863094329833984" calcext:value-type="float">
            <text:p>0.8630943298</text:p>
          </table:table-cell>
          <table:table-cell office:value-type="float" office:value="0.785062789916992" calcext:value-type="float">
            <text:p>0.7850627899</text:p>
          </table:table-cell>
          <table:table-cell office:value-type="float" office:value="1.16284751892089" calcext:value-type="float">
            <text:p>1.1628475189</text:p>
          </table:table-cell>
          <table:table-cell office:value-type="float" office:value="1.26447200775146" calcext:value-type="float">
            <text:p>1.2644720078</text:p>
          </table:table-cell>
          <table:table-cell office:value-type="float" office:value="0.123415946960449" calcext:value-type="float">
            <text:p>0.123415947</text:p>
          </table:table-cell>
          <table:table-cell office:value-type="float" office:value="0.3314208984375" calcext:value-type="float">
            <text:p>0.3314208984</text:p>
          </table:table-cell>
          <table:table-cell office:value-type="float" office:value="1.90810966491699" calcext:value-type="float">
            <text:p>1.9081096649</text:p>
          </table:table-cell>
          <table:table-cell office:value-type="float" office:value="2.18455791473388" calcext:value-type="float">
            <text:p>2.1845579147</text:p>
          </table:table-cell>
          <table:table-cell office:value-type="float" office:value="1.19659709930419" calcext:value-type="float">
            <text:p>1.1965970993</text:p>
          </table:table-cell>
          <table:table-cell office:value-type="float" office:value="1.13474893569946" calcext:value-type="float">
            <text:p>1.1347489357</text:p>
          </table:table-cell>
          <table:table-cell office:value-type="float" office:value="0.968290328979492" calcext:value-type="float">
            <text:p>0.968290329</text:p>
          </table:table-cell>
          <table:table-cell office:value-type="float" office:value="0.0324077606201171" calcext:value-type="float">
            <text:p>0.0324077606</text:p>
          </table:table-cell>
          <table:table-cell office:value-type="float" office:value="1.95186901092529" calcext:value-type="float">
            <text:p>1.9518690109</text:p>
          </table:table-cell>
          <table:table-cell office:value-type="float" office:value="0.123732566833496" calcext:value-type="float">
            <text:p>0.1237325668</text:p>
          </table:table-cell>
          <table:table-cell office:value-type="float" office:value="0.101613044738769" calcext:value-type="float">
            <text:p>0.1016130447</text:p>
          </table:table-cell>
          <table:table-cell office:value-type="float" office:value="0.249104022979736" calcext:value-type="float">
            <text:p>0.249104023</text:p>
          </table:table-cell>
          <table:table-cell office:value-type="float" office:value="0.526427268981933" calcext:value-type="float">
            <text:p>0.526427269</text:p>
          </table:table-cell>
          <table:table-cell office:value-type="float" office:value="0.290363550186157" calcext:value-type="float">
            <text:p>0.2903635502</text:p>
          </table:table-cell>
          <table:table-cell office:value-type="float" office:value="3.37400817871093" calcext:value-type="float">
            <text:p>3.3740081787</text:p>
          </table:table-cell>
          <table:table-cell office:value-type="float" office:value="0.0502190589904785" calcext:value-type="float">
            <text:p>0.050219059</text:p>
          </table:table-cell>
          <table:table-cell office:value-type="float" office:value="1.74286460876464" calcext:value-type="float">
            <text:p>1.7428646088</text:p>
          </table:table-cell>
          <table:table-cell office:value-type="float" office:value="0.10842752456665" calcext:value-type="float">
            <text:p>0.1084275246</text:p>
          </table:table-cell>
          <table:table-cell office:value-type="float" office:value="0.131268501281738" calcext:value-type="float">
            <text:p>0.1312685013</text:p>
          </table:table-cell>
          <table:table-cell office:value-type="float" office:value="0.201400279998779" calcext:value-type="float">
            <text:p>0.20140028</text:p>
          </table:table-cell>
        </table:table-row>
        <table:table-row table:style-name="ro3">
          <table:table-cell office:value-type="float" office:value="1.4024109840393" calcext:value-type="float">
            <text:p>1.402410984</text:p>
          </table:table-cell>
          <table:table-cell office:value-type="float" office:value="3.09269618988037" calcext:value-type="float">
            <text:p>3.0926961899</text:p>
          </table:table-cell>
          <table:table-cell office:value-type="float" office:value="1.73738718032836" calcext:value-type="float">
            <text:p>1.7373871803</text:p>
          </table:table-cell>
          <table:table-cell office:value-type="float" office:value="0.935646057128906" calcext:value-type="float">
            <text:p>0.9356460571</text:p>
          </table:table-cell>
          <table:table-cell office:value-type="float" office:value="1.06346607208251" calcext:value-type="float">
            <text:p>1.0634660721</text:p>
          </table:table-cell>
          <table:table-cell office:value-type="float" office:value="0.360100746154785" calcext:value-type="float">
            <text:p>0.3601007462</text:p>
          </table:table-cell>
          <table:table-cell office:value-type="float" office:value="0.883874893188476" calcext:value-type="float">
            <text:p>0.8838748932</text:p>
          </table:table-cell>
          <table:table-cell office:value-type="float" office:value="0.977392196655273" calcext:value-type="float">
            <text:p>0.9773921967</text:p>
          </table:table-cell>
          <table:table-cell office:value-type="float" office:value="0.107978820800781" calcext:value-type="float">
            <text:p>0.1079788208</text:p>
          </table:table-cell>
          <table:table-cell office:value-type="float" office:value="1.64488983154296" calcext:value-type="float">
            <text:p>1.6448898315</text:p>
          </table:table-cell>
          <table:table-cell office:value-type="float" office:value="0.291288375854492" calcext:value-type="float">
            <text:p>0.2912883759</text:p>
          </table:table-cell>
          <table:table-cell office:value-type="float" office:value="0.547752857208252" calcext:value-type="float">
            <text:p>0.5477528572</text:p>
          </table:table-cell>
          <table:table-cell office:value-type="float" office:value="0.0576972961425781" calcext:value-type="float">
            <text:p>0.0576972961</text:p>
          </table:table-cell>
          <table:table-cell office:value-type="float" office:value="1.56995582580566" calcext:value-type="float">
            <text:p>1.5699558258</text:p>
          </table:table-cell>
          <table:table-cell office:value-type="float" office:value="0.291046142578125" calcext:value-type="float">
            <text:p>0.2910461426</text:p>
          </table:table-cell>
          <table:table-cell office:value-type="float" office:value="0.557413101196289" calcext:value-type="float">
            <text:p>0.5574131012</text:p>
          </table:table-cell>
          <table:table-cell office:value-type="float" office:value="1.5528073310852" calcext:value-type="float">
            <text:p>1.5528073311</text:p>
          </table:table-cell>
          <table:table-cell office:value-type="float" office:value="0.171239852905273" calcext:value-type="float">
            <text:p>0.1712398529</text:p>
          </table:table-cell>
          <table:table-cell office:value-type="float" office:value="0.851917266845703" calcext:value-type="float">
            <text:p>0.8519172668</text:p>
          </table:table-cell>
          <table:table-cell office:value-type="float" office:value="1.29829216003417" calcext:value-type="float">
            <text:p>1.29829216</text:p>
          </table:table-cell>
          <table:table-cell office:value-type="float" office:value="0.569007873535156" calcext:value-type="float">
            <text:p>0.5690078735</text:p>
          </table:table-cell>
          <table:table-cell office:value-type="float" office:value="0.292327404022216" calcext:value-type="float">
            <text:p>0.292327404</text:p>
          </table:table-cell>
          <table:table-cell office:value-type="float" office:value="0.962706089019775" calcext:value-type="float">
            <text:p>0.962706089</text:p>
          </table:table-cell>
          <table:table-cell office:value-type="float" office:value="0.0657634735107421" calcext:value-type="float">
            <text:p>0.0657634735</text:p>
          </table:table-cell>
          <table:table-cell office:value-type="float" office:value="1.34773969650268" calcext:value-type="float">
            <text:p>1.3477396965</text:p>
          </table:table-cell>
          <table:table-cell office:value-type="float" office:value="2.15337467193603" calcext:value-type="float">
            <text:p>2.1533746719</text:p>
          </table:table-cell>
          <table:table-cell office:value-type="float" office:value="0.722168922424316" calcext:value-type="float">
            <text:p>0.7221689224</text:p>
          </table:table-cell>
          <table:table-cell office:value-type="float" office:value="0.465984344482421" calcext:value-type="float">
            <text:p>0.4659843445</text:p>
          </table:table-cell>
          <table:table-cell office:value-type="float" office:value="2.00653171539306" calcext:value-type="float">
            <text:p>2.0065317154</text:p>
          </table:table-cell>
          <table:table-cell office:value-type="float" office:value="0.274030685424804" calcext:value-type="float">
            <text:p>0.2740306854</text:p>
          </table:table-cell>
          <table:table-cell office:value-type="float" office:value="2.71216392517089" calcext:value-type="float">
            <text:p>2.7121639252</text:p>
          </table:table-cell>
          <table:table-cell office:value-type="float" office:value="0.65291404724121" calcext:value-type="float">
            <text:p>0.6529140472</text:p>
          </table:table-cell>
          <table:table-cell office:value-type="float" office:value="0.770920753479003" calcext:value-type="float">
            <text:p>0.7709207535</text:p>
          </table:table-cell>
          <table:table-cell office:value-type="float" office:value="0.287300109863281" calcext:value-type="float">
            <text:p>0.2873001099</text:p>
          </table:table-cell>
          <table:table-cell office:value-type="float" office:value="1.2156229019165" calcext:value-type="float">
            <text:p>1.2156229019</text:p>
          </table:table-cell>
          <table:table-cell office:value-type="float" office:value="0.00868797302246093" calcext:value-type="float">
            <text:p>0.008687973</text:p>
          </table:table-cell>
          <table:table-cell office:value-type="float" office:value="0.642234802246093" calcext:value-type="float">
            <text:p>0.6422348022</text:p>
          </table:table-cell>
          <table:table-cell office:value-type="float" office:value="1.57966423034667" calcext:value-type="float">
            <text:p>1.5796642303</text:p>
          </table:table-cell>
          <table:table-cell office:value-type="float" office:value="0.157249450683593" calcext:value-type="float">
            <text:p>0.1572494507</text:p>
          </table:table-cell>
          <table:table-cell office:value-type="float" office:value="0.550349235534668" calcext:value-type="float">
            <text:p>0.5503492355</text:p>
          </table:table-cell>
          <table:table-cell office:value-type="float" office:value="1.26218891143798" calcext:value-type="float">
            <text:p>1.2621889114</text:p>
          </table:table-cell>
          <table:table-cell office:value-type="float" office:value="0.154160499572753" calcext:value-type="float">
            <text:p>0.1541604996</text:p>
          </table:table-cell>
          <table:table-cell office:value-type="float" office:value="0.123115539550781" calcext:value-type="float">
            <text:p>0.1231155396</text:p>
          </table:table-cell>
          <table:table-cell office:value-type="float" office:value="0.248684883117675" calcext:value-type="float">
            <text:p>0.2486848831</text:p>
          </table:table-cell>
          <table:table-cell office:value-type="float" office:value="0.156798362731933" calcext:value-type="float">
            <text:p>0.1567983627</text:p>
          </table:table-cell>
          <table:table-cell office:value-type="float" office:value="0.0700507164001464" calcext:value-type="float">
            <text:p>0.0700507164</text:p>
          </table:table-cell>
          <table:table-cell office:value-type="float" office:value="0.792934894561767" calcext:value-type="float">
            <text:p>0.7929348946</text:p>
          </table:table-cell>
          <table:table-cell office:value-type="float" office:value="0.794668197631835" calcext:value-type="float">
            <text:p>0.7946681976</text:p>
          </table:table-cell>
          <table:table-cell office:value-type="float" office:value="0.530228853225708" calcext:value-type="float">
            <text:p>0.5302288532</text:p>
          </table:table-cell>
          <table:table-cell office:value-type="float" office:value="0.451268196105957" calcext:value-type="float">
            <text:p>0.4512681961</text:p>
          </table:table-cell>
          <table:table-cell office:value-type="float" office:value="0.370365142822265" calcext:value-type="float">
            <text:p>0.3703651428</text:p>
          </table:table-cell>
          <table:table-cell office:value-type="float" office:value="0.266580581665039" calcext:value-type="float">
            <text:p>0.2665805817</text:p>
          </table:table-cell>
          <table:table-cell office:value-type="float" office:value="0.338829517364501" calcext:value-type="float">
            <text:p>0.3388295174</text:p>
          </table:table-cell>
          <table:table-cell office:value-type="float" office:value="0.536046981811523" calcext:value-type="float">
            <text:p>0.5360469818</text:p>
          </table:table-cell>
          <table:table-cell office:value-type="float" office:value="0.470841407775878" calcext:value-type="float">
            <text:p>0.4708414078</text:p>
          </table:table-cell>
        </table:table-row>
        <table:table-row table:style-name="ro3">
          <table:table-cell office:value-type="float" office:value="1.87176513671875" calcext:value-type="float">
            <text:p>1.8717651367</text:p>
          </table:table-cell>
          <table:table-cell office:value-type="float" office:value="1.25167179107666" calcext:value-type="float">
            <text:p>1.2516717911</text:p>
          </table:table-cell>
          <table:table-cell office:value-type="float" office:value="0.199413776397705" calcext:value-type="float">
            <text:p>0.1994137764</text:p>
          </table:table-cell>
          <table:table-cell office:value-type="float" office:value="1.33288526535034" calcext:value-type="float">
            <text:p>1.3328852654</text:p>
          </table:table-cell>
          <table:table-cell office:value-type="float" office:value="4.05052089691162" calcext:value-type="float">
            <text:p>4.0505208969</text:p>
          </table:table-cell>
          <table:table-cell office:value-type="float" office:value="1.14654159545898" calcext:value-type="float">
            <text:p>1.1465415955</text:p>
          </table:table-cell>
          <table:table-cell office:value-type="float" office:value="1.10352897644042" calcext:value-type="float">
            <text:p>1.1035289764</text:p>
          </table:table-cell>
          <table:table-cell office:value-type="float" office:value="0.237882614135742" calcext:value-type="float">
            <text:p>0.2378826141</text:p>
          </table:table-cell>
          <table:table-cell office:value-type="float" office:value="1.42593765258789" calcext:value-type="float">
            <text:p>1.4259376526</text:p>
          </table:table-cell>
          <table:table-cell office:value-type="float" office:value="2.956148147583" calcext:value-type="float">
            <text:p>2.9561481476</text:p>
          </table:table-cell>
          <table:table-cell office:value-type="float" office:value="1.21884298324584" calcext:value-type="float">
            <text:p>1.2188429832</text:p>
          </table:table-cell>
          <table:table-cell office:value-type="float" office:value="0.358884334564209" calcext:value-type="float">
            <text:p>0.3588843346</text:p>
          </table:table-cell>
          <table:table-cell office:value-type="float" office:value="0.918659210205078" calcext:value-type="float">
            <text:p>0.9186592102</text:p>
          </table:table-cell>
          <table:table-cell office:value-type="float" office:value="0.145347595214843" calcext:value-type="float">
            <text:p>0.1453475952</text:p>
          </table:table-cell>
          <table:table-cell office:value-type="float" office:value="0.606386184692382" calcext:value-type="float">
            <text:p>0.6063861847</text:p>
          </table:table-cell>
          <table:table-cell office:value-type="float" office:value="0.703640937805175" calcext:value-type="float">
            <text:p>0.7036409378</text:p>
          </table:table-cell>
          <table:table-cell office:value-type="float" office:value="0.765445709228515" calcext:value-type="float">
            <text:p>0.7654457092</text:p>
          </table:table-cell>
          <table:table-cell office:value-type="float" office:value="0.87939453125" calcext:value-type="float">
            <text:p>0.8793945313</text:p>
          </table:table-cell>
          <table:table-cell office:value-type="float" office:value="0.990951538085937" calcext:value-type="float">
            <text:p>0.9909515381</text:p>
          </table:table-cell>
          <table:table-cell office:value-type="float" office:value="1.4945068359375" calcext:value-type="float">
            <text:p>1.4945068359</text:p>
          </table:table-cell>
          <table:table-cell office:value-type="float" office:value="1.5756607055664" calcext:value-type="float">
            <text:p>1.5756607056</text:p>
          </table:table-cell>
          <table:table-cell office:value-type="float" office:value="0.099186897277832" calcext:value-type="float">
            <text:p>0.0991868973</text:p>
          </table:table-cell>
          <table:table-cell office:value-type="float" office:value="0.261971473693847" calcext:value-type="float">
            <text:p>0.2619714737</text:p>
          </table:table-cell>
          <table:table-cell office:value-type="float" office:value="1.41094017028808" calcext:value-type="float">
            <text:p>1.4109401703</text:p>
          </table:table-cell>
          <table:table-cell office:value-type="float" office:value="1.55664730072021" calcext:value-type="float">
            <text:p>1.5566473007</text:p>
          </table:table-cell>
          <table:table-cell office:value-type="float" office:value="1.78403997421264" calcext:value-type="float">
            <text:p>1.7840399742</text:p>
          </table:table-cell>
          <table:table-cell office:value-type="float" office:value="0.261713981628417" calcext:value-type="float">
            <text:p>0.2617139816</text:p>
          </table:table-cell>
          <table:table-cell office:value-type="float" office:value="1.3847279548645" calcext:value-type="float">
            <text:p>1.3847279549</text:p>
          </table:table-cell>
          <table:table-cell office:value-type="float" office:value="4.59364032745361" calcext:value-type="float">
            <text:p>4.5936403275</text:p>
          </table:table-cell>
          <table:table-cell office:value-type="float" office:value="1.11930561065673" calcext:value-type="float">
            <text:p>1.1193056107</text:p>
          </table:table-cell>
          <table:table-cell office:value-type="float" office:value="0.146497726440429" calcext:value-type="float">
            <text:p>0.1464977264</text:p>
          </table:table-cell>
          <table:table-cell office:value-type="float" office:value="0.0673484802246093" calcext:value-type="float">
            <text:p>0.0673484802</text:p>
          </table:table-cell>
          <table:table-cell office:value-type="float" office:value="0.856428146362304" calcext:value-type="float">
            <text:p>0.8564281464</text:p>
          </table:table-cell>
          <table:table-cell office:value-type="float" office:value="3.86913299560546" calcext:value-type="float">
            <text:p>3.8691329956</text:p>
          </table:table-cell>
          <table:table-cell office:value-type="float" office:value="0.913521766662597" calcext:value-type="float">
            <text:p>0.9135217667</text:p>
          </table:table-cell>
          <table:table-cell office:value-type="float" office:value="0.821542263031005" calcext:value-type="float">
            <text:p>0.821542263</text:p>
          </table:table-cell>
          <table:table-cell office:value-type="float" office:value="1.823486328125" calcext:value-type="float">
            <text:p>1.8234863281</text:p>
          </table:table-cell>
          <table:table-cell office:value-type="float" office:value="2.02991485595703" calcext:value-type="float">
            <text:p>2.029914856</text:p>
          </table:table-cell>
          <table:table-cell office:value-type="float" office:value="1.90100717544555" calcext:value-type="float">
            <text:p>1.9010071754</text:p>
          </table:table-cell>
          <table:table-cell office:value-type="float" office:value="0.213748931884765" calcext:value-type="float">
            <text:p>0.2137489319</text:p>
          </table:table-cell>
          <table:table-cell office:value-type="float" office:value="1.07368373870849" calcext:value-type="float">
            <text:p>1.0736837387</text:p>
          </table:table-cell>
          <table:table-cell office:value-type="float" office:value="0.542401313781738" calcext:value-type="float">
            <text:p>0.5424013138</text:p>
          </table:table-cell>
          <table:table-cell office:value-type="float" office:value="1.63069534301757" calcext:value-type="float">
            <text:p>1.630695343</text:p>
          </table:table-cell>
          <table:table-cell office:value-type="float" office:value="0.934828758239746" calcext:value-type="float">
            <text:p>0.9348287582</text:p>
          </table:table-cell>
          <table:table-cell office:value-type="float" office:value="1.83144378662109" calcext:value-type="float">
            <text:p>1.8314437866</text:p>
          </table:table-cell>
          <table:table-cell office:value-type="float" office:value="0.168372631072998" calcext:value-type="float">
            <text:p>0.1683726311</text:p>
          </table:table-cell>
          <table:table-cell office:value-type="float" office:value="1.17610788345336" calcext:value-type="float">
            <text:p>1.1761078835</text:p>
          </table:table-cell>
          <table:table-cell office:value-type="float" office:value="1.46875667572021" calcext:value-type="float">
            <text:p>1.4687566757</text:p>
          </table:table-cell>
          <table:table-cell office:value-type="float" office:value="0.0141544342041015" calcext:value-type="float">
            <text:p>0.0141544342</text:p>
          </table:table-cell>
          <table:table-cell office:value-type="float" office:value="2.23061561584472" calcext:value-type="float">
            <text:p>2.2306156158</text:p>
          </table:table-cell>
          <table:table-cell office:value-type="float" office:value="0.026806354522705" calcext:value-type="float">
            <text:p>0.0268063545</text:p>
          </table:table-cell>
          <table:table-cell office:value-type="float" office:value="1.61127948760986" calcext:value-type="float">
            <text:p>1.6112794876</text:p>
          </table:table-cell>
          <table:table-cell office:value-type="float" office:value="0.217686176300048" calcext:value-type="float">
            <text:p>0.2176861763</text:p>
          </table:table-cell>
          <table:table-cell office:value-type="float" office:value="0.188603401184082" calcext:value-type="float">
            <text:p>0.1886034012</text:p>
          </table:table-cell>
          <table:table-cell office:value-type="float" office:value="0.213435649871826" calcext:value-type="float">
            <text:p>0.2134356499</text:p>
          </table:table-cell>
        </table:table-row>
        <table:table-row table:style-name="ro3">
          <table:table-cell office:value-type="float" office:value="0.35390567779541" calcext:value-type="float">
            <text:p>0.3539056778</text:p>
          </table:table-cell>
          <table:table-cell office:value-type="float" office:value="0.0971088409423828" calcext:value-type="float">
            <text:p>0.0971088409</text:p>
          </table:table-cell>
          <table:table-cell office:value-type="float" office:value="0.845827102661132" calcext:value-type="float">
            <text:p>0.8458271027</text:p>
          </table:table-cell>
          <table:table-cell office:value-type="float" office:value="0.846528530120849" calcext:value-type="float">
            <text:p>0.8465285301</text:p>
          </table:table-cell>
          <table:table-cell office:value-type="float" office:value="0.45314598083496" calcext:value-type="float">
            <text:p>0.4531459808</text:p>
          </table:table-cell>
          <table:table-cell office:value-type="float" office:value="0.988063812255859" calcext:value-type="float">
            <text:p>0.9880638123</text:p>
          </table:table-cell>
          <table:table-cell office:value-type="float" office:value="0.0977535247802734" calcext:value-type="float">
            <text:p>0.0977535248</text:p>
          </table:table-cell>
          <table:table-cell office:value-type="float" office:value="0.0571022033691406" calcext:value-type="float">
            <text:p>0.0571022034</text:p>
          </table:table-cell>
          <table:table-cell office:value-type="float" office:value="0.74288272857666" calcext:value-type="float">
            <text:p>0.7428827286</text:p>
          </table:table-cell>
          <table:table-cell office:value-type="float" office:value="0.390996932983398" calcext:value-type="float">
            <text:p>0.390996933</text:p>
          </table:table-cell>
          <table:table-cell office:value-type="float" office:value="1.4784870147705" calcext:value-type="float">
            <text:p>1.4784870148</text:p>
          </table:table-cell>
          <table:table-cell office:value-type="float" office:value="0.0522646903991699" calcext:value-type="float">
            <text:p>0.0522646904</text:p>
          </table:table-cell>
          <table:table-cell office:value-type="float" office:value="0.704280853271484" calcext:value-type="float">
            <text:p>0.7042808533</text:p>
          </table:table-cell>
          <table:table-cell office:value-type="float" office:value="0.767572402954101" calcext:value-type="float">
            <text:p>0.767572403</text:p>
          </table:table-cell>
          <table:table-cell office:value-type="float" office:value="0.866981506347656" calcext:value-type="float">
            <text:p>0.8669815063</text:p>
          </table:table-cell>
          <table:table-cell office:value-type="float" office:value="0.903135299682617" calcext:value-type="float">
            <text:p>0.9031352997</text:p>
          </table:table-cell>
          <table:table-cell office:value-type="float" office:value="1.55886793136596" calcext:value-type="float">
            <text:p>1.5588679314</text:p>
          </table:table-cell>
          <table:table-cell office:value-type="float" office:value="0.125340461730957" calcext:value-type="float">
            <text:p>0.1253404617</text:p>
          </table:table-cell>
          <table:table-cell office:value-type="float" office:value="0.500616073608398" calcext:value-type="float">
            <text:p>0.5006160736</text:p>
          </table:table-cell>
          <table:table-cell office:value-type="float" office:value="1.07256698608398" calcext:value-type="float">
            <text:p>1.0725669861</text:p>
          </table:table-cell>
          <table:table-cell office:value-type="float" office:value="1.04576873779296" calcext:value-type="float">
            <text:p>1.0457687378</text:p>
          </table:table-cell>
          <table:table-cell office:value-type="float" office:value="1.37886238098144" calcext:value-type="float">
            <text:p>1.378862381</text:p>
          </table:table-cell>
          <table:table-cell office:value-type="float" office:value="0.26212739944458" calcext:value-type="float">
            <text:p>0.2621273994</text:p>
          </table:table-cell>
          <table:table-cell office:value-type="float" office:value="0.875244140625" calcext:value-type="float">
            <text:p>0.8752441406</text:p>
          </table:table-cell>
          <table:table-cell office:value-type="float" office:value="0.177420616149902" calcext:value-type="float">
            <text:p>0.1774206161</text:p>
          </table:table-cell>
          <table:table-cell office:value-type="float" office:value="1.06006526947021" calcext:value-type="float">
            <text:p>1.0600652695</text:p>
          </table:table-cell>
          <table:table-cell office:value-type="float" office:value="0.319208145141601" calcext:value-type="float">
            <text:p>0.3192081451</text:p>
          </table:table-cell>
          <table:table-cell office:value-type="float" office:value="0.511606693267822" calcext:value-type="float">
            <text:p>0.5116066933</text:p>
          </table:table-cell>
          <table:table-cell office:value-type="float" office:value="0.408836364746093" calcext:value-type="float">
            <text:p>0.4088363647</text:p>
          </table:table-cell>
          <table:table-cell office:value-type="float" office:value="0.0338621139526367" calcext:value-type="float">
            <text:p>0.033862114</text:p>
          </table:table-cell>
          <table:table-cell office:value-type="float" office:value="1.34670257568359" calcext:value-type="float">
            <text:p>1.3467025757</text:p>
          </table:table-cell>
          <table:table-cell office:value-type="float" office:value="0.22917366027832" calcext:value-type="float">
            <text:p>0.2291736603</text:p>
          </table:table-cell>
          <table:table-cell office:value-type="float" office:value="0.270667076110839" calcext:value-type="float">
            <text:p>0.2706670761</text:p>
          </table:table-cell>
          <table:table-cell office:value-type="float" office:value="0.825967788696289" calcext:value-type="float">
            <text:p>0.8259677887</text:p>
          </table:table-cell>
          <table:table-cell office:value-type="float" office:value="1.27021598815917" calcext:value-type="float">
            <text:p>1.2702159882</text:p>
          </table:table-cell>
          <table:table-cell office:value-type="float" office:value="0.0270290374755859" calcext:value-type="float">
            <text:p>0.0270290375</text:p>
          </table:table-cell>
          <table:table-cell office:value-type="float" office:value="0.0125465393066406" calcext:value-type="float">
            <text:p>0.0125465393</text:p>
          </table:table-cell>
          <table:table-cell office:value-type="float" office:value="1.63357353210449" calcext:value-type="float">
            <text:p>1.6335735321</text:p>
          </table:table-cell>
          <table:table-cell office:value-type="float" office:value="0.0757970809936523" calcext:value-type="float">
            <text:p>0.075797081</text:p>
          </table:table-cell>
          <table:table-cell office:value-type="float" office:value="0.187846183776855" calcext:value-type="float">
            <text:p>0.1878461838</text:p>
          </table:table-cell>
          <table:table-cell office:value-type="float" office:value="1.96761178970336" calcext:value-type="float">
            <text:p>1.9676117897</text:p>
          </table:table-cell>
          <table:table-cell office:value-type="float" office:value="0.161874771118164" calcext:value-type="float">
            <text:p>0.1618747711</text:p>
          </table:table-cell>
          <table:table-cell office:value-type="float" office:value="0.285329818725585" calcext:value-type="float">
            <text:p>0.2853298187</text:p>
          </table:table-cell>
          <table:table-cell office:value-type="float" office:value="0.494069099426269" calcext:value-type="float">
            <text:p>0.4940690994</text:p>
          </table:table-cell>
          <table:table-cell office:value-type="float" office:value="0.86755084991455" calcext:value-type="float">
            <text:p>0.8675508499</text:p>
          </table:table-cell>
          <table:table-cell office:value-type="float" office:value="1.1713056564331" calcext:value-type="float">
            <text:p>1.1713056564</text:p>
          </table:table-cell>
          <table:table-cell office:value-type="float" office:value="0.353137969970703" calcext:value-type="float">
            <text:p>0.35313797</text:p>
          </table:table-cell>
          <table:table-cell office:value-type="float" office:value="1.08597373962402" calcext:value-type="float">
            <text:p>1.0859737396</text:p>
          </table:table-cell>
          <table:table-cell office:value-type="float" office:value="0.102075099945068" calcext:value-type="float">
            <text:p>0.1020750999</text:p>
          </table:table-cell>
          <table:table-cell office:value-type="float" office:value="1.61939620971679" calcext:value-type="float">
            <text:p>1.6193962097</text:p>
          </table:table-cell>
          <table:table-cell office:value-type="float" office:value="0.98617148399353" calcext:value-type="float">
            <text:p>0.986171484</text:p>
          </table:table-cell>
          <table:table-cell office:value-type="float" office:value="0.00427627563476562" calcext:value-type="float">
            <text:p>0.0042762756</text:p>
          </table:table-cell>
          <table:table-cell office:value-type="float" office:value="0.951909065246582" calcext:value-type="float">
            <text:p>0.9519090652</text:p>
          </table:table-cell>
          <table:table-cell office:value-type="float" office:value="2.00031375885009" calcext:value-type="float">
            <text:p>2.0003137589</text:p>
          </table:table-cell>
          <table:table-cell office:value-type="float" office:value="0.754212856292724" calcext:value-type="float">
            <text:p>0.7542128563</text:p>
          </table:table-cell>
        </table:table-row>
        <table:table-row table:style-name="ro3">
          <table:table-cell office:value-type="float" office:value="1.88194370269775" calcext:value-type="float">
            <text:p>1.8819437027</text:p>
          </table:table-cell>
          <table:table-cell office:value-type="float" office:value="1.92254066467285" calcext:value-type="float">
            <text:p>1.9225406647</text:p>
          </table:table-cell>
          <table:table-cell office:value-type="float" office:value="0.716622829437255" calcext:value-type="float">
            <text:p>0.7166228294</text:p>
          </table:table-cell>
          <table:table-cell office:value-type="float" office:value="0.533948898315429" calcext:value-type="float">
            <text:p>0.5339488983</text:p>
          </table:table-cell>
          <table:table-cell office:value-type="float" office:value="2.8139591217041" calcext:value-type="float">
            <text:p>2.8139591217</text:p>
          </table:table-cell>
          <table:table-cell office:value-type="float" office:value="1.06569099426269" calcext:value-type="float">
            <text:p>1.0656909943</text:p>
          </table:table-cell>
          <table:table-cell office:value-type="float" office:value="1.24330711364746" calcext:value-type="float">
            <text:p>1.2433071136</text:p>
          </table:table-cell>
          <table:table-cell office:value-type="float" office:value="0.507038116455078" calcext:value-type="float">
            <text:p>0.5070381165</text:p>
          </table:table-cell>
          <table:table-cell office:value-type="float" office:value="1.28641700744628" calcext:value-type="float">
            <text:p>1.2864170074</text:p>
          </table:table-cell>
          <table:table-cell office:value-type="float" office:value="2.1932029724121" calcext:value-type="float">
            <text:p>2.1932029724</text:p>
          </table:table-cell>
          <table:table-cell office:value-type="float" office:value="0.559948921203613" calcext:value-type="float">
            <text:p>0.5599489212</text:p>
          </table:table-cell>
          <table:table-cell office:value-type="float" office:value="0.273759841918945" calcext:value-type="float">
            <text:p>0.2737598419</text:p>
          </table:table-cell>
          <table:table-cell office:value-type="float" office:value="0.410728454589843" calcext:value-type="float">
            <text:p>0.4107284546</text:p>
          </table:table-cell>
          <table:table-cell office:value-type="float" office:value="0.0345706939697265" calcext:value-type="float">
            <text:p>0.034570694</text:p>
          </table:table-cell>
          <table:table-cell office:value-type="float" office:value="0.262656211853027" calcext:value-type="float">
            <text:p>0.2626562119</text:p>
          </table:table-cell>
          <table:table-cell office:value-type="float" office:value="0.617774009704589" calcext:value-type="float">
            <text:p>0.6177740097</text:p>
          </table:table-cell>
          <table:table-cell office:value-type="float" office:value="1.82734775543212" calcext:value-type="float">
            <text:p>1.8273477554</text:p>
          </table:table-cell>
          <table:table-cell office:value-type="float" office:value="0.695507049560546" calcext:value-type="float">
            <text:p>0.6955070496</text:p>
          </table:table-cell>
          <table:table-cell office:value-type="float" office:value="0.0631694793701171" calcext:value-type="float">
            <text:p>0.0631694794</text:p>
          </table:table-cell>
          <table:table-cell office:value-type="float" office:value="1.19801998138427" calcext:value-type="float">
            <text:p>1.1980199814</text:p>
          </table:table-cell>
          <table:table-cell office:value-type="float" office:value="0.293848037719726" calcext:value-type="float">
            <text:p>0.2938480377</text:p>
          </table:table-cell>
          <table:table-cell office:value-type="float" office:value="0.691895961761474" calcext:value-type="float">
            <text:p>0.6918959618</text:p>
          </table:table-cell>
          <table:table-cell office:value-type="float" office:value="0.0767245292663574" calcext:value-type="float">
            <text:p>0.0767245293</text:p>
          </table:table-cell>
          <table:table-cell office:value-type="float" office:value="0.320045471191406" calcext:value-type="float">
            <text:p>0.3200454712</text:p>
          </table:table-cell>
          <table:table-cell office:value-type="float" office:value="1.48234176635742" calcext:value-type="float">
            <text:p>1.4823417664</text:p>
          </table:table-cell>
          <table:table-cell office:value-type="float" office:value="0.688348293304443" calcext:value-type="float">
            <text:p>0.6883482933</text:p>
          </table:table-cell>
          <table:table-cell office:value-type="float" office:value="0.139689445495605" calcext:value-type="float">
            <text:p>0.1396894455</text:p>
          </table:table-cell>
          <table:table-cell office:value-type="float" office:value="0.138520240783691" calcext:value-type="float">
            <text:p>0.1385202408</text:p>
          </table:table-cell>
          <table:table-cell office:value-type="float" office:value="3.37098026275634" calcext:value-type="float">
            <text:p>3.3709802628</text:p>
          </table:table-cell>
          <table:table-cell office:value-type="float" office:value="0.344231605529785" calcext:value-type="float">
            <text:p>0.3442316055</text:p>
          </table:table-cell>
          <table:table-cell office:value-type="float" office:value="0.062204360961914" calcext:value-type="float">
            <text:p>0.062204361</text:p>
          </table:table-cell>
          <table:table-cell office:value-type="float" office:value="0.39377212524414" calcext:value-type="float">
            <text:p>0.3937721252</text:p>
          </table:table-cell>
          <table:table-cell office:value-type="float" office:value="0.481122970581054" calcext:value-type="float">
            <text:p>0.4811229706</text:p>
          </table:table-cell>
          <table:table-cell office:value-type="float" office:value="0.813030242919921" calcext:value-type="float">
            <text:p>0.8130302429</text:p>
          </table:table-cell>
          <table:table-cell office:value-type="float" office:value="0.00829696655273437" calcext:value-type="float">
            <text:p>0.0082969666</text:p>
          </table:table-cell>
          <table:table-cell office:value-type="float" office:value="0.10461139678955" calcext:value-type="float">
            <text:p>0.1046113968</text:p>
          </table:table-cell>
          <table:table-cell office:value-type="float" office:value="0.263671875" calcext:value-type="float">
            <text:p>0.263671875</text:p>
          </table:table-cell>
          <table:table-cell office:value-type="float" office:value="0.241008758544921" calcext:value-type="float">
            <text:p>0.2410087585</text:p>
          </table:table-cell>
          <table:table-cell office:value-type="float" office:value="0.261460781097412" calcext:value-type="float">
            <text:p>0.2614607811</text:p>
          </table:table-cell>
          <table:table-cell office:value-type="float" office:value="1.2175178527832" calcext:value-type="float">
            <text:p>1.2175178528</text:p>
          </table:table-cell>
          <table:table-cell office:value-type="float" office:value="0.0300607681274414" calcext:value-type="float">
            <text:p>0.0300607681</text:p>
          </table:table-cell>
          <table:table-cell office:value-type="float" office:value="0.299788951873779" calcext:value-type="float">
            <text:p>0.2997889519</text:p>
          </table:table-cell>
          <table:table-cell office:value-type="float" office:value="0.388059616088867" calcext:value-type="float">
            <text:p>0.3880596161</text:p>
          </table:table-cell>
          <table:table-cell office:value-type="float" office:value="0.276638507843017" calcext:value-type="float">
            <text:p>0.2766385078</text:p>
          </table:table-cell>
          <table:table-cell office:value-type="float" office:value="0.371037483215332" calcext:value-type="float">
            <text:p>0.3710374832</text:p>
          </table:table-cell>
          <table:table-cell office:value-type="float" office:value="0.260809898376464" calcext:value-type="float">
            <text:p>0.2608098984</text:p>
          </table:table-cell>
          <table:table-cell office:value-type="float" office:value="0.377532482147216" calcext:value-type="float">
            <text:p>0.3775324821</text:p>
          </table:table-cell>
          <table:table-cell office:value-type="float" office:value="0.624686241149902" calcext:value-type="float">
            <text:p>0.6246862411</text:p>
          </table:table-cell>
          <table:table-cell office:value-type="float" office:value="0.156596422195434" calcext:value-type="float">
            <text:p>0.1565964222</text:p>
          </table:table-cell>
          <table:table-cell office:value-type="float" office:value="0.132953643798828" calcext:value-type="float">
            <text:p>0.1329536438</text:p>
          </table:table-cell>
          <table:table-cell office:value-type="float" office:value="2.25962686538696" calcext:value-type="float">
            <text:p>2.2596268654</text:p>
          </table:table-cell>
          <table:table-cell office:value-type="float" office:value="0.353928565979003" calcext:value-type="float">
            <text:p>0.353928566</text:p>
          </table:table-cell>
          <table:table-cell office:value-type="float" office:value="0.275228977203369" calcext:value-type="float">
            <text:p>0.2752289772</text:p>
          </table:table-cell>
          <table:table-cell office:value-type="float" office:value="0.194439888000488" calcext:value-type="float">
            <text:p>0.194439888</text:p>
          </table:table-cell>
          <table:table-cell office:value-type="float" office:value="0.36246919631958" calcext:value-type="float">
            <text:p>0.3624691963</text:p>
          </table:table-cell>
        </table:table-row>
        <table:table-row table:style-name="ro3">
          <table:table-cell office:value-type="float" office:value="0.730833530426025" calcext:value-type="float">
            <text:p>0.7308335304</text:p>
          </table:table-cell>
          <table:table-cell office:value-type="float" office:value="0.122343063354492" calcext:value-type="float">
            <text:p>0.1223430634</text:p>
          </table:table-cell>
          <table:table-cell office:value-type="float" office:value="1.14950942993164" calcext:value-type="float">
            <text:p>1.1495094299</text:p>
          </table:table-cell>
          <table:table-cell office:value-type="float" office:value="1.40338993072509" calcext:value-type="float">
            <text:p>1.4033899307</text:p>
          </table:table-cell>
          <table:table-cell office:value-type="float" office:value="2.89656829833984" calcext:value-type="float">
            <text:p>2.8965682983</text:p>
          </table:table-cell>
          <table:table-cell office:value-type="float" office:value="1.02963066101074" calcext:value-type="float">
            <text:p>1.029630661</text:p>
          </table:table-cell>
          <table:table-cell office:value-type="float" office:value="2.52871704101562" calcext:value-type="float">
            <text:p>2.528717041</text:p>
          </table:table-cell>
          <table:table-cell office:value-type="float" office:value="0.545326232910156" calcext:value-type="float">
            <text:p>0.5453262329</text:p>
          </table:table-cell>
          <table:table-cell office:value-type="float" office:value="0.70907974243164" calcext:value-type="float">
            <text:p>0.7090797424</text:p>
          </table:table-cell>
          <table:table-cell office:value-type="float" office:value="3.28920745849609" calcext:value-type="float">
            <text:p>3.2892074585</text:p>
          </table:table-cell>
          <table:table-cell office:value-type="float" office:value="1.41488170623779" calcext:value-type="float">
            <text:p>1.4148817062</text:p>
          </table:table-cell>
          <table:table-cell office:value-type="float" office:value="0.885336399078369" calcext:value-type="float">
            <text:p>0.8853363991</text:p>
          </table:table-cell>
          <table:table-cell office:value-type="float" office:value="1.2525520324707" calcext:value-type="float">
            <text:p>1.2525520325</text:p>
          </table:table-cell>
          <table:table-cell office:value-type="float" office:value="0.038797378540039" calcext:value-type="float">
            <text:p>0.0387973785</text:p>
          </table:table-cell>
          <table:table-cell office:value-type="float" office:value="0.178919792175292" calcext:value-type="float">
            <text:p>0.1789197922</text:p>
          </table:table-cell>
          <table:table-cell office:value-type="float" office:value="0.245309829711914" calcext:value-type="float">
            <text:p>0.2453098297</text:p>
          </table:table-cell>
          <table:table-cell office:value-type="float" office:value="1.35276508331298" calcext:value-type="float">
            <text:p>1.3527650833</text:p>
          </table:table-cell>
          <table:table-cell office:value-type="float" office:value="0.389027595520019" calcext:value-type="float">
            <text:p>0.3890275955</text:p>
          </table:table-cell>
          <table:table-cell office:value-type="float" office:value="3.77479934692382" calcext:value-type="float">
            <text:p>3.7747993469</text:p>
          </table:table-cell>
          <table:table-cell office:value-type="float" office:value="1.74992179870605" calcext:value-type="float">
            <text:p>1.7499217987</text:p>
          </table:table-cell>
          <table:table-cell office:value-type="float" office:value="0.257638931274414" calcext:value-type="float">
            <text:p>0.2576389313</text:p>
          </table:table-cell>
          <table:table-cell office:value-type="float" office:value="0.814223289489746" calcext:value-type="float">
            <text:p>0.8142232895</text:p>
          </table:table-cell>
          <table:table-cell office:value-type="float" office:value="1.19356298446655" calcext:value-type="float">
            <text:p>1.1935629845</text:p>
          </table:table-cell>
          <table:table-cell office:value-type="float" office:value="1.73513984680175" calcext:value-type="float">
            <text:p>1.7351398468</text:p>
          </table:table-cell>
          <table:table-cell office:value-type="float" office:value="0.761701583862304" calcext:value-type="float">
            <text:p>0.7617015839</text:p>
          </table:table-cell>
          <table:table-cell office:value-type="float" office:value="0.0426607131958007" calcext:value-type="float">
            <text:p>0.0426607132</text:p>
          </table:table-cell>
          <table:table-cell office:value-type="float" office:value="0.939271450042724" calcext:value-type="float">
            <text:p>0.93927145</text:p>
          </table:table-cell>
          <table:table-cell office:value-type="float" office:value="1.81902027130126" calcext:value-type="float">
            <text:p>1.8190202713</text:p>
          </table:table-cell>
          <table:table-cell office:value-type="float" office:value="1.70583820343017" calcext:value-type="float">
            <text:p>1.7058382034</text:p>
          </table:table-cell>
          <table:table-cell office:value-type="float" office:value="0.0831012725830078" calcext:value-type="float">
            <text:p>0.0831012726</text:p>
          </table:table-cell>
          <table:table-cell office:value-type="float" office:value="0.00498771667480468" calcext:value-type="float">
            <text:p>0.0049877167</text:p>
          </table:table-cell>
          <table:table-cell office:value-type="float" office:value="0.343826293945312" calcext:value-type="float">
            <text:p>0.3438262939</text:p>
          </table:table-cell>
          <table:table-cell office:value-type="float" office:value="0.684111595153808" calcext:value-type="float">
            <text:p>0.6841115952</text:p>
          </table:table-cell>
          <table:table-cell office:value-type="float" office:value="1.81895446777343" calcext:value-type="float">
            <text:p>1.8189544678</text:p>
          </table:table-cell>
          <table:table-cell office:value-type="float" office:value="1.92570972442626" calcext:value-type="float">
            <text:p>1.9257097244</text:p>
          </table:table-cell>
          <table:table-cell office:value-type="float" office:value="0.745678424835205" calcext:value-type="float">
            <text:p>0.7456784248</text:p>
          </table:table-cell>
          <table:table-cell office:value-type="float" office:value="1.32920455932617" calcext:value-type="float">
            <text:p>1.3292045593</text:p>
          </table:table-cell>
          <table:table-cell office:value-type="float" office:value="0.567611694335937" calcext:value-type="float">
            <text:p>0.5676116943</text:p>
          </table:table-cell>
          <table:table-cell office:value-type="float" office:value="0.873013496398925" calcext:value-type="float">
            <text:p>0.8730134964</text:p>
          </table:table-cell>
          <table:table-cell office:value-type="float" office:value="0.52027416229248" calcext:value-type="float">
            <text:p>0.5202741623</text:p>
          </table:table-cell>
          <table:table-cell office:value-type="float" office:value="1.82842063903808" calcext:value-type="float">
            <text:p>1.828420639</text:p>
          </table:table-cell>
          <table:table-cell office:value-type="float" office:value="0.803718566894531" calcext:value-type="float">
            <text:p>0.8037185669</text:p>
          </table:table-cell>
          <table:table-cell office:value-type="float" office:value="2.53537559509277" calcext:value-type="float">
            <text:p>2.5353755951</text:p>
          </table:table-cell>
          <table:table-cell office:value-type="float" office:value="1.47069644927978" calcext:value-type="float">
            <text:p>1.4706964493</text:p>
          </table:table-cell>
          <table:table-cell office:value-type="float" office:value="0.0607595443725585" calcext:value-type="float">
            <text:p>0.0607595444</text:p>
          </table:table-cell>
          <table:table-cell office:value-type="float" office:value="1.05525779724121" calcext:value-type="float">
            <text:p>1.0552577972</text:p>
          </table:table-cell>
          <table:table-cell office:value-type="float" office:value="0.256993770599365" calcext:value-type="float">
            <text:p>0.2569937706</text:p>
          </table:table-cell>
          <table:table-cell office:value-type="float" office:value="1.41034507751464" calcext:value-type="float">
            <text:p>1.4103450775</text:p>
          </table:table-cell>
          <table:table-cell office:value-type="float" office:value="0.0605623722076416" calcext:value-type="float">
            <text:p>0.0605623722</text:p>
          </table:table-cell>
          <table:table-cell office:value-type="float" office:value="0.618122100830078" calcext:value-type="float">
            <text:p>0.6181221008</text:p>
          </table:table-cell>
          <table:table-cell office:value-type="float" office:value="0.434426069259643" calcext:value-type="float">
            <text:p>0.4344260693</text:p>
          </table:table-cell>
          <table:table-cell office:value-type="float" office:value="1.34981632232666" calcext:value-type="float">
            <text:p>1.3498163223</text:p>
          </table:table-cell>
          <table:table-cell office:value-type="float" office:value="1.68807697296142" calcext:value-type="float">
            <text:p>1.688076973</text:p>
          </table:table-cell>
          <table:table-cell office:value-type="float" office:value="0.596146583557128" calcext:value-type="float">
            <text:p>0.5961465836</text:p>
          </table:table-cell>
          <table:table-cell office:value-type="float" office:value="0.995449542999267" calcext:value-type="float">
            <text:p>0.995449543</text:p>
          </table:table-cell>
        </table:table-row>
        <table:table-row table:style-name="ro3">
          <table:table-cell office:value-type="float" office:value="0.79506778717041" calcext:value-type="float">
            <text:p>0.7950677872</text:p>
          </table:table-cell>
          <table:table-cell office:value-type="float" office:value="0.214012145996093" calcext:value-type="float">
            <text:p>0.214012146</text:p>
          </table:table-cell>
          <table:table-cell office:value-type="float" office:value="0.211379051208496" calcext:value-type="float">
            <text:p>0.2113790512</text:p>
          </table:table-cell>
          <table:table-cell office:value-type="float" office:value="0.348326683044433" calcext:value-type="float">
            <text:p>0.348326683</text:p>
          </table:table-cell>
          <table:table-cell office:value-type="float" office:value="1.49701881408691" calcext:value-type="float">
            <text:p>1.4970188141</text:p>
          </table:table-cell>
          <table:table-cell office:value-type="float" office:value="1.07631874084472" calcext:value-type="float">
            <text:p>1.0763187408</text:p>
          </table:table-cell>
          <table:table-cell office:value-type="float" office:value="0.0689659118652343" calcext:value-type="float">
            <text:p>0.0689659119</text:p>
          </table:table-cell>
          <table:table-cell office:value-type="float" office:value="0.869438171386718" calcext:value-type="float">
            <text:p>0.8694381714</text:p>
          </table:table-cell>
          <table:table-cell office:value-type="float" office:value="0.365097045898437" calcext:value-type="float">
            <text:p>0.3650970459</text:p>
          </table:table-cell>
          <table:table-cell office:value-type="float" office:value="2.03002738952636" calcext:value-type="float">
            <text:p>2.0300273895</text:p>
          </table:table-cell>
          <table:table-cell office:value-type="float" office:value="0.089548110961914" calcext:value-type="float">
            <text:p>0.089548111</text:p>
          </table:table-cell>
          <table:table-cell office:value-type="float" office:value="1.00914049148559" calcext:value-type="float">
            <text:p>1.0091404915</text:p>
          </table:table-cell>
          <table:table-cell office:value-type="float" office:value="0.417282104492187" calcext:value-type="float">
            <text:p>0.4172821045</text:p>
          </table:table-cell>
          <table:table-cell office:value-type="float" office:value="0.479837417602539" calcext:value-type="float">
            <text:p>0.4798374176</text:p>
          </table:table-cell>
          <table:table-cell office:value-type="float" office:value="0.376274108886718" calcext:value-type="float">
            <text:p>0.3762741089</text:p>
          </table:table-cell>
          <table:table-cell office:value-type="float" office:value="0.820790290832519" calcext:value-type="float">
            <text:p>0.8207902908</text:p>
          </table:table-cell>
          <table:table-cell office:value-type="float" office:value="0.149077415466308" calcext:value-type="float">
            <text:p>0.1490774155</text:p>
          </table:table-cell>
          <table:table-cell office:value-type="float" office:value="0.277113914489746" calcext:value-type="float">
            <text:p>0.2771139145</text:p>
          </table:table-cell>
          <table:table-cell office:value-type="float" office:value="2.15737342834472" calcext:value-type="float">
            <text:p>2.1573734283</text:p>
          </table:table-cell>
          <table:table-cell office:value-type="float" office:value="3.51112365722656" calcext:value-type="float">
            <text:p>3.5111236572</text:p>
          </table:table-cell>
          <table:table-cell office:value-type="float" office:value="0.800275802612304" calcext:value-type="float">
            <text:p>0.8002758026</text:p>
          </table:table-cell>
          <table:table-cell office:value-type="float" office:value="0.0148215293884277" calcext:value-type="float">
            <text:p>0.0148215294</text:p>
          </table:table-cell>
          <table:table-cell office:value-type="float" office:value="0.28596019744873" calcext:value-type="float">
            <text:p>0.2859601974</text:p>
          </table:table-cell>
          <table:table-cell office:value-type="float" office:value="0.0772266387939453" calcext:value-type="float">
            <text:p>0.0772266388</text:p>
          </table:table-cell>
          <table:table-cell office:value-type="float" office:value="0.609544277191162" calcext:value-type="float">
            <text:p>0.6095442772</text:p>
          </table:table-cell>
          <table:table-cell office:value-type="float" office:value="0.626564025878906" calcext:value-type="float">
            <text:p>0.6265640259</text:p>
          </table:table-cell>
          <table:table-cell office:value-type="float" office:value="0.0420122146606445" calcext:value-type="float">
            <text:p>0.0420122147</text:p>
          </table:table-cell>
          <table:table-cell office:value-type="float" office:value="0.960123062133789" calcext:value-type="float">
            <text:p>0.9601230621</text:p>
          </table:table-cell>
          <table:table-cell office:value-type="float" office:value="0.351628303527832" calcext:value-type="float">
            <text:p>0.3516283035</text:p>
          </table:table-cell>
          <table:table-cell office:value-type="float" office:value="0.823197364807128" calcext:value-type="float">
            <text:p>0.8231973648</text:p>
          </table:table-cell>
          <table:table-cell office:value-type="float" office:value="1.36057472229003" calcext:value-type="float">
            <text:p>1.3605747223</text:p>
          </table:table-cell>
          <table:table-cell office:value-type="float" office:value="0.63364028930664" calcext:value-type="float">
            <text:p>0.6336402893</text:p>
          </table:table-cell>
          <table:table-cell office:value-type="float" office:value="1.6044054031372" calcext:value-type="float">
            <text:p>1.6044054031</text:p>
          </table:table-cell>
          <table:table-cell office:value-type="float" office:value="0.78514289855957" calcext:value-type="float">
            <text:p>0.7851428986</text:p>
          </table:table-cell>
          <table:table-cell office:value-type="float" office:value="0.88838768005371" calcext:value-type="float">
            <text:p>0.8883876801</text:p>
          </table:table-cell>
          <table:table-cell office:value-type="float" office:value="1.35381126403808" calcext:value-type="float">
            <text:p>1.353811264</text:p>
          </table:table-cell>
          <table:table-cell office:value-type="float" office:value="1.493408203125" calcext:value-type="float">
            <text:p>1.4934082031</text:p>
          </table:table-cell>
          <table:table-cell office:value-type="float" office:value="0.558357238769531" calcext:value-type="float">
            <text:p>0.5583572388</text:p>
          </table:table-cell>
          <table:table-cell office:value-type="float" office:value="0.632359504699707" calcext:value-type="float">
            <text:p>0.6323595047</text:p>
          </table:table-cell>
          <table:table-cell office:value-type="float" office:value="0.208783149719238" calcext:value-type="float">
            <text:p>0.2087831497</text:p>
          </table:table-cell>
          <table:table-cell office:value-type="float" office:value="0.192849159240722" calcext:value-type="float">
            <text:p>0.1928491592</text:p>
          </table:table-cell>
          <table:table-cell office:value-type="float" office:value="1.12132835388183" calcext:value-type="float">
            <text:p>1.1213283539</text:p>
          </table:table-cell>
          <table:table-cell office:value-type="float" office:value="0.423164367675781" calcext:value-type="float">
            <text:p>0.4231643677</text:p>
          </table:table-cell>
          <table:table-cell office:value-type="float" office:value="0.516501426696777" calcext:value-type="float">
            <text:p>0.5165014267</text:p>
          </table:table-cell>
          <table:table-cell office:value-type="float" office:value="0.0244503021240234" calcext:value-type="float">
            <text:p>0.0244503021</text:p>
          </table:table-cell>
          <table:table-cell office:value-type="float" office:value="0.414728641510009" calcext:value-type="float">
            <text:p>0.4147286415</text:p>
          </table:table-cell>
          <table:table-cell office:value-type="float" office:value="0.634136199951171" calcext:value-type="float">
            <text:p>0.6341362</text:p>
          </table:table-cell>
          <table:table-cell office:value-type="float" office:value="0.483804702758789" calcext:value-type="float">
            <text:p>0.4838047028</text:p>
          </table:table-cell>
          <table:table-cell office:value-type="float" office:value="0.563709259033203" calcext:value-type="float">
            <text:p>0.563709259</text:p>
          </table:table-cell>
          <table:table-cell office:value-type="float" office:value="0.51064109802246" calcext:value-type="float">
            <text:p>0.510641098</text:p>
          </table:table-cell>
          <table:table-cell office:value-type="float" office:value="0.723196506500244" calcext:value-type="float">
            <text:p>0.7231965065</text:p>
          </table:table-cell>
          <table:table-cell office:value-type="float" office:value="1.66250133514404" calcext:value-type="float">
            <text:p>1.6625013351</text:p>
          </table:table-cell>
          <table:table-cell office:value-type="float" office:value="0.0540933609008789" calcext:value-type="float">
            <text:p>0.0540933609</text:p>
          </table:table-cell>
          <table:table-cell office:value-type="float" office:value="0.3999605178833" calcext:value-type="float">
            <text:p>0.3999605179</text:p>
          </table:table-cell>
          <table:table-cell office:value-type="float" office:value="0.671352863311767" calcext:value-type="float">
            <text:p>0.6713528633</text:p>
          </table:table-cell>
        </table:table-row>
        <table:table-row table:style-name="ro3">
          <table:table-cell office:value-type="float" office:value="0.765455245971679" calcext:value-type="float">
            <text:p>0.765455246</text:p>
          </table:table-cell>
          <table:table-cell office:value-type="float" office:value="0.445475578308105" calcext:value-type="float">
            <text:p>0.4454755783</text:p>
          </table:table-cell>
          <table:table-cell office:value-type="float" office:value="0.351262092590332" calcext:value-type="float">
            <text:p>0.3512620926</text:p>
          </table:table-cell>
          <table:table-cell office:value-type="float" office:value="1.32056617736816" calcext:value-type="float">
            <text:p>1.3205661774</text:p>
          </table:table-cell>
          <table:table-cell office:value-type="float" office:value="2.50602912902832" calcext:value-type="float">
            <text:p>2.506029129</text:p>
          </table:table-cell>
          <table:table-cell office:value-type="float" office:value="1.32535362243652" calcext:value-type="float">
            <text:p>1.3253536224</text:p>
          </table:table-cell>
          <table:table-cell office:value-type="float" office:value="0.711984634399414" calcext:value-type="float">
            <text:p>0.7119846344</text:p>
          </table:table-cell>
          <table:table-cell office:value-type="float" office:value="0.387062072753906" calcext:value-type="float">
            <text:p>0.3870620728</text:p>
          </table:table-cell>
          <table:table-cell office:value-type="float" office:value="0.964286804199218" calcext:value-type="float">
            <text:p>0.9642868042</text:p>
          </table:table-cell>
          <table:table-cell office:value-type="float" office:value="2.26826858520507" calcext:value-type="float">
            <text:p>2.2682685852</text:p>
          </table:table-cell>
          <table:table-cell office:value-type="float" office:value="0.0490436553955078" calcext:value-type="float">
            <text:p>0.0490436554</text:p>
          </table:table-cell>
          <table:table-cell office:value-type="float" office:value="0.330748081207275" calcext:value-type="float">
            <text:p>0.3307480812</text:p>
          </table:table-cell>
          <table:table-cell office:value-type="float" office:value="1.14915466308593" calcext:value-type="float">
            <text:p>1.1491546631</text:p>
          </table:table-cell>
          <table:table-cell office:value-type="float" office:value="1.38029479980468" calcext:value-type="float">
            <text:p>1.3802947998</text:p>
          </table:table-cell>
          <table:table-cell office:value-type="float" office:value="0.864601135253906" calcext:value-type="float">
            <text:p>0.8646011353</text:p>
          </table:table-cell>
          <table:table-cell office:value-type="float" office:value="1.27791023254394" calcext:value-type="float">
            <text:p>1.2779102325</text:p>
          </table:table-cell>
          <table:table-cell office:value-type="float" office:value="1.28644037246704" calcext:value-type="float">
            <text:p>1.2864403725</text:p>
          </table:table-cell>
          <table:table-cell office:value-type="float" office:value="0.478157997131347" calcext:value-type="float">
            <text:p>0.4781579971</text:p>
          </table:table-cell>
          <table:table-cell office:value-type="float" office:value="1.64912033081054" calcext:value-type="float">
            <text:p>1.6491203308</text:p>
          </table:table-cell>
          <table:table-cell office:value-type="float" office:value="1.41845512390136" calcext:value-type="float">
            <text:p>1.4184551239</text:p>
          </table:table-cell>
          <table:table-cell office:value-type="float" office:value="1.27771663665771" calcext:value-type="float">
            <text:p>1.2777166367</text:p>
          </table:table-cell>
          <table:table-cell office:value-type="float" office:value="0.295639514923095" calcext:value-type="float">
            <text:p>0.2956395149</text:p>
          </table:table-cell>
          <table:table-cell office:value-type="float" office:value="0.00349664688110351" calcext:value-type="float">
            <text:p>0.0034966469</text:p>
          </table:table-cell>
          <table:table-cell office:value-type="float" office:value="1.34596061706542" calcext:value-type="float">
            <text:p>1.3459606171</text:p>
          </table:table-cell>
          <table:table-cell office:value-type="float" office:value="0.215944766998291" calcext:value-type="float">
            <text:p>0.215944767</text:p>
          </table:table-cell>
          <table:table-cell office:value-type="float" office:value="0.846529006958007" calcext:value-type="float">
            <text:p>0.846529007</text:p>
          </table:table-cell>
          <table:table-cell office:value-type="float" office:value="0.126721858978271" calcext:value-type="float">
            <text:p>0.126721859</text:p>
          </table:table-cell>
          <table:table-cell office:value-type="float" office:value="0.552283763885498" calcext:value-type="float">
            <text:p>0.5522837639</text:p>
          </table:table-cell>
          <table:table-cell office:value-type="float" office:value="1.02571868896484" calcext:value-type="float">
            <text:p>1.025718689</text:p>
          </table:table-cell>
          <table:table-cell office:value-type="float" office:value="0.735496520996093" calcext:value-type="float">
            <text:p>0.735496521</text:p>
          </table:table-cell>
          <table:table-cell office:value-type="float" office:value="1.12398147583007" calcext:value-type="float">
            <text:p>1.1239814758</text:p>
          </table:table-cell>
          <table:table-cell office:value-type="float" office:value="0.777074813842773" calcext:value-type="float">
            <text:p>0.7770748138</text:p>
          </table:table-cell>
          <table:table-cell office:value-type="float" office:value="0.674235343933105" calcext:value-type="float">
            <text:p>0.6742353439</text:p>
          </table:table-cell>
          <table:table-cell office:value-type="float" office:value="0.572912216186523" calcext:value-type="float">
            <text:p>0.5729122162</text:p>
          </table:table-cell>
          <table:table-cell office:value-type="float" office:value="0.25434398651123" calcext:value-type="float">
            <text:p>0.2543439865</text:p>
          </table:table-cell>
          <table:table-cell office:value-type="float" office:value="0.556087493896484" calcext:value-type="float">
            <text:p>0.5560874939</text:p>
          </table:table-cell>
          <table:table-cell office:value-type="float" office:value="0.546138763427734" calcext:value-type="float">
            <text:p>0.5461387634</text:p>
          </table:table-cell>
          <table:table-cell office:value-type="float" office:value="0.303640365600585" calcext:value-type="float">
            <text:p>0.3036403656</text:p>
          </table:table-cell>
          <table:table-cell office:value-type="float" office:value="0.434893608093261" calcext:value-type="float">
            <text:p>0.4348936081</text:p>
          </table:table-cell>
          <table:table-cell office:value-type="float" office:value="0.688973426818847" calcext:value-type="float">
            <text:p>0.6889734268</text:p>
          </table:table-cell>
          <table:table-cell office:value-type="float" office:value="0.882438659667968" calcext:value-type="float">
            <text:p>0.8824386597</text:p>
          </table:table-cell>
          <table:table-cell office:value-type="float" office:value="0.0540294647216796" calcext:value-type="float">
            <text:p>0.0540294647</text:p>
          </table:table-cell>
          <table:table-cell office:value-type="float" office:value="0.328468322753906" calcext:value-type="float">
            <text:p>0.3284683228</text:p>
          </table:table-cell>
          <table:table-cell office:value-type="float" office:value="0.857563972473144" calcext:value-type="float">
            <text:p>0.8575639725</text:p>
          </table:table-cell>
          <table:table-cell office:value-type="float" office:value="1.38733005523681" calcext:value-type="float">
            <text:p>1.3873300552</text:p>
          </table:table-cell>
          <table:table-cell office:value-type="float" office:value="0.292684078216552" calcext:value-type="float">
            <text:p>0.2926840782</text:p>
          </table:table-cell>
          <table:table-cell office:value-type="float" office:value="0.188056945800781" calcext:value-type="float">
            <text:p>0.1880569458</text:p>
          </table:table-cell>
          <table:table-cell office:value-type="float" office:value="0.605865478515625" calcext:value-type="float">
            <text:p>0.6058654785</text:p>
          </table:table-cell>
          <table:table-cell office:value-type="float" office:value="0.318318843841552" calcext:value-type="float">
            <text:p>0.3183188438</text:p>
          </table:table-cell>
          <table:table-cell office:value-type="float" office:value="0.26397705078125" calcext:value-type="float">
            <text:p>0.2639770508</text:p>
          </table:table-cell>
          <table:table-cell office:value-type="float" office:value="0.0607228279113769" calcext:value-type="float">
            <text:p>0.0607228279</text:p>
          </table:table-cell>
          <table:table-cell office:value-type="float" office:value="0.245050430297851" calcext:value-type="float">
            <text:p>0.2450504303</text:p>
          </table:table-cell>
          <table:table-cell office:value-type="float" office:value="0.834686279296875" calcext:value-type="float">
            <text:p>0.8346862793</text:p>
          </table:table-cell>
          <table:table-cell office:value-type="float" office:value="2.72399711608886" calcext:value-type="float">
            <text:p>2.7239971161</text:p>
          </table:table-cell>
          <table:table-cell office:value-type="float" office:value="0.0216765403747558" calcext:value-type="float">
            <text:p>0.0216765404</text:p>
          </table:table-cell>
        </table:table-row>
        <table:table-row table:style-name="ro3">
          <table:table-cell office:value-type="float" office:value="0.825060844421386" calcext:value-type="float">
            <text:p>0.8250608444</text:p>
          </table:table-cell>
          <table:table-cell office:value-type="float" office:value="1.47134971618652" calcext:value-type="float">
            <text:p>1.4713497162</text:p>
          </table:table-cell>
          <table:table-cell office:value-type="float" office:value="2.75619220733642" calcext:value-type="float">
            <text:p>2.7561922073</text:p>
          </table:table-cell>
          <table:table-cell office:value-type="float" office:value="1.18204545974731" calcext:value-type="float">
            <text:p>1.1820454597</text:p>
          </table:table-cell>
          <table:table-cell office:value-type="float" office:value="2.24235343933105" calcext:value-type="float">
            <text:p>2.2423534393</text:p>
          </table:table-cell>
          <table:table-cell office:value-type="float" office:value="0.0342826843261718" calcext:value-type="float">
            <text:p>0.0342826843</text:p>
          </table:table-cell>
          <table:table-cell office:value-type="float" office:value="1.88076591491699" calcext:value-type="float">
            <text:p>1.8807659149</text:p>
          </table:table-cell>
          <table:table-cell office:value-type="float" office:value="0.74240493774414" calcext:value-type="float">
            <text:p>0.7424049377</text:p>
          </table:table-cell>
          <table:table-cell office:value-type="float" office:value="0.749806404113769" calcext:value-type="float">
            <text:p>0.7498064041</text:p>
          </table:table-cell>
          <table:table-cell office:value-type="float" office:value="0.227270126342773" calcext:value-type="float">
            <text:p>0.2272701263</text:p>
          </table:table-cell>
          <table:table-cell office:value-type="float" office:value="2.18359184265136" calcext:value-type="float">
            <text:p>2.1835918427</text:p>
          </table:table-cell>
          <table:table-cell office:value-type="float" office:value="0.66059398651123" calcext:value-type="float">
            <text:p>0.6605939865</text:p>
          </table:table-cell>
          <table:table-cell office:value-type="float" office:value="0.82730484008789" calcext:value-type="float">
            <text:p>0.8273048401</text:p>
          </table:table-cell>
          <table:table-cell office:value-type="float" office:value="0.494623184204101" calcext:value-type="float">
            <text:p>0.4946231842</text:p>
          </table:table-cell>
          <table:table-cell office:value-type="float" office:value="0.387985229492187" calcext:value-type="float">
            <text:p>0.3879852295</text:p>
          </table:table-cell>
          <table:table-cell office:value-type="float" office:value="0.654754638671875" calcext:value-type="float">
            <text:p>0.6547546387</text:p>
          </table:table-cell>
          <table:table-cell office:value-type="float" office:value="0.993679523468017" calcext:value-type="float">
            <text:p>0.9936795235</text:p>
          </table:table-cell>
          <table:table-cell office:value-type="float" office:value="1.7100076675415" calcext:value-type="float">
            <text:p>1.7100076675</text:p>
          </table:table-cell>
          <table:table-cell office:value-type="float" office:value="0.311195373535156" calcext:value-type="float">
            <text:p>0.3111953735</text:p>
          </table:table-cell>
          <table:table-cell office:value-type="float" office:value="0.339951515197753" calcext:value-type="float">
            <text:p>0.3399515152</text:p>
          </table:table-cell>
          <table:table-cell office:value-type="float" office:value="3.10283374786376" calcext:value-type="float">
            <text:p>3.1028337479</text:p>
          </table:table-cell>
          <table:table-cell office:value-type="float" office:value="0.965686321258544" calcext:value-type="float">
            <text:p>0.9656863213</text:p>
          </table:table-cell>
          <table:table-cell office:value-type="float" office:value="1.20702648162841" calcext:value-type="float">
            <text:p>1.2070264816</text:p>
          </table:table-cell>
          <table:table-cell office:value-type="float" office:value="1.29697036743164" calcext:value-type="float">
            <text:p>1.2969703674</text:p>
          </table:table-cell>
          <table:table-cell office:value-type="float" office:value="1.33560895919799" calcext:value-type="float">
            <text:p>1.3356089592</text:p>
          </table:table-cell>
          <table:table-cell office:value-type="float" office:value="1.93256950378417" calcext:value-type="float">
            <text:p>1.9325695038</text:p>
          </table:table-cell>
          <table:table-cell office:value-type="float" office:value="2.39622735977172" calcext:value-type="float">
            <text:p>2.3962273598</text:p>
          </table:table-cell>
          <table:table-cell office:value-type="float" office:value="0.729402542114257" calcext:value-type="float">
            <text:p>0.7294025421</text:p>
          </table:table-cell>
          <table:table-cell office:value-type="float" office:value="1.72574043273925" calcext:value-type="float">
            <text:p>1.7257404327</text:p>
          </table:table-cell>
          <table:table-cell office:value-type="float" office:value="0.255373001098632" calcext:value-type="float">
            <text:p>0.2553730011</text:p>
          </table:table-cell>
          <table:table-cell office:value-type="float" office:value="0.772579193115234" calcext:value-type="float">
            <text:p>0.7725791931</text:p>
          </table:table-cell>
          <table:table-cell office:value-type="float" office:value="0.743541717529296" calcext:value-type="float">
            <text:p>0.7435417175</text:p>
          </table:table-cell>
          <table:table-cell office:value-type="float" office:value="1.63407707214355" calcext:value-type="float">
            <text:p>1.6340770721</text:p>
          </table:table-cell>
          <table:table-cell office:value-type="float" office:value="0.220466613769531" calcext:value-type="float">
            <text:p>0.2204666138</text:p>
          </table:table-cell>
          <table:table-cell office:value-type="float" office:value="0.767481803894043" calcext:value-type="float">
            <text:p>0.7674818039</text:p>
          </table:table-cell>
          <table:table-cell office:value-type="float" office:value="0.175582408905029" calcext:value-type="float">
            <text:p>0.1755824089</text:p>
          </table:table-cell>
          <table:table-cell office:value-type="float" office:value="0.581989288330078" calcext:value-type="float">
            <text:p>0.5819892883</text:p>
          </table:table-cell>
          <table:table-cell office:value-type="float" office:value="0.40665054321289" calcext:value-type="float">
            <text:p>0.4066505432</text:p>
          </table:table-cell>
          <table:table-cell office:value-type="float" office:value="0.75439167022705" calcext:value-type="float">
            <text:p>0.7543916702</text:p>
          </table:table-cell>
          <table:table-cell office:value-type="float" office:value="0.46474266052246" calcext:value-type="float">
            <text:p>0.4647426605</text:p>
          </table:table-cell>
          <table:table-cell office:value-type="float" office:value="0.577629566192627" calcext:value-type="float">
            <text:p>0.5776295662</text:p>
          </table:table-cell>
          <table:table-cell office:value-type="float" office:value="2.11530303955078" calcext:value-type="float">
            <text:p>2.1153030396</text:p>
          </table:table-cell>
          <table:table-cell office:value-type="float" office:value="1.31096839904785" calcext:value-type="float">
            <text:p>1.310968399</text:p>
          </table:table-cell>
          <table:table-cell office:value-type="float" office:value="0.10406494140625" calcext:value-type="float">
            <text:p>0.1040649414</text:p>
          </table:table-cell>
          <table:table-cell office:value-type="float" office:value="3.21685981750488" calcext:value-type="float">
            <text:p>3.2168598175</text:p>
          </table:table-cell>
          <table:table-cell office:value-type="float" office:value="0.224905490875244" calcext:value-type="float">
            <text:p>0.2249054909</text:p>
          </table:table-cell>
          <table:table-cell office:value-type="float" office:value="0.259442806243896" calcext:value-type="float">
            <text:p>0.2594428062</text:p>
          </table:table-cell>
          <table:table-cell office:value-type="float" office:value="1.45973491668701" calcext:value-type="float">
            <text:p>1.4597349167</text:p>
          </table:table-cell>
          <table:table-cell office:value-type="float" office:value="0.0977110862731933" calcext:value-type="float">
            <text:p>0.0977110863</text:p>
          </table:table-cell>
          <table:table-cell office:value-type="float" office:value="0.997586250305175" calcext:value-type="float">
            <text:p>0.9975862503</text:p>
          </table:table-cell>
          <table:table-cell office:value-type="float" office:value="0.135304927825927" calcext:value-type="float">
            <text:p>0.1353049278</text:p>
          </table:table-cell>
          <table:table-cell office:value-type="float" office:value="2.34275531768798" calcext:value-type="float">
            <text:p>2.3427553177</text:p>
          </table:table-cell>
          <table:table-cell office:value-type="float" office:value="0.552962303161621" calcext:value-type="float">
            <text:p>0.5529623032</text:p>
          </table:table-cell>
          <table:table-cell office:value-type="float" office:value="1.80771827697753" calcext:value-type="float">
            <text:p>1.807718277</text:p>
          </table:table-cell>
          <table:table-cell office:value-type="float" office:value="0.753615856170654" calcext:value-type="float">
            <text:p>0.7536158562</text:p>
          </table:table-cell>
        </table:table-row>
        <table:table-row table:style-name="ro3">
          <table:table-cell office:value-type="float" office:value="0.150755882263183" calcext:value-type="float">
            <text:p>0.1507558823</text:p>
          </table:table-cell>
          <table:table-cell office:value-type="float" office:value="1.60180282592773" calcext:value-type="float">
            <text:p>1.6018028259</text:p>
          </table:table-cell>
          <table:table-cell office:value-type="float" office:value="1.40638208389282" calcext:value-type="float">
            <text:p>1.4063820839</text:p>
          </table:table-cell>
          <table:table-cell office:value-type="float" office:value="1.05228662490844" calcext:value-type="float">
            <text:p>1.0522866249</text:p>
          </table:table-cell>
          <table:table-cell office:value-type="float" office:value="0.35933494567871" calcext:value-type="float">
            <text:p>0.3593349457</text:p>
          </table:table-cell>
          <table:table-cell office:value-type="float" office:value="0.0281782150268554" calcext:value-type="float">
            <text:p>0.028178215</text:p>
          </table:table-cell>
          <table:table-cell office:value-type="float" office:value="2.62282752990722" calcext:value-type="float">
            <text:p>2.6228275299</text:p>
          </table:table-cell>
          <table:table-cell office:value-type="float" office:value="1.90061378479003" calcext:value-type="float">
            <text:p>1.9006137848</text:p>
          </table:table-cell>
          <table:table-cell office:value-type="float" office:value="1.43985557556152" calcext:value-type="float">
            <text:p>1.4398555756</text:p>
          </table:table-cell>
          <table:table-cell office:value-type="float" office:value="1.28621482849121" calcext:value-type="float">
            <text:p>1.2862148285</text:p>
          </table:table-cell>
          <table:table-cell office:value-type="float" office:value="0.680300712585449" calcext:value-type="float">
            <text:p>0.6803007126</text:p>
          </table:table-cell>
          <table:table-cell office:value-type="float" office:value="0.827705860137939" calcext:value-type="float">
            <text:p>0.8277058601</text:p>
          </table:table-cell>
          <table:table-cell office:value-type="float" office:value="0.835540771484375" calcext:value-type="float">
            <text:p>0.8355407715</text:p>
          </table:table-cell>
          <table:table-cell office:value-type="float" office:value="1.7563304901123" calcext:value-type="float">
            <text:p>1.7563304901</text:p>
          </table:table-cell>
          <table:table-cell office:value-type="float" office:value="1.11930465698242" calcext:value-type="float">
            <text:p>1.119304657</text:p>
          </table:table-cell>
          <table:table-cell office:value-type="float" office:value="1.69810581207275" calcext:value-type="float">
            <text:p>1.6981058121</text:p>
          </table:table-cell>
          <table:table-cell office:value-type="float" office:value="1.05316114425659" calcext:value-type="float">
            <text:p>1.0531611443</text:p>
          </table:table-cell>
          <table:table-cell office:value-type="float" office:value="1.27814674377441" calcext:value-type="float">
            <text:p>1.2781467438</text:p>
          </table:table-cell>
          <table:table-cell office:value-type="float" office:value="0.940618515014648" calcext:value-type="float">
            <text:p>0.940618515</text:p>
          </table:table-cell>
          <table:table-cell office:value-type="float" office:value="0.05572509765625" calcext:value-type="float">
            <text:p>0.0557250977</text:p>
          </table:table-cell>
          <table:table-cell office:value-type="float" office:value="1.44765377044677" calcext:value-type="float">
            <text:p>1.4476537704</text:p>
          </table:table-cell>
          <table:table-cell office:value-type="float" office:value="1.2965874671936" calcext:value-type="float">
            <text:p>1.2965874672</text:p>
          </table:table-cell>
          <table:table-cell office:value-type="float" office:value="0.189393043518066" calcext:value-type="float">
            <text:p>0.1893930435</text:p>
          </table:table-cell>
          <table:table-cell office:value-type="float" office:value="0.760915756225585" calcext:value-type="float">
            <text:p>0.7609157562</text:p>
          </table:table-cell>
          <table:table-cell office:value-type="float" office:value="0.275824546813964" calcext:value-type="float">
            <text:p>0.2758245468</text:p>
          </table:table-cell>
          <table:table-cell office:value-type="float" office:value="2.48810243606567" calcext:value-type="float">
            <text:p>2.4881024361</text:p>
          </table:table-cell>
          <table:table-cell office:value-type="float" office:value="1.03787517547607" calcext:value-type="float">
            <text:p>1.0378751755</text:p>
          </table:table-cell>
          <table:table-cell office:value-type="float" office:value="1.54589319229125" calcext:value-type="float">
            <text:p>1.5458931923</text:p>
          </table:table-cell>
          <table:table-cell office:value-type="float" office:value="0.439064979553222" calcext:value-type="float">
            <text:p>0.4390649796</text:p>
          </table:table-cell>
          <table:table-cell office:value-type="float" office:value="1.07219886779785" calcext:value-type="float">
            <text:p>1.0721988678</text:p>
          </table:table-cell>
          <table:table-cell office:value-type="float" office:value="1.77581214904785" calcext:value-type="float">
            <text:p>1.775812149</text:p>
          </table:table-cell>
          <table:table-cell office:value-type="float" office:value="2.99097251892089" calcext:value-type="float">
            <text:p>2.9909725189</text:p>
          </table:table-cell>
          <table:table-cell office:value-type="float" office:value="0.572741508483886" calcext:value-type="float">
            <text:p>0.5727415085</text:p>
          </table:table-cell>
          <table:table-cell office:value-type="float" office:value="0.550182342529296" calcext:value-type="float">
            <text:p>0.5501823425</text:p>
          </table:table-cell>
          <table:table-cell office:value-type="float" office:value="0.51364517211914" calcext:value-type="float">
            <text:p>0.5136451721</text:p>
          </table:table-cell>
          <table:table-cell office:value-type="float" office:value="1.441743850708" calcext:value-type="float">
            <text:p>1.4417438507</text:p>
          </table:table-cell>
          <table:table-cell office:value-type="float" office:value="0.709495544433593" calcext:value-type="float">
            <text:p>0.7094955444</text:p>
          </table:table-cell>
          <table:table-cell office:value-type="float" office:value="1.7076187133789" calcext:value-type="float">
            <text:p>1.7076187134</text:p>
          </table:table-cell>
          <table:table-cell office:value-type="float" office:value="0.163525581359863" calcext:value-type="float">
            <text:p>0.1635255814</text:p>
          </table:table-cell>
          <table:table-cell office:value-type="float" office:value="1.92933940887451" calcext:value-type="float">
            <text:p>1.9293394089</text:p>
          </table:table-cell>
          <table:table-cell office:value-type="float" office:value="1.10611248016357" calcext:value-type="float">
            <text:p>1.1061124802</text:p>
          </table:table-cell>
          <table:table-cell office:value-type="float" office:value="0.792092323303222" calcext:value-type="float">
            <text:p>0.7920923233</text:p>
          </table:table-cell>
          <table:table-cell office:value-type="float" office:value="0.0521621704101562" calcext:value-type="float">
            <text:p>0.0521621704</text:p>
          </table:table-cell>
          <table:table-cell office:value-type="float" office:value="0.533167839050293" calcext:value-type="float">
            <text:p>0.5331678391</text:p>
          </table:table-cell>
          <table:table-cell office:value-type="float" office:value="1.24573516845703" calcext:value-type="float">
            <text:p>1.2457351685</text:p>
          </table:table-cell>
          <table:table-cell office:value-type="float" office:value="1.29382944107055" calcext:value-type="float">
            <text:p>1.2938294411</text:p>
          </table:table-cell>
          <table:table-cell office:value-type="float" office:value="0.121070861816406" calcext:value-type="float">
            <text:p>0.1210708618</text:p>
          </table:table-cell>
          <table:table-cell office:value-type="float" office:value="0.765095710754394" calcext:value-type="float">
            <text:p>0.7650957108</text:p>
          </table:table-cell>
          <table:table-cell office:value-type="float" office:value="1.04741287231445" calcext:value-type="float">
            <text:p>1.0474128723</text:p>
          </table:table-cell>
          <table:table-cell office:value-type="float" office:value="2.17350482940673" calcext:value-type="float">
            <text:p>2.1735048294</text:p>
          </table:table-cell>
          <table:table-cell office:value-type="float" office:value="1.54054546356201" calcext:value-type="float">
            <text:p>1.5405454636</text:p>
          </table:table-cell>
          <table:table-cell office:value-type="float" office:value="1.49726486206054" calcext:value-type="float">
            <text:p>1.4972648621</text:p>
          </table:table-cell>
          <table:table-cell office:value-type="float" office:value="1.26933526992797" calcext:value-type="float">
            <text:p>1.2693352699</text:p>
          </table:table-cell>
          <table:table-cell office:value-type="float" office:value="0.0342044830322265" calcext:value-type="float">
            <text:p>0.034204483</text:p>
          </table:table-cell>
          <table:table-cell office:value-type="float" office:value="1.4971923828125" calcext:value-type="float">
            <text:p>1.4971923828</text:p>
          </table:table-cell>
        </table:table-row>
        <table:table-row table:style-name="ro3">
          <table:table-cell office:value-type="float" office:value="0.667066574096679" calcext:value-type="float">
            <text:p>0.6670665741</text:p>
          </table:table-cell>
          <table:table-cell office:value-type="float" office:value="2.64438915252685" calcext:value-type="float">
            <text:p>2.6443891525</text:p>
          </table:table-cell>
          <table:table-cell office:value-type="float" office:value="1.40862894058227" calcext:value-type="float">
            <text:p>1.4086289406</text:p>
          </table:table-cell>
          <table:table-cell office:value-type="float" office:value="0.0594758987426757" calcext:value-type="float">
            <text:p>0.0594758987</text:p>
          </table:table-cell>
          <table:table-cell office:value-type="float" office:value="0.346307754516601" calcext:value-type="float">
            <text:p>0.3463077545</text:p>
          </table:table-cell>
          <table:table-cell office:value-type="float" office:value="0.330022811889648" calcext:value-type="float">
            <text:p>0.3300228119</text:p>
          </table:table-cell>
          <table:table-cell office:value-type="float" office:value="2.23818778991699" calcext:value-type="float">
            <text:p>2.2381877899</text:p>
          </table:table-cell>
          <table:table-cell office:value-type="float" office:value="1.77752685546875" calcext:value-type="float">
            <text:p>1.7775268555</text:p>
          </table:table-cell>
          <table:table-cell office:value-type="float" office:value="0.122769355773925" calcext:value-type="float">
            <text:p>0.1227693558</text:p>
          </table:table-cell>
          <table:table-cell office:value-type="float" office:value="0.097513198852539" calcext:value-type="float">
            <text:p>0.0975131989</text:p>
          </table:table-cell>
          <table:table-cell office:value-type="float" office:value="0.426740646362304" calcext:value-type="float">
            <text:p>0.4267406464</text:p>
          </table:table-cell>
          <table:table-cell office:value-type="float" office:value="0.484970092773437" calcext:value-type="float">
            <text:p>0.4849700928</text:p>
          </table:table-cell>
          <table:table-cell office:value-type="float" office:value="0.683311462402343" calcext:value-type="float">
            <text:p>0.6833114624</text:p>
          </table:table-cell>
          <table:table-cell office:value-type="float" office:value="2.06343460083007" calcext:value-type="float">
            <text:p>2.0634346008</text:p>
          </table:table-cell>
          <table:table-cell office:value-type="float" office:value="0.276618003845214" calcext:value-type="float">
            <text:p>0.2766180038</text:p>
          </table:table-cell>
          <table:table-cell office:value-type="float" office:value="0.521467208862304" calcext:value-type="float">
            <text:p>0.5214672089</text:p>
          </table:table-cell>
          <table:table-cell office:value-type="float" office:value="0.624840259552002" calcext:value-type="float">
            <text:p>0.6248402596</text:p>
          </table:table-cell>
          <table:table-cell office:value-type="float" office:value="0.0672550201416015" calcext:value-type="float">
            <text:p>0.0672550201</text:p>
          </table:table-cell>
          <table:table-cell office:value-type="float" office:value="0.575109481811523" calcext:value-type="float">
            <text:p>0.5751094818</text:p>
          </table:table-cell>
          <table:table-cell office:value-type="float" office:value="2.10975456237792" calcext:value-type="float">
            <text:p>2.1097545624</text:p>
          </table:table-cell>
          <table:table-cell office:value-type="float" office:value="0.563691139221191" calcext:value-type="float">
            <text:p>0.5636911392</text:p>
          </table:table-cell>
          <table:table-cell office:value-type="float" office:value="0.00478649139404296" calcext:value-type="float">
            <text:p>0.0047864914</text:p>
          </table:table-cell>
          <table:table-cell office:value-type="float" office:value="0.0566720962524414" calcext:value-type="float">
            <text:p>0.0566720963</text:p>
          </table:table-cell>
          <table:table-cell office:value-type="float" office:value="0.108745574951171" calcext:value-type="float">
            <text:p>0.108745575</text:p>
          </table:table-cell>
          <table:table-cell office:value-type="float" office:value="0.600121021270752" calcext:value-type="float">
            <text:p>0.6001210213</text:p>
          </table:table-cell>
          <table:table-cell office:value-type="float" office:value="3.47579431533813" calcext:value-type="float">
            <text:p>3.4757943153</text:p>
          </table:table-cell>
          <table:table-cell office:value-type="float" office:value="0.491896152496337" calcext:value-type="float">
            <text:p>0.4918961525</text:p>
          </table:table-cell>
          <table:table-cell office:value-type="float" office:value="0.226516246795654" calcext:value-type="float">
            <text:p>0.2265162468</text:p>
          </table:table-cell>
          <table:table-cell office:value-type="float" office:value="0.502105712890625" calcext:value-type="float">
            <text:p>0.5021057129</text:p>
          </table:table-cell>
          <table:table-cell office:value-type="float" office:value="0.777140617370605" calcext:value-type="float">
            <text:p>0.7771406174</text:p>
          </table:table-cell>
          <table:table-cell office:value-type="float" office:value="1.61213302612304" calcext:value-type="float">
            <text:p>1.6121330261</text:p>
          </table:table-cell>
          <table:table-cell office:value-type="float" office:value="0.583749771118164" calcext:value-type="float">
            <text:p>0.5837497711</text:p>
          </table:table-cell>
          <table:table-cell office:value-type="float" office:value="1.20406627655029" calcext:value-type="float">
            <text:p>1.2040662766</text:p>
          </table:table-cell>
          <table:table-cell office:value-type="float" office:value="1.11505699157714" calcext:value-type="float">
            <text:p>1.1150569916</text:p>
          </table:table-cell>
          <table:table-cell office:value-type="float" office:value="0.243188858032226" calcext:value-type="float">
            <text:p>0.243188858</text:p>
          </table:table-cell>
          <table:table-cell office:value-type="float" office:value="1.19440460205078" calcext:value-type="float">
            <text:p>1.1944046021</text:p>
          </table:table-cell>
          <table:table-cell office:value-type="float" office:value="1.84053421020507" calcext:value-type="float">
            <text:p>1.8405342102</text:p>
          </table:table-cell>
          <table:table-cell office:value-type="float" office:value="0.765089035034179" calcext:value-type="float">
            <text:p>0.765089035</text:p>
          </table:table-cell>
          <table:table-cell office:value-type="float" office:value="0.059117317199707" calcext:value-type="float">
            <text:p>0.0591173172</text:p>
          </table:table-cell>
          <table:table-cell office:value-type="float" office:value="0.746550559997558" calcext:value-type="float">
            <text:p>0.74655056</text:p>
          </table:table-cell>
          <table:table-cell office:value-type="float" office:value="1.14126873016357" calcext:value-type="float">
            <text:p>1.1412687302</text:p>
          </table:table-cell>
          <table:table-cell office:value-type="float" office:value="1.0330467224121" calcext:value-type="float">
            <text:p>1.0330467224</text:p>
          </table:table-cell>
          <table:table-cell office:value-type="float" office:value="1.71630668640136" calcext:value-type="float">
            <text:p>1.7163066864</text:p>
          </table:table-cell>
          <table:table-cell office:value-type="float" office:value="1.82613945007324" calcext:value-type="float">
            <text:p>1.8261394501</text:p>
          </table:table-cell>
          <table:table-cell office:value-type="float" office:value="0.26196002960205" calcext:value-type="float">
            <text:p>0.2619600296</text:p>
          </table:table-cell>
          <table:table-cell office:value-type="float" office:value="0.527806282043457" calcext:value-type="float">
            <text:p>0.527806282</text:p>
          </table:table-cell>
          <table:table-cell office:value-type="float" office:value="1.23213052749633" calcext:value-type="float">
            <text:p>1.2321305275</text:p>
          </table:table-cell>
          <table:table-cell office:value-type="float" office:value="0.422540664672851" calcext:value-type="float">
            <text:p>0.4225406647</text:p>
          </table:table-cell>
          <table:table-cell office:value-type="float" office:value="0.620882272720336" calcext:value-type="float">
            <text:p>0.6208822727</text:p>
          </table:table-cell>
          <table:table-cell office:value-type="float" office:value="0.610645294189453" calcext:value-type="float">
            <text:p>0.6106452942</text:p>
          </table:table-cell>
          <table:table-cell office:value-type="float" office:value="0.125842332839965" calcext:value-type="float">
            <text:p>0.1258423328</text:p>
          </table:table-cell>
          <table:table-cell office:value-type="float" office:value="1.47609043121337" calcext:value-type="float">
            <text:p>1.4760904312</text:p>
          </table:table-cell>
          <table:table-cell office:value-type="float" office:value="0.753732681274414" calcext:value-type="float">
            <text:p>0.7537326813</text:p>
          </table:table-cell>
          <table:table-cell office:value-type="float" office:value="1.36651706695556" calcext:value-type="float">
            <text:p>1.366517067</text:p>
          </table:table-cell>
          <table:table-cell office:value-type="float" office:value="0.138298988342285" calcext:value-type="float">
            <text:p>0.1382989883</text:p>
          </table:table-cell>
        </table:table-row>
        <table:table-row table:style-name="ro3">
          <table:table-cell office:value-type="float" office:value="1.2988634109497" calcext:value-type="float">
            <text:p>1.2988634109</text:p>
          </table:table-cell>
          <table:table-cell office:value-type="float" office:value="0.744348526000976" calcext:value-type="float">
            <text:p>0.744348526</text:p>
          </table:table-cell>
          <table:table-cell office:value-type="float" office:value="3.18088150024414" calcext:value-type="float">
            <text:p>3.1808815002</text:p>
          </table:table-cell>
          <table:table-cell office:value-type="float" office:value="1.26024055480957" calcext:value-type="float">
            <text:p>1.2602405548</text:p>
          </table:table-cell>
          <table:table-cell office:value-type="float" office:value="2.25315570831298" calcext:value-type="float">
            <text:p>2.2531557083</text:p>
          </table:table-cell>
          <table:table-cell office:value-type="float" office:value="0.00404548645019531" calcext:value-type="float">
            <text:p>0.0040454865</text:p>
          </table:table-cell>
          <table:table-cell office:value-type="float" office:value="1.63057899475097" calcext:value-type="float">
            <text:p>1.6305789948</text:p>
          </table:table-cell>
          <table:table-cell office:value-type="float" office:value="0.424606323242187" calcext:value-type="float">
            <text:p>0.4246063232</text:p>
          </table:table-cell>
          <table:table-cell office:value-type="float" office:value="1.75587558746337" calcext:value-type="float">
            <text:p>1.7558755875</text:p>
          </table:table-cell>
          <table:table-cell office:value-type="float" office:value="0.62736701965332" calcext:value-type="float">
            <text:p>0.6273670197</text:p>
          </table:table-cell>
          <table:table-cell office:value-type="float" office:value="0.272074699401855" calcext:value-type="float">
            <text:p>0.2720746994</text:p>
          </table:table-cell>
          <table:table-cell office:value-type="float" office:value="0.610283374786377" calcext:value-type="float">
            <text:p>0.6102833748</text:p>
          </table:table-cell>
          <table:table-cell office:value-type="float" office:value="2.57427978515625" calcext:value-type="float">
            <text:p>2.5742797852</text:p>
          </table:table-cell>
          <table:table-cell office:value-type="float" office:value="1.32784461975097" calcext:value-type="float">
            <text:p>1.3278446198</text:p>
          </table:table-cell>
          <table:table-cell office:value-type="float" office:value="0.815686702728271" calcext:value-type="float">
            <text:p>0.8156867027</text:p>
          </table:table-cell>
          <table:table-cell office:value-type="float" office:value="0.377288818359375" calcext:value-type="float">
            <text:p>0.3772888184</text:p>
          </table:table-cell>
          <table:table-cell office:value-type="float" office:value="0.911478042602539" calcext:value-type="float">
            <text:p>0.9114780426</text:p>
          </table:table-cell>
          <table:table-cell office:value-type="float" office:value="1.73997211456298" calcext:value-type="float">
            <text:p>1.7399721146</text:p>
          </table:table-cell>
          <table:table-cell office:value-type="float" office:value="0.376445770263671" calcext:value-type="float">
            <text:p>0.3764457703</text:p>
          </table:table-cell>
          <table:table-cell office:value-type="float" office:value="0.669850349426269" calcext:value-type="float">
            <text:p>0.6698503494</text:p>
          </table:table-cell>
          <table:table-cell office:value-type="float" office:value="1.72230434417724" calcext:value-type="float">
            <text:p>1.7223043442</text:p>
          </table:table-cell>
          <table:table-cell office:value-type="float" office:value="0.14060640335083" calcext:value-type="float">
            <text:p>0.1406064034</text:p>
          </table:table-cell>
          <table:table-cell office:value-type="float" office:value="0.686870574951171" calcext:value-type="float">
            <text:p>0.686870575</text:p>
          </table:table-cell>
          <table:table-cell office:value-type="float" office:value="0.455133438110351" calcext:value-type="float">
            <text:p>0.4551334381</text:p>
          </table:table-cell>
          <table:table-cell office:value-type="float" office:value="0.989121913909912" calcext:value-type="float">
            <text:p>0.9891219139</text:p>
          </table:table-cell>
          <table:table-cell office:value-type="float" office:value="0.522462844848632" calcext:value-type="float">
            <text:p>0.5224628448</text:p>
          </table:table-cell>
          <table:table-cell office:value-type="float" office:value="2.11159563064575" calcext:value-type="float">
            <text:p>2.1115956306</text:p>
          </table:table-cell>
          <table:table-cell office:value-type="float" office:value="1.34086799621582" calcext:value-type="float">
            <text:p>1.3408679962</text:p>
          </table:table-cell>
          <table:table-cell office:value-type="float" office:value="4.22118186950683" calcext:value-type="float">
            <text:p>4.2211818695</text:p>
          </table:table-cell>
          <table:table-cell office:value-type="float" office:value="0.834448814392089" calcext:value-type="float">
            <text:p>0.8344488144</text:p>
          </table:table-cell>
          <table:table-cell office:value-type="float" office:value="1.11908149719238" calcext:value-type="float">
            <text:p>1.1190814972</text:p>
          </table:table-cell>
          <table:table-cell office:value-type="float" office:value="1.46694564819335" calcext:value-type="float">
            <text:p>1.4669456482</text:p>
          </table:table-cell>
          <table:table-cell office:value-type="float" office:value="1.11441135406494" calcext:value-type="float">
            <text:p>1.1144113541</text:p>
          </table:table-cell>
          <table:table-cell office:value-type="float" office:value="1.91593933105468" calcext:value-type="float">
            <text:p>1.9159393311</text:p>
          </table:table-cell>
          <table:table-cell office:value-type="float" office:value="0.124250411987304" calcext:value-type="float">
            <text:p>0.124250412</text:p>
          </table:table-cell>
          <table:table-cell office:value-type="float" office:value="0.125026226043701" calcext:value-type="float">
            <text:p>0.125026226</text:p>
          </table:table-cell>
          <table:table-cell office:value-type="float" office:value="1.25043106079101" calcext:value-type="float">
            <text:p>1.2504310608</text:p>
          </table:table-cell>
          <table:table-cell office:value-type="float" office:value="1.33885192871093" calcext:value-type="float">
            <text:p>1.3388519287</text:p>
          </table:table-cell>
          <table:table-cell office:value-type="float" office:value="0.158586025238037" calcext:value-type="float">
            <text:p>0.1585860252</text:p>
          </table:table-cell>
          <table:table-cell office:value-type="float" office:value="0.699698448181152" calcext:value-type="float">
            <text:p>0.6996984482</text:p>
          </table:table-cell>
          <table:table-cell office:value-type="float" office:value="2.08329677581787" calcext:value-type="float">
            <text:p>2.0832967758</text:p>
          </table:table-cell>
          <table:table-cell office:value-type="float" office:value="1.32897758483886" calcext:value-type="float">
            <text:p>1.3289775848</text:p>
          </table:table-cell>
          <table:table-cell office:value-type="float" office:value="1.10820198059082" calcext:value-type="float">
            <text:p>1.1082019806</text:p>
          </table:table-cell>
          <table:table-cell office:value-type="float" office:value="0.529448509216308" calcext:value-type="float">
            <text:p>0.5294485092</text:p>
          </table:table-cell>
          <table:table-cell office:value-type="float" office:value="1.24415874481201" calcext:value-type="float">
            <text:p>1.2441587448</text:p>
          </table:table-cell>
          <table:table-cell office:value-type="float" office:value="0.556744575500488" calcext:value-type="float">
            <text:p>0.5567445755</text:p>
          </table:table-cell>
          <table:table-cell office:value-type="float" office:value="0.912578582763671" calcext:value-type="float">
            <text:p>0.9125785828</text:p>
          </table:table-cell>
          <table:table-cell office:value-type="float" office:value="0.787508010864257" calcext:value-type="float">
            <text:p>0.7875080109</text:p>
          </table:table-cell>
          <table:table-cell office:value-type="float" office:value="0.00839877128601074" calcext:value-type="float">
            <text:p>0.0083987713</text:p>
          </table:table-cell>
          <table:table-cell office:value-type="float" office:value="1.90983867645263" calcext:value-type="float">
            <text:p>1.9098386765</text:p>
          </table:table-cell>
          <table:table-cell office:value-type="float" office:value="1.00558018684387" calcext:value-type="float">
            <text:p>1.0055801868</text:p>
          </table:table-cell>
          <table:table-cell office:value-type="float" office:value="0.703940391540527" calcext:value-type="float">
            <text:p>0.7039403915</text:p>
          </table:table-cell>
          <table:table-cell office:value-type="float" office:value="0.568575859069824" calcext:value-type="float">
            <text:p>0.5685758591</text:p>
          </table:table-cell>
          <table:table-cell office:value-type="float" office:value="2.1661958694458" calcext:value-type="float">
            <text:p>2.1661958694</text:p>
          </table:table-cell>
          <table:table-cell office:value-type="float" office:value="0.112441539764404" calcext:value-type="float">
            <text:p>0.1124415398</text:p>
          </table:table-cell>
        </table:table-row>
        <table:table-row table:style-name="ro3">
          <table:table-cell office:value-type="float" office:value="2.43507575988769" calcext:value-type="float">
            <text:p>2.4350757599</text:p>
          </table:table-cell>
          <table:table-cell office:value-type="float" office:value="0.590107440948486" calcext:value-type="float">
            <text:p>0.5901074409</text:p>
          </table:table-cell>
          <table:table-cell office:value-type="float" office:value="2.17012453079223" calcext:value-type="float">
            <text:p>2.1701245308</text:p>
          </table:table-cell>
          <table:table-cell office:value-type="float" office:value="1.42068004608154" calcext:value-type="float">
            <text:p>1.4206800461</text:p>
          </table:table-cell>
          <table:table-cell office:value-type="float" office:value="1.30701065063476" calcext:value-type="float">
            <text:p>1.3070106506</text:p>
          </table:table-cell>
          <table:table-cell office:value-type="float" office:value="0.161083221435546" calcext:value-type="float">
            <text:p>0.1610832214</text:p>
          </table:table-cell>
          <table:table-cell office:value-type="float" office:value="2.13206100463867" calcext:value-type="float">
            <text:p>2.1320610046</text:p>
          </table:table-cell>
          <table:table-cell office:value-type="float" office:value="3.18562889099121" calcext:value-type="float">
            <text:p>3.185628891</text:p>
          </table:table-cell>
          <table:table-cell office:value-type="float" office:value="1.02011013031005" calcext:value-type="float">
            <text:p>1.0201101303</text:p>
          </table:table-cell>
          <table:table-cell office:value-type="float" office:value="1.53741645812988" calcext:value-type="float">
            <text:p>1.5374164581</text:p>
          </table:table-cell>
          <table:table-cell office:value-type="float" office:value="0.448761940002441" calcext:value-type="float">
            <text:p>0.44876194</text:p>
          </table:table-cell>
          <table:table-cell office:value-type="float" office:value="0.748512268066406" calcext:value-type="float">
            <text:p>0.7485122681</text:p>
          </table:table-cell>
          <table:table-cell office:value-type="float" office:value="2.76833915710449" calcext:value-type="float">
            <text:p>2.7683391571</text:p>
          </table:table-cell>
          <table:table-cell office:value-type="float" office:value="2.75917816162109" calcext:value-type="float">
            <text:p>2.7591781616</text:p>
          </table:table-cell>
          <table:table-cell office:value-type="float" office:value="1.00384664535522" calcext:value-type="float">
            <text:p>1.0038466454</text:p>
          </table:table-cell>
          <table:table-cell office:value-type="float" office:value="1.58739757537841" calcext:value-type="float">
            <text:p>1.5873975754</text:p>
          </table:table-cell>
          <table:table-cell office:value-type="float" office:value="0.9962739944458" calcext:value-type="float">
            <text:p>0.9962739944</text:p>
          </table:table-cell>
          <table:table-cell office:value-type="float" office:value="0.653437614440918" calcext:value-type="float">
            <text:p>0.6534376144</text:p>
          </table:table-cell>
          <table:table-cell office:value-type="float" office:value="1.88682556152343" calcext:value-type="float">
            <text:p>1.8868255615</text:p>
          </table:table-cell>
          <table:table-cell office:value-type="float" office:value="1.29960536956787" calcext:value-type="float">
            <text:p>1.2996053696</text:p>
          </table:table-cell>
          <table:table-cell office:value-type="float" office:value="1.27971124649047" calcext:value-type="float">
            <text:p>1.2797112465</text:p>
          </table:table-cell>
          <table:table-cell office:value-type="float" office:value="1.5801510810852" calcext:value-type="float">
            <text:p>1.5801510811</text:p>
          </table:table-cell>
          <table:table-cell office:value-type="float" office:value="1.01012897491455" calcext:value-type="float">
            <text:p>1.0101289749</text:p>
          </table:table-cell>
          <table:table-cell office:value-type="float" office:value="4.38004970550537" calcext:value-type="float">
            <text:p>4.3800497055</text:p>
          </table:table-cell>
          <table:table-cell office:value-type="float" office:value="2.03155899047851" calcext:value-type="float">
            <text:p>2.0315589905</text:p>
          </table:table-cell>
          <table:table-cell office:value-type="float" office:value="2.24572277069091" calcext:value-type="float">
            <text:p>2.2457227707</text:p>
          </table:table-cell>
          <table:table-cell office:value-type="float" office:value="1.20711374282836" calcext:value-type="float">
            <text:p>1.2071137428</text:p>
          </table:table-cell>
          <table:table-cell office:value-type="float" office:value="1.60478782653808" calcext:value-type="float">
            <text:p>1.6047878265</text:p>
          </table:table-cell>
          <table:table-cell office:value-type="float" office:value="2.66464328765869" calcext:value-type="float">
            <text:p>2.6646432877</text:p>
          </table:table-cell>
          <table:table-cell office:value-type="float" office:value="0.917600631713867" calcext:value-type="float">
            <text:p>0.9176006317</text:p>
          </table:table-cell>
          <table:table-cell office:value-type="float" office:value="2.72391128540039" calcext:value-type="float">
            <text:p>2.7239112854</text:p>
          </table:table-cell>
          <table:table-cell office:value-type="float" office:value="3.29935646057128" calcext:value-type="float">
            <text:p>3.2993564606</text:p>
          </table:table-cell>
          <table:table-cell office:value-type="float" office:value="1.17646217346191" calcext:value-type="float">
            <text:p>1.1764621735</text:p>
          </table:table-cell>
          <table:table-cell office:value-type="float" office:value="0.518051147460937" calcext:value-type="float">
            <text:p>0.5180511475</text:p>
          </table:table-cell>
          <table:table-cell office:value-type="float" office:value="0.334304332733154" calcext:value-type="float">
            <text:p>0.3343043327</text:p>
          </table:table-cell>
          <table:table-cell office:value-type="float" office:value="1.03591060638427" calcext:value-type="float">
            <text:p>1.0359106064</text:p>
          </table:table-cell>
          <table:table-cell office:value-type="float" office:value="2.35377311706542" calcext:value-type="float">
            <text:p>2.3537731171</text:p>
          </table:table-cell>
          <table:table-cell office:value-type="float" office:value="3.73216247558593" calcext:value-type="float">
            <text:p>3.7321624756</text:p>
          </table:table-cell>
          <table:table-cell office:value-type="float" office:value="2.04614830017089" calcext:value-type="float">
            <text:p>2.0461483002</text:p>
          </table:table-cell>
          <table:table-cell office:value-type="float" office:value="1.57767391204833" calcext:value-type="float">
            <text:p>1.577673912</text:p>
          </table:table-cell>
          <table:table-cell office:value-type="float" office:value="0.11009407043457" calcext:value-type="float">
            <text:p>0.1100940704</text:p>
          </table:table-cell>
          <table:table-cell office:value-type="float" office:value="0.351338386535644" calcext:value-type="float">
            <text:p>0.3513383865</text:p>
          </table:table-cell>
          <table:table-cell office:value-type="float" office:value="0.367158889770507" calcext:value-type="float">
            <text:p>0.3671588898</text:p>
          </table:table-cell>
          <table:table-cell office:value-type="float" office:value="0.64897871017456" calcext:value-type="float">
            <text:p>0.6489787102</text:p>
          </table:table-cell>
          <table:table-cell office:value-type="float" office:value="0.1676926612854" calcext:value-type="float">
            <text:p>0.1676926613</text:p>
          </table:table-cell>
          <table:table-cell office:value-type="float" office:value="1.82517099380493" calcext:value-type="float">
            <text:p>1.8251709938</text:p>
          </table:table-cell>
          <table:table-cell office:value-type="float" office:value="1.44306373596191" calcext:value-type="float">
            <text:p>1.443063736</text:p>
          </table:table-cell>
          <table:table-cell office:value-type="float" office:value="2.44895458221435" calcext:value-type="float">
            <text:p>2.4489545822</text:p>
          </table:table-cell>
          <table:table-cell office:value-type="float" office:value="0.444035530090332" calcext:value-type="float">
            <text:p>0.4440355301</text:p>
          </table:table-cell>
          <table:table-cell office:value-type="float" office:value="1.88667964935302" calcext:value-type="float">
            <text:p>1.8866796494</text:p>
          </table:table-cell>
          <table:table-cell office:value-type="float" office:value="0.70762014389038" calcext:value-type="float">
            <text:p>0.7076201439</text:p>
          </table:table-cell>
          <table:table-cell office:value-type="float" office:value="1.45419883728027" calcext:value-type="float">
            <text:p>1.4541988373</text:p>
          </table:table-cell>
          <table:table-cell office:value-type="float" office:value="0.866454601287841" calcext:value-type="float">
            <text:p>0.8664546013</text:p>
          </table:table-cell>
          <table:table-cell office:value-type="float" office:value="1.24215507507324" calcext:value-type="float">
            <text:p>1.2421550751</text:p>
          </table:table-cell>
          <table:table-cell office:value-type="float" office:value="0.871912956237793" calcext:value-type="float">
            <text:p>0.8719129562</text:p>
          </table:table-cell>
        </table:table-row>
        <table:table-row table:style-name="ro3">
          <table:table-cell office:value-type="float" office:value="0.86342176914215" calcext:value-type="float">
            <text:p>0.8634217691</text:p>
          </table:table-cell>
          <table:table-cell office:value-type="float" office:value="1.45936725616455" calcext:value-type="float">
            <text:p>1.4593672562</text:p>
          </table:table-cell>
          <table:table-cell office:value-type="float" office:value="1.043539686203" calcext:value-type="float">
            <text:p>1.0435396862</text:p>
          </table:table-cell>
          <table:table-cell office:value-type="float" office:value="0.7524556350708" calcext:value-type="float">
            <text:p>0.7524556351</text:p>
          </table:table-cell>
          <table:table-cell office:value-type="float" office:value="1.82980863571166" calcext:value-type="float">
            <text:p>1.8298086357</text:p>
          </table:table-cell>
          <table:table-cell office:value-type="float" office:value="0.714044003486633" calcext:value-type="float">
            <text:p>0.7140440035</text:p>
          </table:table-cell>
          <table:table-cell office:value-type="float" office:value="1.22700433731079" calcext:value-type="float">
            <text:p>1.2270043373</text:p>
          </table:table-cell>
          <table:table-cell office:value-type="float" office:value="0.983077239990234" calcext:value-type="float">
            <text:p>0.98307724</text:p>
          </table:table-cell>
          <table:table-cell office:value-type="float" office:value="0.916735043525695" calcext:value-type="float">
            <text:p>0.9167350435</text:p>
          </table:table-cell>
          <table:table-cell office:value-type="float" office:value="1.49250419616699" calcext:value-type="float">
            <text:p>1.4925041962</text:p>
          </table:table-cell>
          <table:table-cell office:value-type="float" office:value="0.744212822914123" calcext:value-type="float">
            <text:p>0.7442128229</text:p>
          </table:table-cell>
          <table:table-cell office:value-type="float" office:value="0.707529153823852" calcext:value-type="float">
            <text:p>0.7075291538</text:p>
          </table:table-cell>
          <table:table-cell office:value-type="float" office:value="1.40722497940063" calcext:value-type="float">
            <text:p>1.4072249794</text:p>
          </table:table-cell>
          <table:table-cell office:value-type="float" office:value="1.02451866149902" calcext:value-type="float">
            <text:p>1.0245186615</text:p>
          </table:table-cell>
          <table:table-cell office:value-type="float" office:value="1.01599206924438" calcext:value-type="float">
            <text:p>1.0159920692</text:p>
          </table:table-cell>
          <table:table-cell office:value-type="float" office:value="0.873710927963256" calcext:value-type="float">
            <text:p>0.873710928</text:p>
          </table:table-cell>
          <table:table-cell office:value-type="float" office:value="1.15759877204895" calcext:value-type="float">
            <text:p>1.157598772</text:p>
          </table:table-cell>
          <table:table-cell office:value-type="float" office:value="0.814044528007507" calcext:value-type="float">
            <text:p>0.814044528</text:p>
          </table:table-cell>
          <table:table-cell office:value-type="float" office:value="1.19108071327209" calcext:value-type="float">
            <text:p>1.1910807133</text:p>
          </table:table-cell>
          <table:table-cell office:value-type="float" office:value="0.968103785514831" calcext:value-type="float">
            <text:p>0.9681037855</text:p>
          </table:table-cell>
          <table:table-cell office:value-type="float" office:value="0.952797770500183" calcext:value-type="float">
            <text:p>0.9527977705</text:p>
          </table:table-cell>
          <table:table-cell office:value-type="float" office:value="0.770985395908355" calcext:value-type="float">
            <text:p>0.7709853959</text:p>
          </table:table-cell>
          <table:table-cell office:value-type="float" office:value="0.659053840637207" calcext:value-type="float">
            <text:p>0.6590538406</text:p>
          </table:table-cell>
          <table:table-cell office:value-type="float" office:value="0.974575357437133" calcext:value-type="float">
            <text:p>0.9745753574</text:p>
          </table:table-cell>
          <table:table-cell office:value-type="float" office:value="0.931602282524108" calcext:value-type="float">
            <text:p>0.9316022825</text:p>
          </table:table-cell>
          <table:table-cell office:value-type="float" office:value="1.531541659832" calcext:value-type="float">
            <text:p>1.5315416598</text:p>
          </table:table-cell>
          <table:table-cell office:value-type="float" office:value="0.890836925506591" calcext:value-type="float">
            <text:p>0.8908369255</text:p>
          </table:table-cell>
          <table:table-cell office:value-type="float" office:value="0.700678558349609" calcext:value-type="float">
            <text:p>0.7006785583</text:p>
          </table:table-cell>
          <table:table-cell office:value-type="float" office:value="1.8105075263977" calcext:value-type="float">
            <text:p>1.8105075264</text:p>
          </table:table-cell>
          <table:table-cell office:value-type="float" office:value="0.72753586769104" calcext:value-type="float">
            <text:p>0.7275358677</text:p>
          </table:table-cell>
          <table:table-cell office:value-type="float" office:value="1.17229610443115" calcext:value-type="float">
            <text:p>1.1722961044</text:p>
          </table:table-cell>
          <table:table-cell office:value-type="float" office:value="0.991037044525146" calcext:value-type="float">
            <text:p>0.9910370445</text:p>
          </table:table-cell>
          <table:table-cell office:value-type="float" office:value="0.84788649559021" calcext:value-type="float">
            <text:p>0.8478864956</text:p>
          </table:table-cell>
          <table:table-cell office:value-type="float" office:value="1.50483375549316" calcext:value-type="float">
            <text:p>1.5048337555</text:p>
          </table:table-cell>
          <table:table-cell office:value-type="float" office:value="0.713741526603698" calcext:value-type="float">
            <text:p>0.7137415266</text:p>
          </table:table-cell>
          <table:table-cell office:value-type="float" office:value="0.651009426116943" calcext:value-type="float">
            <text:p>0.6510094261</text:p>
          </table:table-cell>
          <table:table-cell office:value-type="float" office:value="1.39713790893554" calcext:value-type="float">
            <text:p>1.3971379089</text:p>
          </table:table-cell>
          <table:table-cell office:value-type="float" office:value="1.0526195526123" calcext:value-type="float">
            <text:p>1.0526195526</text:p>
          </table:table-cell>
          <table:table-cell office:value-type="float" office:value="1.02070551395416" calcext:value-type="float">
            <text:p>1.020705514</text:p>
          </table:table-cell>
          <table:table-cell office:value-type="float" office:value="0.784642314910888" calcext:value-type="float">
            <text:p>0.7846423149</text:p>
          </table:table-cell>
          <table:table-cell office:value-type="float" office:value="1.14879304885864" calcext:value-type="float">
            <text:p>1.1487930489</text:p>
          </table:table-cell>
          <table:table-cell office:value-type="float" office:value="0.750142421722412" calcext:value-type="float">
            <text:p>0.7501424217</text:p>
          </table:table-cell>
          <table:table-cell office:value-type="float" office:value="1.24874559402465" calcext:value-type="float">
            <text:p>1.248745594</text:p>
          </table:table-cell>
          <table:table-cell office:value-type="float" office:value="0.843108320236206" calcext:value-type="float">
            <text:p>0.8431083202</text:p>
          </table:table-cell>
          <table:table-cell office:value-type="float" office:value="0.889265718460083" calcext:value-type="float">
            <text:p>0.8892657185</text:p>
          </table:table-cell>
          <table:table-cell office:value-type="float" office:value="0.6441921377182" calcext:value-type="float">
            <text:p>0.6441921377</text:p>
          </table:table-cell>
          <table:table-cell office:value-type="float" office:value="0.660528645515441" calcext:value-type="float">
            <text:p>0.6605286455</text:p>
          </table:table-cell>
          <table:table-cell office:value-type="float" office:value="0.895110149383544" calcext:value-type="float">
            <text:p>0.8951101494</text:p>
          </table:table-cell>
          <table:table-cell office:value-type="float" office:value="0.591280994415283" calcext:value-type="float">
            <text:p>0.5912809944</text:p>
          </table:table-cell>
          <table:table-cell office:value-type="float" office:value="1.31678205490112" calcext:value-type="float">
            <text:p>1.3167820549</text:p>
          </table:table-cell>
          <table:table-cell office:value-type="float" office:value="0.63782155752182" calcext:value-type="float">
            <text:p>0.6378215575</text:p>
          </table:table-cell>
          <table:table-cell office:value-type="float" office:value="1.32539409160614" calcext:value-type="float">
            <text:p>1.3253940916</text:p>
          </table:table-cell>
          <table:table-cell office:value-type="float" office:value="0.676503434181213" calcext:value-type="float">
            <text:p>0.6765034342</text:p>
          </table:table-cell>
          <table:table-cell office:value-type="float" office:value="1.1827645778656" calcext:value-type="float">
            <text:p>1.1827645779</text:p>
          </table:table-cell>
          <table:table-cell office:value-type="float" office:value="0.602774579524993" calcext:value-type="float">
            <text:p>0.6027745795</text:p>
          </table:table-cell>
        </table:table-row>
        <table:table-row table:style-name="ro3">
          <table:table-cell office:value-type="float" office:value="0.497214087802238" calcext:value-type="float">
            <text:p>0.4972140878</text:p>
          </table:table-cell>
          <table:table-cell office:value-type="float" office:value="1.10699307427151" calcext:value-type="float">
            <text:p>1.1069930743</text:p>
          </table:table-cell>
          <table:table-cell office:value-type="float" office:value="1.5241997052395" calcext:value-type="float">
            <text:p>1.5241997052</text:p>
          </table:table-cell>
          <table:table-cell office:value-type="float" office:value="0.268512422441266" calcext:value-type="float">
            <text:p>0.2685124224</text:p>
          </table:table-cell>
          <table:table-cell office:value-type="float" office:value="1.66091200048882" calcext:value-type="float">
            <text:p>1.6609120005</text:p>
          </table:table-cell>
          <table:table-cell office:value-type="float" office:value="0.459506497025366" calcext:value-type="float">
            <text:p>0.459506497</text:p>
          </table:table-cell>
          <table:table-cell office:value-type="float" office:value="0.948095050776273" calcext:value-type="float">
            <text:p>0.9480950508</text:p>
          </table:table-cell>
          <table:table-cell office:value-type="float" office:value="0.731880806857734" calcext:value-type="float">
            <text:p>0.7318808069</text:p>
          </table:table-cell>
          <table:table-cell office:value-type="float" office:value="0.485374380464053" calcext:value-type="float">
            <text:p>0.4853743805</text:p>
          </table:table-cell>
          <table:table-cell office:value-type="float" office:value="1.50273708481861" calcext:value-type="float">
            <text:p>1.5027370848</text:p>
          </table:table-cell>
          <table:table-cell office:value-type="float" office:value="0.39022284275316" calcext:value-type="float">
            <text:p>0.3902228428</text:p>
          </table:table-cell>
          <table:table-cell office:value-type="float" office:value="0.414836282200755" calcext:value-type="float">
            <text:p>0.4148362822</text:p>
          </table:table-cell>
          <table:table-cell office:value-type="float" office:value="1.28441973409732" calcext:value-type="float">
            <text:p>1.2844197341</text:p>
          </table:table-cell>
          <table:table-cell office:value-type="float" office:value="0.576763751686064" calcext:value-type="float">
            <text:p>0.5767637517</text:p>
          </table:table-cell>
          <table:table-cell office:value-type="float" office:value="1.26527358015655" calcext:value-type="float">
            <text:p>1.2652735802</text:p>
          </table:table-cell>
          <table:table-cell office:value-type="float" office:value="0.297797292331664" calcext:value-type="float">
            <text:p>0.2977972923</text:p>
          </table:table-cell>
          <table:table-cell office:value-type="float" office:value="0.616283992309651" calcext:value-type="float">
            <text:p>0.6162839923</text:p>
          </table:table-cell>
          <table:table-cell office:value-type="float" office:value="0.458736939595232" calcext:value-type="float">
            <text:p>0.4587369396</text:p>
          </table:table-cell>
          <table:table-cell office:value-type="float" office:value="0.959063851617181" calcext:value-type="float">
            <text:p>0.9590638516</text:p>
          </table:table-cell>
          <table:table-cell office:value-type="float" office:value="0.513167510365653" calcext:value-type="float">
            <text:p>0.5131675104</text:p>
          </table:table-cell>
          <table:table-cell office:value-type="float" office:value="0.545394543705394" calcext:value-type="float">
            <text:p>0.5453945437</text:p>
          </table:table-cell>
          <table:table-cell office:value-type="float" office:value="1.67654280022965" calcext:value-type="float">
            <text:p>1.6765428002</text:p>
          </table:table-cell>
          <table:table-cell office:value-type="float" office:value="0.354739489840517" calcext:value-type="float">
            <text:p>0.3547394898</text:p>
          </table:table-cell>
          <table:table-cell office:value-type="float" office:value="0.799800086911146" calcext:value-type="float">
            <text:p>0.7998000869</text:p>
          </table:table-cell>
          <table:table-cell office:value-type="float" office:value="0.354178024474213" calcext:value-type="float">
            <text:p>0.3541780245</text:p>
          </table:table-cell>
          <table:table-cell office:value-type="float" office:value="1.22195859574267" calcext:value-type="float">
            <text:p>1.2219585957</text:p>
          </table:table-cell>
          <table:table-cell office:value-type="float" office:value="0.560739102910607" calcext:value-type="float">
            <text:p>0.5607391029</text:p>
          </table:table-cell>
          <table:table-cell office:value-type="float" office:value="0.297910435924069" calcext:value-type="float">
            <text:p>0.2979104359</text:p>
          </table:table-cell>
          <table:table-cell office:value-type="float" office:value="1.90939168322769" calcext:value-type="float">
            <text:p>1.9093916832</text:p>
          </table:table-cell>
          <table:table-cell office:value-type="float" office:value="0.285206700493392" calcext:value-type="float">
            <text:p>0.2852067005</text:p>
          </table:table-cell>
          <table:table-cell office:value-type="float" office:value="0.9606264289183" calcext:value-type="float">
            <text:p>0.9606264289</text:p>
          </table:table-cell>
          <table:table-cell office:value-type="float" office:value="0.726286971698231" calcext:value-type="float">
            <text:p>0.7262869717</text:p>
          </table:table-cell>
          <table:table-cell office:value-type="float" office:value="0.357431518907765" calcext:value-type="float">
            <text:p>0.3574315189</text:p>
          </table:table-cell>
          <table:table-cell office:value-type="float" office:value="1.34206914648761" calcext:value-type="float">
            <text:p>1.3420691465</text:p>
          </table:table-cell>
          <table:table-cell office:value-type="float" office:value="0.479062131948923" calcext:value-type="float">
            <text:p>0.4790621319</text:p>
          </table:table-cell>
          <table:table-cell office:value-type="float" office:value="0.347907883459625" calcext:value-type="float">
            <text:p>0.3479078835</text:p>
          </table:table-cell>
          <table:table-cell office:value-type="float" office:value="1.32095101523384" calcext:value-type="float">
            <text:p>1.3209510152</text:p>
          </table:table-cell>
          <table:table-cell office:value-type="float" office:value="0.740092211680239" calcext:value-type="float">
            <text:p>0.7400922117</text:p>
          </table:table-cell>
          <table:table-cell office:value-type="float" office:value="0.973584079875454" calcext:value-type="float">
            <text:p>0.9735840799</text:p>
          </table:table-cell>
          <table:table-cell office:value-type="float" office:value="0.359823003130431" calcext:value-type="float">
            <text:p>0.3598230031</text:p>
          </table:table-cell>
          <table:table-cell office:value-type="float" office:value="0.653208374422917" calcext:value-type="float">
            <text:p>0.6532083744</text:p>
          </table:table-cell>
          <table:table-cell office:value-type="float" office:value="0.317513371923818" calcext:value-type="float">
            <text:p>0.3175133719</text:p>
          </table:table-cell>
          <table:table-cell office:value-type="float" office:value="0.94747358237399" calcext:value-type="float">
            <text:p>0.9474735824</text:p>
          </table:table-cell>
          <table:table-cell office:value-type="float" office:value="0.378593496969003" calcext:value-type="float">
            <text:p>0.378593497</text:p>
          </table:table-cell>
          <table:table-cell office:value-type="float" office:value="0.426832171557338" calcext:value-type="float">
            <text:p>0.4268321716</text:p>
          </table:table-cell>
          <table:table-cell office:value-type="float" office:value="0.194163740850208" calcext:value-type="float">
            <text:p>0.1941637409</text:p>
          </table:table-cell>
          <table:table-cell office:value-type="float" office:value="0.268678977347326" calcext:value-type="float">
            <text:p>0.2686789773</text:p>
          </table:table-cell>
          <table:table-cell office:value-type="float" office:value="0.70413563979544" calcext:value-type="float">
            <text:p>0.7041356398</text:p>
          </table:table-cell>
          <table:table-cell office:value-type="float" office:value="0.22164605259975" calcext:value-type="float">
            <text:p>0.2216460526</text:p>
          </table:table-cell>
          <table:table-cell office:value-type="float" office:value="1.01431875821988" calcext:value-type="float">
            <text:p>1.0143187582</text:p>
          </table:table-cell>
          <table:table-cell office:value-type="float" office:value="0.258778151837091" calcext:value-type="float">
            <text:p>0.2587781518</text:p>
          </table:table-cell>
          <table:table-cell office:value-type="float" office:value="1.18387591558987" calcext:value-type="float">
            <text:p>1.1838759156</text:p>
          </table:table-cell>
          <table:table-cell office:value-type="float" office:value="0.28603698367961" calcext:value-type="float">
            <text:p>0.2860369837</text:p>
          </table:table-cell>
          <table:table-cell office:value-type="float" office:value="1.10802727129301" calcext:value-type="float">
            <text:p>1.1080272713</text:p>
          </table:table-cell>
          <table:table-cell office:value-type="float" office:value="0.213966093466157" calcext:value-type="float">
            <text:p>0.2139660935</text:p>
          </table:table-cell>
        </table:table-row>
        <table:table-row table:style-name="ro3">
          <table:table-cell office:value-type="float" office:value="0.104057153583271" calcext:value-type="float">
            <text:p>0.1040571536</text:p>
          </table:table-cell>
          <table:table-cell office:value-type="float" office:value="0.205748855615966" calcext:value-type="float">
            <text:p>0.2057488556</text:p>
          </table:table-cell>
          <table:table-cell office:value-type="float" office:value="0.130199718279764" calcext:value-type="float">
            <text:p>0.1301997183</text:p>
          </table:table-cell>
          <table:table-cell office:value-type="float" office:value="0.0996156439045444" calcext:value-type="float">
            <text:p>0.0996156439</text:p>
          </table:table-cell>
          <table:table-cell office:value-type="float" office:value="0.133513231835095" calcext:value-type="float">
            <text:p>0.1335132318</text:p>
          </table:table-cell>
          <table:table-cell office:value-type="float" office:value="0.0683767251545214" calcext:value-type="float">
            <text:p>0.0683767252</text:p>
          </table:table-cell>
          <table:table-cell office:value-type="float" office:value="0.047504889468073" calcext:value-type="float">
            <text:p>0.0475048895</text:p>
          </table:table-cell>
          <table:table-cell office:value-type="float" office:value="0.0452531204535625" calcext:value-type="float">
            <text:p>0.0452531205</text:p>
          </table:table-cell>
          <table:table-cell office:value-type="float" office:value="0.0771179199847392" calcext:value-type="float">
            <text:p>0.07711792</text:p>
          </table:table-cell>
          <table:table-cell office:value-type="float" office:value="0.0718022768464288" calcext:value-type="float">
            <text:p>0.0718022768</text:p>
          </table:table-cell>
          <table:table-cell office:value-type="float" office:value="0.0678238683601375" calcext:value-type="float">
            <text:p>0.0678238684</text:p>
          </table:table-cell>
          <table:table-cell office:value-type="float" office:value="0.108376610203995" calcext:value-type="float">
            <text:p>0.1083766102</text:p>
          </table:table-cell>
          <table:table-cell office:value-type="float" office:value="0.0426903243517153" calcext:value-type="float">
            <text:p>0.0426903244</text:p>
          </table:table-cell>
          <table:table-cell office:value-type="float" office:value="0.0383405650651548" calcext:value-type="float">
            <text:p>0.0383405651</text:p>
          </table:table-cell>
          <table:table-cell office:value-type="float" office:value="0.114602632874157" calcext:value-type="float">
            <text:p>0.1146026329</text:p>
          </table:table-cell>
          <table:table-cell office:value-type="float" office:value="0.0733453237079083" calcext:value-type="float">
            <text:p>0.0733453237</text:p>
          </table:table-cell>
          <table:table-cell office:value-type="float" office:value="0.173152854857035" calcext:value-type="float">
            <text:p>0.1731528549</text:p>
          </table:table-cell>
          <table:table-cell office:value-type="float" office:value="0.0763223669823491" calcext:value-type="float">
            <text:p>0.076322367</text:p>
          </table:table-cell>
          <table:table-cell office:value-type="float" office:value="0.0553540063172113" calcext:value-type="float">
            <text:p>0.0553540063</text:p>
          </table:table-cell>
          <table:table-cell office:value-type="float" office:value="0.105247903455747" calcext:value-type="float">
            <text:p>0.1052479035</text:p>
          </table:table-cell>
          <table:table-cell office:value-type="float" office:value="0.0994931018468923" calcext:value-type="float">
            <text:p>0.0994931018</text:p>
          </table:table-cell>
          <table:table-cell office:value-type="float" office:value="0.104139416391262" calcext:value-type="float">
            <text:p>0.1041394164</text:p>
          </table:table-cell>
          <table:table-cell office:value-type="float" office:value="0.137854415552574" calcext:value-type="float">
            <text:p>0.1378544156</text:p>
          </table:table-cell>
          <table:table-cell office:value-type="float" office:value="0.0618283928220625" calcext:value-type="float">
            <text:p>0.0618283928</text:p>
          </table:table-cell>
          <table:table-cell office:value-type="float" office:value="0.119047282226383" calcext:value-type="float">
            <text:p>0.1190472822</text:p>
          </table:table-cell>
          <table:table-cell office:value-type="float" office:value="0.207979025952518" calcext:value-type="float">
            <text:p>0.207979026</text:p>
          </table:table-cell>
          <table:table-cell office:value-type="float" office:value="0.123423188963788" calcext:value-type="float">
            <text:p>0.123423189</text:p>
          </table:table-cell>
          <table:table-cell office:value-type="float" office:value="0.0887739865528419" calcext:value-type="float">
            <text:p>0.0887739866</text:p>
          </table:table-cell>
          <table:table-cell office:value-type="float" office:value="0.13335536728493" calcext:value-type="float">
            <text:p>0.1333553673</text:p>
          </table:table-cell>
          <table:table-cell office:value-type="float" office:value="0.0690358133037443" calcext:value-type="float">
            <text:p>0.0690358133</text:p>
          </table:table-cell>
          <table:table-cell office:value-type="float" office:value="0.0449977570376358" calcext:value-type="float">
            <text:p>0.044997757</text:p>
          </table:table-cell>
          <table:table-cell office:value-type="float" office:value="0.0468554582424621" calcext:value-type="float">
            <text:p>0.0468554582</text:p>
          </table:table-cell>
          <table:table-cell office:value-type="float" office:value="0.0703095209872117" calcext:value-type="float">
            <text:p>0.070309521</text:p>
          </table:table-cell>
          <table:table-cell office:value-type="float" office:value="0.0713447443972108" calcext:value-type="float">
            <text:p>0.0713447444</text:p>
          </table:table-cell>
          <table:table-cell office:value-type="float" office:value="0.0637770702385751" calcext:value-type="float">
            <text:p>0.0637770702</text:p>
          </table:table-cell>
          <table:table-cell office:value-type="float" office:value="0.0947571164864348" calcext:value-type="float">
            <text:p>0.0947571165</text:p>
          </table:table-cell>
          <table:table-cell office:value-type="float" office:value="0.0428145898532238" calcext:value-type="float">
            <text:p>0.0428145899</text:p>
          </table:table-cell>
          <table:table-cell office:value-type="float" office:value="0.0395887465923442" calcext:value-type="float">
            <text:p>0.0395887466</text:p>
          </table:table-cell>
          <table:table-cell office:value-type="float" office:value="0.115583544436958" calcext:value-type="float">
            <text:p>0.1155835444</text:p>
          </table:table-cell>
          <table:table-cell office:value-type="float" office:value="0.0650600861193379" calcext:value-type="float">
            <text:p>0.0650600861</text:p>
          </table:table-cell>
          <table:table-cell office:value-type="float" office:value="0.173166511473245" calcext:value-type="float">
            <text:p>0.1731665115</text:p>
          </table:table-cell>
          <table:table-cell office:value-type="float" office:value="0.0721548476279713" calcext:value-type="float">
            <text:p>0.0721548476</text:p>
          </table:table-cell>
          <table:table-cell office:value-type="float" office:value="0.0569042271398939" calcext:value-type="float">
            <text:p>0.0569042271</text:p>
          </table:table-cell>
          <table:table-cell office:value-type="float" office:value="0.0945610988792032" calcext:value-type="float">
            <text:p>0.0945610989</text:p>
          </table:table-cell>
          <table:table-cell office:value-type="float" office:value="0.0929504252085462" calcext:value-type="float">
            <text:p>0.0929504252</text:p>
          </table:table-cell>
          <table:table-cell office:value-type="float" office:value="0.094063879019377" calcext:value-type="float">
            <text:p>0.094063879</text:p>
          </table:table-cell>
          <table:table-cell office:value-type="float" office:value="0.136950022387318" calcext:value-type="float">
            <text:p>0.1369500224</text:p>
          </table:table-cell>
          <table:table-cell office:value-type="float" office:value="0.0573115615965798" calcext:value-type="float">
            <text:p>0.0573115616</text:p>
          </table:table-cell>
          <table:table-cell office:value-type="float" office:value="0.227084214000497" calcext:value-type="float">
            <text:p>0.227084214</text:p>
          </table:table-cell>
          <table:table-cell office:value-type="float" office:value="0.0988403822711552" calcext:value-type="float">
            <text:p>0.0988403823</text:p>
          </table:table-cell>
          <table:table-cell office:value-type="float" office:value="0.150497184952837" calcext:value-type="float">
            <text:p>0.150497185</text:p>
          </table:table-cell>
          <table:table-cell office:value-type="float" office:value="0.102400908591807" calcext:value-type="float">
            <text:p>0.1024009086</text:p>
          </table:table-cell>
          <table:table-cell office:value-type="float" office:value="0.120082340975059" calcext:value-type="float">
            <text:p>0.120082341</text:p>
          </table:table-cell>
          <table:table-cell office:value-type="float" office:value="0.0955597753450274" calcext:value-type="float">
            <text:p>0.0955597753</text:p>
          </table:table-cell>
          <table:table-cell office:value-type="float" office:value="0.0956661524274386" calcext:value-type="float">
            <text:p>0.0956661524</text:p>
          </table:table-cell>
        </table:table-row>
        <table:table-row table:style-name="ro3">
          <table:table-cell office:value-type="float" office:value="0.00709810793459804" calcext:value-type="float">
            <text:p>0.0070981079</text:p>
          </table:table-cell>
          <table:table-cell office:value-type="float" office:value="0.0397620251768697" calcext:value-type="float">
            <text:p>0.0397620252</text:p>
          </table:table-cell>
          <table:table-cell office:value-type="float" office:value="0.0142449937387973" calcext:value-type="float">
            <text:p>0.0142449937</text:p>
          </table:table-cell>
          <table:table-cell office:value-type="float" office:value="0.0053746892282205" calcext:value-type="float">
            <text:p>0.0053746892</text:p>
          </table:table-cell>
          <table:table-cell office:value-type="float" office:value="0.0110399434046003" calcext:value-type="float">
            <text:p>0.0110399434</text:p>
          </table:table-cell>
          <table:table-cell office:value-type="float" office:value="0.00378896691803695" calcext:value-type="float">
            <text:p>0.0037889669</text:p>
          </table:table-cell>
          <table:table-cell office:value-type="float" office:value="0.00159178951451719" calcext:value-type="float">
            <text:p>0.0015917895</text:p>
          </table:table-cell>
          <table:table-cell office:value-type="float" office:value="0.00148240302896685" calcext:value-type="float">
            <text:p>0.001482403</text:p>
          </table:table-cell>
          <table:table-cell office:value-type="float" office:value="0.00349709011844844" calcext:value-type="float">
            <text:p>0.0034970901</text:p>
          </table:table-cell>
          <table:table-cell office:value-type="float" office:value="0.00383231054979432" calcext:value-type="float">
            <text:p>0.0038323105</text:p>
          </table:table-cell>
          <table:table-cell office:value-type="float" office:value="0.00300815420864297" calcext:value-type="float">
            <text:p>0.0030081542</text:p>
          </table:table-cell>
          <table:table-cell office:value-type="float" office:value="0.00880323504733499" calcext:value-type="float">
            <text:p>0.008803235</text:p>
          </table:table-cell>
          <table:table-cell office:value-type="float" office:value="0.00136706085241944" calcext:value-type="float">
            <text:p>0.0013670609</text:p>
          </table:table-cell>
          <table:table-cell table:style-name="ce3" office:value-type="float" office:value="0.000852894274110525" calcext:value-type="float">
            <text:p>8.53E-04</text:p>
          </table:table-cell>
          <table:table-cell office:value-type="float" office:value="0.0183169581411153" calcext:value-type="float">
            <text:p>0.0183169581</text:p>
          </table:table-cell>
          <table:table-cell office:value-type="float" office:value="0.0022809868313975" calcext:value-type="float">
            <text:p>0.0022809868</text:p>
          </table:table-cell>
          <table:table-cell office:value-type="float" office:value="0.0186524226287655" calcext:value-type="float">
            <text:p>0.0186524226</text:p>
          </table:table-cell>
          <table:table-cell office:value-type="float" office:value="0.00376427985623448" calcext:value-type="float">
            <text:p>0.0037642799</text:p>
          </table:table-cell>
          <table:table-cell office:value-type="float" office:value="0.0020553614517435" calcext:value-type="float">
            <text:p>0.0020553615</text:p>
          </table:table-cell>
          <table:table-cell office:value-type="float" office:value="0.00704490351876355" calcext:value-type="float">
            <text:p>0.0070449035</text:p>
          </table:table-cell>
          <table:table-cell office:value-type="float" office:value="0.0059426395266904" calcext:value-type="float">
            <text:p>0.0059426395</text:p>
          </table:table-cell>
          <table:table-cell office:value-type="float" office:value="0.00954295294968614" calcext:value-type="float">
            <text:p>0.0095429529</text:p>
          </table:table-cell>
          <table:table-cell office:value-type="float" office:value="0.028210349866505" calcext:value-type="float">
            <text:p>0.0282103499</text:p>
          </table:table-cell>
          <table:table-cell office:value-type="float" office:value="0.00312119153422967" calcext:value-type="float">
            <text:p>0.0031211915</text:p>
          </table:table-cell>
          <table:table-cell office:value-type="float" office:value="0.00629068044447991" calcext:value-type="float">
            <text:p>0.0062906804</text:p>
          </table:table-cell>
          <table:table-cell office:value-type="float" office:value="0.0449852239566566" calcext:value-type="float">
            <text:p>0.044985224</text:p>
          </table:table-cell>
          <table:table-cell office:value-type="float" office:value="0.0131698625302903" calcext:value-type="float">
            <text:p>0.0131698625</text:p>
          </table:table-cell>
          <table:table-cell office:value-type="float" office:value="0.00513097537717979" calcext:value-type="float">
            <text:p>0.0051309754</text:p>
          </table:table-cell>
          <table:table-cell office:value-type="float" office:value="0.0137840472098704" calcext:value-type="float">
            <text:p>0.0137840472</text:p>
          </table:table-cell>
          <table:table-cell office:value-type="float" office:value="0.00250602090428345" calcext:value-type="float">
            <text:p>0.0025060209</text:p>
          </table:table-cell>
          <table:table-cell office:value-type="float" office:value="0.00145077231841303" calcext:value-type="float">
            <text:p>0.0014507723</text:p>
          </table:table-cell>
          <table:table-cell office:value-type="float" office:value="0.00178442689250509" calcext:value-type="float">
            <text:p>0.0017844269</text:p>
          </table:table-cell>
          <table:table-cell office:value-type="float" office:value="0.0023222653021194" calcext:value-type="float">
            <text:p>0.0023222653</text:p>
          </table:table-cell>
          <table:table-cell office:value-type="float" office:value="0.00308247612075739" calcext:value-type="float">
            <text:p>0.0030824761</text:p>
          </table:table-cell>
          <table:table-cell office:value-type="float" office:value="0.00301726630869361" calcext:value-type="float">
            <text:p>0.0030172663</text:p>
          </table:table-cell>
          <table:table-cell office:value-type="float" office:value="0.00644371830877115" calcext:value-type="float">
            <text:p>0.0064437183</text:p>
          </table:table-cell>
          <table:table-cell office:value-type="float" office:value="0.00133466110276322" calcext:value-type="float">
            <text:p>0.0013346611</text:p>
          </table:table-cell>
          <table:table-cell office:value-type="float" office:value="0.00113826413643113" calcext:value-type="float">
            <text:p>0.0011382641</text:p>
          </table:table-cell>
          <table:table-cell office:value-type="float" office:value="0.0165904474052529" calcext:value-type="float">
            <text:p>0.0165904474</text:p>
          </table:table-cell>
          <table:table-cell office:value-type="float" office:value="0.00250159013272297" calcext:value-type="float">
            <text:p>0.0025015901</text:p>
          </table:table-cell>
          <table:table-cell office:value-type="float" office:value="0.0216091975974105" calcext:value-type="float">
            <text:p>0.0216091976</text:p>
          </table:table-cell>
          <table:table-cell office:value-type="float" office:value="0.00288961611399652" calcext:value-type="float">
            <text:p>0.0028896161</text:p>
          </table:table-cell>
          <table:table-cell office:value-type="float" office:value="0.0019638004873416" calcext:value-type="float">
            <text:p>0.0019638005</text:p>
          </table:table-cell>
          <table:table-cell office:value-type="float" office:value="0.00540244485428109" calcext:value-type="float">
            <text:p>0.0054024449</text:p>
          </table:table-cell>
          <table:table-cell office:value-type="float" office:value="0.00484055989299811" calcext:value-type="float">
            <text:p>0.0048405599</text:p>
          </table:table-cell>
          <table:table-cell office:value-type="float" office:value="0.00394988972655699" calcext:value-type="float">
            <text:p>0.0039498897</text:p>
          </table:table-cell>
          <table:table-cell office:value-type="float" office:value="0.0168005538132336" calcext:value-type="float">
            <text:p>0.0168005538</text:p>
          </table:table-cell>
          <table:table-cell office:value-type="float" office:value="0.00265806992747875" calcext:value-type="float">
            <text:p>0.0026580699</text:p>
          </table:table-cell>
          <table:table-cell office:value-type="float" office:value="0.0448244067512355" calcext:value-type="float">
            <text:p>0.0448244068</text:p>
          </table:table-cell>
          <table:table-cell office:value-type="float" office:value="0.0057331322207567" calcext:value-type="float">
            <text:p>0.0057331322</text:p>
          </table:table-cell>
          <table:table-cell office:value-type="float" office:value="0.0136043725947346" calcext:value-type="float">
            <text:p>0.0136043726</text:p>
          </table:table-cell>
          <table:table-cell office:value-type="float" office:value="0.00611221775627711" calcext:value-type="float">
            <text:p>0.0061122178</text:p>
          </table:table-cell>
          <table:table-cell office:value-type="float" office:value="0.0101242248633399" calcext:value-type="float">
            <text:p>0.0101242249</text:p>
          </table:table-cell>
          <table:table-cell office:value-type="float" office:value="0.00826397123764444" calcext:value-type="float">
            <text:p>0.0082639712</text:p>
          </table:table-cell>
          <table:table-cell office:value-type="float" office:value="0.00600248558005141" calcext:value-type="float">
            <text:p>0.0060024856</text:p>
          </table:table-cell>
        </table:table-row>
        <table:table-row table:style-name="ro3" table:number-rows-repeated="1048470">
          <table:table-cell table:number-columns-repeated="55"/>
        </table:table-row>
        <table:table-row table:style-name="ro3">
          <table:table-cell table:number-columns-repeated="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1" svg:font-family="宋体" style:font-family-generic="modern"/>
    <style:font-face style:name="宋体" svg:font-family="宋体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6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6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18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19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19P0"/>
    </number:number-style>
    <number:date-style style:name="N10120" number:language="zh" number:country="CN">
      <number:year number:style="long"/>
      <number:text>-</number:text>
      <number:month/>
      <number:text>-</number:text>
      <number:day/>
    </number:date-style>
    <number:date-style style:name="N10121" number:language="zh" number:country="CN">
      <number:day/>
      <number:text>-</number:text>
      <number:month number:textual="true"/>
      <number:text>-</number:text>
      <number:year/>
    </number:date-style>
    <number:date-style style:name="N10122" number:language="zh" number:country="CN">
      <number:day/>
      <number:text>-</number:text>
      <number:month number:textual="true"/>
    </number:date-style>
    <number:date-style style:name="N10123" number:language="zh" number:country="CN">
      <number:month number:textual="true"/>
      <number:text>-</number:text>
      <number:year/>
    </number:date-style>
    <number:time-style style:name="N10124" number:language="zh" number:country="CN">
      <number:hours/>
      <number:text>:</number:text>
      <number:minutes number:style="long"/>
      <number:text> </number:text>
      <number:am-pm/>
    </number:time-style>
    <number:time-style style:name="N10125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zh" number:country="CN">
      <number:hours/>
      <number:text>:</number:text>
      <number:minutes number:style="long"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8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currency-style style:name="N10129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currency-style>
    <number:currency-style style:name="N10129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currency-style>
    <number:currency-style style:name="N10130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currency-style>
    <number:currency-style style:name="N10131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currency-style>
    <number:currency-style style:name="N10132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2P0"/>
    </number:currency-style>
    <number:date-style style:name="N10133" number:language="zh" number:country="CN">
      <number:month/>
      <number:text>-</number:text>
      <number:day/>
      <number:text>-</number:text>
      <number:year/>
    </number:date-style>
    <number:time-style style:name="N10134" number:language="zh" number:country="CN">
      <number:hours/>
      <number:text>时</number:text>
      <number:minutes number:style="long"/>
      <number:text>分</number:text>
    </number:time-style>
    <number:time-style style:name="N10135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6" number:language="zh" number:country="CN">
      <number:am-pm/>
      <number:hours/>
      <number:text>时</number:text>
      <number:minutes number:style="long"/>
      <number:text>分</number:text>
    </number:time-style>
    <number:time-style style:name="N10137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8P0" style:volatile="true" number:language="zh" number:country="CN">
      <number:number number:decimal-places="0" loext:min-decimal-places="0" number:min-integer-digits="1" number:grouping="true"/>
    </number:number-style>
    <number:number-style style:name="N10138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zh" number:country="CN">
      <number:number number:decimal-places="0" loext:min-decimal-places="0" number:min-integer-digits="1" number:grouping="true"/>
    </number:number-style>
    <number:number-style style:name="N10139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0P0" style:volatile="true" number:language="zh" number:country="CN">
      <number:number number:decimal-places="2" loext:min-decimal-places="2" number:min-integer-digits="1" number:grouping="true"/>
    </number:number-style>
    <number:number-style style:name="N10140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1P0" style:volatile="true" number:language="zh" number:country="CN">
      <number:number number:decimal-places="2" loext:min-decimal-places="2" number:min-integer-digits="1" number:grouping="true"/>
    </number:number-style>
    <number:number-style style:name="N10141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2P0" style:volatile="true" number:language="zh" number:country="CN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2P2" style:volatile="true" number:language="zh" number:country="CN">
      <loext:text> </loext:text>
      <loext:fill-character> </loext:fill-character>
      <number:text>- </number:text>
    </number:number-style>
    <number:text-style style:name="N10142" number:language="zh" number:country="CN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3P0" style:volatile="true" number:language="zh" number:country="CN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3P2" style:volatile="true" number:language="zh" number:country="CN">
      <loext:text> ￥</loext:text>
      <loext:fill-character> </loext:fill-character>
      <number:text>- </number:text>
    </number:number-style>
    <number:text-style style:name="N10143" number:language="zh" number:country="CN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P0" style:volatile="true" number:language="zh" number:country="CN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4P1" style:volatile="true" number:language="zh" number:country="CN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44P2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4" number:language="zh" number:country="CN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5P0" style:volatile="true" number:language="zh" number:country="CN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5P1" style:volatile="true" number:language="zh" number:country="CN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45P2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5" number:language="zh" number:country="CN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able-cell-properties style:rotation-align="none" style:vertical-align="bottom"/>
      <style:text-properties fo:color="#000000" style:font-name="宋体" fo:font-family="宋体" style:font-family-generic="swiss" fo:font-size="11pt" style:font-name-asian="Noto Sans CJK SC Regular" style:font-family-asian="'Noto Sans CJK SC Regular'" style:font-family-generic-asian="system" style:font-pitch-asian="variable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9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8-08-09T10:18:14.171185190</dc:date>
    <meta:generator>LibreOffice/5.1.6.2$Linux_X86_64 LibreOffice_project/10m0$Build-2</meta:generator>
    <dc:creator>Chen Yijun</dc:creator>
    <meta:editing-duration>PT18H39M32S</meta:editing-duration>
    <meta:editing-cycles>1</meta:editing-cycles>
    <meta:document-statistic meta:table-count="2" meta:cell-count="1165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